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0.5563in"/>
    </style:style>
    <style:style style:name="co10" style:family="table-column">
      <style:table-column-properties fo:break-before="auto" style:column-width="0.811in"/>
    </style:style>
    <style:style style:name="co11" style:family="table-column">
      <style:table-column-properties fo:break-before="auto" style:column-width="1.4417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583in"/>
    </style:style>
    <style:style style:name="co14" style:family="table-column">
      <style:table-column-properties fo:break-before="auto" style:column-width="2.7665in"/>
    </style:style>
    <style:style style:name="co15" style:family="table-column">
      <style:table-column-properties fo:break-before="auto" style:column-width="0.8835in"/>
    </style:style>
    <style:style style:name="co16" style:family="table-column">
      <style:table-column-properties fo:break-before="auto" style:column-width="0.4374in"/>
    </style:style>
    <style:style style:name="co17" style:family="table-column">
      <style:table-column-properties fo:break-before="auto" style:column-width="0.9299in"/>
    </style:style>
    <style:style style:name="co18" style:family="table-column">
      <style:table-column-properties fo:break-before="auto" style:column-width="2.8417in"/>
    </style:style>
    <style:style style:name="co19" style:family="table-column">
      <style:table-column-properties fo:break-before="auto" style:column-width="1.0083in"/>
    </style:style>
    <style:style style:name="co20" style:family="table-column">
      <style:table-column-properties fo:break-before="auto" style:column-width="0.9417in"/>
    </style:style>
    <style:style style:name="co21" style:family="table-column">
      <style:table-column-properties fo:break-before="auto" style:column-width="0.4465in"/>
    </style:style>
    <style:style style:name="co22" style:family="table-column">
      <style:table-column-properties fo:break-before="auto" style:column-width="0.4646in"/>
    </style:style>
    <style:style style:name="co23" style:family="table-column">
      <style:table-column-properties fo:break-before="auto" style:column-width="1.0846in"/>
    </style:style>
    <style:style style:name="co24" style:family="table-column">
      <style:table-column-properties fo:break-before="auto" style:column-width="2.8665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1.0665in"/>
    </style:style>
    <style:style style:name="co27" style:family="table-column">
      <style:table-column-properties fo:break-before="auto" style:column-width="1.2in"/>
    </style:style>
    <style:style style:name="co28" style:family="table-column">
      <style:table-column-properties fo:break-before="auto" style:column-width="0.4925in"/>
    </style:style>
    <style:style style:name="co29" style:family="table-column">
      <style:table-column-properties fo:break-before="auto" style:column-width="0.5193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4.8417in"/>
    </style:style>
    <style:style style:name="co32" style:family="table-column">
      <style:table-column-properties fo:break-before="auto" style:column-width="1.0417in"/>
    </style:style>
    <style:style style:name="co33" style:family="table-column">
      <style:table-column-properties fo:break-before="auto" style:column-width="4.1335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 style:data-style-name="N0">
      <style:table-cell-properties fo:border="0.06pt solid #000000"/>
    </style:style>
    <style:style style:name="ce28" style:family="table-cell" style:parent-style-name="Default" style:data-style-name="N111">
      <style:table-cell-properties fo:border="0.06pt solid #000000"/>
    </style:style>
    <style:style style:name="ce29" style:family="table-cell" style:parent-style-name="Default" style:data-style-name="N111">
      <style:table-cell-properties fo:background-color="#fff2cc" fo:border="0.06pt solid #000000"/>
    </style:style>
    <style:style style:name="ce30" style:family="table-cell" style:parent-style-name="Default" style:data-style-name="N111"/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2cc" fo:border="0.06pt solid #000000"/>
    </style:style>
    <style:style style:name="ce33" style:family="table-cell" style:parent-style-name="Default" style:data-style-name="N0">
      <style:table-cell-properties fo:background-color="#e2efda" fo:border="0.06pt solid #000000"/>
    </style:style>
    <style:style style:name="ce34" style:family="table-cell" style:parent-style-name="Default" style:data-style-name="N0">
      <style:table-cell-properties fo:background-color="#e2efda"/>
    </style:style>
    <style:style style:name="ce35" style:family="table-cell" style:parent-style-name="Default" style:data-style-name="N0">
      <style:table-cell-properties fo:background-color="transparent" fo:border="0.06pt solid #000000"/>
    </style:style>
    <style:style style:name="ce36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37" style:family="table-cell" style:parent-style-name="Default" style:data-style-name="N0">
      <style:table-cell-properties fo:background-color="#ffff00" fo:border="0.06pt solid #000000"/>
    </style:style>
    <style:style style:name="ce3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42" style:family="table-cell" style:parent-style-name="Default" style:data-style-name="N0">
      <style:table-cell-properties fo:border="0.06pt solid #000000"/>
      <style:text-properties fo:color="#5eb91e"/>
    </style:style>
    <style:style style:name="ce43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44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45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8cbad" fo:border="0.06pt solid #000000"/>
    </style:style>
    <style:style style:name="ce47" style:family="table-cell" style:parent-style-name="Default" style:data-style-name="N0">
      <style:table-cell-properties fo:background-color="#f8cbad"/>
    </style:style>
    <style:style style:name="ce48" style:family="table-cell" style:parent-style-name="Default" style:data-style-name="N0">
      <style:table-cell-properties fo:background-color="#fff2cc"/>
    </style:style>
    <style:style style:name="ce49" style:family="table-cell" style:parent-style-name="Default" style:data-style-name="N113"/>
    <style:style style:name="ce50" style:family="table-cell" style:parent-style-name="Default" style:data-style-name="N37"/>
    <style:style style:name="ce51" style:family="table-cell" style:parent-style-name="Default" style:data-style-name="N84"/>
    <style:style style:name="ce52" style:family="table-cell" style:parent-style-name="Default" style:data-style-name="N84"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put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4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34"/>
        <table:table-column table:style-name="co5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4"/>
        <table:table-column table:style-name="co15" table:default-cell-style-name="ce31"/>
        <table:table-column table:style-name="co13" table:default-cell-style-name="ce31"/>
        <table:table-column table:style-name="co12" table:default-cell-style-name="ce31"/>
        <table:table-column table:style-name="co4" table:default-cell-style-name="ce34"/>
        <table:table-column table:style-name="co5" table:number-columns-repeated="2" table:default-cell-style-name="ce31"/>
        <table:table-column table:style-name="co15" table:default-cell-style-name="ce31"/>
        <table:table-column table:style-name="co16" table:number-columns-repeated="2" table:default-cell-style-name="ce40"/>
        <table:table-column table:style-name="co17" table:default-cell-style-name="ce40"/>
        <table:table-column table:style-name="co18" table:default-cell-style-name="ce34"/>
        <table:table-column table:style-name="co19" table:number-columns-repeated="2" table:default-cell-style-name="ce31"/>
        <table:table-column table:style-name="co20" table:default-cell-style-name="ce31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4" table:default-cell-style-name="ce34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40"/>
        <table:table-column table:style-name="co29" table:default-cell-style-name="ce40"/>
        <table:table-column table:style-name="co30" table:default-cell-style-name="ce40"/>
        <table:table-column table:style-name="co31" table:default-cell-style-name="ce34"/>
        <table:table-column table:style-name="co32" table:default-cell-style-name="ce31"/>
        <table:table-column table:style-name="co19" table:default-cell-style-name="ce31"/>
        <table:table-column table:style-name="co7" table:default-cell-style-name="ce31"/>
        <table:table-column table:style-name="co33" table:default-cell-style-name="ce47"/>
        <table:table-column table:style-name="co34" table:number-columns-repeated="3" table:default-cell-style-name="ce31"/>
        <table:table-column table:style-name="co30" table:default-cell-style-name="ce49"/>
        <table:table-column table:style-name="co34" table:number-columns-repeated="976" table:default-cell-style-name="ce31"/>
        <table:table-row table:style-name="ro1">
          <table:table-cell table:style-name="ce27" office:value-type="string" calcext:value-type="string">
            <text:p>Datum</text:p>
          </table:table-cell>
          <table:table-cell table:style-name="ce27" office:value-type="string" calcext:value-type="string">
            <text:p>týden v roce</text:p>
          </table:table-cell>
          <table:table-cell table:style-name="ce27" office:value-type="string" calcext:value-type="string">
            <text:p>Den v týdnu - 1=PO</text:p>
          </table:table-cell>
          <table:table-cell table:style-name="ce33" office:value-type="string" calcext:value-type="string">
            <text:p>Mateřské školy</text:p>
          </table:table-cell>
          <table:table-cell table:style-name="ce27" office:value-type="string" calcext:value-type="string">
            <text:p>MS_otevreno</text:p>
          </table:table-cell>
          <table:table-cell table:style-name="ce27" office:value-type="string" calcext:value-type="string">
            <text:p>MS_procento</text:p>
          </table:table-cell>
          <table:table-cell table:style-name="ce27" office:value-type="string" calcext:value-type="string">
            <text:p>MS_protekce</text:p>
          </table:table-cell>
          <table:table-cell table:style-name="ce38" office:value-type="string" calcext:value-type="string">
            <text:p>S1</text:p>
          </table:table-cell>
          <table:table-cell table:style-name="ce38" office:value-type="string" calcext:value-type="string">
            <text:p>M1</text:p>
          </table:table-cell>
          <table:table-cell table:style-name="ce38" office:value-type="string" calcext:value-type="string">
            <text:p>footnote</text:p>
          </table:table-cell>
          <table:table-cell table:style-name="ce41" office:value-type="string" calcext:value-type="string">
            <text:p>Předškoláci</text:p>
          </table:table-cell>
          <table:table-cell table:style-name="ce42" office:value-type="string" calcext:value-type="string">
            <text:p>PS_otevreno</text:p>
          </table:table-cell>
          <table:table-cell table:style-name="ce42" office:value-type="string" calcext:value-type="string">
            <text:p>PS_procento</text:p>
          </table:table-cell>
          <table:table-cell table:style-name="ce42" office:value-type="string" calcext:value-type="string">
            <text:p>PS_protekce</text:p>
          </table:table-cell>
          <table:table-cell table:style-name="ce33" office:value-type="string" calcext:value-type="string">
            <text:p>1. a 2. třída</text:p>
          </table:table-cell>
          <table:table-cell table:style-name="ce27" office:value-type="string" calcext:value-type="string">
            <text:p>12_otevreno</text:p>
          </table:table-cell>
          <table:table-cell table:style-name="ce27" office:value-type="string" calcext:value-type="string">
            <text:p>12_procento</text:p>
          </table:table-cell>
          <table:table-cell table:style-name="ce27" office:value-type="string" calcext:value-type="string">
            <text:p>12_protekce</text:p>
          </table:table-cell>
          <table:table-cell table:style-name="ce33" office:value-type="string" calcext:value-type="string">
            <text:p>1.stupeň</text:p>
          </table:table-cell>
          <table:table-cell table:style-name="ce27" office:value-type="string" calcext:value-type="string">
            <text:p>1st_otevreno</text:p>
          </table:table-cell>
          <table:table-cell table:style-name="ce27" office:value-type="string" calcext:value-type="string">
            <text:p>1st_procento</text:p>
          </table:table-cell>
          <table:table-cell table:style-name="ce27" office:value-type="string" calcext:value-type="string">
            <text:p>1st_protekce</text:p>
          </table:table-cell>
          <table:table-cell table:style-name="ce38" office:value-type="string" calcext:value-type="string">
            <text:p>S2</text:p>
          </table:table-cell>
          <table:table-cell table:style-name="ce38" office:value-type="string" calcext:value-type="string">
            <text:p>M2</text:p>
          </table:table-cell>
          <table:table-cell table:style-name="ce38" office:value-type="string" calcext:value-type="string">
            <text:p>footnote</text:p>
          </table:table-cell>
          <table:table-cell table:style-name="ce33" office:value-type="string" calcext:value-type="string">
            <text:p>2.stupeň</text:p>
          </table:table-cell>
          <table:table-cell table:style-name="ce27" office:value-type="string" calcext:value-type="string">
            <text:p>2st_otevreno</text:p>
          </table:table-cell>
          <table:table-cell table:style-name="ce27" office:value-type="string" calcext:value-type="string">
            <text:p>2st_procento</text:p>
          </table:table-cell>
          <table:table-cell table:style-name="ce27" office:value-type="string" calcext:value-type="string">
            <text:p>2st_protekce</text:p>
          </table:table-cell>
          <table:table-cell table:style-name="ce38" office:value-type="string" calcext:value-type="string">
            <text:p>S3</text:p>
          </table:table-cell>
          <table:table-cell table:style-name="ce38" office:value-type="string" calcext:value-type="string">
            <text:p>M3</text:p>
          </table:table-cell>
          <table:table-cell table:style-name="ce38" office:value-type="string" calcext:value-type="string">
            <text:p>footnote</text:p>
          </table:table-cell>
          <table:table-cell table:style-name="ce33" office:value-type="string" calcext:value-type="string">
            <text:p>SŠ</text:p>
          </table:table-cell>
          <table:table-cell table:style-name="ce27" office:value-type="string" calcext:value-type="string">
            <text:p>ss_otevreno</text:p>
          </table:table-cell>
          <table:table-cell table:style-name="ce27" office:value-type="string" calcext:value-type="string">
            <text:p>ss_procento</text:p>
          </table:table-cell>
          <table:table-cell table:style-name="ce27" office:value-type="string" calcext:value-type="string">
            <text:p>ss_protekce</text:p>
          </table:table-cell>
          <table:table-cell table:style-name="ce38" office:value-type="string" calcext:value-type="string">
            <text:p>S4</text:p>
          </table:table-cell>
          <table:table-cell table:style-name="ce38" office:value-type="string" calcext:value-type="string">
            <text:p>M4</text:p>
          </table:table-cell>
          <table:table-cell table:style-name="ce38" office:value-type="string" calcext:value-type="string">
            <text:p>footnote</text:p>
          </table:table-cell>
          <table:table-cell table:style-name="ce33" office:value-type="string" calcext:value-type="string">
            <text:p>VŠ</text:p>
          </table:table-cell>
          <table:table-cell table:style-name="ce27" office:value-type="string" calcext:value-type="string">
            <text:p>vs_otevreno</text:p>
          </table:table-cell>
          <table:table-cell table:style-name="ce27" office:value-type="string" calcext:value-type="string">
            <text:p>vs_procento</text:p>
          </table:table-cell>
          <table:table-cell table:style-name="ce27" office:value-type="string" calcext:value-type="string">
            <text:p>vs_protekce</text:p>
          </table:table-cell>
          <table:table-cell table:style-name="ce46" office:value-type="string" calcext:value-type="string">
            <text:p>Co se dělo</text:p>
          </table:table-cell>
          <table:table-cell table:number-columns-repeated="980"/>
        </table:table-row>
        <table:table-row table:style-name="ro1">
          <table:table-cell table:style-name="ce28" office:value-type="date" office:date-value="2020-03-02" calcext:value-type="date">
            <text:p>02.03.2020</text:p>
          </table:table-cell>
          <table:table-cell table:style-name="ce27" table:formula="of:=WEEKNUM([.A2])" office:value-type="float" office:value="10" calcext:value-type="float">
            <text:p>10</text:p>
          </table:table-cell>
          <table:table-cell table:style-name="ce27" table:formula="of:=WEEKDAY([.A2];2)" office:value-type="float" office:value="1" calcext:value-type="float">
            <text:p>1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46"/>
          <table:table-cell table:number-columns-repeated="11"/>
          <table:table-cell table:style-name="Default"/>
          <table:table-cell table:number-columns-repeated="968"/>
        </table:table-row>
        <table:table-row table:style-name="ro1">
          <table:table-cell table:style-name="ce28" office:value-type="date" office:date-value="2020-03-09" calcext:value-type="date">
            <text:p>09.03.2020</text:p>
          </table:table-cell>
          <table:table-cell table:style-name="ce27" table:formula="of:=WEEKNUM([.A3])" office:value-type="float" office:value="11" calcext:value-type="float">
            <text:p>11</text:p>
          </table:table-cell>
          <table:table-cell table:style-name="ce27" table:formula="of:=WEEKDAY([.A3];2)" office:value-type="float" office:value="1" calcext:value-type="float">
            <text:p>1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0-03-16" calcext:value-type="date">
            <text:p>16.03.2020</text:p>
          </table:table-cell>
          <table:table-cell table:style-name="ce27" table:formula="of:=WEEKNUM([.A4])" office:value-type="float" office:value="12" calcext:value-type="float">
            <text:p>12</text:p>
          </table:table-cell>
          <table:table-cell table:style-name="ce27" table:formula="of:=WEEKDAY([.A4];2)" office:value-type="float" office:value="1" calcext:value-type="float">
            <text:p>1</text:p>
          </table:table-cell>
          <table:table-cell table:style-name="ce33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41" office:value-type="string" calcext:value-type="string">
            <text:p>zrušení výuky od 11.3.</text:p>
          </table:table-cell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zrušení výuky od 11.3.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zrušení výuky od 11.3.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46" office:value-type="string" calcext:value-type="string">
            <text:p>Povinnost zakrývat ústa rouško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3-23" calcext:value-type="date">
            <text:p>23.03.2020</text:p>
          </table:table-cell>
          <table:table-cell table:style-name="ce27" table:formula="of:=WEEKNUM([.A5])" office:value-type="float" office:value="13" calcext:value-type="float">
            <text:p>13</text:p>
          </table:table-cell>
          <table:table-cell table:style-name="ce27" table:formula="of:=WEEKDAY([.A5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/>
          <table:table-cell table:style-name="ce20"/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3-30" calcext:value-type="date">
            <text:p>30.03.2020</text:p>
          </table:table-cell>
          <table:table-cell table:style-name="ce27" table:formula="of:=WEEKNUM([.A6])" office:value-type="float" office:value="14" calcext:value-type="float">
            <text:p>14</text:p>
          </table:table-cell>
          <table:table-cell table:style-name="ce27" table:formula="of:=WEEKDAY([.A6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4-06" calcext:value-type="date">
            <text:p>06.04.2020</text:p>
          </table:table-cell>
          <table:table-cell table:style-name="ce27" table:formula="of:=WEEKNUM([.A7])" office:value-type="float" office:value="15" calcext:value-type="float">
            <text:p>15</text:p>
          </table:table-cell>
          <table:table-cell table:style-name="ce27" table:formula="of:=WEEKDAY([.A7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7]*[.U7]" office:value-type="float" office:value="0" calcext:value-type="float">
            <text:p>0</text:p>
          </table:table-cell>
          <table:table-cell table:style-name="ce38" table:formula="of:=IF([.W7]=0;0;[.V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AA7]*[.AB7]" office:value-type="float" office:value="0" calcext:value-type="float">
            <text:p>0</text:p>
          </table:table-cell>
          <table:table-cell table:style-name="ce38" table:formula="of:=IF([.AD7]=0;0;[.AC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7]*[.AI7]" office:value-type="float" office:value="0" calcext:value-type="float">
            <text:p>0</text:p>
          </table:table-cell>
          <table:table-cell table:style-name="ce38" table:formula="of:=IF([.AK7]=0;0;[.AJ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4-13" calcext:value-type="date">
            <text:p>13.04.2020</text:p>
          </table:table-cell>
          <table:table-cell table:style-name="ce27" table:formula="of:=WEEKNUM([.A8])" office:value-type="float" office:value="16" calcext:value-type="float">
            <text:p>16</text:p>
          </table:table-cell>
          <table:table-cell table:style-name="ce27" table:formula="of:=WEEKDAY([.A8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8]*[.U8]" office:value-type="float" office:value="0" calcext:value-type="float">
            <text:p>0</text:p>
          </table:table-cell>
          <table:table-cell table:style-name="ce38" table:formula="of:=IF([.W8]=0;0;[.V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AA8]*[.AB8]" office:value-type="float" office:value="0" calcext:value-type="float">
            <text:p>0</text:p>
          </table:table-cell>
          <table:table-cell table:style-name="ce38" table:formula="of:=IF([.AD8]=0;0;[.AC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8]*[.AI8]" office:value-type="float" office:value="0" calcext:value-type="float">
            <text:p>0</text:p>
          </table:table-cell>
          <table:table-cell table:style-name="ce38" table:formula="of:=IF([.AK8]=0;0;[.AJ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4-20" calcext:value-type="date">
            <text:p>20.04.2020</text:p>
          </table:table-cell>
          <table:table-cell table:style-name="ce27" table:formula="of:=WEEKNUM([.A9])" office:value-type="float" office:value="17" calcext:value-type="float">
            <text:p>17</text:p>
          </table:table-cell>
          <table:table-cell table:style-name="ce27" table:formula="of:=WEEKDAY([.A9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9]*[.U9]" office:value-type="float" office:value="0" calcext:value-type="float">
            <text:p>0</text:p>
          </table:table-cell>
          <table:table-cell table:style-name="ce38" table:formula="of:=IF([.W9]=0;0;[.V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AA9]*[.AB9]" office:value-type="float" office:value="0" calcext:value-type="float">
            <text:p>0</text:p>
          </table:table-cell>
          <table:table-cell table:style-name="ce38" table:formula="of:=IF([.AD9]=0;0;[.AC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9]*[.AI9]" office:value-type="float" office:value="0" calcext:value-type="float">
            <text:p>0</text:p>
          </table:table-cell>
          <table:table-cell table:style-name="ce38" table:formula="of:=IF([.AK9]=0;0;[.AJ9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Individuální aktivity pro studenty v posledním ročníku do max 5 osob</text:p>
          </table:table-cell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4-27" calcext:value-type="date">
            <text:p>27.04.2020</text:p>
          </table:table-cell>
          <table:table-cell table:style-name="ce27" table:formula="of:=WEEKNUM([.A10])" office:value-type="float" office:value="18" calcext:value-type="float">
            <text:p>18</text:p>
          </table:table-cell>
          <table:table-cell table:style-name="ce27" table:formula="of:=WEEKDAY([.A10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10]*[.U10]" office:value-type="float" office:value="0" calcext:value-type="float">
            <text:p>0</text:p>
          </table:table-cell>
          <table:table-cell table:style-name="ce38" table:formula="of:=IF([.W10]=0;0;[.V1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AA10]*[.AB10]" office:value-type="float" office:value="0" calcext:value-type="float">
            <text:p>0</text:p>
          </table:table-cell>
          <table:table-cell table:style-name="ce38" table:formula="of:=IF([.AD10]=0;0;[.AC1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10]*[.AI10]" office:value-type="float" office:value="0" calcext:value-type="float">
            <text:p>0</text:p>
          </table:table-cell>
          <table:table-cell table:style-name="ce38" table:formula="of:=IF([.AK10]=0;0;[.AJ10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Individuální aktivity pro studenty všech ročníků do max 5 osob</text:p>
          </table:table-cell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5-04" calcext:value-type="date">
            <text:p>04.05.2020</text:p>
          </table:table-cell>
          <table:table-cell table:style-name="ce27" table:formula="of:=WEEKNUM([.A11])" office:value-type="float" office:value="19" calcext:value-type="float">
            <text:p>19</text:p>
          </table:table-cell>
          <table:table-cell table:style-name="ce27" table:formula="of:=WEEKDAY([.A11];2)" office:value-type="float" office:value="1" calcext:value-type="float">
            <text:p>1</text:p>
          </table:table-cell>
          <table:table-cell table:style-name="ce33" office:value-type="string" calcext:value-type="string">
            <text:p>Začíná otevírání školek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1]*[.F11]" office:value-type="float" office:value="1" calcext:value-type="float">
            <text:p>1</text:p>
          </table:table-cell>
          <table:table-cell table:style-name="ce38" table:formula="of:=IF([.H11]=0;0;[.G11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11]*[.U11]" office:value-type="float" office:value="0" calcext:value-type="float">
            <text:p>0</text:p>
          </table:table-cell>
          <table:table-cell table:style-name="ce38" table:formula="of:=IF([.W11]=0;0;[.V1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AA11]*[.AB11]" office:value-type="float" office:value="0" calcext:value-type="float">
            <text:p>0</text:p>
          </table:table-cell>
          <table:table-cell table:style-name="ce38" table:formula="of:=IF([.AD11]=0;0;[.AC1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11]*[.AI11]" office:value-type="float" office:value="0" calcext:value-type="float">
            <text:p>0</text:p>
          </table:table-cell>
          <table:table-cell table:style-name="ce38" table:formula="of:=IF([.AK11]=0;0;[.AJ1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5-11" calcext:value-type="date">
            <text:p>11.05.2020</text:p>
          </table:table-cell>
          <table:table-cell table:style-name="ce27" table:formula="of:=WEEKNUM([.A12])" office:value-type="float" office:value="20" calcext:value-type="float">
            <text:p>20</text:p>
          </table:table-cell>
          <table:table-cell table:style-name="ce27" table:formula="of:=WEEKDAY([.A12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2]*[.F12]" office:value-type="float" office:value="1" calcext:value-type="float">
            <text:p>1</text:p>
          </table:table-cell>
          <table:table-cell table:style-name="ce38" table:formula="of:=IF([.H12]=0;0;[.G12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12]*[.U12]" office:value-type="float" office:value="0" calcext:value-type="float">
            <text:p>0</text:p>
          </table:table-cell>
          <table:table-cell table:style-name="ce38" table:formula="of:=IF([.W12]=0;0;[.V12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Žáci 9. ročníků max 15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Studenti závěrečných ročníků SŠ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5" calcext:value-type="float">
            <text:p>0.25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12]*[.AI12]" office:value-type="float" office:value="0.25" calcext:value-type="float">
            <text:p>0.25</text:p>
          </table:table-cell>
          <table:table-cell table:style-name="ce38" table:formula="of:=IF([.AK12]=0;0;[.AJ12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Studenti všech ročníků max 15</text:p>
          </table:table-cell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5-18" calcext:value-type="date">
            <text:p>18.05.2020</text:p>
          </table:table-cell>
          <table:table-cell table:style-name="ce27" table:formula="of:=WEEKNUM([.A13])" office:value-type="float" office:value="21" calcext:value-type="float">
            <text:p>21</text:p>
          </table:table-cell>
          <table:table-cell table:style-name="ce27" table:formula="of:=WEEKDAY([.A13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3]*[.F13]" office:value-type="float" office:value="1" calcext:value-type="float">
            <text:p>1</text:p>
          </table:table-cell>
          <table:table-cell table:style-name="ce38" table:formula="of:=IF([.H13]=0;0;[.G13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[.T13]*[.U13]" office:value-type="float" office:value="0" calcext:value-type="float">
            <text:p>0</text:p>
          </table:table-cell>
          <table:table-cell table:style-name="ce38" table:formula="of:=IF([.W13]=0;0;[.V13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5" calcext:value-type="float">
            <text:p>0.25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AH13]*[.AI13]" office:value-type="float" office:value="0.25" calcext:value-type="float">
            <text:p>0.25</text:p>
          </table:table-cell>
          <table:table-cell table:style-name="ce38" table:formula="of:=IF([.AK13]=0;0;[.AJ13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 office:value-type="string" calcext:value-type="string">
            <text:p>Možnost bez roušky venku, povinnost uvnitř budov a MHD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5-25" calcext:value-type="date">
            <text:p>25.05.2020</text:p>
          </table:table-cell>
          <table:table-cell table:style-name="ce27" table:formula="of:=WEEKNUM([.A14])" office:value-type="float" office:value="22" calcext:value-type="float">
            <text:p>22</text:p>
          </table:table-cell>
          <table:table-cell table:style-name="ce27" table:formula="of:=WEEKDAY([.A14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4]*[.F14]" office:value-type="float" office:value="1" calcext:value-type="float">
            <text:p>1</text:p>
          </table:table-cell>
          <table:table-cell table:style-name="ce38" table:formula="of:=IF([.H14]=0;0;[.G14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Dobrovolná osobní přítomnot max 15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T14]*[.U14]" office:value-type="float" office:value="0.5" calcext:value-type="float">
            <text:p>0.5</text:p>
          </table:table-cell>
          <table:table-cell table:style-name="ce38" table:formula="of:=IF([.W14]=0;0;[.V14]=&quot;RO&quot;)" office:value-type="float" office:value="1" calcext:value-type="float">
            <text:p>1</text:p>
          </table:table-cell>
          <table:table-cell table:style-name="ce38" office:value-type="string" calcext:value-type="string">
            <text:p>a</text:p>
          </table:table-cell>
          <table:table-cell table:style-name="ce33" office:value-type="string" calcext:value-type="string">
            <text:p>max 15 - zkoušky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max 15 - zkoušky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2" calcext:value-type="float">
            <text:p>0.12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2"/>
          <table:table-cell table:style-name="ce38" office:value-type="string" calcext:value-type="string">
            <text:p>b</text:p>
          </table:table-cell>
          <table:table-cell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6-01" calcext:value-type="date">
            <text:p>01.06.2020</text:p>
          </table:table-cell>
          <table:table-cell table:style-name="ce27" table:formula="of:=WEEKNUM([.A15])" office:value-type="float" office:value="23" calcext:value-type="float">
            <text:p>23</text:p>
          </table:table-cell>
          <table:table-cell table:style-name="ce27" table:formula="of:=WEEKDAY([.A15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5]*[.F15]" office:value-type="float" office:value="1" calcext:value-type="float">
            <text:p>1</text:p>
          </table:table-cell>
          <table:table-cell table:style-name="ce38" table:formula="of:=IF([.H15]=0;0;[.G15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max 15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[.T15]*[.U15]" office:value-type="float" office:value="0.5" calcext:value-type="float">
            <text:p>0.5</text:p>
          </table:table-cell>
          <table:table-cell table:style-name="ce38" table:formula="of:=IF([.W15]=0;0;[.V15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max 15 - zkoušky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 office:value-type="string" calcext:value-type="string">
            <text:p>max 15 - zkoušky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2" calcext:value-type="float">
            <text:p>0.12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 office:value-type="string" calcext:value-type="string">
            <text:p>Konec povinnosti nosit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6-08" calcext:value-type="date">
            <text:p>08.06.2020</text:p>
          </table:table-cell>
          <table:table-cell table:style-name="ce27" table:formula="of:=WEEKNUM([.A16])" office:value-type="float" office:value="24" calcext:value-type="float">
            <text:p>24</text:p>
          </table:table-cell>
          <table:table-cell table:style-name="ce27" table:formula="of:=WEEKDAY([.A16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6]*[.F16]" office:value-type="float" office:value="1" calcext:value-type="float">
            <text:p>1</text:p>
          </table:table-cell>
          <table:table-cell table:style-name="ce38" table:formula="of:=IF([.H16]=0;0;[.G16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27"/>
          <table:table-cell table:style-name="ce38" table:formula="of:=[.T16]*[.U16]" office:value-type="float" office:value="0.5" calcext:value-type="float">
            <text:p>0.5</text:p>
          </table:table-cell>
          <table:table-cell table:style-name="ce38" table:formula="of:=IF([.W16]=0;0;[.V16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/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/>
          <table:table-cell table:style-name="ce38" table:formula="of:=[.AH16]*[.AI16]" office:value-type="float" office:value="0" calcext:value-type="float">
            <text:p>0</text:p>
          </table:table-cell>
          <table:table-cell table:style-name="ce38" table:formula="of:=IF([.AK16]=0;0;[.AJ16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table:number-columns-repeated="3"/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6-15" calcext:value-type="date">
            <text:p>15.06.2020</text:p>
          </table:table-cell>
          <table:table-cell table:style-name="ce27" table:formula="of:=WEEKNUM([.A17])" office:value-type="float" office:value="25" calcext:value-type="float">
            <text:p>25</text:p>
          </table:table-cell>
          <table:table-cell table:style-name="ce27" table:formula="of:=WEEKDAY([.A17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7]*[.F17]" office:value-type="float" office:value="1" calcext:value-type="float">
            <text:p>1</text:p>
          </table:table-cell>
          <table:table-cell table:style-name="ce38" table:formula="of:=IF([.H17]=0;0;[.G17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27"/>
          <table:table-cell table:style-name="ce38" table:formula="of:=[.T17]*[.U17]" office:value-type="float" office:value="0.5" calcext:value-type="float">
            <text:p>0.5</text:p>
          </table:table-cell>
          <table:table-cell table:style-name="ce38" table:formula="of:=IF([.W17]=0;0;[.V1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/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/>
          <table:table-cell table:style-name="ce38" table:formula="of:=[.AH17]*[.AI17]" office:value-type="float" office:value="0" calcext:value-type="float">
            <text:p>0</text:p>
          </table:table-cell>
          <table:table-cell table:style-name="ce38" table:formula="of:=IF([.AK17]=0;0;[.AJ1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table:number-columns-repeated="3"/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6-22" calcext:value-type="date">
            <text:p>22.06.2020</text:p>
          </table:table-cell>
          <table:table-cell table:style-name="ce27" table:formula="of:=WEEKNUM([.A18])" office:value-type="float" office:value="26" calcext:value-type="float">
            <text:p>26</text:p>
          </table:table-cell>
          <table:table-cell table:style-name="ce27" table:formula="of:=WEEKDAY([.A18];2)" office:value-type="float" office:value="1" calcext:value-type="float">
            <text:p>1</text:p>
          </table:table-cell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7"/>
          <table:table-cell table:style-name="ce38" table:formula="of:=[.E18]*[.F18]" office:value-type="float" office:value="1" calcext:value-type="float">
            <text:p>1</text:p>
          </table:table-cell>
          <table:table-cell table:style-name="ce38" table:formula="of:=IF([.H18]=0;0;[.G18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2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Závěr školního roku 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.5</text:p>
          </table:table-cell>
          <table:table-cell table:style-name="ce27"/>
          <table:table-cell table:style-name="ce38" table:formula="of:=[.T18]*[.U18]" office:value-type="float" office:value="0.5" calcext:value-type="float">
            <text:p>0.5</text:p>
          </table:table-cell>
          <table:table-cell table:style-name="ce38" table:formula="of:=IF([.W18]=0;0;[.V18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Závěr školního roku 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1" calcext:value-type="float">
            <text:p>0.1</text:p>
          </table:table-cell>
          <table:table-cell table:style-name="ce27"/>
          <table:table-cell table:style-name="ce38" table:number-columns-repeated="3"/>
          <table:table-cell table:style-name="ce33" office:value-type="string" calcext:value-type="string">
            <text:p>Závěr školního roku 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/>
          <table:table-cell table:style-name="ce38" table:formula="of:=[.AH18]*[.AI18]" office:value-type="float" office:value="0" calcext:value-type="float">
            <text:p>0</text:p>
          </table:table-cell>
          <table:table-cell table:style-name="ce38" table:formula="of:=IF([.AK18]=0;0;[.AJ1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table:number-columns-repeated="3"/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9" office:value-type="date" office:date-value="2020-06-29" calcext:value-type="date">
            <text:p>29.06.2020</text:p>
          </table:table-cell>
          <table:table-cell table:style-name="ce32" table:formula="of:=WEEKNUM([.A19])" office:value-type="float" office:value="27" calcext:value-type="float">
            <text:p>27</text:p>
          </table:table-cell>
          <table:table-cell table:style-name="ce32" table:formula="of:=WEEKDAY([.A19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 office:value-type="string" calcext:value-type="string">
            <text:p>Začátek prázdnin</text:p>
          </table:table-cell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7-06" calcext:value-type="date">
            <text:p>06.07.2020</text:p>
          </table:table-cell>
          <table:table-cell table:style-name="ce32" table:formula="of:=WEEKNUM([.A20])" office:value-type="float" office:value="28" calcext:value-type="float">
            <text:p>28</text:p>
          </table:table-cell>
          <table:table-cell table:style-name="ce32" table:formula="of:=WEEKDAY([.A20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7-13" calcext:value-type="date">
            <text:p>13.07.2020</text:p>
          </table:table-cell>
          <table:table-cell table:style-name="ce32" table:formula="of:=WEEKNUM([.A21])" office:value-type="float" office:value="29" calcext:value-type="float">
            <text:p>29</text:p>
          </table:table-cell>
          <table:table-cell table:style-name="ce32" table:formula="of:=WEEKDAY([.A21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7-20" calcext:value-type="date">
            <text:p>20.07.2020</text:p>
          </table:table-cell>
          <table:table-cell table:style-name="ce32" table:formula="of:=WEEKNUM([.A22])" office:value-type="float" office:value="30" calcext:value-type="float">
            <text:p>30</text:p>
          </table:table-cell>
          <table:table-cell table:style-name="ce32" table:formula="of:=WEEKDAY([.A22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7-27" calcext:value-type="date">
            <text:p>27.07.2020</text:p>
          </table:table-cell>
          <table:table-cell table:style-name="ce32" table:formula="of:=WEEKNUM([.A23])" office:value-type="float" office:value="31" calcext:value-type="float">
            <text:p>31</text:p>
          </table:table-cell>
          <table:table-cell table:style-name="ce32" table:formula="of:=WEEKDAY([.A23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8-03" calcext:value-type="date">
            <text:p>03.08.2020</text:p>
          </table:table-cell>
          <table:table-cell table:style-name="ce32" table:formula="of:=WEEKNUM([.A24])" office:value-type="float" office:value="32" calcext:value-type="float">
            <text:p>32</text:p>
          </table:table-cell>
          <table:table-cell table:style-name="ce32" table:formula="of:=WEEKDAY([.A24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8-10" calcext:value-type="date">
            <text:p>10.08.2020</text:p>
          </table:table-cell>
          <table:table-cell table:style-name="ce32" table:formula="of:=WEEKNUM([.A25])" office:value-type="float" office:value="33" calcext:value-type="float">
            <text:p>33</text:p>
          </table:table-cell>
          <table:table-cell table:style-name="ce32" table:formula="of:=WEEKDAY([.A25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8-17" calcext:value-type="date">
            <text:p>17.08.2020</text:p>
          </table:table-cell>
          <table:table-cell table:style-name="ce32" table:formula="of:=WEEKNUM([.A26])" office:value-type="float" office:value="34" calcext:value-type="float">
            <text:p>34</text:p>
          </table:table-cell>
          <table:table-cell table:style-name="ce32" table:formula="of:=WEEKDAY([.A26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8-24" calcext:value-type="date">
            <text:p>24.08.2020</text:p>
          </table:table-cell>
          <table:table-cell table:style-name="ce32" table:formula="of:=WEEKNUM([.A27])" office:value-type="float" office:value="35" calcext:value-type="float">
            <text:p>35</text:p>
          </table:table-cell>
          <table:table-cell table:style-name="ce32" table:formula="of:=WEEKDAY([.A27];2)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39" table:number-columns-repeated="3"/>
          <table:table-cell table:style-name="ce33"/>
          <table:table-cell table:style-name="ce32" table:number-columns-repeated="3"/>
          <table:table-cell table:style-name="ce46"/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9" office:value-type="date" office:date-value="2020-08-31" calcext:value-type="date">
            <text:p>31.08.2020</text:p>
          </table:table-cell>
          <table:table-cell table:style-name="ce32" table:formula="of:=WEEKNUM([.A28])" office:value-type="float" office:value="36" calcext:value-type="float">
            <text:p>36</text:p>
          </table:table-cell>
          <table:table-cell table:style-name="ce32" table:formula="of:=WEEKDAY([.A28];2)" office:value-type="float" office:value="1" calcext:value-type="float">
            <text:p>1</text:p>
          </table:table-cell>
          <table:table-cell table:style-name="ce33" office:value-type="string" calcext:value-type="string">
            <text:p>školy otevírají v úterý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.8" calcext:value-type="float">
            <text:p>0.8</text:p>
          </table:table-cell>
          <table:table-cell table:style-name="ce32"/>
          <table:table-cell table:style-name="ce38" table:formula="of:=IF([.F28]=&quot;&quot;;[.E28];[.E28]*[.F28])" office:value-type="float" office:value="0.8" calcext:value-type="float">
            <text:p>0.8</text:p>
          </table:table-cell>
          <table:table-cell table:style-name="ce38" table:formula="of:=IF([.H28]=0;0;[.G28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4" table:number-columns-repeated="3"/>
          <table:table-cell table:style-name="ce33"/>
          <table:table-cell table:style-name="ce32" table:number-columns-repeated="3"/>
          <table:table-cell table:style-name="ce33" office:value-type="string" calcext:value-type="string">
            <text:p>Otevření 1.9.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.8" calcext:value-type="float">
            <text:p>0.8</text:p>
          </table:table-cell>
          <table:table-cell table:style-name="ce32"/>
          <table:table-cell table:style-name="ce38" table:formula="of:=IF([.U28]=&quot;&quot;;[.T28];[.T28]*[.U28])" office:value-type="float" office:value="0.8" calcext:value-type="float">
            <text:p>0.8</text:p>
          </table:table-cell>
          <table:table-cell table:style-name="ce38" table:formula="of:=IF([.W28]=0;0;[.V2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.8" calcext:value-type="float">
            <text:p>0.8</text:p>
          </table:table-cell>
          <table:table-cell table:style-name="ce32"/>
          <table:table-cell table:style-name="ce38" table:formula="of:=IF([.AB28]=&quot;&quot;;[.AA28];[.AA28]*[.AB28])" office:value-type="float" office:value="0.8" calcext:value-type="float">
            <text:p>0.8</text:p>
          </table:table-cell>
          <table:table-cell table:style-name="ce38" table:formula="of:=IF([.AD28]=0;0;[.AC2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.8" calcext:value-type="float">
            <text:p>0.8</text:p>
          </table:table-cell>
          <table:table-cell table:style-name="ce32"/>
          <table:table-cell table:style-name="ce38" table:formula="of:=IF([.AI28]=&quot;&quot;;[.AH28];[.AH28]*[.AI28])" office:value-type="float" office:value="0.8" calcext:value-type="float">
            <text:p>0.8</text:p>
          </table:table-cell>
          <table:table-cell table:style-name="ce38" table:formula="of:=IF([.AK28]=0;0;[.AJ2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2" table:number-columns-repeated="3"/>
          <table:table-cell table:style-name="ce46" office:value-type="string" calcext:value-type="string">
            <text:p>Konec prázdnin</text:p>
          </table:table-cell>
          <table:table-cell table:style-name="ce48" table:number-columns-repeated="3"/>
          <table:table-cell table:style-name="Default" table:number-columns-repeated="32"/>
          <table:table-cell table:style-name="ce48" table:number-columns-repeated="945"/>
        </table:table-row>
        <table:table-row table:style-name="ro1">
          <table:table-cell table:style-name="ce28" office:value-type="date" office:date-value="2020-09-07" calcext:value-type="date">
            <text:p>07.09.2020</text:p>
          </table:table-cell>
          <table:table-cell table:style-name="ce27" table:formula="of:=WEEKNUM([.A29])" office:value-type="float" office:value="37" calcext:value-type="float">
            <text:p>37</text:p>
          </table:table-cell>
          <table:table-cell table:style-name="ce27" table:formula="of:=WEEKDAY([.A29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29]=&quot;&quot;;[.E29];[.E29]*[.F29])" office:value-type="float" office:value="1" calcext:value-type="float">
            <text:p>1</text:p>
          </table:table-cell>
          <table:table-cell table:style-name="ce38" table:formula="of:=IF([.H29]=0;0;[.G29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formula="of:=IF([.U29]=&quot;&quot;;[.T29];[.T29]*[.U29])" office:value-type="float" office:value="1" calcext:value-type="float">
            <text:p>1</text:p>
          </table:table-cell>
          <table:table-cell table:style-name="ce38" table:formula="of:=IF([.W29]=0;0;[.V2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AB29]=&quot;&quot;;[.AA29];[.AA29]*[.AB29])" office:value-type="float" office:value="1" calcext:value-type="float">
            <text:p>1</text:p>
          </table:table-cell>
          <table:table-cell table:style-name="ce38" table:formula="of:=IF([.AD29]=0;0;[.AC2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8" table:formula="of:=IF([.AI29]=&quot;&quot;;[.AH29];[.AH29]*[.AI29])" office:value-type="float" office:value="1" calcext:value-type="float">
            <text:p>1</text:p>
          </table:table-cell>
          <table:table-cell table:style-name="ce38" table:formula="of:=IF([.AK29]=0;0;[.AJ2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table:number-columns-repeated="3"/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9-14" calcext:value-type="date">
            <text:p>14.09.2020</text:p>
          </table:table-cell>
          <table:table-cell table:style-name="ce27" table:formula="of:=WEEKNUM([.A30])" office:value-type="float" office:value="38" calcext:value-type="float">
            <text:p>38</text:p>
          </table:table-cell>
          <table:table-cell table:style-name="ce27" table:formula="of:=WEEKDAY([.A30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30]=&quot;&quot;;[.E30];[.E30]*[.F30])" office:value-type="float" office:value="1" calcext:value-type="float">
            <text:p>1</text:p>
          </table:table-cell>
          <table:table-cell table:style-name="ce38" table:formula="of:=IF([.H30]=0;0;[.G30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Roušky od 17.9.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Roušky od 17.9.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0]=&quot;&quot;;[.T30];[.T30]*[.U30])" office:value-type="float" office:value="1" calcext:value-type="float">
            <text:p>1</text:p>
          </table:table-cell>
          <table:table-cell table:style-name="ce38" table:formula="of:=IF([.W30]=0;0;[.V30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Roušky od 17.9.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B30]=&quot;&quot;;[.AA30];[.AA30]*[.AB30])" office:value-type="float" office:value="1" calcext:value-type="float">
            <text:p>1</text:p>
          </table:table-cell>
          <table:table-cell table:style-name="ce38" table:formula="of:=IF([.AD30]=0;0;[.AC30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Roušky od 17.9.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30]=&quot;&quot;;[.AH30];[.AH30]*[.AI30])" office:value-type="float" office:value="1" calcext:value-type="float">
            <text:p>1</text:p>
          </table:table-cell>
          <table:table-cell table:style-name="ce38" table:formula="of:=IF([.AK30]=0;0;[.AJ30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Roušky od 17.9.</text:p>
          </table:table-cell>
          <table:table-cell table:style-name="ce2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9-21" calcext:value-type="date">
            <text:p>21.09.2020</text:p>
          </table:table-cell>
          <table:table-cell table:style-name="ce27" table:formula="of:=WEEKNUM([.A31])" office:value-type="float" office:value="39" calcext:value-type="float">
            <text:p>39</text:p>
          </table:table-cell>
          <table:table-cell table:style-name="ce27" table:formula="of:=WEEKDAY([.A31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31]=&quot;&quot;;[.E31];[.E31]*[.F31])" office:value-type="float" office:value="1" calcext:value-type="float">
            <text:p>1</text:p>
          </table:table-cell>
          <table:table-cell table:style-name="ce38" table:formula="of:=IF([.H31]=0;0;[.G31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1]=&quot;&quot;;[.T31];[.T31]*[.U31])" office:value-type="float" office:value="1" calcext:value-type="float">
            <text:p>1</text:p>
          </table:table-cell>
          <table:table-cell table:style-name="ce38" table:formula="of:=IF([.W31]=0;0;[.V3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B31]=&quot;&quot;;[.AA31];[.AA31]*[.AB31])" office:value-type="float" office:value="1" calcext:value-type="float">
            <text:p>1</text:p>
          </table:table-cell>
          <table:table-cell table:style-name="ce38" table:formula="of:=IF([.AD31]=0;0;[.AC3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31]=&quot;&quot;;[.AH31];[.AH31]*[.AI31])" office:value-type="float" office:value="1" calcext:value-type="float">
            <text:p>1</text:p>
          </table:table-cell>
          <table:table-cell table:style-name="ce38" table:formula="of:=IF([.AK31]=0;0;[.AJ3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09-28" calcext:value-type="date">
            <text:p>28.09.2020</text:p>
          </table:table-cell>
          <table:table-cell table:style-name="ce27" table:formula="of:=WEEKNUM([.A32])" office:value-type="float" office:value="40" calcext:value-type="float">
            <text:p>40</text:p>
          </table:table-cell>
          <table:table-cell table:style-name="ce27" table:formula="of:=WEEKDAY([.A32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8" calcext:value-type="float">
            <text:p>0.8</text:p>
          </table:table-cell>
          <table:table-cell table:style-name="ce27"/>
          <table:table-cell table:style-name="ce38" table:formula="of:=IF([.F32]=&quot;&quot;;[.E32];[.E32]*[.F32])" office:value-type="float" office:value="0.8" calcext:value-type="float">
            <text:p>0.8</text:p>
          </table:table-cell>
          <table:table-cell table:style-name="ce38" table:formula="of:=IF([.H32]=0;0;[.G32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2]=&quot;&quot;;[.T32];[.T32]*[.U32])" office:value-type="float" office:value="0.8" calcext:value-type="float">
            <text:p>0.8</text:p>
          </table:table-cell>
          <table:table-cell table:style-name="ce38" table:formula="of:=IF([.W32]=0;0;[.V3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table:formula="of:=IF([.AD32]=0;0;[.AC3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table:formula="of:=IF([.AK32]=0;0;[.AJ3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0-05" calcext:value-type="date">
            <text:p>05.10.2020</text:p>
          </table:table-cell>
          <table:table-cell table:style-name="ce27" table:formula="of:=WEEKNUM([.A33])" office:value-type="float" office:value="41" calcext:value-type="float">
            <text:p>41</text:p>
          </table:table-cell>
          <table:table-cell table:style-name="ce27" table:formula="of:=WEEKDAY([.A33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33]=&quot;&quot;;[.E33];[.E33]*[.F33])" office:value-type="float" office:value="1" calcext:value-type="float">
            <text:p>1</text:p>
          </table:table-cell>
          <table:table-cell table:style-name="ce38" table:formula="of:=IF([.H33]=0;0;[.G33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zákaz zpěvu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zákaz zpěvu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3]=&quot;&quot;;[.T33];[.T33]*[.U33])" office:value-type="float" office:value="1" calcext:value-type="float">
            <text:p>1</text:p>
          </table:table-cell>
          <table:table-cell table:style-name="ce38" table:formula="of:=IF([.W33]=0;0;[.V33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zákaz zpěvu, tělocvik jen venku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B33]=&quot;&quot;;[.AA33];[.AA33]*[.AB33])" office:value-type="float" office:value="1" calcext:value-type="float">
            <text:p>1</text:p>
          </table:table-cell>
          <table:table-cell table:style-name="ce38" table:formula="of:=IF([.AD33]=0;0;[.AC33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uzavřeny v rizikových okresech na dva týdny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33]=&quot;&quot;;[.AH33];[.AH33]*[.AI33])" office:value-type="float" office:value="1" calcext:value-type="float">
            <text:p>1</text:p>
          </table:table-cell>
          <table:table-cell table:style-name="ce38" table:formula="of:=IF([.AK33]=0;0;[.AJ33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0-12" calcext:value-type="date">
            <text:p>12.10.2020</text:p>
          </table:table-cell>
          <table:table-cell table:style-name="ce27" table:formula="of:=WEEKNUM([.A34])" office:value-type="float" office:value="42" calcext:value-type="float">
            <text:p>42</text:p>
          </table:table-cell>
          <table:table-cell table:style-name="ce27" table:formula="of:=WEEKDAY([.A34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34]=&quot;&quot;;[.E34];[.E34]*[.F34])" office:value-type="float" office:value="1" calcext:value-type="float">
            <text:p>1</text:p>
          </table:table-cell>
          <table:table-cell table:style-name="ce38" table:formula="of:=IF([.H34]=0;0;[.G34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4]=&quot;&quot;;[.T34];[.T34]*[.U34])" office:value-type="float" office:value="1" calcext:value-type="float">
            <text:p>1</text:p>
          </table:table-cell>
          <table:table-cell table:style-name="ce38" table:formula="of:=IF([.W34]=0;0;[.V34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prezenčně půlka, rotace po týdnu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B34]=&quot;&quot;;[.AA34];[.AA34]*[.AB34])" office:value-type="float" office:value="1" calcext:value-type="float">
            <text:p>1</text:p>
          </table:table-cell>
          <table:table-cell table:style-name="ce38" table:formula="of:=IF([.AD34]=0;0;[.AC34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online výuka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34]=&quot;&quot;;[.AH34];[.AH34]*[.AI34])" office:value-type="float" office:value="1" calcext:value-type="float">
            <text:p>1</text:p>
          </table:table-cell>
          <table:table-cell table:style-name="ce38" table:formula="of:=IF([.AK34]=0;0;[.AJ34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online výuka - začátek semestru +/-</text:p>
          </table:table-cell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0-19" calcext:value-type="date">
            <text:p>19.10.2020</text:p>
          </table:table-cell>
          <table:table-cell table:style-name="ce27" table:formula="of:=WEEKNUM([.A35])" office:value-type="float" office:value="43" calcext:value-type="float">
            <text:p>43</text:p>
          </table:table-cell>
          <table:table-cell table:style-name="ce27" table:formula="of:=WEEKDAY([.A35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8" table:formula="of:=IF([.F35]=&quot;&quot;;[.E35];[.E35]*[.F35])" office:value-type="float" office:value="1" calcext:value-type="float">
            <text:p>1</text:p>
          </table:table-cell>
          <table:table-cell table:style-name="ce38" table:formula="of:=IF([.H35]=0;0;[.G35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distanční výuka od 14.10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3" office:value-type="string" calcext:value-type="string">
            <text:p>distanční výuka od 14.10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U35]=&quot;&quot;;[.T35];[.T35]*[.U35])" office:value-type="float" office:value="0" calcext:value-type="float">
            <text:p>0</text:p>
          </table:table-cell>
          <table:table-cell table:style-name="ce38" table:formula="of:=IF([.W35]=0;0;[.V35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distanční výuka od 14.10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35]=&quot;&quot;;[.AA35];[.AA35]*[.AB35])" office:value-type="float" office:value="0" calcext:value-type="float">
            <text:p>0</text:p>
          </table:table-cell>
          <table:table-cell table:style-name="ce38" table:formula="of:=IF([.AD35]=0;0;[.AC35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distanční výuka od 14.10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I35]=&quot;&quot;;[.AH35];[.AH35]*[.AI35])" office:value-type="float" office:value="0" calcext:value-type="float">
            <text:p>0</text:p>
          </table:table-cell>
          <table:table-cell table:style-name="ce38" table:formula="of:=IF([.AK35]=0;0;[.AJ35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0-26" calcext:value-type="date">
            <text:p>26.10.2020</text:p>
          </table:table-cell>
          <table:table-cell table:style-name="ce27" table:formula="of:=WEEKNUM([.A36])" office:value-type="float" office:value="44" calcext:value-type="float">
            <text:p>44</text:p>
          </table:table-cell>
          <table:table-cell table:style-name="ce27" table:formula="of:=WEEKDAY([.A36];2)" office:value-type="float" office:value="1" calcext:value-type="float">
            <text:p>1</text:p>
          </table:table-cell>
          <table:table-cell table:style-name="ce33" office:value-type="string" calcext:value-type="string">
            <text:p>Postupné uzavírání MŠ - provoz běží dál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1-02" calcext:value-type="date">
            <text:p>02.11.2020</text:p>
          </table:table-cell>
          <table:table-cell table:style-name="ce27" table:formula="of:=WEEKNUM([.A37])" office:value-type="float" office:value="45" calcext:value-type="float">
            <text:p>45</text:p>
          </table:table-cell>
          <table:table-cell table:style-name="ce27" table:formula="of:=WEEKDAY([.A37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37]=&quot;&quot;;[.E37];[.E37]*[.F37])" office:value-type="float" office:value="1" calcext:value-type="float">
            <text:p>1</text:p>
          </table:table-cell>
          <table:table-cell table:style-name="ce38" table:formula="of:=IF([.H37]=0;0;[.G37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U37]=&quot;&quot;;[.T37];[.T37]*[.U37])" office:value-type="float" office:value="0" calcext:value-type="float">
            <text:p>0</text:p>
          </table:table-cell>
          <table:table-cell table:style-name="ce38" table:formula="of:=IF([.W37]=0;0;[.V3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37]=&quot;&quot;;[.AA37];[.AA37]*[.AB37])" office:value-type="float" office:value="0" calcext:value-type="float">
            <text:p>0</text:p>
          </table:table-cell>
          <table:table-cell table:style-name="ce38" table:formula="of:=IF([.AD37]=0;0;[.AC3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I37]=&quot;&quot;;[.AH37];[.AH37]*[.AI37])" office:value-type="float" office:value="0" calcext:value-type="float">
            <text:p>0</text:p>
          </table:table-cell>
          <table:table-cell table:style-name="ce38" table:formula="of:=IF([.AK37]=0;0;[.AJ3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1-09" calcext:value-type="date">
            <text:p>09.11.2020</text:p>
          </table:table-cell>
          <table:table-cell table:style-name="ce27" table:formula="of:=WEEKNUM([.A38])" office:value-type="float" office:value="46" calcext:value-type="float">
            <text:p>46</text:p>
          </table:table-cell>
          <table:table-cell table:style-name="ce27" table:formula="of:=WEEKDAY([.A38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38]=&quot;&quot;;[.E38];[.E38]*[.F38])" office:value-type="float" office:value="1" calcext:value-type="float">
            <text:p>1</text:p>
          </table:table-cell>
          <table:table-cell table:style-name="ce38" table:formula="of:=IF([.H38]=0;0;[.G38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U38]=&quot;&quot;;[.T38];[.T38]*[.U38])" office:value-type="float" office:value="0" calcext:value-type="float">
            <text:p>0</text:p>
          </table:table-cell>
          <table:table-cell table:style-name="ce38" table:formula="of:=IF([.W38]=0;0;[.V3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38]=&quot;&quot;;[.AA38];[.AA38]*[.AB38])" office:value-type="float" office:value="0" calcext:value-type="float">
            <text:p>0</text:p>
          </table:table-cell>
          <table:table-cell table:style-name="ce38" table:formula="of:=IF([.AD38]=0;0;[.AC3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I38]=&quot;&quot;;[.AH38];[.AH38]*[.AI38])" office:value-type="float" office:value="0" calcext:value-type="float">
            <text:p>0</text:p>
          </table:table-cell>
          <table:table-cell table:style-name="ce38" table:formula="of:=IF([.AK38]=0;0;[.AJ3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1-16" calcext:value-type="date">
            <text:p>16.11.2020</text:p>
          </table:table-cell>
          <table:table-cell table:style-name="ce27" table:formula="of:=WEEKNUM([.A39])" office:value-type="float" office:value="47" calcext:value-type="float">
            <text:p>47</text:p>
          </table:table-cell>
          <table:table-cell table:style-name="ce27" table:formula="of:=WEEKDAY([.A39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39]=&quot;&quot;;[.E39];[.E39]*[.F39])" office:value-type="float" office:value="1" calcext:value-type="float">
            <text:p>1</text:p>
          </table:table-cell>
          <table:table-cell table:style-name="ce38" table:formula="of:=IF([.H39]=0;0;[.G39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návrat do škol od 18.11 - i družiny bez TV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39]=&quot;&quot;;[.T39];[.T39]*[.U39])" office:value-type="float" office:value="0.4" calcext:value-type="float">
            <text:p>0.4</text:p>
          </table:table-cell>
          <table:table-cell table:style-name="ce38" table:formula="of:=IF([.W39]=0;0;[.V39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39]=&quot;&quot;;[.AA39];[.AA39]*[.AB39])" office:value-type="float" office:value="0" calcext:value-type="float">
            <text:p>0</text:p>
          </table:table-cell>
          <table:table-cell table:style-name="ce38" table:formula="of:=IF([.AD39]=0;0;[.AC3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I39]=&quot;&quot;;[.AH39];[.AH39]*[.AI39])" office:value-type="float" office:value="0" calcext:value-type="float">
            <text:p>0</text:p>
          </table:table-cell>
          <table:table-cell table:style-name="ce38" table:formula="of:=IF([.AK39]=0;0;[.AJ3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 office:value-type="string" calcext:value-type="string">
            <text:p>Od 21.11. rouška ve vnitřních prostorech MHD a intervilánu n méně než 2m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1-23" calcext:value-type="date">
            <text:p>23.11.2020</text:p>
          </table:table-cell>
          <table:table-cell table:style-name="ce27" table:formula="of:=WEEKNUM([.A40])" office:value-type="float" office:value="48" calcext:value-type="float">
            <text:p>48</text:p>
          </table:table-cell>
          <table:table-cell table:style-name="ce27" table:formula="of:=WEEKDAY([.A40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0]=&quot;&quot;;[.E40];[.E40]*[.F40])" office:value-type="float" office:value="1" calcext:value-type="float">
            <text:p>1</text:p>
          </table:table-cell>
          <table:table-cell table:style-name="ce38" table:formula="of:=IF([.H40]=0;0;[.G40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0]=&quot;&quot;;[.T40];[.T40]*[.U40])" office:value-type="float" office:value="0.4" calcext:value-type="float">
            <text:p>0.4</text:p>
          </table:table-cell>
          <table:table-cell table:style-name="ce38" table:formula="of:=IF([.W40]=0;0;[.V40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0]=&quot;&quot;;[.AA40];[.AA40]*[.AB40])" office:value-type="float" office:value="0" calcext:value-type="float">
            <text:p>0</text:p>
          </table:table-cell>
          <table:table-cell table:style-name="ce38" table:formula="of:=IF([.AD40]=0;0;[.AC40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poslední ročníky do 20 žáků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25" calcext:value-type="float">
            <text:p>0.25</text:p>
          </table:table-cell>
          <table:table-cell table:style-name="ce38" table:formula="of:=IF([.AK40]=0;0;[.AJ40]=&quot;RO&quot;)" office:value-type="float" office:value="1" calcext:value-type="float">
            <text:p>1</text:p>
          </table:table-cell>
          <table:table-cell table:style-name="ce38"/>
          <table:table-cell table:style-name="ce33" office:value-type="string" calcext:value-type="string">
            <text:p>poslední ročníky v laboratořích max 20 lidí</text:p>
          </table:table-cell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1-30" calcext:value-type="date">
            <text:p>30.11.2020</text:p>
          </table:table-cell>
          <table:table-cell table:style-name="ce27" table:formula="of:=WEEKNUM([.A41])" office:value-type="float" office:value="49" calcext:value-type="float">
            <text:p>49</text:p>
          </table:table-cell>
          <table:table-cell table:style-name="ce27" table:formula="of:=WEEKDAY([.A41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1]=&quot;&quot;;[.E41];[.E41]*[.F41])" office:value-type="float" office:value="1" calcext:value-type="float">
            <text:p>1</text:p>
          </table:table-cell>
          <table:table-cell table:style-name="ce38" table:formula="of:=IF([.H41]=0;0;[.G41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1]=&quot;&quot;;[.T41];[.T41]*[.U41])" office:value-type="float" office:value="0.4" calcext:value-type="float">
            <text:p>0.4</text:p>
          </table:table-cell>
          <table:table-cell table:style-name="ce38" table:formula="of:=IF([.W41]=0;0;[.V4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1]=&quot;&quot;;[.AA41];[.AA41]*[.AB41])" office:value-type="float" office:value="0" calcext:value-type="float">
            <text:p>0</text:p>
          </table:table-cell>
          <table:table-cell table:style-name="ce38" table:formula="of:=IF([.AD41]=0;0;[.AC4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25" calcext:value-type="float">
            <text:p>0.25</text:p>
          </table:table-cell>
          <table:table-cell table:style-name="ce38" table:formula="of:=IF([.AK41]=0;0;[.AJ4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2-07" calcext:value-type="date">
            <text:p>07.12.2020</text:p>
          </table:table-cell>
          <table:table-cell table:style-name="ce27" table:formula="of:=WEEKNUM([.A42])" office:value-type="float" office:value="50" calcext:value-type="float">
            <text:p>50</text:p>
          </table:table-cell>
          <table:table-cell table:style-name="ce27" table:formula="of:=WEEKDAY([.A42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2]=&quot;&quot;;[.E42];[.E42]*[.F42])" office:value-type="float" office:value="1" calcext:value-type="float">
            <text:p>1</text:p>
          </table:table-cell>
          <table:table-cell table:style-name="ce38" table:formula="of:=IF([.H42]=0;0;[.G42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2]=&quot;&quot;;[.T42];[.T42]*[.U42])" office:value-type="float" office:value="0.4" calcext:value-type="float">
            <text:p>0.4</text:p>
          </table:table-cell>
          <table:table-cell table:style-name="ce38" table:formula="of:=IF([.W42]=0;0;[.V4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2]=&quot;&quot;;[.AA42];[.AA42]*[.AB42])" office:value-type="float" office:value="0" calcext:value-type="float">
            <text:p>0</text:p>
          </table:table-cell>
          <table:table-cell table:style-name="ce38" table:formula="of:=IF([.AD42]=0;0;[.AC42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25" calcext:value-type="float">
            <text:p>0.25</text:p>
          </table:table-cell>
          <table:table-cell table:style-name="ce38" table:formula="of:=IF([.AK42]=0;0;[.AJ4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2-14" calcext:value-type="date">
            <text:p>14.12.2020</text:p>
          </table:table-cell>
          <table:table-cell table:style-name="ce27" table:formula="of:=WEEKNUM([.A43])" office:value-type="float" office:value="51" calcext:value-type="float">
            <text:p>51</text:p>
          </table:table-cell>
          <table:table-cell table:style-name="ce27" table:formula="of:=WEEKDAY([.A43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3]=&quot;&quot;;[.E43];[.E43]*[.F43])" office:value-type="float" office:value="1" calcext:value-type="float">
            <text:p>1</text:p>
          </table:table-cell>
          <table:table-cell table:style-name="ce38" table:formula="of:=IF([.H43]=0;0;[.G43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3]=&quot;&quot;;[.T43];[.T43]*[.U43])" office:value-type="float" office:value="0.4" calcext:value-type="float">
            <text:p>0.4</text:p>
          </table:table-cell>
          <table:table-cell table:style-name="ce38" table:formula="of:=IF([.W43]=0;0;[.V43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3]=&quot;&quot;;[.AA43];[.AA43]*[.AB43])" office:value-type="float" office:value="0" calcext:value-type="float">
            <text:p>0</text:p>
          </table:table-cell>
          <table:table-cell table:style-name="ce38" table:formula="of:=IF([.AD43]=0;0;[.AC43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2" calcext:value-type="float">
            <text:p>0.2</text:p>
          </table:table-cell>
          <table:table-cell table:style-name="ce27" office:value-type="string" calcext:value-type="string">
            <text:p>RO</text:p>
          </table:table-cell>
          <table:table-cell table:style-name="ce38" office:value-type="float" office:value="0.25" calcext:value-type="float">
            <text:p>0.25</text:p>
          </table:table-cell>
          <table:table-cell table:style-name="ce38" table:formula="of:=IF([.AK43]=0;0;[.AJ43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2-21" calcext:value-type="date">
            <text:p>21.12.2020</text:p>
          </table:table-cell>
          <table:table-cell table:style-name="ce27" table:formula="of:=WEEKNUM([.A44])" office:value-type="float" office:value="52" calcext:value-type="float">
            <text:p>52</text:p>
          </table:table-cell>
          <table:table-cell table:style-name="ce27" table:formula="of:=WEEKDAY([.A44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2"/>
          <table:table-cell table:style-name="ce38" office:value-type="string" calcext:value-type="string">
            <text:p>c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0-12-28" calcext:value-type="date">
            <text:p>28.12.2020</text:p>
          </table:table-cell>
          <table:table-cell table:style-name="ce27" table:formula="of:=WEEKNUM([.A45])" office:value-type="float" office:value="1" calcext:value-type="float">
            <text:p>1</text:p>
          </table:table-cell>
          <table:table-cell table:style-name="ce27" table:formula="of:=WEEKDAY([.A45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1-04" calcext:value-type="date">
            <text:p>04.01.2021</text:p>
          </table:table-cell>
          <table:table-cell table:style-name="ce27" table:formula="of:=WEEKNUM([.A46])" office:value-type="float" office:value="2" calcext:value-type="float">
            <text:p>2</text:p>
          </table:table-cell>
          <table:table-cell table:style-name="ce27" table:formula="of:=WEEKDAY([.A46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number-columns-repeated="3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1-11" calcext:value-type="date">
            <text:p>11.01.2021</text:p>
          </table:table-cell>
          <table:table-cell table:style-name="ce27" table:formula="of:=WEEKNUM([.A47])" office:value-type="float" office:value="3" calcext:value-type="float">
            <text:p>3</text:p>
          </table:table-cell>
          <table:table-cell table:style-name="ce27" table:formula="of:=WEEKDAY([.A47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7]=&quot;&quot;;[.E47];[.E47]*[.F47])" office:value-type="float" office:value="1" calcext:value-type="float">
            <text:p>1</text:p>
          </table:table-cell>
          <table:table-cell table:style-name="ce38" table:formula="of:=IF([.H47]=0;0;[.G47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7]=&quot;&quot;;[.T47];[.T47]*[.U47])" office:value-type="float" office:value="0.4" calcext:value-type="float">
            <text:p>0.4</text:p>
          </table:table-cell>
          <table:table-cell table:style-name="ce38" table:formula="of:=IF([.W47]=0;0;[.V47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7]=&quot;&quot;;[.AA47];[.AA47]*[.AB47])" office:value-type="float" office:value="0" calcext:value-type="float">
            <text:p>0</text:p>
          </table:table-cell>
          <table:table-cell table:style-name="ce38" table:formula="of:=IF([.AD47]=0;0;[.AC4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47]=&quot;&quot;;[.AH47];[.AH47]*[.AI47])" office:value-type="float" office:value="0" calcext:value-type="float">
            <text:p>0</text:p>
          </table:table-cell>
          <table:table-cell table:style-name="ce38" table:formula="of:=IF([.AK47]=0;0;[.AJ4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1-18" calcext:value-type="date">
            <text:p>18.01.2021</text:p>
          </table:table-cell>
          <table:table-cell table:style-name="ce27" table:formula="of:=WEEKNUM([.A48])" office:value-type="float" office:value="4" calcext:value-type="float">
            <text:p>4</text:p>
          </table:table-cell>
          <table:table-cell table:style-name="ce27" table:formula="of:=WEEKDAY([.A48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8]=&quot;&quot;;[.E48];[.E48]*[.F48])" office:value-type="float" office:value="1" calcext:value-type="float">
            <text:p>1</text:p>
          </table:table-cell>
          <table:table-cell table:style-name="ce38" table:formula="of:=IF([.H48]=0;0;[.G48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8]=&quot;&quot;;[.T48];[.T48]*[.U48])" office:value-type="float" office:value="0.4" calcext:value-type="float">
            <text:p>0.4</text:p>
          </table:table-cell>
          <table:table-cell table:style-name="ce38" table:formula="of:=IF([.W48]=0;0;[.V48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8]=&quot;&quot;;[.AA48];[.AA48]*[.AB48])" office:value-type="float" office:value="0" calcext:value-type="float">
            <text:p>0</text:p>
          </table:table-cell>
          <table:table-cell table:style-name="ce38" table:formula="of:=IF([.AD48]=0;0;[.AC4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48]=&quot;&quot;;[.AH48];[.AH48]*[.AI48])" office:value-type="float" office:value="0" calcext:value-type="float">
            <text:p>0</text:p>
          </table:table-cell>
          <table:table-cell table:style-name="ce38" table:formula="of:=IF([.AK48]=0;0;[.AJ4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1-25" calcext:value-type="date">
            <text:p>25.01.2021</text:p>
          </table:table-cell>
          <table:table-cell table:style-name="ce27" table:formula="of:=WEEKNUM([.A49])" office:value-type="float" office:value="5" calcext:value-type="float">
            <text:p>5</text:p>
          </table:table-cell>
          <table:table-cell table:style-name="ce27" table:formula="of:=WEEKDAY([.A49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49]=&quot;&quot;;[.E49];[.E49]*[.F49])" office:value-type="float" office:value="1" calcext:value-type="float">
            <text:p>1</text:p>
          </table:table-cell>
          <table:table-cell table:style-name="ce38" table:formula="of:=IF([.H49]=0;0;[.G49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49]=&quot;&quot;;[.T49];[.T49]*[.U49])" office:value-type="float" office:value="0.4" calcext:value-type="float">
            <text:p>0.4</text:p>
          </table:table-cell>
          <table:table-cell table:style-name="ce38" table:formula="of:=IF([.W49]=0;0;[.V49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49]=&quot;&quot;;[.AA49];[.AA49]*[.AB49])" office:value-type="float" office:value="0" calcext:value-type="float">
            <text:p>0</text:p>
          </table:table-cell>
          <table:table-cell table:style-name="ce38" table:formula="of:=IF([.AD49]=0;0;[.AC4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49]=&quot;&quot;;[.AH49];[.AH49]*[.AI49])" office:value-type="float" office:value="0" calcext:value-type="float">
            <text:p>0</text:p>
          </table:table-cell>
          <table:table-cell table:style-name="ce38" table:formula="of:=IF([.AK49]=0;0;[.AJ4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2-01" calcext:value-type="date">
            <text:p>01.02.2021</text:p>
          </table:table-cell>
          <table:table-cell table:style-name="ce27" table:formula="of:=WEEKNUM([.A50])" office:value-type="float" office:value="6" calcext:value-type="float">
            <text:p>6</text:p>
          </table:table-cell>
          <table:table-cell table:style-name="ce27" table:formula="of:=WEEKDAY([.A50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50]=&quot;&quot;;[.E50];[.E50]*[.F50])" office:value-type="float" office:value="1" calcext:value-type="float">
            <text:p>1</text:p>
          </table:table-cell>
          <table:table-cell table:style-name="ce38" table:formula="of:=IF([.H50]=0;0;[.G50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50]=&quot;&quot;;[.T50];[.T50]*[.U50])" office:value-type="float" office:value="0.4" calcext:value-type="float">
            <text:p>0.4</text:p>
          </table:table-cell>
          <table:table-cell table:style-name="ce38" table:formula="of:=IF([.W50]=0;0;[.V50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50]=&quot;&quot;;[.AA50];[.AA50]*[.AB50])" office:value-type="float" office:value="0" calcext:value-type="float">
            <text:p>0</text:p>
          </table:table-cell>
          <table:table-cell table:style-name="ce38" table:formula="of:=IF([.AD50]=0;0;[.AC5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50]=&quot;&quot;;[.AH50];[.AH50]*[.AI50])" office:value-type="float" office:value="0" calcext:value-type="float">
            <text:p>0</text:p>
          </table:table-cell>
          <table:table-cell table:style-name="ce38" table:formula="of:=IF([.AK50]=0;0;[.AJ5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2-08" calcext:value-type="date">
            <text:p>08.02.2021</text:p>
          </table:table-cell>
          <table:table-cell table:style-name="ce27" table:formula="of:=WEEKNUM([.A51])" office:value-type="float" office:value="7" calcext:value-type="float">
            <text:p>7</text:p>
          </table:table-cell>
          <table:table-cell table:style-name="ce27" table:formula="of:=WEEKDAY([.A51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51]=&quot;&quot;;[.E51];[.E51]*[.F51])" office:value-type="float" office:value="1" calcext:value-type="float">
            <text:p>1</text:p>
          </table:table-cell>
          <table:table-cell table:style-name="ce38" table:formula="of:=IF([.H51]=0;0;[.G51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51]=&quot;&quot;;[.T51];[.T51]*[.U51])" office:value-type="float" office:value="0.4" calcext:value-type="float">
            <text:p>0.4</text:p>
          </table:table-cell>
          <table:table-cell table:style-name="ce38" table:formula="of:=IF([.W51]=0;0;[.V51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51]=&quot;&quot;;[.AA51];[.AA51]*[.AB51])" office:value-type="float" office:value="0" calcext:value-type="float">
            <text:p>0</text:p>
          </table:table-cell>
          <table:table-cell table:style-name="ce38" table:formula="of:=IF([.AD51]=0;0;[.AC5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51]=&quot;&quot;;[.AH51];[.AH51]*[.AI51])" office:value-type="float" office:value="0" calcext:value-type="float">
            <text:p>0</text:p>
          </table:table-cell>
          <table:table-cell table:style-name="ce38" table:formula="of:=IF([.AK51]=0;0;[.AJ5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2-15" calcext:value-type="date">
            <text:p>15.02.2021</text:p>
          </table:table-cell>
          <table:table-cell table:style-name="ce27" table:formula="of:=WEEKNUM([.A52])" office:value-type="float" office:value="8" calcext:value-type="float">
            <text:p>8</text:p>
          </table:table-cell>
          <table:table-cell table:style-name="ce27" table:formula="of:=WEEKDAY([.A52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52]=&quot;&quot;;[.E52];[.E52]*[.F52])" office:value-type="float" office:value="1" calcext:value-type="float">
            <text:p>1</text:p>
          </table:table-cell>
          <table:table-cell table:style-name="ce38" table:formula="of:=IF([.H52]=0;0;[.G52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U52]=&quot;&quot;;[.T52];[.T52]*[.U52])" office:value-type="float" office:value="0.4" calcext:value-type="float">
            <text:p>0.4</text:p>
          </table:table-cell>
          <table:table-cell table:style-name="ce38" table:formula="of:=IF([.W52]=0;0;[.V52]=&quot;RO&quot;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38" table:formula="of:=IF([.AB52]=&quot;&quot;;[.AA52];[.AA52]*[.AB52])" office:value-type="float" office:value="0" calcext:value-type="float">
            <text:p>0</text:p>
          </table:table-cell>
          <table:table-cell table:style-name="ce38" table:formula="of:=IF([.AD52]=0;0;[.AC52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O</text:p>
          </table:table-cell>
          <table:table-cell table:style-name="ce38" table:formula="of:=IF([.AI52]=&quot;&quot;;[.AH52];[.AH52]*[.AI52])" office:value-type="float" office:value="0" calcext:value-type="float">
            <text:p>0</text:p>
          </table:table-cell>
          <table:table-cell table:style-name="ce38" table:formula="of:=IF([.AK52]=0;0;[.AJ52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O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2-22" calcext:value-type="date">
            <text:p>22.02.2021</text:p>
          </table:table-cell>
          <table:table-cell table:style-name="ce27" table:formula="of:=WEEKNUM([.A53])" office:value-type="float" office:value="9" calcext:value-type="float">
            <text:p>9</text:p>
          </table:table-cell>
          <table:table-cell table:style-name="ce27" table:formula="of:=WEEKDAY([.A53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/>
          <table:table-cell table:style-name="ce38" table:formula="of:=IF([.F53]=&quot;&quot;;[.E53];[.E53]*[.F53])" office:value-type="float" office:value="1" calcext:value-type="float">
            <text:p>1</text:p>
          </table:table-cell>
          <table:table-cell table:style-name="ce38" table:formula="of:=IF([.H53]=0;0;[.G53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" calcext:value-type="float">
            <text:p>0.4</text:p>
          </table:table-cell>
          <table:table-cell table:style-name="ce27" office:value-type="string" calcext:value-type="string">
            <text:p>RE</text:p>
          </table:table-cell>
          <table:table-cell table:style-name="ce38" table:formula="of:=IF([.U53]=&quot;&quot;;[.T53];[.T53]*[.U53])" office:value-type="float" office:value="0.4" calcext:value-type="float">
            <text:p>0.4</text:p>
          </table:table-cell>
          <table:table-cell table:style-name="ce38" table:formula="of:=IF([.W53]=0;0;IF(OR([.V53]=&quot;RO&quot;;[.V53]=&quot;RE&quot;);1;0))" office:value-type="float" office:value="1" calcext:value-type="float">
            <text:p>1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3]=&quot;&quot;;[.AA53];[.AA53]*[.AB53])" office:value-type="float" office:value="0" calcext:value-type="float">
            <text:p>0</text:p>
          </table:table-cell>
          <table:table-cell table:style-name="ce38" table:formula="of:=IF([.AD53]=0;0;[.AC53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7" office:value-type="string" calcext:value-type="string">
            <text:p>RE</text:p>
          </table:table-cell>
          <table:table-cell table:style-name="ce38" table:formula="of:=IF([.AI53]=&quot;&quot;;[.AH53];[.AH53]*[.AI53])" office:value-type="float" office:value="0" calcext:value-type="float">
            <text:p>0</text:p>
          </table:table-cell>
          <table:table-cell table:style-name="ce38" table:formula="of:=IF([.AK53]=0;0;IF(OR([.AJ53]=&quot;RO&quot;;[.AJ53]=&quot;RE&quot;);1;0)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 office:value-type="string" calcext:value-type="string">
            <text:p>Od 25.2. Povinnost nosit respirátor, děti do 15 mohou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3-01" calcext:value-type="date">
            <text:p>01.03.2021</text:p>
          </table:table-cell>
          <table:table-cell table:style-name="ce27" table:formula="of:=WEEKNUM([.A54])" office:value-type="float" office:value="10" calcext:value-type="float">
            <text:p>10</text:p>
          </table:table-cell>
          <table:table-cell table:style-name="ce27" table:formula="of:=WEEKDAY([.A54];2)" office:value-type="float" office:value="1" calcext:value-type="float">
            <text:p>1</text:p>
          </table:table-cell>
          <table:table-cell table:style-name="ce33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4]=&quot;&quot;;[.E54];[.E54]*[.F54])" office:value-type="float" office:value="0" calcext:value-type="float">
            <text:p>0</text:p>
          </table:table-cell>
          <table:table-cell table:style-name="ce38" table:formula="of:=IF([.H54]=0;0;[.G54]=&quot;RO&quot;)" office:value-type="float" office:value="0" calcext:value-type="float">
            <text:p>0</text:p>
          </table:table-cell>
          <table:table-cell table:style-name="ce38"/>
          <table:table-cell table:style-name="ce41" office:value-type="string" calcext:value-type="string">
            <text:p>zavření všech škol</text:p>
          </table:table-cell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4]=&quot;&quot;;[.T54];[.T54]*[.U54])" office:value-type="float" office:value="0" calcext:value-type="float">
            <text:p>0</text:p>
          </table:table-cell>
          <table:table-cell table:style-name="ce38" table:formula="of:=IF([.W54]=0;0;[.V54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4]=&quot;&quot;;[.AA54];[.AA54]*[.AB54])" office:value-type="float" office:value="0" calcext:value-type="float">
            <text:p>0</text:p>
          </table:table-cell>
          <table:table-cell table:style-name="ce38" table:formula="of:=IF([.AD54]=0;0;[.AC54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4]=&quot;&quot;;[.AH54];[.AH54]*[.AI54])" office:value-type="float" office:value="0" calcext:value-type="float">
            <text:p>0</text:p>
          </table:table-cell>
          <table:table-cell table:style-name="ce38" table:formula="of:=IF([.AK54]=0;0;[.AJ54]=&quot;RO&quot;)" office:value-type="float" office:value="0" calcext:value-type="float">
            <text:p>0</text:p>
          </table:table-cell>
          <table:table-cell table:style-name="ce38"/>
          <table:table-cell table:style-name="ce33" office:value-type="string" calcext:value-type="string">
            <text:p>zavření všech škol</text:p>
          </table:table-cell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3-08" calcext:value-type="date">
            <text:p>08.03.2021</text:p>
          </table:table-cell>
          <table:table-cell table:style-name="ce27" table:formula="of:=WEEKNUM([.A55])" office:value-type="float" office:value="11" calcext:value-type="float">
            <text:p>11</text:p>
          </table:table-cell>
          <table:table-cell table:style-name="ce27" table:formula="of:=WEEKDAY([.A55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5]=&quot;&quot;;[.E55];[.E55]*[.F55])" office:value-type="float" office:value="0" calcext:value-type="float">
            <text:p>0</text:p>
          </table:table-cell>
          <table:table-cell table:style-name="ce38" table:formula="of:=IF([.H55]=0;0;[.G55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5]=&quot;&quot;;[.T55];[.T55]*[.U55])" office:value-type="float" office:value="0" calcext:value-type="float">
            <text:p>0</text:p>
          </table:table-cell>
          <table:table-cell table:style-name="ce38" table:formula="of:=IF([.W55]=0;0;[.V55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5]=&quot;&quot;;[.AA55];[.AA55]*[.AB55])" office:value-type="float" office:value="0" calcext:value-type="float">
            <text:p>0</text:p>
          </table:table-cell>
          <table:table-cell table:style-name="ce38" table:formula="of:=IF([.AD55]=0;0;[.AC55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5]=&quot;&quot;;[.AH55];[.AH55]*[.AI55])" office:value-type="float" office:value="0" calcext:value-type="float">
            <text:p>0</text:p>
          </table:table-cell>
          <table:table-cell table:style-name="ce38" table:formula="of:=IF([.AK55]=0;0;[.AJ55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3-15" calcext:value-type="date">
            <text:p>15.03.2021</text:p>
          </table:table-cell>
          <table:table-cell table:style-name="ce27" table:formula="of:=WEEKNUM([.A56])" office:value-type="float" office:value="12" calcext:value-type="float">
            <text:p>12</text:p>
          </table:table-cell>
          <table:table-cell table:style-name="ce27" table:formula="of:=WEEKDAY([.A56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6]=&quot;&quot;;[.E56];[.E56]*[.F56])" office:value-type="float" office:value="0" calcext:value-type="float">
            <text:p>0</text:p>
          </table:table-cell>
          <table:table-cell table:style-name="ce38" table:formula="of:=IF([.H56]=0;0;[.G56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6]=&quot;&quot;;[.T56];[.T56]*[.U56])" office:value-type="float" office:value="0" calcext:value-type="float">
            <text:p>0</text:p>
          </table:table-cell>
          <table:table-cell table:style-name="ce38" table:formula="of:=IF([.W56]=0;0;[.V56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6]=&quot;&quot;;[.AA56];[.AA56]*[.AB56])" office:value-type="float" office:value="0" calcext:value-type="float">
            <text:p>0</text:p>
          </table:table-cell>
          <table:table-cell table:style-name="ce38" table:formula="of:=IF([.AD56]=0;0;[.AC56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6]=&quot;&quot;;[.AH56];[.AH56]*[.AI56])" office:value-type="float" office:value="0" calcext:value-type="float">
            <text:p>0</text:p>
          </table:table-cell>
          <table:table-cell table:style-name="ce38" table:formula="of:=IF([.AK56]=0;0;[.AJ56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3-22" calcext:value-type="date">
            <text:p>22.03.2021</text:p>
          </table:table-cell>
          <table:table-cell table:style-name="ce27" table:formula="of:=WEEKNUM([.A57])" office:value-type="float" office:value="13" calcext:value-type="float">
            <text:p>13</text:p>
          </table:table-cell>
          <table:table-cell table:style-name="ce27" table:formula="of:=WEEKDAY([.A57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7]=&quot;&quot;;[.E57];[.E57]*[.F57])" office:value-type="float" office:value="0" calcext:value-type="float">
            <text:p>0</text:p>
          </table:table-cell>
          <table:table-cell table:style-name="ce38" table:formula="of:=IF([.H57]=0;0;[.G57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7]=&quot;&quot;;[.T57];[.T57]*[.U57])" office:value-type="float" office:value="0" calcext:value-type="float">
            <text:p>0</text:p>
          </table:table-cell>
          <table:table-cell table:style-name="ce38" table:formula="of:=IF([.W57]=0;0;[.V5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7]=&quot;&quot;;[.AA57];[.AA57]*[.AB57])" office:value-type="float" office:value="0" calcext:value-type="float">
            <text:p>0</text:p>
          </table:table-cell>
          <table:table-cell table:style-name="ce38" table:formula="of:=IF([.AD57]=0;0;[.AC5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7]=&quot;&quot;;[.AH57];[.AH57]*[.AI57])" office:value-type="float" office:value="0" calcext:value-type="float">
            <text:p>0</text:p>
          </table:table-cell>
          <table:table-cell table:style-name="ce38" table:formula="of:=IF([.AK57]=0;0;[.AJ57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3-29" calcext:value-type="date">
            <text:p>29.03.2021</text:p>
          </table:table-cell>
          <table:table-cell table:style-name="ce27" table:formula="of:=WEEKNUM([.A58])" office:value-type="float" office:value="14" calcext:value-type="float">
            <text:p>14</text:p>
          </table:table-cell>
          <table:table-cell table:style-name="ce27" table:formula="of:=WEEKDAY([.A58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8]=&quot;&quot;;[.E58];[.E58]*[.F58])" office:value-type="float" office:value="0" calcext:value-type="float">
            <text:p>0</text:p>
          </table:table-cell>
          <table:table-cell table:style-name="ce38" table:formula="of:=IF([.H58]=0;0;[.G58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8]=&quot;&quot;;[.T58];[.T58]*[.U58])" office:value-type="float" office:value="0" calcext:value-type="float">
            <text:p>0</text:p>
          </table:table-cell>
          <table:table-cell table:style-name="ce38" table:formula="of:=IF([.W58]=0;0;[.V5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8]=&quot;&quot;;[.AA58];[.AA58]*[.AB58])" office:value-type="float" office:value="0" calcext:value-type="float">
            <text:p>0</text:p>
          </table:table-cell>
          <table:table-cell table:style-name="ce38" table:formula="of:=IF([.AD58]=0;0;[.AC5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8]=&quot;&quot;;[.AH58];[.AH58]*[.AI58])" office:value-type="float" office:value="0" calcext:value-type="float">
            <text:p>0</text:p>
          </table:table-cell>
          <table:table-cell table:style-name="ce38" table:formula="of:=IF([.AK58]=0;0;[.AJ58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4-05" calcext:value-type="date">
            <text:p>05.04.2021</text:p>
          </table:table-cell>
          <table:table-cell table:style-name="ce27" table:formula="of:=WEEKNUM([.A59])" office:value-type="float" office:value="15" calcext:value-type="float">
            <text:p>15</text:p>
          </table:table-cell>
          <table:table-cell table:style-name="ce27" table:formula="of:=WEEKDAY([.A59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5"/>
          <table:table-cell table:style-name="ce27"/>
          <table:table-cell table:style-name="ce38" table:formula="of:=IF([.F59]=&quot;&quot;;[.E59];[.E59]*[.F59])" office:value-type="float" office:value="0" calcext:value-type="float">
            <text:p>0</text:p>
          </table:table-cell>
          <table:table-cell table:style-name="ce38" table:formula="of:=IF([.H59]=0;0;[.G59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U59]=&quot;&quot;;[.T59];[.T59]*[.U59])" office:value-type="float" office:value="0" calcext:value-type="float">
            <text:p>0</text:p>
          </table:table-cell>
          <table:table-cell table:style-name="ce38" table:formula="of:=IF([.W59]=0;0;[.V5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59]=&quot;&quot;;[.AA59];[.AA59]*[.AB59])" office:value-type="float" office:value="0" calcext:value-type="float">
            <text:p>0</text:p>
          </table:table-cell>
          <table:table-cell table:style-name="ce38" table:formula="of:=IF([.AD59]=0;0;[.AC5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59]=&quot;&quot;;[.AH59];[.AH59]*[.AI59])" office:value-type="float" office:value="0" calcext:value-type="float">
            <text:p>0</text:p>
          </table:table-cell>
          <table:table-cell table:style-name="ce38" table:formula="of:=IF([.AK59]=0;0;[.AJ59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4-12" calcext:value-type="date">
            <text:p>12.04.2021</text:p>
          </table:table-cell>
          <table:table-cell table:style-name="ce27" table:formula="of:=WEEKNUM([.A60])" office:value-type="float" office:value="16" calcext:value-type="float">
            <text:p>16</text:p>
          </table:table-cell>
          <table:table-cell table:style-name="ce27" table:formula="of:=WEEKDAY([.A60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33" calcext:value-type="float">
            <text:p>0.33</text:p>
          </table:table-cell>
          <table:table-cell table:style-name="ce27"/>
          <table:table-cell table:style-name="ce38" table:formula="of:=IF([.F60]=&quot;&quot;;[.E60];[.E60]*[.F60])" office:value-type="float" office:value="0.33" calcext:value-type="float">
            <text:p>0.33</text:p>
          </table:table-cell>
          <table:table-cell table:style-name="ce38" table:formula="of:=IF([.H60]=0;0;[.G60]=&quot;RO&quot;)" office:value-type="float" office:value="0" calcext:value-type="float">
            <text:p>0</text:p>
          </table:table-cell>
          <table:table-cell table:style-name="ce38"/>
          <table:table-cell table:style-name="ce41" office:value-type="string" calcext:value-type="string">
            <text:p>poslední ročník 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RO</text:p>
          </table:table-cell>
          <table:table-cell table:style-name="ce33" office:value-type="string" calcext:value-type="string">
            <text:p>rotační výuk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E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60]=&quot;&quot;;[.AA60];[.AA60]*[.AB60])" office:value-type="float" office:value="0" calcext:value-type="float">
            <text:p>0</text:p>
          </table:table-cell>
          <table:table-cell table:style-name="ce38" table:formula="of:=IF([.AD60]=0;0;[.AC6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60]=&quot;&quot;;[.AH60];[.AH60]*[.AI60])" office:value-type="float" office:value="0" calcext:value-type="float">
            <text:p>0</text:p>
          </table:table-cell>
          <table:table-cell table:style-name="ce38" table:formula="of:=IF([.AK60]=0;0;[.AJ60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4-19" calcext:value-type="date">
            <text:p>19.04.2021</text:p>
          </table:table-cell>
          <table:table-cell table:style-name="ce27" table:formula="of:=WEEKNUM([.A61])" office:value-type="float" office:value="17" calcext:value-type="float">
            <text:p>17</text:p>
          </table:table-cell>
          <table:table-cell table:style-name="ce27" table:formula="of:=WEEKDAY([.A61];2)" office:value-type="float" office:value="1" calcext:value-type="float">
            <text:p>1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33" calcext:value-type="float">
            <text:p>0.33</text:p>
          </table:table-cell>
          <table:table-cell table:style-name="ce27"/>
          <table:table-cell table:style-name="ce38" table:formula="of:=IF([.F61]=&quot;&quot;;[.E61];[.E61]*[.F61])" office:value-type="float" office:value="0.33" calcext:value-type="float">
            <text:p>0.33</text:p>
          </table:table-cell>
          <table:table-cell table:style-name="ce38" table:formula="of:=IF([.H61]=0;0;[.G61]=&quot;RO&quot;)" office:value-type="float" office:value="0" calcext:value-type="float">
            <text:p>0</text:p>
          </table:table-cell>
          <table:table-cell table:style-name="ce38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RO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RE</text:p>
          </table:table-cell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27" office:value-type="string" calcext:value-type="string">
            <text:p>RE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B61]=&quot;&quot;;[.AA61];[.AA61]*[.AB61])" office:value-type="float" office:value="0" calcext:value-type="float">
            <text:p>0</text:p>
          </table:table-cell>
          <table:table-cell table:style-name="ce38" table:formula="of:=IF([.AD61]=0;0;[.AC6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formula="of:=IF([.AI61]=&quot;&quot;;[.AH61];[.AH61]*[.AI61])" office:value-type="float" office:value="0" calcext:value-type="float">
            <text:p>0</text:p>
          </table:table-cell>
          <table:table-cell table:style-name="ce38" table:formula="of:=IF([.AK61]=0;0;[.AJ61]=&quot;RO&quot;)" office:value-type="float" office:value="0" calcext:value-type="float">
            <text:p>0</text:p>
          </table:table-cell>
          <table:table-cell table:style-name="ce38"/>
          <table:table-cell table:style-name="ce33"/>
          <table:table-cell table:style-name="ce37" table:number-columns-repeated="2"/>
          <table:table-cell table:style-name="ce27" office:value-type="string" calcext:value-type="string">
            <text:p>RE</text:p>
          </table:table-cell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4-26" calcext:value-type="date">
            <text:p>26.04.2021</text:p>
          </table:table-cell>
          <table:table-cell table:style-name="ce27" table:formula="of:=WEEKNUM([.A62])" office:value-type="float" office:value="18" calcext:value-type="float">
            <text:p>18</text:p>
          </table:table-cell>
          <table:table-cell table:style-name="ce27" table:formula="of:=WEEKDAY([.A62];2)" office:value-type="float" office:value="1" calcext:value-type="float">
            <text:p>1</text:p>
          </table:table-cell>
          <table:table-cell table:style-name="ce33" office:value-type="string" calcext:value-type="string">
            <text:p>otevření</text:p>
          </table:table-cell>
          <table:table-cell table:style-name="ce27" table:number-columns-repeated="3"/>
          <table:table-cell table:style-name="ce38" table:number-columns-repeated="3"/>
          <table:table-cell table:style-name="ce41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E</text:p>
          </table:table-cell>
          <table:table-cell table:style-name="ce38" table:number-columns-repeated="3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28" office:value-type="date" office:date-value="2021-05-03" calcext:value-type="date">
            <text:p>03.05.2021</text:p>
          </table:table-cell>
          <table:table-cell table:style-name="ce27" table:formula="of:=WEEKNUM([.A63])" office:value-type="float" office:value="19" calcext:value-type="float">
            <text:p>19</text:p>
          </table:table-cell>
          <table:table-cell table:style-name="ce27" table:formula="of:=WEEKDAY([.A63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 office:value-type="string" calcext:value-type="string">
            <text:p>postupné otevírání</text:p>
          </table:table-cell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5-10" calcext:value-type="date">
            <text:p>10.05.2021</text:p>
          </table:table-cell>
          <table:table-cell table:style-name="ce27" table:formula="of:=WEEKNUM([.A64])" office:value-type="float" office:value="20" calcext:value-type="float">
            <text:p>20</text:p>
          </table:table-cell>
          <table:table-cell table:style-name="ce27" table:formula="of:=WEEKDAY([.A64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5-17" calcext:value-type="date">
            <text:p>17.05.2021</text:p>
          </table:table-cell>
          <table:table-cell table:style-name="ce27" table:formula="of:=WEEKNUM([.A65])" office:value-type="float" office:value="21" calcext:value-type="float">
            <text:p>21</text:p>
          </table:table-cell>
          <table:table-cell table:style-name="ce27" table:formula="of:=WEEKDAY([.A65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5-24" calcext:value-type="date">
            <text:p>24.05.2021</text:p>
          </table:table-cell>
          <table:table-cell table:style-name="ce27" table:formula="of:=WEEKNUM([.A66])" office:value-type="float" office:value="22" calcext:value-type="float">
            <text:p>22</text:p>
          </table:table-cell>
          <table:table-cell table:style-name="ce27" table:formula="of:=WEEKDAY([.A66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5-31" calcext:value-type="date">
            <text:p>31.05.2021</text:p>
          </table:table-cell>
          <table:table-cell table:style-name="ce27" table:formula="of:=WEEKNUM([.A67])" office:value-type="float" office:value="23" calcext:value-type="float">
            <text:p>23</text:p>
          </table:table-cell>
          <table:table-cell table:style-name="ce27" table:formula="of:=WEEKDAY([.A67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6-07" calcext:value-type="date">
            <text:p>07.06.2021</text:p>
          </table:table-cell>
          <table:table-cell table:style-name="ce27" table:formula="of:=WEEKNUM([.A68])" office:value-type="float" office:value="24" calcext:value-type="float">
            <text:p>24</text:p>
          </table:table-cell>
          <table:table-cell table:style-name="ce27" table:formula="of:=WEEKDAY([.A68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6-14" calcext:value-type="date">
            <text:p>14.06.2021</text:p>
          </table:table-cell>
          <table:table-cell table:style-name="ce27" table:formula="of:=WEEKNUM([.A69])" office:value-type="float" office:value="25" calcext:value-type="float">
            <text:p>25</text:p>
          </table:table-cell>
          <table:table-cell table:style-name="ce27" table:formula="of:=WEEKDAY([.A69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6-21" calcext:value-type="date">
            <text:p>21.06.2021</text:p>
          </table:table-cell>
          <table:table-cell table:style-name="ce27" table:formula="of:=WEEKNUM([.A70])" office:value-type="float" office:value="26" calcext:value-type="float">
            <text:p>26</text:p>
          </table:table-cell>
          <table:table-cell table:style-name="ce27" table:formula="of:=WEEKDAY([.A70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6-28" calcext:value-type="date">
            <text:p>28.06.2021</text:p>
          </table:table-cell>
          <table:table-cell table:style-name="ce27" table:formula="of:=WEEKNUM([.A71])" office:value-type="float" office:value="27" calcext:value-type="float">
            <text:p>27</text:p>
          </table:table-cell>
          <table:table-cell table:style-name="ce27" table:formula="of:=WEEKDAY([.A71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7-05" calcext:value-type="date">
            <text:p>05.07.2021</text:p>
          </table:table-cell>
          <table:table-cell table:style-name="ce27" table:formula="of:=WEEKNUM([.A72])" office:value-type="float" office:value="28" calcext:value-type="float">
            <text:p>28</text:p>
          </table:table-cell>
          <table:table-cell table:style-name="ce27" table:formula="of:=WEEKDAY([.A72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7-12" calcext:value-type="date">
            <text:p>12.07.2021</text:p>
          </table:table-cell>
          <table:table-cell table:style-name="ce27" table:formula="of:=WEEKNUM([.A73])" office:value-type="float" office:value="29" calcext:value-type="float">
            <text:p>29</text:p>
          </table:table-cell>
          <table:table-cell table:style-name="ce27" table:formula="of:=WEEKDAY([.A73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 office:value-type="date" office:date-value="2021-07-19" calcext:value-type="date">
            <text:p>19.07.2021</text:p>
          </table:table-cell>
          <table:table-cell table:style-name="ce27" table:formula="of:=WEEKNUM([.A74])" office:value-type="float" office:value="30" calcext:value-type="float">
            <text:p>30</text:p>
          </table:table-cell>
          <table:table-cell table:style-name="ce27" table:formula="of:=WEEKDAY([.A74];2)" office:value-type="float" office:value="1" calcext:value-type="float">
            <text:p>1</text:p>
          </table:table-cell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>
          <table:table-cell table:style-name="ce28"/>
          <table:table-cell table:style-name="ce27" table:formula="of:=WEEKNUM([.A75])" office:value-type="float" office:value="52" calcext:value-type="float">
            <text:p>52</text:p>
          </table:table-cell>
          <table:table-cell table:style-name="ce27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 table:number-rows-repeated="2">
          <table:table-cell table:style-name="ce28"/>
          <table:table-cell table:style-name="ce27" table:number-columns-repeated="2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38" table:number-columns-repeated="3"/>
          <table:table-cell table:style-name="ce33"/>
          <table:table-cell table:style-name="ce27" table:number-columns-repeated="3"/>
          <table:table-cell table:style-name="ce46"/>
          <table:table-cell table:number-columns-repeated="980"/>
        </table:table-row>
        <table:table-row table:style-name="ro1" table:number-rows-repeated="499">
          <table:table-cell table:style-name="ce30"/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so" table:style-name="ta2">
        <office:forms form:automatic-focus="false" form:apply-design-mode="false"/>
        <table:table-column table:style-name="co35" table:number-columns-repeated="6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50" office:value-type="date" office:date-value="2019-12-31" calcext:value-type="date">
            <text:p>31/12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6:.C8])+SUM([.C109:.C111])" office:value-type="float" office:value="339336" calcext:value-type="float">
            <text:p>3393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9:.C13])+SUM([.C112:.C116])" office:value-type="float" office:value="573157" calcext:value-type="float">
            <text:p>5731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14:.C17])+SUM([.C117:.C120])" office:value-type="float" office:value="455889" calcext:value-type="float">
            <text:p>4558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8:.C21])+SUM([.C121:.C124])" office:value-type="float" office:value="383634" calcext:value-type="float">
            <text:p>3836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</table:table>
      <table:table table:name="mzcr" table:style-name="ta2">
        <office:forms form:automatic-focus="false" form:apply-design-mode="false"/>
        <table:table-column table:style-name="co35" table:default-cell-style-name="ce51"/>
        <table:table-column table:style-name="co35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2:.D2])" office:value-type="float" office:value="0" calcext:value-type="float">
            <text:p>0</text:p>
          </table:table-cell>
          <table:table-cell table:formula="of:=SUM([.E2:.I2])" office:value-type="float" office:value="0" calcext:value-type="float">
            <text:p>0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SUM([.N2:.Q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2]" office:value-type="float" office:value="9" calcext:value-type="float">
            <text:p>9</text:p>
          </table:table-cell>
          <table:table-cell table:formula="of:=SUM([.B3:.D3])" office:value-type="float" office:value="0" calcext:value-type="float">
            <text:p>0</text:p>
          </table:table-cell>
          <table:table-cell table:formula="of:=SUM([.E3:.I3])" office:value-type="float" office:value="0" calcext:value-type="float">
            <text:p>0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SUM([.N3: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3]" office:value-type="float" office:value="9" calcext:value-type="float">
            <text:p>9</text:p>
          </table:table-cell>
          <table:table-cell table:formula="of:=SUM([.B4:.D4])" office:value-type="float" office:value="0" calcext:value-type="float">
            <text:p>0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SUM([.N4:.Q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4]" office:value-type="float" office:value="9" calcext:value-type="float">
            <text:p>9</text:p>
          </table:table-cell>
          <table:table-cell table:formula="of:=SUM([.B5:.D5])" office:value-type="float" office:value="0" calcext:value-type="float">
            <text:p>0</text:p>
          </table:table-cell>
          <table:table-cell table:formula="of:=SUM([.E5:.I5])" office:value-type="float" office:value="0" calcext:value-type="float">
            <text:p>0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SUM([.N5:.Q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5]" office:value-type="float" office:value="9" calcext:value-type="float">
            <text:p>9</text:p>
          </table:table-cell>
          <table:table-cell table:formula="of:=SUM([.B6:.D6])" office:value-type="float" office:value="0" calcext:value-type="float">
            <text:p>0</text:p>
          </table:table-cell>
          <table:table-cell table:formula="of:=SUM([.E6:.I6])" office:value-type="float" office:value="0" calcext:value-type="float">
            <text:p>0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SUM([.N6:.Q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6]" office:value-type="float" office:value="9" calcext:value-type="float">
            <text:p>9</text:p>
          </table:table-cell>
          <table:table-cell table:formula="of:=SUM([.B7:.D7])" office:value-type="float" office:value="0" calcext:value-type="float">
            <text:p>0</text:p>
          </table:table-cell>
          <table:table-cell table:formula="of:=SUM([.E7:.I7])" office:value-type="float" office:value="0" calcext:value-type="float">
            <text:p>0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]" office:value-type="float" office:value="9" calcext:value-type="float">
            <text:p>9</text:p>
          </table:table-cell>
          <table:table-cell table:formula="of:=SUM([.B8:.D8])" office:value-type="float" office:value="0" calcext:value-type="float">
            <text:p>0</text:p>
          </table:table-cell>
          <table:table-cell table:formula="of:=SUM([.E8:.I8])" office:value-type="float" office:value="0" calcext:value-type="float">
            <text:p>0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SUM([.N8:.Q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 table:formula="of:=SUM([.B9:.D9])" office:value-type="float" office:value="0" calcext:value-type="float">
            <text:p>0</text:p>
          </table:table-cell>
          <table:table-cell table:formula="of:=SUM([.E9:.I9])" office:value-type="float" office:value="0" calcext:value-type="float">
            <text:p>0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SUM([.B10:.D10])" office:value-type="float" office:value="0" calcext:value-type="float">
            <text:p>0</text:p>
          </table:table-cell>
          <table:table-cell table:formula="of:=SUM([.E10:.I10])" office:value-type="float" office:value="0" calcext:value-type="float">
            <text:p>0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SUM([.N10:.Q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SUM([.B11:.D11])" office:value-type="float" office:value="0" calcext:value-type="float">
            <text:p>0</text:p>
          </table:table-cell>
          <table:table-cell table:formula="of:=SUM([.E11:.I11])" office:value-type="float" office:value="0" calcext:value-type="float">
            <text:p>0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SUM([.B12:.D12])" office:value-type="float" office:value="0" calcext:value-type="float">
            <text:p>0</text:p>
          </table:table-cell>
          <table:table-cell table:formula="of:=SUM([.E12:.I12])" office:value-type="float" office:value="0" calcext:value-type="float">
            <text:p>0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SUM([.N12:.Q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SUM([.B13:.D13])" office:value-type="float" office:value="0" calcext:value-type="float">
            <text:p>0</text:p>
          </table:table-cell>
          <table:table-cell table:formula="of:=SUM([.E13:.I13])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  <table:table-cell table:formula="of:=SUM([.N13:.Q1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SUM([.B14:.D14])" office:value-type="float" office:value="0" calcext:value-type="float">
            <text:p>0</text:p>
          </table:table-cell>
          <table:table-cell table:formula="of:=SUM([.E14:.I14])" office:value-type="float" office:value="0" calcext:value-type="float">
            <text:p>0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SUM([.B15:.D15])" office:value-type="float" office:value="0" calcext:value-type="float">
            <text:p>0</text:p>
          </table:table-cell>
          <table:table-cell table:formula="of:=SUM([.E15:.I15])" office:value-type="float" office:value="0" calcext:value-type="float">
            <text:p>0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SUM([.N15:.Q1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5]+1" office:value-type="float" office:value="11" calcext:value-type="float">
            <text:p>11</text:p>
          </table:table-cell>
          <table:table-cell table:formula="of:=SUM([.B16:.D16])" office:value-type="float" office:value="1" calcext:value-type="float">
            <text:p>1</text:p>
          </table:table-cell>
          <table:table-cell table:formula="of:=SUM([.E16:.I16])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  <table:table-cell table:formula="of:=SUM([.N16:.Q1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6]" office:value-type="float" office:value="11" calcext:value-type="float">
            <text:p>11</text:p>
          </table:table-cell>
          <table:table-cell table:formula="of:=SUM([.B17:.D17])" office:value-type="float" office:value="0" calcext:value-type="float">
            <text:p>0</text:p>
          </table:table-cell>
          <table:table-cell table:formula="of:=SUM([.E17:.I17])" office:value-type="float" office:value="1" calcext:value-type="float">
            <text:p>1</text:p>
          </table:table-cell>
          <table:table-cell table:formula="of:=SUM([.J17:.M17]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]" office:value-type="float" office:value="11" calcext:value-type="float">
            <text:p>11</text:p>
          </table:table-cell>
          <table:table-cell table:formula="of:=SUM([.B18:.D18])" office:value-type="float" office:value="0" calcext:value-type="float">
            <text:p>0</text:p>
          </table:table-cell>
          <table:table-cell table:formula="of:=SUM([.E18:.I18])" office:value-type="float" office:value="1" calcext:value-type="float">
            <text:p>1</text:p>
          </table:table-cell>
          <table:table-cell table:formula="of:=SUM([.J18:.M18])" office:value-type="float" office:value="1" calcext:value-type="float">
            <text:p>1</text:p>
          </table:table-cell>
          <table:table-cell table:formula="of:=SUM([.N18:.Q1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8]" office:value-type="float" office:value="11" calcext:value-type="float">
            <text:p>11</text:p>
          </table:table-cell>
          <table:table-cell table:formula="of:=SUM([.B19:.D19])" office:value-type="float" office:value="0" calcext:value-type="float">
            <text:p>0</text:p>
          </table:table-cell>
          <table:table-cell table:formula="of:=SUM([.E19:.I19])" office:value-type="float" office:value="1" calcext:value-type="float">
            <text:p>1</text:p>
          </table:table-cell>
          <table:table-cell table:formula="of:=SUM([.J19:.M19])" office:value-type="float" office:value="1" calcext:value-type="float">
            <text:p>1</text:p>
          </table:table-cell>
          <table:table-cell table:formula="of:=SUM([.N19:.Q1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9]" office:value-type="float" office:value="11" calcext:value-type="float">
            <text:p>11</text:p>
          </table:table-cell>
          <table:table-cell table:formula="of:=SUM([.B20:.D20])" office:value-type="float" office:value="0" calcext:value-type="float">
            <text:p>0</text:p>
          </table:table-cell>
          <table:table-cell table:formula="of:=SUM([.E20:.I20])" office:value-type="float" office:value="2" calcext:value-type="float">
            <text:p>2</text:p>
          </table:table-cell>
          <table:table-cell table:formula="of:=SUM([.J20:.M20])" office:value-type="float" office:value="0" calcext:value-type="float">
            <text:p>0</text:p>
          </table:table-cell>
          <table:table-cell table:formula="of:=SUM([.N20:.Q2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" office:value-type="float" office:value="11" calcext:value-type="float">
            <text:p>11</text:p>
          </table:table-cell>
          <table:table-cell table:formula="of:=SUM([.B21:.D21])" office:value-type="float" office:value="1" calcext:value-type="float">
            <text:p>1</text:p>
          </table:table-cell>
          <table:table-cell table:formula="of:=SUM([.E21:.I21])" office:value-type="float" office:value="3" calcext:value-type="float">
            <text:p>3</text:p>
          </table:table-cell>
          <table:table-cell table:formula="of:=SUM([.J21:.M21])" office:value-type="float" office:value="1" calcext:value-type="float">
            <text:p>1</text:p>
          </table:table-cell>
          <table:table-cell table:formula="of:=SUM([.N21:.Q2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1]" office:value-type="float" office:value="11" calcext:value-type="float">
            <text:p>11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SUM([.E22:.I22])" office:value-type="float" office:value="4" calcext:value-type="float">
            <text:p>4</text:p>
          </table:table-cell>
          <table:table-cell table:formula="of:=SUM([.J22:.M22])" office:value-type="float" office:value="2" calcext:value-type="float">
            <text:p>2</text:p>
          </table:table-cell>
          <table:table-cell table:formula="of:=SUM([.N22:.Q22])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2]+1" office:value-type="float" office:value="12" calcext:value-type="float">
            <text:p>12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SUM([.E23:.I23])" office:value-type="float" office:value="2" calcext:value-type="float">
            <text:p>2</text:p>
          </table:table-cell>
          <table:table-cell table:formula="of:=SUM([.J23:.M23])" office:value-type="float" office:value="1" calcext:value-type="float">
            <text:p>1</text:p>
          </table:table-cell>
          <table:table-cell table:formula="of:=SUM([.N23:.Q2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3]" office:value-type="float" office:value="12" calcext:value-type="float">
            <text:p>12</text:p>
          </table:table-cell>
          <table:table-cell table:formula="of:=SUM([.B24:.D24])" office:value-type="float" office:value="0" calcext:value-type="float">
            <text:p>0</text:p>
          </table:table-cell>
          <table:table-cell table:formula="of:=SUM([.E24:.I24])" office:value-type="float" office:value="1" calcext:value-type="float">
            <text:p>1</text:p>
          </table:table-cell>
          <table:table-cell table:formula="of:=SUM([.J24:.M24])" office:value-type="float" office:value="1" calcext:value-type="float">
            <text:p>1</text:p>
          </table:table-cell>
          <table:table-cell table:formula="of:=SUM([.N24:.Q24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24]" office:value-type="float" office:value="12" calcext:value-type="float">
            <text:p>12</text:p>
          </table:table-cell>
          <table:table-cell table:formula="of:=SUM([.B25:.D25])" office:value-type="float" office:value="1" calcext:value-type="float">
            <text:p>1</text:p>
          </table:table-cell>
          <table:table-cell table:formula="of:=SUM([.E25:.I25])" office:value-type="float" office:value="4" calcext:value-type="float">
            <text:p>4</text:p>
          </table:table-cell>
          <table:table-cell table:formula="of:=SUM([.J25:.M25])" office:value-type="float" office:value="1" calcext:value-type="float">
            <text:p>1</text:p>
          </table:table-cell>
          <table:table-cell table:formula="of:=SUM([.N25:.Q25]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5]" office:value-type="float" office:value="12" calcext:value-type="float">
            <text:p>12</text:p>
          </table:table-cell>
          <table:table-cell table:formula="of:=SUM([.B26:.D26])" office:value-type="float" office:value="2" calcext:value-type="float">
            <text:p>2</text:p>
          </table:table-cell>
          <table:table-cell table:formula="of:=SUM([.E26:.I26])" office:value-type="float" office:value="1" calcext:value-type="float">
            <text:p>1</text:p>
          </table:table-cell>
          <table:table-cell table:formula="of:=SUM([.J26:.M26])" office:value-type="float" office:value="3" calcext:value-type="float">
            <text:p>3</text:p>
          </table:table-cell>
          <table:table-cell table:formula="of:=SUM([.N26:.Q26])"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6]" office:value-type="float" office:value="12" calcext:value-type="float">
            <text:p>12</text:p>
          </table:table-cell>
          <table:table-cell table:formula="of:=SUM([.B27:.D27])" office:value-type="float" office:value="0" calcext:value-type="float">
            <text:p>0</text:p>
          </table:table-cell>
          <table:table-cell table:formula="of:=SUM([.E27:.I27])" office:value-type="float" office:value="6" calcext:value-type="float">
            <text:p>6</text:p>
          </table:table-cell>
          <table:table-cell table:formula="of:=SUM([.J27:.M27])" office:value-type="float" office:value="4" calcext:value-type="float">
            <text:p>4</text:p>
          </table:table-cell>
          <table:table-cell table:formula="of:=SUM([.N27:.Q27]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7]" office:value-type="float" office:value="12" calcext:value-type="float">
            <text:p>12</text:p>
          </table:table-cell>
          <table:table-cell table:formula="of:=SUM([.B28:.D28])" office:value-type="float" office:value="1" calcext:value-type="float">
            <text:p>1</text:p>
          </table:table-cell>
          <table:table-cell table:formula="of:=SUM([.E28:.I28])" office:value-type="float" office:value="3" calcext:value-type="float">
            <text:p>3</text:p>
          </table:table-cell>
          <table:table-cell table:formula="of:=SUM([.J28:.M28])" office:value-type="float" office:value="0" calcext:value-type="float">
            <text:p>0</text:p>
          </table:table-cell>
          <table:table-cell table:formula="of:=SUM([.N28:.Q28])"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8]" office:value-type="float" office:value="12" calcext:value-type="float">
            <text:p>12</text:p>
          </table:table-cell>
          <table:table-cell table:formula="of:=SUM([.B29:.D29])" office:value-type="float" office:value="1" calcext:value-type="float">
            <text:p>1</text:p>
          </table:table-cell>
          <table:table-cell table:formula="of:=SUM([.E29:.I29])" office:value-type="float" office:value="2" calcext:value-type="float">
            <text:p>2</text:p>
          </table:table-cell>
          <table:table-cell table:formula="of:=SUM([.J29:.M29])" office:value-type="float" office:value="4" calcext:value-type="float">
            <text:p>4</text:p>
          </table:table-cell>
          <table:table-cell table:formula="of:=SUM([.N29:.Q29])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9]+1" office:value-type="float" office:value="13" calcext:value-type="float">
            <text:p>13</text:p>
          </table:table-cell>
          <table:table-cell table:formula="of:=SUM([.B30:.D30])" office:value-type="float" office:value="2" calcext:value-type="float">
            <text:p>2</text:p>
          </table:table-cell>
          <table:table-cell table:formula="of:=SUM([.E30:.I30])" office:value-type="float" office:value="0" calcext:value-type="float">
            <text:p>0</text:p>
          </table:table-cell>
          <table:table-cell table:formula="of:=SUM([.J30:.M30])" office:value-type="float" office:value="5" calcext:value-type="float">
            <text:p>5</text:p>
          </table:table-cell>
          <table:table-cell table:formula="of:=SUM([.N30:.Q30])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" office:value-type="float" office:value="13" calcext:value-type="float">
            <text:p>13</text:p>
          </table:table-cell>
          <table:table-cell table:formula="of:=SUM([.B31:.D31])" office:value-type="float" office:value="2" calcext:value-type="float">
            <text:p>2</text:p>
          </table:table-cell>
          <table:table-cell table:formula="of:=SUM([.E31:.I31])" office:value-type="float" office:value="5" calcext:value-type="float">
            <text:p>5</text:p>
          </table:table-cell>
          <table:table-cell table:formula="of:=SUM([.J31:.M31])" office:value-type="float" office:value="2" calcext:value-type="float">
            <text:p>2</text:p>
          </table:table-cell>
          <table:table-cell table:formula="of:=SUM([.N31:.Q31])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31]" office:value-type="float" office:value="13" calcext:value-type="float">
            <text:p>13</text:p>
          </table:table-cell>
          <table:table-cell table:formula="of:=SUM([.B32:.D32])" office:value-type="float" office:value="3" calcext:value-type="float">
            <text:p>3</text:p>
          </table:table-cell>
          <table:table-cell table:formula="of:=SUM([.E32:.I32])" office:value-type="float" office:value="4" calcext:value-type="float">
            <text:p>4</text:p>
          </table:table-cell>
          <table:table-cell table:formula="of:=SUM([.J32:.M32])" office:value-type="float" office:value="2" calcext:value-type="float">
            <text:p>2</text:p>
          </table:table-cell>
          <table:table-cell table:formula="of:=SUM([.N32:.Q32])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2]" office:value-type="float" office:value="13" calcext:value-type="float">
            <text:p>13</text:p>
          </table:table-cell>
          <table:table-cell table:formula="of:=SUM([.B33:.D33])" office:value-type="float" office:value="0" calcext:value-type="float">
            <text:p>0</text:p>
          </table:table-cell>
          <table:table-cell table:formula="of:=SUM([.E33:.I33])" office:value-type="float" office:value="1" calcext:value-type="float">
            <text:p>1</text:p>
          </table:table-cell>
          <table:table-cell table:formula="of:=SUM([.J33:.M33])" office:value-type="float" office:value="5" calcext:value-type="float">
            <text:p>5</text:p>
          </table:table-cell>
          <table:table-cell table:formula="of:=SUM([.N33:.Q33]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33]" office:value-type="float" office:value="13" calcext:value-type="float">
            <text:p>13</text:p>
          </table:table-cell>
          <table:table-cell table:formula="of:=SUM([.B34:.D34])" office:value-type="float" office:value="1" calcext:value-type="float">
            <text:p>1</text:p>
          </table:table-cell>
          <table:table-cell table:formula="of:=SUM([.E34:.I34])" office:value-type="float" office:value="3" calcext:value-type="float">
            <text:p>3</text:p>
          </table:table-cell>
          <table:table-cell table:formula="of:=SUM([.J34:.M34])" office:value-type="float" office:value="6" calcext:value-type="float">
            <text:p>6</text:p>
          </table:table-cell>
          <table:table-cell table:formula="of:=SUM([.N34:.Q34])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4]" office:value-type="float" office:value="13" calcext:value-type="float">
            <text:p>13</text:p>
          </table:table-cell>
          <table:table-cell table:formula="of:=SUM([.B35:.D35])" office:value-type="float" office:value="2" calcext:value-type="float">
            <text:p>2</text:p>
          </table:table-cell>
          <table:table-cell table:formula="of:=SUM([.E35:.I35])" office:value-type="float" office:value="4" calcext:value-type="float">
            <text:p>4</text:p>
          </table:table-cell>
          <table:table-cell table:formula="of:=SUM([.J35:.M35])" office:value-type="float" office:value="6" calcext:value-type="float">
            <text:p>6</text:p>
          </table:table-cell>
          <table:table-cell table:formula="of:=SUM([.N35:.Q35])"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" office:value-type="float" office:value="13" calcext:value-type="float">
            <text:p>13</text:p>
          </table:table-cell>
          <table:table-cell table:formula="of:=SUM([.B36:.D36])" office:value-type="float" office:value="1" calcext:value-type="float">
            <text:p>1</text:p>
          </table:table-cell>
          <table:table-cell table:formula="of:=SUM([.E36:.I36])" office:value-type="float" office:value="3" calcext:value-type="float">
            <text:p>3</text:p>
          </table:table-cell>
          <table:table-cell table:formula="of:=SUM([.J36:.M36])" office:value-type="float" office:value="3" calcext:value-type="float">
            <text:p>3</text:p>
          </table:table-cell>
          <table:table-cell table:formula="of:=SUM([.N36:.Q36])"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36]+1" office:value-type="float" office:value="14" calcext:value-type="float">
            <text:p>14</text:p>
          </table:table-cell>
          <table:table-cell table:formula="of:=SUM([.B37:.D37])" office:value-type="float" office:value="1" calcext:value-type="float">
            <text:p>1</text:p>
          </table:table-cell>
          <table:table-cell table:formula="of:=SUM([.E37:.I37])" office:value-type="float" office:value="1" calcext:value-type="float">
            <text:p>1</text:p>
          </table:table-cell>
          <table:table-cell table:formula="of:=SUM([.J37:.M37])" office:value-type="float" office:value="2" calcext:value-type="float">
            <text:p>2</text:p>
          </table:table-cell>
          <table:table-cell table:formula="of:=SUM([.N37:.Q3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7]" office:value-type="float" office:value="14" calcext:value-type="float">
            <text:p>14</text:p>
          </table:table-cell>
          <table:table-cell table:formula="of:=SUM([.B38:.D38])" office:value-type="float" office:value="2" calcext:value-type="float">
            <text:p>2</text:p>
          </table:table-cell>
          <table:table-cell table:formula="of:=SUM([.E38:.I38])" office:value-type="float" office:value="8" calcext:value-type="float">
            <text:p>8</text:p>
          </table:table-cell>
          <table:table-cell table:formula="of:=SUM([.J38:.M38])" office:value-type="float" office:value="2" calcext:value-type="float">
            <text:p>2</text:p>
          </table:table-cell>
          <table:table-cell table:formula="of:=SUM([.N38:.Q38]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8]" office:value-type="float" office:value="14" calcext:value-type="float">
            <text:p>14</text:p>
          </table:table-cell>
          <table:table-cell table:formula="of:=SUM([.B39:.D39])" office:value-type="float" office:value="3" calcext:value-type="float">
            <text:p>3</text:p>
          </table:table-cell>
          <table:table-cell table:formula="of:=SUM([.E39:.I39])" office:value-type="float" office:value="5" calcext:value-type="float">
            <text:p>5</text:p>
          </table:table-cell>
          <table:table-cell table:formula="of:=SUM([.J39:.M39])" office:value-type="float" office:value="4" calcext:value-type="float">
            <text:p>4</text:p>
          </table:table-cell>
          <table:table-cell table:formula="of:=SUM([.N39:.Q39])"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9]" office:value-type="float" office:value="14" calcext:value-type="float">
            <text:p>14</text:p>
          </table:table-cell>
          <table:table-cell table:formula="of:=SUM([.B40:.D40])" office:value-type="float" office:value="4" calcext:value-type="float">
            <text:p>4</text:p>
          </table:table-cell>
          <table:table-cell table:formula="of:=SUM([.E40:.I40])" office:value-type="float" office:value="3" calcext:value-type="float">
            <text:p>3</text:p>
          </table:table-cell>
          <table:table-cell table:formula="of:=SUM([.J40:.M40])" office:value-type="float" office:value="5" calcext:value-type="float">
            <text:p>5</text:p>
          </table:table-cell>
          <table:table-cell table:formula="of:=SUM([.N40:.Q40])"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" office:value-type="float" office:value="14" calcext:value-type="float">
            <text:p>14</text:p>
          </table:table-cell>
          <table:table-cell table:formula="of:=SUM([.B41:.D41])" office:value-type="float" office:value="3" calcext:value-type="float">
            <text:p>3</text:p>
          </table:table-cell>
          <table:table-cell table:formula="of:=SUM([.E41:.I41])" office:value-type="float" office:value="6" calcext:value-type="float">
            <text:p>6</text:p>
          </table:table-cell>
          <table:table-cell table:formula="of:=SUM([.J41:.M41])" office:value-type="float" office:value="7" calcext:value-type="float">
            <text:p>7</text:p>
          </table:table-cell>
          <table:table-cell table:formula="of:=SUM([.N41:.Q41])"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1]" office:value-type="float" office:value="14" calcext:value-type="float">
            <text:p>14</text:p>
          </table:table-cell>
          <table:table-cell table:formula="of:=SUM([.B42:.D42])" office:value-type="float" office:value="1" calcext:value-type="float">
            <text:p>1</text:p>
          </table:table-cell>
          <table:table-cell table:formula="of:=SUM([.E42:.I42])" office:value-type="float" office:value="9" calcext:value-type="float">
            <text:p>9</text:p>
          </table:table-cell>
          <table:table-cell table:formula="of:=SUM([.J42:.M42])" office:value-type="float" office:value="7" calcext:value-type="float">
            <text:p>7</text:p>
          </table:table-cell>
          <table:table-cell table:formula="of:=SUM([.N42:.Q42])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2]" office:value-type="float" office:value="14" calcext:value-type="float">
            <text:p>14</text:p>
          </table:table-cell>
          <table:table-cell table:formula="of:=SUM([.B43:.D43])" office:value-type="float" office:value="0" calcext:value-type="float">
            <text:p>0</text:p>
          </table:table-cell>
          <table:table-cell table:formula="of:=SUM([.E43:.I43])" office:value-type="float" office:value="2" calcext:value-type="float">
            <text:p>2</text:p>
          </table:table-cell>
          <table:table-cell table:formula="of:=SUM([.J43:.M43])" office:value-type="float" office:value="4" calcext:value-type="float">
            <text:p>4</text:p>
          </table:table-cell>
          <table:table-cell table:formula="of:=SUM([.N43:.Q43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3]+1" office:value-type="float" office:value="15" calcext:value-type="float">
            <text:p>15</text:p>
          </table:table-cell>
          <table:table-cell table:formula="of:=SUM([.B44:.D44])" office:value-type="float" office:value="0" calcext:value-type="float">
            <text:p>0</text:p>
          </table:table-cell>
          <table:table-cell table:formula="of:=SUM([.E44:.I44])" office:value-type="float" office:value="1" calcext:value-type="float">
            <text:p>1</text:p>
          </table:table-cell>
          <table:table-cell table:formula="of:=SUM([.J44:.M44])" office:value-type="float" office:value="2" calcext:value-type="float">
            <text:p>2</text:p>
          </table:table-cell>
          <table:table-cell table:formula="of:=SUM([.N44:.Q44])"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4]" office:value-type="float" office:value="15" calcext:value-type="float">
            <text:p>15</text:p>
          </table:table-cell>
          <table:table-cell table:formula="of:=SUM([.B45:.D45])" office:value-type="float" office:value="1" calcext:value-type="float">
            <text:p>1</text:p>
          </table:table-cell>
          <table:table-cell table:formula="of:=SUM([.E45:.I45])" office:value-type="float" office:value="3" calcext:value-type="float">
            <text:p>3</text:p>
          </table:table-cell>
          <table:table-cell table:formula="of:=SUM([.J45:.M45])" office:value-type="float" office:value="8" calcext:value-type="float">
            <text:p>8</text:p>
          </table:table-cell>
          <table:table-cell table:formula="of:=SUM([.N45:.Q45]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5]" office:value-type="float" office:value="15" calcext:value-type="float">
            <text:p>15</text:p>
          </table:table-cell>
          <table:table-cell table:formula="of:=SUM([.B46:.D46])" office:value-type="float" office:value="6" calcext:value-type="float">
            <text:p>6</text:p>
          </table:table-cell>
          <table:table-cell table:formula="of:=SUM([.E46:.I46])" office:value-type="float" office:value="3" calcext:value-type="float">
            <text:p>3</text:p>
          </table:table-cell>
          <table:table-cell table:formula="of:=SUM([.J46:.M46])" office:value-type="float" office:value="8" calcext:value-type="float">
            <text:p>8</text:p>
          </table:table-cell>
          <table:table-cell table:formula="of:=SUM([.N46:.Q46])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6]" office:value-type="float" office:value="15" calcext:value-type="float">
            <text:p>15</text:p>
          </table:table-cell>
          <table:table-cell table:formula="of:=SUM([.B47:.D47])" office:value-type="float" office:value="2" calcext:value-type="float">
            <text:p>2</text:p>
          </table:table-cell>
          <table:table-cell table:formula="of:=SUM([.E47:.I47])" office:value-type="float" office:value="1" calcext:value-type="float">
            <text:p>1</text:p>
          </table:table-cell>
          <table:table-cell table:formula="of:=SUM([.J47:.M47])" office:value-type="float" office:value="5" calcext:value-type="float">
            <text:p>5</text:p>
          </table:table-cell>
          <table:table-cell table:formula="of:=SUM([.N47:.Q47])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[.S47]" office:value-type="float" office:value="15" calcext:value-type="float">
            <text:p>15</text:p>
          </table:table-cell>
          <table:table-cell table:formula="of:=SUM([.B48:.D48])" office:value-type="float" office:value="1" calcext:value-type="float">
            <text:p>1</text:p>
          </table:table-cell>
          <table:table-cell table:formula="of:=SUM([.E48:.I48])" office:value-type="float" office:value="4" calcext:value-type="float">
            <text:p>4</text:p>
          </table:table-cell>
          <table:table-cell table:formula="of:=SUM([.J48:.M48])" office:value-type="float" office:value="4" calcext:value-type="float">
            <text:p>4</text:p>
          </table:table-cell>
          <table:table-cell table:formula="of:=SUM([.N48:.Q48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8]" office:value-type="float" office:value="15" calcext:value-type="float">
            <text:p>15</text:p>
          </table:table-cell>
          <table:table-cell table:formula="of:=SUM([.B49:.D49])" office:value-type="float" office:value="0" calcext:value-type="float">
            <text:p>0</text:p>
          </table:table-cell>
          <table:table-cell table:formula="of:=SUM([.E49:.I49])" office:value-type="float" office:value="6" calcext:value-type="float">
            <text:p>6</text:p>
          </table:table-cell>
          <table:table-cell table:formula="of:=SUM([.J49:.M49])" office:value-type="float" office:value="4" calcext:value-type="float">
            <text:p>4</text:p>
          </table:table-cell>
          <table:table-cell table:formula="of:=SUM([.N49:.Q49])"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49]" office:value-type="float" office:value="15" calcext:value-type="float">
            <text:p>15</text:p>
          </table:table-cell>
          <table:table-cell table:formula="of:=SUM([.B50:.D50])" office:value-type="float" office:value="0" calcext:value-type="float">
            <text:p>0</text:p>
          </table:table-cell>
          <table:table-cell table:formula="of:=SUM([.E50:.I50])" office:value-type="float" office:value="2" calcext:value-type="float">
            <text:p>2</text:p>
          </table:table-cell>
          <table:table-cell table:formula="of:=SUM([.J50:.M50])" office:value-type="float" office:value="4" calcext:value-type="float">
            <text:p>4</text:p>
          </table:table-cell>
          <table:table-cell table:formula="of:=SUM([.N50:.Q5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50]+1" office:value-type="float" office:value="16" calcext:value-type="float">
            <text:p>16</text:p>
          </table:table-cell>
          <table:table-cell table:formula="of:=SUM([.B51:.D51])" office:value-type="float" office:value="0" calcext:value-type="float">
            <text:p>0</text:p>
          </table:table-cell>
          <table:table-cell table:formula="of:=SUM([.E51:.I51])" office:value-type="float" office:value="0" calcext:value-type="float">
            <text:p>0</text:p>
          </table:table-cell>
          <table:table-cell table:formula="of:=SUM([.J51:.M51])" office:value-type="float" office:value="3" calcext:value-type="float">
            <text:p>3</text:p>
          </table:table-cell>
          <table:table-cell table:formula="of:=SUM([.N51:.Q51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1]" office:value-type="float" office:value="16" calcext:value-type="float">
            <text:p>16</text:p>
          </table:table-cell>
          <table:table-cell table:formula="of:=SUM([.B52:.D52])" office:value-type="float" office:value="0" calcext:value-type="float">
            <text:p>0</text:p>
          </table:table-cell>
          <table:table-cell table:formula="of:=SUM([.E52:.I52])" office:value-type="float" office:value="3" calcext:value-type="float">
            <text:p>3</text:p>
          </table:table-cell>
          <table:table-cell table:formula="of:=SUM([.J52:.M52])" office:value-type="float" office:value="1" calcext:value-type="float">
            <text:p>1</text:p>
          </table:table-cell>
          <table:table-cell table:formula="of:=SUM([.N52:.Q52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2]" office:value-type="float" office:value="16" calcext:value-type="float">
            <text:p>16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SUM([.E53:.I53])" office:value-type="float" office:value="6" calcext:value-type="float">
            <text:p>6</text:p>
          </table:table-cell>
          <table:table-cell table:formula="of:=SUM([.J53:.M53])" office:value-type="float" office:value="3" calcext:value-type="float">
            <text:p>3</text:p>
          </table:table-cell>
          <table:table-cell table:formula="of:=SUM([.N53:.Q53])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53]" office:value-type="float" office:value="16" calcext:value-type="float">
            <text:p>16</text:p>
          </table:table-cell>
          <table:table-cell table:formula="of:=SUM([.B54:.D54])" office:value-type="float" office:value="1" calcext:value-type="float">
            <text:p>1</text:p>
          </table:table-cell>
          <table:table-cell table:formula="of:=SUM([.E54:.I54])" office:value-type="float" office:value="3" calcext:value-type="float">
            <text:p>3</text:p>
          </table:table-cell>
          <table:table-cell table:formula="of:=SUM([.J54:.M54])" office:value-type="float" office:value="3" calcext:value-type="float">
            <text:p>3</text:p>
          </table:table-cell>
          <table:table-cell table:formula="of:=SUM([.N54:.Q54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4]" office:value-type="float" office:value="16" calcext:value-type="float">
            <text:p>16</text:p>
          </table:table-cell>
          <table:table-cell table:formula="of:=SUM([.B55:.D55])" office:value-type="float" office:value="2" calcext:value-type="float">
            <text:p>2</text:p>
          </table:table-cell>
          <table:table-cell table:formula="of:=SUM([.E55:.I55])" office:value-type="float" office:value="5" calcext:value-type="float">
            <text:p>5</text:p>
          </table:table-cell>
          <table:table-cell table:formula="of:=SUM([.J55:.M55])" office:value-type="float" office:value="0" calcext:value-type="float">
            <text:p>0</text:p>
          </table:table-cell>
          <table:table-cell table:formula="of:=SUM([.N55:.Q55])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5]" office:value-type="float" office:value="16" calcext:value-type="float">
            <text:p>16</text:p>
          </table:table-cell>
          <table:table-cell table:formula="of:=SUM([.B56:.D56])" office:value-type="float" office:value="1" calcext:value-type="float">
            <text:p>1</text:p>
          </table:table-cell>
          <table:table-cell table:formula="of:=SUM([.E56:.I56])" office:value-type="float" office:value="2" calcext:value-type="float">
            <text:p>2</text:p>
          </table:table-cell>
          <table:table-cell table:formula="of:=SUM([.J56:.M56])" office:value-type="float" office:value="0" calcext:value-type="float">
            <text:p>0</text:p>
          </table:table-cell>
          <table:table-cell table:formula="of:=SUM([.N56:.Q56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6]" office:value-type="float" office:value="16" calcext:value-type="float">
            <text:p>16</text:p>
          </table:table-cell>
          <table:table-cell table:formula="of:=SUM([.B57:.D57])" office:value-type="float" office:value="1" calcext:value-type="float">
            <text:p>1</text:p>
          </table:table-cell>
          <table:table-cell table:formula="of:=SUM([.E57:.I57])" office:value-type="float" office:value="1" calcext:value-type="float">
            <text:p>1</text:p>
          </table:table-cell>
          <table:table-cell table:formula="of:=SUM([.J57:.M57])" office:value-type="float" office:value="2" calcext:value-type="float">
            <text:p>2</text:p>
          </table:table-cell>
          <table:table-cell table:formula="of:=SUM([.N57:.Q57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7]+1" office:value-type="float" office:value="17" calcext:value-type="float">
            <text:p>17</text:p>
          </table:table-cell>
          <table:table-cell table:formula="of:=SUM([.B58:.D58])" office:value-type="float" office:value="3" calcext:value-type="float">
            <text:p>3</text:p>
          </table:table-cell>
          <table:table-cell table:formula="of:=SUM([.E58:.I58])" office:value-type="float" office:value="3" calcext:value-type="float">
            <text:p>3</text:p>
          </table:table-cell>
          <table:table-cell table:formula="of:=SUM([.J58:.M58])" office:value-type="float" office:value="4" calcext:value-type="float">
            <text:p>4</text:p>
          </table:table-cell>
          <table:table-cell table:formula="of:=SUM([.N58:.Q58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8]" office:value-type="float" office:value="17" calcext:value-type="float">
            <text:p>17</text:p>
          </table:table-cell>
          <table:table-cell table:formula="of:=SUM([.B59:.D59])" office:value-type="float" office:value="0" calcext:value-type="float">
            <text:p>0</text:p>
          </table:table-cell>
          <table:table-cell table:formula="of:=SUM([.E59:.I59])" office:value-type="float" office:value="3" calcext:value-type="float">
            <text:p>3</text:p>
          </table:table-cell>
          <table:table-cell table:formula="of:=SUM([.J59:.M59])" office:value-type="float" office:value="2" calcext:value-type="float">
            <text:p>2</text:p>
          </table:table-cell>
          <table:table-cell table:formula="of:=SUM([.N59:.Q59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9]" office:value-type="float" office:value="17" calcext:value-type="float">
            <text:p>17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SUM([.E60:.I60])" office:value-type="float" office:value="4" calcext:value-type="float">
            <text:p>4</text:p>
          </table:table-cell>
          <table:table-cell table:formula="of:=SUM([.J60:.M60])" office:value-type="float" office:value="4" calcext:value-type="float">
            <text:p>4</text:p>
          </table:table-cell>
          <table:table-cell table:formula="of:=SUM([.N60:.Q60]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0]" office:value-type="float" office:value="17" calcext:value-type="float">
            <text:p>17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SUM([.E61:.I61])" office:value-type="float" office:value="1" calcext:value-type="float">
            <text:p>1</text:p>
          </table:table-cell>
          <table:table-cell table:formula="of:=SUM([.J61:.M61])" office:value-type="float" office:value="2" calcext:value-type="float">
            <text:p>2</text:p>
          </table:table-cell>
          <table:table-cell table:formula="of:=SUM([.N61:.Q61])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1]" office:value-type="float" office:value="17" calcext:value-type="float">
            <text:p>17</text:p>
          </table:table-cell>
          <table:table-cell table:formula="of:=SUM([.B62:.D62])" office:value-type="float" office:value="0" calcext:value-type="float">
            <text:p>0</text:p>
          </table:table-cell>
          <table:table-cell table:formula="of:=SUM([.E62:.I62])" office:value-type="float" office:value="3" calcext:value-type="float">
            <text:p>3</text:p>
          </table:table-cell>
          <table:table-cell table:formula="of:=SUM([.J62:.M62])" office:value-type="float" office:value="5" calcext:value-type="float">
            <text:p>5</text:p>
          </table:table-cell>
          <table:table-cell table:formula="of:=SUM([.N62:.Q62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2]" office:value-type="float" office:value="17" calcext:value-type="float">
            <text:p>17</text:p>
          </table:table-cell>
          <table:table-cell table:formula="of:=SUM([.B63:.D63])" office:value-type="float" office:value="0" calcext:value-type="float">
            <text:p>0</text:p>
          </table:table-cell>
          <table:table-cell table:formula="of:=SUM([.E63:.I63])" office:value-type="float" office:value="6" calcext:value-type="float">
            <text:p>6</text:p>
          </table:table-cell>
          <table:table-cell table:formula="of:=SUM([.J63:.M63])" office:value-type="float" office:value="3" calcext:value-type="float">
            <text:p>3</text:p>
          </table:table-cell>
          <table:table-cell table:formula="of:=SUM([.N63:.Q63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3]" office:value-type="float" office:value="17" calcext:value-type="float">
            <text:p>17</text:p>
          </table:table-cell>
          <table:table-cell table:formula="of:=SUM([.B64:.D64])" office:value-type="float" office:value="0" calcext:value-type="float">
            <text:p>0</text:p>
          </table:table-cell>
          <table:table-cell table:formula="of:=SUM([.E64:.I64])" office:value-type="float" office:value="1" calcext:value-type="float">
            <text:p>1</text:p>
          </table:table-cell>
          <table:table-cell table:formula="of:=SUM([.J64:.M64])" office:value-type="float" office:value="3" calcext:value-type="float">
            <text:p>3</text:p>
          </table:table-cell>
          <table:table-cell table:formula="of:=SUM([.N64:.Q6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64]+1" office:value-type="float" office:value="18" calcext:value-type="float">
            <text:p>18</text:p>
          </table:table-cell>
          <table:table-cell table:formula="of:=SUM([.B65:.D65])" office:value-type="float" office:value="0" calcext:value-type="float">
            <text:p>0</text:p>
          </table:table-cell>
          <table:table-cell table:formula="of:=SUM([.E65:.I65])" office:value-type="float" office:value="1" calcext:value-type="float">
            <text:p>1</text:p>
          </table:table-cell>
          <table:table-cell table:formula="of:=SUM([.J65:.M65])" office:value-type="float" office:value="0" calcext:value-type="float">
            <text:p>0</text:p>
          </table:table-cell>
          <table:table-cell table:formula="of:=SUM([.N65:.Q65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5]" office:value-type="float" office:value="18" calcext:value-type="float">
            <text:p>18</text:p>
          </table:table-cell>
          <table:table-cell table:formula="of:=SUM([.B66:.D66])" office:value-type="float" office:value="1" calcext:value-type="float">
            <text:p>1</text:p>
          </table:table-cell>
          <table:table-cell table:formula="of:=SUM([.E66:.I66])" office:value-type="float" office:value="1" calcext:value-type="float">
            <text:p>1</text:p>
          </table:table-cell>
          <table:table-cell table:formula="of:=SUM([.J66:.M66])" office:value-type="float" office:value="3" calcext:value-type="float">
            <text:p>3</text:p>
          </table:table-cell>
          <table:table-cell table:formula="of:=SUM([.N66:.Q66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6]" office:value-type="float" office:value="18" calcext:value-type="float">
            <text:p>18</text:p>
          </table:table-cell>
          <table:table-cell table:formula="of:=SUM([.B67:.D67])" office:value-type="float" office:value="1" calcext:value-type="float">
            <text:p>1</text:p>
          </table:table-cell>
          <table:table-cell table:formula="of:=SUM([.E67:.I67])" office:value-type="float" office:value="0" calcext:value-type="float">
            <text:p>0</text:p>
          </table:table-cell>
          <table:table-cell table:formula="of:=SUM([.J67:.M67])" office:value-type="float" office:value="3" calcext:value-type="float">
            <text:p>3</text:p>
          </table:table-cell>
          <table:table-cell table:formula="of:=SUM([.N67:.Q67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67]" office:value-type="float" office:value="18" calcext:value-type="float">
            <text:p>18</text:p>
          </table:table-cell>
          <table:table-cell table:formula="of:=SUM([.B68:.D68])" office:value-type="float" office:value="0" calcext:value-type="float">
            <text:p>0</text:p>
          </table:table-cell>
          <table:table-cell table:formula="of:=SUM([.E68:.I68])" office:value-type="float" office:value="4" calcext:value-type="float">
            <text:p>4</text:p>
          </table:table-cell>
          <table:table-cell table:formula="of:=SUM([.J68:.M68])" office:value-type="float" office:value="3" calcext:value-type="float">
            <text:p>3</text:p>
          </table:table-cell>
          <table:table-cell table:formula="of:=SUM([.N68:.Q68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8]" office:value-type="float" office:value="18" calcext:value-type="float">
            <text:p>18</text:p>
          </table:table-cell>
          <table:table-cell table:formula="of:=SUM([.B69:.D69])" office:value-type="float" office:value="0" calcext:value-type="float">
            <text:p>0</text:p>
          </table:table-cell>
          <table:table-cell table:formula="of:=SUM([.E69:.I69])" office:value-type="float" office:value="0" calcext:value-type="float">
            <text:p>0</text:p>
          </table:table-cell>
          <table:table-cell table:formula="of:=SUM([.J69:.M69])" office:value-type="float" office:value="2" calcext:value-type="float">
            <text:p>2</text:p>
          </table:table-cell>
          <table:table-cell table:formula="of:=SUM([.N69:.Q6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9]" office:value-type="float" office:value="18" calcext:value-type="float">
            <text:p>18</text:p>
          </table:table-cell>
          <table:table-cell table:formula="of:=SUM([.B70:.D70])" office:value-type="float" office:value="0" calcext:value-type="float">
            <text:p>0</text:p>
          </table:table-cell>
          <table:table-cell table:formula="of:=SUM([.E70:.I70])" office:value-type="float" office:value="2" calcext:value-type="float">
            <text:p>2</text:p>
          </table:table-cell>
          <table:table-cell table:formula="of:=SUM([.J70:.M70])" office:value-type="float" office:value="0" calcext:value-type="float">
            <text:p>0</text:p>
          </table:table-cell>
          <table:table-cell table:formula="of:=SUM([.N70:.Q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0]" office:value-type="float" office:value="18" calcext:value-type="float">
            <text:p>18</text:p>
          </table:table-cell>
          <table:table-cell table:formula="of:=SUM([.B71:.D71])" office:value-type="float" office:value="0" calcext:value-type="float">
            <text:p>0</text:p>
          </table:table-cell>
          <table:table-cell table:formula="of:=SUM([.E71:.I71])" office:value-type="float" office:value="0" calcext:value-type="float">
            <text:p>0</text:p>
          </table:table-cell>
          <table:table-cell table:formula="of:=SUM([.J71:.M71])" office:value-type="float" office:value="0" calcext:value-type="float">
            <text:p>0</text:p>
          </table:table-cell>
          <table:table-cell table:formula="of:=SUM([.N71:.Q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1]+1" office:value-type="float" office:value="19" calcext:value-type="float">
            <text:p>19</text:p>
          </table:table-cell>
          <table:table-cell table:formula="of:=SUM([.B72:.D72])" office:value-type="float" office:value="0" calcext:value-type="float">
            <text:p>0</text:p>
          </table:table-cell>
          <table:table-cell table:formula="of:=SUM([.E72:.I72])" office:value-type="float" office:value="1" calcext:value-type="float">
            <text:p>1</text:p>
          </table:table-cell>
          <table:table-cell table:formula="of:=SUM([.J72:.M72])" office:value-type="float" office:value="0" calcext:value-type="float">
            <text:p>0</text:p>
          </table:table-cell>
          <table:table-cell table:formula="of:=SUM([.N72:.Q7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2]" office:value-type="float" office:value="19" calcext:value-type="float">
            <text:p>19</text:p>
          </table:table-cell>
          <table:table-cell table:formula="of:=SUM([.B73:.D73])" office:value-type="float" office:value="0" calcext:value-type="float">
            <text:p>0</text:p>
          </table:table-cell>
          <table:table-cell table:formula="of:=SUM([.E73:.I73])" office:value-type="float" office:value="0" calcext:value-type="float">
            <text:p>0</text:p>
          </table:table-cell>
          <table:table-cell table:formula="of:=SUM([.J73:.M73])" office:value-type="float" office:value="2" calcext:value-type="float">
            <text:p>2</text:p>
          </table:table-cell>
          <table:table-cell table:formula="of:=SUM([.N73:.Q73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3]" office:value-type="float" office:value="19" calcext:value-type="float">
            <text:p>19</text:p>
          </table:table-cell>
          <table:table-cell table:formula="of:=SUM([.B74:.D74])" office:value-type="float" office:value="0" calcext:value-type="float">
            <text:p>0</text:p>
          </table:table-cell>
          <table:table-cell table:formula="of:=SUM([.E74:.I74])" office:value-type="float" office:value="2" calcext:value-type="float">
            <text:p>2</text:p>
          </table:table-cell>
          <table:table-cell table:formula="of:=SUM([.J74:.M74])" office:value-type="float" office:value="1" calcext:value-type="float">
            <text:p>1</text:p>
          </table:table-cell>
          <table:table-cell table:formula="of:=SUM([.N74:.Q74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4]" office:value-type="float" office:value="19" calcext:value-type="float">
            <text:p>19</text:p>
          </table:table-cell>
          <table:table-cell table:formula="of:=SUM([.B75:.D75])" office:value-type="float" office:value="1" calcext:value-type="float">
            <text:p>1</text:p>
          </table:table-cell>
          <table:table-cell table:formula="of:=SUM([.E75:.I75])" office:value-type="float" office:value="2" calcext:value-type="float">
            <text:p>2</text:p>
          </table:table-cell>
          <table:table-cell table:formula="of:=SUM([.J75:.M75])" office:value-type="float" office:value="4" calcext:value-type="float">
            <text:p>4</text:p>
          </table:table-cell>
          <table:table-cell table:formula="of:=SUM([.N75:.Q75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5]" office:value-type="float" office:value="19" calcext:value-type="float">
            <text:p>19</text:p>
          </table:table-cell>
          <table:table-cell table:formula="of:=SUM([.B76:.D76])" office:value-type="float" office:value="0" calcext:value-type="float">
            <text:p>0</text:p>
          </table:table-cell>
          <table:table-cell table:formula="of:=SUM([.E76:.I76])" office:value-type="float" office:value="1" calcext:value-type="float">
            <text:p>1</text:p>
          </table:table-cell>
          <table:table-cell table:formula="of:=SUM([.J76:.M76])" office:value-type="float" office:value="0" calcext:value-type="float">
            <text:p>0</text:p>
          </table:table-cell>
          <table:table-cell table:formula="of:=SUM([.N76:.Q76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76]" office:value-type="float" office:value="19" calcext:value-type="float">
            <text:p>19</text:p>
          </table:table-cell>
          <table:table-cell table:formula="of:=SUM([.B77:.D77])" office:value-type="float" office:value="0" calcext:value-type="float">
            <text:p>0</text:p>
          </table:table-cell>
          <table:table-cell table:formula="of:=SUM([.E77:.I77])" office:value-type="float" office:value="2" calcext:value-type="float">
            <text:p>2</text:p>
          </table:table-cell>
          <table:table-cell table:formula="of:=SUM([.J77:.M77])" office:value-type="float" office:value="0" calcext:value-type="float">
            <text:p>0</text:p>
          </table:table-cell>
          <table:table-cell table:formula="of:=SUM([.N77:.Q7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7]" office:value-type="float" office:value="19" calcext:value-type="float">
            <text:p>19</text:p>
          </table:table-cell>
          <table:table-cell table:formula="of:=SUM([.B78:.D78])" office:value-type="float" office:value="0" calcext:value-type="float">
            <text:p>0</text:p>
          </table:table-cell>
          <table:table-cell table:formula="of:=SUM([.E78:.I78])" office:value-type="float" office:value="0" calcext:value-type="float">
            <text:p>0</text:p>
          </table:table-cell>
          <table:table-cell table:formula="of:=SUM([.J78:.M78])" office:value-type="float" office:value="0" calcext:value-type="float">
            <text:p>0</text:p>
          </table:table-cell>
          <table:table-cell table:formula="of:=SUM([.N78:.Q78]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8]+1" office:value-type="float" office:value="20" calcext:value-type="float">
            <text:p>20</text:p>
          </table:table-cell>
          <table:table-cell table:formula="of:=SUM([.B79:.D79])" office:value-type="float" office:value="0" calcext:value-type="float">
            <text:p>0</text:p>
          </table:table-cell>
          <table:table-cell table:formula="of:=SUM([.E79:.I79])" office:value-type="float" office:value="1" calcext:value-type="float">
            <text:p>1</text:p>
          </table:table-cell>
          <table:table-cell table:formula="of:=SUM([.J79:.M79])" office:value-type="float" office:value="2" calcext:value-type="float">
            <text:p>2</text:p>
          </table:table-cell>
          <table:table-cell table:formula="of:=SUM([.N79:.Q79]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9]" office:value-type="float" office:value="20" calcext:value-type="float">
            <text:p>20</text:p>
          </table:table-cell>
          <table:table-cell table:formula="of:=SUM([.B80:.D80])" office:value-type="float" office:value="0" calcext:value-type="float">
            <text:p>0</text:p>
          </table:table-cell>
          <table:table-cell table:formula="of:=SUM([.E80:.I80])" office:value-type="float" office:value="2" calcext:value-type="float">
            <text:p>2</text:p>
          </table:table-cell>
          <table:table-cell table:formula="of:=SUM([.J80:.M80])" office:value-type="float" office:value="2" calcext:value-type="float">
            <text:p>2</text:p>
          </table:table-cell>
          <table:table-cell table:formula="of:=SUM([.N80:.Q80]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80]" office:value-type="float" office:value="20" calcext:value-type="float">
            <text:p>20</text:p>
          </table:table-cell>
          <table:table-cell table:formula="of:=SUM([.B81:.D81])" office:value-type="float" office:value="1" calcext:value-type="float">
            <text:p>1</text:p>
          </table:table-cell>
          <table:table-cell table:formula="of:=SUM([.E81:.I81])" office:value-type="float" office:value="0" calcext:value-type="float">
            <text:p>0</text:p>
          </table:table-cell>
          <table:table-cell table:formula="of:=SUM([.J81:.M81])" office:value-type="float" office:value="3" calcext:value-type="float">
            <text:p>3</text:p>
          </table:table-cell>
          <table:table-cell table:formula="of:=SUM([.N81:.Q81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1]" office:value-type="float" office:value="20" calcext:value-type="float">
            <text:p>20</text:p>
          </table:table-cell>
          <table:table-cell table:formula="of:=SUM([.B82:.D82])" office:value-type="float" office:value="1" calcext:value-type="float">
            <text:p>1</text:p>
          </table:table-cell>
          <table:table-cell table:formula="of:=SUM([.E82:.I82])" office:value-type="float" office:value="2" calcext:value-type="float">
            <text:p>2</text:p>
          </table:table-cell>
          <table:table-cell table:formula="of:=SUM([.J82:.M82])" office:value-type="float" office:value="3" calcext:value-type="float">
            <text:p>3</text:p>
          </table:table-cell>
          <table:table-cell table:formula="of:=SUM([.N82:.Q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82]" office:value-type="float" office:value="20" calcext:value-type="float">
            <text:p>20</text:p>
          </table:table-cell>
          <table:table-cell table:formula="of:=SUM([.B83:.D83])" office:value-type="float" office:value="3" calcext:value-type="float">
            <text:p>3</text:p>
          </table:table-cell>
          <table:table-cell table:formula="of:=SUM([.E83:.I83])" office:value-type="float" office:value="2" calcext:value-type="float">
            <text:p>2</text:p>
          </table:table-cell>
          <table:table-cell table:formula="of:=SUM([.J83:.M83])" office:value-type="float" office:value="0" calcext:value-type="float">
            <text:p>0</text:p>
          </table:table-cell>
          <table:table-cell table:formula="of:=SUM([.N83:.Q83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83]" office:value-type="float" office:value="20" calcext:value-type="float">
            <text:p>2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SUM([.E84:.I84])" office:value-type="float" office:value="0" calcext:value-type="float">
            <text:p>0</text:p>
          </table:table-cell>
          <table:table-cell table:formula="of:=SUM([.J84:.M84])" office:value-type="float" office:value="1" calcext:value-type="float">
            <text:p>1</text:p>
          </table:table-cell>
          <table:table-cell table:formula="of:=SUM([.N84:.Q8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4]" office:value-type="float" office:value="20" calcext:value-type="float">
            <text:p>20</text:p>
          </table:table-cell>
          <table:table-cell table:formula="of:=SUM([.B85:.D85])" office:value-type="float" office:value="0" calcext:value-type="float">
            <text:p>0</text:p>
          </table:table-cell>
          <table:table-cell table:formula="of:=SUM([.E85:.I85])" office:value-type="float" office:value="0" calcext:value-type="float">
            <text:p>0</text:p>
          </table:table-cell>
          <table:table-cell table:formula="of:=SUM([.J85:.M85])" office:value-type="float" office:value="0" calcext:value-type="float">
            <text:p>0</text:p>
          </table:table-cell>
          <table:table-cell table:formula="of:=SUM([.N85:.Q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5]+1" office:value-type="float" office:value="21" calcext:value-type="float">
            <text:p>21</text:p>
          </table:table-cell>
          <table:table-cell table:formula="of:=SUM([.B86:.D86])" office:value-type="float" office:value="1" calcext:value-type="float">
            <text:p>1</text:p>
          </table:table-cell>
          <table:table-cell table:formula="of:=SUM([.E86:.I86])" office:value-type="float" office:value="3" calcext:value-type="float">
            <text:p>3</text:p>
          </table:table-cell>
          <table:table-cell table:formula="of:=SUM([.J86:.M86])" office:value-type="float" office:value="1" calcext:value-type="float">
            <text:p>1</text:p>
          </table:table-cell>
          <table:table-cell table:formula="of:=SUM([.N86:.Q86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6]" office:value-type="float" office:value="21" calcext:value-type="float">
            <text:p>21</text:p>
          </table:table-cell>
          <table:table-cell table:formula="of:=SUM([.B87:.D87])" office:value-type="float" office:value="1" calcext:value-type="float">
            <text:p>1</text:p>
          </table:table-cell>
          <table:table-cell table:formula="of:=SUM([.E87:.I87])" office:value-type="float" office:value="0" calcext:value-type="float">
            <text:p>0</text:p>
          </table:table-cell>
          <table:table-cell table:formula="of:=SUM([.J87:.M87])" office:value-type="float" office:value="0" calcext:value-type="float">
            <text:p>0</text:p>
          </table:table-cell>
          <table:table-cell table:formula="of:=SUM([.N87:.Q87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87]" office:value-type="float" office:value="21" calcext:value-type="float">
            <text:p>21</text:p>
          </table:table-cell>
          <table:table-cell table:formula="of:=SUM([.B88:.D88])" office:value-type="float" office:value="1" calcext:value-type="float">
            <text:p>1</text:p>
          </table:table-cell>
          <table:table-cell table:formula="of:=SUM([.E88:.I88])" office:value-type="float" office:value="2" calcext:value-type="float">
            <text:p>2</text:p>
          </table:table-cell>
          <table:table-cell table:formula="of:=SUM([.J88:.M88])" office:value-type="float" office:value="1" calcext:value-type="float">
            <text:p>1</text:p>
          </table:table-cell>
          <table:table-cell table:formula="of:=SUM([.N88:.Q88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8]" office:value-type="float" office:value="21" calcext:value-type="float">
            <text:p>21</text:p>
          </table:table-cell>
          <table:table-cell table:formula="of:=SUM([.B89:.D89])" office:value-type="float" office:value="0" calcext:value-type="float">
            <text:p>0</text:p>
          </table:table-cell>
          <table:table-cell table:formula="of:=SUM([.E89:.I89])" office:value-type="float" office:value="0" calcext:value-type="float">
            <text:p>0</text:p>
          </table:table-cell>
          <table:table-cell table:formula="of:=SUM([.J89:.M89])" office:value-type="float" office:value="1" calcext:value-type="float">
            <text:p>1</text:p>
          </table:table-cell>
          <table:table-cell table:formula="of:=SUM([.N89:.Q89]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9]" office:value-type="float" office:value="21" calcext:value-type="float">
            <text:p>21</text:p>
          </table:table-cell>
          <table:table-cell table:formula="of:=SUM([.B90:.D90])" office:value-type="float" office:value="1" calcext:value-type="float">
            <text:p>1</text:p>
          </table:table-cell>
          <table:table-cell table:formula="of:=SUM([.E90:.I90])" office:value-type="float" office:value="0" calcext:value-type="float">
            <text:p>0</text:p>
          </table:table-cell>
          <table:table-cell table:formula="of:=SUM([.J90:.M90])" office:value-type="float" office:value="3" calcext:value-type="float">
            <text:p>3</text:p>
          </table:table-cell>
          <table:table-cell table:formula="of:=SUM([.N90:.Q90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90]" office:value-type="float" office:value="21" calcext:value-type="float">
            <text:p>21</text:p>
          </table:table-cell>
          <table:table-cell table:formula="of:=SUM([.B91:.D91])" office:value-type="float" office:value="1" calcext:value-type="float">
            <text:p>1</text:p>
          </table:table-cell>
          <table:table-cell table:formula="of:=SUM([.E91:.I91])" office:value-type="float" office:value="7" calcext:value-type="float">
            <text:p>7</text:p>
          </table:table-cell>
          <table:table-cell table:formula="of:=SUM([.J91:.M91])" office:value-type="float" office:value="2" calcext:value-type="float">
            <text:p>2</text:p>
          </table:table-cell>
          <table:table-cell table:formula="of:=SUM([.N91:.Q91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1]" office:value-type="float" office:value="21" calcext:value-type="float">
            <text:p>21</text:p>
          </table:table-cell>
          <table:table-cell table:formula="of:=SUM([.B92:.D92])" office:value-type="float" office:value="0" calcext:value-type="float">
            <text:p>0</text:p>
          </table:table-cell>
          <table:table-cell table:formula="of:=SUM([.E92:.I92])" office:value-type="float" office:value="1" calcext:value-type="float">
            <text:p>1</text:p>
          </table:table-cell>
          <table:table-cell table:formula="of:=SUM([.J92:.M92])" office:value-type="float" office:value="2" calcext:value-type="float">
            <text:p>2</text:p>
          </table:table-cell>
          <table:table-cell table:formula="of:=SUM([.N92:.Q92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S92]+1" office:value-type="float" office:value="22" calcext:value-type="float">
            <text:p>22</text:p>
          </table:table-cell>
          <table:table-cell table:formula="of:=SUM([.B93:.D93])" office:value-type="float" office:value="0" calcext:value-type="float">
            <text:p>0</text:p>
          </table:table-cell>
          <table:table-cell table:formula="of:=SUM([.E93:.I93])" office:value-type="float" office:value="0" calcext:value-type="float">
            <text:p>0</text:p>
          </table:table-cell>
          <table:table-cell table:formula="of:=SUM([.J93:.M93])" office:value-type="float" office:value="1" calcext:value-type="float">
            <text:p>1</text:p>
          </table:table-cell>
          <table:table-cell table:formula="of:=SUM([.N93:.Q9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S93]" office:value-type="float" office:value="22" calcext:value-type="float">
            <text:p>22</text:p>
          </table:table-cell>
          <table:table-cell table:formula="of:=SUM([.B94:.D94])" office:value-type="float" office:value="0" calcext:value-type="float">
            <text:p>0</text:p>
          </table:table-cell>
          <table:table-cell table:formula="of:=SUM([.E94:.I94])" office:value-type="float" office:value="2" calcext:value-type="float">
            <text:p>2</text:p>
          </table:table-cell>
          <table:table-cell table:formula="of:=SUM([.J94:.M94])" office:value-type="float" office:value="0" calcext:value-type="float">
            <text:p>0</text:p>
          </table:table-cell>
          <table:table-cell table:formula="of:=SUM([.N94:.Q94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4]" office:value-type="float" office:value="22" calcext:value-type="float">
            <text:p>22</text:p>
          </table:table-cell>
          <table:table-cell table:formula="of:=SUM([.B95:.D95])" office:value-type="float" office:value="2" calcext:value-type="float">
            <text:p>2</text:p>
          </table:table-cell>
          <table:table-cell table:formula="of:=SUM([.E95:.I95])" office:value-type="float" office:value="2" calcext:value-type="float">
            <text:p>2</text:p>
          </table:table-cell>
          <table:table-cell table:formula="of:=SUM([.J95:.M95])" office:value-type="float" office:value="1" calcext:value-type="float">
            <text:p>1</text:p>
          </table:table-cell>
          <table:table-cell table:formula="of:=SUM([.N95:.Q9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95]" office:value-type="float" office:value="22" calcext:value-type="float">
            <text:p>22</text:p>
          </table:table-cell>
          <table:table-cell table:formula="of:=SUM([.B96:.D96])" office:value-type="float" office:value="2" calcext:value-type="float">
            <text:p>2</text:p>
          </table:table-cell>
          <table:table-cell table:formula="of:=SUM([.E96:.I96])" office:value-type="float" office:value="2" calcext:value-type="float">
            <text:p>2</text:p>
          </table:table-cell>
          <table:table-cell table:formula="of:=SUM([.J96:.M96])" office:value-type="float" office:value="1" calcext:value-type="float">
            <text:p>1</text:p>
          </table:table-cell>
          <table:table-cell table:formula="of:=SUM([.N96:.Q9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96]" office:value-type="float" office:value="22" calcext:value-type="float">
            <text:p>22</text:p>
          </table:table-cell>
          <table:table-cell table:formula="of:=SUM([.B97:.D97])" office:value-type="float" office:value="2" calcext:value-type="float">
            <text:p>2</text:p>
          </table:table-cell>
          <table:table-cell table:formula="of:=SUM([.E97:.I97])" office:value-type="float" office:value="1" calcext:value-type="float">
            <text:p>1</text:p>
          </table:table-cell>
          <table:table-cell table:formula="of:=SUM([.J97:.M97])" office:value-type="float" office:value="2" calcext:value-type="float">
            <text:p>2</text:p>
          </table:table-cell>
          <table:table-cell table:formula="of:=SUM([.N97:.Q97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97]" office:value-type="float" office:value="22" calcext:value-type="float">
            <text:p>22</text:p>
          </table:table-cell>
          <table:table-cell table:formula="of:=SUM([.B98:.D98])" office:value-type="float" office:value="2" calcext:value-type="float">
            <text:p>2</text:p>
          </table:table-cell>
          <table:table-cell table:formula="of:=SUM([.E98:.I98])" office:value-type="float" office:value="0" calcext:value-type="float">
            <text:p>0</text:p>
          </table:table-cell>
          <table:table-cell table:formula="of:=SUM([.J98:.M98])" office:value-type="float" office:value="1" calcext:value-type="float">
            <text:p>1</text:p>
          </table:table-cell>
          <table:table-cell table:formula="of:=SUM([.N98:.Q9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8]" office:value-type="float" office:value="22" calcext:value-type="float">
            <text:p>22</text:p>
          </table:table-cell>
          <table:table-cell table:formula="of:=SUM([.B99:.D99])" office:value-type="float" office:value="0" calcext:value-type="float">
            <text:p>0</text:p>
          </table:table-cell>
          <table:table-cell table:formula="of:=SUM([.E99:.I99])" office:value-type="float" office:value="0" calcext:value-type="float">
            <text:p>0</text:p>
          </table:table-cell>
          <table:table-cell table:formula="of:=SUM([.J99:.M99])" office:value-type="float" office:value="0" calcext:value-type="float">
            <text:p>0</text:p>
          </table:table-cell>
          <table:table-cell table:formula="of:=SUM([.N99:.Q9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9]+1" office:value-type="float" office:value="23" calcext:value-type="float">
            <text:p>23</text:p>
          </table:table-cell>
          <table:table-cell table:formula="of:=SUM([.B100:.D100])" office:value-type="float" office:value="0" calcext:value-type="float">
            <text:p>0</text:p>
          </table:table-cell>
          <table:table-cell table:formula="of:=SUM([.E100:.I100])" office:value-type="float" office:value="0" calcext:value-type="float">
            <text:p>0</text:p>
          </table:table-cell>
          <table:table-cell table:formula="of:=SUM([.J100:.M100])" office:value-type="float" office:value="0" calcext:value-type="float">
            <text:p>0</text:p>
          </table:table-cell>
          <table:table-cell table:formula="of:=SUM([.N100:.Q1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00]" office:value-type="float" office:value="23" calcext:value-type="float">
            <text:p>23</text:p>
          </table:table-cell>
          <table:table-cell table:formula="of:=SUM([.B101:.D101])" office:value-type="float" office:value="1" calcext:value-type="float">
            <text:p>1</text:p>
          </table:table-cell>
          <table:table-cell table:formula="of:=SUM([.E101:.I101])" office:value-type="float" office:value="0" calcext:value-type="float">
            <text:p>0</text:p>
          </table:table-cell>
          <table:table-cell table:formula="of:=SUM([.J101:.M101])" office:value-type="float" office:value="3" calcext:value-type="float">
            <text:p>3</text:p>
          </table:table-cell>
          <table:table-cell table:formula="of:=SUM([.N101:.Q101])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01]" office:value-type="float" office:value="23" calcext:value-type="float">
            <text:p>23</text:p>
          </table:table-cell>
          <table:table-cell table:formula="of:=SUM([.B102:.D102])" office:value-type="float" office:value="0" calcext:value-type="float">
            <text:p>0</text:p>
          </table:table-cell>
          <table:table-cell table:formula="of:=SUM([.E102:.I102])" office:value-type="float" office:value="4" calcext:value-type="float">
            <text:p>4</text:p>
          </table:table-cell>
          <table:table-cell table:formula="of:=SUM([.J102:.M102])" office:value-type="float" office:value="2" calcext:value-type="float">
            <text:p>2</text:p>
          </table:table-cell>
          <table:table-cell table:formula="of:=SUM([.N102:.Q102]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02]" office:value-type="float" office:value="23" calcext:value-type="float">
            <text:p>23</text:p>
          </table:table-cell>
          <table:table-cell table:formula="of:=SUM([.B103:.D103])" office:value-type="float" office:value="0" calcext:value-type="float">
            <text:p>0</text:p>
          </table:table-cell>
          <table:table-cell table:formula="of:=SUM([.E103:.I103])" office:value-type="float" office:value="1" calcext:value-type="float">
            <text:p>1</text:p>
          </table:table-cell>
          <table:table-cell table:formula="of:=SUM([.J103:.M103])" office:value-type="float" office:value="0" calcext:value-type="float">
            <text:p>0</text:p>
          </table:table-cell>
          <table:table-cell table:formula="of:=SUM([.N103:.Q103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03]" office:value-type="float" office:value="23" calcext:value-type="float">
            <text:p>23</text:p>
          </table:table-cell>
          <table:table-cell table:formula="of:=SUM([.B104:.D104])" office:value-type="float" office:value="0" calcext:value-type="float">
            <text:p>0</text:p>
          </table:table-cell>
          <table:table-cell table:formula="of:=SUM([.E104:.I104])" office:value-type="float" office:value="0" calcext:value-type="float">
            <text:p>0</text:p>
          </table:table-cell>
          <table:table-cell table:formula="of:=SUM([.J104:.M104])" office:value-type="float" office:value="1" calcext:value-type="float">
            <text:p>1</text:p>
          </table:table-cell>
          <table:table-cell table:formula="of:=SUM([.N104:.Q10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4]" office:value-type="float" office:value="23" calcext:value-type="float">
            <text:p>23</text:p>
          </table:table-cell>
          <table:table-cell table:formula="of:=SUM([.B105:.D105])" office:value-type="float" office:value="2" calcext:value-type="float">
            <text:p>2</text:p>
          </table:table-cell>
          <table:table-cell table:formula="of:=SUM([.E105:.I105])" office:value-type="float" office:value="1" calcext:value-type="float">
            <text:p>1</text:p>
          </table:table-cell>
          <table:table-cell table:formula="of:=SUM([.J105:.M105])" office:value-type="float" office:value="1" calcext:value-type="float">
            <text:p>1</text:p>
          </table:table-cell>
          <table:table-cell table:formula="of:=SUM([.N105:.Q10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05]" office:value-type="float" office:value="23" calcext:value-type="float">
            <text:p>23</text:p>
          </table:table-cell>
          <table:table-cell table:formula="of:=SUM([.B106:.D106])" office:value-type="float" office:value="1" calcext:value-type="float">
            <text:p>1</text:p>
          </table:table-cell>
          <table:table-cell table:formula="of:=SUM([.E106:.I106])" office:value-type="float" office:value="2" calcext:value-type="float">
            <text:p>2</text:p>
          </table:table-cell>
          <table:table-cell table:formula="of:=SUM([.J106:.M106])" office:value-type="float" office:value="0" calcext:value-type="float">
            <text:p>0</text:p>
          </table:table-cell>
          <table:table-cell table:formula="of:=SUM([.N106:.Q106]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06]+1" office:value-type="float" office:value="24" calcext:value-type="float">
            <text:p>24</text:p>
          </table:table-cell>
          <table:table-cell table:formula="of:=SUM([.B107:.D107])" office:value-type="float" office:value="1" calcext:value-type="float">
            <text:p>1</text:p>
          </table:table-cell>
          <table:table-cell table:formula="of:=SUM([.E107:.I107])" office:value-type="float" office:value="2" calcext:value-type="float">
            <text:p>2</text:p>
          </table:table-cell>
          <table:table-cell table:formula="of:=SUM([.J107:.M107])" office:value-type="float" office:value="0" calcext:value-type="float">
            <text:p>0</text:p>
          </table:table-cell>
          <table:table-cell table:formula="of:=SUM([.N107:.Q107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07]" office:value-type="float" office:value="24" calcext:value-type="float">
            <text:p>24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SUM([.E108:.I108])" office:value-type="float" office:value="0" calcext:value-type="float">
            <text:p>0</text:p>
          </table:table-cell>
          <table:table-cell table:formula="of:=SUM([.J108:.M108])" office:value-type="float" office:value="0" calcext:value-type="float">
            <text:p>0</text:p>
          </table:table-cell>
          <table:table-cell table:formula="of:=SUM([.N108:.Q108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08]" office:value-type="float" office:value="24" calcext:value-type="float">
            <text:p>24</text:p>
          </table:table-cell>
          <table:table-cell table:formula="of:=SUM([.B109:.D109])" office:value-type="float" office:value="0" calcext:value-type="float">
            <text:p>0</text:p>
          </table:table-cell>
          <table:table-cell table:formula="of:=SUM([.E109:.I109])" office:value-type="float" office:value="1" calcext:value-type="float">
            <text:p>1</text:p>
          </table:table-cell>
          <table:table-cell table:formula="of:=SUM([.J109:.M109])" office:value-type="float" office:value="1" calcext:value-type="float">
            <text:p>1</text:p>
          </table:table-cell>
          <table:table-cell table:formula="of:=SUM([.N109:.Q109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9]" office:value-type="float" office:value="24" calcext:value-type="float">
            <text:p>24</text:p>
          </table:table-cell>
          <table:table-cell table:formula="of:=SUM([.B110:.D110])" office:value-type="float" office:value="0" calcext:value-type="float">
            <text:p>0</text:p>
          </table:table-cell>
          <table:table-cell table:formula="of:=SUM([.E110:.I110])" office:value-type="float" office:value="3" calcext:value-type="float">
            <text:p>3</text:p>
          </table:table-cell>
          <table:table-cell table:formula="of:=SUM([.J110:.M110])" office:value-type="float" office:value="1" calcext:value-type="float">
            <text:p>1</text:p>
          </table:table-cell>
          <table:table-cell table:formula="of:=SUM([.N110:.Q11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0]" office:value-type="float" office:value="24" calcext:value-type="float">
            <text:p>24</text:p>
          </table:table-cell>
          <table:table-cell table:formula="of:=SUM([.B111:.D111])" office:value-type="float" office:value="1" calcext:value-type="float">
            <text:p>1</text:p>
          </table:table-cell>
          <table:table-cell table:formula="of:=SUM([.E111:.I111])" office:value-type="float" office:value="3" calcext:value-type="float">
            <text:p>3</text:p>
          </table:table-cell>
          <table:table-cell table:formula="of:=SUM([.J111:.M111])" office:value-type="float" office:value="0" calcext:value-type="float">
            <text:p>0</text:p>
          </table:table-cell>
          <table:table-cell table:formula="of:=SUM([.N111:.Q11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1]" office:value-type="float" office:value="24" calcext:value-type="float">
            <text:p>24</text:p>
          </table:table-cell>
          <table:table-cell table:formula="of:=SUM([.B112:.D112])" office:value-type="float" office:value="2" calcext:value-type="float">
            <text:p>2</text:p>
          </table:table-cell>
          <table:table-cell table:formula="of:=SUM([.E112:.I112])" office:value-type="float" office:value="1" calcext:value-type="float">
            <text:p>1</text:p>
          </table:table-cell>
          <table:table-cell table:formula="of:=SUM([.J112:.M112])" office:value-type="float" office:value="2" calcext:value-type="float">
            <text:p>2</text:p>
          </table:table-cell>
          <table:table-cell table:formula="of:=SUM([.N112:.Q1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12]" office:value-type="float" office:value="24" calcext:value-type="float">
            <text:p>24</text:p>
          </table:table-cell>
          <table:table-cell table:formula="of:=SUM([.B113:.D113])" office:value-type="float" office:value="1" calcext:value-type="float">
            <text:p>1</text:p>
          </table:table-cell>
          <table:table-cell table:formula="of:=SUM([.E113:.I113])" office:value-type="float" office:value="2" calcext:value-type="float">
            <text:p>2</text:p>
          </table:table-cell>
          <table:table-cell table:formula="of:=SUM([.J113:.M113])" office:value-type="float" office:value="2" calcext:value-type="float">
            <text:p>2</text:p>
          </table:table-cell>
          <table:table-cell table:formula="of:=SUM([.N113:.Q11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13]+1" office:value-type="float" office:value="25" calcext:value-type="float">
            <text:p>25</text:p>
          </table:table-cell>
          <table:table-cell table:formula="of:=SUM([.B114:.D114])" office:value-type="float" office:value="0" calcext:value-type="float">
            <text:p>0</text:p>
          </table:table-cell>
          <table:table-cell table:formula="of:=SUM([.E114:.I114])" office:value-type="float" office:value="2" calcext:value-type="float">
            <text:p>2</text:p>
          </table:table-cell>
          <table:table-cell table:formula="of:=SUM([.J114:.M114])" office:value-type="float" office:value="0" calcext:value-type="float">
            <text:p>0</text:p>
          </table:table-cell>
          <table:table-cell table:formula="of:=SUM([.N114:.Q114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4]" office:value-type="float" office:value="25" calcext:value-type="float">
            <text:p>25</text:p>
          </table:table-cell>
          <table:table-cell table:formula="of:=SUM([.B115:.D115])" office:value-type="float" office:value="1" calcext:value-type="float">
            <text:p>1</text:p>
          </table:table-cell>
          <table:table-cell table:formula="of:=SUM([.E115:.I115])" office:value-type="float" office:value="0" calcext:value-type="float">
            <text:p>0</text:p>
          </table:table-cell>
          <table:table-cell table:formula="of:=SUM([.J115:.M115])" office:value-type="float" office:value="2" calcext:value-type="float">
            <text:p>2</text:p>
          </table:table-cell>
          <table:table-cell table:formula="of:=SUM([.N115:.Q115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5]" office:value-type="float" office:value="25" calcext:value-type="float">
            <text:p>25</text:p>
          </table:table-cell>
          <table:table-cell table:formula="of:=SUM([.B116:.D116])" office:value-type="float" office:value="0" calcext:value-type="float">
            <text:p>0</text:p>
          </table:table-cell>
          <table:table-cell table:formula="of:=SUM([.E116:.I116])" office:value-type="float" office:value="0" calcext:value-type="float">
            <text:p>0</text:p>
          </table:table-cell>
          <table:table-cell table:formula="of:=SUM([.J116:.M116])" office:value-type="float" office:value="1" calcext:value-type="float">
            <text:p>1</text:p>
          </table:table-cell>
          <table:table-cell table:formula="of:=SUM([.N116:.Q116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6]" office:value-type="float" office:value="25" calcext:value-type="float">
            <text:p>25</text:p>
          </table:table-cell>
          <table:table-cell table:formula="of:=SUM([.B117:.D117])" office:value-type="float" office:value="2" calcext:value-type="float">
            <text:p>2</text:p>
          </table:table-cell>
          <table:table-cell table:formula="of:=SUM([.E117:.I117])" office:value-type="float" office:value="3" calcext:value-type="float">
            <text:p>3</text:p>
          </table:table-cell>
          <table:table-cell table:formula="of:=SUM([.J117:.M117])" office:value-type="float" office:value="2" calcext:value-type="float">
            <text:p>2</text:p>
          </table:table-cell>
          <table:table-cell table:formula="of:=SUM([.N117:.Q117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7]" office:value-type="float" office:value="25" calcext:value-type="float">
            <text:p>25</text:p>
          </table:table-cell>
          <table:table-cell table:formula="of:=SUM([.B118:.D118])" office:value-type="float" office:value="1" calcext:value-type="float">
            <text:p>1</text:p>
          </table:table-cell>
          <table:table-cell table:formula="of:=SUM([.E118:.I118])" office:value-type="float" office:value="5" calcext:value-type="float">
            <text:p>5</text:p>
          </table:table-cell>
          <table:table-cell table:formula="of:=SUM([.J118:.M118])" office:value-type="float" office:value="4" calcext:value-type="float">
            <text:p>4</text:p>
          </table:table-cell>
          <table:table-cell table:formula="of:=SUM([.N118:.Q118])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8]" office:value-type="float" office:value="25" calcext:value-type="float">
            <text:p>25</text:p>
          </table:table-cell>
          <table:table-cell table:formula="of:=SUM([.B119:.D119])" office:value-type="float" office:value="0" calcext:value-type="float">
            <text:p>0</text:p>
          </table:table-cell>
          <table:table-cell table:formula="of:=SUM([.E119:.I119])" office:value-type="float" office:value="2" calcext:value-type="float">
            <text:p>2</text:p>
          </table:table-cell>
          <table:table-cell table:formula="of:=SUM([.J119:.M119])" office:value-type="float" office:value="0" calcext:value-type="float">
            <text:p>0</text:p>
          </table:table-cell>
          <table:table-cell table:formula="of:=SUM([.N119:.Q11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9]" office:value-type="float" office:value="25" calcext:value-type="float">
            <text:p>25</text:p>
          </table:table-cell>
          <table:table-cell table:formula="of:=SUM([.B120:.D120])" office:value-type="float" office:value="2" calcext:value-type="float">
            <text:p>2</text:p>
          </table:table-cell>
          <table:table-cell table:formula="of:=SUM([.E120:.I120])" office:value-type="float" office:value="2" calcext:value-type="float">
            <text:p>2</text:p>
          </table:table-cell>
          <table:table-cell table:formula="of:=SUM([.J120:.M120])" office:value-type="float" office:value="3" calcext:value-type="float">
            <text:p>3</text:p>
          </table:table-cell>
          <table:table-cell table:formula="of:=SUM([.N120:.Q120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0]+1" office:value-type="float" office:value="26" calcext:value-type="float">
            <text:p>26</text:p>
          </table:table-cell>
          <table:table-cell table:formula="of:=SUM([.B121:.D121])" office:value-type="float" office:value="0" calcext:value-type="float">
            <text:p>0</text:p>
          </table:table-cell>
          <table:table-cell table:formula="of:=SUM([.E121:.I121])" office:value-type="float" office:value="1" calcext:value-type="float">
            <text:p>1</text:p>
          </table:table-cell>
          <table:table-cell table:formula="of:=SUM([.J121:.M121])" office:value-type="float" office:value="1" calcext:value-type="float">
            <text:p>1</text:p>
          </table:table-cell>
          <table:table-cell table:formula="of:=SUM([.N121:.Q121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1]" office:value-type="float" office:value="26" calcext:value-type="float">
            <text:p>26</text:p>
          </table:table-cell>
          <table:table-cell table:formula="of:=SUM([.B122:.D122])" office:value-type="float" office:value="1" calcext:value-type="float">
            <text:p>1</text:p>
          </table:table-cell>
          <table:table-cell table:formula="of:=SUM([.E122:.I122])" office:value-type="float" office:value="2" calcext:value-type="float">
            <text:p>2</text:p>
          </table:table-cell>
          <table:table-cell table:formula="of:=SUM([.J122:.M122])" office:value-type="float" office:value="6" calcext:value-type="float">
            <text:p>6</text:p>
          </table:table-cell>
          <table:table-cell table:formula="of:=SUM([.N122:.Q122]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2]" office:value-type="float" office:value="26" calcext:value-type="float">
            <text:p>26</text:p>
          </table:table-cell>
          <table:table-cell table:formula="of:=SUM([.B123:.D123])" office:value-type="float" office:value="3" calcext:value-type="float">
            <text:p>3</text:p>
          </table:table-cell>
          <table:table-cell table:formula="of:=SUM([.E123:.I123])" office:value-type="float" office:value="7" calcext:value-type="float">
            <text:p>7</text:p>
          </table:table-cell>
          <table:table-cell table:formula="of:=SUM([.J123:.M123])" office:value-type="float" office:value="4" calcext:value-type="float">
            <text:p>4</text:p>
          </table:table-cell>
          <table:table-cell table:formula="of:=SUM([.N123:.Q123])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3]" office:value-type="float" office:value="26" calcext:value-type="float">
            <text:p>26</text:p>
          </table:table-cell>
          <table:table-cell table:formula="of:=SUM([.B124:.D124])" office:value-type="float" office:value="0" calcext:value-type="float">
            <text:p>0</text:p>
          </table:table-cell>
          <table:table-cell table:formula="of:=SUM([.E124:.I124])" office:value-type="float" office:value="5" calcext:value-type="float">
            <text:p>5</text:p>
          </table:table-cell>
          <table:table-cell table:formula="of:=SUM([.J124:.M124])" office:value-type="float" office:value="0" calcext:value-type="float">
            <text:p>0</text:p>
          </table:table-cell>
          <table:table-cell table:formula="of:=SUM([.N124:.Q124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4]" office:value-type="float" office:value="26" calcext:value-type="float">
            <text:p>26</text:p>
          </table:table-cell>
          <table:table-cell table:formula="of:=SUM([.B125:.D125])" office:value-type="float" office:value="0" calcext:value-type="float">
            <text:p>0</text:p>
          </table:table-cell>
          <table:table-cell table:formula="of:=SUM([.E125:.I125])" office:value-type="float" office:value="2" calcext:value-type="float">
            <text:p>2</text:p>
          </table:table-cell>
          <table:table-cell table:formula="of:=SUM([.J125:.M125])" office:value-type="float" office:value="0" calcext:value-type="float">
            <text:p>0</text:p>
          </table:table-cell>
          <table:table-cell table:formula="of:=SUM([.N125:.Q125])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5]" office:value-type="float" office:value="26" calcext:value-type="float">
            <text:p>26</text:p>
          </table:table-cell>
          <table:table-cell table:formula="of:=SUM([.B126:.D126])" office:value-type="float" office:value="2" calcext:value-type="float">
            <text:p>2</text:p>
          </table:table-cell>
          <table:table-cell table:formula="of:=SUM([.E126:.I126])" office:value-type="float" office:value="5" calcext:value-type="float">
            <text:p>5</text:p>
          </table:table-cell>
          <table:table-cell table:formula="of:=SUM([.J126:.M126])" office:value-type="float" office:value="1" calcext:value-type="float">
            <text:p>1</text:p>
          </table:table-cell>
          <table:table-cell table:formula="of:=SUM([.N126:.Q126])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6]" office:value-type="float" office:value="26" calcext:value-type="float">
            <text:p>26</text:p>
          </table:table-cell>
          <table:table-cell table:formula="of:=SUM([.B127:.D127])" office:value-type="float" office:value="0" calcext:value-type="float">
            <text:p>0</text:p>
          </table:table-cell>
          <table:table-cell table:formula="of:=SUM([.E127:.I127])" office:value-type="float" office:value="0" calcext:value-type="float">
            <text:p>0</text:p>
          </table:table-cell>
          <table:table-cell table:formula="of:=SUM([.J127:.M127])" office:value-type="float" office:value="1" calcext:value-type="float">
            <text:p>1</text:p>
          </table:table-cell>
          <table:table-cell table:formula="of:=SUM([.N127:.Q127])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7]+1" office:value-type="float" office:value="27" calcext:value-type="float">
            <text:p>27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SUM([.E128:.I128])" office:value-type="float" office:value="1" calcext:value-type="float">
            <text:p>1</text:p>
          </table:table-cell>
          <table:table-cell table:formula="of:=SUM([.J128:.M128])" office:value-type="float" office:value="2" calcext:value-type="float">
            <text:p>2</text:p>
          </table:table-cell>
          <table:table-cell table:formula="of:=SUM([.N128:.Q128])"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8]" office:value-type="float" office:value="27" calcext:value-type="float">
            <text:p>27</text:p>
          </table:table-cell>
          <table:table-cell table:formula="of:=SUM([.B129:.D129])" office:value-type="float" office:value="2" calcext:value-type="float">
            <text:p>2</text:p>
          </table:table-cell>
          <table:table-cell table:formula="of:=SUM([.E129:.I129])" office:value-type="float" office:value="6" calcext:value-type="float">
            <text:p>6</text:p>
          </table:table-cell>
          <table:table-cell table:formula="of:=SUM([.J129:.M129])" office:value-type="float" office:value="3" calcext:value-type="float">
            <text:p>3</text:p>
          </table:table-cell>
          <table:table-cell table:formula="of:=SUM([.N129:.Q129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29]" office:value-type="float" office:value="27" calcext:value-type="float">
            <text:p>27</text:p>
          </table:table-cell>
          <table:table-cell table:formula="of:=SUM([.B130:.D130])" office:value-type="float" office:value="0" calcext:value-type="float">
            <text:p>0</text:p>
          </table:table-cell>
          <table:table-cell table:formula="of:=SUM([.E130:.I130])" office:value-type="float" office:value="5" calcext:value-type="float">
            <text:p>5</text:p>
          </table:table-cell>
          <table:table-cell table:formula="of:=SUM([.J130:.M130])" office:value-type="float" office:value="3" calcext:value-type="float">
            <text:p>3</text:p>
          </table:table-cell>
          <table:table-cell table:formula="of:=SUM([.N130:.Q130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30]" office:value-type="float" office:value="27" calcext:value-type="float">
            <text:p>27</text:p>
          </table:table-cell>
          <table:table-cell table:formula="of:=SUM([.B131:.D131])" office:value-type="float" office:value="0" calcext:value-type="float">
            <text:p>0</text:p>
          </table:table-cell>
          <table:table-cell table:formula="of:=SUM([.E131:.I131])" office:value-type="float" office:value="7" calcext:value-type="float">
            <text:p>7</text:p>
          </table:table-cell>
          <table:table-cell table:formula="of:=SUM([.J131:.M131])" office:value-type="float" office:value="5" calcext:value-type="float">
            <text:p>5</text:p>
          </table:table-cell>
          <table:table-cell table:formula="of:=SUM([.N131:.Q131])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1]" office:value-type="float" office:value="27" calcext:value-type="float">
            <text:p>27</text:p>
          </table:table-cell>
          <table:table-cell table:formula="of:=SUM([.B132:.D132])" office:value-type="float" office:value="5" calcext:value-type="float">
            <text:p>5</text:p>
          </table:table-cell>
          <table:table-cell table:formula="of:=SUM([.E132:.I132])" office:value-type="float" office:value="4" calcext:value-type="float">
            <text:p>4</text:p>
          </table:table-cell>
          <table:table-cell table:formula="of:=SUM([.J132:.M132])" office:value-type="float" office:value="5" calcext:value-type="float">
            <text:p>5</text:p>
          </table:table-cell>
          <table:table-cell table:formula="of:=SUM([.N132:.Q132])"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2]" office:value-type="float" office:value="27" calcext:value-type="float">
            <text:p>27</text:p>
          </table:table-cell>
          <table:table-cell table:formula="of:=SUM([.B133:.D133])" office:value-type="float" office:value="1" calcext:value-type="float">
            <text:p>1</text:p>
          </table:table-cell>
          <table:table-cell table:formula="of:=SUM([.E133:.I133])" office:value-type="float" office:value="4" calcext:value-type="float">
            <text:p>4</text:p>
          </table:table-cell>
          <table:table-cell table:formula="of:=SUM([.J133:.M133])" office:value-type="float" office:value="6" calcext:value-type="float">
            <text:p>6</text:p>
          </table:table-cell>
          <table:table-cell table:formula="of:=SUM([.N133:.Q133])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33]" office:value-type="float" office:value="27" calcext:value-type="float">
            <text:p>27</text:p>
          </table:table-cell>
          <table:table-cell table:formula="of:=SUM([.B134:.D134])" office:value-type="float" office:value="2" calcext:value-type="float">
            <text:p>2</text:p>
          </table:table-cell>
          <table:table-cell table:formula="of:=SUM([.E134:.I134])" office:value-type="float" office:value="3" calcext:value-type="float">
            <text:p>3</text:p>
          </table:table-cell>
          <table:table-cell table:formula="of:=SUM([.J134:.M134])" office:value-type="float" office:value="3" calcext:value-type="float">
            <text:p>3</text:p>
          </table:table-cell>
          <table:table-cell table:formula="of:=SUM([.N134:.Q134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34]+1" office:value-type="float" office:value="28" calcext:value-type="float">
            <text:p>28</text:p>
          </table:table-cell>
          <table:table-cell table:formula="of:=SUM([.B135:.D135])" office:value-type="float" office:value="1" calcext:value-type="float">
            <text:p>1</text:p>
          </table:table-cell>
          <table:table-cell table:formula="of:=SUM([.E135:.I135])" office:value-type="float" office:value="5" calcext:value-type="float">
            <text:p>5</text:p>
          </table:table-cell>
          <table:table-cell table:formula="of:=SUM([.J135:.M135])" office:value-type="float" office:value="1" calcext:value-type="float">
            <text:p>1</text:p>
          </table:table-cell>
          <table:table-cell table:formula="of:=SUM([.N135:.Q13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35]" office:value-type="float" office:value="28" calcext:value-type="float">
            <text:p>28</text:p>
          </table:table-cell>
          <table:table-cell table:formula="of:=SUM([.B136:.D136])" office:value-type="float" office:value="1" calcext:value-type="float">
            <text:p>1</text:p>
          </table:table-cell>
          <table:table-cell table:formula="of:=SUM([.E136:.I136])" office:value-type="float" office:value="3" calcext:value-type="float">
            <text:p>3</text:p>
          </table:table-cell>
          <table:table-cell table:formula="of:=SUM([.J136:.M136])" office:value-type="float" office:value="3" calcext:value-type="float">
            <text:p>3</text:p>
          </table:table-cell>
          <table:table-cell table:formula="of:=SUM([.N136:.Q136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36]" office:value-type="float" office:value="28" calcext:value-type="float">
            <text:p>28</text:p>
          </table:table-cell>
          <table:table-cell table:formula="of:=SUM([.B137:.D137])" office:value-type="float" office:value="3" calcext:value-type="float">
            <text:p>3</text:p>
          </table:table-cell>
          <table:table-cell table:formula="of:=SUM([.E137:.I137])" office:value-type="float" office:value="3" calcext:value-type="float">
            <text:p>3</text:p>
          </table:table-cell>
          <table:table-cell table:formula="of:=SUM([.J137:.M137])" office:value-type="float" office:value="0" calcext:value-type="float">
            <text:p>0</text:p>
          </table:table-cell>
          <table:table-cell table:formula="of:=SUM([.N137:.Q137]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7]" office:value-type="float" office:value="28" calcext:value-type="float">
            <text:p>28</text:p>
          </table:table-cell>
          <table:table-cell table:formula="of:=SUM([.B138:.D138])" office:value-type="float" office:value="3" calcext:value-type="float">
            <text:p>3</text:p>
          </table:table-cell>
          <table:table-cell table:formula="of:=SUM([.E138:.I138])" office:value-type="float" office:value="4" calcext:value-type="float">
            <text:p>4</text:p>
          </table:table-cell>
          <table:table-cell table:formula="of:=SUM([.J138:.M138])" office:value-type="float" office:value="0" calcext:value-type="float">
            <text:p>0</text:p>
          </table:table-cell>
          <table:table-cell table:formula="of:=SUM([.N138:.Q13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8]" office:value-type="float" office:value="28" calcext:value-type="float">
            <text:p>28</text:p>
          </table:table-cell>
          <table:table-cell table:formula="of:=SUM([.B139:.D139])" office:value-type="float" office:value="0" calcext:value-type="float">
            <text:p>0</text:p>
          </table:table-cell>
          <table:table-cell table:formula="of:=SUM([.E139:.I139])" office:value-type="float" office:value="5" calcext:value-type="float">
            <text:p>5</text:p>
          </table:table-cell>
          <table:table-cell table:formula="of:=SUM([.J139:.M139])" office:value-type="float" office:value="4" calcext:value-type="float">
            <text:p>4</text:p>
          </table:table-cell>
          <table:table-cell table:formula="of:=SUM([.N139:.Q139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9]" office:value-type="float" office:value="28" calcext:value-type="float">
            <text:p>28</text:p>
          </table:table-cell>
          <table:table-cell table:formula="of:=SUM([.B140:.D140])" office:value-type="float" office:value="3" calcext:value-type="float">
            <text:p>3</text:p>
          </table:table-cell>
          <table:table-cell table:formula="of:=SUM([.E140:.I140])" office:value-type="float" office:value="2" calcext:value-type="float">
            <text:p>2</text:p>
          </table:table-cell>
          <table:table-cell table:formula="of:=SUM([.J140:.M140])" office:value-type="float" office:value="1" calcext:value-type="float">
            <text:p>1</text:p>
          </table:table-cell>
          <table:table-cell table:formula="of:=SUM([.N140:.Q140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0]" office:value-type="float" office:value="28" calcext:value-type="float">
            <text:p>28</text:p>
          </table:table-cell>
          <table:table-cell table:formula="of:=SUM([.B141:.D141])" office:value-type="float" office:value="2" calcext:value-type="float">
            <text:p>2</text:p>
          </table:table-cell>
          <table:table-cell table:formula="of:=SUM([.E141:.I141])" office:value-type="float" office:value="0" calcext:value-type="float">
            <text:p>0</text:p>
          </table:table-cell>
          <table:table-cell table:formula="of:=SUM([.J141:.M141])" office:value-type="float" office:value="5" calcext:value-type="float">
            <text:p>5</text:p>
          </table:table-cell>
          <table:table-cell table:formula="of:=SUM([.N141:.Q141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41]+1" office:value-type="float" office:value="29" calcext:value-type="float">
            <text:p>29</text:p>
          </table:table-cell>
          <table:table-cell table:formula="of:=SUM([.B142:.D142])" office:value-type="float" office:value="4" calcext:value-type="float">
            <text:p>4</text:p>
          </table:table-cell>
          <table:table-cell table:formula="of:=SUM([.E142:.I142])" office:value-type="float" office:value="3" calcext:value-type="float">
            <text:p>3</text:p>
          </table:table-cell>
          <table:table-cell table:formula="of:=SUM([.J142:.M142])" office:value-type="float" office:value="0" calcext:value-type="float">
            <text:p>0</text:p>
          </table:table-cell>
          <table:table-cell table:formula="of:=SUM([.N142:.Q14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2]" office:value-type="float" office:value="29" calcext:value-type="float">
            <text:p>29</text:p>
          </table:table-cell>
          <table:table-cell table:formula="of:=SUM([.B143:.D143])" office:value-type="float" office:value="1" calcext:value-type="float">
            <text:p>1</text:p>
          </table:table-cell>
          <table:table-cell table:formula="of:=SUM([.E143:.I143])" office:value-type="float" office:value="1" calcext:value-type="float">
            <text:p>1</text:p>
          </table:table-cell>
          <table:table-cell table:formula="of:=SUM([.J143:.M143])" office:value-type="float" office:value="2" calcext:value-type="float">
            <text:p>2</text:p>
          </table:table-cell>
          <table:table-cell table:formula="of:=SUM([.N143:.Q143]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3]" office:value-type="float" office:value="29" calcext:value-type="float">
            <text:p>29</text:p>
          </table:table-cell>
          <table:table-cell table:formula="of:=SUM([.B144:.D144])" office:value-type="float" office:value="3" calcext:value-type="float">
            <text:p>3</text:p>
          </table:table-cell>
          <table:table-cell table:formula="of:=SUM([.E144:.I144])" office:value-type="float" office:value="3" calcext:value-type="float">
            <text:p>3</text:p>
          </table:table-cell>
          <table:table-cell table:formula="of:=SUM([.J144:.M144])" office:value-type="float" office:value="1" calcext:value-type="float">
            <text:p>1</text:p>
          </table:table-cell>
          <table:table-cell table:formula="of:=SUM([.N144:.Q144])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44]" office:value-type="float" office:value="29" calcext:value-type="float">
            <text:p>29</text:p>
          </table:table-cell>
          <table:table-cell table:formula="of:=SUM([.B145:.D145])" office:value-type="float" office:value="4" calcext:value-type="float">
            <text:p>4</text:p>
          </table:table-cell>
          <table:table-cell table:formula="of:=SUM([.E145:.I145])" office:value-type="float" office:value="2" calcext:value-type="float">
            <text:p>2</text:p>
          </table:table-cell>
          <table:table-cell table:formula="of:=SUM([.J145:.M145])" office:value-type="float" office:value="4" calcext:value-type="float">
            <text:p>4</text:p>
          </table:table-cell>
          <table:table-cell table:formula="of:=SUM([.N145:.Q145])"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5]" office:value-type="float" office:value="29" calcext:value-type="float">
            <text:p>29</text:p>
          </table:table-cell>
          <table:table-cell table:formula="of:=SUM([.B146:.D146])" office:value-type="float" office:value="0" calcext:value-type="float">
            <text:p>0</text:p>
          </table:table-cell>
          <table:table-cell table:formula="of:=SUM([.E146:.I146])" office:value-type="float" office:value="6" calcext:value-type="float">
            <text:p>6</text:p>
          </table:table-cell>
          <table:table-cell table:formula="of:=SUM([.J146:.M146])" office:value-type="float" office:value="4" calcext:value-type="float">
            <text:p>4</text:p>
          </table:table-cell>
          <table:table-cell table:formula="of:=SUM([.N146:.Q146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46]" office:value-type="float" office:value="29" calcext:value-type="float">
            <text:p>29</text:p>
          </table:table-cell>
          <table:table-cell table:formula="of:=SUM([.B147:.D147])" office:value-type="float" office:value="2" calcext:value-type="float">
            <text:p>2</text:p>
          </table:table-cell>
          <table:table-cell table:formula="of:=SUM([.E147:.I147])" office:value-type="float" office:value="4" calcext:value-type="float">
            <text:p>4</text:p>
          </table:table-cell>
          <table:table-cell table:formula="of:=SUM([.J147:.M147])" office:value-type="float" office:value="2" calcext:value-type="float">
            <text:p>2</text:p>
          </table:table-cell>
          <table:table-cell table:formula="of:=SUM([.N147:.Q147]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47]" office:value-type="float" office:value="29" calcext:value-type="float">
            <text:p>29</text:p>
          </table:table-cell>
          <table:table-cell table:formula="of:=SUM([.B148:.D148])" office:value-type="float" office:value="0" calcext:value-type="float">
            <text:p>0</text:p>
          </table:table-cell>
          <table:table-cell table:formula="of:=SUM([.E148:.I148])" office:value-type="float" office:value="2" calcext:value-type="float">
            <text:p>2</text:p>
          </table:table-cell>
          <table:table-cell table:formula="of:=SUM([.J148:.M148])" office:value-type="float" office:value="1" calcext:value-type="float">
            <text:p>1</text:p>
          </table:table-cell>
          <table:table-cell table:formula="of:=SUM([.N148:.Q148])"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48]+1" office:value-type="float" office:value="30" calcext:value-type="float">
            <text:p>30</text:p>
          </table:table-cell>
          <table:table-cell table:formula="of:=SUM([.B149:.D149])" office:value-type="float" office:value="3" calcext:value-type="float">
            <text:p>3</text:p>
          </table:table-cell>
          <table:table-cell table:formula="of:=SUM([.E149:.I149])" office:value-type="float" office:value="1" calcext:value-type="float">
            <text:p>1</text:p>
          </table:table-cell>
          <table:table-cell table:formula="of:=SUM([.J149:.M149])" office:value-type="float" office:value="5" calcext:value-type="float">
            <text:p>5</text:p>
          </table:table-cell>
          <table:table-cell table:formula="of:=SUM([.N149:.Q149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149]" office:value-type="float" office:value="30" calcext:value-type="float">
            <text:p>30</text:p>
          </table:table-cell>
          <table:table-cell table:formula="of:=SUM([.B150:.D150])" office:value-type="float" office:value="1" calcext:value-type="float">
            <text:p>1</text:p>
          </table:table-cell>
          <table:table-cell table:formula="of:=SUM([.E150:.I150])" office:value-type="float" office:value="1" calcext:value-type="float">
            <text:p>1</text:p>
          </table:table-cell>
          <table:table-cell table:formula="of:=SUM([.J150:.M150])" office:value-type="float" office:value="7" calcext:value-type="float">
            <text:p>7</text:p>
          </table:table-cell>
          <table:table-cell table:formula="of:=SUM([.N150:.Q150])"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0]" office:value-type="float" office:value="30" calcext:value-type="float">
            <text:p>30</text:p>
          </table:table-cell>
          <table:table-cell table:formula="of:=SUM([.B151:.D151])" office:value-type="float" office:value="1" calcext:value-type="float">
            <text:p>1</text:p>
          </table:table-cell>
          <table:table-cell table:formula="of:=SUM([.E151:.I151])" office:value-type="float" office:value="10" calcext:value-type="float">
            <text:p>10</text:p>
          </table:table-cell>
          <table:table-cell table:formula="of:=SUM([.J151:.M151])" office:value-type="float" office:value="12" calcext:value-type="float">
            <text:p>12</text:p>
          </table:table-cell>
          <table:table-cell table:formula="of:=SUM([.N151:.Q151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51]" office:value-type="float" office:value="30" calcext:value-type="float">
            <text:p>30</text:p>
          </table:table-cell>
          <table:table-cell table:formula="of:=SUM([.B152:.D152])" office:value-type="float" office:value="2" calcext:value-type="float">
            <text:p>2</text:p>
          </table:table-cell>
          <table:table-cell table:formula="of:=SUM([.E152:.I152])" office:value-type="float" office:value="4" calcext:value-type="float">
            <text:p>4</text:p>
          </table:table-cell>
          <table:table-cell table:formula="of:=SUM([.J152:.M152])" office:value-type="float" office:value="9" calcext:value-type="float">
            <text:p>9</text:p>
          </table:table-cell>
          <table:table-cell table:formula="of:=SUM([.N152:.Q152])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2]" office:value-type="float" office:value="30" calcext:value-type="float">
            <text:p>30</text:p>
          </table:table-cell>
          <table:table-cell table:formula="of:=SUM([.B153:.D153])" office:value-type="float" office:value="4" calcext:value-type="float">
            <text:p>4</text:p>
          </table:table-cell>
          <table:table-cell table:formula="of:=SUM([.E153:.I153])" office:value-type="float" office:value="5" calcext:value-type="float">
            <text:p>5</text:p>
          </table:table-cell>
          <table:table-cell table:formula="of:=SUM([.J153:.M153])" office:value-type="float" office:value="9" calcext:value-type="float">
            <text:p>9</text:p>
          </table:table-cell>
          <table:table-cell table:formula="of:=SUM([.N153:.Q153])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53]" office:value-type="float" office:value="30" calcext:value-type="float">
            <text:p>30</text:p>
          </table:table-cell>
          <table:table-cell table:formula="of:=SUM([.B154:.D154])" office:value-type="float" office:value="1" calcext:value-type="float">
            <text:p>1</text:p>
          </table:table-cell>
          <table:table-cell table:formula="of:=SUM([.E154:.I154])" office:value-type="float" office:value="4" calcext:value-type="float">
            <text:p>4</text:p>
          </table:table-cell>
          <table:table-cell table:formula="of:=SUM([.J154:.M154])" office:value-type="float" office:value="11" calcext:value-type="float">
            <text:p>11</text:p>
          </table:table-cell>
          <table:table-cell table:formula="of:=SUM([.N154:.Q154])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4]" office:value-type="float" office:value="30" calcext:value-type="float">
            <text:p>30</text:p>
          </table:table-cell>
          <table:table-cell table:formula="of:=SUM([.B155:.D155])" office:value-type="float" office:value="1" calcext:value-type="float">
            <text:p>1</text:p>
          </table:table-cell>
          <table:table-cell table:formula="of:=SUM([.E155:.I155])" office:value-type="float" office:value="4" calcext:value-type="float">
            <text:p>4</text:p>
          </table:table-cell>
          <table:table-cell table:formula="of:=SUM([.J155:.M155])" office:value-type="float" office:value="1" calcext:value-type="float">
            <text:p>1</text:p>
          </table:table-cell>
          <table:table-cell table:formula="of:=SUM([.N155:.Q155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55]+1" office:value-type="float" office:value="31" calcext:value-type="float">
            <text:p>31</text:p>
          </table:table-cell>
          <table:table-cell table:formula="of:=SUM([.B156:.D156])" office:value-type="float" office:value="0" calcext:value-type="float">
            <text:p>0</text:p>
          </table:table-cell>
          <table:table-cell table:formula="of:=SUM([.E156:.I156])" office:value-type="float" office:value="9" calcext:value-type="float">
            <text:p>9</text:p>
          </table:table-cell>
          <table:table-cell table:formula="of:=SUM([.J156:.M156])" office:value-type="float" office:value="7" calcext:value-type="float">
            <text:p>7</text:p>
          </table:table-cell>
          <table:table-cell table:formula="of:=SUM([.N156:.Q156])"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56]" office:value-type="float" office:value="31" calcext:value-type="float">
            <text:p>31</text:p>
          </table:table-cell>
          <table:table-cell table:formula="of:=SUM([.B157:.D157])" office:value-type="float" office:value="1" calcext:value-type="float">
            <text:p>1</text:p>
          </table:table-cell>
          <table:table-cell table:formula="of:=SUM([.E157:.I157])" office:value-type="float" office:value="9" calcext:value-type="float">
            <text:p>9</text:p>
          </table:table-cell>
          <table:table-cell table:formula="of:=SUM([.J157:.M157])" office:value-type="float" office:value="22" calcext:value-type="float">
            <text:p>22</text:p>
          </table:table-cell>
          <table:table-cell table:formula="of:=SUM([.N157:.Q157])"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57]" office:value-type="float" office:value="31" calcext:value-type="float">
            <text:p>31</text:p>
          </table:table-cell>
          <table:table-cell table:formula="of:=SUM([.B158:.D158])" office:value-type="float" office:value="5" calcext:value-type="float">
            <text:p>5</text:p>
          </table:table-cell>
          <table:table-cell table:formula="of:=SUM([.E158:.I158])" office:value-type="float" office:value="6" calcext:value-type="float">
            <text:p>6</text:p>
          </table:table-cell>
          <table:table-cell table:formula="of:=SUM([.J158:.M158])" office:value-type="float" office:value="7" calcext:value-type="float">
            <text:p>7</text:p>
          </table:table-cell>
          <table:table-cell table:formula="of:=SUM([.N158:.Q158])"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8]" office:value-type="float" office:value="31" calcext:value-type="float">
            <text:p>31</text:p>
          </table:table-cell>
          <table:table-cell table:formula="of:=SUM([.B159:.D159])" office:value-type="float" office:value="0" calcext:value-type="float">
            <text:p>0</text:p>
          </table:table-cell>
          <table:table-cell table:formula="of:=SUM([.E159:.I159])" office:value-type="float" office:value="4" calcext:value-type="float">
            <text:p>4</text:p>
          </table:table-cell>
          <table:table-cell table:formula="of:=SUM([.J159:.M159])" office:value-type="float" office:value="4" calcext:value-type="float">
            <text:p>4</text:p>
          </table:table-cell>
          <table:table-cell table:formula="of:=SUM([.N159:.Q159])"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S159]" office:value-type="float" office:value="31" calcext:value-type="float">
            <text:p>31</text:p>
          </table:table-cell>
          <table:table-cell table:formula="of:=SUM([.B160:.D160])" office:value-type="float" office:value="3" calcext:value-type="float">
            <text:p>3</text:p>
          </table:table-cell>
          <table:table-cell table:formula="of:=SUM([.E160:.I160])" office:value-type="float" office:value="5" calcext:value-type="float">
            <text:p>5</text:p>
          </table:table-cell>
          <table:table-cell table:formula="of:=SUM([.J160:.M160])" office:value-type="float" office:value="6" calcext:value-type="float">
            <text:p>6</text:p>
          </table:table-cell>
          <table:table-cell table:formula="of:=SUM([.N160:.Q160])"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0]" office:value-type="float" office:value="31" calcext:value-type="float">
            <text:p>31</text:p>
          </table:table-cell>
          <table:table-cell table:formula="of:=SUM([.B161:.D161])" office:value-type="float" office:value="0" calcext:value-type="float">
            <text:p>0</text:p>
          </table:table-cell>
          <table:table-cell table:formula="of:=SUM([.E161:.I161])" office:value-type="float" office:value="2" calcext:value-type="float">
            <text:p>2</text:p>
          </table:table-cell>
          <table:table-cell table:formula="of:=SUM([.J161:.M161])" office:value-type="float" office:value="6" calcext:value-type="float">
            <text:p>6</text:p>
          </table:table-cell>
          <table:table-cell table:formula="of:=SUM([.N161:.Q161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61]" office:value-type="float" office:value="31" calcext:value-type="float">
            <text:p>31</text:p>
          </table:table-cell>
          <table:table-cell table:formula="of:=SUM([.B162:.D162])" office:value-type="float" office:value="2" calcext:value-type="float">
            <text:p>2</text:p>
          </table:table-cell>
          <table:table-cell table:formula="of:=SUM([.E162:.I162])" office:value-type="float" office:value="2" calcext:value-type="float">
            <text:p>2</text:p>
          </table:table-cell>
          <table:table-cell table:formula="of:=SUM([.J162:.M162])" office:value-type="float" office:value="1" calcext:value-type="float">
            <text:p>1</text:p>
          </table:table-cell>
          <table:table-cell table:formula="of:=SUM([.N162:.Q16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62]+1" office:value-type="float" office:value="32" calcext:value-type="float">
            <text:p>32</text:p>
          </table:table-cell>
          <table:table-cell table:formula="of:=SUM([.B163:.D163])" office:value-type="float" office:value="1" calcext:value-type="float">
            <text:p>1</text:p>
          </table:table-cell>
          <table:table-cell table:formula="of:=SUM([.E163:.I163])" office:value-type="float" office:value="4" calcext:value-type="float">
            <text:p>4</text:p>
          </table:table-cell>
          <table:table-cell table:formula="of:=SUM([.J163:.M163])" office:value-type="float" office:value="5" calcext:value-type="float">
            <text:p>5</text:p>
          </table:table-cell>
          <table:table-cell table:formula="of:=SUM([.N163:.Q163])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3]" office:value-type="float" office:value="32" calcext:value-type="float">
            <text:p>32</text:p>
          </table:table-cell>
          <table:table-cell table:formula="of:=SUM([.B164:.D164])" office:value-type="float" office:value="2" calcext:value-type="float">
            <text:p>2</text:p>
          </table:table-cell>
          <table:table-cell table:formula="of:=SUM([.E164:.I164])" office:value-type="float" office:value="7" calcext:value-type="float">
            <text:p>7</text:p>
          </table:table-cell>
          <table:table-cell table:formula="of:=SUM([.J164:.M164])" office:value-type="float" office:value="2" calcext:value-type="float">
            <text:p>2</text:p>
          </table:table-cell>
          <table:table-cell table:formula="of:=SUM([.N164:.Q164])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4]" office:value-type="float" office:value="32" calcext:value-type="float">
            <text:p>32</text:p>
          </table:table-cell>
          <table:table-cell table:formula="of:=SUM([.B165:.D165])" office:value-type="float" office:value="3" calcext:value-type="float">
            <text:p>3</text:p>
          </table:table-cell>
          <table:table-cell table:formula="of:=SUM([.E165:.I165])" office:value-type="float" office:value="3" calcext:value-type="float">
            <text:p>3</text:p>
          </table:table-cell>
          <table:table-cell table:formula="of:=SUM([.J165:.M165])" office:value-type="float" office:value="4" calcext:value-type="float">
            <text:p>4</text:p>
          </table:table-cell>
          <table:table-cell table:formula="of:=SUM([.N165:.Q165])"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5]" office:value-type="float" office:value="32" calcext:value-type="float">
            <text:p>32</text:p>
          </table:table-cell>
          <table:table-cell table:formula="of:=SUM([.B166:.D166])" office:value-type="float" office:value="3" calcext:value-type="float">
            <text:p>3</text:p>
          </table:table-cell>
          <table:table-cell table:formula="of:=SUM([.E166:.I166])" office:value-type="float" office:value="1" calcext:value-type="float">
            <text:p>1</text:p>
          </table:table-cell>
          <table:table-cell table:formula="of:=SUM([.J166:.M166])" office:value-type="float" office:value="3" calcext:value-type="float">
            <text:p>3</text:p>
          </table:table-cell>
          <table:table-cell table:formula="of:=SUM([.N166:.Q166])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66]" office:value-type="float" office:value="32" calcext:value-type="float">
            <text:p>32</text:p>
          </table:table-cell>
          <table:table-cell table:formula="of:=SUM([.B167:.D167])" office:value-type="float" office:value="7" calcext:value-type="float">
            <text:p>7</text:p>
          </table:table-cell>
          <table:table-cell table:formula="of:=SUM([.E167:.I167])" office:value-type="float" office:value="7" calcext:value-type="float">
            <text:p>7</text:p>
          </table:table-cell>
          <table:table-cell table:formula="of:=SUM([.J167:.M167])" office:value-type="float" office:value="8" calcext:value-type="float">
            <text:p>8</text:p>
          </table:table-cell>
          <table:table-cell table:formula="of:=SUM([.N167:.Q167])"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67]" office:value-type="float" office:value="32" calcext:value-type="float">
            <text:p>32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SUM([.E168:.I168])" office:value-type="float" office:value="0" calcext:value-type="float">
            <text:p>0</text:p>
          </table:table-cell>
          <table:table-cell table:formula="of:=SUM([.J168:.M168])" office:value-type="float" office:value="3" calcext:value-type="float">
            <text:p>3</text:p>
          </table:table-cell>
          <table:table-cell table:formula="of:=SUM([.N168:.Q168])"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8]" office:value-type="float" office:value="32" calcext:value-type="float">
            <text:p>32</text:p>
          </table:table-cell>
          <table:table-cell table:formula="of:=SUM([.B169:.D169])" office:value-type="float" office:value="1" calcext:value-type="float">
            <text:p>1</text:p>
          </table:table-cell>
          <table:table-cell table:formula="of:=SUM([.E169:.I169])" office:value-type="float" office:value="1" calcext:value-type="float">
            <text:p>1</text:p>
          </table:table-cell>
          <table:table-cell table:formula="of:=SUM([.J169:.M169])" office:value-type="float" office:value="5" calcext:value-type="float">
            <text:p>5</text:p>
          </table:table-cell>
          <table:table-cell table:formula="of:=SUM([.N169:.Q169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9]+1" office:value-type="float" office:value="33" calcext:value-type="float">
            <text:p>33</text:p>
          </table:table-cell>
          <table:table-cell table:formula="of:=SUM([.B170:.D170])" office:value-type="float" office:value="1" calcext:value-type="float">
            <text:p>1</text:p>
          </table:table-cell>
          <table:table-cell table:formula="of:=SUM([.E170:.I170])" office:value-type="float" office:value="1" calcext:value-type="float">
            <text:p>1</text:p>
          </table:table-cell>
          <table:table-cell table:formula="of:=SUM([.J170:.M170])" office:value-type="float" office:value="1" calcext:value-type="float">
            <text:p>1</text:p>
          </table:table-cell>
          <table:table-cell table:formula="of:=SUM([.N170:.Q170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70]" office:value-type="float" office:value="33" calcext:value-type="float">
            <text:p>33</text:p>
          </table:table-cell>
          <table:table-cell table:formula="of:=SUM([.B171:.D171])" office:value-type="float" office:value="5" calcext:value-type="float">
            <text:p>5</text:p>
          </table:table-cell>
          <table:table-cell table:formula="of:=SUM([.E171:.I171])" office:value-type="float" office:value="3" calcext:value-type="float">
            <text:p>3</text:p>
          </table:table-cell>
          <table:table-cell table:formula="of:=SUM([.J171:.M171])" office:value-type="float" office:value="3" calcext:value-type="float">
            <text:p>3</text:p>
          </table:table-cell>
          <table:table-cell table:formula="of:=SUM([.N171:.Q171]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1]" office:value-type="float" office:value="33" calcext:value-type="float">
            <text:p>33</text:p>
          </table:table-cell>
          <table:table-cell table:formula="of:=SUM([.B172:.D172])" office:value-type="float" office:value="2" calcext:value-type="float">
            <text:p>2</text:p>
          </table:table-cell>
          <table:table-cell table:formula="of:=SUM([.E172:.I172])" office:value-type="float" office:value="2" calcext:value-type="float">
            <text:p>2</text:p>
          </table:table-cell>
          <table:table-cell table:formula="of:=SUM([.J172:.M172])" office:value-type="float" office:value="4" calcext:value-type="float">
            <text:p>4</text:p>
          </table:table-cell>
          <table:table-cell table:formula="of:=SUM([.N172:.Q172])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72]" office:value-type="float" office:value="33" calcext:value-type="float">
            <text:p>33</text:p>
          </table:table-cell>
          <table:table-cell table:formula="of:=SUM([.B173:.D173])" office:value-type="float" office:value="5" calcext:value-type="float">
            <text:p>5</text:p>
          </table:table-cell>
          <table:table-cell table:formula="of:=SUM([.E173:.I173])" office:value-type="float" office:value="4" calcext:value-type="float">
            <text:p>4</text:p>
          </table:table-cell>
          <table:table-cell table:formula="of:=SUM([.J173:.M173])" office:value-type="float" office:value="7" calcext:value-type="float">
            <text:p>7</text:p>
          </table:table-cell>
          <table:table-cell table:formula="of:=SUM([.N173:.Q173])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3]" office:value-type="float" office:value="33" calcext:value-type="float">
            <text:p>33</text:p>
          </table:table-cell>
          <table:table-cell table:formula="of:=SUM([.B174:.D174])" office:value-type="float" office:value="3" calcext:value-type="float">
            <text:p>3</text:p>
          </table:table-cell>
          <table:table-cell table:formula="of:=SUM([.E174:.I174])" office:value-type="float" office:value="6" calcext:value-type="float">
            <text:p>6</text:p>
          </table:table-cell>
          <table:table-cell table:formula="of:=SUM([.J174:.M174])" office:value-type="float" office:value="5" calcext:value-type="float">
            <text:p>5</text:p>
          </table:table-cell>
          <table:table-cell table:formula="of:=SUM([.N174:.Q174])"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74]" office:value-type="float" office:value="33" calcext:value-type="float">
            <text:p>33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SUM([.E175:.I175])" office:value-type="float" office:value="2" calcext:value-type="float">
            <text:p>2</text:p>
          </table:table-cell>
          <table:table-cell table:formula="of:=SUM([.J175:.M175])" office:value-type="float" office:value="4" calcext:value-type="float">
            <text:p>4</text:p>
          </table:table-cell>
          <table:table-cell table:formula="of:=SUM([.N175:.Q175])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5]" office:value-type="float" office:value="33" calcext:value-type="float">
            <text:p>33</text:p>
          </table:table-cell>
          <table:table-cell table:formula="of:=SUM([.B176:.D176])" office:value-type="float" office:value="2" calcext:value-type="float">
            <text:p>2</text:p>
          </table:table-cell>
          <table:table-cell table:formula="of:=SUM([.E176:.I176])" office:value-type="float" office:value="8" calcext:value-type="float">
            <text:p>8</text:p>
          </table:table-cell>
          <table:table-cell table:formula="of:=SUM([.J176:.M176])" office:value-type="float" office:value="2" calcext:value-type="float">
            <text:p>2</text:p>
          </table:table-cell>
          <table:table-cell table:formula="of:=SUM([.N176:.Q176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176]+1" office:value-type="float" office:value="34" calcext:value-type="float">
            <text:p>34</text:p>
          </table:table-cell>
          <table:table-cell table:formula="of:=SUM([.B177:.D177])" office:value-type="float" office:value="1" calcext:value-type="float">
            <text:p>1</text:p>
          </table:table-cell>
          <table:table-cell table:formula="of:=SUM([.E177:.I177])" office:value-type="float" office:value="10" calcext:value-type="float">
            <text:p>10</text:p>
          </table:table-cell>
          <table:table-cell table:formula="of:=SUM([.J177:.M177])" office:value-type="float" office:value="7" calcext:value-type="float">
            <text:p>7</text:p>
          </table:table-cell>
          <table:table-cell table:formula="of:=SUM([.N177:.Q177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7]" office:value-type="float" office:value="34" calcext:value-type="float">
            <text:p>34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SUM([.E178:.I178])" office:value-type="float" office:value="9" calcext:value-type="float">
            <text:p>9</text:p>
          </table:table-cell>
          <table:table-cell table:formula="of:=SUM([.J178:.M178])" office:value-type="float" office:value="3" calcext:value-type="float">
            <text:p>3</text:p>
          </table:table-cell>
          <table:table-cell table:formula="of:=SUM([.N178:.Q178])"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8]" office:value-type="float" office:value="34" calcext:value-type="float">
            <text:p>34</text:p>
          </table:table-cell>
          <table:table-cell table:formula="of:=SUM([.B179:.D179])" office:value-type="float" office:value="4" calcext:value-type="float">
            <text:p>4</text:p>
          </table:table-cell>
          <table:table-cell table:formula="of:=SUM([.E179:.I179])" office:value-type="float" office:value="11" calcext:value-type="float">
            <text:p>11</text:p>
          </table:table-cell>
          <table:table-cell table:formula="of:=SUM([.J179:.M179])" office:value-type="float" office:value="10" calcext:value-type="float">
            <text:p>10</text:p>
          </table:table-cell>
          <table:table-cell table:formula="of:=SUM([.N179:.Q179])"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79]" office:value-type="float" office:value="34" calcext:value-type="float">
            <text:p>34</text:p>
          </table:table-cell>
          <table:table-cell table:formula="of:=SUM([.B180:.D180])" office:value-type="float" office:value="2" calcext:value-type="float">
            <text:p>2</text:p>
          </table:table-cell>
          <table:table-cell table:formula="of:=SUM([.E180:.I180])" office:value-type="float" office:value="7" calcext:value-type="float">
            <text:p>7</text:p>
          </table:table-cell>
          <table:table-cell table:formula="of:=SUM([.J180:.M180])" office:value-type="float" office:value="8" calcext:value-type="float">
            <text:p>8</text:p>
          </table:table-cell>
          <table:table-cell table:formula="of:=SUM([.N180:.Q180])"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80]" office:value-type="float" office:value="34" calcext:value-type="float">
            <text:p>34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SUM([.E181:.I181])" office:value-type="float" office:value="11" calcext:value-type="float">
            <text:p>11</text:p>
          </table:table-cell>
          <table:table-cell table:formula="of:=SUM([.J181:.M181])" office:value-type="float" office:value="16" calcext:value-type="float">
            <text:p>16</text:p>
          </table:table-cell>
          <table:table-cell table:formula="of:=SUM([.N181:.Q181])"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1]" office:value-type="float" office:value="34" calcext:value-type="float">
            <text:p>34</text:p>
          </table:table-cell>
          <table:table-cell table:formula="of:=SUM([.B182:.D182])" office:value-type="float" office:value="5" calcext:value-type="float">
            <text:p>5</text:p>
          </table:table-cell>
          <table:table-cell table:formula="of:=SUM([.E182:.I182])" office:value-type="float" office:value="5" calcext:value-type="float">
            <text:p>5</text:p>
          </table:table-cell>
          <table:table-cell table:formula="of:=SUM([.J182:.M182])" office:value-type="float" office:value="8" calcext:value-type="float">
            <text:p>8</text:p>
          </table:table-cell>
          <table:table-cell table:formula="of:=SUM([.N182:.Q182])"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82]" office:value-type="float" office:value="34" calcext:value-type="float">
            <text:p>34</text:p>
          </table:table-cell>
          <table:table-cell table:formula="of:=SUM([.B183:.D183])" office:value-type="float" office:value="2" calcext:value-type="float">
            <text:p>2</text:p>
          </table:table-cell>
          <table:table-cell table:formula="of:=SUM([.E183:.I183])" office:value-type="float" office:value="1" calcext:value-type="float">
            <text:p>1</text:p>
          </table:table-cell>
          <table:table-cell table:formula="of:=SUM([.J183:.M183])" office:value-type="float" office:value="4" calcext:value-type="float">
            <text:p>4</text:p>
          </table:table-cell>
          <table:table-cell table:formula="of:=SUM([.N183:.Q183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83]+1" office:value-type="float" office:value="35" calcext:value-type="float">
            <text:p>35</text:p>
          </table:table-cell>
          <table:table-cell table:formula="of:=SUM([.B184:.D184])" office:value-type="float" office:value="4" calcext:value-type="float">
            <text:p>4</text:p>
          </table:table-cell>
          <table:table-cell table:formula="of:=SUM([.E184:.I184])" office:value-type="float" office:value="8" calcext:value-type="float">
            <text:p>8</text:p>
          </table:table-cell>
          <table:table-cell table:formula="of:=SUM([.J184:.M184])" office:value-type="float" office:value="7" calcext:value-type="float">
            <text:p>7</text:p>
          </table:table-cell>
          <table:table-cell table:formula="of:=SUM([.N184:.Q184])"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84]" office:value-type="float" office:value="35" calcext:value-type="float">
            <text:p>35</text:p>
          </table:table-cell>
          <table:table-cell table:formula="of:=SUM([.B185:.D185])" office:value-type="float" office:value="4" calcext:value-type="float">
            <text:p>4</text:p>
          </table:table-cell>
          <table:table-cell table:formula="of:=SUM([.E185:.I185])" office:value-type="float" office:value="7" calcext:value-type="float">
            <text:p>7</text:p>
          </table:table-cell>
          <table:table-cell table:formula="of:=SUM([.J185:.M185])" office:value-type="float" office:value="8" calcext:value-type="float">
            <text:p>8</text:p>
          </table:table-cell>
          <table:table-cell table:formula="of:=SUM([.N185:.Q185])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85]" office:value-type="float" office:value="35" calcext:value-type="float">
            <text:p>35</text:p>
          </table:table-cell>
          <table:table-cell table:formula="of:=SUM([.B186:.D186])" office:value-type="float" office:value="3" calcext:value-type="float">
            <text:p>3</text:p>
          </table:table-cell>
          <table:table-cell table:formula="of:=SUM([.E186:.I186])" office:value-type="float" office:value="7" calcext:value-type="float">
            <text:p>7</text:p>
          </table:table-cell>
          <table:table-cell table:formula="of:=SUM([.J186:.M186])" office:value-type="float" office:value="8" calcext:value-type="float">
            <text:p>8</text:p>
          </table:table-cell>
          <table:table-cell table:formula="of:=SUM([.N186:.Q186])"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86]" office:value-type="float" office:value="35" calcext:value-type="float">
            <text:p>35</text:p>
          </table:table-cell>
          <table:table-cell table:formula="of:=SUM([.B187:.D187])" office:value-type="float" office:value="2" calcext:value-type="float">
            <text:p>2</text:p>
          </table:table-cell>
          <table:table-cell table:formula="of:=SUM([.E187:.I187])" office:value-type="float" office:value="10" calcext:value-type="float">
            <text:p>10</text:p>
          </table:table-cell>
          <table:table-cell table:formula="of:=SUM([.J187:.M187])" office:value-type="float" office:value="9" calcext:value-type="float">
            <text:p>9</text:p>
          </table:table-cell>
          <table:table-cell table:formula="of:=SUM([.N187:.Q187])"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87]" office:value-type="float" office:value="35" calcext:value-type="float">
            <text:p>35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SUM([.E188:.I188])" office:value-type="float" office:value="14" calcext:value-type="float">
            <text:p>14</text:p>
          </table:table-cell>
          <table:table-cell table:formula="of:=SUM([.J188:.M188])" office:value-type="float" office:value="7" calcext:value-type="float">
            <text:p>7</text:p>
          </table:table-cell>
          <table:table-cell table:formula="of:=SUM([.N188:.Q188])"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8]" office:value-type="float" office:value="35" calcext:value-type="float">
            <text:p>35</text:p>
          </table:table-cell>
          <table:table-cell table:formula="of:=SUM([.B189:.D189])" office:value-type="float" office:value="2" calcext:value-type="float">
            <text:p>2</text:p>
          </table:table-cell>
          <table:table-cell table:formula="of:=SUM([.E189:.I189])" office:value-type="float" office:value="4" calcext:value-type="float">
            <text:p>4</text:p>
          </table:table-cell>
          <table:table-cell table:formula="of:=SUM([.J189:.M189])" office:value-type="float" office:value="7" calcext:value-type="float">
            <text:p>7</text:p>
          </table:table-cell>
          <table:table-cell table:formula="of:=SUM([.N189:.Q189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89]" office:value-type="float" office:value="35" calcext:value-type="float">
            <text:p>35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SUM([.E190:.I190])" office:value-type="float" office:value="5" calcext:value-type="float">
            <text:p>5</text:p>
          </table:table-cell>
          <table:table-cell table:formula="of:=SUM([.J190:.M190])" office:value-type="float" office:value="6" calcext:value-type="float">
            <text:p>6</text:p>
          </table:table-cell>
          <table:table-cell table:formula="of:=SUM([.N190:.Q190])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90]+1" office:value-type="float" office:value="36" calcext:value-type="float">
            <text:p>36</text:p>
          </table:table-cell>
          <table:table-cell table:formula="of:=SUM([.B191:.D191])" office:value-type="float" office:value="2" calcext:value-type="float">
            <text:p>2</text:p>
          </table:table-cell>
          <table:table-cell table:formula="of:=SUM([.E191:.I191])" office:value-type="float" office:value="13" calcext:value-type="float">
            <text:p>13</text:p>
          </table:table-cell>
          <table:table-cell table:formula="of:=SUM([.J191:.M191])" office:value-type="float" office:value="4" calcext:value-type="float">
            <text:p>4</text:p>
          </table:table-cell>
          <table:table-cell table:formula="of:=SUM([.N191:.Q191])"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91]" office:value-type="float" office:value="36" calcext:value-type="float">
            <text:p>36</text:p>
          </table:table-cell>
          <table:table-cell table:formula="of:=SUM([.B192:.D192])" office:value-type="float" office:value="2" calcext:value-type="float">
            <text:p>2</text:p>
          </table:table-cell>
          <table:table-cell table:formula="of:=SUM([.E192:.I192])" office:value-type="float" office:value="12" calcext:value-type="float">
            <text:p>12</text:p>
          </table:table-cell>
          <table:table-cell table:formula="of:=SUM([.J192:.M192])" office:value-type="float" office:value="10" calcext:value-type="float">
            <text:p>10</text:p>
          </table:table-cell>
          <table:table-cell table:formula="of:=SUM([.N192:.Q192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2]" office:value-type="float" office:value="36" calcext:value-type="float">
            <text:p>36</text:p>
          </table:table-cell>
          <table:table-cell table:formula="of:=SUM([.B193:.D193])" office:value-type="float" office:value="7" calcext:value-type="float">
            <text:p>7</text:p>
          </table:table-cell>
          <table:table-cell table:formula="of:=SUM([.E193:.I193])" office:value-type="float" office:value="12" calcext:value-type="float">
            <text:p>12</text:p>
          </table:table-cell>
          <table:table-cell table:formula="of:=SUM([.J193:.M193])" office:value-type="float" office:value="11" calcext:value-type="float">
            <text:p>11</text:p>
          </table:table-cell>
          <table:table-cell table:formula="of:=SUM([.N193:.Q193])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3]" office:value-type="float" office:value="36" calcext:value-type="float">
            <text:p>36</text:p>
          </table:table-cell>
          <table:table-cell table:formula="of:=SUM([.B194:.D194])" office:value-type="float" office:value="6" calcext:value-type="float">
            <text:p>6</text:p>
          </table:table-cell>
          <table:table-cell table:formula="of:=SUM([.E194:.I194])" office:value-type="float" office:value="21" calcext:value-type="float">
            <text:p>21</text:p>
          </table:table-cell>
          <table:table-cell table:formula="of:=SUM([.J194:.M194])" office:value-type="float" office:value="12" calcext:value-type="float">
            <text:p>12</text:p>
          </table:table-cell>
          <table:table-cell table:formula="of:=SUM([.N194:.Q194])"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4]" office:value-type="float" office:value="36" calcext:value-type="float">
            <text:p>36</text:p>
          </table:table-cell>
          <table:table-cell table:formula="of:=SUM([.B195:.D195])" office:value-type="float" office:value="6" calcext:value-type="float">
            <text:p>6</text:p>
          </table:table-cell>
          <table:table-cell table:formula="of:=SUM([.E195:.I195])" office:value-type="float" office:value="15" calcext:value-type="float">
            <text:p>15</text:p>
          </table:table-cell>
          <table:table-cell table:formula="of:=SUM([.J195:.M195])" office:value-type="float" office:value="30" calcext:value-type="float">
            <text:p>30</text:p>
          </table:table-cell>
          <table:table-cell table:formula="of:=SUM([.N195:.Q195])"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5]" office:value-type="float" office:value="36" calcext:value-type="float">
            <text:p>36</text:p>
          </table:table-cell>
          <table:table-cell table:formula="of:=SUM([.B196:.D196])" office:value-type="float" office:value="4" calcext:value-type="float">
            <text:p>4</text:p>
          </table:table-cell>
          <table:table-cell table:formula="of:=SUM([.E196:.I196])" office:value-type="float" office:value="9" calcext:value-type="float">
            <text:p>9</text:p>
          </table:table-cell>
          <table:table-cell table:formula="of:=SUM([.J196:.M196])" office:value-type="float" office:value="12" calcext:value-type="float">
            <text:p>12</text:p>
          </table:table-cell>
          <table:table-cell table:formula="of:=SUM([.N196:.Q196])"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S196]" office:value-type="float" office:value="36" calcext:value-type="float">
            <text:p>36</text:p>
          </table:table-cell>
          <table:table-cell table:formula="of:=SUM([.B197:.D197])" office:value-type="float" office:value="10" calcext:value-type="float">
            <text:p>10</text:p>
          </table:table-cell>
          <table:table-cell table:formula="of:=SUM([.E197:.I197])" office:value-type="float" office:value="8" calcext:value-type="float">
            <text:p>8</text:p>
          </table:table-cell>
          <table:table-cell table:formula="of:=SUM([.J197:.M197])" office:value-type="float" office:value="11" calcext:value-type="float">
            <text:p>11</text:p>
          </table:table-cell>
          <table:table-cell table:formula="of:=SUM([.N197:.Q197])"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197]+1" office:value-type="float" office:value="37" calcext:value-type="float">
            <text:p>37</text:p>
          </table:table-cell>
          <table:table-cell table:formula="of:=SUM([.B198:.D198])" office:value-type="float" office:value="2" calcext:value-type="float">
            <text:p>2</text:p>
          </table:table-cell>
          <table:table-cell table:formula="of:=SUM([.E198:.I198])" office:value-type="float" office:value="21" calcext:value-type="float">
            <text:p>21</text:p>
          </table:table-cell>
          <table:table-cell table:formula="of:=SUM([.J198:.M198])" office:value-type="float" office:value="18" calcext:value-type="float">
            <text:p>18</text:p>
          </table:table-cell>
          <table:table-cell table:formula="of:=SUM([.N198:.Q198])"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198]" office:value-type="float" office:value="37" calcext:value-type="float">
            <text:p>37</text:p>
          </table:table-cell>
          <table:table-cell table:formula="of:=SUM([.B199:.D199])" office:value-type="float" office:value="8" calcext:value-type="float">
            <text:p>8</text:p>
          </table:table-cell>
          <table:table-cell table:formula="of:=SUM([.E199:.I199])" office:value-type="float" office:value="27" calcext:value-type="float">
            <text:p>27</text:p>
          </table:table-cell>
          <table:table-cell table:formula="of:=SUM([.J199:.M199])" office:value-type="float" office:value="41" calcext:value-type="float">
            <text:p>41</text:p>
          </table:table-cell>
          <table:table-cell table:formula="of:=SUM([.N199:.Q199])" office:value-type="float" office:value="63" calcext:value-type="float">
            <text:p>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S199]" office:value-type="float" office:value="37" calcext:value-type="float">
            <text:p>37</text:p>
          </table:table-cell>
          <table:table-cell table:formula="of:=SUM([.B200:.D200])" office:value-type="float" office:value="12" calcext:value-type="float">
            <text:p>12</text:p>
          </table:table-cell>
          <table:table-cell table:formula="of:=SUM([.E200:.I200])" office:value-type="float" office:value="30" calcext:value-type="float">
            <text:p>30</text:p>
          </table:table-cell>
          <table:table-cell table:formula="of:=SUM([.J200:.M200])" office:value-type="float" office:value="37" calcext:value-type="float">
            <text:p>37</text:p>
          </table:table-cell>
          <table:table-cell table:formula="of:=SUM([.N200:.Q200])" office:value-type="float" office:value="72" calcext:value-type="float">
            <text:p>7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00]" office:value-type="float" office:value="37" calcext:value-type="float">
            <text:p>37</text:p>
          </table:table-cell>
          <table:table-cell table:formula="of:=SUM([.B201:.D201])" office:value-type="float" office:value="15" calcext:value-type="float">
            <text:p>15</text:p>
          </table:table-cell>
          <table:table-cell table:formula="of:=SUM([.E201:.I201])" office:value-type="float" office:value="42" calcext:value-type="float">
            <text:p>42</text:p>
          </table:table-cell>
          <table:table-cell table:formula="of:=SUM([.J201:.M201])" office:value-type="float" office:value="46" calcext:value-type="float">
            <text:p>46</text:p>
          </table:table-cell>
          <table:table-cell table:formula="of:=SUM([.N201:.Q201])" office:value-type="float" office:value="127" calcext:value-type="float">
            <text:p>12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01]" office:value-type="float" office:value="37" calcext:value-type="float">
            <text:p>37</text:p>
          </table:table-cell>
          <table:table-cell table:formula="of:=SUM([.B202:.D202])" office:value-type="float" office:value="14" calcext:value-type="float">
            <text:p>14</text:p>
          </table:table-cell>
          <table:table-cell table:formula="of:=SUM([.E202:.I202])" office:value-type="float" office:value="39" calcext:value-type="float">
            <text:p>39</text:p>
          </table:table-cell>
          <table:table-cell table:formula="of:=SUM([.J202:.M202])" office:value-type="float" office:value="53" calcext:value-type="float">
            <text:p>53</text:p>
          </table:table-cell>
          <table:table-cell table:formula="of:=SUM([.N202:.Q202])" office:value-type="float" office:value="110" calcext:value-type="float">
            <text:p>1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02]" office:value-type="float" office:value="37" calcext:value-type="float">
            <text:p>37</text:p>
          </table:table-cell>
          <table:table-cell table:formula="of:=SUM([.B203:.D203])" office:value-type="float" office:value="13" calcext:value-type="float">
            <text:p>13</text:p>
          </table:table-cell>
          <table:table-cell table:formula="of:=SUM([.E203:.I203])" office:value-type="float" office:value="60" calcext:value-type="float">
            <text:p>60</text:p>
          </table:table-cell>
          <table:table-cell table:formula="of:=SUM([.J203:.M203])" office:value-type="float" office:value="66" calcext:value-type="float">
            <text:p>66</text:p>
          </table:table-cell>
          <table:table-cell table:formula="of:=SUM([.N203:.Q203])" office:value-type="float" office:value="112" calcext:value-type="float">
            <text:p>1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203]" office:value-type="float" office:value="37" calcext:value-type="float">
            <text:p>37</text:p>
          </table:table-cell>
          <table:table-cell table:formula="of:=SUM([.B204:.D204])" office:value-type="float" office:value="9" calcext:value-type="float">
            <text:p>9</text:p>
          </table:table-cell>
          <table:table-cell table:formula="of:=SUM([.E204:.I204])" office:value-type="float" office:value="27" calcext:value-type="float">
            <text:p>27</text:p>
          </table:table-cell>
          <table:table-cell table:formula="of:=SUM([.J204:.M204])" office:value-type="float" office:value="30" calcext:value-type="float">
            <text:p>30</text:p>
          </table:table-cell>
          <table:table-cell table:formula="of:=SUM([.N204:.Q204])"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204]+1" office:value-type="float" office:value="38" calcext:value-type="float">
            <text:p>38</text:p>
          </table:table-cell>
          <table:table-cell table:formula="of:=SUM([.B205:.D205])" office:value-type="float" office:value="8" calcext:value-type="float">
            <text:p>8</text:p>
          </table:table-cell>
          <table:table-cell table:formula="of:=SUM([.E205:.I205])" office:value-type="float" office:value="54" calcext:value-type="float">
            <text:p>54</text:p>
          </table:table-cell>
          <table:table-cell table:formula="of:=SUM([.J205:.M205])" office:value-type="float" office:value="36" calcext:value-type="float">
            <text:p>36</text:p>
          </table:table-cell>
          <table:table-cell table:formula="of:=SUM([.N205:.Q205])"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05]" office:value-type="float" office:value="38" calcext:value-type="float">
            <text:p>38</text:p>
          </table:table-cell>
          <table:table-cell table:formula="of:=SUM([.B206:.D206])" office:value-type="float" office:value="17" calcext:value-type="float">
            <text:p>17</text:p>
          </table:table-cell>
          <table:table-cell table:formula="of:=SUM([.E206:.I206])" office:value-type="float" office:value="56" calcext:value-type="float">
            <text:p>56</text:p>
          </table:table-cell>
          <table:table-cell table:formula="of:=SUM([.J206:.M206])" office:value-type="float" office:value="81" calcext:value-type="float">
            <text:p>81</text:p>
          </table:table-cell>
          <table:table-cell table:formula="of:=SUM([.N206:.Q206])" office:value-type="float" office:value="114" calcext:value-type="float">
            <text:p>11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206]" office:value-type="float" office:value="38" calcext:value-type="float">
            <text:p>38</text:p>
          </table:table-cell>
          <table:table-cell table:formula="of:=SUM([.B207:.D207])" office:value-type="float" office:value="20" calcext:value-type="float">
            <text:p>20</text:p>
          </table:table-cell>
          <table:table-cell table:formula="of:=SUM([.E207:.I207])" office:value-type="float" office:value="77" calcext:value-type="float">
            <text:p>77</text:p>
          </table:table-cell>
          <table:table-cell table:formula="of:=SUM([.J207:.M207])" office:value-type="float" office:value="105" calcext:value-type="float">
            <text:p>105</text:p>
          </table:table-cell>
          <table:table-cell table:formula="of:=SUM([.N207:.Q207])" office:value-type="float" office:value="183" calcext:value-type="float">
            <text:p>1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207]" office:value-type="float" office:value="38" calcext:value-type="float">
            <text:p>38</text:p>
          </table:table-cell>
          <table:table-cell table:formula="of:=SUM([.B208:.D208])" office:value-type="float" office:value="19" calcext:value-type="float">
            <text:p>19</text:p>
          </table:table-cell>
          <table:table-cell table:formula="of:=SUM([.E208:.I208])" office:value-type="float" office:value="127" calcext:value-type="float">
            <text:p>127</text:p>
          </table:table-cell>
          <table:table-cell table:formula="of:=SUM([.J208:.M208])" office:value-type="float" office:value="135" calcext:value-type="float">
            <text:p>135</text:p>
          </table:table-cell>
          <table:table-cell table:formula="of:=SUM([.N208:.Q208])" office:value-type="float" office:value="222" calcext:value-type="float">
            <text:p>22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08]" office:value-type="float" office:value="38" calcext:value-type="float">
            <text:p>38</text:p>
          </table:table-cell>
          <table:table-cell table:formula="of:=SUM([.B209:.D209])" office:value-type="float" office:value="12" calcext:value-type="float">
            <text:p>12</text:p>
          </table:table-cell>
          <table:table-cell table:formula="of:=SUM([.E209:.I209])" office:value-type="float" office:value="69" calcext:value-type="float">
            <text:p>69</text:p>
          </table:table-cell>
          <table:table-cell table:formula="of:=SUM([.J209:.M209])" office:value-type="float" office:value="119" calcext:value-type="float">
            <text:p>119</text:p>
          </table:table-cell>
          <table:table-cell table:formula="of:=SUM([.N209:.Q209])" office:value-type="float" office:value="197" calcext:value-type="float">
            <text:p>19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09]" office:value-type="float" office:value="38" calcext:value-type="float">
            <text:p>38</text:p>
          </table:table-cell>
          <table:table-cell table:formula="of:=SUM([.B210:.D210])" office:value-type="float" office:value="21" calcext:value-type="float">
            <text:p>21</text:p>
          </table:table-cell>
          <table:table-cell table:formula="of:=SUM([.E210:.I210])" office:value-type="float" office:value="115" calcext:value-type="float">
            <text:p>115</text:p>
          </table:table-cell>
          <table:table-cell table:formula="of:=SUM([.J210:.M210])" office:value-type="float" office:value="137" calcext:value-type="float">
            <text:p>137</text:p>
          </table:table-cell>
          <table:table-cell table:formula="of:=SUM([.N210:.Q210])" office:value-type="float" office:value="130" calcext:value-type="float">
            <text:p>1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210]" office:value-type="float" office:value="38" calcext:value-type="float">
            <text:p>38</text:p>
          </table:table-cell>
          <table:table-cell table:formula="of:=SUM([.B211:.D211])" office:value-type="float" office:value="9" calcext:value-type="float">
            <text:p>9</text:p>
          </table:table-cell>
          <table:table-cell table:formula="of:=SUM([.E211:.I211])" office:value-type="float" office:value="36" calcext:value-type="float">
            <text:p>36</text:p>
          </table:table-cell>
          <table:table-cell table:formula="of:=SUM([.J211:.M211])" office:value-type="float" office:value="51" calcext:value-type="float">
            <text:p>51</text:p>
          </table:table-cell>
          <table:table-cell table:formula="of:=SUM([.N211:.Q211])"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11]+1" office:value-type="float" office:value="39" calcext:value-type="float">
            <text:p>39</text:p>
          </table:table-cell>
          <table:table-cell table:formula="of:=SUM([.B212:.D212])" office:value-type="float" office:value="13" calcext:value-type="float">
            <text:p>13</text:p>
          </table:table-cell>
          <table:table-cell table:formula="of:=SUM([.E212:.I212])" office:value-type="float" office:value="70" calcext:value-type="float">
            <text:p>70</text:p>
          </table:table-cell>
          <table:table-cell table:formula="of:=SUM([.J212:.M212])" office:value-type="float" office:value="114" calcext:value-type="float">
            <text:p>114</text:p>
          </table:table-cell>
          <table:table-cell table:formula="of:=SUM([.N212:.Q212])" office:value-type="float" office:value="108" calcext:value-type="float">
            <text:p>10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12]" office:value-type="float" office:value="39" calcext:value-type="float">
            <text:p>39</text:p>
          </table:table-cell>
          <table:table-cell table:formula="of:=SUM([.B213:.D213])" office:value-type="float" office:value="23" calcext:value-type="float">
            <text:p>23</text:p>
          </table:table-cell>
          <table:table-cell table:formula="of:=SUM([.E213:.I213])" office:value-type="float" office:value="122" calcext:value-type="float">
            <text:p>122</text:p>
          </table:table-cell>
          <table:table-cell table:formula="of:=SUM([.J213:.M213])" office:value-type="float" office:value="144" calcext:value-type="float">
            <text:p>144</text:p>
          </table:table-cell>
          <table:table-cell table:formula="of:=SUM([.N213:.Q213])" office:value-type="float" office:value="173" calcext:value-type="float">
            <text:p>17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213]" office:value-type="float" office:value="39" calcext:value-type="float">
            <text:p>39</text:p>
          </table:table-cell>
          <table:table-cell table:formula="of:=SUM([.B214:.D214])" office:value-type="float" office:value="21" calcext:value-type="float">
            <text:p>21</text:p>
          </table:table-cell>
          <table:table-cell table:formula="of:=SUM([.E214:.I214])" office:value-type="float" office:value="67" calcext:value-type="float">
            <text:p>67</text:p>
          </table:table-cell>
          <table:table-cell table:formula="of:=SUM([.J214:.M214])" office:value-type="float" office:value="103" calcext:value-type="float">
            <text:p>103</text:p>
          </table:table-cell>
          <table:table-cell table:formula="of:=SUM([.N214:.Q214])" office:value-type="float" office:value="189" calcext:value-type="float">
            <text:p>18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14]" office:value-type="float" office:value="39" calcext:value-type="float">
            <text:p>39</text:p>
          </table:table-cell>
          <table:table-cell table:formula="of:=SUM([.B215:.D215])" office:value-type="float" office:value="13" calcext:value-type="float">
            <text:p>13</text:p>
          </table:table-cell>
          <table:table-cell table:formula="of:=SUM([.E215:.I215])" office:value-type="float" office:value="105" calcext:value-type="float">
            <text:p>105</text:p>
          </table:table-cell>
          <table:table-cell table:formula="of:=SUM([.J215:.M215])" office:value-type="float" office:value="132" calcext:value-type="float">
            <text:p>132</text:p>
          </table:table-cell>
          <table:table-cell table:formula="of:=SUM([.N215:.Q215])" office:value-type="float" office:value="207" calcext:value-type="float">
            <text:p>207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15]" office:value-type="float" office:value="39" calcext:value-type="float">
            <text:p>39</text:p>
          </table:table-cell>
          <table:table-cell table:formula="of:=SUM([.B216:.D216])" office:value-type="float" office:value="42" calcext:value-type="float">
            <text:p>42</text:p>
          </table:table-cell>
          <table:table-cell table:formula="of:=SUM([.E216:.I216])" office:value-type="float" office:value="91" calcext:value-type="float">
            <text:p>91</text:p>
          </table:table-cell>
          <table:table-cell table:formula="of:=SUM([.J216:.M216])" office:value-type="float" office:value="135" calcext:value-type="float">
            <text:p>135</text:p>
          </table:table-cell>
          <table:table-cell table:formula="of:=SUM([.N216:.Q216])" office:value-type="float" office:value="245" calcext:value-type="float">
            <text:p>24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16]" office:value-type="float" office:value="39" calcext:value-type="float">
            <text:p>39</text:p>
          </table:table-cell>
          <table:table-cell table:formula="of:=SUM([.B217:.D217])" office:value-type="float" office:value="36" calcext:value-type="float">
            <text:p>36</text:p>
          </table:table-cell>
          <table:table-cell table:formula="of:=SUM([.E217:.I217])" office:value-type="float" office:value="83" calcext:value-type="float">
            <text:p>83</text:p>
          </table:table-cell>
          <table:table-cell table:formula="of:=SUM([.J217:.M217])" office:value-type="float" office:value="98" calcext:value-type="float">
            <text:p>98</text:p>
          </table:table-cell>
          <table:table-cell table:formula="of:=SUM([.N217:.Q217])" office:value-type="float" office:value="168" calcext:value-type="float">
            <text:p>16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7]" office:value-type="float" office:value="39" calcext:value-type="float">
            <text:p>39</text:p>
          </table:table-cell>
          <table:table-cell table:formula="of:=SUM([.B218:.D218])" office:value-type="float" office:value="19" calcext:value-type="float">
            <text:p>19</text:p>
          </table:table-cell>
          <table:table-cell table:formula="of:=SUM([.E218:.I218])" office:value-type="float" office:value="74" calcext:value-type="float">
            <text:p>74</text:p>
          </table:table-cell>
          <table:table-cell table:formula="of:=SUM([.J218:.M218])" office:value-type="float" office:value="124" calcext:value-type="float">
            <text:p>124</text:p>
          </table:table-cell>
          <table:table-cell table:formula="of:=SUM([.N218:.Q218])" office:value-type="float" office:value="127" calcext:value-type="float">
            <text:p>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8]+1" office:value-type="float" office:value="40" calcext:value-type="float">
            <text:p>40</text:p>
          </table:table-cell>
          <table:table-cell table:formula="of:=SUM([.B219:.D219])" office:value-type="float" office:value="17" calcext:value-type="float">
            <text:p>17</text:p>
          </table:table-cell>
          <table:table-cell table:formula="of:=SUM([.E219:.I219])" office:value-type="float" office:value="74" calcext:value-type="float">
            <text:p>74</text:p>
          </table:table-cell>
          <table:table-cell table:formula="of:=SUM([.J219:.M219])" office:value-type="float" office:value="74" calcext:value-type="float">
            <text:p>74</text:p>
          </table:table-cell>
          <table:table-cell table:formula="of:=SUM([.N219:.Q219])" office:value-type="float" office:value="129" calcext:value-type="float">
            <text:p>12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19]" office:value-type="float" office:value="40" calcext:value-type="float">
            <text:p>40</text:p>
          </table:table-cell>
          <table:table-cell table:formula="of:=SUM([.B220:.D220])" office:value-type="float" office:value="19" calcext:value-type="float">
            <text:p>19</text:p>
          </table:table-cell>
          <table:table-cell table:formula="of:=SUM([.E220:.I220])" office:value-type="float" office:value="72" calcext:value-type="float">
            <text:p>72</text:p>
          </table:table-cell>
          <table:table-cell table:formula="of:=SUM([.J220:.M220])" office:value-type="float" office:value="105" calcext:value-type="float">
            <text:p>105</text:p>
          </table:table-cell>
          <table:table-cell table:formula="of:=SUM([.N220:.Q220])" office:value-type="float" office:value="124" calcext:value-type="float">
            <text:p>12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20]" office:value-type="float" office:value="40" calcext:value-type="float">
            <text:p>40</text:p>
          </table:table-cell>
          <table:table-cell table:formula="of:=SUM([.B221:.D221])" office:value-type="float" office:value="27" calcext:value-type="float">
            <text:p>27</text:p>
          </table:table-cell>
          <table:table-cell table:formula="of:=SUM([.E221:.I221])" office:value-type="float" office:value="95" calcext:value-type="float">
            <text:p>95</text:p>
          </table:table-cell>
          <table:table-cell table:formula="of:=SUM([.J221:.M221])" office:value-type="float" office:value="129" calcext:value-type="float">
            <text:p>129</text:p>
          </table:table-cell>
          <table:table-cell table:formula="of:=SUM([.N221:.Q221])" office:value-type="float" office:value="166" calcext:value-type="float">
            <text:p>166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221]" office:value-type="float" office:value="40" calcext:value-type="float">
            <text:p>40</text:p>
          </table:table-cell>
          <table:table-cell table:formula="of:=SUM([.B222:.D222])" office:value-type="float" office:value="31" calcext:value-type="float">
            <text:p>31</text:p>
          </table:table-cell>
          <table:table-cell table:formula="of:=SUM([.E222:.I222])" office:value-type="float" office:value="138" calcext:value-type="float">
            <text:p>138</text:p>
          </table:table-cell>
          <table:table-cell table:formula="of:=SUM([.J222:.M222])" office:value-type="float" office:value="111" calcext:value-type="float">
            <text:p>111</text:p>
          </table:table-cell>
          <table:table-cell table:formula="of:=SUM([.N222:.Q222])" office:value-type="float" office:value="161" calcext:value-type="float">
            <text:p>16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2]" office:value-type="float" office:value="40" calcext:value-type="float">
            <text:p>40</text:p>
          </table:table-cell>
          <table:table-cell table:formula="of:=SUM([.B223:.D223])" office:value-type="float" office:value="32" calcext:value-type="float">
            <text:p>32</text:p>
          </table:table-cell>
          <table:table-cell table:formula="of:=SUM([.E223:.I223])" office:value-type="float" office:value="96" calcext:value-type="float">
            <text:p>96</text:p>
          </table:table-cell>
          <table:table-cell table:formula="of:=SUM([.J223:.M223])" office:value-type="float" office:value="107" calcext:value-type="float">
            <text:p>107</text:p>
          </table:table-cell>
          <table:table-cell table:formula="of:=SUM([.N223:.Q223])" office:value-type="float" office:value="180" calcext:value-type="float">
            <text:p>18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23]" office:value-type="float" office:value="40" calcext:value-type="float">
            <text:p>40</text:p>
          </table:table-cell>
          <table:table-cell table:formula="of:=SUM([.B224:.D224])" office:value-type="float" office:value="21" calcext:value-type="float">
            <text:p>21</text:p>
          </table:table-cell>
          <table:table-cell table:formula="of:=SUM([.E224:.I224])" office:value-type="float" office:value="77" calcext:value-type="float">
            <text:p>77</text:p>
          </table:table-cell>
          <table:table-cell table:formula="of:=SUM([.J224:.M224])" office:value-type="float" office:value="84" calcext:value-type="float">
            <text:p>84</text:p>
          </table:table-cell>
          <table:table-cell table:formula="of:=SUM([.N224:.Q224])" office:value-type="float" office:value="106" calcext:value-type="float">
            <text:p>10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24]" office:value-type="float" office:value="40" calcext:value-type="float">
            <text:p>40</text:p>
          </table:table-cell>
          <table:table-cell table:formula="of:=SUM([.B225:.D225])" office:value-type="float" office:value="20" calcext:value-type="float">
            <text:p>20</text:p>
          </table:table-cell>
          <table:table-cell table:formula="of:=SUM([.E225:.I225])" office:value-type="float" office:value="66" calcext:value-type="float">
            <text:p>66</text:p>
          </table:table-cell>
          <table:table-cell table:formula="of:=SUM([.J225:.M225])" office:value-type="float" office:value="70" calcext:value-type="float">
            <text:p>70</text:p>
          </table:table-cell>
          <table:table-cell table:formula="of:=SUM([.N225:.Q225])"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25]+1" office:value-type="float" office:value="41" calcext:value-type="float">
            <text:p>41</text:p>
          </table:table-cell>
          <table:table-cell table:formula="of:=SUM([.B226:.D226])" office:value-type="float" office:value="19" calcext:value-type="float">
            <text:p>19</text:p>
          </table:table-cell>
          <table:table-cell table:formula="of:=SUM([.E226:.I226])" office:value-type="float" office:value="101" calcext:value-type="float">
            <text:p>101</text:p>
          </table:table-cell>
          <table:table-cell table:formula="of:=SUM([.J226:.M226])" office:value-type="float" office:value="104" calcext:value-type="float">
            <text:p>104</text:p>
          </table:table-cell>
          <table:table-cell table:formula="of:=SUM([.N226:.Q226])" office:value-type="float" office:value="129" calcext:value-type="float">
            <text:p>129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26]" office:value-type="float" office:value="41" calcext:value-type="float">
            <text:p>41</text:p>
          </table:table-cell>
          <table:table-cell table:formula="of:=SUM([.B227:.D227])" office:value-type="float" office:value="46" calcext:value-type="float">
            <text:p>46</text:p>
          </table:table-cell>
          <table:table-cell table:formula="of:=SUM([.E227:.I227])" office:value-type="float" office:value="134" calcext:value-type="float">
            <text:p>134</text:p>
          </table:table-cell>
          <table:table-cell table:formula="of:=SUM([.J227:.M227])" office:value-type="float" office:value="123" calcext:value-type="float">
            <text:p>123</text:p>
          </table:table-cell>
          <table:table-cell table:formula="of:=SUM([.N227:.Q227])" office:value-type="float" office:value="162" calcext:value-type="float">
            <text:p>16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S227]" office:value-type="float" office:value="41" calcext:value-type="float">
            <text:p>41</text:p>
          </table:table-cell>
          <table:table-cell table:formula="of:=SUM([.B228:.D228])" office:value-type="float" office:value="46" calcext:value-type="float">
            <text:p>46</text:p>
          </table:table-cell>
          <table:table-cell table:formula="of:=SUM([.E228:.I228])" office:value-type="float" office:value="120" calcext:value-type="float">
            <text:p>120</text:p>
          </table:table-cell>
          <table:table-cell table:formula="of:=SUM([.J228:.M228])" office:value-type="float" office:value="159" calcext:value-type="float">
            <text:p>159</text:p>
          </table:table-cell>
          <table:table-cell table:formula="of:=SUM([.N228:.Q228])" office:value-type="float" office:value="200" calcext:value-type="float">
            <text:p>2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8]" office:value-type="float" office:value="41" calcext:value-type="float">
            <text:p>41</text:p>
          </table:table-cell>
          <table:table-cell table:formula="of:=SUM([.B229:.D229])" office:value-type="float" office:value="41" calcext:value-type="float">
            <text:p>41</text:p>
          </table:table-cell>
          <table:table-cell table:formula="of:=SUM([.E229:.I229])" office:value-type="float" office:value="169" calcext:value-type="float">
            <text:p>169</text:p>
          </table:table-cell>
          <table:table-cell table:formula="of:=SUM([.J229:.M229])" office:value-type="float" office:value="149" calcext:value-type="float">
            <text:p>149</text:p>
          </table:table-cell>
          <table:table-cell table:formula="of:=SUM([.N229:.Q229])" office:value-type="float" office:value="167" calcext:value-type="float">
            <text:p>16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29]" office:value-type="float" office:value="41" calcext:value-type="float">
            <text:p>41</text:p>
          </table:table-cell>
          <table:table-cell table:formula="of:=SUM([.B230:.D230])" office:value-type="float" office:value="74" calcext:value-type="float">
            <text:p>74</text:p>
          </table:table-cell>
          <table:table-cell table:formula="of:=SUM([.E230:.I230])" office:value-type="float" office:value="288" calcext:value-type="float">
            <text:p>288</text:p>
          </table:table-cell>
          <table:table-cell table:formula="of:=SUM([.J230:.M230])" office:value-type="float" office:value="250" calcext:value-type="float">
            <text:p>250</text:p>
          </table:table-cell>
          <table:table-cell table:formula="of:=SUM([.N230:.Q230])" office:value-type="float" office:value="305" calcext:value-type="float">
            <text:p>30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230]" office:value-type="float" office:value="41" calcext:value-type="float">
            <text:p>41</text:p>
          </table:table-cell>
          <table:table-cell table:formula="of:=SUM([.B231:.D231])" office:value-type="float" office:value="43" calcext:value-type="float">
            <text:p>43</text:p>
          </table:table-cell>
          <table:table-cell table:formula="of:=SUM([.E231:.I231])" office:value-type="float" office:value="142" calcext:value-type="float">
            <text:p>142</text:p>
          </table:table-cell>
          <table:table-cell table:formula="of:=SUM([.J231:.M231])" office:value-type="float" office:value="163" calcext:value-type="float">
            <text:p>163</text:p>
          </table:table-cell>
          <table:table-cell table:formula="of:=SUM([.N231:.Q231])" office:value-type="float" office:value="161" calcext:value-type="float">
            <text:p>161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231]" office:value-type="float" office:value="41" calcext:value-type="float">
            <text:p>41</text:p>
          </table:table-cell>
          <table:table-cell table:formula="of:=SUM([.B232:.D232])" office:value-type="float" office:value="37" calcext:value-type="float">
            <text:p>37</text:p>
          </table:table-cell>
          <table:table-cell table:formula="of:=SUM([.E232:.I232])" office:value-type="float" office:value="122" calcext:value-type="float">
            <text:p>122</text:p>
          </table:table-cell>
          <table:table-cell table:formula="of:=SUM([.J232:.M232])" office:value-type="float" office:value="112" calcext:value-type="float">
            <text:p>112</text:p>
          </table:table-cell>
          <table:table-cell table:formula="of:=SUM([.N232:.Q232])" office:value-type="float" office:value="109" calcext:value-type="float">
            <text:p>10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32]+1" office:value-type="float" office:value="42" calcext:value-type="float">
            <text:p>42</text:p>
          </table:table-cell>
          <table:table-cell table:formula="of:=SUM([.B233:.D233])" office:value-type="float" office:value="48" calcext:value-type="float">
            <text:p>48</text:p>
          </table:table-cell>
          <table:table-cell table:formula="of:=SUM([.E233:.I233])" office:value-type="float" office:value="140" calcext:value-type="float">
            <text:p>140</text:p>
          </table:table-cell>
          <table:table-cell table:formula="of:=SUM([.J233:.M233])" office:value-type="float" office:value="122" calcext:value-type="float">
            <text:p>122</text:p>
          </table:table-cell>
          <table:table-cell table:formula="of:=SUM([.N233:.Q233])" office:value-type="float" office:value="131" calcext:value-type="float">
            <text:p>13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3]" office:value-type="float" office:value="42" calcext:value-type="float">
            <text:p>42</text:p>
          </table:table-cell>
          <table:table-cell table:formula="of:=SUM([.B234:.D234])" office:value-type="float" office:value="76" calcext:value-type="float">
            <text:p>76</text:p>
          </table:table-cell>
          <table:table-cell table:formula="of:=SUM([.E234:.I234])" office:value-type="float" office:value="249" calcext:value-type="float">
            <text:p>249</text:p>
          </table:table-cell>
          <table:table-cell table:formula="of:=SUM([.J234:.M234])" office:value-type="float" office:value="219" calcext:value-type="float">
            <text:p>219</text:p>
          </table:table-cell>
          <table:table-cell table:formula="of:=SUM([.N234:.Q234])" office:value-type="float" office:value="253" calcext:value-type="float">
            <text:p>253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4]" office:value-type="float" office:value="42" calcext:value-type="float">
            <text:p>42</text:p>
          </table:table-cell>
          <table:table-cell table:formula="of:=SUM([.B235:.D235])" office:value-type="float" office:value="94" calcext:value-type="float">
            <text:p>94</text:p>
          </table:table-cell>
          <table:table-cell table:formula="of:=SUM([.E235:.I235])" office:value-type="float" office:value="274" calcext:value-type="float">
            <text:p>274</text:p>
          </table:table-cell>
          <table:table-cell table:formula="of:=SUM([.J235:.M235])" office:value-type="float" office:value="248" calcext:value-type="float">
            <text:p>248</text:p>
          </table:table-cell>
          <table:table-cell table:formula="of:=SUM([.N235:.Q235])" office:value-type="float" office:value="285" calcext:value-type="float">
            <text:p>28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5]" office:value-type="float" office:value="42" calcext:value-type="float">
            <text:p>42</text:p>
          </table:table-cell>
          <table:table-cell table:formula="of:=SUM([.B236:.D236])" office:value-type="float" office:value="96" calcext:value-type="float">
            <text:p>96</text:p>
          </table:table-cell>
          <table:table-cell table:formula="of:=SUM([.E236:.I236])" office:value-type="float" office:value="274" calcext:value-type="float">
            <text:p>274</text:p>
          </table:table-cell>
          <table:table-cell table:formula="of:=SUM([.J236:.M236])" office:value-type="float" office:value="253" calcext:value-type="float">
            <text:p>253</text:p>
          </table:table-cell>
          <table:table-cell table:formula="of:=SUM([.N236:.Q236])" office:value-type="float" office:value="243" calcext:value-type="float">
            <text:p>243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6]" office:value-type="float" office:value="42" calcext:value-type="float">
            <text:p>42</text:p>
          </table:table-cell>
          <table:table-cell table:formula="of:=SUM([.B237:.D237])" office:value-type="float" office:value="135" calcext:value-type="float">
            <text:p>135</text:p>
          </table:table-cell>
          <table:table-cell table:formula="of:=SUM([.E237:.I237])" office:value-type="float" office:value="339" calcext:value-type="float">
            <text:p>339</text:p>
          </table:table-cell>
          <table:table-cell table:formula="of:=SUM([.J237:.M237])" office:value-type="float" office:value="273" calcext:value-type="float">
            <text:p>273</text:p>
          </table:table-cell>
          <table:table-cell table:formula="of:=SUM([.N237:.Q237])" office:value-type="float" office:value="300" calcext:value-type="float">
            <text:p>300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S237]" office:value-type="float" office:value="42" calcext:value-type="float">
            <text:p>42</text:p>
          </table:table-cell>
          <table:table-cell table:formula="of:=SUM([.B238:.D238])" office:value-type="float" office:value="102" calcext:value-type="float">
            <text:p>102</text:p>
          </table:table-cell>
          <table:table-cell table:formula="of:=SUM([.E238:.I238])" office:value-type="float" office:value="287" calcext:value-type="float">
            <text:p>287</text:p>
          </table:table-cell>
          <table:table-cell table:formula="of:=SUM([.J238:.M238])" office:value-type="float" office:value="255" calcext:value-type="float">
            <text:p>255</text:p>
          </table:table-cell>
          <table:table-cell table:formula="of:=SUM([.N238:.Q238])" office:value-type="float" office:value="284" calcext:value-type="float">
            <text:p>28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38]" office:value-type="float" office:value="42" calcext:value-type="float">
            <text:p>42</text:p>
          </table:table-cell>
          <table:table-cell table:formula="of:=SUM([.B239:.D239])" office:value-type="float" office:value="77" calcext:value-type="float">
            <text:p>77</text:p>
          </table:table-cell>
          <table:table-cell table:formula="of:=SUM([.E239:.I239])" office:value-type="float" office:value="165" calcext:value-type="float">
            <text:p>165</text:p>
          </table:table-cell>
          <table:table-cell table:formula="of:=SUM([.J239:.M239])" office:value-type="float" office:value="141" calcext:value-type="float">
            <text:p>141</text:p>
          </table:table-cell>
          <table:table-cell table:formula="of:=SUM([.N239:.Q239])" office:value-type="float" office:value="140" calcext:value-type="float">
            <text:p>1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239]+1" office:value-type="float" office:value="43" calcext:value-type="float">
            <text:p>43</text:p>
          </table:table-cell>
          <table:table-cell table:formula="of:=SUM([.B240:.D240])" office:value-type="float" office:value="115" calcext:value-type="float">
            <text:p>115</text:p>
          </table:table-cell>
          <table:table-cell table:formula="of:=SUM([.E240:.I240])" office:value-type="float" office:value="230" calcext:value-type="float">
            <text:p>230</text:p>
          </table:table-cell>
          <table:table-cell table:formula="of:=SUM([.J240:.M240])" office:value-type="float" office:value="213" calcext:value-type="float">
            <text:p>213</text:p>
          </table:table-cell>
          <table:table-cell table:formula="of:=SUM([.N240:.Q240])" office:value-type="float" office:value="214" calcext:value-type="float">
            <text:p>214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S240]" office:value-type="float" office:value="43" calcext:value-type="float">
            <text:p>43</text:p>
          </table:table-cell>
          <table:table-cell table:formula="of:=SUM([.B241:.D241])" office:value-type="float" office:value="146" calcext:value-type="float">
            <text:p>146</text:p>
          </table:table-cell>
          <table:table-cell table:formula="of:=SUM([.E241:.I241])" office:value-type="float" office:value="320" calcext:value-type="float">
            <text:p>320</text:p>
          </table:table-cell>
          <table:table-cell table:formula="of:=SUM([.J241:.M241])" office:value-type="float" office:value="317" calcext:value-type="float">
            <text:p>317</text:p>
          </table:table-cell>
          <table:table-cell table:formula="of:=SUM([.N241:.Q241])" office:value-type="float" office:value="286" calcext:value-type="float">
            <text:p>286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41]" office:value-type="float" office:value="43" calcext:value-type="float">
            <text:p>43</text:p>
          </table:table-cell>
          <table:table-cell table:formula="of:=SUM([.B242:.D242])" office:value-type="float" office:value="199" calcext:value-type="float">
            <text:p>199</text:p>
          </table:table-cell>
          <table:table-cell table:formula="of:=SUM([.E242:.I242])" office:value-type="float" office:value="429" calcext:value-type="float">
            <text:p>429</text:p>
          </table:table-cell>
          <table:table-cell table:formula="of:=SUM([.J242:.M242])" office:value-type="float" office:value="447" calcext:value-type="float">
            <text:p>447</text:p>
          </table:table-cell>
          <table:table-cell table:formula="of:=SUM([.N242:.Q242])" office:value-type="float" office:value="404" calcext:value-type="float">
            <text:p>40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42]" office:value-type="float" office:value="43" calcext:value-type="float">
            <text:p>43</text:p>
          </table:table-cell>
          <table:table-cell table:formula="of:=SUM([.B243:.D243])" office:value-type="float" office:value="211" calcext:value-type="float">
            <text:p>211</text:p>
          </table:table-cell>
          <table:table-cell table:formula="of:=SUM([.E243:.I243])" office:value-type="float" office:value="427" calcext:value-type="float">
            <text:p>427</text:p>
          </table:table-cell>
          <table:table-cell table:formula="of:=SUM([.J243:.M243])" office:value-type="float" office:value="411" calcext:value-type="float">
            <text:p>411</text:p>
          </table:table-cell>
          <table:table-cell table:formula="of:=SUM([.N243:.Q243])" office:value-type="float" office:value="368" calcext:value-type="float">
            <text:p>368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43]" office:value-type="float" office:value="43" calcext:value-type="float">
            <text:p>43</text:p>
          </table:table-cell>
          <table:table-cell table:formula="of:=SUM([.B244:.D244])" office:value-type="float" office:value="222" calcext:value-type="float">
            <text:p>222</text:p>
          </table:table-cell>
          <table:table-cell table:formula="of:=SUM([.E244:.I244])" office:value-type="float" office:value="457" calcext:value-type="float">
            <text:p>457</text:p>
          </table:table-cell>
          <table:table-cell table:formula="of:=SUM([.J244:.M244])" office:value-type="float" office:value="407" calcext:value-type="float">
            <text:p>407</text:p>
          </table:table-cell>
          <table:table-cell table:formula="of:=SUM([.N244:.Q244])" office:value-type="float" office:value="412" calcext:value-type="float">
            <text:p>412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244]" office:value-type="float" office:value="43" calcext:value-type="float">
            <text:p>43</text:p>
          </table:table-cell>
          <table:table-cell table:formula="of:=SUM([.B245:.D245])" office:value-type="float" office:value="194" calcext:value-type="float">
            <text:p>194</text:p>
          </table:table-cell>
          <table:table-cell table:formula="of:=SUM([.E245:.I245])" office:value-type="float" office:value="395" calcext:value-type="float">
            <text:p>395</text:p>
          </table:table-cell>
          <table:table-cell table:formula="of:=SUM([.J245:.M245])" office:value-type="float" office:value="381" calcext:value-type="float">
            <text:p>381</text:p>
          </table:table-cell>
          <table:table-cell table:formula="of:=SUM([.N245:.Q245])" office:value-type="float" office:value="358" calcext:value-type="float">
            <text:p>358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45]" office:value-type="float" office:value="43" calcext:value-type="float">
            <text:p>43</text:p>
          </table:table-cell>
          <table:table-cell table:formula="of:=SUM([.B246:.D246])" office:value-type="float" office:value="109" calcext:value-type="float">
            <text:p>109</text:p>
          </table:table-cell>
          <table:table-cell table:formula="of:=SUM([.E246:.I246])" office:value-type="float" office:value="213" calcext:value-type="float">
            <text:p>213</text:p>
          </table:table-cell>
          <table:table-cell table:formula="of:=SUM([.J246:.M246])" office:value-type="float" office:value="245" calcext:value-type="float">
            <text:p>245</text:p>
          </table:table-cell>
          <table:table-cell table:formula="of:=SUM([.N246:.Q246])" office:value-type="float" office:value="230" calcext:value-type="float">
            <text:p>230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246]+1" office:value-type="float" office:value="44" calcext:value-type="float">
            <text:p>44</text:p>
          </table:table-cell>
          <table:table-cell table:formula="of:=SUM([.B247:.D247])" office:value-type="float" office:value="141" calcext:value-type="float">
            <text:p>141</text:p>
          </table:table-cell>
          <table:table-cell table:formula="of:=SUM([.E247:.I247])" office:value-type="float" office:value="255" calcext:value-type="float">
            <text:p>255</text:p>
          </table:table-cell>
          <table:table-cell table:formula="of:=SUM([.J247:.M247])" office:value-type="float" office:value="295" calcext:value-type="float">
            <text:p>295</text:p>
          </table:table-cell>
          <table:table-cell table:formula="of:=SUM([.N247:.Q247])" office:value-type="float" office:value="272" calcext:value-type="float">
            <text:p>27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247]" office:value-type="float" office:value="44" calcext:value-type="float">
            <text:p>44</text:p>
          </table:table-cell>
          <table:table-cell table:formula="of:=SUM([.B248:.D248])" office:value-type="float" office:value="240" calcext:value-type="float">
            <text:p>240</text:p>
          </table:table-cell>
          <table:table-cell table:formula="of:=SUM([.E248:.I248])" office:value-type="float" office:value="378" calcext:value-type="float">
            <text:p>378</text:p>
          </table:table-cell>
          <table:table-cell table:formula="of:=SUM([.J248:.M248])" office:value-type="float" office:value="420" calcext:value-type="float">
            <text:p>420</text:p>
          </table:table-cell>
          <table:table-cell table:formula="of:=SUM([.N248:.Q248])" office:value-type="float" office:value="393" calcext:value-type="float">
            <text:p>393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S248]" office:value-type="float" office:value="44" calcext:value-type="float">
            <text:p>44</text:p>
          </table:table-cell>
          <table:table-cell table:formula="of:=SUM([.B249:.D249])" office:value-type="float" office:value="211" calcext:value-type="float">
            <text:p>211</text:p>
          </table:table-cell>
          <table:table-cell table:formula="of:=SUM([.E249:.I249])" office:value-type="float" office:value="382" calcext:value-type="float">
            <text:p>382</text:p>
          </table:table-cell>
          <table:table-cell table:formula="of:=SUM([.J249:.M249])" office:value-type="float" office:value="328" calcext:value-type="float">
            <text:p>328</text:p>
          </table:table-cell>
          <table:table-cell table:formula="of:=SUM([.N249:.Q249])" office:value-type="float" office:value="350" calcext:value-type="float">
            <text:p>35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S249]" office:value-type="float" office:value="44" calcext:value-type="float">
            <text:p>44</text:p>
          </table:table-cell>
          <table:table-cell table:formula="of:=SUM([.B250:.D250])" office:value-type="float" office:value="196" calcext:value-type="float">
            <text:p>196</text:p>
          </table:table-cell>
          <table:table-cell table:formula="of:=SUM([.E250:.I250])" office:value-type="float" office:value="358" calcext:value-type="float">
            <text:p>358</text:p>
          </table:table-cell>
          <table:table-cell table:formula="of:=SUM([.J250:.M250])" office:value-type="float" office:value="377" calcext:value-type="float">
            <text:p>377</text:p>
          </table:table-cell>
          <table:table-cell table:formula="of:=SUM([.N250:.Q250])" office:value-type="float" office:value="348" calcext:value-type="float">
            <text:p>348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50]" office:value-type="float" office:value="44" calcext:value-type="float">
            <text:p>44</text:p>
          </table:table-cell>
          <table:table-cell table:formula="of:=SUM([.B251:.D251])" office:value-type="float" office:value="218" calcext:value-type="float">
            <text:p>218</text:p>
          </table:table-cell>
          <table:table-cell table:formula="of:=SUM([.E251:.I251])" office:value-type="float" office:value="351" calcext:value-type="float">
            <text:p>351</text:p>
          </table:table-cell>
          <table:table-cell table:formula="of:=SUM([.J251:.M251])" office:value-type="float" office:value="390" calcext:value-type="float">
            <text:p>390</text:p>
          </table:table-cell>
          <table:table-cell table:formula="of:=SUM([.N251:.Q251])" office:value-type="float" office:value="386" calcext:value-type="float">
            <text:p>386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251]" office:value-type="float" office:value="44" calcext:value-type="float">
            <text:p>44</text:p>
          </table:table-cell>
          <table:table-cell table:formula="of:=SUM([.B252:.D252])" office:value-type="float" office:value="201" calcext:value-type="float">
            <text:p>201</text:p>
          </table:table-cell>
          <table:table-cell table:formula="of:=SUM([.E252:.I252])" office:value-type="float" office:value="306" calcext:value-type="float">
            <text:p>306</text:p>
          </table:table-cell>
          <table:table-cell table:formula="of:=SUM([.J252:.M252])" office:value-type="float" office:value="337" calcext:value-type="float">
            <text:p>337</text:p>
          </table:table-cell>
          <table:table-cell table:formula="of:=SUM([.N252:.Q252])" office:value-type="float" office:value="322" calcext:value-type="float">
            <text:p>322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52]" office:value-type="float" office:value="44" calcext:value-type="float">
            <text:p>44</text:p>
          </table:table-cell>
          <table:table-cell table:formula="of:=SUM([.B253:.D253])" office:value-type="float" office:value="122" calcext:value-type="float">
            <text:p>122</text:p>
          </table:table-cell>
          <table:table-cell table:formula="of:=SUM([.E253:.I253])" office:value-type="float" office:value="207" calcext:value-type="float">
            <text:p>207</text:p>
          </table:table-cell>
          <table:table-cell table:formula="of:=SUM([.J253:.M253])" office:value-type="float" office:value="238" calcext:value-type="float">
            <text:p>238</text:p>
          </table:table-cell>
          <table:table-cell table:formula="of:=SUM([.N253:.Q253])" office:value-type="float" office:value="195" calcext:value-type="float">
            <text:p>19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53]+1" office:value-type="float" office:value="45" calcext:value-type="float">
            <text:p>45</text:p>
          </table:table-cell>
          <table:table-cell table:formula="of:=SUM([.B254:.D254])" office:value-type="float" office:value="130" calcext:value-type="float">
            <text:p>130</text:p>
          </table:table-cell>
          <table:table-cell table:formula="of:=SUM([.E254:.I254])" office:value-type="float" office:value="189" calcext:value-type="float">
            <text:p>189</text:p>
          </table:table-cell>
          <table:table-cell table:formula="of:=SUM([.J254:.M254])" office:value-type="float" office:value="260" calcext:value-type="float">
            <text:p>260</text:p>
          </table:table-cell>
          <table:table-cell table:formula="of:=SUM([.N254:.Q254])" office:value-type="float" office:value="249" calcext:value-type="float">
            <text:p>249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54]" office:value-type="float" office:value="45" calcext:value-type="float">
            <text:p>45</text:p>
          </table:table-cell>
          <table:table-cell table:formula="of:=SUM([.B255:.D255])" office:value-type="float" office:value="141" calcext:value-type="float">
            <text:p>141</text:p>
          </table:table-cell>
          <table:table-cell table:formula="of:=SUM([.E255:.I255])" office:value-type="float" office:value="293" calcext:value-type="float">
            <text:p>293</text:p>
          </table:table-cell>
          <table:table-cell table:formula="of:=SUM([.J255:.M255])" office:value-type="float" office:value="322" calcext:value-type="float">
            <text:p>322</text:p>
          </table:table-cell>
          <table:table-cell table:formula="of:=SUM([.N255:.Q255])" office:value-type="float" office:value="331" calcext:value-type="float">
            <text:p>331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55]" office:value-type="float" office:value="45" calcext:value-type="float">
            <text:p>45</text:p>
          </table:table-cell>
          <table:table-cell table:formula="of:=SUM([.B256:.D256])" office:value-type="float" office:value="203" calcext:value-type="float">
            <text:p>203</text:p>
          </table:table-cell>
          <table:table-cell table:formula="of:=SUM([.E256:.I256])" office:value-type="float" office:value="400" calcext:value-type="float">
            <text:p>400</text:p>
          </table:table-cell>
          <table:table-cell table:formula="of:=SUM([.J256:.M256])" office:value-type="float" office:value="452" calcext:value-type="float">
            <text:p>452</text:p>
          </table:table-cell>
          <table:table-cell table:formula="of:=SUM([.N256:.Q256])" office:value-type="float" office:value="421" calcext:value-type="float">
            <text:p>42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S256]" office:value-type="float" office:value="45" calcext:value-type="float">
            <text:p>45</text:p>
          </table:table-cell>
          <table:table-cell table:formula="of:=SUM([.B257:.D257])" office:value-type="float" office:value="178" calcext:value-type="float">
            <text:p>178</text:p>
          </table:table-cell>
          <table:table-cell table:formula="of:=SUM([.E257:.I257])" office:value-type="float" office:value="344" calcext:value-type="float">
            <text:p>344</text:p>
          </table:table-cell>
          <table:table-cell table:formula="of:=SUM([.J257:.M257])" office:value-type="float" office:value="374" calcext:value-type="float">
            <text:p>374</text:p>
          </table:table-cell>
          <table:table-cell table:formula="of:=SUM([.N257:.Q257])" office:value-type="float" office:value="353" calcext:value-type="float">
            <text:p>353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257]" office:value-type="float" office:value="45" calcext:value-type="float">
            <text:p>45</text:p>
          </table:table-cell>
          <table:table-cell table:formula="of:=SUM([.B258:.D258])" office:value-type="float" office:value="176" calcext:value-type="float">
            <text:p>176</text:p>
          </table:table-cell>
          <table:table-cell table:formula="of:=SUM([.E258:.I258])" office:value-type="float" office:value="294" calcext:value-type="float">
            <text:p>294</text:p>
          </table:table-cell>
          <table:table-cell table:formula="of:=SUM([.J258:.M258])" office:value-type="float" office:value="338" calcext:value-type="float">
            <text:p>338</text:p>
          </table:table-cell>
          <table:table-cell table:formula="of:=SUM([.N258:.Q258])" office:value-type="float" office:value="350" calcext:value-type="float">
            <text:p>350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58]" office:value-type="float" office:value="45" calcext:value-type="float">
            <text:p>45</text:p>
          </table:table-cell>
          <table:table-cell table:formula="of:=SUM([.B259:.D259])" office:value-type="float" office:value="112" calcext:value-type="float">
            <text:p>112</text:p>
          </table:table-cell>
          <table:table-cell table:formula="of:=SUM([.E259:.I259])" office:value-type="float" office:value="204" calcext:value-type="float">
            <text:p>204</text:p>
          </table:table-cell>
          <table:table-cell table:formula="of:=SUM([.J259:.M259])" office:value-type="float" office:value="257" calcext:value-type="float">
            <text:p>257</text:p>
          </table:table-cell>
          <table:table-cell table:formula="of:=SUM([.N259:.Q259])" office:value-type="float" office:value="233" calcext:value-type="float">
            <text:p>2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59]" office:value-type="float" office:value="45" calcext:value-type="float">
            <text:p>45</text:p>
          </table:table-cell>
          <table:table-cell table:formula="of:=SUM([.B260:.D260])" office:value-type="float" office:value="65" calcext:value-type="float">
            <text:p>65</text:p>
          </table:table-cell>
          <table:table-cell table:formula="of:=SUM([.E260:.I260])" office:value-type="float" office:value="150" calcext:value-type="float">
            <text:p>150</text:p>
          </table:table-cell>
          <table:table-cell table:formula="of:=SUM([.J260:.M260])" office:value-type="float" office:value="135" calcext:value-type="float">
            <text:p>135</text:p>
          </table:table-cell>
          <table:table-cell table:formula="of:=SUM([.N260:.Q260])"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60]+1" office:value-type="float" office:value="46" calcext:value-type="float">
            <text:p>46</text:p>
          </table:table-cell>
          <table:table-cell table:formula="of:=SUM([.B261:.D261])" office:value-type="float" office:value="86" calcext:value-type="float">
            <text:p>86</text:p>
          </table:table-cell>
          <table:table-cell table:formula="of:=SUM([.E261:.I261])" office:value-type="float" office:value="160" calcext:value-type="float">
            <text:p>160</text:p>
          </table:table-cell>
          <table:table-cell table:formula="of:=SUM([.J261:.M261])" office:value-type="float" office:value="176" calcext:value-type="float">
            <text:p>176</text:p>
          </table:table-cell>
          <table:table-cell table:formula="of:=SUM([.N261:.Q261])" office:value-type="float" office:value="212" calcext:value-type="float">
            <text:p>2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61]" office:value-type="float" office:value="46" calcext:value-type="float">
            <text:p>46</text:p>
          </table:table-cell>
          <table:table-cell table:formula="of:=SUM([.B262:.D262])" office:value-type="float" office:value="114" calcext:value-type="float">
            <text:p>114</text:p>
          </table:table-cell>
          <table:table-cell table:formula="of:=SUM([.E262:.I262])" office:value-type="float" office:value="258" calcext:value-type="float">
            <text:p>258</text:p>
          </table:table-cell>
          <table:table-cell table:formula="of:=SUM([.J262:.M262])" office:value-type="float" office:value="277" calcext:value-type="float">
            <text:p>277</text:p>
          </table:table-cell>
          <table:table-cell table:formula="of:=SUM([.N262:.Q262])" office:value-type="float" office:value="290" calcext:value-type="float">
            <text:p>29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262]" office:value-type="float" office:value="46" calcext:value-type="float">
            <text:p>46</text:p>
          </table:table-cell>
          <table:table-cell table:formula="of:=SUM([.B263:.D263])" office:value-type="float" office:value="133" calcext:value-type="float">
            <text:p>133</text:p>
          </table:table-cell>
          <table:table-cell table:formula="of:=SUM([.E263:.I263])" office:value-type="float" office:value="205" calcext:value-type="float">
            <text:p>205</text:p>
          </table:table-cell>
          <table:table-cell table:formula="of:=SUM([.J263:.M263])" office:value-type="float" office:value="239" calcext:value-type="float">
            <text:p>239</text:p>
          </table:table-cell>
          <table:table-cell table:formula="of:=SUM([.N263:.Q263])" office:value-type="float" office:value="261" calcext:value-type="float">
            <text:p>261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S263]" office:value-type="float" office:value="46" calcext:value-type="float">
            <text:p>46</text:p>
          </table:table-cell>
          <table:table-cell table:formula="of:=SUM([.B264:.D264])" office:value-type="float" office:value="125" calcext:value-type="float">
            <text:p>125</text:p>
          </table:table-cell>
          <table:table-cell table:formula="of:=SUM([.E264:.I264])" office:value-type="float" office:value="219" calcext:value-type="float">
            <text:p>219</text:p>
          </table:table-cell>
          <table:table-cell table:formula="of:=SUM([.J264:.M264])" office:value-type="float" office:value="223" calcext:value-type="float">
            <text:p>223</text:p>
          </table:table-cell>
          <table:table-cell table:formula="of:=SUM([.N264:.Q264])" office:value-type="float" office:value="240" calcext:value-type="float">
            <text:p>240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264]" office:value-type="float" office:value="46" calcext:value-type="float">
            <text:p>46</text:p>
          </table:table-cell>
          <table:table-cell table:formula="of:=SUM([.B265:.D265])" office:value-type="float" office:value="134" calcext:value-type="float">
            <text:p>134</text:p>
          </table:table-cell>
          <table:table-cell table:formula="of:=SUM([.E265:.I265])" office:value-type="float" office:value="222" calcext:value-type="float">
            <text:p>222</text:p>
          </table:table-cell>
          <table:table-cell table:formula="of:=SUM([.J265:.M265])" office:value-type="float" office:value="207" calcext:value-type="float">
            <text:p>207</text:p>
          </table:table-cell>
          <table:table-cell table:formula="of:=SUM([.N265:.Q265])" office:value-type="float" office:value="219" calcext:value-type="float">
            <text:p>21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65]" office:value-type="float" office:value="46" calcext:value-type="float">
            <text:p>46</text:p>
          </table:table-cell>
          <table:table-cell table:formula="of:=SUM([.B266:.D266])" office:value-type="float" office:value="87" calcext:value-type="float">
            <text:p>87</text:p>
          </table:table-cell>
          <table:table-cell table:formula="of:=SUM([.E266:.I266])" office:value-type="float" office:value="163" calcext:value-type="float">
            <text:p>163</text:p>
          </table:table-cell>
          <table:table-cell table:formula="of:=SUM([.J266:.M266])" office:value-type="float" office:value="146" calcext:value-type="float">
            <text:p>146</text:p>
          </table:table-cell>
          <table:table-cell table:formula="of:=SUM([.N266:.Q266])" office:value-type="float" office:value="145" calcext:value-type="float">
            <text:p>14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266]" office:value-type="float" office:value="46" calcext:value-type="float">
            <text:p>46</text:p>
          </table:table-cell>
          <table:table-cell table:formula="of:=SUM([.B267:.D267])" office:value-type="float" office:value="28" calcext:value-type="float">
            <text:p>28</text:p>
          </table:table-cell>
          <table:table-cell table:formula="of:=SUM([.E267:.I267])" office:value-type="float" office:value="67" calcext:value-type="float">
            <text:p>67</text:p>
          </table:table-cell>
          <table:table-cell table:formula="of:=SUM([.J267:.M267])" office:value-type="float" office:value="73" calcext:value-type="float">
            <text:p>73</text:p>
          </table:table-cell>
          <table:table-cell table:formula="of:=SUM([.N267:.Q267])" office:value-type="float" office:value="80" calcext:value-type="float">
            <text:p>8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67]+1" office:value-type="float" office:value="47" calcext:value-type="float">
            <text:p>47</text:p>
          </table:table-cell>
          <table:table-cell table:formula="of:=SUM([.B268:.D268])" office:value-type="float" office:value="88" calcext:value-type="float">
            <text:p>88</text:p>
          </table:table-cell>
          <table:table-cell table:formula="of:=SUM([.E268:.I268])" office:value-type="float" office:value="156" calcext:value-type="float">
            <text:p>156</text:p>
          </table:table-cell>
          <table:table-cell table:formula="of:=SUM([.J268:.M268])" office:value-type="float" office:value="187" calcext:value-type="float">
            <text:p>187</text:p>
          </table:table-cell>
          <table:table-cell table:formula="of:=SUM([.N268:.Q268])" office:value-type="float" office:value="148" calcext:value-type="float">
            <text:p>148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68]" office:value-type="float" office:value="47" calcext:value-type="float">
            <text:p>47</text:p>
          </table:table-cell>
          <table:table-cell table:formula="of:=SUM([.B269:.D269])" office:value-type="float" office:value="62" calcext:value-type="float">
            <text:p>62</text:p>
          </table:table-cell>
          <table:table-cell table:formula="of:=SUM([.E269:.I269])" office:value-type="float" office:value="123" calcext:value-type="float">
            <text:p>123</text:p>
          </table:table-cell>
          <table:table-cell table:formula="of:=SUM([.J269:.M269])" office:value-type="float" office:value="145" calcext:value-type="float">
            <text:p>145</text:p>
          </table:table-cell>
          <table:table-cell table:formula="of:=SUM([.N269:.Q269])" office:value-type="float" office:value="130" calcext:value-type="float">
            <text:p>13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69]" office:value-type="float" office:value="47" calcext:value-type="float">
            <text:p>47</text:p>
          </table:table-cell>
          <table:table-cell table:formula="of:=SUM([.B270:.D270])" office:value-type="float" office:value="107" calcext:value-type="float">
            <text:p>107</text:p>
          </table:table-cell>
          <table:table-cell table:formula="of:=SUM([.E270:.I270])" office:value-type="float" office:value="162" calcext:value-type="float">
            <text:p>162</text:p>
          </table:table-cell>
          <table:table-cell table:formula="of:=SUM([.J270:.M270])" office:value-type="float" office:value="154" calcext:value-type="float">
            <text:p>154</text:p>
          </table:table-cell>
          <table:table-cell table:formula="of:=SUM([.N270:.Q270])" office:value-type="float" office:value="148" calcext:value-type="float">
            <text:p>14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70]" office:value-type="float" office:value="47" calcext:value-type="float">
            <text:p>47</text:p>
          </table:table-cell>
          <table:table-cell table:formula="of:=SUM([.B271:.D271])" office:value-type="float" office:value="146" calcext:value-type="float">
            <text:p>146</text:p>
          </table:table-cell>
          <table:table-cell table:formula="of:=SUM([.E271:.I271])" office:value-type="float" office:value="180" calcext:value-type="float">
            <text:p>180</text:p>
          </table:table-cell>
          <table:table-cell table:formula="of:=SUM([.J271:.M271])" office:value-type="float" office:value="154" calcext:value-type="float">
            <text:p>154</text:p>
          </table:table-cell>
          <table:table-cell table:formula="of:=SUM([.N271:.Q271])" office:value-type="float" office:value="187" calcext:value-type="float">
            <text:p>18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1]" office:value-type="float" office:value="47" calcext:value-type="float">
            <text:p>47</text:p>
          </table:table-cell>
          <table:table-cell table:formula="of:=SUM([.B272:.D272])" office:value-type="float" office:value="125" calcext:value-type="float">
            <text:p>125</text:p>
          </table:table-cell>
          <table:table-cell table:formula="of:=SUM([.E272:.I272])" office:value-type="float" office:value="185" calcext:value-type="float">
            <text:p>185</text:p>
          </table:table-cell>
          <table:table-cell table:formula="of:=SUM([.J272:.M272])" office:value-type="float" office:value="178" calcext:value-type="float">
            <text:p>178</text:p>
          </table:table-cell>
          <table:table-cell table:formula="of:=SUM([.N272:.Q272])" office:value-type="float" office:value="170" calcext:value-type="float">
            <text:p>170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2]" office:value-type="float" office:value="47" calcext:value-type="float">
            <text:p>47</text:p>
          </table:table-cell>
          <table:table-cell table:formula="of:=SUM([.B273:.D273])" office:value-type="float" office:value="83" calcext:value-type="float">
            <text:p>83</text:p>
          </table:table-cell>
          <table:table-cell table:formula="of:=SUM([.E273:.I273])" office:value-type="float" office:value="97" calcext:value-type="float">
            <text:p>97</text:p>
          </table:table-cell>
          <table:table-cell table:formula="of:=SUM([.J273:.M273])" office:value-type="float" office:value="95" calcext:value-type="float">
            <text:p>95</text:p>
          </table:table-cell>
          <table:table-cell table:formula="of:=SUM([.N273:.Q273])" office:value-type="float" office:value="87" calcext:value-type="float">
            <text:p>8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273]" office:value-type="float" office:value="47" calcext:value-type="float">
            <text:p>47</text:p>
          </table:table-cell>
          <table:table-cell table:formula="of:=SUM([.B274:.D274])" office:value-type="float" office:value="32" calcext:value-type="float">
            <text:p>32</text:p>
          </table:table-cell>
          <table:table-cell table:formula="of:=SUM([.E274:.I274])" office:value-type="float" office:value="50" calcext:value-type="float">
            <text:p>50</text:p>
          </table:table-cell>
          <table:table-cell table:formula="of:=SUM([.J274:.M274])" office:value-type="float" office:value="73" calcext:value-type="float">
            <text:p>73</text:p>
          </table:table-cell>
          <table:table-cell table:formula="of:=SUM([.N274:.Q274])" office:value-type="float" office:value="54" calcext:value-type="float">
            <text:p>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4]+1" office:value-type="float" office:value="48" calcext:value-type="float">
            <text:p>48</text:p>
          </table:table-cell>
          <table:table-cell table:formula="of:=SUM([.B275:.D275])" office:value-type="float" office:value="87" calcext:value-type="float">
            <text:p>87</text:p>
          </table:table-cell>
          <table:table-cell table:formula="of:=SUM([.E275:.I275])" office:value-type="float" office:value="146" calcext:value-type="float">
            <text:p>146</text:p>
          </table:table-cell>
          <table:table-cell table:formula="of:=SUM([.J275:.M275])" office:value-type="float" office:value="127" calcext:value-type="float">
            <text:p>127</text:p>
          </table:table-cell>
          <table:table-cell table:formula="of:=SUM([.N275:.Q275])" office:value-type="float" office:value="112" calcext:value-type="float">
            <text:p>11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5]" office:value-type="float" office:value="48" calcext:value-type="float">
            <text:p>48</text:p>
          </table:table-cell>
          <table:table-cell table:formula="of:=SUM([.B276:.D276])" office:value-type="float" office:value="109" calcext:value-type="float">
            <text:p>109</text:p>
          </table:table-cell>
          <table:table-cell table:formula="of:=SUM([.E276:.I276])" office:value-type="float" office:value="165" calcext:value-type="float">
            <text:p>165</text:p>
          </table:table-cell>
          <table:table-cell table:formula="of:=SUM([.J276:.M276])" office:value-type="float" office:value="160" calcext:value-type="float">
            <text:p>160</text:p>
          </table:table-cell>
          <table:table-cell table:formula="of:=SUM([.N276:.Q276])" office:value-type="float" office:value="176" calcext:value-type="float">
            <text:p>176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76]" office:value-type="float" office:value="48" calcext:value-type="float">
            <text:p>48</text:p>
          </table:table-cell>
          <table:table-cell table:formula="of:=SUM([.B277:.D277])" office:value-type="float" office:value="117" calcext:value-type="float">
            <text:p>117</text:p>
          </table:table-cell>
          <table:table-cell table:formula="of:=SUM([.E277:.I277])" office:value-type="float" office:value="155" calcext:value-type="float">
            <text:p>155</text:p>
          </table:table-cell>
          <table:table-cell table:formula="of:=SUM([.J277:.M277])" office:value-type="float" office:value="130" calcext:value-type="float">
            <text:p>130</text:p>
          </table:table-cell>
          <table:table-cell table:formula="of:=SUM([.N277:.Q277])" office:value-type="float" office:value="153" calcext:value-type="float">
            <text:p>15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277]" office:value-type="float" office:value="48" calcext:value-type="float">
            <text:p>48</text:p>
          </table:table-cell>
          <table:table-cell table:formula="of:=SUM([.B278:.D278])" office:value-type="float" office:value="98" calcext:value-type="float">
            <text:p>98</text:p>
          </table:table-cell>
          <table:table-cell table:formula="of:=SUM([.E278:.I278])" office:value-type="float" office:value="121" calcext:value-type="float">
            <text:p>121</text:p>
          </table:table-cell>
          <table:table-cell table:formula="of:=SUM([.J278:.M278])" office:value-type="float" office:value="118" calcext:value-type="float">
            <text:p>118</text:p>
          </table:table-cell>
          <table:table-cell table:formula="of:=SUM([.N278:.Q278])" office:value-type="float" office:value="143" calcext:value-type="float">
            <text:p>14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78]" office:value-type="float" office:value="48" calcext:value-type="float">
            <text:p>48</text:p>
          </table:table-cell>
          <table:table-cell table:formula="of:=SUM([.B279:.D279])" office:value-type="float" office:value="99" calcext:value-type="float">
            <text:p>99</text:p>
          </table:table-cell>
          <table:table-cell table:formula="of:=SUM([.E279:.I279])" office:value-type="float" office:value="166" calcext:value-type="float">
            <text:p>166</text:p>
          </table:table-cell>
          <table:table-cell table:formula="of:=SUM([.J279:.M279])" office:value-type="float" office:value="143" calcext:value-type="float">
            <text:p>143</text:p>
          </table:table-cell>
          <table:table-cell table:formula="of:=SUM([.N279:.Q279])" office:value-type="float" office:value="141" calcext:value-type="float">
            <text:p>14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79]" office:value-type="float" office:value="48" calcext:value-type="float">
            <text:p>48</text:p>
          </table:table-cell>
          <table:table-cell table:formula="of:=SUM([.B280:.D280])" office:value-type="float" office:value="74" calcext:value-type="float">
            <text:p>74</text:p>
          </table:table-cell>
          <table:table-cell table:formula="of:=SUM([.E280:.I280])" office:value-type="float" office:value="106" calcext:value-type="float">
            <text:p>106</text:p>
          </table:table-cell>
          <table:table-cell table:formula="of:=SUM([.J280:.M280])" office:value-type="float" office:value="89" calcext:value-type="float">
            <text:p>89</text:p>
          </table:table-cell>
          <table:table-cell table:formula="of:=SUM([.N280:.Q280])" office:value-type="float" office:value="104" calcext:value-type="float">
            <text:p>10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S280]" office:value-type="float" office:value="48" calcext:value-type="float">
            <text:p>48</text:p>
          </table:table-cell>
          <table:table-cell table:formula="of:=SUM([.B281:.D281])" office:value-type="float" office:value="29" calcext:value-type="float">
            <text:p>29</text:p>
          </table:table-cell>
          <table:table-cell table:formula="of:=SUM([.E281:.I281])" office:value-type="float" office:value="33" calcext:value-type="float">
            <text:p>33</text:p>
          </table:table-cell>
          <table:table-cell table:formula="of:=SUM([.J281:.M281])" office:value-type="float" office:value="42" calcext:value-type="float">
            <text:p>42</text:p>
          </table:table-cell>
          <table:table-cell table:formula="of:=SUM([.N281:.Q281])"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81]+1" office:value-type="float" office:value="49" calcext:value-type="float">
            <text:p>49</text:p>
          </table:table-cell>
          <table:table-cell table:formula="of:=SUM([.B282:.D282])" office:value-type="float" office:value="105" calcext:value-type="float">
            <text:p>105</text:p>
          </table:table-cell>
          <table:table-cell table:formula="of:=SUM([.E282:.I282])" office:value-type="float" office:value="119" calcext:value-type="float">
            <text:p>119</text:p>
          </table:table-cell>
          <table:table-cell table:formula="of:=SUM([.J282:.M282])" office:value-type="float" office:value="99" calcext:value-type="float">
            <text:p>99</text:p>
          </table:table-cell>
          <table:table-cell table:formula="of:=SUM([.N282:.Q282])" office:value-type="float" office:value="89" calcext:value-type="float">
            <text:p>89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82]" office:value-type="float" office:value="49" calcext:value-type="float">
            <text:p>49</text:p>
          </table:table-cell>
          <table:table-cell table:formula="of:=SUM([.B283:.D283])" office:value-type="float" office:value="109" calcext:value-type="float">
            <text:p>109</text:p>
          </table:table-cell>
          <table:table-cell table:formula="of:=SUM([.E283:.I283])" office:value-type="float" office:value="183" calcext:value-type="float">
            <text:p>183</text:p>
          </table:table-cell>
          <table:table-cell table:formula="of:=SUM([.J283:.M283])" office:value-type="float" office:value="155" calcext:value-type="float">
            <text:p>155</text:p>
          </table:table-cell>
          <table:table-cell table:formula="of:=SUM([.N283:.Q283])" office:value-type="float" office:value="139" calcext:value-type="float">
            <text:p>139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83]" office:value-type="float" office:value="49" calcext:value-type="float">
            <text:p>49</text:p>
          </table:table-cell>
          <table:table-cell table:formula="of:=SUM([.B284:.D284])" office:value-type="float" office:value="109" calcext:value-type="float">
            <text:p>109</text:p>
          </table:table-cell>
          <table:table-cell table:formula="of:=SUM([.E284:.I284])" office:value-type="float" office:value="131" calcext:value-type="float">
            <text:p>131</text:p>
          </table:table-cell>
          <table:table-cell table:formula="of:=SUM([.J284:.M284])" office:value-type="float" office:value="134" calcext:value-type="float">
            <text:p>134</text:p>
          </table:table-cell>
          <table:table-cell table:formula="of:=SUM([.N284:.Q284])" office:value-type="float" office:value="116" calcext:value-type="float">
            <text:p>11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84]" office:value-type="float" office:value="49" calcext:value-type="float">
            <text:p>49</text:p>
          </table:table-cell>
          <table:table-cell table:formula="of:=SUM([.B285:.D285])" office:value-type="float" office:value="115" calcext:value-type="float">
            <text:p>115</text:p>
          </table:table-cell>
          <table:table-cell table:formula="of:=SUM([.E285:.I285])" office:value-type="float" office:value="159" calcext:value-type="float">
            <text:p>159</text:p>
          </table:table-cell>
          <table:table-cell table:formula="of:=SUM([.J285:.M285])" office:value-type="float" office:value="145" calcext:value-type="float">
            <text:p>145</text:p>
          </table:table-cell>
          <table:table-cell table:formula="of:=SUM([.N285:.Q285])" office:value-type="float" office:value="153" calcext:value-type="float">
            <text:p>15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285]" office:value-type="float" office:value="49" calcext:value-type="float">
            <text:p>49</text:p>
          </table:table-cell>
          <table:table-cell table:formula="of:=SUM([.B286:.D286])" office:value-type="float" office:value="152" calcext:value-type="float">
            <text:p>152</text:p>
          </table:table-cell>
          <table:table-cell table:formula="of:=SUM([.E286:.I286])" office:value-type="float" office:value="175" calcext:value-type="float">
            <text:p>175</text:p>
          </table:table-cell>
          <table:table-cell table:formula="of:=SUM([.J286:.M286])" office:value-type="float" office:value="161" calcext:value-type="float">
            <text:p>161</text:p>
          </table:table-cell>
          <table:table-cell table:formula="of:=SUM([.N286:.Q286])" office:value-type="float" office:value="176" calcext:value-type="float">
            <text:p>17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286]" office:value-type="float" office:value="49" calcext:value-type="float">
            <text:p>49</text:p>
          </table:table-cell>
          <table:table-cell table:formula="of:=SUM([.B287:.D287])" office:value-type="float" office:value="101" calcext:value-type="float">
            <text:p>101</text:p>
          </table:table-cell>
          <table:table-cell table:formula="of:=SUM([.E287:.I287])" office:value-type="float" office:value="148" calcext:value-type="float">
            <text:p>148</text:p>
          </table:table-cell>
          <table:table-cell table:formula="of:=SUM([.J287:.M287])" office:value-type="float" office:value="105" calcext:value-type="float">
            <text:p>105</text:p>
          </table:table-cell>
          <table:table-cell table:formula="of:=SUM([.N287:.Q287])" office:value-type="float" office:value="122" calcext:value-type="float">
            <text:p>122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287]" office:value-type="float" office:value="49" calcext:value-type="float">
            <text:p>49</text:p>
          </table:table-cell>
          <table:table-cell table:formula="of:=SUM([.B288:.D288])" office:value-type="float" office:value="31" calcext:value-type="float">
            <text:p>31</text:p>
          </table:table-cell>
          <table:table-cell table:formula="of:=SUM([.E288:.I288])" office:value-type="float" office:value="46" calcext:value-type="float">
            <text:p>46</text:p>
          </table:table-cell>
          <table:table-cell table:formula="of:=SUM([.J288:.M288])" office:value-type="float" office:value="33" calcext:value-type="float">
            <text:p>33</text:p>
          </table:table-cell>
          <table:table-cell table:formula="of:=SUM([.N288:.Q288])"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88]+1" office:value-type="float" office:value="50" calcext:value-type="float">
            <text:p>50</text:p>
          </table:table-cell>
          <table:table-cell table:formula="of:=SUM([.B289:.D289])" office:value-type="float" office:value="130" calcext:value-type="float">
            <text:p>130</text:p>
          </table:table-cell>
          <table:table-cell table:formula="of:=SUM([.E289:.I289])" office:value-type="float" office:value="173" calcext:value-type="float">
            <text:p>173</text:p>
          </table:table-cell>
          <table:table-cell table:formula="of:=SUM([.J289:.M289])" office:value-type="float" office:value="162" calcext:value-type="float">
            <text:p>162</text:p>
          </table:table-cell>
          <table:table-cell table:formula="of:=SUM([.N289:.Q289])" office:value-type="float" office:value="124" calcext:value-type="float">
            <text:p>12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89]" office:value-type="float" office:value="50" calcext:value-type="float">
            <text:p>50</text:p>
          </table:table-cell>
          <table:table-cell table:formula="of:=SUM([.B290:.D290])" office:value-type="float" office:value="151" calcext:value-type="float">
            <text:p>151</text:p>
          </table:table-cell>
          <table:table-cell table:formula="of:=SUM([.E290:.I290])" office:value-type="float" office:value="226" calcext:value-type="float">
            <text:p>226</text:p>
          </table:table-cell>
          <table:table-cell table:formula="of:=SUM([.J290:.M290])" office:value-type="float" office:value="171" calcext:value-type="float">
            <text:p>171</text:p>
          </table:table-cell>
          <table:table-cell table:formula="of:=SUM([.N290:.Q290])" office:value-type="float" office:value="170" calcext:value-type="float">
            <text:p>17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290]" office:value-type="float" office:value="50" calcext:value-type="float">
            <text:p>50</text:p>
          </table:table-cell>
          <table:table-cell table:formula="of:=SUM([.B291:.D291])" office:value-type="float" office:value="174" calcext:value-type="float">
            <text:p>174</text:p>
          </table:table-cell>
          <table:table-cell table:formula="of:=SUM([.E291:.I291])" office:value-type="float" office:value="220" calcext:value-type="float">
            <text:p>220</text:p>
          </table:table-cell>
          <table:table-cell table:formula="of:=SUM([.J291:.M291])" office:value-type="float" office:value="189" calcext:value-type="float">
            <text:p>189</text:p>
          </table:table-cell>
          <table:table-cell table:formula="of:=SUM([.N291:.Q291])" office:value-type="float" office:value="205" calcext:value-type="float">
            <text:p>2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S291]" office:value-type="float" office:value="50" calcext:value-type="float">
            <text:p>50</text:p>
          </table:table-cell>
          <table:table-cell table:formula="of:=SUM([.B292:.D292])" office:value-type="float" office:value="183" calcext:value-type="float">
            <text:p>183</text:p>
          </table:table-cell>
          <table:table-cell table:formula="of:=SUM([.E292:.I292])" office:value-type="float" office:value="227" calcext:value-type="float">
            <text:p>227</text:p>
          </table:table-cell>
          <table:table-cell table:formula="of:=SUM([.J292:.M292])" office:value-type="float" office:value="181" calcext:value-type="float">
            <text:p>181</text:p>
          </table:table-cell>
          <table:table-cell table:formula="of:=SUM([.N292:.Q292])" office:value-type="float" office:value="211" calcext:value-type="float">
            <text:p>2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292]" office:value-type="float" office:value="50" calcext:value-type="float">
            <text:p>50</text:p>
          </table:table-cell>
          <table:table-cell table:formula="of:=SUM([.B293:.D293])" office:value-type="float" office:value="158" calcext:value-type="float">
            <text:p>158</text:p>
          </table:table-cell>
          <table:table-cell table:formula="of:=SUM([.E293:.I293])" office:value-type="float" office:value="267" calcext:value-type="float">
            <text:p>267</text:p>
          </table:table-cell>
          <table:table-cell table:formula="of:=SUM([.J293:.M293])" office:value-type="float" office:value="221" calcext:value-type="float">
            <text:p>221</text:p>
          </table:table-cell>
          <table:table-cell table:formula="of:=SUM([.N293:.Q293])" office:value-type="float" office:value="240" calcext:value-type="float">
            <text:p>24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S293]" office:value-type="float" office:value="50" calcext:value-type="float">
            <text:p>50</text:p>
          </table:table-cell>
          <table:table-cell table:formula="of:=SUM([.B294:.D294])" office:value-type="float" office:value="104" calcext:value-type="float">
            <text:p>104</text:p>
          </table:table-cell>
          <table:table-cell table:formula="of:=SUM([.E294:.I294])" office:value-type="float" office:value="179" calcext:value-type="float">
            <text:p>179</text:p>
          </table:table-cell>
          <table:table-cell table:formula="of:=SUM([.J294:.M294])" office:value-type="float" office:value="151" calcext:value-type="float">
            <text:p>151</text:p>
          </table:table-cell>
          <table:table-cell table:formula="of:=SUM([.N294:.Q294])" office:value-type="float" office:value="142" calcext:value-type="float">
            <text:p>14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94]" office:value-type="float" office:value="50" calcext:value-type="float">
            <text:p>50</text:p>
          </table:table-cell>
          <table:table-cell table:formula="of:=SUM([.B295:.D295])" office:value-type="float" office:value="60" calcext:value-type="float">
            <text:p>60</text:p>
          </table:table-cell>
          <table:table-cell table:formula="of:=SUM([.E295:.I295])" office:value-type="float" office:value="90" calcext:value-type="float">
            <text:p>90</text:p>
          </table:table-cell>
          <table:table-cell table:formula="of:=SUM([.J295:.M295])" office:value-type="float" office:value="72" calcext:value-type="float">
            <text:p>72</text:p>
          </table:table-cell>
          <table:table-cell table:formula="of:=SUM([.N295:.Q295])"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95]+1" office:value-type="float" office:value="51" calcext:value-type="float">
            <text:p>51</text:p>
          </table:table-cell>
          <table:table-cell table:formula="of:=SUM([.B296:.D296])" office:value-type="float" office:value="147" calcext:value-type="float">
            <text:p>147</text:p>
          </table:table-cell>
          <table:table-cell table:formula="of:=SUM([.E296:.I296])" office:value-type="float" office:value="210" calcext:value-type="float">
            <text:p>210</text:p>
          </table:table-cell>
          <table:table-cell table:formula="of:=SUM([.J296:.M296])" office:value-type="float" office:value="199" calcext:value-type="float">
            <text:p>199</text:p>
          </table:table-cell>
          <table:table-cell table:formula="of:=SUM([.N296:.Q296])" office:value-type="float" office:value="203" calcext:value-type="float">
            <text:p>20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296]" office:value-type="float" office:value="51" calcext:value-type="float">
            <text:p>51</text:p>
          </table:table-cell>
          <table:table-cell table:formula="of:=SUM([.B297:.D297])" office:value-type="float" office:value="191" calcext:value-type="float">
            <text:p>191</text:p>
          </table:table-cell>
          <table:table-cell table:formula="of:=SUM([.E297:.I297])" office:value-type="float" office:value="322" calcext:value-type="float">
            <text:p>322</text:p>
          </table:table-cell>
          <table:table-cell table:formula="of:=SUM([.J297:.M297])" office:value-type="float" office:value="267" calcext:value-type="float">
            <text:p>267</text:p>
          </table:table-cell>
          <table:table-cell table:formula="of:=SUM([.N297:.Q297])" office:value-type="float" office:value="294" calcext:value-type="float">
            <text:p>29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97]" office:value-type="float" office:value="51" calcext:value-type="float">
            <text:p>51</text:p>
          </table:table-cell>
          <table:table-cell table:formula="of:=SUM([.B298:.D298])" office:value-type="float" office:value="203" calcext:value-type="float">
            <text:p>203</text:p>
          </table:table-cell>
          <table:table-cell table:formula="of:=SUM([.E298:.I298])" office:value-type="float" office:value="281" calcext:value-type="float">
            <text:p>281</text:p>
          </table:table-cell>
          <table:table-cell table:formula="of:=SUM([.J298:.M298])" office:value-type="float" office:value="280" calcext:value-type="float">
            <text:p>280</text:p>
          </table:table-cell>
          <table:table-cell table:formula="of:=SUM([.N298:.Q298])" office:value-type="float" office:value="302" calcext:value-type="float">
            <text:p>30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298]" office:value-type="float" office:value="51" calcext:value-type="float">
            <text:p>51</text:p>
          </table:table-cell>
          <table:table-cell table:formula="of:=SUM([.B299:.D299])" office:value-type="float" office:value="169" calcext:value-type="float">
            <text:p>169</text:p>
          </table:table-cell>
          <table:table-cell table:formula="of:=SUM([.E299:.I299])" office:value-type="float" office:value="251" calcext:value-type="float">
            <text:p>251</text:p>
          </table:table-cell>
          <table:table-cell table:formula="of:=SUM([.J299:.M299])" office:value-type="float" office:value="261" calcext:value-type="float">
            <text:p>261</text:p>
          </table:table-cell>
          <table:table-cell table:formula="of:=SUM([.N299:.Q299])" office:value-type="float" office:value="314" calcext:value-type="float">
            <text:p>314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S299]" office:value-type="float" office:value="51" calcext:value-type="float">
            <text:p>51</text:p>
          </table:table-cell>
          <table:table-cell table:formula="of:=SUM([.B300:.D300])" office:value-type="float" office:value="206" calcext:value-type="float">
            <text:p>206</text:p>
          </table:table-cell>
          <table:table-cell table:formula="of:=SUM([.E300:.I300])" office:value-type="float" office:value="329" calcext:value-type="float">
            <text:p>329</text:p>
          </table:table-cell>
          <table:table-cell table:formula="of:=SUM([.J300:.M300])" office:value-type="float" office:value="298" calcext:value-type="float">
            <text:p>298</text:p>
          </table:table-cell>
          <table:table-cell table:formula="of:=SUM([.N300:.Q300])" office:value-type="float" office:value="325" calcext:value-type="float">
            <text:p>32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00]" office:value-type="float" office:value="51" calcext:value-type="float">
            <text:p>51</text:p>
          </table:table-cell>
          <table:table-cell table:formula="of:=SUM([.B301:.D301])" office:value-type="float" office:value="98" calcext:value-type="float">
            <text:p>98</text:p>
          </table:table-cell>
          <table:table-cell table:formula="of:=SUM([.E301:.I301])" office:value-type="float" office:value="198" calcext:value-type="float">
            <text:p>198</text:p>
          </table:table-cell>
          <table:table-cell table:formula="of:=SUM([.J301:.M301])" office:value-type="float" office:value="210" calcext:value-type="float">
            <text:p>210</text:p>
          </table:table-cell>
          <table:table-cell table:formula="of:=SUM([.N301:.Q301])" office:value-type="float" office:value="214" calcext:value-type="float">
            <text:p>21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01]" office:value-type="float" office:value="51" calcext:value-type="float">
            <text:p>51</text:p>
          </table:table-cell>
          <table:table-cell table:formula="of:=SUM([.B302:.D302])" office:value-type="float" office:value="73" calcext:value-type="float">
            <text:p>73</text:p>
          </table:table-cell>
          <table:table-cell table:formula="of:=SUM([.E302:.I302])" office:value-type="float" office:value="136" calcext:value-type="float">
            <text:p>136</text:p>
          </table:table-cell>
          <table:table-cell table:formula="of:=SUM([.J302:.M302])" office:value-type="float" office:value="121" calcext:value-type="float">
            <text:p>121</text:p>
          </table:table-cell>
          <table:table-cell table:formula="of:=SUM([.N302:.Q302])" office:value-type="float" office:value="136" calcext:value-type="float">
            <text:p>13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02]+1" office:value-type="float" office:value="52" calcext:value-type="float">
            <text:p>52</text:p>
          </table:table-cell>
          <table:table-cell table:formula="of:=SUM([.B303:.D303])" office:value-type="float" office:value="143" calcext:value-type="float">
            <text:p>143</text:p>
          </table:table-cell>
          <table:table-cell table:formula="of:=SUM([.E303:.I303])" office:value-type="float" office:value="293" calcext:value-type="float">
            <text:p>293</text:p>
          </table:table-cell>
          <table:table-cell table:formula="of:=SUM([.J303:.M303])" office:value-type="float" office:value="299" calcext:value-type="float">
            <text:p>299</text:p>
          </table:table-cell>
          <table:table-cell table:formula="of:=SUM([.N303:.Q303])" office:value-type="float" office:value="300" calcext:value-type="float">
            <text:p>300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S303]" office:value-type="float" office:value="52" calcext:value-type="float">
            <text:p>52</text:p>
          </table:table-cell>
          <table:table-cell table:formula="of:=SUM([.B304:.D304])" office:value-type="float" office:value="224" calcext:value-type="float">
            <text:p>224</text:p>
          </table:table-cell>
          <table:table-cell table:formula="of:=SUM([.E304:.I304])" office:value-type="float" office:value="403" calcext:value-type="float">
            <text:p>403</text:p>
          </table:table-cell>
          <table:table-cell table:formula="of:=SUM([.J304:.M304])" office:value-type="float" office:value="354" calcext:value-type="float">
            <text:p>354</text:p>
          </table:table-cell>
          <table:table-cell table:formula="of:=SUM([.N304:.Q304])" office:value-type="float" office:value="398" calcext:value-type="float">
            <text:p>39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04]" office:value-type="float" office:value="52" calcext:value-type="float">
            <text:p>52</text:p>
          </table:table-cell>
          <table:table-cell table:formula="of:=SUM([.B305:.D305])" office:value-type="float" office:value="273" calcext:value-type="float">
            <text:p>273</text:p>
          </table:table-cell>
          <table:table-cell table:formula="of:=SUM([.E305:.I305])" office:value-type="float" office:value="564" calcext:value-type="float">
            <text:p>564</text:p>
          </table:table-cell>
          <table:table-cell table:formula="of:=SUM([.J305:.M305])" office:value-type="float" office:value="508" calcext:value-type="float">
            <text:p>508</text:p>
          </table:table-cell>
          <table:table-cell table:formula="of:=SUM([.N305:.Q305])" office:value-type="float" office:value="548" calcext:value-type="float">
            <text:p>54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05]" office:value-type="float" office:value="52" calcext:value-type="float">
            <text:p>52</text:p>
          </table:table-cell>
          <table:table-cell table:formula="of:=SUM([.B306:.D306])" office:value-type="float" office:value="85" calcext:value-type="float">
            <text:p>85</text:p>
          </table:table-cell>
          <table:table-cell table:formula="of:=SUM([.E306:.I306])" office:value-type="float" office:value="169" calcext:value-type="float">
            <text:p>169</text:p>
          </table:table-cell>
          <table:table-cell table:formula="of:=SUM([.J306:.M306])" office:value-type="float" office:value="145" calcext:value-type="float">
            <text:p>145</text:p>
          </table:table-cell>
          <table:table-cell table:formula="of:=SUM([.N306:.Q306])" office:value-type="float" office:value="164" calcext:value-type="float">
            <text:p>16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formula="of:=[.A306]+1" office:value-type="date" office:date-value="2020-12-25" calcext:value-type="date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S306]" office:value-type="float" office:value="52" calcext:value-type="float">
            <text:p>52</text:p>
          </table:table-cell>
          <table:table-cell table:formula="of:=SUM([.B307:.D307])" office:value-type="float" office:value="42" calcext:value-type="float">
            <text:p>42</text:p>
          </table:table-cell>
          <table:table-cell table:formula="of:=SUM([.E307:.I307])" office:value-type="float" office:value="77" calcext:value-type="float">
            <text:p>77</text:p>
          </table:table-cell>
          <table:table-cell table:formula="of:=SUM([.J307:.M307])" office:value-type="float" office:value="81" calcext:value-type="float">
            <text:p>81</text:p>
          </table:table-cell>
          <table:table-cell table:formula="of:=SUM([.N307:.Q307])" office:value-type="float" office:value="93" calcext:value-type="float">
            <text:p>9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table:formula="of:=[.A307]+1" office:value-type="date" office:date-value="2020-12-26" calcext:value-type="date">
            <text:p>2020-12-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07]" office:value-type="float" office:value="52" calcext:value-type="float">
            <text:p>52</text:p>
          </table:table-cell>
          <table:table-cell table:formula="of:=SUM([.B308:.D308])" office:value-type="float" office:value="51" calcext:value-type="float">
            <text:p>51</text:p>
          </table:table-cell>
          <table:table-cell table:formula="of:=SUM([.E308:.I308])" office:value-type="float" office:value="114" calcext:value-type="float">
            <text:p>114</text:p>
          </table:table-cell>
          <table:table-cell table:formula="of:=SUM([.J308:.M308])" office:value-type="float" office:value="90" calcext:value-type="float">
            <text:p>90</text:p>
          </table:table-cell>
          <table:table-cell table:formula="of:=SUM([.N308:.Q308])" office:value-type="float" office:value="99" calcext:value-type="float">
            <text:p>9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table:formula="of:=[.A308]+1" office:value-type="date" office:date-value="2020-12-27" calcext:value-type="date">
            <text:p>2020-12-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308]" office:value-type="float" office:value="52" calcext:value-type="float">
            <text:p>52</text:p>
          </table:table-cell>
          <table:table-cell table:formula="of:=SUM([.B309:.D309])" office:value-type="float" office:value="47" calcext:value-type="float">
            <text:p>47</text:p>
          </table:table-cell>
          <table:table-cell table:formula="of:=SUM([.E309:.I309])" office:value-type="float" office:value="125" calcext:value-type="float">
            <text:p>125</text:p>
          </table:table-cell>
          <table:table-cell table:formula="of:=SUM([.J309:.M309])" office:value-type="float" office:value="142" calcext:value-type="float">
            <text:p>142</text:p>
          </table:table-cell>
          <table:table-cell table:formula="of:=SUM([.N309:.Q309])" office:value-type="float" office:value="139" calcext:value-type="float">
            <text:p>1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table:formula="of:=[.A309]+1" office:value-type="date" office:date-value="2020-12-28" calcext:value-type="date">
            <text:p>2020-12-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09]+1" office:value-type="float" office:value="53" calcext:value-type="float">
            <text:p>53</text:p>
          </table:table-cell>
          <table:table-cell table:formula="of:=SUM([.B310:.D310])" office:value-type="float" office:value="128" calcext:value-type="float">
            <text:p>128</text:p>
          </table:table-cell>
          <table:table-cell table:formula="of:=SUM([.E310:.I310])" office:value-type="float" office:value="359" calcext:value-type="float">
            <text:p>359</text:p>
          </table:table-cell>
          <table:table-cell table:formula="of:=SUM([.J310:.M310])" office:value-type="float" office:value="374" calcext:value-type="float">
            <text:p>374</text:p>
          </table:table-cell>
          <table:table-cell table:formula="of:=SUM([.N310:.Q310])" office:value-type="float" office:value="394" calcext:value-type="float">
            <text:p>39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table:formula="of:=[.A310]+1" office:value-type="date" office:date-value="2020-12-29" calcext:value-type="date">
            <text:p>2020-12-2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0]" office:value-type="float" office:value="53" calcext:value-type="float">
            <text:p>53</text:p>
          </table:table-cell>
          <table:table-cell table:formula="of:=SUM([.B311:.D311])" office:value-type="float" office:value="217" calcext:value-type="float">
            <text:p>217</text:p>
          </table:table-cell>
          <table:table-cell table:formula="of:=SUM([.E311:.I311])" office:value-type="float" office:value="533" calcext:value-type="float">
            <text:p>533</text:p>
          </table:table-cell>
          <table:table-cell table:formula="of:=SUM([.J311:.M311])" office:value-type="float" office:value="565" calcext:value-type="float">
            <text:p>565</text:p>
          </table:table-cell>
          <table:table-cell table:formula="of:=SUM([.N311:.Q311])" office:value-type="float" office:value="531" calcext:value-type="float">
            <text:p>531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table:formula="of:=[.A311]+1" office:value-type="date" office:date-value="2020-12-30" calcext:value-type="date">
            <text:p>2020-12-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S311]" office:value-type="float" office:value="53" calcext:value-type="float">
            <text:p>53</text:p>
          </table:table-cell>
          <table:table-cell table:formula="of:=SUM([.B312:.D312])" office:value-type="float" office:value="232" calcext:value-type="float">
            <text:p>232</text:p>
          </table:table-cell>
          <table:table-cell table:formula="of:=SUM([.E312:.I312])" office:value-type="float" office:value="541" calcext:value-type="float">
            <text:p>541</text:p>
          </table:table-cell>
          <table:table-cell table:formula="of:=SUM([.J312:.M312])" office:value-type="float" office:value="581" calcext:value-type="float">
            <text:p>581</text:p>
          </table:table-cell>
          <table:table-cell table:formula="of:=SUM([.N312:.Q312])" office:value-type="float" office:value="521" calcext:value-type="float">
            <text:p>521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table:formula="of:=[.A312]+1" office:value-type="date" office:date-value="2020-12-31" calcext:value-type="date">
            <text:p>2020-12-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312]" office:value-type="float" office:value="53" calcext:value-type="float">
            <text:p>53</text:p>
          </table:table-cell>
          <table:table-cell table:formula="of:=SUM([.B313:.D313])" office:value-type="float" office:value="160" calcext:value-type="float">
            <text:p>160</text:p>
          </table:table-cell>
          <table:table-cell table:formula="of:=SUM([.E313:.I313])" office:value-type="float" office:value="392" calcext:value-type="float">
            <text:p>392</text:p>
          </table:table-cell>
          <table:table-cell table:formula="of:=SUM([.J313:.M313])" office:value-type="float" office:value="438" calcext:value-type="float">
            <text:p>438</text:p>
          </table:table-cell>
          <table:table-cell table:formula="of:=SUM([.N313:.Q313])" office:value-type="float" office:value="414" calcext:value-type="float">
            <text:p>4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table:formula="of:=[.A313]+1" office:value-type="date" office:date-value="2021-01-01" calcext:value-type="date">
            <text:p>2021-01-0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13]" office:value-type="float" office:value="53" calcext:value-type="float">
            <text:p>53</text:p>
          </table:table-cell>
          <table:table-cell table:formula="of:=SUM([.B314:.D314])" office:value-type="float" office:value="46" calcext:value-type="float">
            <text:p>46</text:p>
          </table:table-cell>
          <table:table-cell table:formula="of:=SUM([.E314:.I314])" office:value-type="float" office:value="126" calcext:value-type="float">
            <text:p>126</text:p>
          </table:table-cell>
          <table:table-cell table:formula="of:=SUM([.J314:.M314])" office:value-type="float" office:value="117" calcext:value-type="float">
            <text:p>117</text:p>
          </table:table-cell>
          <table:table-cell table:formula="of:=SUM([.N314:.Q314])" office:value-type="float" office:value="119" calcext:value-type="float">
            <text:p>11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formula="of:=[.A314]+1" office:value-type="date" office:date-value="2021-01-02" calcext:value-type="date">
            <text:p>2021-01-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14]" office:value-type="float" office:value="53" calcext:value-type="float">
            <text:p>53</text:p>
          </table:table-cell>
          <table:table-cell table:formula="of:=SUM([.B315:.D315])" office:value-type="float" office:value="65" calcext:value-type="float">
            <text:p>65</text:p>
          </table:table-cell>
          <table:table-cell table:formula="of:=SUM([.E315:.I315])" office:value-type="float" office:value="146" calcext:value-type="float">
            <text:p>146</text:p>
          </table:table-cell>
          <table:table-cell table:formula="of:=SUM([.J315:.M315])" office:value-type="float" office:value="148" calcext:value-type="float">
            <text:p>148</text:p>
          </table:table-cell>
          <table:table-cell table:formula="of:=SUM([.N315:.Q315])" office:value-type="float" office:value="128" calcext:value-type="float">
            <text:p>12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formula="of:=[.A315]+1" office:value-type="date" office:date-value="2021-01-03" calcext:value-type="date">
            <text:p>2021-01-0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15]" office:value-type="float" office:value="53" calcext:value-type="float">
            <text:p>53</text:p>
          </table:table-cell>
          <table:table-cell table:formula="of:=SUM([.B316:.D316])" office:value-type="float" office:value="73" calcext:value-type="float">
            <text:p>73</text:p>
          </table:table-cell>
          <table:table-cell table:formula="of:=SUM([.E316:.I316])" office:value-type="float" office:value="190" calcext:value-type="float">
            <text:p>190</text:p>
          </table:table-cell>
          <table:table-cell table:formula="of:=SUM([.J316:.M316])" office:value-type="float" office:value="220" calcext:value-type="float">
            <text:p>220</text:p>
          </table:table-cell>
          <table:table-cell table:formula="of:=SUM([.N316:.Q316])" office:value-type="float" office:value="190" calcext:value-type="float">
            <text:p>19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formula="of:=[.A316]+1" office:value-type="date" office:date-value="2021-01-04" calcext:value-type="date">
            <text:p>2021-01-0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316]+1" office:value-type="float" office:value="54" calcext:value-type="float">
            <text:p>54</text:p>
          </table:table-cell>
          <table:table-cell table:formula="of:=SUM([.B317:.D317])" office:value-type="float" office:value="167" calcext:value-type="float">
            <text:p>167</text:p>
          </table:table-cell>
          <table:table-cell table:formula="of:=SUM([.E317:.I317])" office:value-type="float" office:value="354" calcext:value-type="float">
            <text:p>354</text:p>
          </table:table-cell>
          <table:table-cell table:formula="of:=SUM([.J317:.M317])" office:value-type="float" office:value="392" calcext:value-type="float">
            <text:p>392</text:p>
          </table:table-cell>
          <table:table-cell table:formula="of:=SUM([.N317:.Q317])" office:value-type="float" office:value="392" calcext:value-type="float">
            <text:p>392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formula="of:=[.A317]+1" office:value-type="date" office:date-value="2021-01-05" calcext:value-type="date">
            <text:p>2021-01-0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7]" office:value-type="float" office:value="54" calcext:value-type="float">
            <text:p>54</text:p>
          </table:table-cell>
          <table:table-cell table:formula="of:=SUM([.B318:.D318])" office:value-type="float" office:value="217" calcext:value-type="float">
            <text:p>217</text:p>
          </table:table-cell>
          <table:table-cell table:formula="of:=SUM([.E318:.I318])" office:value-type="float" office:value="560" calcext:value-type="float">
            <text:p>560</text:p>
          </table:table-cell>
          <table:table-cell table:formula="of:=SUM([.J318:.M318])" office:value-type="float" office:value="516" calcext:value-type="float">
            <text:p>516</text:p>
          </table:table-cell>
          <table:table-cell table:formula="of:=SUM([.N318:.Q318])" office:value-type="float" office:value="521" calcext:value-type="float">
            <text:p>521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table:formula="of:=[.A318]+1" office:value-type="date" office:date-value="2021-01-06" calcext:value-type="date">
            <text:p>2021-01-0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18]" office:value-type="float" office:value="54" calcext:value-type="float">
            <text:p>54</text:p>
          </table:table-cell>
          <table:table-cell table:formula="of:=SUM([.B319:.D319])" office:value-type="float" office:value="211" calcext:value-type="float">
            <text:p>211</text:p>
          </table:table-cell>
          <table:table-cell table:formula="of:=SUM([.E319:.I319])" office:value-type="float" office:value="460" calcext:value-type="float">
            <text:p>460</text:p>
          </table:table-cell>
          <table:table-cell table:formula="of:=SUM([.J319:.M319])" office:value-type="float" office:value="539" calcext:value-type="float">
            <text:p>539</text:p>
          </table:table-cell>
          <table:table-cell table:formula="of:=SUM([.N319:.Q319])" office:value-type="float" office:value="610" calcext:value-type="float">
            <text:p>61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table:formula="of:=[.A319]+1" office:value-type="date" office:date-value="2021-01-07" calcext:value-type="date">
            <text:p>2021-01-07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S319]" office:value-type="float" office:value="54" calcext:value-type="float">
            <text:p>54</text:p>
          </table:table-cell>
          <table:table-cell table:formula="of:=SUM([.B320:.D320])" office:value-type="float" office:value="205" calcext:value-type="float">
            <text:p>205</text:p>
          </table:table-cell>
          <table:table-cell table:formula="of:=SUM([.E320:.I320])" office:value-type="float" office:value="439" calcext:value-type="float">
            <text:p>439</text:p>
          </table:table-cell>
          <table:table-cell table:formula="of:=SUM([.J320:.M320])" office:value-type="float" office:value="481" calcext:value-type="float">
            <text:p>481</text:p>
          </table:table-cell>
          <table:table-cell table:formula="of:=SUM([.N320:.Q320])" office:value-type="float" office:value="451" calcext:value-type="float">
            <text:p>451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table:formula="of:=[.A320]+1" office:value-type="date" office:date-value="2021-01-08" calcext:value-type="date">
            <text:p>2021-01-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20]" office:value-type="float" office:value="54" calcext:value-type="float">
            <text:p>54</text:p>
          </table:table-cell>
          <table:table-cell table:formula="of:=SUM([.B321:.D321])" office:value-type="float" office:value="177" calcext:value-type="float">
            <text:p>177</text:p>
          </table:table-cell>
          <table:table-cell table:formula="of:=SUM([.E321:.I321])" office:value-type="float" office:value="410" calcext:value-type="float">
            <text:p>410</text:p>
          </table:table-cell>
          <table:table-cell table:formula="of:=SUM([.J321:.M321])" office:value-type="float" office:value="429" calcext:value-type="float">
            <text:p>429</text:p>
          </table:table-cell>
          <table:table-cell table:formula="of:=SUM([.N321:.Q321])" office:value-type="float" office:value="425" calcext:value-type="float">
            <text:p>425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table:formula="of:=[.A321]+1" office:value-type="date" office:date-value="2021-01-09" calcext:value-type="date">
            <text:p>2021-01-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321]" office:value-type="float" office:value="54" calcext:value-type="float">
            <text:p>54</text:p>
          </table:table-cell>
          <table:table-cell table:formula="of:=SUM([.B322:.D322])" office:value-type="float" office:value="150" calcext:value-type="float">
            <text:p>150</text:p>
          </table:table-cell>
          <table:table-cell table:formula="of:=SUM([.E322:.I322])" office:value-type="float" office:value="333" calcext:value-type="float">
            <text:p>333</text:p>
          </table:table-cell>
          <table:table-cell table:formula="of:=SUM([.J322:.M322])" office:value-type="float" office:value="327" calcext:value-type="float">
            <text:p>327</text:p>
          </table:table-cell>
          <table:table-cell table:formula="of:=SUM([.N322:.Q322])" office:value-type="float" office:value="281" calcext:value-type="float">
            <text:p>28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table:formula="of:=[.A322]+1" office:value-type="date" office:date-value="2021-01-10" calcext:value-type="date">
            <text:p>2021-01-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322]" office:value-type="float" office:value="54" calcext:value-type="float">
            <text:p>54</text:p>
          </table:table-cell>
          <table:table-cell table:formula="of:=SUM([.B323:.D323])" office:value-type="float" office:value="86" calcext:value-type="float">
            <text:p>86</text:p>
          </table:table-cell>
          <table:table-cell table:formula="of:=SUM([.E323:.I323])" office:value-type="float" office:value="183" calcext:value-type="float">
            <text:p>183</text:p>
          </table:table-cell>
          <table:table-cell table:formula="of:=SUM([.J323:.M323])" office:value-type="float" office:value="163" calcext:value-type="float">
            <text:p>163</text:p>
          </table:table-cell>
          <table:table-cell table:formula="of:=SUM([.N323:.Q323])" office:value-type="float" office:value="174" calcext:value-type="float">
            <text:p>174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table:formula="of:=[.A323]+1" office:value-type="date" office:date-value="2021-01-11" calcext:value-type="date">
            <text:p>2021-01-1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23]+1" office:value-type="float" office:value="55" calcext:value-type="float">
            <text:p>55</text:p>
          </table:table-cell>
          <table:table-cell table:formula="of:=SUM([.B324:.D324])" office:value-type="float" office:value="180" calcext:value-type="float">
            <text:p>180</text:p>
          </table:table-cell>
          <table:table-cell table:formula="of:=SUM([.E324:.I324])" office:value-type="float" office:value="353" calcext:value-type="float">
            <text:p>353</text:p>
          </table:table-cell>
          <table:table-cell table:formula="of:=SUM([.J324:.M324])" office:value-type="float" office:value="323" calcext:value-type="float">
            <text:p>323</text:p>
          </table:table-cell>
          <table:table-cell table:formula="of:=SUM([.N324:.Q324])" office:value-type="float" office:value="331" calcext:value-type="float">
            <text:p>33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table:formula="of:=[.A324]+1" office:value-type="date" office:date-value="2021-01-12" calcext:value-type="date">
            <text:p>2021-01-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324]" office:value-type="float" office:value="55" calcext:value-type="float">
            <text:p>55</text:p>
          </table:table-cell>
          <table:table-cell table:formula="of:=SUM([.B325:.D325])" office:value-type="float" office:value="244" calcext:value-type="float">
            <text:p>244</text:p>
          </table:table-cell>
          <table:table-cell table:formula="of:=SUM([.E325:.I325])" office:value-type="float" office:value="479" calcext:value-type="float">
            <text:p>479</text:p>
          </table:table-cell>
          <table:table-cell table:formula="of:=SUM([.J325:.M325])" office:value-type="float" office:value="377" calcext:value-type="float">
            <text:p>377</text:p>
          </table:table-cell>
          <table:table-cell table:formula="of:=SUM([.N325:.Q325])" office:value-type="float" office:value="348" calcext:value-type="float">
            <text:p>34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table:formula="of:=[.A325]+1" office:value-type="date" office:date-value="2021-01-13" calcext:value-type="date">
            <text:p>2021-01-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25]" office:value-type="float" office:value="55" calcext:value-type="float">
            <text:p>55</text:p>
          </table:table-cell>
          <table:table-cell table:formula="of:=SUM([.B326:.D326])" office:value-type="float" office:value="243" calcext:value-type="float">
            <text:p>243</text:p>
          </table:table-cell>
          <table:table-cell table:formula="of:=SUM([.E326:.I326])" office:value-type="float" office:value="507" calcext:value-type="float">
            <text:p>507</text:p>
          </table:table-cell>
          <table:table-cell table:formula="of:=SUM([.J326:.M326])" office:value-type="float" office:value="348" calcext:value-type="float">
            <text:p>348</text:p>
          </table:table-cell>
          <table:table-cell table:formula="of:=SUM([.N326:.Q326])" office:value-type="float" office:value="355" calcext:value-type="float">
            <text:p>355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table:formula="of:=[.A326]+1" office:value-type="date" office:date-value="2021-01-14" calcext:value-type="date">
            <text:p>2021-01-1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26]" office:value-type="float" office:value="55" calcext:value-type="float">
            <text:p>55</text:p>
          </table:table-cell>
          <table:table-cell table:formula="of:=SUM([.B327:.D327])" office:value-type="float" office:value="185" calcext:value-type="float">
            <text:p>185</text:p>
          </table:table-cell>
          <table:table-cell table:formula="of:=SUM([.E327:.I327])" office:value-type="float" office:value="348" calcext:value-type="float">
            <text:p>348</text:p>
          </table:table-cell>
          <table:table-cell table:formula="of:=SUM([.J327:.M327])" office:value-type="float" office:value="242" calcext:value-type="float">
            <text:p>242</text:p>
          </table:table-cell>
          <table:table-cell table:formula="of:=SUM([.N327:.Q327])" office:value-type="float" office:value="243" calcext:value-type="float">
            <text:p>2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table:formula="of:=[.A327]+1" office:value-type="date" office:date-value="2021-01-15" calcext:value-type="date">
            <text:p>2021-01-1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27]" office:value-type="float" office:value="55" calcext:value-type="float">
            <text:p>55</text:p>
          </table:table-cell>
          <table:table-cell table:formula="of:=SUM([.B328:.D328])" office:value-type="float" office:value="246" calcext:value-type="float">
            <text:p>246</text:p>
          </table:table-cell>
          <table:table-cell table:formula="of:=SUM([.E328:.I328])" office:value-type="float" office:value="407" calcext:value-type="float">
            <text:p>407</text:p>
          </table:table-cell>
          <table:table-cell table:formula="of:=SUM([.J328:.M328])" office:value-type="float" office:value="288" calcext:value-type="float">
            <text:p>288</text:p>
          </table:table-cell>
          <table:table-cell table:formula="of:=SUM([.N328:.Q328])" office:value-type="float" office:value="276" calcext:value-type="float">
            <text:p>27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table:formula="of:=[.A328]+1" office:value-type="date" office:date-value="2021-01-16" calcext:value-type="date">
            <text:p>2021-01-1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28]" office:value-type="float" office:value="55" calcext:value-type="float">
            <text:p>55</text:p>
          </table:table-cell>
          <table:table-cell table:formula="of:=SUM([.B329:.D329])" office:value-type="float" office:value="151" calcext:value-type="float">
            <text:p>151</text:p>
          </table:table-cell>
          <table:table-cell table:formula="of:=SUM([.E329:.I329])" office:value-type="float" office:value="271" calcext:value-type="float">
            <text:p>271</text:p>
          </table:table-cell>
          <table:table-cell table:formula="of:=SUM([.J329:.M329])" office:value-type="float" office:value="200" calcext:value-type="float">
            <text:p>200</text:p>
          </table:table-cell>
          <table:table-cell table:formula="of:=SUM([.N329:.Q329])" office:value-type="float" office:value="178" calcext:value-type="float">
            <text:p>178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formula="of:=[.A329]+1" office:value-type="date" office:date-value="2021-01-17" calcext:value-type="date">
            <text:p>2021-01-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329]" office:value-type="float" office:value="55" calcext:value-type="float">
            <text:p>55</text:p>
          </table:table-cell>
          <table:table-cell table:formula="of:=SUM([.B330:.D330])" office:value-type="float" office:value="82" calcext:value-type="float">
            <text:p>82</text:p>
          </table:table-cell>
          <table:table-cell table:formula="of:=SUM([.E330:.I330])" office:value-type="float" office:value="156" calcext:value-type="float">
            <text:p>156</text:p>
          </table:table-cell>
          <table:table-cell table:formula="of:=SUM([.J330:.M330])" office:value-type="float" office:value="94" calcext:value-type="float">
            <text:p>94</text:p>
          </table:table-cell>
          <table:table-cell table:formula="of:=SUM([.N330:.Q330])" office:value-type="float" office:value="92" calcext:value-type="float">
            <text:p>9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formula="of:=[.A330]+1" office:value-type="date" office:date-value="2021-01-18" calcext:value-type="date">
            <text:p>2021-01-1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0]+1" office:value-type="float" office:value="56" calcext:value-type="float">
            <text:p>56</text:p>
          </table:table-cell>
          <table:table-cell table:formula="of:=SUM([.B331:.D331])" office:value-type="float" office:value="211" calcext:value-type="float">
            <text:p>211</text:p>
          </table:table-cell>
          <table:table-cell table:formula="of:=SUM([.E331:.I331])" office:value-type="float" office:value="379" calcext:value-type="float">
            <text:p>379</text:p>
          </table:table-cell>
          <table:table-cell table:formula="of:=SUM([.J331:.M331])" office:value-type="float" office:value="274" calcext:value-type="float">
            <text:p>274</text:p>
          </table:table-cell>
          <table:table-cell table:formula="of:=SUM([.N331:.Q331])" office:value-type="float" office:value="230" calcext:value-type="float">
            <text:p>2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table:formula="of:=[.A331]+1" office:value-type="date" office:date-value="2021-01-19" calcext:value-type="date">
            <text:p>2021-01-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31]" office:value-type="float" office:value="56" calcext:value-type="float">
            <text:p>56</text:p>
          </table:table-cell>
          <table:table-cell table:formula="of:=SUM([.B332:.D332])" office:value-type="float" office:value="235" calcext:value-type="float">
            <text:p>235</text:p>
          </table:table-cell>
          <table:table-cell table:formula="of:=SUM([.E332:.I332])" office:value-type="float" office:value="440" calcext:value-type="float">
            <text:p>440</text:p>
          </table:table-cell>
          <table:table-cell table:formula="of:=SUM([.J332:.M332])" office:value-type="float" office:value="332" calcext:value-type="float">
            <text:p>332</text:p>
          </table:table-cell>
          <table:table-cell table:formula="of:=SUM([.N332:.Q332])" office:value-type="float" office:value="305" calcext:value-type="float">
            <text:p>30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table:formula="of:=[.A332]+1" office:value-type="date" office:date-value="2021-01-20" calcext:value-type="date">
            <text:p>2021-01-2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332]" office:value-type="float" office:value="56" calcext:value-type="float">
            <text:p>56</text:p>
          </table:table-cell>
          <table:table-cell table:formula="of:=SUM([.B333:.D333])" office:value-type="float" office:value="216" calcext:value-type="float">
            <text:p>216</text:p>
          </table:table-cell>
          <table:table-cell table:formula="of:=SUM([.E333:.I333])" office:value-type="float" office:value="408" calcext:value-type="float">
            <text:p>408</text:p>
          </table:table-cell>
          <table:table-cell table:formula="of:=SUM([.J333:.M333])" office:value-type="float" office:value="251" calcext:value-type="float">
            <text:p>251</text:p>
          </table:table-cell>
          <table:table-cell table:formula="of:=SUM([.N333:.Q333])" office:value-type="float" office:value="221" calcext:value-type="float">
            <text:p>221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style-name="ce52" table:formula="of:=[.A333]+1" office:value-type="date" office:date-value="2021-01-21" calcext:value-type="date">
            <text:p>2021-01-2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33]" office:value-type="float" office:value="56" calcext:value-type="float">
            <text:p>56</text:p>
          </table:table-cell>
          <table:table-cell table:formula="of:=SUM([.B334:.D334])" office:value-type="float" office:value="235" calcext:value-type="float">
            <text:p>235</text:p>
          </table:table-cell>
          <table:table-cell table:formula="of:=SUM([.E334:.I334])" office:value-type="float" office:value="322" calcext:value-type="float">
            <text:p>322</text:p>
          </table:table-cell>
          <table:table-cell table:formula="of:=SUM([.J334:.M334])" office:value-type="float" office:value="225" calcext:value-type="float">
            <text:p>225</text:p>
          </table:table-cell>
          <table:table-cell table:formula="of:=SUM([.N334:.Q334])" office:value-type="float" office:value="243" calcext:value-type="float">
            <text:p>243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table:formula="of:=[.A334]+1" office:value-type="date" office:date-value="2021-01-22" calcext:value-type="date">
            <text:p>2021-01-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34]" office:value-type="float" office:value="56" calcext:value-type="float">
            <text:p>56</text:p>
          </table:table-cell>
          <table:table-cell table:formula="of:=SUM([.B335:.D335])" office:value-type="float" office:value="228" calcext:value-type="float">
            <text:p>228</text:p>
          </table:table-cell>
          <table:table-cell table:formula="of:=SUM([.E335:.I335])" office:value-type="float" office:value="450" calcext:value-type="float">
            <text:p>450</text:p>
          </table:table-cell>
          <table:table-cell table:formula="of:=SUM([.J335:.M335])" office:value-type="float" office:value="307" calcext:value-type="float">
            <text:p>307</text:p>
          </table:table-cell>
          <table:table-cell table:formula="of:=SUM([.N335:.Q335])" office:value-type="float" office:value="231" calcext:value-type="float">
            <text:p>231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table:formula="of:=[.A335]+1" office:value-type="date" office:date-value="2021-01-23" calcext:value-type="date">
            <text:p>2021-01-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5]" office:value-type="float" office:value="56" calcext:value-type="float">
            <text:p>56</text:p>
          </table:table-cell>
          <table:table-cell table:formula="of:=SUM([.B336:.D336])" office:value-type="float" office:value="135" calcext:value-type="float">
            <text:p>135</text:p>
          </table:table-cell>
          <table:table-cell table:formula="of:=SUM([.E336:.I336])" office:value-type="float" office:value="223" calcext:value-type="float">
            <text:p>223</text:p>
          </table:table-cell>
          <table:table-cell table:formula="of:=SUM([.J336:.M336])" office:value-type="float" office:value="158" calcext:value-type="float">
            <text:p>158</text:p>
          </table:table-cell>
          <table:table-cell table:formula="of:=SUM([.N336:.Q336])" office:value-type="float" office:value="153" calcext:value-type="float">
            <text:p>15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table:formula="of:=[.A336]+1" office:value-type="date" office:date-value="2021-01-24" calcext:value-type="date">
            <text:p>2021-01-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36]" office:value-type="float" office:value="56" calcext:value-type="float">
            <text:p>56</text:p>
          </table:table-cell>
          <table:table-cell table:formula="of:=SUM([.B337:.D337])" office:value-type="float" office:value="72" calcext:value-type="float">
            <text:p>72</text:p>
          </table:table-cell>
          <table:table-cell table:formula="of:=SUM([.E337:.I337])" office:value-type="float" office:value="133" calcext:value-type="float">
            <text:p>133</text:p>
          </table:table-cell>
          <table:table-cell table:formula="of:=SUM([.J337:.M337])" office:value-type="float" office:value="94" calcext:value-type="float">
            <text:p>94</text:p>
          </table:table-cell>
          <table:table-cell table:formula="of:=SUM([.N337:.Q337])"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formula="of:=[.A337]+1" office:value-type="date" office:date-value="2021-01-25" calcext:value-type="date">
            <text:p>2021-01-2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37]+1" office:value-type="float" office:value="57" calcext:value-type="float">
            <text:p>57</text:p>
          </table:table-cell>
          <table:table-cell table:formula="of:=SUM([.B338:.D338])" office:value-type="float" office:value="183" calcext:value-type="float">
            <text:p>183</text:p>
          </table:table-cell>
          <table:table-cell table:formula="of:=SUM([.E338:.I338])" office:value-type="float" office:value="318" calcext:value-type="float">
            <text:p>318</text:p>
          </table:table-cell>
          <table:table-cell table:formula="of:=SUM([.J338:.M338])" office:value-type="float" office:value="252" calcext:value-type="float">
            <text:p>252</text:p>
          </table:table-cell>
          <table:table-cell table:formula="of:=SUM([.N338:.Q338])" office:value-type="float" office:value="195" calcext:value-type="float">
            <text:p>19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formula="of:=[.A338]+1" office:value-type="date" office:date-value="2021-01-26" calcext:value-type="date">
            <text:p>2021-01-2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38]" office:value-type="float" office:value="57" calcext:value-type="float">
            <text:p>57</text:p>
          </table:table-cell>
          <table:table-cell table:formula="of:=SUM([.B339:.D339])" office:value-type="float" office:value="228" calcext:value-type="float">
            <text:p>228</text:p>
          </table:table-cell>
          <table:table-cell table:formula="of:=SUM([.E339:.I339])" office:value-type="float" office:value="404" calcext:value-type="float">
            <text:p>404</text:p>
          </table:table-cell>
          <table:table-cell table:formula="of:=SUM([.J339:.M339])" office:value-type="float" office:value="295" calcext:value-type="float">
            <text:p>295</text:p>
          </table:table-cell>
          <table:table-cell table:formula="of:=SUM([.N339:.Q339])" office:value-type="float" office:value="311" calcext:value-type="float">
            <text:p>311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table:formula="of:=[.A339]+1" office:value-type="date" office:date-value="2021-01-27" calcext:value-type="date">
            <text:p>2021-01-2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39]" office:value-type="float" office:value="57" calcext:value-type="float">
            <text:p>57</text:p>
          </table:table-cell>
          <table:table-cell table:formula="of:=SUM([.B340:.D340])" office:value-type="float" office:value="232" calcext:value-type="float">
            <text:p>232</text:p>
          </table:table-cell>
          <table:table-cell table:formula="of:=SUM([.E340:.I340])" office:value-type="float" office:value="386" calcext:value-type="float">
            <text:p>386</text:p>
          </table:table-cell>
          <table:table-cell table:formula="of:=SUM([.J340:.M340])" office:value-type="float" office:value="265" calcext:value-type="float">
            <text:p>265</text:p>
          </table:table-cell>
          <table:table-cell table:formula="of:=SUM([.N340:.Q340])" office:value-type="float" office:value="244" calcext:value-type="float">
            <text:p>244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table:formula="of:=[.A340]+1" office:value-type="date" office:date-value="2021-01-28" calcext:value-type="date">
            <text:p>2021-01-2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0]" office:value-type="float" office:value="57" calcext:value-type="float">
            <text:p>57</text:p>
          </table:table-cell>
          <table:table-cell table:formula="of:=SUM([.B341:.D341])" office:value-type="float" office:value="253" calcext:value-type="float">
            <text:p>253</text:p>
          </table:table-cell>
          <table:table-cell table:formula="of:=SUM([.E341:.I341])" office:value-type="float" office:value="371" calcext:value-type="float">
            <text:p>371</text:p>
          </table:table-cell>
          <table:table-cell table:formula="of:=SUM([.J341:.M341])" office:value-type="float" office:value="252" calcext:value-type="float">
            <text:p>252</text:p>
          </table:table-cell>
          <table:table-cell table:formula="of:=SUM([.N341:.Q341])" office:value-type="float" office:value="230" calcext:value-type="float">
            <text:p>230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table:formula="of:=[.A341]+1" office:value-type="date" office:date-value="2021-01-29" calcext:value-type="date">
            <text:p>2021-01-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41]" office:value-type="float" office:value="57" calcext:value-type="float">
            <text:p>57</text:p>
          </table:table-cell>
          <table:table-cell table:formula="of:=SUM([.B342:.D342])" office:value-type="float" office:value="254" calcext:value-type="float">
            <text:p>254</text:p>
          </table:table-cell>
          <table:table-cell table:formula="of:=SUM([.E342:.I342])" office:value-type="float" office:value="414" calcext:value-type="float">
            <text:p>414</text:p>
          </table:table-cell>
          <table:table-cell table:formula="of:=SUM([.J342:.M342])" office:value-type="float" office:value="288" calcext:value-type="float">
            <text:p>288</text:p>
          </table:table-cell>
          <table:table-cell table:formula="of:=SUM([.N342:.Q342])" office:value-type="float" office:value="241" calcext:value-type="float">
            <text:p>241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table:formula="of:=[.A342]+1" office:value-type="date" office:date-value="2021-01-30" calcext:value-type="date">
            <text:p>2021-01-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42]" office:value-type="float" office:value="57" calcext:value-type="float">
            <text:p>57</text:p>
          </table:table-cell>
          <table:table-cell table:formula="of:=SUM([.B343:.D343])" office:value-type="float" office:value="112" calcext:value-type="float">
            <text:p>112</text:p>
          </table:table-cell>
          <table:table-cell table:formula="of:=SUM([.E343:.I343])" office:value-type="float" office:value="227" calcext:value-type="float">
            <text:p>227</text:p>
          </table:table-cell>
          <table:table-cell table:formula="of:=SUM([.J343:.M343])" office:value-type="float" office:value="169" calcext:value-type="float">
            <text:p>169</text:p>
          </table:table-cell>
          <table:table-cell table:formula="of:=SUM([.N343:.Q343])" office:value-type="float" office:value="124" calcext:value-type="float">
            <text:p>12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formula="of:=[.A343]+1" office:value-type="date" office:date-value="2021-01-31" calcext:value-type="date">
            <text:p>2021-01-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43]" office:value-type="float" office:value="57" calcext:value-type="float">
            <text:p>57</text:p>
          </table:table-cell>
          <table:table-cell table:formula="of:=SUM([.B344:.D344])" office:value-type="float" office:value="87" calcext:value-type="float">
            <text:p>87</text:p>
          </table:table-cell>
          <table:table-cell table:formula="of:=SUM([.E344:.I344])" office:value-type="float" office:value="135" calcext:value-type="float">
            <text:p>135</text:p>
          </table:table-cell>
          <table:table-cell table:formula="of:=SUM([.J344:.M344])" office:value-type="float" office:value="99" calcext:value-type="float">
            <text:p>99</text:p>
          </table:table-cell>
          <table:table-cell table:formula="of:=SUM([.N344:.Q344])" office:value-type="float" office:value="78" calcext:value-type="float">
            <text:p>78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table:formula="of:=[.A344]+1" office:value-type="date" office:date-value="2021-02-01" calcext:value-type="date">
            <text:p>2021-02-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44]+1" office:value-type="float" office:value="58" calcext:value-type="float">
            <text:p>58</text:p>
          </table:table-cell>
          <table:table-cell table:formula="of:=SUM([.B345:.D345])" office:value-type="float" office:value="189" calcext:value-type="float">
            <text:p>189</text:p>
          </table:table-cell>
          <table:table-cell table:formula="of:=SUM([.E345:.I345])" office:value-type="float" office:value="379" calcext:value-type="float">
            <text:p>379</text:p>
          </table:table-cell>
          <table:table-cell table:formula="of:=SUM([.J345:.M345])" office:value-type="float" office:value="265" calcext:value-type="float">
            <text:p>265</text:p>
          </table:table-cell>
          <table:table-cell table:formula="of:=SUM([.N345:.Q345])" office:value-type="float" office:value="243" calcext:value-type="float">
            <text:p>243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345]+1" office:value-type="date" office:date-value="2021-02-02" calcext:value-type="date">
            <text:p>2021-02-0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5]" office:value-type="float" office:value="58" calcext:value-type="float">
            <text:p>58</text:p>
          </table:table-cell>
          <table:table-cell table:formula="of:=SUM([.B346:.D346])" office:value-type="float" office:value="240" calcext:value-type="float">
            <text:p>240</text:p>
          </table:table-cell>
          <table:table-cell table:formula="of:=SUM([.E346:.I346])" office:value-type="float" office:value="451" calcext:value-type="float">
            <text:p>451</text:p>
          </table:table-cell>
          <table:table-cell table:formula="of:=SUM([.J346:.M346])" office:value-type="float" office:value="295" calcext:value-type="float">
            <text:p>295</text:p>
          </table:table-cell>
          <table:table-cell table:formula="of:=SUM([.N346:.Q346])" office:value-type="float" office:value="268" calcext:value-type="float">
            <text:p>268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table:formula="of:=[.A346]+1" office:value-type="date" office:date-value="2021-02-03" calcext:value-type="date">
            <text:p>2021-02-0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S346]" office:value-type="float" office:value="58" calcext:value-type="float">
            <text:p>58</text:p>
          </table:table-cell>
          <table:table-cell table:formula="of:=SUM([.B347:.D347])" office:value-type="float" office:value="284" calcext:value-type="float">
            <text:p>284</text:p>
          </table:table-cell>
          <table:table-cell table:formula="of:=SUM([.E347:.I347])" office:value-type="float" office:value="440" calcext:value-type="float">
            <text:p>440</text:p>
          </table:table-cell>
          <table:table-cell table:formula="of:=SUM([.J347:.M347])" office:value-type="float" office:value="301" calcext:value-type="float">
            <text:p>301</text:p>
          </table:table-cell>
          <table:table-cell table:formula="of:=SUM([.N347:.Q347])" office:value-type="float" office:value="280" calcext:value-type="float">
            <text:p>280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formula="of:=[.A347]+1" office:value-type="date" office:date-value="2021-02-04" calcext:value-type="date">
            <text:p>2021-02-0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347]" office:value-type="float" office:value="58" calcext:value-type="float">
            <text:p>58</text:p>
          </table:table-cell>
          <table:table-cell table:formula="of:=SUM([.B348:.D348])" office:value-type="float" office:value="279" calcext:value-type="float">
            <text:p>279</text:p>
          </table:table-cell>
          <table:table-cell table:formula="of:=SUM([.E348:.I348])" office:value-type="float" office:value="420" calcext:value-type="float">
            <text:p>420</text:p>
          </table:table-cell>
          <table:table-cell table:formula="of:=SUM([.J348:.M348])" office:value-type="float" office:value="277" calcext:value-type="float">
            <text:p>277</text:p>
          </table:table-cell>
          <table:table-cell table:formula="of:=SUM([.N348:.Q348])" office:value-type="float" office:value="243" calcext:value-type="float">
            <text:p>24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table:formula="of:=[.A348]+1" office:value-type="date" office:date-value="2021-02-05" calcext:value-type="date">
            <text:p>2021-02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48]" office:value-type="float" office:value="58" calcext:value-type="float">
            <text:p>58</text:p>
          </table:table-cell>
          <table:table-cell table:formula="of:=SUM([.B349:.D349])" office:value-type="float" office:value="251" calcext:value-type="float">
            <text:p>251</text:p>
          </table:table-cell>
          <table:table-cell table:formula="of:=SUM([.E349:.I349])" office:value-type="float" office:value="476" calcext:value-type="float">
            <text:p>476</text:p>
          </table:table-cell>
          <table:table-cell table:formula="of:=SUM([.J349:.M349])" office:value-type="float" office:value="331" calcext:value-type="float">
            <text:p>331</text:p>
          </table:table-cell>
          <table:table-cell table:formula="of:=SUM([.N349:.Q349])" office:value-type="float" office:value="287" calcext:value-type="float">
            <text:p>287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table:formula="of:=[.A349]+1" office:value-type="date" office:date-value="2021-02-06" calcext:value-type="date">
            <text:p>2021-02-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[.S349]" office:value-type="float" office:value="58" calcext:value-type="float">
            <text:p>58</text:p>
          </table:table-cell>
          <table:table-cell table:formula="of:=SUM([.B350:.D350])" office:value-type="float" office:value="130" calcext:value-type="float">
            <text:p>130</text:p>
          </table:table-cell>
          <table:table-cell table:formula="of:=SUM([.E350:.I350])" office:value-type="float" office:value="244" calcext:value-type="float">
            <text:p>244</text:p>
          </table:table-cell>
          <table:table-cell table:formula="of:=SUM([.J350:.M350])" office:value-type="float" office:value="190" calcext:value-type="float">
            <text:p>190</text:p>
          </table:table-cell>
          <table:table-cell table:formula="of:=SUM([.N350:.Q350])" office:value-type="float" office:value="166" calcext:value-type="float">
            <text:p>16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formula="of:=[.A350]+1" office:value-type="date" office:date-value="2021-02-07" calcext:value-type="date">
            <text:p>2021-02-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50]" office:value-type="float" office:value="58" calcext:value-type="float">
            <text:p>58</text:p>
          </table:table-cell>
          <table:table-cell table:formula="of:=SUM([.B351:.D351])" office:value-type="float" office:value="76" calcext:value-type="float">
            <text:p>76</text:p>
          </table:table-cell>
          <table:table-cell table:formula="of:=SUM([.E351:.I351])" office:value-type="float" office:value="118" calcext:value-type="float">
            <text:p>118</text:p>
          </table:table-cell>
          <table:table-cell table:formula="of:=SUM([.J351:.M351])" office:value-type="float" office:value="79" calcext:value-type="float">
            <text:p>79</text:p>
          </table:table-cell>
          <table:table-cell table:formula="of:=SUM([.N351:.Q351])" office:value-type="float" office:value="77" calcext:value-type="float">
            <text:p>77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formula="of:=[.A351]+1" office:value-type="date" office:date-value="2021-02-08" calcext:value-type="date">
            <text:p>2021-02-0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351]+1" office:value-type="float" office:value="59" calcext:value-type="float">
            <text:p>59</text:p>
          </table:table-cell>
          <table:table-cell table:formula="of:=SUM([.B352:.D352])" office:value-type="float" office:value="224" calcext:value-type="float">
            <text:p>224</text:p>
          </table:table-cell>
          <table:table-cell table:formula="of:=SUM([.E352:.I352])" office:value-type="float" office:value="394" calcext:value-type="float">
            <text:p>394</text:p>
          </table:table-cell>
          <table:table-cell table:formula="of:=SUM([.J352:.M352])" office:value-type="float" office:value="265" calcext:value-type="float">
            <text:p>265</text:p>
          </table:table-cell>
          <table:table-cell table:formula="of:=SUM([.N352:.Q352])" office:value-type="float" office:value="230" calcext:value-type="float">
            <text:p>230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table:formula="of:=[.A352]+1" office:value-type="date" office:date-value="2021-02-09" calcext:value-type="date">
            <text:p>2021-02-0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352]" office:value-type="float" office:value="59" calcext:value-type="float">
            <text:p>59</text:p>
          </table:table-cell>
          <table:table-cell table:formula="of:=SUM([.B353:.D353])" office:value-type="float" office:value="307" calcext:value-type="float">
            <text:p>307</text:p>
          </table:table-cell>
          <table:table-cell table:formula="of:=SUM([.E353:.I353])" office:value-type="float" office:value="522" calcext:value-type="float">
            <text:p>522</text:p>
          </table:table-cell>
          <table:table-cell table:formula="of:=SUM([.J353:.M353])" office:value-type="float" office:value="386" calcext:value-type="float">
            <text:p>386</text:p>
          </table:table-cell>
          <table:table-cell table:formula="of:=SUM([.N353:.Q353])" office:value-type="float" office:value="306" calcext:value-type="float">
            <text:p>306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table:formula="of:=[.A353]+1" office:value-type="date" office:date-value="2021-02-10" calcext:value-type="date">
            <text:p>2021-02-1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53]" office:value-type="float" office:value="59" calcext:value-type="float">
            <text:p>59</text:p>
          </table:table-cell>
          <table:table-cell table:formula="of:=SUM([.B354:.D354])" office:value-type="float" office:value="278" calcext:value-type="float">
            <text:p>278</text:p>
          </table:table-cell>
          <table:table-cell table:formula="of:=SUM([.E354:.I354])" office:value-type="float" office:value="488" calcext:value-type="float">
            <text:p>488</text:p>
          </table:table-cell>
          <table:table-cell table:formula="of:=SUM([.J354:.M354])" office:value-type="float" office:value="325" calcext:value-type="float">
            <text:p>325</text:p>
          </table:table-cell>
          <table:table-cell table:formula="of:=SUM([.N354:.Q354])" office:value-type="float" office:value="306" calcext:value-type="float">
            <text:p>30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table:formula="of:=[.A354]+1" office:value-type="date" office:date-value="2021-02-11" calcext:value-type="date">
            <text:p>2021-02-1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54]" office:value-type="float" office:value="59" calcext:value-type="float">
            <text:p>59</text:p>
          </table:table-cell>
          <table:table-cell table:formula="of:=SUM([.B355:.D355])" office:value-type="float" office:value="265" calcext:value-type="float">
            <text:p>265</text:p>
          </table:table-cell>
          <table:table-cell table:formula="of:=SUM([.E355:.I355])" office:value-type="float" office:value="493" calcext:value-type="float">
            <text:p>493</text:p>
          </table:table-cell>
          <table:table-cell table:formula="of:=SUM([.J355:.M355])" office:value-type="float" office:value="298" calcext:value-type="float">
            <text:p>298</text:p>
          </table:table-cell>
          <table:table-cell table:formula="of:=SUM([.N355:.Q355])" office:value-type="float" office:value="288" calcext:value-type="float">
            <text:p>28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table:formula="of:=[.A355]+1" office:value-type="date" office:date-value="2021-02-12" calcext:value-type="date">
            <text:p>2021-02-1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55]" office:value-type="float" office:value="59" calcext:value-type="float">
            <text:p>59</text:p>
          </table:table-cell>
          <table:table-cell table:formula="of:=SUM([.B356:.D356])" office:value-type="float" office:value="286" calcext:value-type="float">
            <text:p>286</text:p>
          </table:table-cell>
          <table:table-cell table:formula="of:=SUM([.E356:.I356])" office:value-type="float" office:value="502" calcext:value-type="float">
            <text:p>502</text:p>
          </table:table-cell>
          <table:table-cell table:formula="of:=SUM([.J356:.M356])" office:value-type="float" office:value="280" calcext:value-type="float">
            <text:p>280</text:p>
          </table:table-cell>
          <table:table-cell table:formula="of:=SUM([.N356:.Q356])" office:value-type="float" office:value="270" calcext:value-type="float">
            <text:p>270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table:formula="of:=[.A356]+1" office:value-type="date" office:date-value="2021-02-13" calcext:value-type="date">
            <text:p>2021-02-1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356]" office:value-type="float" office:value="59" calcext:value-type="float">
            <text:p>59</text:p>
          </table:table-cell>
          <table:table-cell table:formula="of:=SUM([.B357:.D357])" office:value-type="float" office:value="128" calcext:value-type="float">
            <text:p>128</text:p>
          </table:table-cell>
          <table:table-cell table:formula="of:=SUM([.E357:.I357])" office:value-type="float" office:value="302" calcext:value-type="float">
            <text:p>302</text:p>
          </table:table-cell>
          <table:table-cell table:formula="of:=SUM([.J357:.M357])" office:value-type="float" office:value="217" calcext:value-type="float">
            <text:p>217</text:p>
          </table:table-cell>
          <table:table-cell table:formula="of:=SUM([.N357:.Q357])" office:value-type="float" office:value="199" calcext:value-type="float">
            <text:p>199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formula="of:=[.A357]+1" office:value-type="date" office:date-value="2021-02-14" calcext:value-type="date">
            <text:p>2021-02-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S357]" office:value-type="float" office:value="59" calcext:value-type="float">
            <text:p>59</text:p>
          </table:table-cell>
          <table:table-cell table:formula="of:=SUM([.B358:.D358])" office:value-type="float" office:value="98" calcext:value-type="float">
            <text:p>98</text:p>
          </table:table-cell>
          <table:table-cell table:formula="of:=SUM([.E358:.I358])" office:value-type="float" office:value="169" calcext:value-type="float">
            <text:p>169</text:p>
          </table:table-cell>
          <table:table-cell table:formula="of:=SUM([.J358:.M358])" office:value-type="float" office:value="114" calcext:value-type="float">
            <text:p>114</text:p>
          </table:table-cell>
          <table:table-cell table:formula="of:=SUM([.N358:.Q358])" office:value-type="float" office:value="88" calcext:value-type="float">
            <text:p>88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table:formula="of:=[.A358]+1" office:value-type="date" office:date-value="2021-02-15" calcext:value-type="date">
            <text:p>2021-02-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58]+1" office:value-type="float" office:value="60" calcext:value-type="float">
            <text:p>60</text:p>
          </table:table-cell>
          <table:table-cell table:formula="of:=SUM([.B359:.D359])" office:value-type="float" office:value="241" calcext:value-type="float">
            <text:p>241</text:p>
          </table:table-cell>
          <table:table-cell table:formula="of:=SUM([.E359:.I359])" office:value-type="float" office:value="508" calcext:value-type="float">
            <text:p>508</text:p>
          </table:table-cell>
          <table:table-cell table:formula="of:=SUM([.J359:.M359])" office:value-type="float" office:value="367" calcext:value-type="float">
            <text:p>367</text:p>
          </table:table-cell>
          <table:table-cell table:formula="of:=SUM([.N359:.Q359])" office:value-type="float" office:value="288" calcext:value-type="float">
            <text:p>2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table:formula="of:=[.A359]+1" office:value-type="date" office:date-value="2021-02-16" calcext:value-type="date">
            <text:p>2021-02-16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S359]" office:value-type="float" office:value="60" calcext:value-type="float">
            <text:p>60</text:p>
          </table:table-cell>
          <table:table-cell table:formula="of:=SUM([.B360:.D360])" office:value-type="float" office:value="345" calcext:value-type="float">
            <text:p>345</text:p>
          </table:table-cell>
          <table:table-cell table:formula="of:=SUM([.E360:.I360])" office:value-type="float" office:value="653" calcext:value-type="float">
            <text:p>653</text:p>
          </table:table-cell>
          <table:table-cell table:formula="of:=SUM([.J360:.M360])" office:value-type="float" office:value="500" calcext:value-type="float">
            <text:p>500</text:p>
          </table:table-cell>
          <table:table-cell table:formula="of:=SUM([.N360:.Q360])" office:value-type="float" office:value="380" calcext:value-type="float">
            <text:p>380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table:formula="of:=[.A360]+1" office:value-type="date" office:date-value="2021-02-17" calcext:value-type="date">
            <text:p>2021-02-1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60]" office:value-type="float" office:value="60" calcext:value-type="float">
            <text:p>60</text:p>
          </table:table-cell>
          <table:table-cell table:formula="of:=SUM([.B361:.D361])" office:value-type="float" office:value="337" calcext:value-type="float">
            <text:p>337</text:p>
          </table:table-cell>
          <table:table-cell table:formula="of:=SUM([.E361:.I361])" office:value-type="float" office:value="588" calcext:value-type="float">
            <text:p>588</text:p>
          </table:table-cell>
          <table:table-cell table:formula="of:=SUM([.J361:.M361])" office:value-type="float" office:value="373" calcext:value-type="float">
            <text:p>373</text:p>
          </table:table-cell>
          <table:table-cell table:formula="of:=SUM([.N361:.Q361])" office:value-type="float" office:value="343" calcext:value-type="float">
            <text:p>343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table:formula="of:=[.A361]+1" office:value-type="date" office:date-value="2021-02-18" calcext:value-type="date">
            <text:p>2021-02-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S361]" office:value-type="float" office:value="60" calcext:value-type="float">
            <text:p>60</text:p>
          </table:table-cell>
          <table:table-cell table:formula="of:=SUM([.B362:.D362])" office:value-type="float" office:value="410" calcext:value-type="float">
            <text:p>410</text:p>
          </table:table-cell>
          <table:table-cell table:formula="of:=SUM([.E362:.I362])" office:value-type="float" office:value="702" calcext:value-type="float">
            <text:p>702</text:p>
          </table:table-cell>
          <table:table-cell table:formula="of:=SUM([.J362:.M362])" office:value-type="float" office:value="357" calcext:value-type="float">
            <text:p>357</text:p>
          </table:table-cell>
          <table:table-cell table:formula="of:=SUM([.N362:.Q362])" office:value-type="float" office:value="364" calcext:value-type="float">
            <text:p>364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table:formula="of:=[.A362]+1" office:value-type="date" office:date-value="2021-02-19" calcext:value-type="date">
            <text:p>2021-02-19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62]" office:value-type="float" office:value="60" calcext:value-type="float">
            <text:p>60</text:p>
          </table:table-cell>
          <table:table-cell table:formula="of:=SUM([.B363:.D363])" office:value-type="float" office:value="344" calcext:value-type="float">
            <text:p>344</text:p>
          </table:table-cell>
          <table:table-cell table:formula="of:=SUM([.E363:.I363])" office:value-type="float" office:value="631" calcext:value-type="float">
            <text:p>631</text:p>
          </table:table-cell>
          <table:table-cell table:formula="of:=SUM([.J363:.M363])" office:value-type="float" office:value="397" calcext:value-type="float">
            <text:p>397</text:p>
          </table:table-cell>
          <table:table-cell table:formula="of:=SUM([.N363:.Q363])" office:value-type="float" office:value="365" calcext:value-type="float">
            <text:p>365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table:formula="of:=[.A363]+1" office:value-type="date" office:date-value="2021-02-20" calcext:value-type="date">
            <text:p>2021-02-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363]" office:value-type="float" office:value="60" calcext:value-type="float">
            <text:p>60</text:p>
          </table:table-cell>
          <table:table-cell table:formula="of:=SUM([.B364:.D364])" office:value-type="float" office:value="250" calcext:value-type="float">
            <text:p>250</text:p>
          </table:table-cell>
          <table:table-cell table:formula="of:=SUM([.E364:.I364])" office:value-type="float" office:value="425" calcext:value-type="float">
            <text:p>425</text:p>
          </table:table-cell>
          <table:table-cell table:formula="of:=SUM([.J364:.M364])" office:value-type="float" office:value="288" calcext:value-type="float">
            <text:p>288</text:p>
          </table:table-cell>
          <table:table-cell table:formula="of:=SUM([.N364:.Q364])" office:value-type="float" office:value="245" calcext:value-type="float">
            <text:p>24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364]+1" office:value-type="date" office:date-value="2021-02-21" calcext:value-type="date">
            <text:p>2021-02-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64]" office:value-type="float" office:value="60" calcext:value-type="float">
            <text:p>60</text:p>
          </table:table-cell>
          <table:table-cell table:formula="of:=SUM([.B365:.D365])" office:value-type="float" office:value="170" calcext:value-type="float">
            <text:p>170</text:p>
          </table:table-cell>
          <table:table-cell table:formula="of:=SUM([.E365:.I365])" office:value-type="float" office:value="276" calcext:value-type="float">
            <text:p>276</text:p>
          </table:table-cell>
          <table:table-cell table:formula="of:=SUM([.J365:.M365])" office:value-type="float" office:value="190" calcext:value-type="float">
            <text:p>190</text:p>
          </table:table-cell>
          <table:table-cell table:formula="of:=SUM([.N365:.Q365])" office:value-type="float" office:value="139" calcext:value-type="float">
            <text:p>1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formula="of:=[.A365]+1" office:value-type="date" office:date-value="2021-02-22" calcext:value-type="date">
            <text:p>2021-02-2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365]+1" office:value-type="float" office:value="61" calcext:value-type="float">
            <text:p>61</text:p>
          </table:table-cell>
          <table:table-cell table:formula="of:=SUM([.B366:.D366])" office:value-type="float" office:value="334" calcext:value-type="float">
            <text:p>334</text:p>
          </table:table-cell>
          <table:table-cell table:formula="of:=SUM([.E366:.I366])" office:value-type="float" office:value="551" calcext:value-type="float">
            <text:p>551</text:p>
          </table:table-cell>
          <table:table-cell table:formula="of:=SUM([.J366:.M366])" office:value-type="float" office:value="446" calcext:value-type="float">
            <text:p>446</text:p>
          </table:table-cell>
          <table:table-cell table:formula="of:=SUM([.N366:.Q366])" office:value-type="float" office:value="377" calcext:value-type="float">
            <text:p>37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table:formula="of:=[.A366]+1" office:value-type="date" office:date-value="2021-02-23" calcext:value-type="date">
            <text:p>2021-02-2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66]" office:value-type="float" office:value="61" calcext:value-type="float">
            <text:p>61</text:p>
          </table:table-cell>
          <table:table-cell table:formula="of:=SUM([.B367:.D367])" office:value-type="float" office:value="497" calcext:value-type="float">
            <text:p>497</text:p>
          </table:table-cell>
          <table:table-cell table:formula="of:=SUM([.E367:.I367])" office:value-type="float" office:value="809" calcext:value-type="float">
            <text:p>809</text:p>
          </table:table-cell>
          <table:table-cell table:formula="of:=SUM([.J367:.M367])" office:value-type="float" office:value="604" calcext:value-type="float">
            <text:p>604</text:p>
          </table:table-cell>
          <table:table-cell table:formula="of:=SUM([.N367:.Q367])" office:value-type="float" office:value="545" calcext:value-type="float">
            <text:p>545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table:formula="of:=[.A367]+1" office:value-type="date" office:date-value="2021-02-24" calcext:value-type="date">
            <text:p>2021-02-24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367]" office:value-type="float" office:value="61" calcext:value-type="float">
            <text:p>61</text:p>
          </table:table-cell>
          <table:table-cell table:formula="of:=SUM([.B368:.D368])" office:value-type="float" office:value="435" calcext:value-type="float">
            <text:p>435</text:p>
          </table:table-cell>
          <table:table-cell table:formula="of:=SUM([.E368:.I368])" office:value-type="float" office:value="701" calcext:value-type="float">
            <text:p>701</text:p>
          </table:table-cell>
          <table:table-cell table:formula="of:=SUM([.J368:.M368])" office:value-type="float" office:value="491" calcext:value-type="float">
            <text:p>491</text:p>
          </table:table-cell>
          <table:table-cell table:formula="of:=SUM([.N368:.Q368])" office:value-type="float" office:value="394" calcext:value-type="float">
            <text:p>39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table:formula="of:=[.A368]+1" office:value-type="date" office:date-value="2021-02-25" calcext:value-type="date">
            <text:p>2021-02-25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68]" office:value-type="float" office:value="61" calcext:value-type="float">
            <text:p>61</text:p>
          </table:table-cell>
          <table:table-cell table:formula="of:=SUM([.B369:.D369])" office:value-type="float" office:value="439" calcext:value-type="float">
            <text:p>439</text:p>
          </table:table-cell>
          <table:table-cell table:formula="of:=SUM([.E369:.I369])" office:value-type="float" office:value="762" calcext:value-type="float">
            <text:p>762</text:p>
          </table:table-cell>
          <table:table-cell table:formula="of:=SUM([.J369:.M369])" office:value-type="float" office:value="544" calcext:value-type="float">
            <text:p>544</text:p>
          </table:table-cell>
          <table:table-cell table:formula="of:=SUM([.N369:.Q369])" office:value-type="float" office:value="463" calcext:value-type="float">
            <text:p>463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table:formula="of:=[.A369]+1" office:value-type="date" office:date-value="2021-02-26" calcext:value-type="date">
            <text:p>2021-02-2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S369]" office:value-type="float" office:value="61" calcext:value-type="float">
            <text:p>61</text:p>
          </table:table-cell>
          <table:table-cell table:formula="of:=SUM([.B370:.D370])" office:value-type="float" office:value="479" calcext:value-type="float">
            <text:p>479</text:p>
          </table:table-cell>
          <table:table-cell table:formula="of:=SUM([.E370:.I370])" office:value-type="float" office:value="880" calcext:value-type="float">
            <text:p>880</text:p>
          </table:table-cell>
          <table:table-cell table:formula="of:=SUM([.J370:.M370])" office:value-type="float" office:value="562" calcext:value-type="float">
            <text:p>562</text:p>
          </table:table-cell>
          <table:table-cell table:formula="of:=SUM([.N370:.Q370])" office:value-type="float" office:value="485" calcext:value-type="float">
            <text:p>48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table:formula="of:=[.A370]+1" office:value-type="date" office:date-value="2021-02-27" calcext:value-type="date">
            <text:p>2021-02-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370]" office:value-type="float" office:value="61" calcext:value-type="float">
            <text:p>61</text:p>
          </table:table-cell>
          <table:table-cell table:formula="of:=SUM([.B371:.D371])" office:value-type="float" office:value="237" calcext:value-type="float">
            <text:p>237</text:p>
          </table:table-cell>
          <table:table-cell table:formula="of:=SUM([.E371:.I371])" office:value-type="float" office:value="479" calcext:value-type="float">
            <text:p>479</text:p>
          </table:table-cell>
          <table:table-cell table:formula="of:=SUM([.J371:.M371])" office:value-type="float" office:value="343" calcext:value-type="float">
            <text:p>343</text:p>
          </table:table-cell>
          <table:table-cell table:formula="of:=SUM([.N371:.Q371])" office:value-type="float" office:value="256" calcext:value-type="float">
            <text:p>25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371]+1" office:value-type="date" office:date-value="2021-02-28" calcext:value-type="date">
            <text:p>2021-02-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S371]" office:value-type="float" office:value="61" calcext:value-type="float">
            <text:p>61</text:p>
          </table:table-cell>
          <table:table-cell table:formula="of:=SUM([.B372:.D372])" office:value-type="float" office:value="160" calcext:value-type="float">
            <text:p>160</text:p>
          </table:table-cell>
          <table:table-cell table:formula="of:=SUM([.E372:.I372])" office:value-type="float" office:value="293" calcext:value-type="float">
            <text:p>293</text:p>
          </table:table-cell>
          <table:table-cell table:formula="of:=SUM([.J372:.M372])" office:value-type="float" office:value="192" calcext:value-type="float">
            <text:p>192</text:p>
          </table:table-cell>
          <table:table-cell table:formula="of:=SUM([.N372:.Q372])" office:value-type="float" office:value="145" calcext:value-type="float">
            <text:p>14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table:formula="of:=[.A372]+1" office:value-type="date" office:date-value="2021-03-01" calcext:value-type="date">
            <text:p>2021-03-0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72]+1" office:value-type="float" office:value="62" calcext:value-type="float">
            <text:p>62</text:p>
          </table:table-cell>
          <table:table-cell table:formula="of:=SUM([.B373:.D373])" office:value-type="float" office:value="314" calcext:value-type="float">
            <text:p>314</text:p>
          </table:table-cell>
          <table:table-cell table:formula="of:=SUM([.E373:.I373])" office:value-type="float" office:value="656" calcext:value-type="float">
            <text:p>656</text:p>
          </table:table-cell>
          <table:table-cell table:formula="of:=SUM([.J373:.M373])" office:value-type="float" office:value="483" calcext:value-type="float">
            <text:p>483</text:p>
          </table:table-cell>
          <table:table-cell table:formula="of:=SUM([.N373:.Q373])" office:value-type="float" office:value="409" calcext:value-type="float">
            <text:p>40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table:formula="of:=[.A373]+1" office:value-type="date" office:date-value="2021-03-02" calcext:value-type="date">
            <text:p>2021-03-0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73]" office:value-type="float" office:value="62" calcext:value-type="float">
            <text:p>62</text:p>
          </table:table-cell>
          <table:table-cell table:formula="of:=SUM([.B374:.D374])" office:value-type="float" office:value="440" calcext:value-type="float">
            <text:p>440</text:p>
          </table:table-cell>
          <table:table-cell table:formula="of:=SUM([.E374:.I374])" office:value-type="float" office:value="825" calcext:value-type="float">
            <text:p>825</text:p>
          </table:table-cell>
          <table:table-cell table:formula="of:=SUM([.J374:.M374])" office:value-type="float" office:value="684" calcext:value-type="float">
            <text:p>684</text:p>
          </table:table-cell>
          <table:table-cell table:formula="of:=SUM([.N374:.Q374])" office:value-type="float" office:value="580" calcext:value-type="float">
            <text:p>580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table:formula="of:=[.A374]+1" office:value-type="date" office:date-value="2021-03-03" calcext:value-type="date">
            <text:p>2021-03-03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74]" office:value-type="float" office:value="62" calcext:value-type="float">
            <text:p>62</text:p>
          </table:table-cell>
          <table:table-cell table:formula="of:=SUM([.B375:.D375])" office:value-type="float" office:value="389" calcext:value-type="float">
            <text:p>389</text:p>
          </table:table-cell>
          <table:table-cell table:formula="of:=SUM([.E375:.I375])" office:value-type="float" office:value="648" calcext:value-type="float">
            <text:p>648</text:p>
          </table:table-cell>
          <table:table-cell table:formula="of:=SUM([.J375:.M375])" office:value-type="float" office:value="542" calcext:value-type="float">
            <text:p>542</text:p>
          </table:table-cell>
          <table:table-cell table:formula="of:=SUM([.N375:.Q375])" office:value-type="float" office:value="506" calcext:value-type="float">
            <text:p>506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table:formula="of:=[.A375]+1" office:value-type="date" office:date-value="2021-03-04" calcext:value-type="date">
            <text:p>2021-03-04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S375]" office:value-type="float" office:value="62" calcext:value-type="float">
            <text:p>62</text:p>
          </table:table-cell>
          <table:table-cell table:formula="of:=SUM([.B376:.D376])" office:value-type="float" office:value="375" calcext:value-type="float">
            <text:p>375</text:p>
          </table:table-cell>
          <table:table-cell table:formula="of:=SUM([.E376:.I376])" office:value-type="float" office:value="661" calcext:value-type="float">
            <text:p>661</text:p>
          </table:table-cell>
          <table:table-cell table:formula="of:=SUM([.J376:.M376])" office:value-type="float" office:value="511" calcext:value-type="float">
            <text:p>511</text:p>
          </table:table-cell>
          <table:table-cell table:formula="of:=SUM([.N376:.Q376])" office:value-type="float" office:value="477" calcext:value-type="float">
            <text:p>47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table:formula="of:=[.A376]+1" office:value-type="date" office:date-value="2021-03-05" calcext:value-type="date">
            <text:p>2021-03-0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S376]" office:value-type="float" office:value="62" calcext:value-type="float">
            <text:p>62</text:p>
          </table:table-cell>
          <table:table-cell table:formula="of:=SUM([.B377:.D377])" office:value-type="float" office:value="371" calcext:value-type="float">
            <text:p>371</text:p>
          </table:table-cell>
          <table:table-cell table:formula="of:=SUM([.E377:.I377])" office:value-type="float" office:value="589" calcext:value-type="float">
            <text:p>589</text:p>
          </table:table-cell>
          <table:table-cell table:formula="of:=SUM([.J377:.M377])" office:value-type="float" office:value="487" calcext:value-type="float">
            <text:p>487</text:p>
          </table:table-cell>
          <table:table-cell table:formula="of:=SUM([.N377:.Q377])" office:value-type="float" office:value="460" calcext:value-type="float">
            <text:p>460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formula="of:=[.A377]+1" office:value-type="date" office:date-value="2021-03-06" calcext:value-type="date">
            <text:p>2021-03-0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S377]" office:value-type="float" office:value="62" calcext:value-type="float">
            <text:p>62</text:p>
          </table:table-cell>
          <table:table-cell table:formula="of:=SUM([.B378:.D378])" office:value-type="float" office:value="262" calcext:value-type="float">
            <text:p>262</text:p>
          </table:table-cell>
          <table:table-cell table:formula="of:=SUM([.E378:.I378])" office:value-type="float" office:value="440" calcext:value-type="float">
            <text:p>440</text:p>
          </table:table-cell>
          <table:table-cell table:formula="of:=SUM([.J378:.M378])" office:value-type="float" office:value="378" calcext:value-type="float">
            <text:p>378</text:p>
          </table:table-cell>
          <table:table-cell table:formula="of:=SUM([.N378:.Q378])" office:value-type="float" office:value="302" calcext:value-type="float">
            <text:p>302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formula="of:=[.A378]+1" office:value-type="date" office:date-value="2021-03-07" calcext:value-type="date">
            <text:p>2021-03-0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78]" office:value-type="float" office:value="62" calcext:value-type="float">
            <text:p>62</text:p>
          </table:table-cell>
          <table:table-cell table:formula="of:=SUM([.B379:.D379])" office:value-type="float" office:value="100" calcext:value-type="float">
            <text:p>100</text:p>
          </table:table-cell>
          <table:table-cell table:formula="of:=SUM([.E379:.I379])" office:value-type="float" office:value="181" calcext:value-type="float">
            <text:p>181</text:p>
          </table:table-cell>
          <table:table-cell table:formula="of:=SUM([.J379:.M379])" office:value-type="float" office:value="165" calcext:value-type="float">
            <text:p>165</text:p>
          </table:table-cell>
          <table:table-cell table:formula="of:=SUM([.N379:.Q379])" office:value-type="float" office:value="170" calcext:value-type="float">
            <text:p>1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formula="of:=[.A379]+1" office:value-type="date" office:date-value="2021-03-08" calcext:value-type="date">
            <text:p>2021-03-0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379]+1" office:value-type="float" office:value="63" calcext:value-type="float">
            <text:p>63</text:p>
          </table:table-cell>
          <table:table-cell table:formula="of:=SUM([.B380:.D380])" office:value-type="float" office:value="262" calcext:value-type="float">
            <text:p>262</text:p>
          </table:table-cell>
          <table:table-cell table:formula="of:=SUM([.E380:.I380])" office:value-type="float" office:value="451" calcext:value-type="float">
            <text:p>451</text:p>
          </table:table-cell>
          <table:table-cell table:formula="of:=SUM([.J380:.M380])" office:value-type="float" office:value="455" calcext:value-type="float">
            <text:p>455</text:p>
          </table:table-cell>
          <table:table-cell table:formula="of:=SUM([.N380:.Q380])" office:value-type="float" office:value="362" calcext:value-type="float">
            <text:p>362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table:formula="of:=[.A380]+1" office:value-type="date" office:date-value="2021-03-09" calcext:value-type="date">
            <text:p>2021-03-0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S380]" office:value-type="float" office:value="63" calcext:value-type="float">
            <text:p>63</text:p>
          </table:table-cell>
          <table:table-cell table:formula="of:=SUM([.B381:.D381])" office:value-type="float" office:value="367" calcext:value-type="float">
            <text:p>367</text:p>
          </table:table-cell>
          <table:table-cell table:formula="of:=SUM([.E381:.I381])" office:value-type="float" office:value="656" calcext:value-type="float">
            <text:p>656</text:p>
          </table:table-cell>
          <table:table-cell table:formula="of:=SUM([.J381:.M381])" office:value-type="float" office:value="654" calcext:value-type="float">
            <text:p>654</text:p>
          </table:table-cell>
          <table:table-cell table:formula="of:=SUM([.N381:.Q381])" office:value-type="float" office:value="610" calcext:value-type="float">
            <text:p>610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table:formula="of:=[.A381]+1" office:value-type="date" office:date-value="2021-03-10" calcext:value-type="date">
            <text:p>2021-03-1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S381]" office:value-type="float" office:value="63" calcext:value-type="float">
            <text:p>63</text:p>
          </table:table-cell>
          <table:table-cell table:formula="of:=SUM([.B382:.D382])" office:value-type="float" office:value="314" calcext:value-type="float">
            <text:p>314</text:p>
          </table:table-cell>
          <table:table-cell table:formula="of:=SUM([.E382:.I382])" office:value-type="float" office:value="573" calcext:value-type="float">
            <text:p>573</text:p>
          </table:table-cell>
          <table:table-cell table:formula="of:=SUM([.J382:.M382])" office:value-type="float" office:value="596" calcext:value-type="float">
            <text:p>596</text:p>
          </table:table-cell>
          <table:table-cell table:formula="of:=SUM([.N382:.Q382])" office:value-type="float" office:value="576" calcext:value-type="float">
            <text:p>576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table:formula="of:=[.A382]+1" office:value-type="date" office:date-value="2021-03-11" calcext:value-type="date">
            <text:p>2021-03-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82]" office:value-type="float" office:value="63" calcext:value-type="float">
            <text:p>63</text:p>
          </table:table-cell>
          <table:table-cell table:formula="of:=SUM([.B383:.D383])" office:value-type="float" office:value="220" calcext:value-type="float">
            <text:p>220</text:p>
          </table:table-cell>
          <table:table-cell table:formula="of:=SUM([.E383:.I383])" office:value-type="float" office:value="392" calcext:value-type="float">
            <text:p>392</text:p>
          </table:table-cell>
          <table:table-cell table:formula="of:=SUM([.J383:.M383])" office:value-type="float" office:value="440" calcext:value-type="float">
            <text:p>440</text:p>
          </table:table-cell>
          <table:table-cell table:formula="of:=SUM([.N383:.Q383])" office:value-type="float" office:value="371" calcext:value-type="float">
            <text:p>37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table:formula="of:=[.A383]+1" office:value-type="date" office:date-value="2021-03-12" calcext:value-type="date">
            <text:p>2021-03-1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83]" office:value-type="float" office:value="63" calcext:value-type="float">
            <text:p>63</text:p>
          </table:table-cell>
          <table:table-cell table:formula="of:=SUM([.B384:.D384])" office:value-type="float" office:value="324" calcext:value-type="float">
            <text:p>324</text:p>
          </table:table-cell>
          <table:table-cell table:formula="of:=SUM([.E384:.I384])" office:value-type="float" office:value="544" calcext:value-type="float">
            <text:p>544</text:p>
          </table:table-cell>
          <table:table-cell table:formula="of:=SUM([.J384:.M384])" office:value-type="float" office:value="533" calcext:value-type="float">
            <text:p>533</text:p>
          </table:table-cell>
          <table:table-cell table:formula="of:=SUM([.N384:.Q384])" office:value-type="float" office:value="481" calcext:value-type="float">
            <text:p>48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table:formula="of:=[.A384]+1" office:value-type="date" office:date-value="2021-03-13" calcext:value-type="date">
            <text:p>2021-03-1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4]" office:value-type="float" office:value="63" calcext:value-type="float">
            <text:p>63</text:p>
          </table:table-cell>
          <table:table-cell table:formula="of:=SUM([.B385:.D385])" office:value-type="float" office:value="162" calcext:value-type="float">
            <text:p>162</text:p>
          </table:table-cell>
          <table:table-cell table:formula="of:=SUM([.E385:.I385])" office:value-type="float" office:value="308" calcext:value-type="float">
            <text:p>308</text:p>
          </table:table-cell>
          <table:table-cell table:formula="of:=SUM([.J385:.M385])" office:value-type="float" office:value="289" calcext:value-type="float">
            <text:p>289</text:p>
          </table:table-cell>
          <table:table-cell table:formula="of:=SUM([.N385:.Q385])" office:value-type="float" office:value="230" calcext:value-type="float">
            <text:p>23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formula="of:=[.A385]+1" office:value-type="date" office:date-value="2021-03-14" calcext:value-type="date">
            <text:p>2021-03-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385]" office:value-type="float" office:value="63" calcext:value-type="float">
            <text:p>63</text:p>
          </table:table-cell>
          <table:table-cell table:formula="of:=SUM([.B386:.D386])" office:value-type="float" office:value="68" calcext:value-type="float">
            <text:p>68</text:p>
          </table:table-cell>
          <table:table-cell table:formula="of:=SUM([.E386:.I386])" office:value-type="float" office:value="139" calcext:value-type="float">
            <text:p>139</text:p>
          </table:table-cell>
          <table:table-cell table:formula="of:=SUM([.J386:.M386])" office:value-type="float" office:value="133" calcext:value-type="float">
            <text:p>133</text:p>
          </table:table-cell>
          <table:table-cell table:formula="of:=SUM([.N386:.Q386])" office:value-type="float" office:value="129" calcext:value-type="float">
            <text:p>12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table:formula="of:=[.A386]+1" office:value-type="date" office:date-value="2021-03-15" calcext:value-type="date">
            <text:p>2021-03-1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86]+1" office:value-type="float" office:value="64" calcext:value-type="float">
            <text:p>64</text:p>
          </table:table-cell>
          <table:table-cell table:formula="of:=SUM([.B387:.D387])" office:value-type="float" office:value="241" calcext:value-type="float">
            <text:p>241</text:p>
          </table:table-cell>
          <table:table-cell table:formula="of:=SUM([.E387:.I387])" office:value-type="float" office:value="419" calcext:value-type="float">
            <text:p>419</text:p>
          </table:table-cell>
          <table:table-cell table:formula="of:=SUM([.J387:.M387])" office:value-type="float" office:value="449" calcext:value-type="float">
            <text:p>449</text:p>
          </table:table-cell>
          <table:table-cell table:formula="of:=SUM([.N387:.Q387])" office:value-type="float" office:value="368" calcext:value-type="float">
            <text:p>368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formula="of:=[.A387]+1" office:value-type="date" office:date-value="2021-03-16" calcext:value-type="date">
            <text:p>2021-03-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S387]" office:value-type="float" office:value="64" calcext:value-type="float">
            <text:p>64</text:p>
          </table:table-cell>
          <table:table-cell table:formula="of:=SUM([.B388:.D388])" office:value-type="float" office:value="298" calcext:value-type="float">
            <text:p>298</text:p>
          </table:table-cell>
          <table:table-cell table:formula="of:=SUM([.E388:.I388])" office:value-type="float" office:value="563" calcext:value-type="float">
            <text:p>563</text:p>
          </table:table-cell>
          <table:table-cell table:formula="of:=SUM([.J388:.M388])" office:value-type="float" office:value="593" calcext:value-type="float">
            <text:p>593</text:p>
          </table:table-cell>
          <table:table-cell table:formula="of:=SUM([.N388:.Q388])" office:value-type="float" office:value="531" calcext:value-type="float">
            <text:p>531</text:p>
          </table:table-cell>
          <table:table-cell office:value-type="float" office:value="13957" calcext:value-type="float">
            <text:p>13957</text:p>
          </table:table-cell>
        </table:table-row>
        <table:table-row table:style-name="ro1">
          <table:table-cell table:formula="of:=[.A388]+1" office:value-type="date" office:date-value="2021-03-17" calcext:value-type="date">
            <text:p>2021-03-1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88]" office:value-type="float" office:value="64" calcext:value-type="float">
            <text:p>64</text:p>
          </table:table-cell>
          <table:table-cell table:formula="of:=SUM([.B389:.D389])" office:value-type="float" office:value="256" calcext:value-type="float">
            <text:p>256</text:p>
          </table:table-cell>
          <table:table-cell table:formula="of:=SUM([.E389:.I389])" office:value-type="float" office:value="419" calcext:value-type="float">
            <text:p>419</text:p>
          </table:table-cell>
          <table:table-cell table:formula="of:=SUM([.J389:.M389])" office:value-type="float" office:value="480" calcext:value-type="float">
            <text:p>480</text:p>
          </table:table-cell>
          <table:table-cell table:formula="of:=SUM([.N389:.Q389])" office:value-type="float" office:value="447" calcext:value-type="float">
            <text:p>447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table:formula="of:=[.A389]+1" office:value-type="date" office:date-value="2021-03-18" calcext:value-type="date">
            <text:p>2021-03-1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9]" office:value-type="float" office:value="64" calcext:value-type="float">
            <text:p>64</text:p>
          </table:table-cell>
          <table:table-cell table:formula="of:=SUM([.B390:.D390])" office:value-type="float" office:value="224" calcext:value-type="float">
            <text:p>224</text:p>
          </table:table-cell>
          <table:table-cell table:formula="of:=SUM([.E390:.I390])" office:value-type="float" office:value="384" calcext:value-type="float">
            <text:p>384</text:p>
          </table:table-cell>
          <table:table-cell table:formula="of:=SUM([.J390:.M390])" office:value-type="float" office:value="403" calcext:value-type="float">
            <text:p>403</text:p>
          </table:table-cell>
          <table:table-cell table:formula="of:=SUM([.N390:.Q390])" office:value-type="float" office:value="359" calcext:value-type="float">
            <text:p>359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formula="of:=[.A390]+1" office:value-type="date" office:date-value="2021-03-19" calcext:value-type="date">
            <text:p>2021-03-1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S390]" office:value-type="float" office:value="64" calcext:value-type="float">
            <text:p>64</text:p>
          </table:table-cell>
          <table:table-cell table:formula="of:=SUM([.B391:.D391])" office:value-type="float" office:value="218" calcext:value-type="float">
            <text:p>218</text:p>
          </table:table-cell>
          <table:table-cell table:formula="of:=SUM([.E391:.I391])" office:value-type="float" office:value="380" calcext:value-type="float">
            <text:p>380</text:p>
          </table:table-cell>
          <table:table-cell table:formula="of:=SUM([.J391:.M391])" office:value-type="float" office:value="392" calcext:value-type="float">
            <text:p>392</text:p>
          </table:table-cell>
          <table:table-cell table:formula="of:=SUM([.N391:.Q391])" office:value-type="float" office:value="376" calcext:value-type="float">
            <text:p>37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table:formula="of:=[.A391]+1" office:value-type="date" office:date-value="2021-03-20" calcext:value-type="date">
            <text:p>2021-03-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391]" office:value-type="float" office:value="64" calcext:value-type="float">
            <text:p>64</text:p>
          </table:table-cell>
          <table:table-cell table:formula="of:=SUM([.B392:.D392])" office:value-type="float" office:value="133" calcext:value-type="float">
            <text:p>133</text:p>
          </table:table-cell>
          <table:table-cell table:formula="of:=SUM([.E392:.I392])" office:value-type="float" office:value="223" calcext:value-type="float">
            <text:p>223</text:p>
          </table:table-cell>
          <table:table-cell table:formula="of:=SUM([.J392:.M392])" office:value-type="float" office:value="237" calcext:value-type="float">
            <text:p>237</text:p>
          </table:table-cell>
          <table:table-cell table:formula="of:=SUM([.N392:.Q392])" office:value-type="float" office:value="220" calcext:value-type="float">
            <text:p>220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formula="of:=[.A392]+1" office:value-type="date" office:date-value="2021-03-21" calcext:value-type="date">
            <text:p>2021-03-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392]" office:value-type="float" office:value="64" calcext:value-type="float">
            <text:p>64</text:p>
          </table:table-cell>
          <table:table-cell table:formula="of:=SUM([.B393:.D393])" office:value-type="float" office:value="58" calcext:value-type="float">
            <text:p>58</text:p>
          </table:table-cell>
          <table:table-cell table:formula="of:=SUM([.E393:.I393])" office:value-type="float" office:value="83" calcext:value-type="float">
            <text:p>83</text:p>
          </table:table-cell>
          <table:table-cell table:formula="of:=SUM([.J393:.M393])" office:value-type="float" office:value="114" calcext:value-type="float">
            <text:p>114</text:p>
          </table:table-cell>
          <table:table-cell table:formula="of:=SUM([.N393:.Q393])" office:value-type="float" office:value="100" calcext:value-type="float">
            <text:p>10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formula="of:=[.A393]+1" office:value-type="date" office:date-value="2021-03-22" calcext:value-type="date">
            <text:p>2021-03-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93]+1" office:value-type="float" office:value="65" calcext:value-type="float">
            <text:p>65</text:p>
          </table:table-cell>
          <table:table-cell table:formula="of:=SUM([.B394:.D394])" office:value-type="float" office:value="197" calcext:value-type="float">
            <text:p>197</text:p>
          </table:table-cell>
          <table:table-cell table:formula="of:=SUM([.E394:.I394])" office:value-type="float" office:value="352" calcext:value-type="float">
            <text:p>352</text:p>
          </table:table-cell>
          <table:table-cell table:formula="of:=SUM([.J394:.M394])" office:value-type="float" office:value="387" calcext:value-type="float">
            <text:p>387</text:p>
          </table:table-cell>
          <table:table-cell table:formula="of:=SUM([.N394:.Q394])" office:value-type="float" office:value="321" calcext:value-type="float">
            <text:p>32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table:formula="of:=[.A394]+1" office:value-type="date" office:date-value="2021-03-23" calcext:value-type="date">
            <text:p>2021-03-2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94]" office:value-type="float" office:value="65" calcext:value-type="float">
            <text:p>65</text:p>
          </table:table-cell>
          <table:table-cell table:formula="of:=SUM([.B395:.D395])" office:value-type="float" office:value="226" calcext:value-type="float">
            <text:p>226</text:p>
          </table:table-cell>
          <table:table-cell table:formula="of:=SUM([.E395:.I395])" office:value-type="float" office:value="424" calcext:value-type="float">
            <text:p>424</text:p>
          </table:table-cell>
          <table:table-cell table:formula="of:=SUM([.J395:.M395])" office:value-type="float" office:value="438" calcext:value-type="float">
            <text:p>438</text:p>
          </table:table-cell>
          <table:table-cell table:formula="of:=SUM([.N395:.Q395])" office:value-type="float" office:value="408" calcext:value-type="float">
            <text:p>408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table:formula="of:=[.A395]+1" office:value-type="date" office:date-value="2021-03-24" calcext:value-type="date">
            <text:p>2021-03-2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95]" office:value-type="float" office:value="65" calcext:value-type="float">
            <text:p>65</text:p>
          </table:table-cell>
          <table:table-cell table:formula="of:=SUM([.B396:.D396])" office:value-type="float" office:value="175" calcext:value-type="float">
            <text:p>175</text:p>
          </table:table-cell>
          <table:table-cell table:formula="of:=SUM([.E396:.I396])" office:value-type="float" office:value="300" calcext:value-type="float">
            <text:p>300</text:p>
          </table:table-cell>
          <table:table-cell table:formula="of:=SUM([.J396:.M396])" office:value-type="float" office:value="310" calcext:value-type="float">
            <text:p>310</text:p>
          </table:table-cell>
          <table:table-cell table:formula="of:=SUM([.N396:.Q396])" office:value-type="float" office:value="290" calcext:value-type="float">
            <text:p>290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table:formula="of:=[.A396]+1" office:value-type="date" office:date-value="2021-03-25" calcext:value-type="date">
            <text:p>2021-03-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96]" office:value-type="float" office:value="65" calcext:value-type="float">
            <text:p>65</text:p>
          </table:table-cell>
          <table:table-cell table:formula="of:=SUM([.B397:.D397])" office:value-type="float" office:value="171" calcext:value-type="float">
            <text:p>171</text:p>
          </table:table-cell>
          <table:table-cell table:formula="of:=SUM([.E397:.I397])" office:value-type="float" office:value="293" calcext:value-type="float">
            <text:p>293</text:p>
          </table:table-cell>
          <table:table-cell table:formula="of:=SUM([.J397:.M397])" office:value-type="float" office:value="322" calcext:value-type="float">
            <text:p>322</text:p>
          </table:table-cell>
          <table:table-cell table:formula="of:=SUM([.N397:.Q397])" office:value-type="float" office:value="251" calcext:value-type="float">
            <text:p>25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397]+1" office:value-type="date" office:date-value="2021-03-26" calcext:value-type="date">
            <text:p>2021-03-2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97]" office:value-type="float" office:value="65" calcext:value-type="float">
            <text:p>65</text:p>
          </table:table-cell>
          <table:table-cell table:formula="of:=SUM([.B398:.D398])" office:value-type="float" office:value="214" calcext:value-type="float">
            <text:p>214</text:p>
          </table:table-cell>
          <table:table-cell table:formula="of:=SUM([.E398:.I398])" office:value-type="float" office:value="335" calcext:value-type="float">
            <text:p>335</text:p>
          </table:table-cell>
          <table:table-cell table:formula="of:=SUM([.J398:.M398])" office:value-type="float" office:value="283" calcext:value-type="float">
            <text:p>283</text:p>
          </table:table-cell>
          <table:table-cell table:formula="of:=SUM([.N398:.Q398])" office:value-type="float" office:value="267" calcext:value-type="float">
            <text:p>26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[.A398]+1" office:value-type="date" office:date-value="2021-03-27" calcext:value-type="date">
            <text:p>2021-03-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98]" office:value-type="float" office:value="65" calcext:value-type="float">
            <text:p>65</text:p>
          </table:table-cell>
          <table:table-cell table:formula="of:=SUM([.B399:.D399])" office:value-type="float" office:value="109" calcext:value-type="float">
            <text:p>109</text:p>
          </table:table-cell>
          <table:table-cell table:formula="of:=SUM([.E399:.I399])" office:value-type="float" office:value="197" calcext:value-type="float">
            <text:p>197</text:p>
          </table:table-cell>
          <table:table-cell table:formula="of:=SUM([.J399:.M399])" office:value-type="float" office:value="179" calcext:value-type="float">
            <text:p>179</text:p>
          </table:table-cell>
          <table:table-cell table:formula="of:=SUM([.N399:.Q399])" office:value-type="float" office:value="164" calcext:value-type="float">
            <text:p>16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formula="of:=[.A399]+1" office:value-type="date" office:date-value="2021-03-28" calcext:value-type="date">
            <text:p>2021-03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399]" office:value-type="float" office:value="65" calcext:value-type="float">
            <text:p>65</text:p>
          </table:table-cell>
          <table:table-cell table:formula="of:=SUM([.B400:.D400])" office:value-type="float" office:value="45" calcext:value-type="float">
            <text:p>45</text:p>
          </table:table-cell>
          <table:table-cell table:formula="of:=SUM([.E400:.I400])" office:value-type="float" office:value="74" calcext:value-type="float">
            <text:p>74</text:p>
          </table:table-cell>
          <table:table-cell table:formula="of:=SUM([.J400:.M400])" office:value-type="float" office:value="86" calcext:value-type="float">
            <text:p>86</text:p>
          </table:table-cell>
          <table:table-cell table:formula="of:=SUM([.N400:.Q400])" office:value-type="float" office:value="79" calcext:value-type="float">
            <text:p>79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formula="of:=[.A400]+1" office:value-type="date" office:date-value="2021-03-29" calcext:value-type="date">
            <text:p>2021-03-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400]+1" office:value-type="float" office:value="66" calcext:value-type="float">
            <text:p>66</text:p>
          </table:table-cell>
          <table:table-cell table:formula="of:=SUM([.B401:.D401])" office:value-type="float" office:value="186" calcext:value-type="float">
            <text:p>186</text:p>
          </table:table-cell>
          <table:table-cell table:formula="of:=SUM([.E401:.I401])" office:value-type="float" office:value="253" calcext:value-type="float">
            <text:p>253</text:p>
          </table:table-cell>
          <table:table-cell table:formula="of:=SUM([.J401:.M401])" office:value-type="float" office:value="296" calcext:value-type="float">
            <text:p>296</text:p>
          </table:table-cell>
          <table:table-cell table:formula="of:=SUM([.N401:.Q401])" office:value-type="float" office:value="268" calcext:value-type="float">
            <text:p>268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formula="of:=[.A401]+1" office:value-type="date" office:date-value="2021-03-30" calcext:value-type="date">
            <text:p>2021-03-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401]" office:value-type="float" office:value="66" calcext:value-type="float">
            <text:p>66</text:p>
          </table:table-cell>
          <table:table-cell table:formula="of:=SUM([.B402:.D402])" office:value-type="float" office:value="167" calcext:value-type="float">
            <text:p>167</text:p>
          </table:table-cell>
          <table:table-cell table:formula="of:=SUM([.E402:.I402])" office:value-type="float" office:value="350" calcext:value-type="float">
            <text:p>350</text:p>
          </table:table-cell>
          <table:table-cell table:formula="of:=SUM([.J402:.M402])" office:value-type="float" office:value="334" calcext:value-type="float">
            <text:p>334</text:p>
          </table:table-cell>
          <table:table-cell table:formula="of:=SUM([.N402:.Q402])" office:value-type="float" office:value="306" calcext:value-type="float">
            <text:p>3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table:formula="of:=[.A402]+1" office:value-type="date" office:date-value="2021-03-31" calcext:value-type="date">
            <text:p>2021-03-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2]" office:value-type="float" office:value="66" calcext:value-type="float">
            <text:p>66</text:p>
          </table:table-cell>
          <table:table-cell table:formula="of:=SUM([.B403:.D403])" office:value-type="float" office:value="150" calcext:value-type="float">
            <text:p>150</text:p>
          </table:table-cell>
          <table:table-cell table:formula="of:=SUM([.E403:.I403])" office:value-type="float" office:value="279" calcext:value-type="float">
            <text:p>279</text:p>
          </table:table-cell>
          <table:table-cell table:formula="of:=SUM([.J403:.M403])" office:value-type="float" office:value="259" calcext:value-type="float">
            <text:p>259</text:p>
          </table:table-cell>
          <table:table-cell table:formula="of:=SUM([.N403:.Q403])" office:value-type="float" office:value="242" calcext:value-type="float">
            <text:p>24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403]+1" office:value-type="date" office:date-value="2021-04-01" calcext:value-type="date">
            <text:p>2021-04-0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3]" office:value-type="float" office:value="66" calcext:value-type="float">
            <text:p>66</text:p>
          </table:table-cell>
          <table:table-cell table:formula="of:=SUM([.B404:.D404])" office:value-type="float" office:value="130" calcext:value-type="float">
            <text:p>130</text:p>
          </table:table-cell>
          <table:table-cell table:formula="of:=SUM([.E404:.I404])" office:value-type="float" office:value="215" calcext:value-type="float">
            <text:p>215</text:p>
          </table:table-cell>
          <table:table-cell table:formula="of:=SUM([.J404:.M404])" office:value-type="float" office:value="229" calcext:value-type="float">
            <text:p>229</text:p>
          </table:table-cell>
          <table:table-cell table:formula="of:=SUM([.N404:.Q404])" office:value-type="float" office:value="214" calcext:value-type="float">
            <text:p>21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formula="of:=[.A404]+1" office:value-type="date" office:date-value="2021-04-02" calcext:value-type="date">
            <text:p>2021-04-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404]" office:value-type="float" office:value="66" calcext:value-type="float">
            <text:p>66</text:p>
          </table:table-cell>
          <table:table-cell table:formula="of:=SUM([.B405:.D405])" office:value-type="float" office:value="85" calcext:value-type="float">
            <text:p>85</text:p>
          </table:table-cell>
          <table:table-cell table:formula="of:=SUM([.E405:.I405])" office:value-type="float" office:value="152" calcext:value-type="float">
            <text:p>152</text:p>
          </table:table-cell>
          <table:table-cell table:formula="of:=SUM([.J405:.M405])" office:value-type="float" office:value="172" calcext:value-type="float">
            <text:p>172</text:p>
          </table:table-cell>
          <table:table-cell table:formula="of:=SUM([.N405:.Q405])" office:value-type="float" office:value="147" calcext:value-type="float">
            <text:p>1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formula="of:=[.A405]+1" office:value-type="date" office:date-value="2021-04-03" calcext:value-type="date">
            <text:p>2021-04-0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405]" office:value-type="float" office:value="66" calcext:value-type="float">
            <text:p>66</text:p>
          </table:table-cell>
          <table:table-cell table:formula="of:=SUM([.B406:.D406])" office:value-type="float" office:value="56" calcext:value-type="float">
            <text:p>56</text:p>
          </table:table-cell>
          <table:table-cell table:formula="of:=SUM([.E406:.I406])" office:value-type="float" office:value="74" calcext:value-type="float">
            <text:p>74</text:p>
          </table:table-cell>
          <table:table-cell table:formula="of:=SUM([.J406:.M406])" office:value-type="float" office:value="111" calcext:value-type="float">
            <text:p>111</text:p>
          </table:table-cell>
          <table:table-cell table:formula="of:=SUM([.N406:.Q406])" office:value-type="float" office:value="84" calcext:value-type="float">
            <text:p>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formula="of:=[.A406]+1" office:value-type="date" office:date-value="2021-04-04" calcext:value-type="date">
            <text:p>2021-04-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406]" office:value-type="float" office:value="66" calcext:value-type="float">
            <text:p>66</text:p>
          </table:table-cell>
          <table:table-cell table:formula="of:=SUM([.B407:.D407])" office:value-type="float" office:value="51" calcext:value-type="float">
            <text:p>51</text:p>
          </table:table-cell>
          <table:table-cell table:formula="of:=SUM([.E407:.I407])" office:value-type="float" office:value="95" calcext:value-type="float">
            <text:p>95</text:p>
          </table:table-cell>
          <table:table-cell table:formula="of:=SUM([.J407:.M407])" office:value-type="float" office:value="95" calcext:value-type="float">
            <text:p>95</text:p>
          </table:table-cell>
          <table:table-cell table:formula="of:=SUM([.N407:.Q407])" office:value-type="float" office:value="76" calcext:value-type="float">
            <text:p>7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formula="of:=[.A407]+1"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07]+1" office:value-type="float" office:value="67" calcext:value-type="float">
            <text:p>67</text:p>
          </table:table-cell>
          <table:table-cell table:formula="of:=SUM([.B408:.D408])" office:value-type="float" office:value="33" calcext:value-type="float">
            <text:p>33</text:p>
          </table:table-cell>
          <table:table-cell table:formula="of:=SUM([.E408:.I408])" office:value-type="float" office:value="70" calcext:value-type="float">
            <text:p>70</text:p>
          </table:table-cell>
          <table:table-cell table:formula="of:=SUM([.J408:.M408])" office:value-type="float" office:value="73" calcext:value-type="float">
            <text:p>73</text:p>
          </table:table-cell>
          <table:table-cell table:formula="of:=SUM([.N408:.Q408])"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formula="of:=[.A408]+1" office:value-type="date" office:date-value="2021-04-06" calcext:value-type="date">
            <text:p>2021-04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408]" office:value-type="float" office:value="67" calcext:value-type="float">
            <text:p>67</text:p>
          </table:table-cell>
          <table:table-cell table:formula="of:=SUM([.B409:.D409])" office:value-type="float" office:value="148" calcext:value-type="float">
            <text:p>148</text:p>
          </table:table-cell>
          <table:table-cell table:formula="of:=SUM([.E409:.I409])" office:value-type="float" office:value="224" calcext:value-type="float">
            <text:p>224</text:p>
          </table:table-cell>
          <table:table-cell table:formula="of:=SUM([.J409:.M409])" office:value-type="float" office:value="255" calcext:value-type="float">
            <text:p>255</text:p>
          </table:table-cell>
          <table:table-cell table:formula="of:=SUM([.N409:.Q409])" office:value-type="float" office:value="225" calcext:value-type="float">
            <text:p>225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formula="of:=[.A409]+1" office:value-type="date" office:date-value="2021-04-07" calcext:value-type="date">
            <text:p>2021-04-0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[.S409]" office:value-type="float" office:value="67" calcext:value-type="float">
            <text:p>67</text:p>
          </table:table-cell>
          <table:table-cell table:formula="of:=SUM([.B410:.D410])" office:value-type="float" office:value="152" calcext:value-type="float">
            <text:p>152</text:p>
          </table:table-cell>
          <table:table-cell table:formula="of:=SUM([.E410:.I410])" office:value-type="float" office:value="253" calcext:value-type="float">
            <text:p>253</text:p>
          </table:table-cell>
          <table:table-cell table:formula="of:=SUM([.J410:.M410])" office:value-type="float" office:value="273" calcext:value-type="float">
            <text:p>273</text:p>
          </table:table-cell>
          <table:table-cell table:formula="of:=SUM([.N410:.Q410])" office:value-type="float" office:value="253" calcext:value-type="float">
            <text:p>253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formula="of:=[.A410]+1" office:value-type="date" office:date-value="2021-04-08" calcext:value-type="date">
            <text:p>2021-04-0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0]" office:value-type="float" office:value="67" calcext:value-type="float">
            <text:p>67</text:p>
          </table:table-cell>
          <table:table-cell table:formula="of:=SUM([.B411:.D411])" office:value-type="float" office:value="104" calcext:value-type="float">
            <text:p>104</text:p>
          </table:table-cell>
          <table:table-cell table:formula="of:=SUM([.E411:.I411])" office:value-type="float" office:value="187" calcext:value-type="float">
            <text:p>187</text:p>
          </table:table-cell>
          <table:table-cell table:formula="of:=SUM([.J411:.M411])" office:value-type="float" office:value="173" calcext:value-type="float">
            <text:p>173</text:p>
          </table:table-cell>
          <table:table-cell table:formula="of:=SUM([.N411:.Q411])" office:value-type="float" office:value="182" calcext:value-type="float">
            <text:p>182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formula="of:=[.A411]+1" office:value-type="date" office:date-value="2021-04-09" calcext:value-type="date">
            <text:p>2021-04-0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1]" office:value-type="float" office:value="67" calcext:value-type="float">
            <text:p>67</text:p>
          </table:table-cell>
          <table:table-cell table:formula="of:=SUM([.B412:.D412])" office:value-type="float" office:value="89" calcext:value-type="float">
            <text:p>89</text:p>
          </table:table-cell>
          <table:table-cell table:formula="of:=SUM([.E412:.I412])" office:value-type="float" office:value="172" calcext:value-type="float">
            <text:p>172</text:p>
          </table:table-cell>
          <table:table-cell table:formula="of:=SUM([.J412:.M412])" office:value-type="float" office:value="189" calcext:value-type="float">
            <text:p>189</text:p>
          </table:table-cell>
          <table:table-cell table:formula="of:=SUM([.N412:.Q412])" office:value-type="float" office:value="188" calcext:value-type="float">
            <text:p>18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formula="of:=[.A412]+1" office:value-type="date" office:date-value="2021-04-10" calcext:value-type="date">
            <text:p>2021-04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412]" office:value-type="float" office:value="67" calcext:value-type="float">
            <text:p>67</text:p>
          </table:table-cell>
          <table:table-cell table:formula="of:=SUM([.B413:.D413])" office:value-type="float" office:value="49" calcext:value-type="float">
            <text:p>49</text:p>
          </table:table-cell>
          <table:table-cell table:formula="of:=SUM([.E413:.I413])" office:value-type="float" office:value="90" calcext:value-type="float">
            <text:p>90</text:p>
          </table:table-cell>
          <table:table-cell table:formula="of:=SUM([.J413:.M413])" office:value-type="float" office:value="98" calcext:value-type="float">
            <text:p>98</text:p>
          </table:table-cell>
          <table:table-cell table:formula="of:=SUM([.N413:.Q413])" office:value-type="float" office:value="82" calcext:value-type="float">
            <text:p>8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formula="of:=[.A413]+1" office:value-type="date" office:date-value="2021-04-11" calcext:value-type="date">
            <text:p>2021-04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413]" office:value-type="float" office:value="67" calcext:value-type="float">
            <text:p>67</text:p>
          </table:table-cell>
          <table:table-cell table:formula="of:=SUM([.B414:.D414])" office:value-type="float" office:value="19" calcext:value-type="float">
            <text:p>19</text:p>
          </table:table-cell>
          <table:table-cell table:formula="of:=SUM([.E414:.I414])" office:value-type="float" office:value="46" calcext:value-type="float">
            <text:p>46</text:p>
          </table:table-cell>
          <table:table-cell table:formula="of:=SUM([.J414:.M414])" office:value-type="float" office:value="51" calcext:value-type="float">
            <text:p>51</text:p>
          </table:table-cell>
          <table:table-cell table:formula="of:=SUM([.N414:.Q414])" office:value-type="float" office:value="45" calcext:value-type="float">
            <text:p>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[.A414]+1" office:value-type="date" office:date-value="2021-04-12" calcext:value-type="date">
            <text:p>2021-04-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414]+1" office:value-type="float" office:value="68" calcext:value-type="float">
            <text:p>68</text:p>
          </table:table-cell>
          <table:table-cell table:formula="of:=SUM([.B415:.D415])" office:value-type="float" office:value="106" calcext:value-type="float">
            <text:p>106</text:p>
          </table:table-cell>
          <table:table-cell table:formula="of:=SUM([.E415:.I415])" office:value-type="float" office:value="226" calcext:value-type="float">
            <text:p>226</text:p>
          </table:table-cell>
          <table:table-cell table:formula="of:=SUM([.J415:.M415])" office:value-type="float" office:value="236" calcext:value-type="float">
            <text:p>236</text:p>
          </table:table-cell>
          <table:table-cell table:formula="of:=SUM([.N415:.Q415])" office:value-type="float" office:value="177" calcext:value-type="float">
            <text:p>17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formula="of:=[.A415]+1" office:value-type="date" office:date-value="2021-04-13" calcext:value-type="date">
            <text:p>2021-04-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415]" office:value-type="float" office:value="68" calcext:value-type="float">
            <text:p>68</text:p>
          </table:table-cell>
          <table:table-cell table:formula="of:=SUM([.B416:.D416])" office:value-type="float" office:value="143" calcext:value-type="float">
            <text:p>143</text:p>
          </table:table-cell>
          <table:table-cell table:formula="of:=SUM([.E416:.I416])" office:value-type="float" office:value="275" calcext:value-type="float">
            <text:p>275</text:p>
          </table:table-cell>
          <table:table-cell table:formula="of:=SUM([.J416:.M416])" office:value-type="float" office:value="256" calcext:value-type="float">
            <text:p>256</text:p>
          </table:table-cell>
          <table:table-cell table:formula="of:=SUM([.N416:.Q416])" office:value-type="float" office:value="234" calcext:value-type="float">
            <text:p>234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formula="of:=[.A416]+1" office:value-type="date" office:date-value="2021-04-14" calcext:value-type="date">
            <text:p>2021-04-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416]" office:value-type="float" office:value="68" calcext:value-type="float">
            <text:p>68</text:p>
          </table:table-cell>
          <table:table-cell table:formula="of:=SUM([.B417:.D417])" office:value-type="float" office:value="82" calcext:value-type="float">
            <text:p>82</text:p>
          </table:table-cell>
          <table:table-cell table:formula="of:=SUM([.E417:.I417])" office:value-type="float" office:value="190" calcext:value-type="float">
            <text:p>190</text:p>
          </table:table-cell>
          <table:table-cell table:formula="of:=SUM([.J417:.M417])" office:value-type="float" office:value="157" calcext:value-type="float">
            <text:p>157</text:p>
          </table:table-cell>
          <table:table-cell table:formula="of:=SUM([.N417:.Q417])" office:value-type="float" office:value="150" calcext:value-type="float">
            <text:p>1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formula="of:=[.A417]+1" office:value-type="date" office:date-value="2021-04-15" calcext:value-type="date">
            <text:p>2021-04-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417]" office:value-type="float" office:value="68" calcext:value-type="float">
            <text:p>68</text:p>
          </table:table-cell>
          <table:table-cell table:formula="of:=SUM([.B418:.D418])" office:value-type="float" office:value="82" calcext:value-type="float">
            <text:p>82</text:p>
          </table:table-cell>
          <table:table-cell table:formula="of:=SUM([.E418:.I418])" office:value-type="float" office:value="165" calcext:value-type="float">
            <text:p>165</text:p>
          </table:table-cell>
          <table:table-cell table:formula="of:=SUM([.J418:.M418])" office:value-type="float" office:value="131" calcext:value-type="float">
            <text:p>131</text:p>
          </table:table-cell>
          <table:table-cell table:formula="of:=SUM([.N418:.Q418])" office:value-type="float" office:value="117" calcext:value-type="float">
            <text:p>11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formula="of:=[.A418]+1" office:value-type="date" office:date-value="2021-04-16" calcext:value-type="date">
            <text:p>2021-04-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418]" office:value-type="float" office:value="68" calcext:value-type="float">
            <text:p>68</text:p>
          </table:table-cell>
          <table:table-cell table:formula="of:=SUM([.B419:.D419])" office:value-type="float" office:value="106" calcext:value-type="float">
            <text:p>106</text:p>
          </table:table-cell>
          <table:table-cell table:formula="of:=SUM([.E419:.I419])" office:value-type="float" office:value="143" calcext:value-type="float">
            <text:p>143</text:p>
          </table:table-cell>
          <table:table-cell table:formula="of:=SUM([.J419:.M419])" office:value-type="float" office:value="134" calcext:value-type="float">
            <text:p>134</text:p>
          </table:table-cell>
          <table:table-cell table:formula="of:=SUM([.N419:.Q419])" office:value-type="float" office:value="135" calcext:value-type="float">
            <text:p>13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table:formula="of:=[.A419]+1" office:value-type="date" office:date-value="2021-04-17" calcext:value-type="date">
            <text:p>2021-04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S419]" office:value-type="float" office:value="68" calcext:value-type="float">
            <text:p>68</text:p>
          </table:table-cell>
          <table:table-cell table:formula="of:=SUM([.B420:.D420])" office:value-type="float" office:value="43" calcext:value-type="float">
            <text:p>43</text:p>
          </table:table-cell>
          <table:table-cell table:formula="of:=SUM([.E420:.I420])" office:value-type="float" office:value="82" calcext:value-type="float">
            <text:p>82</text:p>
          </table:table-cell>
          <table:table-cell table:formula="of:=SUM([.J420:.M420])" office:value-type="float" office:value="84" calcext:value-type="float">
            <text:p>84</text:p>
          </table:table-cell>
          <table:table-cell table:formula="of:=SUM([.N420:.Q420])" office:value-type="float" office:value="63" calcext:value-type="float">
            <text:p>6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formula="of:=[.A420]+1" office:value-type="date" office:date-value="2021-04-18" calcext:value-type="date">
            <text:p>2021-04-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0]" office:value-type="float" office:value="68" calcext:value-type="float">
            <text:p>68</text:p>
          </table:table-cell>
          <table:table-cell table:formula="of:=SUM([.B421:.D421])" office:value-type="float" office:value="28" calcext:value-type="float">
            <text:p>28</text:p>
          </table:table-cell>
          <table:table-cell table:formula="of:=SUM([.E421:.I421])" office:value-type="float" office:value="41" calcext:value-type="float">
            <text:p>41</text:p>
          </table:table-cell>
          <table:table-cell table:formula="of:=SUM([.J421:.M421])" office:value-type="float" office:value="44" calcext:value-type="float">
            <text:p>44</text:p>
          </table:table-cell>
          <table:table-cell table:formula="of:=SUM([.N421:.Q421])" office:value-type="float" office:value="35" calcext:value-type="float">
            <text:p>3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1]+1" office:value-type="date" office:date-value="2021-04-19" calcext:value-type="date">
            <text:p>2021-04-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[.S421]+1" office:value-type="float" office:value="69" calcext:value-type="float">
            <text:p>69</text:p>
          </table:table-cell>
          <table:table-cell table:formula="of:=SUM([.B422:.D422])" office:value-type="float" office:value="93" calcext:value-type="float">
            <text:p>93</text:p>
          </table:table-cell>
          <table:table-cell table:formula="of:=SUM([.E422:.I422])" office:value-type="float" office:value="193" calcext:value-type="float">
            <text:p>193</text:p>
          </table:table-cell>
          <table:table-cell table:formula="of:=SUM([.J422:.M422])" office:value-type="float" office:value="156" calcext:value-type="float">
            <text:p>156</text:p>
          </table:table-cell>
          <table:table-cell table:formula="of:=SUM([.N422:.Q422])" office:value-type="float" office:value="112" calcext:value-type="float">
            <text:p>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2]+1" office:value-type="date" office:date-value="2021-04-20" calcext:value-type="date">
            <text:p>2021-04-2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422]" office:value-type="float" office:value="69" calcext:value-type="float">
            <text:p>69</text:p>
          </table:table-cell>
          <table:table-cell table:formula="of:=SUM([.B423:.D423])" office:value-type="float" office:value="100" calcext:value-type="float">
            <text:p>100</text:p>
          </table:table-cell>
          <table:table-cell table:formula="of:=SUM([.E423:.I423])" office:value-type="float" office:value="220" calcext:value-type="float">
            <text:p>220</text:p>
          </table:table-cell>
          <table:table-cell table:formula="of:=SUM([.J423:.M423])" office:value-type="float" office:value="159" calcext:value-type="float">
            <text:p>159</text:p>
          </table:table-cell>
          <table:table-cell table:formula="of:=SUM([.N423:.Q423])" office:value-type="float" office:value="142" calcext:value-type="float">
            <text:p>14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3]+1" office:value-type="date" office:date-value="2021-04-21" calcext:value-type="date">
            <text:p>2021-04-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423]" office:value-type="float" office:value="69" calcext:value-type="float">
            <text:p>69</text:p>
          </table:table-cell>
          <table:table-cell table:formula="of:=SUM([.B424:.D424])" office:value-type="float" office:value="61" calcext:value-type="float">
            <text:p>61</text:p>
          </table:table-cell>
          <table:table-cell table:formula="of:=SUM([.E424:.I424])" office:value-type="float" office:value="171" calcext:value-type="float">
            <text:p>171</text:p>
          </table:table-cell>
          <table:table-cell table:formula="of:=SUM([.J424:.M424])" office:value-type="float" office:value="98" calcext:value-type="float">
            <text:p>98</text:p>
          </table:table-cell>
          <table:table-cell table:formula="of:=SUM([.N424:.Q424])" office:value-type="float" office:value="113" calcext:value-type="float">
            <text:p>11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4]+1" office:value-type="date" office:date-value="2021-04-22" calcext:value-type="date">
            <text:p>2021-04-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424]" office:value-type="float" office:value="69" calcext:value-type="float">
            <text:p>69</text:p>
          </table:table-cell>
          <table:table-cell table:formula="of:=SUM([.B425:.D425])" office:value-type="float" office:value="66" calcext:value-type="float">
            <text:p>66</text:p>
          </table:table-cell>
          <table:table-cell table:formula="of:=SUM([.E425:.I425])" office:value-type="float" office:value="161" calcext:value-type="float">
            <text:p>161</text:p>
          </table:table-cell>
          <table:table-cell table:formula="of:=SUM([.J425:.M425])" office:value-type="float" office:value="119" calcext:value-type="float">
            <text:p>119</text:p>
          </table:table-cell>
          <table:table-cell table:formula="of:=SUM([.N425:.Q425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5]+1" office:value-type="date" office:date-value="2021-04-23" calcext:value-type="date">
            <text:p>2021-04-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425]" office:value-type="float" office:value="69" calcext:value-type="float">
            <text:p>69</text:p>
          </table:table-cell>
          <table:table-cell table:formula="of:=SUM([.B426:.D426])" office:value-type="float" office:value="80" calcext:value-type="float">
            <text:p>80</text:p>
          </table:table-cell>
          <table:table-cell table:formula="of:=SUM([.E426:.I426])" office:value-type="float" office:value="143" calcext:value-type="float">
            <text:p>143</text:p>
          </table:table-cell>
          <table:table-cell table:formula="of:=SUM([.J426:.M426])" office:value-type="float" office:value="152" calcext:value-type="float">
            <text:p>152</text:p>
          </table:table-cell>
          <table:table-cell table:formula="of:=SUM([.N426:.Q426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6]+1" office:value-type="date" office:date-value="2021-04-24" calcext:value-type="date">
            <text:p>2021-04-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426]" office:value-type="float" office:value="69" calcext:value-type="float">
            <text:p>69</text:p>
          </table:table-cell>
          <table:table-cell table:formula="of:=SUM([.B427:.D427])" office:value-type="float" office:value="33" calcext:value-type="float">
            <text:p>33</text:p>
          </table:table-cell>
          <table:table-cell table:formula="of:=SUM([.E427:.I427])" office:value-type="float" office:value="82" calcext:value-type="float">
            <text:p>82</text:p>
          </table:table-cell>
          <table:table-cell table:formula="of:=SUM([.J427:.M427])" office:value-type="float" office:value="70" calcext:value-type="float">
            <text:p>70</text:p>
          </table:table-cell>
          <table:table-cell table:formula="of:=SUM([.N427:.Q427])"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7]+1" office:value-type="date" office:date-value="2021-04-25" calcext:value-type="date">
            <text:p>2021-04-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7]" office:value-type="float" office:value="69" calcext:value-type="float">
            <text:p>69</text:p>
          </table:table-cell>
          <table:table-cell table:formula="of:=SUM([.B428:.D428])" office:value-type="float" office:value="31" calcext:value-type="float">
            <text:p>31</text:p>
          </table:table-cell>
          <table:table-cell table:formula="of:=SUM([.E428:.I428])" office:value-type="float" office:value="59" calcext:value-type="float">
            <text:p>59</text:p>
          </table:table-cell>
          <table:table-cell table:formula="of:=SUM([.J428:.M428])" office:value-type="float" office:value="52" calcext:value-type="float">
            <text:p>52</text:p>
          </table:table-cell>
          <table:table-cell table:formula="of:=SUM([.N428:.Q428])" office:value-type="float" office:value="36" calcext:value-type="float">
            <text:p>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23"/>
        </table:table-row>
      </table:table>
      <table:table table:name="work" table:style-name="ta2">
        <office:forms form:automatic-focus="false" form:apply-design-mode="false"/>
        <table:table-column table:style-name="co35" table:number-columns-repeated="37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 raw 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 abs</text:p>
          </table:table-cell>
          <table:table-cell office:value-type="string" calcext:value-type="string">
            <text:p>C rel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0</text:p>
          </table:table-cell>
          <table:table-cell table:formula="of:=[$input.H1]" office:value-type="string" office:string-value="S1" calcext:value-type="string">
            <text:p>S1</text:p>
          </table:table-cell>
          <table:table-cell table:formula="of:=[$input.I1]" office:value-type="string" office:string-value="M1" calcext:value-type="string">
            <text:p>M1</text:p>
          </table:table-cell>
          <table:table-cell table:formula="of:=[$input.W1]" office:value-type="string" office:string-value="S2" calcext:value-type="string">
            <text:p>S2</text:p>
          </table:table-cell>
          <table:table-cell table:formula="of:=[$input.X1]" office:value-type="string" office:string-value="M2" calcext:value-type="string">
            <text:p>M2</text:p>
          </table:table-cell>
          <table:table-cell table:formula="of:=[$input.AD1]" office:value-type="string" office:string-value="S3" calcext:value-type="string">
            <text:p>S3</text:p>
          </table:table-cell>
          <table:table-cell table:formula="of:=[$input.AE1]" office:value-type="string" office:string-value="M3" calcext:value-type="string">
            <text:p>M3</text:p>
          </table:table-cell>
          <table:table-cell table:formula="of:=[$input.AK1]" office:value-type="string" office:string-value="S4" calcext:value-type="string">
            <text:p>S4</text:p>
          </table:table-cell>
          <table:table-cell table:formula="of:=[$input.AL1]" office:value-type="string" office:string-value="M4" calcext:value-type="string">
            <text:p>M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  <table:table-cell table:formula="of:=[$'export.gretl'.O1]" office:value-type="string" office:string-value="I14" calcext:value-type="string">
            <text:p>I14</text:p>
          </table:table-cell>
          <table:table-cell table:formula="of:=[$'export.gretl'.P1]" office:value-type="string" office:string-value="U1" calcext:value-type="string">
            <text:p>U1</text:p>
          </table:table-cell>
          <table:table-cell table:formula="of:=[$'export.gretl'.Q1]" office:value-type="string" office:string-value="V1" calcext:value-type="string">
            <text:p>V1</text:p>
          </table:table-cell>
          <table:table-cell table:formula="of:=[$'export.gretl'.R1]" office:value-type="string" office:string-value="U2" calcext:value-type="string">
            <text:p>U2</text:p>
          </table:table-cell>
          <table:table-cell table:formula="of:=[$'export.gretl'.S1]" office:value-type="string" office:string-value="V2" calcext:value-type="string">
            <text:p>V2</text:p>
          </table:table-cell>
          <table:table-cell table:formula="of:=[$'export.gretl'.T1]" office:value-type="string" office:string-value="U3" calcext:value-type="string">
            <text:p>U3</text:p>
          </table:table-cell>
          <table:table-cell table:formula="of:=[$'export.gretl'.U1]" office:value-type="string" office:string-value="V3" calcext:value-type="string">
            <text:p>V3</text:p>
          </table:table-cell>
          <table:table-cell table:formula="of:=[$'export.gretl'.V1]" office:value-type="string" office:string-value="U4" calcext:value-type="string">
            <text:p>U4</text:p>
          </table:table-cell>
          <table:table-cell table:formula="of:=[$'export.gretl'.W1]" office:value-type="string" office:string-value="V4" calcext:value-type="string">
            <text:p>V4</text:p>
          </table:table-cell>
          <table:table-cell table:formula="of:=[$'export.gretl'.X1]" office:value-type="string" office:string-value="W1" calcext:value-type="string">
            <text:p>W1</text:p>
          </table:table-cell>
          <table:table-cell table:formula="of:=[$'export.gretl'.Y1]" office:value-type="string" office:string-value="W2" calcext:value-type="string">
            <text:p>W2</text:p>
          </table:table-cell>
          <table:table-cell table:formula="of:=[$'export.gretl'.Z1]" office:value-type="string" office:string-value="W3" calcext:value-type="string">
            <text:p>W3</text:p>
          </table:table-cell>
          <table:table-cell table:formula="of:=[$'export.gretl'.AA1]" office:value-type="string" office:string-value="W4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 table:formula="of:=[$input.B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2]/[.$D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style-name="ce31" table:formula="of:=IF([$input.H2]=&quot;&quot;;&quot;&quot;;[$input.H2])">
            <text:p/>
          </table:table-cell>
          <table:table-cell table:style-name="ce31" table:formula="of:=IF([$input.I2]=&quot;&quot;;&quot;&quot;;[$input.I2])">
            <text:p/>
          </table:table-cell>
          <table:table-cell table:style-name="ce31" table:formula="of:=IF([$input.W2]=&quot;&quot;;&quot;&quot;;[$input.W2])">
            <text:p/>
          </table:table-cell>
          <table:table-cell table:style-name="ce31" table:formula="of:=IF([$input.X2]=&quot;&quot;;&quot;&quot;;[$input.X2])">
            <text:p/>
          </table:table-cell>
          <table:table-cell table:style-name="ce31" table:formula="of:=IF([$input.AD2]=&quot;&quot;;&quot;&quot;;[$input.AD2])">
            <text:p/>
          </table:table-cell>
          <table:table-cell table:style-name="ce31" table:formula="of:=IF([$input.AE2]=&quot;&quot;;&quot;&quot;;[$input.AE2])">
            <text:p/>
          </table:table-cell>
          <table:table-cell table:style-name="ce31" table:formula="of:=IF([$input.AK2]=&quot;&quot;;&quot;&quot;;[$input.AK2])">
            <text:p/>
          </table:table-cell>
          <table:table-cell table:style-name="ce31" table:formula="of:=IF([$input.AL2]=&quot;&quot;;&quot;&quot;;[$input.AL2])">
            <text:p/>
          </table:table-cell>
          <table:table-cell table:formula="of:=SUMIF([mzcr.$S$2:.$S$421];[.$A2];[$mzcr.T$2:$mzcr.T$421])" office:value-type="float" office:value="0" calcext:value-type="float">
            <text:p>0</text:p>
          </table:table-cell>
          <table:table-cell table:formula="of:=SUMIF([mzcr.$S$2:.$S$421];[.$A2];[$mzcr.U$2:$mzcr.U$421])" office:value-type="float" office:value="0" calcext:value-type="float">
            <text:p>0</text:p>
          </table:table-cell>
          <table:table-cell table:formula="of:=SUMIF([mzcr.$S$2:.$S$421];[.$A2];[$mzcr.V$2:$mzcr.V$421])" office:value-type="float" office:value="1" calcext:value-type="float">
            <text:p>1</text:p>
          </table:table-cell>
          <table:table-cell table:formula="of:=SUMIF([mzcr.$S$2:.$S$421];[.$A2];[$mzcr.W$2:$mzcr.W$421])" office:value-type="float" office:value="1" calcext:value-type="float">
            <text:p>1</text:p>
          </table:table-cell>
          <table:table-cell table:formula="of:=SUMIF([mzcr.$S$2:.$S$421];[.$A2];[$mzcr.X$2:$mzcr.X$421])" office:value-type="float" office:value="28" calcext:value-type="float">
            <text:p>28</text:p>
          </table:table-cell>
          <table:table-cell table:number-columns-repeated="9"/>
          <table:table-cell table:style-name="ce31" table:formula="of:=IF([.H2]=&quot;&quot;;&quot;&quot;;[.$U1]*[.H2])">
            <text:p/>
          </table:table-cell>
          <table:table-cell table:style-name="ce31" table:formula="of:=IF([.J2]=&quot;&quot;;&quot;&quot;;[.$U1]*[.J2])">
            <text:p/>
          </table:table-cell>
          <table:table-cell table:style-name="ce31" table:formula="of:=IF([.L2]=&quot;&quot;;&quot;&quot;;[.$U1]*[.L2])">
            <text:p/>
          </table:table-cell>
          <table:table-cell table:style-name="ce31" table:formula="of:=IF([.N2]=&quot;&quot;;&quot;&quot;;[.$U1]*[.N2])">
            <text:p/>
          </table:table-cell>
          <table:table-cell table:number-columns-repeated="4"/>
        </table:table-row>
        <table:table-row table:style-name="ro1">
          <table:table-cell table:formula="of:=[$input.B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$C$1]*[.B3]+(1-[.$C$1])*[.C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3]/[.$D$2]" office:value-type="float" office:value="1" calcext:value-type="float">
            <text:p>1</text:p>
          </table:table-cell>
          <table:table-cell table:formula="of:=[.$C$1]*[.E3]+(1-[.$C$1])*[.F2]" office:value-type="float" office:value="1" calcext:value-type="float">
            <text:p>1</text:p>
          </table:table-cell>
          <table:table-cell table:formula="of:=[.C3]" office:value-type="float" office:value="4" calcext:value-type="float">
            <text:p>4</text:p>
          </table:table-cell>
          <table:table-cell table:style-name="ce31" table:formula="of:=IF([$input.H3]=&quot;&quot;;&quot;&quot;;[$input.H3])">
            <text:p/>
          </table:table-cell>
          <table:table-cell table:style-name="ce31" table:formula="of:=IF([$input.I3]=&quot;&quot;;&quot;&quot;;[$input.I3])">
            <text:p/>
          </table:table-cell>
          <table:table-cell table:style-name="ce31" table:formula="of:=IF([$input.W3]=&quot;&quot;;&quot;&quot;;[$input.W3])">
            <text:p/>
          </table:table-cell>
          <table:table-cell table:style-name="ce31" table:formula="of:=IF([$input.X3]=&quot;&quot;;&quot;&quot;;[$input.X3])">
            <text:p/>
          </table:table-cell>
          <table:table-cell table:style-name="ce31" table:formula="of:=IF([$input.AD3]=&quot;&quot;;&quot;&quot;;[$input.AD3])">
            <text:p/>
          </table:table-cell>
          <table:table-cell table:style-name="ce31" table:formula="of:=IF([$input.AE3]=&quot;&quot;;&quot;&quot;;[$input.AE3])">
            <text:p/>
          </table:table-cell>
          <table:table-cell table:style-name="ce31" table:formula="of:=IF([$input.AK3]=&quot;&quot;;&quot;&quot;;[$input.AK3])">
            <text:p/>
          </table:table-cell>
          <table:table-cell table:style-name="ce31" table:formula="of:=IF([$input.AL3]=&quot;&quot;;&quot;&quot;;[$input.AL3])">
            <text:p/>
          </table:table-cell>
          <table:table-cell table:formula="of:=SUMIF([mzcr.$S$2:.$S$421];[.$A3];[$mzcr.T$2:$mzcr.T$421])" office:value-type="float" office:value="4" calcext:value-type="float">
            <text:p>4</text:p>
          </table:table-cell>
          <table:table-cell table:formula="of:=SUMIF([mzcr.$S$2:.$S$421];[.$A3];[$mzcr.U$2:$mzcr.U$421])" office:value-type="float" office:value="12" calcext:value-type="float">
            <text:p>12</text:p>
          </table:table-cell>
          <table:table-cell table:formula="of:=SUMIF([mzcr.$S$2:.$S$421];[.$A3];[$mzcr.V$2:$mzcr.V$421])" office:value-type="float" office:value="6" calcext:value-type="float">
            <text:p>6</text:p>
          </table:table-cell>
          <table:table-cell table:formula="of:=SUMIF([mzcr.$S$2:.$S$421];[.$A3];[$mzcr.W$2:$mzcr.W$421])" office:value-type="float" office:value="4" calcext:value-type="float">
            <text:p>4</text:p>
          </table:table-cell>
          <table:table-cell table:formula="of:=SUMIF([mzcr.$S$2:.$S$421];[.$A3];[$mzcr.X$2:$mzcr.X$421])" office:value-type="float" office:value="263" calcext:value-type="float">
            <text:p>263</text:p>
          </table:table-cell>
          <table:table-cell table:formula="of:=[.T2]*[.C3]" office:value-type="float" office:value="112" calcext:value-type="float">
            <text:p>112</text:p>
          </table:table-cell>
          <table:table-cell table:style-name="ce31" table:formula="of:=IF([.H2]=&quot;&quot;;&quot;&quot;;[.$G3]*[.P2]*[.H2])">
            <text:p/>
          </table:table-cell>
          <table:table-cell table:style-name="ce31" table:formula="of:=IF([.H2]=&quot;&quot;;&quot;&quot;;[.$G3]*[.P2]*[.H2]*[.I2])">
            <text:p/>
          </table:table-cell>
          <table:table-cell table:style-name="ce31" table:formula="of:=IF([.J2]=&quot;&quot;;&quot;&quot;;[.$G3]*[.Q2]*[.J2])">
            <text:p/>
          </table:table-cell>
          <table:table-cell table:style-name="ce31" table:formula="of:=IF([.J2]=&quot;&quot;;&quot;&quot;;[.$G3]*[.Q2]*[.J2]*[.K2])">
            <text:p/>
          </table:table-cell>
          <table:table-cell table:style-name="ce31" table:formula="of:=IF([.L2]=&quot;&quot;;&quot;&quot;;[.$G3]*[.R2]*[.L2])">
            <text:p/>
          </table:table-cell>
          <table:table-cell table:style-name="ce31" table:formula="of:=IF([.L2]=&quot;&quot;;&quot;&quot;;[.$G3]*[.R2]*[.L2]*[.M2])">
            <text:p/>
          </table:table-cell>
          <table:table-cell table:style-name="ce31" table:formula="of:=IF([.N2]=&quot;&quot;;&quot;&quot;;[.$G3]*[.S2]*[.N2])">
            <text:p/>
          </table:table-cell>
          <table:table-cell table:style-name="ce31" table:formula="of:=IF([.N2]=&quot;&quot;;&quot;&quot;;[.$G3]*[.S2]*[.N2]*[.O2])">
            <text:p/>
          </table:table-cell>
          <table:table-cell table:style-name="ce31" table:formula="of:=IF([.H3]=&quot;&quot;;&quot;&quot;;[.$U2]*[.H3])">
            <text:p/>
          </table:table-cell>
          <table:table-cell table:style-name="ce31" table:formula="of:=IF([.J3]=&quot;&quot;;&quot;&quot;;[.$U2]*[.J3])">
            <text:p/>
          </table:table-cell>
          <table:table-cell table:style-name="ce31" table:formula="of:=IF([.L3]=&quot;&quot;;&quot;&quot;;[.$U2]*[.L3])">
            <text:p/>
          </table:table-cell>
          <table:table-cell table:style-name="ce31" table:formula="of:=IF([.N3]=&quot;&quot;;&quot;&quot;;[.$U2]*[.N3])">
            <text:p/>
          </table:table-cell>
          <table:table-cell table:formula="of:=[.P2]*[.$G3]" office:value-type="float" office:value="0" calcext:value-type="float">
            <text:p>0</text:p>
          </table:table-cell>
          <table:table-cell table:formula="of:=[.Q2]*[.$G3]" office:value-type="float" office:value="0" calcext:value-type="float">
            <text:p>0</text:p>
          </table:table-cell>
          <table:table-cell table:formula="of:=[.R2]*[.$G3]" office:value-type="float" office:value="4" calcext:value-type="float">
            <text:p>4</text:p>
          </table:table-cell>
          <table:table-cell table:formula="of:=[.S2]*[.$G3]" office:value-type="float" office:value="4" calcext:value-type="float">
            <text:p>4</text:p>
          </table:table-cell>
        </table:table-row>
        <table:table-row table:style-name="ro1">
          <table:table-cell table:formula="of:=[$input.B4]" office:value-type="float" office:value="12" calcext:value-type="float">
            <text:p>12</text:p>
          </table:table-cell>
          <table:table-cell office:value-type="float" office:value="3.98773006134969" calcext:value-type="float">
            <text:p>3.98773006134969</text:p>
          </table:table-cell>
          <table:table-cell table:formula="of:=[.$C$1]*[.B4]+(1-[.$C$1])*[.C3]" office:value-type="float" office:value="3.99631901840491" calcext:value-type="float">
            <text:p>3.99631901840491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4]/[.$D$2]" office:value-type="float" office:value="1" calcext:value-type="float">
            <text:p>1</text:p>
          </table:table-cell>
          <table:table-cell table:formula="of:=[.$C$1]*[.E4]+(1-[.$C$1])*[.F3]" office:value-type="float" office:value="1" calcext:value-type="float">
            <text:p>1</text:p>
          </table:table-cell>
          <table:table-cell table:formula="of:=[.C4]/[.F2]" office:value-type="float" office:value="3.99631901840491" calcext:value-type="float">
            <text:p>3.99631901840491</text:p>
          </table:table-cell>
          <table:table-cell table:formula="of:=IF([$input.H4]=&quot;&quot;;&quot;&quot;;[$input.H4])">
            <text:p/>
          </table:table-cell>
          <table:table-cell table:formula="of:=IF([$input.I4]=&quot;&quot;;&quot;&quot;;[$input.I4])">
            <text:p/>
          </table:table-cell>
          <table:table-cell table:style-name="ce31" table:formula="of:=IF([$input.W4]=&quot;&quot;;&quot;&quot;;[$input.W4])">
            <text:p/>
          </table:table-cell>
          <table:table-cell table:style-name="ce31" table:formula="of:=IF([$input.X4]=&quot;&quot;;&quot;&quot;;[$input.X4])">
            <text:p/>
          </table:table-cell>
          <table:table-cell table:style-name="ce31" table:formula="of:=IF([$input.AD4]=&quot;&quot;;&quot;&quot;;[$input.AD4])">
            <text:p/>
          </table:table-cell>
          <table:table-cell table:style-name="ce31" table:formula="of:=IF([$input.AE4]=&quot;&quot;;&quot;&quot;;[$input.AE4])">
            <text:p/>
          </table:table-cell>
          <table:table-cell table:style-name="ce31" table:formula="of:=IF([$input.AK4]=&quot;&quot;;&quot;&quot;;[$input.AK4])">
            <text:p/>
          </table:table-cell>
          <table:table-cell table:style-name="ce31" table:formula="of:=IF([$input.AL4]=&quot;&quot;;&quot;&quot;;[$input.AL4])">
            <text:p/>
          </table:table-cell>
          <table:table-cell table:formula="of:=SUMIF([mzcr.$S$2:.$S$421];[.$A4];[$mzcr.T$2:$mzcr.T$421])" office:value-type="float" office:value="6" calcext:value-type="float">
            <text:p>6</text:p>
          </table:table-cell>
          <table:table-cell table:formula="of:=SUMIF([mzcr.$S$2:.$S$421];[.$A4];[$mzcr.U$2:$mzcr.U$421])" office:value-type="float" office:value="19" calcext:value-type="float">
            <text:p>19</text:p>
          </table:table-cell>
          <table:table-cell table:formula="of:=SUMIF([mzcr.$S$2:.$S$421];[.$A4];[$mzcr.V$2:$mzcr.V$421])" office:value-type="float" office:value="14" calcext:value-type="float">
            <text:p>14</text:p>
          </table:table-cell>
          <table:table-cell table:formula="of:=SUMIF([mzcr.$S$2:.$S$421];[.$A4];[$mzcr.W$2:$mzcr.W$421])" office:value-type="float" office:value="16" calcext:value-type="float">
            <text:p>16</text:p>
          </table:table-cell>
          <table:table-cell table:formula="of:=SUMIF([mzcr.$S$2:.$S$421];[.$A4];[$mzcr.X$2:$mzcr.X$421])" office:value-type="float" office:value="847" calcext:value-type="float">
            <text:p>847</text:p>
          </table:table-cell>
          <table:table-cell table:formula="of:=[.T3]*[.C4]" office:value-type="float" office:value="1051.03190184049" calcext:value-type="float">
            <text:p>1051.03190184049</text:p>
          </table:table-cell>
          <table:table-cell table:style-name="ce31" table:formula="of:=IF([.H3]=&quot;&quot;;&quot;&quot;;[.$G4]*[.P3]*[.H3])">
            <text:p/>
          </table:table-cell>
          <table:table-cell table:style-name="ce31" table:formula="of:=IF([.H3]=&quot;&quot;;&quot;&quot;;[.$G4]*[.P3]*[.H3]*[.I3])">
            <text:p/>
          </table:table-cell>
          <table:table-cell table:style-name="ce31" table:formula="of:=IF([.J3]=&quot;&quot;;&quot;&quot;;[.$G4]*[.Q3]*[.J3])">
            <text:p/>
          </table:table-cell>
          <table:table-cell table:style-name="ce31" table:formula="of:=IF([.J3]=&quot;&quot;;&quot;&quot;;[.$G4]*[.Q3]*[.J3]*[.K3])">
            <text:p/>
          </table:table-cell>
          <table:table-cell table:style-name="ce31" table:formula="of:=IF([.L3]=&quot;&quot;;&quot;&quot;;[.$G4]*[.R3]*[.L3])">
            <text:p/>
          </table:table-cell>
          <table:table-cell table:style-name="ce31" table:formula="of:=IF([.L3]=&quot;&quot;;&quot;&quot;;[.$G4]*[.R3]*[.L3]*[.M3])">
            <text:p/>
          </table:table-cell>
          <table:table-cell table:style-name="ce31" table:formula="of:=IF([.N3]=&quot;&quot;;&quot;&quot;;[.$G4]*[.S3]*[.N3])">
            <text:p/>
          </table:table-cell>
          <table:table-cell table:style-name="ce31" table:formula="of:=IF([.N3]=&quot;&quot;;&quot;&quot;;[.$G4]*[.S3]*[.N3]*[.O3])">
            <text:p/>
          </table:table-cell>
          <table:table-cell table:formula="of:=IF([.H4]=&quot;&quot;;&quot;&quot;;[.$U3]*[.H4])">
            <text:p/>
          </table:table-cell>
          <table:table-cell table:style-name="ce31" table:formula="of:=IF([.J4]=&quot;&quot;;&quot;&quot;;[.$U3]*[.J4])">
            <text:p/>
          </table:table-cell>
          <table:table-cell table:style-name="ce31" table:formula="of:=IF([.L4]=&quot;&quot;;&quot;&quot;;[.$U3]*[.L4])">
            <text:p/>
          </table:table-cell>
          <table:table-cell table:style-name="ce31" table:formula="of:=IF([.N4]=&quot;&quot;;&quot;&quot;;[.$U3]*[.N4])">
            <text:p/>
          </table:table-cell>
          <table:table-cell table:formula="of:=[.P3]*[.$G4]" office:value-type="float" office:value="15.9852760736196" calcext:value-type="float">
            <text:p>15.9852760736196</text:p>
          </table:table-cell>
          <table:table-cell table:formula="of:=[.Q3]*[.$G4]" office:value-type="float" office:value="47.9558282208589" calcext:value-type="float">
            <text:p>47.9558282208589</text:p>
          </table:table-cell>
          <table:table-cell table:formula="of:=[.R3]*[.$G4]" office:value-type="float" office:value="23.9779141104294" calcext:value-type="float">
            <text:p>23.9779141104294</text:p>
          </table:table-cell>
          <table:table-cell table:formula="of:=[.S3]*[.$G4]" office:value-type="float" office:value="15.9852760736196" calcext:value-type="float">
            <text:p>15.9852760736196</text:p>
          </table:table-cell>
        </table:table-row>
        <table:table-row table:style-name="ro1">
          <table:table-cell table:formula="of:=[$input.B5]" office:value-type="float" office:value="13" calcext:value-type="float">
            <text:p>13</text:p>
          </table:table-cell>
          <table:table-cell office:value-type="float" office:value="1.46511627906977" calcext:value-type="float">
            <text:p>1.46511627906977</text:p>
          </table:table-cell>
          <table:table-cell table:formula="of:=[.$C$1]*[.B5]+(1-[.$C$1])*[.C4]" office:value-type="float" office:value="3.23695819660437" calcext:value-type="float">
            <text:p>3.23695819660437</text:p>
          </table:table-cell>
          <table:table-cell office:value-type="float" office:value="16.5838520318341" calcext:value-type="float">
            <text:p>16.5838520318341</text:p>
          </table:table-cell>
          <table:table-cell table:formula="of:=[.D5]/[.$D$2]" office:value-type="float" office:value="0.741819520615484" calcext:value-type="float">
            <text:p>0.741819520615484</text:p>
          </table:table-cell>
          <table:table-cell table:formula="of:=[.$C$1]*[.E5]+(1-[.$C$1])*[.F4]" office:value-type="float" office:value="0.922545856184645" calcext:value-type="float">
            <text:p>0.922545856184645</text:p>
          </table:table-cell>
          <table:table-cell table:formula="of:=[.C5]/[.F3]" office:value-type="float" office:value="3.23695819660437" calcext:value-type="float">
            <text:p>3.23695819660437</text:p>
          </table:table-cell>
          <table:table-cell table:formula="of:=IF([$input.H5]=&quot;&quot;;&quot;&quot;;[$input.H5])">
            <text:p/>
          </table:table-cell>
          <table:table-cell table:formula="of:=IF([$input.I5]=&quot;&quot;;&quot;&quot;;[$input.I5])">
            <text:p/>
          </table:table-cell>
          <table:table-cell table:style-name="ce31" table:formula="of:=IF([$input.W5]=&quot;&quot;;&quot;&quot;;[$input.W5])">
            <text:p/>
          </table:table-cell>
          <table:table-cell table:style-name="ce31" table:formula="of:=IF([$input.X5]=&quot;&quot;;&quot;&quot;;[$input.X5])">
            <text:p/>
          </table:table-cell>
          <table:table-cell table:style-name="ce31" table:formula="of:=IF([$input.AD5]=&quot;&quot;;&quot;&quot;;[$input.AD5])">
            <text:p/>
          </table:table-cell>
          <table:table-cell table:style-name="ce31" table:formula="of:=IF([$input.AE5]=&quot;&quot;;&quot;&quot;;[$input.AE5])">
            <text:p/>
          </table:table-cell>
          <table:table-cell table:style-name="ce31" table:formula="of:=IF([$input.AK5]=&quot;&quot;;&quot;&quot;;[$input.AK5])">
            <text:p/>
          </table:table-cell>
          <table:table-cell table:style-name="ce31" table:formula="of:=IF([$input.AL5]=&quot;&quot;;&quot;&quot;;[$input.AL5])">
            <text:p/>
          </table:table-cell>
          <table:table-cell table:formula="of:=SUMIF([mzcr.$S$2:.$S$421];[.$A5];[$mzcr.T$2:$mzcr.T$421])" office:value-type="float" office:value="11" calcext:value-type="float">
            <text:p>11</text:p>
          </table:table-cell>
          <table:table-cell table:formula="of:=SUMIF([mzcr.$S$2:.$S$421];[.$A5];[$mzcr.U$2:$mzcr.U$421])" office:value-type="float" office:value="20" calcext:value-type="float">
            <text:p>20</text:p>
          </table:table-cell>
          <table:table-cell table:formula="of:=SUMIF([mzcr.$S$2:.$S$421];[.$A5];[$mzcr.V$2:$mzcr.V$421])" office:value-type="float" office:value="29" calcext:value-type="float">
            <text:p>29</text:p>
          </table:table-cell>
          <table:table-cell table:formula="of:=SUMIF([mzcr.$S$2:.$S$421];[.$A5];[$mzcr.W$2:$mzcr.W$421])" office:value-type="float" office:value="39" calcext:value-type="float">
            <text:p>39</text:p>
          </table:table-cell>
          <table:table-cell table:formula="of:=SUMIF([mzcr.$S$2:.$S$421];[.$A5];[$mzcr.X$2:$mzcr.X$421])" office:value-type="float" office:value="1649" calcext:value-type="float">
            <text:p>1649</text:p>
          </table:table-cell>
          <table:table-cell table:formula="of:=[.T4]*[.C5]" office:value-type="float" office:value="2741.7035925239" calcext:value-type="float">
            <text:p>2741.7035925239</text:p>
          </table:table-cell>
          <table:table-cell table:formula="of:=IF([.H4]=&quot;&quot;;&quot;&quot;;[.$G5]*[.P4]*[.H4])">
            <text:p/>
          </table:table-cell>
          <table:table-cell table:formula="of:=IF([.H4]=&quot;&quot;;&quot;&quot;;[.$G5]*[.P4]*[.H4]*[.I4])">
            <text:p/>
          </table:table-cell>
          <table:table-cell table:style-name="ce31" table:formula="of:=IF([.J4]=&quot;&quot;;&quot;&quot;;[.$G5]*[.Q4]*[.J4])">
            <text:p/>
          </table:table-cell>
          <table:table-cell table:style-name="ce31" table:formula="of:=IF([.J4]=&quot;&quot;;&quot;&quot;;[.$G5]*[.Q4]*[.J4]*[.K4])">
            <text:p/>
          </table:table-cell>
          <table:table-cell table:style-name="ce31" table:formula="of:=IF([.L4]=&quot;&quot;;&quot;&quot;;[.$G5]*[.R4]*[.L4])">
            <text:p/>
          </table:table-cell>
          <table:table-cell table:style-name="ce31" table:formula="of:=IF([.L4]=&quot;&quot;;&quot;&quot;;[.$G5]*[.R4]*[.L4]*[.M4])">
            <text:p/>
          </table:table-cell>
          <table:table-cell table:style-name="ce31" table:formula="of:=IF([.N4]=&quot;&quot;;&quot;&quot;;[.$G5]*[.S4]*[.N4])">
            <text:p/>
          </table:table-cell>
          <table:table-cell table:style-name="ce31" table:formula="of:=IF([.N4]=&quot;&quot;;&quot;&quot;;[.$G5]*[.S4]*[.N4]*[.O4])">
            <text:p/>
          </table:table-cell>
          <table:table-cell table:formula="of:=IF([.H5]=&quot;&quot;;&quot;&quot;;[.$U4]*[.H5])">
            <text:p/>
          </table:table-cell>
          <table:table-cell table:style-name="ce31" table:formula="of:=IF([.J5]=&quot;&quot;;&quot;&quot;;[.$U4]*[.J5])">
            <text:p/>
          </table:table-cell>
          <table:table-cell table:style-name="ce31" table:formula="of:=IF([.L5]=&quot;&quot;;&quot;&quot;;[.$U4]*[.L5])">
            <text:p/>
          </table:table-cell>
          <table:table-cell table:style-name="ce31" table:formula="of:=IF([.N5]=&quot;&quot;;&quot;&quot;;[.$U4]*[.N5])">
            <text:p/>
          </table:table-cell>
          <table:table-cell table:formula="of:=[.P4]*[.$G5]" office:value-type="float" office:value="19.4217491796262" calcext:value-type="float">
            <text:p>19.4217491796262</text:p>
          </table:table-cell>
          <table:table-cell table:formula="of:=[.Q4]*[.$G5]" office:value-type="float" office:value="61.5022057354829" calcext:value-type="float">
            <text:p>61.5022057354829</text:p>
          </table:table-cell>
          <table:table-cell table:formula="of:=[.R4]*[.$G5]" office:value-type="float" office:value="45.3174147524611" calcext:value-type="float">
            <text:p>45.3174147524611</text:p>
          </table:table-cell>
          <table:table-cell table:formula="of:=[.S4]*[.$G5]" office:value-type="float" office:value="51.7913311456699" calcext:value-type="float">
            <text:p>51.7913311456699</text:p>
          </table:table-cell>
        </table:table-row>
        <table:table-row table:style-name="ro1">
          <table:table-cell table:formula="of:=[$input.B6]" office:value-type="float" office:value="14" calcext:value-type="float">
            <text:p>14</text:p>
          </table:table-cell>
          <table:table-cell office:value-type="float" office:value="1.13667285095857" calcext:value-type="float">
            <text:p>1.13667285095857</text:p>
          </table:table-cell>
          <table:table-cell table:formula="of:=[.$C$1]*[.B6]+(1-[.$C$1])*[.C5]" office:value-type="float" office:value="2.60687259291063" calcext:value-type="float">
            <text:p>2.60687259291063</text:p>
          </table:table-cell>
          <table:table-cell office:value-type="float" office:value="8.17043580956965" calcext:value-type="float">
            <text:p>8.17043580956965</text:p>
          </table:table-cell>
          <table:table-cell table:formula="of:=[.D6]/[.$D$2]" office:value-type="float" office:value="0.365475328882576" calcext:value-type="float">
            <text:p>0.365475328882576</text:p>
          </table:table-cell>
          <table:table-cell table:formula="of:=[.$C$1]*[.E6]+(1-[.$C$1])*[.F5]" office:value-type="float" office:value="0.755424697994024" calcext:value-type="float">
            <text:p>0.755424697994024</text:p>
          </table:table-cell>
          <table:table-cell table:formula="of:=[.C6]/[.F4]" office:value-type="float" office:value="2.60687259291063" calcext:value-type="float">
            <text:p>2.60687259291063</text:p>
          </table:table-cell>
          <table:table-cell table:formula="of:=IF([$input.H6]=&quot;&quot;;&quot;&quot;;[$input.H6])">
            <text:p/>
          </table:table-cell>
          <table:table-cell table:formula="of:=IF([$input.I6]=&quot;&quot;;&quot;&quot;;[$input.I6])">
            <text:p/>
          </table:table-cell>
          <table:table-cell table:style-name="ce31" table:formula="of:=IF([$input.W6]=&quot;&quot;;&quot;&quot;;[$input.W6])">
            <text:p/>
          </table:table-cell>
          <table:table-cell table:style-name="ce31" table:formula="of:=IF([$input.X6]=&quot;&quot;;&quot;&quot;;[$input.X6])">
            <text:p/>
          </table:table-cell>
          <table:table-cell table:style-name="ce31" table:formula="of:=IF([$input.AD6]=&quot;&quot;;&quot;&quot;;[$input.AD6])">
            <text:p/>
          </table:table-cell>
          <table:table-cell table:style-name="ce31" table:formula="of:=IF([$input.AE6]=&quot;&quot;;&quot;&quot;;[$input.AE6])">
            <text:p/>
          </table:table-cell>
          <table:table-cell table:style-name="ce31" table:formula="of:=IF([$input.AK6]=&quot;&quot;;&quot;&quot;;[$input.AK6])">
            <text:p/>
          </table:table-cell>
          <table:table-cell table:style-name="ce31" table:formula="of:=IF([$input.AL6]=&quot;&quot;;&quot;&quot;;[$input.AL6])">
            <text:p/>
          </table:table-cell>
          <table:table-cell table:formula="of:=SUMIF([mzcr.$S$2:.$S$421];[.$A6];[$mzcr.T$2:$mzcr.T$421])" office:value-type="float" office:value="14" calcext:value-type="float">
            <text:p>14</text:p>
          </table:table-cell>
          <table:table-cell table:formula="of:=SUMIF([mzcr.$S$2:.$S$421];[.$A6];[$mzcr.U$2:$mzcr.U$421])" office:value-type="float" office:value="34" calcext:value-type="float">
            <text:p>34</text:p>
          </table:table-cell>
          <table:table-cell table:formula="of:=SUMIF([mzcr.$S$2:.$S$421];[.$A6];[$mzcr.V$2:$mzcr.V$421])" office:value-type="float" office:value="31" calcext:value-type="float">
            <text:p>31</text:p>
          </table:table-cell>
          <table:table-cell table:formula="of:=SUMIF([mzcr.$S$2:.$S$421];[.$A6];[$mzcr.W$2:$mzcr.W$421])" office:value-type="float" office:value="39" calcext:value-type="float">
            <text:p>39</text:p>
          </table:table-cell>
          <table:table-cell table:formula="of:=SUMIF([mzcr.$S$2:.$S$421];[.$A6];[$mzcr.X$2:$mzcr.X$421])" office:value-type="float" office:value="1751" calcext:value-type="float">
            <text:p>1751</text:p>
          </table:table-cell>
          <table:table-cell table:formula="of:=[.T5]*[.C6]" office:value-type="float" office:value="4298.73290570962" calcext:value-type="float">
            <text:p>4298.73290570962</text:p>
          </table:table-cell>
          <table:table-cell table:formula="of:=IF([.H5]=&quot;&quot;;&quot;&quot;;[.$G6]*[.P5]*[.H5])">
            <text:p/>
          </table:table-cell>
          <table:table-cell table:formula="of:=IF([.H5]=&quot;&quot;;&quot;&quot;;[.$G6]*[.P5]*[.H5]*[.I5])">
            <text:p/>
          </table:table-cell>
          <table:table-cell table:style-name="ce31" table:formula="of:=IF([.J5]=&quot;&quot;;&quot;&quot;;[.$G6]*[.Q5]*[.J5])">
            <text:p/>
          </table:table-cell>
          <table:table-cell table:style-name="ce31" table:formula="of:=IF([.J5]=&quot;&quot;;&quot;&quot;;[.$G6]*[.Q5]*[.J5]*[.K5])">
            <text:p/>
          </table:table-cell>
          <table:table-cell table:style-name="ce31" table:formula="of:=IF([.L5]=&quot;&quot;;&quot;&quot;;[.$G6]*[.R5]*[.L5])">
            <text:p/>
          </table:table-cell>
          <table:table-cell table:style-name="ce31" table:formula="of:=IF([.L5]=&quot;&quot;;&quot;&quot;;[.$G6]*[.R5]*[.L5]*[.M5])">
            <text:p/>
          </table:table-cell>
          <table:table-cell table:style-name="ce31" table:formula="of:=IF([.N5]=&quot;&quot;;&quot;&quot;;[.$G6]*[.S5]*[.N5])">
            <text:p/>
          </table:table-cell>
          <table:table-cell table:style-name="ce31" table:formula="of:=IF([.N5]=&quot;&quot;;&quot;&quot;;[.$G6]*[.S5]*[.N5]*[.O5])">
            <text:p/>
          </table:table-cell>
          <table:table-cell table:formula="of:=IF([.H6]=&quot;&quot;;&quot;&quot;;[.$U5]*[.H6])">
            <text:p/>
          </table:table-cell>
          <table:table-cell table:style-name="ce31" table:formula="of:=IF([.J6]=&quot;&quot;;&quot;&quot;;[.$U5]*[.J6])">
            <text:p/>
          </table:table-cell>
          <table:table-cell table:style-name="ce31" table:formula="of:=IF([.L6]=&quot;&quot;;&quot;&quot;;[.$U5]*[.L6])">
            <text:p/>
          </table:table-cell>
          <table:table-cell table:style-name="ce31" table:formula="of:=IF([.N6]=&quot;&quot;;&quot;&quot;;[.$U5]*[.N6])">
            <text:p/>
          </table:table-cell>
          <table:table-cell table:formula="of:=[.P5]*[.$G6]" office:value-type="float" office:value="28.6755985220169" calcext:value-type="float">
            <text:p>28.6755985220169</text:p>
          </table:table-cell>
          <table:table-cell table:formula="of:=[.Q5]*[.$G6]" office:value-type="float" office:value="52.1374518582125" calcext:value-type="float">
            <text:p>52.1374518582125</text:p>
          </table:table-cell>
          <table:table-cell table:formula="of:=[.R5]*[.$G6]" office:value-type="float" office:value="75.5993051944082" calcext:value-type="float">
            <text:p>75.5993051944082</text:p>
          </table:table-cell>
          <table:table-cell table:formula="of:=[.S5]*[.$G6]" office:value-type="float" office:value="101.668031123514" calcext:value-type="float">
            <text:p>101.668031123514</text:p>
          </table:table-cell>
        </table:table-row>
        <table:table-row table:style-name="ro1">
          <table:table-cell table:formula="of:=[$input.B7]" office:value-type="float" office:value="15" calcext:value-type="float">
            <text:p>15</text:p>
          </table:table-cell>
          <table:table-cell office:value-type="float" office:value="0.945975744211687" calcext:value-type="float">
            <text:p>0.945975744211687</text:p>
          </table:table-cell>
          <table:table-cell table:formula="of:=[.$C$1]*[.B7]+(1-[.$C$1])*[.C6]" office:value-type="float" office:value="2.10860353830094" calcext:value-type="float">
            <text:p>2.10860353830094</text:p>
          </table:table-cell>
          <table:table-cell office:value-type="float" office:value="7.1799369324668" calcext:value-type="float">
            <text:p>7.1799369324668</text:p>
          </table:table-cell>
          <table:table-cell table:formula="of:=[.D7]/[.$D$2]" office:value-type="float" office:value="0.321168891465494" calcext:value-type="float">
            <text:p>0.321168891465494</text:p>
          </table:table-cell>
          <table:table-cell table:formula="of:=[.$C$1]*[.E7]+(1-[.$C$1])*[.F6]" office:value-type="float" office:value="0.625147956035465" calcext:value-type="float">
            <text:p>0.625147956035465</text:p>
          </table:table-cell>
          <table:table-cell table:formula="of:=[.C7]/[.F5]" office:value-type="float" office:value="2.28563547726663" calcext:value-type="float">
            <text:p>2.28563547726663</text:p>
          </table:table-cell>
          <table:table-cell table:formula="of:=IF([$input.H7]=&quot;&quot;;&quot;&quot;;[$input.H7])">
            <text:p/>
          </table:table-cell>
          <table:table-cell table:formula="of:=IF([$input.I7]=&quot;&quot;;&quot;&quot;;[$input.I7])">
            <text:p/>
          </table:table-cell>
          <table:table-cell table:formula="of:=IF([$input.W7]=&quot;&quot;;&quot;&quot;;[$input.W7])" office:value-type="float" office:value="0" calcext:value-type="float">
            <text:p>0</text:p>
          </table:table-cell>
          <table:table-cell table:formula="of:=IF([$input.X7]=&quot;&quot;;&quot;&quot;;[$input.X7])" office:value-type="float" office:value="0" calcext:value-type="float">
            <text:p>0</text:p>
          </table:table-cell>
          <table:table-cell table:formula="of:=IF([$input.AD7]=&quot;&quot;;&quot;&quot;;[$input.AD7])" office:value-type="float" office:value="0" calcext:value-type="float">
            <text:p>0</text:p>
          </table:table-cell>
          <table:table-cell table:formula="of:=IF([$input.AE7]=&quot;&quot;;&quot;&quot;;[$input.AE7])" office:value-type="float" office:value="0" calcext:value-type="float">
            <text:p>0</text:p>
          </table:table-cell>
          <table:table-cell table:formula="of:=IF([$input.AK7]=&quot;&quot;;&quot;&quot;;[$input.AK7])" office:value-type="float" office:value="0" calcext:value-type="float">
            <text:p>0</text:p>
          </table:table-cell>
          <table:table-cell table:formula="of:=IF([$input.AL7]=&quot;&quot;;&quot;&quot;;[$input.AL7])" office:value-type="float" office:value="0" calcext:value-type="float">
            <text:p>0</text:p>
          </table:table-cell>
          <table:table-cell table:formula="of:=SUMIF([mzcr.$S$2:.$S$421];[.$A7];[$mzcr.T$2:$mzcr.T$421])" office:value-type="float" office:value="10" calcext:value-type="float">
            <text:p>10</text:p>
          </table:table-cell>
          <table:table-cell table:formula="of:=SUMIF([mzcr.$S$2:.$S$421];[.$A7];[$mzcr.U$2:$mzcr.U$421])" office:value-type="float" office:value="20" calcext:value-type="float">
            <text:p>20</text:p>
          </table:table-cell>
          <table:table-cell table:formula="of:=SUMIF([mzcr.$S$2:.$S$421];[.$A7];[$mzcr.V$2:$mzcr.V$421])" office:value-type="float" office:value="35" calcext:value-type="float">
            <text:p>35</text:p>
          </table:table-cell>
          <table:table-cell table:formula="of:=SUMIF([mzcr.$S$2:.$S$421];[.$A7];[$mzcr.W$2:$mzcr.W$421])" office:value-type="float" office:value="32" calcext:value-type="float">
            <text:p>32</text:p>
          </table:table-cell>
          <table:table-cell table:formula="of:=SUMIF([mzcr.$S$2:.$S$421];[.$A7];[$mzcr.X$2:$mzcr.X$421])" office:value-type="float" office:value="1379" calcext:value-type="float">
            <text:p>1379</text:p>
          </table:table-cell>
          <table:table-cell table:formula="of:=[.T6]*[.C7]" office:value-type="float" office:value="3692.16479556495" calcext:value-type="float">
            <text:p>3692.16479556495</text:p>
          </table:table-cell>
          <table:table-cell table:formula="of:=IF([.H6]=&quot;&quot;;&quot;&quot;;[.$G7]*[.P6]*[.H6])">
            <text:p/>
          </table:table-cell>
          <table:table-cell table:formula="of:=IF([.H6]=&quot;&quot;;&quot;&quot;;[.$G7]*[.P6]*[.H6]*[.I6])">
            <text:p/>
          </table:table-cell>
          <table:table-cell table:style-name="ce31" table:formula="of:=IF([.J6]=&quot;&quot;;&quot;&quot;;[.$G7]*[.Q6]*[.J6])">
            <text:p/>
          </table:table-cell>
          <table:table-cell table:style-name="ce31" table:formula="of:=IF([.J6]=&quot;&quot;;&quot;&quot;;[.$G7]*[.Q6]*[.J6]*[.K6])">
            <text:p/>
          </table:table-cell>
          <table:table-cell table:style-name="ce31" table:formula="of:=IF([.L6]=&quot;&quot;;&quot;&quot;;[.$G7]*[.R6]*[.L6])">
            <text:p/>
          </table:table-cell>
          <table:table-cell table:style-name="ce31" table:formula="of:=IF([.L6]=&quot;&quot;;&quot;&quot;;[.$G7]*[.R6]*[.L6]*[.M6])">
            <text:p/>
          </table:table-cell>
          <table:table-cell table:style-name="ce31" table:formula="of:=IF([.N6]=&quot;&quot;;&quot;&quot;;[.$G7]*[.S6]*[.N6])">
            <text:p/>
          </table:table-cell>
          <table:table-cell table:style-name="ce31" table:formula="of:=IF([.N6]=&quot;&quot;;&quot;&quot;;[.$G7]*[.S6]*[.N6]*[.O6])">
            <text:p/>
          </table:table-cell>
          <table:table-cell table:formula="of:=IF([.H7]=&quot;&quot;;&quot;&quot;;[.$U6]*[.H7])">
            <text:p/>
          </table:table-cell>
          <table:table-cell table:formula="of:=IF([.J7]=&quot;&quot;;&quot;&quot;;[.$U6]*[.J7])" office:value-type="float" office:value="0" calcext:value-type="float">
            <text:p>0</text:p>
          </table:table-cell>
          <table:table-cell table:formula="of:=IF([.L7]=&quot;&quot;;&quot;&quot;;[.$U6]*[.L7])" office:value-type="float" office:value="0" calcext:value-type="float">
            <text:p>0</text:p>
          </table:table-cell>
          <table:table-cell table:formula="of:=IF([.N7]=&quot;&quot;;&quot;&quot;;[.$U6]*[.N7])" office:value-type="float" office:value="0" calcext:value-type="float">
            <text:p>0</text:p>
          </table:table-cell>
          <table:table-cell table:formula="of:=[.P6]*[.$G7]" office:value-type="float" office:value="31.9988966817328" calcext:value-type="float">
            <text:p>31.9988966817328</text:p>
          </table:table-cell>
          <table:table-cell table:formula="of:=[.Q6]*[.$G7]" office:value-type="float" office:value="77.7116062270655" calcext:value-type="float">
            <text:p>77.7116062270655</text:p>
          </table:table-cell>
          <table:table-cell table:formula="of:=[.R6]*[.$G7]" office:value-type="float" office:value="70.8546997952656" calcext:value-type="float">
            <text:p>70.8546997952656</text:p>
          </table:table-cell>
          <table:table-cell table:formula="of:=[.S6]*[.$G7]" office:value-type="float" office:value="89.1397836133986" calcext:value-type="float">
            <text:p>89.1397836133986</text:p>
          </table:table-cell>
        </table:table-row>
        <table:table-row table:style-name="ro1">
          <table:table-cell table:formula="of:=[$input.B8]" office:value-type="float" office:value="16" calcext:value-type="float">
            <text:p>16</text:p>
          </table:table-cell>
          <table:table-cell office:value-type="float" office:value="0.602930914166085" calcext:value-type="float">
            <text:p>0.602930914166085</text:p>
          </table:table-cell>
          <table:table-cell table:formula="of:=[.$C$1]*[.B8]+(1-[.$C$1])*[.C7]" office:value-type="float" office:value="1.65690175106049" calcext:value-type="float">
            <text:p>1.65690175106049</text:p>
          </table:table-cell>
          <table:table-cell office:value-type="float" office:value="9.56271458673022" calcext:value-type="float">
            <text:p>9.56271458673022</text:p>
          </table:table-cell>
          <table:table-cell table:formula="of:=[.D8]/[.$D$2]" office:value-type="float" office:value="0.427753958301952" calcext:value-type="float">
            <text:p>0.427753958301952</text:p>
          </table:table-cell>
          <table:table-cell table:formula="of:=[.$C$1]*[.E8]+(1-[.$C$1])*[.F7]" office:value-type="float" office:value="0.565929756715411" calcext:value-type="float">
            <text:p>0.565929756715411</text:p>
          </table:table-cell>
          <table:table-cell table:formula="of:=[.C8]/[.F6]" office:value-type="float" office:value="2.19333807255742" calcext:value-type="float">
            <text:p>2.19333807255742</text:p>
          </table:table-cell>
          <table:table-cell table:formula="of:=IF([$input.H8]=&quot;&quot;;&quot;&quot;;[$input.H8])">
            <text:p/>
          </table:table-cell>
          <table:table-cell table:formula="of:=IF([$input.I8]=&quot;&quot;;&quot;&quot;;[$input.I8])">
            <text:p/>
          </table:table-cell>
          <table:table-cell table:formula="of:=IF([$input.W8]=&quot;&quot;;&quot;&quot;;[$input.W8])" office:value-type="float" office:value="0" calcext:value-type="float">
            <text:p>0</text:p>
          </table:table-cell>
          <table:table-cell table:formula="of:=IF([$input.X8]=&quot;&quot;;&quot;&quot;;[$input.X8])" office:value-type="float" office:value="0" calcext:value-type="float">
            <text:p>0</text:p>
          </table:table-cell>
          <table:table-cell table:formula="of:=IF([$input.AD8]=&quot;&quot;;&quot;&quot;;[$input.AD8])" office:value-type="float" office:value="0" calcext:value-type="float">
            <text:p>0</text:p>
          </table:table-cell>
          <table:table-cell table:formula="of:=IF([$input.AE8]=&quot;&quot;;&quot;&quot;;[$input.AE8])" office:value-type="float" office:value="0" calcext:value-type="float">
            <text:p>0</text:p>
          </table:table-cell>
          <table:table-cell table:formula="of:=IF([$input.AK8]=&quot;&quot;;&quot;&quot;;[$input.AK8])" office:value-type="float" office:value="0" calcext:value-type="float">
            <text:p>0</text:p>
          </table:table-cell>
          <table:table-cell table:formula="of:=IF([$input.AL8]=&quot;&quot;;&quot;&quot;;[$input.AL8])" office:value-type="float" office:value="0" calcext:value-type="float">
            <text:p>0</text:p>
          </table:table-cell>
          <table:table-cell table:formula="of:=SUMIF([mzcr.$S$2:.$S$421];[.$A8];[$mzcr.T$2:$mzcr.T$421])" office:value-type="float" office:value="6" calcext:value-type="float">
            <text:p>6</text:p>
          </table:table-cell>
          <table:table-cell table:formula="of:=SUMIF([mzcr.$S$2:.$S$421];[.$A8];[$mzcr.U$2:$mzcr.U$421])" office:value-type="float" office:value="20" calcext:value-type="float">
            <text:p>20</text:p>
          </table:table-cell>
          <table:table-cell table:formula="of:=SUMIF([mzcr.$S$2:.$S$421];[.$A8];[$mzcr.V$2:$mzcr.V$421])" office:value-type="float" office:value="12" calcext:value-type="float">
            <text:p>12</text:p>
          </table:table-cell>
          <table:table-cell table:formula="of:=SUMIF([mzcr.$S$2:.$S$421];[.$A8];[$mzcr.W$2:$mzcr.W$421])" office:value-type="float" office:value="14" calcext:value-type="float">
            <text:p>14</text:p>
          </table:table-cell>
          <table:table-cell table:formula="of:=SUMIF([mzcr.$S$2:.$S$421];[.$A8];[$mzcr.X$2:$mzcr.X$421])" office:value-type="float" office:value="735" calcext:value-type="float">
            <text:p>735</text:p>
          </table:table-cell>
          <table:table-cell table:formula="of:=[.T7]*[.C8]" office:value-type="float" office:value="2284.86751471241" calcext:value-type="float">
            <text:p>2284.86751471241</text:p>
          </table:table-cell>
          <table:table-cell table:formula="of:=IF([.H7]=&quot;&quot;;&quot;&quot;;[.$G8]*[.P7]*[.H7])">
            <text:p/>
          </table:table-cell>
          <table:table-cell table:formula="of:=IF([.H7]=&quot;&quot;;&quot;&quot;;[.$G8]*[.P7]*[.H7]*[.I7])">
            <text:p/>
          </table:table-cell>
          <table:table-cell table:formula="of:=IF([.J7]=&quot;&quot;;&quot;&quot;;[.$G8]*[.Q7]*[.J7])" office:value-type="float" office:value="0" calcext:value-type="float">
            <text:p>0</text:p>
          </table:table-cell>
          <table:table-cell table:formula="of:=IF([.J7]=&quot;&quot;;&quot;&quot;;[.$G8]*[.Q7]*[.J7]*[.K7])" office:value-type="float" office:value="0" calcext:value-type="float">
            <text:p>0</text:p>
          </table:table-cell>
          <table:table-cell table:formula="of:=IF([.L7]=&quot;&quot;;&quot;&quot;;[.$G8]*[.R7]*[.L7])" office:value-type="float" office:value="0" calcext:value-type="float">
            <text:p>0</text:p>
          </table:table-cell>
          <table:table-cell table:formula="of:=IF([.L7]=&quot;&quot;;&quot;&quot;;[.$G8]*[.R7]*[.L7]*[.M7])" office:value-type="float" office:value="0" calcext:value-type="float">
            <text:p>0</text:p>
          </table:table-cell>
          <table:table-cell table:formula="of:=IF([.N7]=&quot;&quot;;&quot;&quot;;[.$G8]*[.S7]*[.N7])" office:value-type="float" office:value="0" calcext:value-type="float">
            <text:p>0</text:p>
          </table:table-cell>
          <table:table-cell table:formula="of:=IF([.N7]=&quot;&quot;;&quot;&quot;;[.$G8]*[.S7]*[.N7]*[.O7])" office:value-type="float" office:value="0" calcext:value-type="float">
            <text:p>0</text:p>
          </table:table-cell>
          <table:table-cell table:formula="of:=IF([.H8]=&quot;&quot;;&quot;&quot;;[.$U7]*[.H8])">
            <text:p/>
          </table:table-cell>
          <table:table-cell table:formula="of:=IF([.J8]=&quot;&quot;;&quot;&quot;;[.$U7]*[.J8])" office:value-type="float" office:value="0" calcext:value-type="float">
            <text:p>0</text:p>
          </table:table-cell>
          <table:table-cell table:formula="of:=IF([.L8]=&quot;&quot;;&quot;&quot;;[.$U7]*[.L8])" office:value-type="float" office:value="0" calcext:value-type="float">
            <text:p>0</text:p>
          </table:table-cell>
          <table:table-cell table:formula="of:=IF([.N8]=&quot;&quot;;&quot;&quot;;[.$U7]*[.N8])" office:value-type="float" office:value="0" calcext:value-type="float">
            <text:p>0</text:p>
          </table:table-cell>
          <table:table-cell table:formula="of:=[.P7]*[.$G8]" office:value-type="float" office:value="21.9333807255742" calcext:value-type="float">
            <text:p>21.9333807255742</text:p>
          </table:table-cell>
          <table:table-cell table:formula="of:=[.Q7]*[.$G8]" office:value-type="float" office:value="43.8667614511485" calcext:value-type="float">
            <text:p>43.8667614511485</text:p>
          </table:table-cell>
          <table:table-cell table:formula="of:=[.R7]*[.$G8]" office:value-type="float" office:value="76.7668325395098" calcext:value-type="float">
            <text:p>76.7668325395098</text:p>
          </table:table-cell>
          <table:table-cell table:formula="of:=[.S7]*[.$G8]" office:value-type="float" office:value="70.1868183218375" calcext:value-type="float">
            <text:p>70.1868183218375</text:p>
          </table:table-cell>
        </table:table-row>
        <table:table-row table:style-name="ro1">
          <table:table-cell table:formula="of:=[$input.B9]" office:value-type="float" office:value="17" calcext:value-type="float">
            <text:p>17</text:p>
          </table:table-cell>
          <table:table-cell office:value-type="float" office:value="1.00265957446809" calcext:value-type="float">
            <text:p>1.00265957446809</text:p>
          </table:table-cell>
          <table:table-cell table:formula="of:=[.$C$1]*[.B9]+(1-[.$C$1])*[.C8]" office:value-type="float" office:value="1.46062909808277" calcext:value-type="float">
            <text:p>1.46062909808277</text:p>
          </table:table-cell>
          <table:table-cell office:value-type="float" office:value="9.34525019193559" calcext:value-type="float">
            <text:p>9.34525019193559</text:p>
          </table:table-cell>
          <table:table-cell table:formula="of:=[.D9]/[.$D$2]" office:value-type="float" office:value="0.418026463580712" calcext:value-type="float">
            <text:p>0.418026463580712</text:p>
          </table:table-cell>
          <table:table-cell table:formula="of:=[.$C$1]*[.E9]+(1-[.$C$1])*[.F8]" office:value-type="float" office:value="0.521558768775002" calcext:value-type="float">
            <text:p>0.521558768775002</text:p>
          </table:table-cell>
          <table:table-cell table:formula="of:=[.C9]/[.F7]" office:value-type="float" office:value="2.33645344910942" calcext:value-type="float">
            <text:p>2.33645344910942</text:p>
          </table:table-cell>
          <table:table-cell table:formula="of:=IF([$input.H9]=&quot;&quot;;&quot;&quot;;[$input.H9])">
            <text:p/>
          </table:table-cell>
          <table:table-cell table:formula="of:=IF([$input.I9]=&quot;&quot;;&quot;&quot;;[$input.I9])">
            <text:p/>
          </table:table-cell>
          <table:table-cell table:formula="of:=IF([$input.W9]=&quot;&quot;;&quot;&quot;;[$input.W9])" office:value-type="float" office:value="0" calcext:value-type="float">
            <text:p>0</text:p>
          </table:table-cell>
          <table:table-cell table:formula="of:=IF([$input.X9]=&quot;&quot;;&quot;&quot;;[$input.X9])" office:value-type="float" office:value="0" calcext:value-type="float">
            <text:p>0</text:p>
          </table:table-cell>
          <table:table-cell table:formula="of:=IF([$input.AD9]=&quot;&quot;;&quot;&quot;;[$input.AD9])" office:value-type="float" office:value="0" calcext:value-type="float">
            <text:p>0</text:p>
          </table:table-cell>
          <table:table-cell table:formula="of:=IF([$input.AE9]=&quot;&quot;;&quot;&quot;;[$input.AE9])" office:value-type="float" office:value="0" calcext:value-type="float">
            <text:p>0</text:p>
          </table:table-cell>
          <table:table-cell table:formula="of:=IF([$input.AK9]=&quot;&quot;;&quot;&quot;;[$input.AK9])" office:value-type="float" office:value="0" calcext:value-type="float">
            <text:p>0</text:p>
          </table:table-cell>
          <table:table-cell table:formula="of:=IF([$input.AL9]=&quot;&quot;;&quot;&quot;;[$input.AL9])" office:value-type="float" office:value="0" calcext:value-type="float">
            <text:p>0</text:p>
          </table:table-cell>
          <table:table-cell table:formula="of:=SUMIF([mzcr.$S$2:.$S$421];[.$A9];[$mzcr.T$2:$mzcr.T$421])" office:value-type="float" office:value="6" calcext:value-type="float">
            <text:p>6</text:p>
          </table:table-cell>
          <table:table-cell table:formula="of:=SUMIF([mzcr.$S$2:.$S$421];[.$A9];[$mzcr.U$2:$mzcr.U$421])" office:value-type="float" office:value="21" calcext:value-type="float">
            <text:p>21</text:p>
          </table:table-cell>
          <table:table-cell table:formula="of:=SUMIF([mzcr.$S$2:.$S$421];[.$A9];[$mzcr.V$2:$mzcr.V$421])" office:value-type="float" office:value="23" calcext:value-type="float">
            <text:p>23</text:p>
          </table:table-cell>
          <table:table-cell table:formula="of:=SUMIF([mzcr.$S$2:.$S$421];[.$A9];[$mzcr.W$2:$mzcr.W$421])" office:value-type="float" office:value="17" calcext:value-type="float">
            <text:p>17</text:p>
          </table:table-cell>
          <table:table-cell table:formula="of:=SUMIF([mzcr.$S$2:.$S$421];[.$A9];[$mzcr.X$2:$mzcr.X$421])" office:value-type="float" office:value="637" calcext:value-type="float">
            <text:p>637</text:p>
          </table:table-cell>
          <table:table-cell table:formula="of:=[.T8]*[.C9]" office:value-type="float" office:value="1073.56238709083" calcext:value-type="float">
            <text:p>1073.56238709083</text:p>
          </table:table-cell>
          <table:table-cell table:formula="of:=IF([.H8]=&quot;&quot;;&quot;&quot;;[.$G9]*[.P8]*[.H8])">
            <text:p/>
          </table:table-cell>
          <table:table-cell table:formula="of:=IF([.H8]=&quot;&quot;;&quot;&quot;;[.$G9]*[.P8]*[.H8]*[.I8])">
            <text:p/>
          </table:table-cell>
          <table:table-cell table:formula="of:=IF([.J8]=&quot;&quot;;&quot;&quot;;[.$G9]*[.Q8]*[.J8])" office:value-type="float" office:value="0" calcext:value-type="float">
            <text:p>0</text:p>
          </table:table-cell>
          <table:table-cell table:formula="of:=IF([.J8]=&quot;&quot;;&quot;&quot;;[.$G9]*[.Q8]*[.J8]*[.K8])" office:value-type="float" office:value="0" calcext:value-type="float">
            <text:p>0</text:p>
          </table:table-cell>
          <table:table-cell table:formula="of:=IF([.L8]=&quot;&quot;;&quot;&quot;;[.$G9]*[.R8]*[.L8])" office:value-type="float" office:value="0" calcext:value-type="float">
            <text:p>0</text:p>
          </table:table-cell>
          <table:table-cell table:formula="of:=IF([.L8]=&quot;&quot;;&quot;&quot;;[.$G9]*[.R8]*[.L8]*[.M8])" office:value-type="float" office:value="0" calcext:value-type="float">
            <text:p>0</text:p>
          </table:table-cell>
          <table:table-cell table:formula="of:=IF([.N8]=&quot;&quot;;&quot;&quot;;[.$G9]*[.S8]*[.N8])" office:value-type="float" office:value="0" calcext:value-type="float">
            <text:p>0</text:p>
          </table:table-cell>
          <table:table-cell table:formula="of:=IF([.N8]=&quot;&quot;;&quot;&quot;;[.$G9]*[.S8]*[.N8]*[.O8])" office:value-type="float" office:value="0" calcext:value-type="float">
            <text:p>0</text:p>
          </table:table-cell>
          <table:table-cell table:formula="of:=IF([.H9]=&quot;&quot;;&quot;&quot;;[.$U8]*[.H9])">
            <text:p/>
          </table:table-cell>
          <table:table-cell table:formula="of:=IF([.J9]=&quot;&quot;;&quot;&quot;;[.$U8]*[.J9])" office:value-type="float" office:value="0" calcext:value-type="float">
            <text:p>0</text:p>
          </table:table-cell>
          <table:table-cell table:formula="of:=IF([.L9]=&quot;&quot;;&quot;&quot;;[.$U8]*[.L9])" office:value-type="float" office:value="0" calcext:value-type="float">
            <text:p>0</text:p>
          </table:table-cell>
          <table:table-cell table:formula="of:=IF([.N9]=&quot;&quot;;&quot;&quot;;[.$U8]*[.N9])" office:value-type="float" office:value="0" calcext:value-type="float">
            <text:p>0</text:p>
          </table:table-cell>
          <table:table-cell table:formula="of:=[.P8]*[.$G9]" office:value-type="float" office:value="14.0187206946565" calcext:value-type="float">
            <text:p>14.0187206946565</text:p>
          </table:table-cell>
          <table:table-cell table:formula="of:=[.Q8]*[.$G9]" office:value-type="float" office:value="46.7290689821884" calcext:value-type="float">
            <text:p>46.7290689821884</text:p>
          </table:table-cell>
          <table:table-cell table:formula="of:=[.R8]*[.$G9]" office:value-type="float" office:value="28.0374413893131" calcext:value-type="float">
            <text:p>28.0374413893131</text:p>
          </table:table-cell>
          <table:table-cell table:formula="of:=[.S8]*[.$G9]" office:value-type="float" office:value="32.7103482875319" calcext:value-type="float">
            <text:p>32.7103482875319</text:p>
          </table:table-cell>
        </table:table-row>
        <table:table-row table:style-name="ro1">
          <table:table-cell table:formula="of:=[$input.B10]" office:value-type="float" office:value="18" calcext:value-type="float">
            <text:p>18</text:p>
          </table:table-cell>
          <table:table-cell office:value-type="float" office:value="0.712034383954155" calcext:value-type="float">
            <text:p>0.712034383954155</text:p>
          </table:table-cell>
          <table:table-cell table:formula="of:=[.$C$1]*[.B10]+(1-[.$C$1])*[.C9]" office:value-type="float" office:value="1.23605068384418" calcext:value-type="float">
            <text:p>1.23605068384418</text:p>
          </table:table-cell>
          <table:table-cell office:value-type="float" office:value="10.7712450991547" calcext:value-type="float">
            <text:p>10.7712450991547</text:p>
          </table:table-cell>
          <table:table-cell table:formula="of:=[.D10]/[.$D$2]" office:value-type="float" office:value="0.48181326392377" calcext:value-type="float">
            <text:p>0.48181326392377</text:p>
          </table:table-cell>
          <table:table-cell table:formula="of:=[.$C$1]*[.E10]+(1-[.$C$1])*[.F9]" office:value-type="float" office:value="0.509635117319632" calcext:value-type="float">
            <text:p>0.509635117319632</text:p>
          </table:table-cell>
          <table:table-cell table:formula="of:=[.C10]/[.F8]" office:value-type="float" office:value="2.18410618840415" calcext:value-type="float">
            <text:p>2.18410618840415</text:p>
          </table:table-cell>
          <table:table-cell table:formula="of:=IF([$input.H10]=&quot;&quot;;&quot;&quot;;[$input.H10])">
            <text:p/>
          </table:table-cell>
          <table:table-cell table:formula="of:=IF([$input.I10]=&quot;&quot;;&quot;&quot;;[$input.I10])">
            <text:p/>
          </table:table-cell>
          <table:table-cell table:formula="of:=IF([$input.W10]=&quot;&quot;;&quot;&quot;;[$input.W10])" office:value-type="float" office:value="0" calcext:value-type="float">
            <text:p>0</text:p>
          </table:table-cell>
          <table:table-cell table:formula="of:=IF([$input.X10]=&quot;&quot;;&quot;&quot;;[$input.X10])" office:value-type="float" office:value="0" calcext:value-type="float">
            <text:p>0</text:p>
          </table:table-cell>
          <table:table-cell table:formula="of:=IF([$input.AD10]=&quot;&quot;;&quot;&quot;;[$input.AD10])" office:value-type="float" office:value="0" calcext:value-type="float">
            <text:p>0</text:p>
          </table:table-cell>
          <table:table-cell table:formula="of:=IF([$input.AE10]=&quot;&quot;;&quot;&quot;;[$input.AE10])" office:value-type="float" office:value="0" calcext:value-type="float">
            <text:p>0</text:p>
          </table:table-cell>
          <table:table-cell table:formula="of:=IF([$input.AK10]=&quot;&quot;;&quot;&quot;;[$input.AK10])" office:value-type="float" office:value="0" calcext:value-type="float">
            <text:p>0</text:p>
          </table:table-cell>
          <table:table-cell table:formula="of:=IF([$input.AL10]=&quot;&quot;;&quot;&quot;;[$input.AL10])" office:value-type="float" office:value="0" calcext:value-type="float">
            <text:p>0</text:p>
          </table:table-cell>
          <table:table-cell table:formula="of:=SUMIF([mzcr.$S$2:.$S$421];[.$A10];[$mzcr.T$2:$mzcr.T$421])" office:value-type="float" office:value="2" calcext:value-type="float">
            <text:p>2</text:p>
          </table:table-cell>
          <table:table-cell table:formula="of:=SUMIF([mzcr.$S$2:.$S$421];[.$A10];[$mzcr.U$2:$mzcr.U$421])" office:value-type="float" office:value="8" calcext:value-type="float">
            <text:p>8</text:p>
          </table:table-cell>
          <table:table-cell table:formula="of:=SUMIF([mzcr.$S$2:.$S$421];[.$A10];[$mzcr.V$2:$mzcr.V$421])" office:value-type="float" office:value="11" calcext:value-type="float">
            <text:p>11</text:p>
          </table:table-cell>
          <table:table-cell table:formula="of:=SUMIF([mzcr.$S$2:.$S$421];[.$A10];[$mzcr.W$2:$mzcr.W$421])" office:value-type="float" office:value="5" calcext:value-type="float">
            <text:p>5</text:p>
          </table:table-cell>
          <table:table-cell table:formula="of:=SUMIF([mzcr.$S$2:.$S$421];[.$A10];[$mzcr.X$2:$mzcr.X$421])" office:value-type="float" office:value="331" calcext:value-type="float">
            <text:p>331</text:p>
          </table:table-cell>
          <table:table-cell table:formula="of:=[.T9]*[.C10]" office:value-type="float" office:value="787.364285608745" calcext:value-type="float">
            <text:p>787.364285608745</text:p>
          </table:table-cell>
          <table:table-cell table:formula="of:=IF([.H9]=&quot;&quot;;&quot;&quot;;[.$G10]*[.P9]*[.H9])">
            <text:p/>
          </table:table-cell>
          <table:table-cell table:formula="of:=IF([.H9]=&quot;&quot;;&quot;&quot;;[.$G10]*[.P9]*[.H9]*[.I9])">
            <text:p/>
          </table:table-cell>
          <table:table-cell table:formula="of:=IF([.J9]=&quot;&quot;;&quot;&quot;;[.$G10]*[.Q9]*[.J9])" office:value-type="float" office:value="0" calcext:value-type="float">
            <text:p>0</text:p>
          </table:table-cell>
          <table:table-cell table:formula="of:=IF([.J9]=&quot;&quot;;&quot;&quot;;[.$G10]*[.Q9]*[.J9]*[.K9])" office:value-type="float" office:value="0" calcext:value-type="float">
            <text:p>0</text:p>
          </table:table-cell>
          <table:table-cell table:formula="of:=IF([.L9]=&quot;&quot;;&quot;&quot;;[.$G10]*[.R9]*[.L9])" office:value-type="float" office:value="0" calcext:value-type="float">
            <text:p>0</text:p>
          </table:table-cell>
          <table:table-cell table:formula="of:=IF([.L9]=&quot;&quot;;&quot;&quot;;[.$G10]*[.R9]*[.L9]*[.M9])" office:value-type="float" office:value="0" calcext:value-type="float">
            <text:p>0</text:p>
          </table:table-cell>
          <table:table-cell table:formula="of:=IF([.N9]=&quot;&quot;;&quot;&quot;;[.$G10]*[.S9]*[.N9])" office:value-type="float" office:value="0" calcext:value-type="float">
            <text:p>0</text:p>
          </table:table-cell>
          <table:table-cell table:formula="of:=IF([.N9]=&quot;&quot;;&quot;&quot;;[.$G10]*[.S9]*[.N9]*[.O9])" office:value-type="float" office:value="0" calcext:value-type="float">
            <text:p>0</text:p>
          </table:table-cell>
          <table:table-cell table:formula="of:=IF([.H10]=&quot;&quot;;&quot;&quot;;[.$U9]*[.H10])">
            <text:p/>
          </table:table-cell>
          <table:table-cell table:formula="of:=IF([.J10]=&quot;&quot;;&quot;&quot;;[.$U9]*[.J10])" office:value-type="float" office:value="0" calcext:value-type="float">
            <text:p>0</text:p>
          </table:table-cell>
          <table:table-cell table:formula="of:=IF([.L10]=&quot;&quot;;&quot;&quot;;[.$U9]*[.L10])" office:value-type="float" office:value="0" calcext:value-type="float">
            <text:p>0</text:p>
          </table:table-cell>
          <table:table-cell table:formula="of:=IF([.N10]=&quot;&quot;;&quot;&quot;;[.$U9]*[.N10])" office:value-type="float" office:value="0" calcext:value-type="float">
            <text:p>0</text:p>
          </table:table-cell>
          <table:table-cell table:formula="of:=[.P9]*[.$G10]" office:value-type="float" office:value="13.1046371304249" calcext:value-type="float">
            <text:p>13.1046371304249</text:p>
          </table:table-cell>
          <table:table-cell table:formula="of:=[.Q9]*[.$G10]" office:value-type="float" office:value="45.8662299564871" calcext:value-type="float">
            <text:p>45.8662299564871</text:p>
          </table:table-cell>
          <table:table-cell table:formula="of:=[.R9]*[.$G10]" office:value-type="float" office:value="50.2344423332954" calcext:value-type="float">
            <text:p>50.2344423332954</text:p>
          </table:table-cell>
          <table:table-cell table:formula="of:=[.S9]*[.$G10]" office:value-type="float" office:value="37.1298052028705" calcext:value-type="float">
            <text:p>37.1298052028705</text:p>
          </table:table-cell>
        </table:table-row>
        <table:table-row table:style-name="ro1">
          <table:table-cell table:formula="of:=[$input.B11]" office:value-type="float" office:value="19" calcext:value-type="float">
            <text:p>19</text:p>
          </table:table-cell>
          <table:table-cell office:value-type="float" office:value="0.866666666666667" calcext:value-type="float">
            <text:p>0.866666666666667</text:p>
          </table:table-cell>
          <table:table-cell table:formula="of:=[.$C$1]*[.B11]+(1-[.$C$1])*[.C10]" office:value-type="float" office:value="1.12523547869093" calcext:value-type="float">
            <text:p>1.12523547869093</text:p>
          </table:table-cell>
          <table:table-cell office:value-type="float" office:value="11.1137815925763" calcext:value-type="float">
            <text:p>11.1137815925763</text:p>
          </table:table-cell>
          <table:table-cell table:formula="of:=[.D11]/[.$D$2]" office:value-type="float" office:value="0.497135413256479" calcext:value-type="float">
            <text:p>0.497135413256479</text:p>
          </table:table-cell>
          <table:table-cell table:formula="of:=[.$C$1]*[.E11]+(1-[.$C$1])*[.F10]" office:value-type="float" office:value="0.505885206100686" calcext:value-type="float">
            <text:p>0.505885206100686</text:p>
          </table:table-cell>
          <table:table-cell table:formula="of:=[.C11]/[.F9]" office:value-type="float" office:value="2.1574471489259" calcext:value-type="float">
            <text:p>2.1574471489259</text:p>
          </table:table-cell>
          <table:table-cell table:formula="of:=IF([$input.H11]=&quot;&quot;;&quot;&quot;;[$input.H11])" office:value-type="float" office:value="1" calcext:value-type="float">
            <text:p>1</text:p>
          </table:table-cell>
          <table:table-cell table:formula="of:=IF([$input.I11]=&quot;&quot;;&quot;&quot;;[$input.I11])" office:value-type="float" office:value="0" calcext:value-type="float">
            <text:p>0</text:p>
          </table:table-cell>
          <table:table-cell table:formula="of:=IF([$input.W11]=&quot;&quot;;&quot;&quot;;[$input.W11])" office:value-type="float" office:value="0" calcext:value-type="float">
            <text:p>0</text:p>
          </table:table-cell>
          <table:table-cell table:formula="of:=IF([$input.X11]=&quot;&quot;;&quot;&quot;;[$input.X11])" office:value-type="float" office:value="0" calcext:value-type="float">
            <text:p>0</text:p>
          </table:table-cell>
          <table:table-cell table:formula="of:=IF([$input.AD11]=&quot;&quot;;&quot;&quot;;[$input.AD11])" office:value-type="float" office:value="0" calcext:value-type="float">
            <text:p>0</text:p>
          </table:table-cell>
          <table:table-cell table:formula="of:=IF([$input.AE11]=&quot;&quot;;&quot;&quot;;[$input.AE11])" office:value-type="float" office:value="0" calcext:value-type="float">
            <text:p>0</text:p>
          </table:table-cell>
          <table:table-cell table:formula="of:=IF([$input.AK11]=&quot;&quot;;&quot;&quot;;[$input.AK11])" office:value-type="float" office:value="0" calcext:value-type="float">
            <text:p>0</text:p>
          </table:table-cell>
          <table:table-cell table:formula="of:=IF([$input.AL11]=&quot;&quot;;&quot;&quot;;[$input.AL11])" office:value-type="float" office:value="0" calcext:value-type="float">
            <text:p>0</text:p>
          </table:table-cell>
          <table:table-cell table:formula="of:=SUMIF([mzcr.$S$2:.$S$421];[.$A11];[$mzcr.T$2:$mzcr.T$421])" office:value-type="float" office:value="1" calcext:value-type="float">
            <text:p>1</text:p>
          </table:table-cell>
          <table:table-cell table:formula="of:=SUMIF([mzcr.$S$2:.$S$421];[.$A11];[$mzcr.U$2:$mzcr.U$421])" office:value-type="float" office:value="8" calcext:value-type="float">
            <text:p>8</text:p>
          </table:table-cell>
          <table:table-cell table:formula="of:=SUMIF([mzcr.$S$2:.$S$421];[.$A11];[$mzcr.V$2:$mzcr.V$421])" office:value-type="float" office:value="7" calcext:value-type="float">
            <text:p>7</text:p>
          </table:table-cell>
          <table:table-cell table:formula="of:=SUMIF([mzcr.$S$2:.$S$421];[.$A11];[$mzcr.W$2:$mzcr.W$421])" office:value-type="float" office:value="12" calcext:value-type="float">
            <text:p>12</text:p>
          </table:table-cell>
          <table:table-cell table:formula="of:=SUMIF([mzcr.$S$2:.$S$421];[.$A11];[$mzcr.X$2:$mzcr.X$421])" office:value-type="float" office:value="325" calcext:value-type="float">
            <text:p>325</text:p>
          </table:table-cell>
          <table:table-cell table:formula="of:=[.T10]*[.C11]" office:value-type="float" office:value="372.452943446697" calcext:value-type="float">
            <text:p>372.452943446697</text:p>
          </table:table-cell>
          <table:table-cell table:formula="of:=IF([.H10]=&quot;&quot;;&quot;&quot;;[.$G11]*[.P10]*[.H10])">
            <text:p/>
          </table:table-cell>
          <table:table-cell table:formula="of:=IF([.H10]=&quot;&quot;;&quot;&quot;;[.$G11]*[.P10]*[.H10]*[.I10])">
            <text:p/>
          </table:table-cell>
          <table:table-cell table:formula="of:=IF([.J10]=&quot;&quot;;&quot;&quot;;[.$G11]*[.Q10]*[.J10])" office:value-type="float" office:value="0" calcext:value-type="float">
            <text:p>0</text:p>
          </table:table-cell>
          <table:table-cell table:formula="of:=IF([.J10]=&quot;&quot;;&quot;&quot;;[.$G11]*[.Q10]*[.J10]*[.K10])" office:value-type="float" office:value="0" calcext:value-type="float">
            <text:p>0</text:p>
          </table:table-cell>
          <table:table-cell table:formula="of:=IF([.L10]=&quot;&quot;;&quot;&quot;;[.$G11]*[.R10]*[.L10])" office:value-type="float" office:value="0" calcext:value-type="float">
            <text:p>0</text:p>
          </table:table-cell>
          <table:table-cell table:formula="of:=IF([.L10]=&quot;&quot;;&quot;&quot;;[.$G11]*[.R10]*[.L10]*[.M10])" office:value-type="float" office:value="0" calcext:value-type="float">
            <text:p>0</text:p>
          </table:table-cell>
          <table:table-cell table:formula="of:=IF([.N10]=&quot;&quot;;&quot;&quot;;[.$G11]*[.S10]*[.N10])" office:value-type="float" office:value="0" calcext:value-type="float">
            <text:p>0</text:p>
          </table:table-cell>
          <table:table-cell table:formula="of:=IF([.N10]=&quot;&quot;;&quot;&quot;;[.$G11]*[.S10]*[.N10]*[.O10])" office:value-type="float" office:value="0" calcext:value-type="float">
            <text:p>0</text:p>
          </table:table-cell>
          <table:table-cell table:formula="of:=IF([.H11]=&quot;&quot;;&quot;&quot;;[.$U10]*[.H11])" office:value-type="float" office:value="787.364285608745" calcext:value-type="float">
            <text:p>787.364285608745</text:p>
          </table:table-cell>
          <table:table-cell table:formula="of:=IF([.J11]=&quot;&quot;;&quot;&quot;;[.$U10]*[.J11])" office:value-type="float" office:value="0" calcext:value-type="float">
            <text:p>0</text:p>
          </table:table-cell>
          <table:table-cell table:formula="of:=IF([.L11]=&quot;&quot;;&quot;&quot;;[.$U10]*[.L11])" office:value-type="float" office:value="0" calcext:value-type="float">
            <text:p>0</text:p>
          </table:table-cell>
          <table:table-cell table:formula="of:=IF([.N11]=&quot;&quot;;&quot;&quot;;[.$U10]*[.N11])" office:value-type="float" office:value="0" calcext:value-type="float">
            <text:p>0</text:p>
          </table:table-cell>
          <table:table-cell table:formula="of:=[.P10]*[.$G11]" office:value-type="float" office:value="4.31489429785179" calcext:value-type="float">
            <text:p>4.31489429785179</text:p>
          </table:table-cell>
          <table:table-cell table:formula="of:=[.Q10]*[.$G11]" office:value-type="float" office:value="17.2595771914072" calcext:value-type="float">
            <text:p>17.2595771914072</text:p>
          </table:table-cell>
          <table:table-cell table:formula="of:=[.R10]*[.$G11]" office:value-type="float" office:value="23.7319186381849" calcext:value-type="float">
            <text:p>23.7319186381849</text:p>
          </table:table-cell>
          <table:table-cell table:formula="of:=[.S10]*[.$G11]" office:value-type="float" office:value="10.7872357446295" calcext:value-type="float">
            <text:p>10.7872357446295</text:p>
          </table:table-cell>
        </table:table-row>
        <table:table-row table:style-name="ro1">
          <table:table-cell table:formula="of:=[$input.B12]" office:value-type="float" office:value="20" calcext:value-type="float">
            <text:p>20</text:p>
          </table:table-cell>
          <table:table-cell office:value-type="float" office:value="0.950292397660819" calcext:value-type="float">
            <text:p>0.950292397660819</text:p>
          </table:table-cell>
          <table:table-cell table:formula="of:=[.$C$1]*[.B12]+(1-[.$C$1])*[.C11]" office:value-type="float" office:value="1.0727525543819" calcext:value-type="float">
            <text:p>1.0727525543819</text:p>
          </table:table-cell>
          <table:table-cell office:value-type="float" office:value="12.841879184464" calcext:value-type="float">
            <text:p>12.841879184464</text:p>
          </table:table-cell>
          <table:table-cell table:formula="of:=[.D12]/[.$D$2]" office:value-type="float" office:value="0.574435700592022" calcext:value-type="float">
            <text:p>0.574435700592022</text:p>
          </table:table-cell>
          <table:table-cell table:formula="of:=[.$C$1]*[.E12]+(1-[.$C$1])*[.F11]" office:value-type="float" office:value="0.526450354448087" calcext:value-type="float">
            <text:p>0.526450354448087</text:p>
          </table:table-cell>
          <table:table-cell table:formula="of:=[.C12]/[.F10]" office:value-type="float" office:value="2.10494237528983" calcext:value-type="float">
            <text:p>2.10494237528983</text:p>
          </table:table-cell>
          <table:table-cell table:formula="of:=IF([$input.H12]=&quot;&quot;;&quot;&quot;;[$input.H12])" office:value-type="float" office:value="1" calcext:value-type="float">
            <text:p>1</text:p>
          </table:table-cell>
          <table:table-cell table:formula="of:=IF([$input.I12]=&quot;&quot;;&quot;&quot;;[$input.I12])" office:value-type="float" office:value="0" calcext:value-type="float">
            <text:p>0</text:p>
          </table:table-cell>
          <table:table-cell table:formula="of:=IF([$input.W12]=&quot;&quot;;&quot;&quot;;[$input.W12])" office:value-type="float" office:value="0" calcext:value-type="float">
            <text:p>0</text:p>
          </table:table-cell>
          <table:table-cell table:formula="of:=IF([$input.X12]=&quot;&quot;;&quot;&quot;;[$input.X12])" office:value-type="float" office:value="0" calcext:value-type="float">
            <text:p>0</text:p>
          </table:table-cell>
          <table:table-cell table:formula="of:=IF([$input.AD12]=&quot;&quot;;&quot;&quot;;[$input.AD12])">
            <text:p/>
          </table:table-cell>
          <table:table-cell table:formula="of:=IF([$input.AE12]=&quot;&quot;;&quot;&quot;;[$input.AE12])">
            <text:p/>
          </table:table-cell>
          <table:table-cell table:formula="of:=IF([$input.AK12]=&quot;&quot;;&quot;&quot;;[$input.AK12])" office:value-type="float" office:value="0.25" calcext:value-type="float">
            <text:p>0.25</text:p>
          </table:table-cell>
          <table:table-cell table:formula="of:=IF([$input.AL12]=&quot;&quot;;&quot;&quot;;[$input.AL12])" office:value-type="float" office:value="1" calcext:value-type="float">
            <text:p>1</text:p>
          </table:table-cell>
          <table:table-cell table:formula="of:=SUMIF([mzcr.$S$2:.$S$421];[.$A12];[$mzcr.T$2:$mzcr.T$421])" office:value-type="float" office:value="6" calcext:value-type="float">
            <text:p>6</text:p>
          </table:table-cell>
          <table:table-cell table:formula="of:=SUMIF([mzcr.$S$2:.$S$421];[.$A12];[$mzcr.U$2:$mzcr.U$421])" office:value-type="float" office:value="7" calcext:value-type="float">
            <text:p>7</text:p>
          </table:table-cell>
          <table:table-cell table:formula="of:=SUMIF([mzcr.$S$2:.$S$421];[.$A12];[$mzcr.V$2:$mzcr.V$421])" office:value-type="float" office:value="11" calcext:value-type="float">
            <text:p>11</text:p>
          </table:table-cell>
          <table:table-cell table:formula="of:=SUMIF([mzcr.$S$2:.$S$421];[.$A12];[$mzcr.W$2:$mzcr.W$421])" office:value-type="float" office:value="10" calcext:value-type="float">
            <text:p>10</text:p>
          </table:table-cell>
          <table:table-cell table:formula="of:=SUMIF([mzcr.$S$2:.$S$421];[.$A12];[$mzcr.X$2:$mzcr.X$421])" office:value-type="float" office:value="328" calcext:value-type="float">
            <text:p>328</text:p>
          </table:table-cell>
          <table:table-cell table:formula="of:=[.T11]*[.C12]" office:value-type="float" office:value="348.644580174116" calcext:value-type="float">
            <text:p>348.644580174116</text:p>
          </table:table-cell>
          <table:table-cell table:formula="of:=IF([.H11]=&quot;&quot;;&quot;&quot;;[.$G12]*[.P11]*[.H11])" office:value-type="float" office:value="2.10494237528983" calcext:value-type="float">
            <text:p>2.10494237528983</text:p>
          </table:table-cell>
          <table:table-cell table:formula="of:=IF([.H11]=&quot;&quot;;&quot;&quot;;[.$G12]*[.P11]*[.H11]*[.I11])" office:value-type="float" office:value="0" calcext:value-type="float">
            <text:p>0</text:p>
          </table:table-cell>
          <table:table-cell table:formula="of:=IF([.J11]=&quot;&quot;;&quot;&quot;;[.$G12]*[.Q11]*[.J11])" office:value-type="float" office:value="0" calcext:value-type="float">
            <text:p>0</text:p>
          </table:table-cell>
          <table:table-cell table:formula="of:=IF([.J11]=&quot;&quot;;&quot;&quot;;[.$G12]*[.Q11]*[.J11]*[.K11])" office:value-type="float" office:value="0" calcext:value-type="float">
            <text:p>0</text:p>
          </table:table-cell>
          <table:table-cell table:formula="of:=IF([.L11]=&quot;&quot;;&quot;&quot;;[.$G12]*[.R11]*[.L11])" office:value-type="float" office:value="0" calcext:value-type="float">
            <text:p>0</text:p>
          </table:table-cell>
          <table:table-cell table:formula="of:=IF([.L11]=&quot;&quot;;&quot;&quot;;[.$G12]*[.R11]*[.L11]*[.M11])" office:value-type="float" office:value="0" calcext:value-type="float">
            <text:p>0</text:p>
          </table:table-cell>
          <table:table-cell table:formula="of:=IF([.N11]=&quot;&quot;;&quot;&quot;;[.$G12]*[.S11]*[.N11])" office:value-type="float" office:value="0" calcext:value-type="float">
            <text:p>0</text:p>
          </table:table-cell>
          <table:table-cell table:formula="of:=IF([.N11]=&quot;&quot;;&quot;&quot;;[.$G12]*[.S11]*[.N11]*[.O11])" office:value-type="float" office:value="0" calcext:value-type="float">
            <text:p>0</text:p>
          </table:table-cell>
          <table:table-cell table:formula="of:=IF([.H12]=&quot;&quot;;&quot;&quot;;[.$U11]*[.H12])" office:value-type="float" office:value="372.452943446697" calcext:value-type="float">
            <text:p>372.452943446697</text:p>
          </table:table-cell>
          <table:table-cell table:formula="of:=IF([.J12]=&quot;&quot;;&quot;&quot;;[.$U11]*[.J12])" office:value-type="float" office:value="0" calcext:value-type="float">
            <text:p>0</text:p>
          </table:table-cell>
          <table:table-cell table:formula="of:=IF([.L12]=&quot;&quot;;&quot;&quot;;[.$U11]*[.L12])">
            <text:p/>
          </table:table-cell>
          <table:table-cell table:formula="of:=IF([.N12]=&quot;&quot;;&quot;&quot;;[.$U11]*[.N12])" office:value-type="float" office:value="93.1132358616743" calcext:value-type="float">
            <text:p>93.1132358616743</text:p>
          </table:table-cell>
          <table:table-cell table:formula="of:=[.P11]*[.$G12]" office:value-type="float" office:value="2.10494237528983" calcext:value-type="float">
            <text:p>2.10494237528983</text:p>
          </table:table-cell>
          <table:table-cell table:formula="of:=[.Q11]*[.$G12]" office:value-type="float" office:value="16.8395390023186" calcext:value-type="float">
            <text:p>16.8395390023186</text:p>
          </table:table-cell>
          <table:table-cell table:formula="of:=[.R11]*[.$G12]" office:value-type="float" office:value="14.7345966270288" calcext:value-type="float">
            <text:p>14.7345966270288</text:p>
          </table:table-cell>
          <table:table-cell table:formula="of:=[.S11]*[.$G12]" office:value-type="float" office:value="25.2593085034779" calcext:value-type="float">
            <text:p>25.2593085034779</text:p>
          </table:table-cell>
        </table:table-row>
        <table:table-row table:style-name="ro1">
          <table:table-cell table:formula="of:=[$input.B13]" office:value-type="float" office:value="21" calcext:value-type="float">
            <text:p>21</text:p>
          </table:table-cell>
          <table:table-cell office:value-type="float" office:value="1.11716621253406" calcext:value-type="float">
            <text:p>1.11716621253406</text:p>
          </table:table-cell>
          <table:table-cell table:formula="of:=[.$C$1]*[.B13]+(1-[.$C$1])*[.C12]" office:value-type="float" office:value="1.08607665182755" calcext:value-type="float">
            <text:p>1.08607665182755</text:p>
          </table:table-cell>
          <table:table-cell office:value-type="float" office:value="13.5227244772591" calcext:value-type="float">
            <text:p>13.5227244772591</text:p>
          </table:table-cell>
          <table:table-cell table:formula="of:=[.D13]/[.$D$2]" office:value-type="float" office:value="0.604890888430472" calcext:value-type="float">
            <text:p>0.604890888430472</text:p>
          </table:table-cell>
          <table:table-cell table:formula="of:=[.$C$1]*[.E13]+(1-[.$C$1])*[.F12]" office:value-type="float" office:value="0.549982514642803" calcext:value-type="float">
            <text:p>0.549982514642803</text:p>
          </table:table-cell>
          <table:table-cell table:formula="of:=[.C13]/[.F11]" office:value-type="float" office:value="2.14688359874944" calcext:value-type="float">
            <text:p>2.14688359874944</text:p>
          </table:table-cell>
          <table:table-cell table:formula="of:=IF([$input.H13]=&quot;&quot;;&quot;&quot;;[$input.H13])" office:value-type="float" office:value="1" calcext:value-type="float">
            <text:p>1</text:p>
          </table:table-cell>
          <table:table-cell table:formula="of:=IF([$input.I13]=&quot;&quot;;&quot;&quot;;[$input.I13])" office:value-type="float" office:value="0" calcext:value-type="float">
            <text:p>0</text:p>
          </table:table-cell>
          <table:table-cell table:formula="of:=IF([$input.W13]=&quot;&quot;;&quot;&quot;;[$input.W13])" office:value-type="float" office:value="0" calcext:value-type="float">
            <text:p>0</text:p>
          </table:table-cell>
          <table:table-cell table:formula="of:=IF([$input.X13]=&quot;&quot;;&quot;&quot;;[$input.X13])" office:value-type="float" office:value="0" calcext:value-type="float">
            <text:p>0</text:p>
          </table:table-cell>
          <table:table-cell table:formula="of:=IF([$input.AD13]=&quot;&quot;;&quot;&quot;;[$input.AD13])">
            <text:p/>
          </table:table-cell>
          <table:table-cell table:formula="of:=IF([$input.AE13]=&quot;&quot;;&quot;&quot;;[$input.AE13])">
            <text:p/>
          </table:table-cell>
          <table:table-cell table:formula="of:=IF([$input.AK13]=&quot;&quot;;&quot;&quot;;[$input.AK13])" office:value-type="float" office:value="0.25" calcext:value-type="float">
            <text:p>0.25</text:p>
          </table:table-cell>
          <table:table-cell table:formula="of:=IF([$input.AL13]=&quot;&quot;;&quot;&quot;;[$input.AL13])" office:value-type="float" office:value="1" calcext:value-type="float">
            <text:p>1</text:p>
          </table:table-cell>
          <table:table-cell table:formula="of:=SUMIF([mzcr.$S$2:.$S$421];[.$A13];[$mzcr.T$2:$mzcr.T$421])" office:value-type="float" office:value="5" calcext:value-type="float">
            <text:p>5</text:p>
          </table:table-cell>
          <table:table-cell table:formula="of:=SUMIF([mzcr.$S$2:.$S$421];[.$A13];[$mzcr.U$2:$mzcr.U$421])" office:value-type="float" office:value="13" calcext:value-type="float">
            <text:p>13</text:p>
          </table:table-cell>
          <table:table-cell table:formula="of:=SUMIF([mzcr.$S$2:.$S$421];[.$A13];[$mzcr.V$2:$mzcr.V$421])" office:value-type="float" office:value="10" calcext:value-type="float">
            <text:p>10</text:p>
          </table:table-cell>
          <table:table-cell table:formula="of:=SUMIF([mzcr.$S$2:.$S$421];[.$A13];[$mzcr.W$2:$mzcr.W$421])" office:value-type="float" office:value="10" calcext:value-type="float">
            <text:p>10</text:p>
          </table:table-cell>
          <table:table-cell table:formula="of:=SUMIF([mzcr.$S$2:.$S$421];[.$A13];[$mzcr.X$2:$mzcr.X$421])" office:value-type="float" office:value="450" calcext:value-type="float">
            <text:p>450</text:p>
          </table:table-cell>
          <table:table-cell table:formula="of:=[.T12]*[.C13]" office:value-type="float" office:value="356.233141799435" calcext:value-type="float">
            <text:p>356.233141799435</text:p>
          </table:table-cell>
          <table:table-cell table:formula="of:=IF([.H12]=&quot;&quot;;&quot;&quot;;[.$G13]*[.P12]*[.H12])" office:value-type="float" office:value="12.8813015924967" calcext:value-type="float">
            <text:p>12.8813015924967</text:p>
          </table:table-cell>
          <table:table-cell table:formula="of:=IF([.H12]=&quot;&quot;;&quot;&quot;;[.$G13]*[.P12]*[.H12]*[.I12])" office:value-type="float" office:value="0" calcext:value-type="float">
            <text:p>0</text:p>
          </table:table-cell>
          <table:table-cell table:formula="of:=IF([.J12]=&quot;&quot;;&quot;&quot;;[.$G13]*[.Q12]*[.J12])" office:value-type="float" office:value="0" calcext:value-type="float">
            <text:p>0</text:p>
          </table:table-cell>
          <table:table-cell table:formula="of:=IF([.J12]=&quot;&quot;;&quot;&quot;;[.$G13]*[.Q12]*[.J12]*[.K12])" office:value-type="float" office:value="0" calcext:value-type="float">
            <text:p>0</text:p>
          </table:table-cell>
          <table:table-cell table:formula="of:=IF([.L12]=&quot;&quot;;&quot;&quot;;[.$G13]*[.R12]*[.L12])">
            <text:p/>
          </table:table-cell>
          <table:table-cell table:formula="of:=IF([.L12]=&quot;&quot;;&quot;&quot;;[.$G13]*[.R12]*[.L12]*[.M12])">
            <text:p/>
          </table:table-cell>
          <table:table-cell table:formula="of:=IF([.N12]=&quot;&quot;;&quot;&quot;;[.$G13]*[.S12]*[.N12])" office:value-type="float" office:value="5.36720899687361" calcext:value-type="float">
            <text:p>5.36720899687361</text:p>
          </table:table-cell>
          <table:table-cell table:formula="of:=IF([.N12]=&quot;&quot;;&quot;&quot;;[.$G13]*[.S12]*[.N12]*[.O12])" office:value-type="float" office:value="5.36720899687361" calcext:value-type="float">
            <text:p>5.36720899687361</text:p>
          </table:table-cell>
          <table:table-cell table:formula="of:=IF([.H13]=&quot;&quot;;&quot;&quot;;[.$U12]*[.H13])" office:value-type="float" office:value="348.644580174116" calcext:value-type="float">
            <text:p>348.644580174116</text:p>
          </table:table-cell>
          <table:table-cell table:formula="of:=IF([.J13]=&quot;&quot;;&quot;&quot;;[.$U12]*[.J13])" office:value-type="float" office:value="0" calcext:value-type="float">
            <text:p>0</text:p>
          </table:table-cell>
          <table:table-cell table:formula="of:=IF([.L13]=&quot;&quot;;&quot;&quot;;[.$U12]*[.L13])">
            <text:p/>
          </table:table-cell>
          <table:table-cell table:formula="of:=IF([.N13]=&quot;&quot;;&quot;&quot;;[.$U12]*[.N13])" office:value-type="float" office:value="87.1611450435291" calcext:value-type="float">
            <text:p>87.1611450435291</text:p>
          </table:table-cell>
          <table:table-cell table:formula="of:=[.P12]*[.$G13]" office:value-type="float" office:value="12.8813015924967" calcext:value-type="float">
            <text:p>12.8813015924967</text:p>
          </table:table-cell>
          <table:table-cell table:formula="of:=[.Q12]*[.$G13]" office:value-type="float" office:value="15.0281851912461" calcext:value-type="float">
            <text:p>15.0281851912461</text:p>
          </table:table-cell>
          <table:table-cell table:formula="of:=[.R12]*[.$G13]" office:value-type="float" office:value="23.6157195862439" calcext:value-type="float">
            <text:p>23.6157195862439</text:p>
          </table:table-cell>
          <table:table-cell table:formula="of:=[.S12]*[.$G13]" office:value-type="float" office:value="21.4688359874944" calcext:value-type="float">
            <text:p>21.4688359874944</text:p>
          </table:table-cell>
        </table:table-row>
        <table:table-row table:style-name="ro1">
          <table:table-cell table:formula="of:=[$input.B14]" office:value-type="float" office:value="22" calcext:value-type="float">
            <text:p>22</text:p>
          </table:table-cell>
          <table:table-cell office:value-type="float" office:value="0.886363636363636" calcext:value-type="float">
            <text:p>0.886363636363636</text:p>
          </table:table-cell>
          <table:table-cell table:formula="of:=[.$C$1]*[.B14]+(1-[.$C$1])*[.C13]" office:value-type="float" office:value="1.02616274718837" calcext:value-type="float">
            <text:p>1.02616274718837</text:p>
          </table:table-cell>
          <table:table-cell office:value-type="float" office:value="15.5718517190913" calcext:value-type="float">
            <text:p>15.5718517190913</text:p>
          </table:table-cell>
          <table:table-cell table:formula="of:=[.D14]/[.$D$2]" office:value-type="float" office:value="0.696551293099916" calcext:value-type="float">
            <text:p>0.696551293099916</text:p>
          </table:table-cell>
          <table:table-cell table:formula="of:=[.$C$1]*[.E14]+(1-[.$C$1])*[.F13]" office:value-type="float" office:value="0.593953148179937" calcext:value-type="float">
            <text:p>0.593953148179937</text:p>
          </table:table-cell>
          <table:table-cell table:formula="of:=[.C14]/[.F12]" office:value-type="float" office:value="1.94921085819036" calcext:value-type="float">
            <text:p>1.94921085819036</text:p>
          </table:table-cell>
          <table:table-cell table:formula="of:=IF([$input.H14]=&quot;&quot;;&quot;&quot;;[$input.H14])" office:value-type="float" office:value="1" calcext:value-type="float">
            <text:p>1</text:p>
          </table:table-cell>
          <table:table-cell table:formula="of:=IF([$input.I14]=&quot;&quot;;&quot;&quot;;[$input.I14])" office:value-type="float" office:value="0" calcext:value-type="float">
            <text:p>0</text:p>
          </table:table-cell>
          <table:table-cell table:formula="of:=IF([$input.W14]=&quot;&quot;;&quot;&quot;;[$input.W14])" office:value-type="float" office:value="0.5" calcext:value-type="float">
            <text:p>0.5</text:p>
          </table:table-cell>
          <table:table-cell table:formula="of:=IF([$input.X14]=&quot;&quot;;&quot;&quot;;[$input.X14])" office:value-type="float" office:value="1" calcext:value-type="float">
            <text:p>1</text:p>
          </table:table-cell>
          <table:table-cell table:formula="of:=IF([$input.AD14]=&quot;&quot;;&quot;&quot;;[$input.AD14])">
            <text:p/>
          </table:table-cell>
          <table:table-cell table:formula="of:=IF([$input.AE14]=&quot;&quot;;&quot;&quot;;[$input.AE14])">
            <text:p/>
          </table:table-cell>
          <table:table-cell table:formula="of:=IF([$input.AK14]=&quot;&quot;;&quot;&quot;;[$input.AK14])">
            <text:p/>
          </table:table-cell>
          <table:table-cell table:formula="of:=IF([$input.AL14]=&quot;&quot;;&quot;&quot;;[$input.AL14])">
            <text:p/>
          </table:table-cell>
          <table:table-cell table:formula="of:=SUMIF([mzcr.$S$2:.$S$421];[.$A14];[$mzcr.T$2:$mzcr.T$421])" office:value-type="float" office:value="8" calcext:value-type="float">
            <text:p>8</text:p>
          </table:table-cell>
          <table:table-cell table:formula="of:=SUMIF([mzcr.$S$2:.$S$421];[.$A14];[$mzcr.U$2:$mzcr.U$421])" office:value-type="float" office:value="7" calcext:value-type="float">
            <text:p>7</text:p>
          </table:table-cell>
          <table:table-cell table:formula="of:=SUMIF([mzcr.$S$2:.$S$421];[.$A14];[$mzcr.V$2:$mzcr.V$421])" office:value-type="float" office:value="6" calcext:value-type="float">
            <text:p>6</text:p>
          </table:table-cell>
          <table:table-cell table:formula="of:=SUMIF([mzcr.$S$2:.$S$421];[.$A14];[$mzcr.W$2:$mzcr.W$421])" office:value-type="float" office:value="1" calcext:value-type="float">
            <text:p>1</text:p>
          </table:table-cell>
          <table:table-cell table:formula="of:=SUMIF([mzcr.$S$2:.$S$421];[.$A14];[$mzcr.X$2:$mzcr.X$421])" office:value-type="float" office:value="276" calcext:value-type="float">
            <text:p>276</text:p>
          </table:table-cell>
          <table:table-cell table:formula="of:=[.T13]*[.C14]" office:value-type="float" office:value="461.773236234768" calcext:value-type="float">
            <text:p>461.773236234768</text:p>
          </table:table-cell>
          <table:table-cell table:formula="of:=IF([.H13]=&quot;&quot;;&quot;&quot;;[.$G14]*[.P13]*[.H13])" office:value-type="float" office:value="9.74605429095178" calcext:value-type="float">
            <text:p>9.74605429095178</text:p>
          </table:table-cell>
          <table:table-cell table:formula="of:=IF([.H13]=&quot;&quot;;&quot;&quot;;[.$G14]*[.P13]*[.H13]*[.I13])" office:value-type="float" office:value="0" calcext:value-type="float">
            <text:p>0</text:p>
          </table:table-cell>
          <table:table-cell table:formula="of:=IF([.J13]=&quot;&quot;;&quot;&quot;;[.$G14]*[.Q13]*[.J13])" office:value-type="float" office:value="0" calcext:value-type="float">
            <text:p>0</text:p>
          </table:table-cell>
          <table:table-cell table:formula="of:=IF([.J13]=&quot;&quot;;&quot;&quot;;[.$G14]*[.Q13]*[.J13]*[.K13])" office:value-type="float" office:value="0" calcext:value-type="float">
            <text:p>0</text:p>
          </table:table-cell>
          <table:table-cell table:formula="of:=IF([.L13]=&quot;&quot;;&quot;&quot;;[.$G14]*[.R13]*[.L13])">
            <text:p/>
          </table:table-cell>
          <table:table-cell table:formula="of:=IF([.L13]=&quot;&quot;;&quot;&quot;;[.$G14]*[.R13]*[.L13]*[.M13])">
            <text:p/>
          </table:table-cell>
          <table:table-cell table:formula="of:=IF([.N13]=&quot;&quot;;&quot;&quot;;[.$G14]*[.S13]*[.N13])" office:value-type="float" office:value="4.87302714547589" calcext:value-type="float">
            <text:p>4.87302714547589</text:p>
          </table:table-cell>
          <table:table-cell table:formula="of:=IF([.N13]=&quot;&quot;;&quot;&quot;;[.$G14]*[.S13]*[.N13]*[.O13])" office:value-type="float" office:value="4.87302714547589" calcext:value-type="float">
            <text:p>4.87302714547589</text:p>
          </table:table-cell>
          <table:table-cell table:formula="of:=IF([.H14]=&quot;&quot;;&quot;&quot;;[.$U13]*[.H14])" office:value-type="float" office:value="356.233141799435" calcext:value-type="float">
            <text:p>356.233141799435</text:p>
          </table:table-cell>
          <table:table-cell table:formula="of:=IF([.J14]=&quot;&quot;;&quot;&quot;;[.$U13]*[.J14])" office:value-type="float" office:value="178.116570899717" calcext:value-type="float">
            <text:p>178.116570899717</text:p>
          </table:table-cell>
          <table:table-cell table:formula="of:=IF([.L14]=&quot;&quot;;&quot;&quot;;[.$U13]*[.L14])">
            <text:p/>
          </table:table-cell>
          <table:table-cell table:formula="of:=IF([.N14]=&quot;&quot;;&quot;&quot;;[.$U13]*[.N14])">
            <text:p/>
          </table:table-cell>
          <table:table-cell table:formula="of:=[.P13]*[.$G14]" office:value-type="float" office:value="9.74605429095178" calcext:value-type="float">
            <text:p>9.74605429095178</text:p>
          </table:table-cell>
          <table:table-cell table:formula="of:=[.Q13]*[.$G14]" office:value-type="float" office:value="25.3397411564746" calcext:value-type="float">
            <text:p>25.3397411564746</text:p>
          </table:table-cell>
          <table:table-cell table:formula="of:=[.R13]*[.$G14]" office:value-type="float" office:value="19.4921085819036" calcext:value-type="float">
            <text:p>19.4921085819036</text:p>
          </table:table-cell>
          <table:table-cell table:formula="of:=[.S13]*[.$G14]" office:value-type="float" office:value="19.4921085819036" calcext:value-type="float">
            <text:p>19.4921085819036</text:p>
          </table:table-cell>
        </table:table-row>
        <table:table-row table:style-name="ro1">
          <table:table-cell table:formula="of:=[$input.B15]" office:value-type="float" office:value="23" calcext:value-type="float">
            <text:p>23</text:p>
          </table:table-cell>
          <table:table-cell office:value-type="float" office:value="1.0463768115942" calcext:value-type="float">
            <text:p>1.0463768115942</text:p>
          </table:table-cell>
          <table:table-cell table:formula="of:=[.$C$1]*[.B15]+(1-[.$C$1])*[.C14]" office:value-type="float" office:value="1.03222696651012" calcext:value-type="float">
            <text:p>1.03222696651012</text:p>
          </table:table-cell>
          <table:table-cell office:value-type="float" office:value="16.7320685957619" calcext:value-type="float">
            <text:p>16.7320685957619</text:p>
          </table:table-cell>
          <table:table-cell table:formula="of:=[.D15]/[.$D$2]" office:value-type="float" office:value="0.748449460402039" calcext:value-type="float">
            <text:p>0.748449460402039</text:p>
          </table:table-cell>
          <table:table-cell table:formula="of:=[.$C$1]*[.E15]+(1-[.$C$1])*[.F14]" office:value-type="float" office:value="0.640302041846567" calcext:value-type="float">
            <text:p>0.640302041846567</text:p>
          </table:table-cell>
          <table:table-cell table:formula="of:=[.C15]/[.F13]" office:value-type="float" office:value="1.8768359702863" calcext:value-type="float">
            <text:p>1.8768359702863</text:p>
          </table:table-cell>
          <table:table-cell table:formula="of:=IF([$input.H15]=&quot;&quot;;&quot;&quot;;[$input.H15])" office:value-type="float" office:value="1" calcext:value-type="float">
            <text:p>1</text:p>
          </table:table-cell>
          <table:table-cell table:formula="of:=IF([$input.I15]=&quot;&quot;;&quot;&quot;;[$input.I15])" office:value-type="float" office:value="0" calcext:value-type="float">
            <text:p>0</text:p>
          </table:table-cell>
          <table:table-cell table:formula="of:=IF([$input.W15]=&quot;&quot;;&quot;&quot;;[$input.W15])" office:value-type="float" office:value="0.5" calcext:value-type="float">
            <text:p>0.5</text:p>
          </table:table-cell>
          <table:table-cell table:formula="of:=IF([$input.X15]=&quot;&quot;;&quot;&quot;;[$input.X15])" office:value-type="float" office:value="1" calcext:value-type="float">
            <text:p>1</text:p>
          </table:table-cell>
          <table:table-cell table:formula="of:=IF([$input.AD15]=&quot;&quot;;&quot;&quot;;[$input.AD15])">
            <text:p/>
          </table:table-cell>
          <table:table-cell table:formula="of:=IF([$input.AE15]=&quot;&quot;;&quot;&quot;;[$input.AE15])">
            <text:p/>
          </table:table-cell>
          <table:table-cell table:formula="of:=IF([$input.AK15]=&quot;&quot;;&quot;&quot;;[$input.AK15])">
            <text:p/>
          </table:table-cell>
          <table:table-cell table:formula="of:=IF([$input.AL15]=&quot;&quot;;&quot;&quot;;[$input.AL15])">
            <text:p/>
          </table:table-cell>
          <table:table-cell table:formula="of:=SUMIF([mzcr.$S$2:.$S$421];[.$A15];[$mzcr.T$2:$mzcr.T$421])" office:value-type="float" office:value="4" calcext:value-type="float">
            <text:p>4</text:p>
          </table:table-cell>
          <table:table-cell table:formula="of:=SUMIF([mzcr.$S$2:.$S$421];[.$A15];[$mzcr.U$2:$mzcr.U$421])" office:value-type="float" office:value="8" calcext:value-type="float">
            <text:p>8</text:p>
          </table:table-cell>
          <table:table-cell table:formula="of:=SUMIF([mzcr.$S$2:.$S$421];[.$A15];[$mzcr.V$2:$mzcr.V$421])" office:value-type="float" office:value="7" calcext:value-type="float">
            <text:p>7</text:p>
          </table:table-cell>
          <table:table-cell table:formula="of:=SUMIF([mzcr.$S$2:.$S$421];[.$A15];[$mzcr.W$2:$mzcr.W$421])" office:value-type="float" office:value="13" calcext:value-type="float">
            <text:p>13</text:p>
          </table:table-cell>
          <table:table-cell table:formula="of:=SUMIF([mzcr.$S$2:.$S$421];[.$A15];[$mzcr.X$2:$mzcr.X$421])" office:value-type="float" office:value="317" calcext:value-type="float">
            <text:p>317</text:p>
          </table:table-cell>
          <table:table-cell table:formula="of:=[.T14]*[.C15]" office:value-type="float" office:value="284.894642756793" calcext:value-type="float">
            <text:p>284.894642756793</text:p>
          </table:table-cell>
          <table:table-cell table:formula="of:=IF([.H14]=&quot;&quot;;&quot;&quot;;[.$G15]*[.P14]*[.H14])" office:value-type="float" office:value="15.0146877622904" calcext:value-type="float">
            <text:p>15.0146877622904</text:p>
          </table:table-cell>
          <table:table-cell table:formula="of:=IF([.H14]=&quot;&quot;;&quot;&quot;;[.$G15]*[.P14]*[.H14]*[.I14])" office:value-type="float" office:value="0" calcext:value-type="float">
            <text:p>0</text:p>
          </table:table-cell>
          <table:table-cell table:formula="of:=IF([.J14]=&quot;&quot;;&quot;&quot;;[.$G15]*[.Q14]*[.J14])" office:value-type="float" office:value="6.56892589600203" calcext:value-type="float">
            <text:p>6.56892589600203</text:p>
          </table:table-cell>
          <table:table-cell table:formula="of:=IF([.J14]=&quot;&quot;;&quot;&quot;;[.$G15]*[.Q14]*[.J14]*[.K14])" office:value-type="float" office:value="6.56892589600203" calcext:value-type="float">
            <text:p>6.56892589600203</text:p>
          </table:table-cell>
          <table:table-cell table:formula="of:=IF([.L14]=&quot;&quot;;&quot;&quot;;[.$G15]*[.R14]*[.L14])">
            <text:p/>
          </table:table-cell>
          <table:table-cell table:formula="of:=IF([.L14]=&quot;&quot;;&quot;&quot;;[.$G15]*[.R14]*[.L14]*[.M14])">
            <text:p/>
          </table:table-cell>
          <table:table-cell table:formula="of:=IF([.N14]=&quot;&quot;;&quot;&quot;;[.$G15]*[.S14]*[.N14])">
            <text:p/>
          </table:table-cell>
          <table:table-cell table:formula="of:=IF([.N14]=&quot;&quot;;&quot;&quot;;[.$G15]*[.S14]*[.N14]*[.O14])">
            <text:p/>
          </table:table-cell>
          <table:table-cell table:formula="of:=IF([.H15]=&quot;&quot;;&quot;&quot;;[.$U14]*[.H15])" office:value-type="float" office:value="461.773236234768" calcext:value-type="float">
            <text:p>461.773236234768</text:p>
          </table:table-cell>
          <table:table-cell table:formula="of:=IF([.J15]=&quot;&quot;;&quot;&quot;;[.$U14]*[.J15])" office:value-type="float" office:value="230.886618117384" calcext:value-type="float">
            <text:p>230.886618117384</text:p>
          </table:table-cell>
          <table:table-cell table:formula="of:=IF([.L15]=&quot;&quot;;&quot;&quot;;[.$U14]*[.L15])">
            <text:p/>
          </table:table-cell>
          <table:table-cell table:formula="of:=IF([.N15]=&quot;&quot;;&quot;&quot;;[.$U14]*[.N15])">
            <text:p/>
          </table:table-cell>
          <table:table-cell table:formula="of:=[.P14]*[.$G15]" office:value-type="float" office:value="15.0146877622904" calcext:value-type="float">
            <text:p>15.0146877622904</text:p>
          </table:table-cell>
          <table:table-cell table:formula="of:=[.Q14]*[.$G15]" office:value-type="float" office:value="13.1378517920041" calcext:value-type="float">
            <text:p>13.1378517920041</text:p>
          </table:table-cell>
          <table:table-cell table:formula="of:=[.R14]*[.$G15]" office:value-type="float" office:value="11.2610158217178" calcext:value-type="float">
            <text:p>11.2610158217178</text:p>
          </table:table-cell>
          <table:table-cell table:formula="of:=[.S14]*[.$G15]" office:value-type="float" office:value="1.8768359702863" calcext:value-type="float">
            <text:p>1.8768359702863</text:p>
          </table:table-cell>
        </table:table-row>
        <table:table-row table:style-name="ro1">
          <table:table-cell table:formula="of:=[$input.B16]" office:value-type="float" office:value="24" calcext:value-type="float">
            <text:p>24</text:p>
          </table:table-cell>
          <table:table-cell office:value-type="float" office:value="1.15160349854227" calcext:value-type="float">
            <text:p>1.15160349854227</text:p>
          </table:table-cell>
          <table:table-cell table:formula="of:=[.$C$1]*[.B16]+(1-[.$C$1])*[.C15]" office:value-type="float" office:value="1.06803992611977" calcext:value-type="float">
            <text:p>1.06803992611977</text:p>
          </table:table-cell>
          <table:table-cell office:value-type="float" office:value="18.7480606878852" calcext:value-type="float">
            <text:p>18.7480606878852</text:p>
          </table:table-cell>
          <table:table-cell table:formula="of:=[.D16]/[.$D$2]" office:value-type="float" office:value="0.838627682233298" calcext:value-type="float">
            <text:p>0.838627682233298</text:p>
          </table:table-cell>
          <table:table-cell table:formula="of:=[.$C$1]*[.E16]+(1-[.$C$1])*[.F15]" office:value-type="float" office:value="0.699799733962587" calcext:value-type="float">
            <text:p>0.699799733962587</text:p>
          </table:table-cell>
          <table:table-cell table:formula="of:=[.C16]/[.F14]" office:value-type="float" office:value="1.79818884602697" calcext:value-type="float">
            <text:p>1.79818884602697</text:p>
          </table:table-cell>
          <table:table-cell table:formula="of:=IF([$input.H16]=&quot;&quot;;&quot;&quot;;[$input.H16])" office:value-type="float" office:value="1" calcext:value-type="float">
            <text:p>1</text:p>
          </table:table-cell>
          <table:table-cell table:formula="of:=IF([$input.I16]=&quot;&quot;;&quot;&quot;;[$input.I16])" office:value-type="float" office:value="0" calcext:value-type="float">
            <text:p>0</text:p>
          </table:table-cell>
          <table:table-cell table:formula="of:=IF([$input.W16]=&quot;&quot;;&quot;&quot;;[$input.W16])" office:value-type="float" office:value="0.5" calcext:value-type="float">
            <text:p>0.5</text:p>
          </table:table-cell>
          <table:table-cell table:formula="of:=IF([$input.X16]=&quot;&quot;;&quot;&quot;;[$input.X16])" office:value-type="float" office:value="0" calcext:value-type="float">
            <text:p>0</text:p>
          </table:table-cell>
          <table:table-cell table:formula="of:=IF([$input.AD16]=&quot;&quot;;&quot;&quot;;[$input.AD16])">
            <text:p/>
          </table:table-cell>
          <table:table-cell table:formula="of:=IF([$input.AE16]=&quot;&quot;;&quot;&quot;;[$input.AE16])">
            <text:p/>
          </table:table-cell>
          <table:table-cell table:formula="of:=IF([$input.AK16]=&quot;&quot;;&quot;&quot;;[$input.AK16])" office:value-type="float" office:value="0" calcext:value-type="float">
            <text:p>0</text:p>
          </table:table-cell>
          <table:table-cell table:formula="of:=IF([$input.AL16]=&quot;&quot;;&quot;&quot;;[$input.AL16])" office:value-type="float" office:value="0" calcext:value-type="float">
            <text:p>0</text:p>
          </table:table-cell>
          <table:table-cell table:formula="of:=SUMIF([mzcr.$S$2:.$S$421];[.$A16];[$mzcr.T$2:$mzcr.T$421])" office:value-type="float" office:value="6" calcext:value-type="float">
            <text:p>6</text:p>
          </table:table-cell>
          <table:table-cell table:formula="of:=SUMIF([mzcr.$S$2:.$S$421];[.$A16];[$mzcr.U$2:$mzcr.U$421])" office:value-type="float" office:value="12" calcext:value-type="float">
            <text:p>12</text:p>
          </table:table-cell>
          <table:table-cell table:formula="of:=SUMIF([mzcr.$S$2:.$S$421];[.$A16];[$mzcr.V$2:$mzcr.V$421])" office:value-type="float" office:value="6" calcext:value-type="float">
            <text:p>6</text:p>
          </table:table-cell>
          <table:table-cell table:formula="of:=SUMIF([mzcr.$S$2:.$S$421];[.$A16];[$mzcr.W$2:$mzcr.W$421])" office:value-type="float" office:value="5" calcext:value-type="float">
            <text:p>5</text:p>
          </table:table-cell>
          <table:table-cell table:formula="of:=SUMIF([mzcr.$S$2:.$S$421];[.$A16];[$mzcr.X$2:$mzcr.X$421])" office:value-type="float" office:value="366" calcext:value-type="float">
            <text:p>366</text:p>
          </table:table-cell>
          <table:table-cell table:formula="of:=[.T15]*[.C16]" office:value-type="float" office:value="338.568656579966" calcext:value-type="float">
            <text:p>338.568656579966</text:p>
          </table:table-cell>
          <table:table-cell table:formula="of:=IF([.H15]=&quot;&quot;;&quot;&quot;;[.$G16]*[.P15]*[.H15])" office:value-type="float" office:value="7.19275538410787" calcext:value-type="float">
            <text:p>7.19275538410787</text:p>
          </table:table-cell>
          <table:table-cell table:formula="of:=IF([.H15]=&quot;&quot;;&quot;&quot;;[.$G16]*[.P15]*[.H15]*[.I15])" office:value-type="float" office:value="0" calcext:value-type="float">
            <text:p>0</text:p>
          </table:table-cell>
          <table:table-cell table:formula="of:=IF([.J15]=&quot;&quot;;&quot;&quot;;[.$G16]*[.Q15]*[.J15])" office:value-type="float" office:value="7.19275538410787" calcext:value-type="float">
            <text:p>7.19275538410787</text:p>
          </table:table-cell>
          <table:table-cell table:formula="of:=IF([.J15]=&quot;&quot;;&quot;&quot;;[.$G16]*[.Q15]*[.J15]*[.K15])" office:value-type="float" office:value="7.19275538410787" calcext:value-type="float">
            <text:p>7.19275538410787</text:p>
          </table:table-cell>
          <table:table-cell table:formula="of:=IF([.L15]=&quot;&quot;;&quot;&quot;;[.$G16]*[.R15]*[.L15])">
            <text:p/>
          </table:table-cell>
          <table:table-cell table:formula="of:=IF([.L15]=&quot;&quot;;&quot;&quot;;[.$G16]*[.R15]*[.L15]*[.M15])">
            <text:p/>
          </table:table-cell>
          <table:table-cell table:formula="of:=IF([.N15]=&quot;&quot;;&quot;&quot;;[.$G16]*[.S15]*[.N15])">
            <text:p/>
          </table:table-cell>
          <table:table-cell table:formula="of:=IF([.N15]=&quot;&quot;;&quot;&quot;;[.$G16]*[.S15]*[.N15]*[.O15])">
            <text:p/>
          </table:table-cell>
          <table:table-cell table:formula="of:=IF([.H16]=&quot;&quot;;&quot;&quot;;[.$U15]*[.H16])" office:value-type="float" office:value="284.894642756793" calcext:value-type="float">
            <text:p>284.894642756793</text:p>
          </table:table-cell>
          <table:table-cell table:formula="of:=IF([.J16]=&quot;&quot;;&quot;&quot;;[.$U15]*[.J16])" office:value-type="float" office:value="142.447321378397" calcext:value-type="float">
            <text:p>142.447321378397</text:p>
          </table:table-cell>
          <table:table-cell table:formula="of:=IF([.L16]=&quot;&quot;;&quot;&quot;;[.$U15]*[.L16])">
            <text:p/>
          </table:table-cell>
          <table:table-cell table:formula="of:=IF([.N16]=&quot;&quot;;&quot;&quot;;[.$U15]*[.N16])" office:value-type="float" office:value="0" calcext:value-type="float">
            <text:p>0</text:p>
          </table:table-cell>
          <table:table-cell table:formula="of:=[.P15]*[.$G16]" office:value-type="float" office:value="7.19275538410787" calcext:value-type="float">
            <text:p>7.19275538410787</text:p>
          </table:table-cell>
          <table:table-cell table:formula="of:=[.Q15]*[.$G16]" office:value-type="float" office:value="14.3855107682157" calcext:value-type="float">
            <text:p>14.3855107682157</text:p>
          </table:table-cell>
          <table:table-cell table:formula="of:=[.R15]*[.$G16]" office:value-type="float" office:value="12.5873219221888" calcext:value-type="float">
            <text:p>12.5873219221888</text:p>
          </table:table-cell>
          <table:table-cell table:formula="of:=[.S15]*[.$G16]" office:value-type="float" office:value="23.3764549983506" calcext:value-type="float">
            <text:p>23.3764549983506</text:p>
          </table:table-cell>
        </table:table-row>
        <table:table-row table:style-name="ro1">
          <table:table-cell table:formula="of:=[$input.B17]" office:value-type="float" office:value="25" calcext:value-type="float">
            <text:p>25</text:p>
          </table:table-cell>
          <table:table-cell office:value-type="float" office:value="0.922716627634661" calcext:value-type="float">
            <text:p>0.922716627634661</text:p>
          </table:table-cell>
          <table:table-cell table:formula="of:=[.$C$1]*[.B17]+(1-[.$C$1])*[.C16]" office:value-type="float" office:value="1.02444293657423" calcext:value-type="float">
            <text:p>1.02444293657423</text:p>
          </table:table-cell>
          <table:table-cell office:value-type="float" office:value="20.1054991652142" calcext:value-type="float">
            <text:p>20.1054991652142</text:p>
          </table:table-cell>
          <table:table-cell table:formula="of:=[.D17]/[.$D$2]" office:value-type="float" office:value="0.899347855000412" calcext:value-type="float">
            <text:p>0.899347855000412</text:p>
          </table:table-cell>
          <table:table-cell table:formula="of:=[.$C$1]*[.E17]+(1-[.$C$1])*[.F16]" office:value-type="float" office:value="0.759664170273934" calcext:value-type="float">
            <text:p>0.759664170273934</text:p>
          </table:table-cell>
          <table:table-cell table:formula="of:=[.C17]/[.F15]" office:value-type="float" office:value="1.59993701350669" calcext:value-type="float">
            <text:p>1.59993701350669</text:p>
          </table:table-cell>
          <table:table-cell table:formula="of:=IF([$input.H17]=&quot;&quot;;&quot;&quot;;[$input.H17])" office:value-type="float" office:value="1" calcext:value-type="float">
            <text:p>1</text:p>
          </table:table-cell>
          <table:table-cell table:formula="of:=IF([$input.I17]=&quot;&quot;;&quot;&quot;;[$input.I17])" office:value-type="float" office:value="0" calcext:value-type="float">
            <text:p>0</text:p>
          </table:table-cell>
          <table:table-cell table:formula="of:=IF([$input.W17]=&quot;&quot;;&quot;&quot;;[$input.W17])" office:value-type="float" office:value="0.5" calcext:value-type="float">
            <text:p>0.5</text:p>
          </table:table-cell>
          <table:table-cell table:formula="of:=IF([$input.X17]=&quot;&quot;;&quot;&quot;;[$input.X17])" office:value-type="float" office:value="0" calcext:value-type="float">
            <text:p>0</text:p>
          </table:table-cell>
          <table:table-cell table:formula="of:=IF([$input.AD17]=&quot;&quot;;&quot;&quot;;[$input.AD17])">
            <text:p/>
          </table:table-cell>
          <table:table-cell table:formula="of:=IF([$input.AE17]=&quot;&quot;;&quot;&quot;;[$input.AE17])">
            <text:p/>
          </table:table-cell>
          <table:table-cell table:formula="of:=IF([$input.AK17]=&quot;&quot;;&quot;&quot;;[$input.AK17])" office:value-type="float" office:value="0" calcext:value-type="float">
            <text:p>0</text:p>
          </table:table-cell>
          <table:table-cell table:formula="of:=IF([$input.AL17]=&quot;&quot;;&quot;&quot;;[$input.AL17])" office:value-type="float" office:value="0" calcext:value-type="float">
            <text:p>0</text:p>
          </table:table-cell>
          <table:table-cell table:formula="of:=SUMIF([mzcr.$S$2:.$S$421];[.$A17];[$mzcr.T$2:$mzcr.T$421])" office:value-type="float" office:value="6" calcext:value-type="float">
            <text:p>6</text:p>
          </table:table-cell>
          <table:table-cell table:formula="of:=SUMIF([mzcr.$S$2:.$S$421];[.$A17];[$mzcr.U$2:$mzcr.U$421])" office:value-type="float" office:value="14" calcext:value-type="float">
            <text:p>14</text:p>
          </table:table-cell>
          <table:table-cell table:formula="of:=SUMIF([mzcr.$S$2:.$S$421];[.$A17];[$mzcr.V$2:$mzcr.V$421])" office:value-type="float" office:value="12" calcext:value-type="float">
            <text:p>12</text:p>
          </table:table-cell>
          <table:table-cell table:formula="of:=SUMIF([mzcr.$S$2:.$S$421];[.$A17];[$mzcr.W$2:$mzcr.W$421])" office:value-type="float" office:value="8" calcext:value-type="float">
            <text:p>8</text:p>
          </table:table-cell>
          <table:table-cell table:formula="of:=SUMIF([mzcr.$S$2:.$S$421];[.$A17];[$mzcr.X$2:$mzcr.X$421])" office:value-type="float" office:value="434" calcext:value-type="float">
            <text:p>434</text:p>
          </table:table-cell>
          <table:table-cell table:formula="of:=[.T16]*[.C17]" office:value-type="float" office:value="374.94611478617" calcext:value-type="float">
            <text:p>374.94611478617</text:p>
          </table:table-cell>
          <table:table-cell table:formula="of:=IF([.H16]=&quot;&quot;;&quot;&quot;;[.$G17]*[.P16]*[.H16])" office:value-type="float" office:value="9.59962208104015" calcext:value-type="float">
            <text:p>9.59962208104015</text:p>
          </table:table-cell>
          <table:table-cell table:formula="of:=IF([.H16]=&quot;&quot;;&quot;&quot;;[.$G17]*[.P16]*[.H16]*[.I16])" office:value-type="float" office:value="0" calcext:value-type="float">
            <text:p>0</text:p>
          </table:table-cell>
          <table:table-cell table:formula="of:=IF([.J16]=&quot;&quot;;&quot;&quot;;[.$G17]*[.Q16]*[.J16])" office:value-type="float" office:value="9.59962208104015" calcext:value-type="float">
            <text:p>9.59962208104015</text:p>
          </table:table-cell>
          <table:table-cell table:formula="of:=IF([.J16]=&quot;&quot;;&quot;&quot;;[.$G17]*[.Q16]*[.J16]*[.K16])" office:value-type="float" office:value="0" calcext:value-type="float">
            <text:p>0</text:p>
          </table:table-cell>
          <table:table-cell table:formula="of:=IF([.L16]=&quot;&quot;;&quot;&quot;;[.$G17]*[.R16]*[.L16])">
            <text:p/>
          </table:table-cell>
          <table:table-cell table:formula="of:=IF([.L16]=&quot;&quot;;&quot;&quot;;[.$G17]*[.R16]*[.L16]*[.M16])">
            <text:p/>
          </table:table-cell>
          <table:table-cell table:formula="of:=IF([.N16]=&quot;&quot;;&quot;&quot;;[.$G17]*[.S16]*[.N16])" office:value-type="float" office:value="0" calcext:value-type="float">
            <text:p>0</text:p>
          </table:table-cell>
          <table:table-cell table:formula="of:=IF([.N16]=&quot;&quot;;&quot;&quot;;[.$G17]*[.S16]*[.N16]*[.O16])" office:value-type="float" office:value="0" calcext:value-type="float">
            <text:p>0</text:p>
          </table:table-cell>
          <table:table-cell table:formula="of:=IF([.H17]=&quot;&quot;;&quot;&quot;;[.$U16]*[.H17])" office:value-type="float" office:value="338.568656579966" calcext:value-type="float">
            <text:p>338.568656579966</text:p>
          </table:table-cell>
          <table:table-cell table:formula="of:=IF([.J17]=&quot;&quot;;&quot;&quot;;[.$U16]*[.J17])" office:value-type="float" office:value="169.284328289983" calcext:value-type="float">
            <text:p>169.284328289983</text:p>
          </table:table-cell>
          <table:table-cell table:formula="of:=IF([.L17]=&quot;&quot;;&quot;&quot;;[.$U16]*[.L17])">
            <text:p/>
          </table:table-cell>
          <table:table-cell table:formula="of:=IF([.N17]=&quot;&quot;;&quot;&quot;;[.$U16]*[.N17])" office:value-type="float" office:value="0" calcext:value-type="float">
            <text:p>0</text:p>
          </table:table-cell>
          <table:table-cell table:formula="of:=[.P16]*[.$G17]" office:value-type="float" office:value="9.59962208104015" calcext:value-type="float">
            <text:p>9.59962208104015</text:p>
          </table:table-cell>
          <table:table-cell table:formula="of:=[.Q16]*[.$G17]" office:value-type="float" office:value="19.1992441620803" calcext:value-type="float">
            <text:p>19.1992441620803</text:p>
          </table:table-cell>
          <table:table-cell table:formula="of:=[.R16]*[.$G17]" office:value-type="float" office:value="9.59962208104015" calcext:value-type="float">
            <text:p>9.59962208104015</text:p>
          </table:table-cell>
          <table:table-cell table:formula="of:=[.S16]*[.$G17]" office:value-type="float" office:value="7.99968506753346" calcext:value-type="float">
            <text:p>7.99968506753346</text:p>
          </table:table-cell>
        </table:table-row>
        <table:table-row table:style-name="ro1">
          <table:table-cell table:formula="of:=[$input.B18]" office:value-type="float" office:value="26" calcext:value-type="float">
            <text:p>26</text:p>
          </table:table-cell>
          <table:table-cell office:value-type="float" office:value="1.29321663019694" calcext:value-type="float">
            <text:p>1.29321663019694</text:p>
          </table:table-cell>
          <table:table-cell table:formula="of:=[.$C$1]*[.B18]+(1-[.$C$1])*[.C17]" office:value-type="float" office:value="1.10507504466105" calcext:value-type="float">
            <text:p>1.10507504466105</text:p>
          </table:table-cell>
          <table:table-cell office:value-type="float" office:value="22.556463427283" calcext:value-type="float">
            <text:p>22.556463427283</text:p>
          </table:table-cell>
          <table:table-cell table:formula="of:=[.D18]/[.$D$2]" office:value-type="float" office:value="1.00898300673979" calcext:value-type="float">
            <text:p>1.00898300673979</text:p>
          </table:table-cell>
          <table:table-cell table:formula="of:=[.$C$1]*[.E18]+(1-[.$C$1])*[.F17]" office:value-type="float" office:value="0.834459821213692" calcext:value-type="float">
            <text:p>0.834459821213692</text:p>
          </table:table-cell>
          <table:table-cell table:formula="of:=[.C18]/[.F16]" office:value-type="float" office:value="1.57913041550274" calcext:value-type="float">
            <text:p>1.57913041550274</text:p>
          </table:table-cell>
          <table:table-cell table:formula="of:=IF([$input.H18]=&quot;&quot;;&quot;&quot;;[$input.H18])" office:value-type="float" office:value="1" calcext:value-type="float">
            <text:p>1</text:p>
          </table:table-cell>
          <table:table-cell table:formula="of:=IF([$input.I18]=&quot;&quot;;&quot;&quot;;[$input.I18])" office:value-type="float" office:value="0" calcext:value-type="float">
            <text:p>0</text:p>
          </table:table-cell>
          <table:table-cell table:formula="of:=IF([$input.W18]=&quot;&quot;;&quot;&quot;;[$input.W18])" office:value-type="float" office:value="0.5" calcext:value-type="float">
            <text:p>0.5</text:p>
          </table:table-cell>
          <table:table-cell table:formula="of:=IF([$input.X18]=&quot;&quot;;&quot;&quot;;[$input.X18])" office:value-type="float" office:value="0" calcext:value-type="float">
            <text:p>0</text:p>
          </table:table-cell>
          <table:table-cell table:formula="of:=IF([$input.AD18]=&quot;&quot;;&quot;&quot;;[$input.AD18])">
            <text:p/>
          </table:table-cell>
          <table:table-cell table:formula="of:=IF([$input.AE18]=&quot;&quot;;&quot;&quot;;[$input.AE18])">
            <text:p/>
          </table:table-cell>
          <table:table-cell table:formula="of:=IF([$input.AK18]=&quot;&quot;;&quot;&quot;;[$input.AK18])" office:value-type="float" office:value="0" calcext:value-type="float">
            <text:p>0</text:p>
          </table:table-cell>
          <table:table-cell table:formula="of:=IF([$input.AL18]=&quot;&quot;;&quot;&quot;;[$input.AL18])" office:value-type="float" office:value="0" calcext:value-type="float">
            <text:p>0</text:p>
          </table:table-cell>
          <table:table-cell table:formula="of:=SUMIF([mzcr.$S$2:.$S$421];[.$A18];[$mzcr.T$2:$mzcr.T$421])" office:value-type="float" office:value="6" calcext:value-type="float">
            <text:p>6</text:p>
          </table:table-cell>
          <table:table-cell table:formula="of:=SUMIF([mzcr.$S$2:.$S$421];[.$A18];[$mzcr.U$2:$mzcr.U$421])" office:value-type="float" office:value="22" calcext:value-type="float">
            <text:p>22</text:p>
          </table:table-cell>
          <table:table-cell table:formula="of:=SUMIF([mzcr.$S$2:.$S$421];[.$A18];[$mzcr.V$2:$mzcr.V$421])" office:value-type="float" office:value="13" calcext:value-type="float">
            <text:p>13</text:p>
          </table:table-cell>
          <table:table-cell table:formula="of:=SUMIF([mzcr.$S$2:.$S$421];[.$A18];[$mzcr.W$2:$mzcr.W$421])" office:value-type="float" office:value="11" calcext:value-type="float">
            <text:p>11</text:p>
          </table:table-cell>
          <table:table-cell table:formula="of:=SUMIF([mzcr.$S$2:.$S$421];[.$A18];[$mzcr.X$2:$mzcr.X$421])" office:value-type="float" office:value="943" calcext:value-type="float">
            <text:p>943</text:p>
          </table:table-cell>
          <table:table-cell table:formula="of:=[.T17]*[.C18]" office:value-type="float" office:value="479.602569382894" calcext:value-type="float">
            <text:p>479.602569382894</text:p>
          </table:table-cell>
          <table:table-cell table:formula="of:=IF([.H17]=&quot;&quot;;&quot;&quot;;[.$G18]*[.P17]*[.H17])" office:value-type="float" office:value="9.47478249301644" calcext:value-type="float">
            <text:p>9.47478249301644</text:p>
          </table:table-cell>
          <table:table-cell table:formula="of:=IF([.H17]=&quot;&quot;;&quot;&quot;;[.$G18]*[.P17]*[.H17]*[.I17])" office:value-type="float" office:value="0" calcext:value-type="float">
            <text:p>0</text:p>
          </table:table-cell>
          <table:table-cell table:formula="of:=IF([.J17]=&quot;&quot;;&quot;&quot;;[.$G18]*[.Q17]*[.J17])" office:value-type="float" office:value="11.0539129085192" calcext:value-type="float">
            <text:p>11.0539129085192</text:p>
          </table:table-cell>
          <table:table-cell table:formula="of:=IF([.J17]=&quot;&quot;;&quot;&quot;;[.$G18]*[.Q17]*[.J17]*[.K17])" office:value-type="float" office:value="0" calcext:value-type="float">
            <text:p>0</text:p>
          </table:table-cell>
          <table:table-cell table:formula="of:=IF([.L17]=&quot;&quot;;&quot;&quot;;[.$G18]*[.R17]*[.L17])">
            <text:p/>
          </table:table-cell>
          <table:table-cell table:formula="of:=IF([.L17]=&quot;&quot;;&quot;&quot;;[.$G18]*[.R17]*[.L17]*[.M17])">
            <text:p/>
          </table:table-cell>
          <table:table-cell table:formula="of:=IF([.N17]=&quot;&quot;;&quot;&quot;;[.$G18]*[.S17]*[.N17])" office:value-type="float" office:value="0" calcext:value-type="float">
            <text:p>0</text:p>
          </table:table-cell>
          <table:table-cell table:formula="of:=IF([.N17]=&quot;&quot;;&quot;&quot;;[.$G18]*[.S17]*[.N17]*[.O17])" office:value-type="float" office:value="0" calcext:value-type="float">
            <text:p>0</text:p>
          </table:table-cell>
          <table:table-cell table:formula="of:=IF([.H18]=&quot;&quot;;&quot;&quot;;[.$U17]*[.H18])" office:value-type="float" office:value="374.94611478617" calcext:value-type="float">
            <text:p>374.94611478617</text:p>
          </table:table-cell>
          <table:table-cell table:formula="of:=IF([.J18]=&quot;&quot;;&quot;&quot;;[.$U17]*[.J18])" office:value-type="float" office:value="187.473057393085" calcext:value-type="float">
            <text:p>187.473057393085</text:p>
          </table:table-cell>
          <table:table-cell table:formula="of:=IF([.L18]=&quot;&quot;;&quot;&quot;;[.$U17]*[.L18])">
            <text:p/>
          </table:table-cell>
          <table:table-cell table:formula="of:=IF([.N18]=&quot;&quot;;&quot;&quot;;[.$U17]*[.N18])" office:value-type="float" office:value="0" calcext:value-type="float">
            <text:p>0</text:p>
          </table:table-cell>
          <table:table-cell table:formula="of:=[.P17]*[.$G18]" office:value-type="float" office:value="9.47478249301644" calcext:value-type="float">
            <text:p>9.47478249301644</text:p>
          </table:table-cell>
          <table:table-cell table:formula="of:=[.Q17]*[.$G18]" office:value-type="float" office:value="22.1078258170383" calcext:value-type="float">
            <text:p>22.1078258170383</text:p>
          </table:table-cell>
          <table:table-cell table:formula="of:=[.R17]*[.$G18]" office:value-type="float" office:value="18.9495649860329" calcext:value-type="float">
            <text:p>18.9495649860329</text:p>
          </table:table-cell>
          <table:table-cell table:formula="of:=[.S17]*[.$G18]" office:value-type="float" office:value="12.6330433240219" calcext:value-type="float">
            <text:p>12.6330433240219</text:p>
          </table:table-cell>
        </table:table-row>
        <table:table-row table:style-name="ro1">
          <table:table-cell table:formula="of:=[$input.B19]" office:value-type="float" office:value="27" calcext:value-type="float">
            <text:p>27</text:p>
          </table:table-cell>
          <table:table-cell office:value-type="float" office:value="1.53466509988249" calcext:value-type="float">
            <text:p>1.53466509988249</text:p>
          </table:table-cell>
          <table:table-cell table:formula="of:=[.$C$1]*[.B19]+(1-[.$C$1])*[.C18]" office:value-type="float" office:value="1.23395206122748" calcext:value-type="float">
            <text:p>1.23395206122748</text:p>
          </table:table-cell>
          <table:table-cell office:value-type="float" office:value="23.8578664685323" calcext:value-type="float">
            <text:p>23.8578664685323</text:p>
          </table:table-cell>
          <table:table-cell table:formula="of:=[.D19]/[.$D$2]" office:value-type="float" office:value="1.06719663396789" calcext:value-type="float">
            <text:p>1.06719663396789</text:p>
          </table:table-cell>
          <table:table-cell table:formula="of:=[.$C$1]*[.E19]+(1-[.$C$1])*[.F18]" office:value-type="float" office:value="0.904280865039951" calcext:value-type="float">
            <text:p>0.904280865039951</text:p>
          </table:table-cell>
          <table:table-cell table:formula="of:=[.C19]/[.F17]" office:value-type="float" office:value="1.62433889804559" calcext:value-type="float">
            <text:p>1.62433889804559</text:p>
          </table:table-cell>
          <table:table-cell table:formula="of:=IF([$input.H19]=&quot;&quot;;&quot;&quot;;[$input.H19])">
            <text:p/>
          </table:table-cell>
          <table:table-cell table:formula="of:=IF([$input.I19]=&quot;&quot;;&quot;&quot;;[$input.I19])">
            <text:p/>
          </table:table-cell>
          <table:table-cell table:formula="of:=IF([$input.W19]=&quot;&quot;;&quot;&quot;;[$input.W19])">
            <text:p/>
          </table:table-cell>
          <table:table-cell table:formula="of:=IF([$input.X19]=&quot;&quot;;&quot;&quot;;[$input.X19])">
            <text:p/>
          </table:table-cell>
          <table:table-cell table:formula="of:=IF([$input.AD19]=&quot;&quot;;&quot;&quot;;[$input.AD19])">
            <text:p/>
          </table:table-cell>
          <table:table-cell table:formula="of:=IF([$input.AE19]=&quot;&quot;;&quot;&quot;;[$input.AE19])">
            <text:p/>
          </table:table-cell>
          <table:table-cell table:formula="of:=IF([$input.AK19]=&quot;&quot;;&quot;&quot;;[$input.AK19])">
            <text:p/>
          </table:table-cell>
          <table:table-cell table:formula="of:=IF([$input.AL19]=&quot;&quot;;&quot;&quot;;[$input.AL19])">
            <text:p/>
          </table:table-cell>
          <table:table-cell table:formula="of:=SUMIF([mzcr.$S$2:.$S$421];[.$A19];[$mzcr.T$2:$mzcr.T$421])" office:value-type="float" office:value="11" calcext:value-type="float">
            <text:p>11</text:p>
          </table:table-cell>
          <table:table-cell table:formula="of:=SUMIF([mzcr.$S$2:.$S$421];[.$A19];[$mzcr.U$2:$mzcr.U$421])" office:value-type="float" office:value="30" calcext:value-type="float">
            <text:p>30</text:p>
          </table:table-cell>
          <table:table-cell table:formula="of:=SUMIF([mzcr.$S$2:.$S$421];[.$A19];[$mzcr.V$2:$mzcr.V$421])" office:value-type="float" office:value="27" calcext:value-type="float">
            <text:p>27</text:p>
          </table:table-cell>
          <table:table-cell table:formula="of:=SUMIF([mzcr.$S$2:.$S$421];[.$A19];[$mzcr.W$2:$mzcr.W$421])" office:value-type="float" office:value="40" calcext:value-type="float">
            <text:p>40</text:p>
          </table:table-cell>
          <table:table-cell table:formula="of:=SUMIF([mzcr.$S$2:.$S$421];[.$A19];[$mzcr.X$2:$mzcr.X$421])" office:value-type="float" office:value="829" calcext:value-type="float">
            <text:p>829</text:p>
          </table:table-cell>
          <table:table-cell table:formula="of:=[.T18]*[.C19]" office:value-type="float" office:value="1163.61679373751" calcext:value-type="float">
            <text:p>1163.61679373751</text:p>
          </table:table-cell>
          <table:table-cell table:formula="of:=IF([.H18]=&quot;&quot;;&quot;&quot;;[.$G19]*[.P18]*[.H18])" office:value-type="float" office:value="9.74603338827353" calcext:value-type="float">
            <text:p>9.74603338827353</text:p>
          </table:table-cell>
          <table:table-cell table:formula="of:=IF([.H18]=&quot;&quot;;&quot;&quot;;[.$G19]*[.P18]*[.H18]*[.I18])" office:value-type="float" office:value="0" calcext:value-type="float">
            <text:p>0</text:p>
          </table:table-cell>
          <table:table-cell table:formula="of:=IF([.J18]=&quot;&quot;;&quot;&quot;;[.$G19]*[.Q18]*[.J18])" office:value-type="float" office:value="17.8677278785015" calcext:value-type="float">
            <text:p>17.8677278785015</text:p>
          </table:table-cell>
          <table:table-cell table:formula="of:=IF([.J18]=&quot;&quot;;&quot;&quot;;[.$G19]*[.Q18]*[.J18]*[.K18])" office:value-type="float" office:value="0" calcext:value-type="float">
            <text:p>0</text:p>
          </table:table-cell>
          <table:table-cell table:formula="of:=IF([.L18]=&quot;&quot;;&quot;&quot;;[.$G19]*[.R18]*[.L18])">
            <text:p/>
          </table:table-cell>
          <table:table-cell table:formula="of:=IF([.L18]=&quot;&quot;;&quot;&quot;;[.$G19]*[.R18]*[.L18]*[.M18])">
            <text:p/>
          </table:table-cell>
          <table:table-cell table:formula="of:=IF([.N18]=&quot;&quot;;&quot;&quot;;[.$G19]*[.S18]*[.N18])" office:value-type="float" office:value="0" calcext:value-type="float">
            <text:p>0</text:p>
          </table:table-cell>
          <table:table-cell table:formula="of:=IF([.N18]=&quot;&quot;;&quot;&quot;;[.$G19]*[.S18]*[.N18]*[.O18])" office:value-type="float" office:value="0" calcext:value-type="float">
            <text:p>0</text:p>
          </table:table-cell>
          <table:table-cell table:formula="of:=IF([.H19]=&quot;&quot;;&quot;&quot;;[.$U18]*[.H19])">
            <text:p/>
          </table:table-cell>
          <table:table-cell table:formula="of:=IF([.J19]=&quot;&quot;;&quot;&quot;;[.$U18]*[.J19])">
            <text:p/>
          </table:table-cell>
          <table:table-cell table:formula="of:=IF([.L19]=&quot;&quot;;&quot;&quot;;[.$U18]*[.L19])">
            <text:p/>
          </table:table-cell>
          <table:table-cell table:formula="of:=IF([.N19]=&quot;&quot;;&quot;&quot;;[.$U18]*[.N19])">
            <text:p/>
          </table:table-cell>
          <table:table-cell table:formula="of:=[.P18]*[.$G19]" office:value-type="float" office:value="9.74603338827353" calcext:value-type="float">
            <text:p>9.74603338827353</text:p>
          </table:table-cell>
          <table:table-cell table:formula="of:=[.Q18]*[.$G19]" office:value-type="float" office:value="35.735455757003" calcext:value-type="float">
            <text:p>35.735455757003</text:p>
          </table:table-cell>
          <table:table-cell table:formula="of:=[.R18]*[.$G19]" office:value-type="float" office:value="21.1164056745927" calcext:value-type="float">
            <text:p>21.1164056745927</text:p>
          </table:table-cell>
          <table:table-cell table:formula="of:=[.S18]*[.$G19]" office:value-type="float" office:value="17.8677278785015" calcext:value-type="float">
            <text:p>17.8677278785015</text:p>
          </table:table-cell>
        </table:table-row>
        <table:table-row table:style-name="ro1">
          <table:table-cell table:formula="of:=[$input.B20]" office:value-type="float" office:value="28" calcext:value-type="float">
            <text:p>28</text:p>
          </table:table-cell>
          <table:table-cell office:value-type="float" office:value="0.648814749780509" calcext:value-type="float">
            <text:p>0.648814749780509</text:p>
          </table:table-cell>
          <table:table-cell table:formula="of:=[.$C$1]*[.B20]+(1-[.$C$1])*[.C19]" office:value-type="float" office:value="1.05841086779339" calcext:value-type="float">
            <text:p>1.05841086779339</text:p>
          </table:table-cell>
          <table:table-cell office:value-type="float" office:value="23.2596970275061" calcext:value-type="float">
            <text:p>23.2596970275061</text:p>
          </table:table-cell>
          <table:table-cell table:formula="of:=[.D20]/[.$D$2]" office:value-type="float" office:value="1.04043965572561" calcext:value-type="float">
            <text:p>1.04043965572561</text:p>
          </table:table-cell>
          <table:table-cell table:formula="of:=[.$C$1]*[.E20]+(1-[.$C$1])*[.F19]" office:value-type="float" office:value="0.945128502245649" calcext:value-type="float">
            <text:p>0.945128502245649</text:p>
          </table:table-cell>
          <table:table-cell table:formula="of:=[.C20]/[.F18]" office:value-type="float" office:value="1.26837846578876" calcext:value-type="float">
            <text:p>1.26837846578876</text:p>
          </table:table-cell>
          <table:table-cell table:formula="of:=IF([$input.H20]=&quot;&quot;;&quot;&quot;;[$input.H20])">
            <text:p/>
          </table:table-cell>
          <table:table-cell table:formula="of:=IF([$input.I20]=&quot;&quot;;&quot;&quot;;[$input.I20])">
            <text:p/>
          </table:table-cell>
          <table:table-cell table:formula="of:=IF([$input.W20]=&quot;&quot;;&quot;&quot;;[$input.W20])">
            <text:p/>
          </table:table-cell>
          <table:table-cell table:formula="of:=IF([$input.X20]=&quot;&quot;;&quot;&quot;;[$input.X20])">
            <text:p/>
          </table:table-cell>
          <table:table-cell table:formula="of:=IF([$input.AD20]=&quot;&quot;;&quot;&quot;;[$input.AD20])">
            <text:p/>
          </table:table-cell>
          <table:table-cell table:formula="of:=IF([$input.AE20]=&quot;&quot;;&quot;&quot;;[$input.AE20])">
            <text:p/>
          </table:table-cell>
          <table:table-cell table:formula="of:=IF([$input.AK20]=&quot;&quot;;&quot;&quot;;[$input.AK20])">
            <text:p/>
          </table:table-cell>
          <table:table-cell table:formula="of:=IF([$input.AL20]=&quot;&quot;;&quot;&quot;;[$input.AL20])">
            <text:p/>
          </table:table-cell>
          <table:table-cell table:formula="of:=SUMIF([mzcr.$S$2:.$S$421];[.$A20];[$mzcr.T$2:$mzcr.T$421])" office:value-type="float" office:value="13" calcext:value-type="float">
            <text:p>13</text:p>
          </table:table-cell>
          <table:table-cell table:formula="of:=SUMIF([mzcr.$S$2:.$S$421];[.$A20];[$mzcr.U$2:$mzcr.U$421])" office:value-type="float" office:value="22" calcext:value-type="float">
            <text:p>22</text:p>
          </table:table-cell>
          <table:table-cell table:formula="of:=SUMIF([mzcr.$S$2:.$S$421];[.$A20];[$mzcr.V$2:$mzcr.V$421])" office:value-type="float" office:value="14" calcext:value-type="float">
            <text:p>14</text:p>
          </table:table-cell>
          <table:table-cell table:formula="of:=SUMIF([mzcr.$S$2:.$S$421];[.$A20];[$mzcr.W$2:$mzcr.W$421])" office:value-type="float" office:value="23" calcext:value-type="float">
            <text:p>23</text:p>
          </table:table-cell>
          <table:table-cell table:formula="of:=SUMIF([mzcr.$S$2:.$S$421];[.$A20];[$mzcr.X$2:$mzcr.X$421])" office:value-type="float" office:value="590" calcext:value-type="float">
            <text:p>590</text:p>
          </table:table-cell>
          <table:table-cell table:formula="of:=[.T19]*[.C20]" office:value-type="float" office:value="877.422609400719" calcext:value-type="float">
            <text:p>877.422609400719</text:p>
          </table:table-cell>
          <table:table-cell table:formula="of:=IF([.H19]=&quot;&quot;;&quot;&quot;;[.$G20]*[.P19]*[.H19])">
            <text:p/>
          </table:table-cell>
          <table:table-cell table:formula="of:=IF([.H19]=&quot;&quot;;&quot;&quot;;[.$G20]*[.P19]*[.H19]*[.I19])">
            <text:p/>
          </table:table-cell>
          <table:table-cell table:formula="of:=IF([.J19]=&quot;&quot;;&quot;&quot;;[.$G20]*[.Q19]*[.J19])">
            <text:p/>
          </table:table-cell>
          <table:table-cell table:formula="of:=IF([.J19]=&quot;&quot;;&quot;&quot;;[.$G20]*[.Q19]*[.J19]*[.K19])">
            <text:p/>
          </table:table-cell>
          <table:table-cell table:formula="of:=IF([.L19]=&quot;&quot;;&quot;&quot;;[.$G20]*[.R19]*[.L19])">
            <text:p/>
          </table:table-cell>
          <table:table-cell table:formula="of:=IF([.L19]=&quot;&quot;;&quot;&quot;;[.$G20]*[.R19]*[.L19]*[.M19])">
            <text:p/>
          </table:table-cell>
          <table:table-cell table:formula="of:=IF([.N19]=&quot;&quot;;&quot;&quot;;[.$G20]*[.S19]*[.N19])">
            <text:p/>
          </table:table-cell>
          <table:table-cell table:formula="of:=IF([.N19]=&quot;&quot;;&quot;&quot;;[.$G20]*[.S19]*[.N19]*[.O19])">
            <text:p/>
          </table:table-cell>
          <table:table-cell table:formula="of:=IF([.H20]=&quot;&quot;;&quot;&quot;;[.$U19]*[.H20])">
            <text:p/>
          </table:table-cell>
          <table:table-cell table:formula="of:=IF([.J20]=&quot;&quot;;&quot;&quot;;[.$U19]*[.J20])">
            <text:p/>
          </table:table-cell>
          <table:table-cell table:formula="of:=IF([.L20]=&quot;&quot;;&quot;&quot;;[.$U19]*[.L20])">
            <text:p/>
          </table:table-cell>
          <table:table-cell table:formula="of:=IF([.N20]=&quot;&quot;;&quot;&quot;;[.$U19]*[.N20])">
            <text:p/>
          </table:table-cell>
          <table:table-cell table:formula="of:=[.P19]*[.$G20]" office:value-type="float" office:value="13.9521631236764" calcext:value-type="float">
            <text:p>13.9521631236764</text:p>
          </table:table-cell>
          <table:table-cell table:formula="of:=[.Q19]*[.$G20]" office:value-type="float" office:value="38.0513539736629" calcext:value-type="float">
            <text:p>38.0513539736629</text:p>
          </table:table-cell>
          <table:table-cell table:formula="of:=[.R19]*[.$G20]" office:value-type="float" office:value="34.2462185762966" calcext:value-type="float">
            <text:p>34.2462185762966</text:p>
          </table:table-cell>
          <table:table-cell table:formula="of:=[.S19]*[.$G20]" office:value-type="float" office:value="50.7351386315505" calcext:value-type="float">
            <text:p>50.7351386315505</text:p>
          </table:table-cell>
        </table:table-row>
        <table:table-row table:style-name="ro1">
          <table:table-cell table:formula="of:=[$input.B21]" office:value-type="float" office:value="29" calcext:value-type="float">
            <text:p>29</text:p>
          </table:table-cell>
          <table:table-cell office:value-type="float" office:value="1.0297619047619" calcext:value-type="float">
            <text:p>1.0297619047619</text:p>
          </table:table-cell>
          <table:table-cell table:formula="of:=[.$C$1]*[.B21]+(1-[.$C$1])*[.C20]" office:value-type="float" office:value="1.04981617888394" calcext:value-type="float">
            <text:p>1.04981617888394</text:p>
          </table:table-cell>
          <table:table-cell office:value-type="float" office:value="22.6615275864799" calcext:value-type="float">
            <text:p>22.6615275864799</text:p>
          </table:table-cell>
          <table:table-cell table:formula="of:=[.D21]/[.$D$2]" office:value-type="float" office:value="1.01368267748334" calcext:value-type="float">
            <text:p>1.01368267748334</text:p>
          </table:table-cell>
          <table:table-cell table:formula="of:=[.$C$1]*[.E21]+(1-[.$C$1])*[.F20]" office:value-type="float" office:value="0.965694754816956" calcext:value-type="float">
            <text:p>0.965694754816956</text:p>
          </table:table-cell>
          <table:table-cell table:formula="of:=[.C21]/[.F19]" office:value-type="float" office:value="1.16094038862313" calcext:value-type="float">
            <text:p>1.16094038862313</text:p>
          </table:table-cell>
          <table:table-cell table:formula="of:=IF([$input.H21]=&quot;&quot;;&quot;&quot;;[$input.H21])">
            <text:p/>
          </table:table-cell>
          <table:table-cell table:formula="of:=IF([$input.I21]=&quot;&quot;;&quot;&quot;;[$input.I21])">
            <text:p/>
          </table:table-cell>
          <table:table-cell table:formula="of:=IF([$input.W21]=&quot;&quot;;&quot;&quot;;[$input.W21])">
            <text:p/>
          </table:table-cell>
          <table:table-cell table:formula="of:=IF([$input.X21]=&quot;&quot;;&quot;&quot;;[$input.X21])">
            <text:p/>
          </table:table-cell>
          <table:table-cell table:formula="of:=IF([$input.AD21]=&quot;&quot;;&quot;&quot;;[$input.AD21])">
            <text:p/>
          </table:table-cell>
          <table:table-cell table:formula="of:=IF([$input.AE21]=&quot;&quot;;&quot;&quot;;[$input.AE21])">
            <text:p/>
          </table:table-cell>
          <table:table-cell table:formula="of:=IF([$input.AK21]=&quot;&quot;;&quot;&quot;;[$input.AK21])">
            <text:p/>
          </table:table-cell>
          <table:table-cell table:formula="of:=IF([$input.AL21]=&quot;&quot;;&quot;&quot;;[$input.AL21])">
            <text:p/>
          </table:table-cell>
          <table:table-cell table:formula="of:=SUMIF([mzcr.$S$2:.$S$421];[.$A21];[$mzcr.T$2:$mzcr.T$421])" office:value-type="float" office:value="14" calcext:value-type="float">
            <text:p>14</text:p>
          </table:table-cell>
          <table:table-cell table:formula="of:=SUMIF([mzcr.$S$2:.$S$421];[.$A21];[$mzcr.U$2:$mzcr.U$421])" office:value-type="float" office:value="21" calcext:value-type="float">
            <text:p>21</text:p>
          </table:table-cell>
          <table:table-cell table:formula="of:=SUMIF([mzcr.$S$2:.$S$421];[.$A21];[$mzcr.V$2:$mzcr.V$421])" office:value-type="float" office:value="14" calcext:value-type="float">
            <text:p>14</text:p>
          </table:table-cell>
          <table:table-cell table:formula="of:=SUMIF([mzcr.$S$2:.$S$421];[.$A21];[$mzcr.W$2:$mzcr.W$421])" office:value-type="float" office:value="45" calcext:value-type="float">
            <text:p>45</text:p>
          </table:table-cell>
          <table:table-cell table:formula="of:=SUMIF([mzcr.$S$2:.$S$421];[.$A21];[$mzcr.X$2:$mzcr.X$421])" office:value-type="float" office:value="721" calcext:value-type="float">
            <text:p>721</text:p>
          </table:table-cell>
          <table:table-cell table:formula="of:=[.T20]*[.C21]" office:value-type="float" office:value="619.391545541526" calcext:value-type="float">
            <text:p>619.391545541526</text:p>
          </table:table-cell>
          <table:table-cell table:formula="of:=IF([.H20]=&quot;&quot;;&quot;&quot;;[.$G21]*[.P20]*[.H20])">
            <text:p/>
          </table:table-cell>
          <table:table-cell table:formula="of:=IF([.H20]=&quot;&quot;;&quot;&quot;;[.$G21]*[.P20]*[.H20]*[.I20])">
            <text:p/>
          </table:table-cell>
          <table:table-cell table:formula="of:=IF([.J20]=&quot;&quot;;&quot;&quot;;[.$G21]*[.Q20]*[.J20])">
            <text:p/>
          </table:table-cell>
          <table:table-cell table:formula="of:=IF([.J20]=&quot;&quot;;&quot;&quot;;[.$G21]*[.Q20]*[.J20]*[.K20])">
            <text:p/>
          </table:table-cell>
          <table:table-cell table:formula="of:=IF([.L20]=&quot;&quot;;&quot;&quot;;[.$G21]*[.R20]*[.L20])">
            <text:p/>
          </table:table-cell>
          <table:table-cell table:formula="of:=IF([.L20]=&quot;&quot;;&quot;&quot;;[.$G21]*[.R20]*[.L20]*[.M20])">
            <text:p/>
          </table:table-cell>
          <table:table-cell table:formula="of:=IF([.N20]=&quot;&quot;;&quot;&quot;;[.$G21]*[.S20]*[.N20])">
            <text:p/>
          </table:table-cell>
          <table:table-cell table:formula="of:=IF([.N20]=&quot;&quot;;&quot;&quot;;[.$G21]*[.S20]*[.N20]*[.O20])">
            <text:p/>
          </table:table-cell>
          <table:table-cell table:formula="of:=IF([.H21]=&quot;&quot;;&quot;&quot;;[.$U20]*[.H21])">
            <text:p/>
          </table:table-cell>
          <table:table-cell table:formula="of:=IF([.J21]=&quot;&quot;;&quot;&quot;;[.$U20]*[.J21])">
            <text:p/>
          </table:table-cell>
          <table:table-cell table:formula="of:=IF([.L21]=&quot;&quot;;&quot;&quot;;[.$U20]*[.L21])">
            <text:p/>
          </table:table-cell>
          <table:table-cell table:formula="of:=IF([.N21]=&quot;&quot;;&quot;&quot;;[.$U20]*[.N21])">
            <text:p/>
          </table:table-cell>
          <table:table-cell table:formula="of:=[.P20]*[.$G21]" office:value-type="float" office:value="15.0922250521007" calcext:value-type="float">
            <text:p>15.0922250521007</text:p>
          </table:table-cell>
          <table:table-cell table:formula="of:=[.Q20]*[.$G21]" office:value-type="float" office:value="25.5406885497089" calcext:value-type="float">
            <text:p>25.5406885497089</text:p>
          </table:table-cell>
          <table:table-cell table:formula="of:=[.R20]*[.$G21]" office:value-type="float" office:value="16.2531654407238" calcext:value-type="float">
            <text:p>16.2531654407238</text:p>
          </table:table-cell>
          <table:table-cell table:formula="of:=[.S20]*[.$G21]" office:value-type="float" office:value="26.701628938332" calcext:value-type="float">
            <text:p>26.701628938332</text:p>
          </table:table-cell>
        </table:table-row>
        <table:table-row table:style-name="ro1">
          <table:table-cell table:formula="of:=[$input.B22]" office:value-type="float" office:value="30" calcext:value-type="float">
            <text:p>30</text:p>
          </table:table-cell>
          <table:table-cell office:value-type="float" office:value="1.60162601626016" calcext:value-type="float">
            <text:p>1.60162601626016</text:p>
          </table:table-cell>
          <table:table-cell table:formula="of:=[.$C$1]*[.B22]+(1-[.$C$1])*[.C21]" office:value-type="float" office:value="1.21535913009681" calcext:value-type="float">
            <text:p>1.21535913009681</text:p>
          </table:table-cell>
          <table:table-cell office:value-type="float" office:value="22.9311643980083" calcext:value-type="float">
            <text:p>22.9311643980083</text:p>
          </table:table-cell>
          <table:table-cell table:formula="of:=[.D22]/[.$D$2]" office:value-type="float" office:value="1.02574391933983" calcext:value-type="float">
            <text:p>1.02574391933983</text:p>
          </table:table-cell>
          <table:table-cell table:formula="of:=[.$C$1]*[.E22]+(1-[.$C$1])*[.F21]" office:value-type="float" office:value="0.983709504173819" calcext:value-type="float">
            <text:p>0.983709504173819</text:p>
          </table:table-cell>
          <table:table-cell table:formula="of:=[.C22]/[.F20]" office:value-type="float" office:value="1.28591945667608" calcext:value-type="float">
            <text:p>1.28591945667608</text:p>
          </table:table-cell>
          <table:table-cell table:formula="of:=IF([$input.H22]=&quot;&quot;;&quot;&quot;;[$input.H22])">
            <text:p/>
          </table:table-cell>
          <table:table-cell table:formula="of:=IF([$input.I22]=&quot;&quot;;&quot;&quot;;[$input.I22])">
            <text:p/>
          </table:table-cell>
          <table:table-cell table:formula="of:=IF([$input.W22]=&quot;&quot;;&quot;&quot;;[$input.W22])">
            <text:p/>
          </table:table-cell>
          <table:table-cell table:formula="of:=IF([$input.X22]=&quot;&quot;;&quot;&quot;;[$input.X22])">
            <text:p/>
          </table:table-cell>
          <table:table-cell table:formula="of:=IF([$input.AD22]=&quot;&quot;;&quot;&quot;;[$input.AD22])">
            <text:p/>
          </table:table-cell>
          <table:table-cell table:formula="of:=IF([$input.AE22]=&quot;&quot;;&quot;&quot;;[$input.AE22])">
            <text:p/>
          </table:table-cell>
          <table:table-cell table:formula="of:=IF([$input.AK22]=&quot;&quot;;&quot;&quot;;[$input.AK22])">
            <text:p/>
          </table:table-cell>
          <table:table-cell table:formula="of:=IF([$input.AL22]=&quot;&quot;;&quot;&quot;;[$input.AL22])">
            <text:p/>
          </table:table-cell>
          <table:table-cell table:formula="of:=SUMIF([mzcr.$S$2:.$S$421];[.$A22];[$mzcr.T$2:$mzcr.T$421])" office:value-type="float" office:value="13" calcext:value-type="float">
            <text:p>13</text:p>
          </table:table-cell>
          <table:table-cell table:formula="of:=SUMIF([mzcr.$S$2:.$S$421];[.$A22];[$mzcr.U$2:$mzcr.U$421])" office:value-type="float" office:value="29" calcext:value-type="float">
            <text:p>29</text:p>
          </table:table-cell>
          <table:table-cell table:formula="of:=SUMIF([mzcr.$S$2:.$S$421];[.$A22];[$mzcr.V$2:$mzcr.V$421])" office:value-type="float" office:value="54" calcext:value-type="float">
            <text:p>54</text:p>
          </table:table-cell>
          <table:table-cell table:formula="of:=SUMIF([mzcr.$S$2:.$S$421];[.$A22];[$mzcr.W$2:$mzcr.W$421])" office:value-type="float" office:value="80" calcext:value-type="float">
            <text:p>80</text:p>
          </table:table-cell>
          <table:table-cell table:formula="of:=SUMIF([mzcr.$S$2:.$S$421];[.$A22];[$mzcr.X$2:$mzcr.X$421])" office:value-type="float" office:value="1283" calcext:value-type="float">
            <text:p>1283</text:p>
          </table:table-cell>
          <table:table-cell table:formula="of:=[.T21]*[.C22]" office:value-type="float" office:value="876.273932799798" calcext:value-type="float">
            <text:p>876.273932799798</text:p>
          </table:table-cell>
          <table:table-cell table:formula="of:=IF([.H21]=&quot;&quot;;&quot;&quot;;[.$G22]*[.P21]*[.H21])">
            <text:p/>
          </table:table-cell>
          <table:table-cell table:formula="of:=IF([.H21]=&quot;&quot;;&quot;&quot;;[.$G22]*[.P21]*[.H21]*[.I21])">
            <text:p/>
          </table:table-cell>
          <table:table-cell table:formula="of:=IF([.J21]=&quot;&quot;;&quot;&quot;;[.$G22]*[.Q21]*[.J21])">
            <text:p/>
          </table:table-cell>
          <table:table-cell table:formula="of:=IF([.J21]=&quot;&quot;;&quot;&quot;;[.$G22]*[.Q21]*[.J21]*[.K21])">
            <text:p/>
          </table:table-cell>
          <table:table-cell table:formula="of:=IF([.L21]=&quot;&quot;;&quot;&quot;;[.$G22]*[.R21]*[.L21])">
            <text:p/>
          </table:table-cell>
          <table:table-cell table:formula="of:=IF([.L21]=&quot;&quot;;&quot;&quot;;[.$G22]*[.R21]*[.L21]*[.M21])">
            <text:p/>
          </table:table-cell>
          <table:table-cell table:formula="of:=IF([.N21]=&quot;&quot;;&quot;&quot;;[.$G22]*[.S21]*[.N21])">
            <text:p/>
          </table:table-cell>
          <table:table-cell table:formula="of:=IF([.N21]=&quot;&quot;;&quot;&quot;;[.$G22]*[.S21]*[.N21]*[.O21])">
            <text:p/>
          </table:table-cell>
          <table:table-cell table:formula="of:=IF([.H22]=&quot;&quot;;&quot;&quot;;[.$U21]*[.H22])">
            <text:p/>
          </table:table-cell>
          <table:table-cell table:formula="of:=IF([.J22]=&quot;&quot;;&quot;&quot;;[.$U21]*[.J22])">
            <text:p/>
          </table:table-cell>
          <table:table-cell table:formula="of:=IF([.L22]=&quot;&quot;;&quot;&quot;;[.$U21]*[.L22])">
            <text:p/>
          </table:table-cell>
          <table:table-cell table:formula="of:=IF([.N22]=&quot;&quot;;&quot;&quot;;[.$U21]*[.N22])">
            <text:p/>
          </table:table-cell>
          <table:table-cell table:formula="of:=[.P21]*[.$G22]" office:value-type="float" office:value="18.0028723934652" calcext:value-type="float">
            <text:p>18.0028723934652</text:p>
          </table:table-cell>
          <table:table-cell table:formula="of:=[.Q21]*[.$G22]" office:value-type="float" office:value="27.0043085901978" calcext:value-type="float">
            <text:p>27.0043085901978</text:p>
          </table:table-cell>
          <table:table-cell table:formula="of:=[.R21]*[.$G22]" office:value-type="float" office:value="18.0028723934652" calcext:value-type="float">
            <text:p>18.0028723934652</text:p>
          </table:table-cell>
          <table:table-cell table:formula="of:=[.S21]*[.$G22]" office:value-type="float" office:value="57.8663755504238" calcext:value-type="float">
            <text:p>57.8663755504238</text:p>
          </table:table-cell>
        </table:table-row>
        <table:table-row table:style-name="ro1">
          <table:table-cell table:formula="of:=[$input.B23]" office:value-type="float" office:value="31" calcext:value-type="float">
            <text:p>31</text:p>
          </table:table-cell>
          <table:table-cell office:value-type="float" office:value="1.12573964497041" calcext:value-type="float">
            <text:p>1.12573964497041</text:p>
          </table:table-cell>
          <table:table-cell table:formula="of:=[.$C$1]*[.B23]+(1-[.$C$1])*[.C22]" office:value-type="float" office:value="1.18847328455889" calcext:value-type="float">
            <text:p>1.18847328455889</text:p>
          </table:table-cell>
          <table:table-cell office:value-type="float" office:value="22.5026174980569" calcext:value-type="float">
            <text:p>22.5026174980569</text:p>
          </table:table-cell>
          <table:table-cell table:formula="of:=[.D23]/[.$D$2]" office:value-type="float" office:value="1.0065744009871" calcext:value-type="float">
            <text:p>1.0065744009871</text:p>
          </table:table-cell>
          <table:table-cell table:formula="of:=[.$C$1]*[.E23]+(1-[.$C$1])*[.F22]" office:value-type="float" office:value="0.990568973217805" calcext:value-type="float">
            <text:p>0.990568973217805</text:p>
          </table:table-cell>
          <table:table-cell table:formula="of:=[.C23]/[.F21]" office:value-type="float" office:value="1.23069249225047" calcext:value-type="float">
            <text:p>1.23069249225047</text:p>
          </table:table-cell>
          <table:table-cell table:formula="of:=IF([$input.H23]=&quot;&quot;;&quot;&quot;;[$input.H23])">
            <text:p/>
          </table:table-cell>
          <table:table-cell table:formula="of:=IF([$input.I23]=&quot;&quot;;&quot;&quot;;[$input.I23])">
            <text:p/>
          </table:table-cell>
          <table:table-cell table:formula="of:=IF([$input.W23]=&quot;&quot;;&quot;&quot;;[$input.W23])">
            <text:p/>
          </table:table-cell>
          <table:table-cell table:formula="of:=IF([$input.X23]=&quot;&quot;;&quot;&quot;;[$input.X23])">
            <text:p/>
          </table:table-cell>
          <table:table-cell table:formula="of:=IF([$input.AD23]=&quot;&quot;;&quot;&quot;;[$input.AD23])">
            <text:p/>
          </table:table-cell>
          <table:table-cell table:formula="of:=IF([$input.AE23]=&quot;&quot;;&quot;&quot;;[$input.AE23])">
            <text:p/>
          </table:table-cell>
          <table:table-cell table:formula="of:=IF([$input.AK23]=&quot;&quot;;&quot;&quot;;[$input.AK23])">
            <text:p/>
          </table:table-cell>
          <table:table-cell table:formula="of:=IF([$input.AL23]=&quot;&quot;;&quot;&quot;;[$input.AL23])">
            <text:p/>
          </table:table-cell>
          <table:table-cell table:formula="of:=SUMIF([mzcr.$S$2:.$S$421];[.$A23];[$mzcr.T$2:$mzcr.T$421])" office:value-type="float" office:value="11" calcext:value-type="float">
            <text:p>11</text:p>
          </table:table-cell>
          <table:table-cell table:formula="of:=SUMIF([mzcr.$S$2:.$S$421];[.$A23];[$mzcr.U$2:$mzcr.U$421])" office:value-type="float" office:value="37" calcext:value-type="float">
            <text:p>37</text:p>
          </table:table-cell>
          <table:table-cell table:formula="of:=SUMIF([mzcr.$S$2:.$S$421];[.$A23];[$mzcr.V$2:$mzcr.V$421])" office:value-type="float" office:value="53" calcext:value-type="float">
            <text:p>53</text:p>
          </table:table-cell>
          <table:table-cell table:formula="of:=SUMIF([mzcr.$S$2:.$S$421];[.$A23];[$mzcr.W$2:$mzcr.W$421])" office:value-type="float" office:value="112" calcext:value-type="float">
            <text:p>112</text:p>
          </table:table-cell>
          <table:table-cell table:formula="of:=SUMIF([mzcr.$S$2:.$S$421];[.$A23];[$mzcr.X$2:$mzcr.X$421])" office:value-type="float" office:value="1388" calcext:value-type="float">
            <text:p>1388</text:p>
          </table:table-cell>
          <table:table-cell table:formula="of:=[.T22]*[.C23]" office:value-type="float" office:value="1524.81122408905" calcext:value-type="float">
            <text:p>1524.81122408905</text:p>
          </table:table-cell>
          <table:table-cell table:formula="of:=IF([.H22]=&quot;&quot;;&quot;&quot;;[.$G23]*[.P22]*[.H22])">
            <text:p/>
          </table:table-cell>
          <table:table-cell table:formula="of:=IF([.H22]=&quot;&quot;;&quot;&quot;;[.$G23]*[.P22]*[.H22]*[.I22])">
            <text:p/>
          </table:table-cell>
          <table:table-cell table:formula="of:=IF([.J22]=&quot;&quot;;&quot;&quot;;[.$G23]*[.Q22]*[.J22])">
            <text:p/>
          </table:table-cell>
          <table:table-cell table:formula="of:=IF([.J22]=&quot;&quot;;&quot;&quot;;[.$G23]*[.Q22]*[.J22]*[.K22])">
            <text:p/>
          </table:table-cell>
          <table:table-cell table:formula="of:=IF([.L22]=&quot;&quot;;&quot;&quot;;[.$G23]*[.R22]*[.L22])">
            <text:p/>
          </table:table-cell>
          <table:table-cell table:formula="of:=IF([.L22]=&quot;&quot;;&quot;&quot;;[.$G23]*[.R22]*[.L22]*[.M22])">
            <text:p/>
          </table:table-cell>
          <table:table-cell table:formula="of:=IF([.N22]=&quot;&quot;;&quot;&quot;;[.$G23]*[.S22]*[.N22])">
            <text:p/>
          </table:table-cell>
          <table:table-cell table:formula="of:=IF([.N22]=&quot;&quot;;&quot;&quot;;[.$G23]*[.S22]*[.N22]*[.O22])">
            <text:p/>
          </table:table-cell>
          <table:table-cell table:formula="of:=IF([.H23]=&quot;&quot;;&quot;&quot;;[.$U22]*[.H23])">
            <text:p/>
          </table:table-cell>
          <table:table-cell table:formula="of:=IF([.J23]=&quot;&quot;;&quot;&quot;;[.$U22]*[.J23])">
            <text:p/>
          </table:table-cell>
          <table:table-cell table:formula="of:=IF([.L23]=&quot;&quot;;&quot;&quot;;[.$U22]*[.L23])">
            <text:p/>
          </table:table-cell>
          <table:table-cell table:formula="of:=IF([.N23]=&quot;&quot;;&quot;&quot;;[.$U22]*[.N23])">
            <text:p/>
          </table:table-cell>
          <table:table-cell table:formula="of:=[.P22]*[.$G23]" office:value-type="float" office:value="15.9990023992561" calcext:value-type="float">
            <text:p>15.9990023992561</text:p>
          </table:table-cell>
          <table:table-cell table:formula="of:=[.Q22]*[.$G23]" office:value-type="float" office:value="35.6900822752637" calcext:value-type="float">
            <text:p>35.6900822752637</text:p>
          </table:table-cell>
          <table:table-cell table:formula="of:=[.R22]*[.$G23]" office:value-type="float" office:value="66.4573945815255" calcext:value-type="float">
            <text:p>66.4573945815255</text:p>
          </table:table-cell>
          <table:table-cell table:formula="of:=[.S22]*[.$G23]" office:value-type="float" office:value="98.4553993800378" calcext:value-type="float">
            <text:p>98.4553993800378</text:p>
          </table:table-cell>
        </table:table-row>
        <table:table-row table:style-name="ro1">
          <table:table-cell table:formula="of:=[$input.B24]" office:value-type="float" office:value="32" calcext:value-type="float">
            <text:p>32</text:p>
          </table:table-cell>
          <table:table-cell office:value-type="float" office:value="0.958418541240627" calcext:value-type="float">
            <text:p>0.958418541240627</text:p>
          </table:table-cell>
          <table:table-cell table:formula="of:=[.$C$1]*[.B24]+(1-[.$C$1])*[.C23]" office:value-type="float" office:value="1.11945686156341" calcext:value-type="float">
            <text:p>1.11945686156341</text:p>
          </table:table-cell>
          <table:table-cell office:value-type="float" office:value="22.0740705981055" calcext:value-type="float">
            <text:p>22.0740705981055</text:p>
          </table:table-cell>
          <table:table-cell table:formula="of:=[.D24]/[.$D$2]" office:value-type="float" office:value="0.987404882634374" calcext:value-type="float">
            <text:p>0.987404882634374</text:p>
          </table:table-cell>
          <table:table-cell table:formula="of:=[.$C$1]*[.E24]+(1-[.$C$1])*[.F23]" office:value-type="float" office:value="0.989619746042776" calcext:value-type="float">
            <text:p>0.989619746042776</text:p>
          </table:table-cell>
          <table:table-cell table:formula="of:=[.C24]/[.F22]" office:value-type="float" office:value="1.13799537039504" calcext:value-type="float">
            <text:p>1.13799537039504</text:p>
          </table:table-cell>
          <table:table-cell table:formula="of:=IF([$input.H24]=&quot;&quot;;&quot;&quot;;[$input.H24])">
            <text:p/>
          </table:table-cell>
          <table:table-cell table:formula="of:=IF([$input.I24]=&quot;&quot;;&quot;&quot;;[$input.I24])">
            <text:p/>
          </table:table-cell>
          <table:table-cell table:formula="of:=IF([$input.W24]=&quot;&quot;;&quot;&quot;;[$input.W24])">
            <text:p/>
          </table:table-cell>
          <table:table-cell table:formula="of:=IF([$input.X24]=&quot;&quot;;&quot;&quot;;[$input.X24])">
            <text:p/>
          </table:table-cell>
          <table:table-cell table:formula="of:=IF([$input.AD24]=&quot;&quot;;&quot;&quot;;[$input.AD24])">
            <text:p/>
          </table:table-cell>
          <table:table-cell table:formula="of:=IF([$input.AE24]=&quot;&quot;;&quot;&quot;;[$input.AE24])">
            <text:p/>
          </table:table-cell>
          <table:table-cell table:formula="of:=IF([$input.AK24]=&quot;&quot;;&quot;&quot;;[$input.AK24])">
            <text:p/>
          </table:table-cell>
          <table:table-cell table:formula="of:=IF([$input.AL24]=&quot;&quot;;&quot;&quot;;[$input.AL24])">
            <text:p/>
          </table:table-cell>
          <table:table-cell table:formula="of:=SUMIF([mzcr.$S$2:.$S$421];[.$A24];[$mzcr.T$2:$mzcr.T$421])" office:value-type="float" office:value="19" calcext:value-type="float">
            <text:p>19</text:p>
          </table:table-cell>
          <table:table-cell table:formula="of:=SUMIF([mzcr.$S$2:.$S$421];[.$A24];[$mzcr.U$2:$mzcr.U$421])" office:value-type="float" office:value="23" calcext:value-type="float">
            <text:p>23</text:p>
          </table:table-cell>
          <table:table-cell table:formula="of:=SUMIF([mzcr.$S$2:.$S$421];[.$A24];[$mzcr.V$2:$mzcr.V$421])" office:value-type="float" office:value="30" calcext:value-type="float">
            <text:p>30</text:p>
          </table:table-cell>
          <table:table-cell table:formula="of:=SUMIF([mzcr.$S$2:.$S$421];[.$A24];[$mzcr.W$2:$mzcr.W$421])" office:value-type="float" office:value="69" calcext:value-type="float">
            <text:p>69</text:p>
          </table:table-cell>
          <table:table-cell table:formula="of:=SUMIF([mzcr.$S$2:.$S$421];[.$A24];[$mzcr.X$2:$mzcr.X$421])" office:value-type="float" office:value="1478" calcext:value-type="float">
            <text:p>1478</text:p>
          </table:table-cell>
          <table:table-cell table:formula="of:=[.T23]*[.C24]" office:value-type="float" office:value="1553.80612385001" calcext:value-type="float">
            <text:p>1553.80612385001</text:p>
          </table:table-cell>
          <table:table-cell table:formula="of:=IF([.H23]=&quot;&quot;;&quot;&quot;;[.$G24]*[.P23]*[.H23])">
            <text:p/>
          </table:table-cell>
          <table:table-cell table:formula="of:=IF([.H23]=&quot;&quot;;&quot;&quot;;[.$G24]*[.P23]*[.H23]*[.I23])">
            <text:p/>
          </table:table-cell>
          <table:table-cell table:formula="of:=IF([.J23]=&quot;&quot;;&quot;&quot;;[.$G24]*[.Q23]*[.J23])">
            <text:p/>
          </table:table-cell>
          <table:table-cell table:formula="of:=IF([.J23]=&quot;&quot;;&quot;&quot;;[.$G24]*[.Q23]*[.J23]*[.K23])">
            <text:p/>
          </table:table-cell>
          <table:table-cell table:formula="of:=IF([.L23]=&quot;&quot;;&quot;&quot;;[.$G24]*[.R23]*[.L23])">
            <text:p/>
          </table:table-cell>
          <table:table-cell table:formula="of:=IF([.L23]=&quot;&quot;;&quot;&quot;;[.$G24]*[.R23]*[.L23]*[.M23])">
            <text:p/>
          </table:table-cell>
          <table:table-cell table:formula="of:=IF([.N23]=&quot;&quot;;&quot;&quot;;[.$G24]*[.S23]*[.N23])">
            <text:p/>
          </table:table-cell>
          <table:table-cell table:formula="of:=IF([.N23]=&quot;&quot;;&quot;&quot;;[.$G24]*[.S23]*[.N23]*[.O23])">
            <text:p/>
          </table:table-cell>
          <table:table-cell table:formula="of:=IF([.H24]=&quot;&quot;;&quot;&quot;;[.$U23]*[.H24])">
            <text:p/>
          </table:table-cell>
          <table:table-cell table:formula="of:=IF([.J24]=&quot;&quot;;&quot;&quot;;[.$U23]*[.J24])">
            <text:p/>
          </table:table-cell>
          <table:table-cell table:formula="of:=IF([.L24]=&quot;&quot;;&quot;&quot;;[.$U23]*[.L24])">
            <text:p/>
          </table:table-cell>
          <table:table-cell table:formula="of:=IF([.N24]=&quot;&quot;;&quot;&quot;;[.$U23]*[.N24])">
            <text:p/>
          </table:table-cell>
          <table:table-cell table:formula="of:=[.P23]*[.$G24]" office:value-type="float" office:value="12.5179490743455" calcext:value-type="float">
            <text:p>12.5179490743455</text:p>
          </table:table-cell>
          <table:table-cell table:formula="of:=[.Q23]*[.$G24]" office:value-type="float" office:value="42.1058287046166" calcext:value-type="float">
            <text:p>42.1058287046166</text:p>
          </table:table-cell>
          <table:table-cell table:formula="of:=[.R23]*[.$G24]" office:value-type="float" office:value="60.3137546309373" calcext:value-type="float">
            <text:p>60.3137546309373</text:p>
          </table:table-cell>
          <table:table-cell table:formula="of:=[.S23]*[.$G24]" office:value-type="float" office:value="127.455481484245" calcext:value-type="float">
            <text:p>127.455481484245</text:p>
          </table:table-cell>
        </table:table-row>
        <table:table-row table:style-name="ro1">
          <table:table-cell table:formula="of:=[$input.B25]" office:value-type="float" office:value="33" calcext:value-type="float">
            <text:p>33</text:p>
          </table:table-cell>
          <table:table-cell office:value-type="float" office:value="1.07697283311772" calcext:value-type="float">
            <text:p>1.07697283311772</text:p>
          </table:table-cell>
          <table:table-cell table:formula="of:=[.$C$1]*[.B25]+(1-[.$C$1])*[.C24]" office:value-type="float" office:value="1.1067116530297" calcext:value-type="float">
            <text:p>1.1067116530297</text:p>
          </table:table-cell>
          <table:table-cell office:value-type="float" office:value="21.8755701256825" calcext:value-type="float">
            <text:p>21.8755701256825</text:p>
          </table:table-cell>
          <table:table-cell table:formula="of:=[.D25]/[.$D$2]" office:value-type="float" office:value="0.978525671398522" calcext:value-type="float">
            <text:p>0.978525671398522</text:p>
          </table:table-cell>
          <table:table-cell table:formula="of:=[.$C$1]*[.E25]+(1-[.$C$1])*[.F24]" office:value-type="float" office:value="0.9862915236495" calcext:value-type="float">
            <text:p>0.9862915236495</text:p>
          </table:table-cell>
          <table:table-cell table:formula="of:=[.C25]/[.F23]" office:value-type="float" office:value="1.11724845311338" calcext:value-type="float">
            <text:p>1.11724845311338</text:p>
          </table:table-cell>
          <table:table-cell table:formula="of:=IF([$input.H25]=&quot;&quot;;&quot;&quot;;[$input.H25])">
            <text:p/>
          </table:table-cell>
          <table:table-cell table:formula="of:=IF([$input.I25]=&quot;&quot;;&quot;&quot;;[$input.I25])">
            <text:p/>
          </table:table-cell>
          <table:table-cell table:formula="of:=IF([$input.W25]=&quot;&quot;;&quot;&quot;;[$input.W25])">
            <text:p/>
          </table:table-cell>
          <table:table-cell table:formula="of:=IF([$input.X25]=&quot;&quot;;&quot;&quot;;[$input.X25])">
            <text:p/>
          </table:table-cell>
          <table:table-cell table:formula="of:=IF([$input.AD25]=&quot;&quot;;&quot;&quot;;[$input.AD25])">
            <text:p/>
          </table:table-cell>
          <table:table-cell table:formula="of:=IF([$input.AE25]=&quot;&quot;;&quot;&quot;;[$input.AE25])">
            <text:p/>
          </table:table-cell>
          <table:table-cell table:formula="of:=IF([$input.AK25]=&quot;&quot;;&quot;&quot;;[$input.AK25])">
            <text:p/>
          </table:table-cell>
          <table:table-cell table:formula="of:=IF([$input.AL25]=&quot;&quot;;&quot;&quot;;[$input.AL25])">
            <text:p/>
          </table:table-cell>
          <table:table-cell table:formula="of:=SUMIF([mzcr.$S$2:.$S$421];[.$A25];[$mzcr.T$2:$mzcr.T$421])" office:value-type="float" office:value="19" calcext:value-type="float">
            <text:p>19</text:p>
          </table:table-cell>
          <table:table-cell table:formula="of:=SUMIF([mzcr.$S$2:.$S$421];[.$A25];[$mzcr.U$2:$mzcr.U$421])" office:value-type="float" office:value="26" calcext:value-type="float">
            <text:p>26</text:p>
          </table:table-cell>
          <table:table-cell table:formula="of:=SUMIF([mzcr.$S$2:.$S$421];[.$A25];[$mzcr.V$2:$mzcr.V$421])" office:value-type="float" office:value="26" calcext:value-type="float">
            <text:p>26</text:p>
          </table:table-cell>
          <table:table-cell table:formula="of:=SUMIF([mzcr.$S$2:.$S$421];[.$A25];[$mzcr.W$2:$mzcr.W$421])" office:value-type="float" office:value="52" calcext:value-type="float">
            <text:p>52</text:p>
          </table:table-cell>
          <table:table-cell table:formula="of:=SUMIF([mzcr.$S$2:.$S$421];[.$A25];[$mzcr.X$2:$mzcr.X$421])" office:value-type="float" office:value="1536" calcext:value-type="float">
            <text:p>1536</text:p>
          </table:table-cell>
          <table:table-cell table:formula="of:=[.T24]*[.C25]" office:value-type="float" office:value="1635.7198231779" calcext:value-type="float">
            <text:p>1635.7198231779</text:p>
          </table:table-cell>
          <table:table-cell table:formula="of:=IF([.H24]=&quot;&quot;;&quot;&quot;;[.$G25]*[.P24]*[.H24])">
            <text:p/>
          </table:table-cell>
          <table:table-cell table:formula="of:=IF([.H24]=&quot;&quot;;&quot;&quot;;[.$G25]*[.P24]*[.H24]*[.I24])">
            <text:p/>
          </table:table-cell>
          <table:table-cell table:formula="of:=IF([.J24]=&quot;&quot;;&quot;&quot;;[.$G25]*[.Q24]*[.J24])">
            <text:p/>
          </table:table-cell>
          <table:table-cell table:formula="of:=IF([.J24]=&quot;&quot;;&quot;&quot;;[.$G25]*[.Q24]*[.J24]*[.K24])">
            <text:p/>
          </table:table-cell>
          <table:table-cell table:formula="of:=IF([.L24]=&quot;&quot;;&quot;&quot;;[.$G25]*[.R24]*[.L24])">
            <text:p/>
          </table:table-cell>
          <table:table-cell table:formula="of:=IF([.L24]=&quot;&quot;;&quot;&quot;;[.$G25]*[.R24]*[.L24]*[.M24])">
            <text:p/>
          </table:table-cell>
          <table:table-cell table:formula="of:=IF([.N24]=&quot;&quot;;&quot;&quot;;[.$G25]*[.S24]*[.N24])">
            <text:p/>
          </table:table-cell>
          <table:table-cell table:formula="of:=IF([.N24]=&quot;&quot;;&quot;&quot;;[.$G25]*[.S24]*[.N24]*[.O24])">
            <text:p/>
          </table:table-cell>
          <table:table-cell table:formula="of:=IF([.H25]=&quot;&quot;;&quot;&quot;;[.$U24]*[.H25])">
            <text:p/>
          </table:table-cell>
          <table:table-cell table:formula="of:=IF([.J25]=&quot;&quot;;&quot;&quot;;[.$U24]*[.J25])">
            <text:p/>
          </table:table-cell>
          <table:table-cell table:formula="of:=IF([.L25]=&quot;&quot;;&quot;&quot;;[.$U24]*[.L25])">
            <text:p/>
          </table:table-cell>
          <table:table-cell table:formula="of:=IF([.N25]=&quot;&quot;;&quot;&quot;;[.$U24]*[.N25])">
            <text:p/>
          </table:table-cell>
          <table:table-cell table:formula="of:=[.P24]*[.$G25]" office:value-type="float" office:value="21.2277206091542" calcext:value-type="float">
            <text:p>21.2277206091542</text:p>
          </table:table-cell>
          <table:table-cell table:formula="of:=[.Q24]*[.$G25]" office:value-type="float" office:value="25.6967144216078" calcext:value-type="float">
            <text:p>25.6967144216078</text:p>
          </table:table-cell>
          <table:table-cell table:formula="of:=[.R24]*[.$G25]" office:value-type="float" office:value="33.5174535934014" calcext:value-type="float">
            <text:p>33.5174535934014</text:p>
          </table:table-cell>
          <table:table-cell table:formula="of:=[.S24]*[.$G25]" office:value-type="float" office:value="77.0901432648233" calcext:value-type="float">
            <text:p>77.0901432648233</text:p>
          </table:table-cell>
        </table:table-row>
        <table:table-row table:style-name="ro1">
          <table:table-cell table:formula="of:=[$input.B26]" office:value-type="float" office:value="34" calcext:value-type="float">
            <text:p>34</text:p>
          </table:table-cell>
          <table:table-cell office:value-type="float" office:value="0.989143546441496" calcext:value-type="float">
            <text:p>0.989143546441496</text:p>
          </table:table-cell>
          <table:table-cell table:formula="of:=[.$C$1]*[.B26]+(1-[.$C$1])*[.C25]" office:value-type="float" office:value="1.07144122105324" calcext:value-type="float">
            <text:p>1.07144122105324</text:p>
          </table:table-cell>
          <table:table-cell office:value-type="float" office:value="22.0447462049368" calcext:value-type="float">
            <text:p>22.0447462049368</text:p>
          </table:table-cell>
          <table:table-cell table:formula="of:=[.D26]/[.$D$2]" office:value-type="float" office:value="0.986093160409587" calcext:value-type="float">
            <text:p>0.986093160409587</text:p>
          </table:table-cell>
          <table:table-cell table:formula="of:=[.$C$1]*[.E26]+(1-[.$C$1])*[.F25]" office:value-type="float" office:value="0.986232014677526" calcext:value-type="float">
            <text:p>0.986232014677526</text:p>
          </table:table-cell>
          <table:table-cell table:formula="of:=[.C26]/[.F24]" office:value-type="float" office:value="1.08267971141203" calcext:value-type="float">
            <text:p>1.08267971141203</text:p>
          </table:table-cell>
          <table:table-cell table:formula="of:=IF([$input.H26]=&quot;&quot;;&quot;&quot;;[$input.H26])">
            <text:p/>
          </table:table-cell>
          <table:table-cell table:formula="of:=IF([$input.I26]=&quot;&quot;;&quot;&quot;;[$input.I26])">
            <text:p/>
          </table:table-cell>
          <table:table-cell table:formula="of:=IF([$input.W26]=&quot;&quot;;&quot;&quot;;[$input.W26])">
            <text:p/>
          </table:table-cell>
          <table:table-cell table:formula="of:=IF([$input.X26]=&quot;&quot;;&quot;&quot;;[$input.X26])">
            <text:p/>
          </table:table-cell>
          <table:table-cell table:formula="of:=IF([$input.AD26]=&quot;&quot;;&quot;&quot;;[$input.AD26])">
            <text:p/>
          </table:table-cell>
          <table:table-cell table:formula="of:=IF([$input.AE26]=&quot;&quot;;&quot;&quot;;[$input.AE26])">
            <text:p/>
          </table:table-cell>
          <table:table-cell table:formula="of:=IF([$input.AK26]=&quot;&quot;;&quot;&quot;;[$input.AK26])">
            <text:p/>
          </table:table-cell>
          <table:table-cell table:formula="of:=IF([$input.AL26]=&quot;&quot;;&quot;&quot;;[$input.AL26])">
            <text:p/>
          </table:table-cell>
          <table:table-cell table:formula="of:=SUMIF([mzcr.$S$2:.$S$421];[.$A26];[$mzcr.T$2:$mzcr.T$421])" office:value-type="float" office:value="23" calcext:value-type="float">
            <text:p>23</text:p>
          </table:table-cell>
          <table:table-cell table:formula="of:=SUMIF([mzcr.$S$2:.$S$421];[.$A26];[$mzcr.U$2:$mzcr.U$421])" office:value-type="float" office:value="54" calcext:value-type="float">
            <text:p>54</text:p>
          </table:table-cell>
          <table:table-cell table:formula="of:=SUMIF([mzcr.$S$2:.$S$421];[.$A26];[$mzcr.V$2:$mzcr.V$421])" office:value-type="float" office:value="56" calcext:value-type="float">
            <text:p>56</text:p>
          </table:table-cell>
          <table:table-cell table:formula="of:=SUMIF([mzcr.$S$2:.$S$421];[.$A26];[$mzcr.W$2:$mzcr.W$421])" office:value-type="float" office:value="90" calcext:value-type="float">
            <text:p>90</text:p>
          </table:table-cell>
          <table:table-cell table:formula="of:=SUMIF([mzcr.$S$2:.$S$421];[.$A26];[$mzcr.X$2:$mzcr.X$421])" office:value-type="float" office:value="1774" calcext:value-type="float">
            <text:p>1774</text:p>
          </table:table-cell>
          <table:table-cell table:formula="of:=[.T25]*[.C26]" office:value-type="float" office:value="1645.73371553778" calcext:value-type="float">
            <text:p>1645.73371553778</text:p>
          </table:table-cell>
          <table:table-cell table:formula="of:=IF([.H25]=&quot;&quot;;&quot;&quot;;[.$G26]*[.P25]*[.H25])">
            <text:p/>
          </table:table-cell>
          <table:table-cell table:formula="of:=IF([.H25]=&quot;&quot;;&quot;&quot;;[.$G26]*[.P25]*[.H25]*[.I25])">
            <text:p/>
          </table:table-cell>
          <table:table-cell table:formula="of:=IF([.J25]=&quot;&quot;;&quot;&quot;;[.$G26]*[.Q25]*[.J25])">
            <text:p/>
          </table:table-cell>
          <table:table-cell table:formula="of:=IF([.J25]=&quot;&quot;;&quot;&quot;;[.$G26]*[.Q25]*[.J25]*[.K25])">
            <text:p/>
          </table:table-cell>
          <table:table-cell table:formula="of:=IF([.L25]=&quot;&quot;;&quot;&quot;;[.$G26]*[.R25]*[.L25])">
            <text:p/>
          </table:table-cell>
          <table:table-cell table:formula="of:=IF([.L25]=&quot;&quot;;&quot;&quot;;[.$G26]*[.R25]*[.L25]*[.M25])">
            <text:p/>
          </table:table-cell>
          <table:table-cell table:formula="of:=IF([.N25]=&quot;&quot;;&quot;&quot;;[.$G26]*[.S25]*[.N25])">
            <text:p/>
          </table:table-cell>
          <table:table-cell table:formula="of:=IF([.N25]=&quot;&quot;;&quot;&quot;;[.$G26]*[.S25]*[.N25]*[.O25])">
            <text:p/>
          </table:table-cell>
          <table:table-cell table:formula="of:=IF([.H26]=&quot;&quot;;&quot;&quot;;[.$U25]*[.H26])">
            <text:p/>
          </table:table-cell>
          <table:table-cell table:formula="of:=IF([.J26]=&quot;&quot;;&quot;&quot;;[.$U25]*[.J26])">
            <text:p/>
          </table:table-cell>
          <table:table-cell table:formula="of:=IF([.L26]=&quot;&quot;;&quot;&quot;;[.$U25]*[.L26])">
            <text:p/>
          </table:table-cell>
          <table:table-cell table:formula="of:=IF([.N26]=&quot;&quot;;&quot;&quot;;[.$U25]*[.N26])">
            <text:p/>
          </table:table-cell>
          <table:table-cell table:formula="of:=[.P25]*[.$G26]" office:value-type="float" office:value="20.5709145168286" calcext:value-type="float">
            <text:p>20.5709145168286</text:p>
          </table:table-cell>
          <table:table-cell table:formula="of:=[.Q25]*[.$G26]" office:value-type="float" office:value="28.1496724967128" calcext:value-type="float">
            <text:p>28.1496724967128</text:p>
          </table:table-cell>
          <table:table-cell table:formula="of:=[.R25]*[.$G26]" office:value-type="float" office:value="28.1496724967128" calcext:value-type="float">
            <text:p>28.1496724967128</text:p>
          </table:table-cell>
          <table:table-cell table:formula="of:=[.S25]*[.$G26]" office:value-type="float" office:value="56.2993449934257" calcext:value-type="float">
            <text:p>56.2993449934257</text:p>
          </table:table-cell>
        </table:table-row>
        <table:table-row table:style-name="ro1">
          <table:table-cell table:formula="of:=[$input.B27]" office:value-type="float" office:value="35" calcext:value-type="float">
            <text:p>35</text:p>
          </table:table-cell>
          <table:table-cell office:value-type="float" office:value="1.18677248677249" calcext:value-type="float">
            <text:p>1.18677248677249</text:p>
          </table:table-cell>
          <table:table-cell table:formula="of:=[.$C$1]*[.B27]+(1-[.$C$1])*[.C26]" office:value-type="float" office:value="1.10604060076902" calcext:value-type="float">
            <text:p>1.10604060076902</text:p>
          </table:table-cell>
          <table:table-cell office:value-type="float" office:value="22.2139222841911" calcext:value-type="float">
            <text:p>22.2139222841911</text:p>
          </table:table-cell>
          <table:table-cell table:formula="of:=[.D27]/[.$D$2]" office:value-type="float" office:value="0.993660649420652" calcext:value-type="float">
            <text:p>0.993660649420652</text:p>
          </table:table-cell>
          <table:table-cell table:formula="of:=[.$C$1]*[.E27]+(1-[.$C$1])*[.F26]" office:value-type="float" office:value="0.988460605100464" calcext:value-type="float">
            <text:p>0.988460605100464</text:p>
          </table:table-cell>
          <table:table-cell table:formula="of:=[.C27]/[.F25]" office:value-type="float" office:value="1.12141347081279" calcext:value-type="float">
            <text:p>1.12141347081279</text:p>
          </table:table-cell>
          <table:table-cell table:formula="of:=IF([$input.H27]=&quot;&quot;;&quot;&quot;;[$input.H27])">
            <text:p/>
          </table:table-cell>
          <table:table-cell table:formula="of:=IF([$input.I27]=&quot;&quot;;&quot;&quot;;[$input.I27])">
            <text:p/>
          </table:table-cell>
          <table:table-cell table:formula="of:=IF([$input.W27]=&quot;&quot;;&quot;&quot;;[$input.W27])">
            <text:p/>
          </table:table-cell>
          <table:table-cell table:formula="of:=IF([$input.X27]=&quot;&quot;;&quot;&quot;;[$input.X27])">
            <text:p/>
          </table:table-cell>
          <table:table-cell table:formula="of:=IF([$input.AD27]=&quot;&quot;;&quot;&quot;;[$input.AD27])">
            <text:p/>
          </table:table-cell>
          <table:table-cell table:formula="of:=IF([$input.AE27]=&quot;&quot;;&quot;&quot;;[$input.AE27])">
            <text:p/>
          </table:table-cell>
          <table:table-cell table:formula="of:=IF([$input.AK27]=&quot;&quot;;&quot;&quot;;[$input.AK27])">
            <text:p/>
          </table:table-cell>
          <table:table-cell table:formula="of:=IF([$input.AL27]=&quot;&quot;;&quot;&quot;;[$input.AL27])">
            <text:p/>
          </table:table-cell>
          <table:table-cell table:formula="of:=SUMIF([mzcr.$S$2:.$S$421];[.$A27];[$mzcr.T$2:$mzcr.T$421])" office:value-type="float" office:value="23" calcext:value-type="float">
            <text:p>23</text:p>
          </table:table-cell>
          <table:table-cell table:formula="of:=SUMIF([mzcr.$S$2:.$S$421];[.$A27];[$mzcr.U$2:$mzcr.U$421])" office:value-type="float" office:value="55" calcext:value-type="float">
            <text:p>55</text:p>
          </table:table-cell>
          <table:table-cell table:formula="of:=SUMIF([mzcr.$S$2:.$S$421];[.$A27];[$mzcr.V$2:$mzcr.V$421])" office:value-type="float" office:value="52" calcext:value-type="float">
            <text:p>52</text:p>
          </table:table-cell>
          <table:table-cell table:formula="of:=SUMIF([mzcr.$S$2:.$S$421];[.$A27];[$mzcr.W$2:$mzcr.W$421])" office:value-type="float" office:value="96" calcext:value-type="float">
            <text:p>96</text:p>
          </table:table-cell>
          <table:table-cell table:formula="of:=SUMIF([mzcr.$S$2:.$S$421];[.$A27];[$mzcr.X$2:$mzcr.X$421])" office:value-type="float" office:value="2318" calcext:value-type="float">
            <text:p>2318</text:p>
          </table:table-cell>
          <table:table-cell table:formula="of:=[.T26]*[.C27]" office:value-type="float" office:value="1962.11602576423" calcext:value-type="float">
            <text:p>1962.11602576423</text:p>
          </table:table-cell>
          <table:table-cell table:formula="of:=IF([.H26]=&quot;&quot;;&quot;&quot;;[.$G27]*[.P26]*[.H26])">
            <text:p/>
          </table:table-cell>
          <table:table-cell table:formula="of:=IF([.H26]=&quot;&quot;;&quot;&quot;;[.$G27]*[.P26]*[.H26]*[.I26])">
            <text:p/>
          </table:table-cell>
          <table:table-cell table:formula="of:=IF([.J26]=&quot;&quot;;&quot;&quot;;[.$G27]*[.Q26]*[.J26])">
            <text:p/>
          </table:table-cell>
          <table:table-cell table:formula="of:=IF([.J26]=&quot;&quot;;&quot;&quot;;[.$G27]*[.Q26]*[.J26]*[.K26])">
            <text:p/>
          </table:table-cell>
          <table:table-cell table:formula="of:=IF([.L26]=&quot;&quot;;&quot;&quot;;[.$G27]*[.R26]*[.L26])">
            <text:p/>
          </table:table-cell>
          <table:table-cell table:formula="of:=IF([.L26]=&quot;&quot;;&quot;&quot;;[.$G27]*[.R26]*[.L26]*[.M26])">
            <text:p/>
          </table:table-cell>
          <table:table-cell table:formula="of:=IF([.N26]=&quot;&quot;;&quot;&quot;;[.$G27]*[.S26]*[.N26])">
            <text:p/>
          </table:table-cell>
          <table:table-cell table:formula="of:=IF([.N26]=&quot;&quot;;&quot;&quot;;[.$G27]*[.S26]*[.N26]*[.O26])">
            <text:p/>
          </table:table-cell>
          <table:table-cell table:formula="of:=IF([.H27]=&quot;&quot;;&quot;&quot;;[.$U26]*[.H27])">
            <text:p/>
          </table:table-cell>
          <table:table-cell table:formula="of:=IF([.J27]=&quot;&quot;;&quot;&quot;;[.$U26]*[.J27])">
            <text:p/>
          </table:table-cell>
          <table:table-cell table:formula="of:=IF([.L27]=&quot;&quot;;&quot;&quot;;[.$U26]*[.L27])">
            <text:p/>
          </table:table-cell>
          <table:table-cell table:formula="of:=IF([.N27]=&quot;&quot;;&quot;&quot;;[.$U26]*[.N27])">
            <text:p/>
          </table:table-cell>
          <table:table-cell table:formula="of:=[.P26]*[.$G27]" office:value-type="float" office:value="25.7925098286941" calcext:value-type="float">
            <text:p>25.7925098286941</text:p>
          </table:table-cell>
          <table:table-cell table:formula="of:=[.Q26]*[.$G27]" office:value-type="float" office:value="60.5563274238904" calcext:value-type="float">
            <text:p>60.5563274238904</text:p>
          </table:table-cell>
          <table:table-cell table:formula="of:=[.R26]*[.$G27]" office:value-type="float" office:value="62.799154365516" calcext:value-type="float">
            <text:p>62.799154365516</text:p>
          </table:table-cell>
          <table:table-cell table:formula="of:=[.S26]*[.$G27]" office:value-type="float" office:value="100.927212373151" calcext:value-type="float">
            <text:p>100.927212373151</text:p>
          </table:table-cell>
        </table:table-row>
        <table:table-row table:style-name="ro1">
          <table:table-cell table:formula="of:=[$input.B28]" office:value-type="float" office:value="36" calcext:value-type="float">
            <text:p>36</text:p>
          </table:table-cell>
          <table:table-cell office:value-type="float" office:value="1.36493506493506" calcext:value-type="float">
            <text:p>1.36493506493506</text:p>
          </table:table-cell>
          <table:table-cell table:formula="of:=[.$C$1]*[.B28]+(1-[.$C$1])*[.C27]" office:value-type="float" office:value="1.18370894001883" calcext:value-type="float">
            <text:p>1.18370894001883</text:p>
          </table:table-cell>
          <table:table-cell office:value-type="float" office:value="23.1348655694268" calcext:value-type="float">
            <text:p>23.1348655694268</text:p>
          </table:table-cell>
          <table:table-cell table:formula="of:=[.D28]/[.$D$2]" office:value-type="float" office:value="1.03485576531147" calcext:value-type="float">
            <text:p>1.03485576531147</text:p>
          </table:table-cell>
          <table:table-cell table:formula="of:=[.$C$1]*[.E28]+(1-[.$C$1])*[.F27]" office:value-type="float" office:value="1.00237915316377" calcext:value-type="float">
            <text:p>1.00237915316377</text:p>
          </table:table-cell>
          <table:table-cell table:formula="of:=[.C28]/[.F26]" office:value-type="float" office:value="1.20023374054215" calcext:value-type="float">
            <text:p>1.20023374054215</text:p>
          </table:table-cell>
          <table:table-cell table:style-name="ce31" table:formula="of:=IF([$input.H28]=&quot;&quot;;&quot;&quot;;[$input.H28])" office:value-type="float" office:value="0.8" calcext:value-type="float">
            <text:p>0.8</text:p>
          </table:table-cell>
          <table:table-cell table:style-name="ce31" table:formula="of:=IF([$input.I28]=&quot;&quot;;&quot;&quot;;[$input.I28])" office:value-type="float" office:value="0" calcext:value-type="float">
            <text:p>0</text:p>
          </table:table-cell>
          <table:table-cell table:style-name="ce31" table:formula="of:=IF([$input.W28]=&quot;&quot;;&quot;&quot;;[$input.W28])" office:value-type="float" office:value="0.8" calcext:value-type="float">
            <text:p>0.8</text:p>
          </table:table-cell>
          <table:table-cell table:style-name="ce31" table:formula="of:=IF([$input.X28]=&quot;&quot;;&quot;&quot;;[$input.X28])" office:value-type="float" office:value="0" calcext:value-type="float">
            <text:p>0</text:p>
          </table:table-cell>
          <table:table-cell table:style-name="ce31" table:formula="of:=IF([$input.AD28]=&quot;&quot;;&quot;&quot;;[$input.AD28])" office:value-type="float" office:value="0.8" calcext:value-type="float">
            <text:p>0.8</text:p>
          </table:table-cell>
          <table:table-cell table:style-name="ce31" table:formula="of:=IF([$input.AE28]=&quot;&quot;;&quot;&quot;;[$input.AE28])" office:value-type="float" office:value="0" calcext:value-type="float">
            <text:p>0</text:p>
          </table:table-cell>
          <table:table-cell table:style-name="ce31" table:formula="of:=IF([$input.AK28]=&quot;&quot;;&quot;&quot;;[$input.AK28])" office:value-type="float" office:value="0.8" calcext:value-type="float">
            <text:p>0.8</text:p>
          </table:table-cell>
          <table:table-cell table:style-name="ce31" table:formula="of:=IF([$input.AL28]=&quot;&quot;;&quot;&quot;;[$input.AL28])" office:value-type="float" office:value="0" calcext:value-type="float">
            <text:p>0</text:p>
          </table:table-cell>
          <table:table-cell table:formula="of:=SUMIF([mzcr.$S$2:.$S$421];[.$A28];[$mzcr.T$2:$mzcr.T$421])" office:value-type="float" office:value="37" calcext:value-type="float">
            <text:p>37</text:p>
          </table:table-cell>
          <table:table-cell table:formula="of:=SUMIF([mzcr.$S$2:.$S$421];[.$A28];[$mzcr.U$2:$mzcr.U$421])" office:value-type="float" office:value="90" calcext:value-type="float">
            <text:p>90</text:p>
          </table:table-cell>
          <table:table-cell table:formula="of:=SUMIF([mzcr.$S$2:.$S$421];[.$A28];[$mzcr.V$2:$mzcr.V$421])" office:value-type="float" office:value="90" calcext:value-type="float">
            <text:p>90</text:p>
          </table:table-cell>
          <table:table-cell table:formula="of:=SUMIF([mzcr.$S$2:.$S$421];[.$A28];[$mzcr.W$2:$mzcr.W$421])" office:value-type="float" office:value="142" calcext:value-type="float">
            <text:p>142</text:p>
          </table:table-cell>
          <table:table-cell table:formula="of:=SUMIF([mzcr.$S$2:.$S$421];[.$A28];[$mzcr.X$2:$mzcr.X$421])" office:value-type="float" office:value="3573" calcext:value-type="float">
            <text:p>3573</text:p>
          </table:table-cell>
          <table:table-cell table:formula="of:=[.T27]*[.C28]" office:value-type="float" office:value="2743.83732296365" calcext:value-type="float">
            <text:p>2743.83732296365</text:p>
          </table:table-cell>
          <table:table-cell table:formula="of:=IF([.H27]=&quot;&quot;;&quot;&quot;;[.$G28]*[.P27]*[.H27])">
            <text:p/>
          </table:table-cell>
          <table:table-cell table:formula="of:=IF([.H27]=&quot;&quot;;&quot;&quot;;[.$G28]*[.P27]*[.H27]*[.I27])">
            <text:p/>
          </table:table-cell>
          <table:table-cell table:formula="of:=IF([.J27]=&quot;&quot;;&quot;&quot;;[.$G28]*[.Q27]*[.J27])">
            <text:p/>
          </table:table-cell>
          <table:table-cell table:formula="of:=IF([.J27]=&quot;&quot;;&quot;&quot;;[.$G28]*[.Q27]*[.J27]*[.K27])">
            <text:p/>
          </table:table-cell>
          <table:table-cell table:formula="of:=IF([.L27]=&quot;&quot;;&quot;&quot;;[.$G28]*[.R27]*[.L27])">
            <text:p/>
          </table:table-cell>
          <table:table-cell table:formula="of:=IF([.L27]=&quot;&quot;;&quot;&quot;;[.$G28]*[.R27]*[.L27]*[.M27])">
            <text:p/>
          </table:table-cell>
          <table:table-cell table:formula="of:=IF([.N27]=&quot;&quot;;&quot;&quot;;[.$G28]*[.S27]*[.N27])">
            <text:p/>
          </table:table-cell>
          <table:table-cell table:formula="of:=IF([.N27]=&quot;&quot;;&quot;&quot;;[.$G28]*[.S27]*[.N27]*[.O27])">
            <text:p/>
          </table:table-cell>
          <table:table-cell table:style-name="ce31" table:formula="of:=IF([.H28]=&quot;&quot;;&quot;&quot;;[.$U27]*[.H28])" office:value-type="float" office:value="1569.69282061139" calcext:value-type="float">
            <text:p>1569.69282061139</text:p>
          </table:table-cell>
          <table:table-cell table:style-name="ce31" table:formula="of:=IF([.J28]=&quot;&quot;;&quot;&quot;;[.$U27]*[.J28])" office:value-type="float" office:value="1569.69282061139" calcext:value-type="float">
            <text:p>1569.69282061139</text:p>
          </table:table-cell>
          <table:table-cell table:style-name="ce31" table:formula="of:=IF([.L28]=&quot;&quot;;&quot;&quot;;[.$U27]*[.L28])" office:value-type="float" office:value="1569.69282061139" calcext:value-type="float">
            <text:p>1569.69282061139</text:p>
          </table:table-cell>
          <table:table-cell table:style-name="ce31" table:formula="of:=IF([.N28]=&quot;&quot;;&quot;&quot;;[.$U27]*[.N28])" office:value-type="float" office:value="1569.69282061139" calcext:value-type="float">
            <text:p>1569.69282061139</text:p>
          </table:table-cell>
          <table:table-cell table:formula="of:=[.P27]*[.$G28]" office:value-type="float" office:value="27.6053760324695" calcext:value-type="float">
            <text:p>27.6053760324695</text:p>
          </table:table-cell>
          <table:table-cell table:formula="of:=[.Q27]*[.$G28]" office:value-type="float" office:value="66.0128557298183" calcext:value-type="float">
            <text:p>66.0128557298183</text:p>
          </table:table-cell>
          <table:table-cell table:formula="of:=[.R27]*[.$G28]" office:value-type="float" office:value="62.4121545081919" calcext:value-type="float">
            <text:p>62.4121545081919</text:p>
          </table:table-cell>
          <table:table-cell table:formula="of:=[.S27]*[.$G28]" office:value-type="float" office:value="115.222439092047" calcext:value-type="float">
            <text:p>115.222439092047</text:p>
          </table:table-cell>
        </table:table-row>
        <table:table-row table:style-name="ro1">
          <table:table-cell table:formula="of:=[$input.B29]" office:value-type="float" office:value="37" calcext:value-type="float">
            <text:p>37</text:p>
          </table:table-cell>
          <table:table-cell office:value-type="float" office:value="1.63688681830639" calcext:value-type="float">
            <text:p>1.63688681830639</text:p>
          </table:table-cell>
          <table:table-cell table:formula="of:=[.$C$1]*[.B29]+(1-[.$C$1])*[.C28]" office:value-type="float" office:value="1.3196623035051" calcext:value-type="float">
            <text:p>1.3196623035051</text:p>
          </table:table-cell>
          <table:table-cell office:value-type="float" office:value="23.3073677991473" calcext:value-type="float">
            <text:p>23.3073677991473</text:p>
          </table:table-cell>
          <table:table-cell table:formula="of:=[.D29]/[.$D$2]" office:value-type="float" office:value="1.04257203781021" calcext:value-type="float">
            <text:p>1.04257203781021</text:p>
          </table:table-cell>
          <table:table-cell table:formula="of:=[.$C$1]*[.E29]+(1-[.$C$1])*[.F28]" office:value-type="float" office:value="1.0144370185577" calcext:value-type="float">
            <text:p>1.0144370185577</text:p>
          </table:table-cell>
          <table:table-cell table:formula="of:=[.C29]/[.F27]" office:value-type="float" office:value="1.33506818248055" calcext:value-type="float">
            <text:p>1.33506818248055</text:p>
          </table:table-cell>
          <table:table-cell table:formula="of:=IF([$input.H29]=&quot;&quot;;&quot;&quot;;[$input.H29])" office:value-type="float" office:value="1" calcext:value-type="float">
            <text:p>1</text:p>
          </table:table-cell>
          <table:table-cell table:formula="of:=IF([$input.I29]=&quot;&quot;;&quot;&quot;;[$input.I29])" office:value-type="float" office:value="0" calcext:value-type="float">
            <text:p>0</text:p>
          </table:table-cell>
          <table:table-cell table:formula="of:=IF([$input.W29]=&quot;&quot;;&quot;&quot;;[$input.W29])" office:value-type="float" office:value="1" calcext:value-type="float">
            <text:p>1</text:p>
          </table:table-cell>
          <table:table-cell table:formula="of:=IF([$input.X29]=&quot;&quot;;&quot;&quot;;[$input.X29])" office:value-type="float" office:value="0" calcext:value-type="float">
            <text:p>0</text:p>
          </table:table-cell>
          <table:table-cell table:formula="of:=IF([$input.AD29]=&quot;&quot;;&quot;&quot;;[$input.AD29])" office:value-type="float" office:value="1" calcext:value-type="float">
            <text:p>1</text:p>
          </table:table-cell>
          <table:table-cell table:formula="of:=IF([$input.AE29]=&quot;&quot;;&quot;&quot;;[$input.AE29])" office:value-type="float" office:value="0" calcext:value-type="float">
            <text:p>0</text:p>
          </table:table-cell>
          <table:table-cell table:formula="of:=IF([$input.AK29]=&quot;&quot;;&quot;&quot;;[$input.AK29])" office:value-type="float" office:value="1" calcext:value-type="float">
            <text:p>1</text:p>
          </table:table-cell>
          <table:table-cell table:formula="of:=IF([$input.AL29]=&quot;&quot;;&quot;&quot;;[$input.AL29])" office:value-type="float" office:value="0" calcext:value-type="float">
            <text:p>0</text:p>
          </table:table-cell>
          <table:table-cell table:formula="of:=SUMIF([mzcr.$S$2:.$S$421];[.$A29];[$mzcr.T$2:$mzcr.T$421])" office:value-type="float" office:value="73" calcext:value-type="float">
            <text:p>73</text:p>
          </table:table-cell>
          <table:table-cell table:formula="of:=SUMIF([mzcr.$S$2:.$S$421];[.$A29];[$mzcr.U$2:$mzcr.U$421])" office:value-type="float" office:value="246" calcext:value-type="float">
            <text:p>246</text:p>
          </table:table-cell>
          <table:table-cell table:formula="of:=SUMIF([mzcr.$S$2:.$S$421];[.$A29];[$mzcr.V$2:$mzcr.V$421])" office:value-type="float" office:value="291" calcext:value-type="float">
            <text:p>291</text:p>
          </table:table-cell>
          <table:table-cell table:formula="of:=SUMIF([mzcr.$S$2:.$S$421];[.$A29];[$mzcr.W$2:$mzcr.W$421])" office:value-type="float" office:value="580" calcext:value-type="float">
            <text:p>580</text:p>
          </table:table-cell>
          <table:table-cell table:formula="of:=SUMIF([mzcr.$S$2:.$S$421];[.$A29];[$mzcr.X$2:$mzcr.X$421])" office:value-type="float" office:value="7489" calcext:value-type="float">
            <text:p>7489</text:p>
          </table:table-cell>
          <table:table-cell table:formula="of:=[.T28]*[.C29]" office:value-type="float" office:value="4715.15341042371" calcext:value-type="float">
            <text:p>4715.15341042371</text:p>
          </table:table-cell>
          <table:table-cell table:style-name="ce31" table:formula="of:=IF([.H28]=&quot;&quot;;&quot;&quot;;[.$G29]*[.P28]*[.H28])" office:value-type="float" office:value="39.5180182014242" calcext:value-type="float">
            <text:p>39.5180182014242</text:p>
          </table:table-cell>
          <table:table-cell table:style-name="ce31" table:formula="of:=IF([.H28]=&quot;&quot;;&quot;&quot;;[.$G29]*[.P28]*[.H28]*[.I28])" office:value-type="float" office:value="0" calcext:value-type="float">
            <text:p>0</text:p>
          </table:table-cell>
          <table:table-cell table:style-name="ce31" table:formula="of:=IF([.J28]=&quot;&quot;;&quot;&quot;;[.$G29]*[.Q28]*[.J28])" office:value-type="float" office:value="96.1249091385994" calcext:value-type="float">
            <text:p>96.1249091385994</text:p>
          </table:table-cell>
          <table:table-cell table:style-name="ce31" table:formula="of:=IF([.J28]=&quot;&quot;;&quot;&quot;;[.$G29]*[.Q28]*[.J28]*[.K28])" office:value-type="float" office:value="0" calcext:value-type="float">
            <text:p>0</text:p>
          </table:table-cell>
          <table:table-cell table:style-name="ce31" table:formula="of:=IF([.L28]=&quot;&quot;;&quot;&quot;;[.$G29]*[.R28]*[.L28])" office:value-type="float" office:value="96.1249091385994" calcext:value-type="float">
            <text:p>96.1249091385994</text:p>
          </table:table-cell>
          <table:table-cell table:style-name="ce31" table:formula="of:=IF([.L28]=&quot;&quot;;&quot;&quot;;[.$G29]*[.R28]*[.L28]*[.M28])" office:value-type="float" office:value="0" calcext:value-type="float">
            <text:p>0</text:p>
          </table:table-cell>
          <table:table-cell table:style-name="ce31" table:formula="of:=IF([.N28]=&quot;&quot;;&quot;&quot;;[.$G29]*[.S28]*[.N28])" office:value-type="float" office:value="151.66374552979" calcext:value-type="float">
            <text:p>151.66374552979</text:p>
          </table:table-cell>
          <table:table-cell table:style-name="ce31" table:formula="of:=IF([.N28]=&quot;&quot;;&quot;&quot;;[.$G29]*[.S28]*[.N28]*[.O28])" office:value-type="float" office:value="0" calcext:value-type="float">
            <text:p>0</text:p>
          </table:table-cell>
          <table:table-cell table:formula="of:=IF([.H29]=&quot;&quot;;&quot;&quot;;[.$U28]*[.H29])" office:value-type="float" office:value="2743.83732296365" calcext:value-type="float">
            <text:p>2743.83732296365</text:p>
          </table:table-cell>
          <table:table-cell table:formula="of:=IF([.J29]=&quot;&quot;;&quot;&quot;;[.$U28]*[.J29])" office:value-type="float" office:value="2743.83732296365" calcext:value-type="float">
            <text:p>2743.83732296365</text:p>
          </table:table-cell>
          <table:table-cell table:formula="of:=IF([.L29]=&quot;&quot;;&quot;&quot;;[.$U28]*[.L29])" office:value-type="float" office:value="2743.83732296365" calcext:value-type="float">
            <text:p>2743.83732296365</text:p>
          </table:table-cell>
          <table:table-cell table:formula="of:=IF([.N29]=&quot;&quot;;&quot;&quot;;[.$U28]*[.N29])" office:value-type="float" office:value="2743.83732296365" calcext:value-type="float">
            <text:p>2743.83732296365</text:p>
          </table:table-cell>
          <table:table-cell table:formula="of:=[.P28]*[.$G29]" office:value-type="float" office:value="49.3975227517802" calcext:value-type="float">
            <text:p>49.3975227517802</text:p>
          </table:table-cell>
          <table:table-cell table:formula="of:=[.Q28]*[.$G29]" office:value-type="float" office:value="120.156136423249" calcext:value-type="float">
            <text:p>120.156136423249</text:p>
          </table:table-cell>
          <table:table-cell table:formula="of:=[.R28]*[.$G29]" office:value-type="float" office:value="120.156136423249" calcext:value-type="float">
            <text:p>120.156136423249</text:p>
          </table:table-cell>
          <table:table-cell table:formula="of:=[.S28]*[.$G29]" office:value-type="float" office:value="189.579681912238" calcext:value-type="float">
            <text:p>189.579681912238</text:p>
          </table:table-cell>
        </table:table-row>
        <table:table-row table:style-name="ro1">
          <table:table-cell table:formula="of:=[$input.B30]" office:value-type="float" office:value="38" calcext:value-type="float">
            <text:p>38</text:p>
          </table:table-cell>
          <table:table-cell office:value-type="float" office:value="1.53319393622582" calcext:value-type="float">
            <text:p>1.53319393622582</text:p>
          </table:table-cell>
          <table:table-cell table:formula="of:=[.$C$1]*[.B30]+(1-[.$C$1])*[.C29]" office:value-type="float" office:value="1.38372179332131" calcext:value-type="float">
            <text:p>1.38372179332131</text:p>
          </table:table-cell>
          <table:table-cell office:value-type="float" office:value="23.4798700288679" calcext:value-type="float">
            <text:p>23.4798700288679</text:p>
          </table:table-cell>
          <table:table-cell table:formula="of:=[.D30]/[.$D$2]" office:value-type="float" office:value="1.05028831030895" calcext:value-type="float">
            <text:p>1.05028831030895</text:p>
          </table:table-cell>
          <table:table-cell table:formula="of:=[.$C$1]*[.E30]+(1-[.$C$1])*[.F29]" office:value-type="float" office:value="1.02519240608307" calcext:value-type="float">
            <text:p>1.02519240608307</text:p>
          </table:table-cell>
          <table:table-cell table:formula="of:=[.C30]/[.F28]" office:value-type="float" office:value="1.38043752102578" calcext:value-type="float">
            <text:p>1.38043752102578</text:p>
          </table:table-cell>
          <table:table-cell table:formula="of:=IF([$input.H30]=&quot;&quot;;&quot;&quot;;[$input.H30])" office:value-type="float" office:value="1" calcext:value-type="float">
            <text:p>1</text:p>
          </table:table-cell>
          <table:table-cell table:formula="of:=IF([$input.I30]=&quot;&quot;;&quot;&quot;;[$input.I30])" office:value-type="float" office:value="0" calcext:value-type="float">
            <text:p>0</text:p>
          </table:table-cell>
          <table:table-cell table:formula="of:=IF([$input.W30]=&quot;&quot;;&quot;&quot;;[$input.W30])" office:value-type="float" office:value="1" calcext:value-type="float">
            <text:p>1</text:p>
          </table:table-cell>
          <table:table-cell table:formula="of:=IF([$input.X30]=&quot;&quot;;&quot;&quot;;[$input.X30])" office:value-type="float" office:value="1" calcext:value-type="float">
            <text:p>1</text:p>
          </table:table-cell>
          <table:table-cell table:formula="of:=IF([$input.AD30]=&quot;&quot;;&quot;&quot;;[$input.AD30])" office:value-type="float" office:value="1" calcext:value-type="float">
            <text:p>1</text:p>
          </table:table-cell>
          <table:table-cell table:formula="of:=IF([$input.AE30]=&quot;&quot;;&quot;&quot;;[$input.AE30])" office:value-type="float" office:value="1" calcext:value-type="float">
            <text:p>1</text:p>
          </table:table-cell>
          <table:table-cell table:formula="of:=IF([$input.AK30]=&quot;&quot;;&quot;&quot;;[$input.AK30])" office:value-type="float" office:value="1" calcext:value-type="float">
            <text:p>1</text:p>
          </table:table-cell>
          <table:table-cell table:formula="of:=IF([$input.AL30]=&quot;&quot;;&quot;&quot;;[$input.AL30])" office:value-type="float" office:value="1" calcext:value-type="float">
            <text:p>1</text:p>
          </table:table-cell>
          <table:table-cell table:formula="of:=SUMIF([mzcr.$S$2:.$S$421];[.$A30];[$mzcr.T$2:$mzcr.T$421])" office:value-type="float" office:value="106" calcext:value-type="float">
            <text:p>106</text:p>
          </table:table-cell>
          <table:table-cell table:formula="of:=SUMIF([mzcr.$S$2:.$S$421];[.$A30];[$mzcr.U$2:$mzcr.U$421])" office:value-type="float" office:value="534" calcext:value-type="float">
            <text:p>534</text:p>
          </table:table-cell>
          <table:table-cell table:formula="of:=SUMIF([mzcr.$S$2:.$S$421];[.$A30];[$mzcr.V$2:$mzcr.V$421])" office:value-type="float" office:value="664" calcext:value-type="float">
            <text:p>664</text:p>
          </table:table-cell>
          <table:table-cell table:formula="of:=SUMIF([mzcr.$S$2:.$S$421];[.$A30];[$mzcr.W$2:$mzcr.W$421])" office:value-type="float" office:value="995" calcext:value-type="float">
            <text:p>995</text:p>
          </table:table-cell>
          <table:table-cell table:formula="of:=SUMIF([mzcr.$S$2:.$S$421];[.$A30];[$mzcr.X$2:$mzcr.X$421])" office:value-type="float" office:value="11837" calcext:value-type="float">
            <text:p>11837</text:p>
          </table:table-cell>
          <table:table-cell table:formula="of:=[.T29]*[.C30]" office:value-type="float" office:value="10362.6925101833" calcext:value-type="float">
            <text:p>10362.6925101833</text:p>
          </table:table-cell>
          <table:table-cell table:formula="of:=IF([.H29]=&quot;&quot;;&quot;&quot;;[.$G30]*[.P29]*[.H29])" office:value-type="float" office:value="100.771939034882" calcext:value-type="float">
            <text:p>100.771939034882</text:p>
          </table:table-cell>
          <table:table-cell table:formula="of:=IF([.H29]=&quot;&quot;;&quot;&quot;;[.$G30]*[.P29]*[.H29]*[.I29])" office:value-type="float" office:value="0" calcext:value-type="float">
            <text:p>0</text:p>
          </table:table-cell>
          <table:table-cell table:formula="of:=IF([.J29]=&quot;&quot;;&quot;&quot;;[.$G30]*[.Q29]*[.J29])" office:value-type="float" office:value="339.587630172343" calcext:value-type="float">
            <text:p>339.587630172343</text:p>
          </table:table-cell>
          <table:table-cell table:formula="of:=IF([.J29]=&quot;&quot;;&quot;&quot;;[.$G30]*[.Q29]*[.J29]*[.K29])" office:value-type="float" office:value="0" calcext:value-type="float">
            <text:p>0</text:p>
          </table:table-cell>
          <table:table-cell table:formula="of:=IF([.L29]=&quot;&quot;;&quot;&quot;;[.$G30]*[.R29]*[.L29])" office:value-type="float" office:value="401.707318618503" calcext:value-type="float">
            <text:p>401.707318618503</text:p>
          </table:table-cell>
          <table:table-cell table:formula="of:=IF([.L29]=&quot;&quot;;&quot;&quot;;[.$G30]*[.R29]*[.L29]*[.M29])" office:value-type="float" office:value="0" calcext:value-type="float">
            <text:p>0</text:p>
          </table:table-cell>
          <table:table-cell table:formula="of:=IF([.N29]=&quot;&quot;;&quot;&quot;;[.$G30]*[.S29]*[.N29])" office:value-type="float" office:value="800.653762194955" calcext:value-type="float">
            <text:p>800.653762194955</text:p>
          </table:table-cell>
          <table:table-cell table:formula="of:=IF([.N29]=&quot;&quot;;&quot;&quot;;[.$G30]*[.S29]*[.N29]*[.O29])" office:value-type="float" office:value="0" calcext:value-type="float">
            <text:p>0</text:p>
          </table:table-cell>
          <table:table-cell table:formula="of:=IF([.H30]=&quot;&quot;;&quot;&quot;;[.$U29]*[.H30])" office:value-type="float" office:value="4715.15341042371" calcext:value-type="float">
            <text:p>4715.15341042371</text:p>
          </table:table-cell>
          <table:table-cell table:formula="of:=IF([.J30]=&quot;&quot;;&quot;&quot;;[.$U29]*[.J30])" office:value-type="float" office:value="4715.15341042371" calcext:value-type="float">
            <text:p>4715.15341042371</text:p>
          </table:table-cell>
          <table:table-cell table:formula="of:=IF([.L30]=&quot;&quot;;&quot;&quot;;[.$U29]*[.L30])" office:value-type="float" office:value="4715.15341042371" calcext:value-type="float">
            <text:p>4715.15341042371</text:p>
          </table:table-cell>
          <table:table-cell table:formula="of:=IF([.N30]=&quot;&quot;;&quot;&quot;;[.$U29]*[.N30])" office:value-type="float" office:value="4715.15341042371" calcext:value-type="float">
            <text:p>4715.15341042371</text:p>
          </table:table-cell>
          <table:table-cell table:formula="of:=[.P29]*[.$G30]" office:value-type="float" office:value="100.771939034882" calcext:value-type="float">
            <text:p>100.771939034882</text:p>
          </table:table-cell>
          <table:table-cell table:formula="of:=[.Q29]*[.$G30]" office:value-type="float" office:value="339.587630172343" calcext:value-type="float">
            <text:p>339.587630172343</text:p>
          </table:table-cell>
          <table:table-cell table:formula="of:=[.R29]*[.$G30]" office:value-type="float" office:value="401.707318618503" calcext:value-type="float">
            <text:p>401.707318618503</text:p>
          </table:table-cell>
          <table:table-cell table:formula="of:=[.S29]*[.$G30]" office:value-type="float" office:value="800.653762194955" calcext:value-type="float">
            <text:p>800.653762194955</text:p>
          </table:table-cell>
        </table:table-row>
        <table:table-row table:style-name="ro1">
          <table:table-cell table:formula="of:=[$input.B31]" office:value-type="float" office:value="39" calcext:value-type="float">
            <text:p>39</text:p>
          </table:table-cell>
          <table:table-cell office:value-type="float" office:value="1.10127857419605" calcext:value-type="float">
            <text:p>1.10127857419605</text:p>
          </table:table-cell>
          <table:table-cell table:formula="of:=[.$C$1]*[.B31]+(1-[.$C$1])*[.C30]" office:value-type="float" office:value="1.29898882758374" calcext:value-type="float">
            <text:p>1.29898882758374</text:p>
          </table:table-cell>
          <table:table-cell office:value-type="float" office:value="23.7492882304467" calcext:value-type="float">
            <text:p>23.7492882304467</text:p>
          </table:table-cell>
          <table:table-cell table:formula="of:=[.D31]/[.$D$2]" office:value-type="float" office:value="1.06233977342841" calcext:value-type="float">
            <text:p>1.06233977342841</text:p>
          </table:table-cell>
          <table:table-cell table:formula="of:=[.$C$1]*[.E31]+(1-[.$C$1])*[.F30]" office:value-type="float" office:value="1.03633661628667" calcext:value-type="float">
            <text:p>1.03633661628667</text:p>
          </table:table-cell>
          <table:table-cell table:formula="of:=[.C31]/[.F29]" office:value-type="float" office:value="1.28050219365083" calcext:value-type="float">
            <text:p>1.28050219365083</text:p>
          </table:table-cell>
          <table:table-cell table:formula="of:=IF([$input.H31]=&quot;&quot;;&quot;&quot;;[$input.H31])" office:value-type="float" office:value="1" calcext:value-type="float">
            <text:p>1</text:p>
          </table:table-cell>
          <table:table-cell table:formula="of:=IF([$input.I31]=&quot;&quot;;&quot;&quot;;[$input.I31])" office:value-type="float" office:value="0" calcext:value-type="float">
            <text:p>0</text:p>
          </table:table-cell>
          <table:table-cell table:formula="of:=IF([$input.W31]=&quot;&quot;;&quot;&quot;;[$input.W31])" office:value-type="float" office:value="1" calcext:value-type="float">
            <text:p>1</text:p>
          </table:table-cell>
          <table:table-cell table:formula="of:=IF([$input.X31]=&quot;&quot;;&quot;&quot;;[$input.X31])" office:value-type="float" office:value="1" calcext:value-type="float">
            <text:p>1</text:p>
          </table:table-cell>
          <table:table-cell table:formula="of:=IF([$input.AD31]=&quot;&quot;;&quot;&quot;;[$input.AD31])" office:value-type="float" office:value="1" calcext:value-type="float">
            <text:p>1</text:p>
          </table:table-cell>
          <table:table-cell table:formula="of:=IF([$input.AE31]=&quot;&quot;;&quot;&quot;;[$input.AE31])" office:value-type="float" office:value="1" calcext:value-type="float">
            <text:p>1</text:p>
          </table:table-cell>
          <table:table-cell table:formula="of:=IF([$input.AK31]=&quot;&quot;;&quot;&quot;;[$input.AK31])" office:value-type="float" office:value="1" calcext:value-type="float">
            <text:p>1</text:p>
          </table:table-cell>
          <table:table-cell table:formula="of:=IF([$input.AL31]=&quot;&quot;;&quot;&quot;;[$input.AL31])" office:value-type="float" office:value="1" calcext:value-type="float">
            <text:p>1</text:p>
          </table:table-cell>
          <table:table-cell table:formula="of:=SUMIF([mzcr.$S$2:.$S$421];[.$A31];[$mzcr.T$2:$mzcr.T$421])" office:value-type="float" office:value="167" calcext:value-type="float">
            <text:p>167</text:p>
          </table:table-cell>
          <table:table-cell table:formula="of:=SUMIF([mzcr.$S$2:.$S$421];[.$A31];[$mzcr.U$2:$mzcr.U$421])" office:value-type="float" office:value="612" calcext:value-type="float">
            <text:p>612</text:p>
          </table:table-cell>
          <table:table-cell table:formula="of:=SUMIF([mzcr.$S$2:.$S$421];[.$A31];[$mzcr.V$2:$mzcr.V$421])" office:value-type="float" office:value="850" calcext:value-type="float">
            <text:p>850</text:p>
          </table:table-cell>
          <table:table-cell table:formula="of:=SUMIF([mzcr.$S$2:.$S$421];[.$A31];[$mzcr.W$2:$mzcr.W$421])" office:value-type="float" office:value="1217" calcext:value-type="float">
            <text:p>1217</text:p>
          </table:table-cell>
          <table:table-cell table:formula="of:=SUMIF([mzcr.$S$2:.$S$421];[.$A31];[$mzcr.X$2:$mzcr.X$421])" office:value-type="float" office:value="14128" calcext:value-type="float">
            <text:p>14128</text:p>
          </table:table-cell>
          <table:table-cell table:formula="of:=[.T30]*[.C31]" office:value-type="float" office:value="15376.1307521087" calcext:value-type="float">
            <text:p>15376.1307521087</text:p>
          </table:table-cell>
          <table:table-cell table:formula="of:=IF([.H30]=&quot;&quot;;&quot;&quot;;[.$G31]*[.P30]*[.H30])" office:value-type="float" office:value="135.733232526987" calcext:value-type="float">
            <text:p>135.733232526987</text:p>
          </table:table-cell>
          <table:table-cell table:formula="of:=IF([.H30]=&quot;&quot;;&quot;&quot;;[.$G31]*[.P30]*[.H30]*[.I30])" office:value-type="float" office:value="0" calcext:value-type="float">
            <text:p>0</text:p>
          </table:table-cell>
          <table:table-cell table:formula="of:=IF([.J30]=&quot;&quot;;&quot;&quot;;[.$G31]*[.Q30]*[.J30])" office:value-type="float" office:value="683.788171409541" calcext:value-type="float">
            <text:p>683.788171409541</text:p>
          </table:table-cell>
          <table:table-cell table:formula="of:=IF([.J30]=&quot;&quot;;&quot;&quot;;[.$G31]*[.Q30]*[.J30]*[.K30])" office:value-type="float" office:value="683.788171409541" calcext:value-type="float">
            <text:p>683.788171409541</text:p>
          </table:table-cell>
          <table:table-cell table:formula="of:=IF([.L30]=&quot;&quot;;&quot;&quot;;[.$G31]*[.R30]*[.L30])" office:value-type="float" office:value="850.253456584148" calcext:value-type="float">
            <text:p>850.253456584148</text:p>
          </table:table-cell>
          <table:table-cell table:formula="of:=IF([.L30]=&quot;&quot;;&quot;&quot;;[.$G31]*[.R30]*[.L30]*[.M30])" office:value-type="float" office:value="850.253456584148" calcext:value-type="float">
            <text:p>850.253456584148</text:p>
          </table:table-cell>
          <table:table-cell table:formula="of:=IF([.N30]=&quot;&quot;;&quot;&quot;;[.$G31]*[.S30]*[.N30])" office:value-type="float" office:value="1274.09968268257" calcext:value-type="float">
            <text:p>1274.09968268257</text:p>
          </table:table-cell>
          <table:table-cell table:formula="of:=IF([.N30]=&quot;&quot;;&quot;&quot;;[.$G31]*[.S30]*[.N30]*[.O30])" office:value-type="float" office:value="1274.09968268257" calcext:value-type="float">
            <text:p>1274.09968268257</text:p>
          </table:table-cell>
          <table:table-cell table:formula="of:=IF([.H31]=&quot;&quot;;&quot;&quot;;[.$U30]*[.H31])" office:value-type="float" office:value="10362.6925101833" calcext:value-type="float">
            <text:p>10362.6925101833</text:p>
          </table:table-cell>
          <table:table-cell table:formula="of:=IF([.J31]=&quot;&quot;;&quot;&quot;;[.$U30]*[.J31])" office:value-type="float" office:value="10362.6925101833" calcext:value-type="float">
            <text:p>10362.6925101833</text:p>
          </table:table-cell>
          <table:table-cell table:formula="of:=IF([.L31]=&quot;&quot;;&quot;&quot;;[.$U30]*[.L31])" office:value-type="float" office:value="10362.6925101833" calcext:value-type="float">
            <text:p>10362.6925101833</text:p>
          </table:table-cell>
          <table:table-cell table:formula="of:=IF([.N31]=&quot;&quot;;&quot;&quot;;[.$U30]*[.N31])" office:value-type="float" office:value="10362.6925101833" calcext:value-type="float">
            <text:p>10362.6925101833</text:p>
          </table:table-cell>
          <table:table-cell table:formula="of:=[.P30]*[.$G31]" office:value-type="float" office:value="135.733232526987" calcext:value-type="float">
            <text:p>135.733232526987</text:p>
          </table:table-cell>
          <table:table-cell table:formula="of:=[.Q30]*[.$G31]" office:value-type="float" office:value="683.788171409541" calcext:value-type="float">
            <text:p>683.788171409541</text:p>
          </table:table-cell>
          <table:table-cell table:formula="of:=[.R30]*[.$G31]" office:value-type="float" office:value="850.253456584148" calcext:value-type="float">
            <text:p>850.253456584148</text:p>
          </table:table-cell>
          <table:table-cell table:formula="of:=[.S30]*[.$G31]" office:value-type="float" office:value="1274.09968268257" calcext:value-type="float">
            <text:p>1274.09968268257</text:p>
          </table:table-cell>
        </table:table-row>
        <table:table-row table:style-name="ro1">
          <table:table-cell table:formula="of:=[$input.B32]" office:value-type="float" office:value="40" calcext:value-type="float">
            <text:p>40</text:p>
          </table:table-cell>
          <table:table-cell office:value-type="float" office:value="1.06139063125584" calcext:value-type="float">
            <text:p>1.06139063125584</text:p>
          </table:table-cell>
          <table:table-cell table:formula="of:=[.$C$1]*[.B32]+(1-[.$C$1])*[.C31]" office:value-type="float" office:value="1.22770936868537" calcext:value-type="float">
            <text:p>1.22770936868537</text:p>
          </table:table-cell>
          <table:table-cell office:value-type="float" office:value="22.6904639407832" calcext:value-type="float">
            <text:p>22.6904639407832</text:p>
          </table:table-cell>
          <table:table-cell table:formula="of:=[.D32]/[.$D$2]" office:value-type="float" office:value="1.01497704217234" calcext:value-type="float">
            <text:p>1.01497704217234</text:p>
          </table:table-cell>
          <table:table-cell table:formula="of:=[.$C$1]*[.E32]+(1-[.$C$1])*[.F31]" office:value-type="float" office:value="1.02992874405237" calcext:value-type="float">
            <text:p>1.02992874405237</text:p>
          </table:table-cell>
          <table:table-cell table:formula="of:=[.C32]/[.F30]" office:value-type="float" office:value="1.19754044353103" calcext:value-type="float">
            <text:p>1.19754044353103</text:p>
          </table:table-cell>
          <table:table-cell table:formula="of:=IF([$input.H32]=&quot;&quot;;&quot;&quot;;[$input.H32])" office:value-type="float" office:value="0.8" calcext:value-type="float">
            <text:p>0.8</text:p>
          </table:table-cell>
          <table:table-cell table:formula="of:=IF([$input.I32]=&quot;&quot;;&quot;&quot;;[$input.I32])" office:value-type="float" office:value="0" calcext:value-type="float">
            <text:p>0</text:p>
          </table:table-cell>
          <table:table-cell table:formula="of:=IF([$input.W32]=&quot;&quot;;&quot;&quot;;[$input.W32])" office:value-type="float" office:value="0.8" calcext:value-type="float">
            <text:p>0.8</text:p>
          </table:table-cell>
          <table:table-cell table:formula="of:=IF([$input.X32]=&quot;&quot;;&quot;&quot;;[$input.X32])" office:value-type="float" office:value="1" calcext:value-type="float">
            <text:p>1</text:p>
          </table:table-cell>
          <table:table-cell table:formula="of:=IF([$input.AD32]=&quot;&quot;;&quot;&quot;;[$input.AD32])" office:value-type="float" office:value="0.8" calcext:value-type="float">
            <text:p>0.8</text:p>
          </table:table-cell>
          <table:table-cell table:formula="of:=IF([$input.AE32]=&quot;&quot;;&quot;&quot;;[$input.AE32])" office:value-type="float" office:value="1" calcext:value-type="float">
            <text:p>1</text:p>
          </table:table-cell>
          <table:table-cell table:formula="of:=IF([$input.AK32]=&quot;&quot;;&quot;&quot;;[$input.AK32])" office:value-type="float" office:value="0.8" calcext:value-type="float">
            <text:p>0.8</text:p>
          </table:table-cell>
          <table:table-cell table:formula="of:=IF([$input.AL32]=&quot;&quot;;&quot;&quot;;[$input.AL32])" office:value-type="float" office:value="1" calcext:value-type="float">
            <text:p>1</text:p>
          </table:table-cell>
          <table:table-cell table:formula="of:=SUMIF([mzcr.$S$2:.$S$421];[.$A32];[$mzcr.T$2:$mzcr.T$421])" office:value-type="float" office:value="167" calcext:value-type="float">
            <text:p>167</text:p>
          </table:table-cell>
          <table:table-cell table:formula="of:=SUMIF([mzcr.$S$2:.$S$421];[.$A32];[$mzcr.U$2:$mzcr.U$421])" office:value-type="float" office:value="618" calcext:value-type="float">
            <text:p>618</text:p>
          </table:table-cell>
          <table:table-cell table:formula="of:=SUMIF([mzcr.$S$2:.$S$421];[.$A32];[$mzcr.V$2:$mzcr.V$421])" office:value-type="float" office:value="680" calcext:value-type="float">
            <text:p>680</text:p>
          </table:table-cell>
          <table:table-cell table:formula="of:=SUMIF([mzcr.$S$2:.$S$421];[.$A32];[$mzcr.W$2:$mzcr.W$421])" office:value-type="float" office:value="952" calcext:value-type="float">
            <text:p>952</text:p>
          </table:table-cell>
          <table:table-cell table:formula="of:=SUMIF([mzcr.$S$2:.$S$421];[.$A32];[$mzcr.X$2:$mzcr.X$421])" office:value-type="float" office:value="17492" calcext:value-type="float">
            <text:p>17492</text:p>
          </table:table-cell>
          <table:table-cell table:formula="of:=[.T31]*[.C32]" office:value-type="float" office:value="17345.0779607869" calcext:value-type="float">
            <text:p>17345.0779607869</text:p>
          </table:table-cell>
          <table:table-cell table:formula="of:=IF([.H31]=&quot;&quot;;&quot;&quot;;[.$G32]*[.P31]*[.H31])" office:value-type="float" office:value="199.989254069682" calcext:value-type="float">
            <text:p>199.989254069682</text:p>
          </table:table-cell>
          <table:table-cell table:formula="of:=IF([.H31]=&quot;&quot;;&quot;&quot;;[.$G32]*[.P31]*[.H31]*[.I31])" office:value-type="float" office:value="0" calcext:value-type="float">
            <text:p>0</text:p>
          </table:table-cell>
          <table:table-cell table:formula="of:=IF([.J31]=&quot;&quot;;&quot;&quot;;[.$G32]*[.Q31]*[.J31])" office:value-type="float" office:value="732.89475144099" calcext:value-type="float">
            <text:p>732.89475144099</text:p>
          </table:table-cell>
          <table:table-cell table:formula="of:=IF([.J31]=&quot;&quot;;&quot;&quot;;[.$G32]*[.Q31]*[.J31]*[.K31])" office:value-type="float" office:value="732.89475144099" calcext:value-type="float">
            <text:p>732.89475144099</text:p>
          </table:table-cell>
          <table:table-cell table:formula="of:=IF([.L31]=&quot;&quot;;&quot;&quot;;[.$G32]*[.R31]*[.L31])" office:value-type="float" office:value="1017.90937700137" calcext:value-type="float">
            <text:p>1017.90937700137</text:p>
          </table:table-cell>
          <table:table-cell table:formula="of:=IF([.L31]=&quot;&quot;;&quot;&quot;;[.$G32]*[.R31]*[.L31]*[.M31])" office:value-type="float" office:value="1017.90937700137" calcext:value-type="float">
            <text:p>1017.90937700137</text:p>
          </table:table-cell>
          <table:table-cell table:formula="of:=IF([.N31]=&quot;&quot;;&quot;&quot;;[.$G32]*[.S31]*[.N31])" office:value-type="float" office:value="1457.40671977726" calcext:value-type="float">
            <text:p>1457.40671977726</text:p>
          </table:table-cell>
          <table:table-cell table:formula="of:=IF([.N31]=&quot;&quot;;&quot;&quot;;[.$G32]*[.S31]*[.N31]*[.O31])" office:value-type="float" office:value="1457.40671977726" calcext:value-type="float">
            <text:p>1457.40671977726</text:p>
          </table:table-cell>
          <table:table-cell table:formula="of:=IF([.H32]=&quot;&quot;;&quot;&quot;;[.$U31]*[.H32])" office:value-type="float" office:value="12300.9046016869" calcext:value-type="float">
            <text:p>12300.9046016869</text:p>
          </table:table-cell>
          <table:table-cell table:formula="of:=IF([.J32]=&quot;&quot;;&quot;&quot;;[.$U31]*[.J32])" office:value-type="float" office:value="12300.9046016869" calcext:value-type="float">
            <text:p>12300.9046016869</text:p>
          </table:table-cell>
          <table:table-cell table:formula="of:=IF([.L32]=&quot;&quot;;&quot;&quot;;[.$U31]*[.L32])" office:value-type="float" office:value="12300.9046016869" calcext:value-type="float">
            <text:p>12300.9046016869</text:p>
          </table:table-cell>
          <table:table-cell table:formula="of:=IF([.N32]=&quot;&quot;;&quot;&quot;;[.$U31]*[.N32])" office:value-type="float" office:value="12300.9046016869" calcext:value-type="float">
            <text:p>12300.9046016869</text:p>
          </table:table-cell>
          <table:table-cell table:formula="of:=[.P31]*[.$G32]" office:value-type="float" office:value="199.989254069682" calcext:value-type="float">
            <text:p>199.989254069682</text:p>
          </table:table-cell>
          <table:table-cell table:formula="of:=[.Q31]*[.$G32]" office:value-type="float" office:value="732.89475144099" calcext:value-type="float">
            <text:p>732.89475144099</text:p>
          </table:table-cell>
          <table:table-cell table:formula="of:=[.R31]*[.$G32]" office:value-type="float" office:value="1017.90937700137" calcext:value-type="float">
            <text:p>1017.90937700137</text:p>
          </table:table-cell>
          <table:table-cell table:formula="of:=[.S31]*[.$G32]" office:value-type="float" office:value="1457.40671977726" calcext:value-type="float">
            <text:p>1457.40671977726</text:p>
          </table:table-cell>
        </table:table-row>
        <table:table-row table:style-name="ro1">
          <table:table-cell table:formula="of:=[$input.B33]" office:value-type="float" office:value="41" calcext:value-type="float">
            <text:p>41</text:p>
          </table:table-cell>
          <table:table-cell office:value-type="float" office:value="1.52908587257618" calcext:value-type="float">
            <text:p>1.52908587257618</text:p>
          </table:table-cell>
          <table:table-cell table:formula="of:=[.$C$1]*[.B33]+(1-[.$C$1])*[.C32]" office:value-type="float" office:value="1.31812231985261" calcext:value-type="float">
            <text:p>1.31812231985261</text:p>
          </table:table-cell>
          <table:table-cell office:value-type="float" office:value="21.8988533608168" calcext:value-type="float">
            <text:p>21.8988533608168</text:p>
          </table:table-cell>
          <table:table-cell table:formula="of:=[.D33]/[.$D$2]" office:value-type="float" office:value="0.979567163947572" calcext:value-type="float">
            <text:p>0.979567163947572</text:p>
          </table:table-cell>
          <table:table-cell table:formula="of:=[.$C$1]*[.E33]+(1-[.$C$1])*[.F32]" office:value-type="float" office:value="1.01482027002093" calcext:value-type="float">
            <text:p>1.01482027002093</text:p>
          </table:table-cell>
          <table:table-cell table:formula="of:=[.C33]/[.F31]" office:value-type="float" office:value="1.27190557502022" calcext:value-type="float">
            <text:p>1.27190557502022</text:p>
          </table:table-cell>
          <table:table-cell table:formula="of:=IF([$input.H33]=&quot;&quot;;&quot;&quot;;[$input.H33])" office:value-type="float" office:value="1" calcext:value-type="float">
            <text:p>1</text:p>
          </table:table-cell>
          <table:table-cell table:formula="of:=IF([$input.I33]=&quot;&quot;;&quot;&quot;;[$input.I33])" office:value-type="float" office:value="0" calcext:value-type="float">
            <text:p>0</text:p>
          </table:table-cell>
          <table:table-cell table:formula="of:=IF([$input.W33]=&quot;&quot;;&quot;&quot;;[$input.W33])" office:value-type="float" office:value="1" calcext:value-type="float">
            <text:p>1</text:p>
          </table:table-cell>
          <table:table-cell table:formula="of:=IF([$input.X33]=&quot;&quot;;&quot;&quot;;[$input.X33])" office:value-type="float" office:value="1" calcext:value-type="float">
            <text:p>1</text:p>
          </table:table-cell>
          <table:table-cell table:formula="of:=IF([$input.AD33]=&quot;&quot;;&quot;&quot;;[$input.AD33])" office:value-type="float" office:value="1" calcext:value-type="float">
            <text:p>1</text:p>
          </table:table-cell>
          <table:table-cell table:formula="of:=IF([$input.AE33]=&quot;&quot;;&quot;&quot;;[$input.AE33])" office:value-type="float" office:value="1" calcext:value-type="float">
            <text:p>1</text:p>
          </table:table-cell>
          <table:table-cell table:formula="of:=IF([$input.AK33]=&quot;&quot;;&quot;&quot;;[$input.AK33])" office:value-type="float" office:value="1" calcext:value-type="float">
            <text:p>1</text:p>
          </table:table-cell>
          <table:table-cell table:formula="of:=IF([$input.AL33]=&quot;&quot;;&quot;&quot;;[$input.AL33])" office:value-type="float" office:value="1" calcext:value-type="float">
            <text:p>1</text:p>
          </table:table-cell>
          <table:table-cell table:formula="of:=SUMIF([mzcr.$S$2:.$S$421];[.$A33];[$mzcr.T$2:$mzcr.T$421])" office:value-type="float" office:value="306" calcext:value-type="float">
            <text:p>306</text:p>
          </table:table-cell>
          <table:table-cell table:formula="of:=SUMIF([mzcr.$S$2:.$S$421];[.$A33];[$mzcr.U$2:$mzcr.U$421])" office:value-type="float" office:value="1076" calcext:value-type="float">
            <text:p>1076</text:p>
          </table:table-cell>
          <table:table-cell table:formula="of:=SUMIF([mzcr.$S$2:.$S$421];[.$A33];[$mzcr.V$2:$mzcr.V$421])" office:value-type="float" office:value="1060" calcext:value-type="float">
            <text:p>1060</text:p>
          </table:table-cell>
          <table:table-cell table:formula="of:=SUMIF([mzcr.$S$2:.$S$421];[.$A33];[$mzcr.W$2:$mzcr.W$421])" office:value-type="float" office:value="1233" calcext:value-type="float">
            <text:p>1233</text:p>
          </table:table-cell>
          <table:table-cell table:formula="of:=SUMIF([mzcr.$S$2:.$S$421];[.$A33];[$mzcr.X$2:$mzcr.X$421])" office:value-type="float" office:value="33623" calcext:value-type="float">
            <text:p>33623</text:p>
          </table:table-cell>
          <table:table-cell table:formula="of:=[.T32]*[.C33]" office:value-type="float" office:value="23056.5956188619" calcext:value-type="float">
            <text:p>23056.5956188619</text:p>
          </table:table-cell>
          <table:table-cell table:formula="of:=IF([.H32]=&quot;&quot;;&quot;&quot;;[.$G33]*[.P32]*[.H32])" office:value-type="float" office:value="169.926584822701" calcext:value-type="float">
            <text:p>169.926584822701</text:p>
          </table:table-cell>
          <table:table-cell table:formula="of:=IF([.H32]=&quot;&quot;;&quot;&quot;;[.$G33]*[.P32]*[.H32]*[.I32])" office:value-type="float" office:value="0" calcext:value-type="float">
            <text:p>0</text:p>
          </table:table-cell>
          <table:table-cell table:formula="of:=IF([.J32]=&quot;&quot;;&quot;&quot;;[.$G33]*[.Q32]*[.J32])" office:value-type="float" office:value="628.830116289996" calcext:value-type="float">
            <text:p>628.830116289996</text:p>
          </table:table-cell>
          <table:table-cell table:formula="of:=IF([.J32]=&quot;&quot;;&quot;&quot;;[.$G33]*[.Q32]*[.J32]*[.K32])" office:value-type="float" office:value="628.830116289996" calcext:value-type="float">
            <text:p>628.830116289996</text:p>
          </table:table-cell>
          <table:table-cell table:formula="of:=IF([.L32]=&quot;&quot;;&quot;&quot;;[.$G33]*[.R32]*[.L32])" office:value-type="float" office:value="691.916632810999" calcext:value-type="float">
            <text:p>691.916632810999</text:p>
          </table:table-cell>
          <table:table-cell table:formula="of:=IF([.L32]=&quot;&quot;;&quot;&quot;;[.$G33]*[.R32]*[.L32]*[.M32])" office:value-type="float" office:value="691.916632810999" calcext:value-type="float">
            <text:p>691.916632810999</text:p>
          </table:table-cell>
          <table:table-cell table:formula="of:=IF([.N32]=&quot;&quot;;&quot;&quot;;[.$G33]*[.S32]*[.N32])" office:value-type="float" office:value="968.683285935398" calcext:value-type="float">
            <text:p>968.683285935398</text:p>
          </table:table-cell>
          <table:table-cell table:formula="of:=IF([.N32]=&quot;&quot;;&quot;&quot;;[.$G33]*[.S32]*[.N32]*[.O32])" office:value-type="float" office:value="968.683285935398" calcext:value-type="float">
            <text:p>968.683285935398</text:p>
          </table:table-cell>
          <table:table-cell table:formula="of:=IF([.H33]=&quot;&quot;;&quot;&quot;;[.$U32]*[.H33])" office:value-type="float" office:value="17345.0779607869" calcext:value-type="float">
            <text:p>17345.0779607869</text:p>
          </table:table-cell>
          <table:table-cell table:formula="of:=IF([.J33]=&quot;&quot;;&quot;&quot;;[.$U32]*[.J33])" office:value-type="float" office:value="17345.0779607869" calcext:value-type="float">
            <text:p>17345.0779607869</text:p>
          </table:table-cell>
          <table:table-cell table:formula="of:=IF([.L33]=&quot;&quot;;&quot;&quot;;[.$U32]*[.L33])" office:value-type="float" office:value="17345.0779607869" calcext:value-type="float">
            <text:p>17345.0779607869</text:p>
          </table:table-cell>
          <table:table-cell table:formula="of:=IF([.N33]=&quot;&quot;;&quot;&quot;;[.$U32]*[.N33])" office:value-type="float" office:value="17345.0779607869" calcext:value-type="float">
            <text:p>17345.0779607869</text:p>
          </table:table-cell>
          <table:table-cell table:formula="of:=[.P32]*[.$G33]" office:value-type="float" office:value="212.408231028376" calcext:value-type="float">
            <text:p>212.408231028376</text:p>
          </table:table-cell>
          <table:table-cell table:formula="of:=[.Q32]*[.$G33]" office:value-type="float" office:value="786.037645362495" calcext:value-type="float">
            <text:p>786.037645362495</text:p>
          </table:table-cell>
          <table:table-cell table:formula="of:=[.R32]*[.$G33]" office:value-type="float" office:value="864.895791013749" calcext:value-type="float">
            <text:p>864.895791013749</text:p>
          </table:table-cell>
          <table:table-cell table:formula="of:=[.S32]*[.$G33]" office:value-type="float" office:value="1210.85410741925" calcext:value-type="float">
            <text:p>1210.85410741925</text:p>
          </table:table-cell>
        </table:table-row>
        <table:table-row table:style-name="ro1">
          <table:table-cell table:formula="of:=[$input.B34]" office:value-type="float" office:value="42" calcext:value-type="float">
            <text:p>42</text:p>
          </table:table-cell>
          <table:table-cell office:value-type="float" office:value="1.44483698092871" calcext:value-type="float">
            <text:p>1.44483698092871</text:p>
          </table:table-cell>
          <table:table-cell table:formula="of:=[.$C$1]*[.B34]+(1-[.$C$1])*[.C33]" office:value-type="float" office:value="1.35613671817544" calcext:value-type="float">
            <text:p>1.35613671817544</text:p>
          </table:table-cell>
          <table:table-cell office:value-type="float" office:value="21.1176849424528" calcext:value-type="float">
            <text:p>21.1176849424528</text:p>
          </table:table-cell>
          <table:table-cell table:formula="of:=[.D34]/[.$D$2]" office:value-type="float" office:value="0.944624378609258" calcext:value-type="float">
            <text:p>0.944624378609258</text:p>
          </table:table-cell>
          <table:table-cell table:formula="of:=[.$C$1]*[.E34]+(1-[.$C$1])*[.F33]" office:value-type="float" office:value="0.993761502597431" calcext:value-type="float">
            <text:p>0.993761502597431</text:p>
          </table:table-cell>
          <table:table-cell table:formula="of:=[.C34]/[.F32]" office:value-type="float" office:value="1.31672868245192" calcext:value-type="float">
            <text:p>1.31672868245192</text:p>
          </table:table-cell>
          <table:table-cell table:formula="of:=IF([$input.H34]=&quot;&quot;;&quot;&quot;;[$input.H34])" office:value-type="float" office:value="1" calcext:value-type="float">
            <text:p>1</text:p>
          </table:table-cell>
          <table:table-cell table:formula="of:=IF([$input.I34]=&quot;&quot;;&quot;&quot;;[$input.I34])" office:value-type="float" office:value="0" calcext:value-type="float">
            <text:p>0</text:p>
          </table:table-cell>
          <table:table-cell table:formula="of:=IF([$input.W34]=&quot;&quot;;&quot;&quot;;[$input.W34])" office:value-type="float" office:value="1" calcext:value-type="float">
            <text:p>1</text:p>
          </table:table-cell>
          <table:table-cell table:formula="of:=IF([$input.X34]=&quot;&quot;;&quot;&quot;;[$input.X34])" office:value-type="float" office:value="1" calcext:value-type="float">
            <text:p>1</text:p>
          </table:table-cell>
          <table:table-cell table:formula="of:=IF([$input.AD34]=&quot;&quot;;&quot;&quot;;[$input.AD34])" office:value-type="float" office:value="1" calcext:value-type="float">
            <text:p>1</text:p>
          </table:table-cell>
          <table:table-cell table:formula="of:=IF([$input.AE34]=&quot;&quot;;&quot;&quot;;[$input.AE34])" office:value-type="float" office:value="1" calcext:value-type="float">
            <text:p>1</text:p>
          </table:table-cell>
          <table:table-cell table:formula="of:=IF([$input.AK34]=&quot;&quot;;&quot;&quot;;[$input.AK34])" office:value-type="float" office:value="1" calcext:value-type="float">
            <text:p>1</text:p>
          </table:table-cell>
          <table:table-cell table:formula="of:=IF([$input.AL34]=&quot;&quot;;&quot;&quot;;[$input.AL34])" office:value-type="float" office:value="1" calcext:value-type="float">
            <text:p>1</text:p>
          </table:table-cell>
          <table:table-cell table:formula="of:=SUMIF([mzcr.$S$2:.$S$421];[.$A34];[$mzcr.T$2:$mzcr.T$421])" office:value-type="float" office:value="628" calcext:value-type="float">
            <text:p>628</text:p>
          </table:table-cell>
          <table:table-cell table:formula="of:=SUMIF([mzcr.$S$2:.$S$421];[.$A34];[$mzcr.U$2:$mzcr.U$421])" office:value-type="float" office:value="1728" calcext:value-type="float">
            <text:p>1728</text:p>
          </table:table-cell>
          <table:table-cell table:formula="of:=SUMIF([mzcr.$S$2:.$S$421];[.$A34];[$mzcr.V$2:$mzcr.V$421])" office:value-type="float" office:value="1511" calcext:value-type="float">
            <text:p>1511</text:p>
          </table:table-cell>
          <table:table-cell table:formula="of:=SUMIF([mzcr.$S$2:.$S$421];[.$A34];[$mzcr.W$2:$mzcr.W$421])" office:value-type="float" office:value="1636" calcext:value-type="float">
            <text:p>1636</text:p>
          </table:table-cell>
          <table:table-cell table:formula="of:=SUMIF([mzcr.$S$2:.$S$421];[.$A34];[$mzcr.X$2:$mzcr.X$421])" office:value-type="float" office:value="54972" calcext:value-type="float">
            <text:p>54972</text:p>
          </table:table-cell>
          <table:table-cell table:formula="of:=[.T33]*[.C34]" office:value-type="float" office:value="45597.3848752128" calcext:value-type="float">
            <text:p>45597.3848752128</text:p>
          </table:table-cell>
          <table:table-cell table:formula="of:=IF([.H33]=&quot;&quot;;&quot;&quot;;[.$G34]*[.P33]*[.H33])" office:value-type="float" office:value="402.918976830287" calcext:value-type="float">
            <text:p>402.918976830287</text:p>
          </table:table-cell>
          <table:table-cell table:formula="of:=IF([.H33]=&quot;&quot;;&quot;&quot;;[.$G34]*[.P33]*[.H33]*[.I33])" office:value-type="float" office:value="0" calcext:value-type="float">
            <text:p>0</text:p>
          </table:table-cell>
          <table:table-cell table:formula="of:=IF([.J33]=&quot;&quot;;&quot;&quot;;[.$G34]*[.Q33]*[.J33])" office:value-type="float" office:value="1416.80006231826" calcext:value-type="float">
            <text:p>1416.80006231826</text:p>
          </table:table-cell>
          <table:table-cell table:formula="of:=IF([.J33]=&quot;&quot;;&quot;&quot;;[.$G34]*[.Q33]*[.J33]*[.K33])" office:value-type="float" office:value="1416.80006231826" calcext:value-type="float">
            <text:p>1416.80006231826</text:p>
          </table:table-cell>
          <table:table-cell table:formula="of:=IF([.L33]=&quot;&quot;;&quot;&quot;;[.$G34]*[.R33]*[.L33])" office:value-type="float" office:value="1395.73240339903" calcext:value-type="float">
            <text:p>1395.73240339903</text:p>
          </table:table-cell>
          <table:table-cell table:formula="of:=IF([.L33]=&quot;&quot;;&quot;&quot;;[.$G34]*[.R33]*[.L33]*[.M33])" office:value-type="float" office:value="1395.73240339903" calcext:value-type="float">
            <text:p>1395.73240339903</text:p>
          </table:table-cell>
          <table:table-cell table:formula="of:=IF([.N33]=&quot;&quot;;&quot;&quot;;[.$G34]*[.S33]*[.N33])" office:value-type="float" office:value="1623.52646546321" calcext:value-type="float">
            <text:p>1623.52646546321</text:p>
          </table:table-cell>
          <table:table-cell table:formula="of:=IF([.N33]=&quot;&quot;;&quot;&quot;;[.$G34]*[.S33]*[.N33]*[.O33])" office:value-type="float" office:value="1623.52646546321" calcext:value-type="float">
            <text:p>1623.52646546321</text:p>
          </table:table-cell>
          <table:table-cell table:formula="of:=IF([.H34]=&quot;&quot;;&quot;&quot;;[.$U33]*[.H34])" office:value-type="float" office:value="23056.5956188619" calcext:value-type="float">
            <text:p>23056.5956188619</text:p>
          </table:table-cell>
          <table:table-cell table:formula="of:=IF([.J34]=&quot;&quot;;&quot;&quot;;[.$U33]*[.J34])" office:value-type="float" office:value="23056.5956188619" calcext:value-type="float">
            <text:p>23056.5956188619</text:p>
          </table:table-cell>
          <table:table-cell table:formula="of:=IF([.L34]=&quot;&quot;;&quot;&quot;;[.$U33]*[.L34])" office:value-type="float" office:value="23056.5956188619" calcext:value-type="float">
            <text:p>23056.5956188619</text:p>
          </table:table-cell>
          <table:table-cell table:formula="of:=IF([.N34]=&quot;&quot;;&quot;&quot;;[.$U33]*[.N34])" office:value-type="float" office:value="23056.5956188619" calcext:value-type="float">
            <text:p>23056.5956188619</text:p>
          </table:table-cell>
          <table:table-cell table:formula="of:=[.P33]*[.$G34]" office:value-type="float" office:value="402.918976830287" calcext:value-type="float">
            <text:p>402.918976830287</text:p>
          </table:table-cell>
          <table:table-cell table:formula="of:=[.Q33]*[.$G34]" office:value-type="float" office:value="1416.80006231826" calcext:value-type="float">
            <text:p>1416.80006231826</text:p>
          </table:table-cell>
          <table:table-cell table:formula="of:=[.R33]*[.$G34]" office:value-type="float" office:value="1395.73240339903" calcext:value-type="float">
            <text:p>1395.73240339903</text:p>
          </table:table-cell>
          <table:table-cell table:formula="of:=[.S33]*[.$G34]" office:value-type="float" office:value="1623.52646546321" calcext:value-type="float">
            <text:p>1623.52646546321</text:p>
          </table:table-cell>
        </table:table-row>
        <table:table-row table:style-name="ro1">
          <table:table-cell table:formula="of:=[$input.B35]" office:value-type="float" office:value="43" calcext:value-type="float">
            <text:p>43</text:p>
          </table:table-cell>
          <table:table-cell office:value-type="float" office:value="1.35099047827515" calcext:value-type="float">
            <text:p>1.35099047827515</text:p>
          </table:table-cell>
          <table:table-cell table:formula="of:=[.$C$1]*[.B35]+(1-[.$C$1])*[.C34]" office:value-type="float" office:value="1.35459284620535" calcext:value-type="float">
            <text:p>1.35459284620535</text:p>
          </table:table-cell>
          <table:table-cell office:value-type="float" office:value="19.8917408136904" calcext:value-type="float">
            <text:p>19.8917408136904</text:p>
          </table:table-cell>
          <table:table-cell table:formula="of:=[.D35]/[.$D$2]" office:value-type="float" office:value="0.889786136917632" calcext:value-type="float">
            <text:p>0.889786136917632</text:p>
          </table:table-cell>
          <table:table-cell table:formula="of:=[.$C$1]*[.E35]+(1-[.$C$1])*[.F34]" office:value-type="float" office:value="0.962568892893491" calcext:value-type="float">
            <text:p>0.962568892893491</text:p>
          </table:table-cell>
          <table:table-cell table:formula="of:=[.C35]/[.F33]" office:value-type="float" office:value="1.33481059279335" calcext:value-type="float">
            <text:p>1.33481059279335</text:p>
          </table:table-cell>
          <table:table-cell table:formula="of:=IF([$input.H35]=&quot;&quot;;&quot;&quot;;[$input.H35])" office:value-type="float" office:value="1" calcext:value-type="float">
            <text:p>1</text:p>
          </table:table-cell>
          <table:table-cell table:formula="of:=IF([$input.I35]=&quot;&quot;;&quot;&quot;;[$input.I35])" office:value-type="float" office:value="0" calcext:value-type="float">
            <text:p>0</text:p>
          </table:table-cell>
          <table:table-cell table:formula="of:=IF([$input.W35]=&quot;&quot;;&quot;&quot;;[$input.W35])" office:value-type="float" office:value="0" calcext:value-type="float">
            <text:p>0</text:p>
          </table:table-cell>
          <table:table-cell table:formula="of:=IF([$input.X35]=&quot;&quot;;&quot;&quot;;[$input.X35])" office:value-type="float" office:value="0" calcext:value-type="float">
            <text:p>0</text:p>
          </table:table-cell>
          <table:table-cell table:formula="of:=IF([$input.AD35]=&quot;&quot;;&quot;&quot;;[$input.AD35])" office:value-type="float" office:value="0" calcext:value-type="float">
            <text:p>0</text:p>
          </table:table-cell>
          <table:table-cell table:formula="of:=IF([$input.AE35]=&quot;&quot;;&quot;&quot;;[$input.AE35])" office:value-type="float" office:value="0" calcext:value-type="float">
            <text:p>0</text:p>
          </table:table-cell>
          <table:table-cell table:formula="of:=IF([$input.AK35]=&quot;&quot;;&quot;&quot;;[$input.AK35])" office:value-type="float" office:value="0" calcext:value-type="float">
            <text:p>0</text:p>
          </table:table-cell>
          <table:table-cell table:formula="of:=IF([$input.AL35]=&quot;&quot;;&quot;&quot;;[$input.AL35])" office:value-type="float" office:value="0" calcext:value-type="float">
            <text:p>0</text:p>
          </table:table-cell>
          <table:table-cell table:formula="of:=SUMIF([mzcr.$S$2:.$S$421];[.$A35];[$mzcr.T$2:$mzcr.T$421])" office:value-type="float" office:value="1196" calcext:value-type="float">
            <text:p>1196</text:p>
          </table:table-cell>
          <table:table-cell table:formula="of:=SUMIF([mzcr.$S$2:.$S$421];[.$A35];[$mzcr.U$2:$mzcr.U$421])" office:value-type="float" office:value="2471" calcext:value-type="float">
            <text:p>2471</text:p>
          </table:table-cell>
          <table:table-cell table:formula="of:=SUMIF([mzcr.$S$2:.$S$421];[.$A35];[$mzcr.V$2:$mzcr.V$421])" office:value-type="float" office:value="2421" calcext:value-type="float">
            <text:p>2421</text:p>
          </table:table-cell>
          <table:table-cell table:formula="of:=SUMIF([mzcr.$S$2:.$S$421];[.$A35];[$mzcr.W$2:$mzcr.W$421])" office:value-type="float" office:value="2272" calcext:value-type="float">
            <text:p>2272</text:p>
          </table:table-cell>
          <table:table-cell table:formula="of:=SUMIF([mzcr.$S$2:.$S$421];[.$A35];[$mzcr.X$2:$mzcr.X$421])" office:value-type="float" office:value="82769" calcext:value-type="float">
            <text:p>82769</text:p>
          </table:table-cell>
          <table:table-cell table:formula="of:=[.T34]*[.C35]" office:value-type="float" office:value="74464.6779416007" calcext:value-type="float">
            <text:p>74464.6779416007</text:p>
          </table:table-cell>
          <table:table-cell table:formula="of:=IF([.H34]=&quot;&quot;;&quot;&quot;;[.$G35]*[.P34]*[.H34])" office:value-type="float" office:value="838.261052274226" calcext:value-type="float">
            <text:p>838.261052274226</text:p>
          </table:table-cell>
          <table:table-cell table:formula="of:=IF([.H34]=&quot;&quot;;&quot;&quot;;[.$G35]*[.P34]*[.H34]*[.I34])" office:value-type="float" office:value="0" calcext:value-type="float">
            <text:p>0</text:p>
          </table:table-cell>
          <table:table-cell table:formula="of:=IF([.J34]=&quot;&quot;;&quot;&quot;;[.$G35]*[.Q34]*[.J34])" office:value-type="float" office:value="2306.55270434691" calcext:value-type="float">
            <text:p>2306.55270434691</text:p>
          </table:table-cell>
          <table:table-cell table:formula="of:=IF([.J34]=&quot;&quot;;&quot;&quot;;[.$G35]*[.Q34]*[.J34]*[.K34])" office:value-type="float" office:value="2306.55270434691" calcext:value-type="float">
            <text:p>2306.55270434691</text:p>
          </table:table-cell>
          <table:table-cell table:formula="of:=IF([.L34]=&quot;&quot;;&quot;&quot;;[.$G35]*[.R34]*[.L34])" office:value-type="float" office:value="2016.89880571076" calcext:value-type="float">
            <text:p>2016.89880571076</text:p>
          </table:table-cell>
          <table:table-cell table:formula="of:=IF([.L34]=&quot;&quot;;&quot;&quot;;[.$G35]*[.R34]*[.L34]*[.M34])" office:value-type="float" office:value="2016.89880571076" calcext:value-type="float">
            <text:p>2016.89880571076</text:p>
          </table:table-cell>
          <table:table-cell table:formula="of:=IF([.N34]=&quot;&quot;;&quot;&quot;;[.$G35]*[.S34]*[.N34])" office:value-type="float" office:value="2183.75012980993" calcext:value-type="float">
            <text:p>2183.75012980993</text:p>
          </table:table-cell>
          <table:table-cell table:formula="of:=IF([.N34]=&quot;&quot;;&quot;&quot;;[.$G35]*[.S34]*[.N34]*[.O34])" office:value-type="float" office:value="2183.75012980993" calcext:value-type="float">
            <text:p>2183.75012980993</text:p>
          </table:table-cell>
          <table:table-cell table:formula="of:=IF([.H35]=&quot;&quot;;&quot;&quot;;[.$U34]*[.H35])" office:value-type="float" office:value="45597.3848752128" calcext:value-type="float">
            <text:p>45597.3848752128</text:p>
          </table:table-cell>
          <table:table-cell table:formula="of:=IF([.J35]=&quot;&quot;;&quot;&quot;;[.$U34]*[.J35])" office:value-type="float" office:value="0" calcext:value-type="float">
            <text:p>0</text:p>
          </table:table-cell>
          <table:table-cell table:formula="of:=IF([.L35]=&quot;&quot;;&quot;&quot;;[.$U34]*[.L35])" office:value-type="float" office:value="0" calcext:value-type="float">
            <text:p>0</text:p>
          </table:table-cell>
          <table:table-cell table:formula="of:=IF([.N35]=&quot;&quot;;&quot;&quot;;[.$U34]*[.N35])" office:value-type="float" office:value="0" calcext:value-type="float">
            <text:p>0</text:p>
          </table:table-cell>
          <table:table-cell table:formula="of:=[.P34]*[.$G35]" office:value-type="float" office:value="838.261052274226" calcext:value-type="float">
            <text:p>838.261052274226</text:p>
          </table:table-cell>
          <table:table-cell table:formula="of:=[.Q34]*[.$G35]" office:value-type="float" office:value="2306.55270434691" calcext:value-type="float">
            <text:p>2306.55270434691</text:p>
          </table:table-cell>
          <table:table-cell table:formula="of:=[.R34]*[.$G35]" office:value-type="float" office:value="2016.89880571076" calcext:value-type="float">
            <text:p>2016.89880571076</text:p>
          </table:table-cell>
          <table:table-cell table:formula="of:=[.S34]*[.$G35]" office:value-type="float" office:value="2183.75012980993" calcext:value-type="float">
            <text:p>2183.75012980993</text:p>
          </table:table-cell>
        </table:table-row>
        <table:table-row table:style-name="ro1">
          <table:table-cell table:formula="of:=[$input.B36]" office:value-type="float" office:value="44" calcext:value-type="float">
            <text:p>44</text:p>
          </table:table-cell>
          <table:table-cell office:value-type="float" office:value="1.0612068124146" calcext:value-type="float">
            <text:p>1.0612068124146</text:p>
          </table:table-cell>
          <table:table-cell table:formula="of:=[.$C$1]*[.B36]+(1-[.$C$1])*[.C35]" office:value-type="float" office:value="1.26657703606813" calcext:value-type="float">
            <text:p>1.26657703606813</text:p>
          </table:table-cell>
          <table:table-cell office:value-type="float" office:value="15.8962215431531" calcext:value-type="float">
            <text:p>15.8962215431531</text:p>
          </table:table-cell>
          <table:table-cell table:formula="of:=[.D36]/[.$D$2]" office:value-type="float" office:value="0.711060821219545" calcext:value-type="float">
            <text:p>0.711060821219545</text:p>
          </table:table-cell>
          <table:table-cell table:formula="of:=[.$C$1]*[.E36]+(1-[.$C$1])*[.F35]" office:value-type="float" office:value="0.887116471391307" calcext:value-type="float">
            <text:p>0.887116471391307</text:p>
          </table:table-cell>
          <table:table-cell table:formula="of:=[.C36]/[.F34]" office:value-type="float" office:value="1.27452817678852" calcext:value-type="float">
            <text:p>1.27452817678852</text:p>
          </table:table-cell>
          <table:table-cell table:formula="of:=IF([$input.H36]=&quot;&quot;;&quot;&quot;;[$input.H36])">
            <text:p/>
          </table:table-cell>
          <table:table-cell table:formula="of:=IF([$input.I36]=&quot;&quot;;&quot;&quot;;[$input.I36])">
            <text:p/>
          </table:table-cell>
          <table:table-cell table:formula="of:=IF([$input.W36]=&quot;&quot;;&quot;&quot;;[$input.W36])">
            <text:p/>
          </table:table-cell>
          <table:table-cell table:formula="of:=IF([$input.X36]=&quot;&quot;;&quot;&quot;;[$input.X36])">
            <text:p/>
          </table:table-cell>
          <table:table-cell table:formula="of:=IF([$input.AD36]=&quot;&quot;;&quot;&quot;;[$input.AD36])">
            <text:p/>
          </table:table-cell>
          <table:table-cell table:formula="of:=IF([$input.AE36]=&quot;&quot;;&quot;&quot;;[$input.AE36])">
            <text:p/>
          </table:table-cell>
          <table:table-cell table:formula="of:=IF([$input.AK36]=&quot;&quot;;&quot;&quot;;[$input.AK36])">
            <text:p/>
          </table:table-cell>
          <table:table-cell table:formula="of:=IF([$input.AL36]=&quot;&quot;;&quot;&quot;;[$input.AL36])">
            <text:p/>
          </table:table-cell>
          <table:table-cell table:formula="of:=SUMIF([mzcr.$S$2:.$S$421];[.$A36];[$mzcr.T$2:$mzcr.T$421])" office:value-type="float" office:value="1329" calcext:value-type="float">
            <text:p>1329</text:p>
          </table:table-cell>
          <table:table-cell table:formula="of:=SUMIF([mzcr.$S$2:.$S$421];[.$A36];[$mzcr.U$2:$mzcr.U$421])" office:value-type="float" office:value="2237" calcext:value-type="float">
            <text:p>2237</text:p>
          </table:table-cell>
          <table:table-cell table:formula="of:=SUMIF([mzcr.$S$2:.$S$421];[.$A36];[$mzcr.V$2:$mzcr.V$421])" office:value-type="float" office:value="2385" calcext:value-type="float">
            <text:p>2385</text:p>
          </table:table-cell>
          <table:table-cell table:formula="of:=SUMIF([mzcr.$S$2:.$S$421];[.$A36];[$mzcr.W$2:$mzcr.W$421])" office:value-type="float" office:value="2266" calcext:value-type="float">
            <text:p>2266</text:p>
          </table:table-cell>
          <table:table-cell table:formula="of:=SUMIF([mzcr.$S$2:.$S$421];[.$A36];[$mzcr.X$2:$mzcr.X$421])" office:value-type="float" office:value="82120" calcext:value-type="float">
            <text:p>82120</text:p>
          </table:table-cell>
          <table:table-cell table:formula="of:=[.T35]*[.C36]" office:value-type="float" office:value="104833.314698323" calcext:value-type="float">
            <text:p>104833.314698323</text:p>
          </table:table-cell>
          <table:table-cell table:formula="of:=IF([.H35]=&quot;&quot;;&quot;&quot;;[.$G36]*[.P35]*[.H35])" office:value-type="float" office:value="1524.33569943907" calcext:value-type="float">
            <text:p>1524.33569943907</text:p>
          </table:table-cell>
          <table:table-cell table:formula="of:=IF([.H35]=&quot;&quot;;&quot;&quot;;[.$G36]*[.P35]*[.H35]*[.I35])" office:value-type="float" office:value="0" calcext:value-type="float">
            <text:p>0</text:p>
          </table:table-cell>
          <table:table-cell table:formula="of:=IF([.J35]=&quot;&quot;;&quot;&quot;;[.$G36]*[.Q35]*[.J35])" office:value-type="float" office:value="0" calcext:value-type="float">
            <text:p>0</text:p>
          </table:table-cell>
          <table:table-cell table:formula="of:=IF([.J35]=&quot;&quot;;&quot;&quot;;[.$G36]*[.Q35]*[.J35]*[.K35])" office:value-type="float" office:value="0" calcext:value-type="float">
            <text:p>0</text:p>
          </table:table-cell>
          <table:table-cell table:formula="of:=IF([.L35]=&quot;&quot;;&quot;&quot;;[.$G36]*[.R35]*[.L35])" office:value-type="float" office:value="0" calcext:value-type="float">
            <text:p>0</text:p>
          </table:table-cell>
          <table:table-cell table:formula="of:=IF([.L35]=&quot;&quot;;&quot;&quot;;[.$G36]*[.R35]*[.L35]*[.M35])" office:value-type="float" office:value="0" calcext:value-type="float">
            <text:p>0</text:p>
          </table:table-cell>
          <table:table-cell table:formula="of:=IF([.N35]=&quot;&quot;;&quot;&quot;;[.$G36]*[.S35]*[.N35])" office:value-type="float" office:value="0" calcext:value-type="float">
            <text:p>0</text:p>
          </table:table-cell>
          <table:table-cell table:formula="of:=IF([.N35]=&quot;&quot;;&quot;&quot;;[.$G36]*[.S35]*[.N35]*[.O35])" office:value-type="float" office:value="0" calcext:value-type="float">
            <text:p>0</text:p>
          </table:table-cell>
          <table:table-cell table:formula="of:=IF([.H36]=&quot;&quot;;&quot;&quot;;[.$U35]*[.H36])">
            <text:p/>
          </table:table-cell>
          <table:table-cell table:formula="of:=IF([.J36]=&quot;&quot;;&quot;&quot;;[.$U35]*[.J36])">
            <text:p/>
          </table:table-cell>
          <table:table-cell table:formula="of:=IF([.L36]=&quot;&quot;;&quot;&quot;;[.$U35]*[.L36])">
            <text:p/>
          </table:table-cell>
          <table:table-cell table:formula="of:=IF([.N36]=&quot;&quot;;&quot;&quot;;[.$U35]*[.N36])">
            <text:p/>
          </table:table-cell>
          <table:table-cell table:formula="of:=[.P35]*[.$G36]" office:value-type="float" office:value="1524.33569943907" calcext:value-type="float">
            <text:p>1524.33569943907</text:p>
          </table:table-cell>
          <table:table-cell table:formula="of:=[.Q35]*[.$G36]" office:value-type="float" office:value="3149.35912484444" calcext:value-type="float">
            <text:p>3149.35912484444</text:p>
          </table:table-cell>
          <table:table-cell table:formula="of:=[.R35]*[.$G36]" office:value-type="float" office:value="3085.63271600502" calcext:value-type="float">
            <text:p>3085.63271600502</text:p>
          </table:table-cell>
          <table:table-cell table:formula="of:=[.S35]*[.$G36]" office:value-type="float" office:value="2895.72801766353" calcext:value-type="float">
            <text:p>2895.72801766353</text:p>
          </table:table-cell>
        </table:table-row>
        <table:table-row table:style-name="ro1">
          <table:table-cell table:formula="of:=[$input.B37]" office:value-type="float" office:value="45" calcext:value-type="float">
            <text:p>45</text:p>
          </table:table-cell>
          <table:table-cell office:value-type="float" office:value="0.971243504875792" calcext:value-type="float">
            <text:p>0.971243504875792</text:p>
          </table:table-cell>
          <table:table-cell table:formula="of:=[.$C$1]*[.B37]+(1-[.$C$1])*[.C36]" office:value-type="float" office:value="1.17797697671043" calcext:value-type="float">
            <text:p>1.17797697671043</text:p>
          </table:table-cell>
          <table:table-cell office:value-type="float" office:value="14.5218023625341" calcext:value-type="float">
            <text:p>14.5218023625341</text:p>
          </table:table-cell>
          <table:table-cell table:formula="of:=[.D37]/[.$D$2]" office:value-type="float" office:value="0.649581077205044" calcext:value-type="float">
            <text:p>0.649581077205044</text:p>
          </table:table-cell>
          <table:table-cell table:formula="of:=[.$C$1]*[.E37]+(1-[.$C$1])*[.F36]" office:value-type="float" office:value="0.815855853135428" calcext:value-type="float">
            <text:p>0.815855853135428</text:p>
          </table:table-cell>
          <table:table-cell table:formula="of:=[.C37]/[.F35]" office:value-type="float" office:value="1.22378458872634" calcext:value-type="float">
            <text:p>1.22378458872634</text:p>
          </table:table-cell>
          <table:table-cell table:formula="of:=IF([$input.H37]=&quot;&quot;;&quot;&quot;;[$input.H37])" office:value-type="float" office:value="1" calcext:value-type="float">
            <text:p>1</text:p>
          </table:table-cell>
          <table:table-cell table:formula="of:=IF([$input.I37]=&quot;&quot;;&quot;&quot;;[$input.I37])" office:value-type="float" office:value="0" calcext:value-type="float">
            <text:p>0</text:p>
          </table:table-cell>
          <table:table-cell table:formula="of:=IF([$input.W37]=&quot;&quot;;&quot;&quot;;[$input.W37])" office:value-type="float" office:value="0" calcext:value-type="float">
            <text:p>0</text:p>
          </table:table-cell>
          <table:table-cell table:formula="of:=IF([$input.X37]=&quot;&quot;;&quot;&quot;;[$input.X37])" office:value-type="float" office:value="0" calcext:value-type="float">
            <text:p>0</text:p>
          </table:table-cell>
          <table:table-cell table:formula="of:=IF([$input.AD37]=&quot;&quot;;&quot;&quot;;[$input.AD37])" office:value-type="float" office:value="0" calcext:value-type="float">
            <text:p>0</text:p>
          </table:table-cell>
          <table:table-cell table:formula="of:=IF([$input.AE37]=&quot;&quot;;&quot;&quot;;[$input.AE37])" office:value-type="float" office:value="0" calcext:value-type="float">
            <text:p>0</text:p>
          </table:table-cell>
          <table:table-cell table:formula="of:=IF([$input.AK37]=&quot;&quot;;&quot;&quot;;[$input.AK37])" office:value-type="float" office:value="0" calcext:value-type="float">
            <text:p>0</text:p>
          </table:table-cell>
          <table:table-cell table:formula="of:=IF([$input.AL37]=&quot;&quot;;&quot;&quot;;[$input.AL37])" office:value-type="float" office:value="0" calcext:value-type="float">
            <text:p>0</text:p>
          </table:table-cell>
          <table:table-cell table:formula="of:=SUMIF([mzcr.$S$2:.$S$421];[.$A37];[$mzcr.T$2:$mzcr.T$421])" office:value-type="float" office:value="1005" calcext:value-type="float">
            <text:p>1005</text:p>
          </table:table-cell>
          <table:table-cell table:formula="of:=SUMIF([mzcr.$S$2:.$S$421];[.$A37];[$mzcr.U$2:$mzcr.U$421])" office:value-type="float" office:value="1874" calcext:value-type="float">
            <text:p>1874</text:p>
          </table:table-cell>
          <table:table-cell table:formula="of:=SUMIF([mzcr.$S$2:.$S$421];[.$A37];[$mzcr.V$2:$mzcr.V$421])" office:value-type="float" office:value="2138" calcext:value-type="float">
            <text:p>2138</text:p>
          </table:table-cell>
          <table:table-cell table:formula="of:=SUMIF([mzcr.$S$2:.$S$421];[.$A37];[$mzcr.W$2:$mzcr.W$421])" office:value-type="float" office:value="2072" calcext:value-type="float">
            <text:p>2072</text:p>
          </table:table-cell>
          <table:table-cell table:formula="of:=SUMIF([mzcr.$S$2:.$S$421];[.$A37];[$mzcr.X$2:$mzcr.X$421])" office:value-type="float" office:value="72671" calcext:value-type="float">
            <text:p>72671</text:p>
          </table:table-cell>
          <table:table-cell table:formula="of:=[.T36]*[.C37]" office:value-type="float" office:value="96735.4693274602" calcext:value-type="float">
            <text:p>96735.4693274602</text:p>
          </table:table-cell>
          <table:table-cell table:formula="of:=IF([.H36]=&quot;&quot;;&quot;&quot;;[.$G37]*[.P36]*[.H36])">
            <text:p/>
          </table:table-cell>
          <table:table-cell table:formula="of:=IF([.H36]=&quot;&quot;;&quot;&quot;;[.$G37]*[.P36]*[.H36]*[.I36])">
            <text:p/>
          </table:table-cell>
          <table:table-cell table:formula="of:=IF([.J36]=&quot;&quot;;&quot;&quot;;[.$G37]*[.Q36]*[.J36])">
            <text:p/>
          </table:table-cell>
          <table:table-cell table:formula="of:=IF([.J36]=&quot;&quot;;&quot;&quot;;[.$G37]*[.Q36]*[.J36]*[.K36])">
            <text:p/>
          </table:table-cell>
          <table:table-cell table:formula="of:=IF([.L36]=&quot;&quot;;&quot;&quot;;[.$G37]*[.R36]*[.L36])">
            <text:p/>
          </table:table-cell>
          <table:table-cell table:formula="of:=IF([.L36]=&quot;&quot;;&quot;&quot;;[.$G37]*[.R36]*[.L36]*[.M36])">
            <text:p/>
          </table:table-cell>
          <table:table-cell table:formula="of:=IF([.N36]=&quot;&quot;;&quot;&quot;;[.$G37]*[.S36]*[.N36])">
            <text:p/>
          </table:table-cell>
          <table:table-cell table:formula="of:=IF([.N36]=&quot;&quot;;&quot;&quot;;[.$G37]*[.S36]*[.N36]*[.O36])">
            <text:p/>
          </table:table-cell>
          <table:table-cell table:formula="of:=IF([.H37]=&quot;&quot;;&quot;&quot;;[.$U36]*[.H37])" office:value-type="float" office:value="104833.314698323" calcext:value-type="float">
            <text:p>104833.314698323</text:p>
          </table:table-cell>
          <table:table-cell table:formula="of:=IF([.J37]=&quot;&quot;;&quot;&quot;;[.$U36]*[.J37])" office:value-type="float" office:value="0" calcext:value-type="float">
            <text:p>0</text:p>
          </table:table-cell>
          <table:table-cell table:formula="of:=IF([.L37]=&quot;&quot;;&quot;&quot;;[.$U36]*[.L37])" office:value-type="float" office:value="0" calcext:value-type="float">
            <text:p>0</text:p>
          </table:table-cell>
          <table:table-cell table:formula="of:=IF([.N37]=&quot;&quot;;&quot;&quot;;[.$U36]*[.N37])" office:value-type="float" office:value="0" calcext:value-type="float">
            <text:p>0</text:p>
          </table:table-cell>
          <table:table-cell table:formula="of:=[.P36]*[.$G37]" office:value-type="float" office:value="1626.4097184173" calcext:value-type="float">
            <text:p>1626.4097184173</text:p>
          </table:table-cell>
          <table:table-cell table:formula="of:=[.Q36]*[.$G37]" office:value-type="float" office:value="2737.60612498082" calcext:value-type="float">
            <text:p>2737.60612498082</text:p>
          </table:table-cell>
          <table:table-cell table:formula="of:=[.R36]*[.$G37]" office:value-type="float" office:value="2918.72624411231" calcext:value-type="float">
            <text:p>2918.72624411231</text:p>
          </table:table-cell>
          <table:table-cell table:formula="of:=[.S36]*[.$G37]" office:value-type="float" office:value="2773.09587805388" calcext:value-type="float">
            <text:p>2773.09587805388</text:p>
          </table:table-cell>
        </table:table-row>
        <table:table-row table:style-name="ro1">
          <table:table-cell table:formula="of:=[$input.B38]" office:value-type="float" office:value="46" calcext:value-type="float">
            <text:p>46</text:p>
          </table:table-cell>
          <table:table-cell office:value-type="float" office:value="0.719710407715453" calcext:value-type="float">
            <text:p>0.719710407715453</text:p>
          </table:table-cell>
          <table:table-cell table:formula="of:=[.$C$1]*[.B38]+(1-[.$C$1])*[.C37]" office:value-type="float" office:value="1.04049700601193" calcext:value-type="float">
            <text:p>1.04049700601193</text:p>
          </table:table-cell>
          <table:table-cell office:value-type="float" office:value="13.265306319" calcext:value-type="float">
            <text:p>13.265306319</text:p>
          </table:table-cell>
          <table:table-cell table:formula="of:=[.D38]/[.$D$2]" office:value-type="float" office:value="0.59337620448425" calcext:value-type="float">
            <text:p>0.59337620448425</text:p>
          </table:table-cell>
          <table:table-cell table:formula="of:=[.$C$1]*[.E38]+(1-[.$C$1])*[.F37]" office:value-type="float" office:value="0.749111958540075" calcext:value-type="float">
            <text:p>0.749111958540075</text:p>
          </table:table-cell>
          <table:table-cell table:formula="of:=[.C38]/[.F36]" office:value-type="float" office:value="1.1728978545287" calcext:value-type="float">
            <text:p>1.1728978545287</text:p>
          </table:table-cell>
          <table:table-cell table:formula="of:=IF([$input.H38]=&quot;&quot;;&quot;&quot;;[$input.H38])" office:value-type="float" office:value="1" calcext:value-type="float">
            <text:p>1</text:p>
          </table:table-cell>
          <table:table-cell table:formula="of:=IF([$input.I38]=&quot;&quot;;&quot;&quot;;[$input.I38])" office:value-type="float" office:value="0" calcext:value-type="float">
            <text:p>0</text:p>
          </table:table-cell>
          <table:table-cell table:formula="of:=IF([$input.W38]=&quot;&quot;;&quot;&quot;;[$input.W38])" office:value-type="float" office:value="0" calcext:value-type="float">
            <text:p>0</text:p>
          </table:table-cell>
          <table:table-cell table:formula="of:=IF([$input.X38]=&quot;&quot;;&quot;&quot;;[$input.X38])" office:value-type="float" office:value="0" calcext:value-type="float">
            <text:p>0</text:p>
          </table:table-cell>
          <table:table-cell table:formula="of:=IF([$input.AD38]=&quot;&quot;;&quot;&quot;;[$input.AD38])" office:value-type="float" office:value="0" calcext:value-type="float">
            <text:p>0</text:p>
          </table:table-cell>
          <table:table-cell table:formula="of:=IF([$input.AE38]=&quot;&quot;;&quot;&quot;;[$input.AE38])" office:value-type="float" office:value="0" calcext:value-type="float">
            <text:p>0</text:p>
          </table:table-cell>
          <table:table-cell table:formula="of:=IF([$input.AK38]=&quot;&quot;;&quot;&quot;;[$input.AK38])" office:value-type="float" office:value="0" calcext:value-type="float">
            <text:p>0</text:p>
          </table:table-cell>
          <table:table-cell table:formula="of:=IF([$input.AL38]=&quot;&quot;;&quot;&quot;;[$input.AL38])" office:value-type="float" office:value="0" calcext:value-type="float">
            <text:p>0</text:p>
          </table:table-cell>
          <table:table-cell table:formula="of:=SUMIF([mzcr.$S$2:.$S$421];[.$A38];[$mzcr.T$2:$mzcr.T$421])" office:value-type="float" office:value="707" calcext:value-type="float">
            <text:p>707</text:p>
          </table:table-cell>
          <table:table-cell table:formula="of:=SUMIF([mzcr.$S$2:.$S$421];[.$A38];[$mzcr.U$2:$mzcr.U$421])" office:value-type="float" office:value="1294" calcext:value-type="float">
            <text:p>1294</text:p>
          </table:table-cell>
          <table:table-cell table:formula="of:=SUMIF([mzcr.$S$2:.$S$421];[.$A38];[$mzcr.V$2:$mzcr.V$421])" office:value-type="float" office:value="1341" calcext:value-type="float">
            <text:p>1341</text:p>
          </table:table-cell>
          <table:table-cell table:formula="of:=SUMIF([mzcr.$S$2:.$S$421];[.$A38];[$mzcr.W$2:$mzcr.W$421])" office:value-type="float" office:value="1447" calcext:value-type="float">
            <text:p>1447</text:p>
          </table:table-cell>
          <table:table-cell table:formula="of:=SUMIF([mzcr.$S$2:.$S$421];[.$A38];[$mzcr.X$2:$mzcr.X$421])" office:value-type="float" office:value="45091" calcext:value-type="float">
            <text:p>45091</text:p>
          </table:table-cell>
          <table:table-cell table:formula="of:=[.T37]*[.C38]" office:value-type="float" office:value="75613.9579238933" calcext:value-type="float">
            <text:p>75613.9579238933</text:p>
          </table:table-cell>
          <table:table-cell table:formula="of:=IF([.H37]=&quot;&quot;;&quot;&quot;;[.$G38]*[.P37]*[.H37])" office:value-type="float" office:value="1178.76234380134" calcext:value-type="float">
            <text:p>1178.76234380134</text:p>
          </table:table-cell>
          <table:table-cell table:formula="of:=IF([.H37]=&quot;&quot;;&quot;&quot;;[.$G38]*[.P37]*[.H37]*[.I37])" office:value-type="float" office:value="0" calcext:value-type="float">
            <text:p>0</text:p>
          </table:table-cell>
          <table:table-cell table:formula="of:=IF([.J37]=&quot;&quot;;&quot;&quot;;[.$G38]*[.Q37]*[.J37])" office:value-type="float" office:value="0" calcext:value-type="float">
            <text:p>0</text:p>
          </table:table-cell>
          <table:table-cell table:formula="of:=IF([.J37]=&quot;&quot;;&quot;&quot;;[.$G38]*[.Q37]*[.J37]*[.K37])" office:value-type="float" office:value="0" calcext:value-type="float">
            <text:p>0</text:p>
          </table:table-cell>
          <table:table-cell table:formula="of:=IF([.L37]=&quot;&quot;;&quot;&quot;;[.$G38]*[.R37]*[.L37])" office:value-type="float" office:value="0" calcext:value-type="float">
            <text:p>0</text:p>
          </table:table-cell>
          <table:table-cell table:formula="of:=IF([.L37]=&quot;&quot;;&quot;&quot;;[.$G38]*[.R37]*[.L37]*[.M37])" office:value-type="float" office:value="0" calcext:value-type="float">
            <text:p>0</text:p>
          </table:table-cell>
          <table:table-cell table:formula="of:=IF([.N37]=&quot;&quot;;&quot;&quot;;[.$G38]*[.S37]*[.N37])" office:value-type="float" office:value="0" calcext:value-type="float">
            <text:p>0</text:p>
          </table:table-cell>
          <table:table-cell table:formula="of:=IF([.N37]=&quot;&quot;;&quot;&quot;;[.$G38]*[.S37]*[.N37]*[.O37])" office:value-type="float" office:value="0" calcext:value-type="float">
            <text:p>0</text:p>
          </table:table-cell>
          <table:table-cell table:formula="of:=IF([.H38]=&quot;&quot;;&quot;&quot;;[.$U37]*[.H38])" office:value-type="float" office:value="96735.4693274602" calcext:value-type="float">
            <text:p>96735.4693274602</text:p>
          </table:table-cell>
          <table:table-cell table:formula="of:=IF([.J38]=&quot;&quot;;&quot;&quot;;[.$U37]*[.J38])" office:value-type="float" office:value="0" calcext:value-type="float">
            <text:p>0</text:p>
          </table:table-cell>
          <table:table-cell table:formula="of:=IF([.L38]=&quot;&quot;;&quot;&quot;;[.$U37]*[.L38])" office:value-type="float" office:value="0" calcext:value-type="float">
            <text:p>0</text:p>
          </table:table-cell>
          <table:table-cell table:formula="of:=IF([.N38]=&quot;&quot;;&quot;&quot;;[.$U37]*[.N38])" office:value-type="float" office:value="0" calcext:value-type="float">
            <text:p>0</text:p>
          </table:table-cell>
          <table:table-cell table:formula="of:=[.P37]*[.$G38]" office:value-type="float" office:value="1178.76234380134" calcext:value-type="float">
            <text:p>1178.76234380134</text:p>
          </table:table-cell>
          <table:table-cell table:formula="of:=[.Q37]*[.$G38]" office:value-type="float" office:value="2198.01057938678" calcext:value-type="float">
            <text:p>2198.01057938678</text:p>
          </table:table-cell>
          <table:table-cell table:formula="of:=[.R37]*[.$G38]" office:value-type="float" office:value="2507.65561298236" calcext:value-type="float">
            <text:p>2507.65561298236</text:p>
          </table:table-cell>
          <table:table-cell table:formula="of:=[.S37]*[.$G38]" office:value-type="float" office:value="2430.24435458346" calcext:value-type="float">
            <text:p>2430.24435458346</text:p>
          </table:table-cell>
        </table:table-row>
        <table:table-row table:style-name="ro1">
          <table:table-cell table:formula="of:=[$input.B39]" office:value-type="float" office:value="47" calcext:value-type="float">
            <text:p>47</text:p>
          </table:table-cell>
          <table:table-cell office:value-type="float" office:value="0.745612171178445" calcext:value-type="float">
            <text:p>0.745612171178445</text:p>
          </table:table-cell>
          <table:table-cell table:formula="of:=[.$C$1]*[.B39]+(1-[.$C$1])*[.C38]" office:value-type="float" office:value="0.952031555561888" calcext:value-type="float">
            <text:p>0.952031555561888</text:p>
          </table:table-cell>
          <table:table-cell office:value-type="float" office:value="12.916212232574" calcext:value-type="float">
            <text:p>12.916212232574</text:p>
          </table:table-cell>
          <table:table-cell table:formula="of:=[.D39]/[.$D$2]" office:value-type="float" office:value="0.577760724597844" calcext:value-type="float">
            <text:p>0.577760724597844</text:p>
          </table:table-cell>
          <table:table-cell table:formula="of:=[.$C$1]*[.E39]+(1-[.$C$1])*[.F38]" office:value-type="float" office:value="0.697706588357406" calcext:value-type="float">
            <text:p>0.697706588357406</text:p>
          </table:table-cell>
          <table:table-cell table:formula="of:=[.C39]/[.F37]" office:value-type="float" office:value="1.1669114732745" calcext:value-type="float">
            <text:p>1.1669114732745</text:p>
          </table:table-cell>
          <table:table-cell table:formula="of:=IF([$input.H39]=&quot;&quot;;&quot;&quot;;[$input.H39])" office:value-type="float" office:value="1" calcext:value-type="float">
            <text:p>1</text:p>
          </table:table-cell>
          <table:table-cell table:formula="of:=IF([$input.I39]=&quot;&quot;;&quot;&quot;;[$input.I39])" office:value-type="float" office:value="0" calcext:value-type="float">
            <text:p>0</text:p>
          </table:table-cell>
          <table:table-cell table:formula="of:=IF([$input.W39]=&quot;&quot;;&quot;&quot;;[$input.W39])" office:value-type="float" office:value="0.4" calcext:value-type="float">
            <text:p>0.4</text:p>
          </table:table-cell>
          <table:table-cell table:formula="of:=IF([$input.X39]=&quot;&quot;;&quot;&quot;;[$input.X39])" office:value-type="float" office:value="1" calcext:value-type="float">
            <text:p>1</text:p>
          </table:table-cell>
          <table:table-cell table:formula="of:=IF([$input.AD39]=&quot;&quot;;&quot;&quot;;[$input.AD39])" office:value-type="float" office:value="0" calcext:value-type="float">
            <text:p>0</text:p>
          </table:table-cell>
          <table:table-cell table:formula="of:=IF([$input.AE39]=&quot;&quot;;&quot;&quot;;[$input.AE39])" office:value-type="float" office:value="0" calcext:value-type="float">
            <text:p>0</text:p>
          </table:table-cell>
          <table:table-cell table:formula="of:=IF([$input.AK39]=&quot;&quot;;&quot;&quot;;[$input.AK39])" office:value-type="float" office:value="0" calcext:value-type="float">
            <text:p>0</text:p>
          </table:table-cell>
          <table:table-cell table:formula="of:=IF([$input.AL39]=&quot;&quot;;&quot;&quot;;[$input.AL39])" office:value-type="float" office:value="0" calcext:value-type="float">
            <text:p>0</text:p>
          </table:table-cell>
          <table:table-cell table:formula="of:=SUMIF([mzcr.$S$2:.$S$421];[.$A39];[$mzcr.T$2:$mzcr.T$421])" office:value-type="float" office:value="643" calcext:value-type="float">
            <text:p>643</text:p>
          </table:table-cell>
          <table:table-cell table:formula="of:=SUMIF([mzcr.$S$2:.$S$421];[.$A39];[$mzcr.U$2:$mzcr.U$421])" office:value-type="float" office:value="953" calcext:value-type="float">
            <text:p>953</text:p>
          </table:table-cell>
          <table:table-cell table:formula="of:=SUMIF([mzcr.$S$2:.$S$421];[.$A39];[$mzcr.V$2:$mzcr.V$421])" office:value-type="float" office:value="986" calcext:value-type="float">
            <text:p>986</text:p>
          </table:table-cell>
          <table:table-cell table:formula="of:=SUMIF([mzcr.$S$2:.$S$421];[.$A39];[$mzcr.W$2:$mzcr.W$421])" office:value-type="float" office:value="924" calcext:value-type="float">
            <text:p>924</text:p>
          </table:table-cell>
          <table:table-cell table:formula="of:=SUMIF([mzcr.$S$2:.$S$421];[.$A39];[$mzcr.X$2:$mzcr.X$421])" office:value-type="float" office:value="31884" calcext:value-type="float">
            <text:p>31884</text:p>
          </table:table-cell>
          <table:table-cell table:formula="of:=[.T38]*[.C39]" office:value-type="float" office:value="42928.0548718411" calcext:value-type="float">
            <text:p>42928.0548718411</text:p>
          </table:table-cell>
          <table:table-cell table:formula="of:=IF([.H38]=&quot;&quot;;&quot;&quot;;[.$G39]*[.P38]*[.H38])" office:value-type="float" office:value="825.006411605072" calcext:value-type="float">
            <text:p>825.006411605072</text:p>
          </table:table-cell>
          <table:table-cell table:formula="of:=IF([.H38]=&quot;&quot;;&quot;&quot;;[.$G39]*[.P38]*[.H38]*[.I38])" office:value-type="float" office:value="0" calcext:value-type="float">
            <text:p>0</text:p>
          </table:table-cell>
          <table:table-cell table:formula="of:=IF([.J38]=&quot;&quot;;&quot;&quot;;[.$G39]*[.Q38]*[.J38])" office:value-type="float" office:value="0" calcext:value-type="float">
            <text:p>0</text:p>
          </table:table-cell>
          <table:table-cell table:formula="of:=IF([.J38]=&quot;&quot;;&quot;&quot;;[.$G39]*[.Q38]*[.J38]*[.K38])" office:value-type="float" office:value="0" calcext:value-type="float">
            <text:p>0</text:p>
          </table:table-cell>
          <table:table-cell table:formula="of:=IF([.L38]=&quot;&quot;;&quot;&quot;;[.$G39]*[.R38]*[.L38])" office:value-type="float" office:value="0" calcext:value-type="float">
            <text:p>0</text:p>
          </table:table-cell>
          <table:table-cell table:formula="of:=IF([.L38]=&quot;&quot;;&quot;&quot;;[.$G39]*[.R38]*[.L38]*[.M38])" office:value-type="float" office:value="0" calcext:value-type="float">
            <text:p>0</text:p>
          </table:table-cell>
          <table:table-cell table:formula="of:=IF([.N38]=&quot;&quot;;&quot;&quot;;[.$G39]*[.S38]*[.N38])" office:value-type="float" office:value="0" calcext:value-type="float">
            <text:p>0</text:p>
          </table:table-cell>
          <table:table-cell table:formula="of:=IF([.N38]=&quot;&quot;;&quot;&quot;;[.$G39]*[.S38]*[.N38]*[.O38])" office:value-type="float" office:value="0" calcext:value-type="float">
            <text:p>0</text:p>
          </table:table-cell>
          <table:table-cell table:formula="of:=IF([.H39]=&quot;&quot;;&quot;&quot;;[.$U38]*[.H39])" office:value-type="float" office:value="75613.9579238933" calcext:value-type="float">
            <text:p>75613.9579238933</text:p>
          </table:table-cell>
          <table:table-cell table:formula="of:=IF([.J39]=&quot;&quot;;&quot;&quot;;[.$U38]*[.J39])" office:value-type="float" office:value="30245.5831695573" calcext:value-type="float">
            <text:p>30245.5831695573</text:p>
          </table:table-cell>
          <table:table-cell table:formula="of:=IF([.L39]=&quot;&quot;;&quot;&quot;;[.$U38]*[.L39])" office:value-type="float" office:value="0" calcext:value-type="float">
            <text:p>0</text:p>
          </table:table-cell>
          <table:table-cell table:formula="of:=IF([.N39]=&quot;&quot;;&quot;&quot;;[.$U38]*[.N39])" office:value-type="float" office:value="0" calcext:value-type="float">
            <text:p>0</text:p>
          </table:table-cell>
          <table:table-cell table:formula="of:=[.P38]*[.$G39]" office:value-type="float" office:value="825.006411605072" calcext:value-type="float">
            <text:p>825.006411605072</text:p>
          </table:table-cell>
          <table:table-cell table:formula="of:=[.Q38]*[.$G39]" office:value-type="float" office:value="1509.9834464172" calcext:value-type="float">
            <text:p>1509.9834464172</text:p>
          </table:table-cell>
          <table:table-cell table:formula="of:=[.R38]*[.$G39]" office:value-type="float" office:value="1564.82828566111" calcext:value-type="float">
            <text:p>1564.82828566111</text:p>
          </table:table-cell>
          <table:table-cell table:formula="of:=[.S38]*[.$G39]" office:value-type="float" office:value="1688.5209018282" calcext:value-type="float">
            <text:p>1688.5209018282</text:p>
          </table:table-cell>
        </table:table-row>
        <table:table-row table:style-name="ro1">
          <table:table-cell table:formula="of:=[$input.B40]" office:value-type="float" office:value="48" calcext:value-type="float">
            <text:p>48</text:p>
          </table:table-cell>
          <table:table-cell office:value-type="float" office:value="0.91366220992777" calcext:value-type="float">
            <text:p>0.91366220992777</text:p>
          </table:table-cell>
          <table:table-cell table:formula="of:=[.$C$1]*[.B40]+(1-[.$C$1])*[.C39]" office:value-type="float" office:value="0.940520751871652" calcext:value-type="float">
            <text:p>0.940520751871652</text:p>
          </table:table-cell>
          <table:table-cell office:value-type="float" office:value="14.2759108529858" calcext:value-type="float">
            <text:p>14.2759108529858</text:p>
          </table:table-cell>
          <table:table-cell table:formula="of:=[.D40]/[.$D$2]" office:value-type="float" office:value="0.638581996811274" calcext:value-type="float">
            <text:p>0.638581996811274</text:p>
          </table:table-cell>
          <table:table-cell table:formula="of:=[.$C$1]*[.E40]+(1-[.$C$1])*[.F39]" office:value-type="float" office:value="0.679969210893566" calcext:value-type="float">
            <text:p>0.679969210893566</text:p>
          </table:table-cell>
          <table:table-cell table:formula="of:=[.C40]/[.F38]" office:value-type="float" office:value="1.25551426745958" calcext:value-type="float">
            <text:p>1.25551426745958</text:p>
          </table:table-cell>
          <table:table-cell table:formula="of:=IF([$input.H40]=&quot;&quot;;&quot;&quot;;[$input.H40])" office:value-type="float" office:value="1" calcext:value-type="float">
            <text:p>1</text:p>
          </table:table-cell>
          <table:table-cell table:formula="of:=IF([$input.I40]=&quot;&quot;;&quot;&quot;;[$input.I40])" office:value-type="float" office:value="0" calcext:value-type="float">
            <text:p>0</text:p>
          </table:table-cell>
          <table:table-cell table:formula="of:=IF([$input.W40]=&quot;&quot;;&quot;&quot;;[$input.W40])" office:value-type="float" office:value="0.4" calcext:value-type="float">
            <text:p>0.4</text:p>
          </table:table-cell>
          <table:table-cell table:formula="of:=IF([$input.X40]=&quot;&quot;;&quot;&quot;;[$input.X40])" office:value-type="float" office:value="1" calcext:value-type="float">
            <text:p>1</text:p>
          </table:table-cell>
          <table:table-cell table:formula="of:=IF([$input.AD40]=&quot;&quot;;&quot;&quot;;[$input.AD40])" office:value-type="float" office:value="0" calcext:value-type="float">
            <text:p>0</text:p>
          </table:table-cell>
          <table:table-cell table:formula="of:=IF([$input.AE40]=&quot;&quot;;&quot;&quot;;[$input.AE40])" office:value-type="float" office:value="0" calcext:value-type="float">
            <text:p>0</text:p>
          </table:table-cell>
          <table:table-cell table:formula="of:=IF([$input.AK40]=&quot;&quot;;&quot;&quot;;[$input.AK40])" office:value-type="float" office:value="0.25" calcext:value-type="float">
            <text:p>0.25</text:p>
          </table:table-cell>
          <table:table-cell table:formula="of:=IF([$input.AL40]=&quot;&quot;;&quot;&quot;;[$input.AL40])" office:value-type="float" office:value="1" calcext:value-type="float">
            <text:p>1</text:p>
          </table:table-cell>
          <table:table-cell table:formula="of:=SUMIF([mzcr.$S$2:.$S$421];[.$A40];[$mzcr.T$2:$mzcr.T$421])" office:value-type="float" office:value="613" calcext:value-type="float">
            <text:p>613</text:p>
          </table:table-cell>
          <table:table-cell table:formula="of:=SUMIF([mzcr.$S$2:.$S$421];[.$A40];[$mzcr.U$2:$mzcr.U$421])" office:value-type="float" office:value="892" calcext:value-type="float">
            <text:p>892</text:p>
          </table:table-cell>
          <table:table-cell table:formula="of:=SUMIF([mzcr.$S$2:.$S$421];[.$A40];[$mzcr.V$2:$mzcr.V$421])" office:value-type="float" office:value="809" calcext:value-type="float">
            <text:p>809</text:p>
          </table:table-cell>
          <table:table-cell table:formula="of:=SUMIF([mzcr.$S$2:.$S$421];[.$A40];[$mzcr.W$2:$mzcr.W$421])" office:value-type="float" office:value="859" calcext:value-type="float">
            <text:p>859</text:p>
          </table:table-cell>
          <table:table-cell table:formula="of:=SUMIF([mzcr.$S$2:.$S$421];[.$A40];[$mzcr.X$2:$mzcr.X$421])" office:value-type="float" office:value="27128" calcext:value-type="float">
            <text:p>27128</text:p>
          </table:table-cell>
          <table:table-cell table:formula="of:=[.T39]*[.C40]" office:value-type="float" office:value="29987.5636526758" calcext:value-type="float">
            <text:p>29987.5636526758</text:p>
          </table:table-cell>
          <table:table-cell table:formula="of:=IF([.H39]=&quot;&quot;;&quot;&quot;;[.$G40]*[.P39]*[.H39])" office:value-type="float" office:value="807.295673976509" calcext:value-type="float">
            <text:p>807.295673976509</text:p>
          </table:table-cell>
          <table:table-cell table:formula="of:=IF([.H39]=&quot;&quot;;&quot;&quot;;[.$G40]*[.P39]*[.H39]*[.I39])" office:value-type="float" office:value="0" calcext:value-type="float">
            <text:p>0</text:p>
          </table:table-cell>
          <table:table-cell table:formula="of:=IF([.J39]=&quot;&quot;;&quot;&quot;;[.$G40]*[.Q39]*[.J39])" office:value-type="float" office:value="478.602038755591" calcext:value-type="float">
            <text:p>478.602038755591</text:p>
          </table:table-cell>
          <table:table-cell table:formula="of:=IF([.J39]=&quot;&quot;;&quot;&quot;;[.$G40]*[.Q39]*[.J39]*[.K39])" office:value-type="float" office:value="478.602038755591" calcext:value-type="float">
            <text:p>478.602038755591</text:p>
          </table:table-cell>
          <table:table-cell table:formula="of:=IF([.L39]=&quot;&quot;;&quot;&quot;;[.$G40]*[.R39]*[.L39])" office:value-type="float" office:value="0" calcext:value-type="float">
            <text:p>0</text:p>
          </table:table-cell>
          <table:table-cell table:formula="of:=IF([.L39]=&quot;&quot;;&quot;&quot;;[.$G40]*[.R39]*[.L39]*[.M39])" office:value-type="float" office:value="0" calcext:value-type="float">
            <text:p>0</text:p>
          </table:table-cell>
          <table:table-cell table:formula="of:=IF([.N39]=&quot;&quot;;&quot;&quot;;[.$G40]*[.S39]*[.N39])" office:value-type="float" office:value="0" calcext:value-type="float">
            <text:p>0</text:p>
          </table:table-cell>
          <table:table-cell table:formula="of:=IF([.N39]=&quot;&quot;;&quot;&quot;;[.$G40]*[.S39]*[.N39]*[.O39])" office:value-type="float" office:value="0" calcext:value-type="float">
            <text:p>0</text:p>
          </table:table-cell>
          <table:table-cell table:formula="of:=IF([.H40]=&quot;&quot;;&quot;&quot;;[.$U39]*[.H40])" office:value-type="float" office:value="42928.0548718411" calcext:value-type="float">
            <text:p>42928.0548718411</text:p>
          </table:table-cell>
          <table:table-cell table:formula="of:=IF([.J40]=&quot;&quot;;&quot;&quot;;[.$U39]*[.J40])" office:value-type="float" office:value="17171.2219487364" calcext:value-type="float">
            <text:p>17171.2219487364</text:p>
          </table:table-cell>
          <table:table-cell table:formula="of:=IF([.L40]=&quot;&quot;;&quot;&quot;;[.$U39]*[.L40])" office:value-type="float" office:value="0" calcext:value-type="float">
            <text:p>0</text:p>
          </table:table-cell>
          <table:table-cell table:formula="of:=IF([.N40]=&quot;&quot;;&quot;&quot;;[.$U39]*[.N40])" office:value-type="float" office:value="10732.0137179603" calcext:value-type="float">
            <text:p>10732.0137179603</text:p>
          </table:table-cell>
          <table:table-cell table:formula="of:=[.P39]*[.$G40]" office:value-type="float" office:value="807.295673976509" calcext:value-type="float">
            <text:p>807.295673976509</text:p>
          </table:table-cell>
          <table:table-cell table:formula="of:=[.Q39]*[.$G40]" office:value-type="float" office:value="1196.50509688898" calcext:value-type="float">
            <text:p>1196.50509688898</text:p>
          </table:table-cell>
          <table:table-cell table:formula="of:=[.R39]*[.$G40]" office:value-type="float" office:value="1237.93706771514" calcext:value-type="float">
            <text:p>1237.93706771514</text:p>
          </table:table-cell>
          <table:table-cell table:formula="of:=[.S39]*[.$G40]" office:value-type="float" office:value="1160.09518313265" calcext:value-type="float">
            <text:p>1160.09518313265</text:p>
          </table:table-cell>
        </table:table-row>
        <table:table-row table:style-name="ro1">
          <table:table-cell table:formula="of:=[$input.B41]" office:value-type="float" office:value="49" calcext:value-type="float">
            <text:p>49</text:p>
          </table:table-cell>
          <table:table-cell office:value-type="float" office:value="0.938397472716829" calcext:value-type="float">
            <text:p>0.938397472716829</text:p>
          </table:table-cell>
          <table:table-cell table:formula="of:=[.$C$1]*[.B41]+(1-[.$C$1])*[.C40]" office:value-type="float" office:value="0.939883768125205" calcext:value-type="float">
            <text:p>0.939883768125205</text:p>
          </table:table-cell>
          <table:table-cell office:value-type="float" office:value="14.4355160344621" calcext:value-type="float">
            <text:p>14.4355160344621</text:p>
          </table:table-cell>
          <table:table-cell table:formula="of:=[.D41]/[.$D$2]" office:value-type="float" office:value="0.645721365818138" calcext:value-type="float">
            <text:p>0.645721365818138</text:p>
          </table:table-cell>
          <table:table-cell table:formula="of:=[.$C$1]*[.E41]+(1-[.$C$1])*[.F40]" office:value-type="float" office:value="0.669694857370938" calcext:value-type="float">
            <text:p>0.669694857370938</text:p>
          </table:table-cell>
          <table:table-cell table:formula="of:=[.C41]/[.F39]" office:value-type="float" office:value="1.34710461934716" calcext:value-type="float">
            <text:p>1.34710461934716</text:p>
          </table:table-cell>
          <table:table-cell table:formula="of:=IF([$input.H41]=&quot;&quot;;&quot;&quot;;[$input.H41])" office:value-type="float" office:value="1" calcext:value-type="float">
            <text:p>1</text:p>
          </table:table-cell>
          <table:table-cell table:formula="of:=IF([$input.I41]=&quot;&quot;;&quot;&quot;;[$input.I41])" office:value-type="float" office:value="0" calcext:value-type="float">
            <text:p>0</text:p>
          </table:table-cell>
          <table:table-cell table:formula="of:=IF([$input.W41]=&quot;&quot;;&quot;&quot;;[$input.W41])" office:value-type="float" office:value="0.4" calcext:value-type="float">
            <text:p>0.4</text:p>
          </table:table-cell>
          <table:table-cell table:formula="of:=IF([$input.X41]=&quot;&quot;;&quot;&quot;;[$input.X41])" office:value-type="float" office:value="1" calcext:value-type="float">
            <text:p>1</text:p>
          </table:table-cell>
          <table:table-cell table:formula="of:=IF([$input.AD41]=&quot;&quot;;&quot;&quot;;[$input.AD41])" office:value-type="float" office:value="0" calcext:value-type="float">
            <text:p>0</text:p>
          </table:table-cell>
          <table:table-cell table:formula="of:=IF([$input.AE41]=&quot;&quot;;&quot;&quot;;[$input.AE41])" office:value-type="float" office:value="0" calcext:value-type="float">
            <text:p>0</text:p>
          </table:table-cell>
          <table:table-cell table:formula="of:=IF([$input.AK41]=&quot;&quot;;&quot;&quot;;[$input.AK41])" office:value-type="float" office:value="0.25" calcext:value-type="float">
            <text:p>0.25</text:p>
          </table:table-cell>
          <table:table-cell table:formula="of:=IF([$input.AL41]=&quot;&quot;;&quot;&quot;;[$input.AL41])" office:value-type="float" office:value="1" calcext:value-type="float">
            <text:p>1</text:p>
          </table:table-cell>
          <table:table-cell table:formula="of:=SUMIF([mzcr.$S$2:.$S$421];[.$A41];[$mzcr.T$2:$mzcr.T$421])" office:value-type="float" office:value="722" calcext:value-type="float">
            <text:p>722</text:p>
          </table:table-cell>
          <table:table-cell table:formula="of:=SUMIF([mzcr.$S$2:.$S$421];[.$A41];[$mzcr.U$2:$mzcr.U$421])" office:value-type="float" office:value="961" calcext:value-type="float">
            <text:p>961</text:p>
          </table:table-cell>
          <table:table-cell table:formula="of:=SUMIF([mzcr.$S$2:.$S$421];[.$A41];[$mzcr.V$2:$mzcr.V$421])" office:value-type="float" office:value="832" calcext:value-type="float">
            <text:p>832</text:p>
          </table:table-cell>
          <table:table-cell table:formula="of:=SUMIF([mzcr.$S$2:.$S$421];[.$A41];[$mzcr.W$2:$mzcr.W$421])" office:value-type="float" office:value="831" calcext:value-type="float">
            <text:p>831</text:p>
          </table:table-cell>
          <table:table-cell table:formula="of:=SUMIF([mzcr.$S$2:.$S$421];[.$A41];[$mzcr.X$2:$mzcr.X$421])" office:value-type="float" office:value="26730" calcext:value-type="float">
            <text:p>26730</text:p>
          </table:table-cell>
          <table:table-cell table:formula="of:=[.T40]*[.C41]" office:value-type="float" office:value="25497.1668617006" calcext:value-type="float">
            <text:p>25497.1668617006</text:p>
          </table:table-cell>
          <table:table-cell table:formula="of:=IF([.H40]=&quot;&quot;;&quot;&quot;;[.$G41]*[.P40]*[.H40])" office:value-type="float" office:value="825.775131659806" calcext:value-type="float">
            <text:p>825.775131659806</text:p>
          </table:table-cell>
          <table:table-cell table:formula="of:=IF([.H40]=&quot;&quot;;&quot;&quot;;[.$G41]*[.P40]*[.H40]*[.I40])" office:value-type="float" office:value="0" calcext:value-type="float">
            <text:p>0</text:p>
          </table:table-cell>
          <table:table-cell table:formula="of:=IF([.J40]=&quot;&quot;;&quot;&quot;;[.$G41]*[.Q40]*[.J40])" office:value-type="float" office:value="480.646928183065" calcext:value-type="float">
            <text:p>480.646928183065</text:p>
          </table:table-cell>
          <table:table-cell table:formula="of:=IF([.J40]=&quot;&quot;;&quot;&quot;;[.$G41]*[.Q40]*[.J40]*[.K40])" office:value-type="float" office:value="480.646928183065" calcext:value-type="float">
            <text:p>480.646928183065</text:p>
          </table:table-cell>
          <table:table-cell table:formula="of:=IF([.L40]=&quot;&quot;;&quot;&quot;;[.$G41]*[.R40]*[.L40])" office:value-type="float" office:value="0" calcext:value-type="float">
            <text:p>0</text:p>
          </table:table-cell>
          <table:table-cell table:formula="of:=IF([.L40]=&quot;&quot;;&quot;&quot;;[.$G41]*[.R40]*[.L40]*[.M40])" office:value-type="float" office:value="0" calcext:value-type="float">
            <text:p>0</text:p>
          </table:table-cell>
          <table:table-cell table:formula="of:=IF([.N40]=&quot;&quot;;&quot;&quot;;[.$G41]*[.S40]*[.N40])" office:value-type="float" office:value="289.290717004802" calcext:value-type="float">
            <text:p>289.290717004802</text:p>
          </table:table-cell>
          <table:table-cell table:formula="of:=IF([.N40]=&quot;&quot;;&quot;&quot;;[.$G41]*[.S40]*[.N40]*[.O40])" office:value-type="float" office:value="289.290717004802" calcext:value-type="float">
            <text:p>289.290717004802</text:p>
          </table:table-cell>
          <table:table-cell table:formula="of:=IF([.H41]=&quot;&quot;;&quot;&quot;;[.$U40]*[.H41])" office:value-type="float" office:value="29987.5636526758" calcext:value-type="float">
            <text:p>29987.5636526758</text:p>
          </table:table-cell>
          <table:table-cell table:formula="of:=IF([.J41]=&quot;&quot;;&quot;&quot;;[.$U40]*[.J41])" office:value-type="float" office:value="11995.0254610703" calcext:value-type="float">
            <text:p>11995.0254610703</text:p>
          </table:table-cell>
          <table:table-cell table:formula="of:=IF([.L41]=&quot;&quot;;&quot;&quot;;[.$U40]*[.L41])" office:value-type="float" office:value="0" calcext:value-type="float">
            <text:p>0</text:p>
          </table:table-cell>
          <table:table-cell table:formula="of:=IF([.N41]=&quot;&quot;;&quot;&quot;;[.$U40]*[.N41])" office:value-type="float" office:value="7496.89091316894" calcext:value-type="float">
            <text:p>7496.89091316894</text:p>
          </table:table-cell>
          <table:table-cell table:formula="of:=[.P40]*[.$G41]" office:value-type="float" office:value="825.775131659806" calcext:value-type="float">
            <text:p>825.775131659806</text:p>
          </table:table-cell>
          <table:table-cell table:formula="of:=[.Q40]*[.$G41]" office:value-type="float" office:value="1201.61732045766" calcext:value-type="float">
            <text:p>1201.61732045766</text:p>
          </table:table-cell>
          <table:table-cell table:formula="of:=[.R40]*[.$G41]" office:value-type="float" office:value="1089.80763705185" calcext:value-type="float">
            <text:p>1089.80763705185</text:p>
          </table:table-cell>
          <table:table-cell table:formula="of:=[.S40]*[.$G41]" office:value-type="float" office:value="1157.16286801921" calcext:value-type="float">
            <text:p>1157.16286801921</text:p>
          </table:table-cell>
        </table:table-row>
        <table:table-row table:style-name="ro1">
          <table:table-cell table:formula="of:=[$input.B42]" office:value-type="float" office:value="50" calcext:value-type="float">
            <text:p>50</text:p>
          </table:table-cell>
          <table:table-cell office:value-type="float" office:value="1.1659770964167" calcext:value-type="float">
            <text:p>1.1659770964167</text:p>
          </table:table-cell>
          <table:table-cell table:formula="of:=[.$C$1]*[.B42]+(1-[.$C$1])*[.C41]" office:value-type="float" office:value="1.00771176661265" calcext:value-type="float">
            <text:p>1.00771176661265</text:p>
          </table:table-cell>
          <table:table-cell office:value-type="float" office:value="14.8908635403767" calcext:value-type="float">
            <text:p>14.8908635403767</text:p>
          </table:table-cell>
          <table:table-cell table:formula="of:=[.D42]/[.$D$2]" office:value-type="float" office:value="0.666089713769061" calcext:value-type="float">
            <text:p>0.666089713769061</text:p>
          </table:table-cell>
          <table:table-cell table:formula="of:=[.$C$1]*[.E42]+(1-[.$C$1])*[.F41]" office:value-type="float" office:value="0.668613314290375" calcext:value-type="float">
            <text:p>0.668613314290375</text:p>
          </table:table-cell>
          <table:table-cell table:formula="of:=[.C42]/[.F40]" office:value-type="float" office:value="1.48199617051542" calcext:value-type="float">
            <text:p>1.48199617051542</text:p>
          </table:table-cell>
          <table:table-cell table:formula="of:=IF([$input.H42]=&quot;&quot;;&quot;&quot;;[$input.H42])" office:value-type="float" office:value="1" calcext:value-type="float">
            <text:p>1</text:p>
          </table:table-cell>
          <table:table-cell table:formula="of:=IF([$input.I42]=&quot;&quot;;&quot;&quot;;[$input.I42])" office:value-type="float" office:value="0" calcext:value-type="float">
            <text:p>0</text:p>
          </table:table-cell>
          <table:table-cell table:formula="of:=IF([$input.W42]=&quot;&quot;;&quot;&quot;;[$input.W42])" office:value-type="float" office:value="0.4" calcext:value-type="float">
            <text:p>0.4</text:p>
          </table:table-cell>
          <table:table-cell table:formula="of:=IF([$input.X42]=&quot;&quot;;&quot;&quot;;[$input.X42])" office:value-type="float" office:value="1" calcext:value-type="float">
            <text:p>1</text:p>
          </table:table-cell>
          <table:table-cell table:formula="of:=IF([$input.AD42]=&quot;&quot;;&quot;&quot;;[$input.AD42])" office:value-type="float" office:value="0" calcext:value-type="float">
            <text:p>0</text:p>
          </table:table-cell>
          <table:table-cell table:formula="of:=IF([$input.AE42]=&quot;&quot;;&quot;&quot;;[$input.AE42])" office:value-type="float" office:value="0" calcext:value-type="float">
            <text:p>0</text:p>
          </table:table-cell>
          <table:table-cell table:formula="of:=IF([$input.AK42]=&quot;&quot;;&quot;&quot;;[$input.AK42])" office:value-type="float" office:value="0.25" calcext:value-type="float">
            <text:p>0.25</text:p>
          </table:table-cell>
          <table:table-cell table:formula="of:=IF([$input.AL42]=&quot;&quot;;&quot;&quot;;[$input.AL42])" office:value-type="float" office:value="1" calcext:value-type="float">
            <text:p>1</text:p>
          </table:table-cell>
          <table:table-cell table:formula="of:=SUMIF([mzcr.$S$2:.$S$421];[.$A42];[$mzcr.T$2:$mzcr.T$421])" office:value-type="float" office:value="960" calcext:value-type="float">
            <text:p>960</text:p>
          </table:table-cell>
          <table:table-cell table:formula="of:=SUMIF([mzcr.$S$2:.$S$421];[.$A42];[$mzcr.U$2:$mzcr.U$421])" office:value-type="float" office:value="1382" calcext:value-type="float">
            <text:p>1382</text:p>
          </table:table-cell>
          <table:table-cell table:formula="of:=SUMIF([mzcr.$S$2:.$S$421];[.$A42];[$mzcr.V$2:$mzcr.V$421])" office:value-type="float" office:value="1147" calcext:value-type="float">
            <text:p>1147</text:p>
          </table:table-cell>
          <table:table-cell table:formula="of:=SUMIF([mzcr.$S$2:.$S$421];[.$A42];[$mzcr.W$2:$mzcr.W$421])" office:value-type="float" office:value="1170" calcext:value-type="float">
            <text:p>1170</text:p>
          </table:table-cell>
          <table:table-cell table:formula="of:=SUMIF([mzcr.$S$2:.$S$421];[.$A42];[$mzcr.X$2:$mzcr.X$421])" office:value-type="float" office:value="33876" calcext:value-type="float">
            <text:p>33876</text:p>
          </table:table-cell>
          <table:table-cell table:formula="of:=[.T41]*[.C42]" office:value-type="float" office:value="26936.1355215562" calcext:value-type="float">
            <text:p>26936.1355215562</text:p>
          </table:table-cell>
          <table:table-cell table:formula="of:=IF([.H41]=&quot;&quot;;&quot;&quot;;[.$G42]*[.P41]*[.H41])" office:value-type="float" office:value="1070.00123511213" calcext:value-type="float">
            <text:p>1070.00123511213</text:p>
          </table:table-cell>
          <table:table-cell table:formula="of:=IF([.H41]=&quot;&quot;;&quot;&quot;;[.$G42]*[.P41]*[.H41]*[.I41])" office:value-type="float" office:value="0" calcext:value-type="float">
            <text:p>0</text:p>
          </table:table-cell>
          <table:table-cell table:formula="of:=IF([.J41]=&quot;&quot;;&quot;&quot;;[.$G42]*[.Q41]*[.J41])" office:value-type="float" office:value="569.679327946126" calcext:value-type="float">
            <text:p>569.679327946126</text:p>
          </table:table-cell>
          <table:table-cell table:formula="of:=IF([.J41]=&quot;&quot;;&quot;&quot;;[.$G42]*[.Q41]*[.J41]*[.K41])" office:value-type="float" office:value="569.679327946126" calcext:value-type="float">
            <text:p>569.679327946126</text:p>
          </table:table-cell>
          <table:table-cell table:formula="of:=IF([.L41]=&quot;&quot;;&quot;&quot;;[.$G42]*[.R41]*[.L41])" office:value-type="float" office:value="0" calcext:value-type="float">
            <text:p>0</text:p>
          </table:table-cell>
          <table:table-cell table:formula="of:=IF([.L41]=&quot;&quot;;&quot;&quot;;[.$G42]*[.R41]*[.L41]*[.M41])" office:value-type="float" office:value="0" calcext:value-type="float">
            <text:p>0</text:p>
          </table:table-cell>
          <table:table-cell table:formula="of:=IF([.N41]=&quot;&quot;;&quot;&quot;;[.$G42]*[.S41]*[.N41])" office:value-type="float" office:value="307.884704424578" calcext:value-type="float">
            <text:p>307.884704424578</text:p>
          </table:table-cell>
          <table:table-cell table:formula="of:=IF([.N41]=&quot;&quot;;&quot;&quot;;[.$G42]*[.S41]*[.N41]*[.O41])" office:value-type="float" office:value="307.884704424578" calcext:value-type="float">
            <text:p>307.884704424578</text:p>
          </table:table-cell>
          <table:table-cell table:formula="of:=IF([.H42]=&quot;&quot;;&quot;&quot;;[.$U41]*[.H42])" office:value-type="float" office:value="25497.1668617006" calcext:value-type="float">
            <text:p>25497.1668617006</text:p>
          </table:table-cell>
          <table:table-cell table:formula="of:=IF([.J42]=&quot;&quot;;&quot;&quot;;[.$U41]*[.J42])" office:value-type="float" office:value="10198.8667446802" calcext:value-type="float">
            <text:p>10198.8667446802</text:p>
          </table:table-cell>
          <table:table-cell table:formula="of:=IF([.L42]=&quot;&quot;;&quot;&quot;;[.$U41]*[.L42])" office:value-type="float" office:value="0" calcext:value-type="float">
            <text:p>0</text:p>
          </table:table-cell>
          <table:table-cell table:formula="of:=IF([.N42]=&quot;&quot;;&quot;&quot;;[.$U41]*[.N42])" office:value-type="float" office:value="6374.29171542514" calcext:value-type="float">
            <text:p>6374.29171542514</text:p>
          </table:table-cell>
          <table:table-cell table:formula="of:=[.P41]*[.$G42]" office:value-type="float" office:value="1070.00123511213" calcext:value-type="float">
            <text:p>1070.00123511213</text:p>
          </table:table-cell>
          <table:table-cell table:formula="of:=[.Q41]*[.$G42]" office:value-type="float" office:value="1424.19831986531" calcext:value-type="float">
            <text:p>1424.19831986531</text:p>
          </table:table-cell>
          <table:table-cell table:formula="of:=[.R41]*[.$G42]" office:value-type="float" office:value="1233.02081386883" calcext:value-type="float">
            <text:p>1233.02081386883</text:p>
          </table:table-cell>
          <table:table-cell table:formula="of:=[.S41]*[.$G42]" office:value-type="float" office:value="1231.53881769831" calcext:value-type="float">
            <text:p>1231.53881769831</text:p>
          </table:table-cell>
        </table:table-row>
        <table:table-row table:style-name="ro1">
          <table:table-cell table:formula="of:=[$input.B43]" office:value-type="float" office:value="51" calcext:value-type="float">
            <text:p>51</text:p>
          </table:table-cell>
          <table:table-cell office:value-type="float" office:value="1.22326780148645" calcext:value-type="float">
            <text:p>1.22326780148645</text:p>
          </table:table-cell>
          <table:table-cell table:formula="of:=[.$C$1]*[.B43]+(1-[.$C$1])*[.C42]" office:value-type="float" office:value="1.07237857707479" calcext:value-type="float">
            <text:p>1.07237857707479</text:p>
          </table:table-cell>
          <table:table-cell office:value-type="float" office:value="15.9811744063256" calcext:value-type="float">
            <text:p>15.9811744063256</text:p>
          </table:table-cell>
          <table:table-cell table:formula="of:=[.D43]/[.$D$2]" office:value-type="float" office:value="0.714860884806253" calcext:value-type="float">
            <text:p>0.714860884806253</text:p>
          </table:table-cell>
          <table:table-cell table:formula="of:=[.$C$1]*[.E43]+(1-[.$C$1])*[.F42]" office:value-type="float" office:value="0.682487585445138" calcext:value-type="float">
            <text:p>0.682487585445138</text:p>
          </table:table-cell>
          <table:table-cell table:formula="of:=[.C43]/[.F41]" office:value-type="float" office:value="1.60129432871068" calcext:value-type="float">
            <text:p>1.60129432871068</text:p>
          </table:table-cell>
          <table:table-cell table:formula="of:=IF([$input.H43]=&quot;&quot;;&quot;&quot;;[$input.H43])" office:value-type="float" office:value="1" calcext:value-type="float">
            <text:p>1</text:p>
          </table:table-cell>
          <table:table-cell table:formula="of:=IF([$input.I43]=&quot;&quot;;&quot;&quot;;[$input.I43])" office:value-type="float" office:value="0" calcext:value-type="float">
            <text:p>0</text:p>
          </table:table-cell>
          <table:table-cell table:formula="of:=IF([$input.W43]=&quot;&quot;;&quot;&quot;;[$input.W43])" office:value-type="float" office:value="0.4" calcext:value-type="float">
            <text:p>0.4</text:p>
          </table:table-cell>
          <table:table-cell table:formula="of:=IF([$input.X43]=&quot;&quot;;&quot;&quot;;[$input.X43])" office:value-type="float" office:value="1" calcext:value-type="float">
            <text:p>1</text:p>
          </table:table-cell>
          <table:table-cell table:formula="of:=IF([$input.AD43]=&quot;&quot;;&quot;&quot;;[$input.AD43])" office:value-type="float" office:value="0" calcext:value-type="float">
            <text:p>0</text:p>
          </table:table-cell>
          <table:table-cell table:formula="of:=IF([$input.AE43]=&quot;&quot;;&quot;&quot;;[$input.AE43])" office:value-type="float" office:value="0" calcext:value-type="float">
            <text:p>0</text:p>
          </table:table-cell>
          <table:table-cell table:formula="of:=IF([$input.AK43]=&quot;&quot;;&quot;&quot;;[$input.AK43])" office:value-type="float" office:value="0.25" calcext:value-type="float">
            <text:p>0.25</text:p>
          </table:table-cell>
          <table:table-cell table:formula="of:=IF([$input.AL43]=&quot;&quot;;&quot;&quot;;[$input.AL43])" office:value-type="float" office:value="1" calcext:value-type="float">
            <text:p>1</text:p>
          </table:table-cell>
          <table:table-cell table:formula="of:=SUMIF([mzcr.$S$2:.$S$421];[.$A43];[$mzcr.T$2:$mzcr.T$421])" office:value-type="float" office:value="1087" calcext:value-type="float">
            <text:p>1087</text:p>
          </table:table-cell>
          <table:table-cell table:formula="of:=SUMIF([mzcr.$S$2:.$S$421];[.$A43];[$mzcr.U$2:$mzcr.U$421])" office:value-type="float" office:value="1727" calcext:value-type="float">
            <text:p>1727</text:p>
          </table:table-cell>
          <table:table-cell table:formula="of:=SUMIF([mzcr.$S$2:.$S$421];[.$A43];[$mzcr.V$2:$mzcr.V$421])" office:value-type="float" office:value="1636" calcext:value-type="float">
            <text:p>1636</text:p>
          </table:table-cell>
          <table:table-cell table:formula="of:=SUMIF([mzcr.$S$2:.$S$421];[.$A43];[$mzcr.W$2:$mzcr.W$421])" office:value-type="float" office:value="1788" calcext:value-type="float">
            <text:p>1788</text:p>
          </table:table-cell>
          <table:table-cell table:formula="of:=SUMIF([mzcr.$S$2:.$S$421];[.$A43];[$mzcr.X$2:$mzcr.X$421])" office:value-type="float" office:value="45878" calcext:value-type="float">
            <text:p>45878</text:p>
          </table:table-cell>
          <table:table-cell table:formula="of:=[.T42]*[.C43]" office:value-type="float" office:value="36327.8966769857" calcext:value-type="float">
            <text:p>36327.8966769857</text:p>
          </table:table-cell>
          <table:table-cell table:formula="of:=IF([.H42]=&quot;&quot;;&quot;&quot;;[.$G43]*[.P42]*[.H42])" office:value-type="float" office:value="1537.24255556226" calcext:value-type="float">
            <text:p>1537.24255556226</text:p>
          </table:table-cell>
          <table:table-cell table:formula="of:=IF([.H42]=&quot;&quot;;&quot;&quot;;[.$G43]*[.P42]*[.H42]*[.I42])" office:value-type="float" office:value="0" calcext:value-type="float">
            <text:p>0</text:p>
          </table:table-cell>
          <table:table-cell table:formula="of:=IF([.J42]=&quot;&quot;;&quot;&quot;;[.$G43]*[.Q42]*[.J42])" office:value-type="float" office:value="885.195504911266" calcext:value-type="float">
            <text:p>885.195504911266</text:p>
          </table:table-cell>
          <table:table-cell table:formula="of:=IF([.J42]=&quot;&quot;;&quot;&quot;;[.$G43]*[.Q42]*[.J42]*[.K42])" office:value-type="float" office:value="885.195504911266" calcext:value-type="float">
            <text:p>885.195504911266</text:p>
          </table:table-cell>
          <table:table-cell table:formula="of:=IF([.L42]=&quot;&quot;;&quot;&quot;;[.$G43]*[.R42]*[.L42])" office:value-type="float" office:value="0" calcext:value-type="float">
            <text:p>0</text:p>
          </table:table-cell>
          <table:table-cell table:formula="of:=IF([.L42]=&quot;&quot;;&quot;&quot;;[.$G43]*[.R42]*[.L42]*[.M42])" office:value-type="float" office:value="0" calcext:value-type="float">
            <text:p>0</text:p>
          </table:table-cell>
          <table:table-cell table:formula="of:=IF([.N42]=&quot;&quot;;&quot;&quot;;[.$G43]*[.S42]*[.N42])" office:value-type="float" office:value="468.378591147875" calcext:value-type="float">
            <text:p>468.378591147875</text:p>
          </table:table-cell>
          <table:table-cell table:formula="of:=IF([.N42]=&quot;&quot;;&quot;&quot;;[.$G43]*[.S42]*[.N42]*[.O42])" office:value-type="float" office:value="468.378591147875" calcext:value-type="float">
            <text:p>468.378591147875</text:p>
          </table:table-cell>
          <table:table-cell table:formula="of:=IF([.H43]=&quot;&quot;;&quot;&quot;;[.$U42]*[.H43])" office:value-type="float" office:value="26936.1355215562" calcext:value-type="float">
            <text:p>26936.1355215562</text:p>
          </table:table-cell>
          <table:table-cell table:formula="of:=IF([.J43]=&quot;&quot;;&quot;&quot;;[.$U42]*[.J43])" office:value-type="float" office:value="10774.4542086225" calcext:value-type="float">
            <text:p>10774.4542086225</text:p>
          </table:table-cell>
          <table:table-cell table:formula="of:=IF([.L43]=&quot;&quot;;&quot;&quot;;[.$U42]*[.L43])" office:value-type="float" office:value="0" calcext:value-type="float">
            <text:p>0</text:p>
          </table:table-cell>
          <table:table-cell table:formula="of:=IF([.N43]=&quot;&quot;;&quot;&quot;;[.$U42]*[.N43])" office:value-type="float" office:value="6734.03388038906" calcext:value-type="float">
            <text:p>6734.03388038906</text:p>
          </table:table-cell>
          <table:table-cell table:formula="of:=[.P42]*[.$G43]" office:value-type="float" office:value="1537.24255556226" calcext:value-type="float">
            <text:p>1537.24255556226</text:p>
          </table:table-cell>
          <table:table-cell table:formula="of:=[.Q42]*[.$G43]" office:value-type="float" office:value="2212.98876227816" calcext:value-type="float">
            <text:p>2212.98876227816</text:p>
          </table:table-cell>
          <table:table-cell table:formula="of:=[.R42]*[.$G43]" office:value-type="float" office:value="1836.68459503115" calcext:value-type="float">
            <text:p>1836.68459503115</text:p>
          </table:table-cell>
          <table:table-cell table:formula="of:=[.S42]*[.$G43]" office:value-type="float" office:value="1873.5143645915" calcext:value-type="float">
            <text:p>1873.5143645915</text:p>
          </table:table-cell>
        </table:table-row>
        <table:table-row table:style-name="ro1">
          <table:table-cell table:formula="of:=[$input.B44]" office:value-type="float" office:value="52" calcext:value-type="float">
            <text:p>52</text:p>
          </table:table-cell>
          <table:table-cell office:value-type="float" office:value="1.21776231215923" calcext:value-type="float">
            <text:p>1.21776231215923</text:p>
          </table:table-cell>
          <table:table-cell table:formula="of:=[.$C$1]*[.B44]+(1-[.$C$1])*[.C43]" office:value-type="float" office:value="1.11599369760012" calcext:value-type="float">
            <text:p>1.11599369760012</text:p>
          </table:table-cell>
          <table:table-cell office:value-type="float" office:value="16.1411169692591" calcext:value-type="float">
            <text:p>16.1411169692591</text:p>
          </table:table-cell>
          <table:table-cell table:formula="of:=[.D44]/[.$D$2]" office:value-type="float" office:value="0.722015345370276" calcext:value-type="float">
            <text:p>0.722015345370276</text:p>
          </table:table-cell>
          <table:table-cell table:formula="of:=[.$C$1]*[.E44]+(1-[.$C$1])*[.F43]" office:value-type="float" office:value="0.69434591342268" calcext:value-type="float">
            <text:p>0.69434591342268</text:p>
          </table:table-cell>
          <table:table-cell table:formula="of:=[.C44]/[.F42]" office:value-type="float" office:value="1.66911677310012" calcext:value-type="float">
            <text:p>1.66911677310012</text:p>
          </table:table-cell>
          <table:table-cell table:formula="of:=IF([$input.H44]=&quot;&quot;;&quot;&quot;;[$input.H44])">
            <text:p/>
          </table:table-cell>
          <table:table-cell table:formula="of:=IF([$input.I44]=&quot;&quot;;&quot;&quot;;[$input.I44])">
            <text:p/>
          </table:table-cell>
          <table:table-cell table:formula="of:=IF([$input.W44]=&quot;&quot;;&quot;&quot;;[$input.W44])">
            <text:p/>
          </table:table-cell>
          <table:table-cell table:formula="of:=IF([$input.X44]=&quot;&quot;;&quot;&quot;;[$input.X44])">
            <text:p/>
          </table:table-cell>
          <table:table-cell table:formula="of:=IF([$input.AD44]=&quot;&quot;;&quot;&quot;;[$input.AD44])">
            <text:p/>
          </table:table-cell>
          <table:table-cell table:formula="of:=IF([$input.AE44]=&quot;&quot;;&quot;&quot;;[$input.AE44])">
            <text:p/>
          </table:table-cell>
          <table:table-cell table:formula="of:=IF([$input.AK44]=&quot;&quot;;&quot;&quot;;[$input.AK44])">
            <text:p/>
          </table:table-cell>
          <table:table-cell table:formula="of:=IF([$input.AL44]=&quot;&quot;;&quot;&quot;;[$input.AL44])">
            <text:p/>
          </table:table-cell>
          <table:table-cell table:formula="of:=SUMIF([mzcr.$S$2:.$S$421];[.$A44];[$mzcr.T$2:$mzcr.T$421])" office:value-type="float" office:value="865" calcext:value-type="float">
            <text:p>865</text:p>
          </table:table-cell>
          <table:table-cell table:formula="of:=SUMIF([mzcr.$S$2:.$S$421];[.$A44];[$mzcr.U$2:$mzcr.U$421])" office:value-type="float" office:value="1745" calcext:value-type="float">
            <text:p>1745</text:p>
          </table:table-cell>
          <table:table-cell table:formula="of:=SUMIF([mzcr.$S$2:.$S$421];[.$A44];[$mzcr.V$2:$mzcr.V$421])" office:value-type="float" office:value="1619" calcext:value-type="float">
            <text:p>1619</text:p>
          </table:table-cell>
          <table:table-cell table:formula="of:=SUMIF([mzcr.$S$2:.$S$421];[.$A44];[$mzcr.W$2:$mzcr.W$421])" office:value-type="float" office:value="1741" calcext:value-type="float">
            <text:p>1741</text:p>
          </table:table-cell>
          <table:table-cell table:formula="of:=SUMIF([mzcr.$S$2:.$S$421];[.$A44];[$mzcr.X$2:$mzcr.X$421])" office:value-type="float" office:value="46446" calcext:value-type="float">
            <text:p>46446</text:p>
          </table:table-cell>
          <table:table-cell table:formula="of:=[.T43]*[.C44]" office:value-type="float" office:value="51199.5588584985" calcext:value-type="float">
            <text:p>51199.5588584985</text:p>
          </table:table-cell>
          <table:table-cell table:formula="of:=IF([.H43]=&quot;&quot;;&quot;&quot;;[.$G44]*[.P43]*[.H43])" office:value-type="float" office:value="1814.32993235983" calcext:value-type="float">
            <text:p>1814.32993235983</text:p>
          </table:table-cell>
          <table:table-cell table:formula="of:=IF([.H43]=&quot;&quot;;&quot;&quot;;[.$G44]*[.P43]*[.H43]*[.I43])" office:value-type="float" office:value="0" calcext:value-type="float">
            <text:p>0</text:p>
          </table:table-cell>
          <table:table-cell table:formula="of:=IF([.J43]=&quot;&quot;;&quot;&quot;;[.$G44]*[.Q43]*[.J43])" office:value-type="float" office:value="1153.02586685756" calcext:value-type="float">
            <text:p>1153.02586685756</text:p>
          </table:table-cell>
          <table:table-cell table:formula="of:=IF([.J43]=&quot;&quot;;&quot;&quot;;[.$G44]*[.Q43]*[.J43]*[.K43])" office:value-type="float" office:value="1153.02586685756" calcext:value-type="float">
            <text:p>1153.02586685756</text:p>
          </table:table-cell>
          <table:table-cell table:formula="of:=IF([.L43]=&quot;&quot;;&quot;&quot;;[.$G44]*[.R43]*[.L43])" office:value-type="float" office:value="0" calcext:value-type="float">
            <text:p>0</text:p>
          </table:table-cell>
          <table:table-cell table:formula="of:=IF([.L43]=&quot;&quot;;&quot;&quot;;[.$G44]*[.R43]*[.L43]*[.M43])" office:value-type="float" office:value="0" calcext:value-type="float">
            <text:p>0</text:p>
          </table:table-cell>
          <table:table-cell table:formula="of:=IF([.N43]=&quot;&quot;;&quot;&quot;;[.$G44]*[.S43]*[.N43])" office:value-type="float" office:value="746.095197575752" calcext:value-type="float">
            <text:p>746.095197575752</text:p>
          </table:table-cell>
          <table:table-cell table:formula="of:=IF([.N43]=&quot;&quot;;&quot;&quot;;[.$G44]*[.S43]*[.N43]*[.O43])" office:value-type="float" office:value="746.095197575752" calcext:value-type="float">
            <text:p>746.095197575752</text:p>
          </table:table-cell>
          <table:table-cell table:formula="of:=IF([.H44]=&quot;&quot;;&quot;&quot;;[.$U43]*[.H44])">
            <text:p/>
          </table:table-cell>
          <table:table-cell table:formula="of:=IF([.J44]=&quot;&quot;;&quot;&quot;;[.$U43]*[.J44])">
            <text:p/>
          </table:table-cell>
          <table:table-cell table:formula="of:=IF([.L44]=&quot;&quot;;&quot;&quot;;[.$U43]*[.L44])">
            <text:p/>
          </table:table-cell>
          <table:table-cell table:formula="of:=IF([.N44]=&quot;&quot;;&quot;&quot;;[.$U43]*[.N44])">
            <text:p/>
          </table:table-cell>
          <table:table-cell table:formula="of:=[.P43]*[.$G44]" office:value-type="float" office:value="1814.32993235983" calcext:value-type="float">
            <text:p>1814.32993235983</text:p>
          </table:table-cell>
          <table:table-cell table:formula="of:=[.Q43]*[.$G44]" office:value-type="float" office:value="2882.5646671439" calcext:value-type="float">
            <text:p>2882.5646671439</text:p>
          </table:table-cell>
          <table:table-cell table:formula="of:=[.R43]*[.$G44]" office:value-type="float" office:value="2730.67504079179" calcext:value-type="float">
            <text:p>2730.67504079179</text:p>
          </table:table-cell>
          <table:table-cell table:formula="of:=[.S43]*[.$G44]" office:value-type="float" office:value="2984.38079030301" calcext:value-type="float">
            <text:p>2984.38079030301</text:p>
          </table:table-cell>
        </table:table-row>
        <table:table-row table:style-name="ro1">
          <table:table-cell table:formula="of:=[input.B45]+[.$A$44]" office:value-type="float" office:value="53" calcext:value-type="float">
            <text:p>53</text:p>
          </table:table-cell>
          <table:table-cell office:value-type="float" office:value="1.44717196273746" calcext:value-type="float">
            <text:p>1.44717196273746</text:p>
          </table:table-cell>
          <table:table-cell table:formula="of:=[.$C$1]*[.B45]+(1-[.$C$1])*[.C44]" office:value-type="float" office:value="1.21534717714132" calcext:value-type="float">
            <text:p>1.21534717714132</text:p>
          </table:table-cell>
          <table:table-cell office:value-type="float" office:value="16.1613272936655" calcext:value-type="float">
            <text:p>16.1613272936655</text:p>
          </table:table-cell>
          <table:table-cell table:formula="of:=[.D45]/[.$D$2]" office:value-type="float" office:value="0.722919382208874" calcext:value-type="float">
            <text:p>0.722919382208874</text:p>
          </table:table-cell>
          <table:table-cell table:formula="of:=[.$C$1]*[.E45]+(1-[.$C$1])*[.F44]" office:value-type="float" office:value="0.702917954058538" calcext:value-type="float">
            <text:p>0.702917954058538</text:p>
          </table:table-cell>
          <table:table-cell table:formula="of:=[.C45]/[.F43]" office:value-type="float" office:value="1.78076085640245" calcext:value-type="float">
            <text:p>1.78076085640245</text:p>
          </table:table-cell>
          <table:table-cell table:formula="of:=IF([$input.H45]=&quot;&quot;;&quot;&quot;;[$input.H45])">
            <text:p/>
          </table:table-cell>
          <table:table-cell table:formula="of:=IF([$input.I45]=&quot;&quot;;&quot;&quot;;[$input.I45])">
            <text:p/>
          </table:table-cell>
          <table:table-cell table:formula="of:=IF([$input.W45]=&quot;&quot;;&quot;&quot;;[$input.W45])">
            <text:p/>
          </table:table-cell>
          <table:table-cell table:formula="of:=IF([$input.X45]=&quot;&quot;;&quot;&quot;;[$input.X45])">
            <text:p/>
          </table:table-cell>
          <table:table-cell table:formula="of:=IF([$input.AD45]=&quot;&quot;;&quot;&quot;;[$input.AD45])">
            <text:p/>
          </table:table-cell>
          <table:table-cell table:formula="of:=IF([$input.AE45]=&quot;&quot;;&quot;&quot;;[$input.AE45])">
            <text:p/>
          </table:table-cell>
          <table:table-cell table:formula="of:=IF([$input.AK45]=&quot;&quot;;&quot;&quot;;[$input.AK45])">
            <text:p/>
          </table:table-cell>
          <table:table-cell table:formula="of:=IF([$input.AL45]=&quot;&quot;;&quot;&quot;;[$input.AL45])">
            <text:p/>
          </table:table-cell>
          <table:table-cell table:formula="of:=SUMIF([mzcr.$S$2:.$S$421];[.$A45];[$mzcr.T$2:$mzcr.T$421])" office:value-type="float" office:value="921" calcext:value-type="float">
            <text:p>921</text:p>
          </table:table-cell>
          <table:table-cell table:formula="of:=SUMIF([mzcr.$S$2:.$S$421];[.$A45];[$mzcr.U$2:$mzcr.U$421])" office:value-type="float" office:value="2287" calcext:value-type="float">
            <text:p>2287</text:p>
          </table:table-cell>
          <table:table-cell table:formula="of:=SUMIF([mzcr.$S$2:.$S$421];[.$A45];[$mzcr.V$2:$mzcr.V$421])" office:value-type="float" office:value="2443" calcext:value-type="float">
            <text:p>2443</text:p>
          </table:table-cell>
          <table:table-cell table:formula="of:=SUMIF([mzcr.$S$2:.$S$421];[.$A45];[$mzcr.W$2:$mzcr.W$421])" office:value-type="float" office:value="2297" calcext:value-type="float">
            <text:p>2297</text:p>
          </table:table-cell>
          <table:table-cell table:formula="of:=SUMIF([mzcr.$S$2:.$S$421];[.$A45];[$mzcr.X$2:$mzcr.X$421])" office:value-type="float" office:value="72033" calcext:value-type="float">
            <text:p>72033</text:p>
          </table:table-cell>
          <table:table-cell table:formula="of:=[.T44]*[.C45]" office:value-type="float" office:value="56448.014989506" calcext:value-type="float">
            <text:p>56448.014989506</text:p>
          </table:table-cell>
          <table:table-cell table:formula="of:=IF([.H44]=&quot;&quot;;&quot;&quot;;[.$G45]*[.P44]*[.H44])">
            <text:p/>
          </table:table-cell>
          <table:table-cell table:formula="of:=IF([.H44]=&quot;&quot;;&quot;&quot;;[.$G45]*[.P44]*[.H44]*[.I44])">
            <text:p/>
          </table:table-cell>
          <table:table-cell table:formula="of:=IF([.J44]=&quot;&quot;;&quot;&quot;;[.$G45]*[.Q44]*[.J44])">
            <text:p/>
          </table:table-cell>
          <table:table-cell table:formula="of:=IF([.J44]=&quot;&quot;;&quot;&quot;;[.$G45]*[.Q44]*[.J44]*[.K44])">
            <text:p/>
          </table:table-cell>
          <table:table-cell table:formula="of:=IF([.L44]=&quot;&quot;;&quot;&quot;;[.$G45]*[.R44]*[.L44])">
            <text:p/>
          </table:table-cell>
          <table:table-cell table:formula="of:=IF([.L44]=&quot;&quot;;&quot;&quot;;[.$G45]*[.R44]*[.L44]*[.M44])">
            <text:p/>
          </table:table-cell>
          <table:table-cell table:formula="of:=IF([.N44]=&quot;&quot;;&quot;&quot;;[.$G45]*[.S44]*[.N44])">
            <text:p/>
          </table:table-cell>
          <table:table-cell table:formula="of:=IF([.N44]=&quot;&quot;;&quot;&quot;;[.$G45]*[.S44]*[.N44]*[.O44])">
            <text:p/>
          </table:table-cell>
          <table:table-cell table:formula="of:=IF([.H45]=&quot;&quot;;&quot;&quot;;[.$U44]*[.H45])">
            <text:p/>
          </table:table-cell>
          <table:table-cell table:formula="of:=IF([.J45]=&quot;&quot;;&quot;&quot;;[.$U44]*[.J45])">
            <text:p/>
          </table:table-cell>
          <table:table-cell table:formula="of:=IF([.L45]=&quot;&quot;;&quot;&quot;;[.$U44]*[.L45])">
            <text:p/>
          </table:table-cell>
          <table:table-cell table:formula="of:=IF([.N45]=&quot;&quot;;&quot;&quot;;[.$U44]*[.N45])">
            <text:p/>
          </table:table-cell>
          <table:table-cell table:formula="of:=[.P44]*[.$G45]" office:value-type="float" office:value="1540.35814078812" calcext:value-type="float">
            <text:p>1540.35814078812</text:p>
          </table:table-cell>
          <table:table-cell table:formula="of:=[.Q44]*[.$G45]" office:value-type="float" office:value="3107.42769442228" calcext:value-type="float">
            <text:p>3107.42769442228</text:p>
          </table:table-cell>
          <table:table-cell table:formula="of:=[.R44]*[.$G45]" office:value-type="float" office:value="2883.05182651557" calcext:value-type="float">
            <text:p>2883.05182651557</text:p>
          </table:table-cell>
          <table:table-cell table:formula="of:=[.S44]*[.$G45]" office:value-type="float" office:value="3100.30465099667" calcext:value-type="float">
            <text:p>3100.30465099667</text:p>
          </table:table-cell>
        </table:table-row>
        <table:table-row table:style-name="ro1">
          <table:table-cell table:formula="of:=[input.B46]+[.$A$44]" office:value-type="float" office:value="54" calcext:value-type="float">
            <text:p>54</text:p>
          </table:table-cell>
          <table:table-cell office:value-type="float" office:value="1.11020787199086" calcext:value-type="float">
            <text:p>1.11020787199086</text:p>
          </table:table-cell>
          <table:table-cell table:formula="of:=[.$C$1]*[.B46]+(1-[.$C$1])*[.C45]" office:value-type="float" office:value="1.18380538559619" calcext:value-type="float">
            <text:p>1.18380538559619</text:p>
          </table:table-cell>
          <table:table-cell office:value-type="float" office:value="13.3482993430417" calcext:value-type="float">
            <text:p>13.3482993430417</text:p>
          </table:table-cell>
          <table:table-cell table:formula="of:=[.D46]/[.$D$2]" office:value-type="float" office:value="0.597088601651739" calcext:value-type="float">
            <text:p>0.597088601651739</text:p>
          </table:table-cell>
          <table:table-cell table:formula="of:=[.$C$1]*[.E46]+(1-[.$C$1])*[.F45]" office:value-type="float" office:value="0.671169148336498" calcext:value-type="float">
            <text:p>0.671169148336498</text:p>
          </table:table-cell>
          <table:table-cell table:formula="of:=[.C46]/[.F44]" office:value-type="float" office:value="1.70492165750755" calcext:value-type="float">
            <text:p>1.70492165750755</text:p>
          </table:table-cell>
          <table:table-cell table:formula="of:=IF([$input.H46]=&quot;&quot;;&quot;&quot;;[$input.H46])">
            <text:p/>
          </table:table-cell>
          <table:table-cell table:formula="of:=IF([$input.I46]=&quot;&quot;;&quot;&quot;;[$input.I46])">
            <text:p/>
          </table:table-cell>
          <table:table-cell table:formula="of:=IF([$input.W46]=&quot;&quot;;&quot;&quot;;[$input.W46])">
            <text:p/>
          </table:table-cell>
          <table:table-cell table:formula="of:=IF([$input.X46]=&quot;&quot;;&quot;&quot;;[$input.X46])">
            <text:p/>
          </table:table-cell>
          <table:table-cell table:formula="of:=IF([$input.AD46]=&quot;&quot;;&quot;&quot;;[$input.AD46])">
            <text:p/>
          </table:table-cell>
          <table:table-cell table:formula="of:=IF([$input.AE46]=&quot;&quot;;&quot;&quot;;[$input.AE46])">
            <text:p/>
          </table:table-cell>
          <table:table-cell table:formula="of:=IF([$input.AK46]=&quot;&quot;;&quot;&quot;;[$input.AK46])">
            <text:p/>
          </table:table-cell>
          <table:table-cell table:formula="of:=IF([$input.AL46]=&quot;&quot;;&quot;&quot;;[$input.AL46])">
            <text:p/>
          </table:table-cell>
          <table:table-cell table:formula="of:=SUMIF([mzcr.$S$2:.$S$421];[.$A46];[$mzcr.T$2:$mzcr.T$421])" office:value-type="float" office:value="1213" calcext:value-type="float">
            <text:p>1213</text:p>
          </table:table-cell>
          <table:table-cell table:formula="of:=SUMIF([mzcr.$S$2:.$S$421];[.$A46];[$mzcr.U$2:$mzcr.U$421])" office:value-type="float" office:value="2739" calcext:value-type="float">
            <text:p>2739</text:p>
          </table:table-cell>
          <table:table-cell table:formula="of:=SUMIF([mzcr.$S$2:.$S$421];[.$A46];[$mzcr.V$2:$mzcr.V$421])" office:value-type="float" office:value="2847" calcext:value-type="float">
            <text:p>2847</text:p>
          </table:table-cell>
          <table:table-cell table:formula="of:=SUMIF([mzcr.$S$2:.$S$421];[.$A46];[$mzcr.W$2:$mzcr.W$421])" office:value-type="float" office:value="2854" calcext:value-type="float">
            <text:p>2854</text:p>
          </table:table-cell>
          <table:table-cell table:formula="of:=SUMIF([mzcr.$S$2:.$S$421];[.$A46];[$mzcr.X$2:$mzcr.X$421])" office:value-type="float" office:value="88277" calcext:value-type="float">
            <text:p>88277</text:p>
          </table:table-cell>
          <table:table-cell table:formula="of:=[.T45]*[.C46]" office:value-type="float" office:value="85273.05334065" calcext:value-type="float">
            <text:p>85273.05334065</text:p>
          </table:table-cell>
          <table:table-cell table:formula="of:=IF([.H45]=&quot;&quot;;&quot;&quot;;[.$G46]*[.P45]*[.H45])">
            <text:p/>
          </table:table-cell>
          <table:table-cell table:formula="of:=IF([.H45]=&quot;&quot;;&quot;&quot;;[.$G46]*[.P45]*[.H45]*[.I45])">
            <text:p/>
          </table:table-cell>
          <table:table-cell table:formula="of:=IF([.J45]=&quot;&quot;;&quot;&quot;;[.$G46]*[.Q45]*[.J45])">
            <text:p/>
          </table:table-cell>
          <table:table-cell table:formula="of:=IF([.J45]=&quot;&quot;;&quot;&quot;;[.$G46]*[.Q45]*[.J45]*[.K45])">
            <text:p/>
          </table:table-cell>
          <table:table-cell table:formula="of:=IF([.L45]=&quot;&quot;;&quot;&quot;;[.$G46]*[.R45]*[.L45])">
            <text:p/>
          </table:table-cell>
          <table:table-cell table:formula="of:=IF([.L45]=&quot;&quot;;&quot;&quot;;[.$G46]*[.R45]*[.L45]*[.M45])">
            <text:p/>
          </table:table-cell>
          <table:table-cell table:formula="of:=IF([.N45]=&quot;&quot;;&quot;&quot;;[.$G46]*[.S45]*[.N45])">
            <text:p/>
          </table:table-cell>
          <table:table-cell table:formula="of:=IF([.N45]=&quot;&quot;;&quot;&quot;;[.$G46]*[.S45]*[.N45]*[.O45])">
            <text:p/>
          </table:table-cell>
          <table:table-cell table:formula="of:=IF([.H46]=&quot;&quot;;&quot;&quot;;[.$U45]*[.H46])">
            <text:p/>
          </table:table-cell>
          <table:table-cell table:formula="of:=IF([.J46]=&quot;&quot;;&quot;&quot;;[.$U45]*[.J46])">
            <text:p/>
          </table:table-cell>
          <table:table-cell table:formula="of:=IF([.L46]=&quot;&quot;;&quot;&quot;;[.$U45]*[.L46])">
            <text:p/>
          </table:table-cell>
          <table:table-cell table:formula="of:=IF([.N46]=&quot;&quot;;&quot;&quot;;[.$U45]*[.N46])">
            <text:p/>
          </table:table-cell>
          <table:table-cell table:formula="of:=[.P45]*[.$G46]" office:value-type="float" office:value="1570.23284656445" calcext:value-type="float">
            <text:p>1570.23284656445</text:p>
          </table:table-cell>
          <table:table-cell table:formula="of:=[.Q45]*[.$G46]" office:value-type="float" office:value="3899.15583071976" calcext:value-type="float">
            <text:p>3899.15583071976</text:p>
          </table:table-cell>
          <table:table-cell table:formula="of:=[.R45]*[.$G46]" office:value-type="float" office:value="4165.12360929093" calcext:value-type="float">
            <text:p>4165.12360929093</text:p>
          </table:table-cell>
          <table:table-cell table:formula="of:=[.S45]*[.$G46]" office:value-type="float" office:value="3916.20504729483" calcext:value-type="float">
            <text:p>3916.20504729483</text:p>
          </table:table-cell>
        </table:table-row>
        <table:table-row table:style-name="ro1">
          <table:table-cell table:formula="of:=[input.B47]+[.$A$44]" office:value-type="float" office:value="55" calcext:value-type="float">
            <text:p>55</text:p>
          </table:table-cell>
          <table:table-cell office:value-type="float" office:value="0.716332283568613" calcext:value-type="float">
            <text:p>0.716332283568613</text:p>
          </table:table-cell>
          <table:table-cell table:formula="of:=[.$C$1]*[.B47]+(1-[.$C$1])*[.C46]" office:value-type="float" office:value="1.04356345498791" calcext:value-type="float">
            <text:p>1.04356345498791</text:p>
          </table:table-cell>
          <table:table-cell office:value-type="float" office:value="9.11788861439116" calcext:value-type="float">
            <text:p>9.11788861439116</text:p>
          </table:table-cell>
          <table:table-cell table:formula="of:=[.D47]/[.$D$2]" office:value-type="float" office:value="0.407856253659843" calcext:value-type="float">
            <text:p>0.407856253659843</text:p>
          </table:table-cell>
          <table:table-cell table:formula="of:=[.$C$1]*[.E47]+(1-[.$C$1])*[.F46]" office:value-type="float" office:value="0.592175279933502" calcext:value-type="float">
            <text:p>0.592175279933502</text:p>
          </table:table-cell>
          <table:table-cell table:formula="of:=[.C47]/[.F45]" office:value-type="float" office:value="1.48461630402601" calcext:value-type="float">
            <text:p>1.48461630402601</text:p>
          </table:table-cell>
          <table:table-cell table:formula="of:=IF([$input.H47]=&quot;&quot;;&quot;&quot;;[$input.H47])" office:value-type="float" office:value="1" calcext:value-type="float">
            <text:p>1</text:p>
          </table:table-cell>
          <table:table-cell table:formula="of:=IF([$input.I47]=&quot;&quot;;&quot;&quot;;[$input.I47])" office:value-type="float" office:value="0" calcext:value-type="float">
            <text:p>0</text:p>
          </table:table-cell>
          <table:table-cell table:formula="of:=IF([$input.W47]=&quot;&quot;;&quot;&quot;;[$input.W47])" office:value-type="float" office:value="0.4" calcext:value-type="float">
            <text:p>0.4</text:p>
          </table:table-cell>
          <table:table-cell table:formula="of:=IF([$input.X47]=&quot;&quot;;&quot;&quot;;[$input.X47])" office:value-type="float" office:value="1" calcext:value-type="float">
            <text:p>1</text:p>
          </table:table-cell>
          <table:table-cell table:formula="of:=IF([$input.AD47]=&quot;&quot;;&quot;&quot;;[$input.AD47])" office:value-type="float" office:value="0" calcext:value-type="float">
            <text:p>0</text:p>
          </table:table-cell>
          <table:table-cell table:formula="of:=IF([$input.AE47]=&quot;&quot;;&quot;&quot;;[$input.AE47])" office:value-type="float" office:value="0" calcext:value-type="float">
            <text:p>0</text:p>
          </table:table-cell>
          <table:table-cell table:formula="of:=IF([$input.AK47]=&quot;&quot;;&quot;&quot;;[$input.AK47])" office:value-type="float" office:value="0" calcext:value-type="float">
            <text:p>0</text:p>
          </table:table-cell>
          <table:table-cell table:formula="of:=IF([$input.AL47]=&quot;&quot;;&quot;&quot;;[$input.AL47])" office:value-type="float" office:value="0" calcext:value-type="float">
            <text:p>0</text:p>
          </table:table-cell>
          <table:table-cell table:formula="of:=SUMIF([mzcr.$S$2:.$S$421];[.$A47];[$mzcr.T$2:$mzcr.T$421])" office:value-type="float" office:value="1331" calcext:value-type="float">
            <text:p>1331</text:p>
          </table:table-cell>
          <table:table-cell table:formula="of:=SUMIF([mzcr.$S$2:.$S$421];[.$A47];[$mzcr.U$2:$mzcr.U$421])" office:value-type="float" office:value="2521" calcext:value-type="float">
            <text:p>2521</text:p>
          </table:table-cell>
          <table:table-cell table:formula="of:=SUMIF([mzcr.$S$2:.$S$421];[.$A47];[$mzcr.V$2:$mzcr.V$421])" office:value-type="float" office:value="1872" calcext:value-type="float">
            <text:p>1872</text:p>
          </table:table-cell>
          <table:table-cell table:formula="of:=SUMIF([mzcr.$S$2:.$S$421];[.$A47];[$mzcr.W$2:$mzcr.W$421])" office:value-type="float" office:value="1823" calcext:value-type="float">
            <text:p>1823</text:p>
          </table:table-cell>
          <table:table-cell table:formula="of:=SUMIF([mzcr.$S$2:.$S$421];[.$A47];[$mzcr.X$2:$mzcr.X$421])" office:value-type="float" office:value="55994" calcext:value-type="float">
            <text:p>55994</text:p>
          </table:table-cell>
          <table:table-cell table:formula="of:=[.T46]*[.C47]" office:value-type="float" office:value="92122.6511159681" calcext:value-type="float">
            <text:p>92122.6511159681</text:p>
          </table:table-cell>
          <table:table-cell table:formula="of:=IF([.H46]=&quot;&quot;;&quot;&quot;;[.$G47]*[.P46]*[.H46])">
            <text:p/>
          </table:table-cell>
          <table:table-cell table:formula="of:=IF([.H46]=&quot;&quot;;&quot;&quot;;[.$G47]*[.P46]*[.H46]*[.I46])">
            <text:p/>
          </table:table-cell>
          <table:table-cell table:formula="of:=IF([.J46]=&quot;&quot;;&quot;&quot;;[.$G47]*[.Q46]*[.J46])">
            <text:p/>
          </table:table-cell>
          <table:table-cell table:formula="of:=IF([.J46]=&quot;&quot;;&quot;&quot;;[.$G47]*[.Q46]*[.J46]*[.K46])">
            <text:p/>
          </table:table-cell>
          <table:table-cell table:formula="of:=IF([.L46]=&quot;&quot;;&quot;&quot;;[.$G47]*[.R46]*[.L46])">
            <text:p/>
          </table:table-cell>
          <table:table-cell table:formula="of:=IF([.L46]=&quot;&quot;;&quot;&quot;;[.$G47]*[.R46]*[.L46]*[.M46])">
            <text:p/>
          </table:table-cell>
          <table:table-cell table:formula="of:=IF([.N46]=&quot;&quot;;&quot;&quot;;[.$G47]*[.S46]*[.N46])">
            <text:p/>
          </table:table-cell>
          <table:table-cell table:formula="of:=IF([.N46]=&quot;&quot;;&quot;&quot;;[.$G47]*[.S46]*[.N46]*[.O46])">
            <text:p/>
          </table:table-cell>
          <table:table-cell table:formula="of:=IF([.H47]=&quot;&quot;;&quot;&quot;;[.$U46]*[.H47])" office:value-type="float" office:value="85273.05334065" calcext:value-type="float">
            <text:p>85273.05334065</text:p>
          </table:table-cell>
          <table:table-cell table:formula="of:=IF([.J47]=&quot;&quot;;&quot;&quot;;[.$U46]*[.J47])" office:value-type="float" office:value="34109.22133626" calcext:value-type="float">
            <text:p>34109.22133626</text:p>
          </table:table-cell>
          <table:table-cell table:formula="of:=IF([.L47]=&quot;&quot;;&quot;&quot;;[.$U46]*[.L47])" office:value-type="float" office:value="0" calcext:value-type="float">
            <text:p>0</text:p>
          </table:table-cell>
          <table:table-cell table:formula="of:=IF([.N47]=&quot;&quot;;&quot;&quot;;[.$U46]*[.N47])" office:value-type="float" office:value="0" calcext:value-type="float">
            <text:p>0</text:p>
          </table:table-cell>
          <table:table-cell table:formula="of:=[.P46]*[.$G47]" office:value-type="float" office:value="1800.83957678355" calcext:value-type="float">
            <text:p>1800.83957678355</text:p>
          </table:table-cell>
          <table:table-cell table:formula="of:=[.Q46]*[.$G47]" office:value-type="float" office:value="4066.36405672725" calcext:value-type="float">
            <text:p>4066.36405672725</text:p>
          </table:table-cell>
          <table:table-cell table:formula="of:=[.R46]*[.$G47]" office:value-type="float" office:value="4226.70261756206" calcext:value-type="float">
            <text:p>4226.70261756206</text:p>
          </table:table-cell>
          <table:table-cell table:formula="of:=[.S46]*[.$G47]" office:value-type="float" office:value="4237.09493169024" calcext:value-type="float">
            <text:p>4237.09493169024</text:p>
          </table:table-cell>
        </table:table-row>
        <table:table-row table:style-name="ro1">
          <table:table-cell table:formula="of:=[input.B48]+[.$A$44]" office:value-type="float" office:value="56" calcext:value-type="float">
            <text:p>56</text:p>
          </table:table-cell>
          <table:table-cell office:value-type="float" office:value="0.864775487004599" calcext:value-type="float">
            <text:p>0.864775487004599</text:p>
          </table:table-cell>
          <table:table-cell table:formula="of:=[.$C$1]*[.B48]+(1-[.$C$1])*[.C47]" office:value-type="float" office:value="0.989927064592919" calcext:value-type="float">
            <text:p>0.989927064592919</text:p>
          </table:table-cell>
          <table:table-cell office:value-type="float" office:value="11.3648014838407" calcext:value-type="float">
            <text:p>11.3648014838407</text:p>
          </table:table-cell>
          <table:table-cell table:formula="of:=[.D48]/[.$D$2]" office:value-type="float" office:value="0.508363893530257" calcext:value-type="float">
            <text:p>0.508363893530257</text:p>
          </table:table-cell>
          <table:table-cell table:formula="of:=[.$C$1]*[.E48]+(1-[.$C$1])*[.F47]" office:value-type="float" office:value="0.567031864012528" calcext:value-type="float">
            <text:p>0.567031864012528</text:p>
          </table:table-cell>
          <table:table-cell table:formula="of:=[.C48]/[.F46]" office:value-type="float" office:value="1.4749293334571" calcext:value-type="float">
            <text:p>1.4749293334571</text:p>
          </table:table-cell>
          <table:table-cell table:formula="of:=IF([$input.H48]=&quot;&quot;;&quot;&quot;;[$input.H48])" office:value-type="float" office:value="1" calcext:value-type="float">
            <text:p>1</text:p>
          </table:table-cell>
          <table:table-cell table:formula="of:=IF([$input.I48]=&quot;&quot;;&quot;&quot;;[$input.I48])" office:value-type="float" office:value="0" calcext:value-type="float">
            <text:p>0</text:p>
          </table:table-cell>
          <table:table-cell table:formula="of:=IF([$input.W48]=&quot;&quot;;&quot;&quot;;[$input.W48])" office:value-type="float" office:value="0.4" calcext:value-type="float">
            <text:p>0.4</text:p>
          </table:table-cell>
          <table:table-cell table:formula="of:=IF([$input.X48]=&quot;&quot;;&quot;&quot;;[$input.X48])" office:value-type="float" office:value="1" calcext:value-type="float">
            <text:p>1</text:p>
          </table:table-cell>
          <table:table-cell table:formula="of:=IF([$input.AD48]=&quot;&quot;;&quot;&quot;;[$input.AD48])" office:value-type="float" office:value="0" calcext:value-type="float">
            <text:p>0</text:p>
          </table:table-cell>
          <table:table-cell table:formula="of:=IF([$input.AE48]=&quot;&quot;;&quot;&quot;;[$input.AE48])" office:value-type="float" office:value="0" calcext:value-type="float">
            <text:p>0</text:p>
          </table:table-cell>
          <table:table-cell table:formula="of:=IF([$input.AK48]=&quot;&quot;;&quot;&quot;;[$input.AK48])" office:value-type="float" office:value="0" calcext:value-type="float">
            <text:p>0</text:p>
          </table:table-cell>
          <table:table-cell table:formula="of:=IF([$input.AL48]=&quot;&quot;;&quot;&quot;;[$input.AL48])" office:value-type="float" office:value="0" calcext:value-type="float">
            <text:p>0</text:p>
          </table:table-cell>
          <table:table-cell table:formula="of:=SUMIF([mzcr.$S$2:.$S$421];[.$A48];[$mzcr.T$2:$mzcr.T$421])" office:value-type="float" office:value="1332" calcext:value-type="float">
            <text:p>1332</text:p>
          </table:table-cell>
          <table:table-cell table:formula="of:=SUMIF([mzcr.$S$2:.$S$421];[.$A48];[$mzcr.U$2:$mzcr.U$421])" office:value-type="float" office:value="2355" calcext:value-type="float">
            <text:p>2355</text:p>
          </table:table-cell>
          <table:table-cell table:formula="of:=SUMIF([mzcr.$S$2:.$S$421];[.$A48];[$mzcr.V$2:$mzcr.V$421])" office:value-type="float" office:value="1641" calcext:value-type="float">
            <text:p>1641</text:p>
          </table:table-cell>
          <table:table-cell table:formula="of:=SUMIF([mzcr.$S$2:.$S$421];[.$A48];[$mzcr.W$2:$mzcr.W$421])" office:value-type="float" office:value="1461" calcext:value-type="float">
            <text:p>1461</text:p>
          </table:table-cell>
          <table:table-cell table:formula="of:=SUMIF([mzcr.$S$2:.$S$421];[.$A48];[$mzcr.X$2:$mzcr.X$421])" office:value-type="float" office:value="47708" calcext:value-type="float">
            <text:p>47708</text:p>
          </table:table-cell>
          <table:table-cell table:formula="of:=[.T47]*[.C48]" office:value-type="float" office:value="55429.9760548159" calcext:value-type="float">
            <text:p>55429.9760548159</text:p>
          </table:table-cell>
          <table:table-cell table:formula="of:=IF([.H47]=&quot;&quot;;&quot;&quot;;[.$G48]*[.P47]*[.H47])" office:value-type="float" office:value="1963.1309428314" calcext:value-type="float">
            <text:p>1963.1309428314</text:p>
          </table:table-cell>
          <table:table-cell table:formula="of:=IF([.H47]=&quot;&quot;;&quot;&quot;;[.$G48]*[.P47]*[.H47]*[.I47])" office:value-type="float" office:value="0" calcext:value-type="float">
            <text:p>0</text:p>
          </table:table-cell>
          <table:table-cell table:formula="of:=IF([.J47]=&quot;&quot;;&quot;&quot;;[.$G48]*[.Q47]*[.J47])" office:value-type="float" office:value="1487.31873985814" calcext:value-type="float">
            <text:p>1487.31873985814</text:p>
          </table:table-cell>
          <table:table-cell table:formula="of:=IF([.J47]=&quot;&quot;;&quot;&quot;;[.$G48]*[.Q47]*[.J47]*[.K47])" office:value-type="float" office:value="1487.31873985814" calcext:value-type="float">
            <text:p>1487.31873985814</text:p>
          </table:table-cell>
          <table:table-cell table:formula="of:=IF([.L47]=&quot;&quot;;&quot;&quot;;[.$G48]*[.R47]*[.L47])" office:value-type="float" office:value="0" calcext:value-type="float">
            <text:p>0</text:p>
          </table:table-cell>
          <table:table-cell table:formula="of:=IF([.L47]=&quot;&quot;;&quot;&quot;;[.$G48]*[.R47]*[.L47]*[.M47])" office:value-type="float" office:value="0" calcext:value-type="float">
            <text:p>0</text:p>
          </table:table-cell>
          <table:table-cell table:formula="of:=IF([.N47]=&quot;&quot;;&quot;&quot;;[.$G48]*[.S47]*[.N47])" office:value-type="float" office:value="0" calcext:value-type="float">
            <text:p>0</text:p>
          </table:table-cell>
          <table:table-cell table:formula="of:=IF([.N47]=&quot;&quot;;&quot;&quot;;[.$G48]*[.S47]*[.N47]*[.O47])" office:value-type="float" office:value="0" calcext:value-type="float">
            <text:p>0</text:p>
          </table:table-cell>
          <table:table-cell table:formula="of:=IF([.H48]=&quot;&quot;;&quot;&quot;;[.$U47]*[.H48])" office:value-type="float" office:value="92122.6511159681" calcext:value-type="float">
            <text:p>92122.6511159681</text:p>
          </table:table-cell>
          <table:table-cell table:formula="of:=IF([.J48]=&quot;&quot;;&quot;&quot;;[.$U47]*[.J48])" office:value-type="float" office:value="36849.0604463872" calcext:value-type="float">
            <text:p>36849.0604463872</text:p>
          </table:table-cell>
          <table:table-cell table:formula="of:=IF([.L48]=&quot;&quot;;&quot;&quot;;[.$U47]*[.L48])" office:value-type="float" office:value="0" calcext:value-type="float">
            <text:p>0</text:p>
          </table:table-cell>
          <table:table-cell table:formula="of:=IF([.N48]=&quot;&quot;;&quot;&quot;;[.$U47]*[.N48])" office:value-type="float" office:value="0" calcext:value-type="float">
            <text:p>0</text:p>
          </table:table-cell>
          <table:table-cell table:formula="of:=[.P47]*[.$G48]" office:value-type="float" office:value="1963.1309428314" calcext:value-type="float">
            <text:p>1963.1309428314</text:p>
          </table:table-cell>
          <table:table-cell table:formula="of:=[.Q47]*[.$G48]" office:value-type="float" office:value="3718.29684964534" calcext:value-type="float">
            <text:p>3718.29684964534</text:p>
          </table:table-cell>
          <table:table-cell table:formula="of:=[.R47]*[.$G48]" office:value-type="float" office:value="2761.06771223169" calcext:value-type="float">
            <text:p>2761.06771223169</text:p>
          </table:table-cell>
          <table:table-cell table:formula="of:=[.S47]*[.$G48]" office:value-type="float" office:value="2688.79617489229" calcext:value-type="float">
            <text:p>2688.79617489229</text:p>
          </table:table-cell>
        </table:table-row>
        <table:table-row table:style-name="ro1">
          <table:table-cell table:formula="of:=[input.B49]+[.$A$44]" office:value-type="float" office:value="57" calcext:value-type="float">
            <text:p>57</text:p>
          </table:table-cell>
          <table:table-cell office:value-type="float" office:value="0.98782378599632" calcext:value-type="float">
            <text:p>0.98782378599632</text:p>
          </table:table-cell>
          <table:table-cell table:formula="of:=[.$C$1]*[.B49]+(1-[.$C$1])*[.C48]" office:value-type="float" office:value="0.989296081013939" calcext:value-type="float">
            <text:p>0.989296081013939</text:p>
          </table:table-cell>
          <table:table-cell office:value-type="float" office:value="13.6117143532902" calcext:value-type="float">
            <text:p>13.6117143532902</text:p>
          </table:table-cell>
          <table:table-cell table:formula="of:=[.D49]/[.$D$2]" office:value-type="float" office:value="0.60887153340067" calcext:value-type="float">
            <text:p>0.60887153340067</text:p>
          </table:table-cell>
          <table:table-cell table:formula="of:=[.$C$1]*[.E49]+(1-[.$C$1])*[.F48]" office:value-type="float" office:value="0.579583764828971" calcext:value-type="float">
            <text:p>0.579583764828971</text:p>
          </table:table-cell>
          <table:table-cell table:formula="of:=[.C49]/[.F47]" office:value-type="float" office:value="1.67061360806049" calcext:value-type="float">
            <text:p>1.67061360806049</text:p>
          </table:table-cell>
          <table:table-cell table:formula="of:=IF([$input.H49]=&quot;&quot;;&quot;&quot;;[$input.H49])" office:value-type="float" office:value="1" calcext:value-type="float">
            <text:p>1</text:p>
          </table:table-cell>
          <table:table-cell table:formula="of:=IF([$input.I49]=&quot;&quot;;&quot;&quot;;[$input.I49])" office:value-type="float" office:value="0" calcext:value-type="float">
            <text:p>0</text:p>
          </table:table-cell>
          <table:table-cell table:formula="of:=IF([$input.W49]=&quot;&quot;;&quot;&quot;;[$input.W49])" office:value-type="float" office:value="0.4" calcext:value-type="float">
            <text:p>0.4</text:p>
          </table:table-cell>
          <table:table-cell table:formula="of:=IF([$input.X49]=&quot;&quot;;&quot;&quot;;[$input.X49])" office:value-type="float" office:value="1" calcext:value-type="float">
            <text:p>1</text:p>
          </table:table-cell>
          <table:table-cell table:formula="of:=IF([$input.AD49]=&quot;&quot;;&quot;&quot;;[$input.AD49])" office:value-type="float" office:value="0" calcext:value-type="float">
            <text:p>0</text:p>
          </table:table-cell>
          <table:table-cell table:formula="of:=IF([$input.AE49]=&quot;&quot;;&quot;&quot;;[$input.AE49])" office:value-type="float" office:value="0" calcext:value-type="float">
            <text:p>0</text:p>
          </table:table-cell>
          <table:table-cell table:formula="of:=IF([$input.AK49]=&quot;&quot;;&quot;&quot;;[$input.AK49])" office:value-type="float" office:value="0" calcext:value-type="float">
            <text:p>0</text:p>
          </table:table-cell>
          <table:table-cell table:formula="of:=IF([$input.AL49]=&quot;&quot;;&quot;&quot;;[$input.AL49])" office:value-type="float" office:value="0" calcext:value-type="float">
            <text:p>0</text:p>
          </table:table-cell>
          <table:table-cell table:formula="of:=SUMIF([mzcr.$S$2:.$S$421];[.$A49];[$mzcr.T$2:$mzcr.T$421])" office:value-type="float" office:value="1349" calcext:value-type="float">
            <text:p>1349</text:p>
          </table:table-cell>
          <table:table-cell table:formula="of:=SUMIF([mzcr.$S$2:.$S$421];[.$A49];[$mzcr.U$2:$mzcr.U$421])" office:value-type="float" office:value="2255" calcext:value-type="float">
            <text:p>2255</text:p>
          </table:table-cell>
          <table:table-cell table:formula="of:=SUMIF([mzcr.$S$2:.$S$421];[.$A49];[$mzcr.V$2:$mzcr.V$421])" office:value-type="float" office:value="1620" calcext:value-type="float">
            <text:p>1620</text:p>
          </table:table-cell>
          <table:table-cell table:formula="of:=SUMIF([mzcr.$S$2:.$S$421];[.$A49];[$mzcr.W$2:$mzcr.W$421])" office:value-type="float" office:value="1423" calcext:value-type="float">
            <text:p>1423</text:p>
          </table:table-cell>
          <table:table-cell table:formula="of:=SUMIF([mzcr.$S$2:.$S$421];[.$A49];[$mzcr.X$2:$mzcr.X$421])" office:value-type="float" office:value="47051" calcext:value-type="float">
            <text:p>47051</text:p>
          </table:table-cell>
          <table:table-cell table:formula="of:=[.T48]*[.C49]" office:value-type="float" office:value="47197.337433013" calcext:value-type="float">
            <text:p>47197.337433013</text:p>
          </table:table-cell>
          <table:table-cell table:formula="of:=IF([.H48]=&quot;&quot;;&quot;&quot;;[.$G49]*[.P48]*[.H48])" office:value-type="float" office:value="2225.25732593658" calcext:value-type="float">
            <text:p>2225.25732593658</text:p>
          </table:table-cell>
          <table:table-cell table:formula="of:=IF([.H48]=&quot;&quot;;&quot;&quot;;[.$G49]*[.P48]*[.H48]*[.I48])" office:value-type="float" office:value="0" calcext:value-type="float">
            <text:p>0</text:p>
          </table:table-cell>
          <table:table-cell table:formula="of:=IF([.J48]=&quot;&quot;;&quot;&quot;;[.$G49]*[.Q48]*[.J48])" office:value-type="float" office:value="1573.71801879298" calcext:value-type="float">
            <text:p>1573.71801879298</text:p>
          </table:table-cell>
          <table:table-cell table:formula="of:=IF([.J48]=&quot;&quot;;&quot;&quot;;[.$G49]*[.Q48]*[.J48]*[.K48])" office:value-type="float" office:value="1573.71801879298" calcext:value-type="float">
            <text:p>1573.71801879298</text:p>
          </table:table-cell>
          <table:table-cell table:formula="of:=IF([.L48]=&quot;&quot;;&quot;&quot;;[.$G49]*[.R48]*[.L48])" office:value-type="float" office:value="0" calcext:value-type="float">
            <text:p>0</text:p>
          </table:table-cell>
          <table:table-cell table:formula="of:=IF([.L48]=&quot;&quot;;&quot;&quot;;[.$G49]*[.R48]*[.L48]*[.M48])" office:value-type="float" office:value="0" calcext:value-type="float">
            <text:p>0</text:p>
          </table:table-cell>
          <table:table-cell table:formula="of:=IF([.N48]=&quot;&quot;;&quot;&quot;;[.$G49]*[.S48]*[.N48])" office:value-type="float" office:value="0" calcext:value-type="float">
            <text:p>0</text:p>
          </table:table-cell>
          <table:table-cell table:formula="of:=IF([.N48]=&quot;&quot;;&quot;&quot;;[.$G49]*[.S48]*[.N48]*[.O48])" office:value-type="float" office:value="0" calcext:value-type="float">
            <text:p>0</text:p>
          </table:table-cell>
          <table:table-cell table:formula="of:=IF([.H49]=&quot;&quot;;&quot;&quot;;[.$U48]*[.H49])" office:value-type="float" office:value="55429.9760548159" calcext:value-type="float">
            <text:p>55429.9760548159</text:p>
          </table:table-cell>
          <table:table-cell table:formula="of:=IF([.J49]=&quot;&quot;;&quot;&quot;;[.$U48]*[.J49])" office:value-type="float" office:value="22171.9904219264" calcext:value-type="float">
            <text:p>22171.9904219264</text:p>
          </table:table-cell>
          <table:table-cell table:formula="of:=IF([.L49]=&quot;&quot;;&quot;&quot;;[.$U48]*[.L49])" office:value-type="float" office:value="0" calcext:value-type="float">
            <text:p>0</text:p>
          </table:table-cell>
          <table:table-cell table:formula="of:=IF([.N49]=&quot;&quot;;&quot;&quot;;[.$U48]*[.N49])" office:value-type="float" office:value="0" calcext:value-type="float">
            <text:p>0</text:p>
          </table:table-cell>
          <table:table-cell table:formula="of:=[.P48]*[.$G49]" office:value-type="float" office:value="2225.25732593658" calcext:value-type="float">
            <text:p>2225.25732593658</text:p>
          </table:table-cell>
          <table:table-cell table:formula="of:=[.Q48]*[.$G49]" office:value-type="float" office:value="3934.29504698246" calcext:value-type="float">
            <text:p>3934.29504698246</text:p>
          </table:table-cell>
          <table:table-cell table:formula="of:=[.R48]*[.$G49]" office:value-type="float" office:value="2741.47693082727" calcext:value-type="float">
            <text:p>2741.47693082727</text:p>
          </table:table-cell>
          <table:table-cell table:formula="of:=[.S48]*[.$G49]" office:value-type="float" office:value="2440.76648137638" calcext:value-type="float">
            <text:p>2440.76648137638</text:p>
          </table:table-cell>
        </table:table-row>
        <table:table-row table:style-name="ro1">
          <table:table-cell table:formula="of:=[input.B50]+[.$A$44]" office:value-type="float" office:value="58" calcext:value-type="float">
            <text:p>58</text:p>
          </table:table-cell>
          <table:table-cell office:value-type="float" office:value="1.03465084242874" calcext:value-type="float">
            <text:p>1.03465084242874</text:p>
          </table:table-cell>
          <table:table-cell table:formula="of:=[.$C$1]*[.B50]+(1-[.$C$1])*[.C49]" office:value-type="float" office:value="1.00290250943838" calcext:value-type="float">
            <text:p>1.00290250943838</text:p>
          </table:table-cell>
          <table:table-cell office:value-type="float" office:value="13.3445471357993" calcext:value-type="float">
            <text:p>13.3445471357993</text:p>
          </table:table-cell>
          <table:table-cell table:formula="of:=[.D50]/[.$D$2]" office:value-type="float" office:value="0.596920760032527" calcext:value-type="float">
            <text:p>0.596920760032527</text:p>
          </table:table-cell>
          <table:table-cell table:formula="of:=[.$C$1]*[.E50]+(1-[.$C$1])*[.F49]" office:value-type="float" office:value="0.584784863390038" calcext:value-type="float">
            <text:p>0.584784863390038</text:p>
          </table:table-cell>
          <table:table-cell table:formula="of:=[.C50]/[.F48]" office:value-type="float" office:value="1.76868809865722" calcext:value-type="float">
            <text:p>1.76868809865722</text:p>
          </table:table-cell>
          <table:table-cell table:formula="of:=IF([$input.H50]=&quot;&quot;;&quot;&quot;;[$input.H50])" office:value-type="float" office:value="1" calcext:value-type="float">
            <text:p>1</text:p>
          </table:table-cell>
          <table:table-cell table:formula="of:=IF([$input.I50]=&quot;&quot;;&quot;&quot;;[$input.I50])" office:value-type="float" office:value="0" calcext:value-type="float">
            <text:p>0</text:p>
          </table:table-cell>
          <table:table-cell table:formula="of:=IF([$input.W50]=&quot;&quot;;&quot;&quot;;[$input.W50])" office:value-type="float" office:value="0.4" calcext:value-type="float">
            <text:p>0.4</text:p>
          </table:table-cell>
          <table:table-cell table:formula="of:=IF([$input.X50]=&quot;&quot;;&quot;&quot;;[$input.X50])" office:value-type="float" office:value="1" calcext:value-type="float">
            <text:p>1</text:p>
          </table:table-cell>
          <table:table-cell table:formula="of:=IF([$input.AD50]=&quot;&quot;;&quot;&quot;;[$input.AD50])" office:value-type="float" office:value="0" calcext:value-type="float">
            <text:p>0</text:p>
          </table:table-cell>
          <table:table-cell table:formula="of:=IF([$input.AE50]=&quot;&quot;;&quot;&quot;;[$input.AE50])" office:value-type="float" office:value="0" calcext:value-type="float">
            <text:p>0</text:p>
          </table:table-cell>
          <table:table-cell table:formula="of:=IF([$input.AK50]=&quot;&quot;;&quot;&quot;;[$input.AK50])" office:value-type="float" office:value="0" calcext:value-type="float">
            <text:p>0</text:p>
          </table:table-cell>
          <table:table-cell table:formula="of:=IF([$input.AL50]=&quot;&quot;;&quot;&quot;;[$input.AL50])" office:value-type="float" office:value="0" calcext:value-type="float">
            <text:p>0</text:p>
          </table:table-cell>
          <table:table-cell table:formula="of:=SUMIF([mzcr.$S$2:.$S$421];[.$A50];[$mzcr.T$2:$mzcr.T$421])" office:value-type="float" office:value="1449" calcext:value-type="float">
            <text:p>1449</text:p>
          </table:table-cell>
          <table:table-cell table:formula="of:=SUMIF([mzcr.$S$2:.$S$421];[.$A50];[$mzcr.U$2:$mzcr.U$421])" office:value-type="float" office:value="2528" calcext:value-type="float">
            <text:p>2528</text:p>
          </table:table-cell>
          <table:table-cell table:formula="of:=SUMIF([mzcr.$S$2:.$S$421];[.$A50];[$mzcr.V$2:$mzcr.V$421])" office:value-type="float" office:value="1738" calcext:value-type="float">
            <text:p>1738</text:p>
          </table:table-cell>
          <table:table-cell table:formula="of:=SUMIF([mzcr.$S$2:.$S$421];[.$A50];[$mzcr.W$2:$mzcr.W$421])" office:value-type="float" office:value="1564" calcext:value-type="float">
            <text:p>1564</text:p>
          </table:table-cell>
          <table:table-cell table:formula="of:=SUMIF([mzcr.$S$2:.$S$421];[.$A50];[$mzcr.X$2:$mzcr.X$421])" office:value-type="float" office:value="49715" calcext:value-type="float">
            <text:p>49715</text:p>
          </table:table-cell>
          <table:table-cell table:formula="of:=[.T49]*[.C50]" office:value-type="float" office:value="47187.5659715852" calcext:value-type="float">
            <text:p>47187.5659715852</text:p>
          </table:table-cell>
          <table:table-cell table:formula="of:=IF([.H49]=&quot;&quot;;&quot;&quot;;[.$G50]*[.P49]*[.H49])" office:value-type="float" office:value="2385.96024508859" calcext:value-type="float">
            <text:p>2385.96024508859</text:p>
          </table:table-cell>
          <table:table-cell table:formula="of:=IF([.H49]=&quot;&quot;;&quot;&quot;;[.$G50]*[.P49]*[.H49]*[.I49])" office:value-type="float" office:value="0" calcext:value-type="float">
            <text:p>0</text:p>
          </table:table-cell>
          <table:table-cell table:formula="of:=IF([.J49]=&quot;&quot;;&quot;&quot;;[.$G50]*[.Q49]*[.J49])" office:value-type="float" office:value="1595.35666498881" calcext:value-type="float">
            <text:p>1595.35666498881</text:p>
          </table:table-cell>
          <table:table-cell table:formula="of:=IF([.J49]=&quot;&quot;;&quot;&quot;;[.$G50]*[.Q49]*[.J49]*[.K49])" office:value-type="float" office:value="1595.35666498881" calcext:value-type="float">
            <text:p>1595.35666498881</text:p>
          </table:table-cell>
          <table:table-cell table:formula="of:=IF([.L49]=&quot;&quot;;&quot;&quot;;[.$G50]*[.R49]*[.L49])" office:value-type="float" office:value="0" calcext:value-type="float">
            <text:p>0</text:p>
          </table:table-cell>
          <table:table-cell table:formula="of:=IF([.L49]=&quot;&quot;;&quot;&quot;;[.$G50]*[.R49]*[.L49]*[.M49])" office:value-type="float" office:value="0" calcext:value-type="float">
            <text:p>0</text:p>
          </table:table-cell>
          <table:table-cell table:formula="of:=IF([.N49]=&quot;&quot;;&quot;&quot;;[.$G50]*[.S49]*[.N49])" office:value-type="float" office:value="0" calcext:value-type="float">
            <text:p>0</text:p>
          </table:table-cell>
          <table:table-cell table:formula="of:=IF([.N49]=&quot;&quot;;&quot;&quot;;[.$G50]*[.S49]*[.N49]*[.O49])" office:value-type="float" office:value="0" calcext:value-type="float">
            <text:p>0</text:p>
          </table:table-cell>
          <table:table-cell table:formula="of:=IF([.H50]=&quot;&quot;;&quot;&quot;;[.$U49]*[.H50])" office:value-type="float" office:value="47197.337433013" calcext:value-type="float">
            <text:p>47197.337433013</text:p>
          </table:table-cell>
          <table:table-cell table:formula="of:=IF([.J50]=&quot;&quot;;&quot;&quot;;[.$U49]*[.J50])" office:value-type="float" office:value="18878.9349732052" calcext:value-type="float">
            <text:p>18878.9349732052</text:p>
          </table:table-cell>
          <table:table-cell table:formula="of:=IF([.L50]=&quot;&quot;;&quot;&quot;;[.$U49]*[.L50])" office:value-type="float" office:value="0" calcext:value-type="float">
            <text:p>0</text:p>
          </table:table-cell>
          <table:table-cell table:formula="of:=IF([.N50]=&quot;&quot;;&quot;&quot;;[.$U49]*[.N50])" office:value-type="float" office:value="0" calcext:value-type="float">
            <text:p>0</text:p>
          </table:table-cell>
          <table:table-cell table:formula="of:=[.P49]*[.$G50]" office:value-type="float" office:value="2385.96024508859" calcext:value-type="float">
            <text:p>2385.96024508859</text:p>
          </table:table-cell>
          <table:table-cell table:formula="of:=[.Q49]*[.$G50]" office:value-type="float" office:value="3988.39166247204" calcext:value-type="float">
            <text:p>3988.39166247204</text:p>
          </table:table-cell>
          <table:table-cell table:formula="of:=[.R49]*[.$G50]" office:value-type="float" office:value="2865.2747198247" calcext:value-type="float">
            <text:p>2865.2747198247</text:p>
          </table:table-cell>
          <table:table-cell table:formula="of:=[.S49]*[.$G50]" office:value-type="float" office:value="2516.84316438923" calcext:value-type="float">
            <text:p>2516.84316438923</text:p>
          </table:table-cell>
        </table:table-row>
        <table:table-row table:style-name="ro1">
          <table:table-cell table:formula="of:=[input.B51]+[.$A$44]" office:value-type="float" office:value="59" calcext:value-type="float">
            <text:p>59</text:p>
          </table:table-cell>
          <table:table-cell office:value-type="float" office:value="1.04695537743749" calcext:value-type="float">
            <text:p>1.04695537743749</text:p>
          </table:table-cell>
          <table:table-cell table:formula="of:=[.$C$1]*[.B51]+(1-[.$C$1])*[.C50]" office:value-type="float" office:value="1.01611836983811" calcext:value-type="float">
            <text:p>1.01611836983811</text:p>
          </table:table-cell>
          <table:table-cell office:value-type="float" office:value="13.2663681411135" calcext:value-type="float">
            <text:p>13.2663681411135</text:p>
          </table:table-cell>
          <table:table-cell table:formula="of:=[.D51]/[.$D$2]" office:value-type="float" office:value="0.593423701312472" calcext:value-type="float">
            <text:p>0.593423701312472</text:p>
          </table:table-cell>
          <table:table-cell table:formula="of:=[.$C$1]*[.E51]+(1-[.$C$1])*[.F50]" office:value-type="float" office:value="0.587376514766768" calcext:value-type="float">
            <text:p>0.587376514766768</text:p>
          </table:table-cell>
          <table:table-cell table:formula="of:=[.C51]/[.F49]" office:value-type="float" office:value="1.75318639254493" calcext:value-type="float">
            <text:p>1.75318639254493</text:p>
          </table:table-cell>
          <table:table-cell table:formula="of:=IF([$input.H51]=&quot;&quot;;&quot;&quot;;[$input.H51])" office:value-type="float" office:value="1" calcext:value-type="float">
            <text:p>1</text:p>
          </table:table-cell>
          <table:table-cell table:formula="of:=IF([$input.I51]=&quot;&quot;;&quot;&quot;;[$input.I51])" office:value-type="float" office:value="0" calcext:value-type="float">
            <text:p>0</text:p>
          </table:table-cell>
          <table:table-cell table:formula="of:=IF([$input.W51]=&quot;&quot;;&quot;&quot;;[$input.W51])" office:value-type="float" office:value="0.4" calcext:value-type="float">
            <text:p>0.4</text:p>
          </table:table-cell>
          <table:table-cell table:formula="of:=IF([$input.X51]=&quot;&quot;;&quot;&quot;;[$input.X51])" office:value-type="float" office:value="1" calcext:value-type="float">
            <text:p>1</text:p>
          </table:table-cell>
          <table:table-cell table:formula="of:=IF([$input.AD51]=&quot;&quot;;&quot;&quot;;[$input.AD51])" office:value-type="float" office:value="0" calcext:value-type="float">
            <text:p>0</text:p>
          </table:table-cell>
          <table:table-cell table:formula="of:=IF([$input.AE51]=&quot;&quot;;&quot;&quot;;[$input.AE51])" office:value-type="float" office:value="0" calcext:value-type="float">
            <text:p>0</text:p>
          </table:table-cell>
          <table:table-cell table:formula="of:=IF([$input.AK51]=&quot;&quot;;&quot;&quot;;[$input.AK51])" office:value-type="float" office:value="0" calcext:value-type="float">
            <text:p>0</text:p>
          </table:table-cell>
          <table:table-cell table:formula="of:=IF([$input.AL51]=&quot;&quot;;&quot;&quot;;[$input.AL51])" office:value-type="float" office:value="0" calcext:value-type="float">
            <text:p>0</text:p>
          </table:table-cell>
          <table:table-cell table:formula="of:=SUMIF([mzcr.$S$2:.$S$421];[.$A51];[$mzcr.T$2:$mzcr.T$421])" office:value-type="float" office:value="1586" calcext:value-type="float">
            <text:p>1586</text:p>
          </table:table-cell>
          <table:table-cell table:formula="of:=SUMIF([mzcr.$S$2:.$S$421];[.$A51];[$mzcr.U$2:$mzcr.U$421])" office:value-type="float" office:value="2870" calcext:value-type="float">
            <text:p>2870</text:p>
          </table:table-cell>
          <table:table-cell table:formula="of:=SUMIF([mzcr.$S$2:.$S$421];[.$A51];[$mzcr.V$2:$mzcr.V$421])" office:value-type="float" office:value="1885" calcext:value-type="float">
            <text:p>1885</text:p>
          </table:table-cell>
          <table:table-cell table:formula="of:=SUMIF([mzcr.$S$2:.$S$421];[.$A51];[$mzcr.W$2:$mzcr.W$421])" office:value-type="float" office:value="1687" calcext:value-type="float">
            <text:p>1687</text:p>
          </table:table-cell>
          <table:table-cell table:formula="of:=SUMIF([mzcr.$S$2:.$S$421];[.$A51];[$mzcr.X$2:$mzcr.X$421])" office:value-type="float" office:value="53123" calcext:value-type="float">
            <text:p>53123</text:p>
          </table:table-cell>
          <table:table-cell table:formula="of:=[.T50]*[.C51]" office:value-type="float" office:value="50516.3247565018" calcext:value-type="float">
            <text:p>50516.3247565018</text:p>
          </table:table-cell>
          <table:table-cell table:formula="of:=IF([.H50]=&quot;&quot;;&quot;&quot;;[.$G51]*[.P50]*[.H50])" office:value-type="float" office:value="2540.3670827976" calcext:value-type="float">
            <text:p>2540.3670827976</text:p>
          </table:table-cell>
          <table:table-cell table:formula="of:=IF([.H50]=&quot;&quot;;&quot;&quot;;[.$G51]*[.P50]*[.H50]*[.I50])" office:value-type="float" office:value="0" calcext:value-type="float">
            <text:p>0</text:p>
          </table:table-cell>
          <table:table-cell table:formula="of:=IF([.J50]=&quot;&quot;;&quot;&quot;;[.$G51]*[.Q50]*[.J50])" office:value-type="float" office:value="1772.82208014143" calcext:value-type="float">
            <text:p>1772.82208014143</text:p>
          </table:table-cell>
          <table:table-cell table:formula="of:=IF([.J50]=&quot;&quot;;&quot;&quot;;[.$G51]*[.Q50]*[.J50]*[.K50])" office:value-type="float" office:value="1772.82208014143" calcext:value-type="float">
            <text:p>1772.82208014143</text:p>
          </table:table-cell>
          <table:table-cell table:formula="of:=IF([.L50]=&quot;&quot;;&quot;&quot;;[.$G51]*[.R50]*[.L50])" office:value-type="float" office:value="0" calcext:value-type="float">
            <text:p>0</text:p>
          </table:table-cell>
          <table:table-cell table:formula="of:=IF([.L50]=&quot;&quot;;&quot;&quot;;[.$G51]*[.R50]*[.L50]*[.M50])" office:value-type="float" office:value="0" calcext:value-type="float">
            <text:p>0</text:p>
          </table:table-cell>
          <table:table-cell table:formula="of:=IF([.N50]=&quot;&quot;;&quot;&quot;;[.$G51]*[.S50]*[.N50])" office:value-type="float" office:value="0" calcext:value-type="float">
            <text:p>0</text:p>
          </table:table-cell>
          <table:table-cell table:formula="of:=IF([.N50]=&quot;&quot;;&quot;&quot;;[.$G51]*[.S50]*[.N50]*[.O50])" office:value-type="float" office:value="0" calcext:value-type="float">
            <text:p>0</text:p>
          </table:table-cell>
          <table:table-cell table:formula="of:=IF([.H51]=&quot;&quot;;&quot;&quot;;[.$U50]*[.H51])" office:value-type="float" office:value="47187.5659715852" calcext:value-type="float">
            <text:p>47187.5659715852</text:p>
          </table:table-cell>
          <table:table-cell table:formula="of:=IF([.J51]=&quot;&quot;;&quot;&quot;;[.$U50]*[.J51])" office:value-type="float" office:value="18875.0263886341" calcext:value-type="float">
            <text:p>18875.0263886341</text:p>
          </table:table-cell>
          <table:table-cell table:formula="of:=IF([.L51]=&quot;&quot;;&quot;&quot;;[.$U50]*[.L51])" office:value-type="float" office:value="0" calcext:value-type="float">
            <text:p>0</text:p>
          </table:table-cell>
          <table:table-cell table:formula="of:=IF([.N51]=&quot;&quot;;&quot;&quot;;[.$U50]*[.N51])" office:value-type="float" office:value="0" calcext:value-type="float">
            <text:p>0</text:p>
          </table:table-cell>
          <table:table-cell table:formula="of:=[.P50]*[.$G51]" office:value-type="float" office:value="2540.3670827976" calcext:value-type="float">
            <text:p>2540.3670827976</text:p>
          </table:table-cell>
          <table:table-cell table:formula="of:=[.Q50]*[.$G51]" office:value-type="float" office:value="4432.05520035358" calcext:value-type="float">
            <text:p>4432.05520035358</text:p>
          </table:table-cell>
          <table:table-cell table:formula="of:=[.R50]*[.$G51]" office:value-type="float" office:value="3047.03795024309" calcext:value-type="float">
            <text:p>3047.03795024309</text:p>
          </table:table-cell>
          <table:table-cell table:formula="of:=[.S50]*[.$G51]" office:value-type="float" office:value="2741.98351794027" calcext:value-type="float">
            <text:p>2741.98351794027</text:p>
          </table:table-cell>
        </table:table-row>
        <table:table-row table:style-name="ro1">
          <table:table-cell table:formula="of:=[input.B52]+[.$A$44]" office:value-type="float" office:value="60" calcext:value-type="float">
            <text:p>60</text:p>
          </table:table-cell>
          <table:table-cell office:value-type="float" office:value="1.15023190919718" calcext:value-type="float">
            <text:p>1.15023190919718</text:p>
          </table:table-cell>
          <table:table-cell table:formula="of:=[.$C$1]*[.B52]+(1-[.$C$1])*[.C51]" office:value-type="float" office:value="1.05635243164583" calcext:value-type="float">
            <text:p>1.05635243164583</text:p>
          </table:table-cell>
          <table:table-cell office:value-type="float" office:value="13.1881891464276" calcext:value-type="float">
            <text:p>13.1881891464276</text:p>
          </table:table-cell>
          <table:table-cell table:formula="of:=[.D52]/[.$D$2]" office:value-type="float" office:value="0.589926642592413" calcext:value-type="float">
            <text:p>0.589926642592413</text:p>
          </table:table-cell>
          <table:table-cell table:formula="of:=[.$C$1]*[.E52]+(1-[.$C$1])*[.F51]" office:value-type="float" office:value="0.588141553114461" calcext:value-type="float">
            <text:p>0.588141553114461</text:p>
          </table:table-cell>
          <table:table-cell table:formula="of:=[.C52]/[.F50]" office:value-type="float" office:value="1.80639496296482" calcext:value-type="float">
            <text:p>1.80639496296482</text:p>
          </table:table-cell>
          <table:table-cell table:formula="of:=IF([$input.H52]=&quot;&quot;;&quot;&quot;;[$input.H52])" office:value-type="float" office:value="1" calcext:value-type="float">
            <text:p>1</text:p>
          </table:table-cell>
          <table:table-cell table:formula="of:=IF([$input.I52]=&quot;&quot;;&quot;&quot;;[$input.I52])" office:value-type="float" office:value="0" calcext:value-type="float">
            <text:p>0</text:p>
          </table:table-cell>
          <table:table-cell table:formula="of:=IF([$input.W52]=&quot;&quot;;&quot;&quot;;[$input.W52])" office:value-type="float" office:value="0.4" calcext:value-type="float">
            <text:p>0.4</text:p>
          </table:table-cell>
          <table:table-cell table:formula="of:=IF([$input.X52]=&quot;&quot;;&quot;&quot;;[$input.X52])" office:value-type="float" office:value="1" calcext:value-type="float">
            <text:p>1</text:p>
          </table:table-cell>
          <table:table-cell table:formula="of:=IF([$input.AD52]=&quot;&quot;;&quot;&quot;;[$input.AD52])" office:value-type="float" office:value="0" calcext:value-type="float">
            <text:p>0</text:p>
          </table:table-cell>
          <table:table-cell table:formula="of:=IF([$input.AE52]=&quot;&quot;;&quot;&quot;;[$input.AE52])" office:value-type="float" office:value="0" calcext:value-type="float">
            <text:p>0</text:p>
          </table:table-cell>
          <table:table-cell table:formula="of:=IF([$input.AK52]=&quot;&quot;;&quot;&quot;;[$input.AK52])" office:value-type="float" office:value="0" calcext:value-type="float">
            <text:p>0</text:p>
          </table:table-cell>
          <table:table-cell table:formula="of:=IF([$input.AL52]=&quot;&quot;;&quot;&quot;;[$input.AL52])" office:value-type="float" office:value="0" calcext:value-type="float">
            <text:p>0</text:p>
          </table:table-cell>
          <table:table-cell table:formula="of:=SUMIF([mzcr.$S$2:.$S$421];[.$A52];[$mzcr.T$2:$mzcr.T$421])" office:value-type="float" office:value="2097" calcext:value-type="float">
            <text:p>2097</text:p>
          </table:table-cell>
          <table:table-cell table:formula="of:=SUMIF([mzcr.$S$2:.$S$421];[.$A52];[$mzcr.U$2:$mzcr.U$421])" office:value-type="float" office:value="3783" calcext:value-type="float">
            <text:p>3783</text:p>
          </table:table-cell>
          <table:table-cell table:formula="of:=SUMIF([mzcr.$S$2:.$S$421];[.$A52];[$mzcr.V$2:$mzcr.V$421])" office:value-type="float" office:value="2472" calcext:value-type="float">
            <text:p>2472</text:p>
          </table:table-cell>
          <table:table-cell table:formula="of:=SUMIF([mzcr.$S$2:.$S$421];[.$A52];[$mzcr.W$2:$mzcr.W$421])" office:value-type="float" office:value="2124" calcext:value-type="float">
            <text:p>2124</text:p>
          </table:table-cell>
          <table:table-cell table:formula="of:=SUMIF([mzcr.$S$2:.$S$421];[.$A52];[$mzcr.X$2:$mzcr.X$421])" office:value-type="float" office:value="65920" calcext:value-type="float">
            <text:p>65920</text:p>
          </table:table-cell>
          <table:table-cell table:formula="of:=[.T51]*[.C52]" office:value-type="float" office:value="56116.6102263216" calcext:value-type="float">
            <text:p>56116.6102263216</text:p>
          </table:table-cell>
          <table:table-cell table:formula="of:=IF([.H51]=&quot;&quot;;&quot;&quot;;[.$G52]*[.P51]*[.H51])" office:value-type="float" office:value="2864.9424112622" calcext:value-type="float">
            <text:p>2864.9424112622</text:p>
          </table:table-cell>
          <table:table-cell table:formula="of:=IF([.H51]=&quot;&quot;;&quot;&quot;;[.$G52]*[.P51]*[.H51]*[.I51])" office:value-type="float" office:value="0" calcext:value-type="float">
            <text:p>0</text:p>
          </table:table-cell>
          <table:table-cell table:formula="of:=IF([.J51]=&quot;&quot;;&quot;&quot;;[.$G52]*[.Q51]*[.J51])" office:value-type="float" office:value="2073.74141748361" calcext:value-type="float">
            <text:p>2073.74141748361</text:p>
          </table:table-cell>
          <table:table-cell table:formula="of:=IF([.J51]=&quot;&quot;;&quot;&quot;;[.$G52]*[.Q51]*[.J51]*[.K51])" office:value-type="float" office:value="2073.74141748361" calcext:value-type="float">
            <text:p>2073.74141748361</text:p>
          </table:table-cell>
          <table:table-cell table:formula="of:=IF([.L51]=&quot;&quot;;&quot;&quot;;[.$G52]*[.R51]*[.L51])" office:value-type="float" office:value="0" calcext:value-type="float">
            <text:p>0</text:p>
          </table:table-cell>
          <table:table-cell table:formula="of:=IF([.L51]=&quot;&quot;;&quot;&quot;;[.$G52]*[.R51]*[.L51]*[.M51])" office:value-type="float" office:value="0" calcext:value-type="float">
            <text:p>0</text:p>
          </table:table-cell>
          <table:table-cell table:formula="of:=IF([.N51]=&quot;&quot;;&quot;&quot;;[.$G52]*[.S51]*[.N51])" office:value-type="float" office:value="0" calcext:value-type="float">
            <text:p>0</text:p>
          </table:table-cell>
          <table:table-cell table:formula="of:=IF([.N51]=&quot;&quot;;&quot;&quot;;[.$G52]*[.S51]*[.N51]*[.O51])" office:value-type="float" office:value="0" calcext:value-type="float">
            <text:p>0</text:p>
          </table:table-cell>
          <table:table-cell table:formula="of:=IF([.H52]=&quot;&quot;;&quot;&quot;;[.$U51]*[.H52])" office:value-type="float" office:value="50516.3247565018" calcext:value-type="float">
            <text:p>50516.3247565018</text:p>
          </table:table-cell>
          <table:table-cell table:formula="of:=IF([.J52]=&quot;&quot;;&quot;&quot;;[.$U51]*[.J52])" office:value-type="float" office:value="20206.5299026007" calcext:value-type="float">
            <text:p>20206.5299026007</text:p>
          </table:table-cell>
          <table:table-cell table:formula="of:=IF([.L52]=&quot;&quot;;&quot;&quot;;[.$U51]*[.L52])" office:value-type="float" office:value="0" calcext:value-type="float">
            <text:p>0</text:p>
          </table:table-cell>
          <table:table-cell table:formula="of:=IF([.N52]=&quot;&quot;;&quot;&quot;;[.$U51]*[.N52])" office:value-type="float" office:value="0" calcext:value-type="float">
            <text:p>0</text:p>
          </table:table-cell>
          <table:table-cell table:formula="of:=[.P51]*[.$G52]" office:value-type="float" office:value="2864.9424112622" calcext:value-type="float">
            <text:p>2864.9424112622</text:p>
          </table:table-cell>
          <table:table-cell table:formula="of:=[.Q51]*[.$G52]" office:value-type="float" office:value="5184.35354370903" calcext:value-type="float">
            <text:p>5184.35354370903</text:p>
          </table:table-cell>
          <table:table-cell table:formula="of:=[.R51]*[.$G52]" office:value-type="float" office:value="3405.05450518868" calcext:value-type="float">
            <text:p>3405.05450518868</text:p>
          </table:table-cell>
          <table:table-cell table:formula="of:=[.S51]*[.$G52]" office:value-type="float" office:value="3047.38830252165" calcext:value-type="float">
            <text:p>3047.38830252165</text:p>
          </table:table-cell>
        </table:table-row>
        <table:table-row table:style-name="ro1">
          <table:table-cell table:formula="of:=[input.B53]+[.$A$44]" office:value-type="float" office:value="61" calcext:value-type="float">
            <text:p>61</text:p>
          </table:table-cell>
          <table:table-cell office:value-type="float" office:value="1.19455282804387" calcext:value-type="float">
            <text:p>1.19455282804387</text:p>
          </table:table-cell>
          <table:table-cell table:formula="of:=[.$C$1]*[.B53]+(1-[.$C$1])*[.C52]" office:value-type="float" office:value="1.09781255056524" calcext:value-type="float">
            <text:p>1.09781255056524</text:p>
          </table:table-cell>
          <table:table-cell office:value-type="float" office:value="13.1231736541989" calcext:value-type="float">
            <text:p>13.1231736541989</text:p>
          </table:table-cell>
          <table:table-cell table:formula="of:=[.D53]/[.$D$2]" office:value-type="float" office:value="0.58701840624388" calcext:value-type="float">
            <text:p>0.58701840624388</text:p>
          </table:table-cell>
          <table:table-cell table:formula="of:=[.$C$1]*[.E53]+(1-[.$C$1])*[.F52]" office:value-type="float" office:value="0.587804609053287" calcext:value-type="float">
            <text:p>0.587804609053287</text:p>
          </table:table-cell>
          <table:table-cell table:formula="of:=[.C53]/[.F51]" office:value-type="float" office:value="1.86900995011889" calcext:value-type="float">
            <text:p>1.86900995011889</text:p>
          </table:table-cell>
          <table:table-cell table:formula="of:=IF([$input.H53]=&quot;&quot;;&quot;&quot;;[$input.H53])" office:value-type="float" office:value="1" calcext:value-type="float">
            <text:p>1</text:p>
          </table:table-cell>
          <table:table-cell table:formula="of:=IF([$input.I53]=&quot;&quot;;&quot;&quot;;[$input.I53])" office:value-type="float" office:value="0" calcext:value-type="float">
            <text:p>0</text:p>
          </table:table-cell>
          <table:table-cell table:formula="of:=IF([$input.W53]=&quot;&quot;;&quot;&quot;;[$input.W53])" office:value-type="float" office:value="0.4" calcext:value-type="float">
            <text:p>0.4</text:p>
          </table:table-cell>
          <table:table-cell table:formula="of:=IF([$input.X53]=&quot;&quot;;&quot;&quot;;[$input.X53])" office:value-type="float" office:value="1" calcext:value-type="float">
            <text:p>1</text:p>
          </table:table-cell>
          <table:table-cell table:formula="of:=IF([$input.AD53]=&quot;&quot;;&quot;&quot;;[$input.AD53])" office:value-type="float" office:value="0" calcext:value-type="float">
            <text:p>0</text:p>
          </table:table-cell>
          <table:table-cell table:formula="of:=IF([$input.AE53]=&quot;&quot;;&quot;&quot;;[$input.AE53])" office:value-type="float" office:value="0" calcext:value-type="float">
            <text:p>0</text:p>
          </table:table-cell>
          <table:table-cell table:formula="of:=IF([$input.AK53]=&quot;&quot;;&quot;&quot;;[$input.AK53])" office:value-type="float" office:value="0" calcext:value-type="float">
            <text:p>0</text:p>
          </table:table-cell>
          <table:table-cell table:formula="of:=IF([$input.AL53]=&quot;&quot;;&quot;&quot;;[$input.AL53])" office:value-type="float" office:value="0" calcext:value-type="float">
            <text:p>0</text:p>
          </table:table-cell>
          <table:table-cell table:formula="of:=SUMIF([mzcr.$S$2:.$S$421];[.$A53];[$mzcr.T$2:$mzcr.T$421])" office:value-type="float" office:value="2581" calcext:value-type="float">
            <text:p>2581</text:p>
          </table:table-cell>
          <table:table-cell table:formula="of:=SUMIF([mzcr.$S$2:.$S$421];[.$A53];[$mzcr.U$2:$mzcr.U$421])" office:value-type="float" office:value="4475" calcext:value-type="float">
            <text:p>4475</text:p>
          </table:table-cell>
          <table:table-cell table:formula="of:=SUMIF([mzcr.$S$2:.$S$421];[.$A53];[$mzcr.V$2:$mzcr.V$421])" office:value-type="float" office:value="3182" calcext:value-type="float">
            <text:p>3182</text:p>
          </table:table-cell>
          <table:table-cell table:formula="of:=SUMIF([mzcr.$S$2:.$S$421];[.$A53];[$mzcr.W$2:$mzcr.W$421])" office:value-type="float" office:value="2665" calcext:value-type="float">
            <text:p>2665</text:p>
          </table:table-cell>
          <table:table-cell table:formula="of:=SUMIF([mzcr.$S$2:.$S$421];[.$A53];[$mzcr.X$2:$mzcr.X$421])" office:value-type="float" office:value="82323" calcext:value-type="float">
            <text:p>82323</text:p>
          </table:table-cell>
          <table:table-cell table:formula="of:=[.T52]*[.C53]" office:value-type="float" office:value="72367.8033332609" calcext:value-type="float">
            <text:p>72367.8033332609</text:p>
          </table:table-cell>
          <table:table-cell table:formula="of:=IF([.H52]=&quot;&quot;;&quot;&quot;;[.$G53]*[.P52]*[.H52])" office:value-type="float" office:value="3919.31386539931" calcext:value-type="float">
            <text:p>3919.31386539931</text:p>
          </table:table-cell>
          <table:table-cell table:formula="of:=IF([.H52]=&quot;&quot;;&quot;&quot;;[.$G53]*[.P52]*[.H52]*[.I52])" office:value-type="float" office:value="0" calcext:value-type="float">
            <text:p>0</text:p>
          </table:table-cell>
          <table:table-cell table:formula="of:=IF([.J52]=&quot;&quot;;&quot;&quot;;[.$G53]*[.Q52]*[.J52])" office:value-type="float" office:value="2828.1858565199" calcext:value-type="float">
            <text:p>2828.1858565199</text:p>
          </table:table-cell>
          <table:table-cell table:formula="of:=IF([.J52]=&quot;&quot;;&quot;&quot;;[.$G53]*[.Q52]*[.J52]*[.K52])" office:value-type="float" office:value="2828.1858565199" calcext:value-type="float">
            <text:p>2828.1858565199</text:p>
          </table:table-cell>
          <table:table-cell table:formula="of:=IF([.L52]=&quot;&quot;;&quot;&quot;;[.$G53]*[.R52]*[.L52])" office:value-type="float" office:value="0" calcext:value-type="float">
            <text:p>0</text:p>
          </table:table-cell>
          <table:table-cell table:formula="of:=IF([.L52]=&quot;&quot;;&quot;&quot;;[.$G53]*[.R52]*[.L52]*[.M52])" office:value-type="float" office:value="0" calcext:value-type="float">
            <text:p>0</text:p>
          </table:table-cell>
          <table:table-cell table:formula="of:=IF([.N52]=&quot;&quot;;&quot;&quot;;[.$G53]*[.S52]*[.N52])" office:value-type="float" office:value="0" calcext:value-type="float">
            <text:p>0</text:p>
          </table:table-cell>
          <table:table-cell table:formula="of:=IF([.N52]=&quot;&quot;;&quot;&quot;;[.$G53]*[.S52]*[.N52]*[.O52])" office:value-type="float" office:value="0" calcext:value-type="float">
            <text:p>0</text:p>
          </table:table-cell>
          <table:table-cell table:formula="of:=IF([.H53]=&quot;&quot;;&quot;&quot;;[.$U52]*[.H53])" office:value-type="float" office:value="56116.6102263216" calcext:value-type="float">
            <text:p>56116.6102263216</text:p>
          </table:table-cell>
          <table:table-cell table:formula="of:=IF([.J53]=&quot;&quot;;&quot;&quot;;[.$U52]*[.J53])" office:value-type="float" office:value="22446.6440905286" calcext:value-type="float">
            <text:p>22446.6440905286</text:p>
          </table:table-cell>
          <table:table-cell table:formula="of:=IF([.L53]=&quot;&quot;;&quot;&quot;;[.$U52]*[.L53])" office:value-type="float" office:value="0" calcext:value-type="float">
            <text:p>0</text:p>
          </table:table-cell>
          <table:table-cell table:formula="of:=IF([.N53]=&quot;&quot;;&quot;&quot;;[.$U52]*[.N53])" office:value-type="float" office:value="0" calcext:value-type="float">
            <text:p>0</text:p>
          </table:table-cell>
          <table:table-cell table:formula="of:=[.P52]*[.$G53]" office:value-type="float" office:value="3919.31386539931" calcext:value-type="float">
            <text:p>3919.31386539931</text:p>
          </table:table-cell>
          <table:table-cell table:formula="of:=[.Q52]*[.$G53]" office:value-type="float" office:value="7070.46464129976" calcext:value-type="float">
            <text:p>7070.46464129976</text:p>
          </table:table-cell>
          <table:table-cell table:formula="of:=[.R52]*[.$G53]" office:value-type="float" office:value="4620.19259669389" calcext:value-type="float">
            <text:p>4620.19259669389</text:p>
          </table:table-cell>
          <table:table-cell table:formula="of:=[.S52]*[.$G53]" office:value-type="float" office:value="3969.77713405252" calcext:value-type="float">
            <text:p>3969.77713405252</text:p>
          </table:table-cell>
        </table:table-row>
        <table:table-row table:style-name="ro1">
          <table:table-cell table:formula="of:=[input.B54]+[.$A$44]" office:value-type="float" office:value="62" calcext:value-type="float">
            <text:p>62</text:p>
          </table:table-cell>
          <table:table-cell office:value-type="float" office:value="1.04708383961118" calcext:value-type="float">
            <text:p>1.04708383961118</text:p>
          </table:table-cell>
          <table:table-cell table:formula="of:=[.$C$1]*[.B54]+(1-[.$C$1])*[.C53]" office:value-type="float" office:value="1.08259393727902" calcext:value-type="float">
            <text:p>1.08259393727902</text:p>
          </table:table-cell>
          <table:table-cell office:value-type="float" office:value="12.0533207081284" calcext:value-type="float">
            <text:p>12.0533207081284</text:p>
          </table:table-cell>
          <table:table-cell table:formula="of:=[.D54]/[.$D$2]" office:value-type="float" office:value="0.539162347346368" calcext:value-type="float">
            <text:p>0.539162347346368</text:p>
          </table:table-cell>
          <table:table-cell table:formula="of:=[.$C$1]*[.E54]+(1-[.$C$1])*[.F53]" office:value-type="float" office:value="0.573211930541211" calcext:value-type="float">
            <text:p>0.573211930541211</text:p>
          </table:table-cell>
          <table:table-cell table:formula="of:=[.C54]/[.F52]" office:value-type="float" office:value="1.84070302726652" calcext:value-type="float">
            <text:p>1.84070302726652</text:p>
          </table:table-cell>
          <table:table-cell table:formula="of:=IF([$input.H54]=&quot;&quot;;&quot;&quot;;[$input.H54])" office:value-type="float" office:value="0" calcext:value-type="float">
            <text:p>0</text:p>
          </table:table-cell>
          <table:table-cell table:formula="of:=IF([$input.I54]=&quot;&quot;;&quot;&quot;;[$input.I54])" office:value-type="float" office:value="0" calcext:value-type="float">
            <text:p>0</text:p>
          </table:table-cell>
          <table:table-cell table:formula="of:=IF([$input.W54]=&quot;&quot;;&quot;&quot;;[$input.W54])" office:value-type="float" office:value="0" calcext:value-type="float">
            <text:p>0</text:p>
          </table:table-cell>
          <table:table-cell table:formula="of:=IF([$input.X54]=&quot;&quot;;&quot;&quot;;[$input.X54])" office:value-type="float" office:value="0" calcext:value-type="float">
            <text:p>0</text:p>
          </table:table-cell>
          <table:table-cell table:formula="of:=IF([$input.AD54]=&quot;&quot;;&quot;&quot;;[$input.AD54])" office:value-type="float" office:value="0" calcext:value-type="float">
            <text:p>0</text:p>
          </table:table-cell>
          <table:table-cell table:formula="of:=IF([$input.AE54]=&quot;&quot;;&quot;&quot;;[$input.AE54])" office:value-type="float" office:value="0" calcext:value-type="float">
            <text:p>0</text:p>
          </table:table-cell>
          <table:table-cell table:formula="of:=IF([$input.AK54]=&quot;&quot;;&quot;&quot;;[$input.AK54])" office:value-type="float" office:value="0" calcext:value-type="float">
            <text:p>0</text:p>
          </table:table-cell>
          <table:table-cell table:formula="of:=IF([$input.AL54]=&quot;&quot;;&quot;&quot;;[$input.AL54])" office:value-type="float" office:value="0" calcext:value-type="float">
            <text:p>0</text:p>
          </table:table-cell>
          <table:table-cell table:formula="of:=SUMIF([mzcr.$S$2:.$S$421];[.$A54];[$mzcr.T$2:$mzcr.T$421])" office:value-type="float" office:value="2251" calcext:value-type="float">
            <text:p>2251</text:p>
          </table:table-cell>
          <table:table-cell table:formula="of:=SUMIF([mzcr.$S$2:.$S$421];[.$A54];[$mzcr.U$2:$mzcr.U$421])" office:value-type="float" office:value="4000" calcext:value-type="float">
            <text:p>4000</text:p>
          </table:table-cell>
          <table:table-cell table:formula="of:=SUMIF([mzcr.$S$2:.$S$421];[.$A54];[$mzcr.V$2:$mzcr.V$421])" office:value-type="float" office:value="3250" calcext:value-type="float">
            <text:p>3250</text:p>
          </table:table-cell>
          <table:table-cell table:formula="of:=SUMIF([mzcr.$S$2:.$S$421];[.$A54];[$mzcr.W$2:$mzcr.W$421])" office:value-type="float" office:value="2904" calcext:value-type="float">
            <text:p>2904</text:p>
          </table:table-cell>
          <table:table-cell table:formula="of:=SUMIF([mzcr.$S$2:.$S$421];[.$A54];[$mzcr.X$2:$mzcr.X$421])" office:value-type="float" office:value="84750" calcext:value-type="float">
            <text:p>84750</text:p>
          </table:table-cell>
          <table:table-cell table:formula="of:=[.T53]*[.C54]" office:value-type="float" office:value="89122.3806986212" calcext:value-type="float">
            <text:p>89122.3806986212</text:p>
          </table:table-cell>
          <table:table-cell table:formula="of:=IF([.H53]=&quot;&quot;;&quot;&quot;;[.$G54]*[.P53]*[.H53])" office:value-type="float" office:value="4750.8545133749" calcext:value-type="float">
            <text:p>4750.8545133749</text:p>
          </table:table-cell>
          <table:table-cell table:formula="of:=IF([.H53]=&quot;&quot;;&quot;&quot;;[.$G54]*[.P53]*[.H53]*[.I53])" office:value-type="float" office:value="0" calcext:value-type="float">
            <text:p>0</text:p>
          </table:table-cell>
          <table:table-cell table:formula="of:=IF([.J53]=&quot;&quot;;&quot;&quot;;[.$G54]*[.Q53]*[.J53])" office:value-type="float" office:value="3294.85841880708" calcext:value-type="float">
            <text:p>3294.85841880708</text:p>
          </table:table-cell>
          <table:table-cell table:formula="of:=IF([.J53]=&quot;&quot;;&quot;&quot;;[.$G54]*[.Q53]*[.J53]*[.K53])" office:value-type="float" office:value="3294.85841880708" calcext:value-type="float">
            <text:p>3294.85841880708</text:p>
          </table:table-cell>
          <table:table-cell table:formula="of:=IF([.L53]=&quot;&quot;;&quot;&quot;;[.$G54]*[.R53]*[.L53])" office:value-type="float" office:value="0" calcext:value-type="float">
            <text:p>0</text:p>
          </table:table-cell>
          <table:table-cell table:formula="of:=IF([.L53]=&quot;&quot;;&quot;&quot;;[.$G54]*[.R53]*[.L53]*[.M53])" office:value-type="float" office:value="0" calcext:value-type="float">
            <text:p>0</text:p>
          </table:table-cell>
          <table:table-cell table:formula="of:=IF([.N53]=&quot;&quot;;&quot;&quot;;[.$G54]*[.S53]*[.N53])" office:value-type="float" office:value="0" calcext:value-type="float">
            <text:p>0</text:p>
          </table:table-cell>
          <table:table-cell table:formula="of:=IF([.N53]=&quot;&quot;;&quot;&quot;;[.$G54]*[.S53]*[.N53]*[.O53])" office:value-type="float" office:value="0" calcext:value-type="float">
            <text:p>0</text:p>
          </table:table-cell>
          <table:table-cell table:formula="of:=IF([.H54]=&quot;&quot;;&quot;&quot;;[.$U53]*[.H54])" office:value-type="float" office:value="0" calcext:value-type="float">
            <text:p>0</text:p>
          </table:table-cell>
          <table:table-cell table:formula="of:=IF([.J54]=&quot;&quot;;&quot;&quot;;[.$U53]*[.J54])" office:value-type="float" office:value="0" calcext:value-type="float">
            <text:p>0</text:p>
          </table:table-cell>
          <table:table-cell table:formula="of:=IF([.L54]=&quot;&quot;;&quot;&quot;;[.$U53]*[.L54])" office:value-type="float" office:value="0" calcext:value-type="float">
            <text:p>0</text:p>
          </table:table-cell>
          <table:table-cell table:formula="of:=IF([.N54]=&quot;&quot;;&quot;&quot;;[.$U53]*[.N54])" office:value-type="float" office:value="0" calcext:value-type="float">
            <text:p>0</text:p>
          </table:table-cell>
          <table:table-cell table:formula="of:=[.P53]*[.$G54]" office:value-type="float" office:value="4750.8545133749" calcext:value-type="float">
            <text:p>4750.8545133749</text:p>
          </table:table-cell>
          <table:table-cell table:formula="of:=[.Q53]*[.$G54]" office:value-type="float" office:value="8237.1460470177" calcext:value-type="float">
            <text:p>8237.1460470177</text:p>
          </table:table-cell>
          <table:table-cell table:formula="of:=[.R53]*[.$G54]" office:value-type="float" office:value="5857.11703276208" calcext:value-type="float">
            <text:p>5857.11703276208</text:p>
          </table:table-cell>
          <table:table-cell table:formula="of:=[.S53]*[.$G54]" office:value-type="float" office:value="4905.47356766529" calcext:value-type="float">
            <text:p>4905.47356766529</text:p>
          </table:table-cell>
        </table:table-row>
        <table:table-row table:style-name="ro1">
          <table:table-cell table:formula="of:=[input.B55]+[.$A$44]" office:value-type="float" office:value="63" calcext:value-type="float">
            <text:p>63</text:p>
          </table:table-cell>
          <table:table-cell office:value-type="float" office:value="0.909134313063325" calcext:value-type="float">
            <text:p>0.909134313063325</text:p>
          </table:table-cell>
          <table:table-cell table:formula="of:=[.$C$1]*[.B55]+(1-[.$C$1])*[.C54]" office:value-type="float" office:value="1.03055605001431" calcext:value-type="float">
            <text:p>1.03055605001431</text:p>
          </table:table-cell>
          <table:table-cell office:value-type="float" office:value="12.0810201802125" calcext:value-type="float">
            <text:p>12.0810201802125</text:p>
          </table:table-cell>
          <table:table-cell table:formula="of:=[.D55]/[.$D$2]" office:value-type="float" office:value="0.540401384517182" calcext:value-type="float">
            <text:p>0.540401384517182</text:p>
          </table:table-cell>
          <table:table-cell table:formula="of:=[.$C$1]*[.E55]+(1-[.$C$1])*[.F54]" office:value-type="float" office:value="0.563368766734002" calcext:value-type="float">
            <text:p>0.563368766734002</text:p>
          </table:table-cell>
          <table:table-cell table:formula="of:=[.C55]/[.F53]" office:value-type="float" office:value="1.75322893720435" calcext:value-type="float">
            <text:p>1.75322893720435</text:p>
          </table:table-cell>
          <table:table-cell table:formula="of:=IF([$input.H55]=&quot;&quot;;&quot;&quot;;[$input.H55])" office:value-type="float" office:value="0" calcext:value-type="float">
            <text:p>0</text:p>
          </table:table-cell>
          <table:table-cell table:formula="of:=IF([$input.I55]=&quot;&quot;;&quot;&quot;;[$input.I55])" office:value-type="float" office:value="0" calcext:value-type="float">
            <text:p>0</text:p>
          </table:table-cell>
          <table:table-cell table:formula="of:=IF([$input.W55]=&quot;&quot;;&quot;&quot;;[$input.W55])" office:value-type="float" office:value="0" calcext:value-type="float">
            <text:p>0</text:p>
          </table:table-cell>
          <table:table-cell table:formula="of:=IF([$input.X55]=&quot;&quot;;&quot;&quot;;[$input.X55])" office:value-type="float" office:value="0" calcext:value-type="float">
            <text:p>0</text:p>
          </table:table-cell>
          <table:table-cell table:formula="of:=IF([$input.AD55]=&quot;&quot;;&quot;&quot;;[$input.AD55])" office:value-type="float" office:value="0" calcext:value-type="float">
            <text:p>0</text:p>
          </table:table-cell>
          <table:table-cell table:formula="of:=IF([$input.AE55]=&quot;&quot;;&quot;&quot;;[$input.AE55])" office:value-type="float" office:value="0" calcext:value-type="float">
            <text:p>0</text:p>
          </table:table-cell>
          <table:table-cell table:formula="of:=IF([$input.AK55]=&quot;&quot;;&quot;&quot;;[$input.AK55])" office:value-type="float" office:value="0" calcext:value-type="float">
            <text:p>0</text:p>
          </table:table-cell>
          <table:table-cell table:formula="of:=IF([$input.AL55]=&quot;&quot;;&quot;&quot;;[$input.AL55])" office:value-type="float" office:value="0" calcext:value-type="float">
            <text:p>0</text:p>
          </table:table-cell>
          <table:table-cell table:formula="of:=SUMIF([mzcr.$S$2:.$S$421];[.$A55];[$mzcr.T$2:$mzcr.T$421])" office:value-type="float" office:value="1717" calcext:value-type="float">
            <text:p>1717</text:p>
          </table:table-cell>
          <table:table-cell table:formula="of:=SUMIF([mzcr.$S$2:.$S$421];[.$A55];[$mzcr.U$2:$mzcr.U$421])" office:value-type="float" office:value="3063" calcext:value-type="float">
            <text:p>3063</text:p>
          </table:table-cell>
          <table:table-cell table:formula="of:=SUMIF([mzcr.$S$2:.$S$421];[.$A55];[$mzcr.V$2:$mzcr.V$421])" office:value-type="float" office:value="3100" calcext:value-type="float">
            <text:p>3100</text:p>
          </table:table-cell>
          <table:table-cell table:formula="of:=SUMIF([mzcr.$S$2:.$S$421];[.$A55];[$mzcr.W$2:$mzcr.W$421])" office:value-type="float" office:value="2759" calcext:value-type="float">
            <text:p>2759</text:p>
          </table:table-cell>
          <table:table-cell table:formula="of:=SUMIF([mzcr.$S$2:.$S$421];[.$A55];[$mzcr.X$2:$mzcr.X$421])" office:value-type="float" office:value="76527" calcext:value-type="float">
            <text:p>76527</text:p>
          </table:table-cell>
          <table:table-cell table:formula="of:=[.T54]*[.C55]" office:value-type="float" office:value="87339.6252387132" calcext:value-type="float">
            <text:p>87339.6252387132</text:p>
          </table:table-cell>
          <table:table-cell table:formula="of:=IF([.H54]=&quot;&quot;;&quot;&quot;;[.$G55]*[.P54]*[.H54])" office:value-type="float" office:value="0" calcext:value-type="float">
            <text:p>0</text:p>
          </table:table-cell>
          <table:table-cell table:formula="of:=IF([.H54]=&quot;&quot;;&quot;&quot;;[.$G55]*[.P54]*[.H54]*[.I54])" office:value-type="float" office:value="0" calcext:value-type="float">
            <text:p>0</text:p>
          </table:table-cell>
          <table:table-cell table:formula="of:=IF([.J54]=&quot;&quot;;&quot;&quot;;[.$G55]*[.Q54]*[.J54])" office:value-type="float" office:value="0" calcext:value-type="float">
            <text:p>0</text:p>
          </table:table-cell>
          <table:table-cell table:formula="of:=IF([.J54]=&quot;&quot;;&quot;&quot;;[.$G55]*[.Q54]*[.J54]*[.K54])" office:value-type="float" office:value="0" calcext:value-type="float">
            <text:p>0</text:p>
          </table:table-cell>
          <table:table-cell table:formula="of:=IF([.L54]=&quot;&quot;;&quot;&quot;;[.$G55]*[.R54]*[.L54])" office:value-type="float" office:value="0" calcext:value-type="float">
            <text:p>0</text:p>
          </table:table-cell>
          <table:table-cell table:formula="of:=IF([.L54]=&quot;&quot;;&quot;&quot;;[.$G55]*[.R54]*[.L54]*[.M54])" office:value-type="float" office:value="0" calcext:value-type="float">
            <text:p>0</text:p>
          </table:table-cell>
          <table:table-cell table:formula="of:=IF([.N54]=&quot;&quot;;&quot;&quot;;[.$G55]*[.S54]*[.N54])" office:value-type="float" office:value="0" calcext:value-type="float">
            <text:p>0</text:p>
          </table:table-cell>
          <table:table-cell table:formula="of:=IF([.N54]=&quot;&quot;;&quot;&quot;;[.$G55]*[.S54]*[.N54]*[.O54])" office:value-type="float" office:value="0" calcext:value-type="float">
            <text:p>0</text:p>
          </table:table-cell>
          <table:table-cell table:formula="of:=IF([.H55]=&quot;&quot;;&quot;&quot;;[.$U54]*[.H55])" office:value-type="float" office:value="0" calcext:value-type="float">
            <text:p>0</text:p>
          </table:table-cell>
          <table:table-cell table:formula="of:=IF([.J55]=&quot;&quot;;&quot;&quot;;[.$U54]*[.J55])" office:value-type="float" office:value="0" calcext:value-type="float">
            <text:p>0</text:p>
          </table:table-cell>
          <table:table-cell table:formula="of:=IF([.L55]=&quot;&quot;;&quot;&quot;;[.$U54]*[.L55])" office:value-type="float" office:value="0" calcext:value-type="float">
            <text:p>0</text:p>
          </table:table-cell>
          <table:table-cell table:formula="of:=IF([.N55]=&quot;&quot;;&quot;&quot;;[.$U54]*[.N55])" office:value-type="float" office:value="0" calcext:value-type="float">
            <text:p>0</text:p>
          </table:table-cell>
          <table:table-cell table:formula="of:=[.P54]*[.$G55]" office:value-type="float" office:value="3946.518337647" calcext:value-type="float">
            <text:p>3946.518337647</text:p>
          </table:table-cell>
          <table:table-cell table:formula="of:=[.Q54]*[.$G55]" office:value-type="float" office:value="7012.91574881741" calcext:value-type="float">
            <text:p>7012.91574881741</text:p>
          </table:table-cell>
          <table:table-cell table:formula="of:=[.R54]*[.$G55]" office:value-type="float" office:value="5697.99404591415" calcext:value-type="float">
            <text:p>5697.99404591415</text:p>
          </table:table-cell>
          <table:table-cell table:formula="of:=[.S54]*[.$G55]" office:value-type="float" office:value="5091.37683364144" calcext:value-type="float">
            <text:p>5091.37683364144</text:p>
          </table:table-cell>
        </table:table-row>
        <table:table-row table:style-name="ro1">
          <table:table-cell table:formula="of:=[input.B56]+[.$A$44]" office:value-type="float" office:value="64" calcext:value-type="float">
            <text:p>64</text:p>
          </table:table-cell>
          <table:table-cell office:value-type="float" office:value="0.934389722729964" calcext:value-type="float">
            <text:p>0.934389722729964</text:p>
          </table:table-cell>
          <table:table-cell table:formula="of:=[.$C$1]*[.B56]+(1-[.$C$1])*[.C55]" office:value-type="float" office:value="1.00170615182901" calcext:value-type="float">
            <text:p>1.00170615182901</text:p>
          </table:table-cell>
          <table:table-cell office:value-type="float" office:value="10.9707410806423" calcext:value-type="float">
            <text:p>10.9707410806423</text:p>
          </table:table-cell>
          <table:table-cell table:formula="of:=[.D56]/[.$D$2]" office:value-type="float" office:value="0.490737005709922" calcext:value-type="float">
            <text:p>0.490737005709922</text:p>
          </table:table-cell>
          <table:table-cell table:formula="of:=[.$C$1]*[.E56]+(1-[.$C$1])*[.F55]" office:value-type="float" office:value="0.541579238426778" calcext:value-type="float">
            <text:p>0.541579238426778</text:p>
          </table:table-cell>
          <table:table-cell table:formula="of:=[.C56]/[.F54]" office:value-type="float" office:value="1.74753193096178" calcext:value-type="float">
            <text:p>1.74753193096178</text:p>
          </table:table-cell>
          <table:table-cell table:formula="of:=IF([$input.H56]=&quot;&quot;;&quot;&quot;;[$input.H56])" office:value-type="float" office:value="0" calcext:value-type="float">
            <text:p>0</text:p>
          </table:table-cell>
          <table:table-cell table:formula="of:=IF([$input.I56]=&quot;&quot;;&quot;&quot;;[$input.I56])" office:value-type="float" office:value="0" calcext:value-type="float">
            <text:p>0</text:p>
          </table:table-cell>
          <table:table-cell table:formula="of:=IF([$input.W56]=&quot;&quot;;&quot;&quot;;[$input.W56])" office:value-type="float" office:value="0" calcext:value-type="float">
            <text:p>0</text:p>
          </table:table-cell>
          <table:table-cell table:formula="of:=IF([$input.X56]=&quot;&quot;;&quot;&quot;;[$input.X56])" office:value-type="float" office:value="0" calcext:value-type="float">
            <text:p>0</text:p>
          </table:table-cell>
          <table:table-cell table:formula="of:=IF([$input.AD56]=&quot;&quot;;&quot;&quot;;[$input.AD56])" office:value-type="float" office:value="0" calcext:value-type="float">
            <text:p>0</text:p>
          </table:table-cell>
          <table:table-cell table:formula="of:=IF([$input.AE56]=&quot;&quot;;&quot;&quot;;[$input.AE56])" office:value-type="float" office:value="0" calcext:value-type="float">
            <text:p>0</text:p>
          </table:table-cell>
          <table:table-cell table:formula="of:=IF([$input.AK56]=&quot;&quot;;&quot;&quot;;[$input.AK56])" office:value-type="float" office:value="0" calcext:value-type="float">
            <text:p>0</text:p>
          </table:table-cell>
          <table:table-cell table:formula="of:=IF([$input.AL56]=&quot;&quot;;&quot;&quot;;[$input.AL56])" office:value-type="float" office:value="0" calcext:value-type="float">
            <text:p>0</text:p>
          </table:table-cell>
          <table:table-cell table:formula="of:=SUMIF([mzcr.$S$2:.$S$421];[.$A56];[$mzcr.T$2:$mzcr.T$421])" office:value-type="float" office:value="1428" calcext:value-type="float">
            <text:p>1428</text:p>
          </table:table-cell>
          <table:table-cell table:formula="of:=SUMIF([mzcr.$S$2:.$S$421];[.$A56];[$mzcr.U$2:$mzcr.U$421])" office:value-type="float" office:value="2471" calcext:value-type="float">
            <text:p>2471</text:p>
          </table:table-cell>
          <table:table-cell table:formula="of:=SUMIF([mzcr.$S$2:.$S$421];[.$A56];[$mzcr.V$2:$mzcr.V$421])" office:value-type="float" office:value="2668" calcext:value-type="float">
            <text:p>2668</text:p>
          </table:table-cell>
          <table:table-cell table:formula="of:=SUMIF([mzcr.$S$2:.$S$421];[.$A56];[$mzcr.W$2:$mzcr.W$421])" office:value-type="float" office:value="2401" calcext:value-type="float">
            <text:p>2401</text:p>
          </table:table-cell>
          <table:table-cell table:formula="of:=SUMIF([mzcr.$S$2:.$S$421];[.$A56];[$mzcr.X$2:$mzcr.X$421])" office:value-type="float" office:value="64471" calcext:value-type="float">
            <text:p>64471</text:p>
          </table:table-cell>
          <table:table-cell table:formula="of:=[.T55]*[.C56]" office:value-type="float" office:value="76657.5666810186" calcext:value-type="float">
            <text:p>76657.5666810186</text:p>
          </table:table-cell>
          <table:table-cell table:formula="of:=IF([.H55]=&quot;&quot;;&quot;&quot;;[.$G56]*[.P55]*[.H55])" office:value-type="float" office:value="0" calcext:value-type="float">
            <text:p>0</text:p>
          </table:table-cell>
          <table:table-cell table:formula="of:=IF([.H55]=&quot;&quot;;&quot;&quot;;[.$G56]*[.P55]*[.H55]*[.I55])" office:value-type="float" office:value="0" calcext:value-type="float">
            <text:p>0</text:p>
          </table:table-cell>
          <table:table-cell table:formula="of:=IF([.J55]=&quot;&quot;;&quot;&quot;;[.$G56]*[.Q55]*[.J55])" office:value-type="float" office:value="0" calcext:value-type="float">
            <text:p>0</text:p>
          </table:table-cell>
          <table:table-cell table:formula="of:=IF([.J55]=&quot;&quot;;&quot;&quot;;[.$G56]*[.Q55]*[.J55]*[.K55])" office:value-type="float" office:value="0" calcext:value-type="float">
            <text:p>0</text:p>
          </table:table-cell>
          <table:table-cell table:formula="of:=IF([.L55]=&quot;&quot;;&quot;&quot;;[.$G56]*[.R55]*[.L55])" office:value-type="float" office:value="0" calcext:value-type="float">
            <text:p>0</text:p>
          </table:table-cell>
          <table:table-cell table:formula="of:=IF([.L55]=&quot;&quot;;&quot;&quot;;[.$G56]*[.R55]*[.L55]*[.M55])" office:value-type="float" office:value="0" calcext:value-type="float">
            <text:p>0</text:p>
          </table:table-cell>
          <table:table-cell table:formula="of:=IF([.N55]=&quot;&quot;;&quot;&quot;;[.$G56]*[.S55]*[.N55])" office:value-type="float" office:value="0" calcext:value-type="float">
            <text:p>0</text:p>
          </table:table-cell>
          <table:table-cell table:formula="of:=IF([.N55]=&quot;&quot;;&quot;&quot;;[.$G56]*[.S55]*[.N55]*[.O55])" office:value-type="float" office:value="0" calcext:value-type="float">
            <text:p>0</text:p>
          </table:table-cell>
          <table:table-cell table:formula="of:=IF([.H56]=&quot;&quot;;&quot;&quot;;[.$U55]*[.H56])" office:value-type="float" office:value="0" calcext:value-type="float">
            <text:p>0</text:p>
          </table:table-cell>
          <table:table-cell table:formula="of:=IF([.J56]=&quot;&quot;;&quot;&quot;;[.$U55]*[.J56])" office:value-type="float" office:value="0" calcext:value-type="float">
            <text:p>0</text:p>
          </table:table-cell>
          <table:table-cell table:formula="of:=IF([.L56]=&quot;&quot;;&quot;&quot;;[.$U55]*[.L56])" office:value-type="float" office:value="0" calcext:value-type="float">
            <text:p>0</text:p>
          </table:table-cell>
          <table:table-cell table:formula="of:=IF([.N56]=&quot;&quot;;&quot;&quot;;[.$U55]*[.N56])" office:value-type="float" office:value="0" calcext:value-type="float">
            <text:p>0</text:p>
          </table:table-cell>
          <table:table-cell table:formula="of:=[.P55]*[.$G56]" office:value-type="float" office:value="3000.51232546137" calcext:value-type="float">
            <text:p>3000.51232546137</text:p>
          </table:table-cell>
          <table:table-cell table:formula="of:=[.Q55]*[.$G56]" office:value-type="float" office:value="5352.69030453592" calcext:value-type="float">
            <text:p>5352.69030453592</text:p>
          </table:table-cell>
          <table:table-cell table:formula="of:=[.R55]*[.$G56]" office:value-type="float" office:value="5417.3489859815" calcext:value-type="float">
            <text:p>5417.3489859815</text:p>
          </table:table-cell>
          <table:table-cell table:formula="of:=[.S55]*[.$G56]" office:value-type="float" office:value="4821.44059752354" calcext:value-type="float">
            <text:p>4821.44059752354</text:p>
          </table:table-cell>
        </table:table-row>
        <table:table-row table:style-name="ro1">
          <table:table-cell table:formula="of:=[input.B57]+[.$A$44]" office:value-type="float" office:value="65" calcext:value-type="float">
            <text:p>65</text:p>
          </table:table-cell>
          <table:table-cell office:value-type="float" office:value="0.813126404665006" calcext:value-type="float">
            <text:p>0.813126404665006</text:p>
          </table:table-cell>
          <table:table-cell table:formula="of:=[.$C$1]*[.B57]+(1-[.$C$1])*[.C56]" office:value-type="float" office:value="0.945132227679808" calcext:value-type="float">
            <text:p>0.945132227679808</text:p>
          </table:table-cell>
          <table:table-cell office:value-type="float" office:value="10.419913389777" calcext:value-type="float">
            <text:p>10.419913389777</text:p>
          </table:table-cell>
          <table:table-cell table:formula="of:=[.D57]/[.$D$2]" office:value-type="float" office:value="0.466097691948857" calcext:value-type="float">
            <text:p>0.466097691948857</text:p>
          </table:table-cell>
          <table:table-cell table:formula="of:=[.$C$1]*[.E57]+(1-[.$C$1])*[.F56]" office:value-type="float" office:value="0.518934774483402" calcext:value-type="float">
            <text:p>0.518934774483402</text:p>
          </table:table-cell>
          <table:table-cell table:formula="of:=[.C57]/[.F55]" office:value-type="float" office:value="1.67764399357634" calcext:value-type="float">
            <text:p>1.67764399357634</text:p>
          </table:table-cell>
          <table:table-cell table:formula="of:=IF([$input.H57]=&quot;&quot;;&quot;&quot;;[$input.H57])" office:value-type="float" office:value="0" calcext:value-type="float">
            <text:p>0</text:p>
          </table:table-cell>
          <table:table-cell table:formula="of:=IF([$input.I57]=&quot;&quot;;&quot;&quot;;[$input.I57])" office:value-type="float" office:value="0" calcext:value-type="float">
            <text:p>0</text:p>
          </table:table-cell>
          <table:table-cell table:formula="of:=IF([$input.W57]=&quot;&quot;;&quot;&quot;;[$input.W57])" office:value-type="float" office:value="0" calcext:value-type="float">
            <text:p>0</text:p>
          </table:table-cell>
          <table:table-cell table:formula="of:=IF([$input.X57]=&quot;&quot;;&quot;&quot;;[$input.X57])" office:value-type="float" office:value="0" calcext:value-type="float">
            <text:p>0</text:p>
          </table:table-cell>
          <table:table-cell table:formula="of:=IF([$input.AD57]=&quot;&quot;;&quot;&quot;;[$input.AD57])" office:value-type="float" office:value="0" calcext:value-type="float">
            <text:p>0</text:p>
          </table:table-cell>
          <table:table-cell table:formula="of:=IF([$input.AE57]=&quot;&quot;;&quot;&quot;;[$input.AE57])" office:value-type="float" office:value="0" calcext:value-type="float">
            <text:p>0</text:p>
          </table:table-cell>
          <table:table-cell table:formula="of:=IF([$input.AK57]=&quot;&quot;;&quot;&quot;;[$input.AK57])" office:value-type="float" office:value="0" calcext:value-type="float">
            <text:p>0</text:p>
          </table:table-cell>
          <table:table-cell table:formula="of:=IF([$input.AL57]=&quot;&quot;;&quot;&quot;;[$input.AL57])" office:value-type="float" office:value="0" calcext:value-type="float">
            <text:p>0</text:p>
          </table:table-cell>
          <table:table-cell table:formula="of:=SUMIF([mzcr.$S$2:.$S$421];[.$A57];[$mzcr.T$2:$mzcr.T$421])" office:value-type="float" office:value="1137" calcext:value-type="float">
            <text:p>1137</text:p>
          </table:table-cell>
          <table:table-cell table:formula="of:=SUMIF([mzcr.$S$2:.$S$421];[.$A57];[$mzcr.U$2:$mzcr.U$421])" office:value-type="float" office:value="1975" calcext:value-type="float">
            <text:p>1975</text:p>
          </table:table-cell>
          <table:table-cell table:formula="of:=SUMIF([mzcr.$S$2:.$S$421];[.$A57];[$mzcr.V$2:$mzcr.V$421])" office:value-type="float" office:value="2005" calcext:value-type="float">
            <text:p>2005</text:p>
          </table:table-cell>
          <table:table-cell table:formula="of:=SUMIF([mzcr.$S$2:.$S$421];[.$A57];[$mzcr.W$2:$mzcr.W$421])" office:value-type="float" office:value="1780" calcext:value-type="float">
            <text:p>1780</text:p>
          </table:table-cell>
          <table:table-cell table:formula="of:=SUMIF([mzcr.$S$2:.$S$421];[.$A57];[$mzcr.X$2:$mzcr.X$421])" office:value-type="float" office:value="48898" calcext:value-type="float">
            <text:p>48898</text:p>
          </table:table-cell>
          <table:table-cell table:formula="of:=[.T56]*[.C57]" office:value-type="float" office:value="60933.6198507449" calcext:value-type="float">
            <text:p>60933.6198507449</text:p>
          </table:table-cell>
          <table:table-cell table:formula="of:=IF([.H56]=&quot;&quot;;&quot;&quot;;[.$G57]*[.P56]*[.H56])" office:value-type="float" office:value="0" calcext:value-type="float">
            <text:p>0</text:p>
          </table:table-cell>
          <table:table-cell table:formula="of:=IF([.H56]=&quot;&quot;;&quot;&quot;;[.$G57]*[.P56]*[.H56]*[.I56])" office:value-type="float" office:value="0" calcext:value-type="float">
            <text:p>0</text:p>
          </table:table-cell>
          <table:table-cell table:formula="of:=IF([.J56]=&quot;&quot;;&quot;&quot;;[.$G57]*[.Q56]*[.J56])" office:value-type="float" office:value="0" calcext:value-type="float">
            <text:p>0</text:p>
          </table:table-cell>
          <table:table-cell table:formula="of:=IF([.J56]=&quot;&quot;;&quot;&quot;;[.$G57]*[.Q56]*[.J56]*[.K56])" office:value-type="float" office:value="0" calcext:value-type="float">
            <text:p>0</text:p>
          </table:table-cell>
          <table:table-cell table:formula="of:=IF([.L56]=&quot;&quot;;&quot;&quot;;[.$G57]*[.R56]*[.L56])" office:value-type="float" office:value="0" calcext:value-type="float">
            <text:p>0</text:p>
          </table:table-cell>
          <table:table-cell table:formula="of:=IF([.L56]=&quot;&quot;;&quot;&quot;;[.$G57]*[.R56]*[.L56]*[.M56])" office:value-type="float" office:value="0" calcext:value-type="float">
            <text:p>0</text:p>
          </table:table-cell>
          <table:table-cell table:formula="of:=IF([.N56]=&quot;&quot;;&quot;&quot;;[.$G57]*[.S56]*[.N56])" office:value-type="float" office:value="0" calcext:value-type="float">
            <text:p>0</text:p>
          </table:table-cell>
          <table:table-cell table:formula="of:=IF([.N56]=&quot;&quot;;&quot;&quot;;[.$G57]*[.S56]*[.N56]*[.O56])" office:value-type="float" office:value="0" calcext:value-type="float">
            <text:p>0</text:p>
          </table:table-cell>
          <table:table-cell table:formula="of:=IF([.H57]=&quot;&quot;;&quot;&quot;;[.$U56]*[.H57])" office:value-type="float" office:value="0" calcext:value-type="float">
            <text:p>0</text:p>
          </table:table-cell>
          <table:table-cell table:formula="of:=IF([.J57]=&quot;&quot;;&quot;&quot;;[.$U56]*[.J57])" office:value-type="float" office:value="0" calcext:value-type="float">
            <text:p>0</text:p>
          </table:table-cell>
          <table:table-cell table:formula="of:=IF([.L57]=&quot;&quot;;&quot;&quot;;[.$U56]*[.L57])" office:value-type="float" office:value="0" calcext:value-type="float">
            <text:p>0</text:p>
          </table:table-cell>
          <table:table-cell table:formula="of:=IF([.N57]=&quot;&quot;;&quot;&quot;;[.$U56]*[.N57])" office:value-type="float" office:value="0" calcext:value-type="float">
            <text:p>0</text:p>
          </table:table-cell>
          <table:table-cell table:formula="of:=[.P56]*[.$G57]" office:value-type="float" office:value="2395.67562282701" calcext:value-type="float">
            <text:p>2395.67562282701</text:p>
          </table:table-cell>
          <table:table-cell table:formula="of:=[.Q56]*[.$G57]" office:value-type="float" office:value="4145.45830812713" calcext:value-type="float">
            <text:p>4145.45830812713</text:p>
          </table:table-cell>
          <table:table-cell table:formula="of:=[.R56]*[.$G57]" office:value-type="float" office:value="4475.95417486167" calcext:value-type="float">
            <text:p>4475.95417486167</text:p>
          </table:table-cell>
          <table:table-cell table:formula="of:=[.S56]*[.$G57]" office:value-type="float" office:value="4028.02322857679" calcext:value-type="float">
            <text:p>4028.02322857679</text:p>
          </table:table-cell>
        </table:table-row>
        <table:table-row table:style-name="ro1">
          <table:table-cell table:formula="of:=[input.B58]+[.$A$44]" office:value-type="float" office:value="66" calcext:value-type="float">
            <text:p>66</text:p>
          </table:table-cell>
          <table:table-cell office:value-type="float" office:value="0.849004955242967" calcext:value-type="float">
            <text:p>0.849004955242967</text:p>
          </table:table-cell>
          <table:table-cell table:formula="of:=[.$C$1]*[.B58]+(1-[.$C$1])*[.C57]" office:value-type="float" office:value="0.916294045948756" calcext:value-type="float">
            <text:p>0.916294045948756</text:p>
          </table:table-cell>
          <table:table-cell office:value-type="float" office:value="11.6388520530888" calcext:value-type="float">
            <text:p>11.6388520530888</text:p>
          </table:table-cell>
          <table:table-cell table:formula="of:=[.D58]/[.$D$2]" office:value-type="float" office:value="0.520622569108994" calcext:value-type="float">
            <text:p>0.520622569108994</text:p>
          </table:table-cell>
          <table:table-cell table:formula="of:=[.$C$1]*[.E58]+(1-[.$C$1])*[.F57]" office:value-type="float" office:value="0.51944111287108" calcext:value-type="float">
            <text:p>0.51944111287108</text:p>
          </table:table-cell>
          <table:table-cell table:formula="of:=[.C58]/[.F56]" office:value-type="float" office:value="1.69189285876334" calcext:value-type="float">
            <text:p>1.69189285876334</text:p>
          </table:table-cell>
          <table:table-cell table:formula="of:=IF([$input.H58]=&quot;&quot;;&quot;&quot;;[$input.H58])" office:value-type="float" office:value="0" calcext:value-type="float">
            <text:p>0</text:p>
          </table:table-cell>
          <table:table-cell table:formula="of:=IF([$input.I58]=&quot;&quot;;&quot;&quot;;[$input.I58])" office:value-type="float" office:value="0" calcext:value-type="float">
            <text:p>0</text:p>
          </table:table-cell>
          <table:table-cell table:formula="of:=IF([$input.W58]=&quot;&quot;;&quot;&quot;;[$input.W58])" office:value-type="float" office:value="0" calcext:value-type="float">
            <text:p>0</text:p>
          </table:table-cell>
          <table:table-cell table:formula="of:=IF([$input.X58]=&quot;&quot;;&quot;&quot;;[$input.X58])" office:value-type="float" office:value="0" calcext:value-type="float">
            <text:p>0</text:p>
          </table:table-cell>
          <table:table-cell table:formula="of:=IF([$input.AD58]=&quot;&quot;;&quot;&quot;;[$input.AD58])" office:value-type="float" office:value="0" calcext:value-type="float">
            <text:p>0</text:p>
          </table:table-cell>
          <table:table-cell table:formula="of:=IF([$input.AE58]=&quot;&quot;;&quot;&quot;;[$input.AE58])" office:value-type="float" office:value="0" calcext:value-type="float">
            <text:p>0</text:p>
          </table:table-cell>
          <table:table-cell table:formula="of:=IF([$input.AK58]=&quot;&quot;;&quot;&quot;;[$input.AK58])" office:value-type="float" office:value="0" calcext:value-type="float">
            <text:p>0</text:p>
          </table:table-cell>
          <table:table-cell table:formula="of:=IF([$input.AL58]=&quot;&quot;;&quot;&quot;;[$input.AL58])" office:value-type="float" office:value="0" calcext:value-type="float">
            <text:p>0</text:p>
          </table:table-cell>
          <table:table-cell table:formula="of:=SUMIF([mzcr.$S$2:.$S$421];[.$A58];[$mzcr.T$2:$mzcr.T$421])" office:value-type="float" office:value="825" calcext:value-type="float">
            <text:p>825</text:p>
          </table:table-cell>
          <table:table-cell table:formula="of:=SUMIF([mzcr.$S$2:.$S$421];[.$A58];[$mzcr.U$2:$mzcr.U$421])" office:value-type="float" office:value="1418" calcext:value-type="float">
            <text:p>1418</text:p>
          </table:table-cell>
          <table:table-cell table:formula="of:=SUMIF([mzcr.$S$2:.$S$421];[.$A58];[$mzcr.V$2:$mzcr.V$421])" office:value-type="float" office:value="1496" calcext:value-type="float">
            <text:p>1496</text:p>
          </table:table-cell>
          <table:table-cell table:formula="of:=SUMIF([mzcr.$S$2:.$S$421];[.$A58];[$mzcr.W$2:$mzcr.W$421])" office:value-type="float" office:value="1337" calcext:value-type="float">
            <text:p>1337</text:p>
          </table:table-cell>
          <table:table-cell table:formula="of:=SUMIF([mzcr.$S$2:.$S$421];[.$A58];[$mzcr.X$2:$mzcr.X$421])" office:value-type="float" office:value="36591" calcext:value-type="float">
            <text:p>36591</text:p>
          </table:table-cell>
          <table:table-cell table:formula="of:=[.T57]*[.C58]" office:value-type="float" office:value="44804.9462588023" calcext:value-type="float">
            <text:p>44804.9462588023</text:p>
          </table:table-cell>
          <table:table-cell table:formula="of:=IF([.H57]=&quot;&quot;;&quot;&quot;;[.$G58]*[.P57]*[.H57])" office:value-type="float" office:value="0" calcext:value-type="float">
            <text:p>0</text:p>
          </table:table-cell>
          <table:table-cell table:formula="of:=IF([.H57]=&quot;&quot;;&quot;&quot;;[.$G58]*[.P57]*[.H57]*[.I57])" office:value-type="float" office:value="0" calcext:value-type="float">
            <text:p>0</text:p>
          </table:table-cell>
          <table:table-cell table:formula="of:=IF([.J57]=&quot;&quot;;&quot;&quot;;[.$G58]*[.Q57]*[.J57])" office:value-type="float" office:value="0" calcext:value-type="float">
            <text:p>0</text:p>
          </table:table-cell>
          <table:table-cell table:formula="of:=IF([.J57]=&quot;&quot;;&quot;&quot;;[.$G58]*[.Q57]*[.J57]*[.K57])" office:value-type="float" office:value="0" calcext:value-type="float">
            <text:p>0</text:p>
          </table:table-cell>
          <table:table-cell table:formula="of:=IF([.L57]=&quot;&quot;;&quot;&quot;;[.$G58]*[.R57]*[.L57])" office:value-type="float" office:value="0" calcext:value-type="float">
            <text:p>0</text:p>
          </table:table-cell>
          <table:table-cell table:formula="of:=IF([.L57]=&quot;&quot;;&quot;&quot;;[.$G58]*[.R57]*[.L57]*[.M57])" office:value-type="float" office:value="0" calcext:value-type="float">
            <text:p>0</text:p>
          </table:table-cell>
          <table:table-cell table:formula="of:=IF([.N57]=&quot;&quot;;&quot;&quot;;[.$G58]*[.S57]*[.N57])" office:value-type="float" office:value="0" calcext:value-type="float">
            <text:p>0</text:p>
          </table:table-cell>
          <table:table-cell table:formula="of:=IF([.N57]=&quot;&quot;;&quot;&quot;;[.$G58]*[.S57]*[.N57]*[.O57])" office:value-type="float" office:value="0" calcext:value-type="float">
            <text:p>0</text:p>
          </table:table-cell>
          <table:table-cell table:formula="of:=IF([.H58]=&quot;&quot;;&quot;&quot;;[.$U57]*[.H58])" office:value-type="float" office:value="0" calcext:value-type="float">
            <text:p>0</text:p>
          </table:table-cell>
          <table:table-cell table:formula="of:=IF([.J58]=&quot;&quot;;&quot;&quot;;[.$U57]*[.J58])" office:value-type="float" office:value="0" calcext:value-type="float">
            <text:p>0</text:p>
          </table:table-cell>
          <table:table-cell table:formula="of:=IF([.L58]=&quot;&quot;;&quot;&quot;;[.$U57]*[.L58])" office:value-type="float" office:value="0" calcext:value-type="float">
            <text:p>0</text:p>
          </table:table-cell>
          <table:table-cell table:formula="of:=IF([.N58]=&quot;&quot;;&quot;&quot;;[.$U57]*[.N58])" office:value-type="float" office:value="0" calcext:value-type="float">
            <text:p>0</text:p>
          </table:table-cell>
          <table:table-cell table:formula="of:=[.P57]*[.$G58]" office:value-type="float" office:value="1923.68218041392" calcext:value-type="float">
            <text:p>1923.68218041392</text:p>
          </table:table-cell>
          <table:table-cell table:formula="of:=[.Q57]*[.$G58]" office:value-type="float" office:value="3341.4883960576" calcext:value-type="float">
            <text:p>3341.4883960576</text:p>
          </table:table-cell>
          <table:table-cell table:formula="of:=[.R57]*[.$G58]" office:value-type="float" office:value="3392.2451818205" calcext:value-type="float">
            <text:p>3392.2451818205</text:p>
          </table:table-cell>
          <table:table-cell table:formula="of:=[.S57]*[.$G58]" office:value-type="float" office:value="3011.56928859875" calcext:value-type="float">
            <text:p>3011.56928859875</text:p>
          </table:table-cell>
        </table:table-row>
        <table:table-row table:style-name="ro1">
          <table:table-cell table:formula="of:=[input.B59]+[.$A$44]" office:value-type="float" office:value="67" calcext:value-type="float">
            <text:p>67</text:p>
          </table:table-cell>
          <table:table-cell office:value-type="float" office:value="0.740416745904534" calcext:value-type="float">
            <text:p>0.740416745904534</text:p>
          </table:table-cell>
          <table:table-cell table:formula="of:=[.$C$1]*[.B59]+(1-[.$C$1])*[.C58]" office:value-type="float" office:value="0.863530855935489" calcext:value-type="float">
            <text:p>0.863530855935489</text:p>
          </table:table-cell>
          <table:table-cell office:value-type="float" office:value="11.4967858674505" calcext:value-type="float">
            <text:p>11.4967858674505</text:p>
          </table:table-cell>
          <table:table-cell table:formula="of:=[.D59]/[.$D$2]" office:value-type="float" office:value="0.514267744577059" calcext:value-type="float">
            <text:p>0.514267744577059</text:p>
          </table:table-cell>
          <table:table-cell table:formula="of:=[.$C$1]*[.E59]+(1-[.$C$1])*[.F58]" office:value-type="float" office:value="0.517889102382874" calcext:value-type="float">
            <text:p>0.517889102382874</text:p>
          </table:table-cell>
          <table:table-cell table:formula="of:=[.C59]/[.F57]" office:value-type="float" office:value="1.66404507540496" calcext:value-type="float">
            <text:p>1.66404507540496</text:p>
          </table:table-cell>
          <table:table-cell table:formula="of:=IF([$input.H59]=&quot;&quot;;&quot;&quot;;[$input.H59])" office:value-type="float" office:value="0" calcext:value-type="float">
            <text:p>0</text:p>
          </table:table-cell>
          <table:table-cell table:formula="of:=IF([$input.I59]=&quot;&quot;;&quot;&quot;;[$input.I59])" office:value-type="float" office:value="0" calcext:value-type="float">
            <text:p>0</text:p>
          </table:table-cell>
          <table:table-cell table:formula="of:=IF([$input.W59]=&quot;&quot;;&quot;&quot;;[$input.W59])" office:value-type="float" office:value="0" calcext:value-type="float">
            <text:p>0</text:p>
          </table:table-cell>
          <table:table-cell table:formula="of:=IF([$input.X59]=&quot;&quot;;&quot;&quot;;[$input.X59])" office:value-type="float" office:value="0" calcext:value-type="float">
            <text:p>0</text:p>
          </table:table-cell>
          <table:table-cell table:formula="of:=IF([$input.AD59]=&quot;&quot;;&quot;&quot;;[$input.AD59])" office:value-type="float" office:value="0" calcext:value-type="float">
            <text:p>0</text:p>
          </table:table-cell>
          <table:table-cell table:formula="of:=IF([$input.AE59]=&quot;&quot;;&quot;&quot;;[$input.AE59])" office:value-type="float" office:value="0" calcext:value-type="float">
            <text:p>0</text:p>
          </table:table-cell>
          <table:table-cell table:formula="of:=IF([$input.AK59]=&quot;&quot;;&quot;&quot;;[$input.AK59])" office:value-type="float" office:value="0" calcext:value-type="float">
            <text:p>0</text:p>
          </table:table-cell>
          <table:table-cell table:formula="of:=IF([$input.AL59]=&quot;&quot;;&quot;&quot;;[$input.AL59])" office:value-type="float" office:value="0" calcext:value-type="float">
            <text:p>0</text:p>
          </table:table-cell>
          <table:table-cell table:formula="of:=SUMIF([mzcr.$S$2:.$S$421];[.$A59];[$mzcr.T$2:$mzcr.T$421])" office:value-type="float" office:value="594" calcext:value-type="float">
            <text:p>594</text:p>
          </table:table-cell>
          <table:table-cell table:formula="of:=SUMIF([mzcr.$S$2:.$S$421];[.$A59];[$mzcr.U$2:$mzcr.U$421])" office:value-type="float" office:value="1042" calcext:value-type="float">
            <text:p>1042</text:p>
          </table:table-cell>
          <table:table-cell table:formula="of:=SUMIF([mzcr.$S$2:.$S$421];[.$A59];[$mzcr.V$2:$mzcr.V$421])" office:value-type="float" office:value="1112" calcext:value-type="float">
            <text:p>1112</text:p>
          </table:table-cell>
          <table:table-cell table:formula="of:=SUMIF([mzcr.$S$2:.$S$421];[.$A59];[$mzcr.W$2:$mzcr.W$421])" office:value-type="float" office:value="1018" calcext:value-type="float">
            <text:p>1018</text:p>
          </table:table-cell>
          <table:table-cell table:formula="of:=SUMIF([mzcr.$S$2:.$S$421];[.$A59];[$mzcr.X$2:$mzcr.X$421])" office:value-type="float" office:value="27052" calcext:value-type="float">
            <text:p>27052</text:p>
          </table:table-cell>
          <table:table-cell table:formula="of:=[.T58]*[.C59]" office:value-type="float" office:value="31597.4575495355" calcext:value-type="float">
            <text:p>31597.4575495355</text:p>
          </table:table-cell>
          <table:table-cell table:formula="of:=IF([.H58]=&quot;&quot;;&quot;&quot;;[.$G59]*[.P58]*[.H58])" office:value-type="float" office:value="0" calcext:value-type="float">
            <text:p>0</text:p>
          </table:table-cell>
          <table:table-cell table:formula="of:=IF([.H58]=&quot;&quot;;&quot;&quot;;[.$G59]*[.P58]*[.H58]*[.I58])" office:value-type="float" office:value="0" calcext:value-type="float">
            <text:p>0</text:p>
          </table:table-cell>
          <table:table-cell table:formula="of:=IF([.J58]=&quot;&quot;;&quot;&quot;;[.$G59]*[.Q58]*[.J58])" office:value-type="float" office:value="0" calcext:value-type="float">
            <text:p>0</text:p>
          </table:table-cell>
          <table:table-cell table:formula="of:=IF([.J58]=&quot;&quot;;&quot;&quot;;[.$G59]*[.Q58]*[.J58]*[.K58])" office:value-type="float" office:value="0" calcext:value-type="float">
            <text:p>0</text:p>
          </table:table-cell>
          <table:table-cell table:formula="of:=IF([.L58]=&quot;&quot;;&quot;&quot;;[.$G59]*[.R58]*[.L58])" office:value-type="float" office:value="0" calcext:value-type="float">
            <text:p>0</text:p>
          </table:table-cell>
          <table:table-cell table:formula="of:=IF([.L58]=&quot;&quot;;&quot;&quot;;[.$G59]*[.R58]*[.L58]*[.M58])" office:value-type="float" office:value="0" calcext:value-type="float">
            <text:p>0</text:p>
          </table:table-cell>
          <table:table-cell table:formula="of:=IF([.N58]=&quot;&quot;;&quot;&quot;;[.$G59]*[.S58]*[.N58])" office:value-type="float" office:value="0" calcext:value-type="float">
            <text:p>0</text:p>
          </table:table-cell>
          <table:table-cell table:formula="of:=IF([.N58]=&quot;&quot;;&quot;&quot;;[.$G59]*[.S58]*[.N58]*[.O58])" office:value-type="float" office:value="0" calcext:value-type="float">
            <text:p>0</text:p>
          </table:table-cell>
          <table:table-cell table:formula="of:=IF([.H59]=&quot;&quot;;&quot;&quot;;[.$U58]*[.H59])" office:value-type="float" office:value="0" calcext:value-type="float">
            <text:p>0</text:p>
          </table:table-cell>
          <table:table-cell table:formula="of:=IF([.J59]=&quot;&quot;;&quot;&quot;;[.$U58]*[.J59])" office:value-type="float" office:value="0" calcext:value-type="float">
            <text:p>0</text:p>
          </table:table-cell>
          <table:table-cell table:formula="of:=IF([.L59]=&quot;&quot;;&quot;&quot;;[.$U58]*[.L59])" office:value-type="float" office:value="0" calcext:value-type="float">
            <text:p>0</text:p>
          </table:table-cell>
          <table:table-cell table:formula="of:=IF([.N59]=&quot;&quot;;&quot;&quot;;[.$U58]*[.N59])" office:value-type="float" office:value="0" calcext:value-type="float">
            <text:p>0</text:p>
          </table:table-cell>
          <table:table-cell table:formula="of:=[.P58]*[.$G59]" office:value-type="float" office:value="1372.83718720909" calcext:value-type="float">
            <text:p>1372.83718720909</text:p>
          </table:table-cell>
          <table:table-cell table:formula="of:=[.Q58]*[.$G59]" office:value-type="float" office:value="2359.61591692424" calcext:value-type="float">
            <text:p>2359.61591692424</text:p>
          </table:table-cell>
          <table:table-cell table:formula="of:=[.R58]*[.$G59]" office:value-type="float" office:value="2489.41143280582" calcext:value-type="float">
            <text:p>2489.41143280582</text:p>
          </table:table-cell>
          <table:table-cell table:formula="of:=[.S58]*[.$G59]" office:value-type="float" office:value="2224.82826581643" calcext:value-type="float">
            <text:p>2224.82826581643</text:p>
          </table:table-cell>
        </table:table-row>
        <table:table-row table:style-name="ro1">
          <table:table-cell table:formula="of:=[input.B60]+[.$A$44]" office:value-type="float" office:value="68" calcext:value-type="float">
            <text:p>68</text:p>
          </table:table-cell>
          <table:table-cell office:value-type="float" office:value="0.845514656483151" calcext:value-type="float">
            <text:p>0.845514656483151</text:p>
          </table:table-cell>
          <table:table-cell table:formula="of:=[.$C$1]*[.B60]+(1-[.$C$1])*[.C59]" office:value-type="float" office:value="0.858125996099788" calcext:value-type="float">
            <text:p>0.858125996099788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0]/[.$D$2]" office:value-type="float" office:value="0.511090310613659" calcext:value-type="float">
            <text:p>0.511090310613659</text:p>
          </table:table-cell>
          <table:table-cell table:formula="of:=[.$C$1]*[.E60]+(1-[.$C$1])*[.F59]" office:value-type="float" office:value="0.515849464852109" calcext:value-type="float">
            <text:p>0.515849464852109</text:p>
          </table:table-cell>
          <table:table-cell table:formula="of:=[.C60]/[.F58]" office:value-type="float" office:value="1.65201786080565" calcext:value-type="float">
            <text:p>1.65201786080565</text:p>
          </table:table-cell>
          <table:table-cell table:formula="of:=IF([$input.H60]=&quot;&quot;;&quot;&quot;;[$input.H60])" office:value-type="float" office:value="0.33" calcext:value-type="float">
            <text:p>0.33</text:p>
          </table:table-cell>
          <table:table-cell table:formula="of:=IF([$input.I60]=&quot;&quot;;&quot;&quot;;[$input.I60])" office:value-type="float" office:value="0" calcext:value-type="float">
            <text:p>0</text:p>
          </table:table-cell>
          <table:table-cell table:formula="of:=IF([$input.W60]=&quot;&quot;;&quot;&quot;;[$input.W60])">
            <text:p/>
          </table:table-cell>
          <table:table-cell table:formula="of:=IF([$input.X60]=&quot;&quot;;&quot;&quot;;[$input.X60])">
            <text:p/>
          </table:table-cell>
          <table:table-cell table:formula="of:=IF([$input.AD60]=&quot;&quot;;&quot;&quot;;[$input.AD60])" office:value-type="float" office:value="0" calcext:value-type="float">
            <text:p>0</text:p>
          </table:table-cell>
          <table:table-cell table:formula="of:=IF([$input.AE60]=&quot;&quot;;&quot;&quot;;[$input.AE60])" office:value-type="float" office:value="0" calcext:value-type="float">
            <text:p>0</text:p>
          </table:table-cell>
          <table:table-cell table:formula="of:=IF([$input.AK60]=&quot;&quot;;&quot;&quot;;[$input.AK60])" office:value-type="float" office:value="0" calcext:value-type="float">
            <text:p>0</text:p>
          </table:table-cell>
          <table:table-cell table:formula="of:=IF([$input.AL60]=&quot;&quot;;&quot;&quot;;[$input.AL60])" office:value-type="float" office:value="0" calcext:value-type="float">
            <text:p>0</text:p>
          </table:table-cell>
          <table:table-cell table:formula="of:=SUMIF([mzcr.$S$2:.$S$421];[.$A60];[$mzcr.T$2:$mzcr.T$421])" office:value-type="float" office:value="590" calcext:value-type="float">
            <text:p>590</text:p>
          </table:table-cell>
          <table:table-cell table:formula="of:=SUMIF([mzcr.$S$2:.$S$421];[.$A60];[$mzcr.U$2:$mzcr.U$421])" office:value-type="float" office:value="1122" calcext:value-type="float">
            <text:p>1122</text:p>
          </table:table-cell>
          <table:table-cell table:formula="of:=SUMIF([mzcr.$S$2:.$S$421];[.$A60];[$mzcr.V$2:$mzcr.V$421])" office:value-type="float" office:value="1042" calcext:value-type="float">
            <text:p>1042</text:p>
          </table:table-cell>
          <table:table-cell table:formula="of:=SUMIF([mzcr.$S$2:.$S$421];[.$A60];[$mzcr.W$2:$mzcr.W$421])" office:value-type="float" office:value="911" calcext:value-type="float">
            <text:p>911</text:p>
          </table:table-cell>
          <table:table-cell table:formula="of:=SUMIF([mzcr.$S$2:.$S$421];[.$A60];[$mzcr.X$2:$mzcr.X$421])" office:value-type="float" office:value="21155" calcext:value-type="float">
            <text:p>21155</text:p>
          </table:table-cell>
          <table:table-cell table:formula="of:=[.T59]*[.C60]" office:value-type="float" office:value="23214.0244464915" calcext:value-type="float">
            <text:p>23214.0244464915</text:p>
          </table:table-cell>
          <table:table-cell table:formula="of:=IF([.H59]=&quot;&quot;;&quot;&quot;;[.$G60]*[.P59]*[.H59])" office:value-type="float" office:value="0" calcext:value-type="float">
            <text:p>0</text:p>
          </table:table-cell>
          <table:table-cell table:formula="of:=IF([.H59]=&quot;&quot;;&quot;&quot;;[.$G60]*[.P59]*[.H59]*[.I59])" office:value-type="float" office:value="0" calcext:value-type="float">
            <text:p>0</text:p>
          </table:table-cell>
          <table:table-cell table:formula="of:=IF([.J59]=&quot;&quot;;&quot;&quot;;[.$G60]*[.Q59]*[.J59])" office:value-type="float" office:value="0" calcext:value-type="float">
            <text:p>0</text:p>
          </table:table-cell>
          <table:table-cell table:formula="of:=IF([.J59]=&quot;&quot;;&quot;&quot;;[.$G60]*[.Q59]*[.J59]*[.K59])" office:value-type="float" office:value="0" calcext:value-type="float">
            <text:p>0</text:p>
          </table:table-cell>
          <table:table-cell table:formula="of:=IF([.L59]=&quot;&quot;;&quot;&quot;;[.$G60]*[.R59]*[.L59])" office:value-type="float" office:value="0" calcext:value-type="float">
            <text:p>0</text:p>
          </table:table-cell>
          <table:table-cell table:formula="of:=IF([.L59]=&quot;&quot;;&quot;&quot;;[.$G60]*[.R59]*[.L59]*[.M59])" office:value-type="float" office:value="0" calcext:value-type="float">
            <text:p>0</text:p>
          </table:table-cell>
          <table:table-cell table:formula="of:=IF([.N59]=&quot;&quot;;&quot;&quot;;[.$G60]*[.S59]*[.N59])" office:value-type="float" office:value="0" calcext:value-type="float">
            <text:p>0</text:p>
          </table:table-cell>
          <table:table-cell table:formula="of:=IF([.N59]=&quot;&quot;;&quot;&quot;;[.$G60]*[.S59]*[.N59]*[.O59])" office:value-type="float" office:value="0" calcext:value-type="float">
            <text:p>0</text:p>
          </table:table-cell>
          <table:table-cell table:formula="of:=IF([.H60]=&quot;&quot;;&quot;&quot;;[.$U59]*[.H60])" office:value-type="float" office:value="10427.1609913467" calcext:value-type="float">
            <text:p>10427.1609913467</text:p>
          </table:table-cell>
          <table:table-cell table:formula="of:=IF([.J60]=&quot;&quot;;&quot;&quot;;[.$U59]*[.J60])">
            <text:p/>
          </table:table-cell>
          <table:table-cell table:formula="of:=IF([.L60]=&quot;&quot;;&quot;&quot;;[.$U59]*[.L60])" office:value-type="float" office:value="0" calcext:value-type="float">
            <text:p>0</text:p>
          </table:table-cell>
          <table:table-cell table:formula="of:=IF([.N60]=&quot;&quot;;&quot;&quot;;[.$U59]*[.N60])" office:value-type="float" office:value="0" calcext:value-type="float">
            <text:p>0</text:p>
          </table:table-cell>
          <table:table-cell table:formula="of:=[.P59]*[.$G60]" office:value-type="float" office:value="981.298609318557" calcext:value-type="float">
            <text:p>981.298609318557</text:p>
          </table:table-cell>
          <table:table-cell table:formula="of:=[.Q59]*[.$G60]" office:value-type="float" office:value="1721.40261095949" calcext:value-type="float">
            <text:p>1721.40261095949</text:p>
          </table:table-cell>
          <table:table-cell table:formula="of:=[.R59]*[.$G60]" office:value-type="float" office:value="1837.04386121588" calcext:value-type="float">
            <text:p>1837.04386121588</text:p>
          </table:table-cell>
          <table:table-cell table:formula="of:=[.S59]*[.$G60]" office:value-type="float" office:value="1681.75418230015" calcext:value-type="float">
            <text:p>1681.75418230015</text:p>
          </table:table-cell>
        </table:table-row>
        <table:table-row table:style-name="ro1">
          <table:table-cell table:formula="of:=[input.B61]+[.$A$44]" office:value-type="float" office:value="69" calcext:value-type="float">
            <text:p>69</text:p>
          </table:table-cell>
          <table:table-cell office:value-type="float" office:value="0.846285344668268" calcext:value-type="float">
            <text:p>0.846285344668268</text:p>
          </table:table-cell>
          <table:table-cell table:formula="of:=[.$C$1]*[.B61]+(1-[.$C$1])*[.C60]" office:value-type="float" office:value="0.854573800670332" calcext:value-type="float">
            <text:p>0.854573800670332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1]/[.$D$2]" office:value-type="float" office:value="0.511090310613659" calcext:value-type="float">
            <text:p>0.511090310613659</text:p>
          </table:table-cell>
          <table:table-cell table:formula="of:=[.$C$1]*[.E61]+(1-[.$C$1])*[.F60]" office:value-type="float" office:value="0.514421718580574" calcext:value-type="float">
            <text:p>0.514421718580574</text:p>
          </table:table-cell>
          <table:table-cell table:formula="of:=[.C61]/[.F59]" office:value-type="float" office:value="1.65010964072874" calcext:value-type="float">
            <text:p>1.65010964072874</text:p>
          </table:table-cell>
          <table:table-cell table:formula="of:=IF([$input.H61]=&quot;&quot;;&quot;&quot;;[$input.H61])" office:value-type="float" office:value="0.33" calcext:value-type="float">
            <text:p>0.33</text:p>
          </table:table-cell>
          <table:table-cell table:formula="of:=IF([$input.I61]=&quot;&quot;;&quot;&quot;;[$input.I61])" office:value-type="float" office:value="0" calcext:value-type="float">
            <text:p>0</text:p>
          </table:table-cell>
          <table:table-cell table:formula="of:=IF([$input.W61]=&quot;&quot;;&quot;&quot;;[$input.W61])">
            <text:p/>
          </table:table-cell>
          <table:table-cell table:formula="of:=IF([$input.X61]=&quot;&quot;;&quot;&quot;;[$input.X61])">
            <text:p/>
          </table:table-cell>
          <table:table-cell table:formula="of:=IF([$input.AD61]=&quot;&quot;;&quot;&quot;;[$input.AD61])" office:value-type="float" office:value="0" calcext:value-type="float">
            <text:p>0</text:p>
          </table:table-cell>
          <table:table-cell table:formula="of:=IF([$input.AE61]=&quot;&quot;;&quot;&quot;;[$input.AE61])" office:value-type="float" office:value="0" calcext:value-type="float">
            <text:p>0</text:p>
          </table:table-cell>
          <table:table-cell table:formula="of:=IF([$input.AK61]=&quot;&quot;;&quot;&quot;;[$input.AK61])" office:value-type="float" office:value="0" calcext:value-type="float">
            <text:p>0</text:p>
          </table:table-cell>
          <table:table-cell table:formula="of:=IF([$input.AL61]=&quot;&quot;;&quot;&quot;;[$input.AL61])" office:value-type="float" office:value="0" calcext:value-type="float">
            <text:p>0</text:p>
          </table:table-cell>
          <table:table-cell table:formula="of:=SUMIF([mzcr.$S$2:.$S$500];[.$A61];[$mzcr.T$2:$mzcr.T$500])" office:value-type="float" office:value="464" calcext:value-type="float">
            <text:p>464</text:p>
          </table:table-cell>
          <table:table-cell table:formula="of:=SUMIF([mzcr.$S$2:.$S$500];[.$A61];[$mzcr.U$2:$mzcr.U$500])" office:value-type="float" office:value="1029" calcext:value-type="float">
            <text:p>1029</text:p>
          </table:table-cell>
          <table:table-cell table:formula="of:=SUMIF([mzcr.$S$2:.$S$500];[.$A61];[$mzcr.V$2:$mzcr.V$500])" office:value-type="float" office:value="806" calcext:value-type="float">
            <text:p>806</text:p>
          </table:table-cell>
          <table:table-cell table:formula="of:=SUMIF([mzcr.$S$2:.$S$500];[.$A61];[$mzcr.W$2:$mzcr.W$500])" office:value-type="float" office:value="659" calcext:value-type="float">
            <text:p>659</text:p>
          </table:table-cell>
          <table:table-cell table:formula="of:=SUMIF([mzcr.$S$2:.$S$500];[.$A61];[$mzcr.X$2:$mzcr.X$500])" office:value-type="float" office:value="5565" calcext:value-type="float">
            <text:p>5565</text:p>
          </table:table-cell>
          <table:table-cell table:formula="of:=[.T60]*[.C61]" office:value-type="float" office:value="18078.5087531809" calcext:value-type="float">
            <text:p>18078.5087531809</text:p>
          </table:table-cell>
          <table:table-cell table:formula="of:=IF([.H60]=&quot;&quot;;&quot;&quot;;[.$G61]*[.P60]*[.H60])" office:value-type="float" office:value="321.276347049885" calcext:value-type="float">
            <text:p>321.276347049885</text:p>
          </table:table-cell>
          <table:table-cell table:formula="of:=IF([.H60]=&quot;&quot;;&quot;&quot;;[.$G61]*[.P60]*[.H60]*[.I60])" office:value-type="float" office:value="0" calcext:value-type="float">
            <text:p>0</text:p>
          </table:table-cell>
          <table:table-cell table:formula="of:=IF([.J60]=&quot;&quot;;&quot;&quot;;[.$G61]*[.Q60]*[.J60])">
            <text:p/>
          </table:table-cell>
          <table:table-cell table:formula="of:=IF([.J60]=&quot;&quot;;&quot;&quot;;[.$G61]*[.Q60]*[.J60]*[.K60])">
            <text:p/>
          </table:table-cell>
          <table:table-cell table:formula="of:=IF([.L60]=&quot;&quot;;&quot;&quot;;[.$G61]*[.R60]*[.L60])" office:value-type="float" office:value="0" calcext:value-type="float">
            <text:p>0</text:p>
          </table:table-cell>
          <table:table-cell table:formula="of:=IF([.L60]=&quot;&quot;;&quot;&quot;;[.$G61]*[.R60]*[.L60]*[.M60])" office:value-type="float" office:value="0" calcext:value-type="float">
            <text:p>0</text:p>
          </table:table-cell>
          <table:table-cell table:formula="of:=IF([.N60]=&quot;&quot;;&quot;&quot;;[.$G61]*[.S60]*[.N60])" office:value-type="float" office:value="0" calcext:value-type="float">
            <text:p>0</text:p>
          </table:table-cell>
          <table:table-cell table:formula="of:=IF([.N60]=&quot;&quot;;&quot;&quot;;[.$G61]*[.S60]*[.N60]*[.O60])" office:value-type="float" office:value="0" calcext:value-type="float">
            <text:p>0</text:p>
          </table:table-cell>
          <table:table-cell table:formula="of:=IF([.H61]=&quot;&quot;;&quot;&quot;;[.$U60]*[.H61])" office:value-type="float" office:value="7660.62806734218" calcext:value-type="float">
            <text:p>7660.62806734218</text:p>
          </table:table-cell>
          <table:table-cell table:formula="of:=IF([.J61]=&quot;&quot;;&quot;&quot;;[.$U60]*[.J61])">
            <text:p/>
          </table:table-cell>
          <table:table-cell table:formula="of:=IF([.L61]=&quot;&quot;;&quot;&quot;;[.$U60]*[.L61])" office:value-type="float" office:value="0" calcext:value-type="float">
            <text:p>0</text:p>
          </table:table-cell>
          <table:table-cell table:formula="of:=IF([.N61]=&quot;&quot;;&quot;&quot;;[.$U60]*[.N61])" office:value-type="float" office:value="0" calcext:value-type="float">
            <text:p>0</text:p>
          </table:table-cell>
          <table:table-cell table:formula="of:=[.P60]*[.$G61]" office:value-type="float" office:value="973.564688029955" calcext:value-type="float">
            <text:p>973.564688029955</text:p>
          </table:table-cell>
          <table:table-cell table:formula="of:=[.Q60]*[.$G61]" office:value-type="float" office:value="1851.42301689764" calcext:value-type="float">
            <text:p>1851.42301689764</text:p>
          </table:table-cell>
          <table:table-cell table:formula="of:=[.R60]*[.$G61]" office:value-type="float" office:value="1719.41424563934" calcext:value-type="float">
            <text:p>1719.41424563934</text:p>
          </table:table-cell>
          <table:table-cell table:formula="of:=[.S60]*[.$G61]" office:value-type="float" office:value="1503.24988270388" calcext:value-type="float">
            <text:p>1503.24988270388</text:p>
          </table:table-cell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7"/>
          <table:table-cell table:formula="of:=IF([$input.H70]=&quot;&quot;;&quot;&quot;;[$input.H70])">
            <text:p/>
          </table:table-cell>
          <table:table-cell table:formula="of:=IF([$input.I70]=&quot;&quot;;&quot;&quot;;[$input.I70])">
            <text:p/>
          </table:table-cell>
          <table:table-cell table:formula="of:=IF([$input.W70]=&quot;&quot;;&quot;&quot;;[$input.W70])">
            <text:p/>
          </table:table-cell>
          <table:table-cell table:formula="of:=IF([$input.X70]=&quot;&quot;;&quot;&quot;;[$input.X70])">
            <text:p/>
          </table:table-cell>
          <table:table-cell table:formula="of:=IF([$input.AD70]=&quot;&quot;;&quot;&quot;;[$input.AD70])">
            <text:p/>
          </table:table-cell>
          <table:table-cell table:formula="of:=IF([$input.AE70]=&quot;&quot;;&quot;&quot;;[$input.AE70])">
            <text:p/>
          </table:table-cell>
          <table:table-cell table:formula="of:=IF([$input.AK70]=&quot;&quot;;&quot;&quot;;[$input.AK70])">
            <text:p/>
          </table:table-cell>
          <table:table-cell table:formula="of:=IF([$input.AL70]=&quot;&quot;;&quot;&quot;;[$input.AL7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1]=&quot;&quot;;&quot;&quot;;[$input.H71])">
            <text:p/>
          </table:table-cell>
          <table:table-cell table:formula="of:=IF([$input.I71]=&quot;&quot;;&quot;&quot;;[$input.I71])">
            <text:p/>
          </table:table-cell>
          <table:table-cell table:formula="of:=IF([$input.W71]=&quot;&quot;;&quot;&quot;;[$input.W71])">
            <text:p/>
          </table:table-cell>
          <table:table-cell table:formula="of:=IF([$input.X71]=&quot;&quot;;&quot;&quot;;[$input.X71])">
            <text:p/>
          </table:table-cell>
          <table:table-cell table:formula="of:=IF([$input.AD71]=&quot;&quot;;&quot;&quot;;[$input.AD71])">
            <text:p/>
          </table:table-cell>
          <table:table-cell table:formula="of:=IF([$input.AE71]=&quot;&quot;;&quot;&quot;;[$input.AE71])">
            <text:p/>
          </table:table-cell>
          <table:table-cell table:formula="of:=IF([$input.AK71]=&quot;&quot;;&quot;&quot;;[$input.AK71])">
            <text:p/>
          </table:table-cell>
          <table:table-cell table:formula="of:=IF([$input.AL71]=&quot;&quot;;&quot;&quot;;[$input.AL7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2]=&quot;&quot;;&quot;&quot;;[$input.H72])">
            <text:p/>
          </table:table-cell>
          <table:table-cell table:formula="of:=IF([$input.I72]=&quot;&quot;;&quot;&quot;;[$input.I72])">
            <text:p/>
          </table:table-cell>
          <table:table-cell table:formula="of:=IF([$input.W72]=&quot;&quot;;&quot;&quot;;[$input.W72])">
            <text:p/>
          </table:table-cell>
          <table:table-cell table:formula="of:=IF([$input.X72]=&quot;&quot;;&quot;&quot;;[$input.X72])">
            <text:p/>
          </table:table-cell>
          <table:table-cell table:formula="of:=IF([$input.AD72]=&quot;&quot;;&quot;&quot;;[$input.AD72])">
            <text:p/>
          </table:table-cell>
          <table:table-cell table:formula="of:=IF([$input.AE72]=&quot;&quot;;&quot;&quot;;[$input.AE72])">
            <text:p/>
          </table:table-cell>
          <table:table-cell table:formula="of:=IF([$input.AK72]=&quot;&quot;;&quot;&quot;;[$input.AK72])">
            <text:p/>
          </table:table-cell>
          <table:table-cell table:formula="of:=IF([$input.AL72]=&quot;&quot;;&quot;&quot;;[$input.AL7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3]=&quot;&quot;;&quot;&quot;;[$input.H73])">
            <text:p/>
          </table:table-cell>
          <table:table-cell table:formula="of:=IF([$input.I73]=&quot;&quot;;&quot;&quot;;[$input.I73])">
            <text:p/>
          </table:table-cell>
          <table:table-cell table:formula="of:=IF([$input.W73]=&quot;&quot;;&quot;&quot;;[$input.W73])">
            <text:p/>
          </table:table-cell>
          <table:table-cell table:formula="of:=IF([$input.X73]=&quot;&quot;;&quot;&quot;;[$input.X73])">
            <text:p/>
          </table:table-cell>
          <table:table-cell table:formula="of:=IF([$input.AD73]=&quot;&quot;;&quot;&quot;;[$input.AD73])">
            <text:p/>
          </table:table-cell>
          <table:table-cell table:formula="of:=IF([$input.AE73]=&quot;&quot;;&quot;&quot;;[$input.AE73])">
            <text:p/>
          </table:table-cell>
          <table:table-cell table:formula="of:=IF([$input.AK73]=&quot;&quot;;&quot;&quot;;[$input.AK73])">
            <text:p/>
          </table:table-cell>
          <table:table-cell table:formula="of:=IF([$input.AL73]=&quot;&quot;;&quot;&quot;;[$input.AL7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4]=&quot;&quot;;&quot;&quot;;[$input.H74])">
            <text:p/>
          </table:table-cell>
          <table:table-cell table:formula="of:=IF([$input.I74]=&quot;&quot;;&quot;&quot;;[$input.I74])">
            <text:p/>
          </table:table-cell>
          <table:table-cell table:formula="of:=IF([$input.W74]=&quot;&quot;;&quot;&quot;;[$input.W74])">
            <text:p/>
          </table:table-cell>
          <table:table-cell table:formula="of:=IF([$input.X74]=&quot;&quot;;&quot;&quot;;[$input.X74])">
            <text:p/>
          </table:table-cell>
          <table:table-cell table:formula="of:=IF([$input.AD74]=&quot;&quot;;&quot;&quot;;[$input.AD74])">
            <text:p/>
          </table:table-cell>
          <table:table-cell table:formula="of:=IF([$input.AE74]=&quot;&quot;;&quot;&quot;;[$input.AE74])">
            <text:p/>
          </table:table-cell>
          <table:table-cell table:formula="of:=IF([$input.AK74]=&quot;&quot;;&quot;&quot;;[$input.AK74])">
            <text:p/>
          </table:table-cell>
          <table:table-cell table:formula="of:=IF([$input.AL74]=&quot;&quot;;&quot;&quot;;[$input.AL7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5]=&quot;&quot;;&quot;&quot;;[$input.H75])">
            <text:p/>
          </table:table-cell>
          <table:table-cell table:formula="of:=IF([$input.I75]=&quot;&quot;;&quot;&quot;;[$input.I75])">
            <text:p/>
          </table:table-cell>
          <table:table-cell table:formula="of:=IF([$input.W75]=&quot;&quot;;&quot;&quot;;[$input.W75])">
            <text:p/>
          </table:table-cell>
          <table:table-cell table:formula="of:=IF([$input.X75]=&quot;&quot;;&quot;&quot;;[$input.X75])">
            <text:p/>
          </table:table-cell>
          <table:table-cell table:formula="of:=IF([$input.AD75]=&quot;&quot;;&quot;&quot;;[$input.AD75])">
            <text:p/>
          </table:table-cell>
          <table:table-cell table:formula="of:=IF([$input.AE75]=&quot;&quot;;&quot;&quot;;[$input.AE75])">
            <text:p/>
          </table:table-cell>
          <table:table-cell table:formula="of:=IF([$input.AK75]=&quot;&quot;;&quot;&quot;;[$input.AK75])">
            <text:p/>
          </table:table-cell>
          <table:table-cell table:formula="of:=IF([$input.AL75]=&quot;&quot;;&quot;&quot;;[$input.AL7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6]=&quot;&quot;;&quot;&quot;;[$input.H76])">
            <text:p/>
          </table:table-cell>
          <table:table-cell table:formula="of:=IF([$input.I76]=&quot;&quot;;&quot;&quot;;[$input.I76])">
            <text:p/>
          </table:table-cell>
          <table:table-cell table:formula="of:=IF([$input.W76]=&quot;&quot;;&quot;&quot;;[$input.W76])">
            <text:p/>
          </table:table-cell>
          <table:table-cell table:formula="of:=IF([$input.X76]=&quot;&quot;;&quot;&quot;;[$input.X76])">
            <text:p/>
          </table:table-cell>
          <table:table-cell table:formula="of:=IF([$input.AD76]=&quot;&quot;;&quot;&quot;;[$input.AD76])">
            <text:p/>
          </table:table-cell>
          <table:table-cell table:formula="of:=IF([$input.AE76]=&quot;&quot;;&quot;&quot;;[$input.AE76])">
            <text:p/>
          </table:table-cell>
          <table:table-cell table:formula="of:=IF([$input.AK76]=&quot;&quot;;&quot;&quot;;[$input.AK76])">
            <text:p/>
          </table:table-cell>
          <table:table-cell table:formula="of:=IF([$input.AL76]=&quot;&quot;;&quot;&quot;;[$input.AL7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7]=&quot;&quot;;&quot;&quot;;[$input.H77])">
            <text:p/>
          </table:table-cell>
          <table:table-cell table:formula="of:=IF([$input.I77]=&quot;&quot;;&quot;&quot;;[$input.I77])">
            <text:p/>
          </table:table-cell>
          <table:table-cell table:formula="of:=IF([$input.W77]=&quot;&quot;;&quot;&quot;;[$input.W77])">
            <text:p/>
          </table:table-cell>
          <table:table-cell table:formula="of:=IF([$input.X77]=&quot;&quot;;&quot;&quot;;[$input.X77])">
            <text:p/>
          </table:table-cell>
          <table:table-cell table:formula="of:=IF([$input.AD77]=&quot;&quot;;&quot;&quot;;[$input.AD77])">
            <text:p/>
          </table:table-cell>
          <table:table-cell table:formula="of:=IF([$input.AE77]=&quot;&quot;;&quot;&quot;;[$input.AE77])">
            <text:p/>
          </table:table-cell>
          <table:table-cell table:formula="of:=IF([$input.AK77]=&quot;&quot;;&quot;&quot;;[$input.AK77])">
            <text:p/>
          </table:table-cell>
          <table:table-cell table:formula="of:=IF([$input.AL77]=&quot;&quot;;&quot;&quot;;[$input.AL7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8]=&quot;&quot;;&quot;&quot;;[$input.H78])">
            <text:p/>
          </table:table-cell>
          <table:table-cell table:formula="of:=IF([$input.I78]=&quot;&quot;;&quot;&quot;;[$input.I78])">
            <text:p/>
          </table:table-cell>
          <table:table-cell table:formula="of:=IF([$input.W78]=&quot;&quot;;&quot;&quot;;[$input.W78])">
            <text:p/>
          </table:table-cell>
          <table:table-cell table:formula="of:=IF([$input.X78]=&quot;&quot;;&quot;&quot;;[$input.X78])">
            <text:p/>
          </table:table-cell>
          <table:table-cell table:formula="of:=IF([$input.AD78]=&quot;&quot;;&quot;&quot;;[$input.AD78])">
            <text:p/>
          </table:table-cell>
          <table:table-cell table:formula="of:=IF([$input.AE78]=&quot;&quot;;&quot;&quot;;[$input.AE78])">
            <text:p/>
          </table:table-cell>
          <table:table-cell table:formula="of:=IF([$input.AK78]=&quot;&quot;;&quot;&quot;;[$input.AK78])">
            <text:p/>
          </table:table-cell>
          <table:table-cell table:formula="of:=IF([$input.AL78]=&quot;&quot;;&quot;&quot;;[$input.AL7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9]=&quot;&quot;;&quot;&quot;;[$input.H79])">
            <text:p/>
          </table:table-cell>
          <table:table-cell table:formula="of:=IF([$input.I79]=&quot;&quot;;&quot;&quot;;[$input.I79])">
            <text:p/>
          </table:table-cell>
          <table:table-cell table:formula="of:=IF([$input.W79]=&quot;&quot;;&quot;&quot;;[$input.W79])">
            <text:p/>
          </table:table-cell>
          <table:table-cell table:formula="of:=IF([$input.X79]=&quot;&quot;;&quot;&quot;;[$input.X79])">
            <text:p/>
          </table:table-cell>
          <table:table-cell table:formula="of:=IF([$input.AD79]=&quot;&quot;;&quot;&quot;;[$input.AD79])">
            <text:p/>
          </table:table-cell>
          <table:table-cell table:formula="of:=IF([$input.AE79]=&quot;&quot;;&quot;&quot;;[$input.AE79])">
            <text:p/>
          </table:table-cell>
          <table:table-cell table:formula="of:=IF([$input.AK79]=&quot;&quot;;&quot;&quot;;[$input.AK79])">
            <text:p/>
          </table:table-cell>
          <table:table-cell table:formula="of:=IF([$input.AL79]=&quot;&quot;;&quot;&quot;;[$input.AL7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0]=&quot;&quot;;&quot;&quot;;[$input.H80])">
            <text:p/>
          </table:table-cell>
          <table:table-cell table:formula="of:=IF([$input.I80]=&quot;&quot;;&quot;&quot;;[$input.I80])">
            <text:p/>
          </table:table-cell>
          <table:table-cell table:formula="of:=IF([$input.W80]=&quot;&quot;;&quot;&quot;;[$input.W80])">
            <text:p/>
          </table:table-cell>
          <table:table-cell table:formula="of:=IF([$input.X80]=&quot;&quot;;&quot;&quot;;[$input.X80])">
            <text:p/>
          </table:table-cell>
          <table:table-cell table:formula="of:=IF([$input.AD80]=&quot;&quot;;&quot;&quot;;[$input.AD80])">
            <text:p/>
          </table:table-cell>
          <table:table-cell table:formula="of:=IF([$input.AE80]=&quot;&quot;;&quot;&quot;;[$input.AE80])">
            <text:p/>
          </table:table-cell>
          <table:table-cell table:formula="of:=IF([$input.AK80]=&quot;&quot;;&quot;&quot;;[$input.AK80])">
            <text:p/>
          </table:table-cell>
          <table:table-cell table:formula="of:=IF([$input.AL80]=&quot;&quot;;&quot;&quot;;[$input.AL8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1]=&quot;&quot;;&quot;&quot;;[$input.H81])">
            <text:p/>
          </table:table-cell>
          <table:table-cell table:formula="of:=IF([$input.I81]=&quot;&quot;;&quot;&quot;;[$input.I81])">
            <text:p/>
          </table:table-cell>
          <table:table-cell table:formula="of:=IF([$input.W81]=&quot;&quot;;&quot;&quot;;[$input.W81])">
            <text:p/>
          </table:table-cell>
          <table:table-cell table:formula="of:=IF([$input.X81]=&quot;&quot;;&quot;&quot;;[$input.X81])">
            <text:p/>
          </table:table-cell>
          <table:table-cell table:formula="of:=IF([$input.AD81]=&quot;&quot;;&quot;&quot;;[$input.AD81])">
            <text:p/>
          </table:table-cell>
          <table:table-cell table:formula="of:=IF([$input.AE81]=&quot;&quot;;&quot;&quot;;[$input.AE81])">
            <text:p/>
          </table:table-cell>
          <table:table-cell table:formula="of:=IF([$input.AK81]=&quot;&quot;;&quot;&quot;;[$input.AK81])">
            <text:p/>
          </table:table-cell>
          <table:table-cell table:formula="of:=IF([$input.AL81]=&quot;&quot;;&quot;&quot;;[$input.AL8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2]=&quot;&quot;;&quot;&quot;;[$input.H82])">
            <text:p/>
          </table:table-cell>
          <table:table-cell table:formula="of:=IF([$input.I82]=&quot;&quot;;&quot;&quot;;[$input.I82])">
            <text:p/>
          </table:table-cell>
          <table:table-cell table:formula="of:=IF([$input.W82]=&quot;&quot;;&quot;&quot;;[$input.W82])">
            <text:p/>
          </table:table-cell>
          <table:table-cell table:formula="of:=IF([$input.X82]=&quot;&quot;;&quot;&quot;;[$input.X82])">
            <text:p/>
          </table:table-cell>
          <table:table-cell table:formula="of:=IF([$input.AD82]=&quot;&quot;;&quot;&quot;;[$input.AD82])">
            <text:p/>
          </table:table-cell>
          <table:table-cell table:formula="of:=IF([$input.AE82]=&quot;&quot;;&quot;&quot;;[$input.AE82])">
            <text:p/>
          </table:table-cell>
          <table:table-cell table:formula="of:=IF([$input.AK82]=&quot;&quot;;&quot;&quot;;[$input.AK82])">
            <text:p/>
          </table:table-cell>
          <table:table-cell table:formula="of:=IF([$input.AL82]=&quot;&quot;;&quot;&quot;;[$input.AL8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3]=&quot;&quot;;&quot;&quot;;[$input.H83])">
            <text:p/>
          </table:table-cell>
          <table:table-cell table:formula="of:=IF([$input.I83]=&quot;&quot;;&quot;&quot;;[$input.I83])">
            <text:p/>
          </table:table-cell>
          <table:table-cell table:formula="of:=IF([$input.W83]=&quot;&quot;;&quot;&quot;;[$input.W83])">
            <text:p/>
          </table:table-cell>
          <table:table-cell table:formula="of:=IF([$input.X83]=&quot;&quot;;&quot;&quot;;[$input.X83])">
            <text:p/>
          </table:table-cell>
          <table:table-cell table:formula="of:=IF([$input.AD83]=&quot;&quot;;&quot;&quot;;[$input.AD83])">
            <text:p/>
          </table:table-cell>
          <table:table-cell table:formula="of:=IF([$input.AE83]=&quot;&quot;;&quot;&quot;;[$input.AE83])">
            <text:p/>
          </table:table-cell>
          <table:table-cell table:formula="of:=IF([$input.AK83]=&quot;&quot;;&quot;&quot;;[$input.AK83])">
            <text:p/>
          </table:table-cell>
          <table:table-cell table:formula="of:=IF([$input.AL83]=&quot;&quot;;&quot;&quot;;[$input.AL8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4]=&quot;&quot;;&quot;&quot;;[$input.H84])">
            <text:p/>
          </table:table-cell>
          <table:table-cell table:formula="of:=IF([$input.I84]=&quot;&quot;;&quot;&quot;;[$input.I84])">
            <text:p/>
          </table:table-cell>
          <table:table-cell table:formula="of:=IF([$input.W84]=&quot;&quot;;&quot;&quot;;[$input.W84])">
            <text:p/>
          </table:table-cell>
          <table:table-cell table:formula="of:=IF([$input.X84]=&quot;&quot;;&quot;&quot;;[$input.X84])">
            <text:p/>
          </table:table-cell>
          <table:table-cell table:formula="of:=IF([$input.AD84]=&quot;&quot;;&quot;&quot;;[$input.AD84])">
            <text:p/>
          </table:table-cell>
          <table:table-cell table:formula="of:=IF([$input.AE84]=&quot;&quot;;&quot;&quot;;[$input.AE84])">
            <text:p/>
          </table:table-cell>
          <table:table-cell table:formula="of:=IF([$input.AK84]=&quot;&quot;;&quot;&quot;;[$input.AK84])">
            <text:p/>
          </table:table-cell>
          <table:table-cell table:formula="of:=IF([$input.AL84]=&quot;&quot;;&quot;&quot;;[$input.AL8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5]=&quot;&quot;;&quot;&quot;;[$input.H85])">
            <text:p/>
          </table:table-cell>
          <table:table-cell table:formula="of:=IF([$input.I85]=&quot;&quot;;&quot;&quot;;[$input.I85])">
            <text:p/>
          </table:table-cell>
          <table:table-cell table:formula="of:=IF([$input.W85]=&quot;&quot;;&quot;&quot;;[$input.W85])">
            <text:p/>
          </table:table-cell>
          <table:table-cell table:formula="of:=IF([$input.X85]=&quot;&quot;;&quot;&quot;;[$input.X85])">
            <text:p/>
          </table:table-cell>
          <table:table-cell table:formula="of:=IF([$input.AD85]=&quot;&quot;;&quot;&quot;;[$input.AD85])">
            <text:p/>
          </table:table-cell>
          <table:table-cell table:formula="of:=IF([$input.AE85]=&quot;&quot;;&quot;&quot;;[$input.AE85])">
            <text:p/>
          </table:table-cell>
          <table:table-cell table:formula="of:=IF([$input.AK85]=&quot;&quot;;&quot;&quot;;[$input.AK85])">
            <text:p/>
          </table:table-cell>
          <table:table-cell table:formula="of:=IF([$input.AL85]=&quot;&quot;;&quot;&quot;;[$input.AL8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6]=&quot;&quot;;&quot;&quot;;[$input.H86])">
            <text:p/>
          </table:table-cell>
          <table:table-cell table:formula="of:=IF([$input.I86]=&quot;&quot;;&quot;&quot;;[$input.I86])">
            <text:p/>
          </table:table-cell>
          <table:table-cell table:formula="of:=IF([$input.W86]=&quot;&quot;;&quot;&quot;;[$input.W86])">
            <text:p/>
          </table:table-cell>
          <table:table-cell table:formula="of:=IF([$input.X86]=&quot;&quot;;&quot;&quot;;[$input.X86])">
            <text:p/>
          </table:table-cell>
          <table:table-cell table:formula="of:=IF([$input.AD86]=&quot;&quot;;&quot;&quot;;[$input.AD86])">
            <text:p/>
          </table:table-cell>
          <table:table-cell table:formula="of:=IF([$input.AE86]=&quot;&quot;;&quot;&quot;;[$input.AE86])">
            <text:p/>
          </table:table-cell>
          <table:table-cell table:formula="of:=IF([$input.AK86]=&quot;&quot;;&quot;&quot;;[$input.AK86])">
            <text:p/>
          </table:table-cell>
          <table:table-cell table:formula="of:=IF([$input.AL86]=&quot;&quot;;&quot;&quot;;[$input.AL8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7]=&quot;&quot;;&quot;&quot;;[$input.H87])">
            <text:p/>
          </table:table-cell>
          <table:table-cell table:formula="of:=IF([$input.I87]=&quot;&quot;;&quot;&quot;;[$input.I87])">
            <text:p/>
          </table:table-cell>
          <table:table-cell table:formula="of:=IF([$input.W87]=&quot;&quot;;&quot;&quot;;[$input.W87])">
            <text:p/>
          </table:table-cell>
          <table:table-cell table:formula="of:=IF([$input.X87]=&quot;&quot;;&quot;&quot;;[$input.X87])">
            <text:p/>
          </table:table-cell>
          <table:table-cell table:formula="of:=IF([$input.AD87]=&quot;&quot;;&quot;&quot;;[$input.AD87])">
            <text:p/>
          </table:table-cell>
          <table:table-cell table:formula="of:=IF([$input.AE87]=&quot;&quot;;&quot;&quot;;[$input.AE87])">
            <text:p/>
          </table:table-cell>
          <table:table-cell table:formula="of:=IF([$input.AK87]=&quot;&quot;;&quot;&quot;;[$input.AK87])">
            <text:p/>
          </table:table-cell>
          <table:table-cell table:formula="of:=IF([$input.AL87]=&quot;&quot;;&quot;&quot;;[$input.AL8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8]=&quot;&quot;;&quot;&quot;;[$input.H88])">
            <text:p/>
          </table:table-cell>
          <table:table-cell table:formula="of:=IF([$input.I88]=&quot;&quot;;&quot;&quot;;[$input.I88])">
            <text:p/>
          </table:table-cell>
          <table:table-cell table:formula="of:=IF([$input.W88]=&quot;&quot;;&quot;&quot;;[$input.W88])">
            <text:p/>
          </table:table-cell>
          <table:table-cell table:formula="of:=IF([$input.X88]=&quot;&quot;;&quot;&quot;;[$input.X88])">
            <text:p/>
          </table:table-cell>
          <table:table-cell table:formula="of:=IF([$input.AD88]=&quot;&quot;;&quot;&quot;;[$input.AD88])">
            <text:p/>
          </table:table-cell>
          <table:table-cell table:formula="of:=IF([$input.AE88]=&quot;&quot;;&quot;&quot;;[$input.AE88])">
            <text:p/>
          </table:table-cell>
          <table:table-cell table:formula="of:=IF([$input.AK88]=&quot;&quot;;&quot;&quot;;[$input.AK88])">
            <text:p/>
          </table:table-cell>
          <table:table-cell table:formula="of:=IF([$input.AL88]=&quot;&quot;;&quot;&quot;;[$input.AL8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9]=&quot;&quot;;&quot;&quot;;[$input.H89])">
            <text:p/>
          </table:table-cell>
          <table:table-cell table:formula="of:=IF([$input.I89]=&quot;&quot;;&quot;&quot;;[$input.I89])">
            <text:p/>
          </table:table-cell>
          <table:table-cell table:formula="of:=IF([$input.W89]=&quot;&quot;;&quot;&quot;;[$input.W89])">
            <text:p/>
          </table:table-cell>
          <table:table-cell table:formula="of:=IF([$input.X89]=&quot;&quot;;&quot;&quot;;[$input.X89])">
            <text:p/>
          </table:table-cell>
          <table:table-cell table:formula="of:=IF([$input.AD89]=&quot;&quot;;&quot;&quot;;[$input.AD89])">
            <text:p/>
          </table:table-cell>
          <table:table-cell table:formula="of:=IF([$input.AE89]=&quot;&quot;;&quot;&quot;;[$input.AE89])">
            <text:p/>
          </table:table-cell>
          <table:table-cell table:formula="of:=IF([$input.AK89]=&quot;&quot;;&quot;&quot;;[$input.AK89])">
            <text:p/>
          </table:table-cell>
          <table:table-cell table:formula="of:=IF([$input.AL89]=&quot;&quot;;&quot;&quot;;[$input.AL8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0]=&quot;&quot;;&quot;&quot;;[$input.H90])">
            <text:p/>
          </table:table-cell>
          <table:table-cell table:formula="of:=IF([$input.I90]=&quot;&quot;;&quot;&quot;;[$input.I90])">
            <text:p/>
          </table:table-cell>
          <table:table-cell table:formula="of:=IF([$input.W90]=&quot;&quot;;&quot;&quot;;[$input.W90])">
            <text:p/>
          </table:table-cell>
          <table:table-cell table:formula="of:=IF([$input.X90]=&quot;&quot;;&quot;&quot;;[$input.X90])">
            <text:p/>
          </table:table-cell>
          <table:table-cell table:formula="of:=IF([$input.AD90]=&quot;&quot;;&quot;&quot;;[$input.AD90])">
            <text:p/>
          </table:table-cell>
          <table:table-cell table:formula="of:=IF([$input.AE90]=&quot;&quot;;&quot;&quot;;[$input.AE90])">
            <text:p/>
          </table:table-cell>
          <table:table-cell table:formula="of:=IF([$input.AK90]=&quot;&quot;;&quot;&quot;;[$input.AK90])">
            <text:p/>
          </table:table-cell>
          <table:table-cell table:formula="of:=IF([$input.AL90]=&quot;&quot;;&quot;&quot;;[$input.AL9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1]=&quot;&quot;;&quot;&quot;;[$input.H91])">
            <text:p/>
          </table:table-cell>
          <table:table-cell table:formula="of:=IF([$input.I91]=&quot;&quot;;&quot;&quot;;[$input.I91])">
            <text:p/>
          </table:table-cell>
          <table:table-cell table:formula="of:=IF([$input.W91]=&quot;&quot;;&quot;&quot;;[$input.W91])">
            <text:p/>
          </table:table-cell>
          <table:table-cell table:formula="of:=IF([$input.X91]=&quot;&quot;;&quot;&quot;;[$input.X91])">
            <text:p/>
          </table:table-cell>
          <table:table-cell table:formula="of:=IF([$input.AD91]=&quot;&quot;;&quot;&quot;;[$input.AD91])">
            <text:p/>
          </table:table-cell>
          <table:table-cell table:formula="of:=IF([$input.AE91]=&quot;&quot;;&quot;&quot;;[$input.AE91])">
            <text:p/>
          </table:table-cell>
          <table:table-cell table:formula="of:=IF([$input.AK91]=&quot;&quot;;&quot;&quot;;[$input.AK91])">
            <text:p/>
          </table:table-cell>
          <table:table-cell table:formula="of:=IF([$input.AL91]=&quot;&quot;;&quot;&quot;;[$input.AL91])">
            <text:p/>
          </table:table-cell>
          <table:table-cell table:number-columns-repeated="22"/>
        </table:table-row>
        <table:table-row table:style-name="ro1" table:number-rows-repeated="104848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export.gretl" table:style-name="ta2">
        <office:forms form:automatic-focus="false" form:apply-design-mode="false"/>
        <table:table-column table:style-name="co35" table:number-columns-repeated="39" table:default-cell-style-name="Default"/>
        <table:table-row table:style-name="ro1">
          <table:table-cell table:formula="of:=[$work.A1]" office:value-type="string" office:string-value="Week" calcext:value-type="string">
            <text:p>Week</text:p>
          </table:table-cell>
          <table:table-cell office:value-type="string" calcext:value-type="string">
            <text:p>COHORT</text:p>
          </table:table-cell>
          <table:table-cell table:formula="of:=[$work.H1]" office:value-type="string" office:string-value="S1" calcext:value-type="string">
            <text:p>S1</text:p>
          </table:table-cell>
          <table:table-cell table:formula="of:=[$work.I1]" office:value-type="string" office:string-value="M1" calcext:value-type="string">
            <text:p>M1</text:p>
          </table:table-cell>
          <table:table-cell table:formula="of:=[$work.J1]" office:value-type="string" office:string-value="S2" calcext:value-type="string">
            <text:p>S2</text:p>
          </table:table-cell>
          <table:table-cell table:formula="of:=[$work.K1]" office:value-type="string" office:string-value="M2" calcext:value-type="string">
            <text:p>M2</text:p>
          </table:table-cell>
          <table:table-cell table:formula="of:=[$work.L1]" office:value-type="string" office:string-value="S3" calcext:value-type="string">
            <text:p>S3</text:p>
          </table:table-cell>
          <table:table-cell table:formula="of:=[$work.M1]" office:value-type="string" office:string-value="M3" calcext:value-type="string">
            <text:p>M3</text:p>
          </table:table-cell>
          <table:table-cell table:formula="of:=[$work.N1]" office:value-type="string" office:string-value="S4" calcext:value-type="string">
            <text:p>S4</text:p>
          </table:table-cell>
          <table:table-cell table:formula="of:=[$work.O1]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Y14</text:p>
          </table:table-cell>
          <table:table-cell table:formula="of:=[$work.T1]" office:value-type="string" office:string-value="Y" calcext:value-type="string">
            <text:p>Y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12"/>
        </table:table-row>
        <table:table-row table:style-name="ro1">
          <table:table-cell table:formula="of:=[$work.A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1" table:formula="of:=IF([$work.H2]=&quot;&quot;;&quot;&quot;;[$work.H2])">
            <text:p/>
          </table:table-cell>
          <table:table-cell table:style-name="ce31" table:formula="of:=IF([$work.I2]=&quot;&quot;;&quot;&quot;;[$work.I2])">
            <text:p/>
          </table:table-cell>
          <table:table-cell table:number-columns-repeated="6"/>
          <table:table-cell table:formula="of:=([.J2]=1)+([.H2]=1)+([.F2]=1)+([.D2]=1)" office:value-type="float" office:value="0" calcext:value-type="float">
            <text:p>0</text:p>
          </table:table-cell>
          <table:table-cell table:style-name="ce31" table:formula="of:=IF(AND(COUNT([.C1:.J1]) &gt; 0;[.O2]&lt;&gt;&quot;&quot;);1;0)" office:value-type="float" office:value="0" calcext:value-type="float">
            <text:p>0</text:p>
          </table:table-cell>
          <table:table-cell table:formula="of:=IF([$work.P2]=&quot;&quot;;&quot;&quot;;[$work.P2]/SQRT([$work.$T2]))" office:value-type="float" office:value="0" calcext:value-type="float">
            <text:p>0</text:p>
          </table:table-cell>
          <table:table-cell table:formula="of:=IF([$work.T2]=&quot;&quot;;&quot;&quot;;[$work.T2]/SQRT([$work.$T2]))" office:value-type="float" office:value="5.29150262212918" calcext:value-type="float">
            <text:p>5.29150262212918</text:p>
          </table:table-cell>
          <table:table-cell table:formula="of:=IF([$work.U2]=&quot;&quot;;&quot;&quot;;[$work.U2]/SQRT([$work.$T2]))">
            <text:p/>
          </table:table-cell>
          <table:table-cell table:formula="of:=IF([$work.V2]=&quot;&quot;;&quot;&quot;;[$work.V2]/SQRT([$work.$T2]))">
            <text:p/>
          </table:table-cell>
          <table:table-cell table:formula="of:=IF([$work.W2]=&quot;&quot;;&quot;&quot;;[$work.W2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31" table:formula="of:=IF([$work.AD2]=&quot;&quot;;&quot;&quot;;[$work.AD2]/SQRT([$work.$T2]))">
            <text:p/>
          </table:table-cell>
          <table:table-cell table:number-columns-repeated="7"/>
          <table:table-cell table:formula="of:=IF([$work.AL2]=&quot;&quot;;&quot;&quot;;[$work.AL2])">
            <text:p/>
          </table:table-cell>
          <table:table-cell table:formula="of:=IF([$work.AM2]=&quot;&quot;;&quot;&quot;;[$work.AM2])">
            <text:p/>
          </table:table-cell>
          <table:table-cell table:formula="of:=IF([$work.AN2]=&quot;&quot;;&quot;&quot;;[$work.AN2])">
            <text:p/>
          </table:table-cell>
          <table:table-cell table:formula="of:=IF([$work.AO2]=&quot;&quot;;&quot;&quot;;[$work.AO2])">
            <text:p/>
          </table:table-cell>
          <table:table-cell table:formula="of:=IF([$work.AP2]=&quot;&quot;;&quot;&quot;;[$work.AP2])">
            <text:p/>
          </table:table-cell>
          <table:table-cell table:formula="of:=IF([$work.AQ2]=&quot;&quot;;&quot;&quot;;[$work.AQ2])">
            <text:p/>
          </table:table-cell>
          <table:table-cell table:formula="of:=IF([$work.AR2]=&quot;&quot;;&quot;&quot;;[$work.AR2])">
            <text:p/>
          </table:table-cell>
          <table:table-cell table:formula="of:=IF([$work.AS2]=&quot;&quot;;&quot;&quot;;[$work.AS2])">
            <text:p/>
          </table:table-cell>
        </table:table-row>
        <table:table-row table:style-name="ro1">
          <table:table-cell table:formula="of:=[$work.A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1" table:formula="of:=IF([$work.H3]=&quot;&quot;;&quot;&quot;;[$work.H3])">
            <text:p/>
          </table:table-cell>
          <table:table-cell table:style-name="ce31" table:formula="of:=IF([$work.I3]=&quot;&quot;;&quot;&quot;;[$work.I3])">
            <text:p/>
          </table:table-cell>
          <table:table-cell table:number-columns-repeated="6"/>
          <table:table-cell table:formula="of:=([.J3]=1)+([.H3]=1)+([.F3]=1)+([.D3]=1)" office:value-type="float" office:value="0" calcext:value-type="float">
            <text:p>0</text:p>
          </table:table-cell>
          <table:table-cell table:style-name="ce31" table:formula="of:=IF(AND(COUNT([.C2:.J2]) &gt; 0;[.O3]&lt;&gt;&quot;&quot;);1;0)" office:value-type="float" office:value="0" calcext:value-type="float">
            <text:p>0</text:p>
          </table:table-cell>
          <table:table-cell table:formula="of:=IF([$work.P3]=&quot;&quot;;&quot;&quot;;[$work.P3]/SQRT([$work.$T2]))" office:value-type="float" office:value="0.755928946018454" calcext:value-type="float">
            <text:p>0.755928946018454</text:p>
          </table:table-cell>
          <table:table-cell table:formula="of:=IF([$work.T3]=&quot;&quot;;&quot;&quot;;[$work.T3]/SQRT([$work.$T2]))" office:value-type="float" office:value="49.7023282007134" calcext:value-type="float">
            <text:p>49.7023282007134</text:p>
          </table:table-cell>
          <table:table-cell table:formula="of:=IF([$work.U3]=&quot;&quot;;&quot;&quot;;[$work.U3]/SQRT([$work.$T2]))" office:value-type="float" office:value="21.1660104885167" calcext:value-type="float">
            <text:p>21.1660104885167</text:p>
          </table:table-cell>
          <table:table-cell table:style-name="ce31" table:formula="of:=IF([$work.V3]=&quot;&quot;;&quot;&quot;;[$work.V3]/SQRT([$work.$T2]))">
            <text:p/>
          </table:table-cell>
          <table:table-cell table:style-name="ce31" table:formula="of:=IF([$work.W3]=&quot;&quot;;&quot;&quot;;[$work.W3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31" table:formula="of:=IF([$work.AD3]=&quot;&quot;;&quot;&quot;;[$work.AD3]/SQRT([$work.$T2]))">
            <text:p/>
          </table:table-cell>
          <table:table-cell table:number-columns-repeated="7"/>
          <table:table-cell table:formula="of:=IF([$work.AL3]=&quot;&quot;;&quot;&quot;;[$work.AL3])">
            <text:p/>
          </table:table-cell>
          <table:table-cell table:formula="of:=IF([$work.AM3]=&quot;&quot;;&quot;&quot;;[$work.AM3])">
            <text:p/>
          </table:table-cell>
          <table:table-cell table:formula="of:=IF([$work.AN3]=&quot;&quot;;&quot;&quot;;[$work.AN3])">
            <text:p/>
          </table:table-cell>
          <table:table-cell table:formula="of:=IF([$work.AO3]=&quot;&quot;;&quot;&quot;;[$work.AO3])">
            <text:p/>
          </table:table-cell>
          <table:table-cell table:formula="of:=IF([$work.AP3]=&quot;&quot;;&quot;&quot;;[$work.AP3])">
            <text:p/>
          </table:table-cell>
          <table:table-cell table:formula="of:=IF([$work.AQ3]=&quot;&quot;;&quot;&quot;;[$work.AQ3])">
            <text:p/>
          </table:table-cell>
          <table:table-cell table:formula="of:=IF([$work.AR3]=&quot;&quot;;&quot;&quot;;[$work.AR3])">
            <text:p/>
          </table:table-cell>
          <table:table-cell table:formula="of:=IF([$work.AS3]=&quot;&quot;;&quot;&quot;;[$work.AS3])">
            <text:p/>
          </table:table-cell>
        </table:table-row>
        <table:table-row table:style-name="ro1">
          <table:table-cell table:formula="of:=[$work.A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$work.H4]=&quot;&quot;;&quot;&quot;;[$work.H4])">
            <text:p/>
          </table:table-cell>
          <table:table-cell table:formula="of:=IF([$work.I4]=&quot;&quot;;&quot;&quot;;[$work.I4])">
            <text:p/>
          </table:table-cell>
          <table:table-cell table:number-columns-repeated="6"/>
          <table:table-cell table:formula="of:=([.J4]=1)+([.H4]=1)+([.F4]=1)+([.D4]=1)" office:value-type="float" office:value="0" calcext:value-type="float">
            <text:p>0</text:p>
          </table:table-cell>
          <table:table-cell table:style-name="ce31" table:formula="of:=IF(AND(COUNT([.C3:.J3]) &gt; 0;[.O4]&lt;&gt;&quot;&quot;);1;0)" office:value-type="float" office:value="0" calcext:value-type="float">
            <text:p>0</text:p>
          </table:table-cell>
          <table:table-cell table:formula="of:=IF([$work.P4]=&quot;&quot;;&quot;&quot;;[$work.P4]/SQRT([$work.$T3]))" office:value-type="float" office:value="0.369975849586924" calcext:value-type="float">
            <text:p>0.369975849586924</text:p>
          </table:table-cell>
          <table:table-cell table:formula="of:=IF([$work.T4]=&quot;&quot;;&quot;&quot;;[$work.T4]/SQRT([$work.$T3]))" office:value-type="float" office:value="52.2282574333542" calcext:value-type="float">
            <text:p>52.2282574333542</text:p>
          </table:table-cell>
          <table:table-cell table:formula="of:=IF([$work.U4]=&quot;&quot;;&quot;&quot;;[$work.U4]/SQRT([$work.$T3]))" office:value-type="float" office:value="64.8094034710661" calcext:value-type="float">
            <text:p>64.8094034710661</text:p>
          </table:table-cell>
          <table:table-cell table:style-name="ce31" table:formula="of:=IF([$work.V4]=&quot;&quot;;&quot;&quot;;[$work.V4]/SQRT([$work.$T3]))">
            <text:p/>
          </table:table-cell>
          <table:table-cell table:style-name="ce31" table:formula="of:=IF([$work.W4]=&quot;&quot;;&quot;&quot;;[$work.W4]/SQRT([$work.$T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]=&quot;&quot;;&quot;&quot;;[$work.AD4]/SQRT([$work.$T3]))">
            <text:p/>
          </table:table-cell>
          <table:table-cell table:number-columns-repeated="7"/>
          <table:table-cell table:formula="of:=IF([$work.AL4]=&quot;&quot;;&quot;&quot;;[$work.AL4])">
            <text:p/>
          </table:table-cell>
          <table:table-cell table:formula="of:=IF([$work.AM4]=&quot;&quot;;&quot;&quot;;[$work.AM4])">
            <text:p/>
          </table:table-cell>
          <table:table-cell table:formula="of:=IF([$work.AN4]=&quot;&quot;;&quot;&quot;;[$work.AN4])">
            <text:p/>
          </table:table-cell>
          <table:table-cell table:formula="of:=IF([$work.AO4]=&quot;&quot;;&quot;&quot;;[$work.AO4])">
            <text:p/>
          </table:table-cell>
          <table:table-cell table:formula="of:=IF([$work.AP4]=&quot;&quot;;&quot;&quot;;[$work.AP4])">
            <text:p/>
          </table:table-cell>
          <table:table-cell table:formula="of:=IF([$work.AQ4]=&quot;&quot;;&quot;&quot;;[$work.AQ4])">
            <text:p/>
          </table:table-cell>
          <table:table-cell table:formula="of:=IF([$work.AR4]=&quot;&quot;;&quot;&quot;;[$work.AR4])">
            <text:p/>
          </table:table-cell>
          <table:table-cell table:formula="of:=IF([$work.AS4]=&quot;&quot;;&quot;&quot;;[$work.AS4])">
            <text:p/>
          </table:table-cell>
        </table:table-row>
        <table:table-row table:style-name="ro1">
          <table:table-cell table:formula="of:=[$work.A5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$work.H5]=&quot;&quot;;&quot;&quot;;[$work.H5])">
            <text:p/>
          </table:table-cell>
          <table:table-cell table:formula="of:=IF([$work.I5]=&quot;&quot;;&quot;&quot;;[$work.I5])">
            <text:p/>
          </table:table-cell>
          <table:table-cell table:number-columns-repeated="6"/>
          <table:table-cell table:formula="of:=([.J5]=1)+([.H5]=1)+([.F5]=1)+([.D5]=1)" office:value-type="float" office:value="0" calcext:value-type="float">
            <text:p>0</text:p>
          </table:table-cell>
          <table:table-cell table:style-name="ce31" table:formula="of:=IF(AND(COUNT([.C4:.J4]) &gt; 0;[.O5]&lt;&gt;&quot;&quot;);1;0)" office:value-type="float" office:value="0" calcext:value-type="float">
            <text:p>0</text:p>
          </table:table-cell>
          <table:table-cell table:formula="of:=IF([$work.P5]=&quot;&quot;;&quot;&quot;;[$work.P5]/SQRT([$work.$T4]))" office:value-type="float" office:value="0.377964473009227" calcext:value-type="float">
            <text:p>0.377964473009227</text:p>
          </table:table-cell>
          <table:table-cell table:formula="of:=IF([$work.T5]=&quot;&quot;;&quot;&quot;;[$work.T5]/SQRT([$work.$T4]))" office:value-type="float" office:value="56.6603105447469" calcext:value-type="float">
            <text:p>56.6603105447469</text:p>
          </table:table-cell>
          <table:table-cell table:formula="of:=IF([$work.U5]=&quot;&quot;;&quot;&quot;;[$work.U5]/SQRT([$work.$T4]))" office:value-type="float" office:value="94.2060503178" calcext:value-type="float">
            <text:p>94.2060503178</text:p>
          </table:table-cell>
          <table:table-cell table:formula="of:=IF([$work.V5]=&quot;&quot;;&quot;&quot;;[$work.V5]/SQRT([$work.$T4]))">
            <text:p/>
          </table:table-cell>
          <table:table-cell table:formula="of:=IF([$work.W5]=&quot;&quot;;&quot;&quot;;[$work.W5]/SQRT([$work.$T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]=&quot;&quot;;&quot;&quot;;[$work.AD5]/SQRT([$work.$T4]))">
            <text:p/>
          </table:table-cell>
          <table:table-cell table:number-columns-repeated="7"/>
          <table:table-cell table:formula="of:=IF([$work.AL5]=&quot;&quot;;&quot;&quot;;[$work.AL5])">
            <text:p/>
          </table:table-cell>
          <table:table-cell table:formula="of:=IF([$work.AM5]=&quot;&quot;;&quot;&quot;;[$work.AM5])">
            <text:p/>
          </table:table-cell>
          <table:table-cell table:formula="of:=IF([$work.AN5]=&quot;&quot;;&quot;&quot;;[$work.AN5])">
            <text:p/>
          </table:table-cell>
          <table:table-cell table:formula="of:=IF([$work.AO5]=&quot;&quot;;&quot;&quot;;[$work.AO5])">
            <text:p/>
          </table:table-cell>
          <table:table-cell table:formula="of:=IF([$work.AP5]=&quot;&quot;;&quot;&quot;;[$work.AP5])">
            <text:p/>
          </table:table-cell>
          <table:table-cell table:formula="of:=IF([$work.AQ5]=&quot;&quot;;&quot;&quot;;[$work.AQ5])">
            <text:p/>
          </table:table-cell>
          <table:table-cell table:formula="of:=IF([$work.AR5]=&quot;&quot;;&quot;&quot;;[$work.AR5])">
            <text:p/>
          </table:table-cell>
          <table:table-cell table:formula="of:=IF([$work.AS5]=&quot;&quot;;&quot;&quot;;[$work.AS5])">
            <text:p/>
          </table:table-cell>
        </table:table-row>
        <table:table-row table:style-name="ro1">
          <table:table-cell table:formula="of:=[$work.A6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$work.H6]=&quot;&quot;;&quot;&quot;;[$work.H6])">
            <text:p/>
          </table:table-cell>
          <table:table-cell table:formula="of:=IF([$work.I6]=&quot;&quot;;&quot;&quot;;[$work.I6])">
            <text:p/>
          </table:table-cell>
          <table:table-cell table:number-columns-repeated="6"/>
          <table:table-cell table:formula="of:=([.J6]=1)+([.H6]=1)+([.F6]=1)+([.D6]=1)" office:value-type="float" office:value="0" calcext:value-type="float">
            <text:p>0</text:p>
          </table:table-cell>
          <table:table-cell table:style-name="ce31" table:formula="of:=IF(AND(COUNT([.C5:.J5]) &gt; 0;[.O6]&lt;&gt;&quot;&quot;);1;0)" office:value-type="float" office:value="0" calcext:value-type="float">
            <text:p>0</text:p>
          </table:table-cell>
          <table:table-cell table:formula="of:=IF([$work.P6]=&quot;&quot;;&quot;&quot;;[$work.P6]/SQRT([$work.$T5]))" office:value-type="float" office:value="0.344760663504496" calcext:value-type="float">
            <text:p>0.344760663504496</text:p>
          </table:table-cell>
          <table:table-cell table:formula="of:=IF([$work.T6]=&quot;&quot;;&quot;&quot;;[$work.T6]/SQRT([$work.$T5]))" office:value-type="float" office:value="43.119708699741" calcext:value-type="float">
            <text:p>43.119708699741</text:p>
          </table:table-cell>
          <table:table-cell table:formula="of:=IF([$work.U6]=&quot;&quot;;&quot;&quot;;[$work.U6]/SQRT([$work.$T5]))" office:value-type="float" office:value="105.859572057219" calcext:value-type="float">
            <text:p>105.859572057219</text:p>
          </table:table-cell>
          <table:table-cell table:formula="of:=IF([$work.V6]=&quot;&quot;;&quot;&quot;;[$work.V6]/SQRT([$work.$T5]))">
            <text:p/>
          </table:table-cell>
          <table:table-cell table:formula="of:=IF([$work.W6]=&quot;&quot;;&quot;&quot;;[$work.W6]/SQRT([$work.$T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]=&quot;&quot;;&quot;&quot;;[$work.AD6]/SQRT([$work.$T5]))">
            <text:p/>
          </table:table-cell>
          <table:table-cell table:number-columns-repeated="7"/>
          <table:table-cell table:formula="of:=IF([$work.AL6]=&quot;&quot;;&quot;&quot;;[$work.AL6])">
            <text:p/>
          </table:table-cell>
          <table:table-cell table:formula="of:=IF([$work.AM6]=&quot;&quot;;&quot;&quot;;[$work.AM6])">
            <text:p/>
          </table:table-cell>
          <table:table-cell table:formula="of:=IF([$work.AN6]=&quot;&quot;;&quot;&quot;;[$work.AN6])">
            <text:p/>
          </table:table-cell>
          <table:table-cell table:formula="of:=IF([$work.AO6]=&quot;&quot;;&quot;&quot;;[$work.AO6])">
            <text:p/>
          </table:table-cell>
          <table:table-cell table:formula="of:=IF([$work.AP6]=&quot;&quot;;&quot;&quot;;[$work.AP6])">
            <text:p/>
          </table:table-cell>
          <table:table-cell table:formula="of:=IF([$work.AQ6]=&quot;&quot;;&quot;&quot;;[$work.AQ6])">
            <text:p/>
          </table:table-cell>
          <table:table-cell table:formula="of:=IF([$work.AR6]=&quot;&quot;;&quot;&quot;;[$work.AR6])">
            <text:p/>
          </table:table-cell>
          <table:table-cell table:formula="of:=IF([$work.AS6]=&quot;&quot;;&quot;&quot;;[$work.AS6])">
            <text:p/>
          </table:table-cell>
        </table:table-row>
        <table:table-row table:style-name="ro1">
          <table:table-cell table:formula="of:=[$work.A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$work.H7]=&quot;&quot;;&quot;&quot;;[$work.H7])">
            <text:p/>
          </table:table-cell>
          <table:table-cell table:formula="of:=IF([$work.I7]=&quot;&quot;;&quot;&quot;;[$work.I7])">
            <text:p/>
          </table:table-cell>
          <table:table-cell table:number-columns-repeated="6"/>
          <table:table-cell table:formula="of:=([.J7]=1)+([.H7]=1)+([.F7]=1)+([.D7]=1)" office:value-type="float" office:value="0" calcext:value-type="float">
            <text:p>0</text:p>
          </table:table-cell>
          <table:table-cell table:style-name="ce31" table:formula="of:=IF(AND(COUNT([.C6:.J6]) &gt; 0;[.O7]&lt;&gt;&quot;&quot;);1;0)" office:value-type="float" office:value="0" calcext:value-type="float">
            <text:p>0</text:p>
          </table:table-cell>
          <table:table-cell table:formula="of:=IF([$work.P7]=&quot;&quot;;&quot;&quot;;[$work.P7]/SQRT([$work.$T6]))" office:value-type="float" office:value="0.238977452346176" calcext:value-type="float">
            <text:p>0.238977452346176</text:p>
          </table:table-cell>
          <table:table-cell table:formula="of:=IF([$work.T7]=&quot;&quot;;&quot;&quot;;[$work.T7]/SQRT([$work.$T6]))" office:value-type="float" office:value="32.9549906785376" calcext:value-type="float">
            <text:p>32.9549906785376</text:p>
          </table:table-cell>
          <table:table-cell table:formula="of:=IF([$work.U7]=&quot;&quot;;&quot;&quot;;[$work.U7]/SQRT([$work.$T6]))" office:value-type="float" office:value="88.2344136486351" calcext:value-type="float">
            <text:p>88.2344136486351</text:p>
          </table:table-cell>
          <table:table-cell table:formula="of:=IF([$work.V7]=&quot;&quot;;&quot;&quot;;[$work.V7]/SQRT([$work.$T6]))">
            <text:p/>
          </table:table-cell>
          <table:table-cell table:formula="of:=IF([$work.W7]=&quot;&quot;;&quot;&quot;;[$work.W7]/SQRT([$work.$T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7]=&quot;&quot;;&quot;&quot;;[$work.AD7]/SQRT([$work.$T6]))">
            <text:p/>
          </table:table-cell>
          <table:table-cell table:number-columns-repeated="7"/>
          <table:table-cell table:formula="of:=IF([$work.AL7]=&quot;&quot;;&quot;&quot;;[$work.AL7])">
            <text:p/>
          </table:table-cell>
          <table:table-cell table:formula="of:=IF([$work.AM7]=&quot;&quot;;&quot;&quot;;[$work.AM7])">
            <text:p/>
          </table:table-cell>
          <table:table-cell table:formula="of:=IF([$work.AN7]=&quot;&quot;;&quot;&quot;;[$work.AN7])">
            <text:p/>
          </table:table-cell>
          <table:table-cell table:formula="of:=IF([$work.AO7]=&quot;&quot;;&quot;&quot;;[$work.AO7])">
            <text:p/>
          </table:table-cell>
          <table:table-cell table:formula="of:=IF([$work.AP7]=&quot;&quot;;&quot;&quot;;[$work.AP7])">
            <text:p/>
          </table:table-cell>
          <table:table-cell table:formula="of:=IF([$work.AQ7]=&quot;&quot;;&quot;&quot;;[$work.AQ7])">
            <text:p/>
          </table:table-cell>
          <table:table-cell table:formula="of:=IF([$work.AR7]=&quot;&quot;;&quot;&quot;;[$work.AR7])">
            <text:p/>
          </table:table-cell>
          <table:table-cell table:formula="of:=IF([$work.AS7]=&quot;&quot;;&quot;&quot;;[$work.AS7])">
            <text:p/>
          </table:table-cell>
        </table:table-row>
        <table:table-row table:style-name="ro1">
          <table:table-cell table:formula="of:=[$work.A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$work.H8]=&quot;&quot;;&quot;&quot;;[$work.H8])">
            <text:p/>
          </table:table-cell>
          <table:table-cell table:formula="of:=IF([$work.I8]=&quot;&quot;;&quot;&quot;;[$work.I8])">
            <text:p/>
          </table:table-cell>
          <table:table-cell table:number-columns-repeated="6"/>
          <table:table-cell table:formula="of:=([.J8]=1)+([.H8]=1)+([.F8]=1)+([.D8]=1)" office:value-type="float" office:value="0" calcext:value-type="float">
            <text:p>0</text:p>
          </table:table-cell>
          <table:table-cell table:style-name="ce31" table:formula="of:=IF(AND(COUNT([.C7:.J7]) &gt; 0;[.O8]&lt;&gt;&quot;&quot;);1;0)" office:value-type="float" office:value="0" calcext:value-type="float">
            <text:p>0</text:p>
          </table:table-cell>
          <table:table-cell table:formula="of:=IF([$work.P8]=&quot;&quot;;&quot;&quot;;[$work.P8]/SQRT([$work.$T7]))" office:value-type="float" office:value="0.161573122212854" calcext:value-type="float">
            <text:p>0.161573122212854</text:p>
          </table:table-cell>
          <table:table-cell table:formula="of:=IF([$work.T8]=&quot;&quot;;&quot;&quot;;[$work.T8]/SQRT([$work.$T7]))" office:value-type="float" office:value="19.7927074710746" calcext:value-type="float">
            <text:p>19.7927074710746</text:p>
          </table:table-cell>
          <table:table-cell table:formula="of:=IF([$work.U8]=&quot;&quot;;&quot;&quot;;[$work.U8]/SQRT([$work.$T7]))" office:value-type="float" office:value="61.5288630324681" calcext:value-type="float">
            <text:p>61.5288630324681</text:p>
          </table:table-cell>
          <table:table-cell table:formula="of:=IF([$work.V8]=&quot;&quot;;&quot;&quot;;[$work.V8]/SQRT([$work.$T7]))">
            <text:p/>
          </table:table-cell>
          <table:table-cell table:formula="of:=IF([$work.W8]=&quot;&quot;;&quot;&quot;;[$work.W8]/SQRT([$work.$T7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8]=&quot;&quot;;&quot;&quot;;[$work.AD8]/SQRT([$work.$T7]))">
            <text:p/>
          </table:table-cell>
          <table:table-cell table:number-columns-repeated="7"/>
          <table:table-cell table:formula="of:=IF([$work.AL8]=&quot;&quot;;&quot;&quot;;[$work.AL8])">
            <text:p/>
          </table:table-cell>
          <table:table-cell table:formula="of:=IF([$work.AM8]=&quot;&quot;;&quot;&quot;;[$work.AM8])">
            <text:p/>
          </table:table-cell>
          <table:table-cell table:formula="of:=IF([$work.AN8]=&quot;&quot;;&quot;&quot;;[$work.AN8])">
            <text:p/>
          </table:table-cell>
          <table:table-cell table:formula="of:=IF([$work.AO8]=&quot;&quot;;&quot;&quot;;[$work.AO8])">
            <text:p/>
          </table:table-cell>
          <table:table-cell table:formula="of:=IF([$work.AP8]=&quot;&quot;;&quot;&quot;;[$work.AP8])">
            <text:p/>
          </table:table-cell>
          <table:table-cell table:formula="of:=IF([$work.AQ8]=&quot;&quot;;&quot;&quot;;[$work.AQ8])">
            <text:p/>
          </table:table-cell>
          <table:table-cell table:formula="of:=IF([$work.AR8]=&quot;&quot;;&quot;&quot;;[$work.AR8])">
            <text:p/>
          </table:table-cell>
          <table:table-cell table:formula="of:=IF([$work.AS8]=&quot;&quot;;&quot;&quot;;[$work.AS8])">
            <text:p/>
          </table:table-cell>
        </table:table-row>
        <table:table-row table:style-name="ro1">
          <table:table-cell table:formula="of:=[$work.A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$work.H9]=&quot;&quot;;&quot;&quot;;[$work.H9])">
            <text:p/>
          </table:table-cell>
          <table:table-cell table:formula="of:=IF([$work.I9]=&quot;&quot;;&quot;&quot;;[$work.I9])">
            <text:p/>
          </table:table-cell>
          <table:table-cell table:number-columns-repeated="6"/>
          <table:table-cell table:formula="of:=([.J9]=1)+([.H9]=1)+([.F9]=1)+([.D9]=1)" office:value-type="float" office:value="0" calcext:value-type="float">
            <text:p>0</text:p>
          </table:table-cell>
          <table:table-cell table:style-name="ce31" table:formula="of:=IF(AND(COUNT([.C8:.J8]) &gt; 0;[.O9]&lt;&gt;&quot;&quot;);1;0)" office:value-type="float" office:value="0" calcext:value-type="float">
            <text:p>0</text:p>
          </table:table-cell>
          <table:table-cell table:formula="of:=IF([$work.P9]=&quot;&quot;;&quot;&quot;;[$work.P9]/SQRT([$work.$T8]))" office:value-type="float" office:value="0.221313334068995" calcext:value-type="float">
            <text:p>0.221313334068995</text:p>
          </table:table-cell>
          <table:table-cell table:formula="of:=IF([$work.T9]=&quot;&quot;;&quot;&quot;;[$work.T9]/SQRT([$work.$T8]))" office:value-type="float" office:value="23.4960989669917" calcext:value-type="float">
            <text:p>23.4960989669917</text:p>
          </table:table-cell>
          <table:table-cell table:formula="of:=IF([$work.U9]=&quot;&quot;;&quot;&quot;;[$work.U9]/SQRT([$work.$T8]))" office:value-type="float" office:value="39.5989452030236" calcext:value-type="float">
            <text:p>39.5989452030236</text:p>
          </table:table-cell>
          <table:table-cell table:formula="of:=IF([$work.V9]=&quot;&quot;;&quot;&quot;;[$work.V9]/SQRT([$work.$T8]))">
            <text:p/>
          </table:table-cell>
          <table:table-cell table:formula="of:=IF([$work.W9]=&quot;&quot;;&quot;&quot;;[$work.W9]/SQRT([$work.$T8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9]=&quot;&quot;;&quot;&quot;;[$work.AD9]/SQRT([$work.$T8]))">
            <text:p/>
          </table:table-cell>
          <table:table-cell table:number-columns-repeated="7"/>
          <table:table-cell table:formula="of:=IF([$work.AL9]=&quot;&quot;;&quot;&quot;;[$work.AL9])">
            <text:p/>
          </table:table-cell>
          <table:table-cell table:formula="of:=IF([$work.AM9]=&quot;&quot;;&quot;&quot;;[$work.AM9])">
            <text:p/>
          </table:table-cell>
          <table:table-cell table:formula="of:=IF([$work.AN9]=&quot;&quot;;&quot;&quot;;[$work.AN9])">
            <text:p/>
          </table:table-cell>
          <table:table-cell table:formula="of:=IF([$work.AO9]=&quot;&quot;;&quot;&quot;;[$work.AO9])">
            <text:p/>
          </table:table-cell>
          <table:table-cell table:formula="of:=IF([$work.AP9]=&quot;&quot;;&quot;&quot;;[$work.AP9])">
            <text:p/>
          </table:table-cell>
          <table:table-cell table:formula="of:=IF([$work.AQ9]=&quot;&quot;;&quot;&quot;;[$work.AQ9])">
            <text:p/>
          </table:table-cell>
          <table:table-cell table:formula="of:=IF([$work.AR9]=&quot;&quot;;&quot;&quot;;[$work.AR9])">
            <text:p/>
          </table:table-cell>
          <table:table-cell table:formula="of:=IF([$work.AS9]=&quot;&quot;;&quot;&quot;;[$work.AS9])">
            <text:p/>
          </table:table-cell>
        </table:table-row>
        <table:table-row table:style-name="ro1">
          <table:table-cell table:formula="of:=[$work.A10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$work.H10]=&quot;&quot;;&quot;&quot;;[$work.H10])">
            <text:p/>
          </table:table-cell>
          <table:table-cell table:formula="of:=IF([$work.I10]=&quot;&quot;;&quot;&quot;;[$work.I10])">
            <text:p/>
          </table:table-cell>
          <table:table-cell table:number-columns-repeated="6"/>
          <table:table-cell table:formula="of:=([.J10]=1)+([.H10]=1)+([.F10]=1)+([.D10]=1)" office:value-type="float" office:value="0" calcext:value-type="float">
            <text:p>0</text:p>
          </table:table-cell>
          <table:table-cell table:style-name="ce31" table:formula="of:=IF(AND(COUNT([.C9:.J9]) &gt; 0;[.O10]&lt;&gt;&quot;&quot;);1;0)" office:value-type="float" office:value="0" calcext:value-type="float">
            <text:p>0</text:p>
          </table:table-cell>
          <table:table-cell table:formula="of:=IF([$work.P10]=&quot;&quot;;&quot;&quot;;[$work.P10]/SQRT([$work.$T9]))" office:value-type="float" office:value="0.0792428851750327" calcext:value-type="float">
            <text:p>0.079242885175033</text:p>
          </table:table-cell>
          <table:table-cell table:formula="of:=IF([$work.T10]=&quot;&quot;;&quot;&quot;;[$work.T10]/SQRT([$work.$T9]))" office:value-type="float" office:value="13.1146974964679" calcext:value-type="float">
            <text:p>13.1146974964679</text:p>
          </table:table-cell>
          <table:table-cell table:formula="of:=IF([$work.U10]=&quot;&quot;;&quot;&quot;;[$work.U10]/SQRT([$work.$T9]))" office:value-type="float" office:value="31.1965088377077" calcext:value-type="float">
            <text:p>31.1965088377077</text:p>
          </table:table-cell>
          <table:table-cell table:formula="of:=IF([$work.V10]=&quot;&quot;;&quot;&quot;;[$work.V10]/SQRT([$work.$T9]))">
            <text:p/>
          </table:table-cell>
          <table:table-cell table:formula="of:=IF([$work.W10]=&quot;&quot;;&quot;&quot;;[$work.W10]/SQRT([$work.$T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0]=&quot;&quot;;&quot;&quot;;[$work.AD10]/SQRT([$work.$T9]))">
            <text:p/>
          </table:table-cell>
          <table:table-cell table:number-columns-repeated="7"/>
          <table:table-cell table:formula="of:=IF([$work.AL10]=&quot;&quot;;&quot;&quot;;[$work.AL10])">
            <text:p/>
          </table:table-cell>
          <table:table-cell table:formula="of:=IF([$work.AM10]=&quot;&quot;;&quot;&quot;;[$work.AM10])">
            <text:p/>
          </table:table-cell>
          <table:table-cell table:formula="of:=IF([$work.AN10]=&quot;&quot;;&quot;&quot;;[$work.AN10])">
            <text:p/>
          </table:table-cell>
          <table:table-cell table:formula="of:=IF([$work.AO10]=&quot;&quot;;&quot;&quot;;[$work.AO10])">
            <text:p/>
          </table:table-cell>
          <table:table-cell table:formula="of:=IF([$work.AP10]=&quot;&quot;;&quot;&quot;;[$work.AP10])">
            <text:p/>
          </table:table-cell>
          <table:table-cell table:formula="of:=IF([$work.AQ10]=&quot;&quot;;&quot;&quot;;[$work.AQ10])">
            <text:p/>
          </table:table-cell>
          <table:table-cell table:formula="of:=IF([$work.AR10]=&quot;&quot;;&quot;&quot;;[$work.AR10])">
            <text:p/>
          </table:table-cell>
          <table:table-cell table:formula="of:=IF([$work.AS10]=&quot;&quot;;&quot;&quot;;[$work.AS10])">
            <text:p/>
          </table:table-cell>
        </table:table-row>
        <table:table-row table:style-name="ro1">
          <table:table-cell table:formula="of:=[$work.A11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$work.H11]=&quot;&quot;;&quot;&quot;;[$work.H11])" office:value-type="float" office:value="1" calcext:value-type="float">
            <text:p>1</text:p>
          </table:table-cell>
          <table:table-cell table:formula="of:=IF([$work.I11]=&quot;&quot;;&quot;&quot;;[$work.I11])" office:value-type="float" office:value="0" calcext:value-type="float">
            <text:p>0</text:p>
          </table:table-cell>
          <table:table-cell table:number-columns-repeated="6"/>
          <table:table-cell table:formula="of:=([.J11]=1)+([.H11]=1)+([.F11]=1)+([.D11]=1)" office:value-type="float" office:value="0" calcext:value-type="float">
            <text:p>0</text:p>
          </table:table-cell>
          <table:table-cell table:style-name="ce31" table:formula="of:=IF(AND(COUNT([.C10:.J10]) &gt; 0;[.O11]&lt;&gt;&quot;&quot;);1;0)" office:value-type="float" office:value="0" calcext:value-type="float">
            <text:p>0</text:p>
          </table:table-cell>
          <table:table-cell table:formula="of:=IF([$work.P11]=&quot;&quot;;&quot;&quot;;[$work.P11]/SQRT([$work.$T10]))" office:value-type="float" office:value="0.0549649709929313" calcext:value-type="float">
            <text:p>0.054964970992931</text:p>
          </table:table-cell>
          <table:table-cell table:formula="of:=IF([$work.T11]=&quot;&quot;;&quot;&quot;;[$work.T11]/SQRT([$work.$T10]))" office:value-type="float" office:value="17.8636155727027" calcext:value-type="float">
            <text:p>17.8636155727027</text:p>
          </table:table-cell>
          <table:table-cell table:formula="of:=IF([$work.U11]=&quot;&quot;;&quot;&quot;;[$work.U11]/SQRT([$work.$T10]))" office:value-type="float" office:value="20.4718652327796" calcext:value-type="float">
            <text:p>20.4718652327796</text:p>
          </table:table-cell>
          <table:table-cell table:formula="of:=IF([$work.V11]=&quot;&quot;;&quot;&quot;;[$work.V11]/SQRT([$work.$T10]))">
            <text:p/>
          </table:table-cell>
          <table:table-cell table:formula="of:=IF([$work.W11]=&quot;&quot;;&quot;&quot;;[$work.W11]/SQRT([$work.$T10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1]=&quot;&quot;;&quot;&quot;;[$work.AD11]/SQRT([$work.$T10]))" office:value-type="float" office:value="43.2774551193547" calcext:value-type="float">
            <text:p>43.2774551193547</text:p>
          </table:table-cell>
          <table:table-cell table:number-columns-repeated="7"/>
          <table:table-cell table:formula="of:=IF([$work.AL11]=&quot;&quot;;&quot;&quot;;[$work.AL11])">
            <text:p/>
          </table:table-cell>
          <table:table-cell table:formula="of:=IF([$work.AM11]=&quot;&quot;;&quot;&quot;;[$work.AM11])">
            <text:p/>
          </table:table-cell>
          <table:table-cell table:formula="of:=IF([$work.AN11]=&quot;&quot;;&quot;&quot;;[$work.AN11])">
            <text:p/>
          </table:table-cell>
          <table:table-cell table:formula="of:=IF([$work.AO11]=&quot;&quot;;&quot;&quot;;[$work.AO11])">
            <text:p/>
          </table:table-cell>
          <table:table-cell table:formula="of:=IF([$work.AP11]=&quot;&quot;;&quot;&quot;;[$work.AP11])">
            <text:p/>
          </table:table-cell>
          <table:table-cell table:formula="of:=IF([$work.AQ11]=&quot;&quot;;&quot;&quot;;[$work.AQ11])">
            <text:p/>
          </table:table-cell>
          <table:table-cell table:formula="of:=IF([$work.AR11]=&quot;&quot;;&quot;&quot;;[$work.AR11])">
            <text:p/>
          </table:table-cell>
          <table:table-cell table:formula="of:=IF([$work.AS11]=&quot;&quot;;&quot;&quot;;[$work.AS11])">
            <text:p/>
          </table:table-cell>
        </table:table-row>
        <table:table-row table:style-name="ro1">
          <table:table-cell table:formula="of:=[$work.A1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$work.H12]=&quot;&quot;;&quot;&quot;;[$work.H12])" office:value-type="float" office:value="1" calcext:value-type="float">
            <text:p>1</text:p>
          </table:table-cell>
          <table:table-cell table:formula="of:=IF([$work.I12]=&quot;&quot;;&quot;&quot;;[$work.I12])" office:value-type="float" office:value="0" calcext:value-type="float">
            <text:p>0</text:p>
          </table:table-cell>
          <table:table-cell table:number-columns-repeated="6"/>
          <table:table-cell table:formula="of:=([.J12]=1)+([.H12]=1)+([.F12]=1)+([.D12]=1)" office:value-type="float" office:value="0" calcext:value-type="float">
            <text:p>0</text:p>
          </table:table-cell>
          <table:table-cell table:style-name="ce31" table:formula="of:=IF(AND(COUNT([.C11:.J11]) &gt; 0;[.O12]&lt;&gt;&quot;&quot;);1;0)" office:value-type="float" office:value="1" calcext:value-type="float">
            <text:p>1</text:p>
          </table:table-cell>
          <table:table-cell table:formula="of:=IF([$work.P12]=&quot;&quot;;&quot;&quot;;[$work.P12]/SQRT([$work.$T11]))" office:value-type="float" office:value="0.332820117735137" calcext:value-type="float">
            <text:p>0.332820117735137</text:p>
          </table:table-cell>
          <table:table-cell table:formula="of:=IF([$work.T12]=&quot;&quot;;&quot;&quot;;[$work.T12]/SQRT([$work.$T11]))" office:value-type="float" office:value="18.1941664361875" calcext:value-type="float">
            <text:p>18.1941664361875</text:p>
          </table:table-cell>
          <table:table-cell table:formula="of:=IF([$work.U12]=&quot;&quot;;&quot;&quot;;[$work.U12]/SQRT([$work.$T11]))" office:value-type="float" office:value="19.3393217035445" calcext:value-type="float">
            <text:p>19.3393217035445</text:p>
          </table:table-cell>
          <table:table-cell table:formula="of:=IF([$work.V12]=&quot;&quot;;&quot;&quot;;[$work.V12]/SQRT([$work.$T11]))" office:value-type="float" office:value="0.116761194861607" calcext:value-type="float">
            <text:p>0.116761194861607</text:p>
          </table:table-cell>
          <table:table-cell table:formula="of:=IF([$work.W12]=&quot;&quot;;&quot;&quot;;[$work.W12]/SQRT([$work.$T1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2]=&quot;&quot;;&quot;&quot;;[$work.AD12]/SQRT([$work.$T11]))" office:value-type="float" office:value="20.6599720814547" calcext:value-type="float">
            <text:p>20.6599720814547</text:p>
          </table:table-cell>
          <table:table-cell table:number-columns-repeated="7"/>
          <table:table-cell table:formula="of:=IF([$work.AL12]=&quot;&quot;;&quot;&quot;;[$work.AL12])">
            <text:p/>
          </table:table-cell>
          <table:table-cell table:formula="of:=IF([$work.AM12]=&quot;&quot;;&quot;&quot;;[$work.AM12])">
            <text:p/>
          </table:table-cell>
          <table:table-cell table:formula="of:=IF([$work.AN12]=&quot;&quot;;&quot;&quot;;[$work.AN12])">
            <text:p/>
          </table:table-cell>
          <table:table-cell table:formula="of:=IF([$work.AO12]=&quot;&quot;;&quot;&quot;;[$work.AO12])">
            <text:p/>
          </table:table-cell>
          <table:table-cell table:formula="of:=IF([$work.AP12]=&quot;&quot;;&quot;&quot;;[$work.AP12])">
            <text:p/>
          </table:table-cell>
          <table:table-cell table:formula="of:=IF([$work.AQ12]=&quot;&quot;;&quot;&quot;;[$work.AQ12])">
            <text:p/>
          </table:table-cell>
          <table:table-cell table:formula="of:=IF([$work.AR12]=&quot;&quot;;&quot;&quot;;[$work.AR12])">
            <text:p/>
          </table:table-cell>
          <table:table-cell table:formula="of:=IF([$work.AS12]=&quot;&quot;;&quot;&quot;;[$work.AS12])">
            <text:p/>
          </table:table-cell>
        </table:table-row>
        <table:table-row table:style-name="ro1">
          <table:table-cell table:formula="of:=[$work.A13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$work.H13]=&quot;&quot;;&quot;&quot;;[$work.H13])" office:value-type="float" office:value="1" calcext:value-type="float">
            <text:p>1</text:p>
          </table:table-cell>
          <table:table-cell table:formula="of:=IF([$work.I13]=&quot;&quot;;&quot;&quot;;[$work.I13])" office:value-type="float" office:value="0" calcext:value-type="float">
            <text:p>0</text:p>
          </table:table-cell>
          <table:table-cell table:number-columns-repeated="6"/>
          <table:table-cell table:formula="of:=([.J13]=1)+([.H13]=1)+([.F13]=1)+([.D13]=1)" office:value-type="float" office:value="0" calcext:value-type="float">
            <text:p>0</text:p>
          </table:table-cell>
          <table:table-cell table:style-name="ce31" table:formula="of:=IF(AND(COUNT([.C12:.J12]) &gt; 0;[.O13]&lt;&gt;&quot;&quot;);1;0)" office:value-type="float" office:value="1" calcext:value-type="float">
            <text:p>1</text:p>
          </table:table-cell>
          <table:table-cell table:formula="of:=IF([$work.P13]=&quot;&quot;;&quot;&quot;;[$work.P13]/SQRT([$work.$T12]))" office:value-type="float" office:value="0.276078815187116" calcext:value-type="float">
            <text:p>0.276078815187116</text:p>
          </table:table-cell>
          <table:table-cell table:formula="of:=IF([$work.T13]=&quot;&quot;;&quot;&quot;;[$work.T13]/SQRT([$work.$T12]))" office:value-type="float" office:value="24.8470933668405" calcext:value-type="float">
            <text:p>24.8470933668405</text:p>
          </table:table-cell>
          <table:table-cell table:formula="of:=IF([$work.U13]=&quot;&quot;;&quot;&quot;;[$work.U13]/SQRT([$work.$T12]))" office:value-type="float" office:value="19.6696847436744" calcext:value-type="float">
            <text:p>19.6696847436744</text:p>
          </table:table-cell>
          <table:table-cell table:formula="of:=IF([$work.V13]=&quot;&quot;;&quot;&quot;;[$work.V13]/SQRT([$work.$T12]))" office:value-type="float" office:value="0.711250896344879" calcext:value-type="float">
            <text:p>0.711250896344879</text:p>
          </table:table-cell>
          <table:table-cell table:formula="of:=IF([$work.W13]=&quot;&quot;;&quot;&quot;;[$work.W13]/SQRT([$work.$T1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3]=&quot;&quot;;&quot;&quot;;[$work.AD13]/SQRT([$work.$T12]))" office:value-type="float" office:value="19.2506765231759" calcext:value-type="float">
            <text:p>19.2506765231759</text:p>
          </table:table-cell>
          <table:table-cell table:number-columns-repeated="7"/>
          <table:table-cell table:formula="of:=IF([$work.AL13]=&quot;&quot;;&quot;&quot;;[$work.AL13])">
            <text:p/>
          </table:table-cell>
          <table:table-cell table:formula="of:=IF([$work.AM13]=&quot;&quot;;&quot;&quot;;[$work.AM13])">
            <text:p/>
          </table:table-cell>
          <table:table-cell table:formula="of:=IF([$work.AN13]=&quot;&quot;;&quot;&quot;;[$work.AN13])">
            <text:p/>
          </table:table-cell>
          <table:table-cell table:formula="of:=IF([$work.AO13]=&quot;&quot;;&quot;&quot;;[$work.AO13])">
            <text:p/>
          </table:table-cell>
          <table:table-cell table:formula="of:=IF([$work.AP13]=&quot;&quot;;&quot;&quot;;[$work.AP13])">
            <text:p/>
          </table:table-cell>
          <table:table-cell table:formula="of:=IF([$work.AQ13]=&quot;&quot;;&quot;&quot;;[$work.AQ13])">
            <text:p/>
          </table:table-cell>
          <table:table-cell table:formula="of:=IF([$work.AR13]=&quot;&quot;;&quot;&quot;;[$work.AR13])">
            <text:p/>
          </table:table-cell>
          <table:table-cell table:formula="of:=IF([$work.AS13]=&quot;&quot;;&quot;&quot;;[$work.AS13])">
            <text:p/>
          </table:table-cell>
        </table:table-row>
        <table:table-row table:style-name="ro1">
          <table:table-cell table:formula="of:=[$work.A14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$work.H14]=&quot;&quot;;&quot;&quot;;[$work.H14])" office:value-type="float" office:value="1" calcext:value-type="float">
            <text:p>1</text:p>
          </table:table-cell>
          <table:table-cell table:formula="of:=IF([$work.I14]=&quot;&quot;;&quot;&quot;;[$work.I14])" office:value-type="float" office:value="0" calcext:value-type="float">
            <text:p>0</text:p>
          </table:table-cell>
          <table:table-cell table:number-columns-repeated="6"/>
          <table:table-cell table:formula="of:=([.J14]=1)+([.H14]=1)+([.F14]=1)+([.D14]=1)" office:value-type="float" office:value="0" calcext:value-type="float">
            <text:p>0</text:p>
          </table:table-cell>
          <table:table-cell table:style-name="ce31" table:formula="of:=IF(AND(COUNT([.C13:.J13]) &gt; 0;[.O14]&lt;&gt;&quot;&quot;);1;0)" office:value-type="float" office:value="1" calcext:value-type="float">
            <text:p>1</text:p>
          </table:table-cell>
          <table:table-cell table:formula="of:=IF([$work.P14]=&quot;&quot;;&quot;&quot;;[$work.P14]/SQRT([$work.$T13]))" office:value-type="float" office:value="0.377123616632825" calcext:value-type="float">
            <text:p>0.377123616632825</text:p>
          </table:table-cell>
          <table:table-cell table:formula="of:=IF([$work.T14]=&quot;&quot;;&quot;&quot;;[$work.T14]/SQRT([$work.$T13]))" office:value-type="float" office:value="13.0107647738325" calcext:value-type="float">
            <text:p>13.0107647738325</text:p>
          </table:table-cell>
          <table:table-cell table:formula="of:=IF([$work.U14]=&quot;&quot;;&quot;&quot;;[$work.U14]/SQRT([$work.$T13]))" office:value-type="float" office:value="21.7681991141374" calcext:value-type="float">
            <text:p>21.7681991141374</text:p>
          </table:table-cell>
          <table:table-cell table:formula="of:=IF([$work.V14]=&quot;&quot;;&quot;&quot;;[$work.V14]/SQRT([$work.$T13]))" office:value-type="float" office:value="0.45943340526295" calcext:value-type="float">
            <text:p>0.45943340526295</text:p>
          </table:table-cell>
          <table:table-cell table:formula="of:=IF([$work.W14]=&quot;&quot;;&quot;&quot;;[$work.W14]/SQRT([$work.$T1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4]=&quot;&quot;;&quot;&quot;;[$work.AD14]/SQRT([$work.$T13]))" office:value-type="float" office:value="16.7929913499846" calcext:value-type="float">
            <text:p>16.7929913499846</text:p>
          </table:table-cell>
          <table:table-cell table:number-columns-repeated="7"/>
          <table:table-cell table:formula="of:=IF([$work.AL14]=&quot;&quot;;&quot;&quot;;[$work.AL14])">
            <text:p/>
          </table:table-cell>
          <table:table-cell table:formula="of:=IF([$work.AM14]=&quot;&quot;;&quot;&quot;;[$work.AM14])">
            <text:p/>
          </table:table-cell>
          <table:table-cell table:formula="of:=IF([$work.AN14]=&quot;&quot;;&quot;&quot;;[$work.AN14])">
            <text:p/>
          </table:table-cell>
          <table:table-cell table:formula="of:=IF([$work.AO14]=&quot;&quot;;&quot;&quot;;[$work.AO14])">
            <text:p/>
          </table:table-cell>
          <table:table-cell table:formula="of:=IF([$work.AP14]=&quot;&quot;;&quot;&quot;;[$work.AP14])">
            <text:p/>
          </table:table-cell>
          <table:table-cell table:formula="of:=IF([$work.AQ14]=&quot;&quot;;&quot;&quot;;[$work.AQ14])">
            <text:p/>
          </table:table-cell>
          <table:table-cell table:formula="of:=IF([$work.AR14]=&quot;&quot;;&quot;&quot;;[$work.AR14])">
            <text:p/>
          </table:table-cell>
          <table:table-cell table:formula="of:=IF([$work.AS14]=&quot;&quot;;&quot;&quot;;[$work.AS14])">
            <text:p/>
          </table:table-cell>
        </table:table-row>
        <table:table-row table:style-name="ro1">
          <table:table-cell table:formula="of:=[$work.A15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$work.H15]=&quot;&quot;;&quot;&quot;;[$work.H15])" office:value-type="float" office:value="1" calcext:value-type="float">
            <text:p>1</text:p>
          </table:table-cell>
          <table:table-cell table:formula="of:=IF([$work.I15]=&quot;&quot;;&quot;&quot;;[$work.I15])" office:value-type="float" office:value="0" calcext:value-type="float">
            <text:p>0</text:p>
          </table:table-cell>
          <table:table-cell table:number-columns-repeated="6"/>
          <table:table-cell table:formula="of:=([.J15]=1)+([.H15]=1)+([.F15]=1)+([.D15]=1)" office:value-type="float" office:value="0" calcext:value-type="float">
            <text:p>0</text:p>
          </table:table-cell>
          <table:table-cell table:style-name="ce31" table:formula="of:=IF(AND(COUNT([.C14:.J14]) &gt; 0;[.O15]&lt;&gt;&quot;&quot;);1;0)" office:value-type="float" office:value="1" calcext:value-type="float">
            <text:p>1</text:p>
          </table:table-cell>
          <table:table-cell table:formula="of:=IF([$work.P15]=&quot;&quot;;&quot;&quot;;[$work.P15]/SQRT([$work.$T14]))" office:value-type="float" office:value="0.240771706171538" calcext:value-type="float">
            <text:p>0.240771706171538</text:p>
          </table:table-cell>
          <table:table-cell table:formula="of:=IF([$work.T15]=&quot;&quot;;&quot;&quot;;[$work.T15]/SQRT([$work.$T14]))" office:value-type="float" office:value="19.0811577140944" calcext:value-type="float">
            <text:p>19.0811577140944</text:p>
          </table:table-cell>
          <table:table-cell table:formula="of:=IF([$work.U15]=&quot;&quot;;&quot;&quot;;[$work.U15]/SQRT([$work.$T14]))" office:value-type="float" office:value="17.148642303921" calcext:value-type="float">
            <text:p>17.148642303921</text:p>
          </table:table-cell>
          <table:table-cell table:formula="of:=IF([$work.V15]=&quot;&quot;;&quot;&quot;;[$work.V15]/SQRT([$work.$T14]))" office:value-type="float" office:value="0.903777997539892" calcext:value-type="float">
            <text:p>0.903777997539892</text:p>
          </table:table-cell>
          <table:table-cell table:formula="of:=IF([$work.W15]=&quot;&quot;;&quot;&quot;;[$work.W15]/SQRT([$work.$T1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5]=&quot;&quot;;&quot;&quot;;[$work.AD15]/SQRT([$work.$T14]))" office:value-type="float" office:value="27.7954824881495" calcext:value-type="float">
            <text:p>27.7954824881495</text:p>
          </table:table-cell>
          <table:table-cell table:number-columns-repeated="7"/>
          <table:table-cell table:formula="of:=IF([$work.AL15]=&quot;&quot;;&quot;&quot;;[$work.AL15])">
            <text:p/>
          </table:table-cell>
          <table:table-cell table:formula="of:=IF([$work.AM15]=&quot;&quot;;&quot;&quot;;[$work.AM15])">
            <text:p/>
          </table:table-cell>
          <table:table-cell table:formula="of:=IF([$work.AN15]=&quot;&quot;;&quot;&quot;;[$work.AN15])">
            <text:p/>
          </table:table-cell>
          <table:table-cell table:formula="of:=IF([$work.AO15]=&quot;&quot;;&quot;&quot;;[$work.AO15])">
            <text:p/>
          </table:table-cell>
          <table:table-cell table:formula="of:=IF([$work.AP15]=&quot;&quot;;&quot;&quot;;[$work.AP15])">
            <text:p/>
          </table:table-cell>
          <table:table-cell table:formula="of:=IF([$work.AQ15]=&quot;&quot;;&quot;&quot;;[$work.AQ15])">
            <text:p/>
          </table:table-cell>
          <table:table-cell table:formula="of:=IF([$work.AR15]=&quot;&quot;;&quot;&quot;;[$work.AR15])">
            <text:p/>
          </table:table-cell>
          <table:table-cell table:formula="of:=IF([$work.AS15]=&quot;&quot;;&quot;&quot;;[$work.AS15])">
            <text:p/>
          </table:table-cell>
        </table:table-row>
        <table:table-row table:style-name="ro1">
          <table:table-cell table:formula="of:=[$work.A1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$work.H16]=&quot;&quot;;&quot;&quot;;[$work.H16])" office:value-type="float" office:value="1" calcext:value-type="float">
            <text:p>1</text:p>
          </table:table-cell>
          <table:table-cell table:formula="of:=IF([$work.I16]=&quot;&quot;;&quot;&quot;;[$work.I16])" office:value-type="float" office:value="0" calcext:value-type="float">
            <text:p>0</text:p>
          </table:table-cell>
          <table:table-cell table:number-columns-repeated="6"/>
          <table:table-cell table:formula="of:=([.J16]=1)+([.H16]=1)+([.F16]=1)+([.D16]=1)" office:value-type="float" office:value="0" calcext:value-type="float">
            <text:p>0</text:p>
          </table:table-cell>
          <table:table-cell table:style-name="ce31" table:formula="of:=IF(AND(COUNT([.C15:.J15]) &gt; 0;[.O16]&lt;&gt;&quot;&quot;);1;0)" office:value-type="float" office:value="1" calcext:value-type="float">
            <text:p>1</text:p>
          </table:table-cell>
          <table:table-cell table:formula="of:=IF([$work.P16]=&quot;&quot;;&quot;&quot;;[$work.P16]/SQRT([$work.$T15]))" office:value-type="float" office:value="0.336993573781038" calcext:value-type="float">
            <text:p>0.336993573781038</text:p>
          </table:table-cell>
          <table:table-cell table:formula="of:=IF([$work.T16]=&quot;&quot;;&quot;&quot;;[$work.T16]/SQRT([$work.$T15]))" office:value-type="float" office:value="20.5566080006433" calcext:value-type="float">
            <text:p>20.5566080006433</text:p>
          </table:table-cell>
          <table:table-cell table:formula="of:=IF([$work.U16]=&quot;&quot;;&quot;&quot;;[$work.U16]/SQRT([$work.$T15]))" office:value-type="float" office:value="19.0159102585213" calcext:value-type="float">
            <text:p>19.0159102585213</text:p>
          </table:table-cell>
          <table:table-cell table:formula="of:=IF([$work.V16]=&quot;&quot;;&quot;&quot;;[$work.V16]/SQRT([$work.$T15]))" office:value-type="float" office:value="0.403985390370553" calcext:value-type="float">
            <text:p>0.403985390370553</text:p>
          </table:table-cell>
          <table:table-cell table:formula="of:=IF([$work.W16]=&quot;&quot;;&quot;&quot;;[$work.W16]/SQRT([$work.$T1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6]=&quot;&quot;;&quot;&quot;;[$work.AD16]/SQRT([$work.$T15]))" office:value-type="float" office:value="16.0012773022807" calcext:value-type="float">
            <text:p>16.0012773022807</text:p>
          </table:table-cell>
          <table:table-cell table:number-columns-repeated="7"/>
          <table:table-cell table:formula="of:=IF([$work.AL16]=&quot;&quot;;&quot;&quot;;[$work.AL16])">
            <text:p/>
          </table:table-cell>
          <table:table-cell table:formula="of:=IF([$work.AM16]=&quot;&quot;;&quot;&quot;;[$work.AM16])">
            <text:p/>
          </table:table-cell>
          <table:table-cell table:formula="of:=IF([$work.AN16]=&quot;&quot;;&quot;&quot;;[$work.AN16])">
            <text:p/>
          </table:table-cell>
          <table:table-cell table:formula="of:=IF([$work.AO16]=&quot;&quot;;&quot;&quot;;[$work.AO16])">
            <text:p/>
          </table:table-cell>
          <table:table-cell table:formula="of:=IF([$work.AP16]=&quot;&quot;;&quot;&quot;;[$work.AP16])">
            <text:p/>
          </table:table-cell>
          <table:table-cell table:formula="of:=IF([$work.AQ16]=&quot;&quot;;&quot;&quot;;[$work.AQ16])">
            <text:p/>
          </table:table-cell>
          <table:table-cell table:formula="of:=IF([$work.AR16]=&quot;&quot;;&quot;&quot;;[$work.AR16])">
            <text:p/>
          </table:table-cell>
          <table:table-cell table:formula="of:=IF([$work.AS16]=&quot;&quot;;&quot;&quot;;[$work.AS16])">
            <text:p/>
          </table:table-cell>
        </table:table-row>
        <table:table-row table:style-name="ro1">
          <table:table-cell table:formula="of:=[$work.A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$work.H17]=&quot;&quot;;&quot;&quot;;[$work.H17])" office:value-type="float" office:value="1" calcext:value-type="float">
            <text:p>1</text:p>
          </table:table-cell>
          <table:table-cell table:formula="of:=IF([$work.I17]=&quot;&quot;;&quot;&quot;;[$work.I17])" office:value-type="float" office:value="0" calcext:value-type="float">
            <text:p>0</text:p>
          </table:table-cell>
          <table:table-cell table:number-columns-repeated="6"/>
          <table:table-cell table:formula="of:=([.J17]=1)+([.H17]=1)+([.F17]=1)+([.D17]=1)" office:value-type="float" office:value="0" calcext:value-type="float">
            <text:p>0</text:p>
          </table:table-cell>
          <table:table-cell table:style-name="ce31" table:formula="of:=IF(AND(COUNT([.C16:.J16]) &gt; 0;[.O17]&lt;&gt;&quot;&quot;);1;0)" office:value-type="float" office:value="1" calcext:value-type="float">
            <text:p>1</text:p>
          </table:table-cell>
          <table:table-cell table:formula="of:=IF([$work.P17]=&quot;&quot;;&quot;&quot;;[$work.P17]/SQRT([$work.$T16]))" office:value-type="float" office:value="0.31362502409359" calcext:value-type="float">
            <text:p>0.31362502409359</text:p>
          </table:table-cell>
          <table:table-cell table:formula="of:=IF([$work.T17]=&quot;&quot;;&quot;&quot;;[$work.T17]/SQRT([$work.$T16]))" office:value-type="float" office:value="22.6855434094363" calcext:value-type="float">
            <text:p>22.6855434094363</text:p>
          </table:table-cell>
          <table:table-cell table:formula="of:=IF([$work.U17]=&quot;&quot;;&quot;&quot;;[$work.U17]/SQRT([$work.$T16]))" office:value-type="float" office:value="19.5987473806017" calcext:value-type="float">
            <text:p>19.5987473806017</text:p>
          </table:table-cell>
          <table:table-cell table:formula="of:=IF([$work.V17]=&quot;&quot;;&quot;&quot;;[$work.V17]/SQRT([$work.$T16]))" office:value-type="float" office:value="0.501780284409263" calcext:value-type="float">
            <text:p>0.501780284409263</text:p>
          </table:table-cell>
          <table:table-cell table:formula="of:=IF([$work.W17]=&quot;&quot;;&quot;&quot;;[$work.W17]/SQRT([$work.$T1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7]=&quot;&quot;;&quot;&quot;;[$work.AD17]/SQRT([$work.$T16]))" office:value-type="float" office:value="17.6972671795377" calcext:value-type="float">
            <text:p>17.6972671795377</text:p>
          </table:table-cell>
          <table:table-cell table:number-columns-repeated="7"/>
          <table:table-cell table:formula="of:=IF([$work.AL17]=&quot;&quot;;&quot;&quot;;[$work.AL17])">
            <text:p/>
          </table:table-cell>
          <table:table-cell table:formula="of:=IF([$work.AM17]=&quot;&quot;;&quot;&quot;;[$work.AM17])">
            <text:p/>
          </table:table-cell>
          <table:table-cell table:formula="of:=IF([$work.AN17]=&quot;&quot;;&quot;&quot;;[$work.AN17])">
            <text:p/>
          </table:table-cell>
          <table:table-cell table:formula="of:=IF([$work.AO17]=&quot;&quot;;&quot;&quot;;[$work.AO17])">
            <text:p/>
          </table:table-cell>
          <table:table-cell table:formula="of:=IF([$work.AP17]=&quot;&quot;;&quot;&quot;;[$work.AP17])">
            <text:p/>
          </table:table-cell>
          <table:table-cell table:formula="of:=IF([$work.AQ17]=&quot;&quot;;&quot;&quot;;[$work.AQ17])">
            <text:p/>
          </table:table-cell>
          <table:table-cell table:formula="of:=IF([$work.AR17]=&quot;&quot;;&quot;&quot;;[$work.AR17])">
            <text:p/>
          </table:table-cell>
          <table:table-cell table:formula="of:=IF([$work.AS17]=&quot;&quot;;&quot;&quot;;[$work.AS17])">
            <text:p/>
          </table:table-cell>
        </table:table-row>
        <table:table-row table:style-name="ro1">
          <table:table-cell table:formula="of:=[$work.A1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$work.H18]=&quot;&quot;;&quot;&quot;;[$work.H18])" office:value-type="float" office:value="1" calcext:value-type="float">
            <text:p>1</text:p>
          </table:table-cell>
          <table:table-cell table:formula="of:=IF([$work.I18]=&quot;&quot;;&quot;&quot;;[$work.I18])" office:value-type="float" office:value="0" calcext:value-type="float">
            <text:p>0</text:p>
          </table:table-cell>
          <table:table-cell table:number-columns-repeated="6"/>
          <table:table-cell table:formula="of:=([.J18]=1)+([.H18]=1)+([.F18]=1)+([.D18]=1)" office:value-type="float" office:value="0" calcext:value-type="float">
            <text:p>0</text:p>
          </table:table-cell>
          <table:table-cell table:style-name="ce31" table:formula="of:=IF(AND(COUNT([.C17:.J17]) &gt; 0;[.O18]&lt;&gt;&quot;&quot;);1;0)" office:value-type="float" office:value="1" calcext:value-type="float">
            <text:p>1</text:p>
          </table:table-cell>
          <table:table-cell table:formula="of:=IF([$work.P18]=&quot;&quot;;&quot;&quot;;[$work.P18]/SQRT([$work.$T17]))" office:value-type="float" office:value="0.288009216442392" calcext:value-type="float">
            <text:p>0.288009216442392</text:p>
          </table:table-cell>
          <table:table-cell table:formula="of:=IF([$work.T18]=&quot;&quot;;&quot;&quot;;[$work.T18]/SQRT([$work.$T17]))" office:value-type="float" office:value="45.2654485175292" calcext:value-type="float">
            <text:p>45.2654485175292</text:p>
          </table:table-cell>
          <table:table-cell table:formula="of:=IF([$work.U18]=&quot;&quot;;&quot;&quot;;[$work.U18]/SQRT([$work.$T17]))" office:value-type="float" office:value="23.0216600352875" calcext:value-type="float">
            <text:p>23.0216600352875</text:p>
          </table:table-cell>
          <table:table-cell table:formula="of:=IF([$work.V18]=&quot;&quot;;&quot;&quot;;[$work.V18]/SQRT([$work.$T17]))" office:value-type="float" office:value="0.454804113629292" calcext:value-type="float">
            <text:p>0.454804113629292</text:p>
          </table:table-cell>
          <table:table-cell table:formula="of:=IF([$work.W18]=&quot;&quot;;&quot;&quot;;[$work.W18]/SQRT([$work.$T1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8]=&quot;&quot;;&quot;&quot;;[$work.AD18]/SQRT([$work.$T17]))" office:value-type="float" office:value="17.997989454614" calcext:value-type="float">
            <text:p>17.997989454614</text:p>
          </table:table-cell>
          <table:table-cell table:number-columns-repeated="7"/>
          <table:table-cell table:formula="of:=IF([$work.AL18]=&quot;&quot;;&quot;&quot;;[$work.AL18])">
            <text:p/>
          </table:table-cell>
          <table:table-cell table:formula="of:=IF([$work.AM18]=&quot;&quot;;&quot;&quot;;[$work.AM18])">
            <text:p/>
          </table:table-cell>
          <table:table-cell table:formula="of:=IF([$work.AN18]=&quot;&quot;;&quot;&quot;;[$work.AN18])">
            <text:p/>
          </table:table-cell>
          <table:table-cell table:formula="of:=IF([$work.AO18]=&quot;&quot;;&quot;&quot;;[$work.AO18])">
            <text:p/>
          </table:table-cell>
          <table:table-cell table:formula="of:=IF([$work.AP18]=&quot;&quot;;&quot;&quot;;[$work.AP18])">
            <text:p/>
          </table:table-cell>
          <table:table-cell table:formula="of:=IF([$work.AQ18]=&quot;&quot;;&quot;&quot;;[$work.AQ18])">
            <text:p/>
          </table:table-cell>
          <table:table-cell table:formula="of:=IF([$work.AR18]=&quot;&quot;;&quot;&quot;;[$work.AR18])">
            <text:p/>
          </table:table-cell>
          <table:table-cell table:formula="of:=IF([$work.AS18]=&quot;&quot;;&quot;&quot;;[$work.AS18])">
            <text:p/>
          </table:table-cell>
        </table:table-row>
        <table:table-row table:style-name="ro1">
          <table:table-cell table:formula="of:=[$work.A19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$work.H19]=&quot;&quot;;&quot;&quot;;[$work.H19])">
            <text:p/>
          </table:table-cell>
          <table:table-cell table:formula="of:=IF([$work.I19]=&quot;&quot;;&quot;&quot;;[$work.I19])">
            <text:p/>
          </table:table-cell>
          <table:table-cell table:number-columns-repeated="6"/>
          <table:table-cell table:formula="of:=([.J19]=1)+([.H19]=1)+([.F19]=1)+([.D19]=1)" office:value-type="float" office:value="0" calcext:value-type="float">
            <text:p>0</text:p>
          </table:table-cell>
          <table:table-cell table:style-name="ce31" table:formula="of:=IF(AND(COUNT([.C18:.J18]) &gt; 0;[.O19]&lt;&gt;&quot;&quot;);1;0)" office:value-type="float" office:value="1" calcext:value-type="float">
            <text:p>1</text:p>
          </table:table-cell>
          <table:table-cell table:formula="of:=IF([$work.P19]=&quot;&quot;;&quot;&quot;;[$work.P19]/SQRT([$work.$T18]))" office:value-type="float" office:value="0.35820928496421" calcext:value-type="float">
            <text:p>0.35820928496421</text:p>
          </table:table-cell>
          <table:table-cell table:formula="of:=IF([$work.T19]=&quot;&quot;;&quot;&quot;;[$work.T19]/SQRT([$work.$T18]))" office:value-type="float" office:value="26.9959542941209" calcext:value-type="float">
            <text:p>26.9959542941209</text:p>
          </table:table-cell>
          <table:table-cell table:formula="of:=IF([$work.U19]=&quot;&quot;;&quot;&quot;;[$work.U19]/SQRT([$work.$T18]))" office:value-type="float" office:value="37.8925763324601" calcext:value-type="float">
            <text:p>37.8925763324601</text:p>
          </table:table-cell>
          <table:table-cell table:formula="of:=IF([$work.V19]=&quot;&quot;;&quot;&quot;;[$work.V19]/SQRT([$work.$T18]))" office:value-type="float" office:value="0.317374513750071" calcext:value-type="float">
            <text:p>0.317374513750071</text:p>
          </table:table-cell>
          <table:table-cell table:formula="of:=IF([$work.W19]=&quot;&quot;;&quot;&quot;;[$work.W19]/SQRT([$work.$T1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9]=&quot;&quot;;&quot;&quot;;[$work.AD19]/SQRT([$work.$T18]))">
            <text:p/>
          </table:table-cell>
          <table:table-cell table:number-columns-repeated="7"/>
          <table:table-cell table:formula="of:=IF([$work.AL19]=&quot;&quot;;&quot;&quot;;[$work.AL19])">
            <text:p/>
          </table:table-cell>
          <table:table-cell table:formula="of:=IF([$work.AM19]=&quot;&quot;;&quot;&quot;;[$work.AM19])">
            <text:p/>
          </table:table-cell>
          <table:table-cell table:formula="of:=IF([$work.AN19]=&quot;&quot;;&quot;&quot;;[$work.AN19])">
            <text:p/>
          </table:table-cell>
          <table:table-cell table:formula="of:=IF([$work.AO19]=&quot;&quot;;&quot;&quot;;[$work.AO19])">
            <text:p/>
          </table:table-cell>
          <table:table-cell table:formula="of:=IF([$work.AP19]=&quot;&quot;;&quot;&quot;;[$work.AP19])">
            <text:p/>
          </table:table-cell>
          <table:table-cell table:formula="of:=IF([$work.AQ19]=&quot;&quot;;&quot;&quot;;[$work.AQ19])">
            <text:p/>
          </table:table-cell>
          <table:table-cell table:formula="of:=IF([$work.AR19]=&quot;&quot;;&quot;&quot;;[$work.AR19])">
            <text:p/>
          </table:table-cell>
          <table:table-cell table:formula="of:=IF([$work.AS19]=&quot;&quot;;&quot;&quot;;[$work.AS19])">
            <text:p/>
          </table:table-cell>
        </table:table-row>
        <table:table-row table:style-name="ro1">
          <table:table-cell table:formula="of:=[$work.A20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$work.H20]=&quot;&quot;;&quot;&quot;;[$work.H20])">
            <text:p/>
          </table:table-cell>
          <table:table-cell table:formula="of:=IF([$work.I20]=&quot;&quot;;&quot;&quot;;[$work.I20])">
            <text:p/>
          </table:table-cell>
          <table:table-cell table:number-columns-repeated="6"/>
          <table:table-cell table:formula="of:=([.J20]=1)+([.H20]=1)+([.F20]=1)+([.D20]=1)" office:value-type="float" office:value="0" calcext:value-type="float">
            <text:p>0</text:p>
          </table:table-cell>
          <table:table-cell table:style-name="ce31" table:formula="of:=IF(AND(COUNT([.C19:.J19]) &gt; 0;[.O20]&lt;&gt;&quot;&quot;);1;0)" office:value-type="float" office:value="0" calcext:value-type="float">
            <text:p>0</text:p>
          </table:table-cell>
          <table:table-cell table:formula="of:=IF([$work.P20]=&quot;&quot;;&quot;&quot;;[$work.P20]/SQRT([$work.$T19]))" office:value-type="float" office:value="0.451508662570672" calcext:value-type="float">
            <text:p>0.451508662570672</text:p>
          </table:table-cell>
          <table:table-cell table:formula="of:=IF([$work.T20]=&quot;&quot;;&quot;&quot;;[$work.T20]/SQRT([$work.$T19]))" office:value-type="float" office:value="20.491546993592" calcext:value-type="float">
            <text:p>20.491546993592</text:p>
          </table:table-cell>
          <table:table-cell table:formula="of:=IF([$work.U20]=&quot;&quot;;&quot;&quot;;[$work.U20]/SQRT([$work.$T19]))" office:value-type="float" office:value="30.4741468369068" calcext:value-type="float">
            <text:p>30.4741468369068</text:p>
          </table:table-cell>
          <table:table-cell table:formula="of:=IF([$work.V20]=&quot;&quot;;&quot;&quot;;[$work.V20]/SQRT([$work.$T19]))">
            <text:p/>
          </table:table-cell>
          <table:table-cell table:formula="of:=IF([$work.W20]=&quot;&quot;;&quot;&quot;;[$work.W20]/SQRT([$work.$T1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0]=&quot;&quot;;&quot;&quot;;[$work.AD20]/SQRT([$work.$T19]))">
            <text:p/>
          </table:table-cell>
          <table:table-cell table:number-columns-repeated="7"/>
          <table:table-cell table:formula="of:=IF([$work.AL20]=&quot;&quot;;&quot;&quot;;[$work.AL20])">
            <text:p/>
          </table:table-cell>
          <table:table-cell table:formula="of:=IF([$work.AM20]=&quot;&quot;;&quot;&quot;;[$work.AM20])">
            <text:p/>
          </table:table-cell>
          <table:table-cell table:formula="of:=IF([$work.AN20]=&quot;&quot;;&quot;&quot;;[$work.AN20])">
            <text:p/>
          </table:table-cell>
          <table:table-cell table:formula="of:=IF([$work.AO20]=&quot;&quot;;&quot;&quot;;[$work.AO20])">
            <text:p/>
          </table:table-cell>
          <table:table-cell table:formula="of:=IF([$work.AP20]=&quot;&quot;;&quot;&quot;;[$work.AP20])">
            <text:p/>
          </table:table-cell>
          <table:table-cell table:formula="of:=IF([$work.AQ20]=&quot;&quot;;&quot;&quot;;[$work.AQ20])">
            <text:p/>
          </table:table-cell>
          <table:table-cell table:formula="of:=IF([$work.AR20]=&quot;&quot;;&quot;&quot;;[$work.AR20])">
            <text:p/>
          </table:table-cell>
          <table:table-cell table:formula="of:=IF([$work.AS20]=&quot;&quot;;&quot;&quot;;[$work.AS20])">
            <text:p/>
          </table:table-cell>
        </table:table-row>
        <table:table-row table:style-name="ro1">
          <table:table-cell table:formula="of:=[$work.A21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$work.H21]=&quot;&quot;;&quot;&quot;;[$work.H21])">
            <text:p/>
          </table:table-cell>
          <table:table-cell table:formula="of:=IF([$work.I21]=&quot;&quot;;&quot;&quot;;[$work.I21])">
            <text:p/>
          </table:table-cell>
          <table:table-cell table:number-columns-repeated="6"/>
          <table:table-cell table:formula="of:=([.J21]=1)+([.H21]=1)+([.F21]=1)+([.D21]=1)" office:value-type="float" office:value="0" calcext:value-type="float">
            <text:p>0</text:p>
          </table:table-cell>
          <table:table-cell table:style-name="ce31" table:formula="of:=IF(AND(COUNT([.C20:.J20]) &gt; 0;[.O21]&lt;&gt;&quot;&quot;);1;0)" office:value-type="float" office:value="0" calcext:value-type="float">
            <text:p>0</text:p>
          </table:table-cell>
          <table:table-cell table:formula="of:=IF([$work.P21]=&quot;&quot;;&quot;&quot;;[$work.P21]/SQRT([$work.$T20]))" office:value-type="float" office:value="0.576370878714833" calcext:value-type="float">
            <text:p>0.576370878714833</text:p>
          </table:table-cell>
          <table:table-cell table:formula="of:=IF([$work.T21]=&quot;&quot;;&quot;&quot;;[$work.T21]/SQRT([$work.$T20]))" office:value-type="float" office:value="29.6831002538139" calcext:value-type="float">
            <text:p>29.6831002538139</text:p>
          </table:table-cell>
          <table:table-cell table:formula="of:=IF([$work.U21]=&quot;&quot;;&quot;&quot;;[$work.U21]/SQRT([$work.$T20]))" office:value-type="float" office:value="25.4999463837362" calcext:value-type="float">
            <text:p>25.4999463837362</text:p>
          </table:table-cell>
          <table:table-cell table:formula="of:=IF([$work.V21]=&quot;&quot;;&quot;&quot;;[$work.V21]/SQRT([$work.$T20]))">
            <text:p/>
          </table:table-cell>
          <table:table-cell table:formula="of:=IF([$work.W21]=&quot;&quot;;&quot;&quot;;[$work.W21]/SQRT([$work.$T20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1]=&quot;&quot;;&quot;&quot;;[$work.AD21]/SQRT([$work.$T20]))">
            <text:p/>
          </table:table-cell>
          <table:table-cell table:number-columns-repeated="7"/>
          <table:table-cell table:formula="of:=IF([$work.AL21]=&quot;&quot;;&quot;&quot;;[$work.AL21])">
            <text:p/>
          </table:table-cell>
          <table:table-cell table:formula="of:=IF([$work.AM21]=&quot;&quot;;&quot;&quot;;[$work.AM21])">
            <text:p/>
          </table:table-cell>
          <table:table-cell table:formula="of:=IF([$work.AN21]=&quot;&quot;;&quot;&quot;;[$work.AN21])">
            <text:p/>
          </table:table-cell>
          <table:table-cell table:formula="of:=IF([$work.AO21]=&quot;&quot;;&quot;&quot;;[$work.AO21])">
            <text:p/>
          </table:table-cell>
          <table:table-cell table:formula="of:=IF([$work.AP21]=&quot;&quot;;&quot;&quot;;[$work.AP21])">
            <text:p/>
          </table:table-cell>
          <table:table-cell table:formula="of:=IF([$work.AQ21]=&quot;&quot;;&quot;&quot;;[$work.AQ21])">
            <text:p/>
          </table:table-cell>
          <table:table-cell table:formula="of:=IF([$work.AR21]=&quot;&quot;;&quot;&quot;;[$work.AR21])">
            <text:p/>
          </table:table-cell>
          <table:table-cell table:formula="of:=IF([$work.AS21]=&quot;&quot;;&quot;&quot;;[$work.AS21])">
            <text:p/>
          </table:table-cell>
        </table:table-row>
        <table:table-row table:style-name="ro1">
          <table:table-cell table:formula="of:=[$work.A2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$work.H22]=&quot;&quot;;&quot;&quot;;[$work.H22])">
            <text:p/>
          </table:table-cell>
          <table:table-cell table:formula="of:=IF([$work.I22]=&quot;&quot;;&quot;&quot;;[$work.I22])">
            <text:p/>
          </table:table-cell>
          <table:table-cell table:number-columns-repeated="6"/>
          <table:table-cell table:formula="of:=([.J22]=1)+([.H22]=1)+([.F22]=1)+([.D22]=1)" office:value-type="float" office:value="0" calcext:value-type="float">
            <text:p>0</text:p>
          </table:table-cell>
          <table:table-cell table:style-name="ce31" table:formula="of:=IF(AND(COUNT([.C21:.J21]) &gt; 0;[.O22]&lt;&gt;&quot;&quot;);1;0)" office:value-type="float" office:value="0" calcext:value-type="float">
            <text:p>0</text:p>
          </table:table-cell>
          <table:table-cell table:formula="of:=IF([$work.P22]=&quot;&quot;;&quot;&quot;;[$work.P22]/SQRT([$work.$T21]))" office:value-type="float" office:value="0.484145299770508" calcext:value-type="float">
            <text:p>0.484145299770508</text:p>
          </table:table-cell>
          <table:table-cell table:formula="of:=IF([$work.T22]=&quot;&quot;;&quot;&quot;;[$work.T22]/SQRT([$work.$T21]))" office:value-type="float" office:value="47.7814168927355" calcext:value-type="float">
            <text:p>47.7814168927355</text:p>
          </table:table-cell>
          <table:table-cell table:formula="of:=IF([$work.U22]=&quot;&quot;;&quot;&quot;;[$work.U22]/SQRT([$work.$T21]))" office:value-type="float" office:value="32.63414660588" calcext:value-type="float">
            <text:p>32.63414660588</text:p>
          </table:table-cell>
          <table:table-cell table:formula="of:=IF([$work.V22]=&quot;&quot;;&quot;&quot;;[$work.V22]/SQRT([$work.$T21]))">
            <text:p/>
          </table:table-cell>
          <table:table-cell table:formula="of:=IF([$work.W22]=&quot;&quot;;&quot;&quot;;[$work.W22]/SQRT([$work.$T21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2]=&quot;&quot;;&quot;&quot;;[$work.AD22]/SQRT([$work.$T21]))">
            <text:p/>
          </table:table-cell>
          <table:table-cell table:number-columns-repeated="7"/>
          <table:table-cell table:formula="of:=IF([$work.AL22]=&quot;&quot;;&quot;&quot;;[$work.AL22])">
            <text:p/>
          </table:table-cell>
          <table:table-cell table:formula="of:=IF([$work.AM22]=&quot;&quot;;&quot;&quot;;[$work.AM22])">
            <text:p/>
          </table:table-cell>
          <table:table-cell table:formula="of:=IF([$work.AN22]=&quot;&quot;;&quot;&quot;;[$work.AN22])">
            <text:p/>
          </table:table-cell>
          <table:table-cell table:formula="of:=IF([$work.AO22]=&quot;&quot;;&quot;&quot;;[$work.AO22])">
            <text:p/>
          </table:table-cell>
          <table:table-cell table:formula="of:=IF([$work.AP22]=&quot;&quot;;&quot;&quot;;[$work.AP22])">
            <text:p/>
          </table:table-cell>
          <table:table-cell table:formula="of:=IF([$work.AQ22]=&quot;&quot;;&quot;&quot;;[$work.AQ22])">
            <text:p/>
          </table:table-cell>
          <table:table-cell table:formula="of:=IF([$work.AR22]=&quot;&quot;;&quot;&quot;;[$work.AR22])">
            <text:p/>
          </table:table-cell>
          <table:table-cell table:formula="of:=IF([$work.AS22]=&quot;&quot;;&quot;&quot;;[$work.AS22])">
            <text:p/>
          </table:table-cell>
        </table:table-row>
        <table:table-row table:style-name="ro1">
          <table:table-cell table:formula="of:=[$work.A23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$work.H23]=&quot;&quot;;&quot;&quot;;[$work.H23])">
            <text:p/>
          </table:table-cell>
          <table:table-cell table:formula="of:=IF([$work.I23]=&quot;&quot;;&quot;&quot;;[$work.I23])">
            <text:p/>
          </table:table-cell>
          <table:table-cell table:number-columns-repeated="6"/>
          <table:table-cell table:formula="of:=([.J23]=1)+([.H23]=1)+([.F23]=1)+([.D23]=1)" office:value-type="float" office:value="0" calcext:value-type="float">
            <text:p>0</text:p>
          </table:table-cell>
          <table:table-cell table:style-name="ce31" table:formula="of:=IF(AND(COUNT([.C22:.J22]) &gt; 0;[.O23]&lt;&gt;&quot;&quot;);1;0)" office:value-type="float" office:value="0" calcext:value-type="float">
            <text:p>0</text:p>
          </table:table-cell>
          <table:table-cell table:formula="of:=IF([$work.P23]=&quot;&quot;;&quot;&quot;;[$work.P23]/SQRT([$work.$T22]))" office:value-type="float" office:value="0.30709967509633" calcext:value-type="float">
            <text:p>0.30709967509633</text:p>
          </table:table-cell>
          <table:table-cell table:formula="of:=IF([$work.T23]=&quot;&quot;;&quot;&quot;;[$work.T23]/SQRT([$work.$T22]))" office:value-type="float" office:value="38.7503953667005" calcext:value-type="float">
            <text:p>38.7503953667005</text:p>
          </table:table-cell>
          <table:table-cell table:formula="of:=IF([$work.U23]=&quot;&quot;;&quot;&quot;;[$work.U23]/SQRT([$work.$T22]))" office:value-type="float" office:value="42.569911954635" calcext:value-type="float">
            <text:p>42.569911954635</text:p>
          </table:table-cell>
          <table:table-cell table:formula="of:=IF([$work.V23]=&quot;&quot;;&quot;&quot;;[$work.V23]/SQRT([$work.$T22]))">
            <text:p/>
          </table:table-cell>
          <table:table-cell table:formula="of:=IF([$work.W23]=&quot;&quot;;&quot;&quot;;[$work.W23]/SQRT([$work.$T2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3]=&quot;&quot;;&quot;&quot;;[$work.AD23]/SQRT([$work.$T22]))">
            <text:p/>
          </table:table-cell>
          <table:table-cell table:number-columns-repeated="7"/>
          <table:table-cell table:formula="of:=IF([$work.AL23]=&quot;&quot;;&quot;&quot;;[$work.AL23])">
            <text:p/>
          </table:table-cell>
          <table:table-cell table:formula="of:=IF([$work.AM23]=&quot;&quot;;&quot;&quot;;[$work.AM23])">
            <text:p/>
          </table:table-cell>
          <table:table-cell table:formula="of:=IF([$work.AN23]=&quot;&quot;;&quot;&quot;;[$work.AN23])">
            <text:p/>
          </table:table-cell>
          <table:table-cell table:formula="of:=IF([$work.AO23]=&quot;&quot;;&quot;&quot;;[$work.AO23])">
            <text:p/>
          </table:table-cell>
          <table:table-cell table:formula="of:=IF([$work.AP23]=&quot;&quot;;&quot;&quot;;[$work.AP23])">
            <text:p/>
          </table:table-cell>
          <table:table-cell table:formula="of:=IF([$work.AQ23]=&quot;&quot;;&quot;&quot;;[$work.AQ23])">
            <text:p/>
          </table:table-cell>
          <table:table-cell table:formula="of:=IF([$work.AR23]=&quot;&quot;;&quot;&quot;;[$work.AR23])">
            <text:p/>
          </table:table-cell>
          <table:table-cell table:formula="of:=IF([$work.AS23]=&quot;&quot;;&quot;&quot;;[$work.AS23])">
            <text:p/>
          </table:table-cell>
        </table:table-row>
        <table:table-row table:style-name="ro1">
          <table:table-cell table:formula="of:=[$work.A24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$work.H24]=&quot;&quot;;&quot;&quot;;[$work.H24])">
            <text:p/>
          </table:table-cell>
          <table:table-cell table:formula="of:=IF([$work.I24]=&quot;&quot;;&quot;&quot;;[$work.I24])">
            <text:p/>
          </table:table-cell>
          <table:table-cell table:number-columns-repeated="6"/>
          <table:table-cell table:formula="of:=([.J24]=1)+([.H24]=1)+([.F24]=1)+([.D24]=1)" office:value-type="float" office:value="0" calcext:value-type="float">
            <text:p>0</text:p>
          </table:table-cell>
          <table:table-cell table:style-name="ce31" table:formula="of:=IF(AND(COUNT([.C23:.J23]) &gt; 0;[.O24]&lt;&gt;&quot;&quot;);1;0)" office:value-type="float" office:value="0" calcext:value-type="float">
            <text:p>0</text:p>
          </table:table-cell>
          <table:table-cell table:formula="of:=IF([$work.P24]=&quot;&quot;;&quot;&quot;;[$work.P24]/SQRT([$work.$T23]))" office:value-type="float" office:value="0.509986720740268" calcext:value-type="float">
            <text:p>0.509986720740268</text:p>
          </table:table-cell>
          <table:table-cell table:formula="of:=IF([$work.T24]=&quot;&quot;;&quot;&quot;;[$work.T24]/SQRT([$work.$T23]))" office:value-type="float" office:value="39.6715985923219" calcext:value-type="float">
            <text:p>39.6715985923219</text:p>
          </table:table-cell>
          <table:table-cell table:formula="of:=IF([$work.U24]=&quot;&quot;;&quot;&quot;;[$work.U24]/SQRT([$work.$T23]))" office:value-type="float" office:value="41.7063415667587" calcext:value-type="float">
            <text:p>41.7063415667587</text:p>
          </table:table-cell>
          <table:table-cell table:formula="of:=IF([$work.V24]=&quot;&quot;;&quot;&quot;;[$work.V24]/SQRT([$work.$T23]))">
            <text:p/>
          </table:table-cell>
          <table:table-cell table:formula="of:=IF([$work.W24]=&quot;&quot;;&quot;&quot;;[$work.W24]/SQRT([$work.$T2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4]=&quot;&quot;;&quot;&quot;;[$work.AD24]/SQRT([$work.$T23]))">
            <text:p/>
          </table:table-cell>
          <table:table-cell table:number-columns-repeated="7"/>
          <table:table-cell table:formula="of:=IF([$work.AL24]=&quot;&quot;;&quot;&quot;;[$work.AL24])">
            <text:p/>
          </table:table-cell>
          <table:table-cell table:formula="of:=IF([$work.AM24]=&quot;&quot;;&quot;&quot;;[$work.AM24])">
            <text:p/>
          </table:table-cell>
          <table:table-cell table:formula="of:=IF([$work.AN24]=&quot;&quot;;&quot;&quot;;[$work.AN24])">
            <text:p/>
          </table:table-cell>
          <table:table-cell table:formula="of:=IF([$work.AO24]=&quot;&quot;;&quot;&quot;;[$work.AO24])">
            <text:p/>
          </table:table-cell>
          <table:table-cell table:formula="of:=IF([$work.AP24]=&quot;&quot;;&quot;&quot;;[$work.AP24])">
            <text:p/>
          </table:table-cell>
          <table:table-cell table:formula="of:=IF([$work.AQ24]=&quot;&quot;;&quot;&quot;;[$work.AQ24])">
            <text:p/>
          </table:table-cell>
          <table:table-cell table:formula="of:=IF([$work.AR24]=&quot;&quot;;&quot;&quot;;[$work.AR24])">
            <text:p/>
          </table:table-cell>
          <table:table-cell table:formula="of:=IF([$work.AS24]=&quot;&quot;;&quot;&quot;;[$work.AS24])">
            <text:p/>
          </table:table-cell>
        </table:table-row>
        <table:table-row table:style-name="ro1">
          <table:table-cell table:formula="of:=[$work.A25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$work.H25]=&quot;&quot;;&quot;&quot;;[$work.H25])">
            <text:p/>
          </table:table-cell>
          <table:table-cell table:formula="of:=IF([$work.I25]=&quot;&quot;;&quot;&quot;;[$work.I25])">
            <text:p/>
          </table:table-cell>
          <table:table-cell table:number-columns-repeated="6"/>
          <table:table-cell table:formula="of:=([.J25]=1)+([.H25]=1)+([.F25]=1)+([.D25]=1)" office:value-type="float" office:value="0" calcext:value-type="float">
            <text:p>0</text:p>
          </table:table-cell>
          <table:table-cell table:style-name="ce31" table:formula="of:=IF(AND(COUNT([.C24:.J24]) &gt; 0;[.O25]&lt;&gt;&quot;&quot;);1;0)" office:value-type="float" office:value="0" calcext:value-type="float">
            <text:p>0</text:p>
          </table:table-cell>
          <table:table-cell table:formula="of:=IF([$work.P25]=&quot;&quot;;&quot;&quot;;[$work.P25]/SQRT([$work.$T24]))" office:value-type="float" office:value="0.494215524963573" calcext:value-type="float">
            <text:p>0.494215524963573</text:p>
          </table:table-cell>
          <table:table-cell table:formula="of:=IF([$work.T25]=&quot;&quot;;&quot;&quot;;[$work.T25]/SQRT([$work.$T24]))" office:value-type="float" office:value="39.953423491792" calcext:value-type="float">
            <text:p>39.953423491792</text:p>
          </table:table-cell>
          <table:table-cell table:formula="of:=IF([$work.U25]=&quot;&quot;;&quot;&quot;;[$work.U25]/SQRT([$work.$T24]))" office:value-type="float" office:value="42.5472700581679" calcext:value-type="float">
            <text:p>42.5472700581679</text:p>
          </table:table-cell>
          <table:table-cell table:formula="of:=IF([$work.V25]=&quot;&quot;;&quot;&quot;;[$work.V25]/SQRT([$work.$T24]))">
            <text:p/>
          </table:table-cell>
          <table:table-cell table:formula="of:=IF([$work.W25]=&quot;&quot;;&quot;&quot;;[$work.W25]/SQRT([$work.$T2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5]=&quot;&quot;;&quot;&quot;;[$work.AD25]/SQRT([$work.$T24]))">
            <text:p/>
          </table:table-cell>
          <table:table-cell table:number-columns-repeated="7"/>
          <table:table-cell table:formula="of:=IF([$work.AL25]=&quot;&quot;;&quot;&quot;;[$work.AL25])">
            <text:p/>
          </table:table-cell>
          <table:table-cell table:formula="of:=IF([$work.AM25]=&quot;&quot;;&quot;&quot;;[$work.AM25])">
            <text:p/>
          </table:table-cell>
          <table:table-cell table:formula="of:=IF([$work.AN25]=&quot;&quot;;&quot;&quot;;[$work.AN25])">
            <text:p/>
          </table:table-cell>
          <table:table-cell table:formula="of:=IF([$work.AO25]=&quot;&quot;;&quot;&quot;;[$work.AO25])">
            <text:p/>
          </table:table-cell>
          <table:table-cell table:formula="of:=IF([$work.AP25]=&quot;&quot;;&quot;&quot;;[$work.AP25])">
            <text:p/>
          </table:table-cell>
          <table:table-cell table:formula="of:=IF([$work.AQ25]=&quot;&quot;;&quot;&quot;;[$work.AQ25])">
            <text:p/>
          </table:table-cell>
          <table:table-cell table:formula="of:=IF([$work.AR25]=&quot;&quot;;&quot;&quot;;[$work.AR25])">
            <text:p/>
          </table:table-cell>
          <table:table-cell table:formula="of:=IF([$work.AS25]=&quot;&quot;;&quot;&quot;;[$work.AS25])">
            <text:p/>
          </table:table-cell>
        </table:table-row>
        <table:table-row table:style-name="ro1">
          <table:table-cell table:formula="of:=[$work.A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$work.H26]=&quot;&quot;;&quot;&quot;;[$work.H26])">
            <text:p/>
          </table:table-cell>
          <table:table-cell table:formula="of:=IF([$work.I26]=&quot;&quot;;&quot;&quot;;[$work.I26])">
            <text:p/>
          </table:table-cell>
          <table:table-cell table:number-columns-repeated="6"/>
          <table:table-cell table:formula="of:=([.J26]=1)+([.H26]=1)+([.F26]=1)+([.D26]=1)" office:value-type="float" office:value="0" calcext:value-type="float">
            <text:p>0</text:p>
          </table:table-cell>
          <table:table-cell table:style-name="ce31" table:formula="of:=IF(AND(COUNT([.C25:.J25]) &gt; 0;[.O26]&lt;&gt;&quot;&quot;);1;0)" office:value-type="float" office:value="0" calcext:value-type="float">
            <text:p>0</text:p>
          </table:table-cell>
          <table:table-cell table:formula="of:=IF([$work.P26]=&quot;&quot;;&quot;&quot;;[$work.P26]/SQRT([$work.$T25]))" office:value-type="float" office:value="0.586856917541803" calcext:value-type="float">
            <text:p>0.586856917541803</text:p>
          </table:table-cell>
          <table:table-cell table:formula="of:=IF([$work.T26]=&quot;&quot;;&quot;&quot;;[$work.T26]/SQRT([$work.$T25]))" office:value-type="float" office:value="45.2645292051808" calcext:value-type="float">
            <text:p>45.2645292051808</text:p>
          </table:table-cell>
          <table:table-cell table:formula="of:=IF([$work.U26]=&quot;&quot;;&quot;&quot;;[$work.U26]/SQRT([$work.$T25]))" office:value-type="float" office:value="41.99174849544" calcext:value-type="float">
            <text:p>41.99174849544</text:p>
          </table:table-cell>
          <table:table-cell table:formula="of:=IF([$work.V26]=&quot;&quot;;&quot;&quot;;[$work.V26]/SQRT([$work.$T25]))">
            <text:p/>
          </table:table-cell>
          <table:table-cell table:formula="of:=IF([$work.W26]=&quot;&quot;;&quot;&quot;;[$work.W26]/SQRT([$work.$T2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6]=&quot;&quot;;&quot;&quot;;[$work.AD26]/SQRT([$work.$T25]))">
            <text:p/>
          </table:table-cell>
          <table:table-cell table:number-columns-repeated="7"/>
          <table:table-cell table:formula="of:=IF([$work.AL26]=&quot;&quot;;&quot;&quot;;[$work.AL26])">
            <text:p/>
          </table:table-cell>
          <table:table-cell table:formula="of:=IF([$work.AM26]=&quot;&quot;;&quot;&quot;;[$work.AM26])">
            <text:p/>
          </table:table-cell>
          <table:table-cell table:formula="of:=IF([$work.AN26]=&quot;&quot;;&quot;&quot;;[$work.AN26])">
            <text:p/>
          </table:table-cell>
          <table:table-cell table:formula="of:=IF([$work.AO26]=&quot;&quot;;&quot;&quot;;[$work.AO26])">
            <text:p/>
          </table:table-cell>
          <table:table-cell table:formula="of:=IF([$work.AP26]=&quot;&quot;;&quot;&quot;;[$work.AP26])">
            <text:p/>
          </table:table-cell>
          <table:table-cell table:formula="of:=IF([$work.AQ26]=&quot;&quot;;&quot;&quot;;[$work.AQ26])">
            <text:p/>
          </table:table-cell>
          <table:table-cell table:formula="of:=IF([$work.AR26]=&quot;&quot;;&quot;&quot;;[$work.AR26])">
            <text:p/>
          </table:table-cell>
          <table:table-cell table:formula="of:=IF([$work.AS26]=&quot;&quot;;&quot;&quot;;[$work.AS26])">
            <text:p/>
          </table:table-cell>
        </table:table-row>
        <table:table-row table:style-name="ro1">
          <table:table-cell table:formula="of:=[$work.A2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$work.H27]=&quot;&quot;;&quot;&quot;;[$work.H27])">
            <text:p/>
          </table:table-cell>
          <table:table-cell table:formula="of:=IF([$work.I27]=&quot;&quot;;&quot;&quot;;[$work.I27])">
            <text:p/>
          </table:table-cell>
          <table:table-cell table:number-columns-repeated="6"/>
          <table:table-cell table:formula="of:=([.J27]=1)+([.H27]=1)+([.F27]=1)+([.D27]=1)" office:value-type="float" office:value="0" calcext:value-type="float">
            <text:p>0</text:p>
          </table:table-cell>
          <table:table-cell table:style-name="ce31" table:formula="of:=IF(AND(COUNT([.C26:.J26]) &gt; 0;[.O27]&lt;&gt;&quot;&quot;);1;0)" office:value-type="float" office:value="0" calcext:value-type="float">
            <text:p>0</text:p>
          </table:table-cell>
          <table:table-cell table:formula="of:=IF([$work.P27]=&quot;&quot;;&quot;&quot;;[$work.P27]/SQRT([$work.$T26]))" office:value-type="float" office:value="0.546073407935752" calcext:value-type="float">
            <text:p>0.546073407935752</text:p>
          </table:table-cell>
          <table:table-cell table:formula="of:=IF([$work.T27]=&quot;&quot;;&quot;&quot;;[$work.T27]/SQRT([$work.$T26]))" office:value-type="float" office:value="55.0347025910901" calcext:value-type="float">
            <text:p>55.0347025910901</text:p>
          </table:table-cell>
          <table:table-cell table:formula="of:=IF([$work.U27]=&quot;&quot;;&quot;&quot;;[$work.U27]/SQRT([$work.$T26]))" office:value-type="float" office:value="46.5851906501925" calcext:value-type="float">
            <text:p>46.5851906501925</text:p>
          </table:table-cell>
          <table:table-cell table:formula="of:=IF([$work.V27]=&quot;&quot;;&quot;&quot;;[$work.V27]/SQRT([$work.$T26]))">
            <text:p/>
          </table:table-cell>
          <table:table-cell table:formula="of:=IF([$work.W27]=&quot;&quot;;&quot;&quot;;[$work.W27]/SQRT([$work.$T2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7]=&quot;&quot;;&quot;&quot;;[$work.AD27]/SQRT([$work.$T26]))">
            <text:p/>
          </table:table-cell>
          <table:table-cell table:number-columns-repeated="7"/>
          <table:table-cell table:formula="of:=IF([$work.AL27]=&quot;&quot;;&quot;&quot;;[$work.AL27])">
            <text:p/>
          </table:table-cell>
          <table:table-cell table:formula="of:=IF([$work.AM27]=&quot;&quot;;&quot;&quot;;[$work.AM27])">
            <text:p/>
          </table:table-cell>
          <table:table-cell table:formula="of:=IF([$work.AN27]=&quot;&quot;;&quot;&quot;;[$work.AN27])">
            <text:p/>
          </table:table-cell>
          <table:table-cell table:formula="of:=IF([$work.AO27]=&quot;&quot;;&quot;&quot;;[$work.AO27])">
            <text:p/>
          </table:table-cell>
          <table:table-cell table:formula="of:=IF([$work.AP27]=&quot;&quot;;&quot;&quot;;[$work.AP27])">
            <text:p/>
          </table:table-cell>
          <table:table-cell table:formula="of:=IF([$work.AQ27]=&quot;&quot;;&quot;&quot;;[$work.AQ27])">
            <text:p/>
          </table:table-cell>
          <table:table-cell table:formula="of:=IF([$work.AR27]=&quot;&quot;;&quot;&quot;;[$work.AR27])">
            <text:p/>
          </table:table-cell>
          <table:table-cell table:formula="of:=IF([$work.AS27]=&quot;&quot;;&quot;&quot;;[$work.AS27])">
            <text:p/>
          </table:table-cell>
        </table:table-row>
        <table:table-row table:style-name="ro1">
          <table:table-cell table:formula="of:=[$work.A2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31" table:formula="of:=IF([$work.H28]=&quot;&quot;;&quot;&quot;;[$work.H28])" office:value-type="float" office:value="0.8" calcext:value-type="float">
            <text:p>0.8</text:p>
          </table:table-cell>
          <table:table-cell table:style-name="ce31" table:formula="of:=IF([$work.I28]=&quot;&quot;;&quot;&quot;;[$work.I28])" office:value-type="float" office:value="0" calcext:value-type="float">
            <text:p>0</text:p>
          </table:table-cell>
          <table:table-cell table:number-columns-repeated="6"/>
          <table:table-cell table:formula="of:=([.J28]=1)+([.H28]=1)+([.F28]=1)+([.D28]=1)" office:value-type="float" office:value="0" calcext:value-type="float">
            <text:p>0</text:p>
          </table:table-cell>
          <table:table-cell table:style-name="ce31" table:formula="of:=IF(AND(COUNT([.C27:.J27]) &gt; 0;[.O28]&lt;&gt;&quot;&quot;);1;0)" office:value-type="float" office:value="0" calcext:value-type="float">
            <text:p>0</text:p>
          </table:table-cell>
          <table:table-cell table:formula="of:=IF([$work.P28]=&quot;&quot;;&quot;&quot;;[$work.P28]/SQRT([$work.$T27]))" office:value-type="float" office:value="0.768502010934938" calcext:value-type="float">
            <text:p>0.768502010934938</text:p>
          </table:table-cell>
          <table:table-cell table:formula="of:=IF([$work.T28]=&quot;&quot;;&quot;&quot;;[$work.T28]/SQRT([$work.$T27]))" office:value-type="float" office:value="74.2123698667712" calcext:value-type="float">
            <text:p>74.2123698667712</text:p>
          </table:table-cell>
          <table:table-cell table:formula="of:=IF([$work.U28]=&quot;&quot;;&quot;&quot;;[$work.U28]/SQRT([$work.$T27]))" office:value-type="float" office:value="56.9903919020513" calcext:value-type="float">
            <text:p>56.9903919020513</text:p>
          </table:table-cell>
          <table:table-cell table:formula="of:=IF([$work.V28]=&quot;&quot;;&quot;&quot;;[$work.V28]/SQRT([$work.$T27]))">
            <text:p/>
          </table:table-cell>
          <table:table-cell table:formula="of:=IF([$work.W28]=&quot;&quot;;&quot;&quot;;[$work.W28]/SQRT([$work.$T27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31" table:formula="of:=IF([$work.AD28]=&quot;&quot;;&quot;&quot;;[$work.AD28]/SQRT([$work.$T27]))" office:value-type="float" office:value="32.6030294375672" calcext:value-type="float">
            <text:p>32.6030294375672</text:p>
          </table:table-cell>
          <table:table-cell table:number-columns-repeated="7"/>
          <table:table-cell table:formula="of:=IF([$work.AL28]=&quot;&quot;;&quot;&quot;;[$work.AL28])">
            <text:p/>
          </table:table-cell>
          <table:table-cell table:formula="of:=IF([$work.AM28]=&quot;&quot;;&quot;&quot;;[$work.AM28])">
            <text:p/>
          </table:table-cell>
          <table:table-cell table:formula="of:=IF([$work.AN28]=&quot;&quot;;&quot;&quot;;[$work.AN28])">
            <text:p/>
          </table:table-cell>
          <table:table-cell table:formula="of:=IF([$work.AO28]=&quot;&quot;;&quot;&quot;;[$work.AO28])">
            <text:p/>
          </table:table-cell>
          <table:table-cell table:formula="of:=IF([$work.AP28]=&quot;&quot;;&quot;&quot;;[$work.AP28])">
            <text:p/>
          </table:table-cell>
          <table:table-cell table:formula="of:=IF([$work.AQ28]=&quot;&quot;;&quot;&quot;;[$work.AQ28])">
            <text:p/>
          </table:table-cell>
          <table:table-cell table:formula="of:=IF([$work.AR28]=&quot;&quot;;&quot;&quot;;[$work.AR28])">
            <text:p/>
          </table:table-cell>
          <table:table-cell table:formula="of:=IF([$work.AS28]=&quot;&quot;;&quot;&quot;;[$work.AS28])">
            <text:p/>
          </table:table-cell>
        </table:table-row>
        <table:table-row table:style-name="ro1">
          <table:table-cell table:formula="of:=[$work.A29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$work.H29]=&quot;&quot;;&quot;&quot;;[$work.H29])" office:value-type="float" office:value="1" calcext:value-type="float">
            <text:p>1</text:p>
          </table:table-cell>
          <table:table-cell table:formula="of:=IF([$work.I29]=&quot;&quot;;&quot;&quot;;[$work.I29])" office:value-type="float" office:value="0" calcext:value-type="float">
            <text:p>0</text:p>
          </table:table-cell>
          <table:table-cell table:number-columns-repeated="6"/>
          <table:table-cell table:formula="of:=([.J29]=1)+([.H29]=1)+([.F29]=1)+([.D29]=1)" office:value-type="float" office:value="0" calcext:value-type="float">
            <text:p>0</text:p>
          </table:table-cell>
          <table:table-cell table:style-name="ce31" table:formula="of:=IF(AND(COUNT([.C28:.J28]) &gt; 0;[.O29]&lt;&gt;&quot;&quot;);1;0)" office:value-type="float" office:value="1" calcext:value-type="float">
            <text:p>1</text:p>
          </table:table-cell>
          <table:table-cell table:formula="of:=IF([$work.P29]=&quot;&quot;;&quot;&quot;;[$work.P29]/SQRT([$work.$T28]))" office:value-type="float" office:value="1.22125499218934" calcext:value-type="float">
            <text:p>1.22125499218934</text:p>
          </table:table-cell>
          <table:table-cell table:formula="of:=IF([$work.T29]=&quot;&quot;;&quot;&quot;;[$work.T29]/SQRT([$work.$T28]))" office:value-type="float" office:value="125.287378582273" calcext:value-type="float">
            <text:p>125.287378582273</text:p>
          </table:table-cell>
          <table:table-cell table:formula="of:=IF([$work.U29]=&quot;&quot;;&quot;&quot;;[$work.U29]/SQRT([$work.$T28]))" office:value-type="float" office:value="78.8822553618979" calcext:value-type="float">
            <text:p>78.8822553618979</text:p>
          </table:table-cell>
          <table:table-cell table:style-name="ce31" table:formula="of:=IF([$work.V29]=&quot;&quot;;&quot;&quot;;[$work.V29]/SQRT([$work.$T28]))" office:value-type="float" office:value="0.661117493286554" calcext:value-type="float">
            <text:p>0.661117493286554</text:p>
          </table:table-cell>
          <table:table-cell table:style-name="ce31" table:formula="of:=IF([$work.W29]=&quot;&quot;;&quot;&quot;;[$work.W29]/SQRT([$work.$T2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9]=&quot;&quot;;&quot;&quot;;[$work.AD29]/SQRT([$work.$T28]))" office:value-type="float" office:value="45.9030825811614" calcext:value-type="float">
            <text:p>45.9030825811614</text:p>
          </table:table-cell>
          <table:table-cell table:number-columns-repeated="7"/>
          <table:table-cell table:formula="of:=IF([$work.AL29]=&quot;&quot;;&quot;&quot;;[$work.AL29])">
            <text:p/>
          </table:table-cell>
          <table:table-cell table:formula="of:=IF([$work.AM29]=&quot;&quot;;&quot;&quot;;[$work.AM29])">
            <text:p/>
          </table:table-cell>
          <table:table-cell table:formula="of:=IF([$work.AN29]=&quot;&quot;;&quot;&quot;;[$work.AN29])">
            <text:p/>
          </table:table-cell>
          <table:table-cell table:formula="of:=IF([$work.AO29]=&quot;&quot;;&quot;&quot;;[$work.AO29])">
            <text:p/>
          </table:table-cell>
          <table:table-cell table:formula="of:=IF([$work.AP29]=&quot;&quot;;&quot;&quot;;[$work.AP29])">
            <text:p/>
          </table:table-cell>
          <table:table-cell table:formula="of:=IF([$work.AQ29]=&quot;&quot;;&quot;&quot;;[$work.AQ29])">
            <text:p/>
          </table:table-cell>
          <table:table-cell table:formula="of:=IF([$work.AR29]=&quot;&quot;;&quot;&quot;;[$work.AR29])">
            <text:p/>
          </table:table-cell>
          <table:table-cell table:formula="of:=IF([$work.AS29]=&quot;&quot;;&quot;&quot;;[$work.AS29])">
            <text:p/>
          </table:table-cell>
        </table:table-row>
        <table:table-row table:style-name="ro1">
          <table:table-cell table:formula="of:=[$work.A30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$work.H30]=&quot;&quot;;&quot;&quot;;[$work.H30])" office:value-type="float" office:value="1" calcext:value-type="float">
            <text:p>1</text:p>
          </table:table-cell>
          <table:table-cell table:formula="of:=IF([$work.I30]=&quot;&quot;;&quot;&quot;;[$work.I30])" office:value-type="float" office:value="0" calcext:value-type="float">
            <text:p>0</text:p>
          </table:table-cell>
          <table:table-cell table:number-columns-repeated="6"/>
          <table:table-cell table:formula="of:=([.J30]=1)+([.H30]=1)+([.F30]=1)+([.D30]=1)" office:value-type="float" office:value="0" calcext:value-type="float">
            <text:p>0</text:p>
          </table:table-cell>
          <table:table-cell table:style-name="ce31" table:formula="of:=IF(AND(COUNT([.C29:.J29]) &gt; 0;[.O30]&lt;&gt;&quot;&quot;);1;0)" office:value-type="float" office:value="1" calcext:value-type="float">
            <text:p>1</text:p>
          </table:table-cell>
          <table:table-cell table:formula="of:=IF([$work.P30]=&quot;&quot;;&quot;&quot;;[$work.P30]/SQRT([$work.$T29]))" office:value-type="float" office:value="1.22488114645475" calcext:value-type="float">
            <text:p>1.22488114645475</text:p>
          </table:table-cell>
          <table:table-cell table:formula="of:=IF([$work.T30]=&quot;&quot;;&quot;&quot;;[$work.T30]/SQRT([$work.$T29]))" office:value-type="float" office:value="136.782246514952" calcext:value-type="float">
            <text:p>136.782246514952</text:p>
          </table:table-cell>
          <table:table-cell table:formula="of:=IF([$work.U30]=&quot;&quot;;&quot;&quot;;[$work.U30]/SQRT([$work.$T29]))" office:value-type="float" office:value="119.745912096523" calcext:value-type="float">
            <text:p>119.745912096523</text:p>
          </table:table-cell>
          <table:table-cell table:formula="of:=IF([$work.V30]=&quot;&quot;;&quot;&quot;;[$work.V30]/SQRT([$work.$T29]))" office:value-type="float" office:value="1.16446837939165" calcext:value-type="float">
            <text:p>1.16446837939165</text:p>
          </table:table-cell>
          <table:table-cell table:formula="of:=IF([$work.W30]=&quot;&quot;;&quot;&quot;;[$work.W30]/SQRT([$work.$T2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0]=&quot;&quot;;&quot;&quot;;[$work.AD30]/SQRT([$work.$T29]))" office:value-type="float" office:value="54.4858727836777" calcext:value-type="float">
            <text:p>54.4858727836777</text:p>
          </table:table-cell>
          <table:table-cell table:number-columns-repeated="7"/>
          <table:table-cell table:formula="of:=IF([$work.AL30]=&quot;&quot;;&quot;&quot;;[$work.AL30])">
            <text:p/>
          </table:table-cell>
          <table:table-cell table:formula="of:=IF([$work.AM30]=&quot;&quot;;&quot;&quot;;[$work.AM30])">
            <text:p/>
          </table:table-cell>
          <table:table-cell table:formula="of:=IF([$work.AN30]=&quot;&quot;;&quot;&quot;;[$work.AN30])">
            <text:p/>
          </table:table-cell>
          <table:table-cell table:formula="of:=IF([$work.AO30]=&quot;&quot;;&quot;&quot;;[$work.AO30])">
            <text:p/>
          </table:table-cell>
          <table:table-cell table:formula="of:=IF([$work.AP30]=&quot;&quot;;&quot;&quot;;[$work.AP30])">
            <text:p/>
          </table:table-cell>
          <table:table-cell table:formula="of:=IF([$work.AQ30]=&quot;&quot;;&quot;&quot;;[$work.AQ30])">
            <text:p/>
          </table:table-cell>
          <table:table-cell table:formula="of:=IF([$work.AR30]=&quot;&quot;;&quot;&quot;;[$work.AR30])">
            <text:p/>
          </table:table-cell>
          <table:table-cell table:formula="of:=IF([$work.AS30]=&quot;&quot;;&quot;&quot;;[$work.AS30])">
            <text:p/>
          </table:table-cell>
        </table:table-row>
        <table:table-row table:style-name="ro1">
          <table:table-cell table:formula="of:=[$work.A31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$work.H31]=&quot;&quot;;&quot;&quot;;[$work.H31])" office:value-type="float" office:value="1" calcext:value-type="float">
            <text:p>1</text:p>
          </table:table-cell>
          <table:table-cell table:formula="of:=IF([$work.I31]=&quot;&quot;;&quot;&quot;;[$work.I31])" office:value-type="float" office:value="0" calcext:value-type="float">
            <text:p>0</text:p>
          </table:table-cell>
          <table:table-cell table:number-columns-repeated="6"/>
          <table:table-cell table:formula="of:=([.J31]=1)+([.H31]=1)+([.F31]=1)+([.D31]=1)" office:value-type="float" office:value="0" calcext:value-type="float">
            <text:p>0</text:p>
          </table:table-cell>
          <table:table-cell table:style-name="ce31" table:formula="of:=IF(AND(COUNT([.C30:.J30]) &gt; 0;[.O31]&lt;&gt;&quot;&quot;);1;0)" office:value-type="float" office:value="1" calcext:value-type="float">
            <text:p>1</text:p>
          </table:table-cell>
          <table:table-cell table:formula="of:=IF([$work.P31]=&quot;&quot;;&quot;&quot;;[$work.P31]/SQRT([$work.$T30]))" office:value-type="float" office:value="1.53495499814467" calcext:value-type="float">
            <text:p>1.53495499814467</text:p>
          </table:table-cell>
          <table:table-cell table:formula="of:=IF([$work.T31]=&quot;&quot;;&quot;&quot;;[$work.T31]/SQRT([$work.$T30]))" office:value-type="float" office:value="129.85535457358" calcext:value-type="float">
            <text:p>129.85535457358</text:p>
          </table:table-cell>
          <table:table-cell table:formula="of:=IF([$work.U31]=&quot;&quot;;&quot;&quot;;[$work.U31]/SQRT([$work.$T30]))" office:value-type="float" office:value="141.327357784881" calcext:value-type="float">
            <text:p>141.327357784881</text:p>
          </table:table-cell>
          <table:table-cell table:formula="of:=IF([$work.V31]=&quot;&quot;;&quot;&quot;;[$work.V31]/SQRT([$work.$T30]))" office:value-type="float" office:value="1.24757127953073" calcext:value-type="float">
            <text:p>1.24757127953073</text:p>
          </table:table-cell>
          <table:table-cell table:formula="of:=IF([$work.W31]=&quot;&quot;;&quot;&quot;;[$work.W31]/SQRT([$work.$T3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1]=&quot;&quot;;&quot;&quot;;[$work.AD31]/SQRT([$work.$T30]))" office:value-type="float" office:value="95.2471057649236" calcext:value-type="float">
            <text:p>95.2471057649236</text:p>
          </table:table-cell>
          <table:table-cell table:number-columns-repeated="7"/>
          <table:table-cell table:formula="of:=IF([$work.AL31]=&quot;&quot;;&quot;&quot;;[$work.AL31])">
            <text:p/>
          </table:table-cell>
          <table:table-cell table:formula="of:=IF([$work.AM31]=&quot;&quot;;&quot;&quot;;[$work.AM31])">
            <text:p/>
          </table:table-cell>
          <table:table-cell table:formula="of:=IF([$work.AN31]=&quot;&quot;;&quot;&quot;;[$work.AN31])">
            <text:p/>
          </table:table-cell>
          <table:table-cell table:formula="of:=IF([$work.AO31]=&quot;&quot;;&quot;&quot;;[$work.AO31])">
            <text:p/>
          </table:table-cell>
          <table:table-cell table:formula="of:=IF([$work.AP31]=&quot;&quot;;&quot;&quot;;[$work.AP31])">
            <text:p/>
          </table:table-cell>
          <table:table-cell table:formula="of:=IF([$work.AQ31]=&quot;&quot;;&quot;&quot;;[$work.AQ31])">
            <text:p/>
          </table:table-cell>
          <table:table-cell table:formula="of:=IF([$work.AR31]=&quot;&quot;;&quot;&quot;;[$work.AR31])">
            <text:p/>
          </table:table-cell>
          <table:table-cell table:formula="of:=IF([$work.AS31]=&quot;&quot;;&quot;&quot;;[$work.AS31])">
            <text:p/>
          </table:table-cell>
        </table:table-row>
        <table:table-row table:style-name="ro1">
          <table:table-cell table:formula="of:=[$work.A3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$work.H32]=&quot;&quot;;&quot;&quot;;[$work.H32])" office:value-type="float" office:value="0.8" calcext:value-type="float">
            <text:p>0.8</text:p>
          </table:table-cell>
          <table:table-cell table:formula="of:=IF([$work.I32]=&quot;&quot;;&quot;&quot;;[$work.I32])" office:value-type="float" office:value="0" calcext:value-type="float">
            <text:p>0</text:p>
          </table:table-cell>
          <table:table-cell table:number-columns-repeated="6"/>
          <table:table-cell table:formula="of:=([.J32]=1)+([.H32]=1)+([.F32]=1)+([.D32]=1)" office:value-type="float" office:value="0" calcext:value-type="float">
            <text:p>0</text:p>
          </table:table-cell>
          <table:table-cell table:style-name="ce31" table:formula="of:=IF(AND(COUNT([.C31:.J31]) &gt; 0;[.O32]&lt;&gt;&quot;&quot;);1;0)" office:value-type="float" office:value="1" calcext:value-type="float">
            <text:p>1</text:p>
          </table:table-cell>
          <table:table-cell table:formula="of:=IF([$work.P32]=&quot;&quot;;&quot;&quot;;[$work.P32]/SQRT([$work.$T31]))" office:value-type="float" office:value="1.40499936523403" calcext:value-type="float">
            <text:p>1.40499936523403</text:p>
          </table:table-cell>
          <table:table-cell table:formula="of:=IF([$work.T32]=&quot;&quot;;&quot;&quot;;[$work.T32]/SQRT([$work.$T31]))" office:value-type="float" office:value="147.163167045951" calcext:value-type="float">
            <text:p>147.163167045951</text:p>
          </table:table-cell>
          <table:table-cell table:formula="of:=IF([$work.U32]=&quot;&quot;;&quot;&quot;;[$work.U32]/SQRT([$work.$T31]))" office:value-type="float" office:value="145.927086975092" calcext:value-type="float">
            <text:p>145.927086975092</text:p>
          </table:table-cell>
          <table:table-cell table:formula="of:=IF([$work.V32]=&quot;&quot;;&quot;&quot;;[$work.V32]/SQRT([$work.$T31]))" office:value-type="float" office:value="1.68254356300318" calcext:value-type="float">
            <text:p>1.68254356300318</text:p>
          </table:table-cell>
          <table:table-cell table:formula="of:=IF([$work.W32]=&quot;&quot;;&quot;&quot;;[$work.W32]/SQRT([$work.$T3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2]=&quot;&quot;;&quot;&quot;;[$work.AD32]/SQRT([$work.$T31]))" office:value-type="float" office:value="103.48959974356" calcext:value-type="float">
            <text:p>103.48959974356</text:p>
          </table:table-cell>
          <table:table-cell table:number-columns-repeated="7"/>
          <table:table-cell table:formula="of:=IF([$work.AL32]=&quot;&quot;;&quot;&quot;;[$work.AL32])">
            <text:p/>
          </table:table-cell>
          <table:table-cell table:formula="of:=IF([$work.AM32]=&quot;&quot;;&quot;&quot;;[$work.AM32])">
            <text:p/>
          </table:table-cell>
          <table:table-cell table:formula="of:=IF([$work.AN32]=&quot;&quot;;&quot;&quot;;[$work.AN32])">
            <text:p/>
          </table:table-cell>
          <table:table-cell table:formula="of:=IF([$work.AO32]=&quot;&quot;;&quot;&quot;;[$work.AO32])">
            <text:p/>
          </table:table-cell>
          <table:table-cell table:formula="of:=IF([$work.AP32]=&quot;&quot;;&quot;&quot;;[$work.AP32])">
            <text:p/>
          </table:table-cell>
          <table:table-cell table:formula="of:=IF([$work.AQ32]=&quot;&quot;;&quot;&quot;;[$work.AQ32])">
            <text:p/>
          </table:table-cell>
          <table:table-cell table:formula="of:=IF([$work.AR32]=&quot;&quot;;&quot;&quot;;[$work.AR32])">
            <text:p/>
          </table:table-cell>
          <table:table-cell table:formula="of:=IF([$work.AS32]=&quot;&quot;;&quot;&quot;;[$work.AS32])">
            <text:p/>
          </table:table-cell>
        </table:table-row>
        <table:table-row table:style-name="ro1">
          <table:table-cell table:formula="of:=[$work.A3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$work.H33]=&quot;&quot;;&quot;&quot;;[$work.H33])" office:value-type="float" office:value="1" calcext:value-type="float">
            <text:p>1</text:p>
          </table:table-cell>
          <table:table-cell table:formula="of:=IF([$work.I33]=&quot;&quot;;&quot;&quot;;[$work.I33])" office:value-type="float" office:value="0" calcext:value-type="float">
            <text:p>0</text:p>
          </table:table-cell>
          <table:table-cell table:number-columns-repeated="6"/>
          <table:table-cell table:formula="of:=([.J33]=1)+([.H33]=1)+([.F33]=1)+([.D33]=1)" office:value-type="float" office:value="0" calcext:value-type="float">
            <text:p>0</text:p>
          </table:table-cell>
          <table:table-cell table:style-name="ce31" table:formula="of:=IF(AND(COUNT([.C32:.J32]) &gt; 0;[.O33]&lt;&gt;&quot;&quot;);1;0)" office:value-type="float" office:value="1" calcext:value-type="float">
            <text:p>1</text:p>
          </table:table-cell>
          <table:table-cell table:formula="of:=IF([$work.P33]=&quot;&quot;;&quot;&quot;;[$work.P33]/SQRT([$work.$T32]))" office:value-type="float" office:value="2.31367147446322" calcext:value-type="float">
            <text:p>2.31367147446322</text:p>
          </table:table-cell>
          <table:table-cell table:formula="of:=IF([$work.T33]=&quot;&quot;;&quot;&quot;;[$work.T33]/SQRT([$work.$T32]))" office:value-type="float" office:value="254.224104529009" calcext:value-type="float">
            <text:p>254.224104529009</text:p>
          </table:table-cell>
          <table:table-cell table:formula="of:=IF([$work.U33]=&quot;&quot;;&quot;&quot;;[$work.U33]/SQRT([$work.$T32]))" office:value-type="float" office:value="174.331331965994" calcext:value-type="float">
            <text:p>174.331331965994</text:p>
          </table:table-cell>
          <table:table-cell table:formula="of:=IF([$work.V33]=&quot;&quot;;&quot;&quot;;[$work.V33]/SQRT([$work.$T32]))" office:value-type="float" office:value="1.28481794789947" calcext:value-type="float">
            <text:p>1.28481794789947</text:p>
          </table:table-cell>
          <table:table-cell table:formula="of:=IF([$work.W33]=&quot;&quot;;&quot;&quot;;[$work.W33]/SQRT([$work.$T3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3]=&quot;&quot;;&quot;&quot;;[$work.AD33]/SQRT([$work.$T32]))" office:value-type="float" office:value="131.146444771938" calcext:value-type="float">
            <text:p>131.146444771938</text:p>
          </table:table-cell>
          <table:table-cell table:number-columns-repeated="7"/>
          <table:table-cell table:formula="of:=IF([$work.AL33]=&quot;&quot;;&quot;&quot;;[$work.AL33])">
            <text:p/>
          </table:table-cell>
          <table:table-cell table:formula="of:=IF([$work.AM33]=&quot;&quot;;&quot;&quot;;[$work.AM33])">
            <text:p/>
          </table:table-cell>
          <table:table-cell table:formula="of:=IF([$work.AN33]=&quot;&quot;;&quot;&quot;;[$work.AN33])">
            <text:p/>
          </table:table-cell>
          <table:table-cell table:formula="of:=IF([$work.AO33]=&quot;&quot;;&quot;&quot;;[$work.AO33])">
            <text:p/>
          </table:table-cell>
          <table:table-cell table:formula="of:=IF([$work.AP33]=&quot;&quot;;&quot;&quot;;[$work.AP33])">
            <text:p/>
          </table:table-cell>
          <table:table-cell table:formula="of:=IF([$work.AQ33]=&quot;&quot;;&quot;&quot;;[$work.AQ33])">
            <text:p/>
          </table:table-cell>
          <table:table-cell table:formula="of:=IF([$work.AR33]=&quot;&quot;;&quot;&quot;;[$work.AR33])">
            <text:p/>
          </table:table-cell>
          <table:table-cell table:formula="of:=IF([$work.AS33]=&quot;&quot;;&quot;&quot;;[$work.AS33])">
            <text:p/>
          </table:table-cell>
        </table:table-row>
        <table:table-row table:style-name="ro1">
          <table:table-cell table:formula="of:=[$work.A34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$work.H34]=&quot;&quot;;&quot;&quot;;[$work.H34])" office:value-type="float" office:value="1" calcext:value-type="float">
            <text:p>1</text:p>
          </table:table-cell>
          <table:table-cell table:formula="of:=IF([$work.I34]=&quot;&quot;;&quot;&quot;;[$work.I34])" office:value-type="float" office:value="0" calcext:value-type="float">
            <text:p>0</text:p>
          </table:table-cell>
          <table:table-cell table:number-columns-repeated="6"/>
          <table:table-cell table:formula="of:=([.J34]=1)+([.H34]=1)+([.F34]=1)+([.D34]=1)" office:value-type="float" office:value="0" calcext:value-type="float">
            <text:p>0</text:p>
          </table:table-cell>
          <table:table-cell table:style-name="ce31" table:formula="of:=IF(AND(COUNT([.C33:.J33]) &gt; 0;[.O34]&lt;&gt;&quot;&quot;);1;0)" office:value-type="float" office:value="1" calcext:value-type="float">
            <text:p>1</text:p>
          </table:table-cell>
          <table:table-cell table:formula="of:=IF([$work.P34]=&quot;&quot;;&quot;&quot;;[$work.P34]/SQRT([$work.$T33]))" office:value-type="float" office:value="3.4248488819335" calcext:value-type="float">
            <text:p>3.4248488819335</text:p>
          </table:table-cell>
          <table:table-cell table:formula="of:=IF([$work.T34]=&quot;&quot;;&quot;&quot;;[$work.T34]/SQRT([$work.$T33]))" office:value-type="float" office:value="299.794255951669" calcext:value-type="float">
            <text:p>299.794255951669</text:p>
          </table:table-cell>
          <table:table-cell table:formula="of:=IF([$work.U34]=&quot;&quot;;&quot;&quot;;[$work.U34]/SQRT([$work.$T33]))" office:value-type="float" office:value="248.669032816822" calcext:value-type="float">
            <text:p>248.669032816822</text:p>
          </table:table-cell>
          <table:table-cell table:formula="of:=IF([$work.V34]=&quot;&quot;;&quot;&quot;;[$work.V34]/SQRT([$work.$T33]))" office:value-type="float" office:value="2.19735128552069" calcext:value-type="float">
            <text:p>2.19735128552069</text:p>
          </table:table-cell>
          <table:table-cell table:formula="of:=IF([$work.W34]=&quot;&quot;;&quot;&quot;;[$work.W34]/SQRT([$work.$T3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4]=&quot;&quot;;&quot;&quot;;[$work.AD34]/SQRT([$work.$T33]))" office:value-type="float" office:value="125.741012303267" calcext:value-type="float">
            <text:p>125.741012303267</text:p>
          </table:table-cell>
          <table:table-cell table:number-columns-repeated="7"/>
          <table:table-cell table:formula="of:=IF([$work.AL34]=&quot;&quot;;&quot;&quot;;[$work.AL34])">
            <text:p/>
          </table:table-cell>
          <table:table-cell table:formula="of:=IF([$work.AM34]=&quot;&quot;;&quot;&quot;;[$work.AM34])">
            <text:p/>
          </table:table-cell>
          <table:table-cell table:formula="of:=IF([$work.AN34]=&quot;&quot;;&quot;&quot;;[$work.AN34])">
            <text:p/>
          </table:table-cell>
          <table:table-cell table:formula="of:=IF([$work.AO34]=&quot;&quot;;&quot;&quot;;[$work.AO34])">
            <text:p/>
          </table:table-cell>
          <table:table-cell table:formula="of:=IF([$work.AP34]=&quot;&quot;;&quot;&quot;;[$work.AP34])">
            <text:p/>
          </table:table-cell>
          <table:table-cell table:formula="of:=IF([$work.AQ34]=&quot;&quot;;&quot;&quot;;[$work.AQ34])">
            <text:p/>
          </table:table-cell>
          <table:table-cell table:formula="of:=IF([$work.AR34]=&quot;&quot;;&quot;&quot;;[$work.AR34])">
            <text:p/>
          </table:table-cell>
          <table:table-cell table:formula="of:=IF([$work.AS34]=&quot;&quot;;&quot;&quot;;[$work.AS34])">
            <text:p/>
          </table:table-cell>
        </table:table-row>
        <table:table-row table:style-name="ro1">
          <table:table-cell table:formula="of:=[$work.A35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$work.H35]=&quot;&quot;;&quot;&quot;;[$work.H35])" office:value-type="float" office:value="1" calcext:value-type="float">
            <text:p>1</text:p>
          </table:table-cell>
          <table:table-cell table:formula="of:=IF([$work.I35]=&quot;&quot;;&quot;&quot;;[$work.I35])" office:value-type="float" office:value="0" calcext:value-type="float">
            <text:p>0</text:p>
          </table:table-cell>
          <table:table-cell table:number-columns-repeated="6"/>
          <table:table-cell table:formula="of:=([.J35]=1)+([.H35]=1)+([.F35]=1)+([.D35]=1)" office:value-type="float" office:value="0" calcext:value-type="float">
            <text:p>0</text:p>
          </table:table-cell>
          <table:table-cell table:style-name="ce31" table:formula="of:=IF(AND(COUNT([.C34:.J34]) &gt; 0;[.O35]&lt;&gt;&quot;&quot;);1;0)" office:value-type="float" office:value="1" calcext:value-type="float">
            <text:p>1</text:p>
          </table:table-cell>
          <table:table-cell table:formula="of:=IF([$work.P35]=&quot;&quot;;&quot;&quot;;[$work.P35]/SQRT([$work.$T34]))" office:value-type="float" office:value="5.10105975209902" calcext:value-type="float">
            <text:p>5.10105975209902</text:p>
          </table:table-cell>
          <table:table-cell table:formula="of:=IF([$work.T35]=&quot;&quot;;&quot;&quot;;[$work.T35]/SQRT([$work.$T34]))" office:value-type="float" office:value="353.018072425989" calcext:value-type="float">
            <text:p>353.018072425989</text:p>
          </table:table-cell>
          <table:table-cell table:formula="of:=IF([$work.U35]=&quot;&quot;;&quot;&quot;;[$work.U35]/SQRT([$work.$T34]))" office:value-type="float" office:value="317.599307358624" calcext:value-type="float">
            <text:p>317.599307358624</text:p>
          </table:table-cell>
          <table:table-cell table:formula="of:=IF([$work.V35]=&quot;&quot;;&quot;&quot;;[$work.V35]/SQRT([$work.$T34]))" office:value-type="float" office:value="3.57526732065905" calcext:value-type="float">
            <text:p>3.57526732065905</text:p>
          </table:table-cell>
          <table:table-cell table:formula="of:=IF([$work.W35]=&quot;&quot;;&quot;&quot;;[$work.W35]/SQRT([$work.$T3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5]=&quot;&quot;;&quot;&quot;;[$work.AD35]/SQRT([$work.$T34]))" office:value-type="float" office:value="194.477412030031" calcext:value-type="float">
            <text:p>194.477412030031</text:p>
          </table:table-cell>
          <table:table-cell table:number-columns-repeated="7"/>
          <table:table-cell table:formula="of:=IF([$work.AL35]=&quot;&quot;;&quot;&quot;;[$work.AL35])">
            <text:p/>
          </table:table-cell>
          <table:table-cell table:formula="of:=IF([$work.AM35]=&quot;&quot;;&quot;&quot;;[$work.AM35])">
            <text:p/>
          </table:table-cell>
          <table:table-cell table:formula="of:=IF([$work.AN35]=&quot;&quot;;&quot;&quot;;[$work.AN35])">
            <text:p/>
          </table:table-cell>
          <table:table-cell table:formula="of:=IF([$work.AO35]=&quot;&quot;;&quot;&quot;;[$work.AO35])">
            <text:p/>
          </table:table-cell>
          <table:table-cell table:formula="of:=IF([$work.AP35]=&quot;&quot;;&quot;&quot;;[$work.AP35])">
            <text:p/>
          </table:table-cell>
          <table:table-cell table:formula="of:=IF([$work.AQ35]=&quot;&quot;;&quot;&quot;;[$work.AQ35])">
            <text:p/>
          </table:table-cell>
          <table:table-cell table:formula="of:=IF([$work.AR35]=&quot;&quot;;&quot;&quot;;[$work.AR35])">
            <text:p/>
          </table:table-cell>
          <table:table-cell table:formula="of:=IF([$work.AS35]=&quot;&quot;;&quot;&quot;;[$work.AS35])">
            <text:p/>
          </table:table-cell>
        </table:table-row>
        <table:table-row table:style-name="ro1">
          <table:table-cell table:formula="of:=[$work.A36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$work.H36]=&quot;&quot;;&quot;&quot;;[$work.H36])">
            <text:p/>
          </table:table-cell>
          <table:table-cell table:formula="of:=IF([$work.I36]=&quot;&quot;;&quot;&quot;;[$work.I36])">
            <text:p/>
          </table:table-cell>
          <table:table-cell table:number-columns-repeated="6"/>
          <table:table-cell table:formula="of:=([.J36]=1)+([.H36]=1)+([.F36]=1)+([.D36]=1)" office:value-type="float" office:value="0" calcext:value-type="float">
            <text:p>0</text:p>
          </table:table-cell>
          <table:table-cell table:style-name="ce31" table:formula="of:=IF(AND(COUNT([.C35:.J35]) &gt; 0;[.O36]&lt;&gt;&quot;&quot;);1;0)" office:value-type="float" office:value="1" calcext:value-type="float">
            <text:p>1</text:p>
          </table:table-cell>
          <table:table-cell table:formula="of:=IF([$work.P36]=&quot;&quot;;&quot;&quot;;[$work.P36]/SQRT([$work.$T35]))" office:value-type="float" office:value="4.61945910613766" calcext:value-type="float">
            <text:p>4.61945910613766</text:p>
          </table:table-cell>
          <table:table-cell table:formula="of:=IF([$work.T36]=&quot;&quot;;&quot;&quot;;[$work.T36]/SQRT([$work.$T35]))" office:value-type="float" office:value="285.440166889409" calcext:value-type="float">
            <text:p>285.440166889409</text:p>
          </table:table-cell>
          <table:table-cell table:formula="of:=IF([$work.U36]=&quot;&quot;;&quot;&quot;;[$work.U36]/SQRT([$work.$T35]))" office:value-type="float" office:value="364.389172467842" calcext:value-type="float">
            <text:p>364.389172467842</text:p>
          </table:table-cell>
          <table:table-cell table:formula="of:=IF([$work.V36]=&quot;&quot;;&quot;&quot;;[$work.V36]/SQRT([$work.$T35]))" office:value-type="float" office:value="5.29842470096656" calcext:value-type="float">
            <text:p>5.29842470096656</text:p>
          </table:table-cell>
          <table:table-cell table:formula="of:=IF([$work.W36]=&quot;&quot;;&quot;&quot;;[$work.W36]/SQRT([$work.$T3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6]=&quot;&quot;;&quot;&quot;;[$work.AD36]/SQRT([$work.$T35]))">
            <text:p/>
          </table:table-cell>
          <table:table-cell table:number-columns-repeated="7"/>
          <table:table-cell table:formula="of:=IF([$work.AL36]=&quot;&quot;;&quot;&quot;;[$work.AL36])">
            <text:p/>
          </table:table-cell>
          <table:table-cell table:formula="of:=IF([$work.AM36]=&quot;&quot;;&quot;&quot;;[$work.AM36])">
            <text:p/>
          </table:table-cell>
          <table:table-cell table:formula="of:=IF([$work.AN36]=&quot;&quot;;&quot;&quot;;[$work.AN36])">
            <text:p/>
          </table:table-cell>
          <table:table-cell table:formula="of:=IF([$work.AO36]=&quot;&quot;;&quot;&quot;;[$work.AO36])">
            <text:p/>
          </table:table-cell>
          <table:table-cell table:formula="of:=IF([$work.AP36]=&quot;&quot;;&quot;&quot;;[$work.AP36])">
            <text:p/>
          </table:table-cell>
          <table:table-cell table:formula="of:=IF([$work.AQ36]=&quot;&quot;;&quot;&quot;;[$work.AQ36])">
            <text:p/>
          </table:table-cell>
          <table:table-cell table:formula="of:=IF([$work.AR36]=&quot;&quot;;&quot;&quot;;[$work.AR36])">
            <text:p/>
          </table:table-cell>
          <table:table-cell table:formula="of:=IF([$work.AS36]=&quot;&quot;;&quot;&quot;;[$work.AS36])">
            <text:p/>
          </table:table-cell>
        </table:table-row>
        <table:table-row table:style-name="ro1">
          <table:table-cell table:formula="of:=[$work.A37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$work.H37]=&quot;&quot;;&quot;&quot;;[$work.H37])" office:value-type="float" office:value="1" calcext:value-type="float">
            <text:p>1</text:p>
          </table:table-cell>
          <table:table-cell table:formula="of:=IF([$work.I37]=&quot;&quot;;&quot;&quot;;[$work.I37])" office:value-type="float" office:value="0" calcext:value-type="float">
            <text:p>0</text:p>
          </table:table-cell>
          <table:table-cell table:number-columns-repeated="6"/>
          <table:table-cell table:formula="of:=([.J37]=1)+([.H37]=1)+([.F37]=1)+([.D37]=1)" office:value-type="float" office:value="0" calcext:value-type="float">
            <text:p>0</text:p>
          </table:table-cell>
          <table:table-cell table:style-name="ce31" table:formula="of:=IF(AND(COUNT([.C36:.J36]) &gt; 0;[.O37]&lt;&gt;&quot;&quot;);1;0)" office:value-type="float" office:value="0" calcext:value-type="float">
            <text:p>0</text:p>
          </table:table-cell>
          <table:table-cell table:formula="of:=IF([$work.P37]=&quot;&quot;;&quot;&quot;;[$work.P37]/SQRT([$work.$T36]))" office:value-type="float" office:value="3.50704704240234" calcext:value-type="float">
            <text:p>3.50704704240234</text:p>
          </table:table-cell>
          <table:table-cell table:formula="of:=IF([$work.T37]=&quot;&quot;;&quot;&quot;;[$work.T37]/SQRT([$work.$T36]))" office:value-type="float" office:value="253.592652356637" calcext:value-type="float">
            <text:p>253.592652356637</text:p>
          </table:table-cell>
          <table:table-cell table:formula="of:=IF([$work.U37]=&quot;&quot;;&quot;&quot;;[$work.U37]/SQRT([$work.$T36]))" office:value-type="float" office:value="337.56800159231" calcext:value-type="float">
            <text:p>337.56800159231</text:p>
          </table:table-cell>
          <table:table-cell table:formula="of:=IF([$work.V37]=&quot;&quot;;&quot;&quot;;[$work.V37]/SQRT([$work.$T36]))">
            <text:p/>
          </table:table-cell>
          <table:table-cell table:formula="of:=IF([$work.W37]=&quot;&quot;;&quot;&quot;;[$work.W37]/SQRT([$work.$T3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7]=&quot;&quot;;&quot;&quot;;[$work.AD37]/SQRT([$work.$T36]))" office:value-type="float" office:value="365.826235082574" calcext:value-type="float">
            <text:p>365.826235082574</text:p>
          </table:table-cell>
          <table:table-cell table:number-columns-repeated="7"/>
          <table:table-cell table:formula="of:=IF([$work.AL37]=&quot;&quot;;&quot;&quot;;[$work.AL37])">
            <text:p/>
          </table:table-cell>
          <table:table-cell table:formula="of:=IF([$work.AM37]=&quot;&quot;;&quot;&quot;;[$work.AM37])">
            <text:p/>
          </table:table-cell>
          <table:table-cell table:formula="of:=IF([$work.AN37]=&quot;&quot;;&quot;&quot;;[$work.AN37])">
            <text:p/>
          </table:table-cell>
          <table:table-cell table:formula="of:=IF([$work.AO37]=&quot;&quot;;&quot;&quot;;[$work.AO37])">
            <text:p/>
          </table:table-cell>
          <table:table-cell table:formula="of:=IF([$work.AP37]=&quot;&quot;;&quot;&quot;;[$work.AP37])">
            <text:p/>
          </table:table-cell>
          <table:table-cell table:formula="of:=IF([$work.AQ37]=&quot;&quot;;&quot;&quot;;[$work.AQ37])">
            <text:p/>
          </table:table-cell>
          <table:table-cell table:formula="of:=IF([$work.AR37]=&quot;&quot;;&quot;&quot;;[$work.AR37])">
            <text:p/>
          </table:table-cell>
          <table:table-cell table:formula="of:=IF([$work.AS37]=&quot;&quot;;&quot;&quot;;[$work.AS37])">
            <text:p/>
          </table:table-cell>
        </table:table-row>
        <table:table-row table:style-name="ro1">
          <table:table-cell table:formula="of:=[$work.A38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$work.H38]=&quot;&quot;;&quot;&quot;;[$work.H38])" office:value-type="float" office:value="1" calcext:value-type="float">
            <text:p>1</text:p>
          </table:table-cell>
          <table:table-cell table:formula="of:=IF([$work.I38]=&quot;&quot;;&quot;&quot;;[$work.I38])" office:value-type="float" office:value="0" calcext:value-type="float">
            <text:p>0</text:p>
          </table:table-cell>
          <table:table-cell table:number-columns-repeated="6"/>
          <table:table-cell table:formula="of:=([.J38]=1)+([.H38]=1)+([.F38]=1)+([.D38]=1)" office:value-type="float" office:value="0" calcext:value-type="float">
            <text:p>0</text:p>
          </table:table-cell>
          <table:table-cell table:style-name="ce31" table:formula="of:=IF(AND(COUNT([.C37:.J37]) &gt; 0;[.O38]&lt;&gt;&quot;&quot;);1;0)" office:value-type="float" office:value="1" calcext:value-type="float">
            <text:p>1</text:p>
          </table:table-cell>
          <table:table-cell table:formula="of:=IF([$work.P38]=&quot;&quot;;&quot;&quot;;[$work.P38]/SQRT([$work.$T37]))" office:value-type="float" office:value="2.62264099576783" calcext:value-type="float">
            <text:p>2.62264099576783</text:p>
          </table:table-cell>
          <table:table-cell table:formula="of:=IF([$work.T38]=&quot;&quot;;&quot;&quot;;[$work.T38]/SQRT([$work.$T37]))" office:value-type="float" office:value="167.266626789487" calcext:value-type="float">
            <text:p>167.266626789487</text:p>
          </table:table-cell>
          <table:table-cell table:formula="of:=IF([$work.U38]=&quot;&quot;;&quot;&quot;;[$work.U38]/SQRT([$work.$T37]))" office:value-type="float" office:value="280.492596751721" calcext:value-type="float">
            <text:p>280.492596751721</text:p>
          </table:table-cell>
          <table:table-cell table:formula="of:=IF([$work.V38]=&quot;&quot;;&quot;&quot;;[$work.V38]/SQRT([$work.$T37]))" office:value-type="float" office:value="4.37265975547493" calcext:value-type="float">
            <text:p>4.37265975547493</text:p>
          </table:table-cell>
          <table:table-cell table:formula="of:=IF([$work.W38]=&quot;&quot;;&quot;&quot;;[$work.W38]/SQRT([$work.$T3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8]=&quot;&quot;;&quot;&quot;;[$work.AD38]/SQRT([$work.$T37]))" office:value-type="float" office:value="358.84357511038" calcext:value-type="float">
            <text:p>358.84357511038</text:p>
          </table:table-cell>
          <table:table-cell table:number-columns-repeated="7"/>
          <table:table-cell table:formula="of:=IF([$work.AL38]=&quot;&quot;;&quot;&quot;;[$work.AL38])">
            <text:p/>
          </table:table-cell>
          <table:table-cell table:formula="of:=IF([$work.AM38]=&quot;&quot;;&quot;&quot;;[$work.AM38])">
            <text:p/>
          </table:table-cell>
          <table:table-cell table:formula="of:=IF([$work.AN38]=&quot;&quot;;&quot;&quot;;[$work.AN38])">
            <text:p/>
          </table:table-cell>
          <table:table-cell table:formula="of:=IF([$work.AO38]=&quot;&quot;;&quot;&quot;;[$work.AO38])">
            <text:p/>
          </table:table-cell>
          <table:table-cell table:formula="of:=IF([$work.AP38]=&quot;&quot;;&quot;&quot;;[$work.AP38])">
            <text:p/>
          </table:table-cell>
          <table:table-cell table:formula="of:=IF([$work.AQ38]=&quot;&quot;;&quot;&quot;;[$work.AQ38])">
            <text:p/>
          </table:table-cell>
          <table:table-cell table:formula="of:=IF([$work.AR38]=&quot;&quot;;&quot;&quot;;[$work.AR38])">
            <text:p/>
          </table:table-cell>
          <table:table-cell table:formula="of:=IF([$work.AS38]=&quot;&quot;;&quot;&quot;;[$work.AS38])">
            <text:p/>
          </table:table-cell>
        </table:table-row>
        <table:table-row table:style-name="ro1">
          <table:table-cell table:formula="of:=[$work.A39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$work.H39]=&quot;&quot;;&quot;&quot;;[$work.H39])" office:value-type="float" office:value="1" calcext:value-type="float">
            <text:p>1</text:p>
          </table:table-cell>
          <table:table-cell table:formula="of:=IF([$work.I39]=&quot;&quot;;&quot;&quot;;[$work.I39])" office:value-type="float" office:value="0" calcext:value-type="float">
            <text:p>0</text:p>
          </table:table-cell>
          <table:table-cell table:number-columns-repeated="6"/>
          <table:table-cell table:formula="of:=([.J39]=1)+([.H39]=1)+([.F39]=1)+([.D39]=1)" office:value-type="float" office:value="0" calcext:value-type="float">
            <text:p>0</text:p>
          </table:table-cell>
          <table:table-cell table:style-name="ce31" table:formula="of:=IF(AND(COUNT([.C38:.J38]) &gt; 0;[.O39]&lt;&gt;&quot;&quot;);1;0)" office:value-type="float" office:value="1" calcext:value-type="float">
            <text:p>1</text:p>
          </table:table-cell>
          <table:table-cell table:formula="of:=IF([$work.P39]=&quot;&quot;;&quot;&quot;;[$work.P39]/SQRT([$work.$T38]))" office:value-type="float" office:value="3.02807089885977" calcext:value-type="float">
            <text:p>3.02807089885977</text:p>
          </table:table-cell>
          <table:table-cell table:formula="of:=IF([$work.T39]=&quot;&quot;;&quot;&quot;;[$work.T39]/SQRT([$work.$T38]))" office:value-type="float" office:value="150.150874866633" calcext:value-type="float">
            <text:p>150.150874866633</text:p>
          </table:table-cell>
          <table:table-cell table:formula="of:=IF([$work.U39]=&quot;&quot;;&quot;&quot;;[$work.U39]/SQRT([$work.$T38]))" office:value-type="float" office:value="202.160487872593" calcext:value-type="float">
            <text:p>202.160487872593</text:p>
          </table:table-cell>
          <table:table-cell table:formula="of:=IF([$work.V39]=&quot;&quot;;&quot;&quot;;[$work.V39]/SQRT([$work.$T38]))" office:value-type="float" office:value="3.88519114518514" calcext:value-type="float">
            <text:p>3.88519114518514</text:p>
          </table:table-cell>
          <table:table-cell table:formula="of:=IF([$work.W39]=&quot;&quot;;&quot;&quot;;[$work.W39]/SQRT([$work.$T3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9]=&quot;&quot;;&quot;&quot;;[$work.AD39]/SQRT([$work.$T38]))" office:value-type="float" office:value="356.087753556685" calcext:value-type="float">
            <text:p>356.087753556685</text:p>
          </table:table-cell>
          <table:table-cell table:number-columns-repeated="7"/>
          <table:table-cell table:formula="of:=IF([$work.AL39]=&quot;&quot;;&quot;&quot;;[$work.AL39])">
            <text:p/>
          </table:table-cell>
          <table:table-cell table:formula="of:=IF([$work.AM39]=&quot;&quot;;&quot;&quot;;[$work.AM39])">
            <text:p/>
          </table:table-cell>
          <table:table-cell table:formula="of:=IF([$work.AN39]=&quot;&quot;;&quot;&quot;;[$work.AN39])">
            <text:p/>
          </table:table-cell>
          <table:table-cell table:formula="of:=IF([$work.AO39]=&quot;&quot;;&quot;&quot;;[$work.AO39])">
            <text:p/>
          </table:table-cell>
          <table:table-cell table:formula="of:=IF([$work.AP39]=&quot;&quot;;&quot;&quot;;[$work.AP39])">
            <text:p/>
          </table:table-cell>
          <table:table-cell table:formula="of:=IF([$work.AQ39]=&quot;&quot;;&quot;&quot;;[$work.AQ39])">
            <text:p/>
          </table:table-cell>
          <table:table-cell table:formula="of:=IF([$work.AR39]=&quot;&quot;;&quot;&quot;;[$work.AR39])">
            <text:p/>
          </table:table-cell>
          <table:table-cell table:formula="of:=IF([$work.AS39]=&quot;&quot;;&quot;&quot;;[$work.AS39])">
            <text:p/>
          </table:table-cell>
        </table:table-row>
        <table:table-row table:style-name="ro1">
          <table:table-cell table:formula="of:=[$work.A40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$work.H40]=&quot;&quot;;&quot;&quot;;[$work.H40])" office:value-type="float" office:value="1" calcext:value-type="float">
            <text:p>1</text:p>
          </table:table-cell>
          <table:table-cell table:formula="of:=IF([$work.I40]=&quot;&quot;;&quot;&quot;;[$work.I40])" office:value-type="float" office:value="0" calcext:value-type="float">
            <text:p>0</text:p>
          </table:table-cell>
          <table:table-cell table:number-columns-repeated="6"/>
          <table:table-cell table:formula="of:=([.J40]=1)+([.H40]=1)+([.F40]=1)+([.D40]=1)" office:value-type="float" office:value="0" calcext:value-type="float">
            <text:p>0</text:p>
          </table:table-cell>
          <table:table-cell table:style-name="ce31" table:formula="of:=IF(AND(COUNT([.C39:.J39]) &gt; 0;[.O40]&lt;&gt;&quot;&quot;);1;0)" office:value-type="float" office:value="1" calcext:value-type="float">
            <text:p>1</text:p>
          </table:table-cell>
          <table:table-cell table:formula="of:=IF([$work.P40]=&quot;&quot;;&quot;&quot;;[$work.P40]/SQRT([$work.$T39]))" office:value-type="float" office:value="3.43300214111728" calcext:value-type="float">
            <text:p>3.43300214111728</text:p>
          </table:table-cell>
          <table:table-cell table:formula="of:=IF([$work.T40]=&quot;&quot;;&quot;&quot;;[$work.T40]/SQRT([$work.$T39]))" office:value-type="float" office:value="151.925745651272" calcext:value-type="float">
            <text:p>151.925745651272</text:p>
          </table:table-cell>
          <table:table-cell table:formula="of:=IF([$work.U40]=&quot;&quot;;&quot;&quot;;[$work.U40]/SQRT([$work.$T39]))" office:value-type="float" office:value="167.940245067743" calcext:value-type="float">
            <text:p>167.940245067743</text:p>
          </table:table-cell>
          <table:table-cell table:formula="of:=IF([$work.V40]=&quot;&quot;;&quot;&quot;;[$work.V40]/SQRT([$work.$T39]))" office:value-type="float" office:value="4.52112198576847" calcext:value-type="float">
            <text:p>4.52112198576847</text:p>
          </table:table-cell>
          <table:table-cell table:formula="of:=IF([$work.W40]=&quot;&quot;;&quot;&quot;;[$work.W40]/SQRT([$work.$T3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0]=&quot;&quot;;&quot;&quot;;[$work.AD40]/SQRT([$work.$T39]))" office:value-type="float" office:value="240.411263114242" calcext:value-type="float">
            <text:p>240.411263114242</text:p>
          </table:table-cell>
          <table:table-cell table:number-columns-repeated="7"/>
          <table:table-cell table:formula="of:=IF([$work.AL40]=&quot;&quot;;&quot;&quot;;[$work.AL40])">
            <text:p/>
          </table:table-cell>
          <table:table-cell table:formula="of:=IF([$work.AM40]=&quot;&quot;;&quot;&quot;;[$work.AM40])">
            <text:p/>
          </table:table-cell>
          <table:table-cell table:formula="of:=IF([$work.AN40]=&quot;&quot;;&quot;&quot;;[$work.AN40])">
            <text:p/>
          </table:table-cell>
          <table:table-cell table:formula="of:=IF([$work.AO40]=&quot;&quot;;&quot;&quot;;[$work.AO40])">
            <text:p/>
          </table:table-cell>
          <table:table-cell table:formula="of:=IF([$work.AP40]=&quot;&quot;;&quot;&quot;;[$work.AP40])">
            <text:p/>
          </table:table-cell>
          <table:table-cell table:formula="of:=IF([$work.AQ40]=&quot;&quot;;&quot;&quot;;[$work.AQ40])">
            <text:p/>
          </table:table-cell>
          <table:table-cell table:formula="of:=IF([$work.AR40]=&quot;&quot;;&quot;&quot;;[$work.AR40])">
            <text:p/>
          </table:table-cell>
          <table:table-cell table:formula="of:=IF([$work.AS40]=&quot;&quot;;&quot;&quot;;[$work.AS40])">
            <text:p/>
          </table:table-cell>
        </table:table-row>
        <table:table-row table:style-name="ro1">
          <table:table-cell table:formula="of:=[$work.A41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$work.H41]=&quot;&quot;;&quot;&quot;;[$work.H41])" office:value-type="float" office:value="1" calcext:value-type="float">
            <text:p>1</text:p>
          </table:table-cell>
          <table:table-cell table:formula="of:=IF([$work.I41]=&quot;&quot;;&quot;&quot;;[$work.I41])" office:value-type="float" office:value="0" calcext:value-type="float">
            <text:p>0</text:p>
          </table:table-cell>
          <table:table-cell table:number-columns-repeated="6"/>
          <table:table-cell table:formula="of:=([.J41]=1)+([.H41]=1)+([.F41]=1)+([.D41]=1)" office:value-type="float" office:value="0" calcext:value-type="float">
            <text:p>0</text:p>
          </table:table-cell>
          <table:table-cell table:style-name="ce31" table:formula="of:=IF(AND(COUNT([.C40:.J40]) &gt; 0;[.O41]&lt;&gt;&quot;&quot;);1;0)" office:value-type="float" office:value="1" calcext:value-type="float">
            <text:p>1</text:p>
          </table:table-cell>
          <table:table-cell table:formula="of:=IF([$work.P41]=&quot;&quot;;&quot;&quot;;[$work.P41]/SQRT([$work.$T40]))" office:value-type="float" office:value="4.38357366508918" calcext:value-type="float">
            <text:p>4.38357366508918</text:p>
          </table:table-cell>
          <table:table-cell table:formula="of:=IF([$work.T41]=&quot;&quot;;&quot;&quot;;[$work.T41]/SQRT([$work.$T40]))" office:value-type="float" office:value="162.289368515005" calcext:value-type="float">
            <text:p>162.289368515005</text:p>
          </table:table-cell>
          <table:table-cell table:formula="of:=IF([$work.U41]=&quot;&quot;;&quot;&quot;;[$work.U41]/SQRT([$work.$T40]))" office:value-type="float" office:value="154.80430635642" calcext:value-type="float">
            <text:p>154.80430635642</text:p>
          </table:table-cell>
          <table:table-cell table:formula="of:=IF([$work.V41]=&quot;&quot;;&quot;&quot;;[$work.V41]/SQRT([$work.$T40]))" office:value-type="float" office:value="5.0136372859134" calcext:value-type="float">
            <text:p>5.0136372859134</text:p>
          </table:table-cell>
          <table:table-cell table:formula="of:=IF([$work.W41]=&quot;&quot;;&quot;&quot;;[$work.W41]/SQRT([$work.$T4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1]=&quot;&quot;;&quot;&quot;;[$work.AD41]/SQRT([$work.$T40]))" office:value-type="float" office:value="182.067443639965" calcext:value-type="float">
            <text:p>182.067443639965</text:p>
          </table:table-cell>
          <table:table-cell table:number-columns-repeated="7"/>
          <table:table-cell table:formula="of:=IF([$work.AL41]=&quot;&quot;;&quot;&quot;;[$work.AL41])">
            <text:p/>
          </table:table-cell>
          <table:table-cell table:formula="of:=IF([$work.AM41]=&quot;&quot;;&quot;&quot;;[$work.AM41])">
            <text:p/>
          </table:table-cell>
          <table:table-cell table:formula="of:=IF([$work.AN41]=&quot;&quot;;&quot;&quot;;[$work.AN41])">
            <text:p/>
          </table:table-cell>
          <table:table-cell table:formula="of:=IF([$work.AO41]=&quot;&quot;;&quot;&quot;;[$work.AO41])">
            <text:p/>
          </table:table-cell>
          <table:table-cell table:formula="of:=IF([$work.AP41]=&quot;&quot;;&quot;&quot;;[$work.AP41])">
            <text:p/>
          </table:table-cell>
          <table:table-cell table:formula="of:=IF([$work.AQ41]=&quot;&quot;;&quot;&quot;;[$work.AQ41])">
            <text:p/>
          </table:table-cell>
          <table:table-cell table:formula="of:=IF([$work.AR41]=&quot;&quot;;&quot;&quot;;[$work.AR41])">
            <text:p/>
          </table:table-cell>
          <table:table-cell table:formula="of:=IF([$work.AS41]=&quot;&quot;;&quot;&quot;;[$work.AS41])">
            <text:p/>
          </table:table-cell>
        </table:table-row>
        <table:table-row table:style-name="ro1">
          <table:table-cell table:formula="of:=[$work.A4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$work.H42]=&quot;&quot;;&quot;&quot;;[$work.H42])" office:value-type="float" office:value="1" calcext:value-type="float">
            <text:p>1</text:p>
          </table:table-cell>
          <table:table-cell table:formula="of:=IF([$work.I42]=&quot;&quot;;&quot;&quot;;[$work.I42])" office:value-type="float" office:value="0" calcext:value-type="float">
            <text:p>0</text:p>
          </table:table-cell>
          <table:table-cell table:number-columns-repeated="6"/>
          <table:table-cell table:formula="of:=([.J42]=1)+([.H42]=1)+([.F42]=1)+([.D42]=1)" office:value-type="float" office:value="0" calcext:value-type="float">
            <text:p>0</text:p>
          </table:table-cell>
          <table:table-cell table:style-name="ce31" table:formula="of:=IF(AND(COUNT([.C41:.J41]) &gt; 0;[.O42]&lt;&gt;&quot;&quot;);1;0)" office:value-type="float" office:value="1" calcext:value-type="float">
            <text:p>1</text:p>
          </table:table-cell>
          <table:table-cell table:formula="of:=IF([$work.P42]=&quot;&quot;;&quot;&quot;;[$work.P42]/SQRT([$work.$T41]))" office:value-type="float" office:value="5.87180674734059" calcext:value-type="float">
            <text:p>5.87180674734059</text:p>
          </table:table-cell>
          <table:table-cell table:formula="of:=IF([$work.T42]=&quot;&quot;;&quot;&quot;;[$work.T42]/SQRT([$work.$T41]))" office:value-type="float" office:value="207.201380596781" calcext:value-type="float">
            <text:p>207.201380596781</text:p>
          </table:table-cell>
          <table:table-cell table:formula="of:=IF([$work.U42]=&quot;&quot;;&quot;&quot;;[$work.U42]/SQRT([$work.$T41]))" office:value-type="float" office:value="164.753939898703" calcext:value-type="float">
            <text:p>164.753939898703</text:p>
          </table:table-cell>
          <table:table-cell table:formula="of:=IF([$work.V42]=&quot;&quot;;&quot;&quot;;[$work.V42]/SQRT([$work.$T41]))" office:value-type="float" office:value="6.54462549166059" calcext:value-type="float">
            <text:p>6.54462549166059</text:p>
          </table:table-cell>
          <table:table-cell table:formula="of:=IF([$work.W42]=&quot;&quot;;&quot;&quot;;[$work.W42]/SQRT([$work.$T4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2]=&quot;&quot;;&quot;&quot;;[$work.AD42]/SQRT([$work.$T41]))" office:value-type="float" office:value="155.952537933961" calcext:value-type="float">
            <text:p>155.952537933961</text:p>
          </table:table-cell>
          <table:table-cell table:number-columns-repeated="7"/>
          <table:table-cell table:formula="of:=IF([$work.AL42]=&quot;&quot;;&quot;&quot;;[$work.AL42])">
            <text:p/>
          </table:table-cell>
          <table:table-cell table:formula="of:=IF([$work.AM42]=&quot;&quot;;&quot;&quot;;[$work.AM42])">
            <text:p/>
          </table:table-cell>
          <table:table-cell table:formula="of:=IF([$work.AN42]=&quot;&quot;;&quot;&quot;;[$work.AN42])">
            <text:p/>
          </table:table-cell>
          <table:table-cell table:formula="of:=IF([$work.AO42]=&quot;&quot;;&quot;&quot;;[$work.AO42])">
            <text:p/>
          </table:table-cell>
          <table:table-cell table:formula="of:=IF([$work.AP42]=&quot;&quot;;&quot;&quot;;[$work.AP42])">
            <text:p/>
          </table:table-cell>
          <table:table-cell table:formula="of:=IF([$work.AQ42]=&quot;&quot;;&quot;&quot;;[$work.AQ42])">
            <text:p/>
          </table:table-cell>
          <table:table-cell table:formula="of:=IF([$work.AR42]=&quot;&quot;;&quot;&quot;;[$work.AR42])">
            <text:p/>
          </table:table-cell>
          <table:table-cell table:formula="of:=IF([$work.AS42]=&quot;&quot;;&quot;&quot;;[$work.AS42])">
            <text:p/>
          </table:table-cell>
        </table:table-row>
        <table:table-row table:style-name="ro1">
          <table:table-cell table:formula="of:=[$work.A43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$work.H43]=&quot;&quot;;&quot;&quot;;[$work.H43])" office:value-type="float" office:value="1" calcext:value-type="float">
            <text:p>1</text:p>
          </table:table-cell>
          <table:table-cell table:formula="of:=IF([$work.I43]=&quot;&quot;;&quot;&quot;;[$work.I43])" office:value-type="float" office:value="0" calcext:value-type="float">
            <text:p>0</text:p>
          </table:table-cell>
          <table:table-cell table:number-columns-repeated="6"/>
          <table:table-cell table:formula="of:=([.J43]=1)+([.H43]=1)+([.F43]=1)+([.D43]=1)" office:value-type="float" office:value="0" calcext:value-type="float">
            <text:p>0</text:p>
          </table:table-cell>
          <table:table-cell table:style-name="ce31" table:formula="of:=IF(AND(COUNT([.C42:.J42]) &gt; 0;[.O43]&lt;&gt;&quot;&quot;);1;0)" office:value-type="float" office:value="1" calcext:value-type="float">
            <text:p>1</text:p>
          </table:table-cell>
          <table:table-cell table:formula="of:=IF([$work.P43]=&quot;&quot;;&quot;&quot;;[$work.P43]/SQRT([$work.$T42]))" office:value-type="float" office:value="5.90586454613654" calcext:value-type="float">
            <text:p>5.90586454613654</text:p>
          </table:table-cell>
          <table:table-cell table:formula="of:=IF([$work.T43]=&quot;&quot;;&quot;&quot;;[$work.T43]/SQRT([$work.$T42]))" office:value-type="float" office:value="249.263342822127" calcext:value-type="float">
            <text:p>249.263342822127</text:p>
          </table:table-cell>
          <table:table-cell table:formula="of:=IF([$work.U43]=&quot;&quot;;&quot;&quot;;[$work.U43]/SQRT([$work.$T42]))" office:value-type="float" office:value="197.375931021455" calcext:value-type="float">
            <text:p>197.375931021455</text:p>
          </table:table-cell>
          <table:table-cell table:formula="of:=IF([$work.V43]=&quot;&quot;;&quot;&quot;;[$work.V43]/SQRT([$work.$T42]))" office:value-type="float" office:value="8.35211251859012" calcext:value-type="float">
            <text:p>8.35211251859012</text:p>
          </table:table-cell>
          <table:table-cell table:formula="of:=IF([$work.W43]=&quot;&quot;;&quot;&quot;;[$work.W43]/SQRT([$work.$T4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3]=&quot;&quot;;&quot;&quot;;[$work.AD43]/SQRT([$work.$T42]))" office:value-type="float" office:value="146.348820410937" calcext:value-type="float">
            <text:p>146.348820410937</text:p>
          </table:table-cell>
          <table:table-cell table:number-columns-repeated="7"/>
          <table:table-cell table:formula="of:=IF([$work.AL43]=&quot;&quot;;&quot;&quot;;[$work.AL43])">
            <text:p/>
          </table:table-cell>
          <table:table-cell table:formula="of:=IF([$work.AM43]=&quot;&quot;;&quot;&quot;;[$work.AM43])">
            <text:p/>
          </table:table-cell>
          <table:table-cell table:formula="of:=IF([$work.AN43]=&quot;&quot;;&quot;&quot;;[$work.AN43])">
            <text:p/>
          </table:table-cell>
          <table:table-cell table:formula="of:=IF([$work.AO43]=&quot;&quot;;&quot;&quot;;[$work.AO43])">
            <text:p/>
          </table:table-cell>
          <table:table-cell table:formula="of:=IF([$work.AP43]=&quot;&quot;;&quot;&quot;;[$work.AP43])">
            <text:p/>
          </table:table-cell>
          <table:table-cell table:formula="of:=IF([$work.AQ43]=&quot;&quot;;&quot;&quot;;[$work.AQ43])">
            <text:p/>
          </table:table-cell>
          <table:table-cell table:formula="of:=IF([$work.AR43]=&quot;&quot;;&quot;&quot;;[$work.AR43])">
            <text:p/>
          </table:table-cell>
          <table:table-cell table:formula="of:=IF([$work.AS43]=&quot;&quot;;&quot;&quot;;[$work.AS43])">
            <text:p/>
          </table:table-cell>
        </table:table-row>
        <table:table-row table:style-name="ro1">
          <table:table-cell table:formula="of:=[$work.A4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$work.H44]=&quot;&quot;;&quot;&quot;;[$work.H44])">
            <text:p/>
          </table:table-cell>
          <table:table-cell table:formula="of:=IF([$work.I44]=&quot;&quot;;&quot;&quot;;[$work.I44])">
            <text:p/>
          </table:table-cell>
          <table:table-cell table:number-columns-repeated="6"/>
          <table:table-cell table:formula="of:=([.J44]=1)+([.H44]=1)+([.F44]=1)+([.D44]=1)" office:value-type="float" office:value="0" calcext:value-type="float">
            <text:p>0</text:p>
          </table:table-cell>
          <table:table-cell table:style-name="ce31" table:formula="of:=IF(AND(COUNT([.C43:.J43]) &gt; 0;[.O44]&lt;&gt;&quot;&quot;);1;0)" office:value-type="float" office:value="1" calcext:value-type="float">
            <text:p>1</text:p>
          </table:table-cell>
          <table:table-cell table:formula="of:=IF([$work.P44]=&quot;&quot;;&quot;&quot;;[$work.P44]/SQRT([$work.$T43]))" office:value-type="float" office:value="4.03844217666465" calcext:value-type="float">
            <text:p>4.03844217666465</text:p>
          </table:table-cell>
          <table:table-cell table:formula="of:=IF([$work.T44]=&quot;&quot;;&quot;&quot;;[$work.T44]/SQRT([$work.$T43]))" office:value-type="float" office:value="216.843335650134" calcext:value-type="float">
            <text:p>216.843335650134</text:p>
          </table:table-cell>
          <table:table-cell table:formula="of:=IF([$work.U44]=&quot;&quot;;&quot;&quot;;[$work.U44]/SQRT([$work.$T43]))" office:value-type="float" office:value="239.036367538479" calcext:value-type="float">
            <text:p>239.036367538479</text:p>
          </table:table-cell>
          <table:table-cell table:formula="of:=IF([$work.V44]=&quot;&quot;;&quot;&quot;;[$work.V44]/SQRT([$work.$T43]))" office:value-type="float" office:value="8.47059713436653" calcext:value-type="float">
            <text:p>8.47059713436653</text:p>
          </table:table-cell>
          <table:table-cell table:formula="of:=IF([$work.W44]=&quot;&quot;;&quot;&quot;;[$work.W44]/SQRT([$work.$T4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4]=&quot;&quot;;&quot;&quot;;[$work.AD44]/SQRT([$work.$T43]))">
            <text:p/>
          </table:table-cell>
          <table:table-cell table:number-columns-repeated="7"/>
          <table:table-cell table:formula="of:=IF([$work.AL44]=&quot;&quot;;&quot;&quot;;[$work.AL44])">
            <text:p/>
          </table:table-cell>
          <table:table-cell table:formula="of:=IF([$work.AM44]=&quot;&quot;;&quot;&quot;;[$work.AM44])">
            <text:p/>
          </table:table-cell>
          <table:table-cell table:formula="of:=IF([$work.AN44]=&quot;&quot;;&quot;&quot;;[$work.AN44])">
            <text:p/>
          </table:table-cell>
          <table:table-cell table:formula="of:=IF([$work.AO44]=&quot;&quot;;&quot;&quot;;[$work.AO44])">
            <text:p/>
          </table:table-cell>
          <table:table-cell table:formula="of:=IF([$work.AP44]=&quot;&quot;;&quot;&quot;;[$work.AP44])">
            <text:p/>
          </table:table-cell>
          <table:table-cell table:formula="of:=IF([$work.AQ44]=&quot;&quot;;&quot;&quot;;[$work.AQ44])">
            <text:p/>
          </table:table-cell>
          <table:table-cell table:formula="of:=IF([$work.AR44]=&quot;&quot;;&quot;&quot;;[$work.AR44])">
            <text:p/>
          </table:table-cell>
          <table:table-cell table:formula="of:=IF([$work.AS44]=&quot;&quot;;&quot;&quot;;[$work.AS44])">
            <text:p/>
          </table:table-cell>
        </table:table-row>
        <table:table-row table:style-name="ro1">
          <table:table-cell table:formula="of:=[$work.A4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$work.H45]=&quot;&quot;;&quot;&quot;;[$work.H45])">
            <text:p/>
          </table:table-cell>
          <table:table-cell table:formula="of:=IF([$work.I45]=&quot;&quot;;&quot;&quot;;[$work.I45])">
            <text:p/>
          </table:table-cell>
          <table:table-cell table:number-columns-repeated="6"/>
          <table:table-cell table:formula="of:=([.J45]=1)+([.H45]=1)+([.F45]=1)+([.D45]=1)" office:value-type="float" office:value="0" calcext:value-type="float">
            <text:p>0</text:p>
          </table:table-cell>
          <table:table-cell table:style-name="ce31" table:formula="of:=IF(AND(COUNT([.C44:.J44]) &gt; 0;[.O45]&lt;&gt;&quot;&quot;);1;0)" office:value-type="float" office:value="0" calcext:value-type="float">
            <text:p>0</text:p>
          </table:table-cell>
          <table:table-cell table:formula="of:=IF([$work.P45]=&quot;&quot;;&quot;&quot;;[$work.P45]/SQRT([$work.$T44]))" office:value-type="float" office:value="4.27351734794516" calcext:value-type="float">
            <text:p>4.27351734794516</text:p>
          </table:table-cell>
          <table:table-cell table:formula="of:=IF([$work.T45]=&quot;&quot;;&quot;&quot;;[$work.T45]/SQRT([$work.$T44]))" office:value-type="float" office:value="334.239169516323" calcext:value-type="float">
            <text:p>334.239169516323</text:p>
          </table:table-cell>
          <table:table-cell table:formula="of:=IF([$work.U45]=&quot;&quot;;&quot;&quot;;[$work.U45]/SQRT([$work.$T44]))" office:value-type="float" office:value="261.923530200567" calcext:value-type="float">
            <text:p>261.923530200567</text:p>
          </table:table-cell>
          <table:table-cell table:formula="of:=IF([$work.V45]=&quot;&quot;;&quot;&quot;;[$work.V45]/SQRT([$work.$T44]))">
            <text:p/>
          </table:table-cell>
          <table:table-cell table:formula="of:=IF([$work.W45]=&quot;&quot;;&quot;&quot;;[$work.W45]/SQRT([$work.$T4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5]=&quot;&quot;;&quot;&quot;;[$work.AD45]/SQRT([$work.$T44]))">
            <text:p/>
          </table:table-cell>
          <table:table-cell table:number-columns-repeated="7"/>
          <table:table-cell table:formula="of:=IF([$work.AL45]=&quot;&quot;;&quot;&quot;;[$work.AL45])">
            <text:p/>
          </table:table-cell>
          <table:table-cell table:formula="of:=IF([$work.AM45]=&quot;&quot;;&quot;&quot;;[$work.AM45])">
            <text:p/>
          </table:table-cell>
          <table:table-cell table:formula="of:=IF([$work.AN45]=&quot;&quot;;&quot;&quot;;[$work.AN45])">
            <text:p/>
          </table:table-cell>
          <table:table-cell table:formula="of:=IF([$work.AO45]=&quot;&quot;;&quot;&quot;;[$work.AO45])">
            <text:p/>
          </table:table-cell>
          <table:table-cell table:formula="of:=IF([$work.AP45]=&quot;&quot;;&quot;&quot;;[$work.AP45])">
            <text:p/>
          </table:table-cell>
          <table:table-cell table:formula="of:=IF([$work.AQ45]=&quot;&quot;;&quot;&quot;;[$work.AQ45])">
            <text:p/>
          </table:table-cell>
          <table:table-cell table:formula="of:=IF([$work.AR45]=&quot;&quot;;&quot;&quot;;[$work.AR45])">
            <text:p/>
          </table:table-cell>
          <table:table-cell table:formula="of:=IF([$work.AS45]=&quot;&quot;;&quot;&quot;;[$work.AS45])">
            <text:p/>
          </table:table-cell>
        </table:table-row>
        <table:table-row table:style-name="ro1">
          <table:table-cell table:formula="of:=[$work.A4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$work.H46]=&quot;&quot;;&quot;&quot;;[$work.H46])">
            <text:p/>
          </table:table-cell>
          <table:table-cell table:formula="of:=IF([$work.I46]=&quot;&quot;;&quot;&quot;;[$work.I46])">
            <text:p/>
          </table:table-cell>
          <table:table-cell table:number-columns-repeated="6"/>
          <table:table-cell table:formula="of:=([.J46]=1)+([.H46]=1)+([.F46]=1)+([.D46]=1)" office:value-type="float" office:value="0" calcext:value-type="float">
            <text:p>0</text:p>
          </table:table-cell>
          <table:table-cell table:style-name="ce31" table:formula="of:=IF(AND(COUNT([.C45:.J45]) &gt; 0;[.O46]&lt;&gt;&quot;&quot;);1;0)" office:value-type="float" office:value="0" calcext:value-type="float">
            <text:p>0</text:p>
          </table:table-cell>
          <table:table-cell table:formula="of:=IF([$work.P46]=&quot;&quot;;&quot;&quot;;[$work.P46]/SQRT([$work.$T45]))" office:value-type="float" office:value="4.51954848330151" calcext:value-type="float">
            <text:p>4.51954848330151</text:p>
          </table:table-cell>
          <table:table-cell table:formula="of:=IF([$work.T46]=&quot;&quot;;&quot;&quot;;[$work.T46]/SQRT([$work.$T45]))" office:value-type="float" office:value="328.913587354004" calcext:value-type="float">
            <text:p>328.913587354004</text:p>
          </table:table-cell>
          <table:table-cell table:formula="of:=IF([$work.U46]=&quot;&quot;;&quot;&quot;;[$work.U46]/SQRT([$work.$T45]))" office:value-type="float" office:value="317.72110378584" calcext:value-type="float">
            <text:p>317.72110378584</text:p>
          </table:table-cell>
          <table:table-cell table:formula="of:=IF([$work.V46]=&quot;&quot;;&quot;&quot;;[$work.V46]/SQRT([$work.$T45]))">
            <text:p/>
          </table:table-cell>
          <table:table-cell table:formula="of:=IF([$work.W46]=&quot;&quot;;&quot;&quot;;[$work.W46]/SQRT([$work.$T4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6]=&quot;&quot;;&quot;&quot;;[$work.AD46]/SQRT([$work.$T45]))">
            <text:p/>
          </table:table-cell>
          <table:table-cell table:number-columns-repeated="7"/>
          <table:table-cell table:formula="of:=IF([$work.AL46]=&quot;&quot;;&quot;&quot;;[$work.AL46])">
            <text:p/>
          </table:table-cell>
          <table:table-cell table:formula="of:=IF([$work.AM46]=&quot;&quot;;&quot;&quot;;[$work.AM46])">
            <text:p/>
          </table:table-cell>
          <table:table-cell table:formula="of:=IF([$work.AN46]=&quot;&quot;;&quot;&quot;;[$work.AN46])">
            <text:p/>
          </table:table-cell>
          <table:table-cell table:formula="of:=IF([$work.AO46]=&quot;&quot;;&quot;&quot;;[$work.AO46])">
            <text:p/>
          </table:table-cell>
          <table:table-cell table:formula="of:=IF([$work.AP46]=&quot;&quot;;&quot;&quot;;[$work.AP46])">
            <text:p/>
          </table:table-cell>
          <table:table-cell table:formula="of:=IF([$work.AQ46]=&quot;&quot;;&quot;&quot;;[$work.AQ46])">
            <text:p/>
          </table:table-cell>
          <table:table-cell table:formula="of:=IF([$work.AR46]=&quot;&quot;;&quot;&quot;;[$work.AR46])">
            <text:p/>
          </table:table-cell>
          <table:table-cell table:formula="of:=IF([$work.AS46]=&quot;&quot;;&quot;&quot;;[$work.AS46])">
            <text:p/>
          </table:table-cell>
        </table:table-row>
        <table:table-row table:style-name="ro1">
          <table:table-cell table:formula="of:=[$work.A4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$work.H47]=&quot;&quot;;&quot;&quot;;[$work.H47])" office:value-type="float" office:value="1" calcext:value-type="float">
            <text:p>1</text:p>
          </table:table-cell>
          <table:table-cell table:formula="of:=IF([$work.I47]=&quot;&quot;;&quot;&quot;;[$work.I47])" office:value-type="float" office:value="0" calcext:value-type="float">
            <text:p>0</text:p>
          </table:table-cell>
          <table:table-cell table:number-columns-repeated="6"/>
          <table:table-cell table:formula="of:=([.J47]=1)+([.H47]=1)+([.F47]=1)+([.D47]=1)" office:value-type="float" office:value="0" calcext:value-type="float">
            <text:p>0</text:p>
          </table:table-cell>
          <table:table-cell table:style-name="ce31" table:formula="of:=IF(AND(COUNT([.C46:.J46]) &gt; 0;[.O47]&lt;&gt;&quot;&quot;);1;0)" office:value-type="float" office:value="0" calcext:value-type="float">
            <text:p>0</text:p>
          </table:table-cell>
          <table:table-cell table:formula="of:=IF([$work.P47]=&quot;&quot;;&quot;&quot;;[$work.P47]/SQRT([$work.$T46]))" office:value-type="float" office:value="4.47975510060652" calcext:value-type="float">
            <text:p>4.47975510060652</text:p>
          </table:table-cell>
          <table:table-cell table:formula="of:=IF([$work.T47]=&quot;&quot;;&quot;&quot;;[$work.T47]/SQRT([$work.$T46]))" office:value-type="float" office:value="188.459359206132" calcext:value-type="float">
            <text:p>188.459359206132</text:p>
          </table:table-cell>
          <table:table-cell table:formula="of:=IF([$work.U47]=&quot;&quot;;&quot;&quot;;[$work.U47]/SQRT([$work.$T46]))" office:value-type="float" office:value="310.057788293127" calcext:value-type="float">
            <text:p>310.057788293127</text:p>
          </table:table-cell>
          <table:table-cell table:formula="of:=IF([$work.V47]=&quot;&quot;;&quot;&quot;;[$work.V47]/SQRT([$work.$T46]))">
            <text:p/>
          </table:table-cell>
          <table:table-cell table:formula="of:=IF([$work.W47]=&quot;&quot;;&quot;&quot;;[$work.W47]/SQRT([$work.$T4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7]=&quot;&quot;;&quot;&quot;;[$work.AD47]/SQRT([$work.$T46]))" office:value-type="float" office:value="287.004053829503" calcext:value-type="float">
            <text:p>287.004053829503</text:p>
          </table:table-cell>
          <table:table-cell table:number-columns-repeated="7"/>
          <table:table-cell table:formula="of:=IF([$work.AL47]=&quot;&quot;;&quot;&quot;;[$work.AL47])">
            <text:p/>
          </table:table-cell>
          <table:table-cell table:formula="of:=IF([$work.AM47]=&quot;&quot;;&quot;&quot;;[$work.AM47])">
            <text:p/>
          </table:table-cell>
          <table:table-cell table:formula="of:=IF([$work.AN47]=&quot;&quot;;&quot;&quot;;[$work.AN47])">
            <text:p/>
          </table:table-cell>
          <table:table-cell table:formula="of:=IF([$work.AO47]=&quot;&quot;;&quot;&quot;;[$work.AO47])">
            <text:p/>
          </table:table-cell>
          <table:table-cell table:formula="of:=IF([$work.AP47]=&quot;&quot;;&quot;&quot;;[$work.AP47])">
            <text:p/>
          </table:table-cell>
          <table:table-cell table:formula="of:=IF([$work.AQ47]=&quot;&quot;;&quot;&quot;;[$work.AQ47])">
            <text:p/>
          </table:table-cell>
          <table:table-cell table:formula="of:=IF([$work.AR47]=&quot;&quot;;&quot;&quot;;[$work.AR47])">
            <text:p/>
          </table:table-cell>
          <table:table-cell table:formula="of:=IF([$work.AS47]=&quot;&quot;;&quot;&quot;;[$work.AS47])">
            <text:p/>
          </table:table-cell>
        </table:table-row>
        <table:table-row table:style-name="ro1">
          <table:table-cell table:formula="of:=[$work.A4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$work.H48]=&quot;&quot;;&quot;&quot;;[$work.H48])" office:value-type="float" office:value="1" calcext:value-type="float">
            <text:p>1</text:p>
          </table:table-cell>
          <table:table-cell table:formula="of:=IF([$work.I48]=&quot;&quot;;&quot;&quot;;[$work.I48])" office:value-type="float" office:value="0" calcext:value-type="float">
            <text:p>0</text:p>
          </table:table-cell>
          <table:table-cell table:number-columns-repeated="6"/>
          <table:table-cell table:formula="of:=([.J48]=1)+([.H48]=1)+([.F48]=1)+([.D48]=1)" office:value-type="float" office:value="0" calcext:value-type="float">
            <text:p>0</text:p>
          </table:table-cell>
          <table:table-cell table:style-name="ce31" table:formula="of:=IF(AND(COUNT([.C47:.J47]) &gt; 0;[.O48]&lt;&gt;&quot;&quot;);1;0)" office:value-type="float" office:value="1" calcext:value-type="float">
            <text:p>1</text:p>
          </table:table-cell>
          <table:table-cell table:formula="of:=IF([$work.P48]=&quot;&quot;;&quot;&quot;;[$work.P48]/SQRT([$work.$T47]))" office:value-type="float" office:value="5.62902889968935" calcext:value-type="float">
            <text:p>5.62902889968935</text:p>
          </table:table-cell>
          <table:table-cell table:formula="of:=IF([$work.T48]=&quot;&quot;;&quot;&quot;;[$work.T48]/SQRT([$work.$T47]))" office:value-type="float" office:value="201.613896956741" calcext:value-type="float">
            <text:p>201.613896956741</text:p>
          </table:table-cell>
          <table:table-cell table:formula="of:=IF([$work.U48]=&quot;&quot;;&quot;&quot;;[$work.U48]/SQRT([$work.$T47]))" office:value-type="float" office:value="234.246949791027" calcext:value-type="float">
            <text:p>234.246949791027</text:p>
          </table:table-cell>
          <table:table-cell table:formula="of:=IF([$work.V48]=&quot;&quot;;&quot;&quot;;[$work.V48]/SQRT([$work.$T47]))" office:value-type="float" office:value="8.29618679509935" calcext:value-type="float">
            <text:p>8.29618679509935</text:p>
          </table:table-cell>
          <table:table-cell table:formula="of:=IF([$work.W48]=&quot;&quot;;&quot;&quot;;[$work.W48]/SQRT([$work.$T4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8]=&quot;&quot;;&quot;&quot;;[$work.AD48]/SQRT([$work.$T47]))" office:value-type="float" office:value="389.310109195033" calcext:value-type="float">
            <text:p>389.310109195033</text:p>
          </table:table-cell>
          <table:table-cell table:number-columns-repeated="7"/>
          <table:table-cell table:formula="of:=IF([$work.AL48]=&quot;&quot;;&quot;&quot;;[$work.AL48])">
            <text:p/>
          </table:table-cell>
          <table:table-cell table:formula="of:=IF([$work.AM48]=&quot;&quot;;&quot;&quot;;[$work.AM48])">
            <text:p/>
          </table:table-cell>
          <table:table-cell table:formula="of:=IF([$work.AN48]=&quot;&quot;;&quot;&quot;;[$work.AN48])">
            <text:p/>
          </table:table-cell>
          <table:table-cell table:formula="of:=IF([$work.AO48]=&quot;&quot;;&quot;&quot;;[$work.AO48])">
            <text:p/>
          </table:table-cell>
          <table:table-cell table:formula="of:=IF([$work.AP48]=&quot;&quot;;&quot;&quot;;[$work.AP48])">
            <text:p/>
          </table:table-cell>
          <table:table-cell table:formula="of:=IF([$work.AQ48]=&quot;&quot;;&quot;&quot;;[$work.AQ48])">
            <text:p/>
          </table:table-cell>
          <table:table-cell table:formula="of:=IF([$work.AR48]=&quot;&quot;;&quot;&quot;;[$work.AR48])">
            <text:p/>
          </table:table-cell>
          <table:table-cell table:formula="of:=IF([$work.AS48]=&quot;&quot;;&quot;&quot;;[$work.AS48])">
            <text:p/>
          </table:table-cell>
        </table:table-row>
        <table:table-row table:style-name="ro1">
          <table:table-cell table:formula="of:=[$work.A4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$work.H49]=&quot;&quot;;&quot;&quot;;[$work.H49])" office:value-type="float" office:value="1" calcext:value-type="float">
            <text:p>1</text:p>
          </table:table-cell>
          <table:table-cell table:formula="of:=IF([$work.I49]=&quot;&quot;;&quot;&quot;;[$work.I49])" office:value-type="float" office:value="0" calcext:value-type="float">
            <text:p>0</text:p>
          </table:table-cell>
          <table:table-cell table:number-columns-repeated="6"/>
          <table:table-cell table:formula="of:=([.J49]=1)+([.H49]=1)+([.F49]=1)+([.D49]=1)" office:value-type="float" office:value="0" calcext:value-type="float">
            <text:p>0</text:p>
          </table:table-cell>
          <table:table-cell table:style-name="ce31" table:formula="of:=IF(AND(COUNT([.C48:.J48]) &gt; 0;[.O49]&lt;&gt;&quot;&quot;);1;0)" office:value-type="float" office:value="1" calcext:value-type="float">
            <text:p>1</text:p>
          </table:table-cell>
          <table:table-cell table:formula="of:=IF([$work.P49]=&quot;&quot;;&quot;&quot;;[$work.P49]/SQRT([$work.$T48]))" office:value-type="float" office:value="6.17612879957497" calcext:value-type="float">
            <text:p>6.17612879957497</text:p>
          </table:table-cell>
          <table:table-cell table:formula="of:=IF([$work.T49]=&quot;&quot;;&quot;&quot;;[$work.T49]/SQRT([$work.$T48]))" office:value-type="float" office:value="215.413666529875" calcext:value-type="float">
            <text:p>215.413666529875</text:p>
          </table:table-cell>
          <table:table-cell table:formula="of:=IF([$work.U49]=&quot;&quot;;&quot;&quot;;[$work.U49]/SQRT([$work.$T48]))" office:value-type="float" office:value="216.083643427198" calcext:value-type="float">
            <text:p>216.083643427198</text:p>
          </table:table-cell>
          <table:table-cell table:formula="of:=IF([$work.V49]=&quot;&quot;;&quot;&quot;;[$work.V49]/SQRT([$work.$T48]))" office:value-type="float" office:value="10.1878990787117" calcext:value-type="float">
            <text:p>10.1878990787117</text:p>
          </table:table-cell>
          <table:table-cell table:formula="of:=IF([$work.W49]=&quot;&quot;;&quot;&quot;;[$work.W49]/SQRT([$work.$T4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9]=&quot;&quot;;&quot;&quot;;[$work.AD49]/SQRT([$work.$T48]))" office:value-type="float" office:value="253.775145642624" calcext:value-type="float">
            <text:p>253.775145642624</text:p>
          </table:table-cell>
          <table:table-cell table:number-columns-repeated="7"/>
          <table:table-cell table:formula="of:=IF([$work.AL49]=&quot;&quot;;&quot;&quot;;[$work.AL49])">
            <text:p/>
          </table:table-cell>
          <table:table-cell table:formula="of:=IF([$work.AM49]=&quot;&quot;;&quot;&quot;;[$work.AM49])">
            <text:p/>
          </table:table-cell>
          <table:table-cell table:formula="of:=IF([$work.AN49]=&quot;&quot;;&quot;&quot;;[$work.AN49])">
            <text:p/>
          </table:table-cell>
          <table:table-cell table:formula="of:=IF([$work.AO49]=&quot;&quot;;&quot;&quot;;[$work.AO49])">
            <text:p/>
          </table:table-cell>
          <table:table-cell table:formula="of:=IF([$work.AP49]=&quot;&quot;;&quot;&quot;;[$work.AP49])">
            <text:p/>
          </table:table-cell>
          <table:table-cell table:formula="of:=IF([$work.AQ49]=&quot;&quot;;&quot;&quot;;[$work.AQ49])">
            <text:p/>
          </table:table-cell>
          <table:table-cell table:formula="of:=IF([$work.AR49]=&quot;&quot;;&quot;&quot;;[$work.AR49])">
            <text:p/>
          </table:table-cell>
          <table:table-cell table:formula="of:=IF([$work.AS49]=&quot;&quot;;&quot;&quot;;[$work.AS49])">
            <text:p/>
          </table:table-cell>
        </table:table-row>
        <table:table-row table:style-name="ro1">
          <table:table-cell table:formula="of:=[$work.A50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$work.H50]=&quot;&quot;;&quot;&quot;;[$work.H50])" office:value-type="float" office:value="1" calcext:value-type="float">
            <text:p>1</text:p>
          </table:table-cell>
          <table:table-cell table:formula="of:=IF([$work.I50]=&quot;&quot;;&quot;&quot;;[$work.I50])" office:value-type="float" office:value="0" calcext:value-type="float">
            <text:p>0</text:p>
          </table:table-cell>
          <table:table-cell table:number-columns-repeated="6"/>
          <table:table-cell table:formula="of:=([.J50]=1)+([.H50]=1)+([.F50]=1)+([.D50]=1)" office:value-type="float" office:value="0" calcext:value-type="float">
            <text:p>0</text:p>
          </table:table-cell>
          <table:table-cell table:style-name="ce31" table:formula="of:=IF(AND(COUNT([.C49:.J49]) &gt; 0;[.O50]&lt;&gt;&quot;&quot;);1;0)" office:value-type="float" office:value="1" calcext:value-type="float">
            <text:p>1</text:p>
          </table:table-cell>
          <table:table-cell table:formula="of:=IF([$work.P50]=&quot;&quot;;&quot;&quot;;[$work.P50]/SQRT([$work.$T49]))" office:value-type="float" office:value="6.6801152669712" calcext:value-type="float">
            <text:p>6.6801152669712</text:p>
          </table:table-cell>
          <table:table-cell table:formula="of:=IF([$work.T50]=&quot;&quot;;&quot;&quot;;[$work.T50]/SQRT([$work.$T49]))" office:value-type="float" office:value="229.193878880244" calcext:value-type="float">
            <text:p>229.193878880244</text:p>
          </table:table-cell>
          <table:table-cell table:formula="of:=IF([$work.U50]=&quot;&quot;;&quot;&quot;;[$work.U50]/SQRT([$work.$T49]))" office:value-type="float" office:value="217.542015084884" calcext:value-type="float">
            <text:p>217.542015084884</text:p>
          </table:table-cell>
          <table:table-cell table:formula="of:=IF([$work.V50]=&quot;&quot;;&quot;&quot;;[$work.V50]/SQRT([$work.$T49]))" office:value-type="float" office:value="10.9996476601813" calcext:value-type="float">
            <text:p>10.9996476601813</text:p>
          </table:table-cell>
          <table:table-cell table:formula="of:=IF([$work.W50]=&quot;&quot;;&quot;&quot;;[$work.W50]/SQRT([$work.$T4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0]=&quot;&quot;;&quot;&quot;;[$work.AD50]/SQRT([$work.$T49]))" office:value-type="float" office:value="217.587063041174" calcext:value-type="float">
            <text:p>217.587063041174</text:p>
          </table:table-cell>
          <table:table-cell table:number-columns-repeated="7"/>
          <table:table-cell table:formula="of:=IF([$work.AL50]=&quot;&quot;;&quot;&quot;;[$work.AL50])">
            <text:p/>
          </table:table-cell>
          <table:table-cell table:formula="of:=IF([$work.AM50]=&quot;&quot;;&quot;&quot;;[$work.AM50])">
            <text:p/>
          </table:table-cell>
          <table:table-cell table:formula="of:=IF([$work.AN50]=&quot;&quot;;&quot;&quot;;[$work.AN50])">
            <text:p/>
          </table:table-cell>
          <table:table-cell table:formula="of:=IF([$work.AO50]=&quot;&quot;;&quot;&quot;;[$work.AO50])">
            <text:p/>
          </table:table-cell>
          <table:table-cell table:formula="of:=IF([$work.AP50]=&quot;&quot;;&quot;&quot;;[$work.AP50])">
            <text:p/>
          </table:table-cell>
          <table:table-cell table:formula="of:=IF([$work.AQ50]=&quot;&quot;;&quot;&quot;;[$work.AQ50])">
            <text:p/>
          </table:table-cell>
          <table:table-cell table:formula="of:=IF([$work.AR50]=&quot;&quot;;&quot;&quot;;[$work.AR50])">
            <text:p/>
          </table:table-cell>
          <table:table-cell table:formula="of:=IF([$work.AS50]=&quot;&quot;;&quot;&quot;;[$work.AS50])">
            <text:p/>
          </table:table-cell>
        </table:table-row>
        <table:table-row table:style-name="ro1">
          <table:table-cell table:formula="of:=[$work.A51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$work.H51]=&quot;&quot;;&quot;&quot;;[$work.H51])" office:value-type="float" office:value="1" calcext:value-type="float">
            <text:p>1</text:p>
          </table:table-cell>
          <table:table-cell table:formula="of:=IF([$work.I51]=&quot;&quot;;&quot;&quot;;[$work.I51])" office:value-type="float" office:value="0" calcext:value-type="float">
            <text:p>0</text:p>
          </table:table-cell>
          <table:table-cell table:number-columns-repeated="6"/>
          <table:table-cell table:formula="of:=([.J51]=1)+([.H51]=1)+([.F51]=1)+([.D51]=1)" office:value-type="float" office:value="0" calcext:value-type="float">
            <text:p>0</text:p>
          </table:table-cell>
          <table:table-cell table:style-name="ce31" table:formula="of:=IF(AND(COUNT([.C50:.J50]) &gt; 0;[.O51]&lt;&gt;&quot;&quot;);1;0)" office:value-type="float" office:value="1" calcext:value-type="float">
            <text:p>1</text:p>
          </table:table-cell>
          <table:table-cell table:formula="of:=IF([$work.P51]=&quot;&quot;;&quot;&quot;;[$work.P51]/SQRT([$work.$T50]))" office:value-type="float" office:value="7.11310895589298" calcext:value-type="float">
            <text:p>7.11310895589298</text:p>
          </table:table-cell>
          <table:table-cell table:formula="of:=IF([$work.T51]=&quot;&quot;;&quot;&quot;;[$work.T51]/SQRT([$work.$T50]))" office:value-type="float" office:value="238.253270532095" calcext:value-type="float">
            <text:p>238.253270532095</text:p>
          </table:table-cell>
          <table:table-cell table:formula="of:=IF([$work.U51]=&quot;&quot;;&quot;&quot;;[$work.U51]/SQRT([$work.$T50]))" office:value-type="float" office:value="226.562498136363" calcext:value-type="float">
            <text:p>226.562498136363</text:p>
          </table:table-cell>
          <table:table-cell table:formula="of:=IF([$work.V51]=&quot;&quot;;&quot;&quot;;[$work.V51]/SQRT([$work.$T50]))" office:value-type="float" office:value="11.3933845194851" calcext:value-type="float">
            <text:p>11.3933845194851</text:p>
          </table:table-cell>
          <table:table-cell table:formula="of:=IF([$work.W51]=&quot;&quot;;&quot;&quot;;[$work.W51]/SQRT([$work.$T5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1]=&quot;&quot;;&quot;&quot;;[$work.AD51]/SQRT([$work.$T50]))" office:value-type="float" office:value="211.633227061333" calcext:value-type="float">
            <text:p>211.633227061333</text:p>
          </table:table-cell>
          <table:table-cell table:number-columns-repeated="7"/>
          <table:table-cell table:formula="of:=IF([$work.AL51]=&quot;&quot;;&quot;&quot;;[$work.AL51])">
            <text:p/>
          </table:table-cell>
          <table:table-cell table:formula="of:=IF([$work.AM51]=&quot;&quot;;&quot;&quot;;[$work.AM51])">
            <text:p/>
          </table:table-cell>
          <table:table-cell table:formula="of:=IF([$work.AN51]=&quot;&quot;;&quot;&quot;;[$work.AN51])">
            <text:p/>
          </table:table-cell>
          <table:table-cell table:formula="of:=IF([$work.AO51]=&quot;&quot;;&quot;&quot;;[$work.AO51])">
            <text:p/>
          </table:table-cell>
          <table:table-cell table:formula="of:=IF([$work.AP51]=&quot;&quot;;&quot;&quot;;[$work.AP51])">
            <text:p/>
          </table:table-cell>
          <table:table-cell table:formula="of:=IF([$work.AQ51]=&quot;&quot;;&quot;&quot;;[$work.AQ51])">
            <text:p/>
          </table:table-cell>
          <table:table-cell table:formula="of:=IF([$work.AR51]=&quot;&quot;;&quot;&quot;;[$work.AR51])">
            <text:p/>
          </table:table-cell>
          <table:table-cell table:formula="of:=IF([$work.AS51]=&quot;&quot;;&quot;&quot;;[$work.AS51])">
            <text:p/>
          </table:table-cell>
        </table:table-row>
        <table:table-row table:style-name="ro1">
          <table:table-cell table:formula="of:=[$work.A5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$work.H52]=&quot;&quot;;&quot;&quot;;[$work.H52])" office:value-type="float" office:value="1" calcext:value-type="float">
            <text:p>1</text:p>
          </table:table-cell>
          <table:table-cell table:formula="of:=IF([$work.I52]=&quot;&quot;;&quot;&quot;;[$work.I52])" office:value-type="float" office:value="0" calcext:value-type="float">
            <text:p>0</text:p>
          </table:table-cell>
          <table:table-cell table:number-columns-repeated="6"/>
          <table:table-cell table:formula="of:=([.J52]=1)+([.H52]=1)+([.F52]=1)+([.D52]=1)" office:value-type="float" office:value="0" calcext:value-type="float">
            <text:p>0</text:p>
          </table:table-cell>
          <table:table-cell table:style-name="ce31" table:formula="of:=IF(AND(COUNT([.C51:.J51]) &gt; 0;[.O52]&lt;&gt;&quot;&quot;);1;0)" office:value-type="float" office:value="1" calcext:value-type="float">
            <text:p>1</text:p>
          </table:table-cell>
          <table:table-cell table:formula="of:=IF([$work.P52]=&quot;&quot;;&quot;&quot;;[$work.P52]/SQRT([$work.$T51]))" office:value-type="float" office:value="9.09823466341412" calcext:value-type="float">
            <text:p>9.09823466341412</text:p>
          </table:table-cell>
          <table:table-cell table:formula="of:=IF([$work.T52]=&quot;&quot;;&quot;&quot;;[$work.T52]/SQRT([$work.$T51]))" office:value-type="float" office:value="286.006499290538" calcext:value-type="float">
            <text:p>286.006499290538</text:p>
          </table:table-cell>
          <table:table-cell table:formula="of:=IF([$work.U52]=&quot;&quot;;&quot;&quot;;[$work.U52]/SQRT([$work.$T51]))" office:value-type="float" office:value="243.472622009737" calcext:value-type="float">
            <text:p>243.472622009737</text:p>
          </table:table-cell>
          <table:table-cell table:formula="of:=IF([$work.V52]=&quot;&quot;;&quot;&quot;;[$work.V52]/SQRT([$work.$T51]))" office:value-type="float" office:value="12.4300993585269" calcext:value-type="float">
            <text:p>12.4300993585269</text:p>
          </table:table-cell>
          <table:table-cell table:formula="of:=IF([$work.W52]=&quot;&quot;;&quot;&quot;;[$work.W52]/SQRT([$work.$T5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2]=&quot;&quot;;&quot;&quot;;[$work.AD52]/SQRT([$work.$T51]))" office:value-type="float" office:value="219.174714815398" calcext:value-type="float">
            <text:p>219.174714815398</text:p>
          </table:table-cell>
          <table:table-cell table:number-columns-repeated="7"/>
          <table:table-cell table:formula="of:=IF([$work.AL52]=&quot;&quot;;&quot;&quot;;[$work.AL52])">
            <text:p/>
          </table:table-cell>
          <table:table-cell table:formula="of:=IF([$work.AM52]=&quot;&quot;;&quot;&quot;;[$work.AM52])">
            <text:p/>
          </table:table-cell>
          <table:table-cell table:formula="of:=IF([$work.AN52]=&quot;&quot;;&quot;&quot;;[$work.AN52])">
            <text:p/>
          </table:table-cell>
          <table:table-cell table:formula="of:=IF([$work.AO52]=&quot;&quot;;&quot;&quot;;[$work.AO52])">
            <text:p/>
          </table:table-cell>
          <table:table-cell table:formula="of:=IF([$work.AP52]=&quot;&quot;;&quot;&quot;;[$work.AP52])">
            <text:p/>
          </table:table-cell>
          <table:table-cell table:formula="of:=IF([$work.AQ52]=&quot;&quot;;&quot;&quot;;[$work.AQ52])">
            <text:p/>
          </table:table-cell>
          <table:table-cell table:formula="of:=IF([$work.AR52]=&quot;&quot;;&quot;&quot;;[$work.AR52])">
            <text:p/>
          </table:table-cell>
          <table:table-cell table:formula="of:=IF([$work.AS52]=&quot;&quot;;&quot;&quot;;[$work.AS52])">
            <text:p/>
          </table:table-cell>
        </table:table-row>
        <table:table-row table:style-name="ro1">
          <table:table-cell table:formula="of:=[$work.A53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$work.H53]=&quot;&quot;;&quot;&quot;;[$work.H53])" office:value-type="float" office:value="1" calcext:value-type="float">
            <text:p>1</text:p>
          </table:table-cell>
          <table:table-cell table:formula="of:=IF([$work.I53]=&quot;&quot;;&quot;&quot;;[$work.I53])" office:value-type="float" office:value="0" calcext:value-type="float">
            <text:p>0</text:p>
          </table:table-cell>
          <table:table-cell table:number-columns-repeated="6"/>
          <table:table-cell table:formula="of:=([.J53]=1)+([.H53]=1)+([.F53]=1)+([.D53]=1)" office:value-type="float" office:value="0" calcext:value-type="float">
            <text:p>0</text:p>
          </table:table-cell>
          <table:table-cell table:style-name="ce31" table:formula="of:=IF(AND(COUNT([.C52:.J52]) &gt; 0;[.O53]&lt;&gt;&quot;&quot;);1;0)" office:value-type="float" office:value="1" calcext:value-type="float">
            <text:p>1</text:p>
          </table:table-cell>
          <table:table-cell table:formula="of:=IF([$work.P53]=&quot;&quot;;&quot;&quot;;[$work.P53]/SQRT([$work.$T52]))" office:value-type="float" office:value="10.0526232206576" calcext:value-type="float">
            <text:p>10.0526232206576</text:p>
          </table:table-cell>
          <table:table-cell table:formula="of:=IF([$work.T53]=&quot;&quot;;&quot;&quot;;[$work.T53]/SQRT([$work.$T52]))" office:value-type="float" office:value="320.636226809065" calcext:value-type="float">
            <text:p>320.636226809065</text:p>
          </table:table-cell>
          <table:table-cell table:formula="of:=IF([$work.U53]=&quot;&quot;;&quot;&quot;;[$work.U53]/SQRT([$work.$T52]))" office:value-type="float" office:value="281.862169785325" calcext:value-type="float">
            <text:p>281.862169785325</text:p>
          </table:table-cell>
          <table:table-cell table:formula="of:=IF([$work.V53]=&quot;&quot;;&quot;&quot;;[$work.V53]/SQRT([$work.$T52]))" office:value-type="float" office:value="15.2651629493834" calcext:value-type="float">
            <text:p>15.2651629493834</text:p>
          </table:table-cell>
          <table:table-cell table:formula="of:=IF([$work.W53]=&quot;&quot;;&quot;&quot;;[$work.W53]/SQRT([$work.$T5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3]=&quot;&quot;;&quot;&quot;;[$work.AD53]/SQRT([$work.$T52]))" office:value-type="float" office:value="218.566113531853" calcext:value-type="float">
            <text:p>218.566113531853</text:p>
          </table:table-cell>
          <table:table-cell table:number-columns-repeated="7"/>
          <table:table-cell table:formula="of:=IF([$work.AL53]=&quot;&quot;;&quot;&quot;;[$work.AL53])">
            <text:p/>
          </table:table-cell>
          <table:table-cell table:formula="of:=IF([$work.AM53]=&quot;&quot;;&quot;&quot;;[$work.AM53])">
            <text:p/>
          </table:table-cell>
          <table:table-cell table:formula="of:=IF([$work.AN53]=&quot;&quot;;&quot;&quot;;[$work.AN53])">
            <text:p/>
          </table:table-cell>
          <table:table-cell table:formula="of:=IF([$work.AO53]=&quot;&quot;;&quot;&quot;;[$work.AO53])">
            <text:p/>
          </table:table-cell>
          <table:table-cell table:formula="of:=IF([$work.AP53]=&quot;&quot;;&quot;&quot;;[$work.AP53])">
            <text:p/>
          </table:table-cell>
          <table:table-cell table:formula="of:=IF([$work.AQ53]=&quot;&quot;;&quot;&quot;;[$work.AQ53])">
            <text:p/>
          </table:table-cell>
          <table:table-cell table:formula="of:=IF([$work.AR53]=&quot;&quot;;&quot;&quot;;[$work.AR53])">
            <text:p/>
          </table:table-cell>
          <table:table-cell table:formula="of:=IF([$work.AS53]=&quot;&quot;;&quot;&quot;;[$work.AS53])">
            <text:p/>
          </table:table-cell>
        </table:table-row>
        <table:table-row table:style-name="ro1">
          <table:table-cell table:formula="of:=[$work.A54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$work.H54]=&quot;&quot;;&quot;&quot;;[$work.H54])" office:value-type="float" office:value="0" calcext:value-type="float">
            <text:p>0</text:p>
          </table:table-cell>
          <table:table-cell table:formula="of:=IF([$work.I54]=&quot;&quot;;&quot;&quot;;[$work.I54])" office:value-type="float" office:value="0" calcext:value-type="float">
            <text:p>0</text:p>
          </table:table-cell>
          <table:table-cell table:number-columns-repeated="6"/>
          <table:table-cell table:formula="of:=([.J54]=1)+([.H54]=1)+([.F54]=1)+([.D54]=1)" office:value-type="float" office:value="0" calcext:value-type="float">
            <text:p>0</text:p>
          </table:table-cell>
          <table:table-cell table:style-name="ce31" table:formula="of:=IF(AND(COUNT([.C53:.J53]) &gt; 0;[.O54]&lt;&gt;&quot;&quot;);1;0)" office:value-type="float" office:value="1" calcext:value-type="float">
            <text:p>1</text:p>
          </table:table-cell>
          <table:table-cell table:formula="of:=IF([$work.P54]=&quot;&quot;;&quot;&quot;;[$work.P54]/SQRT([$work.$T53]))" office:value-type="float" office:value="7.84539656085125" calcext:value-type="float">
            <text:p>7.84539656085125</text:p>
          </table:table-cell>
          <table:table-cell table:formula="of:=IF([$work.T54]=&quot;&quot;;&quot;&quot;;[$work.T54]/SQRT([$work.$T53]))" office:value-type="float" office:value="295.378657721965" calcext:value-type="float">
            <text:p>295.378657721965</text:p>
          </table:table-cell>
          <table:table-cell table:formula="of:=IF([$work.U54]=&quot;&quot;;&quot;&quot;;[$work.U54]/SQRT([$work.$T53]))" office:value-type="float" office:value="310.617689483713" calcext:value-type="float">
            <text:p>310.617689483713</text:p>
          </table:table-cell>
          <table:table-cell table:formula="of:=IF([$work.V54]=&quot;&quot;;&quot;&quot;;[$work.V54]/SQRT([$work.$T53]))" office:value-type="float" office:value="16.5581242382657" calcext:value-type="float">
            <text:p>16.5581242382657</text:p>
          </table:table-cell>
          <table:table-cell table:formula="of:=IF([$work.W54]=&quot;&quot;;&quot;&quot;;[$work.W54]/SQRT([$work.$T5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4]=&quot;&quot;;&quot;&quot;;[$work.AD54]/SQRT([$work.$T53]))" office:value-type="float" office:value="0" calcext:value-type="float">
            <text:p>0</text:p>
          </table:table-cell>
          <table:table-cell table:number-columns-repeated="7"/>
          <table:table-cell table:formula="of:=IF([$work.AL54]=&quot;&quot;;&quot;&quot;;[$work.AL54])">
            <text:p/>
          </table:table-cell>
          <table:table-cell table:formula="of:=IF([$work.AM54]=&quot;&quot;;&quot;&quot;;[$work.AM54])">
            <text:p/>
          </table:table-cell>
          <table:table-cell table:formula="of:=IF([$work.AN54]=&quot;&quot;;&quot;&quot;;[$work.AN54])">
            <text:p/>
          </table:table-cell>
          <table:table-cell table:formula="of:=IF([$work.AO54]=&quot;&quot;;&quot;&quot;;[$work.AO54])">
            <text:p/>
          </table:table-cell>
          <table:table-cell table:formula="of:=IF([$work.AP54]=&quot;&quot;;&quot;&quot;;[$work.AP54])">
            <text:p/>
          </table:table-cell>
          <table:table-cell table:formula="of:=IF([$work.AQ54]=&quot;&quot;;&quot;&quot;;[$work.AQ54])">
            <text:p/>
          </table:table-cell>
          <table:table-cell table:formula="of:=IF([$work.AR54]=&quot;&quot;;&quot;&quot;;[$work.AR54])">
            <text:p/>
          </table:table-cell>
          <table:table-cell table:formula="of:=IF([$work.AS54]=&quot;&quot;;&quot;&quot;;[$work.AS54])">
            <text:p/>
          </table:table-cell>
        </table:table-row>
        <table:table-row table:style-name="ro1">
          <table:table-cell table:formula="of:=[$work.A55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$work.H55]=&quot;&quot;;&quot;&quot;;[$work.H55])" office:value-type="float" office:value="0" calcext:value-type="float">
            <text:p>0</text:p>
          </table:table-cell>
          <table:table-cell table:formula="of:=IF([$work.I55]=&quot;&quot;;&quot;&quot;;[$work.I55])" office:value-type="float" office:value="0" calcext:value-type="float">
            <text:p>0</text:p>
          </table:table-cell>
          <table:table-cell table:number-columns-repeated="6"/>
          <table:table-cell table:formula="of:=([.J55]=1)+([.H55]=1)+([.F55]=1)+([.D55]=1)" office:value-type="float" office:value="0" calcext:value-type="float">
            <text:p>0</text:p>
          </table:table-cell>
          <table:table-cell table:style-name="ce31" table:formula="of:=IF(AND(COUNT([.C54:.J54]) &gt; 0;[.O55]&lt;&gt;&quot;&quot;);1;0)" office:value-type="float" office:value="1" calcext:value-type="float">
            <text:p>1</text:p>
          </table:table-cell>
          <table:table-cell table:formula="of:=IF([$work.P55]=&quot;&quot;;&quot;&quot;;[$work.P55]/SQRT([$work.$T54]))" office:value-type="float" office:value="5.89794124372685" calcext:value-type="float">
            <text:p>5.89794124372685</text:p>
          </table:table-cell>
          <table:table-cell table:formula="of:=IF([$work.T55]=&quot;&quot;;&quot;&quot;;[$work.T55]/SQRT([$work.$T54]))" office:value-type="float" office:value="262.872306091255" calcext:value-type="float">
            <text:p>262.872306091255</text:p>
          </table:table-cell>
          <table:table-cell table:formula="of:=IF([$work.U55]=&quot;&quot;;&quot;&quot;;[$work.U55]/SQRT([$work.$T54]))" office:value-type="float" office:value="300.013965001196" calcext:value-type="float">
            <text:p>300.013965001196</text:p>
          </table:table-cell>
          <table:table-cell table:formula="of:=IF([$work.V55]=&quot;&quot;;&quot;&quot;;[$work.V55]/SQRT([$work.$T54]))" office:value-type="float" office:value="0" calcext:value-type="float">
            <text:p>0</text:p>
          </table:table-cell>
          <table:table-cell table:formula="of:=IF([$work.W55]=&quot;&quot;;&quot;&quot;;[$work.W55]/SQRT([$work.$T5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5]=&quot;&quot;;&quot;&quot;;[$work.AD55]/SQRT([$work.$T54]))" office:value-type="float" office:value="0" calcext:value-type="float">
            <text:p>0</text:p>
          </table:table-cell>
          <table:table-cell table:number-columns-repeated="7"/>
          <table:table-cell table:formula="of:=IF([$work.AL55]=&quot;&quot;;&quot;&quot;;[$work.AL55])">
            <text:p/>
          </table:table-cell>
          <table:table-cell table:formula="of:=IF([$work.AM55]=&quot;&quot;;&quot;&quot;;[$work.AM55])">
            <text:p/>
          </table:table-cell>
          <table:table-cell table:formula="of:=IF([$work.AN55]=&quot;&quot;;&quot;&quot;;[$work.AN55])">
            <text:p/>
          </table:table-cell>
          <table:table-cell table:formula="of:=IF([$work.AO55]=&quot;&quot;;&quot;&quot;;[$work.AO55])">
            <text:p/>
          </table:table-cell>
          <table:table-cell table:formula="of:=IF([$work.AP55]=&quot;&quot;;&quot;&quot;;[$work.AP55])">
            <text:p/>
          </table:table-cell>
          <table:table-cell table:formula="of:=IF([$work.AQ55]=&quot;&quot;;&quot;&quot;;[$work.AQ55])">
            <text:p/>
          </table:table-cell>
          <table:table-cell table:formula="of:=IF([$work.AR55]=&quot;&quot;;&quot;&quot;;[$work.AR55])">
            <text:p/>
          </table:table-cell>
          <table:table-cell table:formula="of:=IF([$work.AS55]=&quot;&quot;;&quot;&quot;;[$work.AS55])">
            <text:p/>
          </table:table-cell>
        </table:table-row>
        <table:table-row table:style-name="ro1">
          <table:table-cell table:formula="of:=[$work.A5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$work.H56]=&quot;&quot;;&quot;&quot;;[$work.H56])" office:value-type="float" office:value="0" calcext:value-type="float">
            <text:p>0</text:p>
          </table:table-cell>
          <table:table-cell table:formula="of:=IF([$work.I56]=&quot;&quot;;&quot;&quot;;[$work.I56])" office:value-type="float" office:value="0" calcext:value-type="float">
            <text:p>0</text:p>
          </table:table-cell>
          <table:table-cell table:number-columns-repeated="6"/>
          <table:table-cell table:formula="of:=([.J56]=1)+([.H56]=1)+([.F56]=1)+([.D56]=1)" office:value-type="float" office:value="0" calcext:value-type="float">
            <text:p>0</text:p>
          </table:table-cell>
          <table:table-cell table:style-name="ce31" table:formula="of:=IF(AND(COUNT([.C55:.J55]) &gt; 0;[.O56]&lt;&gt;&quot;&quot;);1;0)" office:value-type="float" office:value="1" calcext:value-type="float">
            <text:p>1</text:p>
          </table:table-cell>
          <table:table-cell table:formula="of:=IF([$work.P56]=&quot;&quot;;&quot;&quot;;[$work.P56]/SQRT([$work.$T55]))" office:value-type="float" office:value="5.16203402926589" calcext:value-type="float">
            <text:p>5.16203402926589</text:p>
          </table:table-cell>
          <table:table-cell table:formula="of:=IF([$work.T56]=&quot;&quot;;&quot;&quot;;[$work.T56]/SQRT([$work.$T55]))" office:value-type="float" office:value="233.054268838096" calcext:value-type="float">
            <text:p>233.054268838096</text:p>
          </table:table-cell>
          <table:table-cell table:formula="of:=IF([$work.U56]=&quot;&quot;;&quot;&quot;;[$work.U56]/SQRT([$work.$T55]))" office:value-type="float" office:value="277.107120313822" calcext:value-type="float">
            <text:p>277.107120313822</text:p>
          </table:table-cell>
          <table:table-cell table:formula="of:=IF([$work.V56]=&quot;&quot;;&quot;&quot;;[$work.V56]/SQRT([$work.$T55]))" office:value-type="float" office:value="0" calcext:value-type="float">
            <text:p>0</text:p>
          </table:table-cell>
          <table:table-cell table:formula="of:=IF([$work.W56]=&quot;&quot;;&quot;&quot;;[$work.W56]/SQRT([$work.$T5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6]=&quot;&quot;;&quot;&quot;;[$work.AD56]/SQRT([$work.$T55]))" office:value-type="float" office:value="0" calcext:value-type="float">
            <text:p>0</text:p>
          </table:table-cell>
          <table:table-cell table:number-columns-repeated="7"/>
          <table:table-cell table:formula="of:=IF([$work.AL56]=&quot;&quot;;&quot;&quot;;[$work.AL56])">
            <text:p/>
          </table:table-cell>
          <table:table-cell table:formula="of:=IF([$work.AM56]=&quot;&quot;;&quot;&quot;;[$work.AM56])">
            <text:p/>
          </table:table-cell>
          <table:table-cell table:formula="of:=IF([$work.AN56]=&quot;&quot;;&quot;&quot;;[$work.AN56])">
            <text:p/>
          </table:table-cell>
          <table:table-cell table:formula="of:=IF([$work.AO56]=&quot;&quot;;&quot;&quot;;[$work.AO56])">
            <text:p/>
          </table:table-cell>
          <table:table-cell table:formula="of:=IF([$work.AP56]=&quot;&quot;;&quot;&quot;;[$work.AP56])">
            <text:p/>
          </table:table-cell>
          <table:table-cell table:formula="of:=IF([$work.AQ56]=&quot;&quot;;&quot;&quot;;[$work.AQ56])">
            <text:p/>
          </table:table-cell>
          <table:table-cell table:formula="of:=IF([$work.AR56]=&quot;&quot;;&quot;&quot;;[$work.AR56])">
            <text:p/>
          </table:table-cell>
          <table:table-cell table:formula="of:=IF([$work.AS56]=&quot;&quot;;&quot;&quot;;[$work.AS56])">
            <text:p/>
          </table:table-cell>
        </table:table-row>
        <table:table-row table:style-name="ro1">
          <table:table-cell table:formula="of:=[$work.A57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$work.H57]=&quot;&quot;;&quot;&quot;;[$work.H57])" office:value-type="float" office:value="0" calcext:value-type="float">
            <text:p>0</text:p>
          </table:table-cell>
          <table:table-cell table:formula="of:=IF([$work.I57]=&quot;&quot;;&quot;&quot;;[$work.I57])" office:value-type="float" office:value="0" calcext:value-type="float">
            <text:p>0</text:p>
          </table:table-cell>
          <table:table-cell table:number-columns-repeated="6"/>
          <table:table-cell table:formula="of:=([.J57]=1)+([.H57]=1)+([.F57]=1)+([.D57]=1)" office:value-type="float" office:value="0" calcext:value-type="float">
            <text:p>0</text:p>
          </table:table-cell>
          <table:table-cell table:style-name="ce31" table:formula="of:=IF(AND(COUNT([.C56:.J56]) &gt; 0;[.O57]&lt;&gt;&quot;&quot;);1;0)" office:value-type="float" office:value="1" calcext:value-type="float">
            <text:p>1</text:p>
          </table:table-cell>
          <table:table-cell table:formula="of:=IF([$work.P57]=&quot;&quot;;&quot;&quot;;[$work.P57]/SQRT([$work.$T56]))" office:value-type="float" office:value="4.47793990983715" calcext:value-type="float">
            <text:p>4.47793990983715</text:p>
          </table:table-cell>
          <table:table-cell table:formula="of:=IF([$work.T57]=&quot;&quot;;&quot;&quot;;[$work.T57]/SQRT([$work.$T56]))" office:value-type="float" office:value="192.578984794386" calcext:value-type="float">
            <text:p>192.578984794386</text:p>
          </table:table-cell>
          <table:table-cell table:formula="of:=IF([$work.U57]=&quot;&quot;;&quot;&quot;;[$work.U57]/SQRT([$work.$T56]))" office:value-type="float" office:value="239.979848883462" calcext:value-type="float">
            <text:p>239.979848883462</text:p>
          </table:table-cell>
          <table:table-cell table:formula="of:=IF([$work.V57]=&quot;&quot;;&quot;&quot;;[$work.V57]/SQRT([$work.$T56]))" office:value-type="float" office:value="0" calcext:value-type="float">
            <text:p>0</text:p>
          </table:table-cell>
          <table:table-cell table:formula="of:=IF([$work.W57]=&quot;&quot;;&quot;&quot;;[$work.W57]/SQRT([$work.$T5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7]=&quot;&quot;;&quot;&quot;;[$work.AD57]/SQRT([$work.$T56]))" office:value-type="float" office:value="0" calcext:value-type="float">
            <text:p>0</text:p>
          </table:table-cell>
          <table:table-cell table:number-columns-repeated="7"/>
          <table:table-cell table:formula="of:=IF([$work.AL57]=&quot;&quot;;&quot;&quot;;[$work.AL57])">
            <text:p/>
          </table:table-cell>
          <table:table-cell table:formula="of:=IF([$work.AM57]=&quot;&quot;;&quot;&quot;;[$work.AM57])">
            <text:p/>
          </table:table-cell>
          <table:table-cell table:formula="of:=IF([$work.AN57]=&quot;&quot;;&quot;&quot;;[$work.AN57])">
            <text:p/>
          </table:table-cell>
          <table:table-cell table:formula="of:=IF([$work.AO57]=&quot;&quot;;&quot;&quot;;[$work.AO57])">
            <text:p/>
          </table:table-cell>
          <table:table-cell table:formula="of:=IF([$work.AP57]=&quot;&quot;;&quot;&quot;;[$work.AP57])">
            <text:p/>
          </table:table-cell>
          <table:table-cell table:formula="of:=IF([$work.AQ57]=&quot;&quot;;&quot;&quot;;[$work.AQ57])">
            <text:p/>
          </table:table-cell>
          <table:table-cell table:formula="of:=IF([$work.AR57]=&quot;&quot;;&quot;&quot;;[$work.AR57])">
            <text:p/>
          </table:table-cell>
          <table:table-cell table:formula="of:=IF([$work.AS57]=&quot;&quot;;&quot;&quot;;[$work.AS57])">
            <text:p/>
          </table:table-cell>
        </table:table-row>
        <table:table-row table:style-name="ro1">
          <table:table-cell table:formula="of:=[$work.A5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$work.H58]=&quot;&quot;;&quot;&quot;;[$work.H58])" office:value-type="float" office:value="0" calcext:value-type="float">
            <text:p>0</text:p>
          </table:table-cell>
          <table:table-cell table:formula="of:=IF([$work.I58]=&quot;&quot;;&quot;&quot;;[$work.I58])" office:value-type="float" office:value="0" calcext:value-type="float">
            <text:p>0</text:p>
          </table:table-cell>
          <table:table-cell table:number-columns-repeated="6"/>
          <table:table-cell table:formula="of:=([.J58]=1)+([.H58]=1)+([.F58]=1)+([.D58]=1)" office:value-type="float" office:value="0" calcext:value-type="float">
            <text:p>0</text:p>
          </table:table-cell>
          <table:table-cell table:style-name="ce31" table:formula="of:=IF(AND(COUNT([.C57:.J57]) &gt; 0;[.O58]&lt;&gt;&quot;&quot;);1;0)" office:value-type="float" office:value="1" calcext:value-type="float">
            <text:p>1</text:p>
          </table:table-cell>
          <table:table-cell table:formula="of:=IF([$work.P58]=&quot;&quot;;&quot;&quot;;[$work.P58]/SQRT([$work.$T57]))" office:value-type="float" office:value="3.73085525746928" calcext:value-type="float">
            <text:p>3.73085525746928</text:p>
          </table:table-cell>
          <table:table-cell table:formula="of:=IF([$work.T58]=&quot;&quot;;&quot;&quot;;[$work.T58]/SQRT([$work.$T57]))" office:value-type="float" office:value="165.473605728556" calcext:value-type="float">
            <text:p>165.473605728556</text:p>
          </table:table-cell>
          <table:table-cell table:formula="of:=IF([$work.U58]=&quot;&quot;;&quot;&quot;;[$work.U58]/SQRT([$work.$T57]))" office:value-type="float" office:value="202.619114315492" calcext:value-type="float">
            <text:p>202.619114315492</text:p>
          </table:table-cell>
          <table:table-cell table:formula="of:=IF([$work.V58]=&quot;&quot;;&quot;&quot;;[$work.V58]/SQRT([$work.$T57]))" office:value-type="float" office:value="0" calcext:value-type="float">
            <text:p>0</text:p>
          </table:table-cell>
          <table:table-cell table:formula="of:=IF([$work.W58]=&quot;&quot;;&quot;&quot;;[$work.W58]/SQRT([$work.$T5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8]=&quot;&quot;;&quot;&quot;;[$work.AD58]/SQRT([$work.$T57]))" office:value-type="float" office:value="0" calcext:value-type="float">
            <text:p>0</text:p>
          </table:table-cell>
          <table:table-cell table:number-columns-repeated="7"/>
          <table:table-cell table:formula="of:=IF([$work.AL58]=&quot;&quot;;&quot;&quot;;[$work.AL58])">
            <text:p/>
          </table:table-cell>
          <table:table-cell table:formula="of:=IF([$work.AM58]=&quot;&quot;;&quot;&quot;;[$work.AM58])">
            <text:p/>
          </table:table-cell>
          <table:table-cell table:formula="of:=IF([$work.AN58]=&quot;&quot;;&quot;&quot;;[$work.AN58])">
            <text:p/>
          </table:table-cell>
          <table:table-cell table:formula="of:=IF([$work.AO58]=&quot;&quot;;&quot;&quot;;[$work.AO58])">
            <text:p/>
          </table:table-cell>
          <table:table-cell table:formula="of:=IF([$work.AP58]=&quot;&quot;;&quot;&quot;;[$work.AP58])">
            <text:p/>
          </table:table-cell>
          <table:table-cell table:formula="of:=IF([$work.AQ58]=&quot;&quot;;&quot;&quot;;[$work.AQ58])">
            <text:p/>
          </table:table-cell>
          <table:table-cell table:formula="of:=IF([$work.AR58]=&quot;&quot;;&quot;&quot;;[$work.AR58])">
            <text:p/>
          </table:table-cell>
          <table:table-cell table:formula="of:=IF([$work.AS58]=&quot;&quot;;&quot;&quot;;[$work.AS58])">
            <text:p/>
          </table:table-cell>
        </table:table-row>
        <table:table-row table:style-name="ro1">
          <table:table-cell table:formula="of:=[$work.A59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$work.H59]=&quot;&quot;;&quot;&quot;;[$work.H59])" office:value-type="float" office:value="0" calcext:value-type="float">
            <text:p>0</text:p>
          </table:table-cell>
          <table:table-cell table:formula="of:=IF([$work.I59]=&quot;&quot;;&quot;&quot;;[$work.I59])" office:value-type="float" office:value="0" calcext:value-type="float">
            <text:p>0</text:p>
          </table:table-cell>
          <table:table-cell table:number-columns-repeated="6"/>
          <table:table-cell table:formula="of:=([.J59]=1)+([.H59]=1)+([.F59]=1)+([.D59]=1)" office:value-type="float" office:value="0" calcext:value-type="float">
            <text:p>0</text:p>
          </table:table-cell>
          <table:table-cell table:style-name="ce31" table:formula="of:=IF(AND(COUNT([.C58:.J58]) &gt; 0;[.O59]&lt;&gt;&quot;&quot;);1;0)" office:value-type="float" office:value="1" calcext:value-type="float">
            <text:p>1</text:p>
          </table:table-cell>
          <table:table-cell table:formula="of:=IF([$work.P59]=&quot;&quot;;&quot;&quot;;[$work.P59]/SQRT([$work.$T58]))" office:value-type="float" office:value="3.10526955743785" calcext:value-type="float">
            <text:p>3.10526955743785</text:p>
          </table:table-cell>
          <table:table-cell table:formula="of:=IF([$work.T59]=&quot;&quot;;&quot;&quot;;[$work.T59]/SQRT([$work.$T58]))" office:value-type="float" office:value="141.420458026614" calcext:value-type="float">
            <text:p>141.420458026614</text:p>
          </table:table-cell>
          <table:table-cell table:formula="of:=IF([$work.U59]=&quot;&quot;;&quot;&quot;;[$work.U59]/SQRT([$work.$T58]))" office:value-type="float" office:value="165.182867038733" calcext:value-type="float">
            <text:p>165.182867038733</text:p>
          </table:table-cell>
          <table:table-cell table:formula="of:=IF([$work.V59]=&quot;&quot;;&quot;&quot;;[$work.V59]/SQRT([$work.$T58]))" office:value-type="float" office:value="0" calcext:value-type="float">
            <text:p>0</text:p>
          </table:table-cell>
          <table:table-cell table:formula="of:=IF([$work.W59]=&quot;&quot;;&quot;&quot;;[$work.W59]/SQRT([$work.$T5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9]=&quot;&quot;;&quot;&quot;;[$work.AD59]/SQRT([$work.$T58]))" office:value-type="float" office:value="0" calcext:value-type="float">
            <text:p>0</text:p>
          </table:table-cell>
          <table:table-cell table:number-columns-repeated="7"/>
          <table:table-cell table:formula="of:=IF([$work.AL59]=&quot;&quot;;&quot;&quot;;[$work.AL59])">
            <text:p/>
          </table:table-cell>
          <table:table-cell table:formula="of:=IF([$work.AM59]=&quot;&quot;;&quot;&quot;;[$work.AM59])">
            <text:p/>
          </table:table-cell>
          <table:table-cell table:formula="of:=IF([$work.AN59]=&quot;&quot;;&quot;&quot;;[$work.AN59])">
            <text:p/>
          </table:table-cell>
          <table:table-cell table:formula="of:=IF([$work.AO59]=&quot;&quot;;&quot;&quot;;[$work.AO59])">
            <text:p/>
          </table:table-cell>
          <table:table-cell table:formula="of:=IF([$work.AP59]=&quot;&quot;;&quot;&quot;;[$work.AP59])">
            <text:p/>
          </table:table-cell>
          <table:table-cell table:formula="of:=IF([$work.AQ59]=&quot;&quot;;&quot;&quot;;[$work.AQ59])">
            <text:p/>
          </table:table-cell>
          <table:table-cell table:formula="of:=IF([$work.AR59]=&quot;&quot;;&quot;&quot;;[$work.AR59])">
            <text:p/>
          </table:table-cell>
          <table:table-cell table:formula="of:=IF([$work.AS59]=&quot;&quot;;&quot;&quot;;[$work.AS59])">
            <text:p/>
          </table:table-cell>
        </table:table-row>
        <table:table-row table:style-name="ro1">
          <table:table-cell table:formula="of:=[$work.A60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$work.H60]=&quot;&quot;;&quot;&quot;;[$work.H60])" office:value-type="float" office:value="0.33" calcext:value-type="float">
            <text:p>0.33</text:p>
          </table:table-cell>
          <table:table-cell table:formula="of:=IF([$work.I60]=&quot;&quot;;&quot;&quot;;[$work.I60])" office:value-type="float" office:value="0" calcext:value-type="float">
            <text:p>0</text:p>
          </table:table-cell>
          <table:table-cell table:number-columns-repeated="6"/>
          <table:table-cell table:formula="of:=([.J60]=1)+([.H60]=1)+([.F60]=1)+([.D60]=1)" office:value-type="float" office:value="0" calcext:value-type="float">
            <text:p>0</text:p>
          </table:table-cell>
          <table:table-cell table:style-name="ce31" table:formula="of:=IF(AND(COUNT([.C59:.J59]) &gt; 0;[.O60]&lt;&gt;&quot;&quot;);1;0)" office:value-type="float" office:value="1" calcext:value-type="float">
            <text:p>1</text:p>
          </table:table-cell>
          <table:table-cell table:formula="of:=IF([$work.P60]=&quot;&quot;;&quot;&quot;;[$work.P60]/SQRT([$work.$T59]))" office:value-type="float" office:value="3.58717300160272" calcext:value-type="float">
            <text:p>3.58717300160272</text:p>
          </table:table-cell>
          <table:table-cell table:formula="of:=IF([$work.T60]=&quot;&quot;;&quot;&quot;;[$work.T60]/SQRT([$work.$T59]))" office:value-type="float" office:value="128.621431947298" calcext:value-type="float">
            <text:p>128.621431947298</text:p>
          </table:table-cell>
          <table:table-cell table:formula="of:=IF([$work.U60]=&quot;&quot;;&quot;&quot;;[$work.U60]/SQRT([$work.$T59]))" office:value-type="float" office:value="141.140206361016" calcext:value-type="float">
            <text:p>141.140206361016</text:p>
          </table:table-cell>
          <table:table-cell table:formula="of:=IF([$work.V60]=&quot;&quot;;&quot;&quot;;[$work.V60]/SQRT([$work.$T59]))" office:value-type="float" office:value="0" calcext:value-type="float">
            <text:p>0</text:p>
          </table:table-cell>
          <table:table-cell table:formula="of:=IF([$work.W60]=&quot;&quot;;&quot;&quot;;[$work.W60]/SQRT([$work.$T5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0]=&quot;&quot;;&quot;&quot;;[$work.AD60]/SQRT([$work.$T59]))" office:value-type="float" office:value="63.3966616805491" calcext:value-type="float">
            <text:p>63.3966616805491</text:p>
          </table:table-cell>
          <table:table-cell table:number-columns-repeated="7"/>
          <table:table-cell table:formula="of:=IF([$work.AL60]=&quot;&quot;;&quot;&quot;;[$work.AL60])">
            <text:p/>
          </table:table-cell>
          <table:table-cell table:formula="of:=IF([$work.AM60]=&quot;&quot;;&quot;&quot;;[$work.AM60])">
            <text:p/>
          </table:table-cell>
          <table:table-cell table:formula="of:=IF([$work.AN60]=&quot;&quot;;&quot;&quot;;[$work.AN60])">
            <text:p/>
          </table:table-cell>
          <table:table-cell table:formula="of:=IF([$work.AO60]=&quot;&quot;;&quot;&quot;;[$work.AO60])">
            <text:p/>
          </table:table-cell>
          <table:table-cell table:formula="of:=IF([$work.AP60]=&quot;&quot;;&quot;&quot;;[$work.AP60])">
            <text:p/>
          </table:table-cell>
          <table:table-cell table:formula="of:=IF([$work.AQ60]=&quot;&quot;;&quot;&quot;;[$work.AQ60])">
            <text:p/>
          </table:table-cell>
          <table:table-cell table:formula="of:=IF([$work.AR60]=&quot;&quot;;&quot;&quot;;[$work.AR60])">
            <text:p/>
          </table:table-cell>
          <table:table-cell table:formula="of:=IF([$work.AS60]=&quot;&quot;;&quot;&quot;;[$work.AS60])">
            <text:p/>
          </table:table-cell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60]+1" office:value-type="float" office:value="2" calcext:value-type="float">
            <text:p>2</text:p>
          </table:table-cell>
          <table:table-cell table:number-columns-repeated="2"/>
          <table:table-cell table:style-name="ce31" table:formula="of:=IF([$work.J2]=&quot;&quot;;&quot;&quot;;[$work.J2])">
            <text:p/>
          </table:table-cell>
          <table:table-cell table:style-name="ce31" table:formula="of:=IF([$work.K2]=&quot;&quot;;&quot;&quot;;[$work.K2])">
            <text:p/>
          </table:table-cell>
          <table:table-cell table:number-columns-repeated="4"/>
          <table:table-cell table:formula="of:=([.J61]=1)+([.H61]=1)+([.F61]=1)+([.D61]=1)" office:value-type="float" office:value="0" calcext:value-type="float">
            <text:p>0</text:p>
          </table:table-cell>
          <table:table-cell table:style-name="ce31" table:formula="of:=IF(AND(COUNT([.C60:.J60]) &gt; 0;[.O61]&lt;&gt;&quot;&quot;);1;0)" office:value-type="float" office:value="0" calcext:value-type="float">
            <text:p>0</text:p>
          </table:table-cell>
          <table:table-cell table:formula="of:=IF([$work.Q2]=&quot;&quot;;&quot;&quot;;[$work.Q2]/SQRT([$work.$T2]))" office:value-type="float" office:value="0" calcext:value-type="float">
            <text:p>0</text:p>
          </table:table-cell>
          <table:table-cell table:formula="of:=[.N2]" office:value-type="float" office:value="5.29150262212918" calcext:value-type="float">
            <text:p>5.29150262212918</text:p>
          </table:table-cell>
          <table:table-cell table:formula="of:=IF([.O2]=&quot;&quot;;&quot;&quot;;[.O2]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]=&quot;&quot;;&quot;&quot;;[$work.X2]/SQRT([$work.$T2]))">
            <text:p/>
          </table:table-cell>
          <table:table-cell table:formula="of:=IF([$work.Y2]=&quot;&quot;;&quot;&quot;;[$work.Y2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1" table:formula="of:=IF([$work.AE2]=&quot;&quot;;&quot;&quot;;[$work.AE2]/SQRT([$work.$T2]))">
            <text:p/>
          </table:table-cell>
          <table:table-cell table:number-columns-repeated="14"/>
        </table:table-row>
        <table:table-row table:style-name="ro1">
          <table:table-cell table:formula="of:=[.A3]" office:value-type="float" office:value="11" calcext:value-type="float">
            <text:p>11</text:p>
          </table:table-cell>
          <table:table-cell table:formula="of:=[.B61]" office:value-type="float" office:value="2" calcext:value-type="float">
            <text:p>2</text:p>
          </table:table-cell>
          <table:table-cell table:number-columns-repeated="2"/>
          <table:table-cell table:style-name="ce31" table:formula="of:=IF([$work.J3]=&quot;&quot;;&quot;&quot;;[$work.J3])">
            <text:p/>
          </table:table-cell>
          <table:table-cell table:style-name="ce31" table:formula="of:=IF([$work.K3]=&quot;&quot;;&quot;&quot;;[$work.K3])">
            <text:p/>
          </table:table-cell>
          <table:table-cell table:number-columns-repeated="4"/>
          <table:table-cell table:formula="of:=([.J62]=1)+([.H62]=1)+([.F62]=1)+([.D62]=1)" office:value-type="float" office:value="0" calcext:value-type="float">
            <text:p>0</text:p>
          </table:table-cell>
          <table:table-cell table:style-name="ce31" table:formula="of:=IF(AND(COUNT([.C61:.J61]) &gt; 0;[.O62]&lt;&gt;&quot;&quot;);1;0)" office:value-type="float" office:value="0" calcext:value-type="float">
            <text:p>0</text:p>
          </table:table-cell>
          <table:table-cell table:formula="of:=IF([$work.Q3]=&quot;&quot;;&quot;&quot;;[$work.Q3]/SQRT([$work.$T2]))" office:value-type="float" office:value="2.26778683805536" calcext:value-type="float">
            <text:p>2.26778683805536</text:p>
          </table:table-cell>
          <table:table-cell table:formula="of:=[.N3]" office:value-type="float" office:value="49.7023282007134" calcext:value-type="float">
            <text:p>49.7023282007134</text:p>
          </table:table-cell>
          <table:table-cell table:formula="of:=IF([.O3]=&quot;&quot;;&quot;&quot;;[.O3])" office:value-type="float" office:value="21.1660104885167" calcext:value-type="float">
            <text:p>21.16601048851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" table:formula="of:=IF([$work.X3]=&quot;&quot;;&quot;&quot;;[$work.X3]/SQRT([$work.$T2]))">
            <text:p/>
          </table:table-cell>
          <table:table-cell table:style-name="ce31" table:formula="of:=IF([$work.Y3]=&quot;&quot;;&quot;&quot;;[$work.Y3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1" table:formula="of:=IF([$work.AE3]=&quot;&quot;;&quot;&quot;;[$work.AE3]/SQRT([$work.$T2]))">
            <text:p/>
          </table:table-cell>
          <table:table-cell table:number-columns-repeated="14"/>
        </table:table-row>
        <table:table-row table:style-name="ro1">
          <table:table-cell table:formula="of:=[.A4]" office:value-type="float" office:value="12" calcext:value-type="float">
            <text:p>12</text:p>
          </table:table-cell>
          <table:table-cell table:formula="of:=[.B62]" office:value-type="float" office:value="2" calcext:value-type="float">
            <text:p>2</text:p>
          </table:table-cell>
          <table:table-cell table:number-columns-repeated="2"/>
          <table:table-cell table:style-name="ce31" table:formula="of:=IF([$work.J4]=&quot;&quot;;&quot;&quot;;[$work.J4])">
            <text:p/>
          </table:table-cell>
          <table:table-cell table:style-name="ce31" table:formula="of:=IF([$work.K4]=&quot;&quot;;&quot;&quot;;[$work.K4])">
            <text:p/>
          </table:table-cell>
          <table:table-cell table:number-columns-repeated="4"/>
          <table:table-cell table:formula="of:=([.J63]=1)+([.H63]=1)+([.F63]=1)+([.D63]=1)" office:value-type="float" office:value="0" calcext:value-type="float">
            <text:p>0</text:p>
          </table:table-cell>
          <table:table-cell table:style-name="ce31" table:formula="of:=IF(AND(COUNT([.C62:.J62]) &gt; 0;[.O63]&lt;&gt;&quot;&quot;);1;0)" office:value-type="float" office:value="0" calcext:value-type="float">
            <text:p>0</text:p>
          </table:table-cell>
          <table:table-cell table:formula="of:=IF([$work.Q4]=&quot;&quot;;&quot;&quot;;[$work.Q4]/SQRT([$work.$T3]))" office:value-type="float" office:value="1.17159019035859" calcext:value-type="float">
            <text:p>1.17159019035859</text:p>
          </table:table-cell>
          <table:table-cell table:formula="of:=[.N4]" office:value-type="float" office:value="52.2282574333542" calcext:value-type="float">
            <text:p>52.2282574333542</text:p>
          </table:table-cell>
          <table:table-cell table:formula="of:=IF([.O4]=&quot;&quot;;&quot;&quot;;[.O4])" office:value-type="float" office:value="64.8094034710661" calcext:value-type="float">
            <text:p>64.80940347106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" table:formula="of:=IF([$work.X4]=&quot;&quot;;&quot;&quot;;[$work.X4]/SQRT([$work.$T3]))">
            <text:p/>
          </table:table-cell>
          <table:table-cell table:style-name="ce31" table:formula="of:=IF([$work.Y4]=&quot;&quot;;&quot;&quot;;[$work.Y4]/SQRT([$work.$T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1" table:formula="of:=IF([$work.AE4]=&quot;&quot;;&quot;&quot;;[$work.AE4]/SQRT([$work.$T3]))">
            <text:p/>
          </table:table-cell>
          <table:table-cell table:number-columns-repeated="14"/>
        </table:table-row>
        <table:table-row table:style-name="ro1">
          <table:table-cell table:formula="of:=[.A5]" office:value-type="float" office:value="13" calcext:value-type="float">
            <text:p>13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2"/>
          <table:table-cell table:style-name="ce31" table:formula="of:=IF([$work.J5]=&quot;&quot;;&quot;&quot;;[$work.J5])">
            <text:p/>
          </table:table-cell>
          <table:table-cell table:style-name="ce31" table:formula="of:=IF([$work.K5]=&quot;&quot;;&quot;&quot;;[$work.K5])">
            <text:p/>
          </table:table-cell>
          <table:table-cell table:number-columns-repeated="4"/>
          <table:table-cell table:formula="of:=([.J64]=1)+([.H64]=1)+([.F64]=1)+([.D64]=1)" office:value-type="float" office:value="0" calcext:value-type="float">
            <text:p>0</text:p>
          </table:table-cell>
          <table:table-cell table:style-name="ce31" table:formula="of:=IF(AND(COUNT([.C63:.J63]) &gt; 0;[.O64]&lt;&gt;&quot;&quot;);1;0)" office:value-type="float" office:value="0" calcext:value-type="float">
            <text:p>0</text:p>
          </table:table-cell>
          <table:table-cell table:formula="of:=IF([$work.Q5]=&quot;&quot;;&quot;&quot;;[$work.Q5]/SQRT([$work.$T4]))" office:value-type="float" office:value="0.68720813274405" calcext:value-type="float">
            <text:p>0.68720813274405</text:p>
          </table:table-cell>
          <table:table-cell table:formula="of:=[.N5]" office:value-type="float" office:value="56.6603105447469" calcext:value-type="float">
            <text:p>56.6603105447469</text:p>
          </table:table-cell>
          <table:table-cell table:formula="of:=IF([.O5]=&quot;&quot;;&quot;&quot;;[.O5])" office:value-type="float" office:value="94.2060503178" calcext:value-type="float">
            <text:p>94.20605031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" table:formula="of:=IF([$work.X5]=&quot;&quot;;&quot;&quot;;[$work.X5]/SQRT([$work.$T4]))">
            <text:p/>
          </table:table-cell>
          <table:table-cell table:style-name="ce31" table:formula="of:=IF([$work.Y5]=&quot;&quot;;&quot;&quot;;[$work.Y5]/SQRT([$work.$T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1" table:formula="of:=IF([$work.AE5]=&quot;&quot;;&quot;&quot;;[$work.AE5]/SQRT([$work.$T4]))">
            <text:p/>
          </table:table-cell>
          <table:table-cell table:number-columns-repeated="14"/>
        </table:table-row>
        <table:table-row table:style-name="ro1">
          <table:table-cell table:formula="of:=[.A6]" office:value-type="float" office:value="14" calcext:value-type="float">
            <text:p>14</text:p>
          </table:table-cell>
          <table:table-cell table:formula="of:=[.B64]" office:value-type="float" office:value="2" calcext:value-type="float">
            <text:p>2</text:p>
          </table:table-cell>
          <table:table-cell table:number-columns-repeated="2"/>
          <table:table-cell table:style-name="ce31" table:formula="of:=IF([$work.J6]=&quot;&quot;;&quot;&quot;;[$work.J6])">
            <text:p/>
          </table:table-cell>
          <table:table-cell table:style-name="ce31" table:formula="of:=IF([$work.K6]=&quot;&quot;;&quot;&quot;;[$work.K6])">
            <text:p/>
          </table:table-cell>
          <table:table-cell table:number-columns-repeated="4"/>
          <table:table-cell table:formula="of:=([.J65]=1)+([.H65]=1)+([.F65]=1)+([.D65]=1)" office:value-type="float" office:value="0" calcext:value-type="float">
            <text:p>0</text:p>
          </table:table-cell>
          <table:table-cell table:style-name="ce31" table:formula="of:=IF(AND(COUNT([.C64:.J64]) &gt; 0;[.O65]&lt;&gt;&quot;&quot;);1;0)" office:value-type="float" office:value="0" calcext:value-type="float">
            <text:p>0</text:p>
          </table:table-cell>
          <table:table-cell table:formula="of:=IF([$work.Q6]=&quot;&quot;;&quot;&quot;;[$work.Q6]/SQRT([$work.$T5]))" office:value-type="float" office:value="0.837275897082349" calcext:value-type="float">
            <text:p>0.837275897082349</text:p>
          </table:table-cell>
          <table:table-cell table:formula="of:=[.N6]" office:value-type="float" office:value="43.119708699741" calcext:value-type="float">
            <text:p>43.119708699741</text:p>
          </table:table-cell>
          <table:table-cell table:formula="of:=IF([.O6]=&quot;&quot;;&quot;&quot;;[.O6])" office:value-type="float" office:value="105.859572057219" calcext:value-type="float">
            <text:p>105.8595720572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" table:formula="of:=IF([$work.X6]=&quot;&quot;;&quot;&quot;;[$work.X6]/SQRT([$work.$T5]))">
            <text:p/>
          </table:table-cell>
          <table:table-cell table:style-name="ce31" table:formula="of:=IF([$work.Y6]=&quot;&quot;;&quot;&quot;;[$work.Y6]/SQRT([$work.$T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1" table:formula="of:=IF([$work.AE6]=&quot;&quot;;&quot;&quot;;[$work.AE6]/SQRT([$work.$T5]))">
            <text:p/>
          </table:table-cell>
          <table:table-cell table:number-columns-repeated="14"/>
        </table:table-row>
        <table:table-row table:style-name="ro1">
          <table:table-cell table:formula="of:=[.A7]" office:value-type="float" office:value="15" calcext:value-type="float">
            <text:p>15</text:p>
          </table:table-cell>
          <table:table-cell table:formula="of:=[.B65]" office:value-type="float" office:value="2" calcext:value-type="float">
            <text:p>2</text:p>
          </table:table-cell>
          <table:table-cell table:number-columns-repeated="2"/>
          <table:table-cell table:formula="of:=IF([$work.J7]=&quot;&quot;;&quot;&quot;;[$work.J7])" office:value-type="float" office:value="0" calcext:value-type="float">
            <text:p>0</text:p>
          </table:table-cell>
          <table:table-cell table:formula="of:=IF([$work.K7]=&quot;&quot;;&quot;&quot;;[$work.K7])" office:value-type="float" office:value="0" calcext:value-type="float">
            <text:p>0</text:p>
          </table:table-cell>
          <table:table-cell table:number-columns-repeated="4"/>
          <table:table-cell table:formula="of:=([.J66]=1)+([.H66]=1)+([.F66]=1)+([.D66]=1)" office:value-type="float" office:value="0" calcext:value-type="float">
            <text:p>0</text:p>
          </table:table-cell>
          <table:table-cell table:style-name="ce31" table:formula="of:=IF(AND(COUNT([.C65:.J65]) &gt; 0;[.O66]&lt;&gt;&quot;&quot;);1;0)" office:value-type="float" office:value="0" calcext:value-type="float">
            <text:p>0</text:p>
          </table:table-cell>
          <table:table-cell table:formula="of:=IF([$work.Q7]=&quot;&quot;;&quot;&quot;;[$work.Q7]/SQRT([$work.$T6]))" office:value-type="float" office:value="0.477954904692351" calcext:value-type="float">
            <text:p>0.477954904692351</text:p>
          </table:table-cell>
          <table:table-cell table:formula="of:=[.N7]" office:value-type="float" office:value="32.9549906785376" calcext:value-type="float">
            <text:p>32.9549906785376</text:p>
          </table:table-cell>
          <table:table-cell table:formula="of:=IF([.O7]=&quot;&quot;;&quot;&quot;;[.O7])" office:value-type="float" office:value="88.2344136486351" calcext:value-type="float">
            <text:p>88.23441364863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" table:formula="of:=IF([$work.X7]=&quot;&quot;;&quot;&quot;;[$work.X7]/SQRT([$work.$T6]))">
            <text:p/>
          </table:table-cell>
          <table:table-cell table:style-name="ce31" table:formula="of:=IF([$work.Y7]=&quot;&quot;;&quot;&quot;;[$work.Y7]/SQRT([$work.$T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7]=&quot;&quot;;&quot;&quot;;[$work.AE7]/SQRT([$work.$T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8]" office:value-type="float" office:value="16" calcext:value-type="float">
            <text:p>16</text:p>
          </table:table-cell>
          <table:table-cell table:formula="of:=[.B66]" office:value-type="float" office:value="2" calcext:value-type="float">
            <text:p>2</text:p>
          </table:table-cell>
          <table:table-cell table:number-columns-repeated="2"/>
          <table:table-cell table:formula="of:=IF([$work.J8]=&quot;&quot;;&quot;&quot;;[$work.J8])" office:value-type="float" office:value="0" calcext:value-type="float">
            <text:p>0</text:p>
          </table:table-cell>
          <table:table-cell table:formula="of:=IF([$work.K8]=&quot;&quot;;&quot;&quot;;[$work.K8])" office:value-type="float" office:value="0" calcext:value-type="float">
            <text:p>0</text:p>
          </table:table-cell>
          <table:table-cell table:number-columns-repeated="4"/>
          <table:table-cell table:formula="of:=([.J67]=1)+([.H67]=1)+([.F67]=1)+([.D67]=1)" office:value-type="float" office:value="0" calcext:value-type="float">
            <text:p>0</text:p>
          </table:table-cell>
          <table:table-cell table:style-name="ce31" table:formula="of:=IF(AND(COUNT([.C66:.J66]) &gt; 0;[.O67]&lt;&gt;&quot;&quot;);1;0)" office:value-type="float" office:value="1" calcext:value-type="float">
            <text:p>1</text:p>
          </table:table-cell>
          <table:table-cell table:formula="of:=IF([$work.Q8]=&quot;&quot;;&quot;&quot;;[$work.Q8]/SQRT([$work.$T7]))" office:value-type="float" office:value="0.538577074042847" calcext:value-type="float">
            <text:p>0.538577074042847</text:p>
          </table:table-cell>
          <table:table-cell table:formula="of:=[.N8]" office:value-type="float" office:value="19.7927074710746" calcext:value-type="float">
            <text:p>19.7927074710746</text:p>
          </table:table-cell>
          <table:table-cell table:formula="of:=IF([.O8]=&quot;&quot;;&quot;&quot;;[.O8])" office:value-type="float" office:value="61.5288630324681" calcext:value-type="float">
            <text:p>61.52886303246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8]=&quot;&quot;;&quot;&quot;;[$work.X8]/SQRT([$work.$T7]))" office:value-type="float" office:value="0" calcext:value-type="float">
            <text:p>0</text:p>
          </table:table-cell>
          <table:table-cell table:formula="of:=IF([$work.Y8]=&quot;&quot;;&quot;&quot;;[$work.Y8]/SQRT([$work.$T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8]=&quot;&quot;;&quot;&quot;;[$work.AE8]/SQRT([$work.$T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9]" office:value-type="float" office:value="17" calcext:value-type="float">
            <text:p>17</text:p>
          </table:table-cell>
          <table:table-cell table:formula="of:=[.B67]" office:value-type="float" office:value="2" calcext:value-type="float">
            <text:p>2</text:p>
          </table:table-cell>
          <table:table-cell table:number-columns-repeated="2"/>
          <table:table-cell table:formula="of:=IF([$work.J9]=&quot;&quot;;&quot;&quot;;[$work.J9])" office:value-type="float" office:value="0" calcext:value-type="float">
            <text:p>0</text:p>
          </table:table-cell>
          <table:table-cell table:formula="of:=IF([$work.K9]=&quot;&quot;;&quot;&quot;;[$work.K9])" office:value-type="float" office:value="0" calcext:value-type="float">
            <text:p>0</text:p>
          </table:table-cell>
          <table:table-cell table:number-columns-repeated="4"/>
          <table:table-cell table:formula="of:=([.J68]=1)+([.H68]=1)+([.F68]=1)+([.D68]=1)" office:value-type="float" office:value="0" calcext:value-type="float">
            <text:p>0</text:p>
          </table:table-cell>
          <table:table-cell table:style-name="ce31" table:formula="of:=IF(AND(COUNT([.C67:.J67]) &gt; 0;[.O68]&lt;&gt;&quot;&quot;);1;0)" office:value-type="float" office:value="1" calcext:value-type="float">
            <text:p>1</text:p>
          </table:table-cell>
          <table:table-cell table:formula="of:=IF([$work.Q9]=&quot;&quot;;&quot;&quot;;[$work.Q9]/SQRT([$work.$T8]))" office:value-type="float" office:value="0.774596669241483" calcext:value-type="float">
            <text:p>0.774596669241483</text:p>
          </table:table-cell>
          <table:table-cell table:formula="of:=[.N9]" office:value-type="float" office:value="23.4960989669917" calcext:value-type="float">
            <text:p>23.4960989669917</text:p>
          </table:table-cell>
          <table:table-cell table:formula="of:=IF([.O9]=&quot;&quot;;&quot;&quot;;[.O9])" office:value-type="float" office:value="39.5989452030236" calcext:value-type="float">
            <text:p>39.5989452030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9]=&quot;&quot;;&quot;&quot;;[$work.X9]/SQRT([$work.$T8]))" office:value-type="float" office:value="0" calcext:value-type="float">
            <text:p>0</text:p>
          </table:table-cell>
          <table:table-cell table:formula="of:=IF([$work.Y9]=&quot;&quot;;&quot;&quot;;[$work.Y9]/SQRT([$work.$T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9]=&quot;&quot;;&quot;&quot;;[$work.AE9]/SQRT([$work.$T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0]" office:value-type="float" office:value="18" calcext:value-type="float">
            <text:p>18</text:p>
          </table:table-cell>
          <table:table-cell table:formula="of:=[.B68]" office:value-type="float" office:value="2" calcext:value-type="float">
            <text:p>2</text:p>
          </table:table-cell>
          <table:table-cell table:number-columns-repeated="2"/>
          <table:table-cell table:formula="of:=IF([$work.J10]=&quot;&quot;;&quot;&quot;;[$work.J10])" office:value-type="float" office:value="0" calcext:value-type="float">
            <text:p>0</text:p>
          </table:table-cell>
          <table:table-cell table:formula="of:=IF([$work.K10]=&quot;&quot;;&quot;&quot;;[$work.K10])" office:value-type="float" office:value="0" calcext:value-type="float">
            <text:p>0</text:p>
          </table:table-cell>
          <table:table-cell table:number-columns-repeated="4"/>
          <table:table-cell table:formula="of:=([.J69]=1)+([.H69]=1)+([.F69]=1)+([.D69]=1)" office:value-type="float" office:value="0" calcext:value-type="float">
            <text:p>0</text:p>
          </table:table-cell>
          <table:table-cell table:style-name="ce31" table:formula="of:=IF(AND(COUNT([.C68:.J68]) &gt; 0;[.O69]&lt;&gt;&quot;&quot;);1;0)" office:value-type="float" office:value="1" calcext:value-type="float">
            <text:p>1</text:p>
          </table:table-cell>
          <table:table-cell table:formula="of:=IF([$work.Q10]=&quot;&quot;;&quot;&quot;;[$work.Q10]/SQRT([$work.$T9]))" office:value-type="float" office:value="0.316971540700131" calcext:value-type="float">
            <text:p>0.316971540700131</text:p>
          </table:table-cell>
          <table:table-cell table:formula="of:=[.N10]" office:value-type="float" office:value="13.1146974964679" calcext:value-type="float">
            <text:p>13.1146974964679</text:p>
          </table:table-cell>
          <table:table-cell table:formula="of:=IF([.O10]=&quot;&quot;;&quot;&quot;;[.O10])" office:value-type="float" office:value="31.1965088377077" calcext:value-type="float">
            <text:p>31.1965088377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0]=&quot;&quot;;&quot;&quot;;[$work.X10]/SQRT([$work.$T9]))" office:value-type="float" office:value="0" calcext:value-type="float">
            <text:p>0</text:p>
          </table:table-cell>
          <table:table-cell table:formula="of:=IF([$work.Y10]=&quot;&quot;;&quot;&quot;;[$work.Y10]/SQRT([$work.$T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0]=&quot;&quot;;&quot;&quot;;[$work.AE10]/SQRT([$work.$T9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1]" office:value-type="float" office:value="19" calcext:value-type="float">
            <text:p>19</text:p>
          </table:table-cell>
          <table:table-cell table:formula="of:=[.B69]" office:value-type="float" office:value="2" calcext:value-type="float">
            <text:p>2</text:p>
          </table:table-cell>
          <table:table-cell table:number-columns-repeated="2"/>
          <table:table-cell table:formula="of:=IF([$work.J11]=&quot;&quot;;&quot;&quot;;[$work.J11])" office:value-type="float" office:value="0" calcext:value-type="float">
            <text:p>0</text:p>
          </table:table-cell>
          <table:table-cell table:formula="of:=IF([$work.K11]=&quot;&quot;;&quot;&quot;;[$work.K11])" office:value-type="float" office:value="0" calcext:value-type="float">
            <text:p>0</text:p>
          </table:table-cell>
          <table:table-cell table:number-columns-repeated="4"/>
          <table:table-cell table:formula="of:=([.J70]=1)+([.H70]=1)+([.F70]=1)+([.D70]=1)" office:value-type="float" office:value="0" calcext:value-type="float">
            <text:p>0</text:p>
          </table:table-cell>
          <table:table-cell table:style-name="ce31" table:formula="of:=IF(AND(COUNT([.C69:.J69]) &gt; 0;[.O70]&lt;&gt;&quot;&quot;);1;0)" office:value-type="float" office:value="1" calcext:value-type="float">
            <text:p>1</text:p>
          </table:table-cell>
          <table:table-cell table:formula="of:=IF([$work.Q11]=&quot;&quot;;&quot;&quot;;[$work.Q11]/SQRT([$work.$T10]))" office:value-type="float" office:value="0.43971976794345" calcext:value-type="float">
            <text:p>0.43971976794345</text:p>
          </table:table-cell>
          <table:table-cell table:formula="of:=[.N11]" office:value-type="float" office:value="17.8636155727027" calcext:value-type="float">
            <text:p>17.8636155727027</text:p>
          </table:table-cell>
          <table:table-cell table:formula="of:=IF([.O11]=&quot;&quot;;&quot;&quot;;[.O11])" office:value-type="float" office:value="20.4718652327796" calcext:value-type="float">
            <text:p>20.4718652327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1]=&quot;&quot;;&quot;&quot;;[$work.X11]/SQRT([$work.$T10]))" office:value-type="float" office:value="0" calcext:value-type="float">
            <text:p>0</text:p>
          </table:table-cell>
          <table:table-cell table:formula="of:=IF([$work.Y11]=&quot;&quot;;&quot;&quot;;[$work.Y11]/SQRT([$work.$T10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1]=&quot;&quot;;&quot;&quot;;[$work.AE11]/SQRT([$work.$T10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2]" office:value-type="float" office:value="20" calcext:value-type="float">
            <text:p>20</text:p>
          </table:table-cell>
          <table:table-cell table:formula="of:=[.B70]" office:value-type="float" office:value="2" calcext:value-type="float">
            <text:p>2</text:p>
          </table:table-cell>
          <table:table-cell table:number-columns-repeated="2"/>
          <table:table-cell table:formula="of:=IF([$work.J12]=&quot;&quot;;&quot;&quot;;[$work.J12])" office:value-type="float" office:value="0" calcext:value-type="float">
            <text:p>0</text:p>
          </table:table-cell>
          <table:table-cell table:formula="of:=IF([$work.K12]=&quot;&quot;;&quot;&quot;;[$work.K12])" office:value-type="float" office:value="0" calcext:value-type="float">
            <text:p>0</text:p>
          </table:table-cell>
          <table:table-cell table:number-columns-repeated="4"/>
          <table:table-cell table:formula="of:=([.J71]=1)+([.H71]=1)+([.F71]=1)+([.D71]=1)" office:value-type="float" office:value="0" calcext:value-type="float">
            <text:p>0</text:p>
          </table:table-cell>
          <table:table-cell table:style-name="ce31" table:formula="of:=IF(AND(COUNT([.C70:.J70]) &gt; 0;[.O71]&lt;&gt;&quot;&quot;);1;0)" office:value-type="float" office:value="1" calcext:value-type="float">
            <text:p>1</text:p>
          </table:table-cell>
          <table:table-cell table:formula="of:=IF([$work.Q12]=&quot;&quot;;&quot;&quot;;[$work.Q12]/SQRT([$work.$T11]))" office:value-type="float" office:value="0.38829013735766" calcext:value-type="float">
            <text:p>0.38829013735766</text:p>
          </table:table-cell>
          <table:table-cell table:formula="of:=[.N12]" office:value-type="float" office:value="18.1941664361875" calcext:value-type="float">
            <text:p>18.1941664361875</text:p>
          </table:table-cell>
          <table:table-cell table:formula="of:=IF([.O12]=&quot;&quot;;&quot;&quot;;[.O12])" office:value-type="float" office:value="19.3393217035445" calcext:value-type="float">
            <text:p>19.33932170354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2]=&quot;&quot;;&quot;&quot;;[$work.X12]/SQRT([$work.$T11]))" office:value-type="float" office:value="0" calcext:value-type="float">
            <text:p>0</text:p>
          </table:table-cell>
          <table:table-cell table:formula="of:=IF([$work.Y12]=&quot;&quot;;&quot;&quot;;[$work.Y12]/SQRT([$work.$T11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2]=&quot;&quot;;&quot;&quot;;[$work.AE12]/SQRT([$work.$T11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3]" office:value-type="float" office:value="21" calcext:value-type="float">
            <text:p>21</text:p>
          </table:table-cell>
          <table:table-cell table:formula="of:=[.B71]" office:value-type="float" office:value="2" calcext:value-type="float">
            <text:p>2</text:p>
          </table:table-cell>
          <table:table-cell table:number-columns-repeated="2"/>
          <table:table-cell table:formula="of:=IF([$work.J13]=&quot;&quot;;&quot;&quot;;[$work.J13])" office:value-type="float" office:value="0" calcext:value-type="float">
            <text:p>0</text:p>
          </table:table-cell>
          <table:table-cell table:formula="of:=IF([$work.K13]=&quot;&quot;;&quot;&quot;;[$work.K13])" office:value-type="float" office:value="0" calcext:value-type="float">
            <text:p>0</text:p>
          </table:table-cell>
          <table:table-cell table:number-columns-repeated="4"/>
          <table:table-cell table:formula="of:=([.J72]=1)+([.H72]=1)+([.F72]=1)+([.D72]=1)" office:value-type="float" office:value="0" calcext:value-type="float">
            <text:p>0</text:p>
          </table:table-cell>
          <table:table-cell table:style-name="ce31" table:formula="of:=IF(AND(COUNT([.C71:.J71]) &gt; 0;[.O72]&lt;&gt;&quot;&quot;);1;0)" office:value-type="float" office:value="1" calcext:value-type="float">
            <text:p>1</text:p>
          </table:table-cell>
          <table:table-cell table:formula="of:=IF([$work.Q13]=&quot;&quot;;&quot;&quot;;[$work.Q13]/SQRT([$work.$T12]))" office:value-type="float" office:value="0.717804919486502" calcext:value-type="float">
            <text:p>0.717804919486502</text:p>
          </table:table-cell>
          <table:table-cell table:formula="of:=[.N13]" office:value-type="float" office:value="24.8470933668405" calcext:value-type="float">
            <text:p>24.8470933668405</text:p>
          </table:table-cell>
          <table:table-cell table:formula="of:=IF([.O13]=&quot;&quot;;&quot;&quot;;[.O13])" office:value-type="float" office:value="19.6696847436744" calcext:value-type="float">
            <text:p>19.66968474367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3]=&quot;&quot;;&quot;&quot;;[$work.X13]/SQRT([$work.$T12]))" office:value-type="float" office:value="0" calcext:value-type="float">
            <text:p>0</text:p>
          </table:table-cell>
          <table:table-cell table:formula="of:=IF([$work.Y13]=&quot;&quot;;&quot;&quot;;[$work.Y13]/SQRT([$work.$T12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3]=&quot;&quot;;&quot;&quot;;[$work.AE13]/SQRT([$work.$T12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4]" office:value-type="float" office:value="22" calcext:value-type="float">
            <text:p>22</text:p>
          </table:table-cell>
          <table:table-cell table:formula="of:=[.B72]" office:value-type="float" office:value="2" calcext:value-type="float">
            <text:p>2</text:p>
          </table:table-cell>
          <table:table-cell table:number-columns-repeated="2"/>
          <table:table-cell table:formula="of:=IF([$work.J14]=&quot;&quot;;&quot;&quot;;[$work.J14])" office:value-type="float" office:value="0.5" calcext:value-type="float">
            <text:p>0.5</text:p>
          </table:table-cell>
          <table:table-cell table:formula="of:=IF([$work.K14]=&quot;&quot;;&quot;&quot;;[$work.K14])" office:value-type="float" office:value="1" calcext:value-type="float">
            <text:p>1</text:p>
          </table:table-cell>
          <table:table-cell table:number-columns-repeated="4"/>
          <table:table-cell table:formula="of:=([.J73]=1)+([.H73]=1)+([.F73]=1)+([.D73]=1)" office:value-type="float" office:value="1" calcext:value-type="float">
            <text:p>1</text:p>
          </table:table-cell>
          <table:table-cell table:style-name="ce31" table:formula="of:=IF(AND(COUNT([.C72:.J72]) &gt; 0;[.O73]&lt;&gt;&quot;&quot;);1;0)" office:value-type="float" office:value="1" calcext:value-type="float">
            <text:p>1</text:p>
          </table:table-cell>
          <table:table-cell table:formula="of:=IF([$work.Q14]=&quot;&quot;;&quot;&quot;;[$work.Q14]/SQRT([$work.$T13]))" office:value-type="float" office:value="0.329983164553722" calcext:value-type="float">
            <text:p>0.329983164553722</text:p>
          </table:table-cell>
          <table:table-cell table:formula="of:=[.N14]" office:value-type="float" office:value="13.0107647738325" calcext:value-type="float">
            <text:p>13.0107647738325</text:p>
          </table:table-cell>
          <table:table-cell table:formula="of:=IF([.O14]=&quot;&quot;;&quot;&quot;;[.O14])" office:value-type="float" office:value="21.7681991141374" calcext:value-type="float">
            <text:p>21.76819911413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4]=&quot;&quot;;&quot;&quot;;[$work.X14]/SQRT([$work.$T13]))" office:value-type="float" office:value="0" calcext:value-type="float">
            <text:p>0</text:p>
          </table:table-cell>
          <table:table-cell table:formula="of:=IF([$work.Y14]=&quot;&quot;;&quot;&quot;;[$work.Y14]/SQRT([$work.$T13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4]=&quot;&quot;;&quot;&quot;;[$work.AE14]/SQRT([$work.$T13]))" office:value-type="float" office:value="8.39649567499231" calcext:value-type="float">
            <text:p>8.39649567499231</text:p>
          </table:table-cell>
          <table:table-cell table:number-columns-repeated="14"/>
        </table:table-row>
        <table:table-row table:style-name="ro1">
          <table:table-cell table:formula="of:=[.A15]" office:value-type="float" office:value="23" calcext:value-type="float">
            <text:p>23</text:p>
          </table:table-cell>
          <table:table-cell table:formula="of:=[.B73]" office:value-type="float" office:value="2" calcext:value-type="float">
            <text:p>2</text:p>
          </table:table-cell>
          <table:table-cell table:number-columns-repeated="2"/>
          <table:table-cell table:formula="of:=IF([$work.J15]=&quot;&quot;;&quot;&quot;;[$work.J15])" office:value-type="float" office:value="0.5" calcext:value-type="float">
            <text:p>0.5</text:p>
          </table:table-cell>
          <table:table-cell table:formula="of:=IF([$work.K15]=&quot;&quot;;&quot;&quot;;[$work.K15])" office:value-type="float" office:value="1" calcext:value-type="float">
            <text:p>1</text:p>
          </table:table-cell>
          <table:table-cell table:number-columns-repeated="4"/>
          <table:table-cell table:formula="of:=([.J74]=1)+([.H74]=1)+([.F74]=1)+([.D74]=1)" office:value-type="float" office:value="1" calcext:value-type="float">
            <text:p>1</text:p>
          </table:table-cell>
          <table:table-cell table:style-name="ce31" table:formula="of:=IF(AND(COUNT([.C73:.J73]) &gt; 0;[.O74]&lt;&gt;&quot;&quot;);1;0)" office:value-type="float" office:value="1" calcext:value-type="float">
            <text:p>1</text:p>
          </table:table-cell>
          <table:table-cell table:formula="of:=IF([$work.Q15]=&quot;&quot;;&quot;&quot;;[$work.Q15]/SQRT([$work.$T14]))" office:value-type="float" office:value="0.481543412343077" calcext:value-type="float">
            <text:p>0.481543412343077</text:p>
          </table:table-cell>
          <table:table-cell table:formula="of:=[.N15]" office:value-type="float" office:value="19.0811577140944" calcext:value-type="float">
            <text:p>19.0811577140944</text:p>
          </table:table-cell>
          <table:table-cell table:formula="of:=IF([.O15]=&quot;&quot;;&quot;&quot;;[.O15])" office:value-type="float" office:value="17.148642303921" calcext:value-type="float">
            <text:p>17.148642303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5]=&quot;&quot;;&quot;&quot;;[$work.X15]/SQRT([$work.$T14]))" office:value-type="float" office:value="0.395402873923703" calcext:value-type="float">
            <text:p>0.395402873923703</text:p>
          </table:table-cell>
          <table:table-cell table:formula="of:=IF([$work.Y15]=&quot;&quot;;&quot;&quot;;[$work.Y15]/SQRT([$work.$T14]))" office:value-type="float" office:value="0.395402873923703" calcext:value-type="float">
            <text:p>0.395402873923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5]=&quot;&quot;;&quot;&quot;;[$work.AE15]/SQRT([$work.$T14]))" office:value-type="float" office:value="13.8977412440747" calcext:value-type="float">
            <text:p>13.8977412440747</text:p>
          </table:table-cell>
          <table:table-cell table:number-columns-repeated="14"/>
        </table:table-row>
        <table:table-row table:style-name="ro1">
          <table:table-cell table:formula="of:=[.A16]" office:value-type="float" office:value="24" calcext:value-type="float">
            <text:p>24</text:p>
          </table:table-cell>
          <table:table-cell table:formula="of:=[.B74]" office:value-type="float" office:value="2" calcext:value-type="float">
            <text:p>2</text:p>
          </table:table-cell>
          <table:table-cell table:number-columns-repeated="2"/>
          <table:table-cell table:formula="of:=IF([$work.J16]=&quot;&quot;;&quot;&quot;;[$work.J16])" office:value-type="float" office:value="0.5" calcext:value-type="float">
            <text:p>0.5</text:p>
          </table:table-cell>
          <table:table-cell table:formula="of:=IF([$work.K16]=&quot;&quot;;&quot;&quot;;[$work.K16])" office:value-type="float" office:value="0" calcext:value-type="float">
            <text:p>0</text:p>
          </table:table-cell>
          <table:table-cell table:number-columns-repeated="4"/>
          <table:table-cell table:formula="of:=([.J75]=1)+([.H75]=1)+([.F75]=1)+([.D75]=1)" office:value-type="float" office:value="0" calcext:value-type="float">
            <text:p>0</text:p>
          </table:table-cell>
          <table:table-cell table:style-name="ce31" table:formula="of:=IF(AND(COUNT([.C74:.J74]) &gt; 0;[.O75]&lt;&gt;&quot;&quot;);1;0)" office:value-type="float" office:value="1" calcext:value-type="float">
            <text:p>1</text:p>
          </table:table-cell>
          <table:table-cell table:formula="of:=IF([$work.Q16]=&quot;&quot;;&quot;&quot;;[$work.Q16]/SQRT([$work.$T15]))" office:value-type="float" office:value="0.673987147562076" calcext:value-type="float">
            <text:p>0.673987147562076</text:p>
          </table:table-cell>
          <table:table-cell table:formula="of:=[.N16]" office:value-type="float" office:value="20.5566080006433" calcext:value-type="float">
            <text:p>20.5566080006433</text:p>
          </table:table-cell>
          <table:table-cell table:formula="of:=IF([.O16]=&quot;&quot;;&quot;&quot;;[.O16])" office:value-type="float" office:value="19.0159102585213" calcext:value-type="float">
            <text:p>19.0159102585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6]=&quot;&quot;;&quot;&quot;;[$work.X16]/SQRT([$work.$T15]))" office:value-type="float" office:value="0.403985390370553" calcext:value-type="float">
            <text:p>0.403985390370553</text:p>
          </table:table-cell>
          <table:table-cell table:formula="of:=IF([$work.Y16]=&quot;&quot;;&quot;&quot;;[$work.Y16]/SQRT([$work.$T15]))" office:value-type="float" office:value="0.403985390370553" calcext:value-type="float">
            <text:p>0.4039853903705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6]=&quot;&quot;;&quot;&quot;;[$work.AE16]/SQRT([$work.$T15]))" office:value-type="float" office:value="8.00063865114033" calcext:value-type="float">
            <text:p>8.00063865114033</text:p>
          </table:table-cell>
          <table:table-cell table:number-columns-repeated="14"/>
        </table:table-row>
        <table:table-row table:style-name="ro1">
          <table:table-cell table:formula="of:=[.A17]" office:value-type="float" office:value="25" calcext:value-type="float">
            <text:p>25</text:p>
          </table:table-cell>
          <table:table-cell table:formula="of:=[.B75]" office:value-type="float" office:value="2" calcext:value-type="float">
            <text:p>2</text:p>
          </table:table-cell>
          <table:table-cell table:number-columns-repeated="2"/>
          <table:table-cell table:formula="of:=IF([$work.J17]=&quot;&quot;;&quot;&quot;;[$work.J17])" office:value-type="float" office:value="0.5" calcext:value-type="float">
            <text:p>0.5</text:p>
          </table:table-cell>
          <table:table-cell table:formula="of:=IF([$work.K17]=&quot;&quot;;&quot;&quot;;[$work.K17])" office:value-type="float" office:value="0" calcext:value-type="float">
            <text:p>0</text:p>
          </table:table-cell>
          <table:table-cell table:number-columns-repeated="4"/>
          <table:table-cell table:formula="of:=([.J76]=1)+([.H76]=1)+([.F76]=1)+([.D76]=1)" office:value-type="float" office:value="0" calcext:value-type="float">
            <text:p>0</text:p>
          </table:table-cell>
          <table:table-cell table:style-name="ce31" table:formula="of:=IF(AND(COUNT([.C75:.J75]) &gt; 0;[.O76]&lt;&gt;&quot;&quot;);1;0)" office:value-type="float" office:value="1" calcext:value-type="float">
            <text:p>1</text:p>
          </table:table-cell>
          <table:table-cell table:formula="of:=IF([$work.Q17]=&quot;&quot;;&quot;&quot;;[$work.Q17]/SQRT([$work.$T16]))" office:value-type="float" office:value="0.731791722885043" calcext:value-type="float">
            <text:p>0.731791722885043</text:p>
          </table:table-cell>
          <table:table-cell table:formula="of:=[.N17]" office:value-type="float" office:value="22.6855434094363" calcext:value-type="float">
            <text:p>22.6855434094363</text:p>
          </table:table-cell>
          <table:table-cell table:formula="of:=IF([.O17]=&quot;&quot;;&quot;&quot;;[.O17])" office:value-type="float" office:value="19.5987473806017" calcext:value-type="float">
            <text:p>19.5987473806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7]=&quot;&quot;;&quot;&quot;;[$work.X17]/SQRT([$work.$T16]))" office:value-type="float" office:value="0.501780284409263" calcext:value-type="float">
            <text:p>0.501780284409263</text:p>
          </table:table-cell>
          <table:table-cell table:formula="of:=IF([$work.Y17]=&quot;&quot;;&quot;&quot;;[$work.Y17]/SQRT([$work.$T1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7]=&quot;&quot;;&quot;&quot;;[$work.AE17]/SQRT([$work.$T16]))" office:value-type="float" office:value="8.84863358976884" calcext:value-type="float">
            <text:p>8.84863358976884</text:p>
          </table:table-cell>
          <table:table-cell table:number-columns-repeated="14"/>
        </table:table-row>
        <table:table-row table:style-name="ro1">
          <table:table-cell table:formula="of:=[.A18]" office:value-type="float" office:value="26" calcext:value-type="float">
            <text:p>26</text:p>
          </table:table-cell>
          <table:table-cell table:formula="of:=[.B76]" office:value-type="float" office:value="2" calcext:value-type="float">
            <text:p>2</text:p>
          </table:table-cell>
          <table:table-cell table:number-columns-repeated="2"/>
          <table:table-cell table:formula="of:=IF([$work.J18]=&quot;&quot;;&quot;&quot;;[$work.J18])" office:value-type="float" office:value="0.5" calcext:value-type="float">
            <text:p>0.5</text:p>
          </table:table-cell>
          <table:table-cell table:formula="of:=IF([$work.K18]=&quot;&quot;;&quot;&quot;;[$work.K18])" office:value-type="float" office:value="0" calcext:value-type="float">
            <text:p>0</text:p>
          </table:table-cell>
          <table:table-cell table:number-columns-repeated="4"/>
          <table:table-cell table:formula="of:=([.J77]=1)+([.H77]=1)+([.F77]=1)+([.D77]=1)" office:value-type="float" office:value="0" calcext:value-type="float">
            <text:p>0</text:p>
          </table:table-cell>
          <table:table-cell table:style-name="ce31" table:formula="of:=IF(AND(COUNT([.C76:.J76]) &gt; 0;[.O77]&lt;&gt;&quot;&quot;);1;0)" office:value-type="float" office:value="1" calcext:value-type="float">
            <text:p>1</text:p>
          </table:table-cell>
          <table:table-cell table:formula="of:=IF([$work.Q18]=&quot;&quot;;&quot;&quot;;[$work.Q18]/SQRT([$work.$T17]))" office:value-type="float" office:value="1.0560337936221" calcext:value-type="float">
            <text:p>1.0560337936221</text:p>
          </table:table-cell>
          <table:table-cell table:formula="of:=[.N18]" office:value-type="float" office:value="45.2654485175292" calcext:value-type="float">
            <text:p>45.2654485175292</text:p>
          </table:table-cell>
          <table:table-cell table:formula="of:=IF([.O18]=&quot;&quot;;&quot;&quot;;[.O18])" office:value-type="float" office:value="23.0216600352875" calcext:value-type="float">
            <text:p>23.0216600352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8]=&quot;&quot;;&quot;&quot;;[$work.X18]/SQRT([$work.$T17]))" office:value-type="float" office:value="0.530604799234174" calcext:value-type="float">
            <text:p>0.530604799234174</text:p>
          </table:table-cell>
          <table:table-cell table:formula="of:=IF([$work.Y18]=&quot;&quot;;&quot;&quot;;[$work.Y18]/SQRT([$work.$T1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8]=&quot;&quot;;&quot;&quot;;[$work.AE18]/SQRT([$work.$T17]))" office:value-type="float" office:value="8.99899472730698" calcext:value-type="float">
            <text:p>8.99899472730698</text:p>
          </table:table-cell>
          <table:table-cell table:number-columns-repeated="14"/>
        </table:table-row>
        <table:table-row table:style-name="ro1">
          <table:table-cell table:formula="of:=[.A19]" office:value-type="float" office:value="27" calcext:value-type="float">
            <text:p>27</text:p>
          </table:table-cell>
          <table:table-cell table:formula="of:=[.B77]" office:value-type="float" office:value="2" calcext:value-type="float">
            <text:p>2</text:p>
          </table:table-cell>
          <table:table-cell table:number-columns-repeated="2"/>
          <table:table-cell table:formula="of:=IF([$work.J19]=&quot;&quot;;&quot;&quot;;[$work.J19])">
            <text:p/>
          </table:table-cell>
          <table:table-cell table:formula="of:=IF([$work.K19]=&quot;&quot;;&quot;&quot;;[$work.K19])">
            <text:p/>
          </table:table-cell>
          <table:table-cell table:number-columns-repeated="4"/>
          <table:table-cell table:formula="of:=([.J78]=1)+([.H78]=1)+([.F78]=1)+([.D78]=1)" office:value-type="float" office:value="0" calcext:value-type="float">
            <text:p>0</text:p>
          </table:table-cell>
          <table:table-cell table:style-name="ce31" table:formula="of:=IF(AND(COUNT([.C77:.J77]) &gt; 0;[.O78]&lt;&gt;&quot;&quot;);1;0)" office:value-type="float" office:value="1" calcext:value-type="float">
            <text:p>1</text:p>
          </table:table-cell>
          <table:table-cell table:formula="of:=IF([$work.Q19]=&quot;&quot;;&quot;&quot;;[$work.Q19]/SQRT([$work.$T18]))" office:value-type="float" office:value="0.976934413538754" calcext:value-type="float">
            <text:p>0.976934413538754</text:p>
          </table:table-cell>
          <table:table-cell table:formula="of:=[.N19]" office:value-type="float" office:value="26.9959542941209" calcext:value-type="float">
            <text:p>26.9959542941209</text:p>
          </table:table-cell>
          <table:table-cell table:formula="of:=IF([.O19]=&quot;&quot;;&quot;&quot;;[.O19])" office:value-type="float" office:value="37.8925763324601" calcext:value-type="float">
            <text:p>37.8925763324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9]=&quot;&quot;;&quot;&quot;;[$work.X19]/SQRT([$work.$T18]))" office:value-type="float" office:value="0.581853275208463" calcext:value-type="float">
            <text:p>0.581853275208463</text:p>
          </table:table-cell>
          <table:table-cell table:formula="of:=IF([$work.Y19]=&quot;&quot;;&quot;&quot;;[$work.Y19]/SQRT([$work.$T1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9]=&quot;&quot;;&quot;&quot;;[$work.AE19]/SQRT([$work.$T18]))">
            <text:p/>
          </table:table-cell>
          <table:table-cell table:number-columns-repeated="14"/>
        </table:table-row>
        <table:table-row table:style-name="ro1">
          <table:table-cell table:formula="of:=[.A20]" office:value-type="float" office:value="28" calcext:value-type="float">
            <text:p>28</text:p>
          </table:table-cell>
          <table:table-cell table:formula="of:=[.B78]" office:value-type="float" office:value="2" calcext:value-type="float">
            <text:p>2</text:p>
          </table:table-cell>
          <table:table-cell table:number-columns-repeated="2"/>
          <table:table-cell table:formula="of:=IF([$work.J20]=&quot;&quot;;&quot;&quot;;[$work.J20])">
            <text:p/>
          </table:table-cell>
          <table:table-cell table:formula="of:=IF([$work.K20]=&quot;&quot;;&quot;&quot;;[$work.K20])">
            <text:p/>
          </table:table-cell>
          <table:table-cell table:number-columns-repeated="4"/>
          <table:table-cell table:formula="of:=([.J79]=1)+([.H79]=1)+([.F79]=1)+([.D79]=1)" office:value-type="float" office:value="0" calcext:value-type="float">
            <text:p>0</text:p>
          </table:table-cell>
          <table:table-cell table:style-name="ce31" table:formula="of:=IF(AND(COUNT([.C78:.J78]) &gt; 0;[.O79]&lt;&gt;&quot;&quot;);1;0)" office:value-type="float" office:value="0" calcext:value-type="float">
            <text:p>0</text:p>
          </table:table-cell>
          <table:table-cell table:formula="of:=IF([$work.Q20]=&quot;&quot;;&quot;&quot;;[$work.Q20]/SQRT([$work.$T19]))" office:value-type="float" office:value="0.764091582811907" calcext:value-type="float">
            <text:p>0.764091582811907</text:p>
          </table:table-cell>
          <table:table-cell table:formula="of:=[.N20]" office:value-type="float" office:value="20.491546993592" calcext:value-type="float">
            <text:p>20.491546993592</text:p>
          </table:table-cell>
          <table:table-cell table:formula="of:=IF([.O20]=&quot;&quot;;&quot;&quot;;[.O20])" office:value-type="float" office:value="30.4741468369068" calcext:value-type="float">
            <text:p>30.47414683690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0]=&quot;&quot;;&quot;&quot;;[$work.X20]/SQRT([$work.$T19]))">
            <text:p/>
          </table:table-cell>
          <table:table-cell table:formula="of:=IF([$work.Y20]=&quot;&quot;;&quot;&quot;;[$work.Y20]/SQRT([$work.$T19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0]=&quot;&quot;;&quot;&quot;;[$work.AE20]/SQRT([$work.$T19]))">
            <text:p/>
          </table:table-cell>
          <table:table-cell table:number-columns-repeated="14"/>
        </table:table-row>
        <table:table-row table:style-name="ro1">
          <table:table-cell table:formula="of:=[.A21]" office:value-type="float" office:value="29" calcext:value-type="float">
            <text:p>29</text:p>
          </table:table-cell>
          <table:table-cell table:formula="of:=[.B79]" office:value-type="float" office:value="2" calcext:value-type="float">
            <text:p>2</text:p>
          </table:table-cell>
          <table:table-cell table:number-columns-repeated="2"/>
          <table:table-cell table:formula="of:=IF([$work.J21]=&quot;&quot;;&quot;&quot;;[$work.J21])">
            <text:p/>
          </table:table-cell>
          <table:table-cell table:formula="of:=IF([$work.K21]=&quot;&quot;;&quot;&quot;;[$work.K21])">
            <text:p/>
          </table:table-cell>
          <table:table-cell table:number-columns-repeated="4"/>
          <table:table-cell table:formula="of:=([.J80]=1)+([.H80]=1)+([.F80]=1)+([.D80]=1)" office:value-type="float" office:value="0" calcext:value-type="float">
            <text:p>0</text:p>
          </table:table-cell>
          <table:table-cell table:style-name="ce31" table:formula="of:=IF(AND(COUNT([.C79:.J79]) &gt; 0;[.O80]&lt;&gt;&quot;&quot;);1;0)" office:value-type="float" office:value="0" calcext:value-type="float">
            <text:p>0</text:p>
          </table:table-cell>
          <table:table-cell table:formula="of:=IF([$work.Q21]=&quot;&quot;;&quot;&quot;;[$work.Q21]/SQRT([$work.$T20]))" office:value-type="float" office:value="0.864556318072249" calcext:value-type="float">
            <text:p>0.864556318072249</text:p>
          </table:table-cell>
          <table:table-cell table:formula="of:=[.N21]" office:value-type="float" office:value="29.6831002538139" calcext:value-type="float">
            <text:p>29.6831002538139</text:p>
          </table:table-cell>
          <table:table-cell table:formula="of:=IF([.O21]=&quot;&quot;;&quot;&quot;;[.O21])" office:value-type="float" office:value="25.4999463837362" calcext:value-type="float">
            <text:p>25.49994638373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1]=&quot;&quot;;&quot;&quot;;[$work.X21]/SQRT([$work.$T20]))">
            <text:p/>
          </table:table-cell>
          <table:table-cell table:formula="of:=IF([$work.Y21]=&quot;&quot;;&quot;&quot;;[$work.Y21]/SQRT([$work.$T20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1]=&quot;&quot;;&quot;&quot;;[$work.AE21]/SQRT([$work.$T20]))">
            <text:p/>
          </table:table-cell>
          <table:table-cell table:number-columns-repeated="14"/>
        </table:table-row>
        <table:table-row table:style-name="ro1">
          <table:table-cell table:formula="of:=[.A22]" office:value-type="float" office:value="30" calcext:value-type="float">
            <text:p>30</text:p>
          </table:table-cell>
          <table:table-cell table:formula="of:=[.B80]" office:value-type="float" office:value="2" calcext:value-type="float">
            <text:p>2</text:p>
          </table:table-cell>
          <table:table-cell table:number-columns-repeated="2"/>
          <table:table-cell table:formula="of:=IF([$work.J22]=&quot;&quot;;&quot;&quot;;[$work.J22])">
            <text:p/>
          </table:table-cell>
          <table:table-cell table:formula="of:=IF([$work.K22]=&quot;&quot;;&quot;&quot;;[$work.K22])">
            <text:p/>
          </table:table-cell>
          <table:table-cell table:number-columns-repeated="4"/>
          <table:table-cell table:formula="of:=([.J81]=1)+([.H81]=1)+([.F81]=1)+([.D81]=1)" office:value-type="float" office:value="0" calcext:value-type="float">
            <text:p>0</text:p>
          </table:table-cell>
          <table:table-cell table:style-name="ce31" table:formula="of:=IF(AND(COUNT([.C80:.J80]) &gt; 0;[.O81]&lt;&gt;&quot;&quot;);1;0)" office:value-type="float" office:value="0" calcext:value-type="float">
            <text:p>0</text:p>
          </table:table-cell>
          <table:table-cell table:formula="of:=IF([$work.Q22]=&quot;&quot;;&quot;&quot;;[$work.Q22]/SQRT([$work.$T21]))" office:value-type="float" office:value="1.0800164379496" calcext:value-type="float">
            <text:p>1.0800164379496</text:p>
          </table:table-cell>
          <table:table-cell table:formula="of:=[.N22]" office:value-type="float" office:value="47.7814168927355" calcext:value-type="float">
            <text:p>47.7814168927355</text:p>
          </table:table-cell>
          <table:table-cell table:formula="of:=IF([.O22]=&quot;&quot;;&quot;&quot;;[.O22])" office:value-type="float" office:value="32.63414660588" calcext:value-type="float">
            <text:p>32.63414660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2]=&quot;&quot;;&quot;&quot;;[$work.X22]/SQRT([$work.$T21]))">
            <text:p/>
          </table:table-cell>
          <table:table-cell table:formula="of:=IF([$work.Y22]=&quot;&quot;;&quot;&quot;;[$work.Y22]/SQRT([$work.$T21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2]=&quot;&quot;;&quot;&quot;;[$work.AE22]/SQRT([$work.$T21]))">
            <text:p/>
          </table:table-cell>
          <table:table-cell table:number-columns-repeated="14"/>
        </table:table-row>
        <table:table-row table:style-name="ro1">
          <table:table-cell table:formula="of:=[.A23]" office:value-type="float" office:value="31" calcext:value-type="float">
            <text:p>31</text:p>
          </table:table-cell>
          <table:table-cell table:formula="of:=[.B81]" office:value-type="float" office:value="2" calcext:value-type="float">
            <text:p>2</text:p>
          </table:table-cell>
          <table:table-cell table:number-columns-repeated="2"/>
          <table:table-cell table:formula="of:=IF([$work.J23]=&quot;&quot;;&quot;&quot;;[$work.J23])">
            <text:p/>
          </table:table-cell>
          <table:table-cell table:formula="of:=IF([$work.K23]=&quot;&quot;;&quot;&quot;;[$work.K23])">
            <text:p/>
          </table:table-cell>
          <table:table-cell table:number-columns-repeated="4"/>
          <table:table-cell table:formula="of:=([.J82]=1)+([.H82]=1)+([.F82]=1)+([.D82]=1)" office:value-type="float" office:value="0" calcext:value-type="float">
            <text:p>0</text:p>
          </table:table-cell>
          <table:table-cell table:style-name="ce31" table:formula="of:=IF(AND(COUNT([.C81:.J81]) &gt; 0;[.O82]&lt;&gt;&quot;&quot;);1;0)" office:value-type="float" office:value="0" calcext:value-type="float">
            <text:p>0</text:p>
          </table:table-cell>
          <table:table-cell table:formula="of:=IF([$work.Q23]=&quot;&quot;;&quot;&quot;;[$work.Q23]/SQRT([$work.$T22]))" office:value-type="float" office:value="1.03297163441493" calcext:value-type="float">
            <text:p>1.03297163441493</text:p>
          </table:table-cell>
          <table:table-cell table:formula="of:=[.N23]" office:value-type="float" office:value="38.7503953667005" calcext:value-type="float">
            <text:p>38.7503953667005</text:p>
          </table:table-cell>
          <table:table-cell table:formula="of:=IF([.O23]=&quot;&quot;;&quot;&quot;;[.O23])" office:value-type="float" office:value="42.569911954635" calcext:value-type="float">
            <text:p>42.569911954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3]=&quot;&quot;;&quot;&quot;;[$work.X23]/SQRT([$work.$T22]))">
            <text:p/>
          </table:table-cell>
          <table:table-cell table:formula="of:=IF([$work.Y23]=&quot;&quot;;&quot;&quot;;[$work.Y23]/SQRT([$work.$T2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3]=&quot;&quot;;&quot;&quot;;[$work.AE23]/SQRT([$work.$T22]))">
            <text:p/>
          </table:table-cell>
          <table:table-cell table:number-columns-repeated="14"/>
        </table:table-row>
        <table:table-row table:style-name="ro1">
          <table:table-cell table:formula="of:=[.A24]" office:value-type="float" office:value="32" calcext:value-type="float">
            <text:p>32</text:p>
          </table:table-cell>
          <table:table-cell table:formula="of:=[.B82]" office:value-type="float" office:value="2" calcext:value-type="float">
            <text:p>2</text:p>
          </table:table-cell>
          <table:table-cell table:number-columns-repeated="2"/>
          <table:table-cell table:formula="of:=IF([$work.J24]=&quot;&quot;;&quot;&quot;;[$work.J24])">
            <text:p/>
          </table:table-cell>
          <table:table-cell table:formula="of:=IF([$work.K24]=&quot;&quot;;&quot;&quot;;[$work.K24])">
            <text:p/>
          </table:table-cell>
          <table:table-cell table:number-columns-repeated="4"/>
          <table:table-cell table:formula="of:=([.J83]=1)+([.H83]=1)+([.F83]=1)+([.D83]=1)" office:value-type="float" office:value="0" calcext:value-type="float">
            <text:p>0</text:p>
          </table:table-cell>
          <table:table-cell table:style-name="ce31" table:formula="of:=IF(AND(COUNT([.C82:.J82]) &gt; 0;[.O83]&lt;&gt;&quot;&quot;);1;0)" office:value-type="float" office:value="0" calcext:value-type="float">
            <text:p>0</text:p>
          </table:table-cell>
          <table:table-cell table:formula="of:=IF([$work.Q24]=&quot;&quot;;&quot;&quot;;[$work.Q24]/SQRT([$work.$T23]))" office:value-type="float" office:value="0.617352346159272" calcext:value-type="float">
            <text:p>0.617352346159272</text:p>
          </table:table-cell>
          <table:table-cell table:formula="of:=[.N24]" office:value-type="float" office:value="39.6715985923219" calcext:value-type="float">
            <text:p>39.6715985923219</text:p>
          </table:table-cell>
          <table:table-cell table:formula="of:=IF([.O24]=&quot;&quot;;&quot;&quot;;[.O24])" office:value-type="float" office:value="41.7063415667587" calcext:value-type="float">
            <text:p>41.7063415667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4]=&quot;&quot;;&quot;&quot;;[$work.X24]/SQRT([$work.$T23]))">
            <text:p/>
          </table:table-cell>
          <table:table-cell table:formula="of:=IF([$work.Y24]=&quot;&quot;;&quot;&quot;;[$work.Y24]/SQRT([$work.$T2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4]=&quot;&quot;;&quot;&quot;;[$work.AE24]/SQRT([$work.$T23]))">
            <text:p/>
          </table:table-cell>
          <table:table-cell table:number-columns-repeated="14"/>
        </table:table-row>
        <table:table-row table:style-name="ro1">
          <table:table-cell table:formula="of:=[.A25]" office:value-type="float" office:value="33" calcext:value-type="float">
            <text:p>33</text:p>
          </table:table-cell>
          <table:table-cell table:formula="of:=[.B83]" office:value-type="float" office:value="2" calcext:value-type="float">
            <text:p>2</text:p>
          </table:table-cell>
          <table:table-cell table:number-columns-repeated="2"/>
          <table:table-cell table:formula="of:=IF([$work.J25]=&quot;&quot;;&quot;&quot;;[$work.J25])">
            <text:p/>
          </table:table-cell>
          <table:table-cell table:formula="of:=IF([$work.K25]=&quot;&quot;;&quot;&quot;;[$work.K25])">
            <text:p/>
          </table:table-cell>
          <table:table-cell table:number-columns-repeated="4"/>
          <table:table-cell table:formula="of:=([.J84]=1)+([.H84]=1)+([.F84]=1)+([.D84]=1)" office:value-type="float" office:value="0" calcext:value-type="float">
            <text:p>0</text:p>
          </table:table-cell>
          <table:table-cell table:style-name="ce31" table:formula="of:=IF(AND(COUNT([.C83:.J83]) &gt; 0;[.O84]&lt;&gt;&quot;&quot;);1;0)" office:value-type="float" office:value="0" calcext:value-type="float">
            <text:p>0</text:p>
          </table:table-cell>
          <table:table-cell table:formula="of:=IF([$work.Q25]=&quot;&quot;;&quot;&quot;;[$work.Q25]/SQRT([$work.$T24]))" office:value-type="float" office:value="0.676294928897521" calcext:value-type="float">
            <text:p>0.676294928897521</text:p>
          </table:table-cell>
          <table:table-cell table:formula="of:=[.N25]" office:value-type="float" office:value="39.953423491792" calcext:value-type="float">
            <text:p>39.953423491792</text:p>
          </table:table-cell>
          <table:table-cell table:formula="of:=IF([.O25]=&quot;&quot;;&quot;&quot;;[.O25])" office:value-type="float" office:value="42.5472700581679" calcext:value-type="float">
            <text:p>42.5472700581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5]=&quot;&quot;;&quot;&quot;;[$work.X25]/SQRT([$work.$T24]))">
            <text:p/>
          </table:table-cell>
          <table:table-cell table:formula="of:=IF([$work.Y25]=&quot;&quot;;&quot;&quot;;[$work.Y25]/SQRT([$work.$T2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5]=&quot;&quot;;&quot;&quot;;[$work.AE25]/SQRT([$work.$T24]))">
            <text:p/>
          </table:table-cell>
          <table:table-cell table:number-columns-repeated="14"/>
        </table:table-row>
        <table:table-row table:style-name="ro1">
          <table:table-cell table:formula="of:=[.A26]" office:value-type="float" office:value="34" calcext:value-type="float">
            <text:p>34</text:p>
          </table:table-cell>
          <table:table-cell table:formula="of:=[.B84]" office:value-type="float" office:value="2" calcext:value-type="float">
            <text:p>2</text:p>
          </table:table-cell>
          <table:table-cell table:number-columns-repeated="2"/>
          <table:table-cell table:formula="of:=IF([$work.J26]=&quot;&quot;;&quot;&quot;;[$work.J26])">
            <text:p/>
          </table:table-cell>
          <table:table-cell table:formula="of:=IF([$work.K26]=&quot;&quot;;&quot;&quot;;[$work.K26])">
            <text:p/>
          </table:table-cell>
          <table:table-cell table:number-columns-repeated="4"/>
          <table:table-cell table:formula="of:=([.J85]=1)+([.H85]=1)+([.F85]=1)+([.D85]=1)" office:value-type="float" office:value="0" calcext:value-type="float">
            <text:p>0</text:p>
          </table:table-cell>
          <table:table-cell table:style-name="ce31" table:formula="of:=IF(AND(COUNT([.C84:.J84]) &gt; 0;[.O85]&lt;&gt;&quot;&quot;);1;0)" office:value-type="float" office:value="0" calcext:value-type="float">
            <text:p>0</text:p>
          </table:table-cell>
          <table:table-cell table:formula="of:=IF([$work.Q26]=&quot;&quot;;&quot;&quot;;[$work.Q26]/SQRT([$work.$T25]))" office:value-type="float" office:value="1.37783798031554" calcext:value-type="float">
            <text:p>1.37783798031554</text:p>
          </table:table-cell>
          <table:table-cell table:formula="of:=[.N26]" office:value-type="float" office:value="45.2645292051808" calcext:value-type="float">
            <text:p>45.2645292051808</text:p>
          </table:table-cell>
          <table:table-cell table:formula="of:=IF([.O26]=&quot;&quot;;&quot;&quot;;[.O26])" office:value-type="float" office:value="41.99174849544" calcext:value-type="float">
            <text:p>41.991748495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6]=&quot;&quot;;&quot;&quot;;[$work.X26]/SQRT([$work.$T25]))">
            <text:p/>
          </table:table-cell>
          <table:table-cell table:formula="of:=IF([$work.Y26]=&quot;&quot;;&quot;&quot;;[$work.Y26]/SQRT([$work.$T2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6]=&quot;&quot;;&quot;&quot;;[$work.AE26]/SQRT([$work.$T25]))">
            <text:p/>
          </table:table-cell>
          <table:table-cell table:number-columns-repeated="14"/>
        </table:table-row>
        <table:table-row table:style-name="ro1">
          <table:table-cell table:formula="of:=[.A27]" office:value-type="float" office:value="35" calcext:value-type="float">
            <text:p>35</text:p>
          </table:table-cell>
          <table:table-cell table:formula="of:=[.B85]" office:value-type="float" office:value="2" calcext:value-type="float">
            <text:p>2</text:p>
          </table:table-cell>
          <table:table-cell table:number-columns-repeated="2"/>
          <table:table-cell table:formula="of:=IF([$work.J27]=&quot;&quot;;&quot;&quot;;[$work.J27])">
            <text:p/>
          </table:table-cell>
          <table:table-cell table:formula="of:=IF([$work.K27]=&quot;&quot;;&quot;&quot;;[$work.K27])">
            <text:p/>
          </table:table-cell>
          <table:table-cell table:number-columns-repeated="4"/>
          <table:table-cell table:formula="of:=([.J86]=1)+([.H86]=1)+([.F86]=1)+([.D86]=1)" office:value-type="float" office:value="0" calcext:value-type="float">
            <text:p>0</text:p>
          </table:table-cell>
          <table:table-cell table:style-name="ce31" table:formula="of:=IF(AND(COUNT([.C85:.J85]) &gt; 0;[.O86]&lt;&gt;&quot;&quot;);1;0)" office:value-type="float" office:value="0" calcext:value-type="float">
            <text:p>0</text:p>
          </table:table-cell>
          <table:table-cell table:formula="of:=IF([$work.Q27]=&quot;&quot;;&quot;&quot;;[$work.Q27]/SQRT([$work.$T26]))" office:value-type="float" office:value="1.30582771462897" calcext:value-type="float">
            <text:p>1.30582771462897</text:p>
          </table:table-cell>
          <table:table-cell table:formula="of:=[.N27]" office:value-type="float" office:value="55.0347025910901" calcext:value-type="float">
            <text:p>55.0347025910901</text:p>
          </table:table-cell>
          <table:table-cell table:formula="of:=IF([.O27]=&quot;&quot;;&quot;&quot;;[.O27])" office:value-type="float" office:value="46.5851906501925" calcext:value-type="float">
            <text:p>46.58519065019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7]=&quot;&quot;;&quot;&quot;;[$work.X27]/SQRT([$work.$T26]))">
            <text:p/>
          </table:table-cell>
          <table:table-cell table:formula="of:=IF([$work.Y27]=&quot;&quot;;&quot;&quot;;[$work.Y27]/SQRT([$work.$T2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7]=&quot;&quot;;&quot;&quot;;[$work.AE27]/SQRT([$work.$T26]))">
            <text:p/>
          </table:table-cell>
          <table:table-cell table:number-columns-repeated="14"/>
        </table:table-row>
        <table:table-row table:style-name="ro1">
          <table:table-cell table:formula="of:=[.A28]" office:value-type="float" office:value="36" calcext:value-type="float">
            <text:p>36</text:p>
          </table:table-cell>
          <table:table-cell table:formula="of:=[.B86]" office:value-type="float" office:value="2" calcext:value-type="float">
            <text:p>2</text:p>
          </table:table-cell>
          <table:table-cell table:number-columns-repeated="2"/>
          <table:table-cell table:style-name="ce31" table:formula="of:=IF([$work.J28]=&quot;&quot;;&quot;&quot;;[$work.J28])" office:value-type="float" office:value="0.8" calcext:value-type="float">
            <text:p>0.8</text:p>
          </table:table-cell>
          <table:table-cell table:style-name="ce31" table:formula="of:=IF([$work.K28]=&quot;&quot;;&quot;&quot;;[$work.K28])" office:value-type="float" office:value="0" calcext:value-type="float">
            <text:p>0</text:p>
          </table:table-cell>
          <table:table-cell table:number-columns-repeated="4"/>
          <table:table-cell table:formula="of:=([.J87]=1)+([.H87]=1)+([.F87]=1)+([.D87]=1)" office:value-type="float" office:value="0" calcext:value-type="float">
            <text:p>0</text:p>
          </table:table-cell>
          <table:table-cell table:style-name="ce31" table:formula="of:=IF(AND(COUNT([.C86:.J86]) &gt; 0;[.O87]&lt;&gt;&quot;&quot;);1;0)" office:value-type="float" office:value="0" calcext:value-type="float">
            <text:p>0</text:p>
          </table:table-cell>
          <table:table-cell table:formula="of:=IF([$work.Q28]=&quot;&quot;;&quot;&quot;;[$work.Q28]/SQRT([$work.$T27]))" office:value-type="float" office:value="1.86932921578769" calcext:value-type="float">
            <text:p>1.86932921578769</text:p>
          </table:table-cell>
          <table:table-cell table:formula="of:=[.N28]" office:value-type="float" office:value="74.2123698667712" calcext:value-type="float">
            <text:p>74.2123698667712</text:p>
          </table:table-cell>
          <table:table-cell table:formula="of:=IF([.O28]=&quot;&quot;;&quot;&quot;;[.O28])" office:value-type="float" office:value="56.9903919020513" calcext:value-type="float">
            <text:p>56.99039190205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8]=&quot;&quot;;&quot;&quot;;[$work.X28]/SQRT([$work.$T27]))">
            <text:p/>
          </table:table-cell>
          <table:table-cell table:formula="of:=IF([$work.Y28]=&quot;&quot;;&quot;&quot;;[$work.Y28]/SQRT([$work.$T27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1" table:formula="of:=IF([$work.AE28]=&quot;&quot;;&quot;&quot;;[$work.AE28]/SQRT([$work.$T27]))" office:value-type="float" office:value="32.6030294375672" calcext:value-type="float">
            <text:p>32.6030294375672</text:p>
          </table:table-cell>
          <table:table-cell table:number-columns-repeated="14"/>
        </table:table-row>
        <table:table-row table:style-name="ro1">
          <table:table-cell table:formula="of:=[.A29]" office:value-type="float" office:value="37" calcext:value-type="float">
            <text:p>37</text:p>
          </table:table-cell>
          <table:table-cell table:formula="of:=[.B87]" office:value-type="float" office:value="2" calcext:value-type="float">
            <text:p>2</text:p>
          </table:table-cell>
          <table:table-cell table:number-columns-repeated="2"/>
          <table:table-cell table:formula="of:=IF([$work.J29]=&quot;&quot;;&quot;&quot;;[$work.J29])" office:value-type="float" office:value="1" calcext:value-type="float">
            <text:p>1</text:p>
          </table:table-cell>
          <table:table-cell table:formula="of:=IF([$work.K29]=&quot;&quot;;&quot;&quot;;[$work.K29])" office:value-type="float" office:value="0" calcext:value-type="float">
            <text:p>0</text:p>
          </table:table-cell>
          <table:table-cell table:number-columns-repeated="4"/>
          <table:table-cell table:formula="of:=([.J88]=1)+([.H88]=1)+([.F88]=1)+([.D88]=1)" office:value-type="float" office:value="0" calcext:value-type="float">
            <text:p>0</text:p>
          </table:table-cell>
          <table:table-cell table:style-name="ce31" table:formula="of:=IF(AND(COUNT([.C87:.J87]) &gt; 0;[.O88]&lt;&gt;&quot;&quot;);1;0)" office:value-type="float" office:value="1" calcext:value-type="float">
            <text:p>1</text:p>
          </table:table-cell>
          <table:table-cell table:formula="of:=IF([$work.Q29]=&quot;&quot;;&quot;&quot;;[$work.Q29]/SQRT([$work.$T28]))" office:value-type="float" office:value="4.11546202847366" calcext:value-type="float">
            <text:p>4.11546202847366</text:p>
          </table:table-cell>
          <table:table-cell table:formula="of:=[.N29]" office:value-type="float" office:value="125.287378582273" calcext:value-type="float">
            <text:p>125.287378582273</text:p>
          </table:table-cell>
          <table:table-cell table:formula="of:=IF([.O29]=&quot;&quot;;&quot;&quot;;[.O29])" office:value-type="float" office:value="78.8822553618979" calcext:value-type="float">
            <text:p>78.88225536189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" table:formula="of:=IF([$work.X29]=&quot;&quot;;&quot;&quot;;[$work.X29]/SQRT([$work.$T28]))" office:value-type="float" office:value="1.60812363231865" calcext:value-type="float">
            <text:p>1.60812363231865</text:p>
          </table:table-cell>
          <table:table-cell table:style-name="ce31" table:formula="of:=IF([$work.Y29]=&quot;&quot;;&quot;&quot;;[$work.Y29]/SQRT([$work.$T2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9]=&quot;&quot;;&quot;&quot;;[$work.AE29]/SQRT([$work.$T28]))" office:value-type="float" office:value="45.9030825811614" calcext:value-type="float">
            <text:p>45.9030825811614</text:p>
          </table:table-cell>
          <table:table-cell table:number-columns-repeated="14"/>
        </table:table-row>
        <table:table-row table:style-name="ro1">
          <table:table-cell table:formula="of:=[.A30]" office:value-type="float" office:value="38" calcext:value-type="float">
            <text:p>38</text:p>
          </table:table-cell>
          <table:table-cell table:formula="of:=[.B88]" office:value-type="float" office:value="2" calcext:value-type="float">
            <text:p>2</text:p>
          </table:table-cell>
          <table:table-cell table:number-columns-repeated="2"/>
          <table:table-cell table:formula="of:=IF([$work.J30]=&quot;&quot;;&quot;&quot;;[$work.J30])" office:value-type="float" office:value="1" calcext:value-type="float">
            <text:p>1</text:p>
          </table:table-cell>
          <table:table-cell table:formula="of:=IF([$work.K30]=&quot;&quot;;&quot;&quot;;[$work.K30])" office:value-type="float" office:value="1" calcext:value-type="float">
            <text:p>1</text:p>
          </table:table-cell>
          <table:table-cell table:number-columns-repeated="4"/>
          <table:table-cell table:formula="of:=([.J89]=1)+([.H89]=1)+([.F89]=1)+([.D89]=1)" office:value-type="float" office:value="1" calcext:value-type="float">
            <text:p>1</text:p>
          </table:table-cell>
          <table:table-cell table:style-name="ce31" table:formula="of:=IF(AND(COUNT([.C88:.J88]) &gt; 0;[.O89]&lt;&gt;&quot;&quot;);1;0)" office:value-type="float" office:value="1" calcext:value-type="float">
            <text:p>1</text:p>
          </table:table-cell>
          <table:table-cell table:formula="of:=IF([$work.Q30]=&quot;&quot;;&quot;&quot;;[$work.Q30]/SQRT([$work.$T29]))" office:value-type="float" office:value="6.17062766232867" calcext:value-type="float">
            <text:p>6.17062766232867</text:p>
          </table:table-cell>
          <table:table-cell table:formula="of:=[.N30]" office:value-type="float" office:value="136.782246514952" calcext:value-type="float">
            <text:p>136.782246514952</text:p>
          </table:table-cell>
          <table:table-cell table:formula="of:=IF([.O30]=&quot;&quot;;&quot;&quot;;[.O30])" office:value-type="float" office:value="119.745912096523" calcext:value-type="float">
            <text:p>119.7459120965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0]=&quot;&quot;;&quot;&quot;;[$work.X30]/SQRT([$work.$T29]))" office:value-type="float" office:value="3.92409892233352" calcext:value-type="float">
            <text:p>3.92409892233352</text:p>
          </table:table-cell>
          <table:table-cell table:formula="of:=IF([$work.Y30]=&quot;&quot;;&quot;&quot;;[$work.Y30]/SQRT([$work.$T2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0]=&quot;&quot;;&quot;&quot;;[$work.AE30]/SQRT([$work.$T29]))" office:value-type="float" office:value="54.4858727836777" calcext:value-type="float">
            <text:p>54.4858727836777</text:p>
          </table:table-cell>
          <table:table-cell table:number-columns-repeated="14"/>
        </table:table-row>
        <table:table-row table:style-name="ro1">
          <table:table-cell table:formula="of:=[.A31]" office:value-type="float" office:value="39" calcext:value-type="float">
            <text:p>39</text:p>
          </table:table-cell>
          <table:table-cell table:formula="of:=[.B89]" office:value-type="float" office:value="2" calcext:value-type="float">
            <text:p>2</text:p>
          </table:table-cell>
          <table:table-cell table:number-columns-repeated="2"/>
          <table:table-cell table:formula="of:=IF([$work.J31]=&quot;&quot;;&quot;&quot;;[$work.J31])" office:value-type="float" office:value="1" calcext:value-type="float">
            <text:p>1</text:p>
          </table:table-cell>
          <table:table-cell table:formula="of:=IF([$work.K31]=&quot;&quot;;&quot;&quot;;[$work.K31])" office:value-type="float" office:value="1" calcext:value-type="float">
            <text:p>1</text:p>
          </table:table-cell>
          <table:table-cell table:number-columns-repeated="4"/>
          <table:table-cell table:formula="of:=([.J90]=1)+([.H90]=1)+([.F90]=1)+([.D90]=1)" office:value-type="float" office:value="1" calcext:value-type="float">
            <text:p>1</text:p>
          </table:table-cell>
          <table:table-cell table:style-name="ce31" table:formula="of:=IF(AND(COUNT([.C89:.J89]) &gt; 0;[.O90]&lt;&gt;&quot;&quot;);1;0)" office:value-type="float" office:value="1" calcext:value-type="float">
            <text:p>1</text:p>
          </table:table-cell>
          <table:table-cell table:formula="of:=IF([$work.Q31]=&quot;&quot;;&quot;&quot;;[$work.Q31]/SQRT([$work.$T30]))" office:value-type="float" office:value="5.62510454409903" calcext:value-type="float">
            <text:p>5.62510454409903</text:p>
          </table:table-cell>
          <table:table-cell table:formula="of:=[.N31]" office:value-type="float" office:value="129.85535457358" calcext:value-type="float">
            <text:p>129.85535457358</text:p>
          </table:table-cell>
          <table:table-cell table:formula="of:=IF([.O31]=&quot;&quot;;&quot;&quot;;[.O31])" office:value-type="float" office:value="141.327357784881" calcext:value-type="float">
            <text:p>141.327357784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1]=&quot;&quot;;&quot;&quot;;[$work.X31]/SQRT([$work.$T30]))" office:value-type="float" office:value="6.28493455914538" calcext:value-type="float">
            <text:p>6.28493455914538</text:p>
          </table:table-cell>
          <table:table-cell table:formula="of:=IF([$work.Y31]=&quot;&quot;;&quot;&quot;;[$work.Y31]/SQRT([$work.$T30]))" office:value-type="float" office:value="6.28493455914538" calcext:value-type="float">
            <text:p>6.28493455914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1]=&quot;&quot;;&quot;&quot;;[$work.AE31]/SQRT([$work.$T30]))" office:value-type="float" office:value="95.2471057649236" calcext:value-type="float">
            <text:p>95.2471057649236</text:p>
          </table:table-cell>
          <table:table-cell table:number-columns-repeated="14"/>
        </table:table-row>
        <table:table-row table:style-name="ro1">
          <table:table-cell table:formula="of:=[.A32]" office:value-type="float" office:value="40" calcext:value-type="float">
            <text:p>40</text:p>
          </table:table-cell>
          <table:table-cell table:formula="of:=[.B90]" office:value-type="float" office:value="2" calcext:value-type="float">
            <text:p>2</text:p>
          </table:table-cell>
          <table:table-cell table:number-columns-repeated="2"/>
          <table:table-cell table:formula="of:=IF([$work.J32]=&quot;&quot;;&quot;&quot;;[$work.J32])" office:value-type="float" office:value="0.8" calcext:value-type="float">
            <text:p>0.8</text:p>
          </table:table-cell>
          <table:table-cell table:formula="of:=IF([$work.K32]=&quot;&quot;;&quot;&quot;;[$work.K32])" office:value-type="float" office:value="1" calcext:value-type="float">
            <text:p>1</text:p>
          </table:table-cell>
          <table:table-cell table:number-columns-repeated="4"/>
          <table:table-cell table:formula="of:=([.J91]=1)+([.H91]=1)+([.F91]=1)+([.D91]=1)" office:value-type="float" office:value="1" calcext:value-type="float">
            <text:p>1</text:p>
          </table:table-cell>
          <table:table-cell table:style-name="ce31" table:formula="of:=IF(AND(COUNT([.C90:.J90]) &gt; 0;[.O91]&lt;&gt;&quot;&quot;);1;0)" office:value-type="float" office:value="1" calcext:value-type="float">
            <text:p>1</text:p>
          </table:table-cell>
          <table:table-cell table:formula="of:=IF([$work.Q32]=&quot;&quot;;&quot;&quot;;[$work.Q32]/SQRT([$work.$T31]))" office:value-type="float" office:value="5.1993389683511" calcext:value-type="float">
            <text:p>5.1993389683511</text:p>
          </table:table-cell>
          <table:table-cell table:formula="of:=[.N32]" office:value-type="float" office:value="147.163167045951" calcext:value-type="float">
            <text:p>147.163167045951</text:p>
          </table:table-cell>
          <table:table-cell table:formula="of:=IF([.O32]=&quot;&quot;;&quot;&quot;;[.O32])" office:value-type="float" office:value="145.927086975092" calcext:value-type="float">
            <text:p>145.9270869750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2]=&quot;&quot;;&quot;&quot;;[$work.X32]/SQRT([$work.$T31]))" office:value-type="float" office:value="6.16596802729309" calcext:value-type="float">
            <text:p>6.16596802729309</text:p>
          </table:table-cell>
          <table:table-cell table:formula="of:=IF([$work.Y32]=&quot;&quot;;&quot;&quot;;[$work.Y32]/SQRT([$work.$T31]))" office:value-type="float" office:value="6.16596802729309" calcext:value-type="float">
            <text:p>6.165968027293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2]=&quot;&quot;;&quot;&quot;;[$work.AE32]/SQRT([$work.$T31]))" office:value-type="float" office:value="103.48959974356" calcext:value-type="float">
            <text:p>103.48959974356</text:p>
          </table:table-cell>
          <table:table-cell table:number-columns-repeated="14"/>
        </table:table-row>
        <table:table-row table:style-name="ro1">
          <table:table-cell table:formula="of:=[.A33]" office:value-type="float" office:value="41" calcext:value-type="float">
            <text:p>41</text:p>
          </table:table-cell>
          <table:table-cell table:formula="of:=[.B91]" office:value-type="float" office:value="2" calcext:value-type="float">
            <text:p>2</text:p>
          </table:table-cell>
          <table:table-cell table:number-columns-repeated="2"/>
          <table:table-cell table:formula="of:=IF([$work.J33]=&quot;&quot;;&quot;&quot;;[$work.J33])" office:value-type="float" office:value="1" calcext:value-type="float">
            <text:p>1</text:p>
          </table:table-cell>
          <table:table-cell table:formula="of:=IF([$work.K33]=&quot;&quot;;&quot;&quot;;[$work.K33])" office:value-type="float" office:value="1" calcext:value-type="float">
            <text:p>1</text:p>
          </table:table-cell>
          <table:table-cell table:number-columns-repeated="4"/>
          <table:table-cell table:formula="of:=([.J92]=1)+([.H92]=1)+([.F92]=1)+([.D92]=1)" office:value-type="float" office:value="1" calcext:value-type="float">
            <text:p>1</text:p>
          </table:table-cell>
          <table:table-cell table:style-name="ce31" table:formula="of:=IF(AND(COUNT([.C91:.J91]) &gt; 0;[.O92]&lt;&gt;&quot;&quot;);1;0)" office:value-type="float" office:value="1" calcext:value-type="float">
            <text:p>1</text:p>
          </table:table-cell>
          <table:table-cell table:formula="of:=IF([$work.Q33]=&quot;&quot;;&quot;&quot;;[$work.Q33]/SQRT([$work.$T32]))" office:value-type="float" office:value="8.13565525007327" calcext:value-type="float">
            <text:p>8.13565525007327</text:p>
          </table:table-cell>
          <table:table-cell table:formula="of:=[.N33]" office:value-type="float" office:value="254.224104529009" calcext:value-type="float">
            <text:p>254.224104529009</text:p>
          </table:table-cell>
          <table:table-cell table:formula="of:=IF([.O33]=&quot;&quot;;&quot;&quot;;[.O33])" office:value-type="float" office:value="174.331331965994" calcext:value-type="float">
            <text:p>174.3313319659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3]=&quot;&quot;;&quot;&quot;;[$work.X33]/SQRT([$work.$T32]))" office:value-type="float" office:value="4.75459575929265" calcext:value-type="float">
            <text:p>4.75459575929265</text:p>
          </table:table-cell>
          <table:table-cell table:formula="of:=IF([$work.Y33]=&quot;&quot;;&quot;&quot;;[$work.Y33]/SQRT([$work.$T32]))" office:value-type="float" office:value="4.75459575929265" calcext:value-type="float">
            <text:p>4.754595759292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3]=&quot;&quot;;&quot;&quot;;[$work.AE33]/SQRT([$work.$T32]))" office:value-type="float" office:value="131.146444771938" calcext:value-type="float">
            <text:p>131.146444771938</text:p>
          </table:table-cell>
          <table:table-cell table:number-columns-repeated="14"/>
        </table:table-row>
        <table:table-row table:style-name="ro1">
          <table:table-cell table:formula="of:=[.A34]" office:value-type="float" office:value="42" calcext:value-type="float">
            <text:p>42</text:p>
          </table:table-cell>
          <table:table-cell table:formula="of:=[.B92]" office:value-type="float" office:value="2" calcext:value-type="float">
            <text:p>2</text:p>
          </table:table-cell>
          <table:table-cell table:number-columns-repeated="2"/>
          <table:table-cell table:formula="of:=IF([$work.J34]=&quot;&quot;;&quot;&quot;;[$work.J34])" office:value-type="float" office:value="1" calcext:value-type="float">
            <text:p>1</text:p>
          </table:table-cell>
          <table:table-cell table:formula="of:=IF([$work.K34]=&quot;&quot;;&quot;&quot;;[$work.K34])" office:value-type="float" office:value="1" calcext:value-type="float">
            <text:p>1</text:p>
          </table:table-cell>
          <table:table-cell table:number-columns-repeated="4"/>
          <table:table-cell table:formula="of:=([.J93]=1)+([.H93]=1)+([.F93]=1)+([.D93]=1)" office:value-type="float" office:value="1" calcext:value-type="float">
            <text:p>1</text:p>
          </table:table-cell>
          <table:table-cell table:style-name="ce31" table:formula="of:=IF(AND(COUNT([.C92:.J92]) &gt; 0;[.O93]&lt;&gt;&quot;&quot;);1;0)" office:value-type="float" office:value="1" calcext:value-type="float">
            <text:p>1</text:p>
          </table:table-cell>
          <table:table-cell table:formula="of:=IF([$work.Q34]=&quot;&quot;;&quot;&quot;;[$work.Q34]/SQRT([$work.$T33]))" office:value-type="float" office:value="9.42378800633931" calcext:value-type="float">
            <text:p>9.42378800633931</text:p>
          </table:table-cell>
          <table:table-cell table:formula="of:=[.N34]" office:value-type="float" office:value="299.794255951669" calcext:value-type="float">
            <text:p>299.794255951669</text:p>
          </table:table-cell>
          <table:table-cell table:formula="of:=IF([.O34]=&quot;&quot;;&quot;&quot;;[.O34])" office:value-type="float" office:value="248.669032816822" calcext:value-type="float">
            <text:p>248.669032816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4]=&quot;&quot;;&quot;&quot;;[$work.X34]/SQRT([$work.$T33]))" office:value-type="float" office:value="7.72663393209237" calcext:value-type="float">
            <text:p>7.72663393209237</text:p>
          </table:table-cell>
          <table:table-cell table:formula="of:=IF([$work.Y34]=&quot;&quot;;&quot;&quot;;[$work.Y34]/SQRT([$work.$T33]))" office:value-type="float" office:value="7.72663393209237" calcext:value-type="float">
            <text:p>7.72663393209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4]=&quot;&quot;;&quot;&quot;;[$work.AE34]/SQRT([$work.$T33]))" office:value-type="float" office:value="125.741012303267" calcext:value-type="float">
            <text:p>125.741012303267</text:p>
          </table:table-cell>
          <table:table-cell table:number-columns-repeated="14"/>
        </table:table-row>
        <table:table-row table:style-name="ro1">
          <table:table-cell table:formula="of:=[.A35]" office:value-type="float" office:value="43" calcext:value-type="float">
            <text:p>43</text:p>
          </table:table-cell>
          <table:table-cell table:formula="of:=[.B93]" office:value-type="float" office:value="2" calcext:value-type="float">
            <text:p>2</text:p>
          </table:table-cell>
          <table:table-cell table:number-columns-repeated="2"/>
          <table:table-cell table:formula="of:=IF([$work.J35]=&quot;&quot;;&quot;&quot;;[$work.J35])" office:value-type="float" office:value="0" calcext:value-type="float">
            <text:p>0</text:p>
          </table:table-cell>
          <table:table-cell table:formula="of:=IF([$work.K35]=&quot;&quot;;&quot;&quot;;[$work.K35])" office:value-type="float" office:value="0" calcext:value-type="float">
            <text:p>0</text:p>
          </table:table-cell>
          <table:table-cell table:number-columns-repeated="4"/>
          <table:table-cell table:formula="of:=([.J94]=1)+([.H94]=1)+([.F94]=1)+([.D94]=1)" office:value-type="float" office:value="0" calcext:value-type="float">
            <text:p>0</text:p>
          </table:table-cell>
          <table:table-cell table:style-name="ce31" table:formula="of:=IF(AND(COUNT([.C93:.J93]) &gt; 0;[.O94]&lt;&gt;&quot;&quot;);1;0)" office:value-type="float" office:value="1" calcext:value-type="float">
            <text:p>1</text:p>
          </table:table-cell>
          <table:table-cell table:formula="of:=IF([$work.Q35]=&quot;&quot;;&quot;&quot;;[$work.Q35]/SQRT([$work.$T34]))" office:value-type="float" office:value="10.5390624142447" calcext:value-type="float">
            <text:p>10.5390624142447</text:p>
          </table:table-cell>
          <table:table-cell table:formula="of:=[.N35]" office:value-type="float" office:value="353.018072425989" calcext:value-type="float">
            <text:p>353.018072425989</text:p>
          </table:table-cell>
          <table:table-cell table:formula="of:=IF([.O35]=&quot;&quot;;&quot;&quot;;[.O35])" office:value-type="float" office:value="317.599307358624" calcext:value-type="float">
            <text:p>317.599307358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5]=&quot;&quot;;&quot;&quot;;[$work.X35]/SQRT([$work.$T34]))" office:value-type="float" office:value="9.83767823264146" calcext:value-type="float">
            <text:p>9.83767823264146</text:p>
          </table:table-cell>
          <table:table-cell table:formula="of:=IF([$work.Y35]=&quot;&quot;;&quot;&quot;;[$work.Y35]/SQRT([$work.$T34]))" office:value-type="float" office:value="9.83767823264146" calcext:value-type="float">
            <text:p>9.83767823264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5]=&quot;&quot;;&quot;&quot;;[$work.AE35]/SQRT([$work.$T3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6]" office:value-type="float" office:value="44" calcext:value-type="float">
            <text:p>44</text:p>
          </table:table-cell>
          <table:table-cell table:formula="of:=[.B94]" office:value-type="float" office:value="2" calcext:value-type="float">
            <text:p>2</text:p>
          </table:table-cell>
          <table:table-cell table:number-columns-repeated="2"/>
          <table:table-cell table:formula="of:=IF([$work.J36]=&quot;&quot;;&quot;&quot;;[$work.J36])">
            <text:p/>
          </table:table-cell>
          <table:table-cell table:formula="of:=IF([$work.K36]=&quot;&quot;;&quot;&quot;;[$work.K36])">
            <text:p/>
          </table:table-cell>
          <table:table-cell table:number-columns-repeated="4"/>
          <table:table-cell table:formula="of:=([.J95]=1)+([.H95]=1)+([.F95]=1)+([.D95]=1)" office:value-type="float" office:value="0" calcext:value-type="float">
            <text:p>0</text:p>
          </table:table-cell>
          <table:table-cell table:style-name="ce31" table:formula="of:=IF(AND(COUNT([.C94:.J94]) &gt; 0;[.O95]&lt;&gt;&quot;&quot;);1;0)" office:value-type="float" office:value="1" calcext:value-type="float">
            <text:p>1</text:p>
          </table:table-cell>
          <table:table-cell table:formula="of:=IF([$work.Q36]=&quot;&quot;;&quot;&quot;;[$work.Q36]/SQRT([$work.$T35]))" office:value-type="float" office:value="7.77556811168544" calcext:value-type="float">
            <text:p>7.77556811168544</text:p>
          </table:table-cell>
          <table:table-cell table:formula="of:=[.N36]" office:value-type="float" office:value="285.440166889409" calcext:value-type="float">
            <text:p>285.440166889409</text:p>
          </table:table-cell>
          <table:table-cell table:formula="of:=IF([.O36]=&quot;&quot;;&quot;&quot;;[.O36])" office:value-type="float" office:value="364.389172467842" calcext:value-type="float">
            <text:p>364.3891724678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6]=&quot;&quot;;&quot;&quot;;[$work.X36]/SQRT([$work.$T35]))" office:value-type="float" office:value="0" calcext:value-type="float">
            <text:p>0</text:p>
          </table:table-cell>
          <table:table-cell table:formula="of:=IF([$work.Y36]=&quot;&quot;;&quot;&quot;;[$work.Y36]/SQRT([$work.$T3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6]=&quot;&quot;;&quot;&quot;;[$work.AE36]/SQRT([$work.$T35]))">
            <text:p/>
          </table:table-cell>
          <table:table-cell table:number-columns-repeated="14"/>
        </table:table-row>
        <table:table-row table:style-name="ro1">
          <table:table-cell table:formula="of:=[.A37]" office:value-type="float" office:value="45" calcext:value-type="float">
            <text:p>45</text:p>
          </table:table-cell>
          <table:table-cell table:formula="of:=[.B95]" office:value-type="float" office:value="2" calcext:value-type="float">
            <text:p>2</text:p>
          </table:table-cell>
          <table:table-cell table:number-columns-repeated="2"/>
          <table:table-cell table:formula="of:=IF([$work.J37]=&quot;&quot;;&quot;&quot;;[$work.J37])" office:value-type="float" office:value="0" calcext:value-type="float">
            <text:p>0</text:p>
          </table:table-cell>
          <table:table-cell table:formula="of:=IF([$work.K37]=&quot;&quot;;&quot;&quot;;[$work.K37])" office:value-type="float" office:value="0" calcext:value-type="float">
            <text:p>0</text:p>
          </table:table-cell>
          <table:table-cell table:number-columns-repeated="4"/>
          <table:table-cell table:formula="of:=([.J96]=1)+([.H96]=1)+([.F96]=1)+([.D96]=1)" office:value-type="float" office:value="0" calcext:value-type="float">
            <text:p>0</text:p>
          </table:table-cell>
          <table:table-cell table:style-name="ce31" table:formula="of:=IF(AND(COUNT([.C95:.J95]) &gt; 0;[.O96]&lt;&gt;&quot;&quot;);1;0)" office:value-type="float" office:value="0" calcext:value-type="float">
            <text:p>0</text:p>
          </table:table-cell>
          <table:table-cell table:formula="of:=IF([$work.Q37]=&quot;&quot;;&quot;&quot;;[$work.Q37]/SQRT([$work.$T36]))" office:value-type="float" office:value="6.53950861439003" calcext:value-type="float">
            <text:p>6.53950861439003</text:p>
          </table:table-cell>
          <table:table-cell table:formula="of:=[.N37]" office:value-type="float" office:value="253.592652356637" calcext:value-type="float">
            <text:p>253.592652356637</text:p>
          </table:table-cell>
          <table:table-cell table:formula="of:=IF([.O37]=&quot;&quot;;&quot;&quot;;[.O37])" office:value-type="float" office:value="337.56800159231" calcext:value-type="float">
            <text:p>337.56800159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7]=&quot;&quot;;&quot;&quot;;[$work.X37]/SQRT([$work.$T36]))">
            <text:p/>
          </table:table-cell>
          <table:table-cell table:formula="of:=IF([$work.Y37]=&quot;&quot;;&quot;&quot;;[$work.Y37]/SQRT([$work.$T3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7]=&quot;&quot;;&quot;&quot;;[$work.AE37]/SQRT([$work.$T3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8]" office:value-type="float" office:value="46" calcext:value-type="float">
            <text:p>46</text:p>
          </table:table-cell>
          <table:table-cell table:formula="of:=[.B96]" office:value-type="float" office:value="2" calcext:value-type="float">
            <text:p>2</text:p>
          </table:table-cell>
          <table:table-cell table:number-columns-repeated="2"/>
          <table:table-cell table:formula="of:=IF([$work.J38]=&quot;&quot;;&quot;&quot;;[$work.J38])" office:value-type="float" office:value="0" calcext:value-type="float">
            <text:p>0</text:p>
          </table:table-cell>
          <table:table-cell table:formula="of:=IF([$work.K38]=&quot;&quot;;&quot;&quot;;[$work.K38])" office:value-type="float" office:value="0" calcext:value-type="float">
            <text:p>0</text:p>
          </table:table-cell>
          <table:table-cell table:number-columns-repeated="4"/>
          <table:table-cell table:formula="of:=([.J97]=1)+([.H97]=1)+([.F97]=1)+([.D97]=1)" office:value-type="float" office:value="0" calcext:value-type="float">
            <text:p>0</text:p>
          </table:table-cell>
          <table:table-cell table:style-name="ce31" table:formula="of:=IF(AND(COUNT([.C96:.J96]) &gt; 0;[.O97]&lt;&gt;&quot;&quot;);1;0)" office:value-type="float" office:value="1" calcext:value-type="float">
            <text:p>1</text:p>
          </table:table-cell>
          <table:table-cell table:formula="of:=IF([$work.Q38]=&quot;&quot;;&quot;&quot;;[$work.Q38]/SQRT([$work.$T37]))" office:value-type="float" office:value="4.80013783383816" calcext:value-type="float">
            <text:p>4.80013783383816</text:p>
          </table:table-cell>
          <table:table-cell table:formula="of:=[.N38]" office:value-type="float" office:value="167.266626789487" calcext:value-type="float">
            <text:p>167.266626789487</text:p>
          </table:table-cell>
          <table:table-cell table:formula="of:=IF([.O38]=&quot;&quot;;&quot;&quot;;[.O38])" office:value-type="float" office:value="280.492596751721" calcext:value-type="float">
            <text:p>280.4925967517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8]=&quot;&quot;;&quot;&quot;;[$work.X38]/SQRT([$work.$T37]))" office:value-type="float" office:value="0" calcext:value-type="float">
            <text:p>0</text:p>
          </table:table-cell>
          <table:table-cell table:formula="of:=IF([$work.Y38]=&quot;&quot;;&quot;&quot;;[$work.Y38]/SQRT([$work.$T3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8]=&quot;&quot;;&quot;&quot;;[$work.AE38]/SQRT([$work.$T3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9]" office:value-type="float" office:value="47" calcext:value-type="float">
            <text:p>47</text:p>
          </table:table-cell>
          <table:table-cell table:formula="of:=[.B97]" office:value-type="float" office:value="2" calcext:value-type="float">
            <text:p>2</text:p>
          </table:table-cell>
          <table:table-cell table:number-columns-repeated="2"/>
          <table:table-cell table:formula="of:=IF([$work.J39]=&quot;&quot;;&quot;&quot;;[$work.J39])" office:value-type="float" office:value="0.4" calcext:value-type="float">
            <text:p>0.4</text:p>
          </table:table-cell>
          <table:table-cell table:formula="of:=IF([$work.K39]=&quot;&quot;;&quot;&quot;;[$work.K39])" office:value-type="float" office:value="1" calcext:value-type="float">
            <text:p>1</text:p>
          </table:table-cell>
          <table:table-cell table:number-columns-repeated="4"/>
          <table:table-cell table:formula="of:=([.J98]=1)+([.H98]=1)+([.F98]=1)+([.D98]=1)" office:value-type="float" office:value="1" calcext:value-type="float">
            <text:p>1</text:p>
          </table:table-cell>
          <table:table-cell table:style-name="ce31" table:formula="of:=IF(AND(COUNT([.C97:.J97]) &gt; 0;[.O98]&lt;&gt;&quot;&quot;);1;0)" office:value-type="float" office:value="1" calcext:value-type="float">
            <text:p>1</text:p>
          </table:table-cell>
          <table:table-cell table:formula="of:=IF([$work.Q39]=&quot;&quot;;&quot;&quot;;[$work.Q39]/SQRT([$work.$T38]))" office:value-type="float" office:value="4.48794955927428" calcext:value-type="float">
            <text:p>4.48794955927428</text:p>
          </table:table-cell>
          <table:table-cell table:formula="of:=[.N39]" office:value-type="float" office:value="150.150874866633" calcext:value-type="float">
            <text:p>150.150874866633</text:p>
          </table:table-cell>
          <table:table-cell table:formula="of:=IF([.O39]=&quot;&quot;;&quot;&quot;;[.O39])" office:value-type="float" office:value="202.160487872593" calcext:value-type="float">
            <text:p>202.1604878725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9]=&quot;&quot;;&quot;&quot;;[$work.X39]/SQRT([$work.$T38]))" office:value-type="float" office:value="0" calcext:value-type="float">
            <text:p>0</text:p>
          </table:table-cell>
          <table:table-cell table:formula="of:=IF([$work.Y39]=&quot;&quot;;&quot;&quot;;[$work.Y39]/SQRT([$work.$T3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9]=&quot;&quot;;&quot;&quot;;[$work.AE39]/SQRT([$work.$T38]))" office:value-type="float" office:value="142.435101422674" calcext:value-type="float">
            <text:p>142.435101422674</text:p>
          </table:table-cell>
          <table:table-cell table:number-columns-repeated="14"/>
        </table:table-row>
        <table:table-row table:style-name="ro1">
          <table:table-cell table:formula="of:=[.A40]" office:value-type="float" office:value="48" calcext:value-type="float">
            <text:p>48</text:p>
          </table:table-cell>
          <table:table-cell table:formula="of:=[.B98]" office:value-type="float" office:value="2" calcext:value-type="float">
            <text:p>2</text:p>
          </table:table-cell>
          <table:table-cell table:number-columns-repeated="2"/>
          <table:table-cell table:formula="of:=IF([$work.J40]=&quot;&quot;;&quot;&quot;;[$work.J40])" office:value-type="float" office:value="0.4" calcext:value-type="float">
            <text:p>0.4</text:p>
          </table:table-cell>
          <table:table-cell table:formula="of:=IF([$work.K40]=&quot;&quot;;&quot;&quot;;[$work.K40])" office:value-type="float" office:value="1" calcext:value-type="float">
            <text:p>1</text:p>
          </table:table-cell>
          <table:table-cell table:number-columns-repeated="4"/>
          <table:table-cell table:formula="of:=([.J99]=1)+([.H99]=1)+([.F99]=1)+([.D99]=1)" office:value-type="float" office:value="1" calcext:value-type="float">
            <text:p>1</text:p>
          </table:table-cell>
          <table:table-cell table:style-name="ce31" table:formula="of:=IF(AND(COUNT([.C98:.J98]) &gt; 0;[.O99]&lt;&gt;&quot;&quot;);1;0)" office:value-type="float" office:value="1" calcext:value-type="float">
            <text:p>1</text:p>
          </table:table-cell>
          <table:table-cell table:formula="of:=IF([$work.Q40]=&quot;&quot;;&quot;&quot;;[$work.Q40]/SQRT([$work.$T39]))" office:value-type="float" office:value="4.995494143355" calcext:value-type="float">
            <text:p>4.995494143355</text:p>
          </table:table-cell>
          <table:table-cell table:formula="of:=[.N40]" office:value-type="float" office:value="151.925745651272" calcext:value-type="float">
            <text:p>151.925745651272</text:p>
          </table:table-cell>
          <table:table-cell table:formula="of:=IF([.O40]=&quot;&quot;;&quot;&quot;;[.O40])" office:value-type="float" office:value="167.940245067743" calcext:value-type="float">
            <text:p>167.9402450677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0]=&quot;&quot;;&quot;&quot;;[$work.X40]/SQRT([$work.$T39]))" office:value-type="float" office:value="2.68032923946336" calcext:value-type="float">
            <text:p>2.68032923946336</text:p>
          </table:table-cell>
          <table:table-cell table:formula="of:=IF([$work.Y40]=&quot;&quot;;&quot;&quot;;[$work.Y40]/SQRT([$work.$T39]))" office:value-type="float" office:value="2.68032923946336" calcext:value-type="float">
            <text:p>2.680329239463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0]=&quot;&quot;;&quot;&quot;;[$work.AE40]/SQRT([$work.$T39]))" office:value-type="float" office:value="96.1645052456969" calcext:value-type="float">
            <text:p>96.1645052456969</text:p>
          </table:table-cell>
          <table:table-cell table:number-columns-repeated="14"/>
        </table:table-row>
        <table:table-row table:style-name="ro1">
          <table:table-cell table:formula="of:=[.A41]" office:value-type="float" office:value="49" calcext:value-type="float">
            <text:p>49</text:p>
          </table:table-cell>
          <table:table-cell table:formula="of:=[.B99]" office:value-type="float" office:value="2" calcext:value-type="float">
            <text:p>2</text:p>
          </table:table-cell>
          <table:table-cell table:number-columns-repeated="2"/>
          <table:table-cell table:formula="of:=IF([$work.J41]=&quot;&quot;;&quot;&quot;;[$work.J41])" office:value-type="float" office:value="0.4" calcext:value-type="float">
            <text:p>0.4</text:p>
          </table:table-cell>
          <table:table-cell table:formula="of:=IF([$work.K41]=&quot;&quot;;&quot;&quot;;[$work.K41])" office:value-type="float" office:value="1" calcext:value-type="float">
            <text:p>1</text:p>
          </table:table-cell>
          <table:table-cell table:number-columns-repeated="4"/>
          <table:table-cell table:formula="of:=([.J100]=1)+([.H100]=1)+([.F100]=1)+([.D100]=1)" office:value-type="float" office:value="1" calcext:value-type="float">
            <text:p>1</text:p>
          </table:table-cell>
          <table:table-cell table:style-name="ce31" table:formula="of:=IF(AND(COUNT([.C99:.J99]) &gt; 0;[.O100]&lt;&gt;&quot;&quot;);1;0)" office:value-type="float" office:value="1" calcext:value-type="float">
            <text:p>1</text:p>
          </table:table-cell>
          <table:table-cell table:formula="of:=IF([$work.Q41]=&quot;&quot;;&quot;&quot;;[$work.Q41]/SQRT([$work.$T40]))" office:value-type="float" office:value="5.83464583400374" calcext:value-type="float">
            <text:p>5.83464583400374</text:p>
          </table:table-cell>
          <table:table-cell table:formula="of:=[.N41]" office:value-type="float" office:value="162.289368515005" calcext:value-type="float">
            <text:p>162.289368515005</text:p>
          </table:table-cell>
          <table:table-cell table:formula="of:=IF([.O41]=&quot;&quot;;&quot;&quot;;[.O41])" office:value-type="float" office:value="154.80430635642" calcext:value-type="float">
            <text:p>154.804306356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1]=&quot;&quot;;&quot;&quot;;[$work.X41]/SQRT([$work.$T40]))" office:value-type="float" office:value="2.91821498142561" calcext:value-type="float">
            <text:p>2.91821498142561</text:p>
          </table:table-cell>
          <table:table-cell table:formula="of:=IF([$work.Y41]=&quot;&quot;;&quot;&quot;;[$work.Y41]/SQRT([$work.$T40]))" office:value-type="float" office:value="2.91821498142561" calcext:value-type="float">
            <text:p>2.91821498142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1]=&quot;&quot;;&quot;&quot;;[$work.AE41]/SQRT([$work.$T40]))" office:value-type="float" office:value="72.8269774559861" calcext:value-type="float">
            <text:p>72.8269774559861</text:p>
          </table:table-cell>
          <table:table-cell table:number-columns-repeated="14"/>
        </table:table-row>
        <table:table-row table:style-name="ro1">
          <table:table-cell table:formula="of:=[.A42]" office:value-type="float" office:value="50" calcext:value-type="float">
            <text:p>50</text:p>
          </table:table-cell>
          <table:table-cell table:formula="of:=[.B100]" office:value-type="float" office:value="2" calcext:value-type="float">
            <text:p>2</text:p>
          </table:table-cell>
          <table:table-cell table:number-columns-repeated="2"/>
          <table:table-cell table:formula="of:=IF([$work.J42]=&quot;&quot;;&quot;&quot;;[$work.J42])" office:value-type="float" office:value="0.4" calcext:value-type="float">
            <text:p>0.4</text:p>
          </table:table-cell>
          <table:table-cell table:formula="of:=IF([$work.K42]=&quot;&quot;;&quot;&quot;;[$work.K42])" office:value-type="float" office:value="1" calcext:value-type="float">
            <text:p>1</text:p>
          </table:table-cell>
          <table:table-cell table:number-columns-repeated="4"/>
          <table:table-cell table:formula="of:=([.J101]=1)+([.H101]=1)+([.F101]=1)+([.D101]=1)" office:value-type="float" office:value="1" calcext:value-type="float">
            <text:p>1</text:p>
          </table:table-cell>
          <table:table-cell table:style-name="ce31" table:formula="of:=IF(AND(COUNT([.C100:.J100]) &gt; 0;[.O101]&lt;&gt;&quot;&quot;);1;0)" office:value-type="float" office:value="1" calcext:value-type="float">
            <text:p>1</text:p>
          </table:table-cell>
          <table:table-cell table:formula="of:=IF([$work.Q42]=&quot;&quot;;&quot;&quot;;[$work.Q42]/SQRT([$work.$T41]))" office:value-type="float" office:value="8.45295513002572" calcext:value-type="float">
            <text:p>8.45295513002572</text:p>
          </table:table-cell>
          <table:table-cell table:formula="of:=[.N42]" office:value-type="float" office:value="207.201380596781" calcext:value-type="float">
            <text:p>207.201380596781</text:p>
          </table:table-cell>
          <table:table-cell table:formula="of:=IF([.O42]=&quot;&quot;;&quot;&quot;;[.O42])" office:value-type="float" office:value="164.753939898703" calcext:value-type="float">
            <text:p>164.7539398987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2]=&quot;&quot;;&quot;&quot;;[$work.X42]/SQRT([$work.$T41]))" office:value-type="float" office:value="3.48442387672345" calcext:value-type="float">
            <text:p>3.48442387672345</text:p>
          </table:table-cell>
          <table:table-cell table:formula="of:=IF([$work.Y42]=&quot;&quot;;&quot;&quot;;[$work.Y42]/SQRT([$work.$T41]))" office:value-type="float" office:value="3.48442387672345" calcext:value-type="float">
            <text:p>3.484423876723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2]=&quot;&quot;;&quot;&quot;;[$work.AE42]/SQRT([$work.$T41]))" office:value-type="float" office:value="62.3810151735843" calcext:value-type="float">
            <text:p>62.3810151735843</text:p>
          </table:table-cell>
          <table:table-cell table:number-columns-repeated="14"/>
        </table:table-row>
        <table:table-row table:style-name="ro1">
          <table:table-cell table:formula="of:=[.A43]" office:value-type="float" office:value="51" calcext:value-type="float">
            <text:p>51</text:p>
          </table:table-cell>
          <table:table-cell table:formula="of:=[.B101]" office:value-type="float" office:value="2" calcext:value-type="float">
            <text:p>2</text:p>
          </table:table-cell>
          <table:table-cell table:number-columns-repeated="2"/>
          <table:table-cell table:formula="of:=IF([$work.J43]=&quot;&quot;;&quot;&quot;;[$work.J43])" office:value-type="float" office:value="0.4" calcext:value-type="float">
            <text:p>0.4</text:p>
          </table:table-cell>
          <table:table-cell table:formula="of:=IF([$work.K43]=&quot;&quot;;&quot;&quot;;[$work.K43])" office:value-type="float" office:value="1" calcext:value-type="float">
            <text:p>1</text:p>
          </table:table-cell>
          <table:table-cell table:number-columns-repeated="4"/>
          <table:table-cell table:formula="of:=([.J102]=1)+([.H102]=1)+([.F102]=1)+([.D102]=1)" office:value-type="float" office:value="1" calcext:value-type="float">
            <text:p>1</text:p>
          </table:table-cell>
          <table:table-cell table:style-name="ce31" table:formula="of:=IF(AND(COUNT([.C101:.J101]) &gt; 0;[.O102]&lt;&gt;&quot;&quot;);1;0)" office:value-type="float" office:value="1" calcext:value-type="float">
            <text:p>1</text:p>
          </table:table-cell>
          <table:table-cell table:formula="of:=IF([$work.Q43]=&quot;&quot;;&quot;&quot;;[$work.Q43]/SQRT([$work.$T42]))" office:value-type="float" office:value="9.38309850154352" calcext:value-type="float">
            <text:p>9.38309850154352</text:p>
          </table:table-cell>
          <table:table-cell table:formula="of:=[.N43]" office:value-type="float" office:value="249.263342822127" calcext:value-type="float">
            <text:p>249.263342822127</text:p>
          </table:table-cell>
          <table:table-cell table:formula="of:=IF([.O43]=&quot;&quot;;&quot;&quot;;[.O43])" office:value-type="float" office:value="197.375931021455" calcext:value-type="float">
            <text:p>197.375931021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3]=&quot;&quot;;&quot;&quot;;[$work.X43]/SQRT([$work.$T42]))" office:value-type="float" office:value="4.80942479195481" calcext:value-type="float">
            <text:p>4.80942479195481</text:p>
          </table:table-cell>
          <table:table-cell table:formula="of:=IF([$work.Y43]=&quot;&quot;;&quot;&quot;;[$work.Y43]/SQRT([$work.$T42]))" office:value-type="float" office:value="4.80942479195481" calcext:value-type="float">
            <text:p>4.809424791954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3]=&quot;&quot;;&quot;&quot;;[$work.AE43]/SQRT([$work.$T42]))" office:value-type="float" office:value="58.5395281643746" calcext:value-type="float">
            <text:p>58.5395281643746</text:p>
          </table:table-cell>
          <table:table-cell table:number-columns-repeated="14"/>
        </table:table-row>
        <table:table-row table:style-name="ro1">
          <table:table-cell table:formula="of:=[.A44]" office:value-type="float" office:value="52" calcext:value-type="float">
            <text:p>52</text:p>
          </table:table-cell>
          <table:table-cell table:formula="of:=[.B102]" office:value-type="float" office:value="2" calcext:value-type="float">
            <text:p>2</text:p>
          </table:table-cell>
          <table:table-cell table:number-columns-repeated="2"/>
          <table:table-cell table:formula="of:=IF([$work.J44]=&quot;&quot;;&quot;&quot;;[$work.J44])">
            <text:p/>
          </table:table-cell>
          <table:table-cell table:formula="of:=IF([$work.K44]=&quot;&quot;;&quot;&quot;;[$work.K44])">
            <text:p/>
          </table:table-cell>
          <table:table-cell table:number-columns-repeated="4"/>
          <table:table-cell table:formula="of:=([.J103]=1)+([.H103]=1)+([.F103]=1)+([.D103]=1)" office:value-type="float" office:value="0" calcext:value-type="float">
            <text:p>0</text:p>
          </table:table-cell>
          <table:table-cell table:style-name="ce31" table:formula="of:=IF(AND(COUNT([.C102:.J102]) &gt; 0;[.O103]&lt;&gt;&quot;&quot;);1;0)" office:value-type="float" office:value="1" calcext:value-type="float">
            <text:p>1</text:p>
          </table:table-cell>
          <table:table-cell table:formula="of:=IF([$work.Q44]=&quot;&quot;;&quot;&quot;;[$work.Q44]/SQRT([$work.$T43]))" office:value-type="float" office:value="8.14691514252002" calcext:value-type="float">
            <text:p>8.14691514252002</text:p>
          </table:table-cell>
          <table:table-cell table:formula="of:=[.N44]" office:value-type="float" office:value="216.843335650134" calcext:value-type="float">
            <text:p>216.843335650134</text:p>
          </table:table-cell>
          <table:table-cell table:formula="of:=IF([.O44]=&quot;&quot;;&quot;&quot;;[.O44])" office:value-type="float" office:value="239.036367538479" calcext:value-type="float">
            <text:p>239.0363675384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4]=&quot;&quot;;&quot;&quot;;[$work.X44]/SQRT([$work.$T43]))" office:value-type="float" office:value="5.383154094223" calcext:value-type="float">
            <text:p>5.383154094223</text:p>
          </table:table-cell>
          <table:table-cell table:formula="of:=IF([$work.Y44]=&quot;&quot;;&quot;&quot;;[$work.Y44]/SQRT([$work.$T43]))" office:value-type="float" office:value="5.383154094223" calcext:value-type="float">
            <text:p>5.383154094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4]=&quot;&quot;;&quot;&quot;;[$work.AE44]/SQRT([$work.$T43]))">
            <text:p/>
          </table:table-cell>
          <table:table-cell table:number-columns-repeated="14"/>
        </table:table-row>
        <table:table-row table:style-name="ro1">
          <table:table-cell table:formula="of:=[.A45]" office:value-type="float" office:value="53" calcext:value-type="float">
            <text:p>53</text:p>
          </table:table-cell>
          <table:table-cell table:formula="of:=[.B103]" office:value-type="float" office:value="2" calcext:value-type="float">
            <text:p>2</text:p>
          </table:table-cell>
          <table:table-cell table:number-columns-repeated="2"/>
          <table:table-cell table:formula="of:=IF([$work.J45]=&quot;&quot;;&quot;&quot;;[$work.J45])">
            <text:p/>
          </table:table-cell>
          <table:table-cell table:formula="of:=IF([$work.K45]=&quot;&quot;;&quot;&quot;;[$work.K45])">
            <text:p/>
          </table:table-cell>
          <table:table-cell table:number-columns-repeated="4"/>
          <table:table-cell table:formula="of:=([.J104]=1)+([.H104]=1)+([.F104]=1)+([.D104]=1)" office:value-type="float" office:value="0" calcext:value-type="float">
            <text:p>0</text:p>
          </table:table-cell>
          <table:table-cell table:style-name="ce31" table:formula="of:=IF(AND(COUNT([.C103:.J103]) &gt; 0;[.O104]&lt;&gt;&quot;&quot;);1;0)" office:value-type="float" office:value="0" calcext:value-type="float">
            <text:p>0</text:p>
          </table:table-cell>
          <table:table-cell table:formula="of:=IF([$work.Q45]=&quot;&quot;;&quot;&quot;;[$work.Q45]/SQRT([$work.$T44]))" office:value-type="float" office:value="10.6118720681331" calcext:value-type="float">
            <text:p>10.6118720681331</text:p>
          </table:table-cell>
          <table:table-cell table:formula="of:=[.N45]" office:value-type="float" office:value="334.239169516323" calcext:value-type="float">
            <text:p>334.239169516323</text:p>
          </table:table-cell>
          <table:table-cell table:formula="of:=IF([.O45]=&quot;&quot;;&quot;&quot;;[.O45])" office:value-type="float" office:value="261.923530200567" calcext:value-type="float">
            <text:p>261.923530200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5]=&quot;&quot;;&quot;&quot;;[$work.X45]/SQRT([$work.$T44]))">
            <text:p/>
          </table:table-cell>
          <table:table-cell table:formula="of:=IF([$work.Y45]=&quot;&quot;;&quot;&quot;;[$work.Y45]/SQRT([$work.$T4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5]=&quot;&quot;;&quot;&quot;;[$work.AE45]/SQRT([$work.$T44]))">
            <text:p/>
          </table:table-cell>
          <table:table-cell table:number-columns-repeated="14"/>
        </table:table-row>
        <table:table-row table:style-name="ro1">
          <table:table-cell table:formula="of:=[.A46]" office:value-type="float" office:value="54" calcext:value-type="float">
            <text:p>54</text:p>
          </table:table-cell>
          <table:table-cell table:formula="of:=[.B104]" office:value-type="float" office:value="2" calcext:value-type="float">
            <text:p>2</text:p>
          </table:table-cell>
          <table:table-cell table:number-columns-repeated="2"/>
          <table:table-cell table:formula="of:=IF([$work.J46]=&quot;&quot;;&quot;&quot;;[$work.J46])">
            <text:p/>
          </table:table-cell>
          <table:table-cell table:formula="of:=IF([$work.K46]=&quot;&quot;;&quot;&quot;;[$work.K46])">
            <text:p/>
          </table:table-cell>
          <table:table-cell table:number-columns-repeated="4"/>
          <table:table-cell table:formula="of:=([.J105]=1)+([.H105]=1)+([.F105]=1)+([.D105]=1)" office:value-type="float" office:value="0" calcext:value-type="float">
            <text:p>0</text:p>
          </table:table-cell>
          <table:table-cell table:style-name="ce31" table:formula="of:=IF(AND(COUNT([.C104:.J104]) &gt; 0;[.O105]&lt;&gt;&quot;&quot;);1;0)" office:value-type="float" office:value="0" calcext:value-type="float">
            <text:p>0</text:p>
          </table:table-cell>
          <table:table-cell table:formula="of:=IF([$work.Q46]=&quot;&quot;;&quot;&quot;;[$work.Q46]/SQRT([$work.$T45]))" office:value-type="float" office:value="10.2053118679001" calcext:value-type="float">
            <text:p>10.2053118679001</text:p>
          </table:table-cell>
          <table:table-cell table:formula="of:=[.N46]" office:value-type="float" office:value="328.913587354004" calcext:value-type="float">
            <text:p>328.913587354004</text:p>
          </table:table-cell>
          <table:table-cell table:formula="of:=IF([.O46]=&quot;&quot;;&quot;&quot;;[.O46])" office:value-type="float" office:value="317.72110378584" calcext:value-type="float">
            <text:p>317.72110378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6]=&quot;&quot;;&quot;&quot;;[$work.X46]/SQRT([$work.$T45]))">
            <text:p/>
          </table:table-cell>
          <table:table-cell table:formula="of:=IF([$work.Y46]=&quot;&quot;;&quot;&quot;;[$work.Y46]/SQRT([$work.$T4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6]=&quot;&quot;;&quot;&quot;;[$work.AE46]/SQRT([$work.$T45]))">
            <text:p/>
          </table:table-cell>
          <table:table-cell table:number-columns-repeated="14"/>
        </table:table-row>
        <table:table-row table:style-name="ro1">
          <table:table-cell table:formula="of:=[.A47]" office:value-type="float" office:value="55" calcext:value-type="float">
            <text:p>55</text:p>
          </table:table-cell>
          <table:table-cell table:formula="of:=[.B105]" office:value-type="float" office:value="2" calcext:value-type="float">
            <text:p>2</text:p>
          </table:table-cell>
          <table:table-cell table:number-columns-repeated="2"/>
          <table:table-cell table:formula="of:=IF([$work.J47]=&quot;&quot;;&quot;&quot;;[$work.J47])" office:value-type="float" office:value="0.4" calcext:value-type="float">
            <text:p>0.4</text:p>
          </table:table-cell>
          <table:table-cell table:formula="of:=IF([$work.K47]=&quot;&quot;;&quot;&quot;;[$work.K47])" office:value-type="float" office:value="1" calcext:value-type="float">
            <text:p>1</text:p>
          </table:table-cell>
          <table:table-cell table:number-columns-repeated="4"/>
          <table:table-cell table:formula="of:=([.J106]=1)+([.H106]=1)+([.F106]=1)+([.D106]=1)" office:value-type="float" office:value="1" calcext:value-type="float">
            <text:p>1</text:p>
          </table:table-cell>
          <table:table-cell table:style-name="ce31" table:formula="of:=IF(AND(COUNT([.C105:.J105]) &gt; 0;[.O106]&lt;&gt;&quot;&quot;);1;0)" office:value-type="float" office:value="0" calcext:value-type="float">
            <text:p>0</text:p>
          </table:table-cell>
          <table:table-cell table:formula="of:=IF([$work.Q47]=&quot;&quot;;&quot;&quot;;[$work.Q47]/SQRT([$work.$T46]))" office:value-type="float" office:value="8.48494561129153" calcext:value-type="float">
            <text:p>8.48494561129153</text:p>
          </table:table-cell>
          <table:table-cell table:formula="of:=[.N47]" office:value-type="float" office:value="188.459359206132" calcext:value-type="float">
            <text:p>188.459359206132</text:p>
          </table:table-cell>
          <table:table-cell table:formula="of:=IF([.O47]=&quot;&quot;;&quot;&quot;;[.O47])" office:value-type="float" office:value="310.057788293127" calcext:value-type="float">
            <text:p>310.057788293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7]=&quot;&quot;;&quot;&quot;;[$work.X47]/SQRT([$work.$T46]))">
            <text:p/>
          </table:table-cell>
          <table:table-cell table:formula="of:=IF([$work.Y47]=&quot;&quot;;&quot;&quot;;[$work.Y47]/SQRT([$work.$T4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7]=&quot;&quot;;&quot;&quot;;[$work.AE47]/SQRT([$work.$T46]))" office:value-type="float" office:value="114.801621531801" calcext:value-type="float">
            <text:p>114.801621531801</text:p>
          </table:table-cell>
          <table:table-cell table:number-columns-repeated="14"/>
        </table:table-row>
        <table:table-row table:style-name="ro1">
          <table:table-cell table:formula="of:=[.A48]" office:value-type="float" office:value="56" calcext:value-type="float">
            <text:p>56</text:p>
          </table:table-cell>
          <table:table-cell table:formula="of:=[.B106]" office:value-type="float" office:value="2" calcext:value-type="float">
            <text:p>2</text:p>
          </table:table-cell>
          <table:table-cell table:number-columns-repeated="2"/>
          <table:table-cell table:formula="of:=IF([$work.J48]=&quot;&quot;;&quot;&quot;;[$work.J48])" office:value-type="float" office:value="0.4" calcext:value-type="float">
            <text:p>0.4</text:p>
          </table:table-cell>
          <table:table-cell table:formula="of:=IF([$work.K48]=&quot;&quot;;&quot;&quot;;[$work.K48])" office:value-type="float" office:value="1" calcext:value-type="float">
            <text:p>1</text:p>
          </table:table-cell>
          <table:table-cell table:number-columns-repeated="4"/>
          <table:table-cell table:formula="of:=([.J107]=1)+([.H107]=1)+([.F107]=1)+([.D107]=1)" office:value-type="float" office:value="1" calcext:value-type="float">
            <text:p>1</text:p>
          </table:table-cell>
          <table:table-cell table:style-name="ce31" table:formula="of:=IF(AND(COUNT([.C106:.J106]) &gt; 0;[.O107]&lt;&gt;&quot;&quot;);1;0)" office:value-type="float" office:value="1" calcext:value-type="float">
            <text:p>1</text:p>
          </table:table-cell>
          <table:table-cell table:formula="of:=IF([$work.Q48]=&quot;&quot;;&quot;&quot;;[$work.Q48]/SQRT([$work.$T47]))" office:value-type="float" office:value="9.95222451859491" calcext:value-type="float">
            <text:p>9.95222451859491</text:p>
          </table:table-cell>
          <table:table-cell table:formula="of:=[.N48]" office:value-type="float" office:value="201.613896956741" calcext:value-type="float">
            <text:p>201.613896956741</text:p>
          </table:table-cell>
          <table:table-cell table:formula="of:=IF([.O48]=&quot;&quot;;&quot;&quot;;[.O48])" office:value-type="float" office:value="234.246949791027" calcext:value-type="float">
            <text:p>234.2469497910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8]=&quot;&quot;;&quot;&quot;;[$work.X48]/SQRT([$work.$T47]))" office:value-type="float" office:value="6.28540553281607" calcext:value-type="float">
            <text:p>6.28540553281607</text:p>
          </table:table-cell>
          <table:table-cell table:formula="of:=IF([$work.Y48]=&quot;&quot;;&quot;&quot;;[$work.Y48]/SQRT([$work.$T47]))" office:value-type="float" office:value="6.28540553281607" calcext:value-type="float">
            <text:p>6.285405532816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8]=&quot;&quot;;&quot;&quot;;[$work.AE48]/SQRT([$work.$T47]))" office:value-type="float" office:value="155.724043678013" calcext:value-type="float">
            <text:p>155.724043678013</text:p>
          </table:table-cell>
          <table:table-cell table:number-columns-repeated="14"/>
        </table:table-row>
        <table:table-row table:style-name="ro1">
          <table:table-cell table:formula="of:=[.A49]" office:value-type="float" office:value="57" calcext:value-type="float">
            <text:p>57</text:p>
          </table:table-cell>
          <table:table-cell table:formula="of:=[.B107]" office:value-type="float" office:value="2" calcext:value-type="float">
            <text:p>2</text:p>
          </table:table-cell>
          <table:table-cell table:number-columns-repeated="2"/>
          <table:table-cell table:formula="of:=IF([$work.J49]=&quot;&quot;;&quot;&quot;;[$work.J49])" office:value-type="float" office:value="0.4" calcext:value-type="float">
            <text:p>0.4</text:p>
          </table:table-cell>
          <table:table-cell table:formula="of:=IF([$work.K49]=&quot;&quot;;&quot;&quot;;[$work.K49])" office:value-type="float" office:value="1" calcext:value-type="float">
            <text:p>1</text:p>
          </table:table-cell>
          <table:table-cell table:number-columns-repeated="4"/>
          <table:table-cell table:formula="of:=([.J108]=1)+([.H108]=1)+([.F108]=1)+([.D108]=1)" office:value-type="float" office:value="1" calcext:value-type="float">
            <text:p>1</text:p>
          </table:table-cell>
          <table:table-cell table:style-name="ce31" table:formula="of:=IF(AND(COUNT([.C107:.J107]) &gt; 0;[.O108]&lt;&gt;&quot;&quot;);1;0)" office:value-type="float" office:value="1" calcext:value-type="float">
            <text:p>1</text:p>
          </table:table-cell>
          <table:table-cell table:formula="of:=IF([$work.Q49]=&quot;&quot;;&quot;&quot;;[$work.Q49]/SQRT([$work.$T48]))" office:value-type="float" office:value="10.3240700096676" calcext:value-type="float">
            <text:p>10.3240700096676</text:p>
          </table:table-cell>
          <table:table-cell table:formula="of:=[.N49]" office:value-type="float" office:value="215.413666529875" calcext:value-type="float">
            <text:p>215.413666529875</text:p>
          </table:table-cell>
          <table:table-cell table:formula="of:=IF([.O49]=&quot;&quot;;&quot;&quot;;[.O49])" office:value-type="float" office:value="216.083643427198" calcext:value-type="float">
            <text:p>216.083643427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9]=&quot;&quot;;&quot;&quot;;[$work.X49]/SQRT([$work.$T48]))" office:value-type="float" office:value="7.20495565476458" calcext:value-type="float">
            <text:p>7.20495565476458</text:p>
          </table:table-cell>
          <table:table-cell table:formula="of:=IF([$work.Y49]=&quot;&quot;;&quot;&quot;;[$work.Y49]/SQRT([$work.$T48]))" office:value-type="float" office:value="7.20495565476458" calcext:value-type="float">
            <text:p>7.20495565476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9]=&quot;&quot;;&quot;&quot;;[$work.AE49]/SQRT([$work.$T48]))" office:value-type="float" office:value="101.51005825705" calcext:value-type="float">
            <text:p>101.51005825705</text:p>
          </table:table-cell>
          <table:table-cell table:number-columns-repeated="14"/>
        </table:table-row>
        <table:table-row table:style-name="ro1">
          <table:table-cell table:formula="of:=[.A50]" office:value-type="float" office:value="58" calcext:value-type="float">
            <text:p>58</text:p>
          </table:table-cell>
          <table:table-cell table:formula="of:=[.B108]" office:value-type="float" office:value="2" calcext:value-type="float">
            <text:p>2</text:p>
          </table:table-cell>
          <table:table-cell table:number-columns-repeated="2"/>
          <table:table-cell table:formula="of:=IF([$work.J50]=&quot;&quot;;&quot;&quot;;[$work.J50])" office:value-type="float" office:value="0.4" calcext:value-type="float">
            <text:p>0.4</text:p>
          </table:table-cell>
          <table:table-cell table:formula="of:=IF([$work.K50]=&quot;&quot;;&quot;&quot;;[$work.K50])" office:value-type="float" office:value="1" calcext:value-type="float">
            <text:p>1</text:p>
          </table:table-cell>
          <table:table-cell table:number-columns-repeated="4"/>
          <table:table-cell table:formula="of:=([.J109]=1)+([.H109]=1)+([.F109]=1)+([.D109]=1)" office:value-type="float" office:value="1" calcext:value-type="float">
            <text:p>1</text:p>
          </table:table-cell>
          <table:table-cell table:style-name="ce31" table:formula="of:=IF(AND(COUNT([.C108:.J108]) &gt; 0;[.O109]&lt;&gt;&quot;&quot;);1;0)" office:value-type="float" office:value="1" calcext:value-type="float">
            <text:p>1</text:p>
          </table:table-cell>
          <table:table-cell table:formula="of:=IF([$work.Q50]=&quot;&quot;;&quot;&quot;;[$work.Q50]/SQRT([$work.$T49]))" office:value-type="float" office:value="11.6544730123555" calcext:value-type="float">
            <text:p>11.6544730123555</text:p>
          </table:table-cell>
          <table:table-cell table:formula="of:=[.N50]" office:value-type="float" office:value="229.193878880244" calcext:value-type="float">
            <text:p>229.193878880244</text:p>
          </table:table-cell>
          <table:table-cell table:formula="of:=IF([.O50]=&quot;&quot;;&quot;&quot;;[.O50])" office:value-type="float" office:value="217.542015084884" calcext:value-type="float">
            <text:p>217.5420150848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0]=&quot;&quot;;&quot;&quot;;[$work.X50]/SQRT([$work.$T49]))" office:value-type="float" office:value="7.35484224572535" calcext:value-type="float">
            <text:p>7.35484224572535</text:p>
          </table:table-cell>
          <table:table-cell table:formula="of:=IF([$work.Y50]=&quot;&quot;;&quot;&quot;;[$work.Y50]/SQRT([$work.$T49]))" office:value-type="float" office:value="7.35484224572535" calcext:value-type="float">
            <text:p>7.354842245725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0]=&quot;&quot;;&quot;&quot;;[$work.AE50]/SQRT([$work.$T49]))" office:value-type="float" office:value="87.0348252164697" calcext:value-type="float">
            <text:p>87.0348252164697</text:p>
          </table:table-cell>
          <table:table-cell table:number-columns-repeated="14"/>
        </table:table-row>
        <table:table-row table:style-name="ro1">
          <table:table-cell table:formula="of:=[.A51]" office:value-type="float" office:value="59" calcext:value-type="float">
            <text:p>59</text:p>
          </table:table-cell>
          <table:table-cell table:formula="of:=[.B109]" office:value-type="float" office:value="2" calcext:value-type="float">
            <text:p>2</text:p>
          </table:table-cell>
          <table:table-cell table:number-columns-repeated="2"/>
          <table:table-cell table:formula="of:=IF([$work.J51]=&quot;&quot;;&quot;&quot;;[$work.J51])" office:value-type="float" office:value="0.4" calcext:value-type="float">
            <text:p>0.4</text:p>
          </table:table-cell>
          <table:table-cell table:formula="of:=IF([$work.K51]=&quot;&quot;;&quot;&quot;;[$work.K51])" office:value-type="float" office:value="1" calcext:value-type="float">
            <text:p>1</text:p>
          </table:table-cell>
          <table:table-cell table:number-columns-repeated="4"/>
          <table:table-cell table:formula="of:=([.J110]=1)+([.H110]=1)+([.F110]=1)+([.D110]=1)" office:value-type="float" office:value="1" calcext:value-type="float">
            <text:p>1</text:p>
          </table:table-cell>
          <table:table-cell table:style-name="ce31" table:formula="of:=IF(AND(COUNT([.C109:.J109]) &gt; 0;[.O110]&lt;&gt;&quot;&quot;);1;0)" office:value-type="float" office:value="1" calcext:value-type="float">
            <text:p>1</text:p>
          </table:table-cell>
          <table:table-cell table:formula="of:=IF([$work.Q51]=&quot;&quot;;&quot;&quot;;[$work.Q51]/SQRT([$work.$T50]))" office:value-type="float" office:value="12.8717671522149" calcext:value-type="float">
            <text:p>12.8717671522149</text:p>
          </table:table-cell>
          <table:table-cell table:formula="of:=[.N51]" office:value-type="float" office:value="238.253270532095" calcext:value-type="float">
            <text:p>238.253270532095</text:p>
          </table:table-cell>
          <table:table-cell table:formula="of:=IF([.O51]=&quot;&quot;;&quot;&quot;;[.O51])" office:value-type="float" office:value="226.562498136363" calcext:value-type="float">
            <text:p>226.5624981363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1]=&quot;&quot;;&quot;&quot;;[$work.X51]/SQRT([$work.$T50]))" office:value-type="float" office:value="7.95099408288704" calcext:value-type="float">
            <text:p>7.95099408288704</text:p>
          </table:table-cell>
          <table:table-cell table:formula="of:=IF([$work.Y51]=&quot;&quot;;&quot;&quot;;[$work.Y51]/SQRT([$work.$T50]))" office:value-type="float" office:value="7.95099408288704" calcext:value-type="float">
            <text:p>7.95099408288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1]=&quot;&quot;;&quot;&quot;;[$work.AE51]/SQRT([$work.$T50]))" office:value-type="float" office:value="84.653290824533" calcext:value-type="float">
            <text:p>84.653290824533</text:p>
          </table:table-cell>
          <table:table-cell table:number-columns-repeated="14"/>
        </table:table-row>
        <table:table-row table:style-name="ro1">
          <table:table-cell table:formula="of:=[.A52]" office:value-type="float" office:value="60" calcext:value-type="float">
            <text:p>60</text:p>
          </table:table-cell>
          <table:table-cell table:formula="of:=[.B110]" office:value-type="float" office:value="2" calcext:value-type="float">
            <text:p>2</text:p>
          </table:table-cell>
          <table:table-cell table:number-columns-repeated="2"/>
          <table:table-cell table:formula="of:=IF([$work.J52]=&quot;&quot;;&quot;&quot;;[$work.J52])" office:value-type="float" office:value="0.4" calcext:value-type="float">
            <text:p>0.4</text:p>
          </table:table-cell>
          <table:table-cell table:formula="of:=IF([$work.K52]=&quot;&quot;;&quot;&quot;;[$work.K52])" office:value-type="float" office:value="1" calcext:value-type="float">
            <text:p>1</text:p>
          </table:table-cell>
          <table:table-cell table:number-columns-repeated="4"/>
          <table:table-cell table:formula="of:=([.J111]=1)+([.H111]=1)+([.F111]=1)+([.D111]=1)" office:value-type="float" office:value="1" calcext:value-type="float">
            <text:p>1</text:p>
          </table:table-cell>
          <table:table-cell table:style-name="ce31" table:formula="of:=IF(AND(COUNT([.C110:.J110]) &gt; 0;[.O111]&lt;&gt;&quot;&quot;);1;0)" office:value-type="float" office:value="1" calcext:value-type="float">
            <text:p>1</text:p>
          </table:table-cell>
          <table:table-cell table:formula="of:=IF([$work.Q52]=&quot;&quot;;&quot;&quot;;[$work.Q52]/SQRT([$work.$T51]))" office:value-type="float" office:value="16.413267397089" calcext:value-type="float">
            <text:p>16.413267397089</text:p>
          </table:table-cell>
          <table:table-cell table:formula="of:=[.N52]" office:value-type="float" office:value="286.006499290538" calcext:value-type="float">
            <text:p>286.006499290538</text:p>
          </table:table-cell>
          <table:table-cell table:formula="of:=IF([.O52]=&quot;&quot;;&quot;&quot;;[.O52])" office:value-type="float" office:value="243.472622009737" calcext:value-type="float">
            <text:p>243.472622009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2]=&quot;&quot;;&quot;&quot;;[$work.X52]/SQRT([$work.$T51]))" office:value-type="float" office:value="8.99732286481017" calcext:value-type="float">
            <text:p>8.99732286481017</text:p>
          </table:table-cell>
          <table:table-cell table:formula="of:=IF([$work.Y52]=&quot;&quot;;&quot;&quot;;[$work.Y52]/SQRT([$work.$T51]))" office:value-type="float" office:value="8.99732286481017" calcext:value-type="float">
            <text:p>8.997322864810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2]=&quot;&quot;;&quot;&quot;;[$work.AE52]/SQRT([$work.$T51]))" office:value-type="float" office:value="87.6698859261592" calcext:value-type="float">
            <text:p>87.6698859261592</text:p>
          </table:table-cell>
          <table:table-cell table:number-columns-repeated="14"/>
        </table:table-row>
        <table:table-row table:style-name="ro1">
          <table:table-cell table:formula="of:=[.A53]" office:value-type="float" office:value="61" calcext:value-type="float">
            <text:p>61</text:p>
          </table:table-cell>
          <table:table-cell table:formula="of:=[.B111]" office:value-type="float" office:value="2" calcext:value-type="float">
            <text:p>2</text:p>
          </table:table-cell>
          <table:table-cell table:number-columns-repeated="2"/>
          <table:table-cell table:formula="of:=IF([$work.J53]=&quot;&quot;;&quot;&quot;;[$work.J53])" office:value-type="float" office:value="0.4" calcext:value-type="float">
            <text:p>0.4</text:p>
          </table:table-cell>
          <table:table-cell table:formula="of:=IF([$work.K53]=&quot;&quot;;&quot;&quot;;[$work.K53])" office:value-type="float" office:value="1" calcext:value-type="float">
            <text:p>1</text:p>
          </table:table-cell>
          <table:table-cell table:number-columns-repeated="4"/>
          <table:table-cell table:formula="of:=([.J112]=1)+([.H112]=1)+([.F112]=1)+([.D112]=1)" office:value-type="float" office:value="1" calcext:value-type="float">
            <text:p>1</text:p>
          </table:table-cell>
          <table:table-cell table:style-name="ce31" table:formula="of:=IF(AND(COUNT([.C111:.J111]) &gt; 0;[.O112]&lt;&gt;&quot;&quot;);1;0)" office:value-type="float" office:value="1" calcext:value-type="float">
            <text:p>1</text:p>
          </table:table-cell>
          <table:table-cell table:formula="of:=IF([$work.Q53]=&quot;&quot;;&quot;&quot;;[$work.Q53]/SQRT([$work.$T52]))" office:value-type="float" office:value="17.4294804000166" calcext:value-type="float">
            <text:p>17.4294804000166</text:p>
          </table:table-cell>
          <table:table-cell table:formula="of:=[.N53]" office:value-type="float" office:value="320.636226809065" calcext:value-type="float">
            <text:p>320.636226809065</text:p>
          </table:table-cell>
          <table:table-cell table:formula="of:=IF([.O53]=&quot;&quot;;&quot;&quot;;[.O53])" office:value-type="float" office:value="281.862169785325" calcext:value-type="float">
            <text:p>281.8621697853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3]=&quot;&quot;;&quot;&quot;;[$work.X53]/SQRT([$work.$T52]))" office:value-type="float" office:value="11.0153765259928" calcext:value-type="float">
            <text:p>11.0153765259928</text:p>
          </table:table-cell>
          <table:table-cell table:formula="of:=IF([$work.Y53]=&quot;&quot;;&quot;&quot;;[$work.Y53]/SQRT([$work.$T52]))" office:value-type="float" office:value="11.0153765259928" calcext:value-type="float">
            <text:p>11.01537652599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3]=&quot;&quot;;&quot;&quot;;[$work.AE53]/SQRT([$work.$T52]))" office:value-type="float" office:value="87.4264454127413" calcext:value-type="float">
            <text:p>87.4264454127413</text:p>
          </table:table-cell>
          <table:table-cell table:number-columns-repeated="14"/>
        </table:table-row>
        <table:table-row table:style-name="ro1">
          <table:table-cell table:formula="of:=[.A54]" office:value-type="float" office:value="62" calcext:value-type="float">
            <text:p>62</text:p>
          </table:table-cell>
          <table:table-cell table:formula="of:=[.B112]" office:value-type="float" office:value="2" calcext:value-type="float">
            <text:p>2</text:p>
          </table:table-cell>
          <table:table-cell table:number-columns-repeated="2"/>
          <table:table-cell table:formula="of:=IF([$work.J54]=&quot;&quot;;&quot;&quot;;[$work.J54])" office:value-type="float" office:value="0" calcext:value-type="float">
            <text:p>0</text:p>
          </table:table-cell>
          <table:table-cell table:formula="of:=IF([$work.K54]=&quot;&quot;;&quot;&quot;;[$work.K54])" office:value-type="float" office:value="0" calcext:value-type="float">
            <text:p>0</text:p>
          </table:table-cell>
          <table:table-cell table:number-columns-repeated="4"/>
          <table:table-cell table:formula="of:=([.J113]=1)+([.H113]=1)+([.F113]=1)+([.D113]=1)" office:value-type="float" office:value="0" calcext:value-type="float">
            <text:p>0</text:p>
          </table:table-cell>
          <table:table-cell table:style-name="ce31" table:formula="of:=IF(AND(COUNT([.C112:.J112]) &gt; 0;[.O113]&lt;&gt;&quot;&quot;);1;0)" office:value-type="float" office:value="1" calcext:value-type="float">
            <text:p>1</text:p>
          </table:table-cell>
          <table:table-cell table:formula="of:=IF([$work.Q54]=&quot;&quot;;&quot;&quot;;[$work.Q54]/SQRT([$work.$T53]))" office:value-type="float" office:value="13.9411755856975" calcext:value-type="float">
            <text:p>13.9411755856975</text:p>
          </table:table-cell>
          <table:table-cell table:formula="of:=[.N54]" office:value-type="float" office:value="295.378657721965" calcext:value-type="float">
            <text:p>295.378657721965</text:p>
          </table:table-cell>
          <table:table-cell table:formula="of:=IF([.O54]=&quot;&quot;;&quot;&quot;;[.O54])" office:value-type="float" office:value="310.617689483713" calcext:value-type="float">
            <text:p>310.6176894837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4]=&quot;&quot;;&quot;&quot;;[$work.X54]/SQRT([$work.$T53]))" office:value-type="float" office:value="11.4835499366508" calcext:value-type="float">
            <text:p>11.4835499366508</text:p>
          </table:table-cell>
          <table:table-cell table:formula="of:=IF([$work.Y54]=&quot;&quot;;&quot;&quot;;[$work.Y54]/SQRT([$work.$T53]))" office:value-type="float" office:value="11.4835499366508" calcext:value-type="float">
            <text:p>11.4835499366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4]=&quot;&quot;;&quot;&quot;;[$work.AE54]/SQRT([$work.$T53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5]" office:value-type="float" office:value="63" calcext:value-type="float">
            <text:p>63</text:p>
          </table:table-cell>
          <table:table-cell table:formula="of:=[.B113]" office:value-type="float" office:value="2" calcext:value-type="float">
            <text:p>2</text:p>
          </table:table-cell>
          <table:table-cell table:number-columns-repeated="2"/>
          <table:table-cell table:formula="of:=IF([$work.J55]=&quot;&quot;;&quot;&quot;;[$work.J55])" office:value-type="float" office:value="0" calcext:value-type="float">
            <text:p>0</text:p>
          </table:table-cell>
          <table:table-cell table:formula="of:=IF([$work.K55]=&quot;&quot;;&quot;&quot;;[$work.K55])" office:value-type="float" office:value="0" calcext:value-type="float">
            <text:p>0</text:p>
          </table:table-cell>
          <table:table-cell table:number-columns-repeated="4"/>
          <table:table-cell table:formula="of:=([.J114]=1)+([.H114]=1)+([.F114]=1)+([.D114]=1)" office:value-type="float" office:value="0" calcext:value-type="float">
            <text:p>0</text:p>
          </table:table-cell>
          <table:table-cell table:style-name="ce31" table:formula="of:=IF(AND(COUNT([.C113:.J113]) &gt; 0;[.O114]&lt;&gt;&quot;&quot;);1;0)" office:value-type="float" office:value="1" calcext:value-type="float">
            <text:p>1</text:p>
          </table:table-cell>
          <table:table-cell table:formula="of:=IF([$work.Q55]=&quot;&quot;;&quot;&quot;;[$work.Q55]/SQRT([$work.$T54]))" office:value-type="float" office:value="10.5214874953613" calcext:value-type="float">
            <text:p>10.5214874953613</text:p>
          </table:table-cell>
          <table:table-cell table:formula="of:=[.N55]" office:value-type="float" office:value="262.872306091255" calcext:value-type="float">
            <text:p>262.872306091255</text:p>
          </table:table-cell>
          <table:table-cell table:formula="of:=IF([.O55]=&quot;&quot;;&quot;&quot;;[.O55])" office:value-type="float" office:value="300.013965001196" calcext:value-type="float">
            <text:p>300.013965001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5]=&quot;&quot;;&quot;&quot;;[$work.X55]/SQRT([$work.$T54]))" office:value-type="float" office:value="0" calcext:value-type="float">
            <text:p>0</text:p>
          </table:table-cell>
          <table:table-cell table:formula="of:=IF([$work.Y55]=&quot;&quot;;&quot;&quot;;[$work.Y55]/SQRT([$work.$T54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5]=&quot;&quot;;&quot;&quot;;[$work.AE55]/SQRT([$work.$T5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6]" office:value-type="float" office:value="64" calcext:value-type="float">
            <text:p>64</text:p>
          </table:table-cell>
          <table:table-cell table:formula="of:=[.B114]" office:value-type="float" office:value="2" calcext:value-type="float">
            <text:p>2</text:p>
          </table:table-cell>
          <table:table-cell table:number-columns-repeated="2"/>
          <table:table-cell table:formula="of:=IF([$work.J56]=&quot;&quot;;&quot;&quot;;[$work.J56])" office:value-type="float" office:value="0" calcext:value-type="float">
            <text:p>0</text:p>
          </table:table-cell>
          <table:table-cell table:formula="of:=IF([$work.K56]=&quot;&quot;;&quot;&quot;;[$work.K56])" office:value-type="float" office:value="0" calcext:value-type="float">
            <text:p>0</text:p>
          </table:table-cell>
          <table:table-cell table:number-columns-repeated="4"/>
          <table:table-cell table:formula="of:=([.J115]=1)+([.H115]=1)+([.F115]=1)+([.D115]=1)" office:value-type="float" office:value="0" calcext:value-type="float">
            <text:p>0</text:p>
          </table:table-cell>
          <table:table-cell table:style-name="ce31" table:formula="of:=IF(AND(COUNT([.C114:.J114]) &gt; 0;[.O115]&lt;&gt;&quot;&quot;);1;0)" office:value-type="float" office:value="1" calcext:value-type="float">
            <text:p>1</text:p>
          </table:table-cell>
          <table:table-cell table:formula="of:=IF([$work.Q56]=&quot;&quot;;&quot;&quot;;[$work.Q56]/SQRT([$work.$T55]))" office:value-type="float" office:value="8.9323431977003" calcext:value-type="float">
            <text:p>8.9323431977003</text:p>
          </table:table-cell>
          <table:table-cell table:formula="of:=[.N56]" office:value-type="float" office:value="233.054268838096" calcext:value-type="float">
            <text:p>233.054268838096</text:p>
          </table:table-cell>
          <table:table-cell table:formula="of:=IF([.O56]=&quot;&quot;;&quot;&quot;;[.O56])" office:value-type="float" office:value="277.107120313822" calcext:value-type="float">
            <text:p>277.107120313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6]=&quot;&quot;;&quot;&quot;;[$work.X56]/SQRT([$work.$T55]))" office:value-type="float" office:value="0" calcext:value-type="float">
            <text:p>0</text:p>
          </table:table-cell>
          <table:table-cell table:formula="of:=IF([$work.Y56]=&quot;&quot;;&quot;&quot;;[$work.Y56]/SQRT([$work.$T5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6]=&quot;&quot;;&quot;&quot;;[$work.AE56]/SQRT([$work.$T55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7]" office:value-type="float" office:value="65" calcext:value-type="float">
            <text:p>65</text:p>
          </table:table-cell>
          <table:table-cell table:formula="of:=[.B115]" office:value-type="float" office:value="2" calcext:value-type="float">
            <text:p>2</text:p>
          </table:table-cell>
          <table:table-cell table:number-columns-repeated="2"/>
          <table:table-cell table:formula="of:=IF([$work.J57]=&quot;&quot;;&quot;&quot;;[$work.J57])" office:value-type="float" office:value="0" calcext:value-type="float">
            <text:p>0</text:p>
          </table:table-cell>
          <table:table-cell table:formula="of:=IF([$work.K57]=&quot;&quot;;&quot;&quot;;[$work.K57])" office:value-type="float" office:value="0" calcext:value-type="float">
            <text:p>0</text:p>
          </table:table-cell>
          <table:table-cell table:number-columns-repeated="4"/>
          <table:table-cell table:formula="of:=([.J116]=1)+([.H116]=1)+([.F116]=1)+([.D116]=1)" office:value-type="float" office:value="0" calcext:value-type="float">
            <text:p>0</text:p>
          </table:table-cell>
          <table:table-cell table:style-name="ce31" table:formula="of:=IF(AND(COUNT([.C115:.J115]) &gt; 0;[.O116]&lt;&gt;&quot;&quot;);1;0)" office:value-type="float" office:value="1" calcext:value-type="float">
            <text:p>1</text:p>
          </table:table-cell>
          <table:table-cell table:formula="of:=IF([$work.Q57]=&quot;&quot;;&quot;&quot;;[$work.Q57]/SQRT([$work.$T56]))" office:value-type="float" office:value="7.77830371321757" calcext:value-type="float">
            <text:p>7.77830371321757</text:p>
          </table:table-cell>
          <table:table-cell table:formula="of:=[.N57]" office:value-type="float" office:value="192.578984794386" calcext:value-type="float">
            <text:p>192.578984794386</text:p>
          </table:table-cell>
          <table:table-cell table:formula="of:=IF([.O57]=&quot;&quot;;&quot;&quot;;[.O57])" office:value-type="float" office:value="239.979848883462" calcext:value-type="float">
            <text:p>239.979848883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7]=&quot;&quot;;&quot;&quot;;[$work.X57]/SQRT([$work.$T56]))" office:value-type="float" office:value="0" calcext:value-type="float">
            <text:p>0</text:p>
          </table:table-cell>
          <table:table-cell table:formula="of:=IF([$work.Y57]=&quot;&quot;;&quot;&quot;;[$work.Y57]/SQRT([$work.$T5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7]=&quot;&quot;;&quot;&quot;;[$work.AE57]/SQRT([$work.$T5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8]" office:value-type="float" office:value="66" calcext:value-type="float">
            <text:p>66</text:p>
          </table:table-cell>
          <table:table-cell table:formula="of:=[.B116]" office:value-type="float" office:value="2" calcext:value-type="float">
            <text:p>2</text:p>
          </table:table-cell>
          <table:table-cell table:number-columns-repeated="2"/>
          <table:table-cell table:formula="of:=IF([$work.J58]=&quot;&quot;;&quot;&quot;;[$work.J58])" office:value-type="float" office:value="0" calcext:value-type="float">
            <text:p>0</text:p>
          </table:table-cell>
          <table:table-cell table:formula="of:=IF([$work.K58]=&quot;&quot;;&quot;&quot;;[$work.K58])" office:value-type="float" office:value="0" calcext:value-type="float">
            <text:p>0</text:p>
          </table:table-cell>
          <table:table-cell table:number-columns-repeated="4"/>
          <table:table-cell table:formula="of:=([.J117]=1)+([.H117]=1)+([.F117]=1)+([.D117]=1)" office:value-type="float" office:value="0" calcext:value-type="float">
            <text:p>0</text:p>
          </table:table-cell>
          <table:table-cell table:style-name="ce31" table:formula="of:=IF(AND(COUNT([.C116:.J116]) &gt; 0;[.O117]&lt;&gt;&quot;&quot;);1;0)" office:value-type="float" office:value="1" calcext:value-type="float">
            <text:p>1</text:p>
          </table:table-cell>
          <table:table-cell table:formula="of:=IF([$work.Q58]=&quot;&quot;;&quot;&quot;;[$work.Q58]/SQRT([$work.$T57]))" office:value-type="float" office:value="6.41254879405023" calcext:value-type="float">
            <text:p>6.41254879405023</text:p>
          </table:table-cell>
          <table:table-cell table:formula="of:=[.N58]" office:value-type="float" office:value="165.473605728556" calcext:value-type="float">
            <text:p>165.473605728556</text:p>
          </table:table-cell>
          <table:table-cell table:formula="of:=IF([.O58]=&quot;&quot;;&quot;&quot;;[.O58])" office:value-type="float" office:value="202.619114315492" calcext:value-type="float">
            <text:p>202.619114315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8]=&quot;&quot;;&quot;&quot;;[$work.X58]/SQRT([$work.$T57]))" office:value-type="float" office:value="0" calcext:value-type="float">
            <text:p>0</text:p>
          </table:table-cell>
          <table:table-cell table:formula="of:=IF([$work.Y58]=&quot;&quot;;&quot;&quot;;[$work.Y58]/SQRT([$work.$T5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8]=&quot;&quot;;&quot;&quot;;[$work.AE58]/SQRT([$work.$T5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9]" office:value-type="float" office:value="67" calcext:value-type="float">
            <text:p>67</text:p>
          </table:table-cell>
          <table:table-cell table:formula="of:=[.B117]" office:value-type="float" office:value="2" calcext:value-type="float">
            <text:p>2</text:p>
          </table:table-cell>
          <table:table-cell table:number-columns-repeated="2"/>
          <table:table-cell table:formula="of:=IF([$work.J59]=&quot;&quot;;&quot;&quot;;[$work.J59])" office:value-type="float" office:value="0" calcext:value-type="float">
            <text:p>0</text:p>
          </table:table-cell>
          <table:table-cell table:formula="of:=IF([$work.K59]=&quot;&quot;;&quot;&quot;;[$work.K59])" office:value-type="float" office:value="0" calcext:value-type="float">
            <text:p>0</text:p>
          </table:table-cell>
          <table:table-cell table:number-columns-repeated="4"/>
          <table:table-cell table:formula="of:=([.J118]=1)+([.H118]=1)+([.F118]=1)+([.D118]=1)" office:value-type="float" office:value="0" calcext:value-type="float">
            <text:p>0</text:p>
          </table:table-cell>
          <table:table-cell table:style-name="ce31" table:formula="of:=IF(AND(COUNT([.C117:.J117]) &gt; 0;[.O118]&lt;&gt;&quot;&quot;);1;0)" office:value-type="float" office:value="1" calcext:value-type="float">
            <text:p>1</text:p>
          </table:table-cell>
          <table:table-cell table:formula="of:=IF([$work.Q59]=&quot;&quot;;&quot;&quot;;[$work.Q59]/SQRT([$work.$T58]))" office:value-type="float" office:value="5.44729104183542" calcext:value-type="float">
            <text:p>5.44729104183542</text:p>
          </table:table-cell>
          <table:table-cell table:formula="of:=[.N59]" office:value-type="float" office:value="141.420458026614" calcext:value-type="float">
            <text:p>141.420458026614</text:p>
          </table:table-cell>
          <table:table-cell table:formula="of:=IF([.O59]=&quot;&quot;;&quot;&quot;;[.O59])" office:value-type="float" office:value="165.182867038733" calcext:value-type="float">
            <text:p>165.1828670387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9]=&quot;&quot;;&quot;&quot;;[$work.X59]/SQRT([$work.$T58]))" office:value-type="float" office:value="0" calcext:value-type="float">
            <text:p>0</text:p>
          </table:table-cell>
          <table:table-cell table:formula="of:=IF([$work.Y59]=&quot;&quot;;&quot;&quot;;[$work.Y59]/SQRT([$work.$T5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9]=&quot;&quot;;&quot;&quot;;[$work.AE59]/SQRT([$work.$T5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60]" office:value-type="float" office:value="68" calcext:value-type="float">
            <text:p>68</text:p>
          </table:table-cell>
          <table:table-cell table:formula="of:=[.B118]" office:value-type="float" office:value="2" calcext:value-type="float">
            <text:p>2</text:p>
          </table:table-cell>
          <table:table-cell table:number-columns-repeated="2"/>
          <table:table-cell table:formula="of:=IF([$work.J60]=&quot;&quot;;&quot;&quot;;[$work.J60])">
            <text:p/>
          </table:table-cell>
          <table:table-cell table:formula="of:=IF([$work.K60]=&quot;&quot;;&quot;&quot;;[$work.K60])">
            <text:p/>
          </table:table-cell>
          <table:table-cell table:number-columns-repeated="4"/>
          <table:table-cell table:formula="of:=([.J119]=1)+([.H119]=1)+([.F119]=1)+([.D119]=1)" office:value-type="float" office:value="0" calcext:value-type="float">
            <text:p>0</text:p>
          </table:table-cell>
          <table:table-cell table:style-name="ce31" table:formula="of:=IF(AND(COUNT([.C118:.J118]) &gt; 0;[.O119]&lt;&gt;&quot;&quot;);1;0)" office:value-type="float" office:value="1" calcext:value-type="float">
            <text:p>1</text:p>
          </table:table-cell>
          <table:table-cell table:formula="of:=IF([$work.Q60]=&quot;&quot;;&quot;&quot;;[$work.Q60]/SQRT([$work.$T59]))" office:value-type="float" office:value="6.82170865728517" calcext:value-type="float">
            <text:p>6.82170865728517</text:p>
          </table:table-cell>
          <table:table-cell table:formula="of:=[.N60]" office:value-type="float" office:value="128.621431947298" calcext:value-type="float">
            <text:p>128.621431947298</text:p>
          </table:table-cell>
          <table:table-cell table:formula="of:=IF([.O60]=&quot;&quot;;&quot;&quot;;[.O60])" office:value-type="float" office:value="141.140206361016" calcext:value-type="float">
            <text:p>141.14020636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0]=&quot;&quot;;&quot;&quot;;[$work.X60]/SQRT([$work.$T59]))" office:value-type="float" office:value="0" calcext:value-type="float">
            <text:p>0</text:p>
          </table:table-cell>
          <table:table-cell table:formula="of:=IF([$work.Y60]=&quot;&quot;;&quot;&quot;;[$work.Y60]/SQRT([$work.$T5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0]=&quot;&quot;;&quot;&quot;;[$work.AE60]/SQRT([$work.$T59]))">
            <text:p/>
          </table:table-cell>
          <table:table-cell table:number-columns-repeated="14"/>
        </table:table-row>
        <table:table-row table:style-name="ro1">
          <table:table-cell table:formula="of:=[.A61]" office:value-type="float" office:value="10" calcext:value-type="float">
            <text:p>10</text:p>
          </table:table-cell>
          <table:table-cell table:formula="of:=[.B119]+1" office:value-type="float" office:value="3" calcext:value-type="float">
            <text:p>3</text:p>
          </table:table-cell>
          <table:table-cell table:number-columns-repeated="4"/>
          <table:table-cell table:style-name="ce31" table:formula="of:=IF([$work.L2]=&quot;&quot;;&quot;&quot;;[$work.L2])">
            <text:p/>
          </table:table-cell>
          <table:table-cell table:style-name="ce31" table:formula="of:=IF([$work.M2]=&quot;&quot;;&quot;&quot;;[$work.M2])">
            <text:p/>
          </table:table-cell>
          <table:table-cell table:number-columns-repeated="2"/>
          <table:table-cell table:formula="of:=([.J120]=1)+([.H120]=1)+([.F120]=1)+([.D120]=1)" office:value-type="float" office:value="0" calcext:value-type="float">
            <text:p>0</text:p>
          </table:table-cell>
          <table:table-cell table:style-name="ce31" table:formula="of:=IF(AND(COUNT([.C119:.J119]) &gt; 0;[.O120]&lt;&gt;&quot;&quot;);1;0)" office:value-type="float" office:value="0" calcext:value-type="float">
            <text:p>0</text:p>
          </table:table-cell>
          <table:table-cell table:formula="of:=IF([$work.R2]=&quot;&quot;;&quot;&quot;;[$work.R2]/SQRT([$work.$T2]))" office:value-type="float" office:value="0.188982236504614" calcext:value-type="float">
            <text:p>0.188982236504614</text:p>
          </table:table-cell>
          <table:table-cell table:formula="of:=[.N61]" office:value-type="float" office:value="5.29150262212918" calcext:value-type="float">
            <text:p>5.29150262212918</text:p>
          </table:table-cell>
          <table:table-cell table:formula="of:=IF([.O61]=&quot;&quot;;&quot;&quot;;[.O61])">
            <text:p/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]=&quot;&quot;;&quot;&quot;;[$work.Z2]/SQRT([$work.$T2]))">
            <text:p/>
          </table:table-cell>
          <table:table-cell table:formula="of:=IF([$work.AA2]=&quot;&quot;;&quot;&quot;;[$work.AA2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1" table:formula="of:=IF([$work.AF2]=&quot;&quot;;&quot;&quot;;[$work.AF2]/SQRT([$work.$T2]))">
            <text:p/>
          </table:table-cell>
          <table:table-cell table:number-columns-repeated="13"/>
        </table:table-row>
        <table:table-row table:style-name="ro1">
          <table:table-cell table:formula="of:=[.A62]" office:value-type="float" office:value="11" calcext:value-type="float">
            <text:p>11</text:p>
          </table:table-cell>
          <table:table-cell table:formula="of:=[.B120]" office:value-type="float" office:value="3" calcext:value-type="float">
            <text:p>3</text:p>
          </table:table-cell>
          <table:table-cell table:number-columns-repeated="4"/>
          <table:table-cell table:style-name="ce31" table:formula="of:=IF([$work.L3]=&quot;&quot;;&quot;&quot;;[$work.L3])">
            <text:p/>
          </table:table-cell>
          <table:table-cell table:style-name="ce31" table:formula="of:=IF([$work.M3]=&quot;&quot;;&quot;&quot;;[$work.M3])">
            <text:p/>
          </table:table-cell>
          <table:table-cell table:number-columns-repeated="2"/>
          <table:table-cell table:formula="of:=([.J121]=1)+([.H121]=1)+([.F121]=1)+([.D121]=1)" office:value-type="float" office:value="0" calcext:value-type="float">
            <text:p>0</text:p>
          </table:table-cell>
          <table:table-cell table:style-name="ce31" table:formula="of:=IF(AND(COUNT([.C120:.J120]) &gt; 0;[.O121]&lt;&gt;&quot;&quot;);1;0)" office:value-type="float" office:value="0" calcext:value-type="float">
            <text:p>0</text:p>
          </table:table-cell>
          <table:table-cell table:formula="of:=IF([$work.R3]=&quot;&quot;;&quot;&quot;;[$work.R3]/SQRT([$work.$T2]))" office:value-type="float" office:value="1.13389341902768" calcext:value-type="float">
            <text:p>1.13389341902768</text:p>
          </table:table-cell>
          <table:table-cell table:formula="of:=[.N62]" office:value-type="float" office:value="49.7023282007134" calcext:value-type="float">
            <text:p>49.7023282007134</text:p>
          </table:table-cell>
          <table:table-cell table:formula="of:=IF([.O62]=&quot;&quot;;&quot;&quot;;[.O62])" office:value-type="float" office:value="21.1660104885167" calcext:value-type="float">
            <text:p>21.166010488516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table:formula="of:=IF([$work.Z3]=&quot;&quot;;&quot;&quot;;[$work.Z3]/SQRT([$work.$T2]))">
            <text:p/>
          </table:table-cell>
          <table:table-cell table:style-name="ce31" table:formula="of:=IF([$work.AA3]=&quot;&quot;;&quot;&quot;;[$work.AA3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1" table:formula="of:=IF([$work.AF3]=&quot;&quot;;&quot;&quot;;[$work.AF3]/SQRT([$work.$T2]))">
            <text:p/>
          </table:table-cell>
          <table:table-cell table:number-columns-repeated="13"/>
        </table:table-row>
        <table:table-row table:style-name="ro1">
          <table:table-cell table:formula="of:=[.A63]" office:value-type="float" office:value="12" calcext:value-type="float">
            <text:p>12</text:p>
          </table:table-cell>
          <table:table-cell table:formula="of:=[.B121]" office:value-type="float" office:value="3" calcext:value-type="float">
            <text:p>3</text:p>
          </table:table-cell>
          <table:table-cell table:number-columns-repeated="4"/>
          <table:table-cell table:style-name="ce31" table:formula="of:=IF([$work.L4]=&quot;&quot;;&quot;&quot;;[$work.L4])">
            <text:p/>
          </table:table-cell>
          <table:table-cell table:style-name="ce31" table:formula="of:=IF([$work.M4]=&quot;&quot;;&quot;&quot;;[$work.M4])">
            <text:p/>
          </table:table-cell>
          <table:table-cell table:number-columns-repeated="2"/>
          <table:table-cell table:formula="of:=([.J122]=1)+([.H122]=1)+([.F122]=1)+([.D122]=1)" office:value-type="float" office:value="0" calcext:value-type="float">
            <text:p>0</text:p>
          </table:table-cell>
          <table:table-cell table:style-name="ce31" table:formula="of:=IF(AND(COUNT([.C121:.J121]) &gt; 0;[.O122]&lt;&gt;&quot;&quot;);1;0)" office:value-type="float" office:value="0" calcext:value-type="float">
            <text:p>0</text:p>
          </table:table-cell>
          <table:table-cell table:formula="of:=IF([$work.R4]=&quot;&quot;;&quot;&quot;;[$work.R4]/SQRT([$work.$T3]))" office:value-type="float" office:value="0.86327698236949" calcext:value-type="float">
            <text:p>0.86327698236949</text:p>
          </table:table-cell>
          <table:table-cell table:formula="of:=[.N63]" office:value-type="float" office:value="52.2282574333542" calcext:value-type="float">
            <text:p>52.2282574333542</text:p>
          </table:table-cell>
          <table:table-cell table:formula="of:=IF([.O63]=&quot;&quot;;&quot;&quot;;[.O63])" office:value-type="float" office:value="64.8094034710661" calcext:value-type="float">
            <text:p>64.809403471066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table:formula="of:=IF([$work.Z4]=&quot;&quot;;&quot;&quot;;[$work.Z4]/SQRT([$work.$T3]))">
            <text:p/>
          </table:table-cell>
          <table:table-cell table:style-name="ce31" table:formula="of:=IF([$work.AA4]=&quot;&quot;;&quot;&quot;;[$work.AA4]/SQRT([$work.$T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1" table:formula="of:=IF([$work.AF4]=&quot;&quot;;&quot;&quot;;[$work.AF4]/SQRT([$work.$T3]))">
            <text:p/>
          </table:table-cell>
          <table:table-cell table:number-columns-repeated="13"/>
        </table:table-row>
        <table:table-row table:style-name="ro1">
          <table:table-cell table:formula="of:=[.A64]" office:value-type="float" office:value="13" calcext:value-type="float">
            <text:p>13</text:p>
          </table:table-cell>
          <table:table-cell table:formula="of:=[.B122]" office:value-type="float" office:value="3" calcext:value-type="float">
            <text:p>3</text:p>
          </table:table-cell>
          <table:table-cell table:number-columns-repeated="4"/>
          <table:table-cell table:style-name="ce31" table:formula="of:=IF([$work.L5]=&quot;&quot;;&quot;&quot;;[$work.L5])">
            <text:p/>
          </table:table-cell>
          <table:table-cell table:style-name="ce31" table:formula="of:=IF([$work.M5]=&quot;&quot;;&quot;&quot;;[$work.M5])">
            <text:p/>
          </table:table-cell>
          <table:table-cell table:number-columns-repeated="2"/>
          <table:table-cell table:formula="of:=([.J123]=1)+([.H123]=1)+([.F123]=1)+([.D123]=1)" office:value-type="float" office:value="0" calcext:value-type="float">
            <text:p>0</text:p>
          </table:table-cell>
          <table:table-cell table:style-name="ce31" table:formula="of:=IF(AND(COUNT([.C122:.J122]) &gt; 0;[.O123]&lt;&gt;&quot;&quot;);1;0)" office:value-type="float" office:value="0" calcext:value-type="float">
            <text:p>0</text:p>
          </table:table-cell>
          <table:table-cell table:formula="of:=IF([$work.R5]=&quot;&quot;;&quot;&quot;;[$work.R5]/SQRT([$work.$T4]))" office:value-type="float" office:value="0.996451792478872" calcext:value-type="float">
            <text:p>0.996451792478872</text:p>
          </table:table-cell>
          <table:table-cell table:formula="of:=[.N64]" office:value-type="float" office:value="56.6603105447469" calcext:value-type="float">
            <text:p>56.6603105447469</text:p>
          </table:table-cell>
          <table:table-cell table:formula="of:=IF([.O64]=&quot;&quot;;&quot;&quot;;[.O64])" office:value-type="float" office:value="94.2060503178" calcext:value-type="float">
            <text:p>94.206050317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table:formula="of:=IF([$work.Z5]=&quot;&quot;;&quot;&quot;;[$work.Z5]/SQRT([$work.$T4]))">
            <text:p/>
          </table:table-cell>
          <table:table-cell table:style-name="ce31" table:formula="of:=IF([$work.AA5]=&quot;&quot;;&quot;&quot;;[$work.AA5]/SQRT([$work.$T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1" table:formula="of:=IF([$work.AF5]=&quot;&quot;;&quot;&quot;;[$work.AF5]/SQRT([$work.$T4]))">
            <text:p/>
          </table:table-cell>
          <table:table-cell table:number-columns-repeated="13"/>
        </table:table-row>
        <table:table-row table:style-name="ro1">
          <table:table-cell table:formula="of:=[.A65]" office:value-type="float" office:value="14" calcext:value-type="float">
            <text:p>14</text:p>
          </table:table-cell>
          <table:table-cell table:formula="of:=[.B123]" office:value-type="float" office:value="3" calcext:value-type="float">
            <text:p>3</text:p>
          </table:table-cell>
          <table:table-cell table:number-columns-repeated="4"/>
          <table:table-cell table:style-name="ce31" table:formula="of:=IF([$work.L6]=&quot;&quot;;&quot;&quot;;[$work.L6])">
            <text:p/>
          </table:table-cell>
          <table:table-cell table:style-name="ce31" table:formula="of:=IF([$work.M6]=&quot;&quot;;&quot;&quot;;[$work.M6])">
            <text:p/>
          </table:table-cell>
          <table:table-cell table:number-columns-repeated="2"/>
          <table:table-cell table:formula="of:=([.J124]=1)+([.H124]=1)+([.F124]=1)+([.D124]=1)" office:value-type="float" office:value="0" calcext:value-type="float">
            <text:p>0</text:p>
          </table:table-cell>
          <table:table-cell table:style-name="ce31" table:formula="of:=IF(AND(COUNT([.C123:.J123]) &gt; 0;[.O124]&lt;&gt;&quot;&quot;);1;0)" office:value-type="float" office:value="0" calcext:value-type="float">
            <text:p>0</text:p>
          </table:table-cell>
          <table:table-cell table:formula="of:=IF([$work.R6]=&quot;&quot;;&quot;&quot;;[$work.R6]/SQRT([$work.$T5]))" office:value-type="float" office:value="0.763398612045671" calcext:value-type="float">
            <text:p>0.763398612045671</text:p>
          </table:table-cell>
          <table:table-cell table:formula="of:=[.N65]" office:value-type="float" office:value="43.119708699741" calcext:value-type="float">
            <text:p>43.119708699741</text:p>
          </table:table-cell>
          <table:table-cell table:formula="of:=IF([.O65]=&quot;&quot;;&quot;&quot;;[.O65])" office:value-type="float" office:value="105.859572057219" calcext:value-type="float">
            <text:p>105.85957205721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table:formula="of:=IF([$work.Z6]=&quot;&quot;;&quot;&quot;;[$work.Z6]/SQRT([$work.$T5]))">
            <text:p/>
          </table:table-cell>
          <table:table-cell table:style-name="ce31" table:formula="of:=IF([$work.AA6]=&quot;&quot;;&quot;&quot;;[$work.AA6]/SQRT([$work.$T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1" table:formula="of:=IF([$work.AF6]=&quot;&quot;;&quot;&quot;;[$work.AF6]/SQRT([$work.$T5]))">
            <text:p/>
          </table:table-cell>
          <table:table-cell table:number-columns-repeated="13"/>
        </table:table-row>
        <table:table-row table:style-name="ro1">
          <table:table-cell table:formula="of:=[.A66]" office:value-type="float" office:value="15" calcext:value-type="float">
            <text:p>15</text:p>
          </table:table-cell>
          <table:table-cell table:formula="of:=[.B124]" office:value-type="float" office:value="3" calcext:value-type="float">
            <text:p>3</text:p>
          </table:table-cell>
          <table:table-cell table:number-columns-repeated="4"/>
          <table:table-cell table:formula="of:=IF([$work.L7]=&quot;&quot;;&quot;&quot;;[$work.L7])" office:value-type="float" office:value="0" calcext:value-type="float">
            <text:p>0</text:p>
          </table:table-cell>
          <table:table-cell table:formula="of:=IF([$work.M7]=&quot;&quot;;&quot;&quot;;[$work.M7])" office:value-type="float" office:value="0" calcext:value-type="float">
            <text:p>0</text:p>
          </table:table-cell>
          <table:table-cell table:number-columns-repeated="2"/>
          <table:table-cell table:formula="of:=([.J125]=1)+([.H125]=1)+([.F125]=1)+([.D125]=1)" office:value-type="float" office:value="0" calcext:value-type="float">
            <text:p>0</text:p>
          </table:table-cell>
          <table:table-cell table:style-name="ce31" table:formula="of:=IF(AND(COUNT([.C124:.J124]) &gt; 0;[.O125]&lt;&gt;&quot;&quot;);1;0)" office:value-type="float" office:value="0" calcext:value-type="float">
            <text:p>0</text:p>
          </table:table-cell>
          <table:table-cell table:formula="of:=IF([$work.R7]=&quot;&quot;;&quot;&quot;;[$work.R7]/SQRT([$work.$T6]))" office:value-type="float" office:value="0.836421083211615" calcext:value-type="float">
            <text:p>0.836421083211615</text:p>
          </table:table-cell>
          <table:table-cell table:formula="of:=[.N66]" office:value-type="float" office:value="32.9549906785376" calcext:value-type="float">
            <text:p>32.9549906785376</text:p>
          </table:table-cell>
          <table:table-cell table:formula="of:=IF([.O66]=&quot;&quot;;&quot;&quot;;[.O66])" office:value-type="float" office:value="88.2344136486351" calcext:value-type="float">
            <text:p>88.234413648635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table:formula="of:=IF([$work.Z7]=&quot;&quot;;&quot;&quot;;[$work.Z7]/SQRT([$work.$T6]))">
            <text:p/>
          </table:table-cell>
          <table:table-cell table:style-name="ce31" table:formula="of:=IF([$work.AA7]=&quot;&quot;;&quot;&quot;;[$work.AA7]/SQRT([$work.$T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7]=&quot;&quot;;&quot;&quot;;[$work.AF7]/SQRT([$work.$T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" office:value-type="float" office:value="16" calcext:value-type="float">
            <text:p>16</text:p>
          </table:table-cell>
          <table:table-cell table:formula="of:=[.B125]" office:value-type="float" office:value="3" calcext:value-type="float">
            <text:p>3</text:p>
          </table:table-cell>
          <table:table-cell table:number-columns-repeated="4"/>
          <table:table-cell table:formula="of:=IF([$work.L8]=&quot;&quot;;&quot;&quot;;[$work.L8])" office:value-type="float" office:value="0" calcext:value-type="float">
            <text:p>0</text:p>
          </table:table-cell>
          <table:table-cell table:formula="of:=IF([$work.M8]=&quot;&quot;;&quot;&quot;;[$work.M8])" office:value-type="float" office:value="0" calcext:value-type="float">
            <text:p>0</text:p>
          </table:table-cell>
          <table:table-cell table:number-columns-repeated="2"/>
          <table:table-cell table:formula="of:=([.J126]=1)+([.H126]=1)+([.F126]=1)+([.D126]=1)" office:value-type="float" office:value="0" calcext:value-type="float">
            <text:p>0</text:p>
          </table:table-cell>
          <table:table-cell table:style-name="ce31" table:formula="of:=IF(AND(COUNT([.C125:.J125]) &gt; 0;[.O126]&lt;&gt;&quot;&quot;);1;0)" office:value-type="float" office:value="1" calcext:value-type="float">
            <text:p>1</text:p>
          </table:table-cell>
          <table:table-cell table:formula="of:=IF([$work.R8]=&quot;&quot;;&quot;&quot;;[$work.R8]/SQRT([$work.$T7]))" office:value-type="float" office:value="0.323146244425708" calcext:value-type="float">
            <text:p>0.323146244425708</text:p>
          </table:table-cell>
          <table:table-cell table:formula="of:=[.N67]" office:value-type="float" office:value="19.7927074710746" calcext:value-type="float">
            <text:p>19.7927074710746</text:p>
          </table:table-cell>
          <table:table-cell table:formula="of:=IF([.O67]=&quot;&quot;;&quot;&quot;;[.O67])" office:value-type="float" office:value="61.5288630324681" calcext:value-type="float">
            <text:p>61.52886303246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8]=&quot;&quot;;&quot;&quot;;[$work.Z8]/SQRT([$work.$T7]))" office:value-type="float" office:value="0" calcext:value-type="float">
            <text:p>0</text:p>
          </table:table-cell>
          <table:table-cell table:formula="of:=IF([$work.AA8]=&quot;&quot;;&quot;&quot;;[$work.AA8]/SQRT([$work.$T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8]=&quot;&quot;;&quot;&quot;;[$work.AF8]/SQRT([$work.$T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" office:value-type="float" office:value="17" calcext:value-type="float">
            <text:p>17</text:p>
          </table:table-cell>
          <table:table-cell table:formula="of:=[.B126]" office:value-type="float" office:value="3" calcext:value-type="float">
            <text:p>3</text:p>
          </table:table-cell>
          <table:table-cell table:number-columns-repeated="4"/>
          <table:table-cell table:formula="of:=IF([$work.L9]=&quot;&quot;;&quot;&quot;;[$work.L9])" office:value-type="float" office:value="0" calcext:value-type="float">
            <text:p>0</text:p>
          </table:table-cell>
          <table:table-cell table:formula="of:=IF([$work.M9]=&quot;&quot;;&quot;&quot;;[$work.M9])" office:value-type="float" office:value="0" calcext:value-type="float">
            <text:p>0</text:p>
          </table:table-cell>
          <table:table-cell table:number-columns-repeated="2"/>
          <table:table-cell table:formula="of:=([.J127]=1)+([.H127]=1)+([.F127]=1)+([.D127]=1)" office:value-type="float" office:value="0" calcext:value-type="float">
            <text:p>0</text:p>
          </table:table-cell>
          <table:table-cell table:style-name="ce31" table:formula="of:=IF(AND(COUNT([.C126:.J126]) &gt; 0;[.O127]&lt;&gt;&quot;&quot;);1;0)" office:value-type="float" office:value="1" calcext:value-type="float">
            <text:p>1</text:p>
          </table:table-cell>
          <table:table-cell table:formula="of:=IF([$work.R9]=&quot;&quot;;&quot;&quot;;[$work.R9]/SQRT([$work.$T8]))" office:value-type="float" office:value="0.848367780597815" calcext:value-type="float">
            <text:p>0.848367780597815</text:p>
          </table:table-cell>
          <table:table-cell table:formula="of:=[.N68]" office:value-type="float" office:value="23.4960989669917" calcext:value-type="float">
            <text:p>23.4960989669917</text:p>
          </table:table-cell>
          <table:table-cell table:formula="of:=IF([.O68]=&quot;&quot;;&quot;&quot;;[.O68])" office:value-type="float" office:value="39.5989452030236" calcext:value-type="float">
            <text:p>39.59894520302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9]=&quot;&quot;;&quot;&quot;;[$work.Z9]/SQRT([$work.$T8]))" office:value-type="float" office:value="0" calcext:value-type="float">
            <text:p>0</text:p>
          </table:table-cell>
          <table:table-cell table:formula="of:=IF([$work.AA9]=&quot;&quot;;&quot;&quot;;[$work.AA9]/SQRT([$work.$T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9]=&quot;&quot;;&quot;&quot;;[$work.AF9]/SQRT([$work.$T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" office:value-type="float" office:value="18" calcext:value-type="float">
            <text:p>18</text:p>
          </table:table-cell>
          <table:table-cell table:formula="of:=[.B127]" office:value-type="float" office:value="3" calcext:value-type="float">
            <text:p>3</text:p>
          </table:table-cell>
          <table:table-cell table:number-columns-repeated="4"/>
          <table:table-cell table:formula="of:=IF([$work.L10]=&quot;&quot;;&quot;&quot;;[$work.L10])" office:value-type="float" office:value="0" calcext:value-type="float">
            <text:p>0</text:p>
          </table:table-cell>
          <table:table-cell table:formula="of:=IF([$work.M10]=&quot;&quot;;&quot;&quot;;[$work.M10])" office:value-type="float" office:value="0" calcext:value-type="float">
            <text:p>0</text:p>
          </table:table-cell>
          <table:table-cell table:number-columns-repeated="2"/>
          <table:table-cell table:formula="of:=([.J128]=1)+([.H128]=1)+([.F128]=1)+([.D128]=1)" office:value-type="float" office:value="0" calcext:value-type="float">
            <text:p>0</text:p>
          </table:table-cell>
          <table:table-cell table:style-name="ce31" table:formula="of:=IF(AND(COUNT([.C127:.J127]) &gt; 0;[.O128]&lt;&gt;&quot;&quot;);1;0)" office:value-type="float" office:value="1" calcext:value-type="float">
            <text:p>1</text:p>
          </table:table-cell>
          <table:table-cell table:formula="of:=IF([$work.R10]=&quot;&quot;;&quot;&quot;;[$work.R10]/SQRT([$work.$T9]))" office:value-type="float" office:value="0.43583586846268" calcext:value-type="float">
            <text:p>0.43583586846268</text:p>
          </table:table-cell>
          <table:table-cell table:formula="of:=[.N69]" office:value-type="float" office:value="13.1146974964679" calcext:value-type="float">
            <text:p>13.1146974964679</text:p>
          </table:table-cell>
          <table:table-cell table:formula="of:=IF([.O69]=&quot;&quot;;&quot;&quot;;[.O69])" office:value-type="float" office:value="31.1965088377077" calcext:value-type="float">
            <text:p>31.19650883770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0]=&quot;&quot;;&quot;&quot;;[$work.Z10]/SQRT([$work.$T9]))" office:value-type="float" office:value="0" calcext:value-type="float">
            <text:p>0</text:p>
          </table:table-cell>
          <table:table-cell table:formula="of:=IF([$work.AA10]=&quot;&quot;;&quot;&quot;;[$work.AA10]/SQRT([$work.$T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0]=&quot;&quot;;&quot;&quot;;[$work.AF10]/SQRT([$work.$T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" office:value-type="float" office:value="19" calcext:value-type="float">
            <text:p>19</text:p>
          </table:table-cell>
          <table:table-cell table:formula="of:=[.B128]" office:value-type="float" office:value="3" calcext:value-type="float">
            <text:p>3</text:p>
          </table:table-cell>
          <table:table-cell table:number-columns-repeated="4"/>
          <table:table-cell table:formula="of:=IF([$work.L11]=&quot;&quot;;&quot;&quot;;[$work.L11])" office:value-type="float" office:value="0" calcext:value-type="float">
            <text:p>0</text:p>
          </table:table-cell>
          <table:table-cell table:formula="of:=IF([$work.M11]=&quot;&quot;;&quot;&quot;;[$work.M11])" office:value-type="float" office:value="0" calcext:value-type="float">
            <text:p>0</text:p>
          </table:table-cell>
          <table:table-cell table:number-columns-repeated="2"/>
          <table:table-cell table:formula="of:=([.J129]=1)+([.H129]=1)+([.F129]=1)+([.D129]=1)" office:value-type="float" office:value="0" calcext:value-type="float">
            <text:p>0</text:p>
          </table:table-cell>
          <table:table-cell table:style-name="ce31" table:formula="of:=IF(AND(COUNT([.C128:.J128]) &gt; 0;[.O129]&lt;&gt;&quot;&quot;);1;0)" office:value-type="float" office:value="1" calcext:value-type="float">
            <text:p>1</text:p>
          </table:table-cell>
          <table:table-cell table:formula="of:=IF([$work.R11]=&quot;&quot;;&quot;&quot;;[$work.R11]/SQRT([$work.$T10]))" office:value-type="float" office:value="0.384754796950519" calcext:value-type="float">
            <text:p>0.384754796950519</text:p>
          </table:table-cell>
          <table:table-cell table:formula="of:=[.N70]" office:value-type="float" office:value="17.8636155727027" calcext:value-type="float">
            <text:p>17.8636155727027</text:p>
          </table:table-cell>
          <table:table-cell table:formula="of:=IF([.O70]=&quot;&quot;;&quot;&quot;;[.O70])" office:value-type="float" office:value="20.4718652327796" calcext:value-type="float">
            <text:p>20.47186523277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1]=&quot;&quot;;&quot;&quot;;[$work.Z11]/SQRT([$work.$T10]))" office:value-type="float" office:value="0" calcext:value-type="float">
            <text:p>0</text:p>
          </table:table-cell>
          <table:table-cell table:formula="of:=IF([$work.AA11]=&quot;&quot;;&quot;&quot;;[$work.AA11]/SQRT([$work.$T1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1]=&quot;&quot;;&quot;&quot;;[$work.AF11]/SQRT([$work.$T1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" office:value-type="float" office:value="20" calcext:value-type="float">
            <text:p>20</text:p>
          </table:table-cell>
          <table:table-cell table:formula="of:=[.B129]" office:value-type="float" office:value="3" calcext:value-type="float">
            <text:p>3</text:p>
          </table:table-cell>
          <table:table-cell table:number-columns-repeated="4"/>
          <table:table-cell table:formula="of:=IF([$work.L12]=&quot;&quot;;&quot;&quot;;[$work.L12])">
            <text:p/>
          </table:table-cell>
          <table:table-cell table:formula="of:=IF([$work.M12]=&quot;&quot;;&quot;&quot;;[$work.M12])">
            <text:p/>
          </table:table-cell>
          <table:table-cell table:number-columns-repeated="2"/>
          <table:table-cell table:formula="of:=([.J130]=1)+([.H130]=1)+([.F130]=1)+([.D130]=1)" office:value-type="float" office:value="0" calcext:value-type="float">
            <text:p>0</text:p>
          </table:table-cell>
          <table:table-cell table:style-name="ce31" table:formula="of:=IF(AND(COUNT([.C129:.J129]) &gt; 0;[.O130]&lt;&gt;&quot;&quot;);1;0)" office:value-type="float" office:value="1" calcext:value-type="float">
            <text:p>1</text:p>
          </table:table-cell>
          <table:table-cell table:formula="of:=IF([$work.R12]=&quot;&quot;;&quot;&quot;;[$work.R12]/SQRT([$work.$T11]))" office:value-type="float" office:value="0.610170215847752" calcext:value-type="float">
            <text:p>0.610170215847752</text:p>
          </table:table-cell>
          <table:table-cell table:formula="of:=[.N71]" office:value-type="float" office:value="18.1941664361875" calcext:value-type="float">
            <text:p>18.1941664361875</text:p>
          </table:table-cell>
          <table:table-cell table:formula="of:=IF([.O71]=&quot;&quot;;&quot;&quot;;[.O71])" office:value-type="float" office:value="19.3393217035445" calcext:value-type="float">
            <text:p>19.33932170354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2]=&quot;&quot;;&quot;&quot;;[$work.Z12]/SQRT([$work.$T11]))" office:value-type="float" office:value="0" calcext:value-type="float">
            <text:p>0</text:p>
          </table:table-cell>
          <table:table-cell table:formula="of:=IF([$work.AA12]=&quot;&quot;;&quot;&quot;;[$work.AA12]/SQRT([$work.$T1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2]=&quot;&quot;;&quot;&quot;;[$work.AF12]/SQRT([$work.$T11]))">
            <text:p/>
          </table:table-cell>
          <table:table-cell table:number-columns-repeated="13"/>
        </table:table-row>
        <table:table-row table:style-name="ro1">
          <table:table-cell table:formula="of:=[.A72]" office:value-type="float" office:value="21" calcext:value-type="float">
            <text:p>21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4"/>
          <table:table-cell table:formula="of:=IF([$work.L13]=&quot;&quot;;&quot;&quot;;[$work.L13])">
            <text:p/>
          </table:table-cell>
          <table:table-cell table:formula="of:=IF([$work.M13]=&quot;&quot;;&quot;&quot;;[$work.M13])">
            <text:p/>
          </table:table-cell>
          <table:table-cell table:number-columns-repeated="2"/>
          <table:table-cell table:formula="of:=([.J131]=1)+([.H131]=1)+([.F131]=1)+([.D131]=1)" office:value-type="float" office:value="0" calcext:value-type="float">
            <text:p>0</text:p>
          </table:table-cell>
          <table:table-cell table:style-name="ce31" table:formula="of:=IF(AND(COUNT([.C130:.J130]) &gt; 0;[.O131]&lt;&gt;&quot;&quot;);1;0)" office:value-type="float" office:value="0" calcext:value-type="float">
            <text:p>0</text:p>
          </table:table-cell>
          <table:table-cell table:formula="of:=IF([$work.R13]=&quot;&quot;;&quot;&quot;;[$work.R13]/SQRT([$work.$T12]))" office:value-type="float" office:value="0.552157630374233" calcext:value-type="float">
            <text:p>0.552157630374233</text:p>
          </table:table-cell>
          <table:table-cell table:formula="of:=[.N72]" office:value-type="float" office:value="24.8470933668405" calcext:value-type="float">
            <text:p>24.8470933668405</text:p>
          </table:table-cell>
          <table:table-cell table:formula="of:=IF([.O72]=&quot;&quot;;&quot;&quot;;[.O72])" office:value-type="float" office:value="19.6696847436744" calcext:value-type="float">
            <text:p>19.66968474367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3]=&quot;&quot;;&quot;&quot;;[$work.Z13]/SQRT([$work.$T12]))">
            <text:p/>
          </table:table-cell>
          <table:table-cell table:formula="of:=IF([$work.AA13]=&quot;&quot;;&quot;&quot;;[$work.AA13]/SQRT([$work.$T1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3]=&quot;&quot;;&quot;&quot;;[$work.AF13]/SQRT([$work.$T12]))">
            <text:p/>
          </table:table-cell>
          <table:table-cell table:number-columns-repeated="13"/>
        </table:table-row>
        <table:table-row table:style-name="ro1">
          <table:table-cell table:formula="of:=[.A73]" office:value-type="float" office:value="22" calcext:value-type="float">
            <text:p>22</text:p>
          </table:table-cell>
          <table:table-cell table:formula="of:=[.B131]" office:value-type="float" office:value="3" calcext:value-type="float">
            <text:p>3</text:p>
          </table:table-cell>
          <table:table-cell table:number-columns-repeated="4"/>
          <table:table-cell table:formula="of:=IF([$work.L14]=&quot;&quot;;&quot;&quot;;[$work.L14])">
            <text:p/>
          </table:table-cell>
          <table:table-cell table:formula="of:=IF([$work.M14]=&quot;&quot;;&quot;&quot;;[$work.M14])">
            <text:p/>
          </table:table-cell>
          <table:table-cell table:number-columns-repeated="2"/>
          <table:table-cell table:formula="of:=([.J132]=1)+([.H132]=1)+([.F132]=1)+([.D132]=1)" office:value-type="float" office:value="0" calcext:value-type="float">
            <text:p>0</text:p>
          </table:table-cell>
          <table:table-cell table:style-name="ce31" table:formula="of:=IF(AND(COUNT([.C131:.J131]) &gt; 0;[.O132]&lt;&gt;&quot;&quot;);1;0)" office:value-type="float" office:value="0" calcext:value-type="float">
            <text:p>0</text:p>
          </table:table-cell>
          <table:table-cell table:formula="of:=IF([$work.R14]=&quot;&quot;;&quot;&quot;;[$work.R14]/SQRT([$work.$T13]))" office:value-type="float" office:value="0.282842712474619" calcext:value-type="float">
            <text:p>0.282842712474619</text:p>
          </table:table-cell>
          <table:table-cell table:formula="of:=[.N73]" office:value-type="float" office:value="13.0107647738325" calcext:value-type="float">
            <text:p>13.0107647738325</text:p>
          </table:table-cell>
          <table:table-cell table:formula="of:=IF([.O73]=&quot;&quot;;&quot;&quot;;[.O73])" office:value-type="float" office:value="21.7681991141374" calcext:value-type="float">
            <text:p>21.76819911413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4]=&quot;&quot;;&quot;&quot;;[$work.Z14]/SQRT([$work.$T13]))">
            <text:p/>
          </table:table-cell>
          <table:table-cell table:formula="of:=IF([$work.AA14]=&quot;&quot;;&quot;&quot;;[$work.AA14]/SQRT([$work.$T1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4]=&quot;&quot;;&quot;&quot;;[$work.AF14]/SQRT([$work.$T13]))">
            <text:p/>
          </table:table-cell>
          <table:table-cell table:number-columns-repeated="13"/>
        </table:table-row>
        <table:table-row table:style-name="ro1">
          <table:table-cell table:formula="of:=[.A74]" office:value-type="float" office:value="23" calcext:value-type="float">
            <text:p>23</text:p>
          </table:table-cell>
          <table:table-cell table:formula="of:=[.B132]" office:value-type="float" office:value="3" calcext:value-type="float">
            <text:p>3</text:p>
          </table:table-cell>
          <table:table-cell table:number-columns-repeated="4"/>
          <table:table-cell table:formula="of:=IF([$work.L15]=&quot;&quot;;&quot;&quot;;[$work.L15])">
            <text:p/>
          </table:table-cell>
          <table:table-cell table:formula="of:=IF([$work.M15]=&quot;&quot;;&quot;&quot;;[$work.M15])">
            <text:p/>
          </table:table-cell>
          <table:table-cell table:number-columns-repeated="2"/>
          <table:table-cell table:formula="of:=([.J133]=1)+([.H133]=1)+([.F133]=1)+([.D133]=1)" office:value-type="float" office:value="0" calcext:value-type="float">
            <text:p>0</text:p>
          </table:table-cell>
          <table:table-cell table:style-name="ce31" table:formula="of:=IF(AND(COUNT([.C132:.J132]) &gt; 0;[.O133]&lt;&gt;&quot;&quot;);1;0)" office:value-type="float" office:value="0" calcext:value-type="float">
            <text:p>0</text:p>
          </table:table-cell>
          <table:table-cell table:formula="of:=IF([$work.R15]=&quot;&quot;;&quot;&quot;;[$work.R15]/SQRT([$work.$T14]))" office:value-type="float" office:value="0.421350485800192" calcext:value-type="float">
            <text:p>0.421350485800192</text:p>
          </table:table-cell>
          <table:table-cell table:formula="of:=[.N74]" office:value-type="float" office:value="19.0811577140944" calcext:value-type="float">
            <text:p>19.0811577140944</text:p>
          </table:table-cell>
          <table:table-cell table:formula="of:=IF([.O74]=&quot;&quot;;&quot;&quot;;[.O74])" office:value-type="float" office:value="17.148642303921" calcext:value-type="float">
            <text:p>17.148642303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5]=&quot;&quot;;&quot;&quot;;[$work.Z15]/SQRT([$work.$T14]))">
            <text:p/>
          </table:table-cell>
          <table:table-cell table:formula="of:=IF([$work.AA15]=&quot;&quot;;&quot;&quot;;[$work.AA15]/SQRT([$work.$T1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5]=&quot;&quot;;&quot;&quot;;[$work.AF15]/SQRT([$work.$T14]))">
            <text:p/>
          </table:table-cell>
          <table:table-cell table:number-columns-repeated="13"/>
        </table:table-row>
        <table:table-row table:style-name="ro1">
          <table:table-cell table:formula="of:=[.A75]" office:value-type="float" office:value="24" calcext:value-type="float">
            <text:p>24</text:p>
          </table:table-cell>
          <table:table-cell table:formula="of:=[.B133]" office:value-type="float" office:value="3" calcext:value-type="float">
            <text:p>3</text:p>
          </table:table-cell>
          <table:table-cell table:number-columns-repeated="4"/>
          <table:table-cell table:formula="of:=IF([$work.L16]=&quot;&quot;;&quot;&quot;;[$work.L16])">
            <text:p/>
          </table:table-cell>
          <table:table-cell table:formula="of:=IF([$work.M16]=&quot;&quot;;&quot;&quot;;[$work.M16])">
            <text:p/>
          </table:table-cell>
          <table:table-cell table:number-columns-repeated="2"/>
          <table:table-cell table:formula="of:=([.J134]=1)+([.H134]=1)+([.F134]=1)+([.D134]=1)" office:value-type="float" office:value="0" calcext:value-type="float">
            <text:p>0</text:p>
          </table:table-cell>
          <table:table-cell table:style-name="ce31" table:formula="of:=IF(AND(COUNT([.C133:.J133]) &gt; 0;[.O134]&lt;&gt;&quot;&quot;);1;0)" office:value-type="float" office:value="0" calcext:value-type="float">
            <text:p>0</text:p>
          </table:table-cell>
          <table:table-cell table:formula="of:=IF([$work.R16]=&quot;&quot;;&quot;&quot;;[$work.R16]/SQRT([$work.$T15]))" office:value-type="float" office:value="0.336993573781038" calcext:value-type="float">
            <text:p>0.336993573781038</text:p>
          </table:table-cell>
          <table:table-cell table:formula="of:=[.N75]" office:value-type="float" office:value="20.5566080006433" calcext:value-type="float">
            <text:p>20.5566080006433</text:p>
          </table:table-cell>
          <table:table-cell table:formula="of:=IF([.O75]=&quot;&quot;;&quot;&quot;;[.O75])" office:value-type="float" office:value="19.0159102585213" calcext:value-type="float">
            <text:p>19.01591025852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6]=&quot;&quot;;&quot;&quot;;[$work.Z16]/SQRT([$work.$T15]))">
            <text:p/>
          </table:table-cell>
          <table:table-cell table:formula="of:=IF([$work.AA16]=&quot;&quot;;&quot;&quot;;[$work.AA16]/SQRT([$work.$T1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6]=&quot;&quot;;&quot;&quot;;[$work.AF16]/SQRT([$work.$T15]))">
            <text:p/>
          </table:table-cell>
          <table:table-cell table:number-columns-repeated="13"/>
        </table:table-row>
        <table:table-row table:style-name="ro1">
          <table:table-cell table:formula="of:=[.A76]" office:value-type="float" office:value="25" calcext:value-type="float">
            <text:p>25</text:p>
          </table:table-cell>
          <table:table-cell table:formula="of:=[.B134]" office:value-type="float" office:value="3" calcext:value-type="float">
            <text:p>3</text:p>
          </table:table-cell>
          <table:table-cell table:number-columns-repeated="4"/>
          <table:table-cell table:formula="of:=IF([$work.L17]=&quot;&quot;;&quot;&quot;;[$work.L17])">
            <text:p/>
          </table:table-cell>
          <table:table-cell table:formula="of:=IF([$work.M17]=&quot;&quot;;&quot;&quot;;[$work.M17])">
            <text:p/>
          </table:table-cell>
          <table:table-cell table:number-columns-repeated="2"/>
          <table:table-cell table:formula="of:=([.J135]=1)+([.H135]=1)+([.F135]=1)+([.D135]=1)" office:value-type="float" office:value="0" calcext:value-type="float">
            <text:p>0</text:p>
          </table:table-cell>
          <table:table-cell table:style-name="ce31" table:formula="of:=IF(AND(COUNT([.C134:.J134]) &gt; 0;[.O135]&lt;&gt;&quot;&quot;);1;0)" office:value-type="float" office:value="0" calcext:value-type="float">
            <text:p>0</text:p>
          </table:table-cell>
          <table:table-cell table:formula="of:=IF([$work.R17]=&quot;&quot;;&quot;&quot;;[$work.R17]/SQRT([$work.$T16]))" office:value-type="float" office:value="0.62725004818718" calcext:value-type="float">
            <text:p>0.62725004818718</text:p>
          </table:table-cell>
          <table:table-cell table:formula="of:=[.N76]" office:value-type="float" office:value="22.6855434094363" calcext:value-type="float">
            <text:p>22.6855434094363</text:p>
          </table:table-cell>
          <table:table-cell table:formula="of:=IF([.O76]=&quot;&quot;;&quot;&quot;;[.O76])" office:value-type="float" office:value="19.5987473806017" calcext:value-type="float">
            <text:p>19.5987473806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7]=&quot;&quot;;&quot;&quot;;[$work.Z17]/SQRT([$work.$T16]))">
            <text:p/>
          </table:table-cell>
          <table:table-cell table:formula="of:=IF([$work.AA17]=&quot;&quot;;&quot;&quot;;[$work.AA17]/SQRT([$work.$T1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7]=&quot;&quot;;&quot;&quot;;[$work.AF17]/SQRT([$work.$T16]))">
            <text:p/>
          </table:table-cell>
          <table:table-cell table:number-columns-repeated="13"/>
        </table:table-row>
        <table:table-row table:style-name="ro1">
          <table:table-cell table:formula="of:=[.A77]" office:value-type="float" office:value="26" calcext:value-type="float">
            <text:p>26</text:p>
          </table:table-cell>
          <table:table-cell table:formula="of:=[.B135]" office:value-type="float" office:value="3" calcext:value-type="float">
            <text:p>3</text:p>
          </table:table-cell>
          <table:table-cell table:number-columns-repeated="4"/>
          <table:table-cell table:formula="of:=IF([$work.L18]=&quot;&quot;;&quot;&quot;;[$work.L18])">
            <text:p/>
          </table:table-cell>
          <table:table-cell table:formula="of:=IF([$work.M18]=&quot;&quot;;&quot;&quot;;[$work.M18])">
            <text:p/>
          </table:table-cell>
          <table:table-cell table:number-columns-repeated="2"/>
          <table:table-cell table:formula="of:=([.J136]=1)+([.H136]=1)+([.F136]=1)+([.D136]=1)" office:value-type="float" office:value="0" calcext:value-type="float">
            <text:p>0</text:p>
          </table:table-cell>
          <table:table-cell table:style-name="ce31" table:formula="of:=IF(AND(COUNT([.C135:.J135]) &gt; 0;[.O136]&lt;&gt;&quot;&quot;);1;0)" office:value-type="float" office:value="0" calcext:value-type="float">
            <text:p>0</text:p>
          </table:table-cell>
          <table:table-cell table:formula="of:=IF([$work.R18]=&quot;&quot;;&quot;&quot;;[$work.R18]/SQRT([$work.$T17]))" office:value-type="float" office:value="0.624019968958515" calcext:value-type="float">
            <text:p>0.624019968958515</text:p>
          </table:table-cell>
          <table:table-cell table:formula="of:=[.N77]" office:value-type="float" office:value="45.2654485175292" calcext:value-type="float">
            <text:p>45.2654485175292</text:p>
          </table:table-cell>
          <table:table-cell table:formula="of:=IF([.O77]=&quot;&quot;;&quot;&quot;;[.O77])" office:value-type="float" office:value="23.0216600352875" calcext:value-type="float">
            <text:p>23.02166003528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8]=&quot;&quot;;&quot;&quot;;[$work.Z18]/SQRT([$work.$T17]))">
            <text:p/>
          </table:table-cell>
          <table:table-cell table:formula="of:=IF([$work.AA18]=&quot;&quot;;&quot;&quot;;[$work.AA18]/SQRT([$work.$T1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8]=&quot;&quot;;&quot;&quot;;[$work.AF18]/SQRT([$work.$T17]))">
            <text:p/>
          </table:table-cell>
          <table:table-cell table:number-columns-repeated="13"/>
        </table:table-row>
        <table:table-row table:style-name="ro1">
          <table:table-cell table:formula="of:=[.A78]" office:value-type="float" office:value="27" calcext:value-type="float">
            <text:p>27</text:p>
          </table:table-cell>
          <table:table-cell table:formula="of:=[.B136]" office:value-type="float" office:value="3" calcext:value-type="float">
            <text:p>3</text:p>
          </table:table-cell>
          <table:table-cell table:number-columns-repeated="4"/>
          <table:table-cell table:formula="of:=IF([$work.L19]=&quot;&quot;;&quot;&quot;;[$work.L19])">
            <text:p/>
          </table:table-cell>
          <table:table-cell table:formula="of:=IF([$work.M19]=&quot;&quot;;&quot;&quot;;[$work.M19])">
            <text:p/>
          </table:table-cell>
          <table:table-cell table:number-columns-repeated="2"/>
          <table:table-cell table:formula="of:=([.J137]=1)+([.H137]=1)+([.F137]=1)+([.D137]=1)" office:value-type="float" office:value="0" calcext:value-type="float">
            <text:p>0</text:p>
          </table:table-cell>
          <table:table-cell table:style-name="ce31" table:formula="of:=IF(AND(COUNT([.C136:.J136]) &gt; 0;[.O137]&lt;&gt;&quot;&quot;);1;0)" office:value-type="float" office:value="0" calcext:value-type="float">
            <text:p>0</text:p>
          </table:table-cell>
          <table:table-cell table:formula="of:=IF([$work.R19]=&quot;&quot;;&quot;&quot;;[$work.R19]/SQRT([$work.$T18]))" office:value-type="float" office:value="0.879240972184879" calcext:value-type="float">
            <text:p>0.879240972184879</text:p>
          </table:table-cell>
          <table:table-cell table:formula="of:=[.N78]" office:value-type="float" office:value="26.9959542941209" calcext:value-type="float">
            <text:p>26.9959542941209</text:p>
          </table:table-cell>
          <table:table-cell table:formula="of:=IF([.O78]=&quot;&quot;;&quot;&quot;;[.O78])" office:value-type="float" office:value="37.8925763324601" calcext:value-type="float">
            <text:p>37.89257633246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9]=&quot;&quot;;&quot;&quot;;[$work.Z19]/SQRT([$work.$T18]))">
            <text:p/>
          </table:table-cell>
          <table:table-cell table:formula="of:=IF([$work.AA19]=&quot;&quot;;&quot;&quot;;[$work.AA19]/SQRT([$work.$T18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9]=&quot;&quot;;&quot;&quot;;[$work.AF19]/SQRT([$work.$T18]))">
            <text:p/>
          </table:table-cell>
          <table:table-cell table:number-columns-repeated="13"/>
        </table:table-row>
        <table:table-row table:style-name="ro1">
          <table:table-cell table:formula="of:=[.A79]" office:value-type="float" office:value="28" calcext:value-type="float">
            <text:p>28</text:p>
          </table:table-cell>
          <table:table-cell table:formula="of:=[.B137]" office:value-type="float" office:value="3" calcext:value-type="float">
            <text:p>3</text:p>
          </table:table-cell>
          <table:table-cell table:number-columns-repeated="4"/>
          <table:table-cell table:formula="of:=IF([$work.L20]=&quot;&quot;;&quot;&quot;;[$work.L20])">
            <text:p/>
          </table:table-cell>
          <table:table-cell table:formula="of:=IF([$work.M20]=&quot;&quot;;&quot;&quot;;[$work.M20])">
            <text:p/>
          </table:table-cell>
          <table:table-cell table:number-columns-repeated="2"/>
          <table:table-cell table:formula="of:=([.J138]=1)+([.H138]=1)+([.F138]=1)+([.D138]=1)" office:value-type="float" office:value="0" calcext:value-type="float">
            <text:p>0</text:p>
          </table:table-cell>
          <table:table-cell table:style-name="ce31" table:formula="of:=IF(AND(COUNT([.C137:.J137]) &gt; 0;[.O138]&lt;&gt;&quot;&quot;);1;0)" office:value-type="float" office:value="0" calcext:value-type="float">
            <text:p>0</text:p>
          </table:table-cell>
          <table:table-cell table:formula="of:=IF([$work.R20]=&quot;&quot;;&quot;&quot;;[$work.R20]/SQRT([$work.$T19]))" office:value-type="float" office:value="0.486240098153032" calcext:value-type="float">
            <text:p>0.486240098153032</text:p>
          </table:table-cell>
          <table:table-cell table:formula="of:=[.N79]" office:value-type="float" office:value="20.491546993592" calcext:value-type="float">
            <text:p>20.491546993592</text:p>
          </table:table-cell>
          <table:table-cell table:formula="of:=IF([.O79]=&quot;&quot;;&quot;&quot;;[.O79])" office:value-type="float" office:value="30.4741468369068" calcext:value-type="float">
            <text:p>30.47414683690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0]=&quot;&quot;;&quot;&quot;;[$work.Z20]/SQRT([$work.$T19]))">
            <text:p/>
          </table:table-cell>
          <table:table-cell table:formula="of:=IF([$work.AA20]=&quot;&quot;;&quot;&quot;;[$work.AA20]/SQRT([$work.$T19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0]=&quot;&quot;;&quot;&quot;;[$work.AF20]/SQRT([$work.$T19]))">
            <text:p/>
          </table:table-cell>
          <table:table-cell table:number-columns-repeated="13"/>
        </table:table-row>
        <table:table-row table:style-name="ro1">
          <table:table-cell table:formula="of:=[.A80]" office:value-type="float" office:value="29" calcext:value-type="float">
            <text:p>29</text:p>
          </table:table-cell>
          <table:table-cell table:formula="of:=[.B138]" office:value-type="float" office:value="3" calcext:value-type="float">
            <text:p>3</text:p>
          </table:table-cell>
          <table:table-cell table:number-columns-repeated="4"/>
          <table:table-cell table:formula="of:=IF([$work.L21]=&quot;&quot;;&quot;&quot;;[$work.L21])">
            <text:p/>
          </table:table-cell>
          <table:table-cell table:formula="of:=IF([$work.M21]=&quot;&quot;;&quot;&quot;;[$work.M21])">
            <text:p/>
          </table:table-cell>
          <table:table-cell table:number-columns-repeated="2"/>
          <table:table-cell table:formula="of:=([.J139]=1)+([.H139]=1)+([.F139]=1)+([.D139]=1)" office:value-type="float" office:value="0" calcext:value-type="float">
            <text:p>0</text:p>
          </table:table-cell>
          <table:table-cell table:style-name="ce31" table:formula="of:=IF(AND(COUNT([.C138:.J138]) &gt; 0;[.O139]&lt;&gt;&quot;&quot;);1;0)" office:value-type="float" office:value="0" calcext:value-type="float">
            <text:p>0</text:p>
          </table:table-cell>
          <table:table-cell table:formula="of:=IF([$work.R21]=&quot;&quot;;&quot;&quot;;[$work.R21]/SQRT([$work.$T20]))" office:value-type="float" office:value="0.576370878714833" calcext:value-type="float">
            <text:p>0.576370878714833</text:p>
          </table:table-cell>
          <table:table-cell table:formula="of:=[.N80]" office:value-type="float" office:value="29.6831002538139" calcext:value-type="float">
            <text:p>29.6831002538139</text:p>
          </table:table-cell>
          <table:table-cell table:formula="of:=IF([.O80]=&quot;&quot;;&quot;&quot;;[.O80])" office:value-type="float" office:value="25.4999463837362" calcext:value-type="float">
            <text:p>25.49994638373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1]=&quot;&quot;;&quot;&quot;;[$work.Z21]/SQRT([$work.$T20]))">
            <text:p/>
          </table:table-cell>
          <table:table-cell table:formula="of:=IF([$work.AA21]=&quot;&quot;;&quot;&quot;;[$work.AA21]/SQRT([$work.$T20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1]=&quot;&quot;;&quot;&quot;;[$work.AF21]/SQRT([$work.$T20]))">
            <text:p/>
          </table:table-cell>
          <table:table-cell table:number-columns-repeated="13"/>
        </table:table-row>
        <table:table-row table:style-name="ro1">
          <table:table-cell table:formula="of:=[.A81]" office:value-type="float" office:value="30" calcext:value-type="float">
            <text:p>30</text:p>
          </table:table-cell>
          <table:table-cell table:formula="of:=[.B139]" office:value-type="float" office:value="3" calcext:value-type="float">
            <text:p>3</text:p>
          </table:table-cell>
          <table:table-cell table:number-columns-repeated="4"/>
          <table:table-cell table:formula="of:=IF([$work.L22]=&quot;&quot;;&quot;&quot;;[$work.L22])">
            <text:p/>
          </table:table-cell>
          <table:table-cell table:formula="of:=IF([$work.M22]=&quot;&quot;;&quot;&quot;;[$work.M22])">
            <text:p/>
          </table:table-cell>
          <table:table-cell table:number-columns-repeated="2"/>
          <table:table-cell table:formula="of:=([.J140]=1)+([.H140]=1)+([.F140]=1)+([.D140]=1)" office:value-type="float" office:value="0" calcext:value-type="float">
            <text:p>0</text:p>
          </table:table-cell>
          <table:table-cell table:style-name="ce31" table:formula="of:=IF(AND(COUNT([.C139:.J139]) &gt; 0;[.O140]&lt;&gt;&quot;&quot;);1;0)" office:value-type="float" office:value="0" calcext:value-type="float">
            <text:p>0</text:p>
          </table:table-cell>
          <table:table-cell table:formula="of:=IF([$work.R22]=&quot;&quot;;&quot;&quot;;[$work.R22]/SQRT([$work.$T21]))" office:value-type="float" office:value="2.01106509135442" calcext:value-type="float">
            <text:p>2.01106509135442</text:p>
          </table:table-cell>
          <table:table-cell table:formula="of:=[.N81]" office:value-type="float" office:value="47.7814168927355" calcext:value-type="float">
            <text:p>47.7814168927355</text:p>
          </table:table-cell>
          <table:table-cell table:formula="of:=IF([.O81]=&quot;&quot;;&quot;&quot;;[.O81])" office:value-type="float" office:value="32.63414660588" calcext:value-type="float">
            <text:p>32.634146605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2]=&quot;&quot;;&quot;&quot;;[$work.Z22]/SQRT([$work.$T21]))">
            <text:p/>
          </table:table-cell>
          <table:table-cell table:formula="of:=IF([$work.AA22]=&quot;&quot;;&quot;&quot;;[$work.AA22]/SQRT([$work.$T21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2]=&quot;&quot;;&quot;&quot;;[$work.AF22]/SQRT([$work.$T21]))">
            <text:p/>
          </table:table-cell>
          <table:table-cell table:number-columns-repeated="13"/>
        </table:table-row>
        <table:table-row table:style-name="ro1">
          <table:table-cell table:formula="of:=[.A82]" office:value-type="float" office:value="31" calcext:value-type="float">
            <text:p>31</text:p>
          </table:table-cell>
          <table:table-cell table:formula="of:=[.B140]" office:value-type="float" office:value="3" calcext:value-type="float">
            <text:p>3</text:p>
          </table:table-cell>
          <table:table-cell table:number-columns-repeated="4"/>
          <table:table-cell table:formula="of:=IF([$work.L23]=&quot;&quot;;&quot;&quot;;[$work.L23])">
            <text:p/>
          </table:table-cell>
          <table:table-cell table:formula="of:=IF([$work.M23]=&quot;&quot;;&quot;&quot;;[$work.M23])">
            <text:p/>
          </table:table-cell>
          <table:table-cell table:number-columns-repeated="2"/>
          <table:table-cell table:formula="of:=([.J141]=1)+([.H141]=1)+([.F141]=1)+([.D141]=1)" office:value-type="float" office:value="0" calcext:value-type="float">
            <text:p>0</text:p>
          </table:table-cell>
          <table:table-cell table:style-name="ce31" table:formula="of:=IF(AND(COUNT([.C140:.J140]) &gt; 0;[.O141]&lt;&gt;&quot;&quot;);1;0)" office:value-type="float" office:value="0" calcext:value-type="float">
            <text:p>0</text:p>
          </table:table-cell>
          <table:table-cell table:formula="of:=IF([$work.R23]=&quot;&quot;;&quot;&quot;;[$work.R23]/SQRT([$work.$T22]))" office:value-type="float" office:value="1.47966207091868" calcext:value-type="float">
            <text:p>1.47966207091868</text:p>
          </table:table-cell>
          <table:table-cell table:formula="of:=[.N82]" office:value-type="float" office:value="38.7503953667005" calcext:value-type="float">
            <text:p>38.7503953667005</text:p>
          </table:table-cell>
          <table:table-cell table:formula="of:=IF([.O82]=&quot;&quot;;&quot;&quot;;[.O82])" office:value-type="float" office:value="42.569911954635" calcext:value-type="float">
            <text:p>42.5699119546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3]=&quot;&quot;;&quot;&quot;;[$work.Z23]/SQRT([$work.$T22]))">
            <text:p/>
          </table:table-cell>
          <table:table-cell table:formula="of:=IF([$work.AA23]=&quot;&quot;;&quot;&quot;;[$work.AA23]/SQRT([$work.$T2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3]=&quot;&quot;;&quot;&quot;;[$work.AF23]/SQRT([$work.$T22]))">
            <text:p/>
          </table:table-cell>
          <table:table-cell table:number-columns-repeated="13"/>
        </table:table-row>
        <table:table-row table:style-name="ro1">
          <table:table-cell table:formula="of:=[.A83]" office:value-type="float" office:value="32" calcext:value-type="float">
            <text:p>32</text:p>
          </table:table-cell>
          <table:table-cell table:formula="of:=[.B141]" office:value-type="float" office:value="3" calcext:value-type="float">
            <text:p>3</text:p>
          </table:table-cell>
          <table:table-cell table:number-columns-repeated="4"/>
          <table:table-cell table:formula="of:=IF([$work.L24]=&quot;&quot;;&quot;&quot;;[$work.L24])">
            <text:p/>
          </table:table-cell>
          <table:table-cell table:formula="of:=IF([$work.M24]=&quot;&quot;;&quot;&quot;;[$work.M24])">
            <text:p/>
          </table:table-cell>
          <table:table-cell table:number-columns-repeated="2"/>
          <table:table-cell table:formula="of:=([.J142]=1)+([.H142]=1)+([.F142]=1)+([.D142]=1)" office:value-type="float" office:value="0" calcext:value-type="float">
            <text:p>0</text:p>
          </table:table-cell>
          <table:table-cell table:style-name="ce31" table:formula="of:=IF(AND(COUNT([.C141:.J141]) &gt; 0;[.O142]&lt;&gt;&quot;&quot;);1;0)" office:value-type="float" office:value="0" calcext:value-type="float">
            <text:p>0</text:p>
          </table:table-cell>
          <table:table-cell table:formula="of:=IF([$work.R24]=&quot;&quot;;&quot;&quot;;[$work.R24]/SQRT([$work.$T23]))" office:value-type="float" office:value="0.805242190642528" calcext:value-type="float">
            <text:p>0.805242190642528</text:p>
          </table:table-cell>
          <table:table-cell table:formula="of:=[.N83]" office:value-type="float" office:value="39.6715985923219" calcext:value-type="float">
            <text:p>39.6715985923219</text:p>
          </table:table-cell>
          <table:table-cell table:formula="of:=IF([.O83]=&quot;&quot;;&quot;&quot;;[.O83])" office:value-type="float" office:value="41.7063415667587" calcext:value-type="float">
            <text:p>41.70634156675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4]=&quot;&quot;;&quot;&quot;;[$work.Z24]/SQRT([$work.$T23]))">
            <text:p/>
          </table:table-cell>
          <table:table-cell table:formula="of:=IF([$work.AA24]=&quot;&quot;;&quot;&quot;;[$work.AA24]/SQRT([$work.$T2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4]=&quot;&quot;;&quot;&quot;;[$work.AF24]/SQRT([$work.$T23]))">
            <text:p/>
          </table:table-cell>
          <table:table-cell table:number-columns-repeated="13"/>
        </table:table-row>
        <table:table-row table:style-name="ro1">
          <table:table-cell table:formula="of:=[.A84]" office:value-type="float" office:value="33" calcext:value-type="float">
            <text:p>33</text:p>
          </table:table-cell>
          <table:table-cell table:formula="of:=[.B142]" office:value-type="float" office:value="3" calcext:value-type="float">
            <text:p>3</text:p>
          </table:table-cell>
          <table:table-cell table:number-columns-repeated="4"/>
          <table:table-cell table:formula="of:=IF([$work.L25]=&quot;&quot;;&quot;&quot;;[$work.L25])">
            <text:p/>
          </table:table-cell>
          <table:table-cell table:formula="of:=IF([$work.M25]=&quot;&quot;;&quot;&quot;;[$work.M25])">
            <text:p/>
          </table:table-cell>
          <table:table-cell table:number-columns-repeated="2"/>
          <table:table-cell table:formula="of:=([.J143]=1)+([.H143]=1)+([.F143]=1)+([.D143]=1)" office:value-type="float" office:value="0" calcext:value-type="float">
            <text:p>0</text:p>
          </table:table-cell>
          <table:table-cell table:style-name="ce31" table:formula="of:=IF(AND(COUNT([.C142:.J142]) &gt; 0;[.O143]&lt;&gt;&quot;&quot;);1;0)" office:value-type="float" office:value="0" calcext:value-type="float">
            <text:p>0</text:p>
          </table:table-cell>
          <table:table-cell table:formula="of:=IF([$work.R25]=&quot;&quot;;&quot;&quot;;[$work.R25]/SQRT([$work.$T24]))" office:value-type="float" office:value="0.676294928897521" calcext:value-type="float">
            <text:p>0.676294928897521</text:p>
          </table:table-cell>
          <table:table-cell table:formula="of:=[.N84]" office:value-type="float" office:value="39.953423491792" calcext:value-type="float">
            <text:p>39.953423491792</text:p>
          </table:table-cell>
          <table:table-cell table:formula="of:=IF([.O84]=&quot;&quot;;&quot;&quot;;[.O84])" office:value-type="float" office:value="42.5472700581679" calcext:value-type="float">
            <text:p>42.54727005816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5]=&quot;&quot;;&quot;&quot;;[$work.Z25]/SQRT([$work.$T24]))">
            <text:p/>
          </table:table-cell>
          <table:table-cell table:formula="of:=IF([$work.AA25]=&quot;&quot;;&quot;&quot;;[$work.AA25]/SQRT([$work.$T2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5]=&quot;&quot;;&quot;&quot;;[$work.AF25]/SQRT([$work.$T24]))">
            <text:p/>
          </table:table-cell>
          <table:table-cell table:number-columns-repeated="13"/>
        </table:table-row>
        <table:table-row table:style-name="ro1">
          <table:table-cell table:formula="of:=[.A85]" office:value-type="float" office:value="34" calcext:value-type="float">
            <text:p>34</text:p>
          </table:table-cell>
          <table:table-cell table:formula="of:=[.B143]" office:value-type="float" office:value="3" calcext:value-type="float">
            <text:p>3</text:p>
          </table:table-cell>
          <table:table-cell table:number-columns-repeated="4"/>
          <table:table-cell table:formula="of:=IF([$work.L26]=&quot;&quot;;&quot;&quot;;[$work.L26])">
            <text:p/>
          </table:table-cell>
          <table:table-cell table:formula="of:=IF([$work.M26]=&quot;&quot;;&quot;&quot;;[$work.M26])">
            <text:p/>
          </table:table-cell>
          <table:table-cell table:number-columns-repeated="2"/>
          <table:table-cell table:formula="of:=([.J144]=1)+([.H144]=1)+([.F144]=1)+([.D144]=1)" office:value-type="float" office:value="0" calcext:value-type="float">
            <text:p>0</text:p>
          </table:table-cell>
          <table:table-cell table:style-name="ce31" table:formula="of:=IF(AND(COUNT([.C143:.J143]) &gt; 0;[.O144]&lt;&gt;&quot;&quot;);1;0)" office:value-type="float" office:value="0" calcext:value-type="float">
            <text:p>0</text:p>
          </table:table-cell>
          <table:table-cell table:formula="of:=IF([$work.R26]=&quot;&quot;;&quot;&quot;;[$work.R26]/SQRT([$work.$T25]))" office:value-type="float" office:value="1.42886901662352" calcext:value-type="float">
            <text:p>1.42886901662352</text:p>
          </table:table-cell>
          <table:table-cell table:formula="of:=[.N85]" office:value-type="float" office:value="45.2645292051808" calcext:value-type="float">
            <text:p>45.2645292051808</text:p>
          </table:table-cell>
          <table:table-cell table:formula="of:=IF([.O85]=&quot;&quot;;&quot;&quot;;[.O85])" office:value-type="float" office:value="41.99174849544" calcext:value-type="float">
            <text:p>41.991748495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6]=&quot;&quot;;&quot;&quot;;[$work.Z26]/SQRT([$work.$T25]))">
            <text:p/>
          </table:table-cell>
          <table:table-cell table:formula="of:=IF([$work.AA26]=&quot;&quot;;&quot;&quot;;[$work.AA26]/SQRT([$work.$T2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6]=&quot;&quot;;&quot;&quot;;[$work.AF26]/SQRT([$work.$T25]))">
            <text:p/>
          </table:table-cell>
          <table:table-cell table:number-columns-repeated="13"/>
        </table:table-row>
        <table:table-row table:style-name="ro1">
          <table:table-cell table:formula="of:=[.A86]" office:value-type="float" office:value="35" calcext:value-type="float">
            <text:p>35</text:p>
          </table:table-cell>
          <table:table-cell table:formula="of:=[.B144]" office:value-type="float" office:value="3" calcext:value-type="float">
            <text:p>3</text:p>
          </table:table-cell>
          <table:table-cell table:number-columns-repeated="4"/>
          <table:table-cell table:formula="of:=IF([$work.L27]=&quot;&quot;;&quot;&quot;;[$work.L27])">
            <text:p/>
          </table:table-cell>
          <table:table-cell table:formula="of:=IF([$work.M27]=&quot;&quot;;&quot;&quot;;[$work.M27])">
            <text:p/>
          </table:table-cell>
          <table:table-cell table:number-columns-repeated="2"/>
          <table:table-cell table:formula="of:=([.J145]=1)+([.H145]=1)+([.F145]=1)+([.D145]=1)" office:value-type="float" office:value="0" calcext:value-type="float">
            <text:p>0</text:p>
          </table:table-cell>
          <table:table-cell table:style-name="ce31" table:formula="of:=IF(AND(COUNT([.C144:.J144]) &gt; 0;[.O145]&lt;&gt;&quot;&quot;);1;0)" office:value-type="float" office:value="0" calcext:value-type="float">
            <text:p>0</text:p>
          </table:table-cell>
          <table:table-cell table:formula="of:=IF([$work.R27]=&quot;&quot;;&quot;&quot;;[$work.R27]/SQRT([$work.$T26]))" office:value-type="float" office:value="1.23460074837648" calcext:value-type="float">
            <text:p>1.23460074837648</text:p>
          </table:table-cell>
          <table:table-cell table:formula="of:=[.N86]" office:value-type="float" office:value="55.0347025910901" calcext:value-type="float">
            <text:p>55.0347025910901</text:p>
          </table:table-cell>
          <table:table-cell table:formula="of:=IF([.O86]=&quot;&quot;;&quot;&quot;;[.O86])" office:value-type="float" office:value="46.5851906501925" calcext:value-type="float">
            <text:p>46.58519065019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7]=&quot;&quot;;&quot;&quot;;[$work.Z27]/SQRT([$work.$T26]))">
            <text:p/>
          </table:table-cell>
          <table:table-cell table:formula="of:=IF([$work.AA27]=&quot;&quot;;&quot;&quot;;[$work.AA27]/SQRT([$work.$T2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7]=&quot;&quot;;&quot;&quot;;[$work.AF27]/SQRT([$work.$T26]))">
            <text:p/>
          </table:table-cell>
          <table:table-cell table:number-columns-repeated="13"/>
        </table:table-row>
        <table:table-row table:style-name="ro1">
          <table:table-cell table:formula="of:=[.A87]" office:value-type="float" office:value="36" calcext:value-type="float">
            <text:p>36</text:p>
          </table:table-cell>
          <table:table-cell table:formula="of:=[.B145]" office:value-type="float" office:value="3" calcext:value-type="float">
            <text:p>3</text:p>
          </table:table-cell>
          <table:table-cell table:number-columns-repeated="4"/>
          <table:table-cell table:style-name="ce31" table:formula="of:=IF([$work.L28]=&quot;&quot;;&quot;&quot;;[$work.L28])" office:value-type="float" office:value="0.8" calcext:value-type="float">
            <text:p>0.8</text:p>
          </table:table-cell>
          <table:table-cell table:style-name="ce31" table:formula="of:=IF([$work.M28]=&quot;&quot;;&quot;&quot;;[$work.M28])" office:value-type="float" office:value="0" calcext:value-type="float">
            <text:p>0</text:p>
          </table:table-cell>
          <table:table-cell table:number-columns-repeated="2"/>
          <table:table-cell table:formula="of:=([.J146]=1)+([.H146]=1)+([.F146]=1)+([.D146]=1)" office:value-type="float" office:value="0" calcext:value-type="float">
            <text:p>0</text:p>
          </table:table-cell>
          <table:table-cell table:style-name="ce31" table:formula="of:=IF(AND(COUNT([.C145:.J145]) &gt; 0;[.O146]&lt;&gt;&quot;&quot;);1;0)" office:value-type="float" office:value="0" calcext:value-type="float">
            <text:p>0</text:p>
          </table:table-cell>
          <table:table-cell table:formula="of:=IF([$work.R28]=&quot;&quot;;&quot;&quot;;[$work.R28]/SQRT([$work.$T27]))" office:value-type="float" office:value="1.86932921578769" calcext:value-type="float">
            <text:p>1.86932921578769</text:p>
          </table:table-cell>
          <table:table-cell table:formula="of:=[.N87]" office:value-type="float" office:value="74.2123698667712" calcext:value-type="float">
            <text:p>74.2123698667712</text:p>
          </table:table-cell>
          <table:table-cell table:formula="of:=IF([.O87]=&quot;&quot;;&quot;&quot;;[.O87])" office:value-type="float" office:value="56.9903919020513" calcext:value-type="float">
            <text:p>56.99039190205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8]=&quot;&quot;;&quot;&quot;;[$work.Z28]/SQRT([$work.$T27]))">
            <text:p/>
          </table:table-cell>
          <table:table-cell table:formula="of:=IF([$work.AA28]=&quot;&quot;;&quot;&quot;;[$work.AA28]/SQRT([$work.$T2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1" table:formula="of:=IF([$work.AF28]=&quot;&quot;;&quot;&quot;;[$work.AF28]/SQRT([$work.$T27]))" office:value-type="float" office:value="32.6030294375672" calcext:value-type="float">
            <text:p>32.6030294375672</text:p>
          </table:table-cell>
          <table:table-cell table:number-columns-repeated="13"/>
        </table:table-row>
        <table:table-row table:style-name="ro1">
          <table:table-cell table:formula="of:=[.A88]" office:value-type="float" office:value="37" calcext:value-type="float">
            <text:p>37</text:p>
          </table:table-cell>
          <table:table-cell table:formula="of:=[.B146]" office:value-type="float" office:value="3" calcext:value-type="float">
            <text:p>3</text:p>
          </table:table-cell>
          <table:table-cell table:number-columns-repeated="4"/>
          <table:table-cell table:formula="of:=IF([$work.L29]=&quot;&quot;;&quot;&quot;;[$work.L29])" office:value-type="float" office:value="1" calcext:value-type="float">
            <text:p>1</text:p>
          </table:table-cell>
          <table:table-cell table:formula="of:=IF([$work.M29]=&quot;&quot;;&quot;&quot;;[$work.M29])" office:value-type="float" office:value="0" calcext:value-type="float">
            <text:p>0</text:p>
          </table:table-cell>
          <table:table-cell table:number-columns-repeated="2"/>
          <table:table-cell table:formula="of:=([.J147]=1)+([.H147]=1)+([.F147]=1)+([.D147]=1)" office:value-type="float" office:value="0" calcext:value-type="float">
            <text:p>0</text:p>
          </table:table-cell>
          <table:table-cell table:style-name="ce31" table:formula="of:=IF(AND(COUNT([.C146:.J146]) &gt; 0;[.O147]&lt;&gt;&quot;&quot;);1;0)" office:value-type="float" office:value="1" calcext:value-type="float">
            <text:p>1</text:p>
          </table:table-cell>
          <table:table-cell table:formula="of:=IF([$work.R29]=&quot;&quot;;&quot;&quot;;[$work.R29]/SQRT([$work.$T28]))" office:value-type="float" office:value="4.86829044831641" calcext:value-type="float">
            <text:p>4.86829044831641</text:p>
          </table:table-cell>
          <table:table-cell table:formula="of:=[.N88]" office:value-type="float" office:value="125.287378582273" calcext:value-type="float">
            <text:p>125.287378582273</text:p>
          </table:table-cell>
          <table:table-cell table:formula="of:=IF([.O88]=&quot;&quot;;&quot;&quot;;[.O88])" office:value-type="float" office:value="78.8822553618979" calcext:value-type="float">
            <text:p>78.88225536189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table:formula="of:=IF([$work.Z29]=&quot;&quot;;&quot;&quot;;[$work.Z29]/SQRT([$work.$T28]))" office:value-type="float" office:value="1.60812363231865" calcext:value-type="float">
            <text:p>1.60812363231865</text:p>
          </table:table-cell>
          <table:table-cell table:style-name="ce31" table:formula="of:=IF([$work.AA29]=&quot;&quot;;&quot;&quot;;[$work.AA29]/SQRT([$work.$T2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9]=&quot;&quot;;&quot;&quot;;[$work.AF29]/SQRT([$work.$T28]))" office:value-type="float" office:value="45.9030825811614" calcext:value-type="float">
            <text:p>45.9030825811614</text:p>
          </table:table-cell>
          <table:table-cell table:number-columns-repeated="13"/>
        </table:table-row>
        <table:table-row table:style-name="ro1">
          <table:table-cell table:formula="of:=[.A89]" office:value-type="float" office:value="38" calcext:value-type="float">
            <text:p>38</text:p>
          </table:table-cell>
          <table:table-cell table:formula="of:=[.B147]" office:value-type="float" office:value="3" calcext:value-type="float">
            <text:p>3</text:p>
          </table:table-cell>
          <table:table-cell table:number-columns-repeated="4"/>
          <table:table-cell table:formula="of:=IF([$work.L30]=&quot;&quot;;&quot;&quot;;[$work.L30])" office:value-type="float" office:value="1" calcext:value-type="float">
            <text:p>1</text:p>
          </table:table-cell>
          <table:table-cell table:formula="of:=IF([$work.M30]=&quot;&quot;;&quot;&quot;;[$work.M30])" office:value-type="float" office:value="1" calcext:value-type="float">
            <text:p>1</text:p>
          </table:table-cell>
          <table:table-cell table:number-columns-repeated="2"/>
          <table:table-cell table:formula="of:=([.J148]=1)+([.H148]=1)+([.F148]=1)+([.D148]=1)" office:value-type="float" office:value="1" calcext:value-type="float">
            <text:p>1</text:p>
          </table:table-cell>
          <table:table-cell table:style-name="ce31" table:formula="of:=IF(AND(COUNT([.C147:.J147]) &gt; 0;[.O148]&lt;&gt;&quot;&quot;);1;0)" office:value-type="float" office:value="1" calcext:value-type="float">
            <text:p>1</text:p>
          </table:table-cell>
          <table:table-cell table:formula="of:=IF([$work.R30]=&quot;&quot;;&quot;&quot;;[$work.R30]/SQRT([$work.$T29]))" office:value-type="float" office:value="7.6728403891128" calcext:value-type="float">
            <text:p>7.6728403891128</text:p>
          </table:table-cell>
          <table:table-cell table:formula="of:=[.N89]" office:value-type="float" office:value="136.782246514952" calcext:value-type="float">
            <text:p>136.782246514952</text:p>
          </table:table-cell>
          <table:table-cell table:formula="of:=IF([.O89]=&quot;&quot;;&quot;&quot;;[.O89])" office:value-type="float" office:value="119.745912096523" calcext:value-type="float">
            <text:p>119.745912096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0]=&quot;&quot;;&quot;&quot;;[$work.Z30]/SQRT([$work.$T29]))" office:value-type="float" office:value="4.64192189593111" calcext:value-type="float">
            <text:p>4.64192189593111</text:p>
          </table:table-cell>
          <table:table-cell table:formula="of:=IF([$work.AA30]=&quot;&quot;;&quot;&quot;;[$work.AA30]/SQRT([$work.$T2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0]=&quot;&quot;;&quot;&quot;;[$work.AF30]/SQRT([$work.$T29]))" office:value-type="float" office:value="54.4858727836777" calcext:value-type="float">
            <text:p>54.4858727836777</text:p>
          </table:table-cell>
          <table:table-cell table:number-columns-repeated="13"/>
        </table:table-row>
        <table:table-row table:style-name="ro1">
          <table:table-cell table:formula="of:=[.A90]" office:value-type="float" office:value="39" calcext:value-type="float">
            <text:p>39</text:p>
          </table:table-cell>
          <table:table-cell table:formula="of:=[.B148]" office:value-type="float" office:value="3" calcext:value-type="float">
            <text:p>3</text:p>
          </table:table-cell>
          <table:table-cell table:number-columns-repeated="4"/>
          <table:table-cell table:formula="of:=IF([$work.L31]=&quot;&quot;;&quot;&quot;;[$work.L31])" office:value-type="float" office:value="1" calcext:value-type="float">
            <text:p>1</text:p>
          </table:table-cell>
          <table:table-cell table:formula="of:=IF([$work.M31]=&quot;&quot;;&quot;&quot;;[$work.M31])" office:value-type="float" office:value="1" calcext:value-type="float">
            <text:p>1</text:p>
          </table:table-cell>
          <table:table-cell table:number-columns-repeated="2"/>
          <table:table-cell table:formula="of:=([.J149]=1)+([.H149]=1)+([.F149]=1)+([.D149]=1)" office:value-type="float" office:value="1" calcext:value-type="float">
            <text:p>1</text:p>
          </table:table-cell>
          <table:table-cell table:style-name="ce31" table:formula="of:=IF(AND(COUNT([.C148:.J148]) &gt; 0;[.O149]&lt;&gt;&quot;&quot;);1;0)" office:value-type="float" office:value="1" calcext:value-type="float">
            <text:p>1</text:p>
          </table:table-cell>
          <table:table-cell table:formula="of:=IF([$work.R31]=&quot;&quot;;&quot;&quot;;[$work.R31]/SQRT([$work.$T30]))" office:value-type="float" office:value="7.81264520013755" calcext:value-type="float">
            <text:p>7.81264520013755</text:p>
          </table:table-cell>
          <table:table-cell table:formula="of:=[.N90]" office:value-type="float" office:value="129.85535457358" calcext:value-type="float">
            <text:p>129.85535457358</text:p>
          </table:table-cell>
          <table:table-cell table:formula="of:=IF([.O90]=&quot;&quot;;&quot;&quot;;[.O90])" office:value-type="float" office:value="141.327357784881" calcext:value-type="float">
            <text:p>141.3273577848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1]=&quot;&quot;;&quot;&quot;;[$work.Z31]/SQRT([$work.$T30]))" office:value-type="float" office:value="7.81497480762647" calcext:value-type="float">
            <text:p>7.81497480762647</text:p>
          </table:table-cell>
          <table:table-cell table:formula="of:=IF([$work.AA31]=&quot;&quot;;&quot;&quot;;[$work.AA31]/SQRT([$work.$T30]))" office:value-type="float" office:value="7.81497480762647" calcext:value-type="float">
            <text:p>7.8149748076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1]=&quot;&quot;;&quot;&quot;;[$work.AF31]/SQRT([$work.$T30]))" office:value-type="float" office:value="95.2471057649236" calcext:value-type="float">
            <text:p>95.2471057649236</text:p>
          </table:table-cell>
          <table:table-cell table:number-columns-repeated="13"/>
        </table:table-row>
        <table:table-row table:style-name="ro1">
          <table:table-cell table:formula="of:=[.A91]" office:value-type="float" office:value="40" calcext:value-type="float">
            <text:p>40</text:p>
          </table:table-cell>
          <table:table-cell table:formula="of:=[.B149]" office:value-type="float" office:value="3" calcext:value-type="float">
            <text:p>3</text:p>
          </table:table-cell>
          <table:table-cell table:number-columns-repeated="4"/>
          <table:table-cell table:formula="of:=IF([$work.L32]=&quot;&quot;;&quot;&quot;;[$work.L32])" office:value-type="float" office:value="0.8" calcext:value-type="float">
            <text:p>0.8</text:p>
          </table:table-cell>
          <table:table-cell table:formula="of:=IF([$work.M32]=&quot;&quot;;&quot;&quot;;[$work.M32])" office:value-type="float" office:value="1" calcext:value-type="float">
            <text:p>1</text:p>
          </table:table-cell>
          <table:table-cell table:number-columns-repeated="2"/>
          <table:table-cell table:formula="of:=([.J150]=1)+([.H150]=1)+([.F150]=1)+([.D150]=1)" office:value-type="float" office:value="1" calcext:value-type="float">
            <text:p>1</text:p>
          </table:table-cell>
          <table:table-cell table:style-name="ce31" table:formula="of:=IF(AND(COUNT([.C149:.J149]) &gt; 0;[.O150]&lt;&gt;&quot;&quot;);1;0)" office:value-type="float" office:value="1" calcext:value-type="float">
            <text:p>1</text:p>
          </table:table-cell>
          <table:table-cell table:formula="of:=IF([$work.R32]=&quot;&quot;;&quot;&quot;;[$work.R32]/SQRT([$work.$T31]))" office:value-type="float" office:value="5.72095549915655" calcext:value-type="float">
            <text:p>5.72095549915655</text:p>
          </table:table-cell>
          <table:table-cell table:formula="of:=[.N91]" office:value-type="float" office:value="147.163167045951" calcext:value-type="float">
            <text:p>147.163167045951</text:p>
          </table:table-cell>
          <table:table-cell table:formula="of:=IF([.O91]=&quot;&quot;;&quot;&quot;;[.O91])" office:value-type="float" office:value="145.927086975092" calcext:value-type="float">
            <text:p>145.9270869750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2]=&quot;&quot;;&quot;&quot;;[$work.Z32]/SQRT([$work.$T31]))" office:value-type="float" office:value="8.56384448235152" calcext:value-type="float">
            <text:p>8.56384448235152</text:p>
          </table:table-cell>
          <table:table-cell table:formula="of:=IF([$work.AA32]=&quot;&quot;;&quot;&quot;;[$work.AA32]/SQRT([$work.$T31]))" office:value-type="float" office:value="8.56384448235152" calcext:value-type="float">
            <text:p>8.56384448235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2]=&quot;&quot;;&quot;&quot;;[$work.AF32]/SQRT([$work.$T31]))" office:value-type="float" office:value="103.48959974356" calcext:value-type="float">
            <text:p>103.48959974356</text:p>
          </table:table-cell>
          <table:table-cell table:number-columns-repeated="13"/>
        </table:table-row>
        <table:table-row table:style-name="ro1">
          <table:table-cell table:formula="of:=[.A92]" office:value-type="float" office:value="41" calcext:value-type="float">
            <text:p>41</text:p>
          </table:table-cell>
          <table:table-cell table:formula="of:=[.B150]" office:value-type="float" office:value="3" calcext:value-type="float">
            <text:p>3</text:p>
          </table:table-cell>
          <table:table-cell table:number-columns-repeated="4"/>
          <table:table-cell table:formula="of:=IF([$work.L33]=&quot;&quot;;&quot;&quot;;[$work.L33])" office:value-type="float" office:value="1" calcext:value-type="float">
            <text:p>1</text:p>
          </table:table-cell>
          <table:table-cell table:formula="of:=IF([$work.M33]=&quot;&quot;;&quot;&quot;;[$work.M33])" office:value-type="float" office:value="1" calcext:value-type="float">
            <text:p>1</text:p>
          </table:table-cell>
          <table:table-cell table:number-columns-repeated="2"/>
          <table:table-cell table:formula="of:=([.J151]=1)+([.H151]=1)+([.F151]=1)+([.D151]=1)" office:value-type="float" office:value="1" calcext:value-type="float">
            <text:p>1</text:p>
          </table:table-cell>
          <table:table-cell table:style-name="ce31" table:formula="of:=IF(AND(COUNT([.C150:.J150]) &gt; 0;[.O151]&lt;&gt;&quot;&quot;);1;0)" office:value-type="float" office:value="1" calcext:value-type="float">
            <text:p>1</text:p>
          </table:table-cell>
          <table:table-cell table:formula="of:=IF([$work.R33]=&quot;&quot;;&quot;&quot;;[$work.R33]/SQRT([$work.$T32]))" office:value-type="float" office:value="8.01467896382683" calcext:value-type="float">
            <text:p>8.01467896382683</text:p>
          </table:table-cell>
          <table:table-cell table:formula="of:=[.N92]" office:value-type="float" office:value="254.224104529009" calcext:value-type="float">
            <text:p>254.224104529009</text:p>
          </table:table-cell>
          <table:table-cell table:formula="of:=IF([.O92]=&quot;&quot;;&quot;&quot;;[.O92])" office:value-type="float" office:value="174.331331965994" calcext:value-type="float">
            <text:p>174.331331965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3]=&quot;&quot;;&quot;&quot;;[$work.Z33]/SQRT([$work.$T32]))" office:value-type="float" office:value="5.23159403935114" calcext:value-type="float">
            <text:p>5.23159403935114</text:p>
          </table:table-cell>
          <table:table-cell table:formula="of:=IF([$work.AA33]=&quot;&quot;;&quot;&quot;;[$work.AA33]/SQRT([$work.$T32]))" office:value-type="float" office:value="5.23159403935114" calcext:value-type="float">
            <text:p>5.23159403935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3]=&quot;&quot;;&quot;&quot;;[$work.AF33]/SQRT([$work.$T32]))" office:value-type="float" office:value="131.146444771938" calcext:value-type="float">
            <text:p>131.146444771938</text:p>
          </table:table-cell>
          <table:table-cell table:number-columns-repeated="13"/>
        </table:table-row>
        <table:table-row table:style-name="ro1">
          <table:table-cell table:formula="of:=[.A93]" office:value-type="float" office:value="42" calcext:value-type="float">
            <text:p>42</text:p>
          </table:table-cell>
          <table:table-cell table:formula="of:=[.B151]" office:value-type="float" office:value="3" calcext:value-type="float">
            <text:p>3</text:p>
          </table:table-cell>
          <table:table-cell table:number-columns-repeated="4"/>
          <table:table-cell table:formula="of:=IF([$work.L34]=&quot;&quot;;&quot;&quot;;[$work.L34])" office:value-type="float" office:value="1" calcext:value-type="float">
            <text:p>1</text:p>
          </table:table-cell>
          <table:table-cell table:formula="of:=IF([$work.M34]=&quot;&quot;;&quot;&quot;;[$work.M34])" office:value-type="float" office:value="1" calcext:value-type="float">
            <text:p>1</text:p>
          </table:table-cell>
          <table:table-cell table:number-columns-repeated="2"/>
          <table:table-cell table:formula="of:=([.J152]=1)+([.H152]=1)+([.F152]=1)+([.D152]=1)" office:value-type="float" office:value="1" calcext:value-type="float">
            <text:p>1</text:p>
          </table:table-cell>
          <table:table-cell table:style-name="ce31" table:formula="of:=IF(AND(COUNT([.C151:.J151]) &gt; 0;[.O152]&lt;&gt;&quot;&quot;);1;0)" office:value-type="float" office:value="1" calcext:value-type="float">
            <text:p>1</text:p>
          </table:table-cell>
          <table:table-cell table:formula="of:=IF([$work.R34]=&quot;&quot;;&quot;&quot;;[$work.R34]/SQRT([$work.$T33]))" office:value-type="float" office:value="8.24036092452471" calcext:value-type="float">
            <text:p>8.24036092452471</text:p>
          </table:table-cell>
          <table:table-cell table:formula="of:=[.N93]" office:value-type="float" office:value="299.794255951669" calcext:value-type="float">
            <text:p>299.794255951669</text:p>
          </table:table-cell>
          <table:table-cell table:formula="of:=IF([.O93]=&quot;&quot;;&quot;&quot;;[.O93])" office:value-type="float" office:value="248.669032816822" calcext:value-type="float">
            <text:p>248.669032816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4]=&quot;&quot;;&quot;&quot;;[$work.Z34]/SQRT([$work.$T33]))" office:value-type="float" office:value="7.61173974722855" calcext:value-type="float">
            <text:p>7.61173974722855</text:p>
          </table:table-cell>
          <table:table-cell table:formula="of:=IF([$work.AA34]=&quot;&quot;;&quot;&quot;;[$work.AA34]/SQRT([$work.$T33]))" office:value-type="float" office:value="7.61173974722855" calcext:value-type="float">
            <text:p>7.61173974722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4]=&quot;&quot;;&quot;&quot;;[$work.AF34]/SQRT([$work.$T33]))" office:value-type="float" office:value="125.741012303267" calcext:value-type="float">
            <text:p>125.741012303267</text:p>
          </table:table-cell>
          <table:table-cell table:number-columns-repeated="13"/>
        </table:table-row>
        <table:table-row table:style-name="ro1">
          <table:table-cell table:formula="of:=[.A94]" office:value-type="float" office:value="43" calcext:value-type="float">
            <text:p>43</text:p>
          </table:table-cell>
          <table:table-cell table:formula="of:=[.B152]" office:value-type="float" office:value="3" calcext:value-type="float">
            <text:p>3</text:p>
          </table:table-cell>
          <table:table-cell table:number-columns-repeated="4"/>
          <table:table-cell table:formula="of:=IF([$work.L35]=&quot;&quot;;&quot;&quot;;[$work.L35])" office:value-type="float" office:value="0" calcext:value-type="float">
            <text:p>0</text:p>
          </table:table-cell>
          <table:table-cell table:formula="of:=IF([$work.M35]=&quot;&quot;;&quot;&quot;;[$work.M35])" office:value-type="float" office:value="0" calcext:value-type="float">
            <text:p>0</text:p>
          </table:table-cell>
          <table:table-cell table:number-columns-repeated="2"/>
          <table:table-cell table:formula="of:=([.J153]=1)+([.H153]=1)+([.F153]=1)+([.D153]=1)" office:value-type="float" office:value="0" calcext:value-type="float">
            <text:p>0</text:p>
          </table:table-cell>
          <table:table-cell table:style-name="ce31" table:formula="of:=IF(AND(COUNT([.C152:.J152]) &gt; 0;[.O153]&lt;&gt;&quot;&quot;);1;0)" office:value-type="float" office:value="1" calcext:value-type="float">
            <text:p>1</text:p>
          </table:table-cell>
          <table:table-cell table:formula="of:=IF([$work.R35]=&quot;&quot;;&quot;&quot;;[$work.R35]/SQRT([$work.$T34]))" office:value-type="float" office:value="10.3258074078861" calcext:value-type="float">
            <text:p>10.3258074078861</text:p>
          </table:table-cell>
          <table:table-cell table:formula="of:=[.N94]" office:value-type="float" office:value="353.018072425989" calcext:value-type="float">
            <text:p>353.018072425989</text:p>
          </table:table-cell>
          <table:table-cell table:formula="of:=IF([.O94]=&quot;&quot;;&quot;&quot;;[.O94])" office:value-type="float" office:value="317.599307358624" calcext:value-type="float">
            <text:p>317.5993073586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5]=&quot;&quot;;&quot;&quot;;[$work.Z35]/SQRT([$work.$T34]))" office:value-type="float" office:value="8.6022753527322" calcext:value-type="float">
            <text:p>8.6022753527322</text:p>
          </table:table-cell>
          <table:table-cell table:formula="of:=IF([$work.AA35]=&quot;&quot;;&quot;&quot;;[$work.AA35]/SQRT([$work.$T34]))" office:value-type="float" office:value="8.6022753527322" calcext:value-type="float">
            <text:p>8.6022753527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5]=&quot;&quot;;&quot;&quot;;[$work.AF35]/SQRT([$work.$T3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" office:value-type="float" office:value="44" calcext:value-type="float">
            <text:p>44</text:p>
          </table:table-cell>
          <table:table-cell table:formula="of:=[.B153]" office:value-type="float" office:value="3" calcext:value-type="float">
            <text:p>3</text:p>
          </table:table-cell>
          <table:table-cell table:number-columns-repeated="4"/>
          <table:table-cell table:formula="of:=IF([$work.L36]=&quot;&quot;;&quot;&quot;;[$work.L36])">
            <text:p/>
          </table:table-cell>
          <table:table-cell table:formula="of:=IF([$work.M36]=&quot;&quot;;&quot;&quot;;[$work.M36])">
            <text:p/>
          </table:table-cell>
          <table:table-cell table:number-columns-repeated="2"/>
          <table:table-cell table:formula="of:=([.J154]=1)+([.H154]=1)+([.F154]=1)+([.D154]=1)" office:value-type="float" office:value="0" calcext:value-type="float">
            <text:p>0</text:p>
          </table:table-cell>
          <table:table-cell table:style-name="ce31" table:formula="of:=IF(AND(COUNT([.C153:.J153]) &gt; 0;[.O154]&lt;&gt;&quot;&quot;);1;0)" office:value-type="float" office:value="1" calcext:value-type="float">
            <text:p>1</text:p>
          </table:table-cell>
          <table:table-cell table:formula="of:=IF([$work.R36]=&quot;&quot;;&quot;&quot;;[$work.R36]/SQRT([$work.$T35]))" office:value-type="float" office:value="8.28999997602583" calcext:value-type="float">
            <text:p>8.28999997602583</text:p>
          </table:table-cell>
          <table:table-cell table:formula="of:=[.N95]" office:value-type="float" office:value="285.440166889409" calcext:value-type="float">
            <text:p>285.440166889409</text:p>
          </table:table-cell>
          <table:table-cell table:formula="of:=IF([.O95]=&quot;&quot;;&quot;&quot;;[.O95])" office:value-type="float" office:value="364.389172467842" calcext:value-type="float">
            <text:p>364.3891724678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6]=&quot;&quot;;&quot;&quot;;[$work.Z36]/SQRT([$work.$T35]))" office:value-type="float" office:value="0" calcext:value-type="float">
            <text:p>0</text:p>
          </table:table-cell>
          <table:table-cell table:formula="of:=IF([$work.AA36]=&quot;&quot;;&quot;&quot;;[$work.AA36]/SQRT([$work.$T3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6]=&quot;&quot;;&quot;&quot;;[$work.AF36]/SQRT([$work.$T35]))">
            <text:p/>
          </table:table-cell>
          <table:table-cell table:number-columns-repeated="13"/>
        </table:table-row>
        <table:table-row table:style-name="ro1">
          <table:table-cell table:formula="of:=[.A96]" office:value-type="float" office:value="45" calcext:value-type="float">
            <text:p>45</text:p>
          </table:table-cell>
          <table:table-cell table:formula="of:=[.B154]" office:value-type="float" office:value="3" calcext:value-type="float">
            <text:p>3</text:p>
          </table:table-cell>
          <table:table-cell table:number-columns-repeated="4"/>
          <table:table-cell table:formula="of:=IF([$work.L37]=&quot;&quot;;&quot;&quot;;[$work.L37])" office:value-type="float" office:value="0" calcext:value-type="float">
            <text:p>0</text:p>
          </table:table-cell>
          <table:table-cell table:formula="of:=IF([$work.M37]=&quot;&quot;;&quot;&quot;;[$work.M37])" office:value-type="float" office:value="0" calcext:value-type="float">
            <text:p>0</text:p>
          </table:table-cell>
          <table:table-cell table:number-columns-repeated="2"/>
          <table:table-cell table:formula="of:=([.J155]=1)+([.H155]=1)+([.F155]=1)+([.D155]=1)" office:value-type="float" office:value="0" calcext:value-type="float">
            <text:p>0</text:p>
          </table:table-cell>
          <table:table-cell table:style-name="ce31" table:formula="of:=IF(AND(COUNT([.C154:.J154]) &gt; 0;[.O155]&lt;&gt;&quot;&quot;);1;0)" office:value-type="float" office:value="0" calcext:value-type="float">
            <text:p>0</text:p>
          </table:table-cell>
          <table:table-cell table:formula="of:=IF([$work.R37]=&quot;&quot;;&quot;&quot;;[$work.R37]/SQRT([$work.$T36]))" office:value-type="float" office:value="7.46076276284199" calcext:value-type="float">
            <text:p>7.46076276284199</text:p>
          </table:table-cell>
          <table:table-cell table:formula="of:=[.N96]" office:value-type="float" office:value="253.592652356637" calcext:value-type="float">
            <text:p>253.592652356637</text:p>
          </table:table-cell>
          <table:table-cell table:formula="of:=IF([.O96]=&quot;&quot;;&quot;&quot;;[.O96])" office:value-type="float" office:value="337.56800159231" calcext:value-type="float">
            <text:p>337.568001592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7]=&quot;&quot;;&quot;&quot;;[$work.Z37]/SQRT([$work.$T36]))">
            <text:p/>
          </table:table-cell>
          <table:table-cell table:formula="of:=IF([$work.AA37]=&quot;&quot;;&quot;&quot;;[$work.AA37]/SQRT([$work.$T3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7]=&quot;&quot;;&quot;&quot;;[$work.AF37]/SQRT([$work.$T3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" office:value-type="float" office:value="46" calcext:value-type="float">
            <text:p>46</text:p>
          </table:table-cell>
          <table:table-cell table:formula="of:=[.B155]" office:value-type="float" office:value="3" calcext:value-type="float">
            <text:p>3</text:p>
          </table:table-cell>
          <table:table-cell table:number-columns-repeated="4"/>
          <table:table-cell table:formula="of:=IF([$work.L38]=&quot;&quot;;&quot;&quot;;[$work.L38])" office:value-type="float" office:value="0" calcext:value-type="float">
            <text:p>0</text:p>
          </table:table-cell>
          <table:table-cell table:formula="of:=IF([$work.M38]=&quot;&quot;;&quot;&quot;;[$work.M38])" office:value-type="float" office:value="0" calcext:value-type="float">
            <text:p>0</text:p>
          </table:table-cell>
          <table:table-cell table:number-columns-repeated="2"/>
          <table:table-cell table:formula="of:=([.J156]=1)+([.H156]=1)+([.F156]=1)+([.D156]=1)" office:value-type="float" office:value="0" calcext:value-type="float">
            <text:p>0</text:p>
          </table:table-cell>
          <table:table-cell table:style-name="ce31" table:formula="of:=IF(AND(COUNT([.C155:.J155]) &gt; 0;[.O156]&lt;&gt;&quot;&quot;);1;0)" office:value-type="float" office:value="1" calcext:value-type="float">
            <text:p>1</text:p>
          </table:table-cell>
          <table:table-cell table:formula="of:=IF([$work.R38]=&quot;&quot;;&quot;&quot;;[$work.R38]/SQRT([$work.$T37]))" office:value-type="float" office:value="4.97448596226968" calcext:value-type="float">
            <text:p>4.97448596226968</text:p>
          </table:table-cell>
          <table:table-cell table:formula="of:=[.N97]" office:value-type="float" office:value="167.266626789487" calcext:value-type="float">
            <text:p>167.266626789487</text:p>
          </table:table-cell>
          <table:table-cell table:formula="of:=IF([.O97]=&quot;&quot;;&quot;&quot;;[.O97])" office:value-type="float" office:value="280.492596751721" calcext:value-type="float">
            <text:p>280.4925967517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8]=&quot;&quot;;&quot;&quot;;[$work.Z38]/SQRT([$work.$T37]))" office:value-type="float" office:value="0" calcext:value-type="float">
            <text:p>0</text:p>
          </table:table-cell>
          <table:table-cell table:formula="of:=IF([$work.AA38]=&quot;&quot;;&quot;&quot;;[$work.AA38]/SQRT([$work.$T3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8]=&quot;&quot;;&quot;&quot;;[$work.AF38]/SQRT([$work.$T3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" office:value-type="float" office:value="47" calcext:value-type="float">
            <text:p>47</text:p>
          </table:table-cell>
          <table:table-cell table:formula="of:=[.B156]" office:value-type="float" office:value="3" calcext:value-type="float">
            <text:p>3</text:p>
          </table:table-cell>
          <table:table-cell table:number-columns-repeated="4"/>
          <table:table-cell table:formula="of:=IF([$work.L39]=&quot;&quot;;&quot;&quot;;[$work.L39])" office:value-type="float" office:value="0" calcext:value-type="float">
            <text:p>0</text:p>
          </table:table-cell>
          <table:table-cell table:formula="of:=IF([$work.M39]=&quot;&quot;;&quot;&quot;;[$work.M39])" office:value-type="float" office:value="0" calcext:value-type="float">
            <text:p>0</text:p>
          </table:table-cell>
          <table:table-cell table:number-columns-repeated="2"/>
          <table:table-cell table:formula="of:=([.J157]=1)+([.H157]=1)+([.F157]=1)+([.D157]=1)" office:value-type="float" office:value="0" calcext:value-type="float">
            <text:p>0</text:p>
          </table:table-cell>
          <table:table-cell table:style-name="ce31" table:formula="of:=IF(AND(COUNT([.C156:.J156]) &gt; 0;[.O157]&lt;&gt;&quot;&quot;);1;0)" office:value-type="float" office:value="1" calcext:value-type="float">
            <text:p>1</text:p>
          </table:table-cell>
          <table:table-cell table:formula="of:=IF([$work.R39]=&quot;&quot;;&quot;&quot;;[$work.R39]/SQRT([$work.$T38]))" office:value-type="float" office:value="4.64335599731841" calcext:value-type="float">
            <text:p>4.64335599731841</text:p>
          </table:table-cell>
          <table:table-cell table:formula="of:=[.N98]" office:value-type="float" office:value="150.150874866633" calcext:value-type="float">
            <text:p>150.150874866633</text:p>
          </table:table-cell>
          <table:table-cell table:formula="of:=IF([.O98]=&quot;&quot;;&quot;&quot;;[.O98])" office:value-type="float" office:value="202.160487872593" calcext:value-type="float">
            <text:p>202.1604878725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9]=&quot;&quot;;&quot;&quot;;[$work.Z39]/SQRT([$work.$T38]))" office:value-type="float" office:value="0" calcext:value-type="float">
            <text:p>0</text:p>
          </table:table-cell>
          <table:table-cell table:formula="of:=IF([$work.AA39]=&quot;&quot;;&quot;&quot;;[$work.AA39]/SQRT([$work.$T3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9]=&quot;&quot;;&quot;&quot;;[$work.AF39]/SQRT([$work.$T3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9]" office:value-type="float" office:value="48" calcext:value-type="float">
            <text:p>48</text:p>
          </table:table-cell>
          <table:table-cell table:formula="of:=[.B157]" office:value-type="float" office:value="3" calcext:value-type="float">
            <text:p>3</text:p>
          </table:table-cell>
          <table:table-cell table:number-columns-repeated="4"/>
          <table:table-cell table:formula="of:=IF([$work.L40]=&quot;&quot;;&quot;&quot;;[$work.L40])" office:value-type="float" office:value="0" calcext:value-type="float">
            <text:p>0</text:p>
          </table:table-cell>
          <table:table-cell table:formula="of:=IF([$work.M40]=&quot;&quot;;&quot;&quot;;[$work.M40])" office:value-type="float" office:value="0" calcext:value-type="float">
            <text:p>0</text:p>
          </table:table-cell>
          <table:table-cell table:number-columns-repeated="2"/>
          <table:table-cell table:formula="of:=([.J158]=1)+([.H158]=1)+([.F158]=1)+([.D158]=1)" office:value-type="float" office:value="0" calcext:value-type="float">
            <text:p>0</text:p>
          </table:table-cell>
          <table:table-cell table:style-name="ce31" table:formula="of:=IF(AND(COUNT([.C157:.J157]) &gt; 0;[.O158]&lt;&gt;&quot;&quot;);1;0)" office:value-type="float" office:value="1" calcext:value-type="float">
            <text:p>1</text:p>
          </table:table-cell>
          <table:table-cell table:formula="of:=IF([$work.R40]=&quot;&quot;;&quot;&quot;;[$work.R40]/SQRT([$work.$T39]))" office:value-type="float" office:value="4.53066677351367" calcext:value-type="float">
            <text:p>4.53066677351367</text:p>
          </table:table-cell>
          <table:table-cell table:formula="of:=[.N99]" office:value-type="float" office:value="151.925745651272" calcext:value-type="float">
            <text:p>151.925745651272</text:p>
          </table:table-cell>
          <table:table-cell table:formula="of:=IF([.O99]=&quot;&quot;;&quot;&quot;;[.O99])" office:value-type="float" office:value="167.940245067743" calcext:value-type="float">
            <text:p>167.9402450677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0]=&quot;&quot;;&quot;&quot;;[$work.Z40]/SQRT([$work.$T39]))" office:value-type="float" office:value="0" calcext:value-type="float">
            <text:p>0</text:p>
          </table:table-cell>
          <table:table-cell table:formula="of:=IF([$work.AA40]=&quot;&quot;;&quot;&quot;;[$work.AA40]/SQRT([$work.$T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0]=&quot;&quot;;&quot;&quot;;[$work.AF40]/SQRT([$work.$T3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" office:value-type="float" office:value="49" calcext:value-type="float">
            <text:p>49</text:p>
          </table:table-cell>
          <table:table-cell table:formula="of:=[.B158]" office:value-type="float" office:value="3" calcext:value-type="float">
            <text:p>3</text:p>
          </table:table-cell>
          <table:table-cell table:number-columns-repeated="4"/>
          <table:table-cell table:formula="of:=IF([$work.L41]=&quot;&quot;;&quot;&quot;;[$work.L41])" office:value-type="float" office:value="0" calcext:value-type="float">
            <text:p>0</text:p>
          </table:table-cell>
          <table:table-cell table:formula="of:=IF([$work.M41]=&quot;&quot;;&quot;&quot;;[$work.M41])" office:value-type="float" office:value="0" calcext:value-type="float">
            <text:p>0</text:p>
          </table:table-cell>
          <table:table-cell table:number-columns-repeated="2"/>
          <table:table-cell table:formula="of:=([.J159]=1)+([.H159]=1)+([.F159]=1)+([.D159]=1)" office:value-type="float" office:value="0" calcext:value-type="float">
            <text:p>0</text:p>
          </table:table-cell>
          <table:table-cell table:style-name="ce31" table:formula="of:=IF(AND(COUNT([.C158:.J158]) &gt; 0;[.O159]&lt;&gt;&quot;&quot;);1;0)" office:value-type="float" office:value="1" calcext:value-type="float">
            <text:p>1</text:p>
          </table:table-cell>
          <table:table-cell table:formula="of:=IF([$work.R41]=&quot;&quot;;&quot;&quot;;[$work.R41]/SQRT([$work.$T40]))" office:value-type="float" office:value="5.05143114869002" calcext:value-type="float">
            <text:p>5.05143114869002</text:p>
          </table:table-cell>
          <table:table-cell table:formula="of:=[.N100]" office:value-type="float" office:value="162.289368515005" calcext:value-type="float">
            <text:p>162.289368515005</text:p>
          </table:table-cell>
          <table:table-cell table:formula="of:=IF([.O100]=&quot;&quot;;&quot;&quot;;[.O100])" office:value-type="float" office:value="154.80430635642" calcext:value-type="float">
            <text:p>154.804306356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1]=&quot;&quot;;&quot;&quot;;[$work.Z41]/SQRT([$work.$T40]))" office:value-type="float" office:value="0" calcext:value-type="float">
            <text:p>0</text:p>
          </table:table-cell>
          <table:table-cell table:formula="of:=IF([$work.AA41]=&quot;&quot;;&quot;&quot;;[$work.AA41]/SQRT([$work.$T4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1]=&quot;&quot;;&quot;&quot;;[$work.AF41]/SQRT([$work.$T4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" office:value-type="float" office:value="50" calcext:value-type="float">
            <text:p>50</text:p>
          </table:table-cell>
          <table:table-cell table:formula="of:=[.B159]" office:value-type="float" office:value="3" calcext:value-type="float">
            <text:p>3</text:p>
          </table:table-cell>
          <table:table-cell table:number-columns-repeated="4"/>
          <table:table-cell table:formula="of:=IF([$work.L42]=&quot;&quot;;&quot;&quot;;[$work.L42])" office:value-type="float" office:value="0" calcext:value-type="float">
            <text:p>0</text:p>
          </table:table-cell>
          <table:table-cell table:formula="of:=IF([$work.M42]=&quot;&quot;;&quot;&quot;;[$work.M42])" office:value-type="float" office:value="0" calcext:value-type="float">
            <text:p>0</text:p>
          </table:table-cell>
          <table:table-cell table:number-columns-repeated="2"/>
          <table:table-cell table:formula="of:=([.J160]=1)+([.H160]=1)+([.F160]=1)+([.D160]=1)" office:value-type="float" office:value="0" calcext:value-type="float">
            <text:p>0</text:p>
          </table:table-cell>
          <table:table-cell table:style-name="ce31" table:formula="of:=IF(AND(COUNT([.C159:.J159]) &gt; 0;[.O160]&lt;&gt;&quot;&quot;);1;0)" office:value-type="float" office:value="1" calcext:value-type="float">
            <text:p>1</text:p>
          </table:table-cell>
          <table:table-cell table:formula="of:=IF([$work.R42]=&quot;&quot;;&quot;&quot;;[$work.R42]/SQRT([$work.$T41]))" office:value-type="float" office:value="7.01558576999964" calcext:value-type="float">
            <text:p>7.01558576999964</text:p>
          </table:table-cell>
          <table:table-cell table:formula="of:=[.N101]" office:value-type="float" office:value="207.201380596781" calcext:value-type="float">
            <text:p>207.201380596781</text:p>
          </table:table-cell>
          <table:table-cell table:formula="of:=IF([.O101]=&quot;&quot;;&quot;&quot;;[.O101])" office:value-type="float" office:value="164.753939898703" calcext:value-type="float">
            <text:p>164.7539398987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2]=&quot;&quot;;&quot;&quot;;[$work.Z42]/SQRT([$work.$T41]))" office:value-type="float" office:value="0" calcext:value-type="float">
            <text:p>0</text:p>
          </table:table-cell>
          <table:table-cell table:formula="of:=IF([$work.AA42]=&quot;&quot;;&quot;&quot;;[$work.AA42]/SQRT([$work.$T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2]=&quot;&quot;;&quot;&quot;;[$work.AF42]/SQRT([$work.$T4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2]" office:value-type="float" office:value="51" calcext:value-type="float">
            <text:p>51</text:p>
          </table:table-cell>
          <table:table-cell table:formula="of:=[.B160]" office:value-type="float" office:value="3" calcext:value-type="float">
            <text:p>3</text:p>
          </table:table-cell>
          <table:table-cell table:number-columns-repeated="4"/>
          <table:table-cell table:formula="of:=IF([$work.L43]=&quot;&quot;;&quot;&quot;;[$work.L43])" office:value-type="float" office:value="0" calcext:value-type="float">
            <text:p>0</text:p>
          </table:table-cell>
          <table:table-cell table:formula="of:=IF([$work.M43]=&quot;&quot;;&quot;&quot;;[$work.M43])" office:value-type="float" office:value="0" calcext:value-type="float">
            <text:p>0</text:p>
          </table:table-cell>
          <table:table-cell table:number-columns-repeated="2"/>
          <table:table-cell table:formula="of:=([.J161]=1)+([.H161]=1)+([.F161]=1)+([.D161]=1)" office:value-type="float" office:value="0" calcext:value-type="float">
            <text:p>0</text:p>
          </table:table-cell>
          <table:table-cell table:style-name="ce31" table:formula="of:=IF(AND(COUNT([.C160:.J160]) &gt; 0;[.O161]&lt;&gt;&quot;&quot;);1;0)" office:value-type="float" office:value="1" calcext:value-type="float">
            <text:p>1</text:p>
          </table:table-cell>
          <table:table-cell table:formula="of:=IF([$work.R43]=&quot;&quot;;&quot;&quot;;[$work.R43]/SQRT([$work.$T42]))" office:value-type="float" office:value="8.88867929850909" calcext:value-type="float">
            <text:p>8.88867929850909</text:p>
          </table:table-cell>
          <table:table-cell table:formula="of:=[.N102]" office:value-type="float" office:value="249.263342822127" calcext:value-type="float">
            <text:p>249.263342822127</text:p>
          </table:table-cell>
          <table:table-cell table:formula="of:=IF([.O102]=&quot;&quot;;&quot;&quot;;[.O102])" office:value-type="float" office:value="197.375931021455" calcext:value-type="float">
            <text:p>197.3759310214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3]=&quot;&quot;;&quot;&quot;;[$work.Z43]/SQRT([$work.$T42]))" office:value-type="float" office:value="0" calcext:value-type="float">
            <text:p>0</text:p>
          </table:table-cell>
          <table:table-cell table:formula="of:=IF([$work.AA43]=&quot;&quot;;&quot;&quot;;[$work.AA43]/SQRT([$work.$T4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3]=&quot;&quot;;&quot;&quot;;[$work.AF43]/SQRT([$work.$T4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" office:value-type="float" office:value="52" calcext:value-type="float">
            <text:p>52</text:p>
          </table:table-cell>
          <table:table-cell table:formula="of:=[.B161]" office:value-type="float" office:value="3" calcext:value-type="float">
            <text:p>3</text:p>
          </table:table-cell>
          <table:table-cell table:number-columns-repeated="4"/>
          <table:table-cell table:formula="of:=IF([$work.L44]=&quot;&quot;;&quot;&quot;;[$work.L44])">
            <text:p/>
          </table:table-cell>
          <table:table-cell table:formula="of:=IF([$work.M44]=&quot;&quot;;&quot;&quot;;[$work.M44])">
            <text:p/>
          </table:table-cell>
          <table:table-cell table:number-columns-repeated="2"/>
          <table:table-cell table:formula="of:=([.J162]=1)+([.H162]=1)+([.F162]=1)+([.D162]=1)" office:value-type="float" office:value="0" calcext:value-type="float">
            <text:p>0</text:p>
          </table:table-cell>
          <table:table-cell table:style-name="ce31" table:formula="of:=IF(AND(COUNT([.C161:.J161]) &gt; 0;[.O162]&lt;&gt;&quot;&quot;);1;0)" office:value-type="float" office:value="1" calcext:value-type="float">
            <text:p>1</text:p>
          </table:table-cell>
          <table:table-cell table:formula="of:=IF([$work.R44]=&quot;&quot;;&quot;&quot;;[$work.R44]/SQRT([$work.$T43]))" office:value-type="float" office:value="7.558656513318" calcext:value-type="float">
            <text:p>7.558656513318</text:p>
          </table:table-cell>
          <table:table-cell table:formula="of:=[.N103]" office:value-type="float" office:value="216.843335650134" calcext:value-type="float">
            <text:p>216.843335650134</text:p>
          </table:table-cell>
          <table:table-cell table:formula="of:=IF([.O103]=&quot;&quot;;&quot;&quot;;[.O103])" office:value-type="float" office:value="239.036367538479" calcext:value-type="float">
            <text:p>239.036367538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4]=&quot;&quot;;&quot;&quot;;[$work.Z44]/SQRT([$work.$T43]))" office:value-type="float" office:value="0" calcext:value-type="float">
            <text:p>0</text:p>
          </table:table-cell>
          <table:table-cell table:formula="of:=IF([$work.AA44]=&quot;&quot;;&quot;&quot;;[$work.AA44]/SQRT([$work.$T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4]=&quot;&quot;;&quot;&quot;;[$work.AF44]/SQRT([$work.$T43]))">
            <text:p/>
          </table:table-cell>
          <table:table-cell table:number-columns-repeated="13"/>
        </table:table-row>
        <table:table-row table:style-name="ro1">
          <table:table-cell table:formula="of:=[.A104]" office:value-type="float" office:value="53" calcext:value-type="float">
            <text:p>53</text:p>
          </table:table-cell>
          <table:table-cell table:formula="of:=[.B162]" office:value-type="float" office:value="3" calcext:value-type="float">
            <text:p>3</text:p>
          </table:table-cell>
          <table:table-cell table:number-columns-repeated="4"/>
          <table:table-cell table:formula="of:=IF([$work.L45]=&quot;&quot;;&quot;&quot;;[$work.L45])">
            <text:p/>
          </table:table-cell>
          <table:table-cell table:formula="of:=IF([$work.M45]=&quot;&quot;;&quot;&quot;;[$work.M45])">
            <text:p/>
          </table:table-cell>
          <table:table-cell table:number-columns-repeated="2"/>
          <table:table-cell table:formula="of:=([.J163]=1)+([.H163]=1)+([.F163]=1)+([.D163]=1)" office:value-type="float" office:value="0" calcext:value-type="float">
            <text:p>0</text:p>
          </table:table-cell>
          <table:table-cell table:style-name="ce31" table:formula="of:=IF(AND(COUNT([.C162:.J162]) &gt; 0;[.O163]&lt;&gt;&quot;&quot;);1;0)" office:value-type="float" office:value="0" calcext:value-type="float">
            <text:p>0</text:p>
          </table:table-cell>
          <table:table-cell table:formula="of:=IF([$work.R45]=&quot;&quot;;&quot;&quot;;[$work.R45]/SQRT([$work.$T44]))" office:value-type="float" office:value="11.3357251694137" calcext:value-type="float">
            <text:p>11.3357251694137</text:p>
          </table:table-cell>
          <table:table-cell table:formula="of:=[.N104]" office:value-type="float" office:value="334.239169516323" calcext:value-type="float">
            <text:p>334.239169516323</text:p>
          </table:table-cell>
          <table:table-cell table:formula="of:=IF([.O104]=&quot;&quot;;&quot;&quot;;[.O104])" office:value-type="float" office:value="261.923530200567" calcext:value-type="float">
            <text:p>261.923530200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5]=&quot;&quot;;&quot;&quot;;[$work.Z45]/SQRT([$work.$T44]))">
            <text:p/>
          </table:table-cell>
          <table:table-cell table:formula="of:=IF([$work.AA45]=&quot;&quot;;&quot;&quot;;[$work.AA45]/SQRT([$work.$T4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5]=&quot;&quot;;&quot;&quot;;[$work.AF45]/SQRT([$work.$T44]))">
            <text:p/>
          </table:table-cell>
          <table:table-cell table:number-columns-repeated="13"/>
        </table:table-row>
        <table:table-row table:style-name="ro1">
          <table:table-cell table:formula="of:=[.A105]" office:value-type="float" office:value="54" calcext:value-type="float">
            <text:p>54</text:p>
          </table:table-cell>
          <table:table-cell table:formula="of:=[.B163]" office:value-type="float" office:value="3" calcext:value-type="float">
            <text:p>3</text:p>
          </table:table-cell>
          <table:table-cell table:number-columns-repeated="4"/>
          <table:table-cell table:formula="of:=IF([$work.L46]=&quot;&quot;;&quot;&quot;;[$work.L46])">
            <text:p/>
          </table:table-cell>
          <table:table-cell table:formula="of:=IF([$work.M46]=&quot;&quot;;&quot;&quot;;[$work.M46])">
            <text:p/>
          </table:table-cell>
          <table:table-cell table:number-columns-repeated="2"/>
          <table:table-cell table:formula="of:=([.J164]=1)+([.H164]=1)+([.F164]=1)+([.D164]=1)" office:value-type="float" office:value="0" calcext:value-type="float">
            <text:p>0</text:p>
          </table:table-cell>
          <table:table-cell table:style-name="ce31" table:formula="of:=IF(AND(COUNT([.C163:.J163]) &gt; 0;[.O164]&lt;&gt;&quot;&quot;);1;0)" office:value-type="float" office:value="0" calcext:value-type="float">
            <text:p>0</text:p>
          </table:table-cell>
          <table:table-cell table:formula="of:=IF([$work.R46]=&quot;&quot;;&quot;&quot;;[$work.R46]/SQRT([$work.$T45]))" office:value-type="float" office:value="10.6077118977406" calcext:value-type="float">
            <text:p>10.6077118977406</text:p>
          </table:table-cell>
          <table:table-cell table:formula="of:=[.N105]" office:value-type="float" office:value="328.913587354004" calcext:value-type="float">
            <text:p>328.913587354004</text:p>
          </table:table-cell>
          <table:table-cell table:formula="of:=IF([.O105]=&quot;&quot;;&quot;&quot;;[.O105])" office:value-type="float" office:value="317.72110378584" calcext:value-type="float">
            <text:p>317.721103785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6]=&quot;&quot;;&quot;&quot;;[$work.Z46]/SQRT([$work.$T45]))">
            <text:p/>
          </table:table-cell>
          <table:table-cell table:formula="of:=IF([$work.AA46]=&quot;&quot;;&quot;&quot;;[$work.AA46]/SQRT([$work.$T4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6]=&quot;&quot;;&quot;&quot;;[$work.AF46]/SQRT([$work.$T45]))">
            <text:p/>
          </table:table-cell>
          <table:table-cell table:number-columns-repeated="13"/>
        </table:table-row>
        <table:table-row table:style-name="ro1">
          <table:table-cell table:formula="of:=[.A106]" office:value-type="float" office:value="55" calcext:value-type="float">
            <text:p>55</text:p>
          </table:table-cell>
          <table:table-cell table:formula="of:=[.B164]" office:value-type="float" office:value="3" calcext:value-type="float">
            <text:p>3</text:p>
          </table:table-cell>
          <table:table-cell table:number-columns-repeated="4"/>
          <table:table-cell table:formula="of:=IF([$work.L47]=&quot;&quot;;&quot;&quot;;[$work.L47])" office:value-type="float" office:value="0" calcext:value-type="float">
            <text:p>0</text:p>
          </table:table-cell>
          <table:table-cell table:formula="of:=IF([$work.M47]=&quot;&quot;;&quot;&quot;;[$work.M47])" office:value-type="float" office:value="0" calcext:value-type="float">
            <text:p>0</text:p>
          </table:table-cell>
          <table:table-cell table:number-columns-repeated="2"/>
          <table:table-cell table:formula="of:=([.J165]=1)+([.H165]=1)+([.F165]=1)+([.D165]=1)" office:value-type="float" office:value="0" calcext:value-type="float">
            <text:p>0</text:p>
          </table:table-cell>
          <table:table-cell table:style-name="ce31" table:formula="of:=IF(AND(COUNT([.C164:.J164]) &gt; 0;[.O165]&lt;&gt;&quot;&quot;);1;0)" office:value-type="float" office:value="0" calcext:value-type="float">
            <text:p>0</text:p>
          </table:table-cell>
          <table:table-cell table:formula="of:=IF([$work.R47]=&quot;&quot;;&quot;&quot;;[$work.R47]/SQRT([$work.$T46]))" office:value-type="float" office:value="6.30060221512802" calcext:value-type="float">
            <text:p>6.30060221512802</text:p>
          </table:table-cell>
          <table:table-cell table:formula="of:=[.N106]" office:value-type="float" office:value="188.459359206132" calcext:value-type="float">
            <text:p>188.459359206132</text:p>
          </table:table-cell>
          <table:table-cell table:formula="of:=IF([.O106]=&quot;&quot;;&quot;&quot;;[.O106])" office:value-type="float" office:value="310.057788293127" calcext:value-type="float">
            <text:p>310.0577882931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7]=&quot;&quot;;&quot;&quot;;[$work.Z47]/SQRT([$work.$T46]))">
            <text:p/>
          </table:table-cell>
          <table:table-cell table:formula="of:=IF([$work.AA47]=&quot;&quot;;&quot;&quot;;[$work.AA47]/SQRT([$work.$T4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7]=&quot;&quot;;&quot;&quot;;[$work.AF47]/SQRT([$work.$T4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7]" office:value-type="float" office:value="56" calcext:value-type="float">
            <text:p>56</text:p>
          </table:table-cell>
          <table:table-cell table:formula="of:=[.B165]" office:value-type="float" office:value="3" calcext:value-type="float">
            <text:p>3</text:p>
          </table:table-cell>
          <table:table-cell table:number-columns-repeated="4"/>
          <table:table-cell table:formula="of:=IF([$work.L48]=&quot;&quot;;&quot;&quot;;[$work.L48])" office:value-type="float" office:value="0" calcext:value-type="float">
            <text:p>0</text:p>
          </table:table-cell>
          <table:table-cell table:formula="of:=IF([$work.M48]=&quot;&quot;;&quot;&quot;;[$work.M48])" office:value-type="float" office:value="0" calcext:value-type="float">
            <text:p>0</text:p>
          </table:table-cell>
          <table:table-cell table:number-columns-repeated="2"/>
          <table:table-cell table:formula="of:=([.J166]=1)+([.H166]=1)+([.F166]=1)+([.D166]=1)" office:value-type="float" office:value="0" calcext:value-type="float">
            <text:p>0</text:p>
          </table:table-cell>
          <table:table-cell table:style-name="ce31" table:formula="of:=IF(AND(COUNT([.C165:.J165]) &gt; 0;[.O166]&lt;&gt;&quot;&quot;);1;0)" office:value-type="float" office:value="1" calcext:value-type="float">
            <text:p>1</text:p>
          </table:table-cell>
          <table:table-cell table:formula="of:=IF([$work.R48]=&quot;&quot;;&quot;&quot;;[$work.R48]/SQRT([$work.$T47]))" office:value-type="float" office:value="6.93486218047314" calcext:value-type="float">
            <text:p>6.93486218047314</text:p>
          </table:table-cell>
          <table:table-cell table:formula="of:=[.N107]" office:value-type="float" office:value="201.613896956741" calcext:value-type="float">
            <text:p>201.613896956741</text:p>
          </table:table-cell>
          <table:table-cell table:formula="of:=IF([.O107]=&quot;&quot;;&quot;&quot;;[.O107])" office:value-type="float" office:value="234.246949791027" calcext:value-type="float">
            <text:p>234.246949791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8]=&quot;&quot;;&quot;&quot;;[$work.Z48]/SQRT([$work.$T47]))" office:value-type="float" office:value="0" calcext:value-type="float">
            <text:p>0</text:p>
          </table:table-cell>
          <table:table-cell table:formula="of:=IF([$work.AA48]=&quot;&quot;;&quot;&quot;;[$work.AA48]/SQRT([$work.$T4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8]=&quot;&quot;;&quot;&quot;;[$work.AF48]/SQRT([$work.$T4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" office:value-type="float" office:value="57" calcext:value-type="float">
            <text:p>57</text:p>
          </table:table-cell>
          <table:table-cell table:formula="of:=[.B166]" office:value-type="float" office:value="3" calcext:value-type="float">
            <text:p>3</text:p>
          </table:table-cell>
          <table:table-cell table:number-columns-repeated="4"/>
          <table:table-cell table:formula="of:=IF([$work.L49]=&quot;&quot;;&quot;&quot;;[$work.L49])" office:value-type="float" office:value="0" calcext:value-type="float">
            <text:p>0</text:p>
          </table:table-cell>
          <table:table-cell table:formula="of:=IF([$work.M49]=&quot;&quot;;&quot;&quot;;[$work.M49])" office:value-type="float" office:value="0" calcext:value-type="float">
            <text:p>0</text:p>
          </table:table-cell>
          <table:table-cell table:number-columns-repeated="2"/>
          <table:table-cell table:formula="of:=([.J167]=1)+([.H167]=1)+([.F167]=1)+([.D167]=1)" office:value-type="float" office:value="0" calcext:value-type="float">
            <text:p>0</text:p>
          </table:table-cell>
          <table:table-cell table:style-name="ce31" table:formula="of:=IF(AND(COUNT([.C166:.J166]) &gt; 0;[.O167]&lt;&gt;&quot;&quot;);1;0)" office:value-type="float" office:value="1" calcext:value-type="float">
            <text:p>1</text:p>
          </table:table-cell>
          <table:table-cell table:formula="of:=IF([$work.R49]=&quot;&quot;;&quot;&quot;;[$work.R49]/SQRT([$work.$T48]))" office:value-type="float" office:value="7.41684852135764" calcext:value-type="float">
            <text:p>7.41684852135764</text:p>
          </table:table-cell>
          <table:table-cell table:formula="of:=[.N108]" office:value-type="float" office:value="215.413666529875" calcext:value-type="float">
            <text:p>215.413666529875</text:p>
          </table:table-cell>
          <table:table-cell table:formula="of:=IF([.O108]=&quot;&quot;;&quot;&quot;;[.O108])" office:value-type="float" office:value="216.083643427198" calcext:value-type="float">
            <text:p>216.0836434271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9]=&quot;&quot;;&quot;&quot;;[$work.Z49]/SQRT([$work.$T48]))" office:value-type="float" office:value="0" calcext:value-type="float">
            <text:p>0</text:p>
          </table:table-cell>
          <table:table-cell table:formula="of:=IF([$work.AA49]=&quot;&quot;;&quot;&quot;;[$work.AA49]/SQRT([$work.$T4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9]=&quot;&quot;;&quot;&quot;;[$work.AF49]/SQRT([$work.$T4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9]" office:value-type="float" office:value="58" calcext:value-type="float">
            <text:p>58</text:p>
          </table:table-cell>
          <table:table-cell table:formula="of:=[.B167]" office:value-type="float" office:value="3" calcext:value-type="float">
            <text:p>3</text:p>
          </table:table-cell>
          <table:table-cell table:number-columns-repeated="4"/>
          <table:table-cell table:formula="of:=IF([$work.L50]=&quot;&quot;;&quot;&quot;;[$work.L50])" office:value-type="float" office:value="0" calcext:value-type="float">
            <text:p>0</text:p>
          </table:table-cell>
          <table:table-cell table:formula="of:=IF([$work.M50]=&quot;&quot;;&quot;&quot;;[$work.M50])" office:value-type="float" office:value="0" calcext:value-type="float">
            <text:p>0</text:p>
          </table:table-cell>
          <table:table-cell table:number-columns-repeated="2"/>
          <table:table-cell table:formula="of:=([.J168]=1)+([.H168]=1)+([.F168]=1)+([.D168]=1)" office:value-type="float" office:value="0" calcext:value-type="float">
            <text:p>0</text:p>
          </table:table-cell>
          <table:table-cell table:style-name="ce31" table:formula="of:=IF(AND(COUNT([.C167:.J167]) &gt; 0;[.O168]&lt;&gt;&quot;&quot;);1;0)" office:value-type="float" office:value="1" calcext:value-type="float">
            <text:p>1</text:p>
          </table:table-cell>
          <table:table-cell table:formula="of:=IF([$work.R50]=&quot;&quot;;&quot;&quot;;[$work.R50]/SQRT([$work.$T49]))" office:value-type="float" office:value="8.01245019599444" calcext:value-type="float">
            <text:p>8.01245019599444</text:p>
          </table:table-cell>
          <table:table-cell table:formula="of:=[.N109]" office:value-type="float" office:value="229.193878880244" calcext:value-type="float">
            <text:p>229.193878880244</text:p>
          </table:table-cell>
          <table:table-cell table:formula="of:=IF([.O109]=&quot;&quot;;&quot;&quot;;[.O109])" office:value-type="float" office:value="217.542015084884" calcext:value-type="float">
            <text:p>217.5420150848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0]=&quot;&quot;;&quot;&quot;;[$work.Z50]/SQRT([$work.$T49]))" office:value-type="float" office:value="0" calcext:value-type="float">
            <text:p>0</text:p>
          </table:table-cell>
          <table:table-cell table:formula="of:=IF([$work.AA50]=&quot;&quot;;&quot;&quot;;[$work.AA50]/SQRT([$work.$T4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0]=&quot;&quot;;&quot;&quot;;[$work.AF50]/SQRT([$work.$T4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" office:value-type="float" office:value="59" calcext:value-type="float">
            <text:p>59</text:p>
          </table:table-cell>
          <table:table-cell table:formula="of:=[.B168]" office:value-type="float" office:value="3" calcext:value-type="float">
            <text:p>3</text:p>
          </table:table-cell>
          <table:table-cell table:number-columns-repeated="4"/>
          <table:table-cell table:formula="of:=IF([$work.L51]=&quot;&quot;;&quot;&quot;;[$work.L51])" office:value-type="float" office:value="0" calcext:value-type="float">
            <text:p>0</text:p>
          </table:table-cell>
          <table:table-cell table:formula="of:=IF([$work.M51]=&quot;&quot;;&quot;&quot;;[$work.M51])" office:value-type="float" office:value="0" calcext:value-type="float">
            <text:p>0</text:p>
          </table:table-cell>
          <table:table-cell table:number-columns-repeated="2"/>
          <table:table-cell table:formula="of:=([.J169]=1)+([.H169]=1)+([.F169]=1)+([.D169]=1)" office:value-type="float" office:value="0" calcext:value-type="float">
            <text:p>0</text:p>
          </table:table-cell>
          <table:table-cell table:style-name="ce31" table:formula="of:=IF(AND(COUNT([.C168:.J168]) &gt; 0;[.O169]&lt;&gt;&quot;&quot;);1;0)" office:value-type="float" office:value="1" calcext:value-type="float">
            <text:p>1</text:p>
          </table:table-cell>
          <table:table-cell table:formula="of:=IF([$work.R51]=&quot;&quot;;&quot;&quot;;[$work.R51]/SQRT([$work.$T50]))" office:value-type="float" office:value="8.45410490659411" calcext:value-type="float">
            <text:p>8.45410490659411</text:p>
          </table:table-cell>
          <table:table-cell table:formula="of:=[.N110]" office:value-type="float" office:value="238.253270532095" calcext:value-type="float">
            <text:p>238.253270532095</text:p>
          </table:table-cell>
          <table:table-cell table:formula="of:=IF([.O110]=&quot;&quot;;&quot;&quot;;[.O110])" office:value-type="float" office:value="226.562498136363" calcext:value-type="float">
            <text:p>226.562498136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1]=&quot;&quot;;&quot;&quot;;[$work.Z51]/SQRT([$work.$T50]))" office:value-type="float" office:value="0" calcext:value-type="float">
            <text:p>0</text:p>
          </table:table-cell>
          <table:table-cell table:formula="of:=IF([$work.AA51]=&quot;&quot;;&quot;&quot;;[$work.AA51]/SQRT([$work.$T5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1]=&quot;&quot;;&quot;&quot;;[$work.AF51]/SQRT([$work.$T5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" office:value-type="float" office:value="60" calcext:value-type="float">
            <text:p>60</text:p>
          </table:table-cell>
          <table:table-cell table:formula="of:=[.B169]" office:value-type="float" office:value="3" calcext:value-type="float">
            <text:p>3</text:p>
          </table:table-cell>
          <table:table-cell table:number-columns-repeated="4"/>
          <table:table-cell table:formula="of:=IF([$work.L52]=&quot;&quot;;&quot;&quot;;[$work.L52])" office:value-type="float" office:value="0" calcext:value-type="float">
            <text:p>0</text:p>
          </table:table-cell>
          <table:table-cell table:formula="of:=IF([$work.M52]=&quot;&quot;;&quot;&quot;;[$work.M52])" office:value-type="float" office:value="0" calcext:value-type="float">
            <text:p>0</text:p>
          </table:table-cell>
          <table:table-cell table:number-columns-repeated="2"/>
          <table:table-cell table:formula="of:=([.J170]=1)+([.H170]=1)+([.F170]=1)+([.D170]=1)" office:value-type="float" office:value="0" calcext:value-type="float">
            <text:p>0</text:p>
          </table:table-cell>
          <table:table-cell table:style-name="ce31" table:formula="of:=IF(AND(COUNT([.C169:.J169]) &gt; 0;[.O170]&lt;&gt;&quot;&quot;);1;0)" office:value-type="float" office:value="1" calcext:value-type="float">
            <text:p>1</text:p>
          </table:table-cell>
          <table:table-cell table:formula="of:=IF([$work.R52]=&quot;&quot;;&quot;&quot;;[$work.R52]/SQRT([$work.$T51]))" office:value-type="float" office:value="10.7252437233952" calcext:value-type="float">
            <text:p>10.7252437233952</text:p>
          </table:table-cell>
          <table:table-cell table:formula="of:=[.N111]" office:value-type="float" office:value="286.006499290538" calcext:value-type="float">
            <text:p>286.006499290538</text:p>
          </table:table-cell>
          <table:table-cell table:formula="of:=IF([.O111]=&quot;&quot;;&quot;&quot;;[.O111])" office:value-type="float" office:value="243.472622009737" calcext:value-type="float">
            <text:p>243.4726220097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2]=&quot;&quot;;&quot;&quot;;[$work.Z52]/SQRT([$work.$T51]))" office:value-type="float" office:value="0" calcext:value-type="float">
            <text:p>0</text:p>
          </table:table-cell>
          <table:table-cell table:formula="of:=IF([$work.AA52]=&quot;&quot;;&quot;&quot;;[$work.AA52]/SQRT([$work.$T5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2]=&quot;&quot;;&quot;&quot;;[$work.AF52]/SQRT([$work.$T5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" office:value-type="float" office:value="61" calcext:value-type="float">
            <text:p>61</text:p>
          </table:table-cell>
          <table:table-cell table:formula="of:=[.B170]" office:value-type="float" office:value="3" calcext:value-type="float">
            <text:p>3</text:p>
          </table:table-cell>
          <table:table-cell table:number-columns-repeated="4"/>
          <table:table-cell table:formula="of:=IF([$work.L53]=&quot;&quot;;&quot;&quot;;[$work.L53])" office:value-type="float" office:value="0" calcext:value-type="float">
            <text:p>0</text:p>
          </table:table-cell>
          <table:table-cell table:formula="of:=IF([$work.M53]=&quot;&quot;;&quot;&quot;;[$work.M53])" office:value-type="float" office:value="0" calcext:value-type="float">
            <text:p>0</text:p>
          </table:table-cell>
          <table:table-cell table:number-columns-repeated="2"/>
          <table:table-cell table:formula="of:=([.J171]=1)+([.H171]=1)+([.F171]=1)+([.D171]=1)" office:value-type="float" office:value="0" calcext:value-type="float">
            <text:p>0</text:p>
          </table:table-cell>
          <table:table-cell table:style-name="ce31" table:formula="of:=IF(AND(COUNT([.C170:.J170]) &gt; 0;[.O171]&lt;&gt;&quot;&quot;);1;0)" office:value-type="float" office:value="1" calcext:value-type="float">
            <text:p>1</text:p>
          </table:table-cell>
          <table:table-cell table:formula="of:=IF([$work.R53]=&quot;&quot;;&quot;&quot;;[$work.R53]/SQRT([$work.$T52]))" office:value-type="float" office:value="12.3934316497995" calcext:value-type="float">
            <text:p>12.3934316497995</text:p>
          </table:table-cell>
          <table:table-cell table:formula="of:=[.N112]" office:value-type="float" office:value="320.636226809065" calcext:value-type="float">
            <text:p>320.636226809065</text:p>
          </table:table-cell>
          <table:table-cell table:formula="of:=IF([.O112]=&quot;&quot;;&quot;&quot;;[.O112])" office:value-type="float" office:value="281.862169785325" calcext:value-type="float">
            <text:p>281.8621697853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3]=&quot;&quot;;&quot;&quot;;[$work.Z53]/SQRT([$work.$T52]))" office:value-type="float" office:value="0" calcext:value-type="float">
            <text:p>0</text:p>
          </table:table-cell>
          <table:table-cell table:formula="of:=IF([$work.AA53]=&quot;&quot;;&quot;&quot;;[$work.AA53]/SQRT([$work.$T5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3]=&quot;&quot;;&quot;&quot;;[$work.AF53]/SQRT([$work.$T5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" office:value-type="float" office:value="62" calcext:value-type="float">
            <text:p>62</text:p>
          </table:table-cell>
          <table:table-cell table:formula="of:=[.B171]" office:value-type="float" office:value="3" calcext:value-type="float">
            <text:p>3</text:p>
          </table:table-cell>
          <table:table-cell table:number-columns-repeated="4"/>
          <table:table-cell table:formula="of:=IF([$work.L54]=&quot;&quot;;&quot;&quot;;[$work.L54])" office:value-type="float" office:value="0" calcext:value-type="float">
            <text:p>0</text:p>
          </table:table-cell>
          <table:table-cell table:formula="of:=IF([$work.M54]=&quot;&quot;;&quot;&quot;;[$work.M54])" office:value-type="float" office:value="0" calcext:value-type="float">
            <text:p>0</text:p>
          </table:table-cell>
          <table:table-cell table:number-columns-repeated="2"/>
          <table:table-cell table:formula="of:=([.J172]=1)+([.H172]=1)+([.F172]=1)+([.D172]=1)" office:value-type="float" office:value="0" calcext:value-type="float">
            <text:p>0</text:p>
          </table:table-cell>
          <table:table-cell table:style-name="ce31" table:formula="of:=IF(AND(COUNT([.C171:.J171]) &gt; 0;[.O172]&lt;&gt;&quot;&quot;);1;0)" office:value-type="float" office:value="1" calcext:value-type="float">
            <text:p>1</text:p>
          </table:table-cell>
          <table:table-cell table:formula="of:=IF([$work.R54]=&quot;&quot;;&quot;&quot;;[$work.R54]/SQRT([$work.$T53]))" office:value-type="float" office:value="11.3272051633792" calcext:value-type="float">
            <text:p>11.3272051633792</text:p>
          </table:table-cell>
          <table:table-cell table:formula="of:=[.N113]" office:value-type="float" office:value="295.378657721965" calcext:value-type="float">
            <text:p>295.378657721965</text:p>
          </table:table-cell>
          <table:table-cell table:formula="of:=IF([.O113]=&quot;&quot;;&quot;&quot;;[.O113])" office:value-type="float" office:value="310.617689483713" calcext:value-type="float">
            <text:p>310.6176894837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4]=&quot;&quot;;&quot;&quot;;[$work.Z54]/SQRT([$work.$T53]))" office:value-type="float" office:value="0" calcext:value-type="float">
            <text:p>0</text:p>
          </table:table-cell>
          <table:table-cell table:formula="of:=IF([$work.AA54]=&quot;&quot;;&quot;&quot;;[$work.AA54]/SQRT([$work.$T5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4]=&quot;&quot;;&quot;&quot;;[$work.AF54]/SQRT([$work.$T5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" office:value-type="float" office:value="63" calcext:value-type="float">
            <text:p>63</text:p>
          </table:table-cell>
          <table:table-cell table:formula="of:=[.B172]" office:value-type="float" office:value="3" calcext:value-type="float">
            <text:p>3</text:p>
          </table:table-cell>
          <table:table-cell table:number-columns-repeated="4"/>
          <table:table-cell table:formula="of:=IF([$work.L55]=&quot;&quot;;&quot;&quot;;[$work.L55])" office:value-type="float" office:value="0" calcext:value-type="float">
            <text:p>0</text:p>
          </table:table-cell>
          <table:table-cell table:formula="of:=IF([$work.M55]=&quot;&quot;;&quot;&quot;;[$work.M55])" office:value-type="float" office:value="0" calcext:value-type="float">
            <text:p>0</text:p>
          </table:table-cell>
          <table:table-cell table:number-columns-repeated="2"/>
          <table:table-cell table:formula="of:=([.J173]=1)+([.H173]=1)+([.F173]=1)+([.D173]=1)" office:value-type="float" office:value="0" calcext:value-type="float">
            <text:p>0</text:p>
          </table:table-cell>
          <table:table-cell table:style-name="ce31" table:formula="of:=IF(AND(COUNT([.C172:.J172]) &gt; 0;[.O173]&lt;&gt;&quot;&quot;);1;0)" office:value-type="float" office:value="1" calcext:value-type="float">
            <text:p>1</text:p>
          </table:table-cell>
          <table:table-cell table:formula="of:=IF([$work.R55]=&quot;&quot;;&quot;&quot;;[$work.R55]/SQRT([$work.$T54]))" office:value-type="float" office:value="10.6485834918773" calcext:value-type="float">
            <text:p>10.6485834918773</text:p>
          </table:table-cell>
          <table:table-cell table:formula="of:=[.N114]" office:value-type="float" office:value="262.872306091255" calcext:value-type="float">
            <text:p>262.872306091255</text:p>
          </table:table-cell>
          <table:table-cell table:formula="of:=IF([.O114]=&quot;&quot;;&quot;&quot;;[.O114])" office:value-type="float" office:value="300.013965001196" calcext:value-type="float">
            <text:p>300.0139650011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5]=&quot;&quot;;&quot;&quot;;[$work.Z55]/SQRT([$work.$T54]))" office:value-type="float" office:value="0" calcext:value-type="float">
            <text:p>0</text:p>
          </table:table-cell>
          <table:table-cell table:formula="of:=IF([$work.AA55]=&quot;&quot;;&quot;&quot;;[$work.AA55]/SQRT([$work.$T54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5]=&quot;&quot;;&quot;&quot;;[$work.AF55]/SQRT([$work.$T5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" office:value-type="float" office:value="64" calcext:value-type="float">
            <text:p>64</text:p>
          </table:table-cell>
          <table:table-cell table:formula="of:=[.B173]" office:value-type="float" office:value="3" calcext:value-type="float">
            <text:p>3</text:p>
          </table:table-cell>
          <table:table-cell table:number-columns-repeated="4"/>
          <table:table-cell table:formula="of:=IF([$work.L56]=&quot;&quot;;&quot;&quot;;[$work.L56])" office:value-type="float" office:value="0" calcext:value-type="float">
            <text:p>0</text:p>
          </table:table-cell>
          <table:table-cell table:formula="of:=IF([$work.M56]=&quot;&quot;;&quot;&quot;;[$work.M56])" office:value-type="float" office:value="0" calcext:value-type="float">
            <text:p>0</text:p>
          </table:table-cell>
          <table:table-cell table:number-columns-repeated="2"/>
          <table:table-cell table:formula="of:=([.J174]=1)+([.H174]=1)+([.F174]=1)+([.D174]=1)" office:value-type="float" office:value="0" calcext:value-type="float">
            <text:p>0</text:p>
          </table:table-cell>
          <table:table-cell table:style-name="ce31" table:formula="of:=IF(AND(COUNT([.C173:.J173]) &gt; 0;[.O174]&lt;&gt;&quot;&quot;);1;0)" office:value-type="float" office:value="1" calcext:value-type="float">
            <text:p>1</text:p>
          </table:table-cell>
          <table:table-cell table:formula="of:=IF([$work.R56]=&quot;&quot;;&quot;&quot;;[$work.R56]/SQRT([$work.$T55]))" office:value-type="float" office:value="9.64447254207381" calcext:value-type="float">
            <text:p>9.64447254207381</text:p>
          </table:table-cell>
          <table:table-cell table:formula="of:=[.N115]" office:value-type="float" office:value="233.054268838096" calcext:value-type="float">
            <text:p>233.054268838096</text:p>
          </table:table-cell>
          <table:table-cell table:formula="of:=IF([.O115]=&quot;&quot;;&quot;&quot;;[.O115])" office:value-type="float" office:value="277.107120313822" calcext:value-type="float">
            <text:p>277.107120313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6]=&quot;&quot;;&quot;&quot;;[$work.Z56]/SQRT([$work.$T55]))" office:value-type="float" office:value="0" calcext:value-type="float">
            <text:p>0</text:p>
          </table:table-cell>
          <table:table-cell table:formula="of:=IF([$work.AA56]=&quot;&quot;;&quot;&quot;;[$work.AA56]/SQRT([$work.$T5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6]=&quot;&quot;;&quot;&quot;;[$work.AF56]/SQRT([$work.$T5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" office:value-type="float" office:value="65" calcext:value-type="float">
            <text:p>65</text:p>
          </table:table-cell>
          <table:table-cell table:formula="of:=[.B174]" office:value-type="float" office:value="3" calcext:value-type="float">
            <text:p>3</text:p>
          </table:table-cell>
          <table:table-cell table:number-columns-repeated="4"/>
          <table:table-cell table:formula="of:=IF([$work.L57]=&quot;&quot;;&quot;&quot;;[$work.L57])" office:value-type="float" office:value="0" calcext:value-type="float">
            <text:p>0</text:p>
          </table:table-cell>
          <table:table-cell table:formula="of:=IF([$work.M57]=&quot;&quot;;&quot;&quot;;[$work.M57])" office:value-type="float" office:value="0" calcext:value-type="float">
            <text:p>0</text:p>
          </table:table-cell>
          <table:table-cell table:number-columns-repeated="2"/>
          <table:table-cell table:formula="of:=([.J175]=1)+([.H175]=1)+([.F175]=1)+([.D175]=1)" office:value-type="float" office:value="0" calcext:value-type="float">
            <text:p>0</text:p>
          </table:table-cell>
          <table:table-cell table:style-name="ce31" table:formula="of:=IF(AND(COUNT([.C174:.J174]) &gt; 0;[.O175]&lt;&gt;&quot;&quot;);1;0)" office:value-type="float" office:value="1" calcext:value-type="float">
            <text:p>1</text:p>
          </table:table-cell>
          <table:table-cell table:formula="of:=IF([$work.R57]=&quot;&quot;;&quot;&quot;;[$work.R57]/SQRT([$work.$T56]))" office:value-type="float" office:value="7.89645516202594" calcext:value-type="float">
            <text:p>7.89645516202594</text:p>
          </table:table-cell>
          <table:table-cell table:formula="of:=[.N116]" office:value-type="float" office:value="192.578984794386" calcext:value-type="float">
            <text:p>192.578984794386</text:p>
          </table:table-cell>
          <table:table-cell table:formula="of:=IF([.O116]=&quot;&quot;;&quot;&quot;;[.O116])" office:value-type="float" office:value="239.979848883462" calcext:value-type="float">
            <text:p>239.9798488834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7]=&quot;&quot;;&quot;&quot;;[$work.Z57]/SQRT([$work.$T56]))" office:value-type="float" office:value="0" calcext:value-type="float">
            <text:p>0</text:p>
          </table:table-cell>
          <table:table-cell table:formula="of:=IF([$work.AA57]=&quot;&quot;;&quot;&quot;;[$work.AA57]/SQRT([$work.$T5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7]=&quot;&quot;;&quot;&quot;;[$work.AF57]/SQRT([$work.$T5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" office:value-type="float" office:value="66" calcext:value-type="float">
            <text:p>66</text:p>
          </table:table-cell>
          <table:table-cell table:formula="of:=[.B175]" office:value-type="float" office:value="3" calcext:value-type="float">
            <text:p>3</text:p>
          </table:table-cell>
          <table:table-cell table:number-columns-repeated="4"/>
          <table:table-cell table:formula="of:=IF([$work.L58]=&quot;&quot;;&quot;&quot;;[$work.L58])" office:value-type="float" office:value="0" calcext:value-type="float">
            <text:p>0</text:p>
          </table:table-cell>
          <table:table-cell table:formula="of:=IF([$work.M58]=&quot;&quot;;&quot;&quot;;[$work.M58])" office:value-type="float" office:value="0" calcext:value-type="float">
            <text:p>0</text:p>
          </table:table-cell>
          <table:table-cell table:number-columns-repeated="2"/>
          <table:table-cell table:formula="of:=([.J176]=1)+([.H176]=1)+([.F176]=1)+([.D176]=1)" office:value-type="float" office:value="0" calcext:value-type="float">
            <text:p>0</text:p>
          </table:table-cell>
          <table:table-cell table:style-name="ce31" table:formula="of:=IF(AND(COUNT([.C175:.J175]) &gt; 0;[.O176]&lt;&gt;&quot;&quot;);1;0)" office:value-type="float" office:value="1" calcext:value-type="float">
            <text:p>1</text:p>
          </table:table-cell>
          <table:table-cell table:formula="of:=IF([$work.R58]=&quot;&quot;;&quot;&quot;;[$work.R58]/SQRT([$work.$T57]))" office:value-type="float" office:value="6.76528420021097" calcext:value-type="float">
            <text:p>6.76528420021097</text:p>
          </table:table-cell>
          <table:table-cell table:formula="of:=[.N117]" office:value-type="float" office:value="165.473605728556" calcext:value-type="float">
            <text:p>165.473605728556</text:p>
          </table:table-cell>
          <table:table-cell table:formula="of:=IF([.O117]=&quot;&quot;;&quot;&quot;;[.O117])" office:value-type="float" office:value="202.619114315492" calcext:value-type="float">
            <text:p>202.6191143154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8]=&quot;&quot;;&quot;&quot;;[$work.Z58]/SQRT([$work.$T57]))" office:value-type="float" office:value="0" calcext:value-type="float">
            <text:p>0</text:p>
          </table:table-cell>
          <table:table-cell table:formula="of:=IF([$work.AA58]=&quot;&quot;;&quot;&quot;;[$work.AA58]/SQRT([$work.$T5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8]=&quot;&quot;;&quot;&quot;;[$work.AF58]/SQRT([$work.$T5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" office:value-type="float" office:value="67" calcext:value-type="float">
            <text:p>67</text:p>
          </table:table-cell>
          <table:table-cell table:formula="of:=[.B176]" office:value-type="float" office:value="3" calcext:value-type="float">
            <text:p>3</text:p>
          </table:table-cell>
          <table:table-cell table:number-columns-repeated="4"/>
          <table:table-cell table:formula="of:=IF([$work.L59]=&quot;&quot;;&quot;&quot;;[$work.L59])" office:value-type="float" office:value="0" calcext:value-type="float">
            <text:p>0</text:p>
          </table:table-cell>
          <table:table-cell table:formula="of:=IF([$work.M59]=&quot;&quot;;&quot;&quot;;[$work.M59])" office:value-type="float" office:value="0" calcext:value-type="float">
            <text:p>0</text:p>
          </table:table-cell>
          <table:table-cell table:number-columns-repeated="2"/>
          <table:table-cell table:formula="of:=([.J177]=1)+([.H177]=1)+([.F177]=1)+([.D177]=1)" office:value-type="float" office:value="0" calcext:value-type="float">
            <text:p>0</text:p>
          </table:table-cell>
          <table:table-cell table:style-name="ce31" table:formula="of:=IF(AND(COUNT([.C176:.J176]) &gt; 0;[.O177]&lt;&gt;&quot;&quot;);1;0)" office:value-type="float" office:value="1" calcext:value-type="float">
            <text:p>1</text:p>
          </table:table-cell>
          <table:table-cell table:formula="of:=IF([$work.R59]=&quot;&quot;;&quot;&quot;;[$work.R59]/SQRT([$work.$T58]))" office:value-type="float" office:value="5.81323189877254" calcext:value-type="float">
            <text:p>5.81323189877254</text:p>
          </table:table-cell>
          <table:table-cell table:formula="of:=[.N118]" office:value-type="float" office:value="141.420458026614" calcext:value-type="float">
            <text:p>141.420458026614</text:p>
          </table:table-cell>
          <table:table-cell table:formula="of:=IF([.O118]=&quot;&quot;;&quot;&quot;;[.O118])" office:value-type="float" office:value="165.182867038733" calcext:value-type="float">
            <text:p>165.1828670387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9]=&quot;&quot;;&quot;&quot;;[$work.Z59]/SQRT([$work.$T58]))" office:value-type="float" office:value="0" calcext:value-type="float">
            <text:p>0</text:p>
          </table:table-cell>
          <table:table-cell table:formula="of:=IF([$work.AA59]=&quot;&quot;;&quot;&quot;;[$work.AA59]/SQRT([$work.$T5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9]=&quot;&quot;;&quot;&quot;;[$work.AF59]/SQRT([$work.$T5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" office:value-type="float" office:value="68" calcext:value-type="float">
            <text:p>68</text:p>
          </table:table-cell>
          <table:table-cell table:formula="of:=[.B177]" office:value-type="float" office:value="3" calcext:value-type="float">
            <text:p>3</text:p>
          </table:table-cell>
          <table:table-cell table:number-columns-repeated="4"/>
          <table:table-cell table:formula="of:=IF([$work.L60]=&quot;&quot;;&quot;&quot;;[$work.L60])" office:value-type="float" office:value="0" calcext:value-type="float">
            <text:p>0</text:p>
          </table:table-cell>
          <table:table-cell table:formula="of:=IF([$work.M60]=&quot;&quot;;&quot;&quot;;[$work.M60])" office:value-type="float" office:value="0" calcext:value-type="float">
            <text:p>0</text:p>
          </table:table-cell>
          <table:table-cell table:number-columns-repeated="2"/>
          <table:table-cell table:formula="of:=([.J178]=1)+([.H178]=1)+([.F178]=1)+([.D178]=1)" office:value-type="float" office:value="0" calcext:value-type="float">
            <text:p>0</text:p>
          </table:table-cell>
          <table:table-cell table:style-name="ce31" table:formula="of:=IF(AND(COUNT([.C177:.J177]) &gt; 0;[.O178]&lt;&gt;&quot;&quot;);1;0)" office:value-type="float" office:value="1" calcext:value-type="float">
            <text:p>1</text:p>
          </table:table-cell>
          <table:table-cell table:formula="of:=IF([$work.R60]=&quot;&quot;;&quot;&quot;;[$work.R60]/SQRT([$work.$T59]))" office:value-type="float" office:value="6.33531231808481" calcext:value-type="float">
            <text:p>6.33531231808481</text:p>
          </table:table-cell>
          <table:table-cell table:formula="of:=[.N119]" office:value-type="float" office:value="128.621431947298" calcext:value-type="float">
            <text:p>128.621431947298</text:p>
          </table:table-cell>
          <table:table-cell table:formula="of:=IF([.O119]=&quot;&quot;;&quot;&quot;;[.O119])" office:value-type="float" office:value="141.140206361016" calcext:value-type="float">
            <text:p>141.140206361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0]=&quot;&quot;;&quot;&quot;;[$work.Z60]/SQRT([$work.$T59]))" office:value-type="float" office:value="0" calcext:value-type="float">
            <text:p>0</text:p>
          </table:table-cell>
          <table:table-cell table:formula="of:=IF([$work.AA60]=&quot;&quot;;&quot;&quot;;[$work.AA60]/SQRT([$work.$T5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0]=&quot;&quot;;&quot;&quot;;[$work.AF60]/SQRT([$work.$T5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" office:value-type="float" office:value="10" calcext:value-type="float">
            <text:p>10</text:p>
          </table:table-cell>
          <table:table-cell table:formula="of:=[.B178]+1" office:value-type="float" office:value="4" calcext:value-type="float">
            <text:p>4</text:p>
          </table:table-cell>
          <table:table-cell table:number-columns-repeated="6"/>
          <table:table-cell table:style-name="ce31" table:formula="of:=IF([$work.N2]=&quot;&quot;;&quot;&quot;;[$work.N2])">
            <text:p/>
          </table:table-cell>
          <table:table-cell table:style-name="ce31" table:formula="of:=IF([$work.O2]=&quot;&quot;;&quot;&quot;;[$work.O2])">
            <text:p/>
          </table:table-cell>
          <table:table-cell table:formula="of:=([.J179]=1)+([.H179]=1)+([.F179]=1)+([.D179]=1)" office:value-type="float" office:value="0" calcext:value-type="float">
            <text:p>0</text:p>
          </table:table-cell>
          <table:table-cell table:style-name="ce31" table:formula="of:=IF(AND(COUNT([.C178:.J178]) &gt; 0;[.O179]&lt;&gt;&quot;&quot;);1;0)" office:value-type="float" office:value="0" calcext:value-type="float">
            <text:p>0</text:p>
          </table:table-cell>
          <table:table-cell table:formula="of:=IF([$work.S2]=&quot;&quot;;&quot;&quot;;[$work.S2]/SQRT([$work.$T2]))" office:value-type="float" office:value="0.188982236504614" calcext:value-type="float">
            <text:p>0.188982236504614</text:p>
          </table:table-cell>
          <table:table-cell table:formula="of:=[.N120]" office:value-type="float" office:value="5.29150262212918" calcext:value-type="float">
            <text:p>5.29150262212918</text:p>
          </table:table-cell>
          <table:table-cell table:formula="of:=IF([.O120]=&quot;&quot;;&quot;&quot;;[.O120]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]=&quot;&quot;;&quot;&quot;;[$work.AB2]/SQRT([$work.$T2]))">
            <text:p/>
          </table:table-cell>
          <table:table-cell table:formula="of:=IF([$work.AC2]=&quot;&quot;;&quot;&quot;;[$work.AC2]/SQRT([$work.$T2]))">
            <text:p/>
          </table:table-cell>
          <table:table-cell table:number-columns-repeated="3"/>
          <table:table-cell table:style-name="ce31" table:formula="of:=IF([$work.AG2]=&quot;&quot;;&quot;&quot;;[$work.AG2]/SQRT([$work.$T2]))">
            <text:p/>
          </table:table-cell>
          <table:table-cell table:number-columns-repeated="12"/>
        </table:table-row>
        <table:table-row table:style-name="ro1">
          <table:table-cell table:formula="of:=[.A121]" office:value-type="float" office:value="11" calcext:value-type="float">
            <text:p>11</text:p>
          </table:table-cell>
          <table:table-cell table:formula="of:=[.B179]" office:value-type="float" office:value="4" calcext:value-type="float">
            <text:p>4</text:p>
          </table:table-cell>
          <table:table-cell table:number-columns-repeated="6"/>
          <table:table-cell table:style-name="ce31" table:formula="of:=IF([$work.N3]=&quot;&quot;;&quot;&quot;;[$work.N3])">
            <text:p/>
          </table:table-cell>
          <table:table-cell table:style-name="ce31" table:formula="of:=IF([$work.O3]=&quot;&quot;;&quot;&quot;;[$work.O3])">
            <text:p/>
          </table:table-cell>
          <table:table-cell table:formula="of:=([.J180]=1)+([.H180]=1)+([.F180]=1)+([.D180]=1)" office:value-type="float" office:value="0" calcext:value-type="float">
            <text:p>0</text:p>
          </table:table-cell>
          <table:table-cell table:style-name="ce31" table:formula="of:=IF(AND(COUNT([.C179:.J179]) &gt; 0;[.O180]&lt;&gt;&quot;&quot;);1;0)" office:value-type="float" office:value="0" calcext:value-type="float">
            <text:p>0</text:p>
          </table:table-cell>
          <table:table-cell table:formula="of:=IF([$work.S3]=&quot;&quot;;&quot;&quot;;[$work.S3]/SQRT([$work.$T2]))" office:value-type="float" office:value="0.755928946018454" calcext:value-type="float">
            <text:p>0.755928946018454</text:p>
          </table:table-cell>
          <table:table-cell table:formula="of:=[.N121]" office:value-type="float" office:value="49.7023282007134" calcext:value-type="float">
            <text:p>49.7023282007134</text:p>
          </table:table-cell>
          <table:table-cell table:formula="of:=IF([.O121]=&quot;&quot;;&quot;&quot;;[.O121])" office:value-type="float" office:value="21.1660104885167" calcext:value-type="float">
            <text:p>21.166010488516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1" table:formula="of:=IF([$work.AB3]=&quot;&quot;;&quot;&quot;;[$work.AB3]/SQRT([$work.$T2]))">
            <text:p/>
          </table:table-cell>
          <table:table-cell table:style-name="ce31" table:formula="of:=IF([$work.AC3]=&quot;&quot;;&quot;&quot;;[$work.AC3]/SQRT([$work.$T2]))">
            <text:p/>
          </table:table-cell>
          <table:table-cell table:number-columns-repeated="3"/>
          <table:table-cell table:style-name="ce31" table:formula="of:=IF([$work.AG3]=&quot;&quot;;&quot;&quot;;[$work.AG3]/SQRT([$work.$T2]))">
            <text:p/>
          </table:table-cell>
          <table:table-cell table:number-columns-repeated="12"/>
        </table:table-row>
        <table:table-row table:style-name="ro1">
          <table:table-cell table:formula="of:=[.A122]" office:value-type="float" office:value="12" calcext:value-type="float">
            <text:p>12</text:p>
          </table:table-cell>
          <table:table-cell table:formula="of:=[.B180]" office:value-type="float" office:value="4" calcext:value-type="float">
            <text:p>4</text:p>
          </table:table-cell>
          <table:table-cell table:number-columns-repeated="6"/>
          <table:table-cell table:style-name="ce31" table:formula="of:=IF([$work.N4]=&quot;&quot;;&quot;&quot;;[$work.N4])">
            <text:p/>
          </table:table-cell>
          <table:table-cell table:style-name="ce31" table:formula="of:=IF([$work.O4]=&quot;&quot;;&quot;&quot;;[$work.O4])">
            <text:p/>
          </table:table-cell>
          <table:table-cell table:formula="of:=([.J181]=1)+([.H181]=1)+([.F181]=1)+([.D181]=1)" office:value-type="float" office:value="0" calcext:value-type="float">
            <text:p>0</text:p>
          </table:table-cell>
          <table:table-cell table:style-name="ce31" table:formula="of:=IF(AND(COUNT([.C180:.J180]) &gt; 0;[.O181]&lt;&gt;&quot;&quot;);1;0)" office:value-type="float" office:value="0" calcext:value-type="float">
            <text:p>0</text:p>
          </table:table-cell>
          <table:table-cell table:formula="of:=IF([$work.S4]=&quot;&quot;;&quot;&quot;;[$work.S4]/SQRT([$work.$T3]))" office:value-type="float" office:value="0.986602265565132" calcext:value-type="float">
            <text:p>0.986602265565132</text:p>
          </table:table-cell>
          <table:table-cell table:formula="of:=[.N122]" office:value-type="float" office:value="52.2282574333542" calcext:value-type="float">
            <text:p>52.2282574333542</text:p>
          </table:table-cell>
          <table:table-cell table:formula="of:=IF([.O122]=&quot;&quot;;&quot;&quot;;[.O122])" office:value-type="float" office:value="64.8094034710661" calcext:value-type="float">
            <text:p>64.809403471066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1" table:formula="of:=IF([$work.AB4]=&quot;&quot;;&quot;&quot;;[$work.AB4]/SQRT([$work.$T3]))">
            <text:p/>
          </table:table-cell>
          <table:table-cell table:style-name="ce31" table:formula="of:=IF([$work.AC4]=&quot;&quot;;&quot;&quot;;[$work.AC4]/SQRT([$work.$T3]))">
            <text:p/>
          </table:table-cell>
          <table:table-cell table:number-columns-repeated="3"/>
          <table:table-cell table:style-name="ce31" table:formula="of:=IF([$work.AG4]=&quot;&quot;;&quot;&quot;;[$work.AG4]/SQRT([$work.$T3]))">
            <text:p/>
          </table:table-cell>
          <table:table-cell table:number-columns-repeated="12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table:formula="of:=[.B181]" office:value-type="float" office:value="4" calcext:value-type="float">
            <text:p>4</text:p>
          </table:table-cell>
          <table:table-cell table:number-columns-repeated="6"/>
          <table:table-cell table:style-name="ce31" table:formula="of:=IF([$work.N5]=&quot;&quot;;&quot;&quot;;[$work.N5])">
            <text:p/>
          </table:table-cell>
          <table:table-cell table:style-name="ce31" table:formula="of:=IF([$work.O5]=&quot;&quot;;&quot;&quot;;[$work.O5])">
            <text:p/>
          </table:table-cell>
          <table:table-cell table:formula="of:=([.J182]=1)+([.H182]=1)+([.F182]=1)+([.D182]=1)" office:value-type="float" office:value="0" calcext:value-type="float">
            <text:p>0</text:p>
          </table:table-cell>
          <table:table-cell table:style-name="ce31" table:formula="of:=IF(AND(COUNT([.C181:.J181]) &gt; 0;[.O182]&lt;&gt;&quot;&quot;);1;0)" office:value-type="float" office:value="0" calcext:value-type="float">
            <text:p>0</text:p>
          </table:table-cell>
          <table:table-cell table:formula="of:=IF([$work.S5]=&quot;&quot;;&quot;&quot;;[$work.S5]/SQRT([$work.$T4]))" office:value-type="float" office:value="1.3400558588509" calcext:value-type="float">
            <text:p>1.3400558588509</text:p>
          </table:table-cell>
          <table:table-cell table:formula="of:=[.N123]" office:value-type="float" office:value="56.6603105447469" calcext:value-type="float">
            <text:p>56.6603105447469</text:p>
          </table:table-cell>
          <table:table-cell table:formula="of:=IF([.O123]=&quot;&quot;;&quot;&quot;;[.O123])" office:value-type="float" office:value="94.2060503178" calcext:value-type="float">
            <text:p>94.206050317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1" table:formula="of:=IF([$work.AB5]=&quot;&quot;;&quot;&quot;;[$work.AB5]/SQRT([$work.$T4]))">
            <text:p/>
          </table:table-cell>
          <table:table-cell table:style-name="ce31" table:formula="of:=IF([$work.AC5]=&quot;&quot;;&quot;&quot;;[$work.AC5]/SQRT([$work.$T4]))">
            <text:p/>
          </table:table-cell>
          <table:table-cell table:number-columns-repeated="3"/>
          <table:table-cell table:style-name="ce31" table:formula="of:=IF([$work.AG5]=&quot;&quot;;&quot;&quot;;[$work.AG5]/SQRT([$work.$T4]))">
            <text:p/>
          </table:table-cell>
          <table:table-cell table:number-columns-repeated="12"/>
        </table:table-row>
        <table:table-row table:style-name="ro1">
          <table:table-cell table:formula="of:=[.A124]" office:value-type="float" office:value="14" calcext:value-type="float">
            <text:p>14</text:p>
          </table:table-cell>
          <table:table-cell table:formula="of:=[.B182]" office:value-type="float" office:value="4" calcext:value-type="float">
            <text:p>4</text:p>
          </table:table-cell>
          <table:table-cell table:number-columns-repeated="6"/>
          <table:table-cell table:style-name="ce31" table:formula="of:=IF([$work.N6]=&quot;&quot;;&quot;&quot;;[$work.N6])">
            <text:p/>
          </table:table-cell>
          <table:table-cell table:style-name="ce31" table:formula="of:=IF([$work.O6]=&quot;&quot;;&quot;&quot;;[$work.O6])">
            <text:p/>
          </table:table-cell>
          <table:table-cell table:formula="of:=([.J183]=1)+([.H183]=1)+([.F183]=1)+([.D183]=1)" office:value-type="float" office:value="0" calcext:value-type="float">
            <text:p>0</text:p>
          </table:table-cell>
          <table:table-cell table:style-name="ce31" table:formula="of:=IF(AND(COUNT([.C182:.J182]) &gt; 0;[.O183]&lt;&gt;&quot;&quot;);1;0)" office:value-type="float" office:value="0" calcext:value-type="float">
            <text:p>0</text:p>
          </table:table-cell>
          <table:table-cell table:formula="of:=IF([$work.S6]=&quot;&quot;;&quot;&quot;;[$work.S6]/SQRT([$work.$T5]))" office:value-type="float" office:value="0.960404705476812" calcext:value-type="float">
            <text:p>0.960404705476812</text:p>
          </table:table-cell>
          <table:table-cell table:formula="of:=[.N124]" office:value-type="float" office:value="43.119708699741" calcext:value-type="float">
            <text:p>43.119708699741</text:p>
          </table:table-cell>
          <table:table-cell table:formula="of:=IF([.O124]=&quot;&quot;;&quot;&quot;;[.O124])" office:value-type="float" office:value="105.859572057219" calcext:value-type="float">
            <text:p>105.85957205721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1" table:formula="of:=IF([$work.AB6]=&quot;&quot;;&quot;&quot;;[$work.AB6]/SQRT([$work.$T5]))">
            <text:p/>
          </table:table-cell>
          <table:table-cell table:style-name="ce31" table:formula="of:=IF([$work.AC6]=&quot;&quot;;&quot;&quot;;[$work.AC6]/SQRT([$work.$T5]))">
            <text:p/>
          </table:table-cell>
          <table:table-cell table:number-columns-repeated="3"/>
          <table:table-cell table:style-name="ce31" table:formula="of:=IF([$work.AG6]=&quot;&quot;;&quot;&quot;;[$work.AG6]/SQRT([$work.$T5]))">
            <text:p/>
          </table:table-cell>
          <table:table-cell table:number-columns-repeated="12"/>
        </table:table-row>
        <table:table-row table:style-name="ro1">
          <table:table-cell table:formula="of:=[.A125]" office:value-type="float" office:value="15" calcext:value-type="float">
            <text:p>15</text:p>
          </table:table-cell>
          <table:table-cell table:formula="of:=[.B183]" office:value-type="float" office:value="4" calcext:value-type="float">
            <text:p>4</text:p>
          </table:table-cell>
          <table:table-cell table:number-columns-repeated="6"/>
          <table:table-cell table:formula="of:=IF([$work.N7]=&quot;&quot;;&quot;&quot;;[$work.N7])" office:value-type="float" office:value="0" calcext:value-type="float">
            <text:p>0</text:p>
          </table:table-cell>
          <table:table-cell table:formula="of:=IF([$work.O7]=&quot;&quot;;&quot;&quot;;[$work.O7])" office:value-type="float" office:value="0" calcext:value-type="float">
            <text:p>0</text:p>
          </table:table-cell>
          <table:table-cell table:formula="of:=([.J184]=1)+([.H184]=1)+([.F184]=1)+([.D184]=1)" office:value-type="float" office:value="0" calcext:value-type="float">
            <text:p>0</text:p>
          </table:table-cell>
          <table:table-cell table:style-name="ce31" table:formula="of:=IF(AND(COUNT([.C183:.J183]) &gt; 0;[.O184]&lt;&gt;&quot;&quot;);1;0)" office:value-type="float" office:value="0" calcext:value-type="float">
            <text:p>0</text:p>
          </table:table-cell>
          <table:table-cell table:formula="of:=IF([$work.S7]=&quot;&quot;;&quot;&quot;;[$work.S7]/SQRT([$work.$T6]))" office:value-type="float" office:value="0.764727847507762" calcext:value-type="float">
            <text:p>0.764727847507762</text:p>
          </table:table-cell>
          <table:table-cell table:formula="of:=[.N125]" office:value-type="float" office:value="32.9549906785376" calcext:value-type="float">
            <text:p>32.9549906785376</text:p>
          </table:table-cell>
          <table:table-cell table:formula="of:=IF([.O125]=&quot;&quot;;&quot;&quot;;[.O125])" office:value-type="float" office:value="88.2344136486351" calcext:value-type="float">
            <text:p>88.234413648635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1" table:formula="of:=IF([$work.AB7]=&quot;&quot;;&quot;&quot;;[$work.AB7]/SQRT([$work.$T6]))">
            <text:p/>
          </table:table-cell>
          <table:table-cell table:style-name="ce31" table:formula="of:=IF([$work.AC7]=&quot;&quot;;&quot;&quot;;[$work.AC7]/SQRT([$work.$T6]))">
            <text:p/>
          </table:table-cell>
          <table:table-cell table:number-columns-repeated="3"/>
          <table:table-cell table:formula="of:=IF([$work.AG7]=&quot;&quot;;&quot;&quot;;[$work.AG7]/SQRT([$work.$T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6]" office:value-type="float" office:value="16" calcext:value-type="float">
            <text:p>16</text:p>
          </table:table-cell>
          <table:table-cell table:formula="of:=[.B184]" office:value-type="float" office:value="4" calcext:value-type="float">
            <text:p>4</text:p>
          </table:table-cell>
          <table:table-cell table:number-columns-repeated="6"/>
          <table:table-cell table:formula="of:=IF([$work.N8]=&quot;&quot;;&quot;&quot;;[$work.N8])" office:value-type="float" office:value="0" calcext:value-type="float">
            <text:p>0</text:p>
          </table:table-cell>
          <table:table-cell table:formula="of:=IF([$work.O8]=&quot;&quot;;&quot;&quot;;[$work.O8])" office:value-type="float" office:value="0" calcext:value-type="float">
            <text:p>0</text:p>
          </table:table-cell>
          <table:table-cell table:formula="of:=([.J185]=1)+([.H185]=1)+([.F185]=1)+([.D185]=1)" office:value-type="float" office:value="0" calcext:value-type="float">
            <text:p>0</text:p>
          </table:table-cell>
          <table:table-cell table:style-name="ce31" table:formula="of:=IF(AND(COUNT([.C184:.J184]) &gt; 0;[.O185]&lt;&gt;&quot;&quot;);1;0)" office:value-type="float" office:value="1" calcext:value-type="float">
            <text:p>1</text:p>
          </table:table-cell>
          <table:table-cell table:formula="of:=IF([$work.S8]=&quot;&quot;;&quot;&quot;;[$work.S8]/SQRT([$work.$T7]))" office:value-type="float" office:value="0.377003951829993" calcext:value-type="float">
            <text:p>0.377003951829993</text:p>
          </table:table-cell>
          <table:table-cell table:formula="of:=[.N126]" office:value-type="float" office:value="19.7927074710746" calcext:value-type="float">
            <text:p>19.7927074710746</text:p>
          </table:table-cell>
          <table:table-cell table:formula="of:=IF([.O126]=&quot;&quot;;&quot;&quot;;[.O126])" office:value-type="float" office:value="61.5288630324681" calcext:value-type="float">
            <text:p>61.52886303246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8]=&quot;&quot;;&quot;&quot;;[$work.AB8]/SQRT([$work.$T7]))" office:value-type="float" office:value="0" calcext:value-type="float">
            <text:p>0</text:p>
          </table:table-cell>
          <table:table-cell table:formula="of:=IF([$work.AC8]=&quot;&quot;;&quot;&quot;;[$work.AC8]/SQRT([$work.$T7]))" office:value-type="float" office:value="0" calcext:value-type="float">
            <text:p>0</text:p>
          </table:table-cell>
          <table:table-cell table:number-columns-repeated="3"/>
          <table:table-cell table:formula="of:=IF([$work.AG8]=&quot;&quot;;&quot;&quot;;[$work.AG8]/SQRT([$work.$T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7]" office:value-type="float" office:value="17" calcext:value-type="float">
            <text:p>17</text:p>
          </table:table-cell>
          <table:table-cell table:formula="of:=[.B185]" office:value-type="float" office:value="4" calcext:value-type="float">
            <text:p>4</text:p>
          </table:table-cell>
          <table:table-cell table:number-columns-repeated="6"/>
          <table:table-cell table:formula="of:=IF([$work.N9]=&quot;&quot;;&quot;&quot;;[$work.N9])" office:value-type="float" office:value="0" calcext:value-type="float">
            <text:p>0</text:p>
          </table:table-cell>
          <table:table-cell table:formula="of:=IF([$work.O9]=&quot;&quot;;&quot;&quot;;[$work.O9])" office:value-type="float" office:value="0" calcext:value-type="float">
            <text:p>0</text:p>
          </table:table-cell>
          <table:table-cell table:formula="of:=([.J186]=1)+([.H186]=1)+([.F186]=1)+([.D186]=1)" office:value-type="float" office:value="0" calcext:value-type="float">
            <text:p>0</text:p>
          </table:table-cell>
          <table:table-cell table:style-name="ce31" table:formula="of:=IF(AND(COUNT([.C185:.J185]) &gt; 0;[.O186]&lt;&gt;&quot;&quot;);1;0)" office:value-type="float" office:value="1" calcext:value-type="float">
            <text:p>1</text:p>
          </table:table-cell>
          <table:table-cell table:formula="of:=IF([$work.S9]=&quot;&quot;;&quot;&quot;;[$work.S9]/SQRT([$work.$T8]))" office:value-type="float" office:value="0.62705444652882" calcext:value-type="float">
            <text:p>0.62705444652882</text:p>
          </table:table-cell>
          <table:table-cell table:formula="of:=[.N127]" office:value-type="float" office:value="23.4960989669917" calcext:value-type="float">
            <text:p>23.4960989669917</text:p>
          </table:table-cell>
          <table:table-cell table:formula="of:=IF([.O127]=&quot;&quot;;&quot;&quot;;[.O127])" office:value-type="float" office:value="39.5989452030236" calcext:value-type="float">
            <text:p>39.59894520302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9]=&quot;&quot;;&quot;&quot;;[$work.AB9]/SQRT([$work.$T8]))" office:value-type="float" office:value="0" calcext:value-type="float">
            <text:p>0</text:p>
          </table:table-cell>
          <table:table-cell table:formula="of:=IF([$work.AC9]=&quot;&quot;;&quot;&quot;;[$work.AC9]/SQRT([$work.$T8]))" office:value-type="float" office:value="0" calcext:value-type="float">
            <text:p>0</text:p>
          </table:table-cell>
          <table:table-cell table:number-columns-repeated="3"/>
          <table:table-cell table:formula="of:=IF([$work.AG9]=&quot;&quot;;&quot;&quot;;[$work.AG9]/SQRT([$work.$T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8]" office:value-type="float" office:value="18" calcext:value-type="float">
            <text:p>18</text:p>
          </table:table-cell>
          <table:table-cell table:formula="of:=[.B186]" office:value-type="float" office:value="4" calcext:value-type="float">
            <text:p>4</text:p>
          </table:table-cell>
          <table:table-cell table:number-columns-repeated="6"/>
          <table:table-cell table:formula="of:=IF([$work.N10]=&quot;&quot;;&quot;&quot;;[$work.N10])" office:value-type="float" office:value="0" calcext:value-type="float">
            <text:p>0</text:p>
          </table:table-cell>
          <table:table-cell table:formula="of:=IF([$work.O10]=&quot;&quot;;&quot;&quot;;[$work.O10])" office:value-type="float" office:value="0" calcext:value-type="float">
            <text:p>0</text:p>
          </table:table-cell>
          <table:table-cell table:formula="of:=([.J187]=1)+([.H187]=1)+([.F187]=1)+([.D187]=1)" office:value-type="float" office:value="0" calcext:value-type="float">
            <text:p>0</text:p>
          </table:table-cell>
          <table:table-cell table:style-name="ce31" table:formula="of:=IF(AND(COUNT([.C186:.J186]) &gt; 0;[.O187]&lt;&gt;&quot;&quot;);1;0)" office:value-type="float" office:value="1" calcext:value-type="float">
            <text:p>1</text:p>
          </table:table-cell>
          <table:table-cell table:formula="of:=IF([$work.S10]=&quot;&quot;;&quot;&quot;;[$work.S10]/SQRT([$work.$T9]))" office:value-type="float" office:value="0.198107212937582" calcext:value-type="float">
            <text:p>0.198107212937582</text:p>
          </table:table-cell>
          <table:table-cell table:formula="of:=[.N128]" office:value-type="float" office:value="13.1146974964679" calcext:value-type="float">
            <text:p>13.1146974964679</text:p>
          </table:table-cell>
          <table:table-cell table:formula="of:=IF([.O128]=&quot;&quot;;&quot;&quot;;[.O128])" office:value-type="float" office:value="31.1965088377077" calcext:value-type="float">
            <text:p>31.19650883770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0]=&quot;&quot;;&quot;&quot;;[$work.AB10]/SQRT([$work.$T9]))" office:value-type="float" office:value="0" calcext:value-type="float">
            <text:p>0</text:p>
          </table:table-cell>
          <table:table-cell table:formula="of:=IF([$work.AC10]=&quot;&quot;;&quot;&quot;;[$work.AC10]/SQRT([$work.$T9]))" office:value-type="float" office:value="0" calcext:value-type="float">
            <text:p>0</text:p>
          </table:table-cell>
          <table:table-cell table:number-columns-repeated="3"/>
          <table:table-cell table:formula="of:=IF([$work.AG10]=&quot;&quot;;&quot;&quot;;[$work.AG10]/SQRT([$work.$T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9]" office:value-type="float" office:value="19" calcext:value-type="float">
            <text:p>19</text:p>
          </table:table-cell>
          <table:table-cell table:formula="of:=[.B187]" office:value-type="float" office:value="4" calcext:value-type="float">
            <text:p>4</text:p>
          </table:table-cell>
          <table:table-cell table:number-columns-repeated="6"/>
          <table:table-cell table:formula="of:=IF([$work.N11]=&quot;&quot;;&quot;&quot;;[$work.N11])" office:value-type="float" office:value="0" calcext:value-type="float">
            <text:p>0</text:p>
          </table:table-cell>
          <table:table-cell table:formula="of:=IF([$work.O11]=&quot;&quot;;&quot;&quot;;[$work.O11])" office:value-type="float" office:value="0" calcext:value-type="float">
            <text:p>0</text:p>
          </table:table-cell>
          <table:table-cell table:formula="of:=([.J188]=1)+([.H188]=1)+([.F188]=1)+([.D188]=1)" office:value-type="float" office:value="0" calcext:value-type="float">
            <text:p>0</text:p>
          </table:table-cell>
          <table:table-cell table:style-name="ce31" table:formula="of:=IF(AND(COUNT([.C187:.J187]) &gt; 0;[.O188]&lt;&gt;&quot;&quot;);1;0)" office:value-type="float" office:value="1" calcext:value-type="float">
            <text:p>1</text:p>
          </table:table-cell>
          <table:table-cell table:formula="of:=IF([$work.S11]=&quot;&quot;;&quot;&quot;;[$work.S11]/SQRT([$work.$T10]))" office:value-type="float" office:value="0.659579651915175" calcext:value-type="float">
            <text:p>0.659579651915175</text:p>
          </table:table-cell>
          <table:table-cell table:formula="of:=[.N129]" office:value-type="float" office:value="17.8636155727027" calcext:value-type="float">
            <text:p>17.8636155727027</text:p>
          </table:table-cell>
          <table:table-cell table:formula="of:=IF([.O129]=&quot;&quot;;&quot;&quot;;[.O129])" office:value-type="float" office:value="20.4718652327796" calcext:value-type="float">
            <text:p>20.47186523277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1]=&quot;&quot;;&quot;&quot;;[$work.AB11]/SQRT([$work.$T10]))" office:value-type="float" office:value="0" calcext:value-type="float">
            <text:p>0</text:p>
          </table:table-cell>
          <table:table-cell table:formula="of:=IF([$work.AC11]=&quot;&quot;;&quot;&quot;;[$work.AC11]/SQRT([$work.$T10]))" office:value-type="float" office:value="0" calcext:value-type="float">
            <text:p>0</text:p>
          </table:table-cell>
          <table:table-cell table:number-columns-repeated="3"/>
          <table:table-cell table:formula="of:=IF([$work.AG11]=&quot;&quot;;&quot;&quot;;[$work.AG11]/SQRT([$work.$T1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0]" office:value-type="float" office:value="20" calcext:value-type="float">
            <text:p>20</text:p>
          </table:table-cell>
          <table:table-cell table:formula="of:=[.B188]" office:value-type="float" office:value="4" calcext:value-type="float">
            <text:p>4</text:p>
          </table:table-cell>
          <table:table-cell table:number-columns-repeated="6"/>
          <table:table-cell table:formula="of:=IF([$work.N12]=&quot;&quot;;&quot;&quot;;[$work.N12])" office:value-type="float" office:value="0.25" calcext:value-type="float">
            <text:p>0.25</text:p>
          </table:table-cell>
          <table:table-cell table:formula="of:=IF([$work.O12]=&quot;&quot;;&quot;&quot;;[$work.O12])" office:value-type="float" office:value="1" calcext:value-type="float">
            <text:p>1</text:p>
          </table:table-cell>
          <table:table-cell table:formula="of:=([.J189]=1)+([.H189]=1)+([.F189]=1)+([.D189]=1)" office:value-type="float" office:value="1" calcext:value-type="float">
            <text:p>1</text:p>
          </table:table-cell>
          <table:table-cell table:style-name="ce31" table:formula="of:=IF(AND(COUNT([.C188:.J188]) &gt; 0;[.O189]&lt;&gt;&quot;&quot;);1;0)" office:value-type="float" office:value="1" calcext:value-type="float">
            <text:p>1</text:p>
          </table:table-cell>
          <table:table-cell table:formula="of:=IF([$work.S12]=&quot;&quot;;&quot;&quot;;[$work.S12]/SQRT([$work.$T11]))" office:value-type="float" office:value="0.554700196225229" calcext:value-type="float">
            <text:p>0.554700196225229</text:p>
          </table:table-cell>
          <table:table-cell table:formula="of:=[.N130]" office:value-type="float" office:value="18.1941664361875" calcext:value-type="float">
            <text:p>18.1941664361875</text:p>
          </table:table-cell>
          <table:table-cell table:formula="of:=IF([.O130]=&quot;&quot;;&quot;&quot;;[.O130])" office:value-type="float" office:value="19.3393217035445" calcext:value-type="float">
            <text:p>19.33932170354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2]=&quot;&quot;;&quot;&quot;;[$work.AB12]/SQRT([$work.$T11]))" office:value-type="float" office:value="0" calcext:value-type="float">
            <text:p>0</text:p>
          </table:table-cell>
          <table:table-cell table:formula="of:=IF([$work.AC12]=&quot;&quot;;&quot;&quot;;[$work.AC12]/SQRT([$work.$T11]))" office:value-type="float" office:value="0" calcext:value-type="float">
            <text:p>0</text:p>
          </table:table-cell>
          <table:table-cell table:number-columns-repeated="3"/>
          <table:table-cell table:formula="of:=IF([$work.AG12]=&quot;&quot;;&quot;&quot;;[$work.AG12]/SQRT([$work.$T11]))" office:value-type="float" office:value="5.16499302036368" calcext:value-type="float">
            <text:p>5.16499302036368</text:p>
          </table:table-cell>
          <table:table-cell table:number-columns-repeated="12"/>
        </table:table-row>
        <table:table-row table:style-name="ro1">
          <table:table-cell table:formula="of:=[.A131]" office:value-type="float" office:value="21" calcext:value-type="float">
            <text:p>21</text:p>
          </table:table-cell>
          <table:table-cell table:formula="of:=[.B189]" office:value-type="float" office:value="4" calcext:value-type="float">
            <text:p>4</text:p>
          </table:table-cell>
          <table:table-cell table:number-columns-repeated="6"/>
          <table:table-cell table:formula="of:=IF([$work.N13]=&quot;&quot;;&quot;&quot;;[$work.N13])" office:value-type="float" office:value="0.25" calcext:value-type="float">
            <text:p>0.25</text:p>
          </table:table-cell>
          <table:table-cell table:formula="of:=IF([$work.O13]=&quot;&quot;;&quot;&quot;;[$work.O13])" office:value-type="float" office:value="1" calcext:value-type="float">
            <text:p>1</text:p>
          </table:table-cell>
          <table:table-cell table:formula="of:=([.J190]=1)+([.H190]=1)+([.F190]=1)+([.D190]=1)" office:value-type="float" office:value="1" calcext:value-type="float">
            <text:p>1</text:p>
          </table:table-cell>
          <table:table-cell table:style-name="ce31" table:formula="of:=IF(AND(COUNT([.C189:.J189]) &gt; 0;[.O190]&lt;&gt;&quot;&quot;);1;0)" office:value-type="float" office:value="1" calcext:value-type="float">
            <text:p>1</text:p>
          </table:table-cell>
          <table:table-cell table:formula="of:=IF([$work.S13]=&quot;&quot;;&quot;&quot;;[$work.S13]/SQRT([$work.$T12]))" office:value-type="float" office:value="0.552157630374233" calcext:value-type="float">
            <text:p>0.552157630374233</text:p>
          </table:table-cell>
          <table:table-cell table:formula="of:=[.N131]" office:value-type="float" office:value="24.8470933668405" calcext:value-type="float">
            <text:p>24.8470933668405</text:p>
          </table:table-cell>
          <table:table-cell table:formula="of:=IF([.O131]=&quot;&quot;;&quot;&quot;;[.O131])" office:value-type="float" office:value="19.6696847436744" calcext:value-type="float">
            <text:p>19.66968474367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3]=&quot;&quot;;&quot;&quot;;[$work.AB13]/SQRT([$work.$T12]))" office:value-type="float" office:value="0.296354540143699" calcext:value-type="float">
            <text:p>0.296354540143699</text:p>
          </table:table-cell>
          <table:table-cell table:formula="of:=IF([$work.AC13]=&quot;&quot;;&quot;&quot;;[$work.AC13]/SQRT([$work.$T12]))" office:value-type="float" office:value="0.296354540143699" calcext:value-type="float">
            <text:p>0.296354540143699</text:p>
          </table:table-cell>
          <table:table-cell table:number-columns-repeated="3"/>
          <table:table-cell table:formula="of:=IF([$work.AG13]=&quot;&quot;;&quot;&quot;;[$work.AG13]/SQRT([$work.$T12]))" office:value-type="float" office:value="4.81266913079398" calcext:value-type="float">
            <text:p>4.81266913079398</text:p>
          </table:table-cell>
          <table:table-cell table:number-columns-repeated="12"/>
        </table:table-row>
        <table:table-row table:style-name="ro1">
          <table:table-cell table:formula="of:=[.A132]" office:value-type="float" office:value="22" calcext:value-type="float">
            <text:p>22</text:p>
          </table:table-cell>
          <table:table-cell table:formula="of:=[.B190]" office:value-type="float" office:value="4" calcext:value-type="float">
            <text:p>4</text:p>
          </table:table-cell>
          <table:table-cell table:number-columns-repeated="6"/>
          <table:table-cell table:formula="of:=IF([$work.N14]=&quot;&quot;;&quot;&quot;;[$work.N14])">
            <text:p/>
          </table:table-cell>
          <table:table-cell table:formula="of:=IF([$work.O14]=&quot;&quot;;&quot;&quot;;[$work.O14])">
            <text:p/>
          </table:table-cell>
          <table:table-cell table:formula="of:=([.J191]=1)+([.H191]=1)+([.F191]=1)+([.D191]=1)" office:value-type="float" office:value="0" calcext:value-type="float">
            <text:p>0</text:p>
          </table:table-cell>
          <table:table-cell table:style-name="ce31" table:formula="of:=IF(AND(COUNT([.C190:.J190]) &gt; 0;[.O191]&lt;&gt;&quot;&quot;);1;0)" office:value-type="float" office:value="1" calcext:value-type="float">
            <text:p>1</text:p>
          </table:table-cell>
          <table:table-cell table:formula="of:=IF([$work.S14]=&quot;&quot;;&quot;&quot;;[$work.S14]/SQRT([$work.$T13]))" office:value-type="float" office:value="0.0471404520791032" calcext:value-type="float">
            <text:p>0.047140452079103</text:p>
          </table:table-cell>
          <table:table-cell table:formula="of:=[.N132]" office:value-type="float" office:value="13.0107647738325" calcext:value-type="float">
            <text:p>13.0107647738325</text:p>
          </table:table-cell>
          <table:table-cell table:formula="of:=IF([.O132]=&quot;&quot;;&quot;&quot;;[.O132])" office:value-type="float" office:value="21.7681991141374" calcext:value-type="float">
            <text:p>21.76819911413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4]=&quot;&quot;;&quot;&quot;;[$work.AB14]/SQRT([$work.$T13]))" office:value-type="float" office:value="0.229716702631475" calcext:value-type="float">
            <text:p>0.229716702631475</text:p>
          </table:table-cell>
          <table:table-cell table:formula="of:=IF([$work.AC14]=&quot;&quot;;&quot;&quot;;[$work.AC14]/SQRT([$work.$T13]))" office:value-type="float" office:value="0.229716702631475" calcext:value-type="float">
            <text:p>0.229716702631475</text:p>
          </table:table-cell>
          <table:table-cell table:number-columns-repeated="3"/>
          <table:table-cell table:formula="of:=IF([$work.AG14]=&quot;&quot;;&quot;&quot;;[$work.AG14]/SQRT([$work.$T13]))">
            <text:p/>
          </table:table-cell>
          <table:table-cell table:number-columns-repeated="12"/>
        </table:table-row>
        <table:table-row table:style-name="ro1">
          <table:table-cell table:formula="of:=[.A133]" office:value-type="float" office:value="23" calcext:value-type="float">
            <text:p>23</text:p>
          </table:table-cell>
          <table:table-cell table:formula="of:=[.B191]" office:value-type="float" office:value="4" calcext:value-type="float">
            <text:p>4</text:p>
          </table:table-cell>
          <table:table-cell table:number-columns-repeated="6"/>
          <table:table-cell table:formula="of:=IF([$work.N15]=&quot;&quot;;&quot;&quot;;[$work.N15])">
            <text:p/>
          </table:table-cell>
          <table:table-cell table:formula="of:=IF([$work.O15]=&quot;&quot;;&quot;&quot;;[$work.O15])">
            <text:p/>
          </table:table-cell>
          <table:table-cell table:formula="of:=([.J192]=1)+([.H192]=1)+([.F192]=1)+([.D192]=1)" office:value-type="float" office:value="0" calcext:value-type="float">
            <text:p>0</text:p>
          </table:table-cell>
          <table:table-cell table:style-name="ce31" table:formula="of:=IF(AND(COUNT([.C191:.J191]) &gt; 0;[.O192]&lt;&gt;&quot;&quot;);1;0)" office:value-type="float" office:value="0" calcext:value-type="float">
            <text:p>0</text:p>
          </table:table-cell>
          <table:table-cell table:formula="of:=IF([$work.S15]=&quot;&quot;;&quot;&quot;;[$work.S15]/SQRT([$work.$T14]))" office:value-type="float" office:value="0.7825080450575" calcext:value-type="float">
            <text:p>0.7825080450575</text:p>
          </table:table-cell>
          <table:table-cell table:formula="of:=[.N133]" office:value-type="float" office:value="19.0811577140944" calcext:value-type="float">
            <text:p>19.0811577140944</text:p>
          </table:table-cell>
          <table:table-cell table:formula="of:=IF([.O133]=&quot;&quot;;&quot;&quot;;[.O133])" office:value-type="float" office:value="17.148642303921" calcext:value-type="float">
            <text:p>17.1486423039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5]=&quot;&quot;;&quot;&quot;;[$work.AB15]/SQRT([$work.$T14]))">
            <text:p/>
          </table:table-cell>
          <table:table-cell table:formula="of:=IF([$work.AC15]=&quot;&quot;;&quot;&quot;;[$work.AC15]/SQRT([$work.$T14]))">
            <text:p/>
          </table:table-cell>
          <table:table-cell table:number-columns-repeated="3"/>
          <table:table-cell table:formula="of:=IF([$work.AG15]=&quot;&quot;;&quot;&quot;;[$work.AG15]/SQRT([$work.$T14]))">
            <text:p/>
          </table:table-cell>
          <table:table-cell table:number-columns-repeated="12"/>
        </table:table-row>
        <table:table-row table:style-name="ro1">
          <table:table-cell table:formula="of:=[.A134]" office:value-type="float" office:value="24" calcext:value-type="float">
            <text:p>24</text:p>
          </table:table-cell>
          <table:table-cell table:formula="of:=[.B192]" office:value-type="float" office:value="4" calcext:value-type="float">
            <text:p>4</text:p>
          </table:table-cell>
          <table:table-cell table:number-columns-repeated="6"/>
          <table:table-cell table:formula="of:=IF([$work.N16]=&quot;&quot;;&quot;&quot;;[$work.N16])" office:value-type="float" office:value="0" calcext:value-type="float">
            <text:p>0</text:p>
          </table:table-cell>
          <table:table-cell table:formula="of:=IF([$work.O16]=&quot;&quot;;&quot;&quot;;[$work.O16])" office:value-type="float" office:value="0" calcext:value-type="float">
            <text:p>0</text:p>
          </table:table-cell>
          <table:table-cell table:formula="of:=([.J193]=1)+([.H193]=1)+([.F193]=1)+([.D193]=1)" office:value-type="float" office:value="0" calcext:value-type="float">
            <text:p>0</text:p>
          </table:table-cell>
          <table:table-cell table:style-name="ce31" table:formula="of:=IF(AND(COUNT([.C192:.J192]) &gt; 0;[.O193]&lt;&gt;&quot;&quot;);1;0)" office:value-type="float" office:value="0" calcext:value-type="float">
            <text:p>0</text:p>
          </table:table-cell>
          <table:table-cell table:formula="of:=IF([$work.S16]=&quot;&quot;;&quot;&quot;;[$work.S16]/SQRT([$work.$T15]))" office:value-type="float" office:value="0.280827978150865" calcext:value-type="float">
            <text:p>0.280827978150865</text:p>
          </table:table-cell>
          <table:table-cell table:formula="of:=[.N134]" office:value-type="float" office:value="20.5566080006433" calcext:value-type="float">
            <text:p>20.5566080006433</text:p>
          </table:table-cell>
          <table:table-cell table:formula="of:=IF([.O134]=&quot;&quot;;&quot;&quot;;[.O134])" office:value-type="float" office:value="19.0159102585213" calcext:value-type="float">
            <text:p>19.01591025852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6]=&quot;&quot;;&quot;&quot;;[$work.AB16]/SQRT([$work.$T15]))">
            <text:p/>
          </table:table-cell>
          <table:table-cell table:formula="of:=IF([$work.AC16]=&quot;&quot;;&quot;&quot;;[$work.AC16]/SQRT([$work.$T15]))">
            <text:p/>
          </table:table-cell>
          <table:table-cell table:number-columns-repeated="3"/>
          <table:table-cell table:formula="of:=IF([$work.AG16]=&quot;&quot;;&quot;&quot;;[$work.AG16]/SQRT([$work.$T1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5]" office:value-type="float" office:value="25" calcext:value-type="float">
            <text:p>25</text:p>
          </table:table-cell>
          <table:table-cell table:formula="of:=[.B193]" office:value-type="float" office:value="4" calcext:value-type="float">
            <text:p>4</text:p>
          </table:table-cell>
          <table:table-cell table:number-columns-repeated="6"/>
          <table:table-cell table:formula="of:=IF([$work.N17]=&quot;&quot;;&quot;&quot;;[$work.N17])" office:value-type="float" office:value="0" calcext:value-type="float">
            <text:p>0</text:p>
          </table:table-cell>
          <table:table-cell table:formula="of:=IF([$work.O17]=&quot;&quot;;&quot;&quot;;[$work.O17])" office:value-type="float" office:value="0" calcext:value-type="float">
            <text:p>0</text:p>
          </table:table-cell>
          <table:table-cell table:formula="of:=([.J194]=1)+([.H194]=1)+([.F194]=1)+([.D194]=1)" office:value-type="float" office:value="0" calcext:value-type="float">
            <text:p>0</text:p>
          </table:table-cell>
          <table:table-cell table:style-name="ce31" table:formula="of:=IF(AND(COUNT([.C193:.J193]) &gt; 0;[.O194]&lt;&gt;&quot;&quot;);1;0)" office:value-type="float" office:value="1" calcext:value-type="float">
            <text:p>1</text:p>
          </table:table-cell>
          <table:table-cell table:formula="of:=IF([$work.S17]=&quot;&quot;;&quot;&quot;;[$work.S17]/SQRT([$work.$T16]))" office:value-type="float" office:value="0.418166698791453" calcext:value-type="float">
            <text:p>0.418166698791453</text:p>
          </table:table-cell>
          <table:table-cell table:formula="of:=[.N135]" office:value-type="float" office:value="22.6855434094363" calcext:value-type="float">
            <text:p>22.6855434094363</text:p>
          </table:table-cell>
          <table:table-cell table:formula="of:=IF([.O135]=&quot;&quot;;&quot;&quot;;[.O135])" office:value-type="float" office:value="19.5987473806017" calcext:value-type="float">
            <text:p>19.59874738060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7]=&quot;&quot;;&quot;&quot;;[$work.AB17]/SQRT([$work.$T16]))" office:value-type="float" office:value="0" calcext:value-type="float">
            <text:p>0</text:p>
          </table:table-cell>
          <table:table-cell table:formula="of:=IF([$work.AC17]=&quot;&quot;;&quot;&quot;;[$work.AC17]/SQRT([$work.$T16]))" office:value-type="float" office:value="0" calcext:value-type="float">
            <text:p>0</text:p>
          </table:table-cell>
          <table:table-cell table:number-columns-repeated="3"/>
          <table:table-cell table:formula="of:=IF([$work.AG17]=&quot;&quot;;&quot;&quot;;[$work.AG17]/SQRT([$work.$T1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6]" office:value-type="float" office:value="26" calcext:value-type="float">
            <text:p>26</text:p>
          </table:table-cell>
          <table:table-cell table:formula="of:=[.B194]" office:value-type="float" office:value="4" calcext:value-type="float">
            <text:p>4</text:p>
          </table:table-cell>
          <table:table-cell table:number-columns-repeated="6"/>
          <table:table-cell table:formula="of:=IF([$work.N18]=&quot;&quot;;&quot;&quot;;[$work.N18])" office:value-type="float" office:value="0" calcext:value-type="float">
            <text:p>0</text:p>
          </table:table-cell>
          <table:table-cell table:formula="of:=IF([$work.O18]=&quot;&quot;;&quot;&quot;;[$work.O18])" office:value-type="float" office:value="0" calcext:value-type="float">
            <text:p>0</text:p>
          </table:table-cell>
          <table:table-cell table:formula="of:=([.J195]=1)+([.H195]=1)+([.F195]=1)+([.D195]=1)" office:value-type="float" office:value="0" calcext:value-type="float">
            <text:p>0</text:p>
          </table:table-cell>
          <table:table-cell table:style-name="ce31" table:formula="of:=IF(AND(COUNT([.C194:.J194]) &gt; 0;[.O195]&lt;&gt;&quot;&quot;);1;0)" office:value-type="float" office:value="1" calcext:value-type="float">
            <text:p>1</text:p>
          </table:table-cell>
          <table:table-cell table:formula="of:=IF([$work.S18]=&quot;&quot;;&quot;&quot;;[$work.S18]/SQRT([$work.$T17]))" office:value-type="float" office:value="0.528016896811051" calcext:value-type="float">
            <text:p>0.528016896811051</text:p>
          </table:table-cell>
          <table:table-cell table:formula="of:=[.N136]" office:value-type="float" office:value="45.2654485175292" calcext:value-type="float">
            <text:p>45.2654485175292</text:p>
          </table:table-cell>
          <table:table-cell table:formula="of:=IF([.O136]=&quot;&quot;;&quot;&quot;;[.O136])" office:value-type="float" office:value="23.0216600352875" calcext:value-type="float">
            <text:p>23.021660035287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8]=&quot;&quot;;&quot;&quot;;[$work.AB18]/SQRT([$work.$T17]))" office:value-type="float" office:value="0" calcext:value-type="float">
            <text:p>0</text:p>
          </table:table-cell>
          <table:table-cell table:formula="of:=IF([$work.AC18]=&quot;&quot;;&quot;&quot;;[$work.AC18]/SQRT([$work.$T17]))" office:value-type="float" office:value="0" calcext:value-type="float">
            <text:p>0</text:p>
          </table:table-cell>
          <table:table-cell table:number-columns-repeated="3"/>
          <table:table-cell table:formula="of:=IF([$work.AG18]=&quot;&quot;;&quot;&quot;;[$work.AG18]/SQRT([$work.$T1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7]" office:value-type="float" office:value="27" calcext:value-type="float">
            <text:p>27</text:p>
          </table:table-cell>
          <table:table-cell table:formula="of:=[.B195]" office:value-type="float" office:value="4" calcext:value-type="float">
            <text:p>4</text:p>
          </table:table-cell>
          <table:table-cell table:number-columns-repeated="6"/>
          <table:table-cell table:formula="of:=IF([$work.N19]=&quot;&quot;;&quot;&quot;;[$work.N19])">
            <text:p/>
          </table:table-cell>
          <table:table-cell table:formula="of:=IF([$work.O19]=&quot;&quot;;&quot;&quot;;[$work.O19])">
            <text:p/>
          </table:table-cell>
          <table:table-cell table:formula="of:=([.J196]=1)+([.H196]=1)+([.F196]=1)+([.D196]=1)" office:value-type="float" office:value="0" calcext:value-type="float">
            <text:p>0</text:p>
          </table:table-cell>
          <table:table-cell table:style-name="ce31" table:formula="of:=IF(AND(COUNT([.C195:.J195]) &gt; 0;[.O196]&lt;&gt;&quot;&quot;);1;0)" office:value-type="float" office:value="1" calcext:value-type="float">
            <text:p>1</text:p>
          </table:table-cell>
          <table:table-cell table:formula="of:=IF([$work.S19]=&quot;&quot;;&quot;&quot;;[$work.S19]/SQRT([$work.$T18]))" office:value-type="float" office:value="1.30257921805167" calcext:value-type="float">
            <text:p>1.30257921805167</text:p>
          </table:table-cell>
          <table:table-cell table:formula="of:=[.N137]" office:value-type="float" office:value="26.9959542941209" calcext:value-type="float">
            <text:p>26.9959542941209</text:p>
          </table:table-cell>
          <table:table-cell table:formula="of:=IF([.O137]=&quot;&quot;;&quot;&quot;;[.O137])" office:value-type="float" office:value="37.8925763324601" calcext:value-type="float">
            <text:p>37.89257633246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9]=&quot;&quot;;&quot;&quot;;[$work.AB19]/SQRT([$work.$T18]))" office:value-type="float" office:value="0" calcext:value-type="float">
            <text:p>0</text:p>
          </table:table-cell>
          <table:table-cell table:formula="of:=IF([$work.AC19]=&quot;&quot;;&quot;&quot;;[$work.AC19]/SQRT([$work.$T18]))" office:value-type="float" office:value="0" calcext:value-type="float">
            <text:p>0</text:p>
          </table:table-cell>
          <table:table-cell table:number-columns-repeated="3"/>
          <table:table-cell table:formula="of:=IF([$work.AG19]=&quot;&quot;;&quot;&quot;;[$work.AG19]/SQRT([$work.$T18]))">
            <text:p/>
          </table:table-cell>
          <table:table-cell table:number-columns-repeated="12"/>
        </table:table-row>
        <table:table-row table:style-name="ro1">
          <table:table-cell table:formula="of:=[.A138]" office:value-type="float" office:value="28" calcext:value-type="float">
            <text:p>28</text:p>
          </table:table-cell>
          <table:table-cell table:formula="of:=[.B196]" office:value-type="float" office:value="4" calcext:value-type="float">
            <text:p>4</text:p>
          </table:table-cell>
          <table:table-cell table:number-columns-repeated="6"/>
          <table:table-cell table:formula="of:=IF([$work.N20]=&quot;&quot;;&quot;&quot;;[$work.N20])">
            <text:p/>
          </table:table-cell>
          <table:table-cell table:formula="of:=IF([$work.O20]=&quot;&quot;;&quot;&quot;;[$work.O20])">
            <text:p/>
          </table:table-cell>
          <table:table-cell table:formula="of:=([.J197]=1)+([.H197]=1)+([.F197]=1)+([.D197]=1)" office:value-type="float" office:value="0" calcext:value-type="float">
            <text:p>0</text:p>
          </table:table-cell>
          <table:table-cell table:style-name="ce31" table:formula="of:=IF(AND(COUNT([.C196:.J196]) &gt; 0;[.O197]&lt;&gt;&quot;&quot;);1;0)" office:value-type="float" office:value="0" calcext:value-type="float">
            <text:p>0</text:p>
          </table:table-cell>
          <table:table-cell table:formula="of:=IF([$work.S20]=&quot;&quot;;&quot;&quot;;[$work.S20]/SQRT([$work.$T19]))" office:value-type="float" office:value="0.798823018394266" calcext:value-type="float">
            <text:p>0.798823018394266</text:p>
          </table:table-cell>
          <table:table-cell table:formula="of:=[.N138]" office:value-type="float" office:value="20.491546993592" calcext:value-type="float">
            <text:p>20.491546993592</text:p>
          </table:table-cell>
          <table:table-cell table:formula="of:=IF([.O138]=&quot;&quot;;&quot;&quot;;[.O138])" office:value-type="float" office:value="30.4741468369068" calcext:value-type="float">
            <text:p>30.474146836906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0]=&quot;&quot;;&quot;&quot;;[$work.AB20]/SQRT([$work.$T19]))">
            <text:p/>
          </table:table-cell>
          <table:table-cell table:formula="of:=IF([$work.AC20]=&quot;&quot;;&quot;&quot;;[$work.AC20]/SQRT([$work.$T19]))">
            <text:p/>
          </table:table-cell>
          <table:table-cell table:number-columns-repeated="3"/>
          <table:table-cell table:formula="of:=IF([$work.AG20]=&quot;&quot;;&quot;&quot;;[$work.AG20]/SQRT([$work.$T19]))">
            <text:p/>
          </table:table-cell>
          <table:table-cell table:number-columns-repeated="12"/>
        </table:table-row>
        <table:table-row table:style-name="ro1">
          <table:table-cell table:formula="of:=[.A139]" office:value-type="float" office:value="29" calcext:value-type="float">
            <text:p>29</text:p>
          </table:table-cell>
          <table:table-cell table:formula="of:=[.B197]" office:value-type="float" office:value="4" calcext:value-type="float">
            <text:p>4</text:p>
          </table:table-cell>
          <table:table-cell table:number-columns-repeated="6"/>
          <table:table-cell table:formula="of:=IF([$work.N21]=&quot;&quot;;&quot;&quot;;[$work.N21])">
            <text:p/>
          </table:table-cell>
          <table:table-cell table:formula="of:=IF([$work.O21]=&quot;&quot;;&quot;&quot;;[$work.O21])">
            <text:p/>
          </table:table-cell>
          <table:table-cell table:formula="of:=([.J198]=1)+([.H198]=1)+([.F198]=1)+([.D198]=1)" office:value-type="float" office:value="0" calcext:value-type="float">
            <text:p>0</text:p>
          </table:table-cell>
          <table:table-cell table:style-name="ce31" table:formula="of:=IF(AND(COUNT([.C197:.J197]) &gt; 0;[.O198]&lt;&gt;&quot;&quot;);1;0)" office:value-type="float" office:value="0" calcext:value-type="float">
            <text:p>0</text:p>
          </table:table-cell>
          <table:table-cell table:formula="of:=IF([$work.S21]=&quot;&quot;;&quot;&quot;;[$work.S21]/SQRT([$work.$T20]))" office:value-type="float" office:value="1.85262068158339" calcext:value-type="float">
            <text:p>1.85262068158339</text:p>
          </table:table-cell>
          <table:table-cell table:formula="of:=[.N139]" office:value-type="float" office:value="29.6831002538139" calcext:value-type="float">
            <text:p>29.6831002538139</text:p>
          </table:table-cell>
          <table:table-cell table:formula="of:=IF([.O139]=&quot;&quot;;&quot;&quot;;[.O139])" office:value-type="float" office:value="25.4999463837362" calcext:value-type="float">
            <text:p>25.49994638373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1]=&quot;&quot;;&quot;&quot;;[$work.AB21]/SQRT([$work.$T20]))">
            <text:p/>
          </table:table-cell>
          <table:table-cell table:formula="of:=IF([$work.AC21]=&quot;&quot;;&quot;&quot;;[$work.AC21]/SQRT([$work.$T20]))">
            <text:p/>
          </table:table-cell>
          <table:table-cell table:number-columns-repeated="3"/>
          <table:table-cell table:formula="of:=IF([$work.AG21]=&quot;&quot;;&quot;&quot;;[$work.AG21]/SQRT([$work.$T20]))">
            <text:p/>
          </table:table-cell>
          <table:table-cell table:number-columns-repeated="12"/>
        </table:table-row>
        <table:table-row table:style-name="ro1">
          <table:table-cell table:formula="of:=[.A140]" office:value-type="float" office:value="30" calcext:value-type="float">
            <text:p>30</text:p>
          </table:table-cell>
          <table:table-cell table:formula="of:=[.B198]" office:value-type="float" office:value="4" calcext:value-type="float">
            <text:p>4</text:p>
          </table:table-cell>
          <table:table-cell table:number-columns-repeated="6"/>
          <table:table-cell table:formula="of:=IF([$work.N22]=&quot;&quot;;&quot;&quot;;[$work.N22])">
            <text:p/>
          </table:table-cell>
          <table:table-cell table:formula="of:=IF([$work.O22]=&quot;&quot;;&quot;&quot;;[$work.O22])">
            <text:p/>
          </table:table-cell>
          <table:table-cell table:formula="of:=([.J199]=1)+([.H199]=1)+([.F199]=1)+([.D199]=1)" office:value-type="float" office:value="0" calcext:value-type="float">
            <text:p>0</text:p>
          </table:table-cell>
          <table:table-cell table:style-name="ce31" table:formula="of:=IF(AND(COUNT([.C198:.J198]) &gt; 0;[.O199]&lt;&gt;&quot;&quot;);1;0)" office:value-type="float" office:value="0" calcext:value-type="float">
            <text:p>0</text:p>
          </table:table-cell>
          <table:table-cell table:formula="of:=IF([$work.S22]=&quot;&quot;;&quot;&quot;;[$work.S22]/SQRT([$work.$T21]))" office:value-type="float" office:value="2.97935569089543" calcext:value-type="float">
            <text:p>2.97935569089543</text:p>
          </table:table-cell>
          <table:table-cell table:formula="of:=[.N140]" office:value-type="float" office:value="47.7814168927355" calcext:value-type="float">
            <text:p>47.7814168927355</text:p>
          </table:table-cell>
          <table:table-cell table:formula="of:=IF([.O140]=&quot;&quot;;&quot;&quot;;[.O140])" office:value-type="float" office:value="32.63414660588" calcext:value-type="float">
            <text:p>32.6341466058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2]=&quot;&quot;;&quot;&quot;;[$work.AB22]/SQRT([$work.$T21]))">
            <text:p/>
          </table:table-cell>
          <table:table-cell table:formula="of:=IF([$work.AC22]=&quot;&quot;;&quot;&quot;;[$work.AC22]/SQRT([$work.$T21]))">
            <text:p/>
          </table:table-cell>
          <table:table-cell table:number-columns-repeated="3"/>
          <table:table-cell table:formula="of:=IF([$work.AG22]=&quot;&quot;;&quot;&quot;;[$work.AG22]/SQRT([$work.$T21]))">
            <text:p/>
          </table:table-cell>
          <table:table-cell table:number-columns-repeated="12"/>
        </table:table-row>
        <table:table-row table:style-name="ro1">
          <table:table-cell table:formula="of:=[.A141]" office:value-type="float" office:value="31" calcext:value-type="float">
            <text:p>31</text:p>
          </table:table-cell>
          <table:table-cell table:formula="of:=[.B199]" office:value-type="float" office:value="4" calcext:value-type="float">
            <text:p>4</text:p>
          </table:table-cell>
          <table:table-cell table:number-columns-repeated="6"/>
          <table:table-cell table:formula="of:=IF([$work.N23]=&quot;&quot;;&quot;&quot;;[$work.N23])">
            <text:p/>
          </table:table-cell>
          <table:table-cell table:formula="of:=IF([$work.O23]=&quot;&quot;;&quot;&quot;;[$work.O23])">
            <text:p/>
          </table:table-cell>
          <table:table-cell table:formula="of:=([.J200]=1)+([.H200]=1)+([.F200]=1)+([.D200]=1)" office:value-type="float" office:value="0" calcext:value-type="float">
            <text:p>0</text:p>
          </table:table-cell>
          <table:table-cell table:style-name="ce31" table:formula="of:=IF(AND(COUNT([.C199:.J199]) &gt; 0;[.O200]&lt;&gt;&quot;&quot;);1;0)" office:value-type="float" office:value="0" calcext:value-type="float">
            <text:p>0</text:p>
          </table:table-cell>
          <table:table-cell table:formula="of:=IF([$work.S23]=&quot;&quot;;&quot;&quot;;[$work.S23]/SQRT([$work.$T22]))" office:value-type="float" office:value="3.12683305552627" calcext:value-type="float">
            <text:p>3.12683305552627</text:p>
          </table:table-cell>
          <table:table-cell table:formula="of:=[.N141]" office:value-type="float" office:value="38.7503953667005" calcext:value-type="float">
            <text:p>38.7503953667005</text:p>
          </table:table-cell>
          <table:table-cell table:formula="of:=IF([.O141]=&quot;&quot;;&quot;&quot;;[.O141])" office:value-type="float" office:value="42.569911954635" calcext:value-type="float">
            <text:p>42.569911954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3]=&quot;&quot;;&quot;&quot;;[$work.AB23]/SQRT([$work.$T22]))">
            <text:p/>
          </table:table-cell>
          <table:table-cell table:formula="of:=IF([$work.AC23]=&quot;&quot;;&quot;&quot;;[$work.AC23]/SQRT([$work.$T22]))">
            <text:p/>
          </table:table-cell>
          <table:table-cell table:number-columns-repeated="3"/>
          <table:table-cell table:formula="of:=IF([$work.AG23]=&quot;&quot;;&quot;&quot;;[$work.AG23]/SQRT([$work.$T22]))">
            <text:p/>
          </table:table-cell>
          <table:table-cell table:number-columns-repeated="12"/>
        </table:table-row>
        <table:table-row table:style-name="ro1">
          <table:table-cell table:formula="of:=[.A142]" office:value-type="float" office:value="32" calcext:value-type="float">
            <text:p>32</text:p>
          </table:table-cell>
          <table:table-cell table:formula="of:=[.B200]" office:value-type="float" office:value="4" calcext:value-type="float">
            <text:p>4</text:p>
          </table:table-cell>
          <table:table-cell table:number-columns-repeated="6"/>
          <table:table-cell table:formula="of:=IF([$work.N24]=&quot;&quot;;&quot;&quot;;[$work.N24])">
            <text:p/>
          </table:table-cell>
          <table:table-cell table:formula="of:=IF([$work.O24]=&quot;&quot;;&quot;&quot;;[$work.O24])">
            <text:p/>
          </table:table-cell>
          <table:table-cell table:formula="of:=([.J201]=1)+([.H201]=1)+([.F201]=1)+([.D201]=1)" office:value-type="float" office:value="0" calcext:value-type="float">
            <text:p>0</text:p>
          </table:table-cell>
          <table:table-cell table:style-name="ce31" table:formula="of:=IF(AND(COUNT([.C200:.J200]) &gt; 0;[.O201]&lt;&gt;&quot;&quot;);1;0)" office:value-type="float" office:value="0" calcext:value-type="float">
            <text:p>0</text:p>
          </table:table-cell>
          <table:table-cell table:formula="of:=IF([$work.S24]=&quot;&quot;;&quot;&quot;;[$work.S24]/SQRT([$work.$T23]))" office:value-type="float" office:value="1.85205703847782" calcext:value-type="float">
            <text:p>1.85205703847782</text:p>
          </table:table-cell>
          <table:table-cell table:formula="of:=[.N142]" office:value-type="float" office:value="39.6715985923219" calcext:value-type="float">
            <text:p>39.6715985923219</text:p>
          </table:table-cell>
          <table:table-cell table:formula="of:=IF([.O142]=&quot;&quot;;&quot;&quot;;[.O142])" office:value-type="float" office:value="41.7063415667587" calcext:value-type="float">
            <text:p>41.70634156675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4]=&quot;&quot;;&quot;&quot;;[$work.AB24]/SQRT([$work.$T23]))">
            <text:p/>
          </table:table-cell>
          <table:table-cell table:formula="of:=IF([$work.AC24]=&quot;&quot;;&quot;&quot;;[$work.AC24]/SQRT([$work.$T23]))">
            <text:p/>
          </table:table-cell>
          <table:table-cell table:number-columns-repeated="3"/>
          <table:table-cell table:formula="of:=IF([$work.AG24]=&quot;&quot;;&quot;&quot;;[$work.AG24]/SQRT([$work.$T23]))">
            <text:p/>
          </table:table-cell>
          <table:table-cell table:number-columns-repeated="12"/>
        </table:table-row>
        <table:table-row table:style-name="ro1">
          <table:table-cell table:formula="of:=[.A143]" office:value-type="float" office:value="33" calcext:value-type="float">
            <text:p>33</text:p>
          </table:table-cell>
          <table:table-cell table:formula="of:=[.B201]" office:value-type="float" office:value="4" calcext:value-type="float">
            <text:p>4</text:p>
          </table:table-cell>
          <table:table-cell table:number-columns-repeated="6"/>
          <table:table-cell table:formula="of:=IF([$work.N25]=&quot;&quot;;&quot;&quot;;[$work.N25])">
            <text:p/>
          </table:table-cell>
          <table:table-cell table:formula="of:=IF([$work.O25]=&quot;&quot;;&quot;&quot;;[$work.O25])">
            <text:p/>
          </table:table-cell>
          <table:table-cell table:formula="of:=([.J202]=1)+([.H202]=1)+([.F202]=1)+([.D202]=1)" office:value-type="float" office:value="0" calcext:value-type="float">
            <text:p>0</text:p>
          </table:table-cell>
          <table:table-cell table:style-name="ce31" table:formula="of:=IF(AND(COUNT([.C201:.J201]) &gt; 0;[.O202]&lt;&gt;&quot;&quot;);1;0)" office:value-type="float" office:value="0" calcext:value-type="float">
            <text:p>0</text:p>
          </table:table-cell>
          <table:table-cell table:formula="of:=IF([$work.S25]=&quot;&quot;;&quot;&quot;;[$work.S25]/SQRT([$work.$T24]))" office:value-type="float" office:value="1.35258985779504" calcext:value-type="float">
            <text:p>1.35258985779504</text:p>
          </table:table-cell>
          <table:table-cell table:formula="of:=[.N143]" office:value-type="float" office:value="39.953423491792" calcext:value-type="float">
            <text:p>39.953423491792</text:p>
          </table:table-cell>
          <table:table-cell table:formula="of:=IF([.O143]=&quot;&quot;;&quot;&quot;;[.O143])" office:value-type="float" office:value="42.5472700581679" calcext:value-type="float">
            <text:p>42.54727005816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5]=&quot;&quot;;&quot;&quot;;[$work.AB25]/SQRT([$work.$T24]))">
            <text:p/>
          </table:table-cell>
          <table:table-cell table:formula="of:=IF([$work.AC25]=&quot;&quot;;&quot;&quot;;[$work.AC25]/SQRT([$work.$T24]))">
            <text:p/>
          </table:table-cell>
          <table:table-cell table:number-columns-repeated="3"/>
          <table:table-cell table:formula="of:=IF([$work.AG25]=&quot;&quot;;&quot;&quot;;[$work.AG25]/SQRT([$work.$T24]))">
            <text:p/>
          </table:table-cell>
          <table:table-cell table:number-columns-repeated="12"/>
        </table:table-row>
        <table:table-row table:style-name="ro1">
          <table:table-cell table:formula="of:=[.A144]" office:value-type="float" office:value="34" calcext:value-type="float">
            <text:p>34</text:p>
          </table:table-cell>
          <table:table-cell table:formula="of:=[.B202]" office:value-type="float" office:value="4" calcext:value-type="float">
            <text:p>4</text:p>
          </table:table-cell>
          <table:table-cell table:number-columns-repeated="6"/>
          <table:table-cell table:formula="of:=IF([$work.N26]=&quot;&quot;;&quot;&quot;;[$work.N26])">
            <text:p/>
          </table:table-cell>
          <table:table-cell table:formula="of:=IF([$work.O26]=&quot;&quot;;&quot;&quot;;[$work.O26])">
            <text:p/>
          </table:table-cell>
          <table:table-cell table:formula="of:=([.J203]=1)+([.H203]=1)+([.F203]=1)+([.D203]=1)" office:value-type="float" office:value="0" calcext:value-type="float">
            <text:p>0</text:p>
          </table:table-cell>
          <table:table-cell table:style-name="ce31" table:formula="of:=IF(AND(COUNT([.C202:.J202]) &gt; 0;[.O203]&lt;&gt;&quot;&quot;);1;0)" office:value-type="float" office:value="0" calcext:value-type="float">
            <text:p>0</text:p>
          </table:table-cell>
          <table:table-cell table:formula="of:=IF([$work.S26]=&quot;&quot;;&quot;&quot;;[$work.S26]/SQRT([$work.$T25]))" office:value-type="float" office:value="2.29639663385923" calcext:value-type="float">
            <text:p>2.29639663385923</text:p>
          </table:table-cell>
          <table:table-cell table:formula="of:=[.N144]" office:value-type="float" office:value="45.2645292051808" calcext:value-type="float">
            <text:p>45.2645292051808</text:p>
          </table:table-cell>
          <table:table-cell table:formula="of:=IF([.O144]=&quot;&quot;;&quot;&quot;;[.O144])" office:value-type="float" office:value="41.99174849544" calcext:value-type="float">
            <text:p>41.991748495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6]=&quot;&quot;;&quot;&quot;;[$work.AB26]/SQRT([$work.$T25]))">
            <text:p/>
          </table:table-cell>
          <table:table-cell table:formula="of:=IF([$work.AC26]=&quot;&quot;;&quot;&quot;;[$work.AC26]/SQRT([$work.$T25]))">
            <text:p/>
          </table:table-cell>
          <table:table-cell table:number-columns-repeated="3"/>
          <table:table-cell table:formula="of:=IF([$work.AG26]=&quot;&quot;;&quot;&quot;;[$work.AG26]/SQRT([$work.$T25]))">
            <text:p/>
          </table:table-cell>
          <table:table-cell table:number-columns-repeated="12"/>
        </table:table-row>
        <table:table-row table:style-name="ro1">
          <table:table-cell table:formula="of:=[.A145]" office:value-type="float" office:value="35" calcext:value-type="float">
            <text:p>35</text:p>
          </table:table-cell>
          <table:table-cell table:formula="of:=[.B203]" office:value-type="float" office:value="4" calcext:value-type="float">
            <text:p>4</text:p>
          </table:table-cell>
          <table:table-cell table:number-columns-repeated="6"/>
          <table:table-cell table:formula="of:=IF([$work.N27]=&quot;&quot;;&quot;&quot;;[$work.N27])">
            <text:p/>
          </table:table-cell>
          <table:table-cell table:formula="of:=IF([$work.O27]=&quot;&quot;;&quot;&quot;;[$work.O27])">
            <text:p/>
          </table:table-cell>
          <table:table-cell table:formula="of:=([.J204]=1)+([.H204]=1)+([.F204]=1)+([.D204]=1)" office:value-type="float" office:value="0" calcext:value-type="float">
            <text:p>0</text:p>
          </table:table-cell>
          <table:table-cell table:style-name="ce31" table:formula="of:=IF(AND(COUNT([.C203:.J203]) &gt; 0;[.O204]&lt;&gt;&quot;&quot;);1;0)" office:value-type="float" office:value="0" calcext:value-type="float">
            <text:p>0</text:p>
          </table:table-cell>
          <table:table-cell table:formula="of:=IF([$work.S27]=&quot;&quot;;&quot;&quot;;[$work.S27]/SQRT([$work.$T26]))" office:value-type="float" office:value="2.27926292007966" calcext:value-type="float">
            <text:p>2.27926292007966</text:p>
          </table:table-cell>
          <table:table-cell table:formula="of:=[.N145]" office:value-type="float" office:value="55.0347025910901" calcext:value-type="float">
            <text:p>55.0347025910901</text:p>
          </table:table-cell>
          <table:table-cell table:formula="of:=IF([.O145]=&quot;&quot;;&quot;&quot;;[.O145])" office:value-type="float" office:value="46.5851906501925" calcext:value-type="float">
            <text:p>46.58519065019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7]=&quot;&quot;;&quot;&quot;;[$work.AB27]/SQRT([$work.$T26]))">
            <text:p/>
          </table:table-cell>
          <table:table-cell table:formula="of:=IF([$work.AC27]=&quot;&quot;;&quot;&quot;;[$work.AC27]/SQRT([$work.$T26]))">
            <text:p/>
          </table:table-cell>
          <table:table-cell table:number-columns-repeated="3"/>
          <table:table-cell table:formula="of:=IF([$work.AG27]=&quot;&quot;;&quot;&quot;;[$work.AG27]/SQRT([$work.$T26]))">
            <text:p/>
          </table:table-cell>
          <table:table-cell table:number-columns-repeated="12"/>
        </table:table-row>
        <table:table-row table:style-name="ro1">
          <table:table-cell table:formula="of:=[.A146]" office:value-type="float" office:value="36" calcext:value-type="float">
            <text:p>36</text:p>
          </table:table-cell>
          <table:table-cell table:formula="of:=[.B204]" office:value-type="float" office:value="4" calcext:value-type="float">
            <text:p>4</text:p>
          </table:table-cell>
          <table:table-cell table:number-columns-repeated="6"/>
          <table:table-cell table:style-name="ce31" table:formula="of:=IF([$work.N28]=&quot;&quot;;&quot;&quot;;[$work.N28])" office:value-type="float" office:value="0.8" calcext:value-type="float">
            <text:p>0.8</text:p>
          </table:table-cell>
          <table:table-cell table:style-name="ce31" table:formula="of:=IF([$work.O28]=&quot;&quot;;&quot;&quot;;[$work.O28])" office:value-type="float" office:value="0" calcext:value-type="float">
            <text:p>0</text:p>
          </table:table-cell>
          <table:table-cell table:formula="of:=([.J205]=1)+([.H205]=1)+([.F205]=1)+([.D205]=1)" office:value-type="float" office:value="0" calcext:value-type="float">
            <text:p>0</text:p>
          </table:table-cell>
          <table:table-cell table:style-name="ce31" table:formula="of:=IF(AND(COUNT([.C204:.J204]) &gt; 0;[.O205]&lt;&gt;&quot;&quot;);1;0)" office:value-type="float" office:value="0" calcext:value-type="float">
            <text:p>0</text:p>
          </table:table-cell>
          <table:table-cell table:formula="of:=IF([$work.S28]=&quot;&quot;;&quot;&quot;;[$work.S28]/SQRT([$work.$T27]))" office:value-type="float" office:value="2.94938609602057" calcext:value-type="float">
            <text:p>2.94938609602057</text:p>
          </table:table-cell>
          <table:table-cell table:formula="of:=[.N146]" office:value-type="float" office:value="74.2123698667712" calcext:value-type="float">
            <text:p>74.2123698667712</text:p>
          </table:table-cell>
          <table:table-cell table:formula="of:=IF([.O146]=&quot;&quot;;&quot;&quot;;[.O146])" office:value-type="float" office:value="56.9903919020513" calcext:value-type="float">
            <text:p>56.99039190205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8]=&quot;&quot;;&quot;&quot;;[$work.AB28]/SQRT([$work.$T27]))">
            <text:p/>
          </table:table-cell>
          <table:table-cell table:formula="of:=IF([$work.AC28]=&quot;&quot;;&quot;&quot;;[$work.AC28]/SQRT([$work.$T27]))">
            <text:p/>
          </table:table-cell>
          <table:table-cell table:number-columns-repeated="3"/>
          <table:table-cell table:style-name="ce31" table:formula="of:=IF([$work.AG28]=&quot;&quot;;&quot;&quot;;[$work.AG28]/SQRT([$work.$T27]))" office:value-type="float" office:value="32.6030294375672" calcext:value-type="float">
            <text:p>32.6030294375672</text:p>
          </table:table-cell>
          <table:table-cell table:number-columns-repeated="12"/>
        </table:table-row>
        <table:table-row table:style-name="ro1">
          <table:table-cell table:formula="of:=[.A147]" office:value-type="float" office:value="37" calcext:value-type="float">
            <text:p>37</text:p>
          </table:table-cell>
          <table:table-cell table:formula="of:=[.B205]" office:value-type="float" office:value="4" calcext:value-type="float">
            <text:p>4</text:p>
          </table:table-cell>
          <table:table-cell table:number-columns-repeated="6"/>
          <table:table-cell table:formula="of:=IF([$work.N29]=&quot;&quot;;&quot;&quot;;[$work.N29])" office:value-type="float" office:value="1" calcext:value-type="float">
            <text:p>1</text:p>
          </table:table-cell>
          <table:table-cell table:formula="of:=IF([$work.O29]=&quot;&quot;;&quot;&quot;;[$work.O29])" office:value-type="float" office:value="0" calcext:value-type="float">
            <text:p>0</text:p>
          </table:table-cell>
          <table:table-cell table:formula="of:=([.J206]=1)+([.H206]=1)+([.F206]=1)+([.D206]=1)" office:value-type="float" office:value="0" calcext:value-type="float">
            <text:p>0</text:p>
          </table:table-cell>
          <table:table-cell table:style-name="ce31" table:formula="of:=IF(AND(COUNT([.C205:.J205]) &gt; 0;[.O206]&lt;&gt;&quot;&quot;);1;0)" office:value-type="float" office:value="1" calcext:value-type="float">
            <text:p>1</text:p>
          </table:table-cell>
          <table:table-cell table:formula="of:=IF([$work.S29]=&quot;&quot;;&quot;&quot;;[$work.S29]/SQRT([$work.$T28]))" office:value-type="float" office:value="9.70312185575092" calcext:value-type="float">
            <text:p>9.70312185575092</text:p>
          </table:table-cell>
          <table:table-cell table:formula="of:=[.N147]" office:value-type="float" office:value="125.287378582273" calcext:value-type="float">
            <text:p>125.287378582273</text:p>
          </table:table-cell>
          <table:table-cell table:formula="of:=IF([.O147]=&quot;&quot;;&quot;&quot;;[.O147])" office:value-type="float" office:value="78.8822553618979" calcext:value-type="float">
            <text:p>78.88225536189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1" table:formula="of:=IF([$work.AB29]=&quot;&quot;;&quot;&quot;;[$work.AB29]/SQRT([$work.$T28]))" office:value-type="float" office:value="2.53726173099164" calcext:value-type="float">
            <text:p>2.53726173099164</text:p>
          </table:table-cell>
          <table:table-cell table:style-name="ce31" table:formula="of:=IF([$work.AC29]=&quot;&quot;;&quot;&quot;;[$work.AC29]/SQRT([$work.$T28]))" office:value-type="float" office:value="0" calcext:value-type="float">
            <text:p>0</text:p>
          </table:table-cell>
          <table:table-cell table:number-columns-repeated="3"/>
          <table:table-cell table:formula="of:=IF([$work.AG29]=&quot;&quot;;&quot;&quot;;[$work.AG29]/SQRT([$work.$T28]))" office:value-type="float" office:value="45.9030825811614" calcext:value-type="float">
            <text:p>45.9030825811614</text:p>
          </table:table-cell>
          <table:table-cell table:number-columns-repeated="12"/>
        </table:table-row>
        <table:table-row table:style-name="ro1">
          <table:table-cell table:formula="of:=[.A148]" office:value-type="float" office:value="38" calcext:value-type="float">
            <text:p>38</text:p>
          </table:table-cell>
          <table:table-cell table:formula="of:=[.B206]" office:value-type="float" office:value="4" calcext:value-type="float">
            <text:p>4</text:p>
          </table:table-cell>
          <table:table-cell table:number-columns-repeated="6"/>
          <table:table-cell table:formula="of:=IF([$work.N30]=&quot;&quot;;&quot;&quot;;[$work.N30])" office:value-type="float" office:value="1" calcext:value-type="float">
            <text:p>1</text:p>
          </table:table-cell>
          <table:table-cell table:formula="of:=IF([$work.O30]=&quot;&quot;;&quot;&quot;;[$work.O30])" office:value-type="float" office:value="1" calcext:value-type="float">
            <text:p>1</text:p>
          </table:table-cell>
          <table:table-cell table:formula="of:=([.J207]=1)+([.H207]=1)+([.F207]=1)+([.D207]=1)" office:value-type="float" office:value="1" calcext:value-type="float">
            <text:p>1</text:p>
          </table:table-cell>
          <table:table-cell table:style-name="ce31" table:formula="of:=IF(AND(COUNT([.C206:.J206]) &gt; 0;[.O207]&lt;&gt;&quot;&quot;);1;0)" office:value-type="float" office:value="1" calcext:value-type="float">
            <text:p>1</text:p>
          </table:table-cell>
          <table:table-cell table:formula="of:=IF([$work.S30]=&quot;&quot;;&quot;&quot;;[$work.S30]/SQRT([$work.$T29]))" office:value-type="float" office:value="11.4977051011555" calcext:value-type="float">
            <text:p>11.4977051011555</text:p>
          </table:table-cell>
          <table:table-cell table:formula="of:=[.N148]" office:value-type="float" office:value="136.782246514952" calcext:value-type="float">
            <text:p>136.782246514952</text:p>
          </table:table-cell>
          <table:table-cell table:formula="of:=IF([.O148]=&quot;&quot;;&quot;&quot;;[.O148])" office:value-type="float" office:value="119.745912096523" calcext:value-type="float">
            <text:p>119.7459120965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0]=&quot;&quot;;&quot;&quot;;[$work.AB30]/SQRT([$work.$T29]))" office:value-type="float" office:value="9.25194054859121" calcext:value-type="float">
            <text:p>9.25194054859121</text:p>
          </table:table-cell>
          <table:table-cell table:formula="of:=IF([$work.AC30]=&quot;&quot;;&quot;&quot;;[$work.AC30]/SQRT([$work.$T29]))" office:value-type="float" office:value="0" calcext:value-type="float">
            <text:p>0</text:p>
          </table:table-cell>
          <table:table-cell table:number-columns-repeated="3"/>
          <table:table-cell table:formula="of:=IF([$work.AG30]=&quot;&quot;;&quot;&quot;;[$work.AG30]/SQRT([$work.$T29]))" office:value-type="float" office:value="54.4858727836777" calcext:value-type="float">
            <text:p>54.4858727836777</text:p>
          </table:table-cell>
          <table:table-cell table:number-columns-repeated="12"/>
        </table:table-row>
        <table:table-row table:style-name="ro1">
          <table:table-cell table:formula="of:=[.A149]" office:value-type="float" office:value="39" calcext:value-type="float">
            <text:p>39</text:p>
          </table:table-cell>
          <table:table-cell table:formula="of:=[.B207]" office:value-type="float" office:value="4" calcext:value-type="float">
            <text:p>4</text:p>
          </table:table-cell>
          <table:table-cell table:number-columns-repeated="6"/>
          <table:table-cell table:formula="of:=IF([$work.N31]=&quot;&quot;;&quot;&quot;;[$work.N31])" office:value-type="float" office:value="1" calcext:value-type="float">
            <text:p>1</text:p>
          </table:table-cell>
          <table:table-cell table:formula="of:=IF([$work.O31]=&quot;&quot;;&quot;&quot;;[$work.O31])" office:value-type="float" office:value="1" calcext:value-type="float">
            <text:p>1</text:p>
          </table:table-cell>
          <table:table-cell table:formula="of:=([.J208]=1)+([.H208]=1)+([.F208]=1)+([.D208]=1)" office:value-type="float" office:value="1" calcext:value-type="float">
            <text:p>1</text:p>
          </table:table-cell>
          <table:table-cell table:style-name="ce31" table:formula="of:=IF(AND(COUNT([.C207:.J207]) &gt; 0;[.O208]&lt;&gt;&quot;&quot;);1;0)" office:value-type="float" office:value="1" calcext:value-type="float">
            <text:p>1</text:p>
          </table:table-cell>
          <table:table-cell table:formula="of:=IF([$work.S31]=&quot;&quot;;&quot;&quot;;[$work.S31]/SQRT([$work.$T30]))" office:value-type="float" office:value="11.1858696571381" calcext:value-type="float">
            <text:p>11.1858696571381</text:p>
          </table:table-cell>
          <table:table-cell table:formula="of:=[.N149]" office:value-type="float" office:value="129.85535457358" calcext:value-type="float">
            <text:p>129.85535457358</text:p>
          </table:table-cell>
          <table:table-cell table:formula="of:=IF([.O149]=&quot;&quot;;&quot;&quot;;[.O149])" office:value-type="float" office:value="141.327357784881" calcext:value-type="float">
            <text:p>141.3273577848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1]=&quot;&quot;;&quot;&quot;;[$work.AB31]/SQRT([$work.$T30]))" office:value-type="float" office:value="11.7106926710668" calcext:value-type="float">
            <text:p>11.7106926710668</text:p>
          </table:table-cell>
          <table:table-cell table:formula="of:=IF([$work.AC31]=&quot;&quot;;&quot;&quot;;[$work.AC31]/SQRT([$work.$T30]))" office:value-type="float" office:value="11.7106926710668" calcext:value-type="float">
            <text:p>11.7106926710668</text:p>
          </table:table-cell>
          <table:table-cell table:number-columns-repeated="3"/>
          <table:table-cell table:formula="of:=IF([$work.AG31]=&quot;&quot;;&quot;&quot;;[$work.AG31]/SQRT([$work.$T30]))" office:value-type="float" office:value="95.2471057649236" calcext:value-type="float">
            <text:p>95.2471057649236</text:p>
          </table:table-cell>
          <table:table-cell table:number-columns-repeated="12"/>
        </table:table-row>
        <table:table-row table:style-name="ro1">
          <table:table-cell table:formula="of:=[.A150]" office:value-type="float" office:value="40" calcext:value-type="float">
            <text:p>40</text:p>
          </table:table-cell>
          <table:table-cell table:formula="of:=[.B208]" office:value-type="float" office:value="4" calcext:value-type="float">
            <text:p>4</text:p>
          </table:table-cell>
          <table:table-cell table:number-columns-repeated="6"/>
          <table:table-cell table:formula="of:=IF([$work.N32]=&quot;&quot;;&quot;&quot;;[$work.N32])" office:value-type="float" office:value="0.8" calcext:value-type="float">
            <text:p>0.8</text:p>
          </table:table-cell>
          <table:table-cell table:formula="of:=IF([$work.O32]=&quot;&quot;;&quot;&quot;;[$work.O32])" office:value-type="float" office:value="1" calcext:value-type="float">
            <text:p>1</text:p>
          </table:table-cell>
          <table:table-cell table:formula="of:=([.J209]=1)+([.H209]=1)+([.F209]=1)+([.D209]=1)" office:value-type="float" office:value="1" calcext:value-type="float">
            <text:p>1</text:p>
          </table:table-cell>
          <table:table-cell table:style-name="ce31" table:formula="of:=IF(AND(COUNT([.C208:.J208]) &gt; 0;[.O209]&lt;&gt;&quot;&quot;);1;0)" office:value-type="float" office:value="1" calcext:value-type="float">
            <text:p>1</text:p>
          </table:table-cell>
          <table:table-cell table:formula="of:=IF([$work.S32]=&quot;&quot;;&quot;&quot;;[$work.S32]/SQRT([$work.$T31]))" office:value-type="float" office:value="8.00933769881917" calcext:value-type="float">
            <text:p>8.00933769881917</text:p>
          </table:table-cell>
          <table:table-cell table:formula="of:=[.N150]" office:value-type="float" office:value="147.163167045951" calcext:value-type="float">
            <text:p>147.163167045951</text:p>
          </table:table-cell>
          <table:table-cell table:formula="of:=IF([.O150]=&quot;&quot;;&quot;&quot;;[.O150])" office:value-type="float" office:value="145.927086975092" calcext:value-type="float">
            <text:p>145.9270869750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2]=&quot;&quot;;&quot;&quot;;[$work.AB32]/SQRT([$work.$T31]))" office:value-type="float" office:value="12.2614102764962" calcext:value-type="float">
            <text:p>12.2614102764962</text:p>
          </table:table-cell>
          <table:table-cell table:formula="of:=IF([$work.AC32]=&quot;&quot;;&quot;&quot;;[$work.AC32]/SQRT([$work.$T31]))" office:value-type="float" office:value="12.2614102764962" calcext:value-type="float">
            <text:p>12.2614102764962</text:p>
          </table:table-cell>
          <table:table-cell table:number-columns-repeated="3"/>
          <table:table-cell table:formula="of:=IF([$work.AG32]=&quot;&quot;;&quot;&quot;;[$work.AG32]/SQRT([$work.$T31]))" office:value-type="float" office:value="103.48959974356" calcext:value-type="float">
            <text:p>103.48959974356</text:p>
          </table:table-cell>
          <table:table-cell table:number-columns-repeated="12"/>
        </table:table-row>
        <table:table-row table:style-name="ro1">
          <table:table-cell table:formula="of:=[.A151]" office:value-type="float" office:value="41" calcext:value-type="float">
            <text:p>41</text:p>
          </table:table-cell>
          <table:table-cell table:formula="of:=[.B209]" office:value-type="float" office:value="4" calcext:value-type="float">
            <text:p>4</text:p>
          </table:table-cell>
          <table:table-cell table:number-columns-repeated="6"/>
          <table:table-cell table:formula="of:=IF([$work.N33]=&quot;&quot;;&quot;&quot;;[$work.N33])" office:value-type="float" office:value="1" calcext:value-type="float">
            <text:p>1</text:p>
          </table:table-cell>
          <table:table-cell table:formula="of:=IF([$work.O33]=&quot;&quot;;&quot;&quot;;[$work.O33])" office:value-type="float" office:value="1" calcext:value-type="float">
            <text:p>1</text:p>
          </table:table-cell>
          <table:table-cell table:formula="of:=([.J210]=1)+([.H210]=1)+([.F210]=1)+([.D210]=1)" office:value-type="float" office:value="1" calcext:value-type="float">
            <text:p>1</text:p>
          </table:table-cell>
          <table:table-cell table:style-name="ce31" table:formula="of:=IF(AND(COUNT([.C209:.J209]) &gt; 0;[.O210]&lt;&gt;&quot;&quot;);1;0)" office:value-type="float" office:value="1" calcext:value-type="float">
            <text:p>1</text:p>
          </table:table-cell>
          <table:table-cell table:formula="of:=IF([$work.S33]=&quot;&quot;;&quot;&quot;;[$work.S33]/SQRT([$work.$T32]))" office:value-type="float" office:value="9.32273505886649" calcext:value-type="float">
            <text:p>9.32273505886649</text:p>
          </table:table-cell>
          <table:table-cell table:formula="of:=[.N151]" office:value-type="float" office:value="254.224104529009" calcext:value-type="float">
            <text:p>254.224104529009</text:p>
          </table:table-cell>
          <table:table-cell table:formula="of:=IF([.O151]=&quot;&quot;;&quot;&quot;;[.O151])" office:value-type="float" office:value="174.331331965994" calcext:value-type="float">
            <text:p>174.33133196599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3]=&quot;&quot;;&quot;&quot;;[$work.AB33]/SQRT([$work.$T32]))" office:value-type="float" office:value="7.32423165509159" calcext:value-type="float">
            <text:p>7.32423165509159</text:p>
          </table:table-cell>
          <table:table-cell table:formula="of:=IF([$work.AC33]=&quot;&quot;;&quot;&quot;;[$work.AC33]/SQRT([$work.$T32]))" office:value-type="float" office:value="7.32423165509159" calcext:value-type="float">
            <text:p>7.32423165509159</text:p>
          </table:table-cell>
          <table:table-cell table:number-columns-repeated="3"/>
          <table:table-cell table:formula="of:=IF([$work.AG33]=&quot;&quot;;&quot;&quot;;[$work.AG33]/SQRT([$work.$T32]))" office:value-type="float" office:value="131.146444771938" calcext:value-type="float">
            <text:p>131.146444771938</text:p>
          </table:table-cell>
          <table:table-cell table:number-columns-repeated="12"/>
        </table:table-row>
        <table:table-row table:style-name="ro1">
          <table:table-cell table:formula="of:=[.A152]" office:value-type="float" office:value="42" calcext:value-type="float">
            <text:p>42</text:p>
          </table:table-cell>
          <table:table-cell table:formula="of:=[.B210]" office:value-type="float" office:value="4" calcext:value-type="float">
            <text:p>4</text:p>
          </table:table-cell>
          <table:table-cell table:number-columns-repeated="6"/>
          <table:table-cell table:formula="of:=IF([$work.N34]=&quot;&quot;;&quot;&quot;;[$work.N34])" office:value-type="float" office:value="1" calcext:value-type="float">
            <text:p>1</text:p>
          </table:table-cell>
          <table:table-cell table:formula="of:=IF([$work.O34]=&quot;&quot;;&quot;&quot;;[$work.O34])" office:value-type="float" office:value="1" calcext:value-type="float">
            <text:p>1</text:p>
          </table:table-cell>
          <table:table-cell table:formula="of:=([.J211]=1)+([.H211]=1)+([.F211]=1)+([.D211]=1)" office:value-type="float" office:value="1" calcext:value-type="float">
            <text:p>1</text:p>
          </table:table-cell>
          <table:table-cell table:style-name="ce31" table:formula="of:=IF(AND(COUNT([.C210:.J210]) &gt; 0;[.O211]&lt;&gt;&quot;&quot;);1;0)" office:value-type="float" office:value="1" calcext:value-type="float">
            <text:p>1</text:p>
          </table:table-cell>
          <table:table-cell table:formula="of:=IF([$work.S34]=&quot;&quot;;&quot;&quot;;[$work.S34]/SQRT([$work.$T33]))" office:value-type="float" office:value="8.9220585522981" calcext:value-type="float">
            <text:p>8.9220585522981</text:p>
          </table:table-cell>
          <table:table-cell table:formula="of:=[.N152]" office:value-type="float" office:value="299.794255951669" calcext:value-type="float">
            <text:p>299.794255951669</text:p>
          </table:table-cell>
          <table:table-cell table:formula="of:=IF([.O152]=&quot;&quot;;&quot;&quot;;[.O152])" office:value-type="float" office:value="248.669032816822" calcext:value-type="float">
            <text:p>248.669032816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4]=&quot;&quot;;&quot;&quot;;[$work.AB34]/SQRT([$work.$T33]))" office:value-type="float" office:value="8.85403312106868" calcext:value-type="float">
            <text:p>8.85403312106868</text:p>
          </table:table-cell>
          <table:table-cell table:formula="of:=IF([$work.AC34]=&quot;&quot;;&quot;&quot;;[$work.AC34]/SQRT([$work.$T33]))" office:value-type="float" office:value="8.85403312106868" calcext:value-type="float">
            <text:p>8.85403312106868</text:p>
          </table:table-cell>
          <table:table-cell table:number-columns-repeated="3"/>
          <table:table-cell table:formula="of:=IF([$work.AG34]=&quot;&quot;;&quot;&quot;;[$work.AG34]/SQRT([$work.$T33]))" office:value-type="float" office:value="125.741012303267" calcext:value-type="float">
            <text:p>125.741012303267</text:p>
          </table:table-cell>
          <table:table-cell table:number-columns-repeated="12"/>
        </table:table-row>
        <table:table-row table:style-name="ro1">
          <table:table-cell table:formula="of:=[.A153]" office:value-type="float" office:value="43" calcext:value-type="float">
            <text:p>43</text:p>
          </table:table-cell>
          <table:table-cell table:formula="of:=[.B211]" office:value-type="float" office:value="4" calcext:value-type="float">
            <text:p>4</text:p>
          </table:table-cell>
          <table:table-cell table:number-columns-repeated="6"/>
          <table:table-cell table:formula="of:=IF([$work.N35]=&quot;&quot;;&quot;&quot;;[$work.N35])" office:value-type="float" office:value="0" calcext:value-type="float">
            <text:p>0</text:p>
          </table:table-cell>
          <table:table-cell table:formula="of:=IF([$work.O35]=&quot;&quot;;&quot;&quot;;[$work.O35])" office:value-type="float" office:value="0" calcext:value-type="float">
            <text:p>0</text:p>
          </table:table-cell>
          <table:table-cell table:formula="of:=([.J212]=1)+([.H212]=1)+([.F212]=1)+([.D212]=1)" office:value-type="float" office:value="0" calcext:value-type="float">
            <text:p>0</text:p>
          </table:table-cell>
          <table:table-cell table:style-name="ce31" table:formula="of:=IF(AND(COUNT([.C211:.J211]) &gt; 0;[.O212]&lt;&gt;&quot;&quot;);1;0)" office:value-type="float" office:value="1" calcext:value-type="float">
            <text:p>1</text:p>
          </table:table-cell>
          <table:table-cell table:formula="of:=IF([$work.S35]=&quot;&quot;;&quot;&quot;;[$work.S35]/SQRT([$work.$T34]))" office:value-type="float" office:value="9.69030748893726" calcext:value-type="float">
            <text:p>9.69030748893726</text:p>
          </table:table-cell>
          <table:table-cell table:formula="of:=[.N153]" office:value-type="float" office:value="353.018072425989" calcext:value-type="float">
            <text:p>353.018072425989</text:p>
          </table:table-cell>
          <table:table-cell table:formula="of:=IF([.O153]=&quot;&quot;;&quot;&quot;;[.O153])" office:value-type="float" office:value="317.599307358624" calcext:value-type="float">
            <text:p>317.5993073586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5]=&quot;&quot;;&quot;&quot;;[$work.AB35]/SQRT([$work.$T34]))" office:value-type="float" office:value="9.31391295636657" calcext:value-type="float">
            <text:p>9.31391295636657</text:p>
          </table:table-cell>
          <table:table-cell table:formula="of:=IF([$work.AC35]=&quot;&quot;;&quot;&quot;;[$work.AC35]/SQRT([$work.$T34]))" office:value-type="float" office:value="9.31391295636657" calcext:value-type="float">
            <text:p>9.31391295636657</text:p>
          </table:table-cell>
          <table:table-cell table:number-columns-repeated="3"/>
          <table:table-cell table:formula="of:=IF([$work.AG35]=&quot;&quot;;&quot;&quot;;[$work.AG35]/SQRT([$work.$T3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4]" office:value-type="float" office:value="44" calcext:value-type="float">
            <text:p>44</text:p>
          </table:table-cell>
          <table:table-cell table:formula="of:=[.B212]" office:value-type="float" office:value="4" calcext:value-type="float">
            <text:p>4</text:p>
          </table:table-cell>
          <table:table-cell table:number-columns-repeated="6"/>
          <table:table-cell table:formula="of:=IF([$work.N36]=&quot;&quot;;&quot;&quot;;[$work.N36])">
            <text:p/>
          </table:table-cell>
          <table:table-cell table:formula="of:=IF([$work.O36]=&quot;&quot;;&quot;&quot;;[$work.O36])">
            <text:p/>
          </table:table-cell>
          <table:table-cell table:formula="of:=([.J213]=1)+([.H213]=1)+([.F213]=1)+([.D213]=1)" office:value-type="float" office:value="0" calcext:value-type="float">
            <text:p>0</text:p>
          </table:table-cell>
          <table:table-cell table:style-name="ce31" table:formula="of:=IF(AND(COUNT([.C212:.J212]) &gt; 0;[.O213]&lt;&gt;&quot;&quot;);1;0)" office:value-type="float" office:value="1" calcext:value-type="float">
            <text:p>1</text:p>
          </table:table-cell>
          <table:table-cell table:formula="of:=IF([$work.S36]=&quot;&quot;;&quot;&quot;;[$work.S36]/SQRT([$work.$T35]))" office:value-type="float" office:value="7.87636894996835" calcext:value-type="float">
            <text:p>7.87636894996835</text:p>
          </table:table-cell>
          <table:table-cell table:formula="of:=[.N154]" office:value-type="float" office:value="285.440166889409" calcext:value-type="float">
            <text:p>285.440166889409</text:p>
          </table:table-cell>
          <table:table-cell table:formula="of:=IF([.O154]=&quot;&quot;;&quot;&quot;;[.O154])" office:value-type="float" office:value="364.389172467842" calcext:value-type="float">
            <text:p>364.3891724678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6]=&quot;&quot;;&quot;&quot;;[$work.AB36]/SQRT([$work.$T35]))" office:value-type="float" office:value="0" calcext:value-type="float">
            <text:p>0</text:p>
          </table:table-cell>
          <table:table-cell table:formula="of:=IF([$work.AC36]=&quot;&quot;;&quot;&quot;;[$work.AC36]/SQRT([$work.$T35]))" office:value-type="float" office:value="0" calcext:value-type="float">
            <text:p>0</text:p>
          </table:table-cell>
          <table:table-cell table:number-columns-repeated="3"/>
          <table:table-cell table:formula="of:=IF([$work.AG36]=&quot;&quot;;&quot;&quot;;[$work.AG36]/SQRT([$work.$T35]))">
            <text:p/>
          </table:table-cell>
          <table:table-cell table:number-columns-repeated="12"/>
        </table:table-row>
        <table:table-row table:style-name="ro1">
          <table:table-cell table:formula="of:=[.A155]" office:value-type="float" office:value="45" calcext:value-type="float">
            <text:p>45</text:p>
          </table:table-cell>
          <table:table-cell table:formula="of:=[.B213]" office:value-type="float" office:value="4" calcext:value-type="float">
            <text:p>4</text:p>
          </table:table-cell>
          <table:table-cell table:number-columns-repeated="6"/>
          <table:table-cell table:formula="of:=IF([$work.N37]=&quot;&quot;;&quot;&quot;;[$work.N37])" office:value-type="float" office:value="0" calcext:value-type="float">
            <text:p>0</text:p>
          </table:table-cell>
          <table:table-cell table:formula="of:=IF([$work.O37]=&quot;&quot;;&quot;&quot;;[$work.O37])" office:value-type="float" office:value="0" calcext:value-type="float">
            <text:p>0</text:p>
          </table:table-cell>
          <table:table-cell table:formula="of:=([.J214]=1)+([.H214]=1)+([.F214]=1)+([.D214]=1)" office:value-type="float" office:value="0" calcext:value-type="float">
            <text:p>0</text:p>
          </table:table-cell>
          <table:table-cell table:style-name="ce31" table:formula="of:=IF(AND(COUNT([.C213:.J213]) &gt; 0;[.O214]&lt;&gt;&quot;&quot;);1;0)" office:value-type="float" office:value="0" calcext:value-type="float">
            <text:p>0</text:p>
          </table:table-cell>
          <table:table-cell table:formula="of:=IF([$work.S37]=&quot;&quot;;&quot;&quot;;[$work.S37]/SQRT([$work.$T36]))" office:value-type="float" office:value="7.230449225729" calcext:value-type="float">
            <text:p>7.230449225729</text:p>
          </table:table-cell>
          <table:table-cell table:formula="of:=[.N155]" office:value-type="float" office:value="253.592652356637" calcext:value-type="float">
            <text:p>253.592652356637</text:p>
          </table:table-cell>
          <table:table-cell table:formula="of:=IF([.O155]=&quot;&quot;;&quot;&quot;;[.O155])" office:value-type="float" office:value="337.56800159231" calcext:value-type="float">
            <text:p>337.568001592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7]=&quot;&quot;;&quot;&quot;;[$work.AB37]/SQRT([$work.$T36]))">
            <text:p/>
          </table:table-cell>
          <table:table-cell table:formula="of:=IF([$work.AC37]=&quot;&quot;;&quot;&quot;;[$work.AC37]/SQRT([$work.$T36]))">
            <text:p/>
          </table:table-cell>
          <table:table-cell table:number-columns-repeated="3"/>
          <table:table-cell table:formula="of:=IF([$work.AG37]=&quot;&quot;;&quot;&quot;;[$work.AG37]/SQRT([$work.$T3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6]" office:value-type="float" office:value="46" calcext:value-type="float">
            <text:p>46</text:p>
          </table:table-cell>
          <table:table-cell table:formula="of:=[.B214]" office:value-type="float" office:value="4" calcext:value-type="float">
            <text:p>4</text:p>
          </table:table-cell>
          <table:table-cell table:number-columns-repeated="6"/>
          <table:table-cell table:formula="of:=IF([$work.N38]=&quot;&quot;;&quot;&quot;;[$work.N38])" office:value-type="float" office:value="0" calcext:value-type="float">
            <text:p>0</text:p>
          </table:table-cell>
          <table:table-cell table:formula="of:=IF([$work.O38]=&quot;&quot;;&quot;&quot;;[$work.O38])" office:value-type="float" office:value="0" calcext:value-type="float">
            <text:p>0</text:p>
          </table:table-cell>
          <table:table-cell table:formula="of:=([.J215]=1)+([.H215]=1)+([.F215]=1)+([.D215]=1)" office:value-type="float" office:value="0" calcext:value-type="float">
            <text:p>0</text:p>
          </table:table-cell>
          <table:table-cell table:style-name="ce31" table:formula="of:=IF(AND(COUNT([.C214:.J214]) &gt; 0;[.O215]&lt;&gt;&quot;&quot;);1;0)" office:value-type="float" office:value="1" calcext:value-type="float">
            <text:p>1</text:p>
          </table:table-cell>
          <table:table-cell table:formula="of:=IF([$work.S38]=&quot;&quot;;&quot;&quot;;[$work.S38]/SQRT([$work.$T37]))" office:value-type="float" office:value="5.36769663490248" calcext:value-type="float">
            <text:p>5.36769663490248</text:p>
          </table:table-cell>
          <table:table-cell table:formula="of:=[.N156]" office:value-type="float" office:value="167.266626789487" calcext:value-type="float">
            <text:p>167.266626789487</text:p>
          </table:table-cell>
          <table:table-cell table:formula="of:=IF([.O156]=&quot;&quot;;&quot;&quot;;[.O156])" office:value-type="float" office:value="280.492596751721" calcext:value-type="float">
            <text:p>280.4925967517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8]=&quot;&quot;;&quot;&quot;;[$work.AB38]/SQRT([$work.$T37]))" office:value-type="float" office:value="0" calcext:value-type="float">
            <text:p>0</text:p>
          </table:table-cell>
          <table:table-cell table:formula="of:=IF([$work.AC38]=&quot;&quot;;&quot;&quot;;[$work.AC38]/SQRT([$work.$T37]))" office:value-type="float" office:value="0" calcext:value-type="float">
            <text:p>0</text:p>
          </table:table-cell>
          <table:table-cell table:number-columns-repeated="3"/>
          <table:table-cell table:formula="of:=IF([$work.AG38]=&quot;&quot;;&quot;&quot;;[$work.AG38]/SQRT([$work.$T3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7]" office:value-type="float" office:value="47" calcext:value-type="float">
            <text:p>47</text:p>
          </table:table-cell>
          <table:table-cell table:formula="of:=[.B215]" office:value-type="float" office:value="4" calcext:value-type="float">
            <text:p>4</text:p>
          </table:table-cell>
          <table:table-cell table:number-columns-repeated="6"/>
          <table:table-cell table:formula="of:=IF([$work.N39]=&quot;&quot;;&quot;&quot;;[$work.N39])" office:value-type="float" office:value="0" calcext:value-type="float">
            <text:p>0</text:p>
          </table:table-cell>
          <table:table-cell table:formula="of:=IF([$work.O39]=&quot;&quot;;&quot;&quot;;[$work.O39])" office:value-type="float" office:value="0" calcext:value-type="float">
            <text:p>0</text:p>
          </table:table-cell>
          <table:table-cell table:formula="of:=([.J216]=1)+([.H216]=1)+([.F216]=1)+([.D216]=1)" office:value-type="float" office:value="0" calcext:value-type="float">
            <text:p>0</text:p>
          </table:table-cell>
          <table:table-cell table:style-name="ce31" table:formula="of:=IF(AND(COUNT([.C215:.J215]) &gt; 0;[.O216]&lt;&gt;&quot;&quot;);1;0)" office:value-type="float" office:value="1" calcext:value-type="float">
            <text:p>1</text:p>
          </table:table-cell>
          <table:table-cell table:formula="of:=IF([$work.S39]=&quot;&quot;;&quot;&quot;;[$work.S39]/SQRT([$work.$T38]))" office:value-type="float" office:value="4.35138026523551" calcext:value-type="float">
            <text:p>4.35138026523551</text:p>
          </table:table-cell>
          <table:table-cell table:formula="of:=[.N157]" office:value-type="float" office:value="150.150874866633" calcext:value-type="float">
            <text:p>150.150874866633</text:p>
          </table:table-cell>
          <table:table-cell table:formula="of:=IF([.O157]=&quot;&quot;;&quot;&quot;;[.O157])" office:value-type="float" office:value="202.160487872593" calcext:value-type="float">
            <text:p>202.16048787259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9]=&quot;&quot;;&quot;&quot;;[$work.AB39]/SQRT([$work.$T38]))" office:value-type="float" office:value="0" calcext:value-type="float">
            <text:p>0</text:p>
          </table:table-cell>
          <table:table-cell table:formula="of:=IF([$work.AC39]=&quot;&quot;;&quot;&quot;;[$work.AC39]/SQRT([$work.$T38]))" office:value-type="float" office:value="0" calcext:value-type="float">
            <text:p>0</text:p>
          </table:table-cell>
          <table:table-cell table:number-columns-repeated="3"/>
          <table:table-cell table:formula="of:=IF([$work.AG39]=&quot;&quot;;&quot;&quot;;[$work.AG39]/SQRT([$work.$T3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8]" office:value-type="float" office:value="48" calcext:value-type="float">
            <text:p>48</text:p>
          </table:table-cell>
          <table:table-cell table:formula="of:=[.B216]" office:value-type="float" office:value="4" calcext:value-type="float">
            <text:p>4</text:p>
          </table:table-cell>
          <table:table-cell table:number-columns-repeated="6"/>
          <table:table-cell table:formula="of:=IF([$work.N40]=&quot;&quot;;&quot;&quot;;[$work.N40])" office:value-type="float" office:value="0.25" calcext:value-type="float">
            <text:p>0.25</text:p>
          </table:table-cell>
          <table:table-cell table:formula="of:=IF([$work.O40]=&quot;&quot;;&quot;&quot;;[$work.O40])" office:value-type="float" office:value="1" calcext:value-type="float">
            <text:p>1</text:p>
          </table:table-cell>
          <table:table-cell table:formula="of:=([.J217]=1)+([.H217]=1)+([.F217]=1)+([.D217]=1)" office:value-type="float" office:value="1" calcext:value-type="float">
            <text:p>1</text:p>
          </table:table-cell>
          <table:table-cell table:style-name="ce31" table:formula="of:=IF(AND(COUNT([.C216:.J216]) &gt; 0;[.O217]&lt;&gt;&quot;&quot;);1;0)" office:value-type="float" office:value="1" calcext:value-type="float">
            <text:p>1</text:p>
          </table:table-cell>
          <table:table-cell table:formula="of:=IF([$work.S40]=&quot;&quot;;&quot;&quot;;[$work.S40]/SQRT([$work.$T39]))" office:value-type="float" office:value="4.81068326136989" calcext:value-type="float">
            <text:p>4.81068326136989</text:p>
          </table:table-cell>
          <table:table-cell table:formula="of:=[.N158]" office:value-type="float" office:value="151.925745651272" calcext:value-type="float">
            <text:p>151.925745651272</text:p>
          </table:table-cell>
          <table:table-cell table:formula="of:=IF([.O158]=&quot;&quot;;&quot;&quot;;[.O158])" office:value-type="float" office:value="167.940245067743" calcext:value-type="float">
            <text:p>167.94024506774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0]=&quot;&quot;;&quot;&quot;;[$work.AB40]/SQRT([$work.$T39]))" office:value-type="float" office:value="0" calcext:value-type="float">
            <text:p>0</text:p>
          </table:table-cell>
          <table:table-cell table:formula="of:=IF([$work.AC40]=&quot;&quot;;&quot;&quot;;[$work.AC40]/SQRT([$work.$T39]))" office:value-type="float" office:value="0" calcext:value-type="float">
            <text:p>0</text:p>
          </table:table-cell>
          <table:table-cell table:number-columns-repeated="3"/>
          <table:table-cell table:formula="of:=IF([$work.AG40]=&quot;&quot;;&quot;&quot;;[$work.AG40]/SQRT([$work.$T39]))" office:value-type="float" office:value="60.1028157785605" calcext:value-type="float">
            <text:p>60.1028157785605</text:p>
          </table:table-cell>
          <table:table-cell table:number-columns-repeated="12"/>
        </table:table-row>
        <table:table-row table:style-name="ro1">
          <table:table-cell table:formula="of:=[.A159]" office:value-type="float" office:value="49" calcext:value-type="float">
            <text:p>49</text:p>
          </table:table-cell>
          <table:table-cell table:formula="of:=[.B217]" office:value-type="float" office:value="4" calcext:value-type="float">
            <text:p>4</text:p>
          </table:table-cell>
          <table:table-cell table:number-columns-repeated="6"/>
          <table:table-cell table:formula="of:=IF([$work.N41]=&quot;&quot;;&quot;&quot;;[$work.N41])" office:value-type="float" office:value="0.25" calcext:value-type="float">
            <text:p>0.25</text:p>
          </table:table-cell>
          <table:table-cell table:formula="of:=IF([$work.O41]=&quot;&quot;;&quot;&quot;;[$work.O41])" office:value-type="float" office:value="1" calcext:value-type="float">
            <text:p>1</text:p>
          </table:table-cell>
          <table:table-cell table:formula="of:=([.J218]=1)+([.H218]=1)+([.F218]=1)+([.D218]=1)" office:value-type="float" office:value="1" calcext:value-type="float">
            <text:p>1</text:p>
          </table:table-cell>
          <table:table-cell table:style-name="ce31" table:formula="of:=IF(AND(COUNT([.C217:.J217]) &gt; 0;[.O218]&lt;&gt;&quot;&quot;);1;0)" office:value-type="float" office:value="1" calcext:value-type="float">
            <text:p>1</text:p>
          </table:table-cell>
          <table:table-cell table:formula="of:=IF([$work.S41]=&quot;&quot;;&quot;&quot;;[$work.S41]/SQRT([$work.$T40]))" office:value-type="float" office:value="5.04535971702092" calcext:value-type="float">
            <text:p>5.04535971702092</text:p>
          </table:table-cell>
          <table:table-cell table:formula="of:=[.N159]" office:value-type="float" office:value="162.289368515005" calcext:value-type="float">
            <text:p>162.289368515005</text:p>
          </table:table-cell>
          <table:table-cell table:formula="of:=IF([.O159]=&quot;&quot;;&quot;&quot;;[.O159])" office:value-type="float" office:value="154.80430635642" calcext:value-type="float">
            <text:p>154.804306356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1]=&quot;&quot;;&quot;&quot;;[$work.AB41]/SQRT([$work.$T40]))" office:value-type="float" office:value="1.75640882079919" calcext:value-type="float">
            <text:p>1.75640882079919</text:p>
          </table:table-cell>
          <table:table-cell table:formula="of:=IF([$work.AC41]=&quot;&quot;;&quot;&quot;;[$work.AC41]/SQRT([$work.$T40]))" office:value-type="float" office:value="1.75640882079919" calcext:value-type="float">
            <text:p>1.75640882079919</text:p>
          </table:table-cell>
          <table:table-cell table:number-columns-repeated="3"/>
          <table:table-cell table:formula="of:=IF([$work.AG41]=&quot;&quot;;&quot;&quot;;[$work.AG41]/SQRT([$work.$T40]))" office:value-type="float" office:value="45.5168609099913" calcext:value-type="float">
            <text:p>45.5168609099913</text:p>
          </table:table-cell>
          <table:table-cell table:number-columns-repeated="12"/>
        </table:table-row>
        <table:table-row table:style-name="ro1">
          <table:table-cell table:formula="of:=[.A160]" office:value-type="float" office:value="50" calcext:value-type="float">
            <text:p>50</text:p>
          </table:table-cell>
          <table:table-cell table:formula="of:=[.B218]" office:value-type="float" office:value="4" calcext:value-type="float">
            <text:p>4</text:p>
          </table:table-cell>
          <table:table-cell table:number-columns-repeated="6"/>
          <table:table-cell table:formula="of:=IF([$work.N42]=&quot;&quot;;&quot;&quot;;[$work.N42])" office:value-type="float" office:value="0.25" calcext:value-type="float">
            <text:p>0.25</text:p>
          </table:table-cell>
          <table:table-cell table:formula="of:=IF([$work.O42]=&quot;&quot;;&quot;&quot;;[$work.O42])" office:value-type="float" office:value="1" calcext:value-type="float">
            <text:p>1</text:p>
          </table:table-cell>
          <table:table-cell table:formula="of:=([.J219]=1)+([.H219]=1)+([.F219]=1)+([.D219]=1)" office:value-type="float" office:value="1" calcext:value-type="float">
            <text:p>1</text:p>
          </table:table-cell>
          <table:table-cell table:style-name="ce31" table:formula="of:=IF(AND(COUNT([.C218:.J218]) &gt; 0;[.O219]&lt;&gt;&quot;&quot;);1;0)" office:value-type="float" office:value="1" calcext:value-type="float">
            <text:p>1</text:p>
          </table:table-cell>
          <table:table-cell table:formula="of:=IF([$work.S42]=&quot;&quot;;&quot;&quot;;[$work.S42]/SQRT([$work.$T41]))" office:value-type="float" office:value="7.15626447332134" calcext:value-type="float">
            <text:p>7.15626447332134</text:p>
          </table:table-cell>
          <table:table-cell table:formula="of:=[.N160]" office:value-type="float" office:value="207.201380596781" calcext:value-type="float">
            <text:p>207.201380596781</text:p>
          </table:table-cell>
          <table:table-cell table:formula="of:=IF([.O160]=&quot;&quot;;&quot;&quot;;[.O160])" office:value-type="float" office:value="164.753939898703" calcext:value-type="float">
            <text:p>164.7539398987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2]=&quot;&quot;;&quot;&quot;;[$work.AB42]/SQRT([$work.$T41]))" office:value-type="float" office:value="1.883166130045" calcext:value-type="float">
            <text:p>1.883166130045</text:p>
          </table:table-cell>
          <table:table-cell table:formula="of:=IF([$work.AC42]=&quot;&quot;;&quot;&quot;;[$work.AC42]/SQRT([$work.$T41]))" office:value-type="float" office:value="1.883166130045" calcext:value-type="float">
            <text:p>1.883166130045</text:p>
          </table:table-cell>
          <table:table-cell table:number-columns-repeated="3"/>
          <table:table-cell table:formula="of:=IF([$work.AG42]=&quot;&quot;;&quot;&quot;;[$work.AG42]/SQRT([$work.$T41]))" office:value-type="float" office:value="38.9881344834902" calcext:value-type="float">
            <text:p>38.9881344834902</text:p>
          </table:table-cell>
          <table:table-cell table:number-columns-repeated="12"/>
        </table:table-row>
        <table:table-row table:style-name="ro1">
          <table:table-cell table:formula="of:=[.A161]" office:value-type="float" office:value="51" calcext:value-type="float">
            <text:p>51</text:p>
          </table:table-cell>
          <table:table-cell table:formula="of:=[.B219]" office:value-type="float" office:value="4" calcext:value-type="float">
            <text:p>4</text:p>
          </table:table-cell>
          <table:table-cell table:number-columns-repeated="6"/>
          <table:table-cell table:formula="of:=IF([$work.N43]=&quot;&quot;;&quot;&quot;;[$work.N43])" office:value-type="float" office:value="0.25" calcext:value-type="float">
            <text:p>0.25</text:p>
          </table:table-cell>
          <table:table-cell table:formula="of:=IF([$work.O43]=&quot;&quot;;&quot;&quot;;[$work.O43])" office:value-type="float" office:value="1" calcext:value-type="float">
            <text:p>1</text:p>
          </table:table-cell>
          <table:table-cell table:formula="of:=([.J220]=1)+([.H220]=1)+([.F220]=1)+([.D220]=1)" office:value-type="float" office:value="1" calcext:value-type="float">
            <text:p>1</text:p>
          </table:table-cell>
          <table:table-cell table:style-name="ce31" table:formula="of:=IF(AND(COUNT([.C219:.J219]) &gt; 0;[.O220]&lt;&gt;&quot;&quot;);1;0)" office:value-type="float" office:value="1" calcext:value-type="float">
            <text:p>1</text:p>
          </table:table-cell>
          <table:table-cell table:formula="of:=IF([$work.S43]=&quot;&quot;;&quot;&quot;;[$work.S43]/SQRT([$work.$T42]))" office:value-type="float" office:value="9.71452236291825" calcext:value-type="float">
            <text:p>9.71452236291825</text:p>
          </table:table-cell>
          <table:table-cell table:formula="of:=[.N161]" office:value-type="float" office:value="249.263342822127" calcext:value-type="float">
            <text:p>249.263342822127</text:p>
          </table:table-cell>
          <table:table-cell table:formula="of:=IF([.O161]=&quot;&quot;;&quot;&quot;;[.O161])" office:value-type="float" office:value="197.375931021455" calcext:value-type="float">
            <text:p>197.37593102145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3]=&quot;&quot;;&quot;&quot;;[$work.AB43]/SQRT([$work.$T42]))" office:value-type="float" office:value="2.54478428300793" calcext:value-type="float">
            <text:p>2.54478428300793</text:p>
          </table:table-cell>
          <table:table-cell table:formula="of:=IF([$work.AC43]=&quot;&quot;;&quot;&quot;;[$work.AC43]/SQRT([$work.$T42]))" office:value-type="float" office:value="2.54478428300793" calcext:value-type="float">
            <text:p>2.54478428300793</text:p>
          </table:table-cell>
          <table:table-cell table:number-columns-repeated="3"/>
          <table:table-cell table:formula="of:=IF([$work.AG43]=&quot;&quot;;&quot;&quot;;[$work.AG43]/SQRT([$work.$T42]))" office:value-type="float" office:value="36.5872051027341" calcext:value-type="float">
            <text:p>36.5872051027341</text:p>
          </table:table-cell>
          <table:table-cell table:number-columns-repeated="12"/>
        </table:table-row>
        <table:table-row table:style-name="ro1">
          <table:table-cell table:formula="of:=[.A162]" office:value-type="float" office:value="52" calcext:value-type="float">
            <text:p>52</text:p>
          </table:table-cell>
          <table:table-cell table:formula="of:=[.B220]" office:value-type="float" office:value="4" calcext:value-type="float">
            <text:p>4</text:p>
          </table:table-cell>
          <table:table-cell table:number-columns-repeated="6"/>
          <table:table-cell table:formula="of:=IF([$work.N44]=&quot;&quot;;&quot;&quot;;[$work.N44])">
            <text:p/>
          </table:table-cell>
          <table:table-cell table:formula="of:=IF([$work.O44]=&quot;&quot;;&quot;&quot;;[$work.O44])">
            <text:p/>
          </table:table-cell>
          <table:table-cell table:formula="of:=([.J221]=1)+([.H221]=1)+([.F221]=1)+([.D221]=1)" office:value-type="float" office:value="0" calcext:value-type="float">
            <text:p>0</text:p>
          </table:table-cell>
          <table:table-cell table:style-name="ce31" table:formula="of:=IF(AND(COUNT([.C220:.J220]) &gt; 0;[.O221]&lt;&gt;&quot;&quot;);1;0)" office:value-type="float" office:value="1" calcext:value-type="float">
            <text:p>1</text:p>
          </table:table-cell>
          <table:table-cell table:formula="of:=IF([$work.S44]=&quot;&quot;;&quot;&quot;;[$work.S44]/SQRT([$work.$T43]))" office:value-type="float" office:value="8.12824026540249" calcext:value-type="float">
            <text:p>8.12824026540249</text:p>
          </table:table-cell>
          <table:table-cell table:formula="of:=[.N162]" office:value-type="float" office:value="216.843335650134" calcext:value-type="float">
            <text:p>216.843335650134</text:p>
          </table:table-cell>
          <table:table-cell table:formula="of:=IF([.O162]=&quot;&quot;;&quot;&quot;;[.O162])" office:value-type="float" office:value="239.036367538479" calcext:value-type="float">
            <text:p>239.0363675384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4]=&quot;&quot;;&quot;&quot;;[$work.AB44]/SQRT([$work.$T43]))" office:value-type="float" office:value="3.48330903317556" calcext:value-type="float">
            <text:p>3.48330903317556</text:p>
          </table:table-cell>
          <table:table-cell table:formula="of:=IF([$work.AC44]=&quot;&quot;;&quot;&quot;;[$work.AC44]/SQRT([$work.$T43]))" office:value-type="float" office:value="3.48330903317556" calcext:value-type="float">
            <text:p>3.48330903317556</text:p>
          </table:table-cell>
          <table:table-cell table:number-columns-repeated="3"/>
          <table:table-cell table:formula="of:=IF([$work.AG44]=&quot;&quot;;&quot;&quot;;[$work.AG44]/SQRT([$work.$T43]))">
            <text:p/>
          </table:table-cell>
          <table:table-cell table:number-columns-repeated="12"/>
        </table:table-row>
        <table:table-row table:style-name="ro1">
          <table:table-cell table:formula="of:=[.A163]" office:value-type="float" office:value="53" calcext:value-type="float">
            <text:p>53</text:p>
          </table:table-cell>
          <table:table-cell table:formula="of:=[.B221]" office:value-type="float" office:value="4" calcext:value-type="float">
            <text:p>4</text:p>
          </table:table-cell>
          <table:table-cell table:number-columns-repeated="6"/>
          <table:table-cell table:formula="of:=IF([$work.N45]=&quot;&quot;;&quot;&quot;;[$work.N45])">
            <text:p/>
          </table:table-cell>
          <table:table-cell table:formula="of:=IF([$work.O45]=&quot;&quot;;&quot;&quot;;[$work.O45])">
            <text:p/>
          </table:table-cell>
          <table:table-cell table:formula="of:=([.J222]=1)+([.H222]=1)+([.F222]=1)+([.D222]=1)" office:value-type="float" office:value="0" calcext:value-type="float">
            <text:p>0</text:p>
          </table:table-cell>
          <table:table-cell table:style-name="ce31" table:formula="of:=IF(AND(COUNT([.C221:.J221]) &gt; 0;[.O222]&lt;&gt;&quot;&quot;);1;0)" office:value-type="float" office:value="0" calcext:value-type="float">
            <text:p>0</text:p>
          </table:table-cell>
          <table:table-cell table:formula="of:=IF([$work.S45]=&quot;&quot;;&quot;&quot;;[$work.S45]/SQRT([$work.$T44]))" office:value-type="float" office:value="10.6582729079588" calcext:value-type="float">
            <text:p>10.6582729079588</text:p>
          </table:table-cell>
          <table:table-cell table:formula="of:=[.N163]" office:value-type="float" office:value="334.239169516323" calcext:value-type="float">
            <text:p>334.239169516323</text:p>
          </table:table-cell>
          <table:table-cell table:formula="of:=IF([.O163]=&quot;&quot;;&quot;&quot;;[.O163])" office:value-type="float" office:value="261.923530200567" calcext:value-type="float">
            <text:p>261.9235302005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5]=&quot;&quot;;&quot;&quot;;[$work.AB45]/SQRT([$work.$T44]))">
            <text:p/>
          </table:table-cell>
          <table:table-cell table:formula="of:=IF([$work.AC45]=&quot;&quot;;&quot;&quot;;[$work.AC45]/SQRT([$work.$T44]))">
            <text:p/>
          </table:table-cell>
          <table:table-cell table:number-columns-repeated="3"/>
          <table:table-cell table:formula="of:=IF([$work.AG45]=&quot;&quot;;&quot;&quot;;[$work.AG45]/SQRT([$work.$T44]))">
            <text:p/>
          </table:table-cell>
          <table:table-cell table:number-columns-repeated="12"/>
        </table:table-row>
        <table:table-row table:style-name="ro1">
          <table:table-cell table:formula="of:=[.A164]" office:value-type="float" office:value="54" calcext:value-type="float">
            <text:p>54</text:p>
          </table:table-cell>
          <table:table-cell table:formula="of:=[.B222]" office:value-type="float" office:value="4" calcext:value-type="float">
            <text:p>4</text:p>
          </table:table-cell>
          <table:table-cell table:number-columns-repeated="6"/>
          <table:table-cell table:formula="of:=IF([$work.N46]=&quot;&quot;;&quot;&quot;;[$work.N46])">
            <text:p/>
          </table:table-cell>
          <table:table-cell table:formula="of:=IF([$work.O46]=&quot;&quot;;&quot;&quot;;[$work.O46])">
            <text:p/>
          </table:table-cell>
          <table:table-cell table:formula="of:=([.J223]=1)+([.H223]=1)+([.F223]=1)+([.D223]=1)" office:value-type="float" office:value="0" calcext:value-type="float">
            <text:p>0</text:p>
          </table:table-cell>
          <table:table-cell table:style-name="ce31" table:formula="of:=IF(AND(COUNT([.C222:.J222]) &gt; 0;[.O223]&lt;&gt;&quot;&quot;);1;0)" office:value-type="float" office:value="0" calcext:value-type="float">
            <text:p>0</text:p>
          </table:table-cell>
          <table:table-cell table:formula="of:=IF([$work.S46]=&quot;&quot;;&quot;&quot;;[$work.S46]/SQRT([$work.$T45]))" office:value-type="float" office:value="10.6337933811562" calcext:value-type="float">
            <text:p>10.6337933811562</text:p>
          </table:table-cell>
          <table:table-cell table:formula="of:=[.N164]" office:value-type="float" office:value="328.913587354004" calcext:value-type="float">
            <text:p>328.913587354004</text:p>
          </table:table-cell>
          <table:table-cell table:formula="of:=IF([.O164]=&quot;&quot;;&quot;&quot;;[.O164])" office:value-type="float" office:value="317.72110378584" calcext:value-type="float">
            <text:p>317.721103785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6]=&quot;&quot;;&quot;&quot;;[$work.AB46]/SQRT([$work.$T45]))">
            <text:p/>
          </table:table-cell>
          <table:table-cell table:formula="of:=IF([$work.AC46]=&quot;&quot;;&quot;&quot;;[$work.AC46]/SQRT([$work.$T45]))">
            <text:p/>
          </table:table-cell>
          <table:table-cell table:number-columns-repeated="3"/>
          <table:table-cell table:formula="of:=IF([$work.AG46]=&quot;&quot;;&quot;&quot;;[$work.AG46]/SQRT([$work.$T45]))">
            <text:p/>
          </table:table-cell>
          <table:table-cell table:number-columns-repeated="12"/>
        </table:table-row>
        <table:table-row table:style-name="ro1">
          <table:table-cell table:formula="of:=[.A165]" office:value-type="float" office:value="55" calcext:value-type="float">
            <text:p>55</text:p>
          </table:table-cell>
          <table:table-cell table:formula="of:=[.B223]" office:value-type="float" office:value="4" calcext:value-type="float">
            <text:p>4</text:p>
          </table:table-cell>
          <table:table-cell table:number-columns-repeated="6"/>
          <table:table-cell table:formula="of:=IF([$work.N47]=&quot;&quot;;&quot;&quot;;[$work.N47])" office:value-type="float" office:value="0" calcext:value-type="float">
            <text:p>0</text:p>
          </table:table-cell>
          <table:table-cell table:formula="of:=IF([$work.O47]=&quot;&quot;;&quot;&quot;;[$work.O47])" office:value-type="float" office:value="0" calcext:value-type="float">
            <text:p>0</text:p>
          </table:table-cell>
          <table:table-cell table:formula="of:=([.J224]=1)+([.H224]=1)+([.F224]=1)+([.D224]=1)" office:value-type="float" office:value="0" calcext:value-type="float">
            <text:p>0</text:p>
          </table:table-cell>
          <table:table-cell table:style-name="ce31" table:formula="of:=IF(AND(COUNT([.C223:.J223]) &gt; 0;[.O224]&lt;&gt;&quot;&quot;);1;0)" office:value-type="float" office:value="0" calcext:value-type="float">
            <text:p>0</text:p>
          </table:table-cell>
          <table:table-cell table:formula="of:=IF([$work.S47]=&quot;&quot;;&quot;&quot;;[$work.S47]/SQRT([$work.$T46]))" office:value-type="float" office:value="6.13568260586452" calcext:value-type="float">
            <text:p>6.13568260586452</text:p>
          </table:table-cell>
          <table:table-cell table:formula="of:=[.N165]" office:value-type="float" office:value="188.459359206132" calcext:value-type="float">
            <text:p>188.459359206132</text:p>
          </table:table-cell>
          <table:table-cell table:formula="of:=IF([.O165]=&quot;&quot;;&quot;&quot;;[.O165])" office:value-type="float" office:value="310.057788293127" calcext:value-type="float">
            <text:p>310.0577882931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7]=&quot;&quot;;&quot;&quot;;[$work.AB47]/SQRT([$work.$T46]))">
            <text:p/>
          </table:table-cell>
          <table:table-cell table:formula="of:=IF([$work.AC47]=&quot;&quot;;&quot;&quot;;[$work.AC47]/SQRT([$work.$T46]))">
            <text:p/>
          </table:table-cell>
          <table:table-cell table:number-columns-repeated="3"/>
          <table:table-cell table:formula="of:=IF([$work.AG47]=&quot;&quot;;&quot;&quot;;[$work.AG47]/SQRT([$work.$T4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6]" office:value-type="float" office:value="56" calcext:value-type="float">
            <text:p>56</text:p>
          </table:table-cell>
          <table:table-cell table:formula="of:=[.B224]" office:value-type="float" office:value="4" calcext:value-type="float">
            <text:p>4</text:p>
          </table:table-cell>
          <table:table-cell table:number-columns-repeated="6"/>
          <table:table-cell table:formula="of:=IF([$work.N48]=&quot;&quot;;&quot;&quot;;[$work.N48])" office:value-type="float" office:value="0" calcext:value-type="float">
            <text:p>0</text:p>
          </table:table-cell>
          <table:table-cell table:formula="of:=IF([$work.O48]=&quot;&quot;;&quot;&quot;;[$work.O48])" office:value-type="float" office:value="0" calcext:value-type="float">
            <text:p>0</text:p>
          </table:table-cell>
          <table:table-cell table:formula="of:=([.J225]=1)+([.H225]=1)+([.F225]=1)+([.D225]=1)" office:value-type="float" office:value="0" calcext:value-type="float">
            <text:p>0</text:p>
          </table:table-cell>
          <table:table-cell table:style-name="ce31" table:formula="of:=IF(AND(COUNT([.C224:.J224]) &gt; 0;[.O225]&lt;&gt;&quot;&quot;);1;0)" office:value-type="float" office:value="1" calcext:value-type="float">
            <text:p>1</text:p>
          </table:table-cell>
          <table:table-cell table:formula="of:=IF([$work.S48]=&quot;&quot;;&quot;&quot;;[$work.S48]/SQRT([$work.$T47]))" office:value-type="float" office:value="6.17418259943404" calcext:value-type="float">
            <text:p>6.17418259943404</text:p>
          </table:table-cell>
          <table:table-cell table:formula="of:=[.N166]" office:value-type="float" office:value="201.613896956741" calcext:value-type="float">
            <text:p>201.613896956741</text:p>
          </table:table-cell>
          <table:table-cell table:formula="of:=IF([.O166]=&quot;&quot;;&quot;&quot;;[.O166])" office:value-type="float" office:value="234.246949791027" calcext:value-type="float">
            <text:p>234.2469497910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8]=&quot;&quot;;&quot;&quot;;[$work.AB48]/SQRT([$work.$T47]))" office:value-type="float" office:value="0" calcext:value-type="float">
            <text:p>0</text:p>
          </table:table-cell>
          <table:table-cell table:formula="of:=IF([$work.AC48]=&quot;&quot;;&quot;&quot;;[$work.AC48]/SQRT([$work.$T47]))" office:value-type="float" office:value="0" calcext:value-type="float">
            <text:p>0</text:p>
          </table:table-cell>
          <table:table-cell table:number-columns-repeated="3"/>
          <table:table-cell table:formula="of:=IF([$work.AG48]=&quot;&quot;;&quot;&quot;;[$work.AG48]/SQRT([$work.$T4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7]" office:value-type="float" office:value="57" calcext:value-type="float">
            <text:p>57</text:p>
          </table:table-cell>
          <table:table-cell table:formula="of:=[.B225]" office:value-type="float" office:value="4" calcext:value-type="float">
            <text:p>4</text:p>
          </table:table-cell>
          <table:table-cell table:number-columns-repeated="6"/>
          <table:table-cell table:formula="of:=IF([$work.N49]=&quot;&quot;;&quot;&quot;;[$work.N49])" office:value-type="float" office:value="0" calcext:value-type="float">
            <text:p>0</text:p>
          </table:table-cell>
          <table:table-cell table:formula="of:=IF([$work.O49]=&quot;&quot;;&quot;&quot;;[$work.O49])" office:value-type="float" office:value="0" calcext:value-type="float">
            <text:p>0</text:p>
          </table:table-cell>
          <table:table-cell table:formula="of:=([.J226]=1)+([.H226]=1)+([.F226]=1)+([.D226]=1)" office:value-type="float" office:value="0" calcext:value-type="float">
            <text:p>0</text:p>
          </table:table-cell>
          <table:table-cell table:style-name="ce31" table:formula="of:=IF(AND(COUNT([.C225:.J225]) &gt; 0;[.O226]&lt;&gt;&quot;&quot;);1;0)" office:value-type="float" office:value="1" calcext:value-type="float">
            <text:p>1</text:p>
          </table:table-cell>
          <table:table-cell table:formula="of:=IF([$work.S49]=&quot;&quot;;&quot;&quot;;[$work.S49]/SQRT([$work.$T48]))" office:value-type="float" office:value="6.5149231147481" calcext:value-type="float">
            <text:p>6.5149231147481</text:p>
          </table:table-cell>
          <table:table-cell table:formula="of:=[.N167]" office:value-type="float" office:value="215.413666529875" calcext:value-type="float">
            <text:p>215.413666529875</text:p>
          </table:table-cell>
          <table:table-cell table:formula="of:=IF([.O167]=&quot;&quot;;&quot;&quot;;[.O167])" office:value-type="float" office:value="216.083643427198" calcext:value-type="float">
            <text:p>216.0836434271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9]=&quot;&quot;;&quot;&quot;;[$work.AB49]/SQRT([$work.$T48]))" office:value-type="float" office:value="0" calcext:value-type="float">
            <text:p>0</text:p>
          </table:table-cell>
          <table:table-cell table:formula="of:=IF([$work.AC49]=&quot;&quot;;&quot;&quot;;[$work.AC49]/SQRT([$work.$T48]))" office:value-type="float" office:value="0" calcext:value-type="float">
            <text:p>0</text:p>
          </table:table-cell>
          <table:table-cell table:number-columns-repeated="3"/>
          <table:table-cell table:formula="of:=IF([$work.AG49]=&quot;&quot;;&quot;&quot;;[$work.AG49]/SQRT([$work.$T4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8]" office:value-type="float" office:value="58" calcext:value-type="float">
            <text:p>58</text:p>
          </table:table-cell>
          <table:table-cell table:formula="of:=[.B226]" office:value-type="float" office:value="4" calcext:value-type="float">
            <text:p>4</text:p>
          </table:table-cell>
          <table:table-cell table:number-columns-repeated="6"/>
          <table:table-cell table:formula="of:=IF([$work.N50]=&quot;&quot;;&quot;&quot;;[$work.N50])" office:value-type="float" office:value="0" calcext:value-type="float">
            <text:p>0</text:p>
          </table:table-cell>
          <table:table-cell table:formula="of:=IF([$work.O50]=&quot;&quot;;&quot;&quot;;[$work.O50])" office:value-type="float" office:value="0" calcext:value-type="float">
            <text:p>0</text:p>
          </table:table-cell>
          <table:table-cell table:formula="of:=([.J227]=1)+([.H227]=1)+([.F227]=1)+([.D227]=1)" office:value-type="float" office:value="0" calcext:value-type="float">
            <text:p>0</text:p>
          </table:table-cell>
          <table:table-cell table:style-name="ce31" table:formula="of:=IF(AND(COUNT([.C226:.J226]) &gt; 0;[.O227]&lt;&gt;&quot;&quot;);1;0)" office:value-type="float" office:value="1" calcext:value-type="float">
            <text:p>1</text:p>
          </table:table-cell>
          <table:table-cell table:formula="of:=IF([$work.S50]=&quot;&quot;;&quot;&quot;;[$work.S50]/SQRT([$work.$T49]))" office:value-type="float" office:value="7.21028314530225" calcext:value-type="float">
            <text:p>7.21028314530225</text:p>
          </table:table-cell>
          <table:table-cell table:formula="of:=[.N168]" office:value-type="float" office:value="229.193878880244" calcext:value-type="float">
            <text:p>229.193878880244</text:p>
          </table:table-cell>
          <table:table-cell table:formula="of:=IF([.O168]=&quot;&quot;;&quot;&quot;;[.O168])" office:value-type="float" office:value="217.542015084884" calcext:value-type="float">
            <text:p>217.5420150848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0]=&quot;&quot;;&quot;&quot;;[$work.AB50]/SQRT([$work.$T49]))" office:value-type="float" office:value="0" calcext:value-type="float">
            <text:p>0</text:p>
          </table:table-cell>
          <table:table-cell table:formula="of:=IF([$work.AC50]=&quot;&quot;;&quot;&quot;;[$work.AC50]/SQRT([$work.$T49]))" office:value-type="float" office:value="0" calcext:value-type="float">
            <text:p>0</text:p>
          </table:table-cell>
          <table:table-cell table:number-columns-repeated="3"/>
          <table:table-cell table:formula="of:=IF([$work.AG50]=&quot;&quot;;&quot;&quot;;[$work.AG50]/SQRT([$work.$T4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9]" office:value-type="float" office:value="59" calcext:value-type="float">
            <text:p>59</text:p>
          </table:table-cell>
          <table:table-cell table:formula="of:=[.B227]" office:value-type="float" office:value="4" calcext:value-type="float">
            <text:p>4</text:p>
          </table:table-cell>
          <table:table-cell table:number-columns-repeated="6"/>
          <table:table-cell table:formula="of:=IF([$work.N51]=&quot;&quot;;&quot;&quot;;[$work.N51])" office:value-type="float" office:value="0" calcext:value-type="float">
            <text:p>0</text:p>
          </table:table-cell>
          <table:table-cell table:formula="of:=IF([$work.O51]=&quot;&quot;;&quot;&quot;;[$work.O51])" office:value-type="float" office:value="0" calcext:value-type="float">
            <text:p>0</text:p>
          </table:table-cell>
          <table:table-cell table:formula="of:=([.J228]=1)+([.H228]=1)+([.F228]=1)+([.D228]=1)" office:value-type="float" office:value="0" calcext:value-type="float">
            <text:p>0</text:p>
          </table:table-cell>
          <table:table-cell table:style-name="ce31" table:formula="of:=IF(AND(COUNT([.C227:.J227]) &gt; 0;[.O228]&lt;&gt;&quot;&quot;);1;0)" office:value-type="float" office:value="1" calcext:value-type="float">
            <text:p>1</text:p>
          </table:table-cell>
          <table:table-cell table:formula="of:=IF([$work.S51]=&quot;&quot;;&quot;&quot;;[$work.S51]/SQRT([$work.$T50]))" office:value-type="float" office:value="7.56608752117999" calcext:value-type="float">
            <text:p>7.56608752117999</text:p>
          </table:table-cell>
          <table:table-cell table:formula="of:=[.N169]" office:value-type="float" office:value="238.253270532095" calcext:value-type="float">
            <text:p>238.253270532095</text:p>
          </table:table-cell>
          <table:table-cell table:formula="of:=IF([.O169]=&quot;&quot;;&quot;&quot;;[.O169])" office:value-type="float" office:value="226.562498136363" calcext:value-type="float">
            <text:p>226.56249813636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1]=&quot;&quot;;&quot;&quot;;[$work.AB51]/SQRT([$work.$T50]))" office:value-type="float" office:value="0" calcext:value-type="float">
            <text:p>0</text:p>
          </table:table-cell>
          <table:table-cell table:formula="of:=IF([$work.AC51]=&quot;&quot;;&quot;&quot;;[$work.AC51]/SQRT([$work.$T50]))" office:value-type="float" office:value="0" calcext:value-type="float">
            <text:p>0</text:p>
          </table:table-cell>
          <table:table-cell table:number-columns-repeated="3"/>
          <table:table-cell table:formula="of:=IF([$work.AG51]=&quot;&quot;;&quot;&quot;;[$work.AG51]/SQRT([$work.$T5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0]" office:value-type="float" office:value="60" calcext:value-type="float">
            <text:p>60</text:p>
          </table:table-cell>
          <table:table-cell table:formula="of:=[.B228]" office:value-type="float" office:value="4" calcext:value-type="float">
            <text:p>4</text:p>
          </table:table-cell>
          <table:table-cell table:number-columns-repeated="6"/>
          <table:table-cell table:formula="of:=IF([$work.N52]=&quot;&quot;;&quot;&quot;;[$work.N52])" office:value-type="float" office:value="0" calcext:value-type="float">
            <text:p>0</text:p>
          </table:table-cell>
          <table:table-cell table:formula="of:=IF([$work.O52]=&quot;&quot;;&quot;&quot;;[$work.O52])" office:value-type="float" office:value="0" calcext:value-type="float">
            <text:p>0</text:p>
          </table:table-cell>
          <table:table-cell table:formula="of:=([.J229]=1)+([.H229]=1)+([.F229]=1)+([.D229]=1)" office:value-type="float" office:value="0" calcext:value-type="float">
            <text:p>0</text:p>
          </table:table-cell>
          <table:table-cell table:style-name="ce31" table:formula="of:=IF(AND(COUNT([.C228:.J228]) &gt; 0;[.O229]&lt;&gt;&quot;&quot;);1;0)" office:value-type="float" office:value="1" calcext:value-type="float">
            <text:p>1</text:p>
          </table:table-cell>
          <table:table-cell table:formula="of:=IF([$work.S52]=&quot;&quot;;&quot;&quot;;[$work.S52]/SQRT([$work.$T51]))" office:value-type="float" office:value="9.21537931573276" calcext:value-type="float">
            <text:p>9.21537931573276</text:p>
          </table:table-cell>
          <table:table-cell table:formula="of:=[.N170]" office:value-type="float" office:value="286.006499290538" calcext:value-type="float">
            <text:p>286.006499290538</text:p>
          </table:table-cell>
          <table:table-cell table:formula="of:=IF([.O170]=&quot;&quot;;&quot;&quot;;[.O170])" office:value-type="float" office:value="243.472622009737" calcext:value-type="float">
            <text:p>243.4726220097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2]=&quot;&quot;;&quot;&quot;;[$work.AB52]/SQRT([$work.$T51]))" office:value-type="float" office:value="0" calcext:value-type="float">
            <text:p>0</text:p>
          </table:table-cell>
          <table:table-cell table:formula="of:=IF([$work.AC52]=&quot;&quot;;&quot;&quot;;[$work.AC52]/SQRT([$work.$T51]))" office:value-type="float" office:value="0" calcext:value-type="float">
            <text:p>0</text:p>
          </table:table-cell>
          <table:table-cell table:number-columns-repeated="3"/>
          <table:table-cell table:formula="of:=IF([$work.AG52]=&quot;&quot;;&quot;&quot;;[$work.AG52]/SQRT([$work.$T51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1]" office:value-type="float" office:value="61" calcext:value-type="float">
            <text:p>61</text:p>
          </table:table-cell>
          <table:table-cell table:formula="of:=[.B229]" office:value-type="float" office:value="4" calcext:value-type="float">
            <text:p>4</text:p>
          </table:table-cell>
          <table:table-cell table:number-columns-repeated="6"/>
          <table:table-cell table:formula="of:=IF([$work.N53]=&quot;&quot;;&quot;&quot;;[$work.N53])" office:value-type="float" office:value="0" calcext:value-type="float">
            <text:p>0</text:p>
          </table:table-cell>
          <table:table-cell table:formula="of:=IF([$work.O53]=&quot;&quot;;&quot;&quot;;[$work.O53])" office:value-type="float" office:value="0" calcext:value-type="float">
            <text:p>0</text:p>
          </table:table-cell>
          <table:table-cell table:formula="of:=([.J230]=1)+([.H230]=1)+([.F230]=1)+([.D230]=1)" office:value-type="float" office:value="0" calcext:value-type="float">
            <text:p>0</text:p>
          </table:table-cell>
          <table:table-cell table:style-name="ce31" table:formula="of:=IF(AND(COUNT([.C229:.J229]) &gt; 0;[.O230]&lt;&gt;&quot;&quot;);1;0)" office:value-type="float" office:value="1" calcext:value-type="float">
            <text:p>1</text:p>
          </table:table-cell>
          <table:table-cell table:formula="of:=IF([$work.S53]=&quot;&quot;;&quot;&quot;;[$work.S53]/SQRT([$work.$T52]))" office:value-type="float" office:value="10.3797911209037" calcext:value-type="float">
            <text:p>10.3797911209037</text:p>
          </table:table-cell>
          <table:table-cell table:formula="of:=[.N171]" office:value-type="float" office:value="320.636226809065" calcext:value-type="float">
            <text:p>320.636226809065</text:p>
          </table:table-cell>
          <table:table-cell table:formula="of:=IF([.O171]=&quot;&quot;;&quot;&quot;;[.O171])" office:value-type="float" office:value="281.862169785325" calcext:value-type="float">
            <text:p>281.8621697853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3]=&quot;&quot;;&quot;&quot;;[$work.AB53]/SQRT([$work.$T52]))" office:value-type="float" office:value="0" calcext:value-type="float">
            <text:p>0</text:p>
          </table:table-cell>
          <table:table-cell table:formula="of:=IF([$work.AC53]=&quot;&quot;;&quot;&quot;;[$work.AC53]/SQRT([$work.$T52]))" office:value-type="float" office:value="0" calcext:value-type="float">
            <text:p>0</text:p>
          </table:table-cell>
          <table:table-cell table:number-columns-repeated="3"/>
          <table:table-cell table:formula="of:=IF([$work.AG53]=&quot;&quot;;&quot;&quot;;[$work.AG53]/SQRT([$work.$T5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2]" office:value-type="float" office:value="62" calcext:value-type="float">
            <text:p>62</text:p>
          </table:table-cell>
          <table:table-cell table:formula="of:=[.B230]" office:value-type="float" office:value="4" calcext:value-type="float">
            <text:p>4</text:p>
          </table:table-cell>
          <table:table-cell table:number-columns-repeated="6"/>
          <table:table-cell table:formula="of:=IF([$work.N54]=&quot;&quot;;&quot;&quot;;[$work.N54])" office:value-type="float" office:value="0" calcext:value-type="float">
            <text:p>0</text:p>
          </table:table-cell>
          <table:table-cell table:formula="of:=IF([$work.O54]=&quot;&quot;;&quot;&quot;;[$work.O54])" office:value-type="float" office:value="0" calcext:value-type="float">
            <text:p>0</text:p>
          </table:table-cell>
          <table:table-cell table:formula="of:=([.J231]=1)+([.H231]=1)+([.F231]=1)+([.D231]=1)" office:value-type="float" office:value="0" calcext:value-type="float">
            <text:p>0</text:p>
          </table:table-cell>
          <table:table-cell table:style-name="ce31" table:formula="of:=IF(AND(COUNT([.C230:.J230]) &gt; 0;[.O231]&lt;&gt;&quot;&quot;);1;0)" office:value-type="float" office:value="1" calcext:value-type="float">
            <text:p>1</text:p>
          </table:table-cell>
          <table:table-cell table:formula="of:=IF([$work.S54]=&quot;&quot;;&quot;&quot;;[$work.S54]/SQRT([$work.$T53]))" office:value-type="float" office:value="10.1212934752164" calcext:value-type="float">
            <text:p>10.1212934752164</text:p>
          </table:table-cell>
          <table:table-cell table:formula="of:=[.N172]" office:value-type="float" office:value="295.378657721965" calcext:value-type="float">
            <text:p>295.378657721965</text:p>
          </table:table-cell>
          <table:table-cell table:formula="of:=IF([.O172]=&quot;&quot;;&quot;&quot;;[.O172])" office:value-type="float" office:value="310.617689483713" calcext:value-type="float">
            <text:p>310.6176894837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4]=&quot;&quot;;&quot;&quot;;[$work.AB54]/SQRT([$work.$T53]))" office:value-type="float" office:value="0" calcext:value-type="float">
            <text:p>0</text:p>
          </table:table-cell>
          <table:table-cell table:formula="of:=IF([$work.AC54]=&quot;&quot;;&quot;&quot;;[$work.AC54]/SQRT([$work.$T53]))" office:value-type="float" office:value="0" calcext:value-type="float">
            <text:p>0</text:p>
          </table:table-cell>
          <table:table-cell table:number-columns-repeated="3"/>
          <table:table-cell table:formula="of:=IF([$work.AG54]=&quot;&quot;;&quot;&quot;;[$work.AG54]/SQRT([$work.$T53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3]" office:value-type="float" office:value="63" calcext:value-type="float">
            <text:p>63</text:p>
          </table:table-cell>
          <table:table-cell table:formula="of:=[.B231]" office:value-type="float" office:value="4" calcext:value-type="float">
            <text:p>4</text:p>
          </table:table-cell>
          <table:table-cell table:number-columns-repeated="6"/>
          <table:table-cell table:formula="of:=IF([$work.N55]=&quot;&quot;;&quot;&quot;;[$work.N55])" office:value-type="float" office:value="0" calcext:value-type="float">
            <text:p>0</text:p>
          </table:table-cell>
          <table:table-cell table:formula="of:=IF([$work.O55]=&quot;&quot;;&quot;&quot;;[$work.O55])" office:value-type="float" office:value="0" calcext:value-type="float">
            <text:p>0</text:p>
          </table:table-cell>
          <table:table-cell table:formula="of:=([.J232]=1)+([.H232]=1)+([.F232]=1)+([.D232]=1)" office:value-type="float" office:value="0" calcext:value-type="float">
            <text:p>0</text:p>
          </table:table-cell>
          <table:table-cell table:style-name="ce31" table:formula="of:=IF(AND(COUNT([.C231:.J231]) &gt; 0;[.O232]&lt;&gt;&quot;&quot;);1;0)" office:value-type="float" office:value="1" calcext:value-type="float">
            <text:p>1</text:p>
          </table:table-cell>
          <table:table-cell table:formula="of:=IF([$work.S55]=&quot;&quot;;&quot;&quot;;[$work.S55]/SQRT([$work.$T54]))" office:value-type="float" office:value="9.47723930777076" calcext:value-type="float">
            <text:p>9.47723930777076</text:p>
          </table:table-cell>
          <table:table-cell table:formula="of:=[.N173]" office:value-type="float" office:value="262.872306091255" calcext:value-type="float">
            <text:p>262.872306091255</text:p>
          </table:table-cell>
          <table:table-cell table:formula="of:=IF([.O173]=&quot;&quot;;&quot;&quot;;[.O173])" office:value-type="float" office:value="300.013965001196" calcext:value-type="float">
            <text:p>300.0139650011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5]=&quot;&quot;;&quot;&quot;;[$work.AB55]/SQRT([$work.$T54]))" office:value-type="float" office:value="0" calcext:value-type="float">
            <text:p>0</text:p>
          </table:table-cell>
          <table:table-cell table:formula="of:=IF([$work.AC55]=&quot;&quot;;&quot;&quot;;[$work.AC55]/SQRT([$work.$T54]))" office:value-type="float" office:value="0" calcext:value-type="float">
            <text:p>0</text:p>
          </table:table-cell>
          <table:table-cell table:number-columns-repeated="3"/>
          <table:table-cell table:formula="of:=IF([$work.AG55]=&quot;&quot;;&quot;&quot;;[$work.AG55]/SQRT([$work.$T5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4]" office:value-type="float" office:value="64" calcext:value-type="float">
            <text:p>64</text:p>
          </table:table-cell>
          <table:table-cell table:formula="of:=[.B232]" office:value-type="float" office:value="4" calcext:value-type="float">
            <text:p>4</text:p>
          </table:table-cell>
          <table:table-cell table:number-columns-repeated="6"/>
          <table:table-cell table:formula="of:=IF([$work.N56]=&quot;&quot;;&quot;&quot;;[$work.N56])" office:value-type="float" office:value="0" calcext:value-type="float">
            <text:p>0</text:p>
          </table:table-cell>
          <table:table-cell table:formula="of:=IF([$work.O56]=&quot;&quot;;&quot;&quot;;[$work.O56])" office:value-type="float" office:value="0" calcext:value-type="float">
            <text:p>0</text:p>
          </table:table-cell>
          <table:table-cell table:formula="of:=([.J233]=1)+([.H233]=1)+([.F233]=1)+([.D233]=1)" office:value-type="float" office:value="0" calcext:value-type="float">
            <text:p>0</text:p>
          </table:table-cell>
          <table:table-cell table:style-name="ce31" table:formula="of:=IF(AND(COUNT([.C232:.J232]) &gt; 0;[.O233]&lt;&gt;&quot;&quot;);1;0)" office:value-type="float" office:value="1" calcext:value-type="float">
            <text:p>1</text:p>
          </table:table-cell>
          <table:table-cell table:formula="of:=IF([$work.S56]=&quot;&quot;;&quot;&quot;;[$work.S56]/SQRT([$work.$T55]))" office:value-type="float" office:value="8.67930231391275" calcext:value-type="float">
            <text:p>8.67930231391275</text:p>
          </table:table-cell>
          <table:table-cell table:formula="of:=[.N174]" office:value-type="float" office:value="233.054268838096" calcext:value-type="float">
            <text:p>233.054268838096</text:p>
          </table:table-cell>
          <table:table-cell table:formula="of:=IF([.O174]=&quot;&quot;;&quot;&quot;;[.O174])" office:value-type="float" office:value="277.107120313822" calcext:value-type="float">
            <text:p>277.107120313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6]=&quot;&quot;;&quot;&quot;;[$work.AB56]/SQRT([$work.$T55]))" office:value-type="float" office:value="0" calcext:value-type="float">
            <text:p>0</text:p>
          </table:table-cell>
          <table:table-cell table:formula="of:=IF([$work.AC56]=&quot;&quot;;&quot;&quot;;[$work.AC56]/SQRT([$work.$T55]))" office:value-type="float" office:value="0" calcext:value-type="float">
            <text:p>0</text:p>
          </table:table-cell>
          <table:table-cell table:number-columns-repeated="3"/>
          <table:table-cell table:formula="of:=IF([$work.AG56]=&quot;&quot;;&quot;&quot;;[$work.AG56]/SQRT([$work.$T5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5]" office:value-type="float" office:value="65" calcext:value-type="float">
            <text:p>65</text:p>
          </table:table-cell>
          <table:table-cell table:formula="of:=[.B233]" office:value-type="float" office:value="4" calcext:value-type="float">
            <text:p>4</text:p>
          </table:table-cell>
          <table:table-cell table:number-columns-repeated="6"/>
          <table:table-cell table:formula="of:=IF([$work.N57]=&quot;&quot;;&quot;&quot;;[$work.N57])" office:value-type="float" office:value="0" calcext:value-type="float">
            <text:p>0</text:p>
          </table:table-cell>
          <table:table-cell table:formula="of:=IF([$work.O57]=&quot;&quot;;&quot;&quot;;[$work.O57])" office:value-type="float" office:value="0" calcext:value-type="float">
            <text:p>0</text:p>
          </table:table-cell>
          <table:table-cell table:formula="of:=([.J234]=1)+([.H234]=1)+([.F234]=1)+([.D234]=1)" office:value-type="float" office:value="0" calcext:value-type="float">
            <text:p>0</text:p>
          </table:table-cell>
          <table:table-cell table:style-name="ce31" table:formula="of:=IF(AND(COUNT([.C233:.J233]) &gt; 0;[.O234]&lt;&gt;&quot;&quot;);1;0)" office:value-type="float" office:value="1" calcext:value-type="float">
            <text:p>1</text:p>
          </table:table-cell>
          <table:table-cell table:formula="of:=IF([$work.S57]=&quot;&quot;;&quot;&quot;;[$work.S57]/SQRT([$work.$T56]))" office:value-type="float" office:value="7.01031929596318" calcext:value-type="float">
            <text:p>7.01031929596318</text:p>
          </table:table-cell>
          <table:table-cell table:formula="of:=[.N175]" office:value-type="float" office:value="192.578984794386" calcext:value-type="float">
            <text:p>192.578984794386</text:p>
          </table:table-cell>
          <table:table-cell table:formula="of:=IF([.O175]=&quot;&quot;;&quot;&quot;;[.O175])" office:value-type="float" office:value="239.979848883462" calcext:value-type="float">
            <text:p>239.9798488834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7]=&quot;&quot;;&quot;&quot;;[$work.AB57]/SQRT([$work.$T56]))" office:value-type="float" office:value="0" calcext:value-type="float">
            <text:p>0</text:p>
          </table:table-cell>
          <table:table-cell table:formula="of:=IF([$work.AC57]=&quot;&quot;;&quot;&quot;;[$work.AC57]/SQRT([$work.$T56]))" office:value-type="float" office:value="0" calcext:value-type="float">
            <text:p>0</text:p>
          </table:table-cell>
          <table:table-cell table:number-columns-repeated="3"/>
          <table:table-cell table:formula="of:=IF([$work.AG57]=&quot;&quot;;&quot;&quot;;[$work.AG57]/SQRT([$work.$T5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6]" office:value-type="float" office:value="66" calcext:value-type="float">
            <text:p>66</text:p>
          </table:table-cell>
          <table:table-cell table:formula="of:=[.B234]" office:value-type="float" office:value="4" calcext:value-type="float">
            <text:p>4</text:p>
          </table:table-cell>
          <table:table-cell table:number-columns-repeated="6"/>
          <table:table-cell table:formula="of:=IF([$work.N58]=&quot;&quot;;&quot;&quot;;[$work.N58])" office:value-type="float" office:value="0" calcext:value-type="float">
            <text:p>0</text:p>
          </table:table-cell>
          <table:table-cell table:formula="of:=IF([$work.O58]=&quot;&quot;;&quot;&quot;;[$work.O58])" office:value-type="float" office:value="0" calcext:value-type="float">
            <text:p>0</text:p>
          </table:table-cell>
          <table:table-cell table:formula="of:=([.J235]=1)+([.H235]=1)+([.F235]=1)+([.D235]=1)" office:value-type="float" office:value="0" calcext:value-type="float">
            <text:p>0</text:p>
          </table:table-cell>
          <table:table-cell table:style-name="ce31" table:formula="of:=IF(AND(COUNT([.C234:.J234]) &gt; 0;[.O235]&lt;&gt;&quot;&quot;);1;0)" office:value-type="float" office:value="1" calcext:value-type="float">
            <text:p>1</text:p>
          </table:table-cell>
          <table:table-cell table:formula="of:=IF([$work.S58]=&quot;&quot;;&quot;&quot;;[$work.S58]/SQRT([$work.$T57]))" office:value-type="float" office:value="6.0462466414987" calcext:value-type="float">
            <text:p>6.0462466414987</text:p>
          </table:table-cell>
          <table:table-cell table:formula="of:=[.N176]" office:value-type="float" office:value="165.473605728556" calcext:value-type="float">
            <text:p>165.473605728556</text:p>
          </table:table-cell>
          <table:table-cell table:formula="of:=IF([.O176]=&quot;&quot;;&quot;&quot;;[.O176])" office:value-type="float" office:value="202.619114315492" calcext:value-type="float">
            <text:p>202.6191143154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8]=&quot;&quot;;&quot;&quot;;[$work.AB58]/SQRT([$work.$T57]))" office:value-type="float" office:value="0" calcext:value-type="float">
            <text:p>0</text:p>
          </table:table-cell>
          <table:table-cell table:formula="of:=IF([$work.AC58]=&quot;&quot;;&quot;&quot;;[$work.AC58]/SQRT([$work.$T57]))" office:value-type="float" office:value="0" calcext:value-type="float">
            <text:p>0</text:p>
          </table:table-cell>
          <table:table-cell table:number-columns-repeated="3"/>
          <table:table-cell table:formula="of:=IF([$work.AG58]=&quot;&quot;;&quot;&quot;;[$work.AG58]/SQRT([$work.$T5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7]" office:value-type="float" office:value="67" calcext:value-type="float">
            <text:p>67</text:p>
          </table:table-cell>
          <table:table-cell table:formula="of:=[.B235]" office:value-type="float" office:value="4" calcext:value-type="float">
            <text:p>4</text:p>
          </table:table-cell>
          <table:table-cell table:number-columns-repeated="6"/>
          <table:table-cell table:formula="of:=IF([$work.N59]=&quot;&quot;;&quot;&quot;;[$work.N59])" office:value-type="float" office:value="0" calcext:value-type="float">
            <text:p>0</text:p>
          </table:table-cell>
          <table:table-cell table:formula="of:=IF([$work.O59]=&quot;&quot;;&quot;&quot;;[$work.O59])" office:value-type="float" office:value="0" calcext:value-type="float">
            <text:p>0</text:p>
          </table:table-cell>
          <table:table-cell table:formula="of:=([.J236]=1)+([.H236]=1)+([.F236]=1)+([.D236]=1)" office:value-type="float" office:value="0" calcext:value-type="float">
            <text:p>0</text:p>
          </table:table-cell>
          <table:table-cell table:style-name="ce31" table:formula="of:=IF(AND(COUNT([.C235:.J235]) &gt; 0;[.O236]&lt;&gt;&quot;&quot;);1;0)" office:value-type="float" office:value="1" calcext:value-type="float">
            <text:p>1</text:p>
          </table:table-cell>
          <table:table-cell table:formula="of:=IF([$work.S59]=&quot;&quot;;&quot;&quot;;[$work.S59]/SQRT([$work.$T58]))" office:value-type="float" office:value="5.32182560517126" calcext:value-type="float">
            <text:p>5.32182560517126</text:p>
          </table:table-cell>
          <table:table-cell table:formula="of:=[.N177]" office:value-type="float" office:value="141.420458026614" calcext:value-type="float">
            <text:p>141.420458026614</text:p>
          </table:table-cell>
          <table:table-cell table:formula="of:=IF([.O177]=&quot;&quot;;&quot;&quot;;[.O177])" office:value-type="float" office:value="165.182867038733" calcext:value-type="float">
            <text:p>165.1828670387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9]=&quot;&quot;;&quot;&quot;;[$work.AB59]/SQRT([$work.$T58]))" office:value-type="float" office:value="0" calcext:value-type="float">
            <text:p>0</text:p>
          </table:table-cell>
          <table:table-cell table:formula="of:=IF([$work.AC59]=&quot;&quot;;&quot;&quot;;[$work.AC59]/SQRT([$work.$T58]))" office:value-type="float" office:value="0" calcext:value-type="float">
            <text:p>0</text:p>
          </table:table-cell>
          <table:table-cell table:number-columns-repeated="3"/>
          <table:table-cell table:formula="of:=IF([$work.AG59]=&quot;&quot;;&quot;&quot;;[$work.AG59]/SQRT([$work.$T5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8]" office:value-type="float" office:value="68" calcext:value-type="float">
            <text:p>68</text:p>
          </table:table-cell>
          <table:table-cell table:formula="of:=[.B236]" office:value-type="float" office:value="4" calcext:value-type="float">
            <text:p>4</text:p>
          </table:table-cell>
          <table:table-cell table:number-columns-repeated="6"/>
          <table:table-cell table:formula="of:=IF([$work.N60]=&quot;&quot;;&quot;&quot;;[$work.N60])" office:value-type="float" office:value="0" calcext:value-type="float">
            <text:p>0</text:p>
          </table:table-cell>
          <table:table-cell table:formula="of:=IF([$work.O60]=&quot;&quot;;&quot;&quot;;[$work.O60])" office:value-type="float" office:value="0" calcext:value-type="float">
            <text:p>0</text:p>
          </table:table-cell>
          <table:table-cell table:formula="of:=([.J237]=1)+([.H237]=1)+([.F237]=1)+([.D237]=1)" office:value-type="float" office:value="0" calcext:value-type="float">
            <text:p>0</text:p>
          </table:table-cell>
          <table:table-cell table:style-name="ce31" table:formula="of:=IF(AND(COUNT([.C236:.J236]) &gt; 0;[.O237]&lt;&gt;&quot;&quot;);1;0)" office:value-type="float" office:value="1" calcext:value-type="float">
            <text:p>1</text:p>
          </table:table-cell>
          <table:table-cell table:formula="of:=IF([$work.S60]=&quot;&quot;;&quot;&quot;;[$work.S60]/SQRT([$work.$T59]))" office:value-type="float" office:value="5.5388383126442" calcext:value-type="float">
            <text:p>5.5388383126442</text:p>
          </table:table-cell>
          <table:table-cell table:formula="of:=[.N178]" office:value-type="float" office:value="128.621431947298" calcext:value-type="float">
            <text:p>128.621431947298</text:p>
          </table:table-cell>
          <table:table-cell table:formula="of:=IF([.O178]=&quot;&quot;;&quot;&quot;;[.O178])" office:value-type="float" office:value="141.140206361016" calcext:value-type="float">
            <text:p>141.1402063610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0]=&quot;&quot;;&quot;&quot;;[$work.AB60]/SQRT([$work.$T59]))" office:value-type="float" office:value="0" calcext:value-type="float">
            <text:p>0</text:p>
          </table:table-cell>
          <table:table-cell table:formula="of:=IF([$work.AC60]=&quot;&quot;;&quot;&quot;;[$work.AC60]/SQRT([$work.$T59]))" office:value-type="float" office:value="0" calcext:value-type="float">
            <text:p>0</text:p>
          </table:table-cell>
          <table:table-cell table:number-columns-repeated="3"/>
          <table:table-cell table:formula="of:=IF([$work.AG60]=&quot;&quot;;&quot;&quot;;[$work.AG60]/SQRT([$work.$T59]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3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able data.tex" table:style-name="ta2">
        <office:forms form:automatic-focus="false" form:apply-design-mode="false"/>
        <table:table-column table:style-name="co35" table:number-columns-repeated="37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table:style-name="ce49" office:value-type="string" calcext:value-type="string">
            <text:p>\begin{tabular}{c|cccccccc}</text:p>
          </table:table-cell>
          <table:table-cell table:style-name="ce31" table:number-columns-repeated="35"/>
        </table:table-row>
        <table:table-row table:style-name="ro1">
          <table:table-cell/>
          <table:table-cell table:style-name="ce49" office:value-type="string" calcext:value-type="string">
            <text:p>Date</text:p>
          </table:table-cell>
          <table:table-cell table:style-name="ce31" office:value-type="string" calcext:value-type="string">
            <text:p>&amp;</text:p>
          </table:table-cell>
          <table:table-cell table:style-name="ce31" office:value-type="string" calcext:value-type="string">
            <text:p>\multicolumn{2}{c}{Kindergartens}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office:value-type="string" calcext:value-type="string">
            <text:p>\multicolumn{2}{c}{First grade}</text:p>
          </table:table-cell>
          <table:table-cell table:style-name="ce31" office:value-type="string" calcext:value-type="string">
            <text:p>&amp;</text:p>
          </table:table-cell>
          <table:table-cell table:style-name="ce31" office:value-type="string" calcext:value-type="string">
            <text:p>\multicolumn{2}{c}{Second grade}</text:p>
          </table:table-cell>
          <table:table-cell table:style-name="ce31" office:value-type="string" calcext:value-type="string">
            <text:p>&amp;</text:p>
          </table:table-cell>
          <table:table-cell table:style-name="ce31" office:value-type="string" calcext:value-type="string">
            <text:p>\multicolumn{2}{c}{Secondary}</text:p>
          </table:table-cell>
          <table:table-cell table:style-name="ce31" office:value-type="string" calcext:value-type="string">
            <text:p>\\</text:p>
          </table:table-cell>
          <table:table-cell table:style-name="ce31"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1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1$</text:p>
          </table:table-cell>
          <table:table-cell table:number-columns-repeated="7"/>
          <table:table-cell table:style-name="ce31" table:number-columns-repeated="3"/>
          <table:table-cell office:value-type="string" calcext:value-type="string">
            <text:p>&amp;</text:p>
          </table:table-cell>
          <table:table-cell office:value-type="string" calcext:value-type="string">
            <text:p>$S^2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2$</text:p>
          </table:table-cell>
          <table:table-cell table:style-name="ce31"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3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3$</text:p>
          </table:table-cell>
          <table:table-cell table:style-name="ce31"/>
          <table:table-cell/>
          <table:table-cell office:value-type="string" calcext:value-type="string">
            <text:p>&amp;</text:p>
          </table:table-cell>
          <table:table-cell table:style-name="ce53" office:value-type="string" calcext:value-type="string">
            <text:p>$S^4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4$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7]" office:value-type="date" office:date-value="2020-04-06" calcext:value-type="date">
            <text:p>06-Apr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7]=&quot;&quot;;[input.J7]=&quot;&quot;);&quot;&quot;;&quot;$&quot;&amp;[input.H7]&amp;IF([input.J7]=&quot;&quot;;&quot;&quot;;&quot;^&quot;&amp;[input.J7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7]=&quot;&quot;;[.D5]=0);&quot;&quot;;IF([input.I7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7]=&quot;&quot;;[input.Y7]=&quot;&quot;);&quot;&quot;;&quot;$&quot;&amp;[input.W7]&amp;IF([input.Y7]=&quot;&quot;;&quot;&quot;;&quot;^&quot;&amp;[input.Y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7]=&quot;&quot;;[.S5]=0);&quot;&quot;;IF([input.X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7]=&quot;&quot;;[input.AF7]=&quot;&quot;);&quot;&quot;;&quot;$&quot;&amp;[input.AD7]&amp;IF([input.AF7]=&quot;&quot;;&quot;&quot;;&quot;^&quot;&amp;[input.AF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7]=&quot;&quot;;[.Z5]=0);&quot;&quot;;IF([input.AE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7]=&quot;&quot;;[input.AM7]=&quot;&quot;);&quot;&quot;;&quot;$&quot;&amp;[input.AK7]&amp;IF([input.AM7]=&quot;&quot;;&quot;&quot;;&quot;^&quot;&amp;[input.AM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7]=&quot;&quot;;[.AG5]=0);&quot;&quot;;IF([input.AL7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8]" office:value-type="date" office:date-value="2020-04-13" calcext:value-type="date">
            <text:p>13-Apr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8]=&quot;&quot;;[input.J8]=&quot;&quot;);&quot;&quot;;&quot;$&quot;&amp;[input.H8]&amp;IF([input.J8]=&quot;&quot;;&quot;&quot;;&quot;^&quot;&amp;[input.J8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8]=&quot;&quot;;[.D6]=0);&quot;&quot;;IF([input.I8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8]=&quot;&quot;;[input.Y8]=&quot;&quot;);&quot;&quot;;&quot;$&quot;&amp;[input.W8]&amp;IF([input.Y8]=&quot;&quot;;&quot;&quot;;&quot;^&quot;&amp;[input.Y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8]=&quot;&quot;;[.S6]=0);&quot;&quot;;IF([input.X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8]=&quot;&quot;;[input.AF8]=&quot;&quot;);&quot;&quot;;&quot;$&quot;&amp;[input.AD8]&amp;IF([input.AF8]=&quot;&quot;;&quot;&quot;;&quot;^&quot;&amp;[input.AF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8]=&quot;&quot;;[.Z6]=0);&quot;&quot;;IF([input.AE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8]=&quot;&quot;;[input.AM8]=&quot;&quot;);&quot;&quot;;&quot;$&quot;&amp;[input.AK8]&amp;IF([input.AM8]=&quot;&quot;;&quot;&quot;;&quot;^&quot;&amp;[input.AM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8]=&quot;&quot;;[.AG6]=0);&quot;&quot;;IF([input.AL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9]" office:value-type="date" office:date-value="2020-04-20" calcext:value-type="date">
            <text:p>20-Apr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9]=&quot;&quot;;[input.J9]=&quot;&quot;);&quot;&quot;;&quot;$&quot;&amp;[input.H9]&amp;IF([input.J9]=&quot;&quot;;&quot;&quot;;&quot;^&quot;&amp;[input.J9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9]=&quot;&quot;;[.D7]=0);&quot;&quot;;IF([input.I9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9]=&quot;&quot;;[input.Y9]=&quot;&quot;);&quot;&quot;;&quot;$&quot;&amp;[input.W9]&amp;IF([input.Y9]=&quot;&quot;;&quot;&quot;;&quot;^&quot;&amp;[input.Y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9]=&quot;&quot;;[.S7]=0);&quot;&quot;;IF([input.X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9]=&quot;&quot;;[input.AF9]=&quot;&quot;);&quot;&quot;;&quot;$&quot;&amp;[input.AD9]&amp;IF([input.AF9]=&quot;&quot;;&quot;&quot;;&quot;^&quot;&amp;[input.AF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9]=&quot;&quot;;[.Z7]=0);&quot;&quot;;IF([input.AE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9]=&quot;&quot;;[input.AM9]=&quot;&quot;);&quot;&quot;;&quot;$&quot;&amp;[input.AK9]&amp;IF([input.AM9]=&quot;&quot;;&quot;&quot;;&quot;^&quot;&amp;[input.AM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9]=&quot;&quot;;[.AG7]=0);&quot;&quot;;IF([input.AL9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0]" office:value-type="date" office:date-value="2020-04-27" calcext:value-type="date">
            <text:p>27-Apr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0]=&quot;&quot;;[input.J10]=&quot;&quot;);&quot;&quot;;&quot;$&quot;&amp;[input.H10]&amp;IF([input.J10]=&quot;&quot;;&quot;&quot;;&quot;^&quot;&amp;[input.J10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0]=&quot;&quot;;[.D8]=0);&quot;&quot;;IF([input.I10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0]=&quot;&quot;;[input.Y10]=&quot;&quot;);&quot;&quot;;&quot;$&quot;&amp;[input.W10]&amp;IF([input.Y10]=&quot;&quot;;&quot;&quot;;&quot;^&quot;&amp;[input.Y1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0]=&quot;&quot;;[.S8]=0);&quot;&quot;;IF([input.X10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0]=&quot;&quot;;[input.AF10]=&quot;&quot;);&quot;&quot;;&quot;$&quot;&amp;[input.AD10]&amp;IF([input.AF10]=&quot;&quot;;&quot;&quot;;&quot;^&quot;&amp;[input.AF1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0]=&quot;&quot;;[.Z8]=0);&quot;&quot;;IF([input.AE10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0]=&quot;&quot;;[input.AM10]=&quot;&quot;);&quot;&quot;;&quot;$&quot;&amp;[input.AK10]&amp;IF([input.AM10]=&quot;&quot;;&quot;&quot;;&quot;^&quot;&amp;[input.AM1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0]=&quot;&quot;;[.AG8]=0);&quot;&quot;;IF([input.AL10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1]" office:value-type="date" office:date-value="2020-05-04" calcext:value-type="date">
            <text:p>04-May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1]=&quot;&quot;;[input.J11]=&quot;&quot;);&quot;&quot;;&quot;$&quot;&amp;[input.H11]&amp;IF([input.J11]=&quot;&quot;;&quot;&quot;;&quot;^&quot;&amp;[input.J1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1]=&quot;&quot;;[.D9]=0);&quot;&quot;;IF([input.I11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1]=&quot;&quot;;[input.Y11]=&quot;&quot;);&quot;&quot;;&quot;$&quot;&amp;[input.W11]&amp;IF([input.Y11]=&quot;&quot;;&quot;&quot;;&quot;^&quot;&amp;[input.Y1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1]=&quot;&quot;;[.S9]=0);&quot;&quot;;IF([input.X11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1]=&quot;&quot;;[input.AF11]=&quot;&quot;);&quot;&quot;;&quot;$&quot;&amp;[input.AD11]&amp;IF([input.AF11]=&quot;&quot;;&quot;&quot;;&quot;^&quot;&amp;[input.AF1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1]=&quot;&quot;;[.Z9]=0);&quot;&quot;;IF([input.AE11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1]=&quot;&quot;;[input.AM11]=&quot;&quot;);&quot;&quot;;&quot;$&quot;&amp;[input.AK11]&amp;IF([input.AM11]=&quot;&quot;;&quot;&quot;;&quot;^&quot;&amp;[input.AM1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1]=&quot;&quot;;[.AG9]=0);&quot;&quot;;IF([input.AL11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2]" office:value-type="date" office:date-value="2020-05-11" calcext:value-type="date">
            <text:p>11-May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2]=&quot;&quot;;[input.J12]=&quot;&quot;);&quot;&quot;;&quot;$&quot;&amp;[input.H12]&amp;IF([input.J12]=&quot;&quot;;&quot;&quot;;&quot;^&quot;&amp;[input.J12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2]=&quot;&quot;;[.D10]=0);&quot;&quot;;IF([input.I12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2]=&quot;&quot;;[input.Y12]=&quot;&quot;);&quot;&quot;;&quot;$&quot;&amp;[input.W12]&amp;IF([input.Y12]=&quot;&quot;;&quot;&quot;;&quot;^&quot;&amp;[input.Y12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2]=&quot;&quot;;[.S10]=0);&quot;&quot;;IF([input.X12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2]=&quot;&quot;;[input.AF12]=&quot;&quot;);&quot;&quot;;&quot;$&quot;&amp;[input.AD12]&amp;IF([input.AF12]=&quot;&quot;;&quot;&quot;;&quot;^&quot;&amp;[input.AF12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2]=&quot;&quot;;[.Z10]=0);&quot;&quot;;IF([input.AE12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2]=&quot;&quot;;[input.AM12]=&quot;&quot;);&quot;&quot;;&quot;$&quot;&amp;[input.AK12]&amp;IF([input.AM12]=&quot;&quot;;&quot;&quot;;&quot;^&quot;&amp;[input.AM12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2]=&quot;&quot;;[.AG10]=0);&quot;&quot;;IF([input.AL12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3]" office:value-type="date" office:date-value="2020-05-18" calcext:value-type="date">
            <text:p>18-May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3]=&quot;&quot;;[input.J13]=&quot;&quot;);&quot;&quot;;&quot;$&quot;&amp;[input.H13]&amp;IF([input.J13]=&quot;&quot;;&quot;&quot;;&quot;^&quot;&amp;[input.J1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3]=&quot;&quot;;[.D11]=0);&quot;&quot;;IF([input.I13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3]=&quot;&quot;;[input.Y13]=&quot;&quot;);&quot;&quot;;&quot;$&quot;&amp;[input.W13]&amp;IF([input.Y13]=&quot;&quot;;&quot;&quot;;&quot;^&quot;&amp;[input.Y13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3]=&quot;&quot;;[.S11]=0);&quot;&quot;;IF([input.X13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3]=&quot;&quot;;[input.AF13]=&quot;&quot;);&quot;&quot;;&quot;$&quot;&amp;[input.AD13]&amp;IF([input.AF13]=&quot;&quot;;&quot;&quot;;&quot;^&quot;&amp;[input.AF13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3]=&quot;&quot;;[.Z11]=0);&quot;&quot;;IF([input.AE13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3]=&quot;&quot;;[input.AM13]=&quot;&quot;);&quot;&quot;;&quot;$&quot;&amp;[input.AK13]&amp;IF([input.AM13]=&quot;&quot;;&quot;&quot;;&quot;^&quot;&amp;[input.AM13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3]=&quot;&quot;;[.AG11]=0);&quot;&quot;;IF([input.AL13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4]" office:value-type="date" office:date-value="2020-05-25" calcext:value-type="date">
            <text:p>25-May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4]=&quot;&quot;;[input.J14]=&quot;&quot;);&quot;&quot;;&quot;$&quot;&amp;[input.H14]&amp;IF([input.J14]=&quot;&quot;;&quot;&quot;;&quot;^&quot;&amp;[input.J14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4]=&quot;&quot;;[.D12]=0);&quot;&quot;;IF([input.I14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4]=&quot;&quot;;[input.Y14]=&quot;&quot;);&quot;&quot;;&quot;$&quot;&amp;[input.W14]&amp;IF([input.Y14]=&quot;&quot;;&quot;&quot;;&quot;^&quot;&amp;[input.Y14])&amp;&quot;$&quot;)" office:value-type="string" office:string-value="$0.5^a$" calcext:value-type="string">
            <text:p>$0.5^a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4]=&quot;&quot;;[.S12]=0);&quot;&quot;;IF([input.X14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4]=&quot;&quot;;[input.AF14]=&quot;&quot;);&quot;&quot;;&quot;$&quot;&amp;[input.AD14]&amp;IF([input.AF14]=&quot;&quot;;&quot;&quot;;&quot;^&quot;&amp;[input.AF1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4]=&quot;&quot;;[.Z12]=0);&quot;&quot;;IF([input.AE14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4]=&quot;&quot;;[input.AM14]=&quot;&quot;);&quot;&quot;;&quot;$&quot;&amp;[input.AK14]&amp;IF([input.AM14]=&quot;&quot;;&quot;&quot;;&quot;^&quot;&amp;[input.AM14])&amp;&quot;$&quot;)" office:value-type="string" office:string-value="$^b$" calcext:value-type="string">
            <text:p>$^b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4]=&quot;&quot;;[.AG12]=0);&quot;&quot;;IF([input.AL14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5]" office:value-type="date" office:date-value="2020-06-01" calcext:value-type="date">
            <text:p>01-Jun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5]=&quot;&quot;;[input.J15]=&quot;&quot;);&quot;&quot;;&quot;$&quot;&amp;[input.H15]&amp;IF([input.J15]=&quot;&quot;;&quot;&quot;;&quot;^&quot;&amp;[input.J15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5]=&quot;&quot;;[.D13]=0);&quot;&quot;;IF([input.I15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5]=&quot;&quot;;[input.Y15]=&quot;&quot;);&quot;&quot;;&quot;$&quot;&amp;[input.W15]&amp;IF([input.Y15]=&quot;&quot;;&quot;&quot;;&quot;^&quot;&amp;[input.Y15])&amp;&quot;$&quot;)" office:value-type="string" office:string-value="$0.5$" calcext:value-type="string">
            <text:p>$0.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5]=&quot;&quot;;[.S13]=0);&quot;&quot;;IF([input.X15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5]=&quot;&quot;;[input.AF15]=&quot;&quot;);&quot;&quot;;&quot;$&quot;&amp;[input.AD15]&amp;IF([input.AF15]=&quot;&quot;;&quot;&quot;;&quot;^&quot;&amp;[input.AF1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5]=&quot;&quot;;[.Z13]=0);&quot;&quot;;IF([input.AE15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5]=&quot;&quot;;[input.AM15]=&quot;&quot;);&quot;&quot;;&quot;$&quot;&amp;[input.AK15]&amp;IF([input.AM15]=&quot;&quot;;&quot;&quot;;&quot;^&quot;&amp;[input.AM1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5]=&quot;&quot;;[.AG13]=0);&quot;&quot;;IF([input.AL15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6]" office:value-type="date" office:date-value="2020-06-08" calcext:value-type="date">
            <text:p>08-Jun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6]=&quot;&quot;;[input.J16]=&quot;&quot;);&quot;&quot;;&quot;$&quot;&amp;[input.H16]&amp;IF([input.J16]=&quot;&quot;;&quot;&quot;;&quot;^&quot;&amp;[input.J16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6]=&quot;&quot;;[.D14]=0);&quot;&quot;;IF([input.I16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6]=&quot;&quot;;[input.Y16]=&quot;&quot;);&quot;&quot;;&quot;$&quot;&amp;[input.W16]&amp;IF([input.Y16]=&quot;&quot;;&quot;&quot;;&quot;^&quot;&amp;[input.Y16])&amp;&quot;$&quot;)" office:value-type="string" office:string-value="$0.5$" calcext:value-type="string">
            <text:p>$0.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6]=&quot;&quot;;[.S14]=0);&quot;&quot;;IF([input.X16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6]=&quot;&quot;;[input.AF16]=&quot;&quot;);&quot;&quot;;&quot;$&quot;&amp;[input.AD16]&amp;IF([input.AF16]=&quot;&quot;;&quot;&quot;;&quot;^&quot;&amp;[input.AF1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6]=&quot;&quot;;[.Z14]=0);&quot;&quot;;IF([input.AE1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6]=&quot;&quot;;[input.AM16]=&quot;&quot;);&quot;&quot;;&quot;$&quot;&amp;[input.AK16]&amp;IF([input.AM16]=&quot;&quot;;&quot;&quot;;&quot;^&quot;&amp;[input.AM16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6]=&quot;&quot;;[.AG14]=0);&quot;&quot;;IF([input.AL16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7]" office:value-type="date" office:date-value="2020-06-15" calcext:value-type="date">
            <text:p>15-Jun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7]=&quot;&quot;;[input.J17]=&quot;&quot;);&quot;&quot;;&quot;$&quot;&amp;[input.H17]&amp;IF([input.J17]=&quot;&quot;;&quot;&quot;;&quot;^&quot;&amp;[input.J17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7]=&quot;&quot;;[.D15]=0);&quot;&quot;;IF([input.I17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7]=&quot;&quot;;[input.Y17]=&quot;&quot;);&quot;&quot;;&quot;$&quot;&amp;[input.W17]&amp;IF([input.Y17]=&quot;&quot;;&quot;&quot;;&quot;^&quot;&amp;[input.Y17])&amp;&quot;$&quot;)" office:value-type="string" office:string-value="$0.5$" calcext:value-type="string">
            <text:p>$0.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7]=&quot;&quot;;[.S15]=0);&quot;&quot;;IF([input.X1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7]=&quot;&quot;;[input.AF17]=&quot;&quot;);&quot;&quot;;&quot;$&quot;&amp;[input.AD17]&amp;IF([input.AF17]=&quot;&quot;;&quot;&quot;;&quot;^&quot;&amp;[input.AF17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7]=&quot;&quot;;[.Z15]=0);&quot;&quot;;IF([input.AE17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7]=&quot;&quot;;[input.AM17]=&quot;&quot;);&quot;&quot;;&quot;$&quot;&amp;[input.AK17]&amp;IF([input.AM17]=&quot;&quot;;&quot;&quot;;&quot;^&quot;&amp;[input.AM1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7]=&quot;&quot;;[.AG15]=0);&quot;&quot;;IF([input.AL17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8]" office:value-type="date" office:date-value="2020-06-22" calcext:value-type="date">
            <text:p>22-Jun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8]=&quot;&quot;;[input.J18]=&quot;&quot;);&quot;&quot;;&quot;$&quot;&amp;[input.H18]&amp;IF([input.J18]=&quot;&quot;;&quot;&quot;;&quot;^&quot;&amp;[input.J18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8]=&quot;&quot;;[.D16]=0);&quot;&quot;;IF([input.I18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8]=&quot;&quot;;[input.Y18]=&quot;&quot;);&quot;&quot;;&quot;$&quot;&amp;[input.W18]&amp;IF([input.Y18]=&quot;&quot;;&quot;&quot;;&quot;^&quot;&amp;[input.Y18])&amp;&quot;$&quot;)" office:value-type="string" office:string-value="$0.5$" calcext:value-type="string">
            <text:p>$0.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8]=&quot;&quot;;[.S16]=0);&quot;&quot;;IF([input.X1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8]=&quot;&quot;;[input.AF18]=&quot;&quot;);&quot;&quot;;&quot;$&quot;&amp;[input.AD18]&amp;IF([input.AF18]=&quot;&quot;;&quot;&quot;;&quot;^&quot;&amp;[input.AF18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8]=&quot;&quot;;[.Z16]=0);&quot;&quot;;IF([input.AE18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8]=&quot;&quot;;[input.AM18]=&quot;&quot;);&quot;&quot;;&quot;$&quot;&amp;[input.AK18]&amp;IF([input.AM18]=&quot;&quot;;&quot;&quot;;&quot;^&quot;&amp;[input.AM1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8]=&quot;&quot;;[.AG16]=0);&quot;&quot;;IF([input.AL1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19]" office:value-type="date" office:date-value="2020-06-29" calcext:value-type="date">
            <text:p>29-Jun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19]=&quot;&quot;;[input.J19]=&quot;&quot;);&quot;&quot;;&quot;$&quot;&amp;[input.H19]&amp;IF([input.J19]=&quot;&quot;;&quot;&quot;;&quot;^&quot;&amp;[input.J19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19]=&quot;&quot;;[.D17]=0);&quot;&quot;;IF([input.I19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19]=&quot;&quot;;[input.Y19]=&quot;&quot;);&quot;&quot;;&quot;$&quot;&amp;[input.W19]&amp;IF([input.Y19]=&quot;&quot;;&quot;&quot;;&quot;^&quot;&amp;[input.Y19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19]=&quot;&quot;;[.S17]=0);&quot;&quot;;IF([input.X19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19]=&quot;&quot;;[input.AF19]=&quot;&quot;);&quot;&quot;;&quot;$&quot;&amp;[input.AD19]&amp;IF([input.AF19]=&quot;&quot;;&quot;&quot;;&quot;^&quot;&amp;[input.AF19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19]=&quot;&quot;;[.Z17]=0);&quot;&quot;;IF([input.AE19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19]=&quot;&quot;;[input.AM19]=&quot;&quot;);&quot;&quot;;&quot;$&quot;&amp;[input.AK19]&amp;IF([input.AM19]=&quot;&quot;;&quot;&quot;;&quot;^&quot;&amp;[input.AM19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19]=&quot;&quot;;[.AG17]=0);&quot;&quot;;IF([input.AL19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0]" office:value-type="date" office:date-value="2020-07-06" calcext:value-type="date">
            <text:p>06-Jul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0]=&quot;&quot;;[input.J20]=&quot;&quot;);&quot;&quot;;&quot;$&quot;&amp;[input.H20]&amp;IF([input.J20]=&quot;&quot;;&quot;&quot;;&quot;^&quot;&amp;[input.J20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0]=&quot;&quot;;[.D18]=0);&quot;&quot;;IF([input.I20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0]=&quot;&quot;;[input.Y20]=&quot;&quot;);&quot;&quot;;&quot;$&quot;&amp;[input.W20]&amp;IF([input.Y20]=&quot;&quot;;&quot;&quot;;&quot;^&quot;&amp;[input.Y20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0]=&quot;&quot;;[.S18]=0);&quot;&quot;;IF([input.X20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0]=&quot;&quot;;[input.AF20]=&quot;&quot;);&quot;&quot;;&quot;$&quot;&amp;[input.AD20]&amp;IF([input.AF20]=&quot;&quot;;&quot;&quot;;&quot;^&quot;&amp;[input.AF20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0]=&quot;&quot;;[.Z18]=0);&quot;&quot;;IF([input.AE20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0]=&quot;&quot;;[input.AM20]=&quot;&quot;);&quot;&quot;;&quot;$&quot;&amp;[input.AK20]&amp;IF([input.AM20]=&quot;&quot;;&quot;&quot;;&quot;^&quot;&amp;[input.AM20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0]=&quot;&quot;;[.AG18]=0);&quot;&quot;;IF([input.AL20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1]" office:value-type="date" office:date-value="2020-07-13" calcext:value-type="date">
            <text:p>13-Jul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1]=&quot;&quot;;[input.J21]=&quot;&quot;);&quot;&quot;;&quot;$&quot;&amp;[input.H21]&amp;IF([input.J21]=&quot;&quot;;&quot;&quot;;&quot;^&quot;&amp;[input.J21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1]=&quot;&quot;;[.D19]=0);&quot;&quot;;IF([input.I21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1]=&quot;&quot;;[input.Y21]=&quot;&quot;);&quot;&quot;;&quot;$&quot;&amp;[input.W21]&amp;IF([input.Y21]=&quot;&quot;;&quot;&quot;;&quot;^&quot;&amp;[input.Y21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1]=&quot;&quot;;[.S19]=0);&quot;&quot;;IF([input.X21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1]=&quot;&quot;;[input.AF21]=&quot;&quot;);&quot;&quot;;&quot;$&quot;&amp;[input.AD21]&amp;IF([input.AF21]=&quot;&quot;;&quot;&quot;;&quot;^&quot;&amp;[input.AF21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1]=&quot;&quot;;[.Z19]=0);&quot;&quot;;IF([input.AE21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1]=&quot;&quot;;[input.AM21]=&quot;&quot;);&quot;&quot;;&quot;$&quot;&amp;[input.AK21]&amp;IF([input.AM21]=&quot;&quot;;&quot;&quot;;&quot;^&quot;&amp;[input.AM21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1]=&quot;&quot;;[.AG19]=0);&quot;&quot;;IF([input.AL21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2]" office:value-type="date" office:date-value="2020-07-20" calcext:value-type="date">
            <text:p>20-Jul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2]=&quot;&quot;;[input.J22]=&quot;&quot;);&quot;&quot;;&quot;$&quot;&amp;[input.H22]&amp;IF([input.J22]=&quot;&quot;;&quot;&quot;;&quot;^&quot;&amp;[input.J22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2]=&quot;&quot;;[.D20]=0);&quot;&quot;;IF([input.I22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2]=&quot;&quot;;[input.Y22]=&quot;&quot;);&quot;&quot;;&quot;$&quot;&amp;[input.W22]&amp;IF([input.Y22]=&quot;&quot;;&quot;&quot;;&quot;^&quot;&amp;[input.Y22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2]=&quot;&quot;;[.S20]=0);&quot;&quot;;IF([input.X22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2]=&quot;&quot;;[input.AF22]=&quot;&quot;);&quot;&quot;;&quot;$&quot;&amp;[input.AD22]&amp;IF([input.AF22]=&quot;&quot;;&quot;&quot;;&quot;^&quot;&amp;[input.AF22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2]=&quot;&quot;;[.Z20]=0);&quot;&quot;;IF([input.AE22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2]=&quot;&quot;;[input.AM22]=&quot;&quot;);&quot;&quot;;&quot;$&quot;&amp;[input.AK22]&amp;IF([input.AM22]=&quot;&quot;;&quot;&quot;;&quot;^&quot;&amp;[input.AM22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2]=&quot;&quot;;[.AG20]=0);&quot;&quot;;IF([input.AL22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3]" office:value-type="date" office:date-value="2020-07-27" calcext:value-type="date">
            <text:p>27-Jul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3]=&quot;&quot;;[input.J23]=&quot;&quot;);&quot;&quot;;&quot;$&quot;&amp;[input.H23]&amp;IF([input.J23]=&quot;&quot;;&quot;&quot;;&quot;^&quot;&amp;[input.J23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3]=&quot;&quot;;[.D21]=0);&quot;&quot;;IF([input.I23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3]=&quot;&quot;;[input.Y23]=&quot;&quot;);&quot;&quot;;&quot;$&quot;&amp;[input.W23]&amp;IF([input.Y23]=&quot;&quot;;&quot;&quot;;&quot;^&quot;&amp;[input.Y23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3]=&quot;&quot;;[.S21]=0);&quot;&quot;;IF([input.X23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3]=&quot;&quot;;[input.AF23]=&quot;&quot;);&quot;&quot;;&quot;$&quot;&amp;[input.AD23]&amp;IF([input.AF23]=&quot;&quot;;&quot;&quot;;&quot;^&quot;&amp;[input.AF23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3]=&quot;&quot;;[.Z21]=0);&quot;&quot;;IF([input.AE23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3]=&quot;&quot;;[input.AM23]=&quot;&quot;);&quot;&quot;;&quot;$&quot;&amp;[input.AK23]&amp;IF([input.AM23]=&quot;&quot;;&quot;&quot;;&quot;^&quot;&amp;[input.AM23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3]=&quot;&quot;;[.AG21]=0);&quot;&quot;;IF([input.AL23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4]" office:value-type="date" office:date-value="2020-08-03" calcext:value-type="date">
            <text:p>03-Aug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4]=&quot;&quot;;[input.J24]=&quot;&quot;);&quot;&quot;;&quot;$&quot;&amp;[input.H24]&amp;IF([input.J24]=&quot;&quot;;&quot;&quot;;&quot;^&quot;&amp;[input.J2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4]=&quot;&quot;;[.D22]=0);&quot;&quot;;IF([input.I24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4]=&quot;&quot;;[input.Y24]=&quot;&quot;);&quot;&quot;;&quot;$&quot;&amp;[input.W24]&amp;IF([input.Y24]=&quot;&quot;;&quot;&quot;;&quot;^&quot;&amp;[input.Y2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4]=&quot;&quot;;[.S22]=0);&quot;&quot;;IF([input.X24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4]=&quot;&quot;;[input.AF24]=&quot;&quot;);&quot;&quot;;&quot;$&quot;&amp;[input.AD24]&amp;IF([input.AF24]=&quot;&quot;;&quot;&quot;;&quot;^&quot;&amp;[input.AF2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4]=&quot;&quot;;[.Z22]=0);&quot;&quot;;IF([input.AE24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4]=&quot;&quot;;[input.AM24]=&quot;&quot;);&quot;&quot;;&quot;$&quot;&amp;[input.AK24]&amp;IF([input.AM24]=&quot;&quot;;&quot;&quot;;&quot;^&quot;&amp;[input.AM2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4]=&quot;&quot;;[.AG22]=0);&quot;&quot;;IF([input.AL24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5]" office:value-type="date" office:date-value="2020-08-10" calcext:value-type="date">
            <text:p>10-Aug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5]=&quot;&quot;;[input.J25]=&quot;&quot;);&quot;&quot;;&quot;$&quot;&amp;[input.H25]&amp;IF([input.J25]=&quot;&quot;;&quot;&quot;;&quot;^&quot;&amp;[input.J2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5]=&quot;&quot;;[.D23]=0);&quot;&quot;;IF([input.I25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5]=&quot;&quot;;[input.Y25]=&quot;&quot;);&quot;&quot;;&quot;$&quot;&amp;[input.W25]&amp;IF([input.Y25]=&quot;&quot;;&quot;&quot;;&quot;^&quot;&amp;[input.Y2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5]=&quot;&quot;;[.S23]=0);&quot;&quot;;IF([input.X25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5]=&quot;&quot;;[input.AF25]=&quot;&quot;);&quot;&quot;;&quot;$&quot;&amp;[input.AD25]&amp;IF([input.AF25]=&quot;&quot;;&quot;&quot;;&quot;^&quot;&amp;[input.AF2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5]=&quot;&quot;;[.Z23]=0);&quot;&quot;;IF([input.AE25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5]=&quot;&quot;;[input.AM25]=&quot;&quot;);&quot;&quot;;&quot;$&quot;&amp;[input.AK25]&amp;IF([input.AM25]=&quot;&quot;;&quot;&quot;;&quot;^&quot;&amp;[input.AM2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5]=&quot;&quot;;[.AG23]=0);&quot;&quot;;IF([input.AL25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6]" office:value-type="date" office:date-value="2020-08-17" calcext:value-type="date">
            <text:p>17-Aug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6]=&quot;&quot;;[input.J26]=&quot;&quot;);&quot;&quot;;&quot;$&quot;&amp;[input.H26]&amp;IF([input.J26]=&quot;&quot;;&quot;&quot;;&quot;^&quot;&amp;[input.J2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6]=&quot;&quot;;[.D24]=0);&quot;&quot;;IF([input.I26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6]=&quot;&quot;;[input.Y26]=&quot;&quot;);&quot;&quot;;&quot;$&quot;&amp;[input.W26]&amp;IF([input.Y26]=&quot;&quot;;&quot;&quot;;&quot;^&quot;&amp;[input.Y2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6]=&quot;&quot;;[.S24]=0);&quot;&quot;;IF([input.X2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6]=&quot;&quot;;[input.AF26]=&quot;&quot;);&quot;&quot;;&quot;$&quot;&amp;[input.AD26]&amp;IF([input.AF26]=&quot;&quot;;&quot;&quot;;&quot;^&quot;&amp;[input.AF2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6]=&quot;&quot;;[.Z24]=0);&quot;&quot;;IF([input.AE2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6]=&quot;&quot;;[input.AM26]=&quot;&quot;);&quot;&quot;;&quot;$&quot;&amp;[input.AK26]&amp;IF([input.AM26]=&quot;&quot;;&quot;&quot;;&quot;^&quot;&amp;[input.AM2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6]=&quot;&quot;;[.AG24]=0);&quot;&quot;;IF([input.AL26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7]" office:value-type="date" office:date-value="2020-08-24" calcext:value-type="date">
            <text:p>24-Aug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7]=&quot;&quot;;[input.J27]=&quot;&quot;);&quot;&quot;;&quot;$&quot;&amp;[input.H27]&amp;IF([input.J27]=&quot;&quot;;&quot;&quot;;&quot;^&quot;&amp;[input.J27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7]=&quot;&quot;;[.D25]=0);&quot;&quot;;IF([input.I27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7]=&quot;&quot;;[input.Y27]=&quot;&quot;);&quot;&quot;;&quot;$&quot;&amp;[input.W27]&amp;IF([input.Y27]=&quot;&quot;;&quot;&quot;;&quot;^&quot;&amp;[input.Y27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7]=&quot;&quot;;[.S25]=0);&quot;&quot;;IF([input.X27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7]=&quot;&quot;;[input.AF27]=&quot;&quot;);&quot;&quot;;&quot;$&quot;&amp;[input.AD27]&amp;IF([input.AF27]=&quot;&quot;;&quot;&quot;;&quot;^&quot;&amp;[input.AF27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7]=&quot;&quot;;[.Z25]=0);&quot;&quot;;IF([input.AE27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7]=&quot;&quot;;[input.AM27]=&quot;&quot;);&quot;&quot;;&quot;$&quot;&amp;[input.AK27]&amp;IF([input.AM27]=&quot;&quot;;&quot;&quot;;&quot;^&quot;&amp;[input.AM27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7]=&quot;&quot;;[.AG25]=0);&quot;&quot;;IF([input.AL27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8]" office:value-type="date" office:date-value="2020-08-31" calcext:value-type="date">
            <text:p>31-Aug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8]=&quot;&quot;;[input.J28]=&quot;&quot;);&quot;&quot;;&quot;$&quot;&amp;[input.H28]&amp;IF([input.J28]=&quot;&quot;;&quot;&quot;;&quot;^&quot;&amp;[input.J28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8]=&quot;&quot;;[.D26]=0);&quot;&quot;;IF([input.I28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8]=&quot;&quot;;[input.Y28]=&quot;&quot;);&quot;&quot;;&quot;$&quot;&amp;[input.W28]&amp;IF([input.Y28]=&quot;&quot;;&quot;&quot;;&quot;^&quot;&amp;[input.Y28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8]=&quot;&quot;;[.S26]=0);&quot;&quot;;IF([input.X2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8]=&quot;&quot;;[input.AF28]=&quot;&quot;);&quot;&quot;;&quot;$&quot;&amp;[input.AD28]&amp;IF([input.AF28]=&quot;&quot;;&quot;&quot;;&quot;^&quot;&amp;[input.AF28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8]=&quot;&quot;;[.Z26]=0);&quot;&quot;;IF([input.AE2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8]=&quot;&quot;;[input.AM28]=&quot;&quot;);&quot;&quot;;&quot;$&quot;&amp;[input.AK28]&amp;IF([input.AM28]=&quot;&quot;;&quot;&quot;;&quot;^&quot;&amp;[input.AM28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8]=&quot;&quot;;[.AG26]=0);&quot;&quot;;IF([input.AL2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29]" office:value-type="date" office:date-value="2020-09-07" calcext:value-type="date">
            <text:p>07-Sep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29]=&quot;&quot;;[input.J29]=&quot;&quot;);&quot;&quot;;&quot;$&quot;&amp;[input.H29]&amp;IF([input.J29]=&quot;&quot;;&quot;&quot;;&quot;^&quot;&amp;[input.J2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29]=&quot;&quot;;[.D27]=0);&quot;&quot;;IF([input.I29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29]=&quot;&quot;;[input.Y29]=&quot;&quot;);&quot;&quot;;&quot;$&quot;&amp;[input.W29]&amp;IF([input.Y29]=&quot;&quot;;&quot;&quot;;&quot;^&quot;&amp;[input.Y2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29]=&quot;&quot;;[.S27]=0);&quot;&quot;;IF([input.X2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29]=&quot;&quot;;[input.AF29]=&quot;&quot;);&quot;&quot;;&quot;$&quot;&amp;[input.AD29]&amp;IF([input.AF29]=&quot;&quot;;&quot;&quot;;&quot;^&quot;&amp;[input.AF2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29]=&quot;&quot;;[.Z27]=0);&quot;&quot;;IF([input.AE2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29]=&quot;&quot;;[input.AM29]=&quot;&quot;);&quot;&quot;;&quot;$&quot;&amp;[input.AK29]&amp;IF([input.AM29]=&quot;&quot;;&quot;&quot;;&quot;^&quot;&amp;[input.AM2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29]=&quot;&quot;;[.AG27]=0);&quot;&quot;;IF([input.AL29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0]" office:value-type="date" office:date-value="2020-09-14" calcext:value-type="date">
            <text:p>14-Sep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0]=&quot;&quot;;[input.J30]=&quot;&quot;);&quot;&quot;;&quot;$&quot;&amp;[input.H30]&amp;IF([input.J30]=&quot;&quot;;&quot;&quot;;&quot;^&quot;&amp;[input.J3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0]=&quot;&quot;;[.D28]=0);&quot;&quot;;IF([input.I30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0]=&quot;&quot;;[input.Y30]=&quot;&quot;);&quot;&quot;;&quot;$&quot;&amp;[input.W30]&amp;IF([input.Y30]=&quot;&quot;;&quot;&quot;;&quot;^&quot;&amp;[input.Y3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0]=&quot;&quot;;[.S28]=0);&quot;&quot;;IF([input.X30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0]=&quot;&quot;;[input.AF30]=&quot;&quot;);&quot;&quot;;&quot;$&quot;&amp;[input.AD30]&amp;IF([input.AF30]=&quot;&quot;;&quot;&quot;;&quot;^&quot;&amp;[input.AF3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0]=&quot;&quot;;[.Z28]=0);&quot;&quot;;IF([input.AE30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0]=&quot;&quot;;[input.AM30]=&quot;&quot;);&quot;&quot;;&quot;$&quot;&amp;[input.AK30]&amp;IF([input.AM30]=&quot;&quot;;&quot;&quot;;&quot;^&quot;&amp;[input.AM3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0]=&quot;&quot;;[.AG28]=0);&quot;&quot;;IF([input.AL30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1]" office:value-type="date" office:date-value="2020-09-21" calcext:value-type="date">
            <text:p>21-Sep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1]=&quot;&quot;;[input.J31]=&quot;&quot;);&quot;&quot;;&quot;$&quot;&amp;[input.H31]&amp;IF([input.J31]=&quot;&quot;;&quot;&quot;;&quot;^&quot;&amp;[input.J3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1]=&quot;&quot;;[.D29]=0);&quot;&quot;;IF([input.I31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1]=&quot;&quot;;[input.Y31]=&quot;&quot;);&quot;&quot;;&quot;$&quot;&amp;[input.W31]&amp;IF([input.Y31]=&quot;&quot;;&quot;&quot;;&quot;^&quot;&amp;[input.Y3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1]=&quot;&quot;;[.S29]=0);&quot;&quot;;IF([input.X31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1]=&quot;&quot;;[input.AF31]=&quot;&quot;);&quot;&quot;;&quot;$&quot;&amp;[input.AD31]&amp;IF([input.AF31]=&quot;&quot;;&quot;&quot;;&quot;^&quot;&amp;[input.AF3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1]=&quot;&quot;;[.Z29]=0);&quot;&quot;;IF([input.AE31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1]=&quot;&quot;;[input.AM31]=&quot;&quot;);&quot;&quot;;&quot;$&quot;&amp;[input.AK31]&amp;IF([input.AM31]=&quot;&quot;;&quot;&quot;;&quot;^&quot;&amp;[input.AM3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1]=&quot;&quot;;[.AG29]=0);&quot;&quot;;IF([input.AL31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2]" office:value-type="date" office:date-value="2020-09-28" calcext:value-type="date">
            <text:p>28-Sep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2]=&quot;&quot;;[input.J32]=&quot;&quot;);&quot;&quot;;&quot;$&quot;&amp;[input.H32]&amp;IF([input.J32]=&quot;&quot;;&quot;&quot;;&quot;^&quot;&amp;[input.J32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2]=&quot;&quot;;[.D30]=0);&quot;&quot;;IF([input.I32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2]=&quot;&quot;;[input.Y32]=&quot;&quot;);&quot;&quot;;&quot;$&quot;&amp;[input.W32]&amp;IF([input.Y32]=&quot;&quot;;&quot;&quot;;&quot;^&quot;&amp;[input.Y32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2]=&quot;&quot;;[.S30]=0);&quot;&quot;;IF([input.X32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2]=&quot;&quot;;[input.AF32]=&quot;&quot;);&quot;&quot;;&quot;$&quot;&amp;[input.AD32]&amp;IF([input.AF32]=&quot;&quot;;&quot;&quot;;&quot;^&quot;&amp;[input.AF32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2]=&quot;&quot;;[.Z30]=0);&quot;&quot;;IF([input.AE32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2]=&quot;&quot;;[input.AM32]=&quot;&quot;);&quot;&quot;;&quot;$&quot;&amp;[input.AK32]&amp;IF([input.AM32]=&quot;&quot;;&quot;&quot;;&quot;^&quot;&amp;[input.AM32])&amp;&quot;$&quot;)" office:value-type="string" office:string-value="$0.8$" calcext:value-type="string">
            <text:p>$0.8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2]=&quot;&quot;;[.AG30]=0);&quot;&quot;;IF([input.AL32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3]" office:value-type="date" office:date-value="2020-10-05" calcext:value-type="date">
            <text:p>05-Oct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3]=&quot;&quot;;[input.J33]=&quot;&quot;);&quot;&quot;;&quot;$&quot;&amp;[input.H33]&amp;IF([input.J33]=&quot;&quot;;&quot;&quot;;&quot;^&quot;&amp;[input.J3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3]=&quot;&quot;;[.D31]=0);&quot;&quot;;IF([input.I33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3]=&quot;&quot;;[input.Y33]=&quot;&quot;);&quot;&quot;;&quot;$&quot;&amp;[input.W33]&amp;IF([input.Y33]=&quot;&quot;;&quot;&quot;;&quot;^&quot;&amp;[input.Y3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3]=&quot;&quot;;[.S31]=0);&quot;&quot;;IF([input.X33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3]=&quot;&quot;;[input.AF33]=&quot;&quot;);&quot;&quot;;&quot;$&quot;&amp;[input.AD33]&amp;IF([input.AF33]=&quot;&quot;;&quot;&quot;;&quot;^&quot;&amp;[input.AF3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3]=&quot;&quot;;[.Z31]=0);&quot;&quot;;IF([input.AE33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3]=&quot;&quot;;[input.AM33]=&quot;&quot;);&quot;&quot;;&quot;$&quot;&amp;[input.AK33]&amp;IF([input.AM33]=&quot;&quot;;&quot;&quot;;&quot;^&quot;&amp;[input.AM3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3]=&quot;&quot;;[.AG31]=0);&quot;&quot;;IF([input.AL33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4]" office:value-type="date" office:date-value="2020-10-12" calcext:value-type="date">
            <text:p>12-Oct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4]=&quot;&quot;;[input.J34]=&quot;&quot;);&quot;&quot;;&quot;$&quot;&amp;[input.H34]&amp;IF([input.J34]=&quot;&quot;;&quot;&quot;;&quot;^&quot;&amp;[input.J34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4]=&quot;&quot;;[.D32]=0);&quot;&quot;;IF([input.I34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4]=&quot;&quot;;[input.Y34]=&quot;&quot;);&quot;&quot;;&quot;$&quot;&amp;[input.W34]&amp;IF([input.Y34]=&quot;&quot;;&quot;&quot;;&quot;^&quot;&amp;[input.Y34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4]=&quot;&quot;;[.S32]=0);&quot;&quot;;IF([input.X34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4]=&quot;&quot;;[input.AF34]=&quot;&quot;);&quot;&quot;;&quot;$&quot;&amp;[input.AD34]&amp;IF([input.AF34]=&quot;&quot;;&quot;&quot;;&quot;^&quot;&amp;[input.AF34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4]=&quot;&quot;;[.Z32]=0);&quot;&quot;;IF([input.AE34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4]=&quot;&quot;;[input.AM34]=&quot;&quot;);&quot;&quot;;&quot;$&quot;&amp;[input.AK34]&amp;IF([input.AM34]=&quot;&quot;;&quot;&quot;;&quot;^&quot;&amp;[input.AM34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4]=&quot;&quot;;[.AG32]=0);&quot;&quot;;IF([input.AL34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5]" office:value-type="date" office:date-value="2020-10-19" calcext:value-type="date">
            <text:p>19-Oct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5]=&quot;&quot;;[input.J35]=&quot;&quot;);&quot;&quot;;&quot;$&quot;&amp;[input.H35]&amp;IF([input.J35]=&quot;&quot;;&quot;&quot;;&quot;^&quot;&amp;[input.J35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5]=&quot;&quot;;[.D33]=0);&quot;&quot;;IF([input.I35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5]=&quot;&quot;;[input.Y35]=&quot;&quot;);&quot;&quot;;&quot;$&quot;&amp;[input.W35]&amp;IF([input.Y35]=&quot;&quot;;&quot;&quot;;&quot;^&quot;&amp;[input.Y3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5]=&quot;&quot;;[.S33]=0);&quot;&quot;;IF([input.X35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5]=&quot;&quot;;[input.AF35]=&quot;&quot;);&quot;&quot;;&quot;$&quot;&amp;[input.AD35]&amp;IF([input.AF35]=&quot;&quot;;&quot;&quot;;&quot;^&quot;&amp;[input.AF3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5]=&quot;&quot;;[.Z33]=0);&quot;&quot;;IF([input.AE35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5]=&quot;&quot;;[input.AM35]=&quot;&quot;);&quot;&quot;;&quot;$&quot;&amp;[input.AK35]&amp;IF([input.AM35]=&quot;&quot;;&quot;&quot;;&quot;^&quot;&amp;[input.AM3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5]=&quot;&quot;;[.AG33]=0);&quot;&quot;;IF([input.AL35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6]" office:value-type="date" office:date-value="2020-10-26" calcext:value-type="date">
            <text:p>26-Oct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6]=&quot;&quot;;[input.J36]=&quot;&quot;);&quot;&quot;;&quot;$&quot;&amp;[input.H36]&amp;IF([input.J36]=&quot;&quot;;&quot;&quot;;&quot;^&quot;&amp;[input.J3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6]=&quot;&quot;;[.D34]=0);&quot;&quot;;IF([input.I36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6]=&quot;&quot;;[input.Y36]=&quot;&quot;);&quot;&quot;;&quot;$&quot;&amp;[input.W36]&amp;IF([input.Y36]=&quot;&quot;;&quot;&quot;;&quot;^&quot;&amp;[input.Y3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6]=&quot;&quot;;[.S34]=0);&quot;&quot;;IF([input.X3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6]=&quot;&quot;;[input.AF36]=&quot;&quot;);&quot;&quot;;&quot;$&quot;&amp;[input.AD36]&amp;IF([input.AF36]=&quot;&quot;;&quot;&quot;;&quot;^&quot;&amp;[input.AF3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6]=&quot;&quot;;[.Z34]=0);&quot;&quot;;IF([input.AE3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6]=&quot;&quot;;[input.AM36]=&quot;&quot;);&quot;&quot;;&quot;$&quot;&amp;[input.AK36]&amp;IF([input.AM36]=&quot;&quot;;&quot;&quot;;&quot;^&quot;&amp;[input.AM3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6]=&quot;&quot;;[.AG34]=0);&quot;&quot;;IF([input.AL36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7]" office:value-type="date" office:date-value="2020-11-02" calcext:value-type="date">
            <text:p>02-Nov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7]=&quot;&quot;;[input.J37]=&quot;&quot;);&quot;&quot;;&quot;$&quot;&amp;[input.H37]&amp;IF([input.J37]=&quot;&quot;;&quot;&quot;;&quot;^&quot;&amp;[input.J37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7]=&quot;&quot;;[.D35]=0);&quot;&quot;;IF([input.I37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7]=&quot;&quot;;[input.Y37]=&quot;&quot;);&quot;&quot;;&quot;$&quot;&amp;[input.W37]&amp;IF([input.Y37]=&quot;&quot;;&quot;&quot;;&quot;^&quot;&amp;[input.Y3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7]=&quot;&quot;;[.S35]=0);&quot;&quot;;IF([input.X3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7]=&quot;&quot;;[input.AF37]=&quot;&quot;);&quot;&quot;;&quot;$&quot;&amp;[input.AD37]&amp;IF([input.AF37]=&quot;&quot;;&quot;&quot;;&quot;^&quot;&amp;[input.AF3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7]=&quot;&quot;;[.Z35]=0);&quot;&quot;;IF([input.AE3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7]=&quot;&quot;;[input.AM37]=&quot;&quot;);&quot;&quot;;&quot;$&quot;&amp;[input.AK37]&amp;IF([input.AM37]=&quot;&quot;;&quot;&quot;;&quot;^&quot;&amp;[input.AM3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7]=&quot;&quot;;[.AG35]=0);&quot;&quot;;IF([input.AL37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8]" office:value-type="date" office:date-value="2020-11-09" calcext:value-type="date">
            <text:p>09-Nov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8]=&quot;&quot;;[input.J38]=&quot;&quot;);&quot;&quot;;&quot;$&quot;&amp;[input.H38]&amp;IF([input.J38]=&quot;&quot;;&quot;&quot;;&quot;^&quot;&amp;[input.J38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8]=&quot;&quot;;[.D36]=0);&quot;&quot;;IF([input.I38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8]=&quot;&quot;;[input.Y38]=&quot;&quot;);&quot;&quot;;&quot;$&quot;&amp;[input.W38]&amp;IF([input.Y38]=&quot;&quot;;&quot;&quot;;&quot;^&quot;&amp;[input.Y3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8]=&quot;&quot;;[.S36]=0);&quot;&quot;;IF([input.X3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8]=&quot;&quot;;[input.AF38]=&quot;&quot;);&quot;&quot;;&quot;$&quot;&amp;[input.AD38]&amp;IF([input.AF38]=&quot;&quot;;&quot;&quot;;&quot;^&quot;&amp;[input.AF3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8]=&quot;&quot;;[.Z36]=0);&quot;&quot;;IF([input.AE3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8]=&quot;&quot;;[input.AM38]=&quot;&quot;);&quot;&quot;;&quot;$&quot;&amp;[input.AK38]&amp;IF([input.AM38]=&quot;&quot;;&quot;&quot;;&quot;^&quot;&amp;[input.AM3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8]=&quot;&quot;;[.AG36]=0);&quot;&quot;;IF([input.AL3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39]" office:value-type="date" office:date-value="2020-11-16" calcext:value-type="date">
            <text:p>16-Nov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39]=&quot;&quot;;[input.J39]=&quot;&quot;);&quot;&quot;;&quot;$&quot;&amp;[input.H39]&amp;IF([input.J39]=&quot;&quot;;&quot;&quot;;&quot;^&quot;&amp;[input.J3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39]=&quot;&quot;;[.D37]=0);&quot;&quot;;IF([input.I39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39]=&quot;&quot;;[input.Y39]=&quot;&quot;);&quot;&quot;;&quot;$&quot;&amp;[input.W39]&amp;IF([input.Y39]=&quot;&quot;;&quot;&quot;;&quot;^&quot;&amp;[input.Y39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39]=&quot;&quot;;[.S37]=0);&quot;&quot;;IF([input.X39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39]=&quot;&quot;;[input.AF39]=&quot;&quot;);&quot;&quot;;&quot;$&quot;&amp;[input.AD39]&amp;IF([input.AF39]=&quot;&quot;;&quot;&quot;;&quot;^&quot;&amp;[input.AF3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39]=&quot;&quot;;[.Z37]=0);&quot;&quot;;IF([input.AE3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39]=&quot;&quot;;[input.AM39]=&quot;&quot;);&quot;&quot;;&quot;$&quot;&amp;[input.AK39]&amp;IF([input.AM39]=&quot;&quot;;&quot;&quot;;&quot;^&quot;&amp;[input.AM3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39]=&quot;&quot;;[.AG37]=0);&quot;&quot;;IF([input.AL39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0]" office:value-type="date" office:date-value="2020-11-23" calcext:value-type="date">
            <text:p>23-Nov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0]=&quot;&quot;;[input.J40]=&quot;&quot;);&quot;&quot;;&quot;$&quot;&amp;[input.H40]&amp;IF([input.J40]=&quot;&quot;;&quot;&quot;;&quot;^&quot;&amp;[input.J4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0]=&quot;&quot;;[.D38]=0);&quot;&quot;;IF([input.I40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0]=&quot;&quot;;[input.Y40]=&quot;&quot;);&quot;&quot;;&quot;$&quot;&amp;[input.W40]&amp;IF([input.Y40]=&quot;&quot;;&quot;&quot;;&quot;^&quot;&amp;[input.Y40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0]=&quot;&quot;;[.S38]=0);&quot;&quot;;IF([input.X40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0]=&quot;&quot;;[input.AF40]=&quot;&quot;);&quot;&quot;;&quot;$&quot;&amp;[input.AD40]&amp;IF([input.AF40]=&quot;&quot;;&quot;&quot;;&quot;^&quot;&amp;[input.AF4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0]=&quot;&quot;;[.Z38]=0);&quot;&quot;;IF([input.AE40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0]=&quot;&quot;;[input.AM40]=&quot;&quot;);&quot;&quot;;&quot;$&quot;&amp;[input.AK40]&amp;IF([input.AM40]=&quot;&quot;;&quot;&quot;;&quot;^&quot;&amp;[input.AM40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0]=&quot;&quot;;[.AG38]=0);&quot;&quot;;IF([input.AL40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1]" office:value-type="date" office:date-value="2020-11-30" calcext:value-type="date">
            <text:p>30-Nov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1]=&quot;&quot;;[input.J41]=&quot;&quot;);&quot;&quot;;&quot;$&quot;&amp;[input.H41]&amp;IF([input.J41]=&quot;&quot;;&quot;&quot;;&quot;^&quot;&amp;[input.J4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1]=&quot;&quot;;[.D39]=0);&quot;&quot;;IF([input.I41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1]=&quot;&quot;;[input.Y41]=&quot;&quot;);&quot;&quot;;&quot;$&quot;&amp;[input.W41]&amp;IF([input.Y41]=&quot;&quot;;&quot;&quot;;&quot;^&quot;&amp;[input.Y41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1]=&quot;&quot;;[.S39]=0);&quot;&quot;;IF([input.X41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1]=&quot;&quot;;[input.AF41]=&quot;&quot;);&quot;&quot;;&quot;$&quot;&amp;[input.AD41]&amp;IF([input.AF41]=&quot;&quot;;&quot;&quot;;&quot;^&quot;&amp;[input.AF4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1]=&quot;&quot;;[.Z39]=0);&quot;&quot;;IF([input.AE41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1]=&quot;&quot;;[input.AM41]=&quot;&quot;);&quot;&quot;;&quot;$&quot;&amp;[input.AK41]&amp;IF([input.AM41]=&quot;&quot;;&quot;&quot;;&quot;^&quot;&amp;[input.AM41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1]=&quot;&quot;;[.AG39]=0);&quot;&quot;;IF([input.AL41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2]" office:value-type="date" office:date-value="2020-12-07" calcext:value-type="date">
            <text:p>07-Dec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2]=&quot;&quot;;[input.J42]=&quot;&quot;);&quot;&quot;;&quot;$&quot;&amp;[input.H42]&amp;IF([input.J42]=&quot;&quot;;&quot;&quot;;&quot;^&quot;&amp;[input.J42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2]=&quot;&quot;;[.D40]=0);&quot;&quot;;IF([input.I42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2]=&quot;&quot;;[input.Y42]=&quot;&quot;);&quot;&quot;;&quot;$&quot;&amp;[input.W42]&amp;IF([input.Y42]=&quot;&quot;;&quot;&quot;;&quot;^&quot;&amp;[input.Y42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2]=&quot;&quot;;[.S40]=0);&quot;&quot;;IF([input.X42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2]=&quot;&quot;;[input.AF42]=&quot;&quot;);&quot;&quot;;&quot;$&quot;&amp;[input.AD42]&amp;IF([input.AF42]=&quot;&quot;;&quot;&quot;;&quot;^&quot;&amp;[input.AF42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2]=&quot;&quot;;[.Z40]=0);&quot;&quot;;IF([input.AE42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2]=&quot;&quot;;[input.AM42]=&quot;&quot;);&quot;&quot;;&quot;$&quot;&amp;[input.AK42]&amp;IF([input.AM42]=&quot;&quot;;&quot;&quot;;&quot;^&quot;&amp;[input.AM42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2]=&quot;&quot;;[.AG40]=0);&quot;&quot;;IF([input.AL42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3]" office:value-type="date" office:date-value="2020-12-14" calcext:value-type="date">
            <text:p>14-Dec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3]=&quot;&quot;;[input.J43]=&quot;&quot;);&quot;&quot;;&quot;$&quot;&amp;[input.H43]&amp;IF([input.J43]=&quot;&quot;;&quot;&quot;;&quot;^&quot;&amp;[input.J4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3]=&quot;&quot;;[.D41]=0);&quot;&quot;;IF([input.I43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3]=&quot;&quot;;[input.Y43]=&quot;&quot;);&quot;&quot;;&quot;$&quot;&amp;[input.W43]&amp;IF([input.Y43]=&quot;&quot;;&quot;&quot;;&quot;^&quot;&amp;[input.Y43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3]=&quot;&quot;;[.S41]=0);&quot;&quot;;IF([input.X43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3]=&quot;&quot;;[input.AF43]=&quot;&quot;);&quot;&quot;;&quot;$&quot;&amp;[input.AD43]&amp;IF([input.AF43]=&quot;&quot;;&quot;&quot;;&quot;^&quot;&amp;[input.AF43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3]=&quot;&quot;;[.Z41]=0);&quot;&quot;;IF([input.AE43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3]=&quot;&quot;;[input.AM43]=&quot;&quot;);&quot;&quot;;&quot;$&quot;&amp;[input.AK43]&amp;IF([input.AM43]=&quot;&quot;;&quot;&quot;;&quot;^&quot;&amp;[input.AM43])&amp;&quot;$&quot;)" office:value-type="string" office:string-value="$0.25$" calcext:value-type="string">
            <text:p>$0.25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3]=&quot;&quot;;[.AG41]=0);&quot;&quot;;IF([input.AL43]=1;&quot;Y&quot;;&quot;N&quot;))" office:value-type="string" office:string-value="Y" calcext:value-type="string">
            <text:p>Y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4]" office:value-type="date" office:date-value="2020-12-21" calcext:value-type="date">
            <text:p>21-Dec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4]=&quot;&quot;;[input.J44]=&quot;&quot;);&quot;&quot;;&quot;$&quot;&amp;[input.H44]&amp;IF([input.J44]=&quot;&quot;;&quot;&quot;;&quot;^&quot;&amp;[input.J4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4]=&quot;&quot;;[.D42]=0);&quot;&quot;;IF([input.I44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4]=&quot;&quot;;[input.Y44]=&quot;&quot;);&quot;&quot;;&quot;$&quot;&amp;[input.W44]&amp;IF([input.Y44]=&quot;&quot;;&quot;&quot;;&quot;^&quot;&amp;[input.Y44])&amp;&quot;$&quot;)" office:value-type="string" office:string-value="$^c$" calcext:value-type="string">
            <text:p>$^c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4]=&quot;&quot;;[.S42]=0);&quot;&quot;;IF([input.X44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4]=&quot;&quot;;[input.AF44]=&quot;&quot;);&quot;&quot;;&quot;$&quot;&amp;[input.AD44]&amp;IF([input.AF44]=&quot;&quot;;&quot;&quot;;&quot;^&quot;&amp;[input.AF4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4]=&quot;&quot;;[.Z42]=0);&quot;&quot;;IF([input.AE44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4]=&quot;&quot;;[input.AM44]=&quot;&quot;);&quot;&quot;;&quot;$&quot;&amp;[input.AK44]&amp;IF([input.AM44]=&quot;&quot;;&quot;&quot;;&quot;^&quot;&amp;[input.AM44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4]=&quot;&quot;;[.AG42]=0);&quot;&quot;;IF([input.AL44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5]" office:value-type="date" office:date-value="2020-12-28" calcext:value-type="date">
            <text:p>28-Dec-20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5]=&quot;&quot;;[input.J45]=&quot;&quot;);&quot;&quot;;&quot;$&quot;&amp;[input.H45]&amp;IF([input.J45]=&quot;&quot;;&quot;&quot;;&quot;^&quot;&amp;[input.J4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5]=&quot;&quot;;[.D43]=0);&quot;&quot;;IF([input.I45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5]=&quot;&quot;;[input.Y45]=&quot;&quot;);&quot;&quot;;&quot;$&quot;&amp;[input.W45]&amp;IF([input.Y45]=&quot;&quot;;&quot;&quot;;&quot;^&quot;&amp;[input.Y4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5]=&quot;&quot;;[.S43]=0);&quot;&quot;;IF([input.X45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5]=&quot;&quot;;[input.AF45]=&quot;&quot;);&quot;&quot;;&quot;$&quot;&amp;[input.AD45]&amp;IF([input.AF45]=&quot;&quot;;&quot;&quot;;&quot;^&quot;&amp;[input.AF4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5]=&quot;&quot;;[.Z43]=0);&quot;&quot;;IF([input.AE45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5]=&quot;&quot;;[input.AM45]=&quot;&quot;);&quot;&quot;;&quot;$&quot;&amp;[input.AK45]&amp;IF([input.AM45]=&quot;&quot;;&quot;&quot;;&quot;^&quot;&amp;[input.AM45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5]=&quot;&quot;;[.AG43]=0);&quot;&quot;;IF([input.AL45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6]" office:value-type="date" office:date-value="2021-01-04" calcext:value-type="date">
            <text:p>04-Jan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6]=&quot;&quot;;[input.J46]=&quot;&quot;);&quot;&quot;;&quot;$&quot;&amp;[input.H46]&amp;IF([input.J46]=&quot;&quot;;&quot;&quot;;&quot;^&quot;&amp;[input.J4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6]=&quot;&quot;;[.D44]=0);&quot;&quot;;IF([input.I46]=1;&quot;Y&quot;;&quot;N&quot;))">
            <text:p/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6]=&quot;&quot;;[input.Y46]=&quot;&quot;);&quot;&quot;;&quot;$&quot;&amp;[input.W46]&amp;IF([input.Y46]=&quot;&quot;;&quot;&quot;;&quot;^&quot;&amp;[input.Y4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6]=&quot;&quot;;[.S44]=0);&quot;&quot;;IF([input.X4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6]=&quot;&quot;;[input.AF46]=&quot;&quot;);&quot;&quot;;&quot;$&quot;&amp;[input.AD46]&amp;IF([input.AF46]=&quot;&quot;;&quot;&quot;;&quot;^&quot;&amp;[input.AF4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6]=&quot;&quot;;[.Z44]=0);&quot;&quot;;IF([input.AE46]=1;&quot;Y&quot;;&quot;N&quot;))">
            <text:p/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6]=&quot;&quot;;[input.AM46]=&quot;&quot;);&quot;&quot;;&quot;$&quot;&amp;[input.AK46]&amp;IF([input.AM46]=&quot;&quot;;&quot;&quot;;&quot;^&quot;&amp;[input.AM46])&amp;&quot;$&quot;)">
            <text:p/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6]=&quot;&quot;;[.AG44]=0);&quot;&quot;;IF([input.AL46]=1;&quot;Y&quot;;&quot;N&quot;))">
            <text:p/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7]" office:value-type="date" office:date-value="2021-01-11" calcext:value-type="date">
            <text:p>11-Jan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7]=&quot;&quot;;[input.J47]=&quot;&quot;);&quot;&quot;;&quot;$&quot;&amp;[input.H47]&amp;IF([input.J47]=&quot;&quot;;&quot;&quot;;&quot;^&quot;&amp;[input.J47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7]=&quot;&quot;;[.D45]=0);&quot;&quot;;IF([input.I47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7]=&quot;&quot;;[input.Y47]=&quot;&quot;);&quot;&quot;;&quot;$&quot;&amp;[input.W47]&amp;IF([input.Y47]=&quot;&quot;;&quot;&quot;;&quot;^&quot;&amp;[input.Y47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7]=&quot;&quot;;[.S45]=0);&quot;&quot;;IF([input.X47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7]=&quot;&quot;;[input.AF47]=&quot;&quot;);&quot;&quot;;&quot;$&quot;&amp;[input.AD47]&amp;IF([input.AF47]=&quot;&quot;;&quot;&quot;;&quot;^&quot;&amp;[input.AF4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7]=&quot;&quot;;[.Z45]=0);&quot;&quot;;IF([input.AE4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7]=&quot;&quot;;[input.AM47]=&quot;&quot;);&quot;&quot;;&quot;$&quot;&amp;[input.AK47]&amp;IF([input.AM47]=&quot;&quot;;&quot;&quot;;&quot;^&quot;&amp;[input.AM4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7]=&quot;&quot;;[.AG45]=0);&quot;&quot;;IF([input.AL47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8]" office:value-type="date" office:date-value="2021-01-18" calcext:value-type="date">
            <text:p>18-Jan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8]=&quot;&quot;;[input.J48]=&quot;&quot;);&quot;&quot;;&quot;$&quot;&amp;[input.H48]&amp;IF([input.J48]=&quot;&quot;;&quot;&quot;;&quot;^&quot;&amp;[input.J48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8]=&quot;&quot;;[.D46]=0);&quot;&quot;;IF([input.I48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8]=&quot;&quot;;[input.Y48]=&quot;&quot;);&quot;&quot;;&quot;$&quot;&amp;[input.W48]&amp;IF([input.Y48]=&quot;&quot;;&quot;&quot;;&quot;^&quot;&amp;[input.Y48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8]=&quot;&quot;;[.S46]=0);&quot;&quot;;IF([input.X48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8]=&quot;&quot;;[input.AF48]=&quot;&quot;);&quot;&quot;;&quot;$&quot;&amp;[input.AD48]&amp;IF([input.AF48]=&quot;&quot;;&quot;&quot;;&quot;^&quot;&amp;[input.AF4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8]=&quot;&quot;;[.Z46]=0);&quot;&quot;;IF([input.AE4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8]=&quot;&quot;;[input.AM48]=&quot;&quot;);&quot;&quot;;&quot;$&quot;&amp;[input.AK48]&amp;IF([input.AM48]=&quot;&quot;;&quot;&quot;;&quot;^&quot;&amp;[input.AM4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8]=&quot;&quot;;[.AG46]=0);&quot;&quot;;IF([input.AL4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49]" office:value-type="date" office:date-value="2021-01-25" calcext:value-type="date">
            <text:p>25-Jan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49]=&quot;&quot;;[input.J49]=&quot;&quot;);&quot;&quot;;&quot;$&quot;&amp;[input.H49]&amp;IF([input.J49]=&quot;&quot;;&quot;&quot;;&quot;^&quot;&amp;[input.J49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49]=&quot;&quot;;[.D47]=0);&quot;&quot;;IF([input.I49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49]=&quot;&quot;;[input.Y49]=&quot;&quot;);&quot;&quot;;&quot;$&quot;&amp;[input.W49]&amp;IF([input.Y49]=&quot;&quot;;&quot;&quot;;&quot;^&quot;&amp;[input.Y49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49]=&quot;&quot;;[.S47]=0);&quot;&quot;;IF([input.X49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49]=&quot;&quot;;[input.AF49]=&quot;&quot;);&quot;&quot;;&quot;$&quot;&amp;[input.AD49]&amp;IF([input.AF49]=&quot;&quot;;&quot;&quot;;&quot;^&quot;&amp;[input.AF4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49]=&quot;&quot;;[.Z47]=0);&quot;&quot;;IF([input.AE4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49]=&quot;&quot;;[input.AM49]=&quot;&quot;);&quot;&quot;;&quot;$&quot;&amp;[input.AK49]&amp;IF([input.AM49]=&quot;&quot;;&quot;&quot;;&quot;^&quot;&amp;[input.AM4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49]=&quot;&quot;;[.AG47]=0);&quot;&quot;;IF([input.AL49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0]" office:value-type="date" office:date-value="2021-02-01" calcext:value-type="date">
            <text:p>01-Feb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0]=&quot;&quot;;[input.J50]=&quot;&quot;);&quot;&quot;;&quot;$&quot;&amp;[input.H50]&amp;IF([input.J50]=&quot;&quot;;&quot;&quot;;&quot;^&quot;&amp;[input.J50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0]=&quot;&quot;;[.D48]=0);&quot;&quot;;IF([input.I50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0]=&quot;&quot;;[input.Y50]=&quot;&quot;);&quot;&quot;;&quot;$&quot;&amp;[input.W50]&amp;IF([input.Y50]=&quot;&quot;;&quot;&quot;;&quot;^&quot;&amp;[input.Y50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0]=&quot;&quot;;[.S48]=0);&quot;&quot;;IF([input.X50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0]=&quot;&quot;;[input.AF50]=&quot;&quot;);&quot;&quot;;&quot;$&quot;&amp;[input.AD50]&amp;IF([input.AF50]=&quot;&quot;;&quot;&quot;;&quot;^&quot;&amp;[input.AF5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0]=&quot;&quot;;[.Z48]=0);&quot;&quot;;IF([input.AE50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0]=&quot;&quot;;[input.AM50]=&quot;&quot;);&quot;&quot;;&quot;$&quot;&amp;[input.AK50]&amp;IF([input.AM50]=&quot;&quot;;&quot;&quot;;&quot;^&quot;&amp;[input.AM50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0]=&quot;&quot;;[.AG48]=0);&quot;&quot;;IF([input.AL50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1]" office:value-type="date" office:date-value="2021-02-08" calcext:value-type="date">
            <text:p>08-Feb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1]=&quot;&quot;;[input.J51]=&quot;&quot;);&quot;&quot;;&quot;$&quot;&amp;[input.H51]&amp;IF([input.J51]=&quot;&quot;;&quot;&quot;;&quot;^&quot;&amp;[input.J51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1]=&quot;&quot;;[.D49]=0);&quot;&quot;;IF([input.I51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1]=&quot;&quot;;[input.Y51]=&quot;&quot;);&quot;&quot;;&quot;$&quot;&amp;[input.W51]&amp;IF([input.Y51]=&quot;&quot;;&quot;&quot;;&quot;^&quot;&amp;[input.Y51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1]=&quot;&quot;;[.S49]=0);&quot;&quot;;IF([input.X51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1]=&quot;&quot;;[input.AF51]=&quot;&quot;);&quot;&quot;;&quot;$&quot;&amp;[input.AD51]&amp;IF([input.AF51]=&quot;&quot;;&quot;&quot;;&quot;^&quot;&amp;[input.AF5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1]=&quot;&quot;;[.Z49]=0);&quot;&quot;;IF([input.AE51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1]=&quot;&quot;;[input.AM51]=&quot;&quot;);&quot;&quot;;&quot;$&quot;&amp;[input.AK51]&amp;IF([input.AM51]=&quot;&quot;;&quot;&quot;;&quot;^&quot;&amp;[input.AM51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1]=&quot;&quot;;[.AG49]=0);&quot;&quot;;IF([input.AL51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2]" office:value-type="date" office:date-value="2021-02-15" calcext:value-type="date">
            <text:p>15-Feb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2]=&quot;&quot;;[input.J52]=&quot;&quot;);&quot;&quot;;&quot;$&quot;&amp;[input.H52]&amp;IF([input.J52]=&quot;&quot;;&quot;&quot;;&quot;^&quot;&amp;[input.J52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2]=&quot;&quot;;[.D50]=0);&quot;&quot;;IF([input.I52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2]=&quot;&quot;;[input.Y52]=&quot;&quot;);&quot;&quot;;&quot;$&quot;&amp;[input.W52]&amp;IF([input.Y52]=&quot;&quot;;&quot;&quot;;&quot;^&quot;&amp;[input.Y52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2]=&quot;&quot;;[.S50]=0);&quot;&quot;;IF([input.X52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2]=&quot;&quot;;[input.AF52]=&quot;&quot;);&quot;&quot;;&quot;$&quot;&amp;[input.AD52]&amp;IF([input.AF52]=&quot;&quot;;&quot;&quot;;&quot;^&quot;&amp;[input.AF52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2]=&quot;&quot;;[.Z50]=0);&quot;&quot;;IF([input.AE52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2]=&quot;&quot;;[input.AM52]=&quot;&quot;);&quot;&quot;;&quot;$&quot;&amp;[input.AK52]&amp;IF([input.AM52]=&quot;&quot;;&quot;&quot;;&quot;^&quot;&amp;[input.AM52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2]=&quot;&quot;;[.AG50]=0);&quot;&quot;;IF([input.AL52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3]" office:value-type="date" office:date-value="2021-02-22" calcext:value-type="date">
            <text:p>22-Feb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3]=&quot;&quot;;[input.J53]=&quot;&quot;);&quot;&quot;;&quot;$&quot;&amp;[input.H53]&amp;IF([input.J53]=&quot;&quot;;&quot;&quot;;&quot;^&quot;&amp;[input.J53])&amp;&quot;$&quot;)" office:value-type="string" office:string-value="$1$" calcext:value-type="string">
            <text:p>$1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3]=&quot;&quot;;[.D51]=0);&quot;&quot;;IF([input.I53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3]=&quot;&quot;;[input.Y53]=&quot;&quot;);&quot;&quot;;&quot;$&quot;&amp;[input.W53]&amp;IF([input.Y53]=&quot;&quot;;&quot;&quot;;&quot;^&quot;&amp;[input.Y53])&amp;&quot;$&quot;)" office:value-type="string" office:string-value="$0.4$" calcext:value-type="string">
            <text:p>$0.4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3]=&quot;&quot;;[.S51]=0);&quot;&quot;;IF([input.X53]=1;&quot;Y&quot;;&quot;N&quot;))" office:value-type="string" office:string-value="Y" calcext:value-type="string">
            <text:p>Y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3]=&quot;&quot;;[input.AF53]=&quot;&quot;);&quot;&quot;;&quot;$&quot;&amp;[input.AD53]&amp;IF([input.AF53]=&quot;&quot;;&quot;&quot;;&quot;^&quot;&amp;[input.AF53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3]=&quot;&quot;;[.Z51]=0);&quot;&quot;;IF([input.AE53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3]=&quot;&quot;;[input.AM53]=&quot;&quot;);&quot;&quot;;&quot;$&quot;&amp;[input.AK53]&amp;IF([input.AM53]=&quot;&quot;;&quot;&quot;;&quot;^&quot;&amp;[input.AM53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3]=&quot;&quot;;[.AG51]=0);&quot;&quot;;IF([input.AL53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4]" office:value-type="date" office:date-value="2021-03-01" calcext:value-type="date">
            <text:p>01-Ma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4]=&quot;&quot;;[input.J54]=&quot;&quot;);&quot;&quot;;&quot;$&quot;&amp;[input.H54]&amp;IF([input.J54]=&quot;&quot;;&quot;&quot;;&quot;^&quot;&amp;[input.J54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4]=&quot;&quot;;[.D52]=0);&quot;&quot;;IF([input.I54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4]=&quot;&quot;;[input.Y54]=&quot;&quot;);&quot;&quot;;&quot;$&quot;&amp;[input.W54]&amp;IF([input.Y54]=&quot;&quot;;&quot;&quot;;&quot;^&quot;&amp;[input.Y54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4]=&quot;&quot;;[.S52]=0);&quot;&quot;;IF([input.X54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4]=&quot;&quot;;[input.AF54]=&quot;&quot;);&quot;&quot;;&quot;$&quot;&amp;[input.AD54]&amp;IF([input.AF54]=&quot;&quot;;&quot;&quot;;&quot;^&quot;&amp;[input.AF54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4]=&quot;&quot;;[.Z52]=0);&quot;&quot;;IF([input.AE54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4]=&quot;&quot;;[input.AM54]=&quot;&quot;);&quot;&quot;;&quot;$&quot;&amp;[input.AK54]&amp;IF([input.AM54]=&quot;&quot;;&quot;&quot;;&quot;^&quot;&amp;[input.AM54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4]=&quot;&quot;;[.AG52]=0);&quot;&quot;;IF([input.AL54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5]" office:value-type="date" office:date-value="2021-03-08" calcext:value-type="date">
            <text:p>08-Ma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5]=&quot;&quot;;[input.J55]=&quot;&quot;);&quot;&quot;;&quot;$&quot;&amp;[input.H55]&amp;IF([input.J55]=&quot;&quot;;&quot;&quot;;&quot;^&quot;&amp;[input.J5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5]=&quot;&quot;;[.D53]=0);&quot;&quot;;IF([input.I55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5]=&quot;&quot;;[input.Y55]=&quot;&quot;);&quot;&quot;;&quot;$&quot;&amp;[input.W55]&amp;IF([input.Y55]=&quot;&quot;;&quot;&quot;;&quot;^&quot;&amp;[input.Y5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5]=&quot;&quot;;[.S53]=0);&quot;&quot;;IF([input.X55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5]=&quot;&quot;;[input.AF55]=&quot;&quot;);&quot;&quot;;&quot;$&quot;&amp;[input.AD55]&amp;IF([input.AF55]=&quot;&quot;;&quot;&quot;;&quot;^&quot;&amp;[input.AF5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5]=&quot;&quot;;[.Z53]=0);&quot;&quot;;IF([input.AE55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5]=&quot;&quot;;[input.AM55]=&quot;&quot;);&quot;&quot;;&quot;$&quot;&amp;[input.AK55]&amp;IF([input.AM55]=&quot;&quot;;&quot;&quot;;&quot;^&quot;&amp;[input.AM55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5]=&quot;&quot;;[.AG53]=0);&quot;&quot;;IF([input.AL55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6]" office:value-type="date" office:date-value="2021-03-15" calcext:value-type="date">
            <text:p>15-Ma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6]=&quot;&quot;;[input.J56]=&quot;&quot;);&quot;&quot;;&quot;$&quot;&amp;[input.H56]&amp;IF([input.J56]=&quot;&quot;;&quot;&quot;;&quot;^&quot;&amp;[input.J56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6]=&quot;&quot;;[.D54]=0);&quot;&quot;;IF([input.I56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6]=&quot;&quot;;[input.Y56]=&quot;&quot;);&quot;&quot;;&quot;$&quot;&amp;[input.W56]&amp;IF([input.Y56]=&quot;&quot;;&quot;&quot;;&quot;^&quot;&amp;[input.Y56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6]=&quot;&quot;;[.S54]=0);&quot;&quot;;IF([input.X56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6]=&quot;&quot;;[input.AF56]=&quot;&quot;);&quot;&quot;;&quot;$&quot;&amp;[input.AD56]&amp;IF([input.AF56]=&quot;&quot;;&quot;&quot;;&quot;^&quot;&amp;[input.AF56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6]=&quot;&quot;;[.Z54]=0);&quot;&quot;;IF([input.AE56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6]=&quot;&quot;;[input.AM56]=&quot;&quot;);&quot;&quot;;&quot;$&quot;&amp;[input.AK56]&amp;IF([input.AM56]=&quot;&quot;;&quot;&quot;;&quot;^&quot;&amp;[input.AM56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6]=&quot;&quot;;[.AG54]=0);&quot;&quot;;IF([input.AL56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7]" office:value-type="date" office:date-value="2021-03-22" calcext:value-type="date">
            <text:p>22-Ma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7]=&quot;&quot;;[input.J57]=&quot;&quot;);&quot;&quot;;&quot;$&quot;&amp;[input.H57]&amp;IF([input.J57]=&quot;&quot;;&quot;&quot;;&quot;^&quot;&amp;[input.J5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7]=&quot;&quot;;[.D55]=0);&quot;&quot;;IF([input.I57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7]=&quot;&quot;;[input.Y57]=&quot;&quot;);&quot;&quot;;&quot;$&quot;&amp;[input.W57]&amp;IF([input.Y57]=&quot;&quot;;&quot;&quot;;&quot;^&quot;&amp;[input.Y5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7]=&quot;&quot;;[.S55]=0);&quot;&quot;;IF([input.X5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7]=&quot;&quot;;[input.AF57]=&quot;&quot;);&quot;&quot;;&quot;$&quot;&amp;[input.AD57]&amp;IF([input.AF57]=&quot;&quot;;&quot;&quot;;&quot;^&quot;&amp;[input.AF5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7]=&quot;&quot;;[.Z55]=0);&quot;&quot;;IF([input.AE57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7]=&quot;&quot;;[input.AM57]=&quot;&quot;);&quot;&quot;;&quot;$&quot;&amp;[input.AK57]&amp;IF([input.AM57]=&quot;&quot;;&quot;&quot;;&quot;^&quot;&amp;[input.AM57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7]=&quot;&quot;;[.AG55]=0);&quot;&quot;;IF([input.AL57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8]" office:value-type="date" office:date-value="2021-03-29" calcext:value-type="date">
            <text:p>29-Ma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8]=&quot;&quot;;[input.J58]=&quot;&quot;);&quot;&quot;;&quot;$&quot;&amp;[input.H58]&amp;IF([input.J58]=&quot;&quot;;&quot;&quot;;&quot;^&quot;&amp;[input.J5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8]=&quot;&quot;;[.D56]=0);&quot;&quot;;IF([input.I58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8]=&quot;&quot;;[input.Y58]=&quot;&quot;);&quot;&quot;;&quot;$&quot;&amp;[input.W58]&amp;IF([input.Y58]=&quot;&quot;;&quot;&quot;;&quot;^&quot;&amp;[input.Y5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8]=&quot;&quot;;[.S56]=0);&quot;&quot;;IF([input.X5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8]=&quot;&quot;;[input.AF58]=&quot;&quot;);&quot;&quot;;&quot;$&quot;&amp;[input.AD58]&amp;IF([input.AF58]=&quot;&quot;;&quot;&quot;;&quot;^&quot;&amp;[input.AF5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8]=&quot;&quot;;[.Z56]=0);&quot;&quot;;IF([input.AE58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8]=&quot;&quot;;[input.AM58]=&quot;&quot;);&quot;&quot;;&quot;$&quot;&amp;[input.AK58]&amp;IF([input.AM58]=&quot;&quot;;&quot;&quot;;&quot;^&quot;&amp;[input.AM58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8]=&quot;&quot;;[.AG56]=0);&quot;&quot;;IF([input.AL58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table:formula="of:=[input.A59]" office:value-type="date" office:date-value="2021-04-05" calcext:value-type="date">
            <text:p>05-Apr-21</text:p>
          </table:table-cell>
          <table:table-cell table:style-name="ce31" office:value-type="string" calcext:value-type="string">
            <text:p>&amp;</text:p>
          </table:table-cell>
          <table:table-cell table:style-name="ce53" table:formula="of:=IF(AND([input.H59]=&quot;&quot;;[input.J59]=&quot;&quot;);&quot;&quot;;&quot;$&quot;&amp;[input.H59]&amp;IF([input.J59]=&quot;&quot;;&quot;&quot;;&quot;^&quot;&amp;[input.J5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I59]=&quot;&quot;;[.D57]=0);&quot;&quot;;IF([input.I59]=1;&quot;Y&quot;;&quot;N&quot;))" office:value-type="string" office:string-value="N" calcext:value-type="string">
            <text:p>N</text:p>
          </table:table-cell>
          <table:table-cell table:style-name="ce31" table:number-columns-repeated="10"/>
          <table:table-cell table:style-name="ce31" office:value-type="string" calcext:value-type="string">
            <text:p>&amp;</text:p>
          </table:table-cell>
          <table:table-cell table:style-name="ce53" table:formula="of:=IF(AND([input.W59]=&quot;&quot;;[input.Y59]=&quot;&quot;);&quot;&quot;;&quot;$&quot;&amp;[input.W59]&amp;IF([input.Y59]=&quot;&quot;;&quot;&quot;;&quot;^&quot;&amp;[input.Y5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X59]=&quot;&quot;;[.S57]=0);&quot;&quot;;IF([input.X5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D59]=&quot;&quot;;[input.AF59]=&quot;&quot;);&quot;&quot;;&quot;$&quot;&amp;[input.AD59]&amp;IF([input.AF59]=&quot;&quot;;&quot;&quot;;&quot;^&quot;&amp;[input.AF5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E59]=&quot;&quot;;[.Z57]=0);&quot;&quot;;IF([input.AE59]=1;&quot;Y&quot;;&quot;N&quot;))" office:value-type="string" office:string-value="N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amp;</text:p>
          </table:table-cell>
          <table:table-cell table:style-name="ce53" table:formula="of:=IF(AND([input.AK59]=&quot;&quot;;[input.AM59]=&quot;&quot;);&quot;&quot;;&quot;$&quot;&amp;[input.AK59]&amp;IF([input.AM59]=&quot;&quot;;&quot;&quot;;&quot;^&quot;&amp;[input.AM59])&amp;&quot;$&quot;)" office:value-type="string" office:string-value="$0$" calcext:value-type="string">
            <text:p>$0$</text:p>
          </table:table-cell>
          <table:table-cell table:style-name="ce31"/>
          <table:table-cell table:style-name="ce31" office:value-type="string" calcext:value-type="string">
            <text:p>&amp;</text:p>
          </table:table-cell>
          <table:table-cell table:style-name="ce31" table:formula="of:=IF(OR([input.AL59]=&quot;&quot;;[.AG57]=0);&quot;&quot;;IF([input.AL59]=1;&quot;Y&quot;;&quot;N&quot;))" office:value-type="string" office:string-value="N" calcext:value-type="string">
            <text:p>N</text:p>
          </table:table-cell>
          <table:table-cell table:style-name="ce31" office:value-type="string" calcext:value-type="string">
            <text:p>\\</text:p>
          </table:table-cell>
        </table:table-row>
        <table:table-row table:style-name="ro1">
          <table:table-cell/>
          <table:table-cell table:style-name="ce49" office:value-type="string" calcext:value-type="string">
            <text:p>\end{tabular}</text:p>
          </table:table-cell>
          <table:table-cell table:style-name="ce31" table:number-columns-repeated="35"/>
        </table:table-row>
        <table:table-row table:style-name="ro1">
          <table:table-cell/>
          <table:table-cell table:style-name="ce49"/>
          <table:table-cell table:style-name="ce31" table:number-columns-repeated="35"/>
        </table:table-row>
        <table:table-row table:style-name="ro1" table:number-rows-repeated="104851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table obs.tex" table:style-name="ta2">
        <office:forms form:automatic-focus="false" form:apply-design-mode="false"/>
        <table:table-column table:style-name="co35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COUNTIF([work.H2:.H60];&quot;&gt;0&quot;)" office:value-type="float" office:value="31" calcext:value-type="float">
            <text:p>31</text:p>
          </table:table-cell>
          <table:table-cell table:formula="of:=COUNTIF([work.I2:.I60];&quot;&gt;0&quot;)" office:value-type="float" office:value="0" calcext:value-type="float">
            <text:p>0</text:p>
          </table:table-cell>
          <table:table-cell table:formula="of:=COUNTIF([work.J2:.J60];&quot;&gt;0&quot;)" office:value-type="float" office:value="24" calcext:value-type="float">
            <text:p>24</text:p>
          </table:table-cell>
          <table:table-cell table:formula="of:=COUNTIF([work.K2:.K60];&quot;&gt;0&quot;)" office:value-type="float" office:value="19" calcext:value-type="float">
            <text:p>19</text:p>
          </table:table-cell>
          <table:table-cell table:formula="of:=COUNTIF([work.L2:.L60];&quot;&gt;0&quot;)" office:value-type="float" office:value="7" calcext:value-type="float">
            <text:p>7</text:p>
          </table:table-cell>
          <table:table-cell table:formula="of:=COUNTIF([work.M2:.M60];&quot;&gt;0&quot;)" office:value-type="float" office:value="5" calcext:value-type="float">
            <text:p>5</text:p>
          </table:table-cell>
          <table:table-cell table:formula="of:=COUNTIF([work.N2:.N60];&quot;&gt;0&quot;)" office:value-type="float" office:value="13" calcext:value-type="float">
            <text:p>13</text:p>
          </table:table-cell>
          <table:table-cell table:formula="of:=COUNTIF([work.O2:.O60];&quot;&gt;0&quot;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COUNT([work.H2:.H60])" office:value-type="float" office:value="37" calcext:value-type="float">
            <text:p>37</text:p>
          </table:table-cell>
          <table:table-cell table:formula="of:=[.C3]-[.D3]" office:value-type="float" office:value="31" calcext:value-type="float">
            <text:p>31</text:p>
          </table:table-cell>
          <table:table-cell table:formula="of:=COUNT([work.J2:.J60])" office:value-type="float" office:value="40" calcext:value-type="float">
            <text:p>40</text:p>
          </table:table-cell>
          <table:table-cell table:formula="of:=[.E3]-[.F3]" office:value-type="float" office:value="5" calcext:value-type="float">
            <text:p>5</text:p>
          </table:table-cell>
          <table:table-cell table:formula="of:=COUNT([work.L2:.L60])" office:value-type="float" office:value="34" calcext:value-type="float">
            <text:p>34</text:p>
          </table:table-cell>
          <table:table-cell table:formula="of:=[.G3]-[.H3]" office:value-type="float" office:value="2" calcext:value-type="float">
            <text:p>2</text:p>
          </table:table-cell>
          <table:table-cell table:formula="of:=COUNT([work.N2:.N60])" office:value-type="float" office:value="39" calcext:value-type="float">
            <text:p>39</text:p>
          </table:table-cell>
          <table:table-cell table:formula="of:=[.I3]-[.J3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IF([$input.H64]=&quot;&quot;;&quot;&quot;;[$input.H64])">
            <text:p/>
          </table:table-cell>
          <table:table-cell table:formula="of:=IF([$input.I64]=&quot;&quot;;&quot;&quot;;[$input.I64])">
            <text:p/>
          </table:table-cell>
          <table:table-cell table:formula="of:=IF([$input.W64]=&quot;&quot;;&quot;&quot;;[$input.W64])">
            <text:p/>
          </table:table-cell>
          <table:table-cell table:formula="of:=IF([$input.X64]=&quot;&quot;;&quot;&quot;;[$input.X64])">
            <text:p/>
          </table:table-cell>
          <table:table-cell table:formula="of:=IF([$input.AD64]=&quot;&quot;;&quot;&quot;;[$input.AD64])">
            <text:p/>
          </table:table-cell>
          <table:table-cell table:formula="of:=IF([$input.AE64]=&quot;&quot;;&quot;&quot;;[$input.AE64])">
            <text:p/>
          </table:table-cell>
          <table:table-cell table:formula="of:=IF([$input.AK64]=&quot;&quot;;&quot;&quot;;[$input.AK64])">
            <text:p/>
          </table:table-cell>
          <table:table-cell table:formula="of:=IF([$input.AL64]=&quot;&quot;;&quot;&quot;;[$input.AL64])">
            <text:p/>
          </table:table-cell>
        </table:table-row>
        <table:table-row table:style-name="ro1">
          <table:table-cell table:number-columns-repeated="5"/>
          <table:table-cell office:value-type="string" calcext:value-type="string">
            <text:p>Table</text:p>
          </table:table-cell>
          <table:table-cell table:number-columns-repeated="3"/>
          <table:table-cell table:formula="of:=IF([$input.AL65]=&quot;&quot;;&quot;&quot;;[$input.AL65])">
            <text:p/>
          </table:table-cell>
        </table:table-row>
        <table:table-row table:style-name="ro1">
          <table:table-cell/>
          <table:table-cell office:value-type="string" calcext:value-type="string">
            <text:p>Observaions &amp;</text:p>
          </table:table-cell>
          <table:table-cell table:formula="of:=&quot;$&quot;&amp;[.C4]&amp;&quot;$&amp;&quot;" office:value-type="string" office:string-value="$37$&amp;" calcext:value-type="string">
            <text:p>$37$&amp;</text:p>
          </table:table-cell>
          <table:table-cell table:formula="of:=IF([$input.I66]=&quot;&quot;;&quot;&quot;;[$input.I66])">
            <text:p/>
          </table:table-cell>
          <table:table-cell table:formula="of:=&quot;$&quot;&amp;[.E4]&amp;&quot;$&amp;&quot;" office:value-type="string" office:string-value="$40$&amp;" calcext:value-type="string">
            <text:p>$40$&amp;</text:p>
          </table:table-cell>
          <table:table-cell table:formula="of:=IF([$input.X66]=&quot;&quot;;&quot;&quot;;[$input.X66])">
            <text:p/>
          </table:table-cell>
          <table:table-cell table:formula="of:=&quot;$&quot;&amp;[.G4]&amp;&quot;$&amp;&quot;" office:value-type="string" office:string-value="$34$&amp;" calcext:value-type="string">
            <text:p>$34$&amp;</text:p>
          </table:table-cell>
          <table:table-cell table:formula="of:=IF([$input.AE66]=&quot;&quot;;&quot;&quot;;[$input.AE66])">
            <text:p/>
          </table:table-cell>
          <table:table-cell table:formula="of:=&quot;$&quot;&amp;[.I4]&amp;&quot;$\\&quot;" office:value-type="string" office:string-value="$39$\\" calcext:value-type="string">
            <text:p>$39$\\</text:p>
          </table:table-cell>
          <table:table-cell table:formula="of:=IF([$input.AL66]=&quot;&quot;;&quot;&quot;;[$input.AL66])">
            <text:p/>
          </table:table-cell>
        </table:table-row>
        <table:table-row table:style-name="ro1">
          <table:table-cell/>
          <table:table-cell office:value-type="string" calcext:value-type="string">
            <text:p>Opened &amp;</text:p>
          </table:table-cell>
          <table:table-cell table:formula="of:=&quot;$&quot;&amp;[.C3]&amp;&quot;$&amp;&quot;" office:value-type="string" office:string-value="$31$&amp;" calcext:value-type="string">
            <text:p>$31$&amp;</text:p>
          </table:table-cell>
          <table:table-cell table:formula="of:=IF([$input.I65]=&quot;&quot;;&quot;&quot;;[$input.I65])">
            <text:p/>
          </table:table-cell>
          <table:table-cell table:formula="of:=&quot;$&quot;&amp;[.E3]&amp;&quot;$&amp;&quot;" office:value-type="string" office:string-value="$24$&amp;" calcext:value-type="string">
            <text:p>$24$&amp;</text:p>
          </table:table-cell>
          <table:table-cell table:formula="of:=IF([$input.X65]=&quot;&quot;;&quot;&quot;;[$input.X65])">
            <text:p/>
          </table:table-cell>
          <table:table-cell table:formula="of:=&quot;$&quot;&amp;[.G3]&amp;&quot;$&amp;&quot;" office:value-type="string" office:string-value="$7$&amp;" calcext:value-type="string">
            <text:p>$7$&amp;</text:p>
          </table:table-cell>
          <table:table-cell table:formula="of:=IF([$input.AE65]=&quot;&quot;;&quot;&quot;;[$input.AE65])">
            <text:p/>
          </table:table-cell>
          <table:table-cell table:formula="of:=&quot;$&quot;&amp;[.I3]&amp;&quot;$\\&quot;" office:value-type="string" office:string-value="$13$\\" calcext:value-type="string">
            <text:p>$13$\\</text:p>
          </table:table-cell>
          <table:table-cell table:formula="of:=IF([$input.AL67]=&quot;&quot;;&quot;&quot;;[$input.AL67])">
            <text:p/>
          </table:table-cell>
        </table:table-row>
        <table:table-row table:style-name="ro1">
          <table:table-cell/>
          <table:table-cell office:value-type="string" calcext:value-type="string">
            <text:p>\dots with masks &amp;</text:p>
          </table:table-cell>
          <table:table-cell table:formula="of:=IF([$input.H68]=&quot;&quot;;&quot;&quot;;[$input.H68])">
            <text:p/>
          </table:table-cell>
          <table:table-cell table:formula="of:=&quot;$&quot;&amp;[.D3]&amp;&quot;$&amp;&quot;" office:value-type="string" office:string-value="$0$&amp;" calcext:value-type="string">
            <text:p>$0$&amp;</text:p>
          </table:table-cell>
          <table:table-cell table:formula="of:=IF([$input.W68]=&quot;&quot;;&quot;&quot;;[$input.W68])">
            <text:p/>
          </table:table-cell>
          <table:table-cell table:formula="of:=&quot;$&quot;&amp;[.F3]&amp;&quot;$&amp;&quot;" office:value-type="string" office:string-value="$19$&amp;" calcext:value-type="string">
            <text:p>$19$&amp;</text:p>
          </table:table-cell>
          <table:table-cell table:formula="of:=IF([$input.AD68]=&quot;&quot;;&quot;&quot;;[$input.AD68])">
            <text:p/>
          </table:table-cell>
          <table:table-cell table:formula="of:=&quot;$&quot;&amp;[.H3]&amp;&quot;$&amp;&quot;" office:value-type="string" office:string-value="$5$&amp;" calcext:value-type="string">
            <text:p>$5$&amp;</text:p>
          </table:table-cell>
          <table:table-cell table:formula="of:=IF([$input.AK68]=&quot;&quot;;&quot;&quot;;[$input.AK68])">
            <text:p/>
          </table:table-cell>
          <table:table-cell table:formula="of:=&quot;$&quot;&amp;[.J3]&amp;&quot;$\\&quot;" office:value-type="string" office:string-value="$11$\\" calcext:value-type="string">
            <text:p>$11$\\</text:p>
          </table:table-cell>
        </table:table-row>
        <table:table-row table:style-name="ro1">
          <table:table-cell/>
          <table:table-cell office:value-type="string" calcext:value-type="string">
            <text:p>\dots without masks &amp;</text:p>
          </table:table-cell>
          <table:table-cell table:formula="of:=IF([$input.H69]=&quot;&quot;;&quot;&quot;;[$input.H69])">
            <text:p/>
          </table:table-cell>
          <table:table-cell table:formula="of:=&quot;$&quot;&amp;[.D4]&amp;&quot;$&amp;&quot;" office:value-type="string" office:string-value="$31$&amp;" calcext:value-type="string">
            <text:p>$31$&amp;</text:p>
          </table:table-cell>
          <table:table-cell table:formula="of:=IF([$input.W69]=&quot;&quot;;&quot;&quot;;[$input.W69])">
            <text:p/>
          </table:table-cell>
          <table:table-cell table:formula="of:=&quot;$&quot;&amp;[.F4]&amp;&quot;$&amp;&quot;" office:value-type="string" office:string-value="$5$&amp;" calcext:value-type="string">
            <text:p>$5$&amp;</text:p>
          </table:table-cell>
          <table:table-cell table:formula="of:=IF([$input.AD69]=&quot;&quot;;&quot;&quot;;[$input.AD69])">
            <text:p/>
          </table:table-cell>
          <table:table-cell table:formula="of:=&quot;$&quot;&amp;[.H4]&amp;&quot;$&amp;&quot;" office:value-type="string" office:string-value="$2$&amp;" calcext:value-type="string">
            <text:p>$2$&amp;</text:p>
          </table:table-cell>
          <table:table-cell table:formula="of:=IF([$input.AK69]=&quot;&quot;;&quot;&quot;;[$input.AK69])">
            <text:p/>
          </table:table-cell>
          <table:table-cell table:formula="of:=&quot;$&quot;&amp;[.J4]&amp;&quot;$\\&quot;" office:value-type="string" office:string-value="$2$\\" calcext:value-type="string">
            <text:p>$2$\\</text:p>
          </table:table-cell>
        </table:table-row>
      </table:table>
      <table:table table:name="Table prediction.tex" table:style-name="ta2">
        <office:forms form:automatic-focus="false" form:apply-design-mode="false"/>
        <table:table-column table:style-name="co35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ef</text:p>
          </table:table-cell>
          <table:table-cell office:value-type="float" office:value="0.29" calcext:value-type="float">
            <text:p>0.29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 coef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formula="of:=[$work.U60]" office:value-type="float" office:value="23214.0244464915" calcext:value-type="float">
            <text:p>23214.0244464915</text:p>
          </table:table-cell>
          <table:table-cell table:formula="of:=[.D9]" office:value-type="float" office:value="23214.0244464915" calcext:value-type="float">
            <text:p>23214.0244464915</text:p>
          </table:table-cell>
          <table:table-cell table:formula="of:=[.E9]" office:value-type="float" office:value="23214.0244464915" calcext:value-type="float">
            <text:p>23214.0244464915</text:p>
          </table:table-cell>
          <table:table-cell table:formula="of:=[.F9]" office:value-type="float" office:value="23214.0244464915" calcext:value-type="float">
            <text:p>23214.02444649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work.AH60]" office:value-type="float" office:value="981.298609318557" calcext:value-type="float">
            <text:p>981.298609318557</text:p>
          </table:table-cell>
          <table:table-cell table:formula="of:=[work.AI60]" office:value-type="float" office:value="1721.40261095949" calcext:value-type="float">
            <text:p>1721.40261095949</text:p>
          </table:table-cell>
          <table:table-cell table:formula="of:=[work.AJ60]" office:value-type="float" office:value="1837.04386121588" calcext:value-type="float">
            <text:p>1837.04386121588</text:p>
          </table:table-cell>
          <table:table-cell table:formula="of:=[work.AK60]" office:value-type="float" office:value="1681.75418230015" calcext:value-type="float">
            <text:p>1681.7541823001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 x sqrt(I</text:p>
          </table:table-cell>
          <table:table-cell table:formula="of:=[.D8]*SQRT([.D9])" office:value-type="float" office:value="172.168486709168" calcext:value-type="float">
            <text:p>172.168486709168</text:p>
          </table:table-cell>
          <table:table-cell table:formula="of:=[.E8]*SQRT([.E9])" office:value-type="float" office:value="275.774301719995" calcext:value-type="float">
            <text:p>275.774301719995</text:p>
          </table:table-cell>
          <table:table-cell table:formula="of:=[.F8]*SQRT([.F9])" office:value-type="float" office:value="294.057680839552" calcext:value-type="float">
            <text:p>294.057680839552</text:p>
          </table:table-cell>
          <table:table-cell table:formula="of:=[.G8]*SQRT([.G9])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9]*[.D4]" office:value-type="float" office:value="348.210366697372" calcext:value-type="float">
            <text:p>348.210366697372</text:p>
          </table:table-cell>
          <table:table-cell table:formula="of:=[.E9]*[.E4]" office:value-type="float" office:value="603.564635608778" calcext:value-type="float">
            <text:p>603.564635608778</text:p>
          </table:table-cell>
          <table:table-cell table:formula="of:=[.F9]*[.F4]" office:value-type="float" office:value="719.634757841235" calcext:value-type="float">
            <text:p>719.634757841235</text:p>
          </table:table-cell>
          <table:table-cell table:formula="of:=[.G9]*[.G4]" office:value-type="float" office:value="649.992684501761" calcext:value-type="float">
            <text:p>649.9926845017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17]+[.D16]" office:value-type="float" office:value="520.37885340654" calcext:value-type="float">
            <text:p>520.37885340654</text:p>
          </table:table-cell>
          <table:table-cell table:formula="of:=[.E17]+[.E16]" office:value-type="float" office:value="879.338937328773" calcext:value-type="float">
            <text:p>879.338937328773</text:p>
          </table:table-cell>
          <table:table-cell table:formula="of:=[.F17]+[.F16]" office:value-type="float" office:value="1013.69243868079" calcext:value-type="float">
            <text:p>1013.69243868079</text:p>
          </table:table-cell>
          <table:table-cell table:formula="of:=[.G17]+[.G16]" office:value-type="float" office:value="902.912762322308" calcext:value-type="float">
            <text:p>902.912762322308</text:p>
          </table:table-cell>
          <table:table-cell table:formula="of:=SQRT(SUM([.D19:.G19]))" office:value-type="float" office:value="1699.07472889756" calcext:value-type="float">
            <text:p>1699.07472889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18]*[.D18]" office:value-type="float" office:value="270794.151072705" calcext:value-type="float">
            <text:p>270794.151072705</text:p>
          </table:table-cell>
          <table:table-cell table:formula="of:=[.E18]*[.E18]" office:value-type="float" office:value="773236.966702495" calcext:value-type="float">
            <text:p>773236.966702495</text:p>
          </table:table-cell>
          <table:table-cell table:formula="of:=[.F18]*[.F18]" office:value-type="float" office:value="1027572.3602386" calcext:value-type="float">
            <text:p>1027572.3602386</text:p>
          </table:table-cell>
          <table:table-cell table:formula="of:=[.G18]*[.G18]" office:value-type="float" office:value="815251.456364501" calcext:value-type="float">
            <text:p>815251.4563645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4]*[.D9]" office:value-type="float" office:value="348.210366697372" calcext:value-type="float">
            <text:p>348.210366697372</text:p>
          </table:table-cell>
          <table:table-cell table:formula="of:=[.E4]*[.E9]" office:value-type="float" office:value="603.564635608778" calcext:value-type="float">
            <text:p>603.564635608778</text:p>
          </table:table-cell>
          <table:table-cell table:formula="of:=[.F4]*[.F9]" office:value-type="float" office:value="719.634757841235" calcext:value-type="float">
            <text:p>719.634757841235</text:p>
          </table:table-cell>
          <table:table-cell table:formula="of:=[.G4]*[.G9]" office:value-type="float" office:value="649.992684501761" calcext:value-type="float">
            <text:p>649.992684501761</text:p>
          </table:table-cell>
          <table:table-cell table:formula="of:=SUM([.D20:.G20])" office:value-type="float" office:value="2321.40244464915" calcext:value-type="float">
            <text:p>2321.40244464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[.D20]-[.D18]*1.96" office:value-type="float" office:value="-671.732185979446" calcext:value-type="float">
            <text:p>-671.732185979446</text:p>
          </table:table-cell>
          <table:table-cell table:formula="of:=[.E20]-[.E18]*1.96" office:value-type="float" office:value="-1119.93968155562" calcext:value-type="float">
            <text:p>-1119.93968155562</text:p>
          </table:table-cell>
          <table:table-cell table:formula="of:=[.F20]-[.F18]*1.96" office:value-type="float" office:value="-1267.20242197311" calcext:value-type="float">
            <text:p>-1267.20242197311</text:p>
          </table:table-cell>
          <table:table-cell table:formula="of:=[.G20]-[.G18]*1.96" office:value-type="float" office:value="-1119.71632964996" calcext:value-type="float">
            <text:p>-1119.71632964996</text:p>
          </table:table-cell>
          <table:table-cell table:formula="of:=[.H20]-[.$H$26]*1.96" office:value-type="float" office:value="869.463254583986" calcext:value-type="float">
            <text:p>869.463254583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table:formula="of:=[.D20]+[.D18]*1.96" office:value-type="float" office:value="1368.15291937419" calcext:value-type="float">
            <text:p>1368.15291937419</text:p>
          </table:table-cell>
          <table:table-cell table:formula="of:=[.E20]+[.E18]*1.96" office:value-type="float" office:value="2327.06895277317" calcext:value-type="float">
            <text:p>2327.06895277317</text:p>
          </table:table-cell>
          <table:table-cell table:formula="of:=[.F20]+[.F18]*1.96" office:value-type="float" office:value="2706.47193765558" calcext:value-type="float">
            <text:p>2706.47193765558</text:p>
          </table:table-cell>
          <table:table-cell table:formula="of:=[.G20]+[.G18]*1.96" office:value-type="float" office:value="2419.70169865349" calcext:value-type="float">
            <text:p>2419.70169865349</text:p>
          </table:table-cell>
          <table:table-cell table:formula="of:=[.H20]+[.$H$26]*1.96" office:value-type="float" office:value="3773.34163471431" calcext:value-type="float">
            <text:p>3773.34163471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10]*[.D7]" office:value-type="float" office:value="57.8966179497949" calcext:value-type="float">
            <text:p>57.8966179497949</text:p>
          </table:table-cell>
          <table:table-cell table:formula="of:=[.E10]*[.E7]" office:value-type="float" office:value="34.4280522191898" calcext:value-type="float">
            <text:p>34.4280522191898</text:p>
          </table:table-cell>
          <table:table-cell table:formula="of:=[.F10]*[.F7]" office:value-type="float" office:value="220.445263345906" calcext:value-type="float">
            <text:p>220.445263345906</text:p>
          </table:table-cell>
          <table:table-cell table:formula="of:=[.G10]*[.G7]" office:value-type="float" office:value="114.35928439641" calcext:value-type="float">
            <text:p>114.359284396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25]+[.D24]" office:value-type="float" office:value="230.065104658963" calcext:value-type="float">
            <text:p>230.065104658963</text:p>
          </table:table-cell>
          <table:table-cell table:formula="of:=[.E25]+[.E24]" office:value-type="float" office:value="310.202353939184" calcext:value-type="float">
            <text:p>310.202353939184</text:p>
          </table:table-cell>
          <table:table-cell table:formula="of:=[.F25]+[.F24]" office:value-type="float" office:value="514.502944185458" calcext:value-type="float">
            <text:p>514.502944185458</text:p>
          </table:table-cell>
          <table:table-cell table:formula="of:=[.G25]+[.G24]" office:value-type="float" office:value="367.279362216958" calcext:value-type="float">
            <text:p>367.279362216958</text:p>
          </table:table-cell>
          <table:table-cell table:formula="of:=SQRT(SUM([.D27:.G27]))" office:value-type="float" office:value="740.785301053653" calcext:value-type="float">
            <text:p>740.785301053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26]*[.D26]" office:value-type="float" office:value="52929.9523817395" calcext:value-type="float">
            <text:p>52929.9523817395</text:p>
          </table:table-cell>
          <table:table-cell table:formula="of:=[.E26]*[.E26]" office:value-type="float" office:value="96225.5003894111" calcext:value-type="float">
            <text:p>96225.5003894111</text:p>
          </table:table-cell>
          <table:table-cell table:formula="of:=[.F26]*[.F26]" office:value-type="float" office:value="264713.279575505" calcext:value-type="float">
            <text:p>264713.279575505</text:p>
          </table:table-cell>
          <table:table-cell table:formula="of:=[.G26]*[.G26]" office:value-type="float" office:value="134894.129910495" calcext:value-type="float">
            <text:p>134894.1299104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10]*[.D6]" office:value-type="float" office:value="284.576596702381" calcext:value-type="float">
            <text:p>284.576596702381</text:p>
          </table:table-cell>
          <table:table-cell table:formula="of:=[.E10]*[.E6]" office:value-type="float" office:value="1187.76780156205" calcext:value-type="float">
            <text:p>1187.76780156205</text:p>
          </table:table-cell>
          <table:table-cell table:formula="of:=[.F10]*[.F6]" office:value-type="float" office:value="496.001842528289" calcext:value-type="float">
            <text:p>496.001842528289</text:p>
          </table:table-cell>
          <table:table-cell table:formula="of:=[.G10]*[.G6]" office:value-type="float" office:value="824.059549327075" calcext:value-type="float">
            <text:p>824.059549327075</text:p>
          </table:table-cell>
          <table:table-cell table:formula="of:=ROUND([.G28]+[.F28]+[.E28]+[.D28])"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MAX(0;[.D28]-1.96*[.D26])" office:value-type="float" office:value="0" calcext:value-type="float">
            <text:p>0</text:p>
          </table:table-cell>
          <table:table-cell table:formula="of:=MAX(0;[.E28]-1.96*[.E26])" office:value-type="float" office:value="579.771187841246" calcext:value-type="float">
            <text:p>579.771187841246</text:p>
          </table:table-cell>
          <table:table-cell table:formula="of:=MAX(0;[.F28]-1.96*[.F26])" office:value-type="float" office:value="0" calcext:value-type="float">
            <text:p>0</text:p>
          </table:table-cell>
          <table:table-cell table:formula="of:=MAX(0;[.G28]-1.96*[.G26])" office:value-type="float" office:value="104.191999381837" calcext:value-type="float">
            <text:p>104.191999381837</text:p>
          </table:table-cell>
          <table:table-cell table:formula="of:=[.H28]-[.$H$26]*1.96" office:value-type="float" office:value="1340.06080993484" calcext:value-type="float">
            <text:p>1340.060809934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.96*[.D26]" office:value-type="float" office:value="735.504201833948" calcext:value-type="float">
            <text:p>735.504201833948</text:p>
          </table:table-cell>
          <table:table-cell table:formula="of:=[.E28]+1.96*[.E26]" office:value-type="float" office:value="1795.76441528285" calcext:value-type="float">
            <text:p>1795.76441528285</text:p>
          </table:table-cell>
          <table:table-cell table:formula="of:=[.F28]+1.96*[.F26]" office:value-type="float" office:value="1504.42761313179" calcext:value-type="float">
            <text:p>1504.42761313179</text:p>
          </table:table-cell>
          <table:table-cell table:formula="of:=[.G28]+1.96*[.G26]" office:value-type="float" office:value="1543.92709927231" calcext:value-type="float">
            <text:p>1543.92709927231</text:p>
          </table:table-cell>
          <table:table-cell table:formula="of:=[.H28]+[.$H$26]*1.96" office:value-type="float" office:value="4243.93919006516" calcext:value-type="float">
            <text:p>4243.939190065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an </text:p>
          </table:table-cell>
          <table:table-cell table:formula="of:=&quot;&amp; $&quot;&amp;ROUND([.D28])&amp;&quot;$&quot;" office:value-type="string" office:string-value="&amp; $285$" calcext:value-type="string">
            <text:p>&amp; $285$</text:p>
          </table:table-cell>
          <table:table-cell table:formula="of:=&quot;&amp; $&quot;&amp;ROUND([.E28])&amp;&quot;$&quot;" office:value-type="string" office:string-value="&amp; $1188$" calcext:value-type="string">
            <text:p>&amp; $1188$</text:p>
          </table:table-cell>
          <table:table-cell table:formula="of:=&quot;&amp; $&quot;&amp;ROUND([.F28])&amp;&quot;$&quot;" office:value-type="string" office:string-value="&amp; $496$" calcext:value-type="string">
            <text:p>&amp; $496$</text:p>
          </table:table-cell>
          <table:table-cell table:formula="of:=&quot;&amp; $&quot;&amp;ROUND([.G28])&amp;&quot;$&quot;" office:value-type="string" office:string-value="&amp; $824$" calcext:value-type="string">
            <text:p>&amp; $824$</text:p>
          </table:table-cell>
          <table:table-cell table:formula="of:=&quot;&amp; $&quot;&amp;ROUND([.H28])&amp;&quot;$&quot;" office:value-type="string" office:string-value="&amp; $2792$" calcext:value-type="string">
            <text:p>&amp; $2792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er 95</text:p>
          </table:table-cell>
          <table:table-cell table:formula="of:=&quot;&amp; $&quot;&amp;ROUND([.D29])&amp;&quot;$&quot;" office:value-type="string" office:string-value="&amp; $0$" calcext:value-type="string">
            <text:p>&amp; $0$</text:p>
          </table:table-cell>
          <table:table-cell table:formula="of:=&quot;&amp; $&quot;&amp;ROUND([.E29])&amp;&quot;$&quot;" office:value-type="string" office:string-value="&amp; $580$" calcext:value-type="string">
            <text:p>&amp; $580$</text:p>
          </table:table-cell>
          <table:table-cell table:formula="of:=&quot;&amp; $&quot;&amp;ROUND([.F29])&amp;&quot;$&quot;" office:value-type="string" office:string-value="&amp; $0$" calcext:value-type="string">
            <text:p>&amp; $0$</text:p>
          </table:table-cell>
          <table:table-cell table:formula="of:=&quot;&amp; $&quot;&amp;ROUND([.G29])&amp;&quot;$&quot;" office:value-type="string" office:string-value="&amp; $104$" calcext:value-type="string">
            <text:p>&amp; $104$</text:p>
          </table:table-cell>
          <table:table-cell table:formula="of:=&quot;&amp; $&quot;&amp;ROUND([.H29])&amp;&quot;$&quot;" office:value-type="string" office:string-value="&amp; $1340$" calcext:value-type="string">
            <text:p>&amp; $1340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per 95</text:p>
          </table:table-cell>
          <table:table-cell table:formula="of:=&quot;&amp; $&quot;&amp;ROUND([.D30])&amp;&quot;$&quot;" office:value-type="string" office:string-value="&amp; $736$" calcext:value-type="string">
            <text:p>&amp; $736$</text:p>
          </table:table-cell>
          <table:table-cell table:formula="of:=&quot;&amp; $&quot;&amp;ROUND([.E30])&amp;&quot;$&quot;" office:value-type="string" office:string-value="&amp; $1796$" calcext:value-type="string">
            <text:p>&amp; $1796$</text:p>
          </table:table-cell>
          <table:table-cell table:formula="of:=&quot;&amp; $&quot;&amp;ROUND([.F30])&amp;&quot;$&quot;" office:value-type="string" office:string-value="&amp; $1504$" calcext:value-type="string">
            <text:p>&amp; $1504$</text:p>
          </table:table-cell>
          <table:table-cell table:formula="of:=&quot;&amp; $&quot;&amp;ROUND([.G30])&amp;&quot;$&quot;" office:value-type="string" office:string-value="&amp; $1544$" calcext:value-type="string">
            <text:p>&amp; $1544$</text:p>
          </table:table-cell>
          <table:table-cell table:formula="of:=&quot;&amp; $&quot;&amp;ROUND([.H30])&amp;&quot;$&quot;" office:value-type="string" office:string-value="&amp; $4244$" calcext:value-type="string">
            <text:p>&amp; $4244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[$work.P61]" office:value-type="float" office:value="464" calcext:value-type="float">
            <text:p>464</text:p>
          </table:table-cell>
          <table:table-cell table:formula="of:=[$work.Q61]" office:value-type="float" office:value="1029" calcext:value-type="float">
            <text:p>1029</text:p>
          </table:table-cell>
          <table:table-cell table:formula="of:=[$work.R61]" office:value-type="float" office:value="806" calcext:value-type="float">
            <text:p>806</text:p>
          </table:table-cell>
          <table:table-cell table:formula="of:=[$work.S61]" office:value-type="float" office:value="659" calcext:value-type="float">
            <text:p>659</text:p>
          </table:table-cell>
          <table:table-cell table:formula="of:=SUM([.D36:.G36])"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formula="of:=&quot;&amp; $&quot; &amp; ROUND([.D20]) &amp;&quot;(&quot;&amp;ROUND([.D18])&amp;&quot;)$&quot;" office:value-type="string" office:string-value="&amp; $348(520)$" calcext:value-type="string">
            <text:p>&amp; $348(520)$</text:p>
          </table:table-cell>
          <table:table-cell table:formula="of:=&quot;&amp; $&quot; &amp; ROUND([.E20]) &amp;&quot;(&quot;&amp;ROUND([.E18])&amp;&quot;)$&quot;" office:value-type="string" office:string-value="&amp; $604(879)$" calcext:value-type="string">
            <text:p>&amp; $604(879)$</text:p>
          </table:table-cell>
          <table:table-cell table:formula="of:=&quot;&amp; $&quot; &amp; ROUND([.F20]) &amp;&quot;(&quot;&amp;ROUND([.F18])&amp;&quot;)$&quot;" office:value-type="string" office:string-value="&amp; $720(1014)$" calcext:value-type="string">
            <text:p>&amp; $720(1014)$</text:p>
          </table:table-cell>
          <table:table-cell table:formula="of:=&quot;&amp; $&quot; &amp; ROUND([.G20]) &amp;&quot;(&quot;&amp;ROUND([.G18])&amp;&quot;)$&quot;" office:value-type="string" office:string-value="&amp; $650(903)$" calcext:value-type="string">
            <text:p>&amp; $650(903)$</text:p>
          </table:table-cell>
          <table:table-cell table:formula="of:=&quot;&amp; $&quot; &amp; ROUND([.H20]) &amp;&quot;(&quot;&amp;ROUND([.H18])&amp;&quot;)$&quot;" office:value-type="string" office:string-value="&amp; $2321(1699)$" calcext:value-type="string">
            <text:p>&amp; $2321(1699)$</text:p>
          </table:table-cell>
          <table:table-cell table:formula="of:=&quot;&amp;$&quot;&amp;ROUND([.H21])&amp;&quot;$&quot;" office:value-type="string" office:string-value="&amp;$869$" calcext:value-type="string">
            <text:p>&amp;$869$</text:p>
          </table:table-cell>
          <table:table-cell table:formula="of:=&quot;&amp;$&quot;&amp;ROUND([.H22])&amp;&quot;$&quot;" office:value-type="string" office:string-value="&amp;$3773$" calcext:value-type="string">
            <text:p>&amp;$3773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formula="of:=&quot;&amp; $&quot; &amp; ROUND([.D28]) &amp;&quot;(&quot;&amp;ROUND([.D26])&amp;&quot;)$&quot;" office:value-type="string" office:string-value="&amp; $285(230)$" calcext:value-type="string">
            <text:p>&amp; $285(230)$</text:p>
          </table:table-cell>
          <table:table-cell table:formula="of:=&quot;&amp; $&quot; &amp; ROUND([.E28]) &amp;&quot;(&quot;&amp;ROUND([.E26])&amp;&quot;)$&quot;" office:value-type="string" office:string-value="&amp; $1188(310)$" calcext:value-type="string">
            <text:p>&amp; $1188(310)$</text:p>
          </table:table-cell>
          <table:table-cell table:formula="of:=&quot;&amp; $&quot; &amp; ROUND([.F28]) &amp;&quot;(&quot;&amp;ROUND([.F26])&amp;&quot;)$&quot;" office:value-type="string" office:string-value="&amp; $496(515)$" calcext:value-type="string">
            <text:p>&amp; $496(515)$</text:p>
          </table:table-cell>
          <table:table-cell table:formula="of:=&quot;&amp; $&quot; &amp; ROUND([.G28]) &amp;&quot;(&quot;&amp;ROUND([.G26])&amp;&quot;)$&quot;" office:value-type="string" office:string-value="&amp; $824(367)$" calcext:value-type="string">
            <text:p>&amp; $824(367)$</text:p>
          </table:table-cell>
          <table:table-cell table:formula="of:=&quot;&amp; $&quot; &amp; ROUND([.H28]) &amp;&quot;(&quot;&amp;ROUND([.H26])&amp;&quot;)$&quot;" office:value-type="string" office:string-value="&amp; $2792(741)$" calcext:value-type="string">
            <text:p>&amp; $2792(741)$</text:p>
          </table:table-cell>
          <table:table-cell table:formula="of:=&quot;&amp;$&quot;&amp;ROUND([.H29])&amp;&quot;$&quot;" office:value-type="string" office:string-value="&amp;$1340$" calcext:value-type="string">
            <text:p>&amp;$1340$</text:p>
          </table:table-cell>
          <table:table-cell table:formula="of:=&quot;&amp;$&quot;&amp;ROUND([.H30])&amp;&quot;$&quot;" office:value-type="string" office:string-value="&amp;$4244$" calcext:value-type="string">
            <text:p>&amp;$4244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&quot;&amp; $&quot;&amp;[.D36]&amp;&quot;$&quot;" office:value-type="string" office:string-value="&amp; $464$" calcext:value-type="string">
            <text:p>&amp; $464$</text:p>
          </table:table-cell>
          <table:table-cell table:formula="of:=&quot;&amp; $&quot;&amp;[.E36]&amp;&quot;$&quot;" office:value-type="string" office:string-value="&amp; $1029$" calcext:value-type="string">
            <text:p>&amp; $1029$</text:p>
          </table:table-cell>
          <table:table-cell table:formula="of:=&quot;&amp; $&quot;&amp;[.F36]&amp;&quot;$&quot;" office:value-type="string" office:string-value="&amp; $806$" calcext:value-type="string">
            <text:p>&amp; $806$</text:p>
          </table:table-cell>
          <table:table-cell table:formula="of:=&quot;&amp; $&quot;&amp;[.G36]&amp;&quot;$&quot;" office:value-type="string" office:string-value="&amp; $659$" calcext:value-type="string">
            <text:p>&amp; $659$</text:p>
          </table:table-cell>
          <table:table-cell table:formula="of:=&quot;&amp; $&quot;&amp;[.H36]&amp;&quot;$&quot;" office:value-type="string" office:string-value="&amp; $2958$" calcext:value-type="string">
            <text:p>&amp; $2958$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 school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7" loext:min-decimal-places="7" number:min-integer-digits="1"/>
    </number:number-style>
    <number:date-style style:name="N113" number:title="User-defined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3" loext:min-decimal-places="3" number:min-integer-digits="0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8" loext:min-decimal-places="8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11" loext:min-decimal-places="11" number:min-integer-digits="1"/>
    </number:number-style>
    <number:number-style style:name="N152">
      <number:number number:decimal-places="6" loext:min-decimal-places="6" number:min-integer-digits="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4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6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number-style style:name="N16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5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6" number:title="User-defined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7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8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7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78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79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80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0:10:59.76250202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lan Zajíček</meta:initial-creator>
    <meta:creation-date>2021-04-20T16:25:00Z</meta:creation-date>
    <dc:date>2021-05-05T19:43:57.980743171</dc:date>
    <meta:editing-duration>PT17H23M49S</meta:editing-duration>
    <meta:editing-cycles>46</meta:editing-cycles>
    <meta:document-statistic meta:table-count="8" meta:cell-count="20233" meta:object-count="0"/>
  </office:meta>
</office:document-meta>
</file>